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6mm"/>
    </style:style>
    <style:style style:name="co3" style:family="table-column">
      <style:table-column-properties fo:break-before="auto" style:column-width="60.62mm"/>
    </style:style>
    <style:style style:name="co4" style:family="table-column">
      <style:table-column-properties fo:break-before="auto" style:column-width="74.52mm"/>
    </style:style>
    <style:style style:name="ro1"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4.59mm" fo:break-before="auto" style:use-optimal-row-height="true"/>
    </style:style>
    <style:style style:name="ro5" style:family="table-row">
      <style:table-row-properties style:row-height="20.2mm" fo:break-before="auto" style:use-optimal-row-height="true"/>
    </style:style>
    <style:style style:name="ro6" style:family="table-row">
      <style:table-row-properties style:row-height="78.49mm" fo:break-before="auto" style:use-optimal-row-height="true"/>
    </style:style>
    <style:style style:name="ro7" style:family="table-row">
      <style:table-row-properties style:row-height="14.99mm" fo:break-before="auto" style:use-optimal-row-height="false"/>
    </style:style>
    <style:style style:name="ro8" style:family="table-row">
      <style:table-row-properties style:row-height="8.47mm" fo:break-before="auto" style:use-optimal-row-height="true"/>
    </style:style>
    <style:style style:name="ro9" style:family="table-row">
      <style:table-row-properties style:row-height="31.84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wrap-option="wrap"/>
    </style:style>
    <style:style style:name="ce14"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hrink-to-fit="true"/>
      <style:text-properties fo:hyphenate="false"/>
    </style:style>
    <style:style style:name="ce10"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0"/>
    <style:style style:name="ce3" style:family="table-cell" style:parent-style-name="Default">
      <style:table-cell-properties fo:wrap-option="wrap"/>
      <style:text-properties fo:hyphenate="false"/>
    </style:style>
    <style:style style:name="ce16" style:family="table-cell" style:parent-style-name="Default">
      <style:table-cell-properties fo:wrap-option="wrap"/>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Calculations" table:style-name="ta1">
        <table:shapes>
          <draw:frame draw:z-index="0" draw:style-name="gr1" draw:text-style-name="P1" svg:width="199.72mm" svg:height="89.99mm" svg:x="43.88mm" svg:y="206.77mm">
            <draw:object draw:notify-on-update-of-ranges="Calculations.P3:Calculations.P3 Calculations.P4:Calculations.P244 Calculations.Q3:Calculations.Q3 Calculations.Q4:Calculations.Q244 Calculations.R3:Calculations.R3 Calculations.R4:Calculations.R244" xlink:href="./Object 1" xlink:type="simple" xlink:show="embed" xlink:actuate="onLoad">
              <loext:p/>
            </draw:object>
            <draw:image xlink:href="./ObjectReplacements/Object 1" xlink:type="simple" xlink:show="embed" xlink:actuate="onLoad"/>
          </draw:frame>
        </table:shapes>
        <table:table-column table:style-name="co1" table:number-columns-repeated="2" table:default-cell-style-name="Default"/>
        <table:table-column table:style-name="co1" table:default-cell-style-name="ce7"/>
        <table:table-column table:style-name="co1" table:number-columns-repeated="17" table:default-cell-style-name="Default"/>
        <table:table-row table:style-name="ro1">
          <table:table-cell office:value-type="string" calcext:value-type="string">
            <text:p>Calculations</text:p>
          </table:table-cell>
          <table:table-cell/>
          <table:table-cell table:style-name="Default"/>
          <table:table-cell table:number-columns-repeated="17"/>
        </table:table-row>
        <table:table-row table:style-name="ro1">
          <table:table-cell table:number-columns-repeated="2"/>
          <table:table-cell table:style-name="Default"/>
          <table:table-cell table:number-columns-repeated="17"/>
        </table:table-row>
        <table:table-row table:style-name="ro9">
          <table:table-cell table:style-name="ce1" office:value-type="string" calcext:value-type="string">
            <text:p>Number of months savings</text:p>
          </table:table-cell>
          <table:table-cell table:style-name="ce10" office:value-type="string" calcext:value-type="string">
            <text:p>Savings at start of month ISK</text:p>
          </table:table-cell>
          <table:table-cell table:style-name="ce10" office:value-type="string" calcext:value-type="string">
            <text:p>Yearly tax ISK</text:p>
          </table:table-cell>
          <table:table-cell table:style-name="ce10" office:value-type="string" calcext:value-type="string">
            <text:p>Savings at start of month LV</text:p>
          </table:table-cell>
          <table:table-cell table:style-name="ce10" office:value-type="string" calcext:value-type="string">
            <text:p>Yearly tax LV</text:p>
          </table:table-cell>
          <table:table-cell table:style-name="ce10" office:value-type="string" calcext:value-type="string">
            <text:p>Absolute diff</text:p>
          </table:table-cell>
          <table:table-cell table:style-name="ce10" office:value-type="string" calcext:value-type="string">
            <text:p>Relative diff</text:p>
          </table:table-cell>
          <table:table-cell table:style-name="ce1" office:value-type="string" calcext:value-type="string">
            <text:p>Absolute diff LV-ISK per cumulative month</text:p>
          </table:table-cell>
          <table:table-cell table:style-name="ce1" office:value-type="string" calcext:value-type="string">
            <text:p>Expected liquid savings ISK</text:p>
          </table:table-cell>
          <table:table-cell table:style-name="ce3" office:value-type="string" calcext:value-type="string">
            <text:p>Expected liquid savings LV</text:p>
          </table:table-cell>
          <table:table-cell table:style-name="ce3" office:value-type="string" calcext:value-type="string">
            <text:p>Actual liquid savings ISK</text:p>
          </table:table-cell>
          <table:table-cell table:style-name="ce3" office:value-type="string" calcext:value-type="string">
            <text:p>Actual liquid savings LV</text:p>
          </table:table-cell>
          <table:table-cell table:style-name="ce3" office:value-type="string" calcext:value-type="string">
            <text:p>Extra tax (ISK – LV)</text:p>
          </table:table-cell>
          <table:table-cell table:style-name="ce3" office:value-type="string" calcext:value-type="string">
            <text:p>Extra tax relative gross income</text:p>
          </table:table-cell>
          <table:table-cell table:style-name="ce3" office:value-type="string" calcext:value-type="string">
            <text:p>Probability of being alive at pension, E(V | t &gt; t_p &gt; t_i) = V * P(t&gt;t_p&gt;t_i) = V * (1 – P(t_i &lt; t &lt; t_p)</text:p>
          </table:table-cell>
          <table:table-cell table:style-name="ce3" office:value-type="string" calcext:value-type="string">
            <text:p>Current capital per life expectancy ISK</text:p>
          </table:table-cell>
          <table:table-cell table:style-name="ce3" office:value-type="string" calcext:value-type="string">
            <text:p>Current capital per life expectancy LV</text:p>
          </table:table-cell>
          <table:table-cell table:style-name="ce3" office:value-type="string" calcext:value-type="string">
            <text:p>Total difference with respect to life expectancy after pension</text:p>
          </table:table-cell>
          <table:table-cell table:style-name="ce3" table:number-columns-repeated="2"/>
        </table:table-row>
        <table:table-row table:style-name="ro1">
          <table:table-cell table:number-columns-repeated="2" office:value-type="float" office:value="0" calcext:value-type="float">
            <text:p>0</text:p>
          </table:table-cell>
          <table:table-cell table:style-name="Default" office:value-type="float" office:value="0" calcext:value-type="float">
            <text:p>0</text:p>
          </table:table-cell>
          <table:table-cell table:number-columns-repeated="5" office:value-type="float" office:value="0" calcext:value-type="float">
            <text:p>0</text:p>
          </table:table-cell>
          <table:table-cell table:formula="of:=[.$B4]" office:value-type="float" office:value="0" calcext:value-type="float">
            <text:p>0</text:p>
          </table:table-cell>
          <table:table-cell table:formula="of:=[.$D4]*(1-[.$O4])" office:value-type="float" office:value="0" calcext:value-type="float">
            <text:p>0</text:p>
          </table:table-cell>
          <table:table-cell table:formula="of:=[.$B4]" office:value-type="float" office:value="0" calcext:value-type="float">
            <text:p>0</text:p>
          </table:table-cell>
          <table:table-cell table:formula="of:=IF(FLOOR([.$A4]/12; 1) + 1 &gt;= [$Parameters.$K$70] - [$Parameters.$K$22]; [.$D4] ; 0)" office:value-type="float" office:value="0" calcext:value-type="float">
            <text:p>0</text:p>
          </table:table-cell>
          <table:table-cell table:formula="of:=([$Parameters.$D$4]-[$Parameters.$C$4])*[.$A4]" office:value-type="float" office:value="0" calcext:value-type="float">
            <text:p>0</text:p>
          </table:table-cell>
          <table:table-cell table:formula="of:=[.$M4]" office:value-type="float" office:value="0" calcext:value-type="float">
            <text:p>0</text:p>
          </table:table-cell>
          <table:table-cell table:formula="of:=SUM(INDIRECT( CELL(&quot;address&quot;;  INDEX([$Parameters.$L$22:$Parameters.$L$74];  FLOOR([.$A4]/12; 1) + 1;0))&amp;&quot;:&quot;&amp;CELL(&quot;address&quot;; [$Parameters.$L$70])))" office:value-type="float" office:value="0.296261" calcext:value-type="float">
            <text:p>0.296261</text:p>
          </table:table-cell>
          <table:table-cell table:formula="of:=[.$I4]/INDEX([$Parameters.$M$22:$Parameters.$M$120];  FLOOR([.$A4]/12; 1) + 1;0)" office:value-type="float" office:value="0" calcext:value-type="float">
            <text:p>0</text:p>
          </table:table-cell>
          <table:table-cell table:formula="of:=[.$J4]/ INDEX([$Parameters.$M$22:$Parameters.$M$120];  FLOOR([.$A4]/12; 1) + 1;0)" office:value-type="float" office:value="0" calcext:value-type="float">
            <text:p>0</text:p>
          </table:table-cell>
          <table:table-cell table:formula="of:=([.$Q4]-[.$P4])*[$Parameters.$M$70]" office:value-type="float" office:value="0" calcext:value-type="float">
            <text:p>0</text:p>
          </table:table-cell>
          <table:table-cell table:number-columns-repeated="2"/>
        </table:table-row>
        <table:table-row table:style-name="ro1">
          <table:table-cell office:value-type="float" office:value="1" calcext:value-type="float">
            <text:p>1</text:p>
          </table:table-cell>
          <table:table-cell table:formula="of:=[$Parameters.$C$4]" office:value-type="float" office:value="377.5" calcext:value-type="float">
            <text:p>377.5</text:p>
          </table:table-cell>
          <table:table-cell table:style-name="Default" table:formula="of:=[.$B5]/4*(1+[$Parameters.$E$4])*[$Parameters.$F$4]" office:value-type="float" office:value="35.334" calcext:value-type="float">
            <text:p>35.334</text:p>
          </table:table-cell>
          <table:table-cell table:formula="of:=[$Parameters.$D$4]" office:value-type="float" office:value="528.5" calcext:value-type="float">
            <text:p>528.5</text:p>
          </table:table-cell>
          <table:table-cell office:value-type="float" office:value="0" calcext:value-type="float">
            <text:p>0</text:p>
          </table:table-cell>
          <table:table-cell table:formula="of:=[.$D5]-[.$B5]" office:value-type="float" office:value="151" calcext:value-type="float">
            <text:p>151</text:p>
          </table:table-cell>
          <table:table-cell table:formula="of:=[.$F5]/[.$B5]" office:value-type="float" office:value="0.4" calcext:value-type="float">
            <text:p>0.4</text:p>
          </table:table-cell>
          <table:table-cell table:formula="of:=[.$F5]/[.$A5]" office:value-type="float" office:value="151" calcext:value-type="float">
            <text:p>151</text:p>
          </table:table-cell>
          <table:table-cell table:formula="of:=[.$B5]" office:value-type="float" office:value="377.5" calcext:value-type="float">
            <text:p>377.5</text:p>
          </table:table-cell>
          <table:table-cell table:formula="of:=[.$D5]*(1-[.$O5])" office:value-type="float" office:value="371.9260615" calcext:value-type="float">
            <text:p>371.9260615</text:p>
          </table:table-cell>
          <table:table-cell table:formula="of:=[.$B5]" office:value-type="float" office:value="377.5" calcext:value-type="float">
            <text:p>377.5</text:p>
          </table:table-cell>
          <table:table-cell table:formula="of:=IF(FLOOR([.$A5]/12; 1) + 1 &gt;= [$Parameters.$K$70] - [$Parameters.$K$22]; [.$D5] ; 0)" office:value-type="float" office:value="0" calcext:value-type="float">
            <text:p>0</text:p>
          </table:table-cell>
          <table:table-cell table:formula="of:=([$Parameters.$D$4]-[$Parameters.$C$4])*[.$A5]" office:value-type="float" office:value="151" calcext:value-type="float">
            <text:p>151</text:p>
          </table:table-cell>
          <table:table-cell table:formula="of:=[.$M5]/([$Parameters.A$4]*[.$A5])" office:value-type="float" office:value="0.00290384615384615" calcext:value-type="float">
            <text:p>0.002903846153846</text:p>
          </table:table-cell>
          <table:table-cell table:formula="of:=SUM(INDIRECT( CELL(&quot;address&quot;;  INDEX([$Parameters.$L$22:$Parameters.$L$74];  FLOOR([.$A5]/12; 1) + 1;0))&amp;&quot;:&quot;&amp;CELL(&quot;address&quot;; [$Parameters.$L$70])))" office:value-type="float" office:value="0.296261" calcext:value-type="float">
            <text:p>0.296261</text:p>
          </table:table-cell>
          <table:table-cell table:formula="of:=[.$I5]/INDEX([$Parameters.$M$22:$Parameters.$M$120];  FLOOR([.$A5]/12; 1) + 1;0)" office:value-type="float" office:value="6.6414496833216" calcext:value-type="float">
            <text:p>6.6414496833216</text:p>
          </table:table-cell>
          <table:table-cell table:formula="of:=[.$J5]/ INDEX([$Parameters.$M$22:$Parameters.$M$120];  FLOOR([.$A5]/12; 1) + 1;0)" office:value-type="float" office:value="6.54338602216749" calcext:value-type="float">
            <text:p>6.54338602216749</text:p>
          </table:table-cell>
          <table:table-cell table:formula="of:=([.$Q5]-[.$P5])*[$Parameters.$M$70]" office:value-type="float" office:value="-1.59451513036593" calcext:value-type="float">
            <text:p>-1.59451513036593</text:p>
          </table:table-cell>
          <table:table-cell table:number-columns-repeated="2"/>
        </table:table-row>
        <table:table-row table:style-name="ro1">
          <table:table-cell office:value-type="float" office:value="2" calcext:value-type="float">
            <text:p>2</text:p>
          </table:table-cell>
          <table:table-cell table:formula="of:=([.$B5]-[.$C5])*POWER(1+[$Parameters.$H$4];1/12)+[$Parameters.$C$4]" office:value-type="float" office:value="723.422589856383" calcext:value-type="float">
            <text:p>723.422589856383</text:p>
          </table:table-cell>
          <table:table-cell table:style-name="Default" table:formula="of:=IF(MOD([.$A17];12)=1; 0; 0)" office:value-type="float" office:value="0" calcext:value-type="float">
            <text:p>0</text:p>
          </table:table-cell>
          <table:table-cell table:formula="of:=([.$D5]-[.$E5])*POWER(1+[$Parameters.$I$4];1/12)+[$Parameters.$D$4]" office:value-type="float" office:value="1059.15317441966" calcext:value-type="float">
            <text:p>1059.15317441966</text:p>
          </table:table-cell>
          <table:table-cell office:value-type="float" office:value="0" calcext:value-type="float">
            <text:p>0</text:p>
          </table:table-cell>
          <table:table-cell table:formula="of:=[.$D6]-[.$B6]" office:value-type="float" office:value="335.730584563275" calcext:value-type="float">
            <text:p>335.730584563275</text:p>
          </table:table-cell>
          <table:table-cell table:formula="of:=[.$F6]/[.$B6]" office:value-type="float" office:value="0.464086398836295" calcext:value-type="float">
            <text:p>0.464086398836295</text:p>
          </table:table-cell>
          <table:table-cell table:formula="of:=[.$F6]/[.$A6]" office:value-type="float" office:value="167.865292281638" calcext:value-type="float">
            <text:p>167.865292281638</text:p>
          </table:table-cell>
          <table:table-cell table:formula="of:=[.$B6]" office:value-type="float" office:value="723.422589856383" calcext:value-type="float">
            <text:p>723.422589856383</text:p>
          </table:table-cell>
          <table:table-cell table:formula="of:=[.$D6]*(1-[.$O6])" office:value-type="float" office:value="745.367395812916" calcext:value-type="float">
            <text:p>745.367395812916</text:p>
          </table:table-cell>
          <table:table-cell table:formula="of:=[.$B6]" office:value-type="float" office:value="723.422589856383" calcext:value-type="float">
            <text:p>723.422589856383</text:p>
          </table:table-cell>
          <table:table-cell table:formula="of:=IF(FLOOR([.$A6]/12; 1) + 1 &gt;= [$Parameters.$K$70] - [$Parameters.$K$22]; [.$D6] ; 0)" office:value-type="float" office:value="0" calcext:value-type="float">
            <text:p>0</text:p>
          </table:table-cell>
          <table:table-cell table:formula="of:=([$Parameters.$D$4]-[$Parameters.$C$4])*[.$A6]" office:value-type="float" office:value="302" calcext:value-type="float">
            <text:p>302</text:p>
          </table:table-cell>
          <table:table-cell table:formula="of:=[.$M6]/([$Parameters.A$4]*[.$A6])" office:value-type="float" office:value="0.00290384615384615" calcext:value-type="float">
            <text:p>0.002903846153846</text:p>
          </table:table-cell>
          <table:table-cell table:formula="of:=SUM(INDIRECT( CELL(&quot;address&quot;;  INDEX([$Parameters.$L$22:$Parameters.$L$74];  FLOOR([.$A6]/12; 1) + 1;0))&amp;&quot;:&quot;&amp;CELL(&quot;address&quot;; [$Parameters.$L$70])))" office:value-type="float" office:value="0.296261" calcext:value-type="float">
            <text:p>0.296261</text:p>
          </table:table-cell>
          <table:table-cell table:formula="of:=[.$I6]/INDEX([$Parameters.$M$22:$Parameters.$M$120];  FLOOR([.$A6]/12; 1) + 1;0)" office:value-type="float" office:value="12.7273502789652" calcext:value-type="float">
            <text:p>12.7273502789652</text:p>
          </table:table-cell>
          <table:table-cell table:formula="of:=[.$J6]/ INDEX([$Parameters.$M$22:$Parameters.$M$120];  FLOOR([.$A6]/12; 1) + 1;0)" office:value-type="float" office:value="13.1134306089535" calcext:value-type="float">
            <text:p>13.1134306089535</text:p>
          </table:table-cell>
          <table:table-cell table:formula="of:=([.$Q6]-[.$P6])*[$Parameters.$M$70]" office:value-type="float" office:value="6.27766616560915" calcext:value-type="float">
            <text:p>6.27766616560915</text:p>
          </table:table-cell>
          <table:table-cell table:number-columns-repeated="2"/>
        </table:table-row>
        <table:table-row table:style-name="ro1">
          <table:table-cell office:value-type="float" office:value="3" calcext:value-type="float">
            <text:p>3</text:p>
          </table:table-cell>
          <table:table-cell table:formula="of:=([.$B6]-[.$C6])*POWER(1+[$Parameters.$H$4];1/12)+[$Parameters.$C$4]" office:value-type="float" office:value="1108.86493936783" calcext:value-type="float">
            <text:p>1108.86493936783</text:p>
          </table:table-cell>
          <table:table-cell table:style-name="Default" table:formula="of:=IF(MOD([.$A18];12)=1; 0; 0)" office:value-type="float" office:value="0" calcext:value-type="float">
            <text:p>0</text:p>
          </table:table-cell>
          <table:table-cell table:formula="of:=([.$D6]-[.$E6])*POWER(1+[$Parameters.$I$4];1/12)+[$Parameters.$D$4]" office:value-type="float" office:value="1591.96829555809" calcext:value-type="float">
            <text:p>1591.96829555809</text:p>
          </table:table-cell>
          <table:table-cell office:value-type="float" office:value="0" calcext:value-type="float">
            <text:p>0</text:p>
          </table:table-cell>
          <table:table-cell table:formula="of:=[.$D7]-[.$B7]" office:value-type="float" office:value="483.10335619026" calcext:value-type="float">
            <text:p>483.10335619026</text:p>
          </table:table-cell>
          <table:table-cell table:formula="of:=[.$F7]/[.$B7]" office:value-type="float" office:value="0.43567375884901" calcext:value-type="float">
            <text:p>0.43567375884901</text:p>
          </table:table-cell>
          <table:table-cell table:formula="of:=[.$F7]/[.$A7]" office:value-type="float" office:value="161.03445206342" calcext:value-type="float">
            <text:p>161.03445206342</text:p>
          </table:table-cell>
          <table:table-cell table:formula="of:=[.$B7]" office:value-type="float" office:value="1108.86493936783" calcext:value-type="float">
            <text:p>1108.86493936783</text:p>
          </table:table-cell>
          <table:table-cell table:formula="of:=[.$D7]*(1-[.$O7])" office:value-type="float" office:value="1120.33017634775" calcext:value-type="float">
            <text:p>1120.33017634775</text:p>
          </table:table-cell>
          <table:table-cell table:formula="of:=[.$B7]" office:value-type="float" office:value="1108.86493936783" calcext:value-type="float">
            <text:p>1108.86493936783</text:p>
          </table:table-cell>
          <table:table-cell table:formula="of:=IF(FLOOR([.$A7]/12; 1) + 1 &gt;= [$Parameters.$K$70] - [$Parameters.$K$22]; [.$D7] ; 0)" office:value-type="float" office:value="0" calcext:value-type="float">
            <text:p>0</text:p>
          </table:table-cell>
          <table:table-cell table:formula="of:=([$Parameters.$D$4]-[$Parameters.$C$4])*[.$A7]" office:value-type="float" office:value="453" calcext:value-type="float">
            <text:p>453</text:p>
          </table:table-cell>
          <table:table-cell table:formula="of:=[.$M7]/([$Parameters.A$4]*[.$A7])" office:value-type="float" office:value="0.00290384615384615" calcext:value-type="float">
            <text:p>0.002903846153846</text:p>
          </table:table-cell>
          <table:table-cell table:formula="of:=SUM(INDIRECT( CELL(&quot;address&quot;;  INDEX([$Parameters.$L$22:$Parameters.$L$74];  FLOOR([.$A7]/12; 1) + 1;0))&amp;&quot;:&quot;&amp;CELL(&quot;address&quot;; [$Parameters.$L$70])))" office:value-type="float" office:value="0.296261" calcext:value-type="float">
            <text:p>0.296261</text:p>
          </table:table-cell>
          <table:table-cell table:formula="of:=[.$I7]/INDEX([$Parameters.$M$22:$Parameters.$M$120];  FLOOR([.$A7]/12; 1) + 1;0)" office:value-type="float" office:value="19.5085316567176" calcext:value-type="float">
            <text:p>19.5085316567176</text:p>
          </table:table-cell>
          <table:table-cell table:formula="of:=[.$J7]/ INDEX([$Parameters.$M$22:$Parameters.$M$120];  FLOOR([.$A7]/12; 1) + 1;0)" office:value-type="float" office:value="19.7102423706501" calcext:value-type="float">
            <text:p>19.7102423706501</text:p>
          </table:table-cell>
          <table:table-cell table:formula="of:=([.$Q7]-[.$P7])*[$Parameters.$M$70]" office:value-type="float" office:value="3.27981620854319" calcext:value-type="float">
            <text:p>3.27981620854319</text:p>
          </table:table-cell>
          <table:table-cell table:number-columns-repeated="2"/>
        </table:table-row>
        <table:table-row table:style-name="ro1">
          <table:table-cell office:value-type="float" office:value="4" calcext:value-type="float">
            <text:p>4</text:p>
          </table:table-cell>
          <table:table-cell table:formula="of:=([.$B7]-[.$C7])*POWER(1+[$Parameters.$H$4];1/12)+[$Parameters.$C$4]" office:value-type="float" office:value="1498.53900336989" calcext:value-type="float">
            <text:p>1498.53900336989</text:p>
          </table:table-cell>
          <table:table-cell table:style-name="Default" table:formula="of:=IF(MOD([.$A19];12)=1; 0; 0)" office:value-type="float" office:value="0" calcext:value-type="float">
            <text:p>0</text:p>
          </table:table-cell>
          <table:table-cell table:formula="of:=([.$D7]-[.$E7])*POWER(1+[$Parameters.$I$4];1/12)+[$Parameters.$D$4]" office:value-type="float" office:value="2126.95417145384" calcext:value-type="float">
            <text:p>2126.95417145384</text:p>
          </table:table-cell>
          <table:table-cell office:value-type="float" office:value="0" calcext:value-type="float">
            <text:p>0</text:p>
          </table:table-cell>
          <table:table-cell table:formula="of:=[.$D8]-[.$B8]" office:value-type="float" office:value="628.41516808395" calcext:value-type="float">
            <text:p>628.41516808395</text:p>
          </table:table-cell>
          <table:table-cell table:formula="of:=[.$F8]/[.$B8]" office:value-type="float" office:value="0.419351893191157" calcext:value-type="float">
            <text:p>0.419351893191157</text:p>
          </table:table-cell>
          <table:table-cell table:formula="of:=[.$F8]/[.$A8]" office:value-type="float" office:value="157.103792020988" calcext:value-type="float">
            <text:p>157.103792020988</text:p>
          </table:table-cell>
          <table:table-cell table:formula="of:=[.$B8]" office:value-type="float" office:value="1498.53900336989" calcext:value-type="float">
            <text:p>1498.53900336989</text:p>
          </table:table-cell>
          <table:table-cell table:formula="of:=[.$D8]*(1-[.$O8])" office:value-type="float" office:value="1496.82060166475" calcext:value-type="float">
            <text:p>1496.82060166475</text:p>
          </table:table-cell>
          <table:table-cell table:formula="of:=[.$B8]" office:value-type="float" office:value="1498.53900336989" calcext:value-type="float">
            <text:p>1498.53900336989</text:p>
          </table:table-cell>
          <table:table-cell table:formula="of:=IF(FLOOR([.$A8]/12; 1) + 1 &gt;= [$Parameters.$K$70] - [$Parameters.$K$22]; [.$D8] ; 0)" office:value-type="float" office:value="0" calcext:value-type="float">
            <text:p>0</text:p>
          </table:table-cell>
          <table:table-cell table:formula="of:=([$Parameters.$D$4]-[$Parameters.$C$4])*[.$A8]" office:value-type="float" office:value="604" calcext:value-type="float">
            <text:p>604</text:p>
          </table:table-cell>
          <table:table-cell table:formula="of:=[.$M8]/([$Parameters.A$4]*[.$A8])" office:value-type="float" office:value="0.00290384615384615" calcext:value-type="float">
            <text:p>0.002903846153846</text:p>
          </table:table-cell>
          <table:table-cell table:formula="of:=SUM(INDIRECT( CELL(&quot;address&quot;;  INDEX([$Parameters.$L$22:$Parameters.$L$74];  FLOOR([.$A8]/12; 1) + 1;0))&amp;&quot;:&quot;&amp;CELL(&quot;address&quot;; [$Parameters.$L$70])))" office:value-type="float" office:value="0.296261" calcext:value-type="float">
            <text:p>0.296261</text:p>
          </table:table-cell>
          <table:table-cell table:formula="of:=[.$I8]/INDEX([$Parameters.$M$22:$Parameters.$M$120];  FLOOR([.$A8]/12; 1) + 1;0)" office:value-type="float" office:value="26.3641626208636" calcext:value-type="float">
            <text:p>26.3641626208636</text:p>
          </table:table-cell>
          <table:table-cell table:formula="of:=[.$J8]/ INDEX([$Parameters.$M$22:$Parameters.$M$120];  FLOOR([.$A8]/12; 1) + 1;0)" office:value-type="float" office:value="26.3339303600414" calcext:value-type="float">
            <text:p>26.3339303600414</text:p>
          </table:table-cell>
          <table:table-cell table:formula="of:=([.$Q8]-[.$P8])*[$Parameters.$M$70]" office:value-type="float" office:value="-0.491576560969017" calcext:value-type="float">
            <text:p>-0.491576560969017</text:p>
          </table:table-cell>
          <table:table-cell table:number-columns-repeated="2"/>
        </table:table-row>
        <table:table-row table:style-name="ro1">
          <table:table-cell office:value-type="float" office:value="5" calcext:value-type="float">
            <text:p>5</text:p>
          </table:table-cell>
          <table:table-cell table:formula="of:=([.$B8]-[.$C8])*POWER(1+[$Parameters.$H$4];1/12)+[$Parameters.$C$4]" office:value-type="float" office:value="1892.49124122944" calcext:value-type="float">
            <text:p>1892.49124122944</text:p>
          </table:table-cell>
          <table:table-cell table:style-name="Default" table:formula="of:=IF(MOD([.$A20];12)=1; 0; 0)" office:value-type="float" office:value="0" calcext:value-type="float">
            <text:p>0</text:p>
          </table:table-cell>
          <table:table-cell table:formula="of:=([.$D8]-[.$E8])*POWER(1+[$Parameters.$I$4];1/12)+[$Parameters.$D$4]" office:value-type="float" office:value="2664.11964603049" calcext:value-type="float">
            <text:p>2664.11964603049</text:p>
          </table:table-cell>
          <table:table-cell office:value-type="float" office:value="0" calcext:value-type="float">
            <text:p>0</text:p>
          </table:table-cell>
          <table:table-cell table:formula="of:=[.$D9]-[.$B9]" office:value-type="float" office:value="771.628404801042" calcext:value-type="float">
            <text:p>771.628404801042</text:p>
          </table:table-cell>
          <table:table-cell table:formula="of:=[.$F9]/[.$B9]" office:value-type="float" office:value="0.407731559327989" calcext:value-type="float">
            <text:p>0.407731559327989</text:p>
          </table:table-cell>
          <table:table-cell table:formula="of:=[.$F9]/[.$A9]" office:value-type="float" office:value="154.325680960208" calcext:value-type="float">
            <text:p>154.325680960208</text:p>
          </table:table-cell>
          <table:table-cell table:formula="of:=[.$B9]" office:value-type="float" office:value="1892.49124122944" calcext:value-type="float">
            <text:p>1892.49124122944</text:p>
          </table:table-cell>
          <table:table-cell table:formula="of:=[.$D9]*(1-[.$O9])" office:value-type="float" office:value="1874.84489557785" calcext:value-type="float">
            <text:p>1874.84489557785</text:p>
          </table:table-cell>
          <table:table-cell table:formula="of:=[.$B9]" office:value-type="float" office:value="1892.49124122944" calcext:value-type="float">
            <text:p>1892.49124122944</text:p>
          </table:table-cell>
          <table:table-cell table:formula="of:=IF(FLOOR([.$A9]/12; 1) + 1 &gt;= [$Parameters.$K$70] - [$Parameters.$K$22]; [.$D9] ; 0)" office:value-type="float" office:value="0" calcext:value-type="float">
            <text:p>0</text:p>
          </table:table-cell>
          <table:table-cell table:formula="of:=([$Parameters.$D$4]-[$Parameters.$C$4])*[.$A9]" office:value-type="float" office:value="755" calcext:value-type="float">
            <text:p>755</text:p>
          </table:table-cell>
          <table:table-cell table:formula="of:=[.$M9]/([$Parameters.A$4]*[.$A9])" office:value-type="float" office:value="0.00290384615384615" calcext:value-type="float">
            <text:p>0.002903846153846</text:p>
          </table:table-cell>
          <table:table-cell table:formula="of:=SUM(INDIRECT( CELL(&quot;address&quot;;  INDEX([$Parameters.$L$22:$Parameters.$L$74];  FLOOR([.$A9]/12; 1) + 1;0))&amp;&quot;:&quot;&amp;CELL(&quot;address&quot;; [$Parameters.$L$70])))" office:value-type="float" office:value="0.296261" calcext:value-type="float">
            <text:p>0.296261</text:p>
          </table:table-cell>
          <table:table-cell table:formula="of:=[.$I9]/INDEX([$Parameters.$M$22:$Parameters.$M$120];  FLOOR([.$A9]/12; 1) + 1;0)" office:value-type="float" office:value="33.2950605423899" calcext:value-type="float">
            <text:p>33.2950605423899</text:p>
          </table:table-cell>
          <table:table-cell table:formula="of:=[.$J9]/ INDEX([$Parameters.$M$22:$Parameters.$M$120];  FLOOR([.$A9]/12; 1) + 1;0)" office:value-type="float" office:value="32.9846040742056" calcext:value-type="float">
            <text:p>32.9846040742056</text:p>
          </table:table-cell>
          <table:table-cell table:formula="of:=([.$Q9]-[.$P9])*[$Parameters.$M$70]" office:value-type="float" office:value="-5.0480221726767" calcext:value-type="float">
            <text:p>-5.0480221726767</text:p>
          </table:table-cell>
          <table:table-cell table:number-columns-repeated="2"/>
        </table:table-row>
        <table:table-row table:style-name="ro1">
          <table:table-cell office:value-type="float" office:value="6" calcext:value-type="float">
            <text:p>6</text:p>
          </table:table-cell>
          <table:table-cell table:formula="of:=([.$B9]-[.$C9])*POWER(1+[$Parameters.$H$4];1/12)+[$Parameters.$C$4]" office:value-type="float" office:value="2290.7686223839" calcext:value-type="float">
            <text:p>2290.7686223839</text:p>
          </table:table-cell>
          <table:table-cell table:style-name="Default" table:formula="of:=IF(MOD([.$A21];12)=1; 0; 0)" office:value-type="float" office:value="0" calcext:value-type="float">
            <text:p>0</text:p>
          </table:table-cell>
          <table:table-cell table:formula="of:=([.$D9]-[.$E9])*POWER(1+[$Parameters.$I$4];1/12)+[$Parameters.$D$4]" office:value-type="float" office:value="3203.47359924286" calcext:value-type="float">
            <text:p>3203.47359924286</text:p>
          </table:table-cell>
          <table:table-cell office:value-type="float" office:value="0" calcext:value-type="float">
            <text:p>0</text:p>
          </table:table-cell>
          <table:table-cell table:formula="of:=[.$D10]-[.$B10]" office:value-type="float" office:value="912.704976858962" calcext:value-type="float">
            <text:p>912.704976858962</text:p>
          </table:table-cell>
          <table:table-cell table:formula="of:=[.$F10]/[.$B10]" office:value-type="float" office:value="0.398427395914455" calcext:value-type="float">
            <text:p>0.398427395914455</text:p>
          </table:table-cell>
          <table:table-cell table:formula="of:=[.$F10]/[.$A10]" office:value-type="float" office:value="152.11749614316" calcext:value-type="float">
            <text:p>152.11749614316</text:p>
          </table:table-cell>
          <table:table-cell table:formula="of:=[.$B10]" office:value-type="float" office:value="2290.7686223839" calcext:value-type="float">
            <text:p>2290.7686223839</text:p>
          </table:table-cell>
          <table:table-cell table:formula="of:=[.$D10]*(1-[.$O10])" office:value-type="float" office:value="2254.40930725757" calcext:value-type="float">
            <text:p>2254.40930725757</text:p>
          </table:table-cell>
          <table:table-cell table:formula="of:=[.$B10]" office:value-type="float" office:value="2290.7686223839" calcext:value-type="float">
            <text:p>2290.7686223839</text:p>
          </table:table-cell>
          <table:table-cell table:formula="of:=IF(FLOOR([.$A10]/12; 1) + 1 &gt;= [$Parameters.$K$70] - [$Parameters.$K$22]; [.$D10] ; 0)" office:value-type="float" office:value="0" calcext:value-type="float">
            <text:p>0</text:p>
          </table:table-cell>
          <table:table-cell table:formula="of:=([$Parameters.$D$4]-[$Parameters.$C$4])*[.$A10]" office:value-type="float" office:value="906" calcext:value-type="float">
            <text:p>906</text:p>
          </table:table-cell>
          <table:table-cell table:formula="of:=[.$M10]/([$Parameters.A$4]*[.$A10])" office:value-type="float" office:value="0.00290384615384615" calcext:value-type="float">
            <text:p>0.002903846153846</text:p>
          </table:table-cell>
          <table:table-cell table:formula="of:=SUM(INDIRECT( CELL(&quot;address&quot;;  INDEX([$Parameters.$L$22:$Parameters.$L$74];  FLOOR([.$A10]/12; 1) + 1;0))&amp;&quot;:&quot;&amp;CELL(&quot;address&quot;; [$Parameters.$L$70])))" office:value-type="float" office:value="0.296261" calcext:value-type="float">
            <text:p>0.296261</text:p>
          </table:table-cell>
          <table:table-cell table:formula="of:=[.$I10]/INDEX([$Parameters.$M$22:$Parameters.$M$120];  FLOOR([.$A10]/12; 1) + 1;0)" office:value-type="float" office:value="40.3020517660785" calcext:value-type="float">
            <text:p>40.3020517660785</text:p>
          </table:table-cell>
          <table:table-cell table:formula="of:=[.$J10]/ INDEX([$Parameters.$M$22:$Parameters.$M$120];  FLOOR([.$A10]/12; 1) + 1;0)" office:value-type="float" office:value="39.6623734563261" calcext:value-type="float">
            <text:p>39.6623734563261</text:p>
          </table:table-cell>
          <table:table-cell table:formula="of:=([.$Q10]-[.$P10])*[$Parameters.$M$70]" office:value-type="float" office:value="-10.4011693165743" calcext:value-type="float">
            <text:p>-10.4011693165743</text:p>
          </table:table-cell>
          <table:table-cell table:number-columns-repeated="2"/>
        </table:table-row>
        <table:table-row table:style-name="ro1">
          <table:table-cell office:value-type="float" office:value="7" calcext:value-type="float">
            <text:p>7</text:p>
          </table:table-cell>
          <table:table-cell table:formula="of:=([.$B10]-[.$C10])*POWER(1+[$Parameters.$H$4];1/12)+[$Parameters.$C$4]" office:value-type="float" office:value="2693.41863194116" calcext:value-type="float">
            <text:p>2693.41863194116</text:p>
          </table:table-cell>
          <table:table-cell table:style-name="Default" table:formula="of:=IF(MOD([.$A22];12)=1; 0; 0)" office:value-type="float" office:value="0" calcext:value-type="float">
            <text:p>0</text:p>
          </table:table-cell>
          <table:table-cell table:formula="of:=([.$D10]-[.$E10])*POWER(1+[$Parameters.$I$4];1/12)+[$Parameters.$D$4]" office:value-type="float" office:value="3745.02494722383" calcext:value-type="float">
            <text:p>3745.02494722383</text:p>
          </table:table-cell>
          <table:table-cell office:value-type="float" office:value="0" calcext:value-type="float">
            <text:p>0</text:p>
          </table:table-cell>
          <table:table-cell table:formula="of:=[.$D11]-[.$B11]" office:value-type="float" office:value="1051.60631528267" calcext:value-type="float">
            <text:p>1051.60631528267</text:p>
          </table:table-cell>
          <table:table-cell table:formula="of:=[.$F11]/[.$B11]" office:value-type="float" office:value="0.390435524137135" calcext:value-type="float">
            <text:p>0.390435524137135</text:p>
          </table:table-cell>
          <table:table-cell table:formula="of:=[.$F11]/[.$A11]" office:value-type="float" office:value="150.22947361181" calcext:value-type="float">
            <text:p>150.22947361181</text:p>
          </table:table-cell>
          <table:table-cell table:formula="of:=[.$B11]" office:value-type="float" office:value="2693.41863194116" calcext:value-type="float">
            <text:p>2693.41863194116</text:p>
          </table:table-cell>
          <table:table-cell table:formula="of:=[.$D11]*(1-[.$O11])" office:value-type="float" office:value="2635.52011133435" calcext:value-type="float">
            <text:p>2635.52011133435</text:p>
          </table:table-cell>
          <table:table-cell table:formula="of:=[.$B11]" office:value-type="float" office:value="2693.41863194116" calcext:value-type="float">
            <text:p>2693.41863194116</text:p>
          </table:table-cell>
          <table:table-cell table:formula="of:=IF(FLOOR([.$A11]/12; 1) + 1 &gt;= [$Parameters.$K$70] - [$Parameters.$K$22]; [.$D11] ; 0)" office:value-type="float" office:value="0" calcext:value-type="float">
            <text:p>0</text:p>
          </table:table-cell>
          <table:table-cell table:formula="of:=([$Parameters.$D$4]-[$Parameters.$C$4])*[.$A11]" office:value-type="float" office:value="1057" calcext:value-type="float">
            <text:p>1057</text:p>
          </table:table-cell>
          <table:table-cell table:formula="of:=[.$M11]/([$Parameters.A$4]*[.$A11])" office:value-type="float" office:value="0.00290384615384615" calcext:value-type="float">
            <text:p>0.002903846153846</text:p>
          </table:table-cell>
          <table:table-cell table:formula="of:=SUM(INDIRECT( CELL(&quot;address&quot;;  INDEX([$Parameters.$L$22:$Parameters.$L$74];  FLOOR([.$A11]/12; 1) + 1;0))&amp;&quot;:&quot;&amp;CELL(&quot;address&quot;; [$Parameters.$L$70])))" office:value-type="float" office:value="0.296261" calcext:value-type="float">
            <text:p>0.296261</text:p>
          </table:table-cell>
          <table:table-cell table:formula="of:=[.$I11]/INDEX([$Parameters.$M$22:$Parameters.$M$120];  FLOOR([.$A11]/12; 1) + 1;0)" office:value-type="float" office:value="47.3859717090281" calcext:value-type="float">
            <text:p>47.3859717090281</text:p>
          </table:table-cell>
          <table:table-cell table:formula="of:=[.$J11]/ INDEX([$Parameters.$M$22:$Parameters.$M$120];  FLOOR([.$A11]/12; 1) + 1;0)" office:value-type="float" office:value="46.3673488975079" calcext:value-type="float">
            <text:p>46.3673488975079</text:p>
          </table:table-cell>
          <table:table-cell table:formula="of:=([.$Q11]-[.$P11])*[$Parameters.$M$70]" office:value-type="float" office:value="-16.562806915318" calcext:value-type="float">
            <text:p>-16.562806915318</text:p>
          </table:table-cell>
          <table:table-cell table:number-columns-repeated="2"/>
        </table:table-row>
        <table:table-row table:style-name="ro1">
          <table:table-cell office:value-type="float" office:value="8" calcext:value-type="float">
            <text:p>8</text:p>
          </table:table-cell>
          <table:table-cell table:formula="of:=([.$B11]-[.$C11])*POWER(1+[$Parameters.$H$4];1/12)+[$Parameters.$C$4]" office:value-type="float" office:value="3100.48927634108" calcext:value-type="float">
            <text:p>3100.48927634108</text:p>
          </table:table-cell>
          <table:table-cell table:style-name="Default" table:formula="of:=IF(MOD([.$A23];12)=1; 0; 0)" office:value-type="float" office:value="0" calcext:value-type="float">
            <text:p>0</text:p>
          </table:table-cell>
          <table:table-cell table:formula="of:=([.$D11]-[.$E11])*POWER(1+[$Parameters.$I$4];1/12)+[$Parameters.$D$4]" office:value-type="float" office:value="4288.78264243167" calcext:value-type="float">
            <text:p>4288.78264243167</text:p>
          </table:table-cell>
          <table:table-cell office:value-type="float" office:value="0" calcext:value-type="float">
            <text:p>0</text:p>
          </table:table-cell>
          <table:table-cell table:formula="of:=[.$D12]-[.$B12]" office:value-type="float" office:value="1188.29336609059" calcext:value-type="float">
            <text:p>1188.29336609059</text:p>
          </table:table-cell>
          <table:table-cell table:formula="of:=[.$F12]/[.$B12]" office:value-type="float" office:value="0.383259950343357" calcext:value-type="float">
            <text:p>0.383259950343357</text:p>
          </table:table-cell>
          <table:table-cell table:formula="of:=[.$F12]/[.$A12]" office:value-type="float" office:value="148.536670761324" calcext:value-type="float">
            <text:p>148.536670761324</text:p>
          </table:table-cell>
          <table:table-cell table:formula="of:=[.$B12]" office:value-type="float" office:value="3100.48927634108" calcext:value-type="float">
            <text:p>3100.48927634108</text:p>
          </table:table-cell>
          <table:table-cell table:formula="of:=[.$D12]*(1-[.$O12])" office:value-type="float" office:value="3018.18360800222" calcext:value-type="float">
            <text:p>3018.18360800222</text:p>
          </table:table-cell>
          <table:table-cell table:formula="of:=[.$B12]" office:value-type="float" office:value="3100.48927634108" calcext:value-type="float">
            <text:p>3100.48927634108</text:p>
          </table:table-cell>
          <table:table-cell table:formula="of:=IF(FLOOR([.$A12]/12; 1) + 1 &gt;= [$Parameters.$K$70] - [$Parameters.$K$22]; [.$D12] ; 0)" office:value-type="float" office:value="0" calcext:value-type="float">
            <text:p>0</text:p>
          </table:table-cell>
          <table:table-cell table:formula="of:=([$Parameters.$D$4]-[$Parameters.$C$4])*[.$A12]" office:value-type="float" office:value="1208" calcext:value-type="float">
            <text:p>1208</text:p>
          </table:table-cell>
          <table:table-cell table:formula="of:=[.$M12]/([$Parameters.A$4]*[.$A12])" office:value-type="float" office:value="0.00290384615384615" calcext:value-type="float">
            <text:p>0.002903846153846</text:p>
          </table:table-cell>
          <table:table-cell table:formula="of:=SUM(INDIRECT( CELL(&quot;address&quot;;  INDEX([$Parameters.$L$22:$Parameters.$L$74];  FLOOR([.$A12]/12; 1) + 1;0))&amp;&quot;:&quot;&amp;CELL(&quot;address&quot;; [$Parameters.$L$70])))" office:value-type="float" office:value="0.296261" calcext:value-type="float">
            <text:p>0.296261</text:p>
          </table:table-cell>
          <table:table-cell table:formula="of:=[.$I12]/INDEX([$Parameters.$M$22:$Parameters.$M$120];  FLOOR([.$A12]/12; 1) + 1;0)" office:value-type="float" office:value="54.5476649602582" calcext:value-type="float">
            <text:p>54.5476649602582</text:p>
          </table:table-cell>
          <table:table-cell table:formula="of:=[.$J12]/ INDEX([$Parameters.$M$22:$Parameters.$M$120];  FLOOR([.$A12]/12; 1) + 1;0)" office:value-type="float" office:value="53.0996412386035" calcext:value-type="float">
            <text:p>53.0996412386035</text:p>
          </table:table-cell>
          <table:table-cell table:formula="of:=([.$Q12]-[.$P12])*[$Parameters.$M$70]" office:value-type="float" office:value="-23.5448657141063" calcext:value-type="float">
            <text:p>-23.5448657141063</text:p>
          </table:table-cell>
          <table:table-cell table:number-columns-repeated="2"/>
        </table:table-row>
        <table:table-row table:style-name="ro1">
          <table:table-cell office:value-type="float" office:value="9" calcext:value-type="float">
            <text:p>9</text:p>
          </table:table-cell>
          <table:table-cell table:formula="of:=([.$B12]-[.$C12])*POWER(1+[$Parameters.$H$4];1/12)+[$Parameters.$C$4]" office:value-type="float" office:value="3512.02908907913" calcext:value-type="float">
            <text:p>3512.02908907913</text:p>
          </table:table-cell>
          <table:table-cell table:style-name="Default" table:formula="of:=IF(MOD([.$A24];12)=1; 0; 0)" office:value-type="float" office:value="0" calcext:value-type="float">
            <text:p>0</text:p>
          </table:table-cell>
          <table:table-cell table:formula="of:=([.$D12]-[.$E12])*POWER(1+[$Parameters.$I$4];1/12)+[$Parameters.$D$4]" office:value-type="float" office:value="4834.7556737981" calcext:value-type="float">
            <text:p>4834.7556737981</text:p>
          </table:table-cell>
          <table:table-cell office:value-type="float" office:value="0" calcext:value-type="float">
            <text:p>0</text:p>
          </table:table-cell>
          <table:table-cell table:formula="of:=[.$D13]-[.$B13]" office:value-type="float" office:value="1322.72658471897" calcext:value-type="float">
            <text:p>1322.72658471897</text:p>
          </table:table-cell>
          <table:table-cell table:formula="of:=[.$F13]/[.$B13]" office:value-type="float" office:value="0.376627456996889" calcext:value-type="float">
            <text:p>0.376627456996889</text:p>
          </table:table-cell>
          <table:table-cell table:formula="of:=[.$F13]/[.$A13]" office:value-type="float" office:value="146.96962052433" calcext:value-type="float">
            <text:p>146.96962052433</text:p>
          </table:table-cell>
          <table:table-cell table:formula="of:=[.$B13]" office:value-type="float" office:value="3512.02908907913" calcext:value-type="float">
            <text:p>3512.02908907913</text:p>
          </table:table-cell>
          <table:table-cell table:formula="of:=[.$D13]*(1-[.$O13])" office:value-type="float" office:value="3402.406123123" calcext:value-type="float">
            <text:p>3402.406123123</text:p>
          </table:table-cell>
          <table:table-cell table:formula="of:=[.$B13]" office:value-type="float" office:value="3512.02908907913" calcext:value-type="float">
            <text:p>3512.02908907913</text:p>
          </table:table-cell>
          <table:table-cell table:formula="of:=IF(FLOOR([.$A13]/12; 1) + 1 &gt;= [$Parameters.$K$70] - [$Parameters.$K$22]; [.$D13] ; 0)" office:value-type="float" office:value="0" calcext:value-type="float">
            <text:p>0</text:p>
          </table:table-cell>
          <table:table-cell table:formula="of:=([$Parameters.$D$4]-[$Parameters.$C$4])*[.$A13]" office:value-type="float" office:value="1359" calcext:value-type="float">
            <text:p>1359</text:p>
          </table:table-cell>
          <table:table-cell table:formula="of:=[.$M13]/([$Parameters.A$4]*[.$A13])" office:value-type="float" office:value="0.00290384615384615" calcext:value-type="float">
            <text:p>0.002903846153846</text:p>
          </table:table-cell>
          <table:table-cell table:formula="of:=SUM(INDIRECT( CELL(&quot;address&quot;;  INDEX([$Parameters.$L$22:$Parameters.$L$74];  FLOOR([.$A13]/12; 1) + 1;0))&amp;&quot;:&quot;&amp;CELL(&quot;address&quot;; [$Parameters.$L$70])))" office:value-type="float" office:value="0.296261" calcext:value-type="float">
            <text:p>0.296261</text:p>
          </table:table-cell>
          <table:table-cell table:formula="of:=[.$I13]/INDEX([$Parameters.$M$22:$Parameters.$M$120];  FLOOR([.$A13]/12; 1) + 1;0)" office:value-type="float" office:value="61.7879853814062" calcext:value-type="float">
            <text:p>61.7879853814062</text:p>
          </table:table-cell>
          <table:table-cell table:formula="of:=[.$J13]/ INDEX([$Parameters.$M$22:$Parameters.$M$120];  FLOOR([.$A13]/12; 1) + 1;0)" office:value-type="float" office:value="59.8593617720444" calcext:value-type="float">
            <text:p>59.8593617720444</text:p>
          </table:table-cell>
          <table:table-cell table:formula="of:=([.$Q13]-[.$P13])*[$Parameters.$M$70]" office:value-type="float" office:value="-31.3594198882231" calcext:value-type="float">
            <text:p>-31.3594198882231</text:p>
          </table:table-cell>
          <table:table-cell table:number-columns-repeated="2"/>
        </table:table-row>
        <table:table-row table:style-name="ro1">
          <table:table-cell office:value-type="float" office:value="10" calcext:value-type="float">
            <text:p>10</text:p>
          </table:table-cell>
          <table:table-cell table:formula="of:=([.$B13]-[.$C13])*POWER(1+[$Parameters.$H$4];1/12)+[$Parameters.$C$4]" office:value-type="float" office:value="3928.08713649283" calcext:value-type="float">
            <text:p>3928.08713649283</text:p>
          </table:table-cell>
          <table:table-cell table:style-name="Default" table:formula="of:=IF(MOD([.$A25];12)=1; 0; 0)" office:value-type="float" office:value="0" calcext:value-type="float">
            <text:p>0</text:p>
          </table:table-cell>
          <table:table-cell table:formula="of:=([.$D13]-[.$E13])*POWER(1+[$Parameters.$I$4];1/12)+[$Parameters.$D$4]" office:value-type="float" office:value="5382.95306687685" calcext:value-type="float">
            <text:p>5382.95306687685</text:p>
          </table:table-cell>
          <table:table-cell office:value-type="float" office:value="0" calcext:value-type="float">
            <text:p>0</text:p>
          </table:table-cell>
          <table:table-cell table:formula="of:=[.$D14]-[.$B14]" office:value-type="float" office:value="1454.86593038402" calcext:value-type="float">
            <text:p>1454.86593038402</text:p>
          </table:table-cell>
          <table:table-cell table:formula="of:=[.$F14]/[.$B14]" office:value-type="float" office:value="0.370375167309295" calcext:value-type="float">
            <text:p>0.370375167309295</text:p>
          </table:table-cell>
          <table:table-cell table:formula="of:=[.$F14]/[.$A14]" office:value-type="float" office:value="145.486593038402" calcext:value-type="float">
            <text:p>145.486593038402</text:p>
          </table:table-cell>
          <table:table-cell table:formula="of:=[.$B14]" office:value-type="float" office:value="3928.08713649283" calcext:value-type="float">
            <text:p>3928.08713649283</text:p>
          </table:table-cell>
          <table:table-cell table:formula="of:=[.$D14]*(1-[.$O14])" office:value-type="float" office:value="3788.19400833085" calcext:value-type="float">
            <text:p>3788.19400833085</text:p>
          </table:table-cell>
          <table:table-cell table:formula="of:=[.$B14]" office:value-type="float" office:value="3928.08713649283" calcext:value-type="float">
            <text:p>3928.08713649283</text:p>
          </table:table-cell>
          <table:table-cell table:formula="of:=IF(FLOOR([.$A14]/12; 1) + 1 &gt;= [$Parameters.$K$70] - [$Parameters.$K$22]; [.$D14] ; 0)" office:value-type="float" office:value="0" calcext:value-type="float">
            <text:p>0</text:p>
          </table:table-cell>
          <table:table-cell table:formula="of:=([$Parameters.$D$4]-[$Parameters.$C$4])*[.$A14]" office:value-type="float" office:value="1510" calcext:value-type="float">
            <text:p>1510</text:p>
          </table:table-cell>
          <table:table-cell table:formula="of:=[.$M14]/([$Parameters.A$4]*[.$A14])" office:value-type="float" office:value="0.00290384615384615" calcext:value-type="float">
            <text:p>0.002903846153846</text:p>
          </table:table-cell>
          <table:table-cell table:formula="of:=SUM(INDIRECT( CELL(&quot;address&quot;;  INDEX([$Parameters.$L$22:$Parameters.$L$74];  FLOOR([.$A14]/12; 1) + 1;0))&amp;&quot;:&quot;&amp;CELL(&quot;address&quot;; [$Parameters.$L$70])))" office:value-type="float" office:value="0.296261" calcext:value-type="float">
            <text:p>0.296261</text:p>
          </table:table-cell>
          <table:table-cell table:formula="of:=[.$I14]/INDEX([$Parameters.$M$22:$Parameters.$M$120];  FLOOR([.$A14]/12; 1) + 1;0)" office:value-type="float" office:value="69.1077962085297" calcext:value-type="float">
            <text:p>69.1077962085297</text:p>
          </table:table-cell>
          <table:table-cell table:formula="of:=[.$J14]/ INDEX([$Parameters.$M$22:$Parameters.$M$120];  FLOOR([.$A14]/12; 1) + 1;0)" office:value-type="float" office:value="66.6466222436813" calcext:value-type="float">
            <text:p>66.6466222436813</text:p>
          </table:table-cell>
          <table:table-cell table:formula="of:=([.$Q14]-[.$P14])*[$Parameters.$M$70]" office:value-type="float" office:value="-40.0186886684343" calcext:value-type="float">
            <text:p>-40.0186886684343</text:p>
          </table:table-cell>
          <table:table-cell table:number-columns-repeated="2"/>
        </table:table-row>
        <table:table-row table:style-name="ro1">
          <table:table-cell office:value-type="float" office:value="11" calcext:value-type="float">
            <text:p>11</text:p>
          </table:table-cell>
          <table:table-cell table:formula="of:=([.$B14]-[.$C14])*POWER(1+[$Parameters.$H$4];1/12)+[$Parameters.$C$4]" office:value-type="float" office:value="4348.71302361176" calcext:value-type="float">
            <text:p>4348.71302361176</text:p>
          </table:table-cell>
          <table:table-cell table:style-name="Default" table:formula="of:=IF(MOD([.$A26];12)=1; 0; 0)" office:value-type="float" office:value="0" calcext:value-type="float">
            <text:p>0</text:p>
          </table:table-cell>
          <table:table-cell table:formula="of:=([.$D14]-[.$E14])*POWER(1+[$Parameters.$I$4];1/12)+[$Parameters.$D$4]" office:value-type="float" office:value="5933.38388399287" calcext:value-type="float">
            <text:p>5933.38388399287</text:p>
          </table:table-cell>
          <table:table-cell office:value-type="float" office:value="0" calcext:value-type="float">
            <text:p>0</text:p>
          </table:table-cell>
          <table:table-cell table:formula="of:=[.$D15]-[.$B15]" office:value-type="float" office:value="1584.67086038111" calcext:value-type="float">
            <text:p>1584.67086038111</text:p>
          </table:table-cell>
          <table:table-cell table:formula="of:=[.$F15]/[.$B15]" office:value-type="float" office:value="0.364399961960466" calcext:value-type="float">
            <text:p>0.364399961960466</text:p>
          </table:table-cell>
          <table:table-cell table:formula="of:=[.$F15]/[.$A15]" office:value-type="float" office:value="144.060987307374" calcext:value-type="float">
            <text:p>144.060987307374</text:p>
          </table:table-cell>
          <table:table-cell table:formula="of:=[.$B15]" office:value-type="float" office:value="4348.71302361176" calcext:value-type="float">
            <text:p>4348.71302361176</text:p>
          </table:table-cell>
          <table:table-cell table:formula="of:=[.$D15]*(1-[.$O15])" office:value-type="float" office:value="4175.55364113726" calcext:value-type="float">
            <text:p>4175.55364113726</text:p>
          </table:table-cell>
          <table:table-cell table:formula="of:=[.$B15]" office:value-type="float" office:value="4348.71302361176" calcext:value-type="float">
            <text:p>4348.71302361176</text:p>
          </table:table-cell>
          <table:table-cell table:formula="of:=IF(FLOOR([.$A15]/12; 1) + 1 &gt;= [$Parameters.$K$70] - [$Parameters.$K$22]; [.$D15] ; 0)" office:value-type="float" office:value="0" calcext:value-type="float">
            <text:p>0</text:p>
          </table:table-cell>
          <table:table-cell table:formula="of:=([$Parameters.$D$4]-[$Parameters.$C$4])*[.$A15]" office:value-type="float" office:value="1661" calcext:value-type="float">
            <text:p>1661</text:p>
          </table:table-cell>
          <table:table-cell table:formula="of:=[.$M15]/([$Parameters.A$4]*[.$A15])" office:value-type="float" office:value="0.00290384615384615" calcext:value-type="float">
            <text:p>0.002903846153846</text:p>
          </table:table-cell>
          <table:table-cell table:formula="of:=SUM(INDIRECT( CELL(&quot;address&quot;;  INDEX([$Parameters.$L$22:$Parameters.$L$74];  FLOOR([.$A15]/12; 1) + 1;0))&amp;&quot;:&quot;&amp;CELL(&quot;address&quot;; [$Parameters.$L$70])))" office:value-type="float" office:value="0.296261" calcext:value-type="float">
            <text:p>0.296261</text:p>
          </table:table-cell>
          <table:table-cell table:formula="of:=[.$I15]/INDEX([$Parameters.$M$22:$Parameters.$M$120];  FLOOR([.$A15]/12; 1) + 1;0)" office:value-type="float" office:value="76.5079701550275" calcext:value-type="float">
            <text:p>76.5079701550275</text:p>
          </table:table-cell>
          <table:table-cell table:formula="of:=[.$J15]/ INDEX([$Parameters.$M$22:$Parameters.$M$120];  FLOOR([.$A15]/12; 1) + 1;0)" office:value-type="float" office:value="73.4615348546316" calcext:value-type="float">
            <text:p>73.4615348546316</text:p>
          </table:table-cell>
          <table:table-cell table:formula="of:=([.$Q15]-[.$P15])*[$Parameters.$M$70]" office:value-type="float" office:value="-49.5350379844371" calcext:value-type="float">
            <text:p>-49.5350379844371</text:p>
          </table:table-cell>
          <table:table-cell table:number-columns-repeated="2"/>
        </table:table-row>
        <table:table-row table:style-name="ro1">
          <table:table-cell office:value-type="float" office:value="12" calcext:value-type="float">
            <text:p>12</text:p>
          </table:table-cell>
          <table:table-cell table:formula="of:=([.$B15]-[.$C15])*POWER(1+[$Parameters.$H$4];1/12)+[$Parameters.$C$4]" office:value-type="float" office:value="4773.95690007179" calcext:value-type="float">
            <text:p>4773.95690007179</text:p>
          </table:table-cell>
          <table:table-cell table:style-name="Default" table:formula="of:=IF(MOD([.$A27];12)=1; 0; 0)" office:value-type="float" office:value="0" calcext:value-type="float">
            <text:p>0</text:p>
          </table:table-cell>
          <table:table-cell table:formula="of:=([.$D15]-[.$E15])*POWER(1+[$Parameters.$I$4];1/12)+[$Parameters.$D$4]" office:value-type="float" office:value="6486.05722439217" calcext:value-type="float">
            <text:p>6486.05722439217</text:p>
          </table:table-cell>
          <table:table-cell office:value-type="float" office:value="0" calcext:value-type="float">
            <text:p>0</text:p>
          </table:table-cell>
          <table:table-cell table:formula="of:=[.$D16]-[.$B16]" office:value-type="float" office:value="1712.10032432038" calcext:value-type="float">
            <text:p>1712.10032432038</text:p>
          </table:table-cell>
          <table:table-cell table:formula="of:=[.$F16]/[.$B16]" office:value-type="float" office:value="0.358633385293996" calcext:value-type="float">
            <text:p>0.358633385293996</text:p>
          </table:table-cell>
          <table:table-cell table:formula="of:=[.$F16]/[.$A16]" office:value-type="float" office:value="142.675027026698" calcext:value-type="float">
            <text:p>142.675027026698</text:p>
          </table:table-cell>
          <table:table-cell table:formula="of:=[.$B16]" office:value-type="float" office:value="4773.95690007179" calcext:value-type="float">
            <text:p>4773.95690007179</text:p>
          </table:table-cell>
          <table:table-cell table:formula="of:=[.$D16]*(1-[.$O16])" office:value-type="float" office:value="4571.30827117936" calcext:value-type="float">
            <text:p>4571.30827117936</text:p>
          </table:table-cell>
          <table:table-cell table:formula="of:=[.$B16]" office:value-type="float" office:value="4773.95690007179" calcext:value-type="float">
            <text:p>4773.95690007179</text:p>
          </table:table-cell>
          <table:table-cell table:formula="of:=IF(FLOOR([.$A16]/12; 1) + 1 &gt;= [$Parameters.$K$70] - [$Parameters.$K$22]; [.$D16] ; 0)" office:value-type="float" office:value="0" calcext:value-type="float">
            <text:p>0</text:p>
          </table:table-cell>
          <table:table-cell table:formula="of:=([$Parameters.$D$4]-[$Parameters.$C$4])*[.$A16]" office:value-type="float" office:value="1812" calcext:value-type="float">
            <text:p>1812</text:p>
          </table:table-cell>
          <table:table-cell table:formula="of:=[.$M16]/([$Parameters.A$4]*[.$A16])" office:value-type="float" office:value="0.00290384615384615" calcext:value-type="float">
            <text:p>0.002903846153846</text:p>
          </table:table-cell>
          <table:table-cell table:formula="of:=SUM(INDIRECT( CELL(&quot;address&quot;;  INDEX([$Parameters.$L$22:$Parameters.$L$74];  FLOOR([.$A16]/12; 1) + 1;0))&amp;&quot;:&quot;&amp;CELL(&quot;address&quot;; [$Parameters.$L$70])))" office:value-type="float" office:value="0.29521" calcext:value-type="float">
            <text:p>0.29521</text:p>
          </table:table-cell>
          <table:table-cell table:formula="of:=[.$I16]/INDEX([$Parameters.$M$22:$Parameters.$M$120];  FLOOR([.$A16]/12; 1) + 1;0)" office:value-type="float" office:value="85.4017334538782" calcext:value-type="float">
            <text:p>85.4017334538782</text:p>
          </table:table-cell>
          <table:table-cell table:formula="of:=[.$J16]/ INDEX([$Parameters.$M$22:$Parameters.$M$120];  FLOOR([.$A16]/12; 1) + 1;0)" office:value-type="float" office:value="81.7765343681459" calcext:value-type="float">
            <text:p>81.7765343681459</text:p>
          </table:table-cell>
          <table:table-cell table:formula="of:=([.$Q16]-[.$P16])*[$Parameters.$M$70]" office:value-type="float" office:value="-58.9457371340068" calcext:value-type="float">
            <text:p>-58.9457371340068</text:p>
          </table:table-cell>
          <table:table-cell table:number-columns-repeated="2"/>
        </table:table-row>
        <table:table-row table:style-name="ro1">
          <table:table-cell office:value-type="float" office:value="13" calcext:value-type="float">
            <text:p>13</text:p>
          </table:table-cell>
          <table:table-cell table:formula="of:=([.$B16]-[.$C16])*POWER(1+[$Parameters.$H$4];1/12)+[$Parameters.$C$4]" office:value-type="float" office:value="5203.86946609419" calcext:value-type="float">
            <text:p>5203.86946609419</text:p>
          </table:table-cell>
          <table:table-cell table:formula="of:=IF(MOD([.$A17];12)=1; ([.$B5]+[.$B8]+[.$B11]+[.$B14])/4*(1+[$Parameters.$E$4])*[$Parameters.$F$4]; 0)" office:value-type="float" office:value="795.370190640842" calcext:value-type="float">
            <text:p>795.370190640842</text:p>
          </table:table-cell>
          <table:table-cell table:formula="of:=([.$D16]-[.$E16])*POWER(1+[$Parameters.$I$4];1/12)+[$Parameters.$D$4]" office:value-type="float" office:value="7040.98222439217" calcext:value-type="float">
            <text:p>7040.98222439217</text:p>
          </table:table-cell>
          <table:table-cell office:value-type="float" office:value="0" calcext:value-type="float">
            <text:p>0</text:p>
          </table:table-cell>
          <table:table-cell table:formula="of:=[.$D17]-[.$B17]" office:value-type="float" office:value="1837.11275829798" calcext:value-type="float">
            <text:p>1837.11275829798</text:p>
          </table:table-cell>
          <table:table-cell table:formula="of:=[.$F17]/[.$B17]" office:value-type="float" office:value="0.353028216842811" calcext:value-type="float">
            <text:p>0.353028216842811</text:p>
          </table:table-cell>
          <table:table-cell table:formula="of:=[.$F17]/[.$A17]" office:value-type="float" office:value="141.316366022922" calcext:value-type="float">
            <text:p>141.316366022922</text:p>
          </table:table-cell>
          <table:table-cell table:formula="of:=[.$B17]" office:value-type="float" office:value="5203.86946609419" calcext:value-type="float">
            <text:p>5203.86946609419</text:p>
          </table:table-cell>
          <table:table-cell table:formula="of:=[.$D17]*(1-[.$O17])" office:value-type="float" office:value="4962.41386192936" calcext:value-type="float">
            <text:p>4962.41386192936</text:p>
          </table:table-cell>
          <table:table-cell table:formula="of:=[.$B17]" office:value-type="float" office:value="5203.86946609419" calcext:value-type="float">
            <text:p>5203.86946609419</text:p>
          </table:table-cell>
          <table:table-cell table:formula="of:=IF(FLOOR([.$A17]/12; 1) + 1 &gt;= [$Parameters.$K$70] - [$Parameters.$K$22]; [.$D17] ; 0)" office:value-type="float" office:value="0" calcext:value-type="float">
            <text:p>0</text:p>
          </table:table-cell>
          <table:table-cell table:formula="of:=([$Parameters.$D$4]-[$Parameters.$C$4])*[.$A17]" office:value-type="float" office:value="1963" calcext:value-type="float">
            <text:p>1963</text:p>
          </table:table-cell>
          <table:table-cell table:formula="of:=[.$M17]/([$Parameters.A$4]*[.$A17])" office:value-type="float" office:value="0.00290384615384615" calcext:value-type="float">
            <text:p>0.002903846153846</text:p>
          </table:table-cell>
          <table:table-cell table:formula="of:=SUM(INDIRECT( CELL(&quot;address&quot;;  INDEX([$Parameters.$L$22:$Parameters.$L$74];  FLOOR([.$A17]/12; 1) + 1;0))&amp;&quot;:&quot;&amp;CELL(&quot;address&quot;; [$Parameters.$L$70])))" office:value-type="float" office:value="0.29521" calcext:value-type="float">
            <text:p>0.29521</text:p>
          </table:table-cell>
          <table:table-cell table:formula="of:=[.$I17]/INDEX([$Parameters.$M$22:$Parameters.$M$120];  FLOOR([.$A17]/12; 1) + 1;0)" office:value-type="float" office:value="93.0924770320964" calcext:value-type="float">
            <text:p>93.0924770320964</text:p>
          </table:table-cell>
          <table:table-cell table:formula="of:=[.$J17]/ INDEX([$Parameters.$M$22:$Parameters.$M$120];  FLOOR([.$A17]/12; 1) + 1;0)" office:value-type="float" office:value="88.7730565640314" calcext:value-type="float">
            <text:p>88.7730565640314</text:p>
          </table:table-cell>
          <table:table-cell table:formula="of:=([.$Q17]-[.$P17])*[$Parameters.$M$70]" office:value-type="float" office:value="-70.2337768107361" calcext:value-type="float">
            <text:p>-70.2337768107361</text:p>
          </table:table-cell>
          <table:table-cell table:number-columns-repeated="2"/>
        </table:table-row>
        <table:table-row table:style-name="ro1">
          <table:table-cell office:value-type="float" office:value="14" calcext:value-type="float">
            <text:p>14</text:p>
          </table:table-cell>
          <table:table-cell table:formula="of:=([.$B17]-[.$C17])*POWER(1+[$Parameters.$H$4];1/12)+[$Parameters.$C$4]" office:value-type="float" office:value="4834.39953632099" calcext:value-type="float">
            <text:p>4834.39953632099</text:p>
          </table:table-cell>
          <table:table-cell table:formula="of:=IF(MOD([.$A18];12)=1; ([.$B6]+[.$B9]+[.$B12]+[.$B15])/4*(1+[$Parameters.$E$4])*[$Parameters.$F$4]; 0)" office:value-type="float" office:value="0" calcext:value-type="float">
            <text:p>0</text:p>
          </table:table-cell>
          <table:table-cell table:formula="of:=([.$D17]-[.$E17])*POWER(1+[$Parameters.$I$4];1/12)+[$Parameters.$D$4]" office:value-type="float" office:value="7598.16805753281" calcext:value-type="float">
            <text:p>7598.16805753281</text:p>
          </table:table-cell>
          <table:table-cell office:value-type="float" office:value="0" calcext:value-type="float">
            <text:p>0</text:p>
          </table:table-cell>
          <table:table-cell table:formula="of:=[.$D18]-[.$B18]" office:value-type="float" office:value="2763.76852121181" calcext:value-type="float">
            <text:p>2763.76852121181</text:p>
          </table:table-cell>
          <table:table-cell table:formula="of:=[.$F18]/[.$B18]" office:value-type="float" office:value="0.571688066004379" calcext:value-type="float">
            <text:p>0.571688066004379</text:p>
          </table:table-cell>
          <table:table-cell table:formula="of:=[.$F18]/[.$A18]" office:value-type="float" office:value="197.412037229415" calcext:value-type="float">
            <text:p>197.412037229415</text:p>
          </table:table-cell>
          <table:table-cell table:formula="of:=[.$B18]" office:value-type="float" office:value="4834.39953632099" calcext:value-type="float">
            <text:p>4834.39953632099</text:p>
          </table:table-cell>
          <table:table-cell table:formula="of:=[.$D18]*(1-[.$O18])" office:value-type="float" office:value="5355.11286526855" calcext:value-type="float">
            <text:p>5355.11286526855</text:p>
          </table:table-cell>
          <table:table-cell table:formula="of:=[.$B18]" office:value-type="float" office:value="4834.39953632099" calcext:value-type="float">
            <text:p>4834.39953632099</text:p>
          </table:table-cell>
          <table:table-cell table:formula="of:=IF(FLOOR([.$A18]/12; 1) + 1 &gt;= [$Parameters.$K$70] - [$Parameters.$K$22]; [.$D18] ; 0)" office:value-type="float" office:value="0" calcext:value-type="float">
            <text:p>0</text:p>
          </table:table-cell>
          <table:table-cell table:formula="of:=([$Parameters.$D$4]-[$Parameters.$C$4])*[.$A18]" office:value-type="float" office:value="2114" calcext:value-type="float">
            <text:p>2114</text:p>
          </table:table-cell>
          <table:table-cell table:formula="of:=[.$M18]/([$Parameters.A$4]*[.$A18])" office:value-type="float" office:value="0.00290384615384615" calcext:value-type="float">
            <text:p>0.002903846153846</text:p>
          </table:table-cell>
          <table:table-cell table:formula="of:=SUM(INDIRECT( CELL(&quot;address&quot;;  INDEX([$Parameters.$L$22:$Parameters.$L$74];  FLOOR([.$A18]/12; 1) + 1;0))&amp;&quot;:&quot;&amp;CELL(&quot;address&quot;; [$Parameters.$L$70])))" office:value-type="float" office:value="0.29521" calcext:value-type="float">
            <text:p>0.29521</text:p>
          </table:table-cell>
          <table:table-cell table:formula="of:=[.$I18]/INDEX([$Parameters.$M$22:$Parameters.$M$120];  FLOOR([.$A18]/12; 1) + 1;0)" office:value-type="float" office:value="86.4829970719319" calcext:value-type="float">
            <text:p>86.4829970719319</text:p>
          </table:table-cell>
          <table:table-cell table:formula="of:=[.$J18]/ INDEX([$Parameters.$M$22:$Parameters.$M$120];  FLOOR([.$A18]/12; 1) + 1;0)" office:value-type="float" office:value="95.798083457398" calcext:value-type="float">
            <text:p>95.798083457398</text:p>
          </table:table-cell>
          <table:table-cell table:formula="of:=([.$Q18]-[.$P18])*[$Parameters.$M$70]" office:value-type="float" office:value="151.463304627679" calcext:value-type="float">
            <text:p>151.463304627679</text:p>
          </table:table-cell>
          <table:table-cell table:number-columns-repeated="2"/>
        </table:table-row>
        <table:table-row table:style-name="ro1">
          <table:table-cell office:value-type="float" office:value="15" calcext:value-type="float">
            <text:p>15</text:p>
          </table:table-cell>
          <table:table-cell table:formula="of:=([.$B18]-[.$C18])*POWER(1+[$Parameters.$H$4];1/12)+[$Parameters.$C$4]" office:value-type="float" office:value="5264.97569309825" calcext:value-type="float">
            <text:p>5264.97569309825</text:p>
          </table:table-cell>
          <table:table-cell table:formula="of:=IF(MOD([.$A19];12)=1; ([.$B7]+[.$B10]+[.$B13]+[.$B16])/4*(1+[$Parameters.$E$4])*[$Parameters.$F$4]; 0)" office:value-type="float" office:value="0" calcext:value-type="float">
            <text:p>0</text:p>
          </table:table-cell>
          <table:table-cell table:formula="of:=([.$D18]-[.$E18])*POWER(1+[$Parameters.$I$4];1/12)+[$Parameters.$D$4]" office:value-type="float" office:value="8157.62393472816" calcext:value-type="float">
            <text:p>8157.62393472816</text:p>
          </table:table-cell>
          <table:table-cell office:value-type="float" office:value="0" calcext:value-type="float">
            <text:p>0</text:p>
          </table:table-cell>
          <table:table-cell table:formula="of:=[.$D19]-[.$B19]" office:value-type="float" office:value="2892.64824162991" calcext:value-type="float">
            <text:p>2892.64824162991</text:p>
          </table:table-cell>
          <table:table-cell table:formula="of:=[.$F19]/[.$B19]" office:value-type="float" office:value="0.549413408578852" calcext:value-type="float">
            <text:p>0.549413408578852</text:p>
          </table:table-cell>
          <table:table-cell table:formula="of:=[.$F19]/[.$A19]" office:value-type="float" office:value="192.843216108661" calcext:value-type="float">
            <text:p>192.843216108661</text:p>
          </table:table-cell>
          <table:table-cell table:formula="of:=[.$B19]" office:value-type="float" office:value="5264.97569309825" calcext:value-type="float">
            <text:p>5264.97569309825</text:p>
          </table:table-cell>
          <table:table-cell table:formula="of:=[.$D19]*(1-[.$O19])" office:value-type="float" office:value="5749.41177295706" calcext:value-type="float">
            <text:p>5749.41177295706</text:p>
          </table:table-cell>
          <table:table-cell table:formula="of:=[.$B19]" office:value-type="float" office:value="5264.97569309825" calcext:value-type="float">
            <text:p>5264.97569309825</text:p>
          </table:table-cell>
          <table:table-cell table:formula="of:=IF(FLOOR([.$A19]/12; 1) + 1 &gt;= [$Parameters.$K$70] - [$Parameters.$K$22]; [.$D19] ; 0)" office:value-type="float" office:value="0" calcext:value-type="float">
            <text:p>0</text:p>
          </table:table-cell>
          <table:table-cell table:formula="of:=([$Parameters.$D$4]-[$Parameters.$C$4])*[.$A19]" office:value-type="float" office:value="2265" calcext:value-type="float">
            <text:p>2265</text:p>
          </table:table-cell>
          <table:table-cell table:formula="of:=[.$M19]/([$Parameters.A$4]*[.$A19])" office:value-type="float" office:value="0.00290384615384615" calcext:value-type="float">
            <text:p>0.002903846153846</text:p>
          </table:table-cell>
          <table:table-cell table:formula="of:=SUM(INDIRECT( CELL(&quot;address&quot;;  INDEX([$Parameters.$L$22:$Parameters.$L$74];  FLOOR([.$A19]/12; 1) + 1;0))&amp;&quot;:&quot;&amp;CELL(&quot;address&quot;; [$Parameters.$L$70])))" office:value-type="float" office:value="0.29521" calcext:value-type="float">
            <text:p>0.29521</text:p>
          </table:table-cell>
          <table:table-cell table:formula="of:=[.$I19]/INDEX([$Parameters.$M$22:$Parameters.$M$120];  FLOOR([.$A19]/12; 1) + 1;0)" office:value-type="float" office:value="94.1856116833318" calcext:value-type="float">
            <text:p>94.1856116833318</text:p>
          </table:table-cell>
          <table:table-cell table:formula="of:=[.$J19]/ INDEX([$Parameters.$M$22:$Parameters.$M$120];  FLOOR([.$A19]/12; 1) + 1;0)" office:value-type="float" office:value="102.851731179912" calcext:value-type="float">
            <text:p>102.851731179912</text:p>
          </table:table-cell>
          <table:table-cell table:formula="of:=([.$Q19]-[.$P19])*[$Parameters.$M$70]" office:value-type="float" office:value="140.911103014388" calcext:value-type="float">
            <text:p>140.911103014388</text:p>
          </table:table-cell>
          <table:table-cell table:number-columns-repeated="2"/>
        </table:table-row>
        <table:table-row table:style-name="ro1">
          <table:table-cell office:value-type="float" office:value="16" calcext:value-type="float">
            <text:p>16</text:p>
          </table:table-cell>
          <table:table-cell table:formula="of:=([.$B19]-[.$C19])*POWER(1+[$Parameters.$H$4];1/12)+[$Parameters.$C$4]" office:value-type="float" office:value="5700.27908175404" calcext:value-type="float">
            <text:p>5700.27908175404</text:p>
          </table:table-cell>
          <table:table-cell table:formula="of:=IF(MOD([.$A20];12)=1; ([.$B8]+[.$B11]+[.$B14]+[.$B17])/4*(1+[$Parameters.$E$4])*[$Parameters.$F$4]; 0)" office:value-type="float" office:value="0" calcext:value-type="float">
            <text:p>0</text:p>
          </table:table-cell>
          <table:table-cell table:formula="of:=([.$D19]-[.$E19])*POWER(1+[$Parameters.$I$4];1/12)+[$Parameters.$D$4]" office:value-type="float" office:value="8719.3591044187" calcext:value-type="float">
            <text:p>8719.3591044187</text:p>
          </table:table-cell>
          <table:table-cell office:value-type="float" office:value="0" calcext:value-type="float">
            <text:p>0</text:p>
          </table:table-cell>
          <table:table-cell table:formula="of:=[.$D20]-[.$B20]" office:value-type="float" office:value="3019.08002266466" calcext:value-type="float">
            <text:p>3019.08002266466</text:p>
          </table:table-cell>
          <table:table-cell table:formula="of:=[.$F20]/[.$B20]" office:value-type="float" office:value="0.529637229925882" calcext:value-type="float">
            <text:p>0.529637229925882</text:p>
          </table:table-cell>
          <table:table-cell table:formula="of:=[.$F20]/[.$A20]" office:value-type="float" office:value="188.692501416541" calcext:value-type="float">
            <text:p>188.692501416541</text:p>
          </table:table-cell>
          <table:table-cell table:formula="of:=[.$B20]" office:value-type="float" office:value="5700.27908175404" calcext:value-type="float">
            <text:p>5700.27908175404</text:p>
          </table:table-cell>
          <table:table-cell table:formula="of:=[.$D20]*(1-[.$O20])" office:value-type="float" office:value="6145.31710320325" calcext:value-type="float">
            <text:p>6145.31710320325</text:p>
          </table:table-cell>
          <table:table-cell table:formula="of:=[.$B20]" office:value-type="float" office:value="5700.27908175404" calcext:value-type="float">
            <text:p>5700.27908175404</text:p>
          </table:table-cell>
          <table:table-cell table:formula="of:=IF(FLOOR([.$A20]/12; 1) + 1 &gt;= [$Parameters.$K$70] - [$Parameters.$K$22]; [.$D20] ; 0)" office:value-type="float" office:value="0" calcext:value-type="float">
            <text:p>0</text:p>
          </table:table-cell>
          <table:table-cell table:formula="of:=([$Parameters.$D$4]-[$Parameters.$C$4])*[.$A20]" office:value-type="float" office:value="2416" calcext:value-type="float">
            <text:p>2416</text:p>
          </table:table-cell>
          <table:table-cell table:formula="of:=[.$M20]/([$Parameters.A$4]*[.$A20])" office:value-type="float" office:value="0.00290384615384615" calcext:value-type="float">
            <text:p>0.002903846153846</text:p>
          </table:table-cell>
          <table:table-cell table:formula="of:=SUM(INDIRECT( CELL(&quot;address&quot;;  INDEX([$Parameters.$L$22:$Parameters.$L$74];  FLOOR([.$A20]/12; 1) + 1;0))&amp;&quot;:&quot;&amp;CELL(&quot;address&quot;; [$Parameters.$L$70])))" office:value-type="float" office:value="0.29521" calcext:value-type="float">
            <text:p>0.29521</text:p>
          </table:table-cell>
          <table:table-cell table:formula="of:=[.$I20]/INDEX([$Parameters.$M$22:$Parameters.$M$120];  FLOOR([.$A20]/12; 1) + 1;0)" office:value-type="float" office:value="101.97279216018" calcext:value-type="float">
            <text:p>101.97279216018</text:p>
          </table:table-cell>
          <table:table-cell table:formula="of:=[.$J20]/ INDEX([$Parameters.$M$22:$Parameters.$M$120];  FLOOR([.$A20]/12; 1) + 1;0)" office:value-type="float" office:value="109.934116336373" calcext:value-type="float">
            <text:p>109.934116336373</text:p>
          </table:table-cell>
          <table:table-cell table:formula="of:=([.$Q20]-[.$P20])*[$Parameters.$M$70]" office:value-type="float" office:value="129.451131104906" calcext:value-type="float">
            <text:p>129.451131104906</text:p>
          </table:table-cell>
          <table:table-cell table:number-columns-repeated="2"/>
        </table:table-row>
        <table:table-row table:style-name="ro1">
          <table:table-cell office:value-type="float" office:value="17" calcext:value-type="float">
            <text:p>17</text:p>
          </table:table-cell>
          <table:table-cell table:formula="of:=([.$B20]-[.$C20])*POWER(1+[$Parameters.$H$4];1/12)+[$Parameters.$C$4]" office:value-type="float" office:value="6140.36160186728" calcext:value-type="float">
            <text:p>6140.36160186728</text:p>
          </table:table-cell>
          <table:table-cell table:formula="of:=IF(MOD([.$A21];12)=1; ([.$B9]+[.$B12]+[.$B15]+[.$B18])/4*(1+[$Parameters.$E$4])*[$Parameters.$F$4]; 0)" office:value-type="float" office:value="0" calcext:value-type="float">
            <text:p>0</text:p>
          </table:table-cell>
          <table:table-cell table:formula="of:=([.$D20]-[.$E20])*POWER(1+[$Parameters.$I$4];1/12)+[$Parameters.$D$4]" office:value-type="float" office:value="9283.38285272418" calcext:value-type="float">
            <text:p>9283.38285272418</text:p>
          </table:table-cell>
          <table:table-cell office:value-type="float" office:value="0" calcext:value-type="float">
            <text:p>0</text:p>
          </table:table-cell>
          <table:table-cell table:formula="of:=[.$D21]-[.$B21]" office:value-type="float" office:value="3143.02125085689" calcext:value-type="float">
            <text:p>3143.02125085689</text:p>
          </table:table-cell>
          <table:table-cell table:formula="of:=[.$F21]/[.$B21]" office:value-type="float" office:value="0.511862566839891" calcext:value-type="float">
            <text:p>0.511862566839891</text:p>
          </table:table-cell>
          <table:table-cell table:formula="of:=[.$F21]/[.$A21]" office:value-type="float" office:value="184.883602991582" calcext:value-type="float">
            <text:p>184.883602991582</text:p>
          </table:table-cell>
          <table:table-cell table:formula="of:=[.$B21]" office:value-type="float" office:value="6140.36160186728" calcext:value-type="float">
            <text:p>6140.36160186728</text:p>
          </table:table-cell>
          <table:table-cell table:formula="of:=[.$D21]*(1-[.$O21])" office:value-type="float" office:value="6542.83540077147" calcext:value-type="float">
            <text:p>6542.83540077147</text:p>
          </table:table-cell>
          <table:table-cell table:formula="of:=[.$B21]" office:value-type="float" office:value="6140.36160186728" calcext:value-type="float">
            <text:p>6140.36160186728</text:p>
          </table:table-cell>
          <table:table-cell table:formula="of:=IF(FLOOR([.$A21]/12; 1) + 1 &gt;= [$Parameters.$K$70] - [$Parameters.$K$22]; [.$D21] ; 0)" office:value-type="float" office:value="0" calcext:value-type="float">
            <text:p>0</text:p>
          </table:table-cell>
          <table:table-cell table:formula="of:=([$Parameters.$D$4]-[$Parameters.$C$4])*[.$A21]" office:value-type="float" office:value="2567" calcext:value-type="float">
            <text:p>2567</text:p>
          </table:table-cell>
          <table:table-cell table:formula="of:=[.$M21]/([$Parameters.A$4]*[.$A21])" office:value-type="float" office:value="0.00290384615384615" calcext:value-type="float">
            <text:p>0.002903846153846</text:p>
          </table:table-cell>
          <table:table-cell table:formula="of:=SUM(INDIRECT( CELL(&quot;address&quot;;  INDEX([$Parameters.$L$22:$Parameters.$L$74];  FLOOR([.$A21]/12; 1) + 1;0))&amp;&quot;:&quot;&amp;CELL(&quot;address&quot;; [$Parameters.$L$70])))" office:value-type="float" office:value="0.29521" calcext:value-type="float">
            <text:p>0.29521</text:p>
          </table:table-cell>
          <table:table-cell table:formula="of:=[.$I21]/INDEX([$Parameters.$M$22:$Parameters.$M$120];  FLOOR([.$A21]/12; 1) + 1;0)" office:value-type="float" office:value="109.845466938592" calcext:value-type="float">
            <text:p>109.845466938592</text:p>
          </table:table-cell>
          <table:table-cell table:formula="of:=[.$J21]/ INDEX([$Parameters.$M$22:$Parameters.$M$120];  FLOOR([.$A21]/12; 1) + 1;0)" office:value-type="float" office:value="117.045356006645" calcext:value-type="float">
            <text:p>117.045356006645</text:p>
          </table:table-cell>
          <table:table-cell table:formula="of:=([.$Q21]-[.$P21])*[$Parameters.$M$70]" office:value-type="float" office:value="117.070196246549" calcext:value-type="float">
            <text:p>117.070196246549</text:p>
          </table:table-cell>
          <table:table-cell table:number-columns-repeated="2"/>
        </table:table-row>
        <table:table-row table:style-name="ro1">
          <table:table-cell office:value-type="float" office:value="18" calcext:value-type="float">
            <text:p>18</text:p>
          </table:table-cell>
          <table:table-cell table:formula="of:=([.$B21]-[.$C21])*POWER(1+[$Parameters.$H$4];1/12)+[$Parameters.$C$4]" office:value-type="float" office:value="6585.27572281472" calcext:value-type="float">
            <text:p>6585.27572281472</text:p>
          </table:table-cell>
          <table:table-cell table:formula="of:=IF(MOD([.$A22];12)=1; ([.$B10]+[.$B13]+[.$B16]+[.$B19])/4*(1+[$Parameters.$E$4])*[$Parameters.$F$4]; 0)" office:value-type="float" office:value="0" calcext:value-type="float">
            <text:p>0</text:p>
          </table:table-cell>
          <table:table-cell table:formula="of:=([.$D21]-[.$E21])*POWER(1+[$Parameters.$I$4];1/12)+[$Parameters.$D$4]" office:value-type="float" office:value="9849.70450359717" calcext:value-type="float">
            <text:p>9849.70450359717</text:p>
          </table:table-cell>
          <table:table-cell office:value-type="float" office:value="0" calcext:value-type="float">
            <text:p>0</text:p>
          </table:table-cell>
          <table:table-cell table:formula="of:=[.$D22]-[.$B22]" office:value-type="float" office:value="3264.42878078246" calcext:value-type="float">
            <text:p>3264.42878078246</text:p>
          </table:table-cell>
          <table:table-cell table:formula="of:=[.$F22]/[.$B22]" office:value-type="float" office:value="0.495716340239609" calcext:value-type="float">
            <text:p>0.495716340239609</text:p>
          </table:table-cell>
          <table:table-cell table:formula="of:=[.$F22]/[.$A22]" office:value-type="float" office:value="181.357154487914" calcext:value-type="float">
            <text:p>181.357154487914</text:p>
          </table:table-cell>
          <table:table-cell table:formula="of:=[.$B22]" office:value-type="float" office:value="6585.27572281472" calcext:value-type="float">
            <text:p>6585.27572281472</text:p>
          </table:table-cell>
          <table:table-cell table:formula="of:=[.$D22]*(1-[.$O22])" office:value-type="float" office:value="6941.97323709025" calcext:value-type="float">
            <text:p>6941.97323709025</text:p>
          </table:table-cell>
          <table:table-cell table:formula="of:=[.$B22]" office:value-type="float" office:value="6585.27572281472" calcext:value-type="float">
            <text:p>6585.27572281472</text:p>
          </table:table-cell>
          <table:table-cell table:formula="of:=IF(FLOOR([.$A22]/12; 1) + 1 &gt;= [$Parameters.$K$70] - [$Parameters.$K$22]; [.$D22] ; 0)" office:value-type="float" office:value="0" calcext:value-type="float">
            <text:p>0</text:p>
          </table:table-cell>
          <table:table-cell table:formula="of:=([$Parameters.$D$4]-[$Parameters.$C$4])*[.$A22]" office:value-type="float" office:value="2718" calcext:value-type="float">
            <text:p>2718</text:p>
          </table:table-cell>
          <table:table-cell table:formula="of:=[.$M22]/([$Parameters.A$4]*[.$A22])" office:value-type="float" office:value="0.00290384615384615" calcext:value-type="float">
            <text:p>0.002903846153846</text:p>
          </table:table-cell>
          <table:table-cell table:formula="of:=SUM(INDIRECT( CELL(&quot;address&quot;;  INDEX([$Parameters.$L$22:$Parameters.$L$74];  FLOOR([.$A22]/12; 1) + 1;0))&amp;&quot;:&quot;&amp;CELL(&quot;address&quot;; [$Parameters.$L$70])))" office:value-type="float" office:value="0.29521" calcext:value-type="float">
            <text:p>0.29521</text:p>
          </table:table-cell>
          <table:table-cell table:formula="of:=[.$I22]/INDEX([$Parameters.$M$22:$Parameters.$M$120];  FLOOR([.$A22]/12; 1) + 1;0)" office:value-type="float" office:value="117.804574647848" calcext:value-type="float">
            <text:p>117.804574647848</text:p>
          </table:table-cell>
          <table:table-cell table:formula="of:=[.$J22]/ INDEX([$Parameters.$M$22:$Parameters.$M$120];  FLOOR([.$A22]/12; 1) + 1;0)" office:value-type="float" office:value="124.185567747589" calcext:value-type="float">
            <text:p>124.185567747589</text:p>
          </table:table-cell>
          <table:table-cell table:formula="of:=([.$Q22]-[.$P22])*[$Parameters.$M$70]" office:value-type="float" office:value="103.754947801793" calcext:value-type="float">
            <text:p>103.754947801793</text:p>
          </table:table-cell>
          <table:table-cell table:number-columns-repeated="2"/>
        </table:table-row>
        <table:table-row table:style-name="ro1">
          <table:table-cell office:value-type="float" office:value="19" calcext:value-type="float">
            <text:p>19</text:p>
          </table:table-cell>
          <table:table-cell table:formula="of:=([.$B22]-[.$C22])*POWER(1+[$Parameters.$H$4];1/12)+[$Parameters.$C$4]" office:value-type="float" office:value="7035.07449002657" calcext:value-type="float">
            <text:p>7035.07449002657</text:p>
          </table:table-cell>
          <table:table-cell table:formula="of:=IF(MOD([.$A23];12)=1; ([.$B11]+[.$B14]+[.$B17]+[.$B20])/4*(1+[$Parameters.$E$4])*[$Parameters.$F$4]; 0)" office:value-type="float" office:value="0" calcext:value-type="float">
            <text:p>0</text:p>
          </table:table-cell>
          <table:table-cell table:formula="of:=([.$D22]-[.$E22])*POWER(1+[$Parameters.$I$4];1/12)+[$Parameters.$D$4]" office:value-type="float" office:value="10418.3334189772" calcext:value-type="float">
            <text:p>10418.3334189772</text:p>
          </table:table-cell>
          <table:table-cell office:value-type="float" office:value="0" calcext:value-type="float">
            <text:p>0</text:p>
          </table:table-cell>
          <table:table-cell table:formula="of:=[.$D23]-[.$B23]" office:value-type="float" office:value="3383.25892895062" calcext:value-type="float">
            <text:p>3383.25892895062</text:p>
          </table:table-cell>
          <table:table-cell table:formula="of:=[.$F23]/[.$B23]" office:value-type="float" office:value="0.480913021425284" calcext:value-type="float">
            <text:p>0.480913021425284</text:p>
          </table:table-cell>
          <table:table-cell table:formula="of:=[.$F23]/[.$A23]" office:value-type="float" office:value="178.066259418454" calcext:value-type="float">
            <text:p>178.066259418454</text:p>
          </table:table-cell>
          <table:table-cell table:formula="of:=[.$B23]" office:value-type="float" office:value="7035.07449002657" calcext:value-type="float">
            <text:p>7035.07449002657</text:p>
          </table:table-cell>
          <table:table-cell table:formula="of:=[.$D23]*(1-[.$O23])" office:value-type="float" office:value="7342.73721036093" calcext:value-type="float">
            <text:p>7342.73721036093</text:p>
          </table:table-cell>
          <table:table-cell table:formula="of:=[.$B23]" office:value-type="float" office:value="7035.07449002657" calcext:value-type="float">
            <text:p>7035.07449002657</text:p>
          </table:table-cell>
          <table:table-cell table:formula="of:=IF(FLOOR([.$A23]/12; 1) + 1 &gt;= [$Parameters.$K$70] - [$Parameters.$K$22]; [.$D23] ; 0)" office:value-type="float" office:value="0" calcext:value-type="float">
            <text:p>0</text:p>
          </table:table-cell>
          <table:table-cell table:formula="of:=([$Parameters.$D$4]-[$Parameters.$C$4])*[.$A23]" office:value-type="float" office:value="2869" calcext:value-type="float">
            <text:p>2869</text:p>
          </table:table-cell>
          <table:table-cell table:formula="of:=[.$M23]/([$Parameters.A$4]*[.$A23])" office:value-type="float" office:value="0.00290384615384615" calcext:value-type="float">
            <text:p>0.002903846153846</text:p>
          </table:table-cell>
          <table:table-cell table:formula="of:=SUM(INDIRECT( CELL(&quot;address&quot;;  INDEX([$Parameters.$L$22:$Parameters.$L$74];  FLOOR([.$A23]/12; 1) + 1;0))&amp;&quot;:&quot;&amp;CELL(&quot;address&quot;; [$Parameters.$L$70])))" office:value-type="float" office:value="0.29521" calcext:value-type="float">
            <text:p>0.29521</text:p>
          </table:table-cell>
          <table:table-cell table:formula="of:=[.$I23]/INDEX([$Parameters.$M$22:$Parameters.$M$120];  FLOOR([.$A23]/12; 1) + 1;0)" office:value-type="float" office:value="125.8510642223" calcext:value-type="float">
            <text:p>125.8510642223</text:p>
          </table:table-cell>
          <table:table-cell table:formula="of:=[.$J23]/ INDEX([$Parameters.$M$22:$Parameters.$M$120];  FLOOR([.$A23]/12; 1) + 1;0)" office:value-type="float" office:value="131.354869595008" calcext:value-type="float">
            <text:p>131.354869595008</text:p>
          </table:table-cell>
          <table:table-cell table:formula="of:=([.$Q23]-[.$P23])*[$Parameters.$M$70]" office:value-type="float" office:value="89.4918753602277" calcext:value-type="float">
            <text:p>89.4918753602277</text:p>
          </table:table-cell>
          <table:table-cell table:number-columns-repeated="2"/>
        </table:table-row>
        <table:table-row table:style-name="ro1">
          <table:table-cell office:value-type="float" office:value="20" calcext:value-type="float">
            <text:p>20</text:p>
          </table:table-cell>
          <table:table-cell table:formula="of:=([.$B23]-[.$C23])*POWER(1+[$Parameters.$H$4];1/12)+[$Parameters.$C$4]" office:value-type="float" office:value="7489.81153131101" calcext:value-type="float">
            <text:p>7489.81153131101</text:p>
          </table:table-cell>
          <table:table-cell table:formula="of:=IF(MOD([.$A24];12)=1; ([.$B12]+[.$B15]+[.$B18]+[.$B21])/4*(1+[$Parameters.$E$4])*[$Parameters.$F$4]; 0)" office:value-type="float" office:value="0" calcext:value-type="float">
            <text:p>0</text:p>
          </table:table-cell>
          <table:table-cell table:formula="of:=([.$D23]-[.$E23])*POWER(1+[$Parameters.$I$4];1/12)+[$Parameters.$D$4]" office:value-type="float" office:value="10989.2789989454" calcext:value-type="float">
            <text:p>10989.2789989454</text:p>
          </table:table-cell>
          <table:table-cell office:value-type="float" office:value="0" calcext:value-type="float">
            <text:p>0</text:p>
          </table:table-cell>
          <table:table-cell table:formula="of:=[.$D24]-[.$B24]" office:value-type="float" office:value="3499.46746763441" calcext:value-type="float">
            <text:p>3499.46746763441</text:p>
          </table:table-cell>
          <table:table-cell table:formula="of:=[.$F24]/[.$B24]" office:value-type="float" office:value="0.467230377293868" calcext:value-type="float">
            <text:p>0.467230377293868</text:p>
          </table:table-cell>
          <table:table-cell table:formula="of:=[.$F24]/[.$A24]" office:value-type="float" office:value="174.97337338172" calcext:value-type="float">
            <text:p>174.97337338172</text:p>
          </table:table-cell>
          <table:table-cell table:formula="of:=[.$B24]" office:value-type="float" office:value="7489.81153131101" calcext:value-type="float">
            <text:p>7489.81153131101</text:p>
          </table:table-cell>
          <table:table-cell table:formula="of:=[.$D24]*(1-[.$O24])" office:value-type="float" office:value="7745.13394566674" calcext:value-type="float">
            <text:p>7745.13394566674</text:p>
          </table:table-cell>
          <table:table-cell table:formula="of:=[.$B24]" office:value-type="float" office:value="7489.81153131101" calcext:value-type="float">
            <text:p>7489.81153131101</text:p>
          </table:table-cell>
          <table:table-cell table:formula="of:=IF(FLOOR([.$A24]/12; 1) + 1 &gt;= [$Parameters.$K$70] - [$Parameters.$K$22]; [.$D24] ; 0)" office:value-type="float" office:value="0" calcext:value-type="float">
            <text:p>0</text:p>
          </table:table-cell>
          <table:table-cell table:formula="of:=([$Parameters.$D$4]-[$Parameters.$C$4])*[.$A24]" office:value-type="float" office:value="3020" calcext:value-type="float">
            <text:p>3020</text:p>
          </table:table-cell>
          <table:table-cell table:formula="of:=[.$M24]/([$Parameters.A$4]*[.$A24])" office:value-type="float" office:value="0.00290384615384615" calcext:value-type="float">
            <text:p>0.002903846153846</text:p>
          </table:table-cell>
          <table:table-cell table:formula="of:=SUM(INDIRECT( CELL(&quot;address&quot;;  INDEX([$Parameters.$L$22:$Parameters.$L$74];  FLOOR([.$A24]/12; 1) + 1;0))&amp;&quot;:&quot;&amp;CELL(&quot;address&quot;; [$Parameters.$L$70])))" office:value-type="float" office:value="0.29521" calcext:value-type="float">
            <text:p>0.29521</text:p>
          </table:table-cell>
          <table:table-cell table:formula="of:=[.$I24]/INDEX([$Parameters.$M$22:$Parameters.$M$120];  FLOOR([.$A24]/12; 1) + 1;0)" office:value-type="float" office:value="133.985895014508" calcext:value-type="float">
            <text:p>133.985895014508</text:p>
          </table:table-cell>
          <table:table-cell table:formula="of:=[.$J24]/ INDEX([$Parameters.$M$22:$Parameters.$M$120];  FLOOR([.$A24]/12; 1) + 1;0)" office:value-type="float" office:value="138.553380065595" calcext:value-type="float">
            <text:p>138.553380065595</text:p>
          </table:table-cell>
          <table:table-cell table:formula="of:=([.$Q24]-[.$P24])*[$Parameters.$M$70]" office:value-type="float" office:value="74.267306930665" calcext:value-type="float">
            <text:p>74.267306930665</text:p>
          </table:table-cell>
          <table:table-cell table:number-columns-repeated="2"/>
        </table:table-row>
        <table:table-row table:style-name="ro1">
          <table:table-cell office:value-type="float" office:value="21" calcext:value-type="float">
            <text:p>21</text:p>
          </table:table-cell>
          <table:table-cell table:formula="of:=([.$B24]-[.$C24])*POWER(1+[$Parameters.$H$4];1/12)+[$Parameters.$C$4]" office:value-type="float" office:value="7949.54106324798" calcext:value-type="float">
            <text:p>7949.54106324798</text:p>
          </table:table-cell>
          <table:table-cell table:formula="of:=IF(MOD([.$A25];12)=1; ([.$B13]+[.$B16]+[.$B19]+[.$B22])/4*(1+[$Parameters.$E$4])*[$Parameters.$F$4]; 0)" office:value-type="float" office:value="0" calcext:value-type="float">
            <text:p>0</text:p>
          </table:table-cell>
          <table:table-cell table:formula="of:=([.$D24]-[.$E24])*POWER(1+[$Parameters.$I$4];1/12)+[$Parameters.$D$4]" office:value-type="float" office:value="11562.5506818802" calcext:value-type="float">
            <text:p>11562.5506818802</text:p>
          </table:table-cell>
          <table:table-cell office:value-type="float" office:value="0" calcext:value-type="float">
            <text:p>0</text:p>
          </table:table-cell>
          <table:table-cell table:formula="of:=[.$D25]-[.$B25]" office:value-type="float" office:value="3613.00961863219" calcext:value-type="float">
            <text:p>3613.00961863219</text:p>
          </table:table-cell>
          <table:table-cell table:formula="of:=[.$F25]/[.$B25]" office:value-type="float" office:value="0.454492855610964" calcext:value-type="float">
            <text:p>0.454492855610964</text:p>
          </table:table-cell>
          <table:table-cell table:formula="of:=[.$F25]/[.$A25]" office:value-type="float" office:value="172.048077077723" calcext:value-type="float">
            <text:p>172.048077077723</text:p>
          </table:table-cell>
          <table:table-cell table:formula="of:=[.$B25]" office:value-type="float" office:value="7949.54106324798" calcext:value-type="float">
            <text:p>7949.54106324798</text:p>
          </table:table-cell>
          <table:table-cell table:formula="of:=[.$D25]*(1-[.$O25])" office:value-type="float" office:value="8149.17009508233" calcext:value-type="float">
            <text:p>8149.17009508233</text:p>
          </table:table-cell>
          <table:table-cell table:formula="of:=[.$B25]" office:value-type="float" office:value="7949.54106324798" calcext:value-type="float">
            <text:p>7949.54106324798</text:p>
          </table:table-cell>
          <table:table-cell table:formula="of:=IF(FLOOR([.$A25]/12; 1) + 1 &gt;= [$Parameters.$K$70] - [$Parameters.$K$22]; [.$D25] ; 0)" office:value-type="float" office:value="0" calcext:value-type="float">
            <text:p>0</text:p>
          </table:table-cell>
          <table:table-cell table:formula="of:=([$Parameters.$D$4]-[$Parameters.$C$4])*[.$A25]" office:value-type="float" office:value="3171" calcext:value-type="float">
            <text:p>3171</text:p>
          </table:table-cell>
          <table:table-cell table:formula="of:=[.$M25]/([$Parameters.A$4]*[.$A25])" office:value-type="float" office:value="0.00290384615384615" calcext:value-type="float">
            <text:p>0.002903846153846</text:p>
          </table:table-cell>
          <table:table-cell table:formula="of:=SUM(INDIRECT( CELL(&quot;address&quot;;  INDEX([$Parameters.$L$22:$Parameters.$L$74];  FLOOR([.$A25]/12; 1) + 1;0))&amp;&quot;:&quot;&amp;CELL(&quot;address&quot;; [$Parameters.$L$70])))" office:value-type="float" office:value="0.29521" calcext:value-type="float">
            <text:p>0.29521</text:p>
          </table:table-cell>
          <table:table-cell table:formula="of:=[.$I25]/INDEX([$Parameters.$M$22:$Parameters.$M$120];  FLOOR([.$A25]/12; 1) + 1;0)" office:value-type="float" office:value="142.210036909624" calcext:value-type="float">
            <text:p>142.210036909624</text:p>
          </table:table-cell>
          <table:table-cell table:formula="of:=[.$J25]/ INDEX([$Parameters.$M$22:$Parameters.$M$120];  FLOOR([.$A25]/12; 1) + 1;0)" office:value-type="float" office:value="145.781218158897" calcext:value-type="float">
            <text:p>145.781218158897</text:p>
          </table:table-cell>
          <table:table-cell table:formula="of:=([.$Q25]-[.$P25])*[$Parameters.$M$70]" office:value-type="float" office:value="58.0674071131748" calcext:value-type="float">
            <text:p>58.0674071131748</text:p>
          </table:table-cell>
          <table:table-cell table:number-columns-repeated="2"/>
        </table:table-row>
        <table:table-row table:style-name="ro1">
          <table:table-cell office:value-type="float" office:value="22" calcext:value-type="float">
            <text:p>22</text:p>
          </table:table-cell>
          <table:table-cell table:formula="of:=([.$B25]-[.$C25])*POWER(1+[$Parameters.$H$4];1/12)+[$Parameters.$C$4]" office:value-type="float" office:value="8414.3178976532" calcext:value-type="float">
            <text:p>8414.3178976532</text:p>
          </table:table-cell>
          <table:table-cell table:formula="of:=IF(MOD([.$A26];12)=1; ([.$B14]+[.$B17]+[.$B20]+[.$B23])/4*(1+[$Parameters.$E$4])*[$Parameters.$F$4]; 0)" office:value-type="float" office:value="0" calcext:value-type="float">
            <text:p>0</text:p>
          </table:table-cell>
          <table:table-cell table:formula="of:=([.$D25]-[.$E25])*POWER(1+[$Parameters.$I$4];1/12)+[$Parameters.$D$4]" office:value-type="float" office:value="12138.1579446129" calcext:value-type="float">
            <text:p>12138.1579446129</text:p>
          </table:table-cell>
          <table:table-cell office:value-type="float" office:value="0" calcext:value-type="float">
            <text:p>0</text:p>
          </table:table-cell>
          <table:table-cell table:formula="of:=[.$D26]-[.$B26]" office:value-type="float" office:value="3723.84004695965" calcext:value-type="float">
            <text:p>3723.84004695965</text:p>
          </table:table-cell>
          <table:table-cell table:formula="of:=[.$F26]/[.$B26]" office:value-type="float" office:value="0.442559942737397" calcext:value-type="float">
            <text:p>0.442559942737397</text:p>
          </table:table-cell>
          <table:table-cell table:formula="of:=[.$F26]/[.$A26]" office:value-type="float" office:value="169.265456679984" calcext:value-type="float">
            <text:p>169.265456679984</text:p>
          </table:table-cell>
          <table:table-cell table:formula="of:=[.$B26]" office:value-type="float" office:value="8414.3178976532" calcext:value-type="float">
            <text:p>8414.3178976532</text:p>
          </table:table-cell>
          <table:table-cell table:formula="of:=[.$D26]*(1-[.$O26])" office:value-type="float" office:value="8554.8523377837" calcext:value-type="float">
            <text:p>8554.8523377837</text:p>
          </table:table-cell>
          <table:table-cell table:formula="of:=[.$B26]" office:value-type="float" office:value="8414.3178976532" calcext:value-type="float">
            <text:p>8414.3178976532</text:p>
          </table:table-cell>
          <table:table-cell table:formula="of:=IF(FLOOR([.$A26]/12; 1) + 1 &gt;= [$Parameters.$K$70] - [$Parameters.$K$22]; [.$D26] ; 0)" office:value-type="float" office:value="0" calcext:value-type="float">
            <text:p>0</text:p>
          </table:table-cell>
          <table:table-cell table:formula="of:=([$Parameters.$D$4]-[$Parameters.$C$4])*[.$A26]" office:value-type="float" office:value="3322" calcext:value-type="float">
            <text:p>3322</text:p>
          </table:table-cell>
          <table:table-cell table:formula="of:=[.$M26]/([$Parameters.A$4]*[.$A26])" office:value-type="float" office:value="0.00290384615384615" calcext:value-type="float">
            <text:p>0.002903846153846</text:p>
          </table:table-cell>
          <table:table-cell table:formula="of:=SUM(INDIRECT( CELL(&quot;address&quot;;  INDEX([$Parameters.$L$22:$Parameters.$L$74];  FLOOR([.$A26]/12; 1) + 1;0))&amp;&quot;:&quot;&amp;CELL(&quot;address&quot;; [$Parameters.$L$70])))" office:value-type="float" office:value="0.29521" calcext:value-type="float">
            <text:p>0.29521</text:p>
          </table:table-cell>
          <table:table-cell table:formula="of:=[.$I26]/INDEX([$Parameters.$M$22:$Parameters.$M$120];  FLOOR([.$A26]/12; 1) + 1;0)" office:value-type="float" office:value="150.524470441023" calcext:value-type="float">
            <text:p>150.524470441023</text:p>
          </table:table-cell>
          <table:table-cell table:formula="of:=[.$J26]/ INDEX([$Parameters.$M$22:$Parameters.$M$120];  FLOOR([.$A26]/12; 1) + 1;0)" office:value-type="float" office:value="153.038503359279" calcext:value-type="float">
            <text:p>153.038503359279</text:p>
          </table:table-cell>
          <table:table-cell table:formula="of:=([.$Q26]-[.$P26])*[$Parameters.$M$70]" office:value-type="float" office:value="40.8781752508374" calcext:value-type="float">
            <text:p>40.8781752508374</text:p>
          </table:table-cell>
          <table:table-cell table:number-columns-repeated="2"/>
        </table:table-row>
        <table:table-row table:style-name="ro1">
          <table:table-cell office:value-type="float" office:value="23" calcext:value-type="float">
            <text:p>23</text:p>
          </table:table-cell>
          <table:table-cell table:formula="of:=([.$B26]-[.$C26])*POWER(1+[$Parameters.$H$4];1/12)+[$Parameters.$C$4]" office:value-type="float" office:value="8884.19744811323" calcext:value-type="float">
            <text:p>8884.19744811323</text:p>
          </table:table-cell>
          <table:table-cell table:formula="of:=IF(MOD([.$A27];12)=1; ([.$B15]+[.$B18]+[.$B21]+[.$B24])/4*(1+[$Parameters.$E$4])*[$Parameters.$F$4]; 0)" office:value-type="float" office:value="0" calcext:value-type="float">
            <text:p>0</text:p>
          </table:table-cell>
          <table:table-cell table:formula="of:=([.$D26]-[.$E26])*POWER(1+[$Parameters.$I$4];1/12)+[$Parameters.$D$4]" office:value-type="float" office:value="12716.1103025847" calcext:value-type="float">
            <text:p>12716.1103025847</text:p>
          </table:table-cell>
          <table:table-cell office:value-type="float" office:value="0" calcext:value-type="float">
            <text:p>0</text:p>
          </table:table-cell>
          <table:table-cell table:formula="of:=[.$D27]-[.$B27]" office:value-type="float" office:value="3831.91285447145" calcext:value-type="float">
            <text:p>3831.91285447145</text:p>
          </table:table-cell>
          <table:table-cell table:formula="of:=[.$F27]/[.$B27]" office:value-type="float" office:value="0.431317840114556" calcext:value-type="float">
            <text:p>0.431317840114556</text:p>
          </table:table-cell>
          <table:table-cell table:formula="of:=[.$F27]/[.$A27]" office:value-type="float" office:value="166.60490671615" calcext:value-type="float">
            <text:p>166.60490671615</text:p>
          </table:table-cell>
          <table:table-cell table:formula="of:=[.$B27]" office:value-type="float" office:value="8884.19744811323" calcext:value-type="float">
            <text:p>8884.19744811323</text:p>
          </table:table-cell>
          <table:table-cell table:formula="of:=[.$D27]*(1-[.$O27])" office:value-type="float" office:value="8962.18738015866" calcext:value-type="float">
            <text:p>8962.18738015866</text:p>
          </table:table-cell>
          <table:table-cell table:formula="of:=[.$B27]" office:value-type="float" office:value="8884.19744811323" calcext:value-type="float">
            <text:p>8884.19744811323</text:p>
          </table:table-cell>
          <table:table-cell table:formula="of:=IF(FLOOR([.$A27]/12; 1) + 1 &gt;= [$Parameters.$K$70] - [$Parameters.$K$22]; [.$D27] ; 0)" office:value-type="float" office:value="0" calcext:value-type="float">
            <text:p>0</text:p>
          </table:table-cell>
          <table:table-cell table:formula="of:=([$Parameters.$D$4]-[$Parameters.$C$4])*[.$A27]" office:value-type="float" office:value="3473" calcext:value-type="float">
            <text:p>3473</text:p>
          </table:table-cell>
          <table:table-cell table:formula="of:=[.$M27]/([$Parameters.A$4]*[.$A27])" office:value-type="float" office:value="0.00290384615384615" calcext:value-type="float">
            <text:p>0.002903846153846</text:p>
          </table:table-cell>
          <table:table-cell table:formula="of:=SUM(INDIRECT( CELL(&quot;address&quot;;  INDEX([$Parameters.$L$22:$Parameters.$L$74];  FLOOR([.$A27]/12; 1) + 1;0))&amp;&quot;:&quot;&amp;CELL(&quot;address&quot;; [$Parameters.$L$70])))" office:value-type="float" office:value="0.29521" calcext:value-type="float">
            <text:p>0.29521</text:p>
          </table:table-cell>
          <table:table-cell table:formula="of:=[.$I27]/INDEX([$Parameters.$M$22:$Parameters.$M$120];  FLOOR([.$A27]/12; 1) + 1;0)" office:value-type="float" office:value="158.930186907213" calcext:value-type="float">
            <text:p>158.930186907213</text:p>
          </table:table-cell>
          <table:table-cell table:formula="of:=[.$J27]/ INDEX([$Parameters.$M$22:$Parameters.$M$120];  FLOOR([.$A27]/12; 1) + 1;0)" office:value-type="float" office:value="160.325355637901" calcext:value-type="float">
            <text:p>160.325355637901</text:p>
          </table:table-cell>
          <table:table-cell table:formula="of:=([.$Q27]-[.$P27])*[$Parameters.$M$70]" office:value-type="float" office:value="22.6854435609776" calcext:value-type="float">
            <text:p>22.6854435609776</text:p>
          </table:table-cell>
          <table:table-cell table:number-columns-repeated="2"/>
        </table:table-row>
        <table:table-row table:style-name="ro1">
          <table:table-cell office:value-type="float" office:value="24" calcext:value-type="float">
            <text:p>24</text:p>
          </table:table-cell>
          <table:table-cell table:formula="of:=([.$B27]-[.$C27])*POWER(1+[$Parameters.$H$4];1/12)+[$Parameters.$C$4]" office:value-type="float" office:value="9359.23573659218" calcext:value-type="float">
            <text:p>9359.23573659218</text:p>
          </table:table-cell>
          <table:table-cell table:formula="of:=IF(MOD([.$A28];12)=1; ([.$B16]+[.$B19]+[.$B22]+[.$B25])/4*(1+[$Parameters.$E$4])*[$Parameters.$F$4]; 0)" office:value-type="float" office:value="0" calcext:value-type="float">
            <text:p>0</text:p>
          </table:table-cell>
          <table:table-cell table:formula="of:=([.$D27]-[.$E27])*POWER(1+[$Parameters.$I$4];1/12)+[$Parameters.$D$4]" office:value-type="float" office:value="13296.4173100039" calcext:value-type="float">
            <text:p>13296.4173100039</text:p>
          </table:table-cell>
          <table:table-cell office:value-type="float" office:value="0" calcext:value-type="float">
            <text:p>0</text:p>
          </table:table-cell>
          <table:table-cell table:formula="of:=[.$D28]-[.$B28]" office:value-type="float" office:value="3937.18157341176" calcext:value-type="float">
            <text:p>3937.18157341176</text:p>
          </table:table-cell>
          <table:table-cell table:formula="of:=[.$F28]/[.$B28]" office:value-type="float" office:value="0.420673405844284" calcext:value-type="float">
            <text:p>0.420673405844284</text:p>
          </table:table-cell>
          <table:table-cell table:formula="of:=[.$F28]/[.$A28]" office:value-type="float" office:value="164.04923222549" calcext:value-type="float">
            <text:p>164.04923222549</text:p>
          </table:table-cell>
          <table:table-cell table:formula="of:=[.$B28]" office:value-type="float" office:value="9359.23573659218" calcext:value-type="float">
            <text:p>9359.23573659218</text:p>
          </table:table-cell>
          <table:table-cell table:formula="of:=[.$D28]*(1-[.$O28])" office:value-type="float" office:value="9387.80247755518" calcext:value-type="float">
            <text:p>9387.80247755518</text:p>
          </table:table-cell>
          <table:table-cell table:formula="of:=[.$B28]" office:value-type="float" office:value="9359.23573659218" calcext:value-type="float">
            <text:p>9359.23573659218</text:p>
          </table:table-cell>
          <table:table-cell table:formula="of:=IF(FLOOR([.$A28]/12; 1) + 1 &gt;= [$Parameters.$K$70] - [$Parameters.$K$22]; [.$D28] ; 0)" office:value-type="float" office:value="0" calcext:value-type="float">
            <text:p>0</text:p>
          </table:table-cell>
          <table:table-cell table:formula="of:=([$Parameters.$D$4]-[$Parameters.$C$4])*[.$A28]" office:value-type="float" office:value="3624" calcext:value-type="float">
            <text:p>3624</text:p>
          </table:table-cell>
          <table:table-cell table:formula="of:=[.$M28]/([$Parameters.A$4]*[.$A28])" office:value-type="float" office:value="0.00290384615384615" calcext:value-type="float">
            <text:p>0.002903846153846</text:p>
          </table:table-cell>
          <table:table-cell table:formula="of:=SUM(INDIRECT( CELL(&quot;address&quot;;  INDEX([$Parameters.$L$22:$Parameters.$L$74];  FLOOR([.$A28]/12; 1) + 1;0))&amp;&quot;:&quot;&amp;CELL(&quot;address&quot;; [$Parameters.$L$70])))" office:value-type="float" office:value="0.29396" calcext:value-type="float">
            <text:p>0.29396</text:p>
          </table:table-cell>
          <table:table-cell table:formula="of:=[.$I28]/INDEX([$Parameters.$M$22:$Parameters.$M$120];  FLOOR([.$A28]/12; 1) + 1;0)" office:value-type="float" office:value="170.260792006407" calcext:value-type="float">
            <text:p>170.260792006407</text:p>
          </table:table-cell>
          <table:table-cell table:formula="of:=[.$J28]/ INDEX([$Parameters.$M$22:$Parameters.$M$120];  FLOOR([.$A28]/12; 1) + 1;0)" office:value-type="float" office:value="170.78047075778" calcext:value-type="float">
            <text:p>170.78047075778</text:p>
          </table:table-cell>
          <table:table-cell table:formula="of:=([.$Q28]-[.$P28])*[$Parameters.$M$70]" office:value-type="float" office:value="8.44997649733457" calcext:value-type="float">
            <text:p>8.44997649733457</text:p>
          </table:table-cell>
          <table:table-cell table:number-columns-repeated="2"/>
        </table:table-row>
        <table:table-row table:style-name="ro1">
          <table:table-cell office:value-type="float" office:value="25" calcext:value-type="float">
            <text:p>25</text:p>
          </table:table-cell>
          <table:table-cell table:formula="of:=([.$B28]-[.$C28])*POWER(1+[$Parameters.$H$4];1/12)+[$Parameters.$C$4]" office:value-type="float" office:value="9839.489400111" calcext:value-type="float">
            <text:p>9839.489400111</text:p>
          </table:table-cell>
          <table:table-cell table:formula="of:=IF(MOD([.$A29];12)=1; ([.$B17]+[.$B20]+[.$B23]+[.$B26])/4*(1+[$Parameters.$E$4])*[$Parameters.$F$4]; 0)" office:value-type="float" office:value="2466.69143156542" calcext:value-type="float">
            <text:p>2466.69143156542</text:p>
          </table:table-cell>
          <table:table-cell table:formula="of:=([.$D28]-[.$E28])*POWER(1+[$Parameters.$I$4];1/12)+[$Parameters.$D$4]" office:value-type="float" office:value="13879.0885600039" calcext:value-type="float">
            <text:p>13879.0885600039</text:p>
          </table:table-cell>
          <table:table-cell office:value-type="float" office:value="0" calcext:value-type="float">
            <text:p>0</text:p>
          </table:table-cell>
          <table:table-cell table:formula="of:=[.$D29]-[.$B29]" office:value-type="float" office:value="4039.59915989295" calcext:value-type="float">
            <text:p>4039.59915989295</text:p>
          </table:table-cell>
          <table:table-cell table:formula="of:=[.$F29]/[.$B29]" office:value-type="float" office:value="0.410549673425877" calcext:value-type="float">
            <text:p>0.410549673425877</text:p>
          </table:table-cell>
          <table:table-cell table:formula="of:=[.$F29]/[.$A29]" office:value-type="float" office:value="161.583966395718" calcext:value-type="float">
            <text:p>161.583966395718</text:p>
          </table:table-cell>
          <table:table-cell table:formula="of:=[.$B29]" office:value-type="float" office:value="9839.489400111" calcext:value-type="float">
            <text:p>9839.489400111</text:p>
          </table:table-cell>
          <table:table-cell table:formula="of:=[.$D29]*(1-[.$O29])" office:value-type="float" office:value="9799.19168690518" calcext:value-type="float">
            <text:p>9799.19168690518</text:p>
          </table:table-cell>
          <table:table-cell table:formula="of:=[.$B29]" office:value-type="float" office:value="9839.489400111" calcext:value-type="float">
            <text:p>9839.489400111</text:p>
          </table:table-cell>
          <table:table-cell table:formula="of:=IF(FLOOR([.$A29]/12; 1) + 1 &gt;= [$Parameters.$K$70] - [$Parameters.$K$22]; [.$D29] ; 0)" office:value-type="float" office:value="0" calcext:value-type="float">
            <text:p>0</text:p>
          </table:table-cell>
          <table:table-cell table:formula="of:=([$Parameters.$D$4]-[$Parameters.$C$4])*[.$A29]" office:value-type="float" office:value="3775" calcext:value-type="float">
            <text:p>3775</text:p>
          </table:table-cell>
          <table:table-cell table:formula="of:=[.$M29]/([$Parameters.A$4]*[.$A29])" office:value-type="float" office:value="0.00290384615384615" calcext:value-type="float">
            <text:p>0.002903846153846</text:p>
          </table:table-cell>
          <table:table-cell table:formula="of:=SUM(INDIRECT( CELL(&quot;address&quot;;  INDEX([$Parameters.$L$22:$Parameters.$L$74];  FLOOR([.$A29]/12; 1) + 1;0))&amp;&quot;:&quot;&amp;CELL(&quot;address&quot;; [$Parameters.$L$70])))" office:value-type="float" office:value="0.29396" calcext:value-type="float">
            <text:p>0.29396</text:p>
          </table:table-cell>
          <table:table-cell table:formula="of:=[.$I29]/INDEX([$Parameters.$M$22:$Parameters.$M$120];  FLOOR([.$A29]/12; 1) + 1;0)" office:value-type="float" office:value="178.997442243242" calcext:value-type="float">
            <text:p>178.997442243242</text:p>
          </table:table-cell>
          <table:table-cell table:formula="of:=[.$J29]/ INDEX([$Parameters.$M$22:$Parameters.$M$120];  FLOOR([.$A29]/12; 1) + 1;0)" office:value-type="float" office:value="178.26435668374" calcext:value-type="float">
            <text:p>178.26435668374</text:p>
          </table:table-cell>
          <table:table-cell table:formula="of:=([.$Q29]-[.$P29])*[$Parameters.$M$70]" office:value-type="float" office:value="-11.9199711974988" calcext:value-type="float">
            <text:p>-11.9199711974988</text:p>
          </table:table-cell>
          <table:table-cell table:number-columns-repeated="2"/>
        </table:table-row>
        <table:table-row table:style-name="ro1">
          <table:table-cell office:value-type="float" office:value="26" calcext:value-type="float">
            <text:p>26</text:p>
          </table:table-cell>
          <table:table-cell table:formula="of:=([.$B29]-[.$C29])*POWER(1+[$Parameters.$H$4];1/12)+[$Parameters.$C$4]" office:value-type="float" office:value="7831.24282590078" calcext:value-type="float">
            <text:p>7831.24282590078</text:p>
          </table:table-cell>
          <table:table-cell table:formula="of:=IF(MOD([.$A30];12)=1; ([.$B18]+[.$B21]+[.$B24]+[.$B27])/4*(1+[$Parameters.$E$4])*[$Parameters.$F$4]; 0)" office:value-type="float" office:value="0" calcext:value-type="float">
            <text:p>0</text:p>
          </table:table-cell>
          <table:table-cell table:formula="of:=([.$D29]-[.$E29])*POWER(1+[$Parameters.$I$4];1/12)+[$Parameters.$D$4]" office:value-type="float" office:value="14464.1336848016" calcext:value-type="float">
            <text:p>14464.1336848016</text:p>
          </table:table-cell>
          <table:table-cell office:value-type="float" office:value="0" calcext:value-type="float">
            <text:p>0</text:p>
          </table:table-cell>
          <table:table-cell table:formula="of:=[.$D30]-[.$B30]" office:value-type="float" office:value="6632.89085890084" calcext:value-type="float">
            <text:p>6632.89085890084</text:p>
          </table:table-cell>
          <table:table-cell table:formula="of:=[.$F30]/[.$B30]" office:value-type="float" office:value="0.846978060361435" calcext:value-type="float">
            <text:p>0.846978060361435</text:p>
          </table:table-cell>
          <table:table-cell table:formula="of:=[.$F30]/[.$A30]" office:value-type="float" office:value="255.111186880802" calcext:value-type="float">
            <text:p>255.111186880802</text:p>
          </table:table-cell>
          <table:table-cell table:formula="of:=[.$B30]" office:value-type="float" office:value="7831.24282590078" calcext:value-type="float">
            <text:p>7831.24282590078</text:p>
          </table:table-cell>
          <table:table-cell table:formula="of:=[.$D30]*(1-[.$O30])" office:value-type="float" office:value="10212.2569468173" calcext:value-type="float">
            <text:p>10212.2569468173</text:p>
          </table:table-cell>
          <table:table-cell table:formula="of:=[.$B30]" office:value-type="float" office:value="7831.24282590078" calcext:value-type="float">
            <text:p>7831.24282590078</text:p>
          </table:table-cell>
          <table:table-cell table:formula="of:=IF(FLOOR([.$A30]/12; 1) + 1 &gt;= [$Parameters.$K$70] - [$Parameters.$K$22]; [.$D30] ; 0)" office:value-type="float" office:value="0" calcext:value-type="float">
            <text:p>0</text:p>
          </table:table-cell>
          <table:table-cell table:formula="of:=([$Parameters.$D$4]-[$Parameters.$C$4])*[.$A30]" office:value-type="float" office:value="3926" calcext:value-type="float">
            <text:p>3926</text:p>
          </table:table-cell>
          <table:table-cell table:formula="of:=[.$M30]/([$Parameters.A$4]*[.$A30])" office:value-type="float" office:value="0.00290384615384615" calcext:value-type="float">
            <text:p>0.002903846153846</text:p>
          </table:table-cell>
          <table:table-cell table:formula="of:=SUM(INDIRECT( CELL(&quot;address&quot;;  INDEX([$Parameters.$L$22:$Parameters.$L$74];  FLOOR([.$A30]/12; 1) + 1;0))&amp;&quot;:&quot;&amp;CELL(&quot;address&quot;; [$Parameters.$L$70])))" office:value-type="float" office:value="0.29396" calcext:value-type="float">
            <text:p>0.29396</text:p>
          </table:table-cell>
          <table:table-cell table:formula="of:=[.$I30]/INDEX([$Parameters.$M$22:$Parameters.$M$120];  FLOOR([.$A30]/12; 1) + 1;0)" office:value-type="float" office:value="142.46394080227" calcext:value-type="float">
            <text:p>142.46394080227</text:p>
          </table:table-cell>
          <table:table-cell table:formula="of:=[.$J30]/ INDEX([$Parameters.$M$22:$Parameters.$M$120];  FLOOR([.$A30]/12; 1) + 1;0)" office:value-type="float" office:value="185.778732887345" calcext:value-type="float">
            <text:p>185.778732887345</text:p>
          </table:table-cell>
          <table:table-cell table:formula="of:=([.$Q30]-[.$P30])*[$Parameters.$M$70]" office:value-type="float" office:value="704.298519303315" calcext:value-type="float">
            <text:p>704.298519303315</text:p>
          </table:table-cell>
          <table:table-cell table:number-columns-repeated="2"/>
        </table:table-row>
        <table:table-row table:style-name="ro1">
          <table:table-cell office:value-type="float" office:value="27" calcext:value-type="float">
            <text:p>27</text:p>
          </table:table-cell>
          <table:table-cell table:formula="of:=([.$B30]-[.$C30])*POWER(1+[$Parameters.$H$4];1/12)+[$Parameters.$C$4]" office:value-type="float" office:value="8294.7208814722" calcext:value-type="float">
            <text:p>8294.7208814722</text:p>
          </table:table-cell>
          <table:table-cell table:formula="of:=IF(MOD([.$A31];12)=1; ([.$B19]+[.$B22]+[.$B25]+[.$B28])/4*(1+[$Parameters.$E$4])*[$Parameters.$F$4]; 0)" office:value-type="float" office:value="0" calcext:value-type="float">
            <text:p>0</text:p>
          </table:table-cell>
          <table:table-cell table:formula="of:=([.$D30]-[.$E30])*POWER(1+[$Parameters.$I$4];1/12)+[$Parameters.$D$4]" office:value-type="float" office:value="15051.5623558567" calcext:value-type="float">
            <text:p>15051.5623558567</text:p>
          </table:table-cell>
          <table:table-cell office:value-type="float" office:value="0" calcext:value-type="float">
            <text:p>0</text:p>
          </table:table-cell>
          <table:table-cell table:formula="of:=[.$D31]-[.$B31]" office:value-type="float" office:value="6756.84147438454" calcext:value-type="float">
            <text:p>6756.84147438454</text:p>
          </table:table-cell>
          <table:table-cell table:formula="of:=[.$F31]/[.$B31]" office:value-type="float" office:value="0.81459540000643" calcext:value-type="float">
            <text:p>0.81459540000643</text:p>
          </table:table-cell>
          <table:table-cell table:formula="of:=[.$F31]/[.$A31]" office:value-type="float" office:value="250.253387940168" calcext:value-type="float">
            <text:p>250.253387940168</text:p>
          </table:table-cell>
          <table:table-cell table:formula="of:=[.$B31]" office:value-type="float" office:value="8294.7208814722" calcext:value-type="float">
            <text:p>8294.7208814722</text:p>
          </table:table-cell>
          <table:table-cell table:formula="of:=[.$D31]*(1-[.$O31])" office:value-type="float" office:value="10627.0050857291" calcext:value-type="float">
            <text:p>10627.0050857291</text:p>
          </table:table-cell>
          <table:table-cell table:formula="of:=[.$B31]" office:value-type="float" office:value="8294.7208814722" calcext:value-type="float">
            <text:p>8294.7208814722</text:p>
          </table:table-cell>
          <table:table-cell table:formula="of:=IF(FLOOR([.$A31]/12; 1) + 1 &gt;= [$Parameters.$K$70] - [$Parameters.$K$22]; [.$D31] ; 0)" office:value-type="float" office:value="0" calcext:value-type="float">
            <text:p>0</text:p>
          </table:table-cell>
          <table:table-cell table:formula="of:=([$Parameters.$D$4]-[$Parameters.$C$4])*[.$A31]" office:value-type="float" office:value="4077" calcext:value-type="float">
            <text:p>4077</text:p>
          </table:table-cell>
          <table:table-cell table:formula="of:=[.$M31]/([$Parameters.A$4]*[.$A31])" office:value-type="float" office:value="0.00290384615384615" calcext:value-type="float">
            <text:p>0.002903846153846</text:p>
          </table:table-cell>
          <table:table-cell table:formula="of:=SUM(INDIRECT( CELL(&quot;address&quot;;  INDEX([$Parameters.$L$22:$Parameters.$L$74];  FLOOR([.$A31]/12; 1) + 1;0))&amp;&quot;:&quot;&amp;CELL(&quot;address&quot;; [$Parameters.$L$70])))" office:value-type="float" office:value="0.29396" calcext:value-type="float">
            <text:p>0.29396</text:p>
          </table:table-cell>
          <table:table-cell table:formula="of:=[.$I31]/INDEX([$Parameters.$M$22:$Parameters.$M$120];  FLOOR([.$A31]/12; 1) + 1;0)" office:value-type="float" office:value="150.895413525054" calcext:value-type="float">
            <text:p>150.895413525054</text:p>
          </table:table-cell>
          <table:table-cell table:formula="of:=[.$J31]/ INDEX([$Parameters.$M$22:$Parameters.$M$120];  FLOOR([.$A31]/12; 1) + 1;0)" office:value-type="float" office:value="193.32372358976" calcext:value-type="float">
            <text:p>193.32372358976</text:p>
          </table:table-cell>
          <table:table-cell table:formula="of:=([.$Q31]-[.$P31])*[$Parameters.$M$70]" office:value-type="float" office:value="689.88432165212" calcext:value-type="float">
            <text:p>689.88432165212</text:p>
          </table:table-cell>
          <table:table-cell table:number-columns-repeated="2"/>
        </table:table-row>
        <table:table-row table:style-name="ro1">
          <table:table-cell office:value-type="float" office:value="28" calcext:value-type="float">
            <text:p>28</text:p>
          </table:table-cell>
          <table:table-cell table:formula="of:=([.$B31]-[.$C31])*POWER(1+[$Parameters.$H$4];1/12)+[$Parameters.$C$4]" office:value-type="float" office:value="8763.28739399789" calcext:value-type="float">
            <text:p>8763.28739399789</text:p>
          </table:table-cell>
          <table:table-cell table:formula="of:=IF(MOD([.$A32];12)=1; ([.$B20]+[.$B23]+[.$B26]+[.$B29])/4*(1+[$Parameters.$E$4])*[$Parameters.$F$4]; 0)" office:value-type="float" office:value="0" calcext:value-type="float">
            <text:p>0</text:p>
          </table:table-cell>
          <table:table-cell table:formula="of:=([.$D31]-[.$E31])*POWER(1+[$Parameters.$I$4];1/12)+[$Parameters.$D$4]" office:value-type="float" office:value="15641.3842840318" calcext:value-type="float">
            <text:p>15641.3842840318</text:p>
          </table:table-cell>
          <table:table-cell office:value-type="float" office:value="0" calcext:value-type="float">
            <text:p>0</text:p>
          </table:table-cell>
          <table:table-cell table:formula="of:=[.$D32]-[.$B32]" office:value-type="float" office:value="6878.0968900339" calcext:value-type="float">
            <text:p>6878.0968900339</text:p>
          </table:table-cell>
          <table:table-cell table:formula="of:=[.$F32]/[.$B32]" office:value-type="float" office:value="0.784876334735389" calcext:value-type="float">
            <text:p>0.784876334735389</text:p>
          </table:table-cell>
          <table:table-cell table:formula="of:=[.$F32]/[.$A32]" office:value-type="float" office:value="245.646317501211" calcext:value-type="float">
            <text:p>245.646317501211</text:p>
          </table:table-cell>
          <table:table-cell table:formula="of:=[.$B32]" office:value-type="float" office:value="8763.28739399789" calcext:value-type="float">
            <text:p>8763.28739399789</text:p>
          </table:table-cell>
          <table:table-cell table:formula="of:=[.$D32]*(1-[.$O32])" office:value-type="float" office:value="11043.4429598978" calcext:value-type="float">
            <text:p>11043.4429598978</text:p>
          </table:table-cell>
          <table:table-cell table:formula="of:=[.$B32]" office:value-type="float" office:value="8763.28739399789" calcext:value-type="float">
            <text:p>8763.28739399789</text:p>
          </table:table-cell>
          <table:table-cell table:formula="of:=IF(FLOOR([.$A32]/12; 1) + 1 &gt;= [$Parameters.$K$70] - [$Parameters.$K$22]; [.$D32] ; 0)" office:value-type="float" office:value="0" calcext:value-type="float">
            <text:p>0</text:p>
          </table:table-cell>
          <table:table-cell table:formula="of:=([$Parameters.$D$4]-[$Parameters.$C$4])*[.$A32]" office:value-type="float" office:value="4228" calcext:value-type="float">
            <text:p>4228</text:p>
          </table:table-cell>
          <table:table-cell table:formula="of:=[.$M32]/([$Parameters.A$4]*[.$A32])" office:value-type="float" office:value="0.00290384615384615" calcext:value-type="float">
            <text:p>0.002903846153846</text:p>
          </table:table-cell>
          <table:table-cell table:formula="of:=SUM(INDIRECT( CELL(&quot;address&quot;;  INDEX([$Parameters.$L$22:$Parameters.$L$74];  FLOOR([.$A32]/12; 1) + 1;0))&amp;&quot;:&quot;&amp;CELL(&quot;address&quot;; [$Parameters.$L$70])))" office:value-type="float" office:value="0.29396" calcext:value-type="float">
            <text:p>0.29396</text:p>
          </table:table-cell>
          <table:table-cell table:formula="of:=[.$I32]/INDEX([$Parameters.$M$22:$Parameters.$M$120];  FLOOR([.$A32]/12; 1) + 1;0)" office:value-type="float" office:value="159.419454138583" calcext:value-type="float">
            <text:p>159.419454138583</text:p>
          </table:table-cell>
          <table:table-cell table:formula="of:=[.$J32]/ INDEX([$Parameters.$M$22:$Parameters.$M$120];  FLOOR([.$A32]/12; 1) + 1;0)" office:value-type="float" office:value="200.899453518243" calcext:value-type="float">
            <text:p>200.899453518243</text:p>
          </table:table-cell>
          <table:table-cell table:formula="of:=([.$Q32]-[.$P32])*[$Parameters.$M$70]" office:value-type="float" office:value="674.464789913273" calcext:value-type="float">
            <text:p>674.464789913273</text:p>
          </table:table-cell>
          <table:table-cell table:number-columns-repeated="2"/>
        </table:table-row>
        <table:table-row table:style-name="ro1">
          <table:table-cell office:value-type="float" office:value="29" calcext:value-type="float">
            <text:p>29</text:p>
          </table:table-cell>
          <table:table-cell table:formula="of:=([.$B32]-[.$C32])*POWER(1+[$Parameters.$H$4];1/12)+[$Parameters.$C$4]" office:value-type="float" office:value="9236.99822889342" calcext:value-type="float">
            <text:p>9236.99822889342</text:p>
          </table:table-cell>
          <table:table-cell table:formula="of:=IF(MOD([.$A33];12)=1; ([.$B21]+[.$B24]+[.$B27]+[.$B30])/4*(1+[$Parameters.$E$4])*[$Parameters.$F$4]; 0)" office:value-type="float" office:value="0" calcext:value-type="float">
            <text:p>0</text:p>
          </table:table-cell>
          <table:table-cell table:formula="of:=([.$D32]-[.$E32])*POWER(1+[$Parameters.$I$4];1/12)+[$Parameters.$D$4]" office:value-type="float" office:value="16233.6092197526" calcext:value-type="float">
            <text:p>16233.6092197526</text:p>
          </table:table-cell>
          <table:table-cell office:value-type="float" office:value="0" calcext:value-type="float">
            <text:p>0</text:p>
          </table:table-cell>
          <table:table-cell table:formula="of:=[.$D33]-[.$B33]" office:value-type="float" office:value="6996.61099085914" calcext:value-type="float">
            <text:p>6996.61099085914</text:p>
          </table:table-cell>
          <table:table-cell table:formula="of:=[.$F33]/[.$B33]" office:value-type="float" office:value="0.757455053847869" calcext:value-type="float">
            <text:p>0.757455053847869</text:p>
          </table:table-cell>
          <table:table-cell table:formula="of:=[.$F33]/[.$A33]" office:value-type="float" office:value="241.26244796066" calcext:value-type="float">
            <text:p>241.26244796066</text:p>
          </table:table-cell>
          <table:table-cell table:formula="of:=[.$B33]" office:value-type="float" office:value="9236.99822889342" calcext:value-type="float">
            <text:p>9236.99822889342</text:p>
          </table:table-cell>
          <table:table-cell table:formula="of:=[.$D33]*(1-[.$O33])" office:value-type="float" office:value="11461.5774535141" calcext:value-type="float">
            <text:p>11461.5774535141</text:p>
          </table:table-cell>
          <table:table-cell table:formula="of:=[.$B33]" office:value-type="float" office:value="9236.99822889342" calcext:value-type="float">
            <text:p>9236.99822889342</text:p>
          </table:table-cell>
          <table:table-cell table:formula="of:=IF(FLOOR([.$A33]/12; 1) + 1 &gt;= [$Parameters.$K$70] - [$Parameters.$K$22]; [.$D33] ; 0)" office:value-type="float" office:value="0" calcext:value-type="float">
            <text:p>0</text:p>
          </table:table-cell>
          <table:table-cell table:formula="of:=([$Parameters.$D$4]-[$Parameters.$C$4])*[.$A33]" office:value-type="float" office:value="4379" calcext:value-type="float">
            <text:p>4379</text:p>
          </table:table-cell>
          <table:table-cell table:formula="of:=[.$M33]/([$Parameters.A$4]*[.$A33])" office:value-type="float" office:value="0.00290384615384615" calcext:value-type="float">
            <text:p>0.002903846153846</text:p>
          </table:table-cell>
          <table:table-cell table:formula="of:=SUM(INDIRECT( CELL(&quot;address&quot;;  INDEX([$Parameters.$L$22:$Parameters.$L$74];  FLOOR([.$A33]/12; 1) + 1;0))&amp;&quot;:&quot;&amp;CELL(&quot;address&quot;; [$Parameters.$L$70])))" office:value-type="float" office:value="0.29396" calcext:value-type="float">
            <text:p>0.29396</text:p>
          </table:table-cell>
          <table:table-cell table:formula="of:=[.$I33]/INDEX([$Parameters.$M$22:$Parameters.$M$120];  FLOOR([.$A33]/12; 1) + 1;0)" office:value-type="float" office:value="168.037078932025" calcext:value-type="float">
            <text:p>168.037078932025</text:p>
          </table:table-cell>
          <table:table-cell table:formula="of:=[.$J33]/ INDEX([$Parameters.$M$22:$Parameters.$M$120];  FLOOR([.$A33]/12; 1) + 1;0)" office:value-type="float" office:value="208.506047908206" calcext:value-type="float">
            <text:p>208.506047908206</text:p>
          </table:table-cell>
          <table:table-cell table:formula="of:=([.$Q33]-[.$P33])*[$Parameters.$M$70]" office:value-type="float" office:value="658.025435552706" calcext:value-type="float">
            <text:p>658.025435552706</text:p>
          </table:table-cell>
          <table:table-cell table:number-columns-repeated="2"/>
        </table:table-row>
        <table:table-row table:style-name="ro1">
          <table:table-cell office:value-type="float" office:value="30" calcext:value-type="float">
            <text:p>30</text:p>
          </table:table-cell>
          <table:table-cell table:formula="of:=([.$B33]-[.$C33])*POWER(1+[$Parameters.$H$4];1/12)+[$Parameters.$C$4]" office:value-type="float" office:value="9715.90986491245" calcext:value-type="float">
            <text:p>9715.90986491245</text:p>
          </table:table-cell>
          <table:table-cell table:formula="of:=IF(MOD([.$A34];12)=1; ([.$B22]+[.$B25]+[.$B28]+[.$B31])/4*(1+[$Parameters.$E$4])*[$Parameters.$F$4]; 0)" office:value-type="float" office:value="0" calcext:value-type="float">
            <text:p>0</text:p>
          </table:table-cell>
          <table:table-cell table:formula="of:=([.$D33]-[.$E33])*POWER(1+[$Parameters.$I$4];1/12)+[$Parameters.$D$4]" office:value-type="float" office:value="16828.2469531692" calcext:value-type="float">
            <text:p>16828.2469531692</text:p>
          </table:table-cell>
          <table:table-cell office:value-type="float" office:value="0" calcext:value-type="float">
            <text:p>0</text:p>
          </table:table-cell>
          <table:table-cell table:formula="of:=[.$D34]-[.$B34]" office:value-type="float" office:value="7112.33708825675" calcext:value-type="float">
            <text:p>7112.33708825675</text:p>
          </table:table-cell>
          <table:table-cell table:formula="of:=[.$F34]/[.$B34]" office:value-type="float" office:value="0.732029957785208" calcext:value-type="float">
            <text:p>0.732029957785208</text:p>
          </table:table-cell>
          <table:table-cell table:formula="of:=[.$F34]/[.$A34]" office:value-type="float" office:value="237.077902941892" calcext:value-type="float">
            <text:p>237.077902941892</text:p>
          </table:table-cell>
          <table:table-cell table:formula="of:=[.$B34]" office:value-type="float" office:value="9715.90986491245" calcext:value-type="float">
            <text:p>9715.90986491245</text:p>
          </table:table-cell>
          <table:table-cell table:formula="of:=[.$D34]*(1-[.$O34])" office:value-type="float" office:value="11881.4154788156" calcext:value-type="float">
            <text:p>11881.4154788156</text:p>
          </table:table-cell>
          <table:table-cell table:formula="of:=[.$B34]" office:value-type="float" office:value="9715.90986491245" calcext:value-type="float">
            <text:p>9715.90986491245</text:p>
          </table:table-cell>
          <table:table-cell table:formula="of:=IF(FLOOR([.$A34]/12; 1) + 1 &gt;= [$Parameters.$K$70] - [$Parameters.$K$22]; [.$D34] ; 0)" office:value-type="float" office:value="0" calcext:value-type="float">
            <text:p>0</text:p>
          </table:table-cell>
          <table:table-cell table:formula="of:=([$Parameters.$D$4]-[$Parameters.$C$4])*[.$A34]" office:value-type="float" office:value="4530" calcext:value-type="float">
            <text:p>4530</text:p>
          </table:table-cell>
          <table:table-cell table:formula="of:=[.$M34]/([$Parameters.A$4]*[.$A34])" office:value-type="float" office:value="0.00290384615384615" calcext:value-type="float">
            <text:p>0.002903846153846</text:p>
          </table:table-cell>
          <table:table-cell table:formula="of:=SUM(INDIRECT( CELL(&quot;address&quot;;  INDEX([$Parameters.$L$22:$Parameters.$L$74];  FLOOR([.$A34]/12; 1) + 1;0))&amp;&quot;:&quot;&amp;CELL(&quot;address&quot;; [$Parameters.$L$70])))" office:value-type="float" office:value="0.29396" calcext:value-type="float">
            <text:p>0.29396</text:p>
          </table:table-cell>
          <table:table-cell table:formula="of:=[.$I34]/INDEX([$Parameters.$M$22:$Parameters.$M$120];  FLOOR([.$A34]/12; 1) + 1;0)" office:value-type="float" office:value="176.749315352237" calcext:value-type="float">
            <text:p>176.749315352237</text:p>
          </table:table-cell>
          <table:table-cell table:formula="of:=[.$J34]/ INDEX([$Parameters.$M$22:$Parameters.$M$120];  FLOOR([.$A34]/12; 1) + 1;0)" office:value-type="float" office:value="216.143632505286" calcext:value-type="float">
            <text:p>216.143632505286</text:p>
          </table:table-cell>
          <table:table-cell table:formula="of:=([.$Q34]-[.$P34])*[$Parameters.$M$70]" office:value-type="float" office:value="640.551596908585" calcext:value-type="float">
            <text:p>640.551596908585</text:p>
          </table:table-cell>
          <table:table-cell table:number-columns-repeated="2"/>
        </table:table-row>
        <table:table-row table:style-name="ro1">
          <table:table-cell office:value-type="float" office:value="31" calcext:value-type="float">
            <text:p>31</text:p>
          </table:table-cell>
          <table:table-cell table:formula="of:=([.$B34]-[.$C34])*POWER(1+[$Parameters.$H$4];1/12)+[$Parameters.$C$4]" office:value-type="float" office:value="10200.0794008806" calcext:value-type="float">
            <text:p>10200.0794008806</text:p>
          </table:table-cell>
          <table:table-cell table:formula="of:=IF(MOD([.$A35];12)=1; ([.$B23]+[.$B26]+[.$B29]+[.$B32])/4*(1+[$Parameters.$E$4])*[$Parameters.$F$4]; 0)" office:value-type="float" office:value="0" calcext:value-type="float">
            <text:p>0</text:p>
          </table:table-cell>
          <table:table-cell table:formula="of:=([.$D34]-[.$E34])*POWER(1+[$Parameters.$I$4];1/12)+[$Parameters.$D$4]" office:value-type="float" office:value="17425.3073143182" calcext:value-type="float">
            <text:p>17425.3073143182</text:p>
          </table:table-cell>
          <table:table-cell office:value-type="float" office:value="0" calcext:value-type="float">
            <text:p>0</text:p>
          </table:table-cell>
          <table:table-cell table:formula="of:=[.$D35]-[.$B35]" office:value-type="float" office:value="7225.22791343766" calcext:value-type="float">
            <text:p>7225.22791343766</text:p>
          </table:table-cell>
          <table:table-cell table:formula="of:=[.$F35]/[.$B35]" office:value-type="float" office:value="0.708350163706953" calcext:value-type="float">
            <text:p>0.708350163706953</text:p>
          </table:table-cell>
          <table:table-cell table:formula="of:=[.$F35]/[.$A35]" office:value-type="float" office:value="233.071868175408" calcext:value-type="float">
            <text:p>233.071868175408</text:p>
          </table:table-cell>
          <table:table-cell table:formula="of:=[.$B35]" office:value-type="float" office:value="10200.0794008806" calcext:value-type="float">
            <text:p>10200.0794008806</text:p>
          </table:table-cell>
          <table:table-cell table:formula="of:=[.$D35]*(1-[.$O35])" office:value-type="float" office:value="12302.9639762012" calcext:value-type="float">
            <text:p>12302.9639762012</text:p>
          </table:table-cell>
          <table:table-cell table:formula="of:=[.$B35]" office:value-type="float" office:value="10200.0794008806" calcext:value-type="float">
            <text:p>10200.0794008806</text:p>
          </table:table-cell>
          <table:table-cell table:formula="of:=IF(FLOOR([.$A35]/12; 1) + 1 &gt;= [$Parameters.$K$70] - [$Parameters.$K$22]; [.$D35] ; 0)" office:value-type="float" office:value="0" calcext:value-type="float">
            <text:p>0</text:p>
          </table:table-cell>
          <table:table-cell table:formula="of:=([$Parameters.$D$4]-[$Parameters.$C$4])*[.$A35]" office:value-type="float" office:value="4681" calcext:value-type="float">
            <text:p>4681</text:p>
          </table:table-cell>
          <table:table-cell table:formula="of:=[.$M35]/([$Parameters.A$4]*[.$A35])" office:value-type="float" office:value="0.00290384615384615" calcext:value-type="float">
            <text:p>0.002903846153846</text:p>
          </table:table-cell>
          <table:table-cell table:formula="of:=SUM(INDIRECT( CELL(&quot;address&quot;;  INDEX([$Parameters.$L$22:$Parameters.$L$74];  FLOOR([.$A35]/12; 1) + 1;0))&amp;&quot;:&quot;&amp;CELL(&quot;address&quot;; [$Parameters.$L$70])))" office:value-type="float" office:value="0.29396" calcext:value-type="float">
            <text:p>0.29396</text:p>
          </table:table-cell>
          <table:table-cell table:formula="of:=[.$I35]/INDEX([$Parameters.$M$22:$Parameters.$M$120];  FLOOR([.$A35]/12; 1) + 1;0)" office:value-type="float" office:value="185.557202126261" calcext:value-type="float">
            <text:p>185.557202126261</text:p>
          </table:table-cell>
          <table:table-cell table:formula="of:=[.$J35]/ INDEX([$Parameters.$M$22:$Parameters.$M$120];  FLOOR([.$A35]/12; 1) + 1;0)" office:value-type="float" office:value="223.812333567423" calcext:value-type="float">
            <text:p>223.812333567423</text:p>
          </table:table-cell>
          <table:table-cell table:formula="of:=([.$Q35]-[.$P35])*[$Parameters.$M$70]" office:value-type="float" office:value="622.028437233295" calcext:value-type="float">
            <text:p>622.028437233295</text:p>
          </table:table-cell>
          <table:table-cell table:number-columns-repeated="2"/>
        </table:table-row>
        <table:table-row table:style-name="ro1">
          <table:table-cell office:value-type="float" office:value="32" calcext:value-type="float">
            <text:p>32</text:p>
          </table:table-cell>
          <table:table-cell table:formula="of:=([.$B35]-[.$C35])*POWER(1+[$Parameters.$H$4];1/12)+[$Parameters.$C$4]" office:value-type="float" office:value="10689.5645625028" calcext:value-type="float">
            <text:p>10689.5645625028</text:p>
          </table:table-cell>
          <table:table-cell table:formula="of:=IF(MOD([.$A36];12)=1; ([.$B24]+[.$B27]+[.$B30]+[.$B33])/4*(1+[$Parameters.$E$4])*[$Parameters.$F$4]; 0)" office:value-type="float" office:value="0" calcext:value-type="float">
            <text:p>0</text:p>
          </table:table-cell>
          <table:table-cell table:formula="of:=([.$D35]-[.$E35])*POWER(1+[$Parameters.$I$4];1/12)+[$Parameters.$D$4]" office:value-type="float" office:value="18024.8001732849" calcext:value-type="float">
            <text:p>18024.8001732849</text:p>
          </table:table-cell>
          <table:table-cell office:value-type="float" office:value="0" calcext:value-type="float">
            <text:p>0</text:p>
          </table:table-cell>
          <table:table-cell table:formula="of:=[.$D36]-[.$B36]" office:value-type="float" office:value="7335.23561078203" calcext:value-type="float">
            <text:p>7335.23561078203</text:p>
          </table:table-cell>
          <table:table-cell table:formula="of:=[.$F36]/[.$B36]" office:value-type="float" office:value="0.686205276921454" calcext:value-type="float">
            <text:p>0.686205276921454</text:p>
          </table:table-cell>
          <table:table-cell table:formula="of:=[.$F36]/[.$A36]" office:value-type="float" office:value="229.226112836938" calcext:value-type="float">
            <text:p>229.226112836938</text:p>
          </table:table-cell>
          <table:table-cell table:formula="of:=[.$B36]" office:value-type="float" office:value="10689.5645625028" calcext:value-type="float">
            <text:p>10689.5645625028</text:p>
          </table:table-cell>
          <table:table-cell table:formula="of:=[.$D36]*(1-[.$O36])" office:value-type="float" office:value="12726.229914346" calcext:value-type="float">
            <text:p>12726.229914346</text:p>
          </table:table-cell>
          <table:table-cell table:formula="of:=[.$B36]" office:value-type="float" office:value="10689.5645625028" calcext:value-type="float">
            <text:p>10689.5645625028</text:p>
          </table:table-cell>
          <table:table-cell table:formula="of:=IF(FLOOR([.$A36]/12; 1) + 1 &gt;= [$Parameters.$K$70] - [$Parameters.$K$22]; [.$D36] ; 0)" office:value-type="float" office:value="0" calcext:value-type="float">
            <text:p>0</text:p>
          </table:table-cell>
          <table:table-cell table:formula="of:=([$Parameters.$D$4]-[$Parameters.$C$4])*[.$A36]" office:value-type="float" office:value="4832" calcext:value-type="float">
            <text:p>4832</text:p>
          </table:table-cell>
          <table:table-cell table:formula="of:=[.$M36]/([$Parameters.A$4]*[.$A36])" office:value-type="float" office:value="0.00290384615384615" calcext:value-type="float">
            <text:p>0.002903846153846</text:p>
          </table:table-cell>
          <table:table-cell table:formula="of:=SUM(INDIRECT( CELL(&quot;address&quot;;  INDEX([$Parameters.$L$22:$Parameters.$L$74];  FLOOR([.$A36]/12; 1) + 1;0))&amp;&quot;:&quot;&amp;CELL(&quot;address&quot;; [$Parameters.$L$70])))" office:value-type="float" office:value="0.29396" calcext:value-type="float">
            <text:p>0.29396</text:p>
          </table:table-cell>
          <table:table-cell table:formula="of:=[.$I36]/INDEX([$Parameters.$M$22:$Parameters.$M$120];  FLOOR([.$A36]/12; 1) + 1;0)" office:value-type="float" office:value="194.461789385171" calcext:value-type="float">
            <text:p>194.461789385171</text:p>
          </table:table-cell>
          <table:table-cell table:formula="of:=[.$J36]/ INDEX([$Parameters.$M$22:$Parameters.$M$120];  FLOOR([.$A36]/12; 1) + 1;0)" office:value-type="float" office:value="231.512277866946" calcext:value-type="float">
            <text:p>231.512277866946</text:p>
          </table:table-cell>
          <table:table-cell table:formula="of:=([.$Q36]-[.$P36])*[$Parameters.$M$70]" office:value-type="float" office:value="602.440942713672" calcext:value-type="float">
            <text:p>602.440942713672</text:p>
          </table:table-cell>
          <table:table-cell table:number-columns-repeated="2"/>
        </table:table-row>
        <table:table-row table:style-name="ro1">
          <table:table-cell office:value-type="float" office:value="33" calcext:value-type="float">
            <text:p>33</text:p>
          </table:table-cell>
          <table:table-cell table:formula="of:=([.$B36]-[.$C36])*POWER(1+[$Parameters.$H$4];1/12)+[$Parameters.$C$4]" office:value-type="float" office:value="11184.4237092464" calcext:value-type="float">
            <text:p>11184.4237092464</text:p>
          </table:table-cell>
          <table:table-cell table:formula="of:=IF(MOD([.$A37];12)=1; ([.$B25]+[.$B28]+[.$B31]+[.$B34])/4*(1+[$Parameters.$E$4])*[$Parameters.$F$4]; 0)" office:value-type="float" office:value="0" calcext:value-type="float">
            <text:p>0</text:p>
          </table:table-cell>
          <table:table-cell table:formula="of:=([.$D36]-[.$E36])*POWER(1+[$Parameters.$I$4];1/12)+[$Parameters.$D$4]" office:value-type="float" office:value="18626.7354403664" calcext:value-type="float">
            <text:p>18626.7354403664</text:p>
          </table:table-cell>
          <table:table-cell office:value-type="float" office:value="0" calcext:value-type="float">
            <text:p>0</text:p>
          </table:table-cell>
          <table:table-cell table:formula="of:=[.$D37]-[.$B37]" office:value-type="float" office:value="7442.31173111997" calcext:value-type="float">
            <text:p>7442.31173111997</text:p>
          </table:table-cell>
          <table:table-cell table:formula="of:=[.$F37]/[.$B37]" office:value-type="float" office:value="0.665417541805687" calcext:value-type="float">
            <text:p>0.665417541805687</text:p>
          </table:table-cell>
          <table:table-cell table:formula="of:=[.$F37]/[.$A37]" office:value-type="float" office:value="225.524597912726" calcext:value-type="float">
            <text:p>225.524597912726</text:p>
          </table:table-cell>
          <table:table-cell table:formula="of:=[.$B37]" office:value-type="float" office:value="11184.4237092464" calcext:value-type="float">
            <text:p>11184.4237092464</text:p>
          </table:table-cell>
          <table:table-cell table:formula="of:=[.$D37]*(1-[.$O37])" office:value-type="float" office:value="13151.2202903163" calcext:value-type="float">
            <text:p>13151.2202903163</text:p>
          </table:table-cell>
          <table:table-cell table:formula="of:=[.$B37]" office:value-type="float" office:value="11184.4237092464" calcext:value-type="float">
            <text:p>11184.4237092464</text:p>
          </table:table-cell>
          <table:table-cell table:formula="of:=IF(FLOOR([.$A37]/12; 1) + 1 &gt;= [$Parameters.$K$70] - [$Parameters.$K$22]; [.$D37] ; 0)" office:value-type="float" office:value="0" calcext:value-type="float">
            <text:p>0</text:p>
          </table:table-cell>
          <table:table-cell table:formula="of:=([$Parameters.$D$4]-[$Parameters.$C$4])*[.$A37]" office:value-type="float" office:value="4983" calcext:value-type="float">
            <text:p>4983</text:p>
          </table:table-cell>
          <table:table-cell table:formula="of:=[.$M37]/([$Parameters.A$4]*[.$A37])" office:value-type="float" office:value="0.00290384615384615" calcext:value-type="float">
            <text:p>0.002903846153846</text:p>
          </table:table-cell>
          <table:table-cell table:formula="of:=SUM(INDIRECT( CELL(&quot;address&quot;;  INDEX([$Parameters.$L$22:$Parameters.$L$74];  FLOOR([.$A37]/12; 1) + 1;0))&amp;&quot;:&quot;&amp;CELL(&quot;address&quot;; [$Parameters.$L$70])))" office:value-type="float" office:value="0.29396" calcext:value-type="float">
            <text:p>0.29396</text:p>
          </table:table-cell>
          <table:table-cell table:formula="of:=[.$I37]/INDEX([$Parameters.$M$22:$Parameters.$M$120];  FLOOR([.$A37]/12; 1) + 1;0)" office:value-type="float" office:value="203.464138789274" calcext:value-type="float">
            <text:p>203.464138789274</text:p>
          </table:table-cell>
          <table:table-cell table:formula="of:=[.$J37]/ INDEX([$Parameters.$M$22:$Parameters.$M$120];  FLOOR([.$A37]/12; 1) + 1;0)" office:value-type="float" office:value="239.243592692673" calcext:value-type="float">
            <text:p>239.243592692673</text:p>
          </table:table-cell>
          <table:table-cell table:formula="of:=([.$Q37]-[.$P37])*[$Parameters.$M$70]" office:value-type="float" office:value="581.773920469279" calcext:value-type="float">
            <text:p>581.773920469279</text:p>
          </table:table-cell>
          <table:table-cell table:number-columns-repeated="2"/>
        </table:table-row>
        <table:table-row table:style-name="ro1">
          <table:table-cell office:value-type="float" office:value="34" calcext:value-type="float">
            <text:p>34</text:p>
          </table:table-cell>
          <table:table-cell table:formula="of:=([.$B37]-[.$C37])*POWER(1+[$Parameters.$H$4];1/12)+[$Parameters.$C$4]" office:value-type="float" office:value="11684.7158412982" calcext:value-type="float">
            <text:p>11684.7158412982</text:p>
          </table:table-cell>
          <table:table-cell table:formula="of:=IF(MOD([.$A38];12)=1; ([.$B26]+[.$B29]+[.$B32]+[.$B35])/4*(1+[$Parameters.$E$4])*[$Parameters.$F$4]; 0)" office:value-type="float" office:value="0" calcext:value-type="float">
            <text:p>0</text:p>
          </table:table-cell>
          <table:table-cell table:formula="of:=([.$D37]-[.$E37])*POWER(1+[$Parameters.$I$4];1/12)+[$Parameters.$D$4]" office:value-type="float" office:value="19231.1230662357" calcext:value-type="float">
            <text:p>19231.1230662357</text:p>
          </table:table-cell>
          <table:table-cell office:value-type="float" office:value="0" calcext:value-type="float">
            <text:p>0</text:p>
          </table:table-cell>
          <table:table-cell table:formula="of:=[.$D38]-[.$B38]" office:value-type="float" office:value="7546.40722493747" calcext:value-type="float">
            <text:p>7546.40722493747</text:p>
          </table:table-cell>
          <table:table-cell table:formula="of:=[.$F38]/[.$B38]" office:value-type="float" office:value="0.645835750516552" calcext:value-type="float">
            <text:p>0.645835750516552</text:p>
          </table:table-cell>
          <table:table-cell table:formula="of:=[.$F38]/[.$A38]" office:value-type="float" office:value="221.953153674631" calcext:value-type="float">
            <text:p>221.953153674631</text:p>
          </table:table-cell>
          <table:table-cell table:formula="of:=[.$B38]" office:value-type="float" office:value="11684.7158412982" calcext:value-type="float">
            <text:p>11684.7158412982</text:p>
          </table:table-cell>
          <table:table-cell table:formula="of:=[.$D38]*(1-[.$O38])" office:value-type="float" office:value="13577.942129685" calcext:value-type="float">
            <text:p>13577.942129685</text:p>
          </table:table-cell>
          <table:table-cell table:formula="of:=[.$B38]" office:value-type="float" office:value="11684.7158412982" calcext:value-type="float">
            <text:p>11684.7158412982</text:p>
          </table:table-cell>
          <table:table-cell table:formula="of:=IF(FLOOR([.$A38]/12; 1) + 1 &gt;= [$Parameters.$K$70] - [$Parameters.$K$22]; [.$D38] ; 0)" office:value-type="float" office:value="0" calcext:value-type="float">
            <text:p>0</text:p>
          </table:table-cell>
          <table:table-cell table:formula="of:=([$Parameters.$D$4]-[$Parameters.$C$4])*[.$A38]" office:value-type="float" office:value="5134" calcext:value-type="float">
            <text:p>5134</text:p>
          </table:table-cell>
          <table:table-cell table:formula="of:=[.$M38]/([$Parameters.A$4]*[.$A38])" office:value-type="float" office:value="0.00290384615384615" calcext:value-type="float">
            <text:p>0.002903846153846</text:p>
          </table:table-cell>
          <table:table-cell table:formula="of:=SUM(INDIRECT( CELL(&quot;address&quot;;  INDEX([$Parameters.$L$22:$Parameters.$L$74];  FLOOR([.$A38]/12; 1) + 1;0))&amp;&quot;:&quot;&amp;CELL(&quot;address&quot;; [$Parameters.$L$70])))" office:value-type="float" office:value="0.29396" calcext:value-type="float">
            <text:p>0.29396</text:p>
          </table:table-cell>
          <table:table-cell table:formula="of:=[.$I38]/INDEX([$Parameters.$M$22:$Parameters.$M$120];  FLOOR([.$A38]/12; 1) + 1;0)" office:value-type="float" office:value="212.565323654688" calcext:value-type="float">
            <text:p>212.565323654688</text:p>
          </table:table-cell>
          <table:table-cell table:formula="of:=[.$J38]/ INDEX([$Parameters.$M$22:$Parameters.$M$120];  FLOOR([.$A38]/12; 1) + 1;0)" office:value-type="float" office:value="247.006405852011" calcext:value-type="float">
            <text:p>247.006405852011</text:p>
          </table:table-cell>
          <table:table-cell table:formula="of:=([.$Q38]-[.$P38])*[$Parameters.$M$70]" office:value-type="float" office:value="560.011996528468" calcext:value-type="float">
            <text:p>560.011996528468</text:p>
          </table:table-cell>
          <table:table-cell table:number-columns-repeated="2"/>
        </table:table-row>
        <table:table-row table:style-name="ro1">
          <table:table-cell office:value-type="float" office:value="35" calcext:value-type="float">
            <text:p>35</text:p>
          </table:table-cell>
          <table:table-cell table:formula="of:=([.$B38]-[.$C38])*POWER(1+[$Parameters.$H$4];1/12)+[$Parameters.$C$4]" office:value-type="float" office:value="12190.5006065997" calcext:value-type="float">
            <text:p>12190.5006065997</text:p>
          </table:table-cell>
          <table:table-cell table:formula="of:=IF(MOD([.$A39];12)=1; ([.$B27]+[.$B30]+[.$B33]+[.$B36])/4*(1+[$Parameters.$E$4])*[$Parameters.$F$4]; 0)" office:value-type="float" office:value="0" calcext:value-type="float">
            <text:p>0</text:p>
          </table:table-cell>
          <table:table-cell table:formula="of:=([.$D38]-[.$E38])*POWER(1+[$Parameters.$I$4];1/12)+[$Parameters.$D$4]" office:value-type="float" office:value="19837.9730421061" calcext:value-type="float">
            <text:p>19837.9730421061</text:p>
          </table:table-cell>
          <table:table-cell office:value-type="float" office:value="0" calcext:value-type="float">
            <text:p>0</text:p>
          </table:table-cell>
          <table:table-cell table:formula="of:=[.$D39]-[.$B39]" office:value-type="float" office:value="7647.47243550643" calcext:value-type="float">
            <text:p>7647.47243550643</text:p>
          </table:table-cell>
          <table:table-cell table:formula="of:=[.$F39]/[.$B39]" office:value-type="float" office:value="0.627330466754274" calcext:value-type="float">
            <text:p>0.627330466754274</text:p>
          </table:table-cell>
          <table:table-cell table:formula="of:=[.$F39]/[.$A39]" office:value-type="float" office:value="218.499212443041" calcext:value-type="float">
            <text:p>218.499212443041</text:p>
          </table:table-cell>
          <table:table-cell table:formula="of:=[.$B39]" office:value-type="float" office:value="12190.5006065997" calcext:value-type="float">
            <text:p>12190.5006065997</text:p>
          </table:table-cell>
          <table:table-cell table:formula="of:=[.$D39]*(1-[.$O39])" office:value-type="float" office:value="14006.4024866486" calcext:value-type="float">
            <text:p>14006.4024866486</text:p>
          </table:table-cell>
          <table:table-cell table:formula="of:=[.$B39]" office:value-type="float" office:value="12190.5006065997" calcext:value-type="float">
            <text:p>12190.5006065997</text:p>
          </table:table-cell>
          <table:table-cell table:formula="of:=IF(FLOOR([.$A39]/12; 1) + 1 &gt;= [$Parameters.$K$70] - [$Parameters.$K$22]; [.$D39] ; 0)" office:value-type="float" office:value="0" calcext:value-type="float">
            <text:p>0</text:p>
          </table:table-cell>
          <table:table-cell table:formula="of:=([$Parameters.$D$4]-[$Parameters.$C$4])*[.$A39]" office:value-type="float" office:value="5285" calcext:value-type="float">
            <text:p>5285</text:p>
          </table:table-cell>
          <table:table-cell table:formula="of:=[.$M39]/([$Parameters.A$4]*[.$A39])" office:value-type="float" office:value="0.00290384615384615" calcext:value-type="float">
            <text:p>0.002903846153846</text:p>
          </table:table-cell>
          <table:table-cell table:formula="of:=SUM(INDIRECT( CELL(&quot;address&quot;;  INDEX([$Parameters.$L$22:$Parameters.$L$74];  FLOOR([.$A39]/12; 1) + 1;0))&amp;&quot;:&quot;&amp;CELL(&quot;address&quot;; [$Parameters.$L$70])))" office:value-type="float" office:value="0.29396" calcext:value-type="float">
            <text:p>0.29396</text:p>
          </table:table-cell>
          <table:table-cell table:formula="of:=[.$I39]/INDEX([$Parameters.$M$22:$Parameters.$M$120];  FLOOR([.$A39]/12; 1) + 1;0)" office:value-type="float" office:value="221.766429081311" calcext:value-type="float">
            <text:p>221.766429081311</text:p>
          </table:table-cell>
          <table:table-cell table:formula="of:=[.$J39]/ INDEX([$Parameters.$M$22:$Parameters.$M$120];  FLOOR([.$A39]/12; 1) + 1;0)" office:value-type="float" office:value="254.800845673069" calcext:value-type="float">
            <text:p>254.800845673069</text:p>
          </table:table-cell>
          <table:table-cell table:formula="of:=([.$Q39]-[.$P39])*[$Parameters.$M$70]" office:value-type="float" office:value="537.139613781981" calcext:value-type="float">
            <text:p>537.139613781981</text:p>
          </table:table-cell>
          <table:table-cell table:number-columns-repeated="2"/>
        </table:table-row>
        <table:table-row table:style-name="ro1">
          <table:table-cell office:value-type="float" office:value="36" calcext:value-type="float">
            <text:p>36</text:p>
          </table:table-cell>
          <table:table-cell table:formula="of:=([.$B39]-[.$C39])*POWER(1+[$Parameters.$H$4];1/12)+[$Parameters.$C$4]" office:value-type="float" office:value="12701.838307958" calcext:value-type="float">
            <text:p>12701.838307958</text:p>
          </table:table-cell>
          <table:table-cell table:formula="of:=IF(MOD([.$A40];12)=1; ([.$B28]+[.$B31]+[.$B34]+[.$B37])/4*(1+[$Parameters.$E$4])*[$Parameters.$F$4]; 0)" office:value-type="float" office:value="0" calcext:value-type="float">
            <text:p>0</text:p>
          </table:table-cell>
          <table:table-cell table:formula="of:=([.$D39]-[.$E39])*POWER(1+[$Parameters.$I$4];1/12)+[$Parameters.$D$4]" office:value-type="float" office:value="20447.2953998963" calcext:value-type="float">
            <text:p>20447.2953998963</text:p>
          </table:table-cell>
          <table:table-cell office:value-type="float" office:value="0" calcext:value-type="float">
            <text:p>0</text:p>
          </table:table-cell>
          <table:table-cell table:formula="of:=[.$D40]-[.$B40]" office:value-type="float" office:value="7745.4570919383" calcext:value-type="float">
            <text:p>7745.4570919383</text:p>
          </table:table-cell>
          <table:table-cell table:formula="of:=[.$F40]/[.$B40]" office:value-type="float" office:value="0.609790244856571" calcext:value-type="float">
            <text:p>0.609790244856571</text:p>
          </table:table-cell>
          <table:table-cell table:formula="of:=[.$F40]/[.$A40]" office:value-type="float" office:value="215.151585887175" calcext:value-type="float">
            <text:p>215.151585887175</text:p>
          </table:table-cell>
          <table:table-cell table:formula="of:=[.$B40]" office:value-type="float" office:value="12701.838307958" calcext:value-type="float">
            <text:p>12701.838307958</text:p>
          </table:table-cell>
          <table:table-cell table:formula="of:=[.$D40]*(1-[.$O40])" office:value-type="float" office:value="14465.1937631119" calcext:value-type="float">
            <text:p>14465.1937631119</text:p>
          </table:table-cell>
          <table:table-cell table:formula="of:=[.$B40]" office:value-type="float" office:value="12701.838307958" calcext:value-type="float">
            <text:p>12701.838307958</text:p>
          </table:table-cell>
          <table:table-cell table:formula="of:=IF(FLOOR([.$A40]/12; 1) + 1 &gt;= [$Parameters.$K$70] - [$Parameters.$K$22]; [.$D40] ; 0)" office:value-type="float" office:value="0" calcext:value-type="float">
            <text:p>0</text:p>
          </table:table-cell>
          <table:table-cell table:formula="of:=([$Parameters.$D$4]-[$Parameters.$C$4])*[.$A40]" office:value-type="float" office:value="5436" calcext:value-type="float">
            <text:p>5436</text:p>
          </table:table-cell>
          <table:table-cell table:formula="of:=[.$M40]/([$Parameters.A$4]*[.$A40])" office:value-type="float" office:value="0.00290384615384615" calcext:value-type="float">
            <text:p>0.002903846153846</text:p>
          </table:table-cell>
          <table:table-cell table:formula="of:=SUM(INDIRECT( CELL(&quot;address&quot;;  INDEX([$Parameters.$L$22:$Parameters.$L$74];  FLOOR([.$A40]/12; 1) + 1;0))&amp;&quot;:&quot;&amp;CELL(&quot;address&quot;; [$Parameters.$L$70])))" office:value-type="float" office:value="0.292562" calcext:value-type="float">
            <text:p>0.292562</text:p>
          </table:table-cell>
          <table:table-cell table:formula="of:=[.$I40]/INDEX([$Parameters.$M$22:$Parameters.$M$120];  FLOOR([.$A40]/12; 1) + 1;0)" office:value-type="float" office:value="235.045120428535" calcext:value-type="float">
            <text:p>235.045120428535</text:p>
          </table:table-cell>
          <table:table-cell table:formula="of:=[.$J40]/ INDEX([$Parameters.$M$22:$Parameters.$M$120];  FLOOR([.$A40]/12; 1) + 1;0)" office:value-type="float" office:value="267.675680294446" calcext:value-type="float">
            <text:p>267.675680294446</text:p>
          </table:table-cell>
          <table:table-cell table:formula="of:=([.$Q40]-[.$P40])*[$Parameters.$M$70]" office:value-type="float" office:value="530.572903419712" calcext:value-type="float">
            <text:p>530.572903419712</text:p>
          </table:table-cell>
          <table:table-cell table:number-columns-repeated="2"/>
        </table:table-row>
        <table:table-row table:style-name="ro1">
          <table:table-cell office:value-type="float" office:value="37" calcext:value-type="float">
            <text:p>37</text:p>
          </table:table-cell>
          <table:table-cell table:formula="of:=([.$B40]-[.$C40])*POWER(1+[$Parameters.$H$4];1/12)+[$Parameters.$C$4]" office:value-type="float" office:value="13218.7899102361" calcext:value-type="float">
            <text:p>13218.7899102361</text:p>
          </table:table-cell>
          <table:table-cell table:formula="of:=IF(MOD([.$A41];12)=1; ([.$B29]+[.$B32]+[.$B35]+[.$B38])/4*(1+[$Parameters.$E$4])*[$Parameters.$F$4]; 0)" office:value-type="float" office:value="3789.63674259652" calcext:value-type="float">
            <text:p>3789.63674259652</text:p>
          </table:table-cell>
          <table:table-cell table:formula="of:=([.$D40]-[.$E40])*POWER(1+[$Parameters.$I$4];1/12)+[$Parameters.$D$4]" office:value-type="float" office:value="21059.1002123963" calcext:value-type="float">
            <text:p>21059.1002123963</text:p>
          </table:table-cell>
          <table:table-cell office:value-type="float" office:value="0" calcext:value-type="float">
            <text:p>0</text:p>
          </table:table-cell>
          <table:table-cell table:formula="of:=[.$D41]-[.$B41]" office:value-type="float" office:value="7840.31030216018" calcext:value-type="float">
            <text:p>7840.31030216018</text:p>
          </table:table-cell>
          <table:table-cell table:formula="of:=[.$F41]/[.$B41]" office:value-type="float" office:value="0.593118610356984" calcext:value-type="float">
            <text:p>0.593118610356984</text:p>
          </table:table-cell>
          <table:table-cell table:formula="of:=[.$F41]/[.$A41]" office:value-type="float" office:value="211.900278436762" calcext:value-type="float">
            <text:p>211.900278436762</text:p>
          </table:table-cell>
          <table:table-cell table:formula="of:=[.$B41]" office:value-type="float" office:value="13218.7899102361" calcext:value-type="float">
            <text:p>13218.7899102361</text:p>
          </table:table-cell>
          <table:table-cell table:formula="of:=[.$D41]*(1-[.$O41])" office:value-type="float" office:value="14898.0077360572" calcext:value-type="float">
            <text:p>14898.0077360572</text:p>
          </table:table-cell>
          <table:table-cell table:formula="of:=[.$B41]" office:value-type="float" office:value="13218.7899102361" calcext:value-type="float">
            <text:p>13218.7899102361</text:p>
          </table:table-cell>
          <table:table-cell table:formula="of:=IF(FLOOR([.$A41]/12; 1) + 1 &gt;= [$Parameters.$K$70] - [$Parameters.$K$22]; [.$D41] ; 0)" office:value-type="float" office:value="0" calcext:value-type="float">
            <text:p>0</text:p>
          </table:table-cell>
          <table:table-cell table:formula="of:=([$Parameters.$D$4]-[$Parameters.$C$4])*[.$A41]" office:value-type="float" office:value="5587" calcext:value-type="float">
            <text:p>5587</text:p>
          </table:table-cell>
          <table:table-cell table:formula="of:=[.$M41]/([$Parameters.A$4]*[.$A41])" office:value-type="float" office:value="0.00290384615384615" calcext:value-type="float">
            <text:p>0.002903846153846</text:p>
          </table:table-cell>
          <table:table-cell table:formula="of:=SUM(INDIRECT( CELL(&quot;address&quot;;  INDEX([$Parameters.$L$22:$Parameters.$L$74];  FLOOR([.$A41]/12; 1) + 1;0))&amp;&quot;:&quot;&amp;CELL(&quot;address&quot;; [$Parameters.$L$70])))" office:value-type="float" office:value="0.292562" calcext:value-type="float">
            <text:p>0.292562</text:p>
          </table:table-cell>
          <table:table-cell table:formula="of:=[.$I41]/INDEX([$Parameters.$M$22:$Parameters.$M$120];  FLOOR([.$A41]/12; 1) + 1;0)" office:value-type="float" office:value="244.611212254555" calcext:value-type="float">
            <text:p>244.611212254555</text:p>
          </table:table-cell>
          <table:table-cell table:formula="of:=[.$J41]/ INDEX([$Parameters.$M$22:$Parameters.$M$120];  FLOOR([.$A41]/12; 1) + 1;0)" office:value-type="float" office:value="275.684821170563" calcext:value-type="float">
            <text:p>275.684821170563</text:p>
          </table:table-cell>
          <table:table-cell table:formula="of:=([.$Q41]-[.$P41])*[$Parameters.$M$70]" office:value-type="float" office:value="505.256880974296" calcext:value-type="float">
            <text:p>505.256880974296</text:p>
          </table:table-cell>
          <table:table-cell table:number-columns-repeated="2"/>
        </table:table-row>
        <table:table-row table:style-name="ro1">
          <table:table-cell office:value-type="float" office:value="38" calcext:value-type="float">
            <text:p>38</text:p>
          </table:table-cell>
          <table:table-cell table:formula="of:=([.$B41]-[.$C41])*POWER(1+[$Parameters.$H$4];1/12)+[$Parameters.$C$4]" office:value-type="float" office:value="9910.17444428264" calcext:value-type="float">
            <text:p>9910.17444428264</text:p>
          </table:table-cell>
          <table:table-cell table:formula="of:=IF(MOD([.$A42];12)=1; ([.$B30]+[.$B33]+[.$B36]+[.$B39])/4*(1+[$Parameters.$E$4])*[$Parameters.$F$4]; 0)" office:value-type="float" office:value="0" calcext:value-type="float">
            <text:p>0</text:p>
          </table:table-cell>
          <table:table-cell table:formula="of:=([.$D41]-[.$E41])*POWER(1+[$Parameters.$I$4];1/12)+[$Parameters.$D$4]" office:value-type="float" office:value="21673.3975934339" calcext:value-type="float">
            <text:p>21673.3975934339</text:p>
          </table:table-cell>
          <table:table-cell office:value-type="float" office:value="0" calcext:value-type="float">
            <text:p>0</text:p>
          </table:table-cell>
          <table:table-cell table:formula="of:=[.$D42]-[.$B42]" office:value-type="float" office:value="11763.2231491512" calcext:value-type="float">
            <text:p>11763.2231491512</text:p>
          </table:table-cell>
          <table:table-cell table:formula="of:=[.$F42]/[.$B42]" office:value-type="float" office:value="1.18698446886953" calcext:value-type="float">
            <text:p>1.18698446886953</text:p>
          </table:table-cell>
          <table:table-cell table:formula="of:=[.$F42]/[.$A42]" office:value-type="float" office:value="309.558503925033" calcext:value-type="float">
            <text:p>309.558503925033</text:p>
          </table:table-cell>
          <table:table-cell table:formula="of:=[.$B42]" office:value-type="float" office:value="9910.17444428264" calcext:value-type="float">
            <text:p>9910.17444428264</text:p>
          </table:table-cell>
          <table:table-cell table:formula="of:=[.$D42]*(1-[.$O42])" office:value-type="float" office:value="15332.5850467037" calcext:value-type="float">
            <text:p>15332.5850467037</text:p>
          </table:table-cell>
          <table:table-cell table:formula="of:=[.$B42]" office:value-type="float" office:value="9910.17444428264" calcext:value-type="float">
            <text:p>9910.17444428264</text:p>
          </table:table-cell>
          <table:table-cell table:formula="of:=IF(FLOOR([.$A42]/12; 1) + 1 &gt;= [$Parameters.$K$70] - [$Parameters.$K$22]; [.$D42] ; 0)" office:value-type="float" office:value="0" calcext:value-type="float">
            <text:p>0</text:p>
          </table:table-cell>
          <table:table-cell table:formula="of:=([$Parameters.$D$4]-[$Parameters.$C$4])*[.$A42]" office:value-type="float" office:value="5738" calcext:value-type="float">
            <text:p>5738</text:p>
          </table:table-cell>
          <table:table-cell table:formula="of:=[.$M42]/([$Parameters.A$4]*[.$A42])" office:value-type="float" office:value="0.00290384615384615" calcext:value-type="float">
            <text:p>0.002903846153846</text:p>
          </table:table-cell>
          <table:table-cell table:formula="of:=SUM(INDIRECT( CELL(&quot;address&quot;;  INDEX([$Parameters.$L$22:$Parameters.$L$74];  FLOOR([.$A42]/12; 1) + 1;0))&amp;&quot;:&quot;&amp;CELL(&quot;address&quot;; [$Parameters.$L$70])))" office:value-type="float" office:value="0.292562" calcext:value-type="float">
            <text:p>0.292562</text:p>
          </table:table-cell>
          <table:table-cell table:formula="of:=[.$I42]/INDEX([$Parameters.$M$22:$Parameters.$M$120];  FLOOR([.$A42]/12; 1) + 1;0)" office:value-type="float" office:value="183.385907555193" calcext:value-type="float">
            <text:p>183.385907555193</text:p>
          </table:table-cell>
          <table:table-cell table:formula="of:=[.$J42]/ INDEX([$Parameters.$M$22:$Parameters.$M$120];  FLOOR([.$A42]/12; 1) + 1;0)" office:value-type="float" office:value="283.72659227801" calcext:value-type="float">
            <text:p>283.72659227801</text:p>
          </table:table-cell>
          <table:table-cell table:formula="of:=([.$Q42]-[.$P42])*[$Parameters.$M$70]" office:value-type="float" office:value="1631.53953359301" calcext:value-type="float">
            <text:p>1631.53953359301</text:p>
          </table:table-cell>
          <table:table-cell table:number-columns-repeated="2"/>
        </table:table-row>
        <table:table-row table:style-name="ro1">
          <table:table-cell office:value-type="float" office:value="39" calcext:value-type="float">
            <text:p>39</text:p>
          </table:table-cell>
          <table:table-cell table:formula="of:=([.$B42]-[.$C42])*POWER(1+[$Parameters.$H$4];1/12)+[$Parameters.$C$4]" office:value-type="float" office:value="10396.4767823068" calcext:value-type="float">
            <text:p>10396.4767823068</text:p>
          </table:table-cell>
          <table:table-cell table:formula="of:=IF(MOD([.$A43];12)=1; ([.$B31]+[.$B34]+[.$B37]+[.$B40])/4*(1+[$Parameters.$E$4])*[$Parameters.$F$4]; 0)" office:value-type="float" office:value="0" calcext:value-type="float">
            <text:p>0</text:p>
          </table:table-cell>
          <table:table-cell table:formula="of:=([.$D42]-[.$E42])*POWER(1+[$Parameters.$I$4];1/12)+[$Parameters.$D$4]" office:value-type="float" office:value="22290.1976980418" calcext:value-type="float">
            <text:p>22290.1976980418</text:p>
          </table:table-cell>
          <table:table-cell office:value-type="float" office:value="0" calcext:value-type="float">
            <text:p>0</text:p>
          </table:table-cell>
          <table:table-cell table:formula="of:=[.$D43]-[.$B43]" office:value-type="float" office:value="11893.7209157349" calcext:value-type="float">
            <text:p>11893.7209157349</text:p>
          </table:table-cell>
          <table:table-cell table:formula="of:=[.$F43]/[.$B43]" office:value-type="float" office:value="1.14401457001051" calcext:value-type="float">
            <text:p>1.14401457001051</text:p>
          </table:table-cell>
          <table:table-cell table:formula="of:=[.$F43]/[.$A43]" office:value-type="float" office:value="304.967202967563" calcext:value-type="float">
            <text:p>304.967202967563</text:p>
          </table:table-cell>
          <table:table-cell table:formula="of:=[.$B43]" office:value-type="float" office:value="10396.4767823068" calcext:value-type="float">
            <text:p>10396.4767823068</text:p>
          </table:table-cell>
          <table:table-cell table:formula="of:=[.$D43]*(1-[.$O43])" office:value-type="float" office:value="15768.9328791073" calcext:value-type="float">
            <text:p>15768.9328791073</text:p>
          </table:table-cell>
          <table:table-cell table:formula="of:=[.$B43]" office:value-type="float" office:value="10396.4767823068" calcext:value-type="float">
            <text:p>10396.4767823068</text:p>
          </table:table-cell>
          <table:table-cell table:formula="of:=IF(FLOOR([.$A43]/12; 1) + 1 &gt;= [$Parameters.$K$70] - [$Parameters.$K$22]; [.$D43] ; 0)" office:value-type="float" office:value="0" calcext:value-type="float">
            <text:p>0</text:p>
          </table:table-cell>
          <table:table-cell table:formula="of:=([$Parameters.$D$4]-[$Parameters.$C$4])*[.$A43]" office:value-type="float" office:value="5889" calcext:value-type="float">
            <text:p>5889</text:p>
          </table:table-cell>
          <table:table-cell table:formula="of:=[.$M43]/([$Parameters.A$4]*[.$A43])" office:value-type="float" office:value="0.00290384615384615" calcext:value-type="float">
            <text:p>0.002903846153846</text:p>
          </table:table-cell>
          <table:table-cell table:formula="of:=SUM(INDIRECT( CELL(&quot;address&quot;;  INDEX([$Parameters.$L$22:$Parameters.$L$74];  FLOOR([.$A43]/12; 1) + 1;0))&amp;&quot;:&quot;&amp;CELL(&quot;address&quot;; [$Parameters.$L$70])))" office:value-type="float" office:value="0.292562" calcext:value-type="float">
            <text:p>0.292562</text:p>
          </table:table-cell>
          <table:table-cell table:formula="of:=[.$I43]/INDEX([$Parameters.$M$22:$Parameters.$M$120];  FLOOR([.$A43]/12; 1) + 1;0)" office:value-type="float" office:value="192.384840531214" calcext:value-type="float">
            <text:p>192.384840531214</text:p>
          </table:table-cell>
          <table:table-cell table:formula="of:=[.$J43]/ INDEX([$Parameters.$M$22:$Parameters.$M$120];  FLOOR([.$A43]/12; 1) + 1;0)" office:value-type="float" office:value="291.801126556389" calcext:value-type="float">
            <text:p>291.801126556389</text:p>
          </table:table-cell>
          <table:table-cell table:formula="of:=([.$Q43]-[.$P43])*[$Parameters.$M$70]" office:value-type="float" office:value="1616.50881076935" calcext:value-type="float">
            <text:p>1616.50881076935</text:p>
          </table:table-cell>
          <table:table-cell table:number-columns-repeated="2"/>
        </table:table-row>
        <table:table-row table:style-name="ro1">
          <table:table-cell office:value-type="float" office:value="40" calcext:value-type="float">
            <text:p>40</text:p>
          </table:table-cell>
          <table:table-cell table:formula="of:=([.$B43]-[.$C43])*POWER(1+[$Parameters.$H$4];1/12)+[$Parameters.$C$4]" office:value-type="float" office:value="10888.1181617032" calcext:value-type="float">
            <text:p>10888.1181617032</text:p>
          </table:table-cell>
          <table:table-cell table:formula="of:=IF(MOD([.$A44];12)=1; ([.$B32]+[.$B35]+[.$B38]+[.$B41])/4*(1+[$Parameters.$E$4])*[$Parameters.$F$4]; 0)" office:value-type="float" office:value="0" calcext:value-type="float">
            <text:p>0</text:p>
          </table:table-cell>
          <table:table-cell table:formula="of:=([.$D43]-[.$E43])*POWER(1+[$Parameters.$I$4];1/12)+[$Parameters.$D$4]" office:value-type="float" office:value="22909.5107226256" calcext:value-type="float">
            <text:p>22909.5107226256</text:p>
          </table:table-cell>
          <table:table-cell office:value-type="float" office:value="0" calcext:value-type="float">
            <text:p>0</text:p>
          </table:table-cell>
          <table:table-cell table:formula="of:=[.$D44]-[.$B44]" office:value-type="float" office:value="12021.3925609224" calcext:value-type="float">
            <text:p>12021.3925609224</text:p>
          </table:table-cell>
          <table:table-cell table:formula="of:=[.$F44]/[.$B44]" office:value-type="float" office:value="1.10408358748395" calcext:value-type="float">
            <text:p>1.10408358748395</text:p>
          </table:table-cell>
          <table:table-cell table:formula="of:=[.$F44]/[.$A44]" office:value-type="float" office:value="300.53481402306" calcext:value-type="float">
            <text:p>300.53481402306</text:p>
          </table:table-cell>
          <table:table-cell table:formula="of:=[.$B44]" office:value-type="float" office:value="10888.1181617032" calcext:value-type="float">
            <text:p>10888.1181617032</text:p>
          </table:table-cell>
          <table:table-cell table:formula="of:=[.$D44]*(1-[.$O44])" office:value-type="float" office:value="16207.0584465928" calcext:value-type="float">
            <text:p>16207.0584465928</text:p>
          </table:table-cell>
          <table:table-cell table:formula="of:=[.$B44]" office:value-type="float" office:value="10888.1181617032" calcext:value-type="float">
            <text:p>10888.1181617032</text:p>
          </table:table-cell>
          <table:table-cell table:formula="of:=IF(FLOOR([.$A44]/12; 1) + 1 &gt;= [$Parameters.$K$70] - [$Parameters.$K$22]; [.$D44] ; 0)" office:value-type="float" office:value="0" calcext:value-type="float">
            <text:p>0</text:p>
          </table:table-cell>
          <table:table-cell table:formula="of:=([$Parameters.$D$4]-[$Parameters.$C$4])*[.$A44]" office:value-type="float" office:value="6040" calcext:value-type="float">
            <text:p>6040</text:p>
          </table:table-cell>
          <table:table-cell table:formula="of:=[.$M44]/([$Parameters.A$4]*[.$A44])" office:value-type="float" office:value="0.00290384615384615" calcext:value-type="float">
            <text:p>0.002903846153846</text:p>
          </table:table-cell>
          <table:table-cell table:formula="of:=SUM(INDIRECT( CELL(&quot;address&quot;;  INDEX([$Parameters.$L$22:$Parameters.$L$74];  FLOOR([.$A44]/12; 1) + 1;0))&amp;&quot;:&quot;&amp;CELL(&quot;address&quot;; [$Parameters.$L$70])))" office:value-type="float" office:value="0.292562" calcext:value-type="float">
            <text:p>0.292562</text:p>
          </table:table-cell>
          <table:table-cell table:formula="of:=[.$I44]/INDEX([$Parameters.$M$22:$Parameters.$M$120];  FLOOR([.$A44]/12; 1) + 1;0)" office:value-type="float" office:value="201.482571460088" calcext:value-type="float">
            <text:p>201.482571460088</text:p>
          </table:table-cell>
          <table:table-cell table:formula="of:=[.$J44]/ INDEX([$Parameters.$M$22:$Parameters.$M$120];  FLOOR([.$A44]/12; 1) + 1;0)" office:value-type="float" office:value="299.908557486913" calcext:value-type="float">
            <text:p>299.908557486913</text:p>
          </table:table-cell>
          <table:table-cell table:formula="of:=([.$Q44]-[.$P44])*[$Parameters.$M$70]" office:value-type="float" office:value="1600.40653279617" calcext:value-type="float">
            <text:p>1600.40653279617</text:p>
          </table:table-cell>
          <table:table-cell table:number-columns-repeated="2"/>
        </table:table-row>
        <table:table-row table:style-name="ro1">
          <table:table-cell office:value-type="float" office:value="41" calcext:value-type="float">
            <text:p>41</text:p>
          </table:table-cell>
          <table:table-cell table:formula="of:=([.$B44]-[.$C44])*POWER(1+[$Parameters.$H$4];1/12)+[$Parameters.$C$4]" office:value-type="float" office:value="11385.1571990165" calcext:value-type="float">
            <text:p>11385.1571990165</text:p>
          </table:table-cell>
          <table:table-cell table:formula="of:=IF(MOD([.$A45];12)=1; ([.$B33]+[.$B36]+[.$B39]+[.$B42])/4*(1+[$Parameters.$E$4])*[$Parameters.$F$4]; 0)" office:value-type="float" office:value="0" calcext:value-type="float">
            <text:p>0</text:p>
          </table:table-cell>
          <table:table-cell table:formula="of:=([.$D44]-[.$E44])*POWER(1+[$Parameters.$I$4];1/12)+[$Parameters.$D$4]" office:value-type="float" office:value="23531.3469051324" calcext:value-type="float">
            <text:p>23531.3469051324</text:p>
          </table:table-cell>
          <table:table-cell office:value-type="float" office:value="0" calcext:value-type="float">
            <text:p>0</text:p>
          </table:table-cell>
          <table:table-cell table:formula="of:=[.$D45]-[.$B45]" office:value-type="float" office:value="12146.1897061159" calcext:value-type="float">
            <text:p>12146.1897061159</text:p>
          </table:table-cell>
          <table:table-cell table:formula="of:=[.$F45]/[.$B45]" office:value-type="float" office:value="1.06684426870848" calcext:value-type="float">
            <text:p>1.06684426870848</text:p>
          </table:table-cell>
          <table:table-cell table:formula="of:=[.$F45]/[.$A45]" office:value-type="float" office:value="296.24852941746" calcext:value-type="float">
            <text:p>296.24852941746</text:p>
          </table:table-cell>
          <table:table-cell table:formula="of:=[.$B45]" office:value-type="float" office:value="11385.1571990165" calcext:value-type="float">
            <text:p>11385.1571990165</text:p>
          </table:table-cell>
          <table:table-cell table:formula="of:=[.$D45]*(1-[.$O45])" office:value-type="float" office:value="16646.968991873" calcext:value-type="float">
            <text:p>16646.968991873</text:p>
          </table:table-cell>
          <table:table-cell table:formula="of:=[.$B45]" office:value-type="float" office:value="11385.1571990165" calcext:value-type="float">
            <text:p>11385.1571990165</text:p>
          </table:table-cell>
          <table:table-cell table:formula="of:=IF(FLOOR([.$A45]/12; 1) + 1 &gt;= [$Parameters.$K$70] - [$Parameters.$K$22]; [.$D45] ; 0)" office:value-type="float" office:value="0" calcext:value-type="float">
            <text:p>0</text:p>
          </table:table-cell>
          <table:table-cell table:formula="of:=([$Parameters.$D$4]-[$Parameters.$C$4])*[.$A45]" office:value-type="float" office:value="6191" calcext:value-type="float">
            <text:p>6191</text:p>
          </table:table-cell>
          <table:table-cell table:formula="of:=[.$M45]/([$Parameters.A$4]*[.$A45])" office:value-type="float" office:value="0.00290384615384615" calcext:value-type="float">
            <text:p>0.002903846153846</text:p>
          </table:table-cell>
          <table:table-cell table:formula="of:=SUM(INDIRECT( CELL(&quot;address&quot;;  INDEX([$Parameters.$L$22:$Parameters.$L$74];  FLOOR([.$A45]/12; 1) + 1;0))&amp;&quot;:&quot;&amp;CELL(&quot;address&quot;; [$Parameters.$L$70])))" office:value-type="float" office:value="0.292562" calcext:value-type="float">
            <text:p>0.292562</text:p>
          </table:table-cell>
          <table:table-cell table:formula="of:=[.$I45]/INDEX([$Parameters.$M$22:$Parameters.$M$120];  FLOOR([.$A45]/12; 1) + 1;0)" office:value-type="float" office:value="210.680185029913" calcext:value-type="float">
            <text:p>210.680185029913</text:p>
          </table:table-cell>
          <table:table-cell table:formula="of:=[.$J45]/ INDEX([$Parameters.$M$22:$Parameters.$M$120];  FLOOR([.$A45]/12; 1) + 1;0)" office:value-type="float" office:value="308.049019094616" calcext:value-type="float">
            <text:p>308.049019094616</text:p>
          </table:table-cell>
          <table:table-cell table:formula="of:=([.$Q45]-[.$P45])*[$Parameters.$M$70]" office:value-type="float" office:value="1583.21724189206" calcext:value-type="float">
            <text:p>1583.21724189206</text:p>
          </table:table-cell>
          <table:table-cell table:number-columns-repeated="2"/>
        </table:table-row>
        <table:table-row table:style-name="ro1">
          <table:table-cell office:value-type="float" office:value="42" calcext:value-type="float">
            <text:p>42</text:p>
          </table:table-cell>
          <table:table-cell table:formula="of:=([.$B45]-[.$C45])*POWER(1+[$Parameters.$H$4];1/12)+[$Parameters.$C$4]" office:value-type="float" office:value="11887.653154334" calcext:value-type="float">
            <text:p>11887.653154334</text:p>
          </table:table-cell>
          <table:table-cell table:formula="of:=IF(MOD([.$A46];12)=1; ([.$B34]+[.$B37]+[.$B40]+[.$B43])/4*(1+[$Parameters.$E$4])*[$Parameters.$F$4]; 0)" office:value-type="float" office:value="0" calcext:value-type="float">
            <text:p>0</text:p>
          </table:table-cell>
          <table:table-cell table:formula="of:=([.$D45]-[.$E45])*POWER(1+[$Parameters.$I$4];1/12)+[$Parameters.$D$4]" office:value-type="float" office:value="24155.7165252198" calcext:value-type="float">
            <text:p>24155.7165252198</text:p>
          </table:table-cell>
          <table:table-cell office:value-type="float" office:value="0" calcext:value-type="float">
            <text:p>0</text:p>
          </table:table-cell>
          <table:table-cell table:formula="of:=[.$D46]-[.$B46]" office:value-type="float" office:value="12268.0633708859" calcext:value-type="float">
            <text:p>12268.0633708859</text:p>
          </table:table-cell>
          <table:table-cell table:formula="of:=[.$F46]/[.$B46]" office:value-type="float" office:value="1.03200044715413" calcext:value-type="float">
            <text:p>1.03200044715413</text:p>
          </table:table-cell>
          <table:table-cell table:formula="of:=[.$F46]/[.$A46]" office:value-type="float" office:value="292.096746925854" calcext:value-type="float">
            <text:p>292.096746925854</text:p>
          </table:table-cell>
          <table:table-cell table:formula="of:=[.$B46]" office:value-type="float" office:value="11887.653154334" calcext:value-type="float">
            <text:p>11887.653154334</text:p>
          </table:table-cell>
          <table:table-cell table:formula="of:=[.$D46]*(1-[.$O46])" office:value-type="float" office:value="17088.6717871685" calcext:value-type="float">
            <text:p>17088.6717871685</text:p>
          </table:table-cell>
          <table:table-cell table:formula="of:=[.$B46]" office:value-type="float" office:value="11887.653154334" calcext:value-type="float">
            <text:p>11887.653154334</text:p>
          </table:table-cell>
          <table:table-cell table:formula="of:=IF(FLOOR([.$A46]/12; 1) + 1 &gt;= [$Parameters.$K$70] - [$Parameters.$K$22]; [.$D46] ; 0)" office:value-type="float" office:value="0" calcext:value-type="float">
            <text:p>0</text:p>
          </table:table-cell>
          <table:table-cell table:formula="of:=([$Parameters.$D$4]-[$Parameters.$C$4])*[.$A46]" office:value-type="float" office:value="6342" calcext:value-type="float">
            <text:p>6342</text:p>
          </table:table-cell>
          <table:table-cell table:formula="of:=[.$M46]/([$Parameters.A$4]*[.$A46])" office:value-type="float" office:value="0.00290384615384615" calcext:value-type="float">
            <text:p>0.002903846153846</text:p>
          </table:table-cell>
          <table:table-cell table:formula="of:=SUM(INDIRECT( CELL(&quot;address&quot;;  INDEX([$Parameters.$L$22:$Parameters.$L$74];  FLOOR([.$A46]/12; 1) + 1;0))&amp;&quot;:&quot;&amp;CELL(&quot;address&quot;; [$Parameters.$L$70])))" office:value-type="float" office:value="0.292562" calcext:value-type="float">
            <text:p>0.292562</text:p>
          </table:table-cell>
          <table:table-cell table:formula="of:=[.$I46]/INDEX([$Parameters.$M$22:$Parameters.$M$120];  FLOOR([.$A46]/12; 1) + 1;0)" office:value-type="float" office:value="219.978777837416" calcext:value-type="float">
            <text:p>219.978777837416</text:p>
          </table:table-cell>
          <table:table-cell table:formula="of:=[.$J46]/ INDEX([$Parameters.$M$22:$Parameters.$M$120];  FLOOR([.$A46]/12; 1) + 1;0)" office:value-type="float" office:value="316.222645950564" calcext:value-type="float">
            <text:p>316.222645950564</text:p>
          </table:table-cell>
          <table:table-cell table:formula="of:=([.$Q46]-[.$P46])*[$Parameters.$M$70]" office:value-type="float" office:value="1564.92529551979" calcext:value-type="float">
            <text:p>1564.92529551979</text:p>
          </table:table-cell>
          <table:table-cell table:number-columns-repeated="2"/>
        </table:table-row>
        <table:table-row table:style-name="ro1">
          <table:table-cell office:value-type="float" office:value="43" calcext:value-type="float">
            <text:p>43</text:p>
          </table:table-cell>
          <table:table-cell table:formula="of:=([.$B46]-[.$C46])*POWER(1+[$Parameters.$H$4];1/12)+[$Parameters.$C$4]" office:value-type="float" office:value="12395.6659383504" calcext:value-type="float">
            <text:p>12395.6659383504</text:p>
          </table:table-cell>
          <table:table-cell table:formula="of:=IF(MOD([.$A47];12)=1; ([.$B35]+[.$B38]+[.$B41]+[.$B44])/4*(1+[$Parameters.$E$4])*[$Parameters.$F$4]; 0)" office:value-type="float" office:value="0" calcext:value-type="float">
            <text:p>0</text:p>
          </table:table-cell>
          <table:table-cell table:formula="of:=([.$D46]-[.$E46])*POWER(1+[$Parameters.$I$4];1/12)+[$Parameters.$D$4]" office:value-type="float" office:value="24782.6299044263" calcext:value-type="float">
            <text:p>24782.6299044263</text:p>
          </table:table-cell>
          <table:table-cell office:value-type="float" office:value="0" calcext:value-type="float">
            <text:p>0</text:p>
          </table:table-cell>
          <table:table-cell table:formula="of:=[.$D47]-[.$B47]" office:value-type="float" office:value="12386.9639660759" calcext:value-type="float">
            <text:p>12386.9639660759</text:p>
          </table:table-cell>
          <table:table-cell table:formula="of:=[.$F47]/[.$B47]" office:value-type="float" office:value="0.99929798267251" calcext:value-type="float">
            <text:p>0.99929798267251</text:p>
          </table:table-cell>
          <table:table-cell table:formula="of:=[.$F47]/[.$A47]" office:value-type="float" office:value="288.068929443626" calcext:value-type="float">
            <text:p>288.068929443626</text:p>
          </table:table-cell>
          <table:table-cell table:formula="of:=[.$B47]" office:value-type="float" office:value="12395.6659383504" calcext:value-type="float">
            <text:p>12395.6659383504</text:p>
          </table:table-cell>
          <table:table-cell table:formula="of:=[.$D47]*(1-[.$O47])" office:value-type="float" office:value="17532.1741343275" calcext:value-type="float">
            <text:p>17532.1741343275</text:p>
          </table:table-cell>
          <table:table-cell table:formula="of:=[.$B47]" office:value-type="float" office:value="12395.6659383504" calcext:value-type="float">
            <text:p>12395.6659383504</text:p>
          </table:table-cell>
          <table:table-cell table:formula="of:=IF(FLOOR([.$A47]/12; 1) + 1 &gt;= [$Parameters.$K$70] - [$Parameters.$K$22]; [.$D47] ; 0)" office:value-type="float" office:value="0" calcext:value-type="float">
            <text:p>0</text:p>
          </table:table-cell>
          <table:table-cell table:formula="of:=([$Parameters.$D$4]-[$Parameters.$C$4])*[.$A47]" office:value-type="float" office:value="6493" calcext:value-type="float">
            <text:p>6493</text:p>
          </table:table-cell>
          <table:table-cell table:formula="of:=[.$M47]/([$Parameters.A$4]*[.$A47])" office:value-type="float" office:value="0.00290384615384615" calcext:value-type="float">
            <text:p>0.002903846153846</text:p>
          </table:table-cell>
          <table:table-cell table:formula="of:=SUM(INDIRECT( CELL(&quot;address&quot;;  INDEX([$Parameters.$L$22:$Parameters.$L$74];  FLOOR([.$A47]/12; 1) + 1;0))&amp;&quot;:&quot;&amp;CELL(&quot;address&quot;; [$Parameters.$L$70])))" office:value-type="float" office:value="0.292562" calcext:value-type="float">
            <text:p>0.292562</text:p>
          </table:table-cell>
          <table:table-cell table:formula="of:=[.$I47]/INDEX([$Parameters.$M$22:$Parameters.$M$120];  FLOOR([.$A47]/12; 1) + 1;0)" office:value-type="float" office:value="229.379458518697" calcext:value-type="float">
            <text:p>229.379458518697</text:p>
          </table:table-cell>
          <table:table-cell table:formula="of:=[.$J47]/ INDEX([$Parameters.$M$22:$Parameters.$M$120];  FLOOR([.$A47]/12; 1) + 1;0)" office:value-type="float" office:value="324.429573174085" calcext:value-type="float">
            <text:p>324.429573174085</text:p>
          </table:table-cell>
          <table:table-cell table:formula="of:=([.$Q47]-[.$P47])*[$Parameters.$M$70]" office:value-type="float" office:value="1545.5148642966" calcext:value-type="float">
            <text:p>1545.5148642966</text:p>
          </table:table-cell>
          <table:table-cell table:number-columns-repeated="2"/>
        </table:table-row>
        <table:table-row table:style-name="ro1">
          <table:table-cell office:value-type="float" office:value="44" calcext:value-type="float">
            <text:p>44</text:p>
          </table:table-cell>
          <table:table-cell table:formula="of:=([.$B47]-[.$C47])*POWER(1+[$Parameters.$H$4];1/12)+[$Parameters.$C$4]" office:value-type="float" office:value="12909.2561195114" calcext:value-type="float">
            <text:p>12909.2561195114</text:p>
          </table:table-cell>
          <table:table-cell table:formula="of:=IF(MOD([.$A48];12)=1; ([.$B36]+[.$B39]+[.$B42]+[.$B45])/4*(1+[$Parameters.$E$4])*[$Parameters.$F$4]; 0)" office:value-type="float" office:value="0" calcext:value-type="float">
            <text:p>0</text:p>
          </table:table-cell>
          <table:table-cell table:formula="of:=([.$D47]-[.$E47])*POWER(1+[$Parameters.$I$4];1/12)+[$Parameters.$D$4]" office:value-type="float" office:value="25412.0974063413" calcext:value-type="float">
            <text:p>25412.0974063413</text:p>
          </table:table-cell>
          <table:table-cell office:value-type="float" office:value="0" calcext:value-type="float">
            <text:p>0</text:p>
          </table:table-cell>
          <table:table-cell table:formula="of:=[.$D48]-[.$B48]" office:value-type="float" office:value="12502.8412868299" calcext:value-type="float">
            <text:p>12502.8412868299</text:p>
          </table:table-cell>
          <table:table-cell table:formula="of:=[.$F48]/[.$B48]" office:value-type="float" office:value="0.968517563760536" calcext:value-type="float">
            <text:p>0.968517563760536</text:p>
          </table:table-cell>
          <table:table-cell table:formula="of:=[.$F48]/[.$A48]" office:value-type="float" office:value="284.155483791589" calcext:value-type="float">
            <text:p>284.155483791589</text:p>
          </table:table-cell>
          <table:table-cell table:formula="of:=[.$B48]" office:value-type="float" office:value="12909.2561195114" calcext:value-type="float">
            <text:p>12909.2561195114</text:p>
          </table:table-cell>
          <table:table-cell table:formula="of:=[.$D48]*(1-[.$O48])" office:value-type="float" office:value="17977.4833649473" calcext:value-type="float">
            <text:p>17977.4833649473</text:p>
          </table:table-cell>
          <table:table-cell table:formula="of:=[.$B48]" office:value-type="float" office:value="12909.2561195114" calcext:value-type="float">
            <text:p>12909.2561195114</text:p>
          </table:table-cell>
          <table:table-cell table:formula="of:=IF(FLOOR([.$A48]/12; 1) + 1 &gt;= [$Parameters.$K$70] - [$Parameters.$K$22]; [.$D48] ; 0)" office:value-type="float" office:value="0" calcext:value-type="float">
            <text:p>0</text:p>
          </table:table-cell>
          <table:table-cell table:formula="of:=([$Parameters.$D$4]-[$Parameters.$C$4])*[.$A48]" office:value-type="float" office:value="6644" calcext:value-type="float">
            <text:p>6644</text:p>
          </table:table-cell>
          <table:table-cell table:formula="of:=[.$M48]/([$Parameters.A$4]*[.$A48])" office:value-type="float" office:value="0.00290384615384615" calcext:value-type="float">
            <text:p>0.002903846153846</text:p>
          </table:table-cell>
          <table:table-cell table:formula="of:=SUM(INDIRECT( CELL(&quot;address&quot;;  INDEX([$Parameters.$L$22:$Parameters.$L$74];  FLOOR([.$A48]/12; 1) + 1;0))&amp;&quot;:&quot;&amp;CELL(&quot;address&quot;; [$Parameters.$L$70])))" office:value-type="float" office:value="0.292562" calcext:value-type="float">
            <text:p>0.292562</text:p>
          </table:table-cell>
          <table:table-cell table:formula="of:=[.$I48]/INDEX([$Parameters.$M$22:$Parameters.$M$120];  FLOOR([.$A48]/12; 1) + 1;0)" office:value-type="float" office:value="238.883347881409" calcext:value-type="float">
            <text:p>238.883347881409</text:p>
          </table:table-cell>
          <table:table-cell table:formula="of:=[.$J48]/ INDEX([$Parameters.$M$22:$Parameters.$M$120];  FLOOR([.$A48]/12; 1) + 1;0)" office:value-type="float" office:value="332.669936434998" calcext:value-type="float">
            <text:p>332.669936434998</text:p>
          </table:table-cell>
          <table:table-cell table:formula="of:=([.$Q48]-[.$P48])*[$Parameters.$M$70]" office:value-type="float" office:value="1524.96992988135" calcext:value-type="float">
            <text:p>1524.96992988135</text:p>
          </table:table-cell>
          <table:table-cell table:number-columns-repeated="2"/>
        </table:table-row>
        <table:table-row table:style-name="ro1">
          <table:table-cell office:value-type="float" office:value="45" calcext:value-type="float">
            <text:p>45</text:p>
          </table:table-cell>
          <table:table-cell table:formula="of:=([.$B48]-[.$C48])*POWER(1+[$Parameters.$H$4];1/12)+[$Parameters.$C$4]" office:value-type="float" office:value="13428.4849312343" calcext:value-type="float">
            <text:p>13428.4849312343</text:p>
          </table:table-cell>
          <table:table-cell table:formula="of:=IF(MOD([.$A49];12)=1; ([.$B37]+[.$B40]+[.$B43]+[.$B46])/4*(1+[$Parameters.$E$4])*[$Parameters.$F$4]; 0)" office:value-type="float" office:value="0" calcext:value-type="float">
            <text:p>0</text:p>
          </table:table-cell>
          <table:table-cell table:formula="of:=([.$D48]-[.$E48])*POWER(1+[$Parameters.$I$4];1/12)+[$Parameters.$D$4]" office:value-type="float" office:value="26044.1294367768" calcext:value-type="float">
            <text:p>26044.1294367768</text:p>
          </table:table-cell>
          <table:table-cell office:value-type="float" office:value="0" calcext:value-type="float">
            <text:p>0</text:p>
          </table:table-cell>
          <table:table-cell table:formula="of:=[.$D49]-[.$B49]" office:value-type="float" office:value="12615.6445055425" calcext:value-type="float">
            <text:p>12615.6445055425</text:p>
          </table:table-cell>
          <table:table-cell table:formula="of:=[.$F49]/[.$B49]" office:value-type="float" office:value="0.939468940103497" calcext:value-type="float">
            <text:p>0.939468940103497</text:p>
          </table:table-cell>
          <table:table-cell table:formula="of:=[.$F49]/[.$A49]" office:value-type="float" office:value="280.347655678722" calcext:value-type="float">
            <text:p>280.347655678722</text:p>
          </table:table-cell>
          <table:table-cell table:formula="of:=[.$B49]" office:value-type="float" office:value="13428.4849312343" calcext:value-type="float">
            <text:p>13428.4849312343</text:p>
          </table:table-cell>
          <table:table-cell table:formula="of:=[.$D49]*(1-[.$O49])" office:value-type="float" office:value="18424.6068404945" calcext:value-type="float">
            <text:p>18424.6068404945</text:p>
          </table:table-cell>
          <table:table-cell table:formula="of:=[.$B49]" office:value-type="float" office:value="13428.4849312343" calcext:value-type="float">
            <text:p>13428.4849312343</text:p>
          </table:table-cell>
          <table:table-cell table:formula="of:=IF(FLOOR([.$A49]/12; 1) + 1 &gt;= [$Parameters.$K$70] - [$Parameters.$K$22]; [.$D49] ; 0)" office:value-type="float" office:value="0" calcext:value-type="float">
            <text:p>0</text:p>
          </table:table-cell>
          <table:table-cell table:formula="of:=([$Parameters.$D$4]-[$Parameters.$C$4])*[.$A49]" office:value-type="float" office:value="6795" calcext:value-type="float">
            <text:p>6795</text:p>
          </table:table-cell>
          <table:table-cell table:formula="of:=[.$M49]/([$Parameters.A$4]*[.$A49])" office:value-type="float" office:value="0.00290384615384615" calcext:value-type="float">
            <text:p>0.002903846153846</text:p>
          </table:table-cell>
          <table:table-cell table:formula="of:=SUM(INDIRECT( CELL(&quot;address&quot;;  INDEX([$Parameters.$L$22:$Parameters.$L$74];  FLOOR([.$A49]/12; 1) + 1;0))&amp;&quot;:&quot;&amp;CELL(&quot;address&quot;; [$Parameters.$L$70])))" office:value-type="float" office:value="0.292562" calcext:value-type="float">
            <text:p>0.292562</text:p>
          </table:table-cell>
          <table:table-cell table:formula="of:=[.$I49]/INDEX([$Parameters.$M$22:$Parameters.$M$120];  FLOOR([.$A49]/12; 1) + 1;0)" office:value-type="float" office:value="248.491579038385" calcext:value-type="float">
            <text:p>248.491579038385</text:p>
          </table:table-cell>
          <table:table-cell table:formula="of:=[.$J49]/ INDEX([$Parameters.$M$22:$Parameters.$M$120];  FLOOR([.$A49]/12; 1) + 1;0)" office:value-type="float" office:value="340.943871955858" calcext:value-type="float">
            <text:p>340.943871955858</text:p>
          </table:table-cell>
          <table:table-cell table:formula="of:=([.$Q49]-[.$P49])*[$Parameters.$M$70]" office:value-type="float" office:value="1503.2742828381" calcext:value-type="float">
            <text:p>1503.2742828381</text:p>
          </table:table-cell>
          <table:table-cell table:number-columns-repeated="2"/>
        </table:table-row>
        <table:table-row table:style-name="ro1">
          <table:table-cell office:value-type="float" office:value="46" calcext:value-type="float">
            <text:p>46</text:p>
          </table:table-cell>
          <table:table-cell table:formula="of:=([.$B49]-[.$C49])*POWER(1+[$Parameters.$H$4];1/12)+[$Parameters.$C$4]" office:value-type="float" office:value="13953.4142792095" calcext:value-type="float">
            <text:p>13953.4142792095</text:p>
          </table:table-cell>
          <table:table-cell table:formula="of:=IF(MOD([.$A50];12)=1; ([.$B38]+[.$B41]+[.$B44]+[.$B47])/4*(1+[$Parameters.$E$4])*[$Parameters.$F$4]; 0)" office:value-type="float" office:value="0" calcext:value-type="float">
            <text:p>0</text:p>
          </table:table-cell>
          <table:table-cell table:formula="of:=([.$D49]-[.$E49])*POWER(1+[$Parameters.$I$4];1/12)+[$Parameters.$D$4]" office:value-type="float" office:value="26678.7364439396" calcext:value-type="float">
            <text:p>26678.7364439396</text:p>
          </table:table-cell>
          <table:table-cell office:value-type="float" office:value="0" calcext:value-type="float">
            <text:p>0</text:p>
          </table:table-cell>
          <table:table-cell table:formula="of:=[.$D50]-[.$B50]" office:value-type="float" office:value="12725.3221647301" calcext:value-type="float">
            <text:p>12725.3221647301</text:p>
          </table:table-cell>
          <table:table-cell table:formula="of:=[.$F50]/[.$B50]" office:value-type="float" office:value="0.911986264443591" calcext:value-type="float">
            <text:p>0.911986264443591</text:p>
          </table:table-cell>
          <table:table-cell table:formula="of:=[.$F50]/[.$A50]" office:value-type="float" office:value="276.637438363699" calcext:value-type="float">
            <text:p>276.637438363699</text:p>
          </table:table-cell>
          <table:table-cell table:formula="of:=[.$B50]" office:value-type="float" office:value="13953.4142792095" calcext:value-type="float">
            <text:p>13953.4142792095</text:p>
          </table:table-cell>
          <table:table-cell table:formula="of:=[.$D50]*(1-[.$O50])" office:value-type="float" office:value="18873.5519524278" calcext:value-type="float">
            <text:p>18873.5519524278</text:p>
          </table:table-cell>
          <table:table-cell table:formula="of:=[.$B50]" office:value-type="float" office:value="13953.4142792095" calcext:value-type="float">
            <text:p>13953.4142792095</text:p>
          </table:table-cell>
          <table:table-cell table:formula="of:=IF(FLOOR([.$A50]/12; 1) + 1 &gt;= [$Parameters.$K$70] - [$Parameters.$K$22]; [.$D50] ; 0)" office:value-type="float" office:value="0" calcext:value-type="float">
            <text:p>0</text:p>
          </table:table-cell>
          <table:table-cell table:formula="of:=([$Parameters.$D$4]-[$Parameters.$C$4])*[.$A50]" office:value-type="float" office:value="6946" calcext:value-type="float">
            <text:p>6946</text:p>
          </table:table-cell>
          <table:table-cell table:formula="of:=[.$M50]/([$Parameters.A$4]*[.$A50])" office:value-type="float" office:value="0.00290384615384615" calcext:value-type="float">
            <text:p>0.002903846153846</text:p>
          </table:table-cell>
          <table:table-cell table:formula="of:=SUM(INDIRECT( CELL(&quot;address&quot;;  INDEX([$Parameters.$L$22:$Parameters.$L$74];  FLOOR([.$A50]/12; 1) + 1;0))&amp;&quot;:&quot;&amp;CELL(&quot;address&quot;; [$Parameters.$L$70])))" office:value-type="float" office:value="0.292562" calcext:value-type="float">
            <text:p>0.292562</text:p>
          </table:table-cell>
          <table:table-cell table:formula="of:=[.$I50]/INDEX([$Parameters.$M$22:$Parameters.$M$120];  FLOOR([.$A50]/12; 1) + 1;0)" office:value-type="float" office:value="258.205297542737" calcext:value-type="float">
            <text:p>258.205297542737</text:p>
          </table:table-cell>
          <table:table-cell table:formula="of:=[.$J50]/ INDEX([$Parameters.$M$22:$Parameters.$M$120];  FLOOR([.$A50]/12; 1) + 1;0)" office:value-type="float" office:value="349.251516514207" calcext:value-type="float">
            <text:p>349.251516514207</text:p>
          </table:table-cell>
          <table:table-cell table:formula="of:=([.$Q50]-[.$P50])*[$Parameters.$M$70]" office:value-type="float" office:value="1480.41152047611" calcext:value-type="float">
            <text:p>1480.41152047611</text:p>
          </table:table-cell>
          <table:table-cell table:number-columns-repeated="2"/>
        </table:table-row>
        <table:table-row table:style-name="ro1">
          <table:table-cell office:value-type="float" office:value="47" calcext:value-type="float">
            <text:p>47</text:p>
          </table:table-cell>
          <table:table-cell table:formula="of:=([.$B50]-[.$C50])*POWER(1+[$Parameters.$H$4];1/12)+[$Parameters.$C$4]" office:value-type="float" office:value="14484.1067487804" calcext:value-type="float">
            <text:p>14484.1067487804</text:p>
          </table:table-cell>
          <table:table-cell table:formula="of:=IF(MOD([.$A51];12)=1; ([.$B39]+[.$B42]+[.$B45]+[.$B48])/4*(1+[$Parameters.$E$4])*[$Parameters.$F$4]; 0)" office:value-type="float" office:value="0" calcext:value-type="float">
            <text:p>0</text:p>
          </table:table-cell>
          <table:table-cell table:formula="of:=([.$D50]-[.$E50])*POWER(1+[$Parameters.$I$4];1/12)+[$Parameters.$D$4]" office:value-type="float" office:value="27315.9289186036" calcext:value-type="float">
            <text:p>27315.9289186036</text:p>
          </table:table-cell>
          <table:table-cell office:value-type="float" office:value="0" calcext:value-type="float">
            <text:p>0</text:p>
          </table:table-cell>
          <table:table-cell table:formula="of:=[.$D51]-[.$B51]" office:value-type="float" office:value="12831.8221698232" calcext:value-type="float">
            <text:p>12831.8221698232</text:p>
          </table:table-cell>
          <table:table-cell table:formula="of:=[.$F51]/[.$B51]" office:value-type="float" office:value="0.885924302574178" calcext:value-type="float">
            <text:p>0.885924302574178</text:p>
          </table:table-cell>
          <table:table-cell table:formula="of:=[.$F51]/[.$A51]" office:value-type="float" office:value="273.017492974962" calcext:value-type="float">
            <text:p>273.017492974962</text:p>
          </table:table-cell>
          <table:table-cell table:formula="of:=[.$B51]" office:value-type="float" office:value="14484.1067487804" calcext:value-type="float">
            <text:p>14484.1067487804</text:p>
          </table:table-cell>
          <table:table-cell table:formula="of:=[.$D51]*(1-[.$O51])" office:value-type="float" office:value="19324.3261223191" calcext:value-type="float">
            <text:p>19324.3261223191</text:p>
          </table:table-cell>
          <table:table-cell table:formula="of:=[.$B51]" office:value-type="float" office:value="14484.1067487804" calcext:value-type="float">
            <text:p>14484.1067487804</text:p>
          </table:table-cell>
          <table:table-cell table:formula="of:=IF(FLOOR([.$A51]/12; 1) + 1 &gt;= [$Parameters.$K$70] - [$Parameters.$K$22]; [.$D51] ; 0)" office:value-type="float" office:value="0" calcext:value-type="float">
            <text:p>0</text:p>
          </table:table-cell>
          <table:table-cell table:formula="of:=([$Parameters.$D$4]-[$Parameters.$C$4])*[.$A51]" office:value-type="float" office:value="7097" calcext:value-type="float">
            <text:p>7097</text:p>
          </table:table-cell>
          <table:table-cell table:formula="of:=[.$M51]/([$Parameters.A$4]*[.$A51])" office:value-type="float" office:value="0.00290384615384615" calcext:value-type="float">
            <text:p>0.002903846153846</text:p>
          </table:table-cell>
          <table:table-cell table:formula="of:=SUM(INDIRECT( CELL(&quot;address&quot;;  INDEX([$Parameters.$L$22:$Parameters.$L$74];  FLOOR([.$A51]/12; 1) + 1;0))&amp;&quot;:&quot;&amp;CELL(&quot;address&quot;; [$Parameters.$L$70])))" office:value-type="float" office:value="0.292562" calcext:value-type="float">
            <text:p>0.292562</text:p>
          </table:table-cell>
          <table:table-cell table:formula="of:=[.$I51]/INDEX([$Parameters.$M$22:$Parameters.$M$120];  FLOOR([.$A51]/12; 1) + 1;0)" office:value-type="float" office:value="268.025661524433" calcext:value-type="float">
            <text:p>268.025661524433</text:p>
          </table:table-cell>
          <table:table-cell table:formula="of:=[.$J51]/ INDEX([$Parameters.$M$22:$Parameters.$M$120];  FLOOR([.$A51]/12; 1) + 1;0)" office:value-type="float" office:value="357.593007444839" calcext:value-type="float">
            <text:p>357.593007444839</text:p>
          </table:table-cell>
          <table:table-cell table:formula="of:=([.$Q51]-[.$P51])*[$Parameters.$M$70]" office:value-type="float" office:value="1456.36504466579" calcext:value-type="float">
            <text:p>1456.36504466579</text:p>
          </table:table-cell>
          <table:table-cell table:number-columns-repeated="2"/>
        </table:table-row>
        <table:table-row table:style-name="ro1">
          <table:table-cell office:value-type="float" office:value="48" calcext:value-type="float">
            <text:p>48</text:p>
          </table:table-cell>
          <table:table-cell table:formula="of:=([.$B51]-[.$C51])*POWER(1+[$Parameters.$H$4];1/12)+[$Parameters.$C$4]" office:value-type="float" office:value="15020.6256124057" calcext:value-type="float">
            <text:p>15020.6256124057</text:p>
          </table:table-cell>
          <table:table-cell table:formula="of:=IF(MOD([.$A52];12)=1; ([.$B40]+[.$B43]+[.$B46]+[.$B49])/4*(1+[$Parameters.$E$4])*[$Parameters.$F$4]; 0)" office:value-type="float" office:value="0" calcext:value-type="float">
            <text:p>0</text:p>
          </table:table-cell>
          <table:table-cell table:formula="of:=([.$D51]-[.$E51])*POWER(1+[$Parameters.$I$4];1/12)+[$Parameters.$D$4]" office:value-type="float" office:value="27955.7173942833" calcext:value-type="float">
            <text:p>27955.7173942833</text:p>
          </table:table-cell>
          <table:table-cell office:value-type="float" office:value="0" calcext:value-type="float">
            <text:p>0</text:p>
          </table:table-cell>
          <table:table-cell table:formula="of:=[.$D52]-[.$B52]" office:value-type="float" office:value="12935.0917818776" calcext:value-type="float">
            <text:p>12935.0917818776</text:p>
          </table:table-cell>
          <table:table-cell table:formula="of:=[.$F52]/[.$B52]" office:value-type="float" office:value="0.861155328390203" calcext:value-type="float">
            <text:p>0.861155328390203</text:p>
          </table:table-cell>
          <table:table-cell table:formula="of:=[.$F52]/[.$A52]" office:value-type="float" office:value="269.481078789116" calcext:value-type="float">
            <text:p>269.481078789116</text:p>
          </table:table-cell>
          <table:table-cell table:formula="of:=[.$B52]" office:value-type="float" office:value="15020.6256124057" calcext:value-type="float">
            <text:p>15020.6256124057</text:p>
          </table:table-cell>
          <table:table-cell table:formula="of:=[.$D52]*(1-[.$O52])" office:value-type="float" office:value="19819.5413152859" calcext:value-type="float">
            <text:p>19819.5413152859</text:p>
          </table:table-cell>
          <table:table-cell table:formula="of:=[.$B52]" office:value-type="float" office:value="15020.6256124057" calcext:value-type="float">
            <text:p>15020.6256124057</text:p>
          </table:table-cell>
          <table:table-cell table:formula="of:=IF(FLOOR([.$A52]/12; 1) + 1 &gt;= [$Parameters.$K$70] - [$Parameters.$K$22]; [.$D52] ; 0)" office:value-type="float" office:value="0" calcext:value-type="float">
            <text:p>0</text:p>
          </table:table-cell>
          <table:table-cell table:formula="of:=([$Parameters.$D$4]-[$Parameters.$C$4])*[.$A52]" office:value-type="float" office:value="7248" calcext:value-type="float">
            <text:p>7248</text:p>
          </table:table-cell>
          <table:table-cell table:formula="of:=[.$M52]/([$Parameters.A$4]*[.$A52])" office:value-type="float" office:value="0.00290384615384615" calcext:value-type="float">
            <text:p>0.002903846153846</text:p>
          </table:table-cell>
          <table:table-cell table:formula="of:=SUM(INDIRECT( CELL(&quot;address&quot;;  INDEX([$Parameters.$L$22:$Parameters.$L$74];  FLOOR([.$A52]/12; 1) + 1;0))&amp;&quot;:&quot;&amp;CELL(&quot;address&quot;; [$Parameters.$L$70])))" office:value-type="float" office:value="0.291038" calcext:value-type="float">
            <text:p>0.291038</text:p>
          </table:table-cell>
          <table:table-cell table:formula="of:=[.$I52]/INDEX([$Parameters.$M$22:$Parameters.$M$120];  FLOOR([.$A52]/12; 1) + 1;0)" office:value-type="float" office:value="282.767801438361" calcext:value-type="float">
            <text:p>282.767801438361</text:p>
          </table:table-cell>
          <table:table-cell table:formula="of:=[.$J52]/ INDEX([$Parameters.$M$22:$Parameters.$M$120];  FLOOR([.$A52]/12; 1) + 1;0)" office:value-type="float" office:value="373.108835001617" calcext:value-type="float">
            <text:p>373.108835001617</text:p>
          </table:table-cell>
          <table:table-cell table:formula="of:=([.$Q52]-[.$P52])*[$Parameters.$M$70]" office:value-type="float" office:value="1468.94520573854" calcext:value-type="float">
            <text:p>1468.94520573854</text:p>
          </table:table-cell>
          <table:table-cell table:number-columns-repeated="2"/>
        </table:table-row>
        <table:table-row table:style-name="ro1">
          <table:table-cell office:value-type="float" office:value="49" calcext:value-type="float">
            <text:p>49</text:p>
          </table:table-cell>
          <table:table-cell table:formula="of:=([.$B52]-[.$C52])*POWER(1+[$Parameters.$H$4];1/12)+[$Parameters.$C$4]" office:value-type="float" office:value="15563.0348372033" calcext:value-type="float">
            <text:p>15563.0348372033</text:p>
          </table:table-cell>
          <table:table-cell table:formula="of:=IF(MOD([.$A53];12)=1; ([.$B41]+[.$B44]+[.$B47]+[.$B50])/4*(1+[$Parameters.$E$4])*[$Parameters.$F$4]; 0)" office:value-type="float" office:value="4722.68050389713" calcext:value-type="float">
            <text:p>4722.68050389713</text:p>
          </table:table-cell>
          <table:table-cell table:formula="of:=([.$D52]-[.$E52])*POWER(1+[$Parameters.$I$4];1/12)+[$Parameters.$D$4]" office:value-type="float" office:value="28598.1124474083" calcext:value-type="float">
            <text:p>28598.1124474083</text:p>
          </table:table-cell>
          <table:table-cell office:value-type="float" office:value="0" calcext:value-type="float">
            <text:p>0</text:p>
          </table:table-cell>
          <table:table-cell table:formula="of:=[.$D53]-[.$B53]" office:value-type="float" office:value="13035.077610205" calcext:value-type="float">
            <text:p>13035.077610205</text:p>
          </table:table-cell>
          <table:table-cell table:formula="of:=[.$F53]/[.$B53]" office:value-type="float" office:value="0.837566563755593" calcext:value-type="float">
            <text:p>0.837566563755593</text:p>
          </table:table-cell>
          <table:table-cell table:formula="of:=[.$F53]/[.$A53]" office:value-type="float" office:value="266.021992045" calcext:value-type="float">
            <text:p>266.021992045</text:p>
          </table:table-cell>
          <table:table-cell table:formula="of:=[.$B53]" office:value-type="float" office:value="15563.0348372033" calcext:value-type="float">
            <text:p>15563.0348372033</text:p>
          </table:table-cell>
          <table:table-cell table:formula="of:=[.$D53]*(1-[.$O53])" office:value-type="float" office:value="20274.9749969395" calcext:value-type="float">
            <text:p>20274.9749969395</text:p>
          </table:table-cell>
          <table:table-cell table:formula="of:=[.$B53]" office:value-type="float" office:value="15563.0348372033" calcext:value-type="float">
            <text:p>15563.0348372033</text:p>
          </table:table-cell>
          <table:table-cell table:formula="of:=IF(FLOOR([.$A53]/12; 1) + 1 &gt;= [$Parameters.$K$70] - [$Parameters.$K$22]; [.$D53] ; 0)" office:value-type="float" office:value="0" calcext:value-type="float">
            <text:p>0</text:p>
          </table:table-cell>
          <table:table-cell table:formula="of:=([$Parameters.$D$4]-[$Parameters.$C$4])*[.$A53]" office:value-type="float" office:value="7399" calcext:value-type="float">
            <text:p>7399</text:p>
          </table:table-cell>
          <table:table-cell table:formula="of:=[.$M53]/([$Parameters.A$4]*[.$A53])" office:value-type="float" office:value="0.00290384615384615" calcext:value-type="float">
            <text:p>0.002903846153846</text:p>
          </table:table-cell>
          <table:table-cell table:formula="of:=SUM(INDIRECT( CELL(&quot;address&quot;;  INDEX([$Parameters.$L$22:$Parameters.$L$74];  FLOOR([.$A53]/12; 1) + 1;0))&amp;&quot;:&quot;&amp;CELL(&quot;address&quot;; [$Parameters.$L$70])))" office:value-type="float" office:value="0.291038" calcext:value-type="float">
            <text:p>0.291038</text:p>
          </table:table-cell>
          <table:table-cell table:formula="of:=[.$I53]/INDEX([$Parameters.$M$22:$Parameters.$M$120];  FLOOR([.$A53]/12; 1) + 1;0)" office:value-type="float" office:value="292.978818471448" calcext:value-type="float">
            <text:p>292.978818471448</text:p>
          </table:table-cell>
          <table:table-cell table:formula="of:=[.$J53]/ INDEX([$Parameters.$M$22:$Parameters.$M$120];  FLOOR([.$A53]/12; 1) + 1;0)" office:value-type="float" office:value="381.682511237566" calcext:value-type="float">
            <text:p>381.682511237566</text:p>
          </table:table-cell>
          <table:table-cell table:formula="of:=([.$Q53]-[.$P53])*[$Parameters.$M$70]" office:value-type="float" office:value="1442.32204437707" calcext:value-type="float">
            <text:p>1442.32204437707</text:p>
          </table:table-cell>
          <table:table-cell table:number-columns-repeated="2"/>
        </table:table-row>
        <table:table-row table:style-name="ro1">
          <table:table-cell office:value-type="float" office:value="50" calcext:value-type="float">
            <text:p>50</text:p>
          </table:table-cell>
          <table:table-cell table:formula="of:=([.$B53]-[.$C53])*POWER(1+[$Parameters.$H$4];1/12)+[$Parameters.$C$4]" office:value-type="float" office:value="11336.868978619" calcext:value-type="float">
            <text:p>11336.868978619</text:p>
          </table:table-cell>
          <table:table-cell table:formula="of:=IF(MOD([.$A54];12)=1; ([.$B42]+[.$B45]+[.$B48]+[.$B51])/4*(1+[$Parameters.$E$4])*[$Parameters.$F$4]; 0)" office:value-type="float" office:value="0" calcext:value-type="float">
            <text:p>0</text:p>
          </table:table-cell>
          <table:table-cell table:formula="of:=([.$D53]-[.$E53])*POWER(1+[$Parameters.$I$4];1/12)+[$Parameters.$D$4]" office:value-type="float" office:value="29243.1246974977" calcext:value-type="float">
            <text:p>29243.1246974977</text:p>
          </table:table-cell>
          <table:table-cell office:value-type="float" office:value="0" calcext:value-type="float">
            <text:p>0</text:p>
          </table:table-cell>
          <table:table-cell table:formula="of:=[.$D54]-[.$B54]" office:value-type="float" office:value="17906.2557188788" calcext:value-type="float">
            <text:p>17906.2557188788</text:p>
          </table:table-cell>
          <table:table-cell table:formula="of:=[.$F54]/[.$B54]" office:value-type="float" office:value="1.57947099438561" calcext:value-type="float">
            <text:p>1.57947099438561</text:p>
          </table:table-cell>
          <table:table-cell table:formula="of:=[.$F54]/[.$A54]" office:value-type="float" office:value="358.125114377575" calcext:value-type="float">
            <text:p>358.125114377575</text:p>
          </table:table-cell>
          <table:table-cell table:formula="of:=[.$B54]" office:value-type="float" office:value="11336.868978619" calcext:value-type="float">
            <text:p>11336.868978619</text:p>
          </table:table-cell>
          <table:table-cell table:formula="of:=[.$D54]*(1-[.$O54])" office:value-type="float" office:value="20732.2641717874" calcext:value-type="float">
            <text:p>20732.2641717874</text:p>
          </table:table-cell>
          <table:table-cell table:formula="of:=[.$B54]" office:value-type="float" office:value="11336.868978619" calcext:value-type="float">
            <text:p>11336.868978619</text:p>
          </table:table-cell>
          <table:table-cell table:formula="of:=IF(FLOOR([.$A54]/12; 1) + 1 &gt;= [$Parameters.$K$70] - [$Parameters.$K$22]; [.$D54] ; 0)" office:value-type="float" office:value="0" calcext:value-type="float">
            <text:p>0</text:p>
          </table:table-cell>
          <table:table-cell table:formula="of:=([$Parameters.$D$4]-[$Parameters.$C$4])*[.$A54]" office:value-type="float" office:value="7550" calcext:value-type="float">
            <text:p>7550</text:p>
          </table:table-cell>
          <table:table-cell table:formula="of:=[.$M54]/([$Parameters.A$4]*[.$A54])" office:value-type="float" office:value="0.00290384615384615" calcext:value-type="float">
            <text:p>0.002903846153846</text:p>
          </table:table-cell>
          <table:table-cell table:formula="of:=SUM(INDIRECT( CELL(&quot;address&quot;;  INDEX([$Parameters.$L$22:$Parameters.$L$74];  FLOOR([.$A54]/12; 1) + 1;0))&amp;&quot;:&quot;&amp;CELL(&quot;address&quot;; [$Parameters.$L$70])))" office:value-type="float" office:value="0.291038" calcext:value-type="float">
            <text:p>0.291038</text:p>
          </table:table-cell>
          <table:table-cell table:formula="of:=[.$I54]/INDEX([$Parameters.$M$22:$Parameters.$M$120];  FLOOR([.$A54]/12; 1) + 1;0)" office:value-type="float" office:value="213.419973242074" calcext:value-type="float">
            <text:p>213.419973242074</text:p>
          </table:table-cell>
          <table:table-cell table:formula="of:=[.$J54]/ INDEX([$Parameters.$M$22:$Parameters.$M$120];  FLOOR([.$A54]/12; 1) + 1;0)" office:value-type="float" office:value="390.291117691781" calcext:value-type="float">
            <text:p>390.291117691781</text:p>
          </table:table-cell>
          <table:table-cell table:formula="of:=([.$Q54]-[.$P54])*[$Parameters.$M$70]" office:value-type="float" office:value="2875.92480875223" calcext:value-type="float">
            <text:p>2875.92480875223</text:p>
          </table:table-cell>
          <table:table-cell table:number-columns-repeated="2"/>
        </table:table-row>
        <table:table-row table:style-name="ro1">
          <table:table-cell office:value-type="float" office:value="51" calcext:value-type="float">
            <text:p>51</text:p>
          </table:table-cell>
          <table:table-cell table:formula="of:=([.$B54]-[.$C54])*POWER(1+[$Parameters.$H$4];1/12)+[$Parameters.$C$4]" office:value-type="float" office:value="11838.8347847138" calcext:value-type="float">
            <text:p>11838.8347847138</text:p>
          </table:table-cell>
          <table:table-cell table:formula="of:=IF(MOD([.$A55];12)=1; ([.$B43]+[.$B46]+[.$B49]+[.$B52])/4*(1+[$Parameters.$E$4])*[$Parameters.$F$4]; 0)" office:value-type="float" office:value="0" calcext:value-type="float">
            <text:p>0</text:p>
          </table:table-cell>
          <table:table-cell table:formula="of:=([.$D54]-[.$E54])*POWER(1+[$Parameters.$I$4];1/12)+[$Parameters.$D$4]" office:value-type="float" office:value="29890.764807336" calcext:value-type="float">
            <text:p>29890.764807336</text:p>
          </table:table-cell>
          <table:table-cell office:value-type="float" office:value="0" calcext:value-type="float">
            <text:p>0</text:p>
          </table:table-cell>
          <table:table-cell table:formula="of:=[.$D55]-[.$B55]" office:value-type="float" office:value="18051.9300226223" calcext:value-type="float">
            <text:p>18051.9300226223</text:p>
          </table:table-cell>
          <table:table-cell table:formula="of:=[.$F55]/[.$B55]" office:value-type="float" office:value="1.52480631336547" calcext:value-type="float">
            <text:p>1.52480631336547</text:p>
          </table:table-cell>
          <table:table-cell table:formula="of:=[.$F55]/[.$A55]" office:value-type="float" office:value="353.959412208279" calcext:value-type="float">
            <text:p>353.959412208279</text:p>
          </table:table-cell>
          <table:table-cell table:formula="of:=[.$B55]" office:value-type="float" office:value="11838.8347847138" calcext:value-type="float">
            <text:p>11838.8347847138</text:p>
          </table:table-cell>
          <table:table-cell table:formula="of:=[.$D55]*(1-[.$O55])" office:value-type="float" office:value="21191.4163993386" calcext:value-type="float">
            <text:p>21191.4163993386</text:p>
          </table:table-cell>
          <table:table-cell table:formula="of:=[.$B55]" office:value-type="float" office:value="11838.8347847138" calcext:value-type="float">
            <text:p>11838.8347847138</text:p>
          </table:table-cell>
          <table:table-cell table:formula="of:=IF(FLOOR([.$A55]/12; 1) + 1 &gt;= [$Parameters.$K$70] - [$Parameters.$K$22]; [.$D55] ; 0)" office:value-type="float" office:value="0" calcext:value-type="float">
            <text:p>0</text:p>
          </table:table-cell>
          <table:table-cell table:formula="of:=([$Parameters.$D$4]-[$Parameters.$C$4])*[.$A55]" office:value-type="float" office:value="7701" calcext:value-type="float">
            <text:p>7701</text:p>
          </table:table-cell>
          <table:table-cell table:formula="of:=[.$M55]/([$Parameters.A$4]*[.$A55])" office:value-type="float" office:value="0.00290384615384615" calcext:value-type="float">
            <text:p>0.002903846153846</text:p>
          </table:table-cell>
          <table:table-cell table:formula="of:=SUM(INDIRECT( CELL(&quot;address&quot;;  INDEX([$Parameters.$L$22:$Parameters.$L$74];  FLOOR([.$A55]/12; 1) + 1;0))&amp;&quot;:&quot;&amp;CELL(&quot;address&quot;; [$Parameters.$L$70])))" office:value-type="float" office:value="0.291038" calcext:value-type="float">
            <text:p>0.291038</text:p>
          </table:table-cell>
          <table:table-cell table:formula="of:=[.$I55]/INDEX([$Parameters.$M$22:$Parameters.$M$120];  FLOOR([.$A55]/12; 1) + 1;0)" office:value-type="float" office:value="222.869630736328" calcext:value-type="float">
            <text:p>222.869630736328</text:p>
          </table:table-cell>
          <table:table-cell table:formula="of:=[.$J55]/ INDEX([$Parameters.$M$22:$Parameters.$M$120];  FLOOR([.$A55]/12; 1) + 1;0)" office:value-type="float" office:value="398.934796674295" calcext:value-type="float">
            <text:p>398.934796674295</text:p>
          </table:table-cell>
          <table:table-cell table:formula="of:=([.$Q55]-[.$P55])*[$Parameters.$M$70]" office:value-type="float" office:value="2862.81959815134" calcext:value-type="float">
            <text:p>2862.81959815134</text:p>
          </table:table-cell>
          <table:table-cell table:number-columns-repeated="2"/>
        </table:table-row>
        <table:table-row table:style-name="ro1">
          <table:table-cell office:value-type="float" office:value="52" calcext:value-type="float">
            <text:p>52</text:p>
          </table:table-cell>
          <table:table-cell table:formula="of:=([.$B55]-[.$C55])*POWER(1+[$Parameters.$H$4];1/12)+[$Parameters.$C$4]" office:value-type="float" office:value="12346.3115990777" calcext:value-type="float">
            <text:p>12346.3115990777</text:p>
          </table:table-cell>
          <table:table-cell table:formula="of:=IF(MOD([.$A56];12)=1; ([.$B44]+[.$B47]+[.$B50]+[.$B53])/4*(1+[$Parameters.$E$4])*[$Parameters.$F$4]; 0)" office:value-type="float" office:value="0" calcext:value-type="float">
            <text:p>0</text:p>
          </table:table-cell>
          <table:table-cell table:formula="of:=([.$D55]-[.$E55])*POWER(1+[$Parameters.$I$4];1/12)+[$Parameters.$D$4]" office:value-type="float" office:value="30541.043483149" calcext:value-type="float">
            <text:p>30541.043483149</text:p>
          </table:table-cell>
          <table:table-cell office:value-type="float" office:value="0" calcext:value-type="float">
            <text:p>0</text:p>
          </table:table-cell>
          <table:table-cell table:formula="of:=[.$D56]-[.$B56]" office:value-type="float" office:value="18194.7318840713" calcext:value-type="float">
            <text:p>18194.7318840713</text:p>
          </table:table-cell>
          <table:table-cell table:formula="of:=[.$F56]/[.$B56]" office:value-type="float" office:value="1.47369777103556" calcext:value-type="float">
            <text:p>1.47369777103556</text:p>
          </table:table-cell>
          <table:table-cell table:formula="of:=[.$F56]/[.$A56]" office:value-type="float" office:value="349.898690078295" calcext:value-type="float">
            <text:p>349.898690078295</text:p>
          </table:table-cell>
          <table:table-cell table:formula="of:=[.$B56]" office:value-type="float" office:value="12346.3115990777" calcext:value-type="float">
            <text:p>12346.3115990777</text:p>
          </table:table-cell>
          <table:table-cell table:formula="of:=[.$D56]*(1-[.$O56])" office:value-type="float" office:value="21652.4392699003" calcext:value-type="float">
            <text:p>21652.4392699003</text:p>
          </table:table-cell>
          <table:table-cell table:formula="of:=[.$B56]" office:value-type="float" office:value="12346.3115990777" calcext:value-type="float">
            <text:p>12346.3115990777</text:p>
          </table:table-cell>
          <table:table-cell table:formula="of:=IF(FLOOR([.$A56]/12; 1) + 1 &gt;= [$Parameters.$K$70] - [$Parameters.$K$22]; [.$D56] ; 0)" office:value-type="float" office:value="0" calcext:value-type="float">
            <text:p>0</text:p>
          </table:table-cell>
          <table:table-cell table:formula="of:=([$Parameters.$D$4]-[$Parameters.$C$4])*[.$A56]" office:value-type="float" office:value="7852" calcext:value-type="float">
            <text:p>7852</text:p>
          </table:table-cell>
          <table:table-cell table:formula="of:=[.$M56]/([$Parameters.A$4]*[.$A56])" office:value-type="float" office:value="0.00290384615384615" calcext:value-type="float">
            <text:p>0.002903846153846</text:p>
          </table:table-cell>
          <table:table-cell table:formula="of:=SUM(INDIRECT( CELL(&quot;address&quot;;  INDEX([$Parameters.$L$22:$Parameters.$L$74];  FLOOR([.$A56]/12; 1) + 1;0))&amp;&quot;:&quot;&amp;CELL(&quot;address&quot;; [$Parameters.$L$70])))" office:value-type="float" office:value="0.291038" calcext:value-type="float">
            <text:p>0.291038</text:p>
          </table:table-cell>
          <table:table-cell table:formula="of:=[.$I56]/INDEX([$Parameters.$M$22:$Parameters.$M$120];  FLOOR([.$A56]/12; 1) + 1;0)" office:value-type="float" office:value="232.423034621192" calcext:value-type="float">
            <text:p>232.423034621192</text:p>
          </table:table-cell>
          <table:table-cell table:formula="of:=[.$J56]/ INDEX([$Parameters.$M$22:$Parameters.$M$120];  FLOOR([.$A56]/12; 1) + 1;0)" office:value-type="float" office:value="407.61369107493" calcext:value-type="float">
            <text:p>407.61369107493</text:p>
          </table:table-cell>
          <table:table-cell table:formula="of:=([.$Q56]-[.$P56])*[$Parameters.$M$70]" office:value-type="float" office:value="2848.60007393779" calcext:value-type="float">
            <text:p>2848.60007393779</text:p>
          </table:table-cell>
          <table:table-cell table:number-columns-repeated="2"/>
        </table:table-row>
        <table:table-row table:style-name="ro1">
          <table:table-cell office:value-type="float" office:value="53" calcext:value-type="float">
            <text:p>53</text:p>
          </table:table-cell>
          <table:table-cell table:formula="of:=([.$B56]-[.$C56])*POWER(1+[$Parameters.$H$4];1/12)+[$Parameters.$C$4]" office:value-type="float" office:value="12859.3599262547" calcext:value-type="float">
            <text:p>12859.3599262547</text:p>
          </table:table-cell>
          <table:table-cell table:formula="of:=IF(MOD([.$A57];12)=1; ([.$B45]+[.$B48]+[.$B51]+[.$B54])/4*(1+[$Parameters.$E$4])*[$Parameters.$F$4]; 0)" office:value-type="float" office:value="0" calcext:value-type="float">
            <text:p>0</text:p>
          </table:table-cell>
          <table:table-cell table:formula="of:=([.$D56]-[.$E56])*POWER(1+[$Parameters.$I$4];1/12)+[$Parameters.$D$4]" office:value-type="float" office:value="31193.9714747812" calcext:value-type="float">
            <text:p>31193.9714747812</text:p>
          </table:table-cell>
          <table:table-cell office:value-type="float" office:value="0" calcext:value-type="float">
            <text:p>0</text:p>
          </table:table-cell>
          <table:table-cell table:formula="of:=[.$D57]-[.$B57]" office:value-type="float" office:value="18334.6115485265" calcext:value-type="float">
            <text:p>18334.6115485265</text:p>
          </table:table-cell>
          <table:table-cell table:formula="of:=[.$F57]/[.$B57]" office:value-type="float" office:value="1.42577948309022" calcext:value-type="float">
            <text:p>1.42577948309022</text:p>
          </table:table-cell>
          <table:table-cell table:formula="of:=[.$F57]/[.$A57]" office:value-type="float" office:value="345.93606695333" calcext:value-type="float">
            <text:p>345.93606695333</text:p>
          </table:table-cell>
          <table:table-cell table:formula="of:=[.$B57]" office:value-type="float" office:value="12859.3599262547" calcext:value-type="float">
            <text:p>12859.3599262547</text:p>
          </table:table-cell>
          <table:table-cell table:formula="of:=[.$D57]*(1-[.$O57])" office:value-type="float" office:value="22115.3404047038" calcext:value-type="float">
            <text:p>22115.3404047038</text:p>
          </table:table-cell>
          <table:table-cell table:formula="of:=[.$B57]" office:value-type="float" office:value="12859.3599262547" calcext:value-type="float">
            <text:p>12859.3599262547</text:p>
          </table:table-cell>
          <table:table-cell table:formula="of:=IF(FLOOR([.$A57]/12; 1) + 1 &gt;= [$Parameters.$K$70] - [$Parameters.$K$22]; [.$D57] ; 0)" office:value-type="float" office:value="0" calcext:value-type="float">
            <text:p>0</text:p>
          </table:table-cell>
          <table:table-cell table:formula="of:=([$Parameters.$D$4]-[$Parameters.$C$4])*[.$A57]" office:value-type="float" office:value="8003" calcext:value-type="float">
            <text:p>8003</text:p>
          </table:table-cell>
          <table:table-cell table:formula="of:=[.$M57]/([$Parameters.A$4]*[.$A57])" office:value-type="float" office:value="0.00290384615384615" calcext:value-type="float">
            <text:p>0.002903846153846</text:p>
          </table:table-cell>
          <table:table-cell table:formula="of:=SUM(INDIRECT( CELL(&quot;address&quot;;  INDEX([$Parameters.$L$22:$Parameters.$L$74];  FLOOR([.$A57]/12; 1) + 1;0))&amp;&quot;:&quot;&amp;CELL(&quot;address&quot;; [$Parameters.$L$70])))" office:value-type="float" office:value="0.291038" calcext:value-type="float">
            <text:p>0.291038</text:p>
          </table:table-cell>
          <table:table-cell table:formula="of:=[.$I57]/INDEX([$Parameters.$M$22:$Parameters.$M$120];  FLOOR([.$A57]/12; 1) + 1;0)" office:value-type="float" office:value="242.081323912927" calcext:value-type="float">
            <text:p>242.081323912927</text:p>
          </table:table-cell>
          <table:table-cell table:formula="of:=[.$J57]/ INDEX([$Parameters.$M$22:$Parameters.$M$120];  FLOOR([.$A57]/12; 1) + 1;0)" office:value-type="float" office:value="416.327944365659" calcext:value-type="float">
            <text:p>416.327944365659</text:p>
          </table:table-cell>
          <table:table-cell table:formula="of:=([.$Q57]-[.$P57])*[$Parameters.$M$70]" office:value-type="float" office:value="2833.25004856142" calcext:value-type="float">
            <text:p>2833.25004856142</text:p>
          </table:table-cell>
          <table:table-cell table:number-columns-repeated="2"/>
        </table:table-row>
        <table:table-row table:style-name="ro1">
          <table:table-cell office:value-type="float" office:value="54" calcext:value-type="float">
            <text:p>54</text:p>
          </table:table-cell>
          <table:table-cell table:formula="of:=([.$B57]-[.$C57])*POWER(1+[$Parameters.$H$4];1/12)+[$Parameters.$C$4]" office:value-type="float" office:value="13378.040935059" calcext:value-type="float">
            <text:p>13378.040935059</text:p>
          </table:table-cell>
          <table:table-cell table:formula="of:=IF(MOD([.$A58];12)=1; ([.$B46]+[.$B49]+[.$B52]+[.$B55])/4*(1+[$Parameters.$E$4])*[$Parameters.$F$4]; 0)" office:value-type="float" office:value="0" calcext:value-type="float">
            <text:p>0</text:p>
          </table:table-cell>
          <table:table-cell table:formula="of:=([.$D57]-[.$E57])*POWER(1+[$Parameters.$I$4];1/12)+[$Parameters.$D$4]" office:value-type="float" office:value="31849.559575873" calcext:value-type="float">
            <text:p>31849.559575873</text:p>
          </table:table-cell>
          <table:table-cell office:value-type="float" office:value="0" calcext:value-type="float">
            <text:p>0</text:p>
          </table:table-cell>
          <table:table-cell table:formula="of:=[.$D58]-[.$B58]" office:value-type="float" office:value="18471.518640814" calcext:value-type="float">
            <text:p>18471.518640814</text:p>
          </table:table-cell>
          <table:table-cell table:formula="of:=[.$F58]/[.$B58]" office:value-type="float" office:value="1.38073419946016" calcext:value-type="float">
            <text:p>1.38073419946016</text:p>
          </table:table-cell>
          <table:table-cell table:formula="of:=[.$F58]/[.$A58]" office:value-type="float" office:value="342.065160015074" calcext:value-type="float">
            <text:p>342.065160015074</text:p>
          </table:table-cell>
          <table:table-cell table:formula="of:=[.$B58]" office:value-type="float" office:value="13378.040935059" calcext:value-type="float">
            <text:p>13378.040935059</text:p>
          </table:table-cell>
          <table:table-cell table:formula="of:=[.$D58]*(1-[.$O58])" office:value-type="float" office:value="22580.1274560301" calcext:value-type="float">
            <text:p>22580.1274560301</text:p>
          </table:table-cell>
          <table:table-cell table:formula="of:=[.$B58]" office:value-type="float" office:value="13378.040935059" calcext:value-type="float">
            <text:p>13378.040935059</text:p>
          </table:table-cell>
          <table:table-cell table:formula="of:=IF(FLOOR([.$A58]/12; 1) + 1 &gt;= [$Parameters.$K$70] - [$Parameters.$K$22]; [.$D58] ; 0)" office:value-type="float" office:value="0" calcext:value-type="float">
            <text:p>0</text:p>
          </table:table-cell>
          <table:table-cell table:formula="of:=([$Parameters.$D$4]-[$Parameters.$C$4])*[.$A58]" office:value-type="float" office:value="8154" calcext:value-type="float">
            <text:p>8154</text:p>
          </table:table-cell>
          <table:table-cell table:formula="of:=[.$M58]/([$Parameters.A$4]*[.$A58])" office:value-type="float" office:value="0.00290384615384615" calcext:value-type="float">
            <text:p>0.002903846153846</text:p>
          </table:table-cell>
          <table:table-cell table:formula="of:=SUM(INDIRECT( CELL(&quot;address&quot;;  INDEX([$Parameters.$L$22:$Parameters.$L$74];  FLOOR([.$A58]/12; 1) + 1;0))&amp;&quot;:&quot;&amp;CELL(&quot;address&quot;; [$Parameters.$L$70])))" office:value-type="float" office:value="0.291038" calcext:value-type="float">
            <text:p>0.291038</text:p>
          </table:table-cell>
          <table:table-cell table:formula="of:=[.$I58]/INDEX([$Parameters.$M$22:$Parameters.$M$120];  FLOOR([.$A58]/12; 1) + 1;0)" office:value-type="float" office:value="251.845650132888" calcext:value-type="float">
            <text:p>251.845650132888</text:p>
          </table:table-cell>
          <table:table-cell table:formula="of:=[.$J58]/ INDEX([$Parameters.$M$22:$Parameters.$M$120];  FLOOR([.$A58]/12; 1) + 1;0)" office:value-type="float" office:value="425.077700602976" calcext:value-type="float">
            <text:p>425.077700602976</text:p>
          </table:table-cell>
          <table:table-cell table:formula="of:=([.$Q58]-[.$P58])*[$Parameters.$M$70]" office:value-type="float" office:value="2816.75314064363" calcext:value-type="float">
            <text:p>2816.75314064363</text:p>
          </table:table-cell>
          <table:table-cell table:number-columns-repeated="2"/>
        </table:table-row>
        <table:table-row table:style-name="ro1">
          <table:table-cell office:value-type="float" office:value="55" calcext:value-type="float">
            <text:p>55</text:p>
          </table:table-cell>
          <table:table-cell table:formula="of:=([.$B58]-[.$C58])*POWER(1+[$Parameters.$H$4];1/12)+[$Parameters.$C$4]" office:value-type="float" office:value="13902.4164658684" calcext:value-type="float">
            <text:p>13902.4164658684</text:p>
          </table:table-cell>
          <table:table-cell table:formula="of:=IF(MOD([.$A59];12)=1; ([.$B47]+[.$B50]+[.$B53]+[.$B56])/4*(1+[$Parameters.$E$4])*[$Parameters.$F$4]; 0)" office:value-type="float" office:value="0" calcext:value-type="float">
            <text:p>0</text:p>
          </table:table-cell>
          <table:table-cell table:formula="of:=([.$D58]-[.$E58])*POWER(1+[$Parameters.$I$4];1/12)+[$Parameters.$D$4]" office:value-type="float" office:value="32507.8186240398" calcext:value-type="float">
            <text:p>32507.8186240398</text:p>
          </table:table-cell>
          <table:table-cell office:value-type="float" office:value="0" calcext:value-type="float">
            <text:p>0</text:p>
          </table:table-cell>
          <table:table-cell table:formula="of:=[.$D59]-[.$B59]" office:value-type="float" office:value="18605.4021581714" calcext:value-type="float">
            <text:p>18605.4021581714</text:p>
          </table:table-cell>
          <table:table-cell table:formula="of:=[.$F59]/[.$B59]" office:value-type="float" office:value="1.3382854846745" calcext:value-type="float">
            <text:p>1.3382854846745</text:p>
          </table:table-cell>
          <table:table-cell table:formula="of:=[.$F59]/[.$A59]" office:value-type="float" office:value="338.28003923948" calcext:value-type="float">
            <text:p>338.28003923948</text:p>
          </table:table-cell>
          <table:table-cell table:formula="of:=[.$B59]" office:value-type="float" office:value="13902.4164658684" calcext:value-type="float">
            <text:p>13902.4164658684</text:p>
          </table:table-cell>
          <table:table-cell table:formula="of:=[.$D59]*(1-[.$O59])" office:value-type="float" office:value="23046.8081073365" calcext:value-type="float">
            <text:p>23046.8081073365</text:p>
          </table:table-cell>
          <table:table-cell table:formula="of:=[.$B59]" office:value-type="float" office:value="13902.4164658684" calcext:value-type="float">
            <text:p>13902.4164658684</text:p>
          </table:table-cell>
          <table:table-cell table:formula="of:=IF(FLOOR([.$A59]/12; 1) + 1 &gt;= [$Parameters.$K$70] - [$Parameters.$K$22]; [.$D59] ; 0)" office:value-type="float" office:value="0" calcext:value-type="float">
            <text:p>0</text:p>
          </table:table-cell>
          <table:table-cell table:formula="of:=([$Parameters.$D$4]-[$Parameters.$C$4])*[.$A59]" office:value-type="float" office:value="8305" calcext:value-type="float">
            <text:p>8305</text:p>
          </table:table-cell>
          <table:table-cell table:formula="of:=[.$M59]/([$Parameters.A$4]*[.$A59])" office:value-type="float" office:value="0.00290384615384615" calcext:value-type="float">
            <text:p>0.002903846153846</text:p>
          </table:table-cell>
          <table:table-cell table:formula="of:=SUM(INDIRECT( CELL(&quot;address&quot;;  INDEX([$Parameters.$L$22:$Parameters.$L$74];  FLOOR([.$A59]/12; 1) + 1;0))&amp;&quot;:&quot;&amp;CELL(&quot;address&quot;; [$Parameters.$L$70])))" office:value-type="float" office:value="0.291038" calcext:value-type="float">
            <text:p>0.291038</text:p>
          </table:table-cell>
          <table:table-cell table:formula="of:=[.$I59]/INDEX([$Parameters.$M$22:$Parameters.$M$120];  FLOOR([.$A59]/12; 1) + 1;0)" office:value-type="float" office:value="261.717177444812" calcext:value-type="float">
            <text:p>261.717177444812</text:p>
          </table:table-cell>
          <table:table-cell table:formula="of:=[.$J59]/ INDEX([$Parameters.$M$22:$Parameters.$M$120];  FLOOR([.$A59]/12; 1) + 1;0)" office:value-type="float" office:value="433.863104430281" calcext:value-type="float">
            <text:p>433.863104430281</text:p>
          </table:table-cell>
          <table:table-cell table:formula="of:=([.$Q59]-[.$P59])*[$Parameters.$M$70]" office:value-type="float" office:value="2799.09277278372" calcext:value-type="float">
            <text:p>2799.09277278372</text:p>
          </table:table-cell>
          <table:table-cell table:number-columns-repeated="2"/>
        </table:table-row>
        <table:table-row table:style-name="ro1">
          <table:table-cell office:value-type="float" office:value="56" calcext:value-type="float">
            <text:p>56</text:p>
          </table:table-cell>
          <table:table-cell table:formula="of:=([.$B59]-[.$C59])*POWER(1+[$Parameters.$H$4];1/12)+[$Parameters.$C$4]" office:value-type="float" office:value="14432.5490379968" calcext:value-type="float">
            <text:p>14432.5490379968</text:p>
          </table:table-cell>
          <table:table-cell table:formula="of:=IF(MOD([.$A60];12)=1; ([.$B48]+[.$B51]+[.$B54]+[.$B57])/4*(1+[$Parameters.$E$4])*[$Parameters.$F$4]; 0)" office:value-type="float" office:value="0" calcext:value-type="float">
            <text:p>0</text:p>
          </table:table-cell>
          <table:table-cell table:formula="of:=([.$D59]-[.$E59])*POWER(1+[$Parameters.$I$4];1/12)+[$Parameters.$D$4]" office:value-type="float" office:value="33168.7595010505" calcext:value-type="float">
            <text:p>33168.7595010505</text:p>
          </table:table-cell>
          <table:table-cell office:value-type="float" office:value="0" calcext:value-type="float">
            <text:p>0</text:p>
          </table:table-cell>
          <table:table-cell table:formula="of:=[.$D60]-[.$B60]" office:value-type="float" office:value="18736.2104630537" calcext:value-type="float">
            <text:p>18736.2104630537</text:p>
          </table:table-cell>
          <table:table-cell table:formula="of:=[.$F60]/[.$B60]" office:value-type="float" office:value="1.2981913599411" calcext:value-type="float">
            <text:p>1.2981913599411</text:p>
          </table:table-cell>
          <table:table-cell table:formula="of:=[.$F60]/[.$A60]" office:value-type="float" office:value="334.575186840245" calcext:value-type="float">
            <text:p>334.575186840245</text:p>
          </table:table-cell>
          <table:table-cell table:formula="of:=[.$B60]" office:value-type="float" office:value="14432.5490379968" calcext:value-type="float">
            <text:p>14432.5490379968</text:p>
          </table:table-cell>
          <table:table-cell table:formula="of:=[.$D60]*(1-[.$O60])" office:value-type="float" office:value="23515.3900733838" calcext:value-type="float">
            <text:p>23515.3900733838</text:p>
          </table:table-cell>
          <table:table-cell table:formula="of:=[.$B60]" office:value-type="float" office:value="14432.5490379968" calcext:value-type="float">
            <text:p>14432.5490379968</text:p>
          </table:table-cell>
          <table:table-cell table:formula="of:=IF(FLOOR([.$A60]/12; 1) + 1 &gt;= [$Parameters.$K$70] - [$Parameters.$K$22]; [.$D60] ; 0)" office:value-type="float" office:value="0" calcext:value-type="float">
            <text:p>0</text:p>
          </table:table-cell>
          <table:table-cell table:formula="of:=([$Parameters.$D$4]-[$Parameters.$C$4])*[.$A60]" office:value-type="float" office:value="8456" calcext:value-type="float">
            <text:p>8456</text:p>
          </table:table-cell>
          <table:table-cell table:formula="of:=[.$M60]/([$Parameters.A$4]*[.$A60])" office:value-type="float" office:value="0.00290384615384615" calcext:value-type="float">
            <text:p>0.002903846153846</text:p>
          </table:table-cell>
          <table:table-cell table:formula="of:=SUM(INDIRECT( CELL(&quot;address&quot;;  INDEX([$Parameters.$L$22:$Parameters.$L$74];  FLOOR([.$A60]/12; 1) + 1;0))&amp;&quot;:&quot;&amp;CELL(&quot;address&quot;; [$Parameters.$L$70])))" office:value-type="float" office:value="0.291038" calcext:value-type="float">
            <text:p>0.291038</text:p>
          </table:table-cell>
          <table:table-cell table:formula="of:=[.$I60]/INDEX([$Parameters.$M$22:$Parameters.$M$120];  FLOOR([.$A60]/12; 1) + 1;0)" office:value-type="float" office:value="271.697082793615" calcext:value-type="float">
            <text:p>271.697082793615</text:p>
          </table:table-cell>
          <table:table-cell table:formula="of:=[.$J60]/ INDEX([$Parameters.$M$22:$Parameters.$M$120];  FLOOR([.$A60]/12; 1) + 1;0)" office:value-type="float" office:value="442.684301080267" calcext:value-type="float">
            <text:p>442.684301080267</text:p>
          </table:table-cell>
          <table:table-cell table:formula="of:=([.$Q60]-[.$P60])*[$Parameters.$M$70]" office:value-type="float" office:value="2780.25216934097" calcext:value-type="float">
            <text:p>2780.25216934097</text:p>
          </table:table-cell>
          <table:table-cell table:number-columns-repeated="2"/>
        </table:table-row>
        <table:table-row table:style-name="ro1">
          <table:table-cell office:value-type="float" office:value="57" calcext:value-type="float">
            <text:p>57</text:p>
          </table:table-cell>
          <table:table-cell table:formula="of:=([.$B60]-[.$C60])*POWER(1+[$Parameters.$H$4];1/12)+[$Parameters.$C$4]" office:value-type="float" office:value="14968.5018571486" calcext:value-type="float">
            <text:p>14968.5018571486</text:p>
          </table:table-cell>
          <table:table-cell table:formula="of:=IF(MOD([.$A61];12)=1; ([.$B49]+[.$B52]+[.$B55]+[.$B58])/4*(1+[$Parameters.$E$4])*[$Parameters.$F$4]; 0)" office:value-type="float" office:value="0" calcext:value-type="float">
            <text:p>0</text:p>
          </table:table-cell>
          <table:table-cell table:formula="of:=([.$D60]-[.$E60])*POWER(1+[$Parameters.$I$4];1/12)+[$Parameters.$D$4]" office:value-type="float" office:value="33832.3931330079" calcext:value-type="float">
            <text:p>33832.3931330079</text:p>
          </table:table-cell>
          <table:table-cell office:value-type="float" office:value="0" calcext:value-type="float">
            <text:p>0</text:p>
          </table:table-cell>
          <table:table-cell table:formula="of:=[.$D61]-[.$B61]" office:value-type="float" office:value="18863.8912758593" calcext:value-type="float">
            <text:p>18863.8912758593</text:p>
          </table:table-cell>
          <table:table-cell table:formula="of:=[.$F61]/[.$B61]" office:value-type="float" office:value="1.26023909779924" calcext:value-type="float">
            <text:p>1.26023909779924</text:p>
          </table:table-cell>
          <table:table-cell table:formula="of:=[.$F61]/[.$A61]" office:value-type="float" office:value="330.945460979987" calcext:value-type="float">
            <text:p>330.945460979987</text:p>
          </table:table-cell>
          <table:table-cell table:formula="of:=[.$B61]" office:value-type="float" office:value="14968.5018571486" calcext:value-type="float">
            <text:p>14968.5018571486</text:p>
          </table:table-cell>
          <table:table-cell table:formula="of:=[.$D61]*(1-[.$O61])" office:value-type="float" office:value="23985.8811003635" calcext:value-type="float">
            <text:p>23985.8811003635</text:p>
          </table:table-cell>
          <table:table-cell table:formula="of:=[.$B61]" office:value-type="float" office:value="14968.5018571486" calcext:value-type="float">
            <text:p>14968.5018571486</text:p>
          </table:table-cell>
          <table:table-cell table:formula="of:=IF(FLOOR([.$A61]/12; 1) + 1 &gt;= [$Parameters.$K$70] - [$Parameters.$K$22]; [.$D61] ; 0)" office:value-type="float" office:value="0" calcext:value-type="float">
            <text:p>0</text:p>
          </table:table-cell>
          <table:table-cell table:formula="of:=([$Parameters.$D$4]-[$Parameters.$C$4])*[.$A61]" office:value-type="float" office:value="8607" calcext:value-type="float">
            <text:p>8607</text:p>
          </table:table-cell>
          <table:table-cell table:formula="of:=[.$M61]/([$Parameters.A$4]*[.$A61])" office:value-type="float" office:value="0.00290384615384615" calcext:value-type="float">
            <text:p>0.002903846153846</text:p>
          </table:table-cell>
          <table:table-cell table:formula="of:=SUM(INDIRECT( CELL(&quot;address&quot;;  INDEX([$Parameters.$L$22:$Parameters.$L$74];  FLOOR([.$A61]/12; 1) + 1;0))&amp;&quot;:&quot;&amp;CELL(&quot;address&quot;; [$Parameters.$L$70])))" office:value-type="float" office:value="0.291038" calcext:value-type="float">
            <text:p>0.291038</text:p>
          </table:table-cell>
          <table:table-cell table:formula="of:=[.$I61]/INDEX([$Parameters.$M$22:$Parameters.$M$120];  FLOOR([.$A61]/12; 1) + 1;0)" office:value-type="float" office:value="281.786556045719" calcext:value-type="float">
            <text:p>281.786556045719</text:p>
          </table:table-cell>
          <table:table-cell table:formula="of:=[.$J61]/ INDEX([$Parameters.$M$22:$Parameters.$M$120];  FLOOR([.$A61]/12; 1) + 1;0)" office:value-type="float" office:value="451.541436377326" calcext:value-type="float">
            <text:p>451.541436377326</text:p>
          </table:table-cell>
          <table:table-cell table:formula="of:=([.$Q61]-[.$P61])*[$Parameters.$M$70]" office:value-type="float" office:value="2760.21435419192" calcext:value-type="float">
            <text:p>2760.21435419192</text:p>
          </table:table-cell>
          <table:table-cell table:number-columns-repeated="2"/>
        </table:table-row>
        <table:table-row table:style-name="ro1">
          <table:table-cell office:value-type="float" office:value="58" calcext:value-type="float">
            <text:p>58</text:p>
          </table:table-cell>
          <table:table-cell table:formula="of:=([.$B61]-[.$C61])*POWER(1+[$Parameters.$H$4];1/12)+[$Parameters.$C$4]" office:value-type="float" office:value="15510.3388229541" calcext:value-type="float">
            <text:p>15510.3388229541</text:p>
          </table:table-cell>
          <table:table-cell table:formula="of:=IF(MOD([.$A62];12)=1; ([.$B50]+[.$B53]+[.$B56]+[.$B59])/4*(1+[$Parameters.$E$4])*[$Parameters.$F$4]; 0)" office:value-type="float" office:value="0" calcext:value-type="float">
            <text:p>0</text:p>
          </table:table-cell>
          <table:table-cell table:formula="of:=([.$D61]-[.$E61])*POWER(1+[$Parameters.$I$4];1/12)+[$Parameters.$D$4]" office:value-type="float" office:value="34498.7304905288" calcext:value-type="float">
            <text:p>34498.7304905288</text:p>
          </table:table-cell>
          <table:table-cell office:value-type="float" office:value="0" calcext:value-type="float">
            <text:p>0</text:p>
          </table:table-cell>
          <table:table-cell table:formula="of:=[.$D62]-[.$B62]" office:value-type="float" office:value="18988.3916675747" calcext:value-type="float">
            <text:p>18988.3916675747</text:p>
          </table:table-cell>
          <table:table-cell table:formula="of:=[.$F62]/[.$B62]" office:value-type="float" office:value="1.22424093273019" calcext:value-type="float">
            <text:p>1.22424093273019</text:p>
          </table:table-cell>
          <table:table-cell table:formula="of:=[.$F62]/[.$A62]" office:value-type="float" office:value="327.386063234046" calcext:value-type="float">
            <text:p>327.386063234046</text:p>
          </table:table-cell>
          <table:table-cell table:formula="of:=[.$B62]" office:value-type="float" office:value="15510.3388229541" calcext:value-type="float">
            <text:p>15510.3388229541</text:p>
          </table:table-cell>
          <table:table-cell table:formula="of:=[.$D62]*(1-[.$O62])" office:value-type="float" office:value="24458.2889660263" calcext:value-type="float">
            <text:p>24458.2889660263</text:p>
          </table:table-cell>
          <table:table-cell table:formula="of:=[.$B62]" office:value-type="float" office:value="15510.3388229541" calcext:value-type="float">
            <text:p>15510.3388229541</text:p>
          </table:table-cell>
          <table:table-cell table:formula="of:=IF(FLOOR([.$A62]/12; 1) + 1 &gt;= [$Parameters.$K$70] - [$Parameters.$K$22]; [.$D62] ; 0)" office:value-type="float" office:value="0" calcext:value-type="float">
            <text:p>0</text:p>
          </table:table-cell>
          <table:table-cell table:formula="of:=([$Parameters.$D$4]-[$Parameters.$C$4])*[.$A62]" office:value-type="float" office:value="8758" calcext:value-type="float">
            <text:p>8758</text:p>
          </table:table-cell>
          <table:table-cell table:formula="of:=[.$M62]/([$Parameters.A$4]*[.$A62])" office:value-type="float" office:value="0.00290384615384615" calcext:value-type="float">
            <text:p>0.002903846153846</text:p>
          </table:table-cell>
          <table:table-cell table:formula="of:=SUM(INDIRECT( CELL(&quot;address&quot;;  INDEX([$Parameters.$L$22:$Parameters.$L$74];  FLOOR([.$A62]/12; 1) + 1;0))&amp;&quot;:&quot;&amp;CELL(&quot;address&quot;; [$Parameters.$L$70])))" office:value-type="float" office:value="0.291038" calcext:value-type="float">
            <text:p>0.291038</text:p>
          </table:table-cell>
          <table:table-cell table:formula="of:=[.$I62]/INDEX([$Parameters.$M$22:$Parameters.$M$120];  FLOOR([.$A62]/12; 1) + 1;0)" office:value-type="float" office:value="291.986800130914" calcext:value-type="float">
            <text:p>291.986800130914</text:p>
          </table:table-cell>
          <table:table-cell table:formula="of:=[.$J62]/ INDEX([$Parameters.$M$22:$Parameters.$M$120];  FLOOR([.$A62]/12; 1) + 1;0)" office:value-type="float" office:value="460.434656739953" calcext:value-type="float">
            <text:p>460.434656739953</text:p>
          </table:table-cell>
          <table:table-cell table:formula="of:=([.$Q62]-[.$P62])*[$Parameters.$M$70]" office:value-type="float" office:value="2738.96214846297" calcext:value-type="float">
            <text:p>2738.96214846297</text:p>
          </table:table-cell>
          <table:table-cell table:number-columns-repeated="2"/>
        </table:table-row>
        <table:table-row table:style-name="ro1">
          <table:table-cell office:value-type="float" office:value="59" calcext:value-type="float">
            <text:p>59</text:p>
          </table:table-cell>
          <table:table-cell table:formula="of:=([.$B62]-[.$C62])*POWER(1+[$Parameters.$H$4];1/12)+[$Parameters.$C$4]" office:value-type="float" office:value="16058.1245365884" calcext:value-type="float">
            <text:p>16058.1245365884</text:p>
          </table:table-cell>
          <table:table-cell table:formula="of:=IF(MOD([.$A63];12)=1; ([.$B51]+[.$B54]+[.$B57]+[.$B60])/4*(1+[$Parameters.$E$4])*[$Parameters.$F$4]; 0)" office:value-type="float" office:value="0" calcext:value-type="float">
            <text:p>0</text:p>
          </table:table-cell>
          <table:table-cell table:formula="of:=([.$D62]-[.$E62])*POWER(1+[$Parameters.$I$4];1/12)+[$Parameters.$D$4]" office:value-type="float" office:value="35167.7825889259" calcext:value-type="float">
            <text:p>35167.7825889259</text:p>
          </table:table-cell>
          <table:table-cell office:value-type="float" office:value="0" calcext:value-type="float">
            <text:p>0</text:p>
          </table:table-cell>
          <table:table-cell table:formula="of:=[.$D63]-[.$B63]" office:value-type="float" office:value="19109.6580523376" calcext:value-type="float">
            <text:p>19109.6580523376</text:p>
          </table:table-cell>
          <table:table-cell table:formula="of:=[.$F63]/[.$B63]" office:value-type="float" office:value="1.19003050504411" calcext:value-type="float">
            <text:p>1.19003050504411</text:p>
          </table:table-cell>
          <table:table-cell table:formula="of:=[.$F63]/[.$A63]" office:value-type="float" office:value="323.892509361654" calcext:value-type="float">
            <text:p>323.892509361654</text:p>
          </table:table-cell>
          <table:table-cell table:formula="of:=[.$B63]" office:value-type="float" office:value="16058.1245365884" calcext:value-type="float">
            <text:p>16058.1245365884</text:p>
          </table:table-cell>
          <table:table-cell table:formula="of:=[.$D63]*(1-[.$O63])" office:value-type="float" office:value="24932.6214798101" calcext:value-type="float">
            <text:p>24932.6214798101</text:p>
          </table:table-cell>
          <table:table-cell table:formula="of:=[.$B63]" office:value-type="float" office:value="16058.1245365884" calcext:value-type="float">
            <text:p>16058.1245365884</text:p>
          </table:table-cell>
          <table:table-cell table:formula="of:=IF(FLOOR([.$A63]/12; 1) + 1 &gt;= [$Parameters.$K$70] - [$Parameters.$K$22]; [.$D63] ; 0)" office:value-type="float" office:value="0" calcext:value-type="float">
            <text:p>0</text:p>
          </table:table-cell>
          <table:table-cell table:formula="of:=([$Parameters.$D$4]-[$Parameters.$C$4])*[.$A63]" office:value-type="float" office:value="8909" calcext:value-type="float">
            <text:p>8909</text:p>
          </table:table-cell>
          <table:table-cell table:formula="of:=[.$M63]/([$Parameters.A$4]*[.$A63])" office:value-type="float" office:value="0.00290384615384615" calcext:value-type="float">
            <text:p>0.002903846153846</text:p>
          </table:table-cell>
          <table:table-cell table:formula="of:=SUM(INDIRECT( CELL(&quot;address&quot;;  INDEX([$Parameters.$L$22:$Parameters.$L$74];  FLOOR([.$A63]/12; 1) + 1;0))&amp;&quot;:&quot;&amp;CELL(&quot;address&quot;; [$Parameters.$L$70])))" office:value-type="float" office:value="0.291038" calcext:value-type="float">
            <text:p>0.291038</text:p>
          </table:table-cell>
          <table:table-cell table:formula="of:=[.$I63]/INDEX([$Parameters.$M$22:$Parameters.$M$120];  FLOOR([.$A63]/12; 1) + 1;0)" office:value-type="float" office:value="302.299031185775" calcext:value-type="float">
            <text:p>302.299031185775</text:p>
          </table:table-cell>
          <table:table-cell table:formula="of:=[.$J63]/ INDEX([$Parameters.$M$22:$Parameters.$M$120];  FLOOR([.$A63]/12; 1) + 1;0)" office:value-type="float" office:value="469.364109183172" calcext:value-type="float">
            <text:p>469.364109183172</text:p>
          </table:table-cell>
          <table:table-cell table:formula="of:=([.$Q63]-[.$P63])*[$Parameters.$M$70]" office:value-type="float" office:value="2716.47816823768" calcext:value-type="float">
            <text:p>2716.47816823768</text:p>
          </table:table-cell>
          <table:table-cell table:number-columns-repeated="2"/>
        </table:table-row>
        <table:table-row table:style-name="ro1">
          <table:table-cell office:value-type="float" office:value="60" calcext:value-type="float">
            <text:p>60</text:p>
          </table:table-cell>
          <table:table-cell table:formula="of:=([.$B63]-[.$C63])*POWER(1+[$Parameters.$H$4];1/12)+[$Parameters.$C$4]" office:value-type="float" office:value="16611.924308473" calcext:value-type="float">
            <text:p>16611.924308473</text:p>
          </table:table-cell>
          <table:table-cell table:formula="of:=IF(MOD([.$A64];12)=1; ([.$B52]+[.$B55]+[.$B58]+[.$B61])/4*(1+[$Parameters.$E$4])*[$Parameters.$F$4]; 0)" office:value-type="float" office:value="0" calcext:value-type="float">
            <text:p>0</text:p>
          </table:table-cell>
          <table:table-cell table:formula="of:=([.$D63]-[.$E63])*POWER(1+[$Parameters.$I$4];1/12)+[$Parameters.$D$4]" office:value-type="float" office:value="35839.5604883897" calcext:value-type="float">
            <text:p>35839.5604883897</text:p>
          </table:table-cell>
          <table:table-cell office:value-type="float" office:value="0" calcext:value-type="float">
            <text:p>0</text:p>
          </table:table-cell>
          <table:table-cell table:formula="of:=[.$D64]-[.$B64]" office:value-type="float" office:value="19227.6361799166" calcext:value-type="float">
            <text:p>19227.6361799166</text:p>
          </table:table-cell>
          <table:table-cell table:formula="of:=[.$F64]/[.$B64]" office:value-type="float" office:value="1.15745989584779" calcext:value-type="float">
            <text:p>1.15745989584779</text:p>
          </table:table-cell>
          <table:table-cell table:formula="of:=[.$F64]/[.$A64]" office:value-type="float" office:value="320.46060299861" calcext:value-type="float">
            <text:p>320.46060299861</text:p>
          </table:table-cell>
          <table:table-cell table:formula="of:=[.$B64]" office:value-type="float" office:value="16611.924308473" calcext:value-type="float">
            <text:p>16611.924308473</text:p>
          </table:table-cell>
          <table:table-cell table:formula="of:=[.$D64]*(1-[.$O64])" office:value-type="float" office:value="25466.659854477" calcext:value-type="float">
            <text:p>25466.659854477</text:p>
          </table:table-cell>
          <table:table-cell table:formula="of:=[.$B64]" office:value-type="float" office:value="16611.924308473" calcext:value-type="float">
            <text:p>16611.924308473</text:p>
          </table:table-cell>
          <table:table-cell table:formula="of:=IF(FLOOR([.$A64]/12; 1) + 1 &gt;= [$Parameters.$K$70] - [$Parameters.$K$22]; [.$D64] ; 0)" office:value-type="float" office:value="0" calcext:value-type="float">
            <text:p>0</text:p>
          </table:table-cell>
          <table:table-cell table:formula="of:=([$Parameters.$D$4]-[$Parameters.$C$4])*[.$A64]" office:value-type="float" office:value="9060" calcext:value-type="float">
            <text:p>9060</text:p>
          </table:table-cell>
          <table:table-cell table:formula="of:=[.$M64]/([$Parameters.A$4]*[.$A64])" office:value-type="float" office:value="0.00290384615384615" calcext:value-type="float">
            <text:p>0.002903846153846</text:p>
          </table:table-cell>
          <table:table-cell table:formula="of:=SUM(INDIRECT( CELL(&quot;address&quot;;  INDEX([$Parameters.$L$22:$Parameters.$L$74];  FLOOR([.$A64]/12; 1) + 1;0))&amp;&quot;:&quot;&amp;CELL(&quot;address&quot;; [$Parameters.$L$70])))" office:value-type="float" office:value="0.289426" calcext:value-type="float">
            <text:p>0.289426</text:p>
          </table:table-cell>
          <table:table-cell table:formula="of:=[.$I64]/INDEX([$Parameters.$M$22:$Parameters.$M$120];  FLOOR([.$A64]/12; 1) + 1;0)" office:value-type="float" office:value="318.1751447706" calcext:value-type="float">
            <text:p>318.1751447706</text:p>
          </table:table-cell>
          <table:table-cell table:formula="of:=[.$J64]/ INDEX([$Parameters.$M$22:$Parameters.$M$120];  FLOOR([.$A64]/12; 1) + 1;0)" office:value-type="float" office:value="487.773603801513" calcext:value-type="float">
            <text:p>487.773603801513</text:p>
          </table:table-cell>
          <table:table-cell table:formula="of:=([.$Q64]-[.$P64])*[$Parameters.$M$70]" office:value-type="float" office:value="2757.67094384264" calcext:value-type="float">
            <text:p>2757.67094384264</text:p>
          </table:table-cell>
          <table:table-cell table:number-columns-repeated="2"/>
        </table:table-row>
        <table:table-row table:style-name="ro1">
          <table:table-cell office:value-type="float" office:value="61" calcext:value-type="float">
            <text:p>61</text:p>
          </table:table-cell>
          <table:table-cell table:formula="of:=([.$B64]-[.$C64])*POWER(1+[$Parameters.$H$4];1/12)+[$Parameters.$C$4]" office:value-type="float" office:value="17171.8041660632" calcext:value-type="float">
            <text:p>17171.8041660632</text:p>
          </table:table-cell>
          <table:table-cell table:formula="of:=IF(MOD([.$A65];12)=1; ([.$B53]+[.$B56]+[.$B59]+[.$B62])/4*(1+[$Parameters.$E$4])*[$Parameters.$F$4]; 0)" office:value-type="float" office:value="5365.3487214697" calcext:value-type="float">
            <text:p>5365.3487214697</text:p>
          </table:table-cell>
          <table:table-cell table:formula="of:=([.$D64]-[.$E64])*POWER(1+[$Parameters.$I$4];1/12)+[$Parameters.$D$4]" office:value-type="float" office:value="36514.0752941709" calcext:value-type="float">
            <text:p>36514.0752941709</text:p>
          </table:table-cell>
          <table:table-cell office:value-type="float" office:value="0" calcext:value-type="float">
            <text:p>0</text:p>
          </table:table-cell>
          <table:table-cell table:formula="of:=[.$D65]-[.$B65]" office:value-type="float" office:value="19342.2711281077" calcext:value-type="float">
            <text:p>19342.2711281077</text:p>
          </table:table-cell>
          <table:table-cell table:formula="of:=[.$F65]/[.$B65]" office:value-type="float" office:value="1.12639714156151" calcext:value-type="float">
            <text:p>1.12639714156151</text:p>
          </table:table-cell>
          <table:table-cell table:formula="of:=[.$F65]/[.$A65]" office:value-type="float" office:value="317.086411936191" calcext:value-type="float">
            <text:p>317.086411936191</text:p>
          </table:table-cell>
          <table:table-cell table:formula="of:=[.$B65]" office:value-type="float" office:value="17171.8041660632" calcext:value-type="float">
            <text:p>17171.8041660632</text:p>
          </table:table-cell>
          <table:table-cell table:formula="of:=[.$D65]*(1-[.$O65])" office:value-type="float" office:value="25945.9525380802" calcext:value-type="float">
            <text:p>25945.9525380802</text:p>
          </table:table-cell>
          <table:table-cell table:formula="of:=[.$B65]" office:value-type="float" office:value="17171.8041660632" calcext:value-type="float">
            <text:p>17171.8041660632</text:p>
          </table:table-cell>
          <table:table-cell table:formula="of:=IF(FLOOR([.$A65]/12; 1) + 1 &gt;= [$Parameters.$K$70] - [$Parameters.$K$22]; [.$D65] ; 0)" office:value-type="float" office:value="0" calcext:value-type="float">
            <text:p>0</text:p>
          </table:table-cell>
          <table:table-cell table:formula="of:=([$Parameters.$D$4]-[$Parameters.$C$4])*[.$A65]" office:value-type="float" office:value="9211" calcext:value-type="float">
            <text:p>9211</text:p>
          </table:table-cell>
          <table:table-cell table:formula="of:=[.$M65]/([$Parameters.A$4]*[.$A65])" office:value-type="float" office:value="0.00290384615384615" calcext:value-type="float">
            <text:p>0.002903846153846</text:p>
          </table:table-cell>
          <table:table-cell table:formula="of:=SUM(INDIRECT( CELL(&quot;address&quot;;  INDEX([$Parameters.$L$22:$Parameters.$L$74];  FLOOR([.$A65]/12; 1) + 1;0))&amp;&quot;:&quot;&amp;CELL(&quot;address&quot;; [$Parameters.$L$70])))" office:value-type="float" office:value="0.289426" calcext:value-type="float">
            <text:p>0.289426</text:p>
          </table:table-cell>
          <table:table-cell table:formula="of:=[.$I65]/INDEX([$Parameters.$M$22:$Parameters.$M$120];  FLOOR([.$A65]/12; 1) + 1;0)" office:value-type="float" office:value="328.898758208451" calcext:value-type="float">
            <text:p>328.898758208451</text:p>
          </table:table-cell>
          <table:table-cell table:formula="of:=[.$J65]/ INDEX([$Parameters.$M$22:$Parameters.$M$120];  FLOOR([.$A65]/12; 1) + 1;0)" office:value-type="float" office:value="496.953697339211" calcext:value-type="float">
            <text:p>496.953697339211</text:p>
          </table:table-cell>
          <table:table-cell table:formula="of:=([.$Q65]-[.$P65])*[$Parameters.$M$70]" office:value-type="float" office:value="2732.57331026615" calcext:value-type="float">
            <text:p>2732.57331026615</text:p>
          </table:table-cell>
          <table:table-cell table:number-columns-repeated="2"/>
        </table:table-row>
        <table:table-row table:style-name="ro1">
          <table:table-cell office:value-type="float" office:value="62" calcext:value-type="float">
            <text:p>62</text:p>
          </table:table-cell>
          <table:table-cell table:formula="of:=([.$B65]-[.$C65])*POWER(1+[$Parameters.$H$4];1/12)+[$Parameters.$C$4]" office:value-type="float" office:value="12313.5767709761" calcext:value-type="float">
            <text:p>12313.5767709761</text:p>
          </table:table-cell>
          <table:table-cell table:formula="of:=IF(MOD([.$A66];12)=1; ([.$B54]+[.$B57]+[.$B60]+[.$B63])/4*(1+[$Parameters.$E$4])*[$Parameters.$F$4]; 0)" office:value-type="float" office:value="0" calcext:value-type="float">
            <text:p>0</text:p>
          </table:table-cell>
          <table:table-cell table:formula="of:=([.$D65]-[.$E65])*POWER(1+[$Parameters.$I$4];1/12)+[$Parameters.$D$4]" office:value-type="float" office:value="37191.3381567648" calcext:value-type="float">
            <text:p>37191.3381567648</text:p>
          </table:table-cell>
          <table:table-cell office:value-type="float" office:value="0" calcext:value-type="float">
            <text:p>0</text:p>
          </table:table-cell>
          <table:table-cell table:formula="of:=[.$D66]-[.$B66]" office:value-type="float" office:value="24877.7613857888" calcext:value-type="float">
            <text:p>24877.7613857888</text:p>
          </table:table-cell>
          <table:table-cell table:formula="of:=[.$F66]/[.$B66]" office:value-type="float" office:value="2.02035215668833" calcext:value-type="float">
            <text:p>2.02035215668833</text:p>
          </table:table-cell>
          <table:table-cell table:formula="of:=[.$F66]/[.$A66]" office:value-type="float" office:value="401.254215899819" calcext:value-type="float">
            <text:p>401.254215899819</text:p>
          </table:table-cell>
          <table:table-cell table:formula="of:=[.$B66]" office:value-type="float" office:value="12313.5767709761" calcext:value-type="float">
            <text:p>12313.5767709761</text:p>
          </table:table-cell>
          <table:table-cell table:formula="of:=[.$D66]*(1-[.$O66])" office:value-type="float" office:value="26427.197919405" calcext:value-type="float">
            <text:p>26427.197919405</text:p>
          </table:table-cell>
          <table:table-cell table:formula="of:=[.$B66]" office:value-type="float" office:value="12313.5767709761" calcext:value-type="float">
            <text:p>12313.5767709761</text:p>
          </table:table-cell>
          <table:table-cell table:formula="of:=IF(FLOOR([.$A66]/12; 1) + 1 &gt;= [$Parameters.$K$70] - [$Parameters.$K$22]; [.$D66] ; 0)" office:value-type="float" office:value="0" calcext:value-type="float">
            <text:p>0</text:p>
          </table:table-cell>
          <table:table-cell table:formula="of:=([$Parameters.$D$4]-[$Parameters.$C$4])*[.$A66]" office:value-type="float" office:value="9362" calcext:value-type="float">
            <text:p>9362</text:p>
          </table:table-cell>
          <table:table-cell table:formula="of:=[.$M66]/([$Parameters.A$4]*[.$A66])" office:value-type="float" office:value="0.00290384615384615" calcext:value-type="float">
            <text:p>0.002903846153846</text:p>
          </table:table-cell>
          <table:table-cell table:formula="of:=SUM(INDIRECT( CELL(&quot;address&quot;;  INDEX([$Parameters.$L$22:$Parameters.$L$74];  FLOOR([.$A66]/12; 1) + 1;0))&amp;&quot;:&quot;&amp;CELL(&quot;address&quot;; [$Parameters.$L$70])))" office:value-type="float" office:value="0.289426" calcext:value-type="float">
            <text:p>0.289426</text:p>
          </table:table-cell>
          <table:table-cell table:formula="of:=[.$I66]/INDEX([$Parameters.$M$22:$Parameters.$M$120];  FLOOR([.$A66]/12; 1) + 1;0)" office:value-type="float" office:value="235.847093870448" calcext:value-type="float">
            <text:p>235.847093870448</text:p>
          </table:table-cell>
          <table:table-cell table:formula="of:=[.$J66]/ INDEX([$Parameters.$M$22:$Parameters.$M$120];  FLOOR([.$A66]/12; 1) + 1;0)" office:value-type="float" office:value="506.171191714327" calcext:value-type="float">
            <text:p>506.171191714327</text:p>
          </table:table-cell>
          <table:table-cell table:formula="of:=([.$Q66]-[.$P66])*[$Parameters.$M$70]" office:value-type="float" office:value="4395.46983094148" calcext:value-type="float">
            <text:p>4395.46983094148</text:p>
          </table:table-cell>
          <table:table-cell table:number-columns-repeated="2"/>
        </table:table-row>
        <table:table-row table:style-name="ro1">
          <table:table-cell office:value-type="float" office:value="63" calcext:value-type="float">
            <text:p>63</text:p>
          </table:table-cell>
          <table:table-cell table:formula="of:=([.$B66]-[.$C66])*POWER(1+[$Parameters.$H$4];1/12)+[$Parameters.$C$4]" office:value-type="float" office:value="12826.2657073217" calcext:value-type="float">
            <text:p>12826.2657073217</text:p>
          </table:table-cell>
          <table:table-cell table:formula="of:=IF(MOD([.$A67];12)=1; ([.$B55]+[.$B58]+[.$B61]+[.$B64])/4*(1+[$Parameters.$E$4])*[$Parameters.$F$4]; 0)" office:value-type="float" office:value="0" calcext:value-type="float">
            <text:p>0</text:p>
          </table:table-cell>
          <table:table-cell table:formula="of:=([.$D66]-[.$E66])*POWER(1+[$Parameters.$I$4];1/12)+[$Parameters.$D$4]" office:value-type="float" office:value="37871.360272095" calcext:value-type="float">
            <text:p>37871.360272095</text:p>
          </table:table-cell>
          <table:table-cell office:value-type="float" office:value="0" calcext:value-type="float">
            <text:p>0</text:p>
          </table:table-cell>
          <table:table-cell table:formula="of:=[.$D67]-[.$B67]" office:value-type="float" office:value="25045.0945647733" calcext:value-type="float">
            <text:p>25045.0945647733</text:p>
          </table:table-cell>
          <table:table-cell table:formula="of:=[.$F67]/[.$B67]" office:value-type="float" office:value="1.95264117680617" calcext:value-type="float">
            <text:p>1.95264117680617</text:p>
          </table:table-cell>
          <table:table-cell table:formula="of:=[.$F67]/[.$A67]" office:value-type="float" office:value="397.54118356783" calcext:value-type="float">
            <text:p>397.54118356783</text:p>
          </table:table-cell>
          <table:table-cell table:formula="of:=[.$B67]" office:value-type="float" office:value="12826.2657073217" calcext:value-type="float">
            <text:p>12826.2657073217</text:p>
          </table:table-cell>
          <table:table-cell table:formula="of:=[.$D67]*(1-[.$O67])" office:value-type="float" office:value="26910.4039539836" calcext:value-type="float">
            <text:p>26910.4039539836</text:p>
          </table:table-cell>
          <table:table-cell table:formula="of:=[.$B67]" office:value-type="float" office:value="12826.2657073217" calcext:value-type="float">
            <text:p>12826.2657073217</text:p>
          </table:table-cell>
          <table:table-cell table:formula="of:=IF(FLOOR([.$A67]/12; 1) + 1 &gt;= [$Parameters.$K$70] - [$Parameters.$K$22]; [.$D67] ; 0)" office:value-type="float" office:value="0" calcext:value-type="float">
            <text:p>0</text:p>
          </table:table-cell>
          <table:table-cell table:formula="of:=([$Parameters.$D$4]-[$Parameters.$C$4])*[.$A67]" office:value-type="float" office:value="9513" calcext:value-type="float">
            <text:p>9513</text:p>
          </table:table-cell>
          <table:table-cell table:formula="of:=[.$M67]/([$Parameters.A$4]*[.$A67])" office:value-type="float" office:value="0.00290384615384615" calcext:value-type="float">
            <text:p>0.002903846153846</text:p>
          </table:table-cell>
          <table:table-cell table:formula="of:=SUM(INDIRECT( CELL(&quot;address&quot;;  INDEX([$Parameters.$L$22:$Parameters.$L$74];  FLOOR([.$A67]/12; 1) + 1;0))&amp;&quot;:&quot;&amp;CELL(&quot;address&quot;; [$Parameters.$L$70])))" office:value-type="float" office:value="0.289426" calcext:value-type="float">
            <text:p>0.289426</text:p>
          </table:table-cell>
          <table:table-cell table:formula="of:=[.$I67]/INDEX([$Parameters.$M$22:$Parameters.$M$120];  FLOOR([.$A67]/12; 1) + 1;0)" office:value-type="float" office:value="245.66683982612" calcext:value-type="float">
            <text:p>245.66683982612</text:p>
          </table:table-cell>
          <table:table-cell table:formula="of:=[.$J67]/ INDEX([$Parameters.$M$22:$Parameters.$M$120];  FLOOR([.$A67]/12; 1) + 1;0)" office:value-type="float" office:value="515.426239302502" calcext:value-type="float">
            <text:p>515.426239302502</text:p>
          </table:table-cell>
          <table:table-cell table:formula="of:=([.$Q67]-[.$P67])*[$Parameters.$M$70]" office:value-type="float" office:value="4386.28783548598" calcext:value-type="float">
            <text:p>4386.28783548598</text:p>
          </table:table-cell>
          <table:table-cell table:number-columns-repeated="2"/>
        </table:table-row>
        <table:table-row table:style-name="ro1">
          <table:table-cell office:value-type="float" office:value="64" calcext:value-type="float">
            <text:p>64</text:p>
          </table:table-cell>
          <table:table-cell table:formula="of:=([.$B67]-[.$C67])*POWER(1+[$Parameters.$H$4];1/12)+[$Parameters.$C$4]" office:value-type="float" office:value="13344.583379596" calcext:value-type="float">
            <text:p>13344.583379596</text:p>
          </table:table-cell>
          <table:table-cell table:formula="of:=IF(MOD([.$A68];12)=1; ([.$B56]+[.$B59]+[.$B62]+[.$B65])/4*(1+[$Parameters.$E$4])*[$Parameters.$F$4]; 0)" office:value-type="float" office:value="0" calcext:value-type="float">
            <text:p>0</text:p>
          </table:table-cell>
          <table:table-cell table:formula="of:=([.$D67]-[.$E67])*POWER(1+[$Parameters.$I$4];1/12)+[$Parameters.$D$4]" office:value-type="float" office:value="38554.1528816987" calcext:value-type="float">
            <text:p>38554.1528816987</text:p>
          </table:table-cell>
          <table:table-cell office:value-type="float" office:value="0" calcext:value-type="float">
            <text:p>0</text:p>
          </table:table-cell>
          <table:table-cell table:formula="of:=[.$D68]-[.$B68]" office:value-type="float" office:value="25209.5695021027" calcext:value-type="float">
            <text:p>25209.5695021027</text:p>
          </table:table-cell>
          <table:table-cell table:formula="of:=[.$F68]/[.$B68]" office:value-type="float" office:value="1.88912375793226" calcext:value-type="float">
            <text:p>1.88912375793226</text:p>
          </table:table-cell>
          <table:table-cell table:formula="of:=[.$F68]/[.$A68]" office:value-type="float" office:value="393.899523470355" calcext:value-type="float">
            <text:p>393.899523470355</text:p>
          </table:table-cell>
          <table:table-cell table:formula="of:=[.$B68]" office:value-type="float" office:value="13344.583379596" calcext:value-type="float">
            <text:p>13344.583379596</text:p>
          </table:table-cell>
          <table:table-cell table:formula="of:=[.$D68]*(1-[.$O68])" office:value-type="float" office:value="27395.5786297601" calcext:value-type="float">
            <text:p>27395.5786297601</text:p>
          </table:table-cell>
          <table:table-cell table:formula="of:=[.$B68]" office:value-type="float" office:value="13344.583379596" calcext:value-type="float">
            <text:p>13344.583379596</text:p>
          </table:table-cell>
          <table:table-cell table:formula="of:=IF(FLOOR([.$A68]/12; 1) + 1 &gt;= [$Parameters.$K$70] - [$Parameters.$K$22]; [.$D68] ; 0)" office:value-type="float" office:value="0" calcext:value-type="float">
            <text:p>0</text:p>
          </table:table-cell>
          <table:table-cell table:formula="of:=([$Parameters.$D$4]-[$Parameters.$C$4])*[.$A68]" office:value-type="float" office:value="9664" calcext:value-type="float">
            <text:p>9664</text:p>
          </table:table-cell>
          <table:table-cell table:formula="of:=[.$M68]/([$Parameters.A$4]*[.$A68])" office:value-type="float" office:value="0.00290384615384615" calcext:value-type="float">
            <text:p>0.002903846153846</text:p>
          </table:table-cell>
          <table:table-cell table:formula="of:=SUM(INDIRECT( CELL(&quot;address&quot;;  INDEX([$Parameters.$L$22:$Parameters.$L$74];  FLOOR([.$A68]/12; 1) + 1;0))&amp;&quot;:&quot;&amp;CELL(&quot;address&quot;; [$Parameters.$L$70])))" office:value-type="float" office:value="0.289426" calcext:value-type="float">
            <text:p>0.289426</text:p>
          </table:table-cell>
          <table:table-cell table:formula="of:=[.$I68]/INDEX([$Parameters.$M$22:$Parameters.$M$120];  FLOOR([.$A68]/12; 1) + 1;0)" office:value-type="float" office:value="255.594395318827" calcext:value-type="float">
            <text:p>255.594395318827</text:p>
          </table:table-cell>
          <table:table-cell table:formula="of:=[.$J68]/ INDEX([$Parameters.$M$22:$Parameters.$M$120];  FLOOR([.$A68]/12; 1) + 1;0)" office:value-type="float" office:value="524.718993100175" calcext:value-type="float">
            <text:p>524.718993100175</text:p>
          </table:table-cell>
          <table:table-cell table:formula="of:=([.$Q68]-[.$P68])*[$Parameters.$M$70]" office:value-type="float" office:value="4375.96595992472" calcext:value-type="float">
            <text:p>4375.96595992472</text:p>
          </table:table-cell>
          <table:table-cell table:number-columns-repeated="2"/>
        </table:table-row>
        <table:table-row table:style-name="ro1">
          <table:table-cell office:value-type="float" office:value="65" calcext:value-type="float">
            <text:p>65</text:p>
          </table:table-cell>
          <table:table-cell table:formula="of:=([.$B68]-[.$C68])*POWER(1+[$Parameters.$H$4];1/12)+[$Parameters.$C$4]" office:value-type="float" office:value="13868.5915848573" calcext:value-type="float">
            <text:p>13868.5915848573</text:p>
          </table:table-cell>
          <table:table-cell table:formula="of:=IF(MOD([.$A69];12)=1; ([.$B57]+[.$B60]+[.$B63]+[.$B66])/4*(1+[$Parameters.$E$4])*[$Parameters.$F$4]; 0)" office:value-type="float" office:value="0" calcext:value-type="float">
            <text:p>0</text:p>
          </table:table-cell>
          <table:table-cell table:formula="of:=([.$D68]-[.$E68])*POWER(1+[$Parameters.$I$4];1/12)+[$Parameters.$D$4]" office:value-type="float" office:value="39239.7272729124" calcext:value-type="float">
            <text:p>39239.7272729124</text:p>
          </table:table-cell>
          <table:table-cell office:value-type="float" office:value="0" calcext:value-type="float">
            <text:p>0</text:p>
          </table:table-cell>
          <table:table-cell table:formula="of:=[.$D69]-[.$B69]" office:value-type="float" office:value="25371.1356880551" calcext:value-type="float">
            <text:p>25371.1356880551</text:p>
          </table:table-cell>
          <table:table-cell table:formula="of:=[.$F69]/[.$B69]" office:value-type="float" office:value="1.82939525854645" calcext:value-type="float">
            <text:p>1.82939525854645</text:p>
          </table:table-cell>
          <table:table-cell table:formula="of:=[.$F69]/[.$A69]" office:value-type="float" office:value="390.325164431617" calcext:value-type="float">
            <text:p>390.325164431617</text:p>
          </table:table-cell>
          <table:table-cell table:formula="of:=[.$B69]" office:value-type="float" office:value="13868.5915848573" calcext:value-type="float">
            <text:p>13868.5915848573</text:p>
          </table:table-cell>
          <table:table-cell table:formula="of:=[.$D69]*(1-[.$O69])" office:value-type="float" office:value="27882.7299672225" calcext:value-type="float">
            <text:p>27882.7299672225</text:p>
          </table:table-cell>
          <table:table-cell table:formula="of:=[.$B69]" office:value-type="float" office:value="13868.5915848573" calcext:value-type="float">
            <text:p>13868.5915848573</text:p>
          </table:table-cell>
          <table:table-cell table:formula="of:=IF(FLOOR([.$A69]/12; 1) + 1 &gt;= [$Parameters.$K$70] - [$Parameters.$K$22]; [.$D69] ; 0)" office:value-type="float" office:value="0" calcext:value-type="float">
            <text:p>0</text:p>
          </table:table-cell>
          <table:table-cell table:formula="of:=([$Parameters.$D$4]-[$Parameters.$C$4])*[.$A69]" office:value-type="float" office:value="9815" calcext:value-type="float">
            <text:p>9815</text:p>
          </table:table-cell>
          <table:table-cell table:formula="of:=[.$M69]/([$Parameters.A$4]*[.$A69])" office:value-type="float" office:value="0.00290384615384615" calcext:value-type="float">
            <text:p>0.002903846153846</text:p>
          </table:table-cell>
          <table:table-cell table:formula="of:=SUM(INDIRECT( CELL(&quot;address&quot;;  INDEX([$Parameters.$L$22:$Parameters.$L$74];  FLOOR([.$A69]/12; 1) + 1;0))&amp;&quot;:&quot;&amp;CELL(&quot;address&quot;; [$Parameters.$L$70])))" office:value-type="float" office:value="0.289426" calcext:value-type="float">
            <text:p>0.289426</text:p>
          </table:table-cell>
          <table:table-cell table:formula="of:=[.$I69]/INDEX([$Parameters.$M$22:$Parameters.$M$120];  FLOOR([.$A69]/12; 1) + 1;0)" office:value-type="float" office:value="265.630943973517" calcext:value-type="float">
            <text:p>265.630943973517</text:p>
          </table:table-cell>
          <table:table-cell table:formula="of:=[.$J69]/ INDEX([$Parameters.$M$22:$Parameters.$M$120];  FLOOR([.$A69]/12; 1) + 1;0)" office:value-type="float" office:value="534.049606727111" calcext:value-type="float">
            <text:p>534.049606727111</text:p>
          </table:table-cell>
          <table:table-cell table:formula="of:=([.$Q69]-[.$P69])*[$Parameters.$M$70]" office:value-type="float" office:value="4364.48745637344" calcext:value-type="float">
            <text:p>4364.48745637344</text:p>
          </table:table-cell>
          <table:table-cell table:number-columns-repeated="2"/>
        </table:table-row>
        <table:table-row table:style-name="ro1">
          <table:table-cell office:value-type="float" office:value="66" calcext:value-type="float">
            <text:p>66</text:p>
          </table:table-cell>
          <table:table-cell table:formula="of:=([.$B69]-[.$C69])*POWER(1+[$Parameters.$H$4];1/12)+[$Parameters.$C$4]" office:value-type="float" office:value="14398.3527986249" calcext:value-type="float">
            <text:p>14398.3527986249</text:p>
          </table:table-cell>
          <table:table-cell table:formula="of:=IF(MOD([.$A70];12)=1; ([.$B58]+[.$B61]+[.$B64]+[.$B67])/4*(1+[$Parameters.$E$4])*[$Parameters.$F$4]; 0)" office:value-type="float" office:value="0" calcext:value-type="float">
            <text:p>0</text:p>
          </table:table-cell>
          <table:table-cell table:formula="of:=([.$D69]-[.$E69])*POWER(1+[$Parameters.$I$4];1/12)+[$Parameters.$D$4]" office:value-type="float" office:value="39928.0947790589" calcext:value-type="float">
            <text:p>39928.0947790589</text:p>
          </table:table-cell>
          <table:table-cell office:value-type="float" office:value="0" calcext:value-type="float">
            <text:p>0</text:p>
          </table:table-cell>
          <table:table-cell table:formula="of:=[.$D70]-[.$B70]" office:value-type="float" office:value="25529.741980434" calcext:value-type="float">
            <text:p>25529.741980434</text:p>
          </table:table-cell>
          <table:table-cell table:formula="of:=[.$F70]/[.$B70]" office:value-type="float" office:value="1.77310157192927" calcext:value-type="float">
            <text:p>1.77310157192927</text:p>
          </table:table-cell>
          <table:table-cell table:formula="of:=[.$F70]/[.$A70]" office:value-type="float" office:value="386.814272430818" calcext:value-type="float">
            <text:p>386.814272430818</text:p>
          </table:table-cell>
          <table:table-cell table:formula="of:=[.$B70]" office:value-type="float" office:value="14398.3527986249" calcext:value-type="float">
            <text:p>14398.3527986249</text:p>
          </table:table-cell>
          <table:table-cell table:formula="of:=[.$D70]*(1-[.$O70])" office:value-type="float" office:value="28371.866019535" calcext:value-type="float">
            <text:p>28371.866019535</text:p>
          </table:table-cell>
          <table:table-cell table:formula="of:=[.$B70]" office:value-type="float" office:value="14398.3527986249" calcext:value-type="float">
            <text:p>14398.3527986249</text:p>
          </table:table-cell>
          <table:table-cell table:formula="of:=IF(FLOOR([.$A70]/12; 1) + 1 &gt;= [$Parameters.$K$70] - [$Parameters.$K$22]; [.$D70] ; 0)" office:value-type="float" office:value="0" calcext:value-type="float">
            <text:p>0</text:p>
          </table:table-cell>
          <table:table-cell table:formula="of:=([$Parameters.$D$4]-[$Parameters.$C$4])*[.$A70]" office:value-type="float" office:value="9966" calcext:value-type="float">
            <text:p>9966</text:p>
          </table:table-cell>
          <table:table-cell table:formula="of:=[.$M70]/([$Parameters.A$4]*[.$A70])" office:value-type="float" office:value="0.00290384615384615" calcext:value-type="float">
            <text:p>0.002903846153846</text:p>
          </table:table-cell>
          <table:table-cell table:formula="of:=SUM(INDIRECT( CELL(&quot;address&quot;;  INDEX([$Parameters.$L$22:$Parameters.$L$74];  FLOOR([.$A70]/12; 1) + 1;0))&amp;&quot;:&quot;&amp;CELL(&quot;address&quot;; [$Parameters.$L$70])))" office:value-type="float" office:value="0.289426" calcext:value-type="float">
            <text:p>0.289426</text:p>
          </table:table-cell>
          <table:table-cell table:formula="of:=[.$I70]/INDEX([$Parameters.$M$22:$Parameters.$M$120];  FLOOR([.$A70]/12; 1) + 1;0)" office:value-type="float" office:value="275.777682409977" calcext:value-type="float">
            <text:p>275.777682409977</text:p>
          </table:table-cell>
          <table:table-cell table:formula="of:=[.$J70]/ INDEX([$Parameters.$M$22:$Parameters.$M$120];  FLOOR([.$A70]/12; 1) + 1;0)" office:value-type="float" office:value="543.41823442894" calcext:value-type="float">
            <text:p>543.41823442894</text:p>
          </table:table-cell>
          <table:table-cell table:formula="of:=([.$Q70]-[.$P70])*[$Parameters.$M$70]" office:value-type="float" office:value="4351.83537582835" calcext:value-type="float">
            <text:p>4351.83537582835</text:p>
          </table:table-cell>
          <table:table-cell table:number-columns-repeated="2"/>
        </table:table-row>
        <table:table-row table:style-name="ro1">
          <table:table-cell office:value-type="float" office:value="67" calcext:value-type="float">
            <text:p>67</text:p>
          </table:table-cell>
          <table:table-cell table:formula="of:=([.$B70]-[.$C70])*POWER(1+[$Parameters.$H$4];1/12)+[$Parameters.$C$4]" office:value-type="float" office:value="14933.9301823273" calcext:value-type="float">
            <text:p>14933.9301823273</text:p>
          </table:table-cell>
          <table:table-cell table:formula="of:=IF(MOD([.$A71];12)=1; ([.$B59]+[.$B62]+[.$B65]+[.$B68])/4*(1+[$Parameters.$E$4])*[$Parameters.$F$4]; 0)" office:value-type="float" office:value="0" calcext:value-type="float">
            <text:p>0</text:p>
          </table:table-cell>
          <table:table-cell table:formula="of:=([.$D70]-[.$E70])*POWER(1+[$Parameters.$I$4];1/12)+[$Parameters.$D$4]" office:value-type="float" office:value="40619.266779634" calcext:value-type="float">
            <text:p>40619.266779634</text:p>
          </table:table-cell>
          <table:table-cell office:value-type="float" office:value="0" calcext:value-type="float">
            <text:p>0</text:p>
          </table:table-cell>
          <table:table-cell table:formula="of:=[.$D71]-[.$B71]" office:value-type="float" office:value="25685.3365973066" calcext:value-type="float">
            <text:p>25685.3365973066</text:p>
          </table:table-cell>
          <table:table-cell table:formula="of:=[.$F71]/[.$B71]" office:value-type="float" office:value="1.71993147709385" calcext:value-type="float">
            <text:p>1.71993147709385</text:p>
          </table:table-cell>
          <table:table-cell table:formula="of:=[.$F71]/[.$A71]" office:value-type="float" office:value="383.363232795621" calcext:value-type="float">
            <text:p>383.363232795621</text:p>
          </table:table-cell>
          <table:table-cell table:formula="of:=[.$B71]" office:value-type="float" office:value="14933.9301823273" calcext:value-type="float">
            <text:p>14933.9301823273</text:p>
          </table:table-cell>
          <table:table-cell table:formula="of:=[.$D71]*(1-[.$O71])" office:value-type="float" office:value="28862.9948726716" calcext:value-type="float">
            <text:p>28862.9948726716</text:p>
          </table:table-cell>
          <table:table-cell table:formula="of:=[.$B71]" office:value-type="float" office:value="14933.9301823273" calcext:value-type="float">
            <text:p>14933.9301823273</text:p>
          </table:table-cell>
          <table:table-cell table:formula="of:=IF(FLOOR([.$A71]/12; 1) + 1 &gt;= [$Parameters.$K$70] - [$Parameters.$K$22]; [.$D71] ; 0)" office:value-type="float" office:value="0" calcext:value-type="float">
            <text:p>0</text:p>
          </table:table-cell>
          <table:table-cell table:formula="of:=([$Parameters.$D$4]-[$Parameters.$C$4])*[.$A71]" office:value-type="float" office:value="10117" calcext:value-type="float">
            <text:p>10117</text:p>
          </table:table-cell>
          <table:table-cell table:formula="of:=[.$M71]/([$Parameters.A$4]*[.$A71])" office:value-type="float" office:value="0.00290384615384615" calcext:value-type="float">
            <text:p>0.002903846153846</text:p>
          </table:table-cell>
          <table:table-cell table:formula="of:=SUM(INDIRECT( CELL(&quot;address&quot;;  INDEX([$Parameters.$L$22:$Parameters.$L$74];  FLOOR([.$A71]/12; 1) + 1;0))&amp;&quot;:&quot;&amp;CELL(&quot;address&quot;; [$Parameters.$L$70])))" office:value-type="float" office:value="0.289426" calcext:value-type="float">
            <text:p>0.289426</text:p>
          </table:table-cell>
          <table:table-cell table:formula="of:=[.$I71]/INDEX([$Parameters.$M$22:$Parameters.$M$120];  FLOOR([.$A71]/12; 1) + 1;0)" office:value-type="float" office:value="286.035820385507" calcext:value-type="float">
            <text:p>286.035820385507</text:p>
          </table:table-cell>
          <table:table-cell table:formula="of:=[.$J71]/ INDEX([$Parameters.$M$22:$Parameters.$M$120];  FLOOR([.$A71]/12; 1) + 1;0)" office:value-type="float" office:value="552.82503107971" calcext:value-type="float">
            <text:p>552.82503107971</text:p>
          </table:table-cell>
          <table:table-cell table:formula="of:=([.$Q71]-[.$P71])*[$Parameters.$M$70]" office:value-type="float" office:value="4337.99256588773" calcext:value-type="float">
            <text:p>4337.99256588773</text:p>
          </table:table-cell>
          <table:table-cell table:number-columns-repeated="2"/>
        </table:table-row>
        <table:table-row table:style-name="ro1">
          <table:table-cell office:value-type="float" office:value="68" calcext:value-type="float">
            <text:p>68</text:p>
          </table:table-cell>
          <table:table-cell table:formula="of:=([.$B71]-[.$C71])*POWER(1+[$Parameters.$H$4];1/12)+[$Parameters.$C$4]" office:value-type="float" office:value="15475.3875908333" calcext:value-type="float">
            <text:p>15475.3875908333</text:p>
          </table:table-cell>
          <table:table-cell table:formula="of:=IF(MOD([.$A72];12)=1; ([.$B60]+[.$B63]+[.$B66]+[.$B69])/4*(1+[$Parameters.$E$4])*[$Parameters.$F$4]; 0)" office:value-type="float" office:value="0" calcext:value-type="float">
            <text:p>0</text:p>
          </table:table-cell>
          <table:table-cell table:formula="of:=([.$D71]-[.$E71])*POWER(1+[$Parameters.$I$4];1/12)+[$Parameters.$D$4]" office:value-type="float" office:value="41313.2547004952" calcext:value-type="float">
            <text:p>41313.2547004952</text:p>
          </table:table-cell>
          <table:table-cell office:value-type="float" office:value="0" calcext:value-type="float">
            <text:p>0</text:p>
          </table:table-cell>
          <table:table-cell table:formula="of:=[.$D72]-[.$B72]" office:value-type="float" office:value="25837.8671096619" calcext:value-type="float">
            <text:p>25837.8671096619</text:p>
          </table:table-cell>
          <table:table-cell table:formula="of:=[.$F72]/[.$B72]" office:value-type="float" office:value="1.66961033822291" calcext:value-type="float">
            <text:p>1.66961033822291</text:p>
          </table:table-cell>
          <table:table-cell table:formula="of:=[.$F72]/[.$A72]" office:value-type="float" office:value="379.968633965616" calcext:value-type="float">
            <text:p>379.968633965616</text:p>
          </table:table-cell>
          <table:table-cell table:formula="of:=[.$B72]" office:value-type="float" office:value="15475.3875908333" calcext:value-type="float">
            <text:p>15475.3875908333</text:p>
          </table:table-cell>
          <table:table-cell table:formula="of:=[.$D72]*(1-[.$O72])" office:value-type="float" office:value="29356.1246455497" calcext:value-type="float">
            <text:p>29356.1246455497</text:p>
          </table:table-cell>
          <table:table-cell table:formula="of:=[.$B72]" office:value-type="float" office:value="15475.3875908333" calcext:value-type="float">
            <text:p>15475.3875908333</text:p>
          </table:table-cell>
          <table:table-cell table:formula="of:=IF(FLOOR([.$A72]/12; 1) + 1 &gt;= [$Parameters.$K$70] - [$Parameters.$K$22]; [.$D72] ; 0)" office:value-type="float" office:value="0" calcext:value-type="float">
            <text:p>0</text:p>
          </table:table-cell>
          <table:table-cell table:formula="of:=([$Parameters.$D$4]-[$Parameters.$C$4])*[.$A72]" office:value-type="float" office:value="10268" calcext:value-type="float">
            <text:p>10268</text:p>
          </table:table-cell>
          <table:table-cell table:formula="of:=[.$M72]/([$Parameters.A$4]*[.$A72])" office:value-type="float" office:value="0.00290384615384615" calcext:value-type="float">
            <text:p>0.002903846153846</text:p>
          </table:table-cell>
          <table:table-cell table:formula="of:=SUM(INDIRECT( CELL(&quot;address&quot;;  INDEX([$Parameters.$L$22:$Parameters.$L$74];  FLOOR([.$A72]/12; 1) + 1;0))&amp;&quot;:&quot;&amp;CELL(&quot;address&quot;; [$Parameters.$L$70])))" office:value-type="float" office:value="0.289426" calcext:value-type="float">
            <text:p>0.289426</text:p>
          </table:table-cell>
          <table:table-cell table:formula="of:=[.$I72]/INDEX([$Parameters.$M$22:$Parameters.$M$120];  FLOOR([.$A72]/12; 1) + 1;0)" office:value-type="float" office:value="296.406580939156" calcext:value-type="float">
            <text:p>296.406580939156</text:p>
          </table:table-cell>
          <table:table-cell table:formula="of:=[.$J72]/ INDEX([$Parameters.$M$22:$Parameters.$M$120];  FLOOR([.$A72]/12; 1) + 1;0)" office:value-type="float" office:value="562.270152184442" calcext:value-type="float">
            <text:p>562.270152184442</text:p>
          </table:table-cell>
          <table:table-cell table:formula="of:=([.$Q72]-[.$P72])*[$Parameters.$M$70]" office:value-type="float" office:value="4322.94166844835" calcext:value-type="float">
            <text:p>4322.94166844835</text:p>
          </table:table-cell>
          <table:table-cell table:number-columns-repeated="2"/>
        </table:table-row>
        <table:table-row table:style-name="ro1">
          <table:table-cell office:value-type="float" office:value="69" calcext:value-type="float">
            <text:p>69</text:p>
          </table:table-cell>
          <table:table-cell table:formula="of:=([.$B72]-[.$C72])*POWER(1+[$Parameters.$H$4];1/12)+[$Parameters.$C$4]" office:value-type="float" office:value="16022.7895800647" calcext:value-type="float">
            <text:p>16022.7895800647</text:p>
          </table:table-cell>
          <table:table-cell table:formula="of:=IF(MOD([.$A73];12)=1; ([.$B61]+[.$B64]+[.$B67]+[.$B70])/4*(1+[$Parameters.$E$4])*[$Parameters.$F$4]; 0)" office:value-type="float" office:value="0" calcext:value-type="float">
            <text:p>0</text:p>
          </table:table-cell>
          <table:table-cell table:formula="of:=([.$D72]-[.$E72])*POWER(1+[$Parameters.$I$4];1/12)+[$Parameters.$D$4]" office:value-type="float" office:value="42010.0700140505" calcext:value-type="float">
            <text:p>42010.0700140505</text:p>
          </table:table-cell>
          <table:table-cell office:value-type="float" office:value="0" calcext:value-type="float">
            <text:p>0</text:p>
          </table:table-cell>
          <table:table-cell table:formula="of:=[.$D73]-[.$B73]" office:value-type="float" office:value="25987.2804339858" calcext:value-type="float">
            <text:p>25987.2804339858</text:p>
          </table:table-cell>
          <table:table-cell table:formula="of:=[.$F73]/[.$B73]" office:value-type="float" office:value="1.62189488316809" calcext:value-type="float">
            <text:p>1.62189488316809</text:p>
          </table:table-cell>
          <table:table-cell table:formula="of:=[.$F73]/[.$A73]" office:value-type="float" office:value="376.627252666461" calcext:value-type="float">
            <text:p>376.627252666461</text:p>
          </table:table-cell>
          <table:table-cell table:formula="of:=[.$B73]" office:value-type="float" office:value="16022.7895800647" calcext:value-type="float">
            <text:p>16022.7895800647</text:p>
          </table:table-cell>
          <table:table-cell table:formula="of:=[.$D73]*(1-[.$O73])" office:value-type="float" office:value="29851.2634901639" calcext:value-type="float">
            <text:p>29851.2634901639</text:p>
          </table:table-cell>
          <table:table-cell table:formula="of:=[.$B73]" office:value-type="float" office:value="16022.7895800647" calcext:value-type="float">
            <text:p>16022.7895800647</text:p>
          </table:table-cell>
          <table:table-cell table:formula="of:=IF(FLOOR([.$A73]/12; 1) + 1 &gt;= [$Parameters.$K$70] - [$Parameters.$K$22]; [.$D73] ; 0)" office:value-type="float" office:value="0" calcext:value-type="float">
            <text:p>0</text:p>
          </table:table-cell>
          <table:table-cell table:formula="of:=([$Parameters.$D$4]-[$Parameters.$C$4])*[.$A73]" office:value-type="float" office:value="10419" calcext:value-type="float">
            <text:p>10419</text:p>
          </table:table-cell>
          <table:table-cell table:formula="of:=[.$M73]/([$Parameters.A$4]*[.$A73])" office:value-type="float" office:value="0.00290384615384615" calcext:value-type="float">
            <text:p>0.002903846153846</text:p>
          </table:table-cell>
          <table:table-cell table:formula="of:=SUM(INDIRECT( CELL(&quot;address&quot;;  INDEX([$Parameters.$L$22:$Parameters.$L$74];  FLOOR([.$A73]/12; 1) + 1;0))&amp;&quot;:&quot;&amp;CELL(&quot;address&quot;; [$Parameters.$L$70])))" office:value-type="float" office:value="0.289426" calcext:value-type="float">
            <text:p>0.289426</text:p>
          </table:table-cell>
          <table:table-cell table:formula="of:=[.$I73]/INDEX([$Parameters.$M$22:$Parameters.$M$120];  FLOOR([.$A73]/12; 1) + 1;0)" office:value-type="float" office:value="306.891200537534" calcext:value-type="float">
            <text:p>306.891200537534</text:p>
          </table:table-cell>
          <table:table-cell table:formula="of:=[.$J73]/ INDEX([$Parameters.$M$22:$Parameters.$M$120];  FLOOR([.$A73]/12; 1) + 1;0)" office:value-type="float" office:value="571.753753881706" calcext:value-type="float">
            <text:p>571.753753881706</text:p>
          </table:table-cell>
          <table:table-cell table:formula="of:=([.$Q73]-[.$P73])*[$Parameters.$M$70]" office:value-type="float" office:value="4306.66511737624" calcext:value-type="float">
            <text:p>4306.66511737624</text:p>
          </table:table-cell>
          <table:table-cell table:number-columns-repeated="2"/>
        </table:table-row>
        <table:table-row table:style-name="ro1">
          <table:table-cell office:value-type="float" office:value="70" calcext:value-type="float">
            <text:p>70</text:p>
          </table:table-cell>
          <table:table-cell table:formula="of:=([.$B73]-[.$C73])*POWER(1+[$Parameters.$H$4];1/12)+[$Parameters.$C$4]" office:value-type="float" office:value="16576.201414693" calcext:value-type="float">
            <text:p>16576.201414693</text:p>
          </table:table-cell>
          <table:table-cell table:formula="of:=IF(MOD([.$A74];12)=1; ([.$B62]+[.$B65]+[.$B68]+[.$B71])/4*(1+[$Parameters.$E$4])*[$Parameters.$F$4]; 0)" office:value-type="float" office:value="0" calcext:value-type="float">
            <text:p>0</text:p>
          </table:table-cell>
          <table:table-cell table:formula="of:=([.$D73]-[.$E73])*POWER(1+[$Parameters.$I$4];1/12)+[$Parameters.$D$4]" office:value-type="float" office:value="42709.7242394474" calcext:value-type="float">
            <text:p>42709.7242394474</text:p>
          </table:table-cell>
          <table:table-cell office:value-type="float" office:value="0" calcext:value-type="float">
            <text:p>0</text:p>
          </table:table-cell>
          <table:table-cell table:formula="of:=[.$D74]-[.$B74]" office:value-type="float" office:value="26133.5228247545" calcext:value-type="float">
            <text:p>26133.5228247545</text:p>
          </table:table-cell>
          <table:table-cell table:formula="of:=[.$F74]/[.$B74]" office:value-type="float" office:value="1.57656885138896" calcext:value-type="float">
            <text:p>1.57656885138896</text:p>
          </table:table-cell>
          <table:table-cell table:formula="of:=[.$F74]/[.$A74]" office:value-type="float" office:value="373.336040353635" calcext:value-type="float">
            <text:p>373.336040353635</text:p>
          </table:table-cell>
          <table:table-cell table:formula="of:=[.$B74]" office:value-type="float" office:value="16576.201414693" calcext:value-type="float">
            <text:p>16576.201414693</text:p>
          </table:table-cell>
          <table:table-cell table:formula="of:=[.$D74]*(1-[.$O74])" office:value-type="float" office:value="30348.4195917211" calcext:value-type="float">
            <text:p>30348.4195917211</text:p>
          </table:table-cell>
          <table:table-cell table:formula="of:=[.$B74]" office:value-type="float" office:value="16576.201414693" calcext:value-type="float">
            <text:p>16576.201414693</text:p>
          </table:table-cell>
          <table:table-cell table:formula="of:=IF(FLOOR([.$A74]/12; 1) + 1 &gt;= [$Parameters.$K$70] - [$Parameters.$K$22]; [.$D74] ; 0)" office:value-type="float" office:value="0" calcext:value-type="float">
            <text:p>0</text:p>
          </table:table-cell>
          <table:table-cell table:formula="of:=([$Parameters.$D$4]-[$Parameters.$C$4])*[.$A74]" office:value-type="float" office:value="10570" calcext:value-type="float">
            <text:p>10570</text:p>
          </table:table-cell>
          <table:table-cell table:formula="of:=[.$M74]/([$Parameters.A$4]*[.$A74])" office:value-type="float" office:value="0.00290384615384615" calcext:value-type="float">
            <text:p>0.002903846153846</text:p>
          </table:table-cell>
          <table:table-cell table:formula="of:=SUM(INDIRECT( CELL(&quot;address&quot;;  INDEX([$Parameters.$L$22:$Parameters.$L$74];  FLOOR([.$A74]/12; 1) + 1;0))&amp;&quot;:&quot;&amp;CELL(&quot;address&quot;; [$Parameters.$L$70])))" office:value-type="float" office:value="0.289426" calcext:value-type="float">
            <text:p>0.289426</text:p>
          </table:table-cell>
          <table:table-cell table:formula="of:=[.$I74]/INDEX([$Parameters.$M$22:$Parameters.$M$120];  FLOOR([.$A74]/12; 1) + 1;0)" office:value-type="float" office:value="317.490929222236" calcext:value-type="float">
            <text:p>317.490929222236</text:p>
          </table:table-cell>
          <table:table-cell table:formula="of:=[.$J74]/ INDEX([$Parameters.$M$22:$Parameters.$M$120];  FLOOR([.$A74]/12; 1) + 1;0)" office:value-type="float" office:value="581.2759929462" calcext:value-type="float">
            <text:p>581.2759929462</text:p>
          </table:table-cell>
          <table:table-cell table:formula="of:=([.$Q74]-[.$P74])*[$Parameters.$M$70]" office:value-type="float" office:value="4289.14513615166" calcext:value-type="float">
            <text:p>4289.14513615166</text:p>
          </table:table-cell>
          <table:table-cell table:number-columns-repeated="2"/>
        </table:table-row>
        <table:table-row table:style-name="ro1">
          <table:table-cell office:value-type="float" office:value="71" calcext:value-type="float">
            <text:p>71</text:p>
          </table:table-cell>
          <table:table-cell table:formula="of:=([.$B74]-[.$C74])*POWER(1+[$Parameters.$H$4];1/12)+[$Parameters.$C$4]" office:value-type="float" office:value="17135.6890759211" calcext:value-type="float">
            <text:p>17135.6890759211</text:p>
          </table:table-cell>
          <table:table-cell table:formula="of:=IF(MOD([.$A75];12)=1; ([.$B63]+[.$B66]+[.$B69]+[.$B72])/4*(1+[$Parameters.$E$4])*[$Parameters.$F$4]; 0)" office:value-type="float" office:value="0" calcext:value-type="float">
            <text:p>0</text:p>
          </table:table-cell>
          <table:table-cell table:formula="of:=([.$D74]-[.$E74])*POWER(1+[$Parameters.$I$4];1/12)+[$Parameters.$D$4]" office:value-type="float" office:value="43412.2289427644" calcext:value-type="float">
            <text:p>43412.2289427644</text:p>
          </table:table-cell>
          <table:table-cell office:value-type="float" office:value="0" calcext:value-type="float">
            <text:p>0</text:p>
          </table:table-cell>
          <table:table-cell table:formula="of:=[.$D75]-[.$B75]" office:value-type="float" office:value="26276.5398668433" calcext:value-type="float">
            <text:p>26276.5398668433</text:p>
          </table:table-cell>
          <table:table-cell table:formula="of:=[.$F75]/[.$B75]" office:value-type="float" office:value="1.53343934699228" calcext:value-type="float">
            <text:p>1.53343934699228</text:p>
          </table:table-cell>
          <table:table-cell table:formula="of:=[.$F75]/[.$A75]" office:value-type="float" office:value="370.09211080061" calcext:value-type="float">
            <text:p>370.09211080061</text:p>
          </table:table-cell>
          <table:table-cell table:formula="of:=[.$B75]" office:value-type="float" office:value="17135.6890759211" calcext:value-type="float">
            <text:p>17135.6890759211</text:p>
          </table:table-cell>
          <table:table-cell table:formula="of:=[.$D75]*(1-[.$O75])" office:value-type="float" office:value="30847.6011687759" calcext:value-type="float">
            <text:p>30847.6011687759</text:p>
          </table:table-cell>
          <table:table-cell table:formula="of:=[.$B75]" office:value-type="float" office:value="17135.6890759211" calcext:value-type="float">
            <text:p>17135.6890759211</text:p>
          </table:table-cell>
          <table:table-cell table:formula="of:=IF(FLOOR([.$A75]/12; 1) + 1 &gt;= [$Parameters.$K$70] - [$Parameters.$K$22]; [.$D75] ; 0)" office:value-type="float" office:value="0" calcext:value-type="float">
            <text:p>0</text:p>
          </table:table-cell>
          <table:table-cell table:formula="of:=([$Parameters.$D$4]-[$Parameters.$C$4])*[.$A75]" office:value-type="float" office:value="10721" calcext:value-type="float">
            <text:p>10721</text:p>
          </table:table-cell>
          <table:table-cell table:formula="of:=[.$M75]/([$Parameters.A$4]*[.$A75])" office:value-type="float" office:value="0.00290384615384615" calcext:value-type="float">
            <text:p>0.002903846153846</text:p>
          </table:table-cell>
          <table:table-cell table:formula="of:=SUM(INDIRECT( CELL(&quot;address&quot;;  INDEX([$Parameters.$L$22:$Parameters.$L$74];  FLOOR([.$A75]/12; 1) + 1;0))&amp;&quot;:&quot;&amp;CELL(&quot;address&quot;; [$Parameters.$L$70])))" office:value-type="float" office:value="0.289426" calcext:value-type="float">
            <text:p>0.289426</text:p>
          </table:table-cell>
          <table:table-cell table:formula="of:=[.$I75]/INDEX([$Parameters.$M$22:$Parameters.$M$120];  FLOOR([.$A75]/12; 1) + 1;0)" office:value-type="float" office:value="328.20703075888" calcext:value-type="float">
            <text:p>328.20703075888</text:p>
          </table:table-cell>
          <table:table-cell table:formula="of:=[.$J75]/ INDEX([$Parameters.$M$22:$Parameters.$M$120];  FLOOR([.$A75]/12; 1) + 1;0)" office:value-type="float" office:value="590.837026791341" calcext:value-type="float">
            <text:p>590.837026791341</text:p>
          </table:table-cell>
          <table:table-cell table:formula="of:=([.$Q75]-[.$P75])*[$Parameters.$M$70]" office:value-type="float" office:value="4270.36373548781" calcext:value-type="float">
            <text:p>4270.36373548781</text:p>
          </table:table-cell>
          <table:table-cell table:number-columns-repeated="2"/>
        </table:table-row>
        <table:table-row table:style-name="ro1">
          <table:table-cell office:value-type="float" office:value="72" calcext:value-type="float">
            <text:p>72</text:p>
          </table:table-cell>
          <table:table-cell table:formula="of:=([.$B75]-[.$C75])*POWER(1+[$Parameters.$H$4];1/12)+[$Parameters.$C$4]" office:value-type="float" office:value="17701.3192693499" calcext:value-type="float">
            <text:p>17701.3192693499</text:p>
          </table:table-cell>
          <table:table-cell table:formula="of:=IF(MOD([.$A76];12)=1; ([.$B64]+[.$B67]+[.$B70]+[.$B73])/4*(1+[$Parameters.$E$4])*[$Parameters.$F$4]; 0)" office:value-type="float" office:value="0" calcext:value-type="float">
            <text:p>0</text:p>
          </table:table-cell>
          <table:table-cell table:formula="of:=([.$D75]-[.$E75])*POWER(1+[$Parameters.$I$4];1/12)+[$Parameters.$D$4]" office:value-type="float" office:value="44117.5957372013" calcext:value-type="float">
            <text:p>44117.5957372013</text:p>
          </table:table-cell>
          <table:table-cell office:value-type="float" office:value="0" calcext:value-type="float">
            <text:p>0</text:p>
          </table:table-cell>
          <table:table-cell table:formula="of:=[.$D76]-[.$B76]" office:value-type="float" office:value="26416.2764678515" calcext:value-type="float">
            <text:p>26416.2764678515</text:p>
          </table:table-cell>
          <table:table-cell table:formula="of:=[.$F76]/[.$B76]" office:value-type="float" office:value="1.49233376709902" calcext:value-type="float">
            <text:p>1.49233376709902</text:p>
          </table:table-cell>
          <table:table-cell table:formula="of:=[.$F76]/[.$A76]" office:value-type="float" office:value="366.892728720159" calcext:value-type="float">
            <text:p>366.892728720159</text:p>
          </table:table-cell>
          <table:table-cell table:formula="of:=[.$B76]" office:value-type="float" office:value="17701.3192693499" calcext:value-type="float">
            <text:p>17701.3192693499</text:p>
          </table:table-cell>
          <table:table-cell table:formula="of:=[.$D76]*(1-[.$O76])" office:value-type="float" office:value="31423.0222693961" calcext:value-type="float">
            <text:p>31423.0222693961</text:p>
          </table:table-cell>
          <table:table-cell table:formula="of:=[.$B76]" office:value-type="float" office:value="17701.3192693499" calcext:value-type="float">
            <text:p>17701.3192693499</text:p>
          </table:table-cell>
          <table:table-cell table:formula="of:=IF(FLOOR([.$A76]/12; 1) + 1 &gt;= [$Parameters.$K$70] - [$Parameters.$K$22]; [.$D76] ; 0)" office:value-type="float" office:value="0" calcext:value-type="float">
            <text:p>0</text:p>
          </table:table-cell>
          <table:table-cell table:formula="of:=([$Parameters.$D$4]-[$Parameters.$C$4])*[.$A76]" office:value-type="float" office:value="10872" calcext:value-type="float">
            <text:p>10872</text:p>
          </table:table-cell>
          <table:table-cell table:formula="of:=[.$M76]/([$Parameters.A$4]*[.$A76])" office:value-type="float" office:value="0.00290384615384615" calcext:value-type="float">
            <text:p>0.002903846153846</text:p>
          </table:table-cell>
          <table:table-cell table:formula="of:=SUM(INDIRECT( CELL(&quot;address&quot;;  INDEX([$Parameters.$L$22:$Parameters.$L$74];  FLOOR([.$A76]/12; 1) + 1;0))&amp;&quot;:&quot;&amp;CELL(&quot;address&quot;; [$Parameters.$L$70])))" office:value-type="float" office:value="0.287744" calcext:value-type="float">
            <text:p>0.287744</text:p>
          </table:table-cell>
          <table:table-cell table:formula="of:=[.$I76]/INDEX([$Parameters.$M$22:$Parameters.$M$120];  FLOOR([.$A76]/12; 1) + 1;0)" office:value-type="float" office:value="345.054956517541" calcext:value-type="float">
            <text:p>345.054956517541</text:p>
          </table:table-cell>
          <table:table-cell table:formula="of:=[.$J76]/ INDEX([$Parameters.$M$22:$Parameters.$M$120];  FLOOR([.$A76]/12; 1) + 1;0)" office:value-type="float" office:value="612.534547161717" calcext:value-type="float">
            <text:p>612.534547161717</text:p>
          </table:table-cell>
          <table:table-cell table:formula="of:=([.$Q76]-[.$P76])*[$Parameters.$M$70]" office:value-type="float" office:value="4349.21814387429" calcext:value-type="float">
            <text:p>4349.21814387429</text:p>
          </table:table-cell>
          <table:table-cell table:number-columns-repeated="2"/>
        </table:table-row>
        <table:table-row table:style-name="ro1">
          <table:table-cell office:value-type="float" office:value="73" calcext:value-type="float">
            <text:p>73</text:p>
          </table:table-cell>
          <table:table-cell table:formula="of:=([.$B76]-[.$C76])*POWER(1+[$Parameters.$H$4];1/12)+[$Parameters.$C$4]" office:value-type="float" office:value="18273.1594329308" calcext:value-type="float">
            <text:p>18273.1594329308</text:p>
          </table:table-cell>
          <table:table-cell table:formula="of:=IF(MOD([.$A77];12)=1; ([.$B65]+[.$B68]+[.$B71]+[.$B74])/4*(1+[$Parameters.$E$4])*[$Parameters.$F$4]; 0)" office:value-type="float" office:value="5805.68219175481" calcext:value-type="float">
            <text:p>5805.68219175481</text:p>
          </table:table-cell>
          <table:table-cell table:formula="of:=([.$D76]-[.$E76])*POWER(1+[$Parameters.$I$4];1/12)+[$Parameters.$D$4]" office:value-type="float" office:value="44825.8362832716" calcext:value-type="float">
            <text:p>44825.8362832716</text:p>
          </table:table-cell>
          <table:table-cell office:value-type="float" office:value="0" calcext:value-type="float">
            <text:p>0</text:p>
          </table:table-cell>
          <table:table-cell table:formula="of:=[.$D77]-[.$B77]" office:value-type="float" office:value="26552.6768503408" calcext:value-type="float">
            <text:p>26552.6768503408</text:p>
          </table:table-cell>
          <table:table-cell table:formula="of:=[.$F77]/[.$B77]" office:value-type="float" office:value="1.45309720236387" calcext:value-type="float">
            <text:p>1.45309720236387</text:p>
          </table:table-cell>
          <table:table-cell table:formula="of:=[.$F77]/[.$A77]" office:value-type="float" office:value="363.735299319737" calcext:value-type="float">
            <text:p>363.735299319737</text:p>
          </table:table-cell>
          <table:table-cell table:formula="of:=[.$B77]" office:value-type="float" office:value="18273.1594329308" calcext:value-type="float">
            <text:p>18273.1594329308</text:p>
          </table:table-cell>
          <table:table-cell table:formula="of:=[.$D77]*(1-[.$O77])" office:value-type="float" office:value="31927.4708477779" calcext:value-type="float">
            <text:p>31927.4708477779</text:p>
          </table:table-cell>
          <table:table-cell table:formula="of:=[.$B77]" office:value-type="float" office:value="18273.1594329308" calcext:value-type="float">
            <text:p>18273.1594329308</text:p>
          </table:table-cell>
          <table:table-cell table:formula="of:=IF(FLOOR([.$A77]/12; 1) + 1 &gt;= [$Parameters.$K$70] - [$Parameters.$K$22]; [.$D77] ; 0)" office:value-type="float" office:value="0" calcext:value-type="float">
            <text:p>0</text:p>
          </table:table-cell>
          <table:table-cell table:formula="of:=([$Parameters.$D$4]-[$Parameters.$C$4])*[.$A77]" office:value-type="float" office:value="11023" calcext:value-type="float">
            <text:p>11023</text:p>
          </table:table-cell>
          <table:table-cell table:formula="of:=[.$M77]/([$Parameters.A$4]*[.$A77])" office:value-type="float" office:value="0.00290384615384615" calcext:value-type="float">
            <text:p>0.002903846153846</text:p>
          </table:table-cell>
          <table:table-cell table:formula="of:=SUM(INDIRECT( CELL(&quot;address&quot;;  INDEX([$Parameters.$L$22:$Parameters.$L$74];  FLOOR([.$A77]/12; 1) + 1;0))&amp;&quot;:&quot;&amp;CELL(&quot;address&quot;; [$Parameters.$L$70])))" office:value-type="float" office:value="0.287744" calcext:value-type="float">
            <text:p>0.287744</text:p>
          </table:table-cell>
          <table:table-cell table:formula="of:=[.$I77]/INDEX([$Parameters.$M$22:$Parameters.$M$120];  FLOOR([.$A77]/12; 1) + 1;0)" office:value-type="float" office:value="356.201938263759" calcext:value-type="float">
            <text:p>356.201938263759</text:p>
          </table:table-cell>
          <table:table-cell table:formula="of:=[.$J77]/ INDEX([$Parameters.$M$22:$Parameters.$M$120];  FLOOR([.$A77]/12; 1) + 1;0)" office:value-type="float" office:value="622.367852783196" calcext:value-type="float">
            <text:p>622.367852783196</text:p>
          </table:table-cell>
          <table:table-cell table:formula="of:=([.$Q77]-[.$P77])*[$Parameters.$M$70]" office:value-type="float" office:value="4327.85777008604" calcext:value-type="float">
            <text:p>4327.85777008604</text:p>
          </table:table-cell>
          <table:table-cell table:number-columns-repeated="2"/>
        </table:table-row>
        <table:table-row table:style-name="ro1">
          <table:table-cell office:value-type="float" office:value="74" calcext:value-type="float">
            <text:p>74</text:p>
          </table:table-cell>
          <table:table-cell table:formula="of:=([.$B77]-[.$C77])*POWER(1+[$Parameters.$H$4];1/12)+[$Parameters.$C$4]" office:value-type="float" office:value="12981.855827999" calcext:value-type="float">
            <text:p>12981.855827999</text:p>
          </table:table-cell>
          <table:table-cell table:formula="of:=IF(MOD([.$A78];12)=1; ([.$B66]+[.$B69]+[.$B72]+[.$B75])/4*(1+[$Parameters.$E$4])*[$Parameters.$F$4]; 0)" office:value-type="float" office:value="0" calcext:value-type="float">
            <text:p>0</text:p>
          </table:table-cell>
          <table:table-cell table:formula="of:=([.$D77]-[.$E77])*POWER(1+[$Parameters.$I$4];1/12)+[$Parameters.$D$4]" office:value-type="float" office:value="45536.9622889953" calcext:value-type="float">
            <text:p>45536.9622889953</text:p>
          </table:table-cell>
          <table:table-cell office:value-type="float" office:value="0" calcext:value-type="float">
            <text:p>0</text:p>
          </table:table-cell>
          <table:table-cell table:formula="of:=[.$D78]-[.$B78]" office:value-type="float" office:value="32555.1064609962" calcext:value-type="float">
            <text:p>32555.1064609962</text:p>
          </table:table-cell>
          <table:table-cell table:formula="of:=[.$F78]/[.$B78]" office:value-type="float" office:value="2.50773902378286" calcext:value-type="float">
            <text:p>2.50773902378286</text:p>
          </table:table-cell>
          <table:table-cell table:formula="of:=[.$F78]/[.$A78]" office:value-type="float" office:value="439.933871094543" calcext:value-type="float">
            <text:p>439.933871094543</text:p>
          </table:table-cell>
          <table:table-cell table:formula="of:=[.$B78]" office:value-type="float" office:value="12981.855827999" calcext:value-type="float">
            <text:p>12981.855827999</text:p>
          </table:table-cell>
          <table:table-cell table:formula="of:=[.$D78]*(1-[.$O78])" office:value-type="float" office:value="32433.9746121106" calcext:value-type="float">
            <text:p>32433.9746121106</text:p>
          </table:table-cell>
          <table:table-cell table:formula="of:=[.$B78]" office:value-type="float" office:value="12981.855827999" calcext:value-type="float">
            <text:p>12981.855827999</text:p>
          </table:table-cell>
          <table:table-cell table:formula="of:=IF(FLOOR([.$A78]/12; 1) + 1 &gt;= [$Parameters.$K$70] - [$Parameters.$K$22]; [.$D78] ; 0)" office:value-type="float" office:value="0" calcext:value-type="float">
            <text:p>0</text:p>
          </table:table-cell>
          <table:table-cell table:formula="of:=([$Parameters.$D$4]-[$Parameters.$C$4])*[.$A78]" office:value-type="float" office:value="11174" calcext:value-type="float">
            <text:p>11174</text:p>
          </table:table-cell>
          <table:table-cell table:formula="of:=[.$M78]/([$Parameters.A$4]*[.$A78])" office:value-type="float" office:value="0.00290384615384615" calcext:value-type="float">
            <text:p>0.002903846153846</text:p>
          </table:table-cell>
          <table:table-cell table:formula="of:=SUM(INDIRECT( CELL(&quot;address&quot;;  INDEX([$Parameters.$L$22:$Parameters.$L$74];  FLOOR([.$A78]/12; 1) + 1;0))&amp;&quot;:&quot;&amp;CELL(&quot;address&quot;; [$Parameters.$L$70])))" office:value-type="float" office:value="0.287744" calcext:value-type="float">
            <text:p>0.287744</text:p>
          </table:table-cell>
          <table:table-cell table:formula="of:=[.$I78]/INDEX([$Parameters.$M$22:$Parameters.$M$120];  FLOOR([.$A78]/12; 1) + 1;0)" office:value-type="float" office:value="253.057618479514" calcext:value-type="float">
            <text:p>253.057618479514</text:p>
          </table:table-cell>
          <table:table-cell table:formula="of:=[.$J78]/ INDEX([$Parameters.$M$22:$Parameters.$M$120];  FLOOR([.$A78]/12; 1) + 1;0)" office:value-type="float" office:value="632.241220508979" calcext:value-type="float">
            <text:p>632.241220508979</text:p>
          </table:table-cell>
          <table:table-cell table:formula="of:=([.$Q78]-[.$P78])*[$Parameters.$M$70]" office:value-type="float" office:value="6165.5253689991" calcext:value-type="float">
            <text:p>6165.5253689991</text:p>
          </table:table-cell>
          <table:table-cell table:number-columns-repeated="2"/>
        </table:table-row>
        <table:table-row table:style-name="ro1">
          <table:table-cell office:value-type="float" office:value="75" calcext:value-type="float">
            <text:p>75</text:p>
          </table:table-cell>
          <table:table-cell table:formula="of:=([.$B78]-[.$C78])*POWER(1+[$Parameters.$H$4];1/12)+[$Parameters.$C$4]" office:value-type="float" office:value="13501.8817011731" calcext:value-type="float">
            <text:p>13501.8817011731</text:p>
          </table:table-cell>
          <table:table-cell table:formula="of:=IF(MOD([.$A79];12)=1; ([.$B67]+[.$B70]+[.$B73]+[.$B76])/4*(1+[$Parameters.$E$4])*[$Parameters.$F$4]; 0)" office:value-type="float" office:value="0" calcext:value-type="float">
            <text:p>0</text:p>
          </table:table-cell>
          <table:table-cell table:formula="of:=([.$D78]-[.$E78])*POWER(1+[$Parameters.$I$4];1/12)+[$Parameters.$D$4]" office:value-type="float" office:value="46250.9855100919" calcext:value-type="float">
            <text:p>46250.9855100919</text:p>
          </table:table-cell>
          <table:table-cell office:value-type="float" office:value="0" calcext:value-type="float">
            <text:p>0</text:p>
          </table:table-cell>
          <table:table-cell table:formula="of:=[.$D79]-[.$B79]" office:value-type="float" office:value="32749.1038089188" calcext:value-type="float">
            <text:p>32749.1038089188</text:p>
          </table:table-cell>
          <table:table-cell table:formula="of:=[.$F79]/[.$B79]" office:value-type="float" office:value="2.42552145943282" calcext:value-type="float">
            <text:p>2.42552145943282</text:p>
          </table:table-cell>
          <table:table-cell table:formula="of:=[.$F79]/[.$A79]" office:value-type="float" office:value="436.654717452251" calcext:value-type="float">
            <text:p>436.654717452251</text:p>
          </table:table-cell>
          <table:table-cell table:formula="of:=[.$B79]" office:value-type="float" office:value="13501.8817011731" calcext:value-type="float">
            <text:p>13501.8817011731</text:p>
          </table:table-cell>
          <table:table-cell table:formula="of:=[.$D79]*(1-[.$O79])" office:value-type="float" office:value="32942.541935476" calcext:value-type="float">
            <text:p>32942.541935476</text:p>
          </table:table-cell>
          <table:table-cell table:formula="of:=[.$B79]" office:value-type="float" office:value="13501.8817011731" calcext:value-type="float">
            <text:p>13501.8817011731</text:p>
          </table:table-cell>
          <table:table-cell table:formula="of:=IF(FLOOR([.$A79]/12; 1) + 1 &gt;= [$Parameters.$K$70] - [$Parameters.$K$22]; [.$D79] ; 0)" office:value-type="float" office:value="0" calcext:value-type="float">
            <text:p>0</text:p>
          </table:table-cell>
          <table:table-cell table:formula="of:=([$Parameters.$D$4]-[$Parameters.$C$4])*[.$A79]" office:value-type="float" office:value="11325" calcext:value-type="float">
            <text:p>11325</text:p>
          </table:table-cell>
          <table:table-cell table:formula="of:=[.$M79]/([$Parameters.A$4]*[.$A79])" office:value-type="float" office:value="0.00290384615384615" calcext:value-type="float">
            <text:p>0.002903846153846</text:p>
          </table:table-cell>
          <table:table-cell table:formula="of:=SUM(INDIRECT( CELL(&quot;address&quot;;  INDEX([$Parameters.$L$22:$Parameters.$L$74];  FLOOR([.$A79]/12; 1) + 1;0))&amp;&quot;:&quot;&amp;CELL(&quot;address&quot;; [$Parameters.$L$70])))" office:value-type="float" office:value="0.287744" calcext:value-type="float">
            <text:p>0.287744</text:p>
          </table:table-cell>
          <table:table-cell table:formula="of:=[.$I79]/INDEX([$Parameters.$M$22:$Parameters.$M$120];  FLOOR([.$A79]/12; 1) + 1;0)" office:value-type="float" office:value="263.194575071601" calcext:value-type="float">
            <text:p>263.194575071601</text:p>
          </table:table-cell>
          <table:table-cell table:formula="of:=[.$J79]/ INDEX([$Parameters.$M$22:$Parameters.$M$120];  FLOOR([.$A79]/12; 1) + 1;0)" office:value-type="float" office:value="642.154813557038" calcext:value-type="float">
            <text:p>642.154813557038</text:p>
          </table:table-cell>
          <table:table-cell table:formula="of:=([.$Q79]-[.$P79])*[$Parameters.$M$70]" office:value-type="float" office:value="6161.8934777732" calcext:value-type="float">
            <text:p>6161.8934777732</text:p>
          </table:table-cell>
          <table:table-cell table:number-columns-repeated="2"/>
        </table:table-row>
        <table:table-row table:style-name="ro1">
          <table:table-cell office:value-type="float" office:value="76" calcext:value-type="float">
            <text:p>76</text:p>
          </table:table-cell>
          <table:table-cell table:formula="of:=([.$B79]-[.$C79])*POWER(1+[$Parameters.$H$4];1/12)+[$Parameters.$C$4]" office:value-type="float" office:value="14027.6168614191" calcext:value-type="float">
            <text:p>14027.6168614191</text:p>
          </table:table-cell>
          <table:table-cell table:formula="of:=IF(MOD([.$A80];12)=1; ([.$B68]+[.$B71]+[.$B74]+[.$B77])/4*(1+[$Parameters.$E$4])*[$Parameters.$F$4]; 0)" office:value-type="float" office:value="0" calcext:value-type="float">
            <text:p>0</text:p>
          </table:table-cell>
          <table:table-cell table:formula="of:=([.$D79]-[.$E79])*POWER(1+[$Parameters.$I$4];1/12)+[$Parameters.$D$4]" office:value-type="float" office:value="46967.9177501758" calcext:value-type="float">
            <text:p>46967.9177501758</text:p>
          </table:table-cell>
          <table:table-cell office:value-type="float" office:value="0" calcext:value-type="float">
            <text:p>0</text:p>
          </table:table-cell>
          <table:table-cell table:formula="of:=[.$D80]-[.$B80]" office:value-type="float" office:value="32940.3008887567" calcext:value-type="float">
            <text:p>32940.3008887567</text:p>
          </table:table-cell>
          <table:table-cell table:formula="of:=[.$F80]/[.$B80]" office:value-type="float" office:value="2.34824640665473" calcext:value-type="float">
            <text:p>2.34824640665473</text:p>
          </table:table-cell>
          <table:table-cell table:formula="of:=[.$F80]/[.$A80]" office:value-type="float" office:value="433.425011694167" calcext:value-type="float">
            <text:p>433.425011694167</text:p>
          </table:table-cell>
          <table:table-cell table:formula="of:=[.$B80]" office:value-type="float" office:value="14027.6168614191" calcext:value-type="float">
            <text:p>14027.6168614191</text:p>
          </table:table-cell>
          <table:table-cell table:formula="of:=[.$D80]*(1-[.$O80])" office:value-type="float" office:value="33453.1812250692" calcext:value-type="float">
            <text:p>33453.1812250692</text:p>
          </table:table-cell>
          <table:table-cell table:formula="of:=[.$B80]" office:value-type="float" office:value="14027.6168614191" calcext:value-type="float">
            <text:p>14027.6168614191</text:p>
          </table:table-cell>
          <table:table-cell table:formula="of:=IF(FLOOR([.$A80]/12; 1) + 1 &gt;= [$Parameters.$K$70] - [$Parameters.$K$22]; [.$D80] ; 0)" office:value-type="float" office:value="0" calcext:value-type="float">
            <text:p>0</text:p>
          </table:table-cell>
          <table:table-cell table:formula="of:=([$Parameters.$D$4]-[$Parameters.$C$4])*[.$A80]" office:value-type="float" office:value="11476" calcext:value-type="float">
            <text:p>11476</text:p>
          </table:table-cell>
          <table:table-cell table:formula="of:=[.$M80]/([$Parameters.A$4]*[.$A80])" office:value-type="float" office:value="0.00290384615384615" calcext:value-type="float">
            <text:p>0.002903846153846</text:p>
          </table:table-cell>
          <table:table-cell table:formula="of:=SUM(INDIRECT( CELL(&quot;address&quot;;  INDEX([$Parameters.$L$22:$Parameters.$L$74];  FLOOR([.$A80]/12; 1) + 1;0))&amp;&quot;:&quot;&amp;CELL(&quot;address&quot;; [$Parameters.$L$70])))" office:value-type="float" office:value="0.287744" calcext:value-type="float">
            <text:p>0.287744</text:p>
          </table:table-cell>
          <table:table-cell table:formula="of:=[.$I80]/INDEX([$Parameters.$M$22:$Parameters.$M$120];  FLOOR([.$A80]/12; 1) + 1;0)" office:value-type="float" office:value="273.442823809339" calcext:value-type="float">
            <text:p>273.442823809339</text:p>
          </table:table-cell>
          <table:table-cell table:formula="of:=[.$J80]/ INDEX([$Parameters.$M$22:$Parameters.$M$120];  FLOOR([.$A80]/12; 1) + 1;0)" office:value-type="float" office:value="652.108795810316" calcext:value-type="float">
            <text:p>652.108795810316</text:p>
          </table:table-cell>
          <table:table-cell table:formula="of:=([.$Q80]-[.$P80])*[$Parameters.$M$70]" office:value-type="float" office:value="6157.10870473589" calcext:value-type="float">
            <text:p>6157.10870473589</text:p>
          </table:table-cell>
          <table:table-cell table:number-columns-repeated="2"/>
        </table:table-row>
        <table:table-row table:style-name="ro1">
          <table:table-cell office:value-type="float" office:value="77" calcext:value-type="float">
            <text:p>77</text:p>
          </table:table-cell>
          <table:table-cell table:formula="of:=([.$B80]-[.$C80])*POWER(1+[$Parameters.$H$4];1/12)+[$Parameters.$C$4]" office:value-type="float" office:value="14559.1239901544" calcext:value-type="float">
            <text:p>14559.1239901544</text:p>
          </table:table-cell>
          <table:table-cell table:formula="of:=IF(MOD([.$A81];12)=1; ([.$B69]+[.$B72]+[.$B75]+[.$B78])/4*(1+[$Parameters.$E$4])*[$Parameters.$F$4]; 0)" office:value-type="float" office:value="0" calcext:value-type="float">
            <text:p>0</text:p>
          </table:table-cell>
          <table:table-cell table:formula="of:=([.$D80]-[.$E80])*POWER(1+[$Parameters.$I$4];1/12)+[$Parameters.$D$4]" office:value-type="float" office:value="47687.7708609502" calcext:value-type="float">
            <text:p>47687.7708609502</text:p>
          </table:table-cell>
          <table:table-cell office:value-type="float" office:value="0" calcext:value-type="float">
            <text:p>0</text:p>
          </table:table-cell>
          <table:table-cell table:formula="of:=[.$D81]-[.$B81]" office:value-type="float" office:value="33128.6468707959" calcext:value-type="float">
            <text:p>33128.6468707959</text:p>
          </table:table-cell>
          <table:table-cell table:formula="of:=[.$F81]/[.$B81]" office:value-type="float" office:value="2.2754560571913" calcext:value-type="float">
            <text:p>2.2754560571913</text:p>
          </table:table-cell>
          <table:table-cell table:formula="of:=[.$F81]/[.$A81]" office:value-type="float" office:value="430.242167153193" calcext:value-type="float">
            <text:p>430.242167153193</text:p>
          </table:table-cell>
          <table:table-cell table:formula="of:=[.$B81]" office:value-type="float" office:value="14559.1239901544" calcext:value-type="float">
            <text:p>14559.1239901544</text:p>
          </table:table-cell>
          <table:table-cell table:formula="of:=[.$D81]*(1-[.$O81])" office:value-type="float" office:value="33965.900922337" calcext:value-type="float">
            <text:p>33965.900922337</text:p>
          </table:table-cell>
          <table:table-cell table:formula="of:=[.$B81]" office:value-type="float" office:value="14559.1239901544" calcext:value-type="float">
            <text:p>14559.1239901544</text:p>
          </table:table-cell>
          <table:table-cell table:formula="of:=IF(FLOOR([.$A81]/12; 1) + 1 &gt;= [$Parameters.$K$70] - [$Parameters.$K$22]; [.$D81] ; 0)" office:value-type="float" office:value="0" calcext:value-type="float">
            <text:p>0</text:p>
          </table:table-cell>
          <table:table-cell table:formula="of:=([$Parameters.$D$4]-[$Parameters.$C$4])*[.$A81]" office:value-type="float" office:value="11627" calcext:value-type="float">
            <text:p>11627</text:p>
          </table:table-cell>
          <table:table-cell table:formula="of:=[.$M81]/([$Parameters.A$4]*[.$A81])" office:value-type="float" office:value="0.00290384615384615" calcext:value-type="float">
            <text:p>0.002903846153846</text:p>
          </table:table-cell>
          <table:table-cell table:formula="of:=SUM(INDIRECT( CELL(&quot;address&quot;;  INDEX([$Parameters.$L$22:$Parameters.$L$74];  FLOOR([.$A81]/12; 1) + 1;0))&amp;&quot;:&quot;&amp;CELL(&quot;address&quot;; [$Parameters.$L$70])))" office:value-type="float" office:value="0.287744" calcext:value-type="float">
            <text:p>0.287744</text:p>
          </table:table-cell>
          <table:table-cell table:formula="of:=[.$I81]/INDEX([$Parameters.$M$22:$Parameters.$M$120];  FLOOR([.$A81]/12; 1) + 1;0)" office:value-type="float" office:value="283.803586552716" calcext:value-type="float">
            <text:p>283.803586552716</text:p>
          </table:table-cell>
          <table:table-cell table:formula="of:=[.$J81]/ INDEX([$Parameters.$M$22:$Parameters.$M$120];  FLOOR([.$A81]/12; 1) + 1;0)" office:value-type="float" office:value="662.103331819434" calcext:value-type="float">
            <text:p>662.103331819434</text:p>
          </table:table-cell>
          <table:table-cell table:formula="of:=([.$Q81]-[.$P81])*[$Parameters.$M$70]" office:value-type="float" office:value="6151.15385803683" calcext:value-type="float">
            <text:p>6151.15385803683</text:p>
          </table:table-cell>
          <table:table-cell table:number-columns-repeated="2"/>
        </table:table-row>
        <table:table-row table:style-name="ro1">
          <table:table-cell office:value-type="float" office:value="78" calcext:value-type="float">
            <text:p>78</text:p>
          </table:table-cell>
          <table:table-cell table:formula="of:=([.$B81]-[.$C81])*POWER(1+[$Parameters.$H$4];1/12)+[$Parameters.$C$4]" office:value-type="float" office:value="15096.4664569665" calcext:value-type="float">
            <text:p>15096.4664569665</text:p>
          </table:table-cell>
          <table:table-cell table:formula="of:=IF(MOD([.$A82];12)=1; ([.$B70]+[.$B73]+[.$B76]+[.$B79])/4*(1+[$Parameters.$E$4])*[$Parameters.$F$4]; 0)" office:value-type="float" office:value="0" calcext:value-type="float">
            <text:p>0</text:p>
          </table:table-cell>
          <table:table-cell table:formula="of:=([.$D81]-[.$E81])*POWER(1+[$Parameters.$I$4];1/12)+[$Parameters.$D$4]" office:value-type="float" office:value="48410.556742404" calcext:value-type="float">
            <text:p>48410.556742404</text:p>
          </table:table-cell>
          <table:table-cell office:value-type="float" office:value="0" calcext:value-type="float">
            <text:p>0</text:p>
          </table:table-cell>
          <table:table-cell table:formula="of:=[.$D82]-[.$B82]" office:value-type="float" office:value="33314.0902854375" calcext:value-type="float">
            <text:p>33314.0902854375</text:p>
          </table:table-cell>
          <table:table-cell table:formula="of:=[.$F82]/[.$B82]" office:value-type="float" office:value="2.20674754455962" calcext:value-type="float">
            <text:p>2.20674754455962</text:p>
          </table:table-cell>
          <table:table-cell table:formula="of:=[.$F82]/[.$A82]" office:value-type="float" office:value="427.103721608173" calcext:value-type="float">
            <text:p>427.103721608173</text:p>
          </table:table-cell>
          <table:table-cell table:formula="of:=[.$B82]" office:value-type="float" office:value="15096.4664569665" calcext:value-type="float">
            <text:p>15096.4664569665</text:p>
          </table:table-cell>
          <table:table-cell table:formula="of:=[.$D82]*(1-[.$O82])" office:value-type="float" office:value="34480.7095031177" calcext:value-type="float">
            <text:p>34480.7095031177</text:p>
          </table:table-cell>
          <table:table-cell table:formula="of:=[.$B82]" office:value-type="float" office:value="15096.4664569665" calcext:value-type="float">
            <text:p>15096.4664569665</text:p>
          </table:table-cell>
          <table:table-cell table:formula="of:=IF(FLOOR([.$A82]/12; 1) + 1 &gt;= [$Parameters.$K$70] - [$Parameters.$K$22]; [.$D82] ; 0)" office:value-type="float" office:value="0" calcext:value-type="float">
            <text:p>0</text:p>
          </table:table-cell>
          <table:table-cell table:formula="of:=([$Parameters.$D$4]-[$Parameters.$C$4])*[.$A82]" office:value-type="float" office:value="11778" calcext:value-type="float">
            <text:p>11778</text:p>
          </table:table-cell>
          <table:table-cell table:formula="of:=[.$M82]/([$Parameters.A$4]*[.$A82])" office:value-type="float" office:value="0.00290384615384615" calcext:value-type="float">
            <text:p>0.002903846153846</text:p>
          </table:table-cell>
          <table:table-cell table:formula="of:=SUM(INDIRECT( CELL(&quot;address&quot;;  INDEX([$Parameters.$L$22:$Parameters.$L$74];  FLOOR([.$A82]/12; 1) + 1;0))&amp;&quot;:&quot;&amp;CELL(&quot;address&quot;; [$Parameters.$L$70])))" office:value-type="float" office:value="0.287744" calcext:value-type="float">
            <text:p>0.287744</text:p>
          </table:table-cell>
          <table:table-cell table:formula="of:=[.$I82]/INDEX([$Parameters.$M$22:$Parameters.$M$120];  FLOOR([.$A82]/12; 1) + 1;0)" office:value-type="float" office:value="294.278098576345" calcext:value-type="float">
            <text:p>294.278098576345</text:p>
          </table:table-cell>
          <table:table-cell table:formula="of:=[.$J82]/ INDEX([$Parameters.$M$22:$Parameters.$M$120];  FLOOR([.$A82]/12; 1) + 1;0)" office:value-type="float" office:value="672.138586805413" calcext:value-type="float">
            <text:p>672.138586805413</text:p>
          </table:table-cell>
          <table:table-cell table:formula="of:=([.$Q82]-[.$P82])*[$Parameters.$M$70]" office:value-type="float" office:value="6144.01153860466" calcext:value-type="float">
            <text:p>6144.01153860466</text:p>
          </table:table-cell>
          <table:table-cell table:number-columns-repeated="2"/>
        </table:table-row>
        <table:table-row table:style-name="ro1">
          <table:table-cell office:value-type="float" office:value="79" calcext:value-type="float">
            <text:p>79</text:p>
          </table:table-cell>
          <table:table-cell table:formula="of:=([.$B82]-[.$C82])*POWER(1+[$Parameters.$H$4];1/12)+[$Parameters.$C$4]" office:value-type="float" office:value="15639.7083271683" calcext:value-type="float">
            <text:p>15639.7083271683</text:p>
          </table:table-cell>
          <table:table-cell table:formula="of:=IF(MOD([.$A83];12)=1; ([.$B71]+[.$B74]+[.$B77]+[.$B80])/4*(1+[$Parameters.$E$4])*[$Parameters.$F$4]; 0)" office:value-type="float" office:value="0" calcext:value-type="float">
            <text:p>0</text:p>
          </table:table-cell>
          <table:table-cell table:formula="of:=([.$D82]-[.$E82])*POWER(1+[$Parameters.$I$4];1/12)+[$Parameters.$D$4]" office:value-type="float" office:value="49136.2873430079" calcext:value-type="float">
            <text:p>49136.2873430079</text:p>
          </table:table-cell>
          <table:table-cell office:value-type="float" office:value="0" calcext:value-type="float">
            <text:p>0</text:p>
          </table:table-cell>
          <table:table-cell table:formula="of:=[.$D83]-[.$B83]" office:value-type="float" office:value="33496.5790158396" calcext:value-type="float">
            <text:p>33496.5790158396</text:p>
          </table:table-cell>
          <table:table-cell table:formula="of:=[.$F83]/[.$B83]" office:value-type="float" office:value="2.14176494312567" calcext:value-type="float">
            <text:p>2.14176494312567</text:p>
          </table:table-cell>
          <table:table-cell table:formula="of:=[.$F83]/[.$A83]" office:value-type="float" office:value="424.007329314425" calcext:value-type="float">
            <text:p>424.007329314425</text:p>
          </table:table-cell>
          <table:table-cell table:formula="of:=[.$B83]" office:value-type="float" office:value="15639.7083271683" calcext:value-type="float">
            <text:p>15639.7083271683</text:p>
          </table:table-cell>
          <table:table-cell table:formula="of:=[.$D83]*(1-[.$O83])" office:value-type="float" office:value="34997.6154777814" calcext:value-type="float">
            <text:p>34997.6154777814</text:p>
          </table:table-cell>
          <table:table-cell table:formula="of:=[.$B83]" office:value-type="float" office:value="15639.7083271683" calcext:value-type="float">
            <text:p>15639.7083271683</text:p>
          </table:table-cell>
          <table:table-cell table:formula="of:=IF(FLOOR([.$A83]/12; 1) + 1 &gt;= [$Parameters.$K$70] - [$Parameters.$K$22]; [.$D83] ; 0)" office:value-type="float" office:value="0" calcext:value-type="float">
            <text:p>0</text:p>
          </table:table-cell>
          <table:table-cell table:formula="of:=([$Parameters.$D$4]-[$Parameters.$C$4])*[.$A83]" office:value-type="float" office:value="11929" calcext:value-type="float">
            <text:p>11929</text:p>
          </table:table-cell>
          <table:table-cell table:formula="of:=[.$M83]/([$Parameters.A$4]*[.$A83])" office:value-type="float" office:value="0.00290384615384615" calcext:value-type="float">
            <text:p>0.002903846153846</text:p>
          </table:table-cell>
          <table:table-cell table:formula="of:=SUM(INDIRECT( CELL(&quot;address&quot;;  INDEX([$Parameters.$L$22:$Parameters.$L$74];  FLOOR([.$A83]/12; 1) + 1;0))&amp;&quot;:&quot;&amp;CELL(&quot;address&quot;; [$Parameters.$L$70])))" office:value-type="float" office:value="0.287744" calcext:value-type="float">
            <text:p>0.287744</text:p>
          </table:table-cell>
          <table:table-cell table:formula="of:=[.$I83]/INDEX([$Parameters.$M$22:$Parameters.$M$120];  FLOOR([.$A83]/12; 1) + 1;0)" office:value-type="float" office:value="304.86760871673" calcext:value-type="float">
            <text:p>304.86760871673</text:p>
          </table:table-cell>
          <table:table-cell table:formula="of:=[.$J83]/ INDEX([$Parameters.$M$22:$Parameters.$M$120];  FLOOR([.$A83]/12; 1) + 1;0)" office:value-type="float" office:value="682.214726662406" calcext:value-type="float">
            <text:p>682.214726662406</text:p>
          </table:table-cell>
          <table:table-cell table:formula="of:=([.$Q83]-[.$P83])*[$Parameters.$M$70]" office:value-type="float" office:value="6135.66413779668" calcext:value-type="float">
            <text:p>6135.66413779668</text:p>
          </table:table-cell>
          <table:table-cell table:number-columns-repeated="2"/>
        </table:table-row>
        <table:table-row table:style-name="ro1">
          <table:table-cell office:value-type="float" office:value="80" calcext:value-type="float">
            <text:p>80</text:p>
          </table:table-cell>
          <table:table-cell table:formula="of:=([.$B83]-[.$C83])*POWER(1+[$Parameters.$H$4];1/12)+[$Parameters.$C$4]" office:value-type="float" office:value="16188.9143694362" calcext:value-type="float">
            <text:p>16188.9143694362</text:p>
          </table:table-cell>
          <table:table-cell table:formula="of:=IF(MOD([.$A84];12)=1; ([.$B72]+[.$B75]+[.$B78]+[.$B81])/4*(1+[$Parameters.$E$4])*[$Parameters.$F$4]; 0)" office:value-type="float" office:value="0" calcext:value-type="float">
            <text:p>0</text:p>
          </table:table-cell>
          <table:table-cell table:formula="of:=([.$D83]-[.$E83])*POWER(1+[$Parameters.$I$4];1/12)+[$Parameters.$D$4]" office:value-type="float" office:value="49864.9746599122" calcext:value-type="float">
            <text:p>49864.9746599122</text:p>
          </table:table-cell>
          <table:table-cell office:value-type="float" office:value="0" calcext:value-type="float">
            <text:p>0</text:p>
          </table:table-cell>
          <table:table-cell table:formula="of:=[.$D84]-[.$B84]" office:value-type="float" office:value="33676.060290476" calcext:value-type="float">
            <text:p>33676.060290476</text:p>
          </table:table-cell>
          <table:table-cell table:formula="of:=[.$F84]/[.$B84]" office:value-type="float" office:value="2.0801926257671" calcext:value-type="float">
            <text:p>2.0801926257671</text:p>
          </table:table-cell>
          <table:table-cell table:formula="of:=[.$F84]/[.$A84]" office:value-type="float" office:value="420.950753630951" calcext:value-type="float">
            <text:p>420.950753630951</text:p>
          </table:table-cell>
          <table:table-cell table:formula="of:=[.$B84]" office:value-type="float" office:value="16188.9143694362" calcext:value-type="float">
            <text:p>16188.9143694362</text:p>
          </table:table-cell>
          <table:table-cell table:formula="of:=[.$D84]*(1-[.$O84])" office:value-type="float" office:value="35516.6273913704" calcext:value-type="float">
            <text:p>35516.6273913704</text:p>
          </table:table-cell>
          <table:table-cell table:formula="of:=[.$B84]" office:value-type="float" office:value="16188.9143694362" calcext:value-type="float">
            <text:p>16188.9143694362</text:p>
          </table:table-cell>
          <table:table-cell table:formula="of:=IF(FLOOR([.$A84]/12; 1) + 1 &gt;= [$Parameters.$K$70] - [$Parameters.$K$22]; [.$D84] ; 0)" office:value-type="float" office:value="0" calcext:value-type="float">
            <text:p>0</text:p>
          </table:table-cell>
          <table:table-cell table:formula="of:=([$Parameters.$D$4]-[$Parameters.$C$4])*[.$A84]" office:value-type="float" office:value="12080" calcext:value-type="float">
            <text:p>12080</text:p>
          </table:table-cell>
          <table:table-cell table:formula="of:=[.$M84]/([$Parameters.A$4]*[.$A84])" office:value-type="float" office:value="0.00290384615384615" calcext:value-type="float">
            <text:p>0.002903846153846</text:p>
          </table:table-cell>
          <table:table-cell table:formula="of:=SUM(INDIRECT( CELL(&quot;address&quot;;  INDEX([$Parameters.$L$22:$Parameters.$L$74];  FLOOR([.$A84]/12; 1) + 1;0))&amp;&quot;:&quot;&amp;CELL(&quot;address&quot;; [$Parameters.$L$70])))" office:value-type="float" office:value="0.287744" calcext:value-type="float">
            <text:p>0.287744</text:p>
          </table:table-cell>
          <table:table-cell table:formula="of:=[.$I84]/INDEX([$Parameters.$M$22:$Parameters.$M$120];  FLOOR([.$A84]/12; 1) + 1;0)" office:value-type="float" office:value="315.573379521172" calcext:value-type="float">
            <text:p>315.573379521172</text:p>
          </table:table-cell>
          <table:table-cell table:formula="of:=[.$J84]/ INDEX([$Parameters.$M$22:$Parameters.$M$120];  FLOOR([.$A84]/12; 1) + 1;0)" office:value-type="float" office:value="692.331917960437" calcext:value-type="float">
            <text:p>692.331917960437</text:p>
          </table:table-cell>
          <table:table-cell table:formula="of:=([.$Q84]-[.$P84])*[$Parameters.$M$70]" office:value-type="float" office:value="6126.09383502244" calcext:value-type="float">
            <text:p>6126.09383502244</text:p>
          </table:table-cell>
          <table:table-cell table:number-columns-repeated="2"/>
        </table:table-row>
        <table:table-row table:style-name="ro1">
          <table:table-cell office:value-type="float" office:value="81" calcext:value-type="float">
            <text:p>81</text:p>
          </table:table-cell>
          <table:table-cell table:formula="of:=([.$B84]-[.$C84])*POWER(1+[$Parameters.$H$4];1/12)+[$Parameters.$C$4]" office:value-type="float" office:value="16744.1500635322" calcext:value-type="float">
            <text:p>16744.1500635322</text:p>
          </table:table-cell>
          <table:table-cell table:formula="of:=IF(MOD([.$A85];12)=1; ([.$B73]+[.$B76]+[.$B79]+[.$B82])/4*(1+[$Parameters.$E$4])*[$Parameters.$F$4]; 0)" office:value-type="float" office:value="0" calcext:value-type="float">
            <text:p>0</text:p>
          </table:table-cell>
          <table:table-cell table:formula="of:=([.$D84]-[.$E84])*POWER(1+[$Parameters.$I$4];1/12)+[$Parameters.$D$4]" office:value-type="float" office:value="50596.6307391452" calcext:value-type="float">
            <text:p>50596.6307391452</text:p>
          </table:table-cell>
          <table:table-cell office:value-type="float" office:value="0" calcext:value-type="float">
            <text:p>0</text:p>
          </table:table-cell>
          <table:table-cell table:formula="of:=[.$D85]-[.$B85]" office:value-type="float" office:value="33852.4806756129" calcext:value-type="float">
            <text:p>33852.4806756129</text:p>
          </table:table-cell>
          <table:table-cell table:formula="of:=[.$F85]/[.$B85]" office:value-type="float" office:value="2.02174971838921" calcext:value-type="float">
            <text:p>2.02174971838921</text:p>
          </table:table-cell>
          <table:table-cell table:formula="of:=[.$F85]/[.$A85]" office:value-type="float" office:value="417.931860192752" calcext:value-type="float">
            <text:p>417.931860192752</text:p>
          </table:table-cell>
          <table:table-cell table:formula="of:=[.$B85]" office:value-type="float" office:value="16744.1500635322" calcext:value-type="float">
            <text:p>16744.1500635322</text:p>
          </table:table-cell>
          <table:table-cell table:formula="of:=[.$D85]*(1-[.$O85])" office:value-type="float" office:value="36037.7538237406" calcext:value-type="float">
            <text:p>36037.7538237406</text:p>
          </table:table-cell>
          <table:table-cell table:formula="of:=[.$B85]" office:value-type="float" office:value="16744.1500635322" calcext:value-type="float">
            <text:p>16744.1500635322</text:p>
          </table:table-cell>
          <table:table-cell table:formula="of:=IF(FLOOR([.$A85]/12; 1) + 1 &gt;= [$Parameters.$K$70] - [$Parameters.$K$22]; [.$D85] ; 0)" office:value-type="float" office:value="0" calcext:value-type="float">
            <text:p>0</text:p>
          </table:table-cell>
          <table:table-cell table:formula="of:=([$Parameters.$D$4]-[$Parameters.$C$4])*[.$A85]" office:value-type="float" office:value="12231" calcext:value-type="float">
            <text:p>12231</text:p>
          </table:table-cell>
          <table:table-cell table:formula="of:=[.$M85]/([$Parameters.A$4]*[.$A85])" office:value-type="float" office:value="0.00290384615384615" calcext:value-type="float">
            <text:p>0.002903846153846</text:p>
          </table:table-cell>
          <table:table-cell table:formula="of:=SUM(INDIRECT( CELL(&quot;address&quot;;  INDEX([$Parameters.$L$22:$Parameters.$L$74];  FLOOR([.$A85]/12; 1) + 1;0))&amp;&quot;:&quot;&amp;CELL(&quot;address&quot;; [$Parameters.$L$70])))" office:value-type="float" office:value="0.287744" calcext:value-type="float">
            <text:p>0.287744</text:p>
          </table:table-cell>
          <table:table-cell table:formula="of:=[.$I85]/INDEX([$Parameters.$M$22:$Parameters.$M$120];  FLOOR([.$A85]/12; 1) + 1;0)" office:value-type="float" office:value="326.396687398289" calcext:value-type="float">
            <text:p>326.396687398289</text:p>
          </table:table-cell>
          <table:table-cell table:formula="of:=[.$J85]/ INDEX([$Parameters.$M$22:$Parameters.$M$120];  FLOOR([.$A85]/12; 1) + 1;0)" office:value-type="float" office:value="702.490327948159" calcext:value-type="float">
            <text:p>702.490327948159</text:p>
          </table:table-cell>
          <table:table-cell table:formula="of:=([.$Q85]-[.$P85])*[$Parameters.$M$70]" office:value-type="float" office:value="6115.28259534089" calcext:value-type="float">
            <text:p>6115.28259534089</text:p>
          </table:table-cell>
          <table:table-cell table:number-columns-repeated="2"/>
        </table:table-row>
        <table:table-row table:style-name="ro1">
          <table:table-cell office:value-type="float" office:value="82" calcext:value-type="float">
            <text:p>82</text:p>
          </table:table-cell>
          <table:table-cell table:formula="of:=([.$B85]-[.$C85])*POWER(1+[$Parameters.$H$4];1/12)+[$Parameters.$C$4]" office:value-type="float" office:value="17305.4816081112" calcext:value-type="float">
            <text:p>17305.4816081112</text:p>
          </table:table-cell>
          <table:table-cell table:formula="of:=IF(MOD([.$A86];12)=1; ([.$B74]+[.$B77]+[.$B80]+[.$B83])/4*(1+[$Parameters.$E$4])*[$Parameters.$F$4]; 0)" office:value-type="float" office:value="0" calcext:value-type="float">
            <text:p>0</text:p>
          </table:table-cell>
          <table:table-cell table:formula="of:=([.$D85]-[.$E85])*POWER(1+[$Parameters.$I$4];1/12)+[$Parameters.$D$4]" office:value-type="float" office:value="51331.267675812" calcext:value-type="float">
            <text:p>51331.267675812</text:p>
          </table:table-cell>
          <table:table-cell office:value-type="float" office:value="0" calcext:value-type="float">
            <text:p>0</text:p>
          </table:table-cell>
          <table:table-cell table:formula="of:=[.$D86]-[.$B86]" office:value-type="float" office:value="34025.7860677008" calcext:value-type="float">
            <text:p>34025.7860677008</text:p>
          </table:table-cell>
          <table:table-cell table:formula="of:=[.$F86]/[.$B86]" office:value-type="float" office:value="1.96618544564241" calcext:value-type="float">
            <text:p>1.96618544564241</text:p>
          </table:table-cell>
          <table:table-cell table:formula="of:=[.$F86]/[.$A86]" office:value-type="float" office:value="414.948610581717" calcext:value-type="float">
            <text:p>414.948610581717</text:p>
          </table:table-cell>
          <table:table-cell table:formula="of:=[.$B86]" office:value-type="float" office:value="17305.4816081112" calcext:value-type="float">
            <text:p>17305.4816081112</text:p>
          </table:table-cell>
          <table:table-cell table:formula="of:=[.$D86]*(1-[.$O86])" office:value-type="float" office:value="36561.0033897031" calcext:value-type="float">
            <text:p>36561.0033897031</text:p>
          </table:table-cell>
          <table:table-cell table:formula="of:=[.$B86]" office:value-type="float" office:value="17305.4816081112" calcext:value-type="float">
            <text:p>17305.4816081112</text:p>
          </table:table-cell>
          <table:table-cell table:formula="of:=IF(FLOOR([.$A86]/12; 1) + 1 &gt;= [$Parameters.$K$70] - [$Parameters.$K$22]; [.$D86] ; 0)" office:value-type="float" office:value="0" calcext:value-type="float">
            <text:p>0</text:p>
          </table:table-cell>
          <table:table-cell table:formula="of:=([$Parameters.$D$4]-[$Parameters.$C$4])*[.$A86]" office:value-type="float" office:value="12382" calcext:value-type="float">
            <text:p>12382</text:p>
          </table:table-cell>
          <table:table-cell table:formula="of:=[.$M86]/([$Parameters.A$4]*[.$A86])" office:value-type="float" office:value="0.00290384615384615" calcext:value-type="float">
            <text:p>0.002903846153846</text:p>
          </table:table-cell>
          <table:table-cell table:formula="of:=SUM(INDIRECT( CELL(&quot;address&quot;;  INDEX([$Parameters.$L$22:$Parameters.$L$74];  FLOOR([.$A86]/12; 1) + 1;0))&amp;&quot;:&quot;&amp;CELL(&quot;address&quot;; [$Parameters.$L$70])))" office:value-type="float" office:value="0.287744" calcext:value-type="float">
            <text:p>0.287744</text:p>
          </table:table-cell>
          <table:table-cell table:formula="of:=[.$I86]/INDEX([$Parameters.$M$22:$Parameters.$M$120];  FLOOR([.$A86]/12; 1) + 1;0)" office:value-type="float" office:value="337.338822770199" calcext:value-type="float">
            <text:p>337.338822770199</text:p>
          </table:table-cell>
          <table:table-cell table:formula="of:=[.$J86]/ INDEX([$Parameters.$M$22:$Parameters.$M$120];  FLOOR([.$A86]/12; 1) + 1;0)" office:value-type="float" office:value="712.690124555617" calcext:value-type="float">
            <text:p>712.690124555617</text:p>
          </table:table-cell>
          <table:table-cell table:formula="of:=([.$Q86]-[.$P86])*[$Parameters.$M$70]" office:value-type="float" office:value="6103.21216703089" calcext:value-type="float">
            <text:p>6103.21216703089</text:p>
          </table:table-cell>
          <table:table-cell table:number-columns-repeated="2"/>
        </table:table-row>
        <table:table-row table:style-name="ro1">
          <table:table-cell office:value-type="float" office:value="83" calcext:value-type="float">
            <text:p>83</text:p>
          </table:table-cell>
          <table:table-cell table:formula="of:=([.$B86]-[.$C86])*POWER(1+[$Parameters.$H$4];1/12)+[$Parameters.$C$4]" office:value-type="float" office:value="17872.9759286131" calcext:value-type="float">
            <text:p>17872.9759286131</text:p>
          </table:table-cell>
          <table:table-cell table:formula="of:=IF(MOD([.$A87];12)=1; ([.$B75]+[.$B78]+[.$B81]+[.$B84])/4*(1+[$Parameters.$E$4])*[$Parameters.$F$4]; 0)" office:value-type="float" office:value="0" calcext:value-type="float">
            <text:p>0</text:p>
          </table:table-cell>
          <table:table-cell table:formula="of:=([.$D86]-[.$E86])*POWER(1+[$Parameters.$I$4];1/12)+[$Parameters.$D$4]" office:value-type="float" office:value="52068.8976142948" calcext:value-type="float">
            <text:p>52068.8976142948</text:p>
          </table:table-cell>
          <table:table-cell office:value-type="float" office:value="0" calcext:value-type="float">
            <text:p>0</text:p>
          </table:table-cell>
          <table:table-cell table:formula="of:=[.$D87]-[.$B87]" office:value-type="float" office:value="34195.9216856817" calcext:value-type="float">
            <text:p>34195.9216856817</text:p>
          </table:table-cell>
          <table:table-cell table:formula="of:=[.$F87]/[.$B87]" office:value-type="float" office:value="1.91327520510655" calcext:value-type="float">
            <text:p>1.91327520510655</text:p>
          </table:table-cell>
          <table:table-cell table:formula="of:=[.$F87]/[.$A87]" office:value-type="float" office:value="411.999056453996" calcext:value-type="float">
            <text:p>411.999056453996</text:p>
          </table:table-cell>
          <table:table-cell table:formula="of:=[.$B87]" office:value-type="float" office:value="17872.9759286131" calcext:value-type="float">
            <text:p>17872.9759286131</text:p>
          </table:table-cell>
          <table:table-cell table:formula="of:=[.$D87]*(1-[.$O87])" office:value-type="float" office:value="37086.3847391672" calcext:value-type="float">
            <text:p>37086.3847391672</text:p>
          </table:table-cell>
          <table:table-cell table:formula="of:=[.$B87]" office:value-type="float" office:value="17872.9759286131" calcext:value-type="float">
            <text:p>17872.9759286131</text:p>
          </table:table-cell>
          <table:table-cell table:formula="of:=IF(FLOOR([.$A87]/12; 1) + 1 &gt;= [$Parameters.$K$70] - [$Parameters.$K$22]; [.$D87] ; 0)" office:value-type="float" office:value="0" calcext:value-type="float">
            <text:p>0</text:p>
          </table:table-cell>
          <table:table-cell table:formula="of:=([$Parameters.$D$4]-[$Parameters.$C$4])*[.$A87]" office:value-type="float" office:value="12533" calcext:value-type="float">
            <text:p>12533</text:p>
          </table:table-cell>
          <table:table-cell table:formula="of:=[.$M87]/([$Parameters.A$4]*[.$A87])" office:value-type="float" office:value="0.00290384615384615" calcext:value-type="float">
            <text:p>0.002903846153846</text:p>
          </table:table-cell>
          <table:table-cell table:formula="of:=SUM(INDIRECT( CELL(&quot;address&quot;;  INDEX([$Parameters.$L$22:$Parameters.$L$74];  FLOOR([.$A87]/12; 1) + 1;0))&amp;&quot;:&quot;&amp;CELL(&quot;address&quot;; [$Parameters.$L$70])))" office:value-type="float" office:value="0.287744" calcext:value-type="float">
            <text:p>0.287744</text:p>
          </table:table-cell>
          <table:table-cell table:formula="of:=[.$I87]/INDEX([$Parameters.$M$22:$Parameters.$M$120];  FLOOR([.$A87]/12; 1) + 1;0)" office:value-type="float" office:value="348.401090226377" calcext:value-type="float">
            <text:p>348.401090226377</text:p>
          </table:table-cell>
          <table:table-cell table:formula="of:=[.$J87]/ INDEX([$Parameters.$M$22:$Parameters.$M$120];  FLOOR([.$A87]/12; 1) + 1;0)" office:value-type="float" office:value="722.931476397021" calcext:value-type="float">
            <text:p>722.931476397021</text:p>
          </table:table-cell>
          <table:table-cell table:formula="of:=([.$Q87]-[.$P87])*[$Parameters.$M$70]" office:value-type="float" office:value="6089.86407913468" calcext:value-type="float">
            <text:p>6089.86407913468</text:p>
          </table:table-cell>
          <table:table-cell table:number-columns-repeated="2"/>
        </table:table-row>
        <table:table-row table:style-name="ro1">
          <table:table-cell office:value-type="float" office:value="84" calcext:value-type="float">
            <text:p>84</text:p>
          </table:table-cell>
          <table:table-cell table:formula="of:=([.$B87]-[.$C87])*POWER(1+[$Parameters.$H$4];1/12)+[$Parameters.$C$4]" office:value-type="float" office:value="18446.7006852424" calcext:value-type="float">
            <text:p>18446.7006852424</text:p>
          </table:table-cell>
          <table:table-cell table:formula="of:=IF(MOD([.$A88];12)=1; ([.$B76]+[.$B79]+[.$B82]+[.$B85])/4*(1+[$Parameters.$E$4])*[$Parameters.$F$4]; 0)" office:value-type="float" office:value="0" calcext:value-type="float">
            <text:p>0</text:p>
          </table:table-cell>
          <table:table-cell table:formula="of:=([.$D87]-[.$E87])*POWER(1+[$Parameters.$I$4];1/12)+[$Parameters.$D$4]" office:value-type="float" office:value="52809.5327484536" calcext:value-type="float">
            <text:p>52809.5327484536</text:p>
          </table:table-cell>
          <table:table-cell office:value-type="float" office:value="0" calcext:value-type="float">
            <text:p>0</text:p>
          </table:table-cell>
          <table:table-cell table:formula="of:=[.$D88]-[.$B88]" office:value-type="float" office:value="34362.8320632112" calcext:value-type="float">
            <text:p>34362.8320632112</text:p>
          </table:table-cell>
          <table:table-cell table:formula="of:=[.$F88]/[.$B88]" office:value-type="float" office:value="1.86281724030476" calcext:value-type="float">
            <text:p>1.86281724030476</text:p>
          </table:table-cell>
          <table:table-cell table:formula="of:=[.$F88]/[.$A88]" office:value-type="float" office:value="409.081334085847" calcext:value-type="float">
            <text:p>409.081334085847</text:p>
          </table:table-cell>
          <table:table-cell table:formula="of:=[.$B88]" office:value-type="float" office:value="18446.7006852424" calcext:value-type="float">
            <text:p>18446.7006852424</text:p>
          </table:table-cell>
          <table:table-cell table:formula="of:=[.$D88]*(1-[.$O88])" office:value-type="float" office:value="37706.1648109941" calcext:value-type="float">
            <text:p>37706.1648109941</text:p>
          </table:table-cell>
          <table:table-cell table:formula="of:=[.$B88]" office:value-type="float" office:value="18446.7006852424" calcext:value-type="float">
            <text:p>18446.7006852424</text:p>
          </table:table-cell>
          <table:table-cell table:formula="of:=IF(FLOOR([.$A88]/12; 1) + 1 &gt;= [$Parameters.$K$70] - [$Parameters.$K$22]; [.$D88] ; 0)" office:value-type="float" office:value="0" calcext:value-type="float">
            <text:p>0</text:p>
          </table:table-cell>
          <table:table-cell table:formula="of:=([$Parameters.$D$4]-[$Parameters.$C$4])*[.$A88]" office:value-type="float" office:value="12684" calcext:value-type="float">
            <text:p>12684</text:p>
          </table:table-cell>
          <table:table-cell table:formula="of:=[.$M88]/([$Parameters.A$4]*[.$A88])" office:value-type="float" office:value="0.00290384615384615" calcext:value-type="float">
            <text:p>0.002903846153846</text:p>
          </table:table-cell>
          <table:table-cell table:formula="of:=SUM(INDIRECT( CELL(&quot;address&quot;;  INDEX([$Parameters.$L$22:$Parameters.$L$74];  FLOOR([.$A88]/12; 1) + 1;0))&amp;&quot;:&quot;&amp;CELL(&quot;address&quot;; [$Parameters.$L$70])))" office:value-type="float" office:value="0.285997" calcext:value-type="float">
            <text:p>0.285997</text:p>
          </table:table-cell>
          <table:table-cell table:formula="of:=[.$I88]/INDEX([$Parameters.$M$22:$Parameters.$M$120];  FLOOR([.$A88]/12; 1) + 1;0)" office:value-type="float" office:value="366.078600620012" calcext:value-type="float">
            <text:p>366.078600620012</text:p>
          </table:table-cell>
          <table:table-cell table:formula="of:=[.$J88]/ INDEX([$Parameters.$M$22:$Parameters.$M$120];  FLOOR([.$A88]/12; 1) + 1;0)" office:value-type="float" office:value="748.286660269778" calcext:value-type="float">
            <text:p>748.286660269778</text:p>
          </table:table-cell>
          <table:table-cell table:formula="of:=([.$Q88]-[.$P88])*[$Parameters.$M$70]" office:value-type="float" office:value="6214.7030499052" calcext:value-type="float">
            <text:p>6214.7030499052</text:p>
          </table:table-cell>
          <table:table-cell table:number-columns-repeated="2"/>
        </table:table-row>
        <table:table-row table:style-name="ro1">
          <table:table-cell office:value-type="float" office:value="85" calcext:value-type="float">
            <text:p>85</text:p>
          </table:table-cell>
          <table:table-cell table:formula="of:=([.$B88]-[.$C88])*POWER(1+[$Parameters.$H$4];1/12)+[$Parameters.$C$4]" office:value-type="float" office:value="19026.7242810348" calcext:value-type="float">
            <text:p>19026.7242810348</text:p>
          </table:table-cell>
          <table:table-cell table:formula="of:=IF(MOD([.$A89];12)=1; ([.$B77]+[.$B80]+[.$B83]+[.$B86])/4*(1+[$Parameters.$E$4])*[$Parameters.$F$4]; 0)" office:value-type="float" office:value="6107.02243909331" calcext:value-type="float">
            <text:p>6107.02243909331</text:p>
          </table:table-cell>
          <table:table-cell table:formula="of:=([.$D88]-[.$E88])*POWER(1+[$Parameters.$I$4];1/12)+[$Parameters.$D$4]" office:value-type="float" office:value="53553.1853218274" calcext:value-type="float">
            <text:p>53553.1853218274</text:p>
          </table:table-cell>
          <table:table-cell office:value-type="float" office:value="0" calcext:value-type="float">
            <text:p>0</text:p>
          </table:table-cell>
          <table:table-cell table:formula="of:=[.$D89]-[.$B89]" office:value-type="float" office:value="34526.4610407926" calcext:value-type="float">
            <text:p>34526.4610407926</text:p>
          </table:table-cell>
          <table:table-cell table:formula="of:=[.$F89]/[.$B89]" office:value-type="float" office:value="1.81462980862173" calcext:value-type="float">
            <text:p>1.81462980862173</text:p>
          </table:table-cell>
          <table:table-cell table:formula="of:=[.$F89]/[.$A89]" office:value-type="float" office:value="406.193659303442" calcext:value-type="float">
            <text:p>406.193659303442</text:p>
          </table:table-cell>
          <table:table-cell table:formula="of:=[.$B89]" office:value-type="float" office:value="19026.7242810348" calcext:value-type="float">
            <text:p>19026.7242810348</text:p>
          </table:table-cell>
          <table:table-cell table:formula="of:=[.$D89]*(1-[.$O89])" office:value-type="float" office:value="38237.1349793407" calcext:value-type="float">
            <text:p>38237.1349793407</text:p>
          </table:table-cell>
          <table:table-cell table:formula="of:=[.$B89]" office:value-type="float" office:value="19026.7242810348" calcext:value-type="float">
            <text:p>19026.7242810348</text:p>
          </table:table-cell>
          <table:table-cell table:formula="of:=IF(FLOOR([.$A89]/12; 1) + 1 &gt;= [$Parameters.$K$70] - [$Parameters.$K$22]; [.$D89] ; 0)" office:value-type="float" office:value="0" calcext:value-type="float">
            <text:p>0</text:p>
          </table:table-cell>
          <table:table-cell table:formula="of:=([$Parameters.$D$4]-[$Parameters.$C$4])*[.$A89]" office:value-type="float" office:value="12835" calcext:value-type="float">
            <text:p>12835</text:p>
          </table:table-cell>
          <table:table-cell table:formula="of:=[.$M89]/([$Parameters.A$4]*[.$A89])" office:value-type="float" office:value="0.00290384615384615" calcext:value-type="float">
            <text:p>0.002903846153846</text:p>
          </table:table-cell>
          <table:table-cell table:formula="of:=SUM(INDIRECT( CELL(&quot;address&quot;;  INDEX([$Parameters.$L$22:$Parameters.$L$74];  FLOOR([.$A89]/12; 1) + 1;0))&amp;&quot;:&quot;&amp;CELL(&quot;address&quot;; [$Parameters.$L$70])))" office:value-type="float" office:value="0.285997" calcext:value-type="float">
            <text:p>0.285997</text:p>
          </table:table-cell>
          <table:table-cell table:formula="of:=[.$I89]/INDEX([$Parameters.$M$22:$Parameters.$M$120];  FLOOR([.$A89]/12; 1) + 1;0)" office:value-type="float" office:value="377.589289165208" calcext:value-type="float">
            <text:p>377.589289165208</text:p>
          </table:table-cell>
          <table:table-cell table:formula="of:=[.$J89]/ INDEX([$Parameters.$M$22:$Parameters.$M$120];  FLOOR([.$A89]/12; 1) + 1;0)" office:value-type="float" office:value="758.823873374494" calcext:value-type="float">
            <text:p>758.823873374494</text:p>
          </table:table-cell>
          <table:table-cell table:formula="of:=([.$Q89]-[.$P89])*[$Parameters.$M$70]" office:value-type="float" office:value="6198.87433924299" calcext:value-type="float">
            <text:p>6198.87433924299</text:p>
          </table:table-cell>
          <table:table-cell table:number-columns-repeated="2"/>
        </table:table-row>
        <table:table-row table:style-name="ro1">
          <table:table-cell office:value-type="float" office:value="86" calcext:value-type="float">
            <text:p>86</text:p>
          </table:table-cell>
          <table:table-cell table:formula="of:=([.$B89]-[.$C89])*POWER(1+[$Parameters.$H$4];1/12)+[$Parameters.$C$4]" office:value-type="float" office:value="13439.0453357046" calcext:value-type="float">
            <text:p>13439.0453357046</text:p>
          </table:table-cell>
          <table:table-cell table:formula="of:=IF(MOD([.$A90];12)=1; ([.$B78]+[.$B81]+[.$B84]+[.$B87])/4*(1+[$Parameters.$E$4])*[$Parameters.$F$4]; 0)" office:value-type="float" office:value="0" calcext:value-type="float">
            <text:p>0</text:p>
          </table:table-cell>
          <table:table-cell table:formula="of:=([.$D89]-[.$E89])*POWER(1+[$Parameters.$I$4];1/12)+[$Parameters.$D$4]" office:value-type="float" office:value="54299.8676278372" calcext:value-type="float">
            <text:p>54299.8676278372</text:p>
          </table:table-cell>
          <table:table-cell office:value-type="float" office:value="0" calcext:value-type="float">
            <text:p>0</text:p>
          </table:table-cell>
          <table:table-cell table:formula="of:=[.$D90]-[.$B90]" office:value-type="float" office:value="40860.8222921326" calcext:value-type="float">
            <text:p>40860.8222921326</text:p>
          </table:table-cell>
          <table:table-cell table:formula="of:=[.$F90]/[.$B90]" office:value-type="float" office:value="3.04045572222116" calcext:value-type="float">
            <text:p>3.04045572222116</text:p>
          </table:table-cell>
          <table:table-cell table:formula="of:=[.$F90]/[.$A90]" office:value-type="float" office:value="475.125840606193" calcext:value-type="float">
            <text:p>475.125840606193</text:p>
          </table:table-cell>
          <table:table-cell table:formula="of:=[.$B90]" office:value-type="float" office:value="13439.0453357046" calcext:value-type="float">
            <text:p>13439.0453357046</text:p>
          </table:table-cell>
          <table:table-cell table:formula="of:=[.$D90]*(1-[.$O90])" office:value-type="float" office:value="38770.2683858786" calcext:value-type="float">
            <text:p>38770.2683858786</text:p>
          </table:table-cell>
          <table:table-cell table:formula="of:=[.$B90]" office:value-type="float" office:value="13439.0453357046" calcext:value-type="float">
            <text:p>13439.0453357046</text:p>
          </table:table-cell>
          <table:table-cell table:formula="of:=IF(FLOOR([.$A90]/12; 1) + 1 &gt;= [$Parameters.$K$70] - [$Parameters.$K$22]; [.$D90] ; 0)" office:value-type="float" office:value="0" calcext:value-type="float">
            <text:p>0</text:p>
          </table:table-cell>
          <table:table-cell table:formula="of:=([$Parameters.$D$4]-[$Parameters.$C$4])*[.$A90]" office:value-type="float" office:value="12986" calcext:value-type="float">
            <text:p>12986</text:p>
          </table:table-cell>
          <table:table-cell table:formula="of:=[.$M90]/([$Parameters.A$4]*[.$A90])" office:value-type="float" office:value="0.00290384615384615" calcext:value-type="float">
            <text:p>0.002903846153846</text:p>
          </table:table-cell>
          <table:table-cell table:formula="of:=SUM(INDIRECT( CELL(&quot;address&quot;;  INDEX([$Parameters.$L$22:$Parameters.$L$74];  FLOOR([.$A90]/12; 1) + 1;0))&amp;&quot;:&quot;&amp;CELL(&quot;address&quot;; [$Parameters.$L$70])))" office:value-type="float" office:value="0.285997" calcext:value-type="float">
            <text:p>0.285997</text:p>
          </table:table-cell>
          <table:table-cell table:formula="of:=[.$I90]/INDEX([$Parameters.$M$22:$Parameters.$M$120];  FLOOR([.$A90]/12; 1) + 1;0)" office:value-type="float" office:value="266.700641708763" calcext:value-type="float">
            <text:p>266.700641708763</text:p>
          </table:table-cell>
          <table:table-cell table:formula="of:=[.$J90]/ INDEX([$Parameters.$M$22:$Parameters.$M$120];  FLOOR([.$A90]/12; 1) + 1;0)" office:value-type="float" office:value="769.404016389733" calcext:value-type="float">
            <text:p>769.404016389733</text:p>
          </table:table-cell>
          <table:table-cell table:formula="of:=([.$Q90]-[.$P90])*[$Parameters.$M$70]" office:value-type="float" office:value="8173.95687231257" calcext:value-type="float">
            <text:p>8173.95687231257</text:p>
          </table:table-cell>
          <table:table-cell table:number-columns-repeated="2"/>
        </table:table-row>
        <table:table-row table:style-name="ro1">
          <table:table-cell office:value-type="float" office:value="87" calcext:value-type="float">
            <text:p>87</text:p>
          </table:table-cell>
          <table:table-cell table:formula="of:=([.$B90]-[.$C90])*POWER(1+[$Parameters.$H$4];1/12)+[$Parameters.$C$4]" office:value-type="float" office:value="13964.0906247969" calcext:value-type="float">
            <text:p>13964.0906247969</text:p>
          </table:table-cell>
          <table:table-cell table:formula="of:=IF(MOD([.$A91];12)=1; ([.$B79]+[.$B82]+[.$B85]+[.$B88])/4*(1+[$Parameters.$E$4])*[$Parameters.$F$4]; 0)" office:value-type="float" office:value="0" calcext:value-type="float">
            <text:p>0</text:p>
          </table:table-cell>
          <table:table-cell table:formula="of:=([.$D90]-[.$E90])*POWER(1+[$Parameters.$I$4];1/12)+[$Parameters.$D$4]" office:value-type="float" office:value="55049.5920099887" calcext:value-type="float">
            <text:p>55049.5920099887</text:p>
          </table:table-cell>
          <table:table-cell office:value-type="float" office:value="0" calcext:value-type="float">
            <text:p>0</text:p>
          </table:table-cell>
          <table:table-cell table:formula="of:=[.$D91]-[.$B91]" office:value-type="float" office:value="41085.5013851918" calcext:value-type="float">
            <text:p>41085.5013851918</text:p>
          </table:table-cell>
          <table:table-cell table:formula="of:=[.$F91]/[.$B91]" office:value-type="float" office:value="2.94222534707943" calcext:value-type="float">
            <text:p>2.94222534707943</text:p>
          </table:table-cell>
          <table:table-cell table:formula="of:=[.$F91]/[.$A91]" office:value-type="float" office:value="472.247142358526" calcext:value-type="float">
            <text:p>472.247142358526</text:p>
          </table:table-cell>
          <table:table-cell table:formula="of:=[.$B91]" office:value-type="float" office:value="13964.0906247969" calcext:value-type="float">
            <text:p>13964.0906247969</text:p>
          </table:table-cell>
          <table:table-cell table:formula="of:=[.$D91]*(1-[.$O91])" office:value-type="float" office:value="39305.573843908" calcext:value-type="float">
            <text:p>39305.573843908</text:p>
          </table:table-cell>
          <table:table-cell table:formula="of:=[.$B91]" office:value-type="float" office:value="13964.0906247969" calcext:value-type="float">
            <text:p>13964.0906247969</text:p>
          </table:table-cell>
          <table:table-cell table:formula="of:=IF(FLOOR([.$A91]/12; 1) + 1 &gt;= [$Parameters.$K$70] - [$Parameters.$K$22]; [.$D91] ; 0)" office:value-type="float" office:value="0" calcext:value-type="float">
            <text:p>0</text:p>
          </table:table-cell>
          <table:table-cell table:formula="of:=([$Parameters.$D$4]-[$Parameters.$C$4])*[.$A91]" office:value-type="float" office:value="13137" calcext:value-type="float">
            <text:p>13137</text:p>
          </table:table-cell>
          <table:table-cell table:formula="of:=[.$M91]/([$Parameters.A$4]*[.$A91])" office:value-type="float" office:value="0.00290384615384615" calcext:value-type="float">
            <text:p>0.002903846153846</text:p>
          </table:table-cell>
          <table:table-cell table:formula="of:=SUM(INDIRECT( CELL(&quot;address&quot;;  INDEX([$Parameters.$L$22:$Parameters.$L$74];  FLOOR([.$A91]/12; 1) + 1;0))&amp;&quot;:&quot;&amp;CELL(&quot;address&quot;; [$Parameters.$L$70])))" office:value-type="float" office:value="0.285997" calcext:value-type="float">
            <text:p>0.285997</text:p>
          </table:table-cell>
          <table:table-cell table:formula="of:=[.$I91]/INDEX([$Parameters.$M$22:$Parameters.$M$120];  FLOOR([.$A91]/12; 1) + 1;0)" office:value-type="float" office:value="277.120274355962" calcext:value-type="float">
            <text:p>277.120274355962</text:p>
          </table:table-cell>
          <table:table-cell table:formula="of:=[.$J91]/ INDEX([$Parameters.$M$22:$Parameters.$M$120];  FLOOR([.$A91]/12; 1) + 1;0)" office:value-type="float" office:value="780.027264217265" calcext:value-type="float">
            <text:p>780.027264217265</text:p>
          </table:table-cell>
          <table:table-cell table:formula="of:=([.$Q91]-[.$P91])*[$Parameters.$M$70]" office:value-type="float" office:value="8177.26765514478" calcext:value-type="float">
            <text:p>8177.26765514478</text:p>
          </table:table-cell>
          <table:table-cell table:number-columns-repeated="2"/>
        </table:table-row>
        <table:table-row table:style-name="ro1">
          <table:table-cell office:value-type="float" office:value="88" calcext:value-type="float">
            <text:p>88</text:p>
          </table:table-cell>
          <table:table-cell table:formula="of:=([.$B91]-[.$C91])*POWER(1+[$Parameters.$H$4];1/12)+[$Parameters.$C$4]" office:value-type="float" office:value="14494.9003083854" calcext:value-type="float">
            <text:p>14494.9003083854</text:p>
          </table:table-cell>
          <table:table-cell table:formula="of:=IF(MOD([.$A92];12)=1; ([.$B80]+[.$B83]+[.$B86]+[.$B89])/4*(1+[$Parameters.$E$4])*[$Parameters.$F$4]; 0)" office:value-type="float" office:value="0" calcext:value-type="float">
            <text:p>0</text:p>
          </table:table-cell>
          <table:table-cell table:formula="of:=([.$D91]-[.$E91])*POWER(1+[$Parameters.$I$4];1/12)+[$Parameters.$D$4]" office:value-type="float" office:value="55802.3708620768" calcext:value-type="float">
            <text:p>55802.3708620768</text:p>
          </table:table-cell>
          <table:table-cell office:value-type="float" office:value="0" calcext:value-type="float">
            <text:p>0</text:p>
          </table:table-cell>
          <table:table-cell table:formula="of:=[.$D92]-[.$B92]" office:value-type="float" office:value="41307.4705536914" calcext:value-type="float">
            <text:p>41307.4705536914</text:p>
          </table:table-cell>
          <table:table-cell table:formula="of:=[.$F92]/[.$B92]" office:value-type="float" office:value="2.84979335316951" calcext:value-type="float">
            <text:p>2.84979335316951</text:p>
          </table:table-cell>
          <table:table-cell table:formula="of:=[.$F92]/[.$A92]" office:value-type="float" office:value="469.403074473766" calcext:value-type="float">
            <text:p>469.403074473766</text:p>
          </table:table-cell>
          <table:table-cell table:formula="of:=[.$B92]" office:value-type="float" office:value="14494.9003083854" calcext:value-type="float">
            <text:p>14494.9003083854</text:p>
          </table:table-cell>
          <table:table-cell table:formula="of:=[.$D92]*(1-[.$O92])" office:value-type="float" office:value="39843.0602026354" calcext:value-type="float">
            <text:p>39843.0602026354</text:p>
          </table:table-cell>
          <table:table-cell table:formula="of:=[.$B92]" office:value-type="float" office:value="14494.9003083854" calcext:value-type="float">
            <text:p>14494.9003083854</text:p>
          </table:table-cell>
          <table:table-cell table:formula="of:=IF(FLOOR([.$A92]/12; 1) + 1 &gt;= [$Parameters.$K$70] - [$Parameters.$K$22]; [.$D92] ; 0)" office:value-type="float" office:value="0" calcext:value-type="float">
            <text:p>0</text:p>
          </table:table-cell>
          <table:table-cell table:formula="of:=([$Parameters.$D$4]-[$Parameters.$C$4])*[.$A92]" office:value-type="float" office:value="13288" calcext:value-type="float">
            <text:p>13288</text:p>
          </table:table-cell>
          <table:table-cell table:formula="of:=[.$M92]/([$Parameters.A$4]*[.$A92])" office:value-type="float" office:value="0.00290384615384615" calcext:value-type="float">
            <text:p>0.002903846153846</text:p>
          </table:table-cell>
          <table:table-cell table:formula="of:=SUM(INDIRECT( CELL(&quot;address&quot;;  INDEX([$Parameters.$L$22:$Parameters.$L$74];  FLOOR([.$A92]/12; 1) + 1;0))&amp;&quot;:&quot;&amp;CELL(&quot;address&quot;; [$Parameters.$L$70])))" office:value-type="float" office:value="0.285997" calcext:value-type="float">
            <text:p>0.285997</text:p>
          </table:table-cell>
          <table:table-cell table:formula="of:=[.$I92]/INDEX([$Parameters.$M$22:$Parameters.$M$120];  FLOOR([.$A92]/12; 1) + 1;0)" office:value-type="float" office:value="287.65430260737" calcext:value-type="float">
            <text:p>287.65430260737</text:p>
          </table:table-cell>
          <table:table-cell table:formula="of:=[.$J92]/ INDEX([$Parameters.$M$22:$Parameters.$M$120];  FLOOR([.$A92]/12; 1) + 1;0)" office:value-type="float" office:value="790.693792471431" calcext:value-type="float">
            <text:p>790.693792471431</text:p>
          </table:table-cell>
          <table:table-cell table:formula="of:=([.$Q92]-[.$P92])*[$Parameters.$M$70]" office:value-type="float" office:value="8179.42210518963" calcext:value-type="float">
            <text:p>8179.42210518963</text:p>
          </table:table-cell>
          <table:table-cell table:number-columns-repeated="2"/>
        </table:table-row>
        <table:table-row table:style-name="ro1">
          <table:table-cell office:value-type="float" office:value="89" calcext:value-type="float">
            <text:p>89</text:p>
          </table:table-cell>
          <table:table-cell table:formula="of:=([.$B92]-[.$C92])*POWER(1+[$Parameters.$H$4];1/12)+[$Parameters.$C$4]" office:value-type="float" office:value="15031.5376729037" calcext:value-type="float">
            <text:p>15031.5376729037</text:p>
          </table:table-cell>
          <table:table-cell table:formula="of:=IF(MOD([.$A93];12)=1; ([.$B81]+[.$B84]+[.$B87]+[.$B90])/4*(1+[$Parameters.$E$4])*[$Parameters.$F$4]; 0)" office:value-type="float" office:value="0" calcext:value-type="float">
            <text:p>0</text:p>
          </table:table-cell>
          <table:table-cell table:formula="of:=([.$D92]-[.$E92])*POWER(1+[$Parameters.$I$4];1/12)+[$Parameters.$D$4]" office:value-type="float" office:value="56558.2166283899" calcext:value-type="float">
            <text:p>56558.2166283899</text:p>
          </table:table-cell>
          <table:table-cell office:value-type="float" office:value="0" calcext:value-type="float">
            <text:p>0</text:p>
          </table:table-cell>
          <table:table-cell table:formula="of:=[.$D93]-[.$B93]" office:value-type="float" office:value="41526.6789554862" calcext:value-type="float">
            <text:p>41526.6789554862</text:p>
          </table:table-cell>
          <table:table-cell table:formula="of:=[.$F93]/[.$B93]" office:value-type="float" office:value="2.76263678800763" calcext:value-type="float">
            <text:p>2.76263678800763</text:p>
          </table:table-cell>
          <table:table-cell table:formula="of:=[.$F93]/[.$A93]" office:value-type="float" office:value="466.59189837625" calcext:value-type="float">
            <text:p>466.59189837625</text:p>
          </table:table-cell>
          <table:table-cell table:formula="of:=[.$B93]" office:value-type="float" office:value="15031.5376729037" calcext:value-type="float">
            <text:p>15031.5376729037</text:p>
          </table:table-cell>
          <table:table-cell table:formula="of:=[.$D93]*(1-[.$O93])" office:value-type="float" office:value="40382.7363473203" calcext:value-type="float">
            <text:p>40382.7363473203</text:p>
          </table:table-cell>
          <table:table-cell table:formula="of:=[.$B93]" office:value-type="float" office:value="15031.5376729037" calcext:value-type="float">
            <text:p>15031.5376729037</text:p>
          </table:table-cell>
          <table:table-cell table:formula="of:=IF(FLOOR([.$A93]/12; 1) + 1 &gt;= [$Parameters.$K$70] - [$Parameters.$K$22]; [.$D93] ; 0)" office:value-type="float" office:value="0" calcext:value-type="float">
            <text:p>0</text:p>
          </table:table-cell>
          <table:table-cell table:formula="of:=([$Parameters.$D$4]-[$Parameters.$C$4])*[.$A93]" office:value-type="float" office:value="13439" calcext:value-type="float">
            <text:p>13439</text:p>
          </table:table-cell>
          <table:table-cell table:formula="of:=[.$M93]/([$Parameters.A$4]*[.$A93])" office:value-type="float" office:value="0.00290384615384615" calcext:value-type="float">
            <text:p>0.002903846153846</text:p>
          </table:table-cell>
          <table:table-cell table:formula="of:=SUM(INDIRECT( CELL(&quot;address&quot;;  INDEX([$Parameters.$L$22:$Parameters.$L$74];  FLOOR([.$A93]/12; 1) + 1;0))&amp;&quot;:&quot;&amp;CELL(&quot;address&quot;; [$Parameters.$L$70])))" office:value-type="float" office:value="0.285997" calcext:value-type="float">
            <text:p>0.285997</text:p>
          </table:table-cell>
          <table:table-cell table:formula="of:=[.$I93]/INDEX([$Parameters.$M$22:$Parameters.$M$120];  FLOOR([.$A93]/12; 1) + 1;0)" office:value-type="float" office:value="298.30398239539" calcext:value-type="float">
            <text:p>298.30398239539</text:p>
          </table:table-cell>
          <table:table-cell table:formula="of:=[.$J93]/ INDEX([$Parameters.$M$22:$Parameters.$M$120];  FLOOR([.$A93]/12; 1) + 1;0)" office:value-type="float" office:value="801.403777482046" calcext:value-type="float">
            <text:p>801.403777482046</text:p>
          </table:table-cell>
          <table:table-cell table:formula="of:=([.$Q93]-[.$P93])*[$Parameters.$M$70]" office:value-type="float" office:value="8180.40266810903" calcext:value-type="float">
            <text:p>8180.40266810903</text:p>
          </table:table-cell>
          <table:table-cell table:number-columns-repeated="2"/>
        </table:table-row>
        <table:table-row table:style-name="ro1">
          <table:table-cell office:value-type="float" office:value="90" calcext:value-type="float">
            <text:p>90</text:p>
          </table:table-cell>
          <table:table-cell table:formula="of:=([.$B93]-[.$C93])*POWER(1+[$Parameters.$H$4];1/12)+[$Parameters.$C$4]" office:value-type="float" office:value="15574.0666995979" calcext:value-type="float">
            <text:p>15574.0666995979</text:p>
          </table:table-cell>
          <table:table-cell table:formula="of:=IF(MOD([.$A94];12)=1; ([.$B82]+[.$B85]+[.$B88]+[.$B91])/4*(1+[$Parameters.$E$4])*[$Parameters.$F$4]; 0)" office:value-type="float" office:value="0" calcext:value-type="float">
            <text:p>0</text:p>
          </table:table-cell>
          <table:table-cell table:formula="of:=([.$D93]-[.$E93])*POWER(1+[$Parameters.$I$4];1/12)+[$Parameters.$D$4]" office:value-type="float" office:value="57317.1418039164" calcext:value-type="float">
            <text:p>57317.1418039164</text:p>
          </table:table-cell>
          <table:table-cell office:value-type="float" office:value="0" calcext:value-type="float">
            <text:p>0</text:p>
          </table:table-cell>
          <table:table-cell table:formula="of:=[.$D94]-[.$B94]" office:value-type="float" office:value="41743.0751043184" calcext:value-type="float">
            <text:p>41743.0751043184</text:p>
          </table:table-cell>
          <table:table-cell table:formula="of:=[.$F94]/[.$B94]" office:value-type="float" office:value="2.6802938442145" calcext:value-type="float">
            <text:p>2.6802938442145</text:p>
          </table:table-cell>
          <table:table-cell table:formula="of:=[.$F94]/[.$A94]" office:value-type="float" office:value="463.811945603538" calcext:value-type="float">
            <text:p>463.811945603538</text:p>
          </table:table-cell>
          <table:table-cell table:formula="of:=[.$B94]" office:value-type="float" office:value="15574.0666995979" calcext:value-type="float">
            <text:p>15574.0666995979</text:p>
          </table:table-cell>
          <table:table-cell table:formula="of:=[.$D94]*(1-[.$O94])" office:value-type="float" office:value="40924.6111994217" calcext:value-type="float">
            <text:p>40924.6111994217</text:p>
          </table:table-cell>
          <table:table-cell table:formula="of:=[.$B94]" office:value-type="float" office:value="15574.0666995979" calcext:value-type="float">
            <text:p>15574.0666995979</text:p>
          </table:table-cell>
          <table:table-cell table:formula="of:=IF(FLOOR([.$A94]/12; 1) + 1 &gt;= [$Parameters.$K$70] - [$Parameters.$K$22]; [.$D94] ; 0)" office:value-type="float" office:value="0" calcext:value-type="float">
            <text:p>0</text:p>
          </table:table-cell>
          <table:table-cell table:formula="of:=([$Parameters.$D$4]-[$Parameters.$C$4])*[.$A94]" office:value-type="float" office:value="13590" calcext:value-type="float">
            <text:p>13590</text:p>
          </table:table-cell>
          <table:table-cell table:formula="of:=[.$M94]/([$Parameters.A$4]*[.$A94])" office:value-type="float" office:value="0.00290384615384615" calcext:value-type="float">
            <text:p>0.002903846153846</text:p>
          </table:table-cell>
          <table:table-cell table:formula="of:=SUM(INDIRECT( CELL(&quot;address&quot;;  INDEX([$Parameters.$L$22:$Parameters.$L$74];  FLOOR([.$A94]/12; 1) + 1;0))&amp;&quot;:&quot;&amp;CELL(&quot;address&quot;; [$Parameters.$L$70])))" office:value-type="float" office:value="0.285997" calcext:value-type="float">
            <text:p>0.285997</text:p>
          </table:table-cell>
          <table:table-cell table:formula="of:=[.$I94]/INDEX([$Parameters.$M$22:$Parameters.$M$120];  FLOOR([.$A94]/12; 1) + 1;0)" office:value-type="float" office:value="309.070583441118" calcext:value-type="float">
            <text:p>309.070583441118</text:p>
          </table:table-cell>
          <table:table-cell table:formula="of:=[.$J94]/ INDEX([$Parameters.$M$22:$Parameters.$M$120];  FLOOR([.$A94]/12; 1) + 1;0)" office:value-type="float" office:value="812.157396297315" calcext:value-type="float">
            <text:p>812.157396297315</text:p>
          </table:table-cell>
          <table:table-cell table:formula="of:=([.$Q94]-[.$P94])*[$Parameters.$M$70]" office:value-type="float" office:value="8180.19157704176" calcext:value-type="float">
            <text:p>8180.19157704176</text:p>
          </table:table-cell>
          <table:table-cell table:number-columns-repeated="2"/>
        </table:table-row>
        <table:table-row table:style-name="ro1">
          <table:table-cell office:value-type="float" office:value="91" calcext:value-type="float">
            <text:p>91</text:p>
          </table:table-cell>
          <table:table-cell table:formula="of:=([.$B94]-[.$C94])*POWER(1+[$Parameters.$H$4];1/12)+[$Parameters.$C$4]" office:value-type="float" office:value="16122.552072155" calcext:value-type="float">
            <text:p>16122.552072155</text:p>
          </table:table-cell>
          <table:table-cell table:formula="of:=IF(MOD([.$A95];12)=1; ([.$B83]+[.$B86]+[.$B89]+[.$B92])/4*(1+[$Parameters.$E$4])*[$Parameters.$F$4]; 0)" office:value-type="float" office:value="0" calcext:value-type="float">
            <text:p>0</text:p>
          </table:table-cell>
          <table:table-cell table:formula="of:=([.$D94]-[.$E94])*POWER(1+[$Parameters.$I$4];1/12)+[$Parameters.$D$4]" office:value-type="float" office:value="58079.1589345505" calcext:value-type="float">
            <text:p>58079.1589345505</text:p>
          </table:table-cell>
          <table:table-cell office:value-type="float" office:value="0" calcext:value-type="float">
            <text:p>0</text:p>
          </table:table-cell>
          <table:table-cell table:formula="of:=[.$D95]-[.$B95]" office:value-type="float" office:value="41956.6068623955" calcext:value-type="float">
            <text:p>41956.6068623955</text:p>
          </table:table-cell>
          <table:table-cell table:formula="of:=[.$F95]/[.$B95]" office:value-type="float" office:value="2.60235517768047" calcext:value-type="float">
            <text:p>2.60235517768047</text:p>
          </table:table-cell>
          <table:table-cell table:formula="of:=[.$F95]/[.$A95]" office:value-type="float" office:value="461.061613872478" calcext:value-type="float">
            <text:p>461.061613872478</text:p>
          </table:table-cell>
          <table:table-cell table:formula="of:=[.$B95]" office:value-type="float" office:value="16122.552072155" calcext:value-type="float">
            <text:p>16122.552072155</text:p>
          </table:table-cell>
          <table:table-cell table:formula="of:=[.$D95]*(1-[.$O95])" office:value-type="float" office:value="41468.6937167458" calcext:value-type="float">
            <text:p>41468.6937167458</text:p>
          </table:table-cell>
          <table:table-cell table:formula="of:=[.$B95]" office:value-type="float" office:value="16122.552072155" calcext:value-type="float">
            <text:p>16122.552072155</text:p>
          </table:table-cell>
          <table:table-cell table:formula="of:=IF(FLOOR([.$A95]/12; 1) + 1 &gt;= [$Parameters.$K$70] - [$Parameters.$K$22]; [.$D95] ; 0)" office:value-type="float" office:value="0" calcext:value-type="float">
            <text:p>0</text:p>
          </table:table-cell>
          <table:table-cell table:formula="of:=([$Parameters.$D$4]-[$Parameters.$C$4])*[.$A95]" office:value-type="float" office:value="13741" calcext:value-type="float">
            <text:p>13741</text:p>
          </table:table-cell>
          <table:table-cell table:formula="of:=[.$M95]/([$Parameters.A$4]*[.$A95])" office:value-type="float" office:value="0.00290384615384615" calcext:value-type="float">
            <text:p>0.002903846153846</text:p>
          </table:table-cell>
          <table:table-cell table:formula="of:=SUM(INDIRECT( CELL(&quot;address&quot;;  INDEX([$Parameters.$L$22:$Parameters.$L$74];  FLOOR([.$A95]/12; 1) + 1;0))&amp;&quot;:&quot;&amp;CELL(&quot;address&quot;; [$Parameters.$L$70])))" office:value-type="float" office:value="0.285997" calcext:value-type="float">
            <text:p>0.285997</text:p>
          </table:table-cell>
          <table:table-cell table:formula="of:=[.$I95]/INDEX([$Parameters.$M$22:$Parameters.$M$120];  FLOOR([.$A95]/12; 1) + 1;0)" office:value-type="float" office:value="319.955389405734" calcext:value-type="float">
            <text:p>319.955389405734</text:p>
          </table:table-cell>
          <table:table-cell table:formula="of:=[.$J95]/ INDEX([$Parameters.$M$22:$Parameters.$M$120];  FLOOR([.$A95]/12; 1) + 1;0)" office:value-type="float" office:value="822.95482668676" calcext:value-type="float">
            <text:p>822.95482668676</text:p>
          </table:table-cell>
          <table:table-cell table:formula="of:=([.$Q95]-[.$P95])*[$Parameters.$M$70]" office:value-type="float" office:value="8178.77085018948" calcext:value-type="float">
            <text:p>8178.77085018948</text:p>
          </table:table-cell>
          <table:table-cell table:number-columns-repeated="2"/>
        </table:table-row>
        <table:table-row table:style-name="ro1">
          <table:table-cell office:value-type="float" office:value="92" calcext:value-type="float">
            <text:p>92</text:p>
          </table:table-cell>
          <table:table-cell table:formula="of:=([.$B95]-[.$C95])*POWER(1+[$Parameters.$H$4];1/12)+[$Parameters.$C$4]" office:value-type="float" office:value="16677.0591844141" calcext:value-type="float">
            <text:p>16677.0591844141</text:p>
          </table:table-cell>
          <table:table-cell table:formula="of:=IF(MOD([.$A96];12)=1; ([.$B84]+[.$B87]+[.$B90]+[.$B93])/4*(1+[$Parameters.$E$4])*[$Parameters.$F$4]; 0)" office:value-type="float" office:value="0" calcext:value-type="float">
            <text:p>0</text:p>
          </table:table-cell>
          <table:table-cell table:formula="of:=([.$D95]-[.$E95])*POWER(1+[$Parameters.$I$4];1/12)+[$Parameters.$D$4]" office:value-type="float" office:value="58844.2806173" calcext:value-type="float">
            <text:p>58844.2806173</text:p>
          </table:table-cell>
          <table:table-cell office:value-type="float" office:value="0" calcext:value-type="float">
            <text:p>0</text:p>
          </table:table-cell>
          <table:table-cell table:formula="of:=[.$D96]-[.$B96]" office:value-type="float" office:value="42167.2214328859" calcext:value-type="float">
            <text:p>42167.2214328859</text:p>
          </table:table-cell>
          <table:table-cell table:formula="of:=[.$F96]/[.$B96]" office:value-type="float" office:value="2.52845666412782" calcext:value-type="float">
            <text:p>2.52845666412782</text:p>
          </table:table-cell>
          <table:table-cell table:formula="of:=[.$F96]/[.$A96]" office:value-type="float" office:value="458.339363400934" calcext:value-type="float">
            <text:p>458.339363400934</text:p>
          </table:table-cell>
          <table:table-cell table:formula="of:=[.$B96]" office:value-type="float" office:value="16677.0591844141" calcext:value-type="float">
            <text:p>16677.0591844141</text:p>
          </table:table-cell>
          <table:table-cell table:formula="of:=[.$D96]*(1-[.$O96])" office:value-type="float" office:value="42014.9928935941" calcext:value-type="float">
            <text:p>42014.9928935941</text:p>
          </table:table-cell>
          <table:table-cell table:formula="of:=[.$B96]" office:value-type="float" office:value="16677.0591844141" calcext:value-type="float">
            <text:p>16677.0591844141</text:p>
          </table:table-cell>
          <table:table-cell table:formula="of:=IF(FLOOR([.$A96]/12; 1) + 1 &gt;= [$Parameters.$K$70] - [$Parameters.$K$22]; [.$D96] ; 0)" office:value-type="float" office:value="0" calcext:value-type="float">
            <text:p>0</text:p>
          </table:table-cell>
          <table:table-cell table:formula="of:=([$Parameters.$D$4]-[$Parameters.$C$4])*[.$A96]" office:value-type="float" office:value="13892" calcext:value-type="float">
            <text:p>13892</text:p>
          </table:table-cell>
          <table:table-cell table:formula="of:=[.$M96]/([$Parameters.A$4]*[.$A96])" office:value-type="float" office:value="0.00290384615384615" calcext:value-type="float">
            <text:p>0.002903846153846</text:p>
          </table:table-cell>
          <table:table-cell table:formula="of:=SUM(INDIRECT( CELL(&quot;address&quot;;  INDEX([$Parameters.$L$22:$Parameters.$L$74];  FLOOR([.$A96]/12; 1) + 1;0))&amp;&quot;:&quot;&amp;CELL(&quot;address&quot;; [$Parameters.$L$70])))" office:value-type="float" office:value="0.285997" calcext:value-type="float">
            <text:p>0.285997</text:p>
          </table:table-cell>
          <table:table-cell table:formula="of:=[.$I96]/INDEX([$Parameters.$M$22:$Parameters.$M$120];  FLOOR([.$A96]/12; 1) + 1;0)" office:value-type="float" office:value="330.959698043543" calcext:value-type="float">
            <text:p>330.959698043543</text:p>
          </table:table-cell>
          <table:table-cell table:formula="of:=[.$J96]/ INDEX([$Parameters.$M$22:$Parameters.$M$120];  FLOOR([.$A96]/12; 1) + 1;0)" office:value-type="float" office:value="833.796247144157" calcext:value-type="float">
            <text:p>833.796247144157</text:p>
          </table:table-cell>
          <table:table-cell table:formula="of:=([.$Q96]-[.$P96])*[$Parameters.$M$70]" office:value-type="float" office:value="8176.12228837599" calcext:value-type="float">
            <text:p>8176.12228837599</text:p>
          </table:table-cell>
          <table:table-cell table:number-columns-repeated="2"/>
        </table:table-row>
        <table:table-row table:style-name="ro1">
          <table:table-cell office:value-type="float" office:value="93" calcext:value-type="float">
            <text:p>93</text:p>
          </table:table-cell>
          <table:table-cell table:formula="of:=([.$B96]-[.$C96])*POWER(1+[$Parameters.$H$4];1/12)+[$Parameters.$C$4]" office:value-type="float" office:value="17237.6541481641" calcext:value-type="float">
            <text:p>17237.6541481641</text:p>
          </table:table-cell>
          <table:table-cell table:formula="of:=IF(MOD([.$A97];12)=1; ([.$B85]+[.$B88]+[.$B91]+[.$B94])/4*(1+[$Parameters.$E$4])*[$Parameters.$F$4]; 0)" office:value-type="float" office:value="0" calcext:value-type="float">
            <text:p>0</text:p>
          </table:table-cell>
          <table:table-cell table:formula="of:=([.$D96]-[.$E96])*POWER(1+[$Parameters.$I$4];1/12)+[$Parameters.$D$4]" office:value-type="float" office:value="59612.5195004946" calcext:value-type="float">
            <text:p>59612.5195004946</text:p>
          </table:table-cell>
          <table:table-cell office:value-type="float" office:value="0" calcext:value-type="float">
            <text:p>0</text:p>
          </table:table-cell>
          <table:table-cell table:formula="of:=[.$D97]-[.$B97]" office:value-type="float" office:value="42374.8653523306" calcext:value-type="float">
            <text:p>42374.8653523306</text:p>
          </table:table-cell>
          <table:table-cell table:formula="of:=[.$F97]/[.$B97]" office:value-type="float" office:value="2.45827332351043" calcext:value-type="float">
            <text:p>2.45827332351043</text:p>
          </table:table-cell>
          <table:table-cell table:formula="of:=[.$F97]/[.$A97]" office:value-type="float" office:value="455.64371346592" calcext:value-type="float">
            <text:p>455.64371346592</text:p>
          </table:table-cell>
          <table:table-cell table:formula="of:=[.$B97]" office:value-type="float" office:value="17237.6541481641" calcext:value-type="float">
            <text:p>17237.6541481641</text:p>
          </table:table-cell>
          <table:table-cell table:formula="of:=[.$D97]*(1-[.$O97])" office:value-type="float" office:value="42563.5177609117" calcext:value-type="float">
            <text:p>42563.5177609117</text:p>
          </table:table-cell>
          <table:table-cell table:formula="of:=[.$B97]" office:value-type="float" office:value="17237.6541481641" calcext:value-type="float">
            <text:p>17237.6541481641</text:p>
          </table:table-cell>
          <table:table-cell table:formula="of:=IF(FLOOR([.$A97]/12; 1) + 1 &gt;= [$Parameters.$K$70] - [$Parameters.$K$22]; [.$D97] ; 0)" office:value-type="float" office:value="0" calcext:value-type="float">
            <text:p>0</text:p>
          </table:table-cell>
          <table:table-cell table:formula="of:=([$Parameters.$D$4]-[$Parameters.$C$4])*[.$A97]" office:value-type="float" office:value="14043" calcext:value-type="float">
            <text:p>14043</text:p>
          </table:table-cell>
          <table:table-cell table:formula="of:=[.$M97]/([$Parameters.A$4]*[.$A97])" office:value-type="float" office:value="0.00290384615384615" calcext:value-type="float">
            <text:p>0.002903846153846</text:p>
          </table:table-cell>
          <table:table-cell table:formula="of:=SUM(INDIRECT( CELL(&quot;address&quot;;  INDEX([$Parameters.$L$22:$Parameters.$L$74];  FLOOR([.$A97]/12; 1) + 1;0))&amp;&quot;:&quot;&amp;CELL(&quot;address&quot;; [$Parameters.$L$70])))" office:value-type="float" office:value="0.285997" calcext:value-type="float">
            <text:p>0.285997</text:p>
          </table:table-cell>
          <table:table-cell table:formula="of:=[.$I97]/INDEX([$Parameters.$M$22:$Parameters.$M$120];  FLOOR([.$A97]/12; 1) + 1;0)" office:value-type="float" office:value="342.084821356699" calcext:value-type="float">
            <text:p>342.084821356699</text:p>
          </table:table-cell>
          <table:table-cell table:formula="of:=[.$J97]/ INDEX([$Parameters.$M$22:$Parameters.$M$120];  FLOOR([.$A97]/12; 1) + 1;0)" office:value-type="float" office:value="844.681836890488" calcext:value-type="float">
            <text:p>844.681836890488</text:p>
          </table:table-cell>
          <table:table-cell table:formula="of:=([.$Q97]-[.$P97])*[$Parameters.$M$70]" office:value-type="float" office:value="8172.2274725794" calcext:value-type="float">
            <text:p>8172.2274725794</text:p>
          </table:table-cell>
          <table:table-cell table:number-columns-repeated="2"/>
        </table:table-row>
        <table:table-row table:style-name="ro1">
          <table:table-cell office:value-type="float" office:value="94" calcext:value-type="float">
            <text:p>94</text:p>
          </table:table-cell>
          <table:table-cell table:formula="of:=([.$B97]-[.$C97])*POWER(1+[$Parameters.$H$4];1/12)+[$Parameters.$C$4]" office:value-type="float" office:value="17804.4038010251" calcext:value-type="float">
            <text:p>17804.4038010251</text:p>
          </table:table-cell>
          <table:table-cell table:formula="of:=IF(MOD([.$A98];12)=1; ([.$B86]+[.$B89]+[.$B92]+[.$B95])/4*(1+[$Parameters.$E$4])*[$Parameters.$F$4]; 0)" office:value-type="float" office:value="0" calcext:value-type="float">
            <text:p>0</text:p>
          </table:table-cell>
          <table:table-cell table:formula="of:=([.$D97]-[.$E97])*POWER(1+[$Parameters.$I$4];1/12)+[$Parameters.$D$4]" office:value-type="float" office:value="60383.8882839948" calcext:value-type="float">
            <text:p>60383.8882839948</text:p>
          </table:table-cell>
          <table:table-cell office:value-type="float" office:value="0" calcext:value-type="float">
            <text:p>0</text:p>
          </table:table-cell>
          <table:table-cell table:formula="of:=[.$D98]-[.$B98]" office:value-type="float" office:value="42579.4844829697" calcext:value-type="float">
            <text:p>42579.4844829697</text:p>
          </table:table-cell>
          <table:table-cell table:formula="of:=[.$F98]/[.$B98]" office:value-type="float" office:value="2.39151419833099" calcext:value-type="float">
            <text:p>2.39151419833099</text:p>
          </table:table-cell>
          <table:table-cell table:formula="of:=[.$F98]/[.$A98]" office:value-type="float" office:value="452.973239180529" calcext:value-type="float">
            <text:p>452.973239180529</text:p>
          </table:table-cell>
          <table:table-cell table:formula="of:=[.$B98]" office:value-type="float" office:value="17804.4038010251" calcext:value-type="float">
            <text:p>17804.4038010251</text:p>
          </table:table-cell>
          <table:table-cell table:formula="of:=[.$D98]*(1-[.$O98])" office:value-type="float" office:value="43114.2773864371" calcext:value-type="float">
            <text:p>43114.2773864371</text:p>
          </table:table-cell>
          <table:table-cell table:formula="of:=[.$B98]" office:value-type="float" office:value="17804.4038010251" calcext:value-type="float">
            <text:p>17804.4038010251</text:p>
          </table:table-cell>
          <table:table-cell table:formula="of:=IF(FLOOR([.$A98]/12; 1) + 1 &gt;= [$Parameters.$K$70] - [$Parameters.$K$22]; [.$D98] ; 0)" office:value-type="float" office:value="0" calcext:value-type="float">
            <text:p>0</text:p>
          </table:table-cell>
          <table:table-cell table:formula="of:=([$Parameters.$D$4]-[$Parameters.$C$4])*[.$A98]" office:value-type="float" office:value="14194" calcext:value-type="float">
            <text:p>14194</text:p>
          </table:table-cell>
          <table:table-cell table:formula="of:=[.$M98]/([$Parameters.A$4]*[.$A98])" office:value-type="float" office:value="0.00290384615384615" calcext:value-type="float">
            <text:p>0.002903846153846</text:p>
          </table:table-cell>
          <table:table-cell table:formula="of:=SUM(INDIRECT( CELL(&quot;address&quot;;  INDEX([$Parameters.$L$22:$Parameters.$L$74];  FLOOR([.$A98]/12; 1) + 1;0))&amp;&quot;:&quot;&amp;CELL(&quot;address&quot;; [$Parameters.$L$70])))" office:value-type="float" office:value="0.285997" calcext:value-type="float">
            <text:p>0.285997</text:p>
          </table:table-cell>
          <table:table-cell table:formula="of:=[.$I98]/INDEX([$Parameters.$M$22:$Parameters.$M$120];  FLOOR([.$A98]/12; 1) + 1;0)" office:value-type="float" office:value="353.332085751638" calcext:value-type="float">
            <text:p>353.332085751638</text:p>
          </table:table-cell>
          <table:table-cell table:formula="of:=[.$J98]/ INDEX([$Parameters.$M$22:$Parameters.$M$120];  FLOOR([.$A98]/12; 1) + 1;0)" office:value-type="float" office:value="855.611775876903" calcext:value-type="float">
            <text:p>855.611775876903</text:p>
          </table:table-cell>
          <table:table-cell table:formula="of:=([.$Q98]-[.$P98])*[$Parameters.$M$70]" office:value-type="float" office:value="8167.0677614368" calcext:value-type="float">
            <text:p>8167.0677614368</text:p>
          </table:table-cell>
          <table:table-cell table:number-columns-repeated="2"/>
        </table:table-row>
        <table:table-row table:style-name="ro1">
          <table:table-cell office:value-type="float" office:value="95" calcext:value-type="float">
            <text:p>95</text:p>
          </table:table-cell>
          <table:table-cell table:formula="of:=([.$B98]-[.$C98])*POWER(1+[$Parameters.$H$4];1/12)+[$Parameters.$C$4]" office:value-type="float" office:value="18377.3757144176" calcext:value-type="float">
            <text:p>18377.3757144176</text:p>
          </table:table-cell>
          <table:table-cell table:formula="of:=IF(MOD([.$A99];12)=1; ([.$B87]+[.$B90]+[.$B93]+[.$B96])/4*(1+[$Parameters.$E$4])*[$Parameters.$F$4]; 0)" office:value-type="float" office:value="0" calcext:value-type="float">
            <text:p>0</text:p>
          </table:table-cell>
          <table:table-cell table:formula="of:=([.$D98]-[.$E98])*POWER(1+[$Parameters.$I$4];1/12)+[$Parameters.$D$4]" office:value-type="float" office:value="61158.3997194018" calcext:value-type="float">
            <text:p>61158.3997194018</text:p>
          </table:table-cell>
          <table:table-cell office:value-type="float" office:value="0" calcext:value-type="float">
            <text:p>0</text:p>
          </table:table-cell>
          <table:table-cell table:formula="of:=[.$D99]-[.$B99]" office:value-type="float" office:value="42781.0240049842" calcext:value-type="float">
            <text:p>42781.0240049842</text:p>
          </table:table-cell>
          <table:table-cell table:formula="of:=[.$F99]/[.$B99]" office:value-type="float" office:value="2.32791801559681" calcext:value-type="float">
            <text:p>2.32791801559681</text:p>
          </table:table-cell>
          <table:table-cell table:formula="of:=[.$F99]/[.$A99]" office:value-type="float" office:value="450.326568473517" calcext:value-type="float">
            <text:p>450.326568473517</text:p>
          </table:table-cell>
          <table:table-cell table:formula="of:=[.$B99]" office:value-type="float" office:value="18377.3757144176" calcext:value-type="float">
            <text:p>18377.3757144176</text:p>
          </table:table-cell>
          <table:table-cell table:formula="of:=[.$D99]*(1-[.$O99])" office:value-type="float" office:value="43667.280874852" calcext:value-type="float">
            <text:p>43667.280874852</text:p>
          </table:table-cell>
          <table:table-cell table:formula="of:=[.$B99]" office:value-type="float" office:value="18377.3757144176" calcext:value-type="float">
            <text:p>18377.3757144176</text:p>
          </table:table-cell>
          <table:table-cell table:formula="of:=IF(FLOOR([.$A99]/12; 1) + 1 &gt;= [$Parameters.$K$70] - [$Parameters.$K$22]; [.$D99] ; 0)" office:value-type="float" office:value="0" calcext:value-type="float">
            <text:p>0</text:p>
          </table:table-cell>
          <table:table-cell table:formula="of:=([$Parameters.$D$4]-[$Parameters.$C$4])*[.$A99]" office:value-type="float" office:value="14345" calcext:value-type="float">
            <text:p>14345</text:p>
          </table:table-cell>
          <table:table-cell table:formula="of:=[.$M99]/([$Parameters.A$4]*[.$A99])" office:value-type="float" office:value="0.00290384615384615" calcext:value-type="float">
            <text:p>0.002903846153846</text:p>
          </table:table-cell>
          <table:table-cell table:formula="of:=SUM(INDIRECT( CELL(&quot;address&quot;;  INDEX([$Parameters.$L$22:$Parameters.$L$74];  FLOOR([.$A99]/12; 1) + 1;0))&amp;&quot;:&quot;&amp;CELL(&quot;address&quot;; [$Parameters.$L$70])))" office:value-type="float" office:value="0.285997" calcext:value-type="float">
            <text:p>0.285997</text:p>
          </table:table-cell>
          <table:table-cell table:formula="of:=[.$I99]/INDEX([$Parameters.$M$22:$Parameters.$M$120];  FLOOR([.$A99]/12; 1) + 1;0)" office:value-type="float" office:value="364.702832197214" calcext:value-type="float">
            <text:p>364.702832197214</text:p>
          </table:table-cell>
          <table:table-cell table:formula="of:=[.$J99]/ INDEX([$Parameters.$M$22:$Parameters.$M$120];  FLOOR([.$A99]/12; 1) + 1;0)" office:value-type="float" office:value="866.586244787697" calcext:value-type="float">
            <text:p>866.586244787697</text:p>
          </table:table-cell>
          <table:table-cell table:formula="of:=([.$Q99]-[.$P99])*[$Parameters.$M$70]" office:value-type="float" office:value="8160.62428872125" calcext:value-type="float">
            <text:p>8160.62428872125</text:p>
          </table:table-cell>
          <table:table-cell table:number-columns-repeated="2"/>
        </table:table-row>
        <table:table-row table:style-name="ro1">
          <table:table-cell office:value-type="float" office:value="96" calcext:value-type="float">
            <text:p>96</text:p>
          </table:table-cell>
          <table:table-cell table:formula="of:=([.$B99]-[.$C99])*POWER(1+[$Parameters.$H$4];1/12)+[$Parameters.$C$4]" office:value-type="float" office:value="18956.6382016189" calcext:value-type="float">
            <text:p>18956.6382016189</text:p>
          </table:table-cell>
          <table:table-cell table:formula="of:=IF(MOD([.$A100];12)=1; ([.$B88]+[.$B91]+[.$B94]+[.$B97])/4*(1+[$Parameters.$E$4])*[$Parameters.$F$4]; 0)" office:value-type="float" office:value="0" calcext:value-type="float">
            <text:p>0</text:p>
          </table:table-cell>
          <table:table-cell table:formula="of:=([.$D99]-[.$E99])*POWER(1+[$Parameters.$I$4];1/12)+[$Parameters.$D$4]" office:value-type="float" office:value="61936.0666102685" calcext:value-type="float">
            <text:p>61936.0666102685</text:p>
          </table:table-cell>
          <table:table-cell office:value-type="float" office:value="0" calcext:value-type="float">
            <text:p>0</text:p>
          </table:table-cell>
          <table:table-cell table:formula="of:=[.$D100]-[.$B100]" office:value-type="float" office:value="42979.4284086495" calcext:value-type="float">
            <text:p>42979.4284086495</text:p>
          </table:table-cell>
          <table:table-cell table:formula="of:=[.$F100]/[.$B100]" office:value-type="float" office:value="2.26724949600922" calcext:value-type="float">
            <text:p>2.26724949600922</text:p>
          </table:table-cell>
          <table:table-cell table:formula="of:=[.$F100]/[.$A100]" office:value-type="float" office:value="447.702379256766" calcext:value-type="float">
            <text:p>447.702379256766</text:p>
          </table:table-cell>
          <table:table-cell table:formula="of:=[.$B100]" office:value-type="float" office:value="18956.6382016189" calcext:value-type="float">
            <text:p>18956.6382016189</text:p>
          </table:table-cell>
          <table:table-cell table:formula="of:=[.$D100]*(1-[.$O100])" office:value-type="float" office:value="44334.7655206293" calcext:value-type="float">
            <text:p>44334.7655206293</text:p>
          </table:table-cell>
          <table:table-cell table:formula="of:=[.$B100]" office:value-type="float" office:value="18956.6382016189" calcext:value-type="float">
            <text:p>18956.6382016189</text:p>
          </table:table-cell>
          <table:table-cell table:formula="of:=IF(FLOOR([.$A100]/12; 1) + 1 &gt;= [$Parameters.$K$70] - [$Parameters.$K$22]; [.$D100] ; 0)" office:value-type="float" office:value="0" calcext:value-type="float">
            <text:p>0</text:p>
          </table:table-cell>
          <table:table-cell table:formula="of:=([$Parameters.$D$4]-[$Parameters.$C$4])*[.$A100]" office:value-type="float" office:value="14496" calcext:value-type="float">
            <text:p>14496</text:p>
          </table:table-cell>
          <table:table-cell table:formula="of:=[.$M100]/([$Parameters.A$4]*[.$A100])" office:value-type="float" office:value="0.00290384615384615" calcext:value-type="float">
            <text:p>0.002903846153846</text:p>
          </table:table-cell>
          <table:table-cell table:formula="of:=SUM(INDIRECT( CELL(&quot;address&quot;;  INDEX([$Parameters.$L$22:$Parameters.$L$74];  FLOOR([.$A100]/12; 1) + 1;0))&amp;&quot;:&quot;&amp;CELL(&quot;address&quot;; [$Parameters.$L$70])))" office:value-type="float" office:value="0.284185" calcext:value-type="float">
            <text:p>0.284185</text:p>
          </table:table-cell>
          <table:table-cell table:formula="of:=[.$I100]/INDEX([$Parameters.$M$22:$Parameters.$M$120];  FLOOR([.$A100]/12; 1) + 1;0)" office:value-type="float" office:value="383.1171827328" calcext:value-type="float">
            <text:p>383.1171827328</text:p>
          </table:table-cell>
          <table:table-cell table:formula="of:=[.$J100]/ INDEX([$Parameters.$M$22:$Parameters.$M$120];  FLOOR([.$A100]/12; 1) + 1;0)" office:value-type="float" office:value="896.01385449938" calcext:value-type="float">
            <text:p>896.01385449938</text:p>
          </table:table-cell>
          <table:table-cell table:formula="of:=([.$Q100]-[.$P100])*[$Parameters.$M$70]" office:value-type="float" office:value="8339.6998829246" calcext:value-type="float">
            <text:p>8339.6998829246</text:p>
          </table:table-cell>
          <table:table-cell table:number-columns-repeated="2"/>
        </table:table-row>
        <table:table-row table:style-name="ro1">
          <table:table-cell office:value-type="float" office:value="97" calcext:value-type="float">
            <text:p>97</text:p>
          </table:table-cell>
          <table:table-cell table:formula="of:=([.$B100]-[.$C100])*POWER(1+[$Parameters.$H$4];1/12)+[$Parameters.$C$4]" office:value-type="float" office:value="19542.2603259075" calcext:value-type="float">
            <text:p>19542.2603259075</text:p>
          </table:table-cell>
          <table:table-cell table:formula="of:=IF(MOD([.$A101];12)=1; ([.$B89]+[.$B92]+[.$B95]+[.$B98])/4*(1+[$Parameters.$E$4])*[$Parameters.$F$4]; 0)" office:value-type="float" office:value="6313.18713129938" calcext:value-type="float">
            <text:p>6313.18713129938</text:p>
          </table:table-cell>
          <table:table-cell table:formula="of:=([.$D100]-[.$E100])*POWER(1+[$Parameters.$I$4];1/12)+[$Parameters.$D$4]" office:value-type="float" office:value="62716.901812311" calcext:value-type="float">
            <text:p>62716.901812311</text:p>
          </table:table-cell>
          <table:table-cell office:value-type="float" office:value="0" calcext:value-type="float">
            <text:p>0</text:p>
          </table:table-cell>
          <table:table-cell table:formula="of:=[.$D101]-[.$B101]" office:value-type="float" office:value="43174.6414864035" calcext:value-type="float">
            <text:p>43174.6414864035</text:p>
          </table:table-cell>
          <table:table-cell table:formula="of:=[.$F101]/[.$B101]" office:value-type="float" office:value="2.20929620045876" calcext:value-type="float">
            <text:p>2.20929620045876</text:p>
          </table:table-cell>
          <table:table-cell table:formula="of:=[.$F101]/[.$A101]" office:value-type="float" office:value="445.099396767046" calcext:value-type="float">
            <text:p>445.099396767046</text:p>
          </table:table-cell>
          <table:table-cell table:formula="of:=[.$B101]" office:value-type="float" office:value="19542.2603259075" calcext:value-type="float">
            <text:p>19542.2603259075</text:p>
          </table:table-cell>
          <table:table-cell table:formula="of:=[.$D101]*(1-[.$O101])" office:value-type="float" office:value="44893.6990707794" calcext:value-type="float">
            <text:p>44893.6990707794</text:p>
          </table:table-cell>
          <table:table-cell table:formula="of:=[.$B101]" office:value-type="float" office:value="19542.2603259075" calcext:value-type="float">
            <text:p>19542.2603259075</text:p>
          </table:table-cell>
          <table:table-cell table:formula="of:=IF(FLOOR([.$A101]/12; 1) + 1 &gt;= [$Parameters.$K$70] - [$Parameters.$K$22]; [.$D101] ; 0)" office:value-type="float" office:value="0" calcext:value-type="float">
            <text:p>0</text:p>
          </table:table-cell>
          <table:table-cell table:formula="of:=([$Parameters.$D$4]-[$Parameters.$C$4])*[.$A101]" office:value-type="float" office:value="14647" calcext:value-type="float">
            <text:p>14647</text:p>
          </table:table-cell>
          <table:table-cell table:formula="of:=[.$M101]/([$Parameters.A$4]*[.$A101])" office:value-type="float" office:value="0.00290384615384615" calcext:value-type="float">
            <text:p>0.002903846153846</text:p>
          </table:table-cell>
          <table:table-cell table:formula="of:=SUM(INDIRECT( CELL(&quot;address&quot;;  INDEX([$Parameters.$L$22:$Parameters.$L$74];  FLOOR([.$A101]/12; 1) + 1;0))&amp;&quot;:&quot;&amp;CELL(&quot;address&quot;; [$Parameters.$L$70])))" office:value-type="float" office:value="0.284185" calcext:value-type="float">
            <text:p>0.284185</text:p>
          </table:table-cell>
          <table:table-cell table:formula="of:=[.$I101]/INDEX([$Parameters.$M$22:$Parameters.$M$120];  FLOOR([.$A101]/12; 1) + 1;0)" office:value-type="float" office:value="394.952714751566" calcext:value-type="float">
            <text:p>394.952714751566</text:p>
          </table:table-cell>
          <table:table-cell table:formula="of:=[.$J101]/ INDEX([$Parameters.$M$22:$Parameters.$M$120];  FLOOR([.$A101]/12; 1) + 1;0)" office:value-type="float" office:value="907.310005472502" calcext:value-type="float">
            <text:p>907.310005472502</text:p>
          </table:table-cell>
          <table:table-cell table:formula="of:=([.$Q101]-[.$P101])*[$Parameters.$M$70]" office:value-type="float" office:value="8330.92954712241" calcext:value-type="float">
            <text:p>8330.92954712241</text:p>
          </table:table-cell>
          <table:table-cell table:number-columns-repeated="2"/>
        </table:table-row>
        <table:table-row table:style-name="ro1">
          <table:table-cell office:value-type="float" office:value="98" calcext:value-type="float">
            <text:p>98</text:p>
          </table:table-cell>
          <table:table-cell table:formula="of:=([.$B101]-[.$C101])*POWER(1+[$Parameters.$H$4];1/12)+[$Parameters.$C$4]" office:value-type="float" office:value="13751.8132306497" calcext:value-type="float">
            <text:p>13751.8132306497</text:p>
          </table:table-cell>
          <table:table-cell table:formula="of:=IF(MOD([.$A102];12)=1; ([.$B90]+[.$B93]+[.$B96]+[.$B99])/4*(1+[$Parameters.$E$4])*[$Parameters.$F$4]; 0)" office:value-type="float" office:value="0" calcext:value-type="float">
            <text:p>0</text:p>
          </table:table-cell>
          <table:table-cell table:formula="of:=([.$D101]-[.$E101])*POWER(1+[$Parameters.$I$4];1/12)+[$Parameters.$D$4]" office:value-type="float" office:value="63500.9182336213" calcext:value-type="float">
            <text:p>63500.9182336213</text:p>
          </table:table-cell>
          <table:table-cell office:value-type="float" office:value="0" calcext:value-type="float">
            <text:p>0</text:p>
          </table:table-cell>
          <table:table-cell table:formula="of:=[.$D102]-[.$B102]" office:value-type="float" office:value="49749.1050029715" calcext:value-type="float">
            <text:p>49749.1050029715</text:p>
          </table:table-cell>
          <table:table-cell table:formula="of:=[.$F102]/[.$B102]" office:value-type="float" office:value="3.61763966457106" calcext:value-type="float">
            <text:p>3.61763966457106</text:p>
          </table:table-cell>
          <table:table-cell table:formula="of:=[.$F102]/[.$A102]" office:value-type="float" office:value="507.64392860175" calcext:value-type="float">
            <text:p>507.64392860175</text:p>
          </table:table-cell>
          <table:table-cell table:formula="of:=[.$B102]" office:value-type="float" office:value="13751.8132306497" calcext:value-type="float">
            <text:p>13751.8132306497</text:p>
          </table:table-cell>
          <table:table-cell table:formula="of:=[.$D102]*(1-[.$O102])" office:value-type="float" office:value="45454.9097853996" calcext:value-type="float">
            <text:p>45454.9097853996</text:p>
          </table:table-cell>
          <table:table-cell table:formula="of:=[.$B102]" office:value-type="float" office:value="13751.8132306497" calcext:value-type="float">
            <text:p>13751.8132306497</text:p>
          </table:table-cell>
          <table:table-cell table:formula="of:=IF(FLOOR([.$A102]/12; 1) + 1 &gt;= [$Parameters.$K$70] - [$Parameters.$K$22]; [.$D102] ; 0)" office:value-type="float" office:value="0" calcext:value-type="float">
            <text:p>0</text:p>
          </table:table-cell>
          <table:table-cell table:formula="of:=([$Parameters.$D$4]-[$Parameters.$C$4])*[.$A102]" office:value-type="float" office:value="14798" calcext:value-type="float">
            <text:p>14798</text:p>
          </table:table-cell>
          <table:table-cell table:formula="of:=[.$M102]/([$Parameters.A$4]*[.$A102])" office:value-type="float" office:value="0.00290384615384615" calcext:value-type="float">
            <text:p>0.002903846153846</text:p>
          </table:table-cell>
          <table:table-cell table:formula="of:=SUM(INDIRECT( CELL(&quot;address&quot;;  INDEX([$Parameters.$L$22:$Parameters.$L$74];  FLOOR([.$A102]/12; 1) + 1;0))&amp;&quot;:&quot;&amp;CELL(&quot;address&quot;; [$Parameters.$L$70])))" office:value-type="float" office:value="0.284185" calcext:value-type="float">
            <text:p>0.284185</text:p>
          </table:table-cell>
          <table:table-cell table:formula="of:=[.$I102]/INDEX([$Parameters.$M$22:$Parameters.$M$120];  FLOOR([.$A102]/12; 1) + 1;0)" office:value-type="float" office:value="277.926702317092" calcext:value-type="float">
            <text:p>277.926702317092</text:p>
          </table:table-cell>
          <table:table-cell table:formula="of:=[.$J102]/ INDEX([$Parameters.$M$22:$Parameters.$M$120];  FLOOR([.$A102]/12; 1) + 1;0)" office:value-type="float" office:value="918.652178362967" calcext:value-type="float">
            <text:p>918.652178362967</text:p>
          </table:table-cell>
          <table:table-cell table:formula="of:=([.$Q102]-[.$P102])*[$Parameters.$M$70]" office:value-type="float" office:value="10418.1962405059" calcext:value-type="float">
            <text:p>10418.1962405059</text:p>
          </table:table-cell>
          <table:table-cell table:number-columns-repeated="2"/>
        </table:table-row>
        <table:table-row table:style-name="ro1">
          <table:table-cell office:value-type="float" office:value="99" calcext:value-type="float">
            <text:p>99</text:p>
          </table:table-cell>
          <table:table-cell table:formula="of:=([.$B102]-[.$C102])*POWER(1+[$Parameters.$H$4];1/12)+[$Parameters.$C$4]" office:value-type="float" office:value="14280.2923521555" calcext:value-type="float">
            <text:p>14280.2923521555</text:p>
          </table:table-cell>
          <table:table-cell table:formula="of:=IF(MOD([.$A103];12)=1; ([.$B91]+[.$B94]+[.$B97]+[.$B100])/4*(1+[$Parameters.$E$4])*[$Parameters.$F$4]; 0)" office:value-type="float" office:value="0" calcext:value-type="float">
            <text:p>0</text:p>
          </table:table-cell>
          <table:table-cell table:formula="of:=([.$D102]-[.$E102])*POWER(1+[$Parameters.$I$4];1/12)+[$Parameters.$D$4]" office:value-type="float" office:value="64288.1288348804" calcext:value-type="float">
            <text:p>64288.1288348804</text:p>
          </table:table-cell>
          <table:table-cell office:value-type="float" office:value="0" calcext:value-type="float">
            <text:p>0</text:p>
          </table:table-cell>
          <table:table-cell table:formula="of:=[.$D103]-[.$B103]" office:value-type="float" office:value="50007.8364827249" calcext:value-type="float">
            <text:p>50007.8364827249</text:p>
          </table:table-cell>
          <table:table-cell table:formula="of:=[.$F103]/[.$B103]" office:value-type="float" office:value="3.50187764014346" calcext:value-type="float">
            <text:p>3.50187764014346</text:p>
          </table:table-cell>
          <table:table-cell table:formula="of:=[.$F103]/[.$A103]" office:value-type="float" office:value="505.129661441666" calcext:value-type="float">
            <text:p>505.129661441666</text:p>
          </table:table-cell>
          <table:table-cell table:formula="of:=[.$B103]" office:value-type="float" office:value="14280.2923521555" calcext:value-type="float">
            <text:p>14280.2923521555</text:p>
          </table:table-cell>
          <table:table-cell table:formula="of:=[.$D103]*(1-[.$O103])" office:value-type="float" office:value="46018.4069419399" calcext:value-type="float">
            <text:p>46018.4069419399</text:p>
          </table:table-cell>
          <table:table-cell table:formula="of:=[.$B103]" office:value-type="float" office:value="14280.2923521555" calcext:value-type="float">
            <text:p>14280.2923521555</text:p>
          </table:table-cell>
          <table:table-cell table:formula="of:=IF(FLOOR([.$A103]/12; 1) + 1 &gt;= [$Parameters.$K$70] - [$Parameters.$K$22]; [.$D103] ; 0)" office:value-type="float" office:value="0" calcext:value-type="float">
            <text:p>0</text:p>
          </table:table-cell>
          <table:table-cell table:formula="of:=([$Parameters.$D$4]-[$Parameters.$C$4])*[.$A103]" office:value-type="float" office:value="14949" calcext:value-type="float">
            <text:p>14949</text:p>
          </table:table-cell>
          <table:table-cell table:formula="of:=[.$M103]/([$Parameters.A$4]*[.$A103])" office:value-type="float" office:value="0.00290384615384615" calcext:value-type="float">
            <text:p>0.002903846153846</text:p>
          </table:table-cell>
          <table:table-cell table:formula="of:=SUM(INDIRECT( CELL(&quot;address&quot;;  INDEX([$Parameters.$L$22:$Parameters.$L$74];  FLOOR([.$A103]/12; 1) + 1;0))&amp;&quot;:&quot;&amp;CELL(&quot;address&quot;; [$Parameters.$L$70])))" office:value-type="float" office:value="0.284185" calcext:value-type="float">
            <text:p>0.284185</text:p>
          </table:table-cell>
          <table:table-cell table:formula="of:=[.$I103]/INDEX([$Parameters.$M$22:$Parameters.$M$120];  FLOOR([.$A103]/12; 1) + 1;0)" office:value-type="float" office:value="288.607363624807" calcext:value-type="float">
            <text:p>288.607363624807</text:p>
          </table:table-cell>
          <table:table-cell table:formula="of:=[.$J103]/ INDEX([$Parameters.$M$22:$Parameters.$M$120];  FLOOR([.$A103]/12; 1) + 1;0)" office:value-type="float" office:value="930.040560669764" calcext:value-type="float">
            <text:p>930.040560669764</text:p>
          </table:table-cell>
          <table:table-cell table:formula="of:=([.$Q103]-[.$P103])*[$Parameters.$M$70]" office:value-type="float" office:value="10429.703783951" calcext:value-type="float">
            <text:p>10429.703783951</text:p>
          </table:table-cell>
          <table:table-cell table:number-columns-repeated="2"/>
        </table:table-row>
        <table:table-row table:style-name="ro1">
          <table:table-cell office:value-type="float" office:value="100" calcext:value-type="float">
            <text:p>100</text:p>
          </table:table-cell>
          <table:table-cell table:formula="of:=([.$B103]-[.$C103])*POWER(1+[$Parameters.$H$4];1/12)+[$Parameters.$C$4]" office:value-type="float" office:value="14814.573567695" calcext:value-type="float">
            <text:p>14814.573567695</text:p>
          </table:table-cell>
          <table:table-cell table:formula="of:=IF(MOD([.$A104];12)=1; ([.$B92]+[.$B95]+[.$B98]+[.$B101])/4*(1+[$Parameters.$E$4])*[$Parameters.$F$4]; 0)" office:value-type="float" office:value="0" calcext:value-type="float">
            <text:p>0</text:p>
          </table:table-cell>
          <table:table-cell table:formula="of:=([.$D103]-[.$E103])*POWER(1+[$Parameters.$I$4];1/12)+[$Parameters.$D$4]" office:value-type="float" office:value="65078.5466295728" calcext:value-type="float">
            <text:p>65078.5466295728</text:p>
          </table:table-cell>
          <table:table-cell office:value-type="float" office:value="0" calcext:value-type="float">
            <text:p>0</text:p>
          </table:table-cell>
          <table:table-cell table:formula="of:=[.$D104]-[.$B104]" office:value-type="float" office:value="50263.9730618778" calcext:value-type="float">
            <text:p>50263.9730618778</text:p>
          </table:table-cell>
          <table:table-cell table:formula="of:=[.$F104]/[.$B104]" office:value-type="float" office:value="3.39287343184043" calcext:value-type="float">
            <text:p>3.39287343184043</text:p>
          </table:table-cell>
          <table:table-cell table:formula="of:=[.$F104]/[.$A104]" office:value-type="float" office:value="502.639730618778" calcext:value-type="float">
            <text:p>502.639730618778</text:p>
          </table:table-cell>
          <table:table-cell table:formula="of:=[.$B104]" office:value-type="float" office:value="14814.573567695" calcext:value-type="float">
            <text:p>14814.573567695</text:p>
          </table:table-cell>
          <table:table-cell table:formula="of:=[.$D104]*(1-[.$O104])" office:value-type="float" office:value="46584.1998556477" calcext:value-type="float">
            <text:p>46584.1998556477</text:p>
          </table:table-cell>
          <table:table-cell table:formula="of:=[.$B104]" office:value-type="float" office:value="14814.573567695" calcext:value-type="float">
            <text:p>14814.573567695</text:p>
          </table:table-cell>
          <table:table-cell table:formula="of:=IF(FLOOR([.$A104]/12; 1) + 1 &gt;= [$Parameters.$K$70] - [$Parameters.$K$22]; [.$D104] ; 0)" office:value-type="float" office:value="0" calcext:value-type="float">
            <text:p>0</text:p>
          </table:table-cell>
          <table:table-cell table:formula="of:=([$Parameters.$D$4]-[$Parameters.$C$4])*[.$A104]" office:value-type="float" office:value="15100" calcext:value-type="float">
            <text:p>15100</text:p>
          </table:table-cell>
          <table:table-cell table:formula="of:=[.$M104]/([$Parameters.A$4]*[.$A104])" office:value-type="float" office:value="0.00290384615384615" calcext:value-type="float">
            <text:p>0.002903846153846</text:p>
          </table:table-cell>
          <table:table-cell table:formula="of:=SUM(INDIRECT( CELL(&quot;address&quot;;  INDEX([$Parameters.$L$22:$Parameters.$L$74];  FLOOR([.$A104]/12; 1) + 1;0))&amp;&quot;:&quot;&amp;CELL(&quot;address&quot;; [$Parameters.$L$70])))" office:value-type="float" office:value="0.284185" calcext:value-type="float">
            <text:p>0.284185</text:p>
          </table:table-cell>
          <table:table-cell table:formula="of:=[.$I104]/INDEX([$Parameters.$M$22:$Parameters.$M$120];  FLOOR([.$A104]/12; 1) + 1;0)" office:value-type="float" office:value="299.40528633175" calcext:value-type="float">
            <text:p>299.40528633175</text:p>
          </table:table-cell>
          <table:table-cell table:formula="of:=[.$J104]/ INDEX([$Parameters.$M$22:$Parameters.$M$120];  FLOOR([.$A104]/12; 1) + 1;0)" office:value-type="float" office:value="941.475340655773" calcext:value-type="float">
            <text:p>941.475340655773</text:p>
          </table:table-cell>
          <table:table-cell table:formula="of:=([.$Q104]-[.$P104])*[$Parameters.$M$70]" office:value-type="float" office:value="10440.0590833086" calcext:value-type="float">
            <text:p>10440.0590833086</text:p>
          </table:table-cell>
          <table:table-cell table:number-columns-repeated="2"/>
        </table:table-row>
        <table:table-row table:style-name="ro1">
          <table:table-cell office:value-type="float" office:value="101" calcext:value-type="float">
            <text:p>101</text:p>
          </table:table-cell>
          <table:table-cell table:formula="of:=([.$B104]-[.$C104])*POWER(1+[$Parameters.$H$4];1/12)+[$Parameters.$C$4]" office:value-type="float" office:value="15354.7205775997" calcext:value-type="float">
            <text:p>15354.7205775997</text:p>
          </table:table-cell>
          <table:table-cell table:formula="of:=IF(MOD([.$A105];12)=1; ([.$B93]+[.$B96]+[.$B99]+[.$B102])/4*(1+[$Parameters.$E$4])*[$Parameters.$F$4]; 0)" office:value-type="float" office:value="0" calcext:value-type="float">
            <text:p>0</text:p>
          </table:table-cell>
          <table:table-cell table:formula="of:=([.$D104]-[.$E104])*POWER(1+[$Parameters.$I$4];1/12)+[$Parameters.$D$4]" office:value-type="float" office:value="65872.1846842016" calcext:value-type="float">
            <text:p>65872.1846842016</text:p>
          </table:table-cell>
          <table:table-cell office:value-type="float" office:value="0" calcext:value-type="float">
            <text:p>0</text:p>
          </table:table-cell>
          <table:table-cell table:formula="of:=[.$D105]-[.$B105]" office:value-type="float" office:value="50517.464106602" calcext:value-type="float">
            <text:p>50517.464106602</text:p>
          </table:table-cell>
          <table:table-cell table:formula="of:=[.$F105]/[.$B105]" office:value-type="float" office:value="3.29002822625765" calcext:value-type="float">
            <text:p>3.29002822625765</text:p>
          </table:table-cell>
          <table:table-cell table:formula="of:=[.$F105]/[.$A105]" office:value-type="float" office:value="500.172911946554" calcext:value-type="float">
            <text:p>500.172911946554</text:p>
          </table:table-cell>
          <table:table-cell table:formula="of:=[.$B105]" office:value-type="float" office:value="15354.7205775997" calcext:value-type="float">
            <text:p>15354.7205775997</text:p>
          </table:table-cell>
          <table:table-cell table:formula="of:=[.$D105]*(1-[.$O105])" office:value-type="float" office:value="47152.2978797218" calcext:value-type="float">
            <text:p>47152.2978797218</text:p>
          </table:table-cell>
          <table:table-cell table:formula="of:=[.$B105]" office:value-type="float" office:value="15354.7205775997" calcext:value-type="float">
            <text:p>15354.7205775997</text:p>
          </table:table-cell>
          <table:table-cell table:formula="of:=IF(FLOOR([.$A105]/12; 1) + 1 &gt;= [$Parameters.$K$70] - [$Parameters.$K$22]; [.$D105] ; 0)" office:value-type="float" office:value="0" calcext:value-type="float">
            <text:p>0</text:p>
          </table:table-cell>
          <table:table-cell table:formula="of:=([$Parameters.$D$4]-[$Parameters.$C$4])*[.$A105]" office:value-type="float" office:value="15251" calcext:value-type="float">
            <text:p>15251</text:p>
          </table:table-cell>
          <table:table-cell table:formula="of:=[.$M105]/([$Parameters.A$4]*[.$A105])" office:value-type="float" office:value="0.00290384615384615" calcext:value-type="float">
            <text:p>0.002903846153846</text:p>
          </table:table-cell>
          <table:table-cell table:formula="of:=SUM(INDIRECT( CELL(&quot;address&quot;;  INDEX([$Parameters.$L$22:$Parameters.$L$74];  FLOOR([.$A105]/12; 1) + 1;0))&amp;&quot;:&quot;&amp;CELL(&quot;address&quot;; [$Parameters.$L$70])))" office:value-type="float" office:value="0.284185" calcext:value-type="float">
            <text:p>0.284185</text:p>
          </table:table-cell>
          <table:table-cell table:formula="of:=[.$I105]/INDEX([$Parameters.$M$22:$Parameters.$M$120];  FLOOR([.$A105]/12; 1) + 1;0)" office:value-type="float" office:value="310.321757833461" calcext:value-type="float">
            <text:p>310.321757833461</text:p>
          </table:table-cell>
          <table:table-cell table:formula="of:=[.$J105]/ INDEX([$Parameters.$M$22:$Parameters.$M$120];  FLOOR([.$A105]/12; 1) + 1;0)" office:value-type="float" office:value="952.956707350885" calcext:value-type="float">
            <text:p>952.956707350885</text:p>
          </table:table-cell>
          <table:table-cell table:formula="of:=([.$Q105]-[.$P105])*[$Parameters.$M$70]" office:value-type="float" office:value="10449.2442791533" calcext:value-type="float">
            <text:p>10449.2442791533</text:p>
          </table:table-cell>
          <table:table-cell table:number-columns-repeated="2"/>
        </table:table-row>
        <table:table-row table:style-name="ro1">
          <table:table-cell office:value-type="float" office:value="102" calcext:value-type="float">
            <text:p>102</text:p>
          </table:table-cell>
          <table:table-cell table:formula="of:=([.$B105]-[.$C105])*POWER(1+[$Parameters.$H$4];1/12)+[$Parameters.$C$4]" office:value-type="float" office:value="15900.7977815574" calcext:value-type="float">
            <text:p>15900.7977815574</text:p>
          </table:table-cell>
          <table:table-cell table:formula="of:=IF(MOD([.$A106];12)=1; ([.$B94]+[.$B97]+[.$B100]+[.$B103])/4*(1+[$Parameters.$E$4])*[$Parameters.$F$4]; 0)" office:value-type="float" office:value="0" calcext:value-type="float">
            <text:p>0</text:p>
          </table:table-cell>
          <table:table-cell table:formula="of:=([.$D105]-[.$E105])*POWER(1+[$Parameters.$I$4];1/12)+[$Parameters.$D$4]" office:value-type="float" office:value="66669.0561185044" calcext:value-type="float">
            <text:p>66669.0561185044</text:p>
          </table:table-cell>
          <table:table-cell office:value-type="float" office:value="0" calcext:value-type="float">
            <text:p>0</text:p>
          </table:table-cell>
          <table:table-cell table:formula="of:=[.$D106]-[.$B106]" office:value-type="float" office:value="50768.258336947" calcext:value-type="float">
            <text:p>50768.258336947</text:p>
          </table:table-cell>
          <table:table-cell table:formula="of:=[.$F106]/[.$B106]" office:value-type="float" office:value="3.19281202329551" calcext:value-type="float">
            <text:p>3.19281202329551</text:p>
          </table:table-cell>
          <table:table-cell table:formula="of:=[.$F106]/[.$A106]" office:value-type="float" office:value="497.728022911245" calcext:value-type="float">
            <text:p>497.728022911245</text:p>
          </table:table-cell>
          <table:table-cell table:formula="of:=[.$B106]" office:value-type="float" office:value="15900.7977815574" calcext:value-type="float">
            <text:p>15900.7977815574</text:p>
          </table:table-cell>
          <table:table-cell table:formula="of:=[.$D106]*(1-[.$O106])" office:value-type="float" office:value="47722.7104054672" calcext:value-type="float">
            <text:p>47722.7104054672</text:p>
          </table:table-cell>
          <table:table-cell table:formula="of:=[.$B106]" office:value-type="float" office:value="15900.7977815574" calcext:value-type="float">
            <text:p>15900.7977815574</text:p>
          </table:table-cell>
          <table:table-cell table:formula="of:=IF(FLOOR([.$A106]/12; 1) + 1 &gt;= [$Parameters.$K$70] - [$Parameters.$K$22]; [.$D106] ; 0)" office:value-type="float" office:value="0" calcext:value-type="float">
            <text:p>0</text:p>
          </table:table-cell>
          <table:table-cell table:formula="of:=([$Parameters.$D$4]-[$Parameters.$C$4])*[.$A106]" office:value-type="float" office:value="15402" calcext:value-type="float">
            <text:p>15402</text:p>
          </table:table-cell>
          <table:table-cell table:formula="of:=[.$M106]/([$Parameters.A$4]*[.$A106])" office:value-type="float" office:value="0.00290384615384615" calcext:value-type="float">
            <text:p>0.002903846153846</text:p>
          </table:table-cell>
          <table:table-cell table:formula="of:=SUM(INDIRECT( CELL(&quot;address&quot;;  INDEX([$Parameters.$L$22:$Parameters.$L$74];  FLOOR([.$A106]/12; 1) + 1;0))&amp;&quot;:&quot;&amp;CELL(&quot;address&quot;; [$Parameters.$L$70])))" office:value-type="float" office:value="0.284185" calcext:value-type="float">
            <text:p>0.284185</text:p>
          </table:table-cell>
          <table:table-cell table:formula="of:=[.$I106]/INDEX([$Parameters.$M$22:$Parameters.$M$120];  FLOOR([.$A106]/12; 1) + 1;0)" office:value-type="float" office:value="321.358079659608" calcext:value-type="float">
            <text:p>321.358079659608</text:p>
          </table:table-cell>
          <table:table-cell table:formula="of:=[.$J106]/ INDEX([$Parameters.$M$22:$Parameters.$M$120];  FLOOR([.$A106]/12; 1) + 1;0)" office:value-type="float" office:value="964.484850555118" calcext:value-type="float">
            <text:p>964.484850555118</text:p>
          </table:table-cell>
          <table:table-cell table:formula="of:=([.$Q106]-[.$P106])*[$Parameters.$M$70]" office:value-type="float" office:value="10457.241294761" calcext:value-type="float">
            <text:p>10457.241294761</text:p>
          </table:table-cell>
          <table:table-cell table:number-columns-repeated="2"/>
        </table:table-row>
        <table:table-row table:style-name="ro1">
          <table:table-cell office:value-type="float" office:value="103" calcext:value-type="float">
            <text:p>103</text:p>
          </table:table-cell>
          <table:table-cell table:formula="of:=([.$B106]-[.$C106])*POWER(1+[$Parameters.$H$4];1/12)+[$Parameters.$C$4]" office:value-type="float" office:value="16452.8702862908" calcext:value-type="float">
            <text:p>16452.8702862908</text:p>
          </table:table-cell>
          <table:table-cell table:formula="of:=IF(MOD([.$A107];12)=1; ([.$B95]+[.$B98]+[.$B101]+[.$B104])/4*(1+[$Parameters.$E$4])*[$Parameters.$F$4]; 0)" office:value-type="float" office:value="0" calcext:value-type="float">
            <text:p>0</text:p>
          </table:table-cell>
          <table:table-cell table:formula="of:=([.$D106]-[.$E106])*POWER(1+[$Parameters.$I$4];1/12)+[$Parameters.$D$4]" office:value-type="float" office:value="67469.1741056702" calcext:value-type="float">
            <text:p>67469.1741056702</text:p>
          </table:table-cell>
          <table:table-cell office:value-type="float" office:value="0" calcext:value-type="float">
            <text:p>0</text:p>
          </table:table-cell>
          <table:table-cell table:formula="of:=[.$D107]-[.$B107]" office:value-type="float" office:value="51016.3038193794" calcext:value-type="float">
            <text:p>51016.3038193794</text:p>
          </table:table-cell>
          <table:table-cell table:formula="of:=[.$F107]/[.$B107]" office:value-type="float" office:value="3.10075402842557" calcext:value-type="float">
            <text:p>3.10075402842557</text:p>
          </table:table-cell>
          <table:table-cell table:formula="of:=[.$F107]/[.$A107]" office:value-type="float" office:value="495.303920576499" calcext:value-type="float">
            <text:p>495.303920576499</text:p>
          </table:table-cell>
          <table:table-cell table:formula="of:=[.$B107]" office:value-type="float" office:value="16452.8702862908" calcext:value-type="float">
            <text:p>16452.8702862908</text:p>
          </table:table-cell>
          <table:table-cell table:formula="of:=[.$D107]*(1-[.$O107])" office:value-type="float" office:value="48295.4468624503" calcext:value-type="float">
            <text:p>48295.4468624503</text:p>
          </table:table-cell>
          <table:table-cell table:formula="of:=[.$B107]" office:value-type="float" office:value="16452.8702862908" calcext:value-type="float">
            <text:p>16452.8702862908</text:p>
          </table:table-cell>
          <table:table-cell table:formula="of:=IF(FLOOR([.$A107]/12; 1) + 1 &gt;= [$Parameters.$K$70] - [$Parameters.$K$22]; [.$D107] ; 0)" office:value-type="float" office:value="0" calcext:value-type="float">
            <text:p>0</text:p>
          </table:table-cell>
          <table:table-cell table:formula="of:=([$Parameters.$D$4]-[$Parameters.$C$4])*[.$A107]" office:value-type="float" office:value="15553" calcext:value-type="float">
            <text:p>15553</text:p>
          </table:table-cell>
          <table:table-cell table:formula="of:=[.$M107]/([$Parameters.A$4]*[.$A107])" office:value-type="float" office:value="0.00290384615384615" calcext:value-type="float">
            <text:p>0.002903846153846</text:p>
          </table:table-cell>
          <table:table-cell table:formula="of:=SUM(INDIRECT( CELL(&quot;address&quot;;  INDEX([$Parameters.$L$22:$Parameters.$L$74];  FLOOR([.$A107]/12; 1) + 1;0))&amp;&quot;:&quot;&amp;CELL(&quot;address&quot;; [$Parameters.$L$70])))" office:value-type="float" office:value="0.284185" calcext:value-type="float">
            <text:p>0.284185</text:p>
          </table:table-cell>
          <table:table-cell table:formula="of:=[.$I107]/INDEX([$Parameters.$M$22:$Parameters.$M$120];  FLOOR([.$A107]/12; 1) + 1;0)" office:value-type="float" office:value="332.515567629159" calcext:value-type="float">
            <text:p>332.515567629159</text:p>
          </table:table-cell>
          <table:table-cell table:formula="of:=[.$J107]/ INDEX([$Parameters.$M$22:$Parameters.$M$120];  FLOOR([.$A107]/12; 1) + 1;0)" office:value-type="float" office:value="976.059960841761" calcext:value-type="float">
            <text:p>976.059960841761</text:p>
          </table:table-cell>
          <table:table-cell table:formula="of:=([.$Q107]-[.$P107])*[$Parameters.$M$70]" office:value-type="float" office:value="10464.0318336369" calcext:value-type="float">
            <text:p>10464.0318336369</text:p>
          </table:table-cell>
          <table:table-cell table:number-columns-repeated="2"/>
        </table:table-row>
        <table:table-row table:style-name="ro1">
          <table:table-cell office:value-type="float" office:value="104" calcext:value-type="float">
            <text:p>104</text:p>
          </table:table-cell>
          <table:table-cell table:formula="of:=([.$B107]-[.$C107])*POWER(1+[$Parameters.$H$4];1/12)+[$Parameters.$C$4]" office:value-type="float" office:value="17011.0039133194" calcext:value-type="float">
            <text:p>17011.0039133194</text:p>
          </table:table-cell>
          <table:table-cell table:formula="of:=IF(MOD([.$A108];12)=1; ([.$B96]+[.$B99]+[.$B102]+[.$B105])/4*(1+[$Parameters.$E$4])*[$Parameters.$F$4]; 0)" office:value-type="float" office:value="0" calcext:value-type="float">
            <text:p>0</text:p>
          </table:table-cell>
          <table:table-cell table:formula="of:=([.$D107]-[.$E107])*POWER(1+[$Parameters.$I$4];1/12)+[$Parameters.$D$4]" office:value-type="float" office:value="68272.5518725572" calcext:value-type="float">
            <text:p>68272.5518725572</text:p>
          </table:table-cell>
          <table:table-cell office:value-type="float" office:value="0" calcext:value-type="float">
            <text:p>0</text:p>
          </table:table-cell>
          <table:table-cell table:formula="of:=[.$D108]-[.$B108]" office:value-type="float" office:value="51261.5479592378" calcext:value-type="float">
            <text:p>51261.5479592378</text:p>
          </table:table-cell>
          <table:table-cell table:formula="of:=[.$F108]/[.$B108]" office:value-type="float" office:value="3.01343461094032" calcext:value-type="float">
            <text:p>3.01343461094032</text:p>
          </table:table-cell>
          <table:table-cell table:formula="of:=[.$F108]/[.$A108]" office:value-type="float" office:value="492.899499608056" calcext:value-type="float">
            <text:p>492.899499608056</text:p>
          </table:table-cell>
          <table:table-cell table:formula="of:=[.$B108]" office:value-type="float" office:value="17011.0039133194" calcext:value-type="float">
            <text:p>17011.0039133194</text:p>
          </table:table-cell>
          <table:table-cell table:formula="of:=[.$D108]*(1-[.$O108])" office:value-type="float" office:value="48870.5167186545" calcext:value-type="float">
            <text:p>48870.5167186545</text:p>
          </table:table-cell>
          <table:table-cell table:formula="of:=[.$B108]" office:value-type="float" office:value="17011.0039133194" calcext:value-type="float">
            <text:p>17011.0039133194</text:p>
          </table:table-cell>
          <table:table-cell table:formula="of:=IF(FLOOR([.$A108]/12; 1) + 1 &gt;= [$Parameters.$K$70] - [$Parameters.$K$22]; [.$D108] ; 0)" office:value-type="float" office:value="0" calcext:value-type="float">
            <text:p>0</text:p>
          </table:table-cell>
          <table:table-cell table:formula="of:=([$Parameters.$D$4]-[$Parameters.$C$4])*[.$A108]" office:value-type="float" office:value="15704" calcext:value-type="float">
            <text:p>15704</text:p>
          </table:table-cell>
          <table:table-cell table:formula="of:=[.$M108]/([$Parameters.A$4]*[.$A108])" office:value-type="float" office:value="0.00290384615384615" calcext:value-type="float">
            <text:p>0.002903846153846</text:p>
          </table:table-cell>
          <table:table-cell table:formula="of:=SUM(INDIRECT( CELL(&quot;address&quot;;  INDEX([$Parameters.$L$22:$Parameters.$L$74];  FLOOR([.$A108]/12; 1) + 1;0))&amp;&quot;:&quot;&amp;CELL(&quot;address&quot;; [$Parameters.$L$70])))" office:value-type="float" office:value="0.284185" calcext:value-type="float">
            <text:p>0.284185</text:p>
          </table:table-cell>
          <table:table-cell table:formula="of:=[.$I108]/INDEX([$Parameters.$M$22:$Parameters.$M$120];  FLOOR([.$A108]/12; 1) + 1;0)" office:value-type="float" office:value="343.795552007263" calcext:value-type="float">
            <text:p>343.795552007263</text:p>
          </table:table-cell>
          <table:table-cell table:formula="of:=[.$J108]/ INDEX([$Parameters.$M$22:$Parameters.$M$120];  FLOOR([.$A108]/12; 1) + 1;0)" office:value-type="float" office:value="987.68222956052" calcext:value-type="float">
            <text:p>987.68222956052</text:p>
          </table:table-cell>
          <table:table-cell table:formula="of:=([.$Q108]-[.$P108])*[$Parameters.$M$70]" office:value-type="float" office:value="10469.597377016" calcext:value-type="float">
            <text:p>10469.597377016</text:p>
          </table:table-cell>
          <table:table-cell table:number-columns-repeated="2"/>
        </table:table-row>
        <table:table-row table:style-name="ro1">
          <table:table-cell office:value-type="float" office:value="105" calcext:value-type="float">
            <text:p>105</text:p>
          </table:table-cell>
          <table:table-cell table:formula="of:=([.$B108]-[.$C108])*POWER(1+[$Parameters.$H$4];1/12)+[$Parameters.$C$4]" office:value-type="float" office:value="17575.2652068075" calcext:value-type="float">
            <text:p>17575.2652068075</text:p>
          </table:table-cell>
          <table:table-cell table:formula="of:=IF(MOD([.$A109];12)=1; ([.$B97]+[.$B100]+[.$B103]+[.$B106])/4*(1+[$Parameters.$E$4])*[$Parameters.$F$4]; 0)" office:value-type="float" office:value="0" calcext:value-type="float">
            <text:p>0</text:p>
          </table:table-cell>
          <table:table-cell table:formula="of:=([.$D108]-[.$E108])*POWER(1+[$Parameters.$I$4];1/12)+[$Parameters.$D$4]" office:value-type="float" office:value="69079.2026999115" calcext:value-type="float">
            <text:p>69079.2026999115</text:p>
          </table:table-cell>
          <table:table-cell office:value-type="float" office:value="0" calcext:value-type="float">
            <text:p>0</text:p>
          </table:table-cell>
          <table:table-cell table:formula="of:=[.$D109]-[.$B109]" office:value-type="float" office:value="51503.937493104" calcext:value-type="float">
            <text:p>51503.937493104</text:p>
          </table:table-cell>
          <table:table-cell table:formula="of:=[.$F109]/[.$B109]" office:value-type="float" office:value="2.9304785382786" calcext:value-type="float">
            <text:p>2.9304785382786</text:p>
          </table:table-cell>
          <table:table-cell table:formula="of:=[.$F109]/[.$A109]" office:value-type="float" office:value="490.513690410515" calcext:value-type="float">
            <text:p>490.513690410515</text:p>
          </table:table-cell>
          <table:table-cell table:formula="of:=[.$B109]" office:value-type="float" office:value="17575.2652068075" calcext:value-type="float">
            <text:p>17575.2652068075</text:p>
          </table:table-cell>
          <table:table-cell table:formula="of:=[.$D109]*(1-[.$O109])" office:value-type="float" office:value="49447.9294806372" calcext:value-type="float">
            <text:p>49447.9294806372</text:p>
          </table:table-cell>
          <table:table-cell table:formula="of:=[.$B109]" office:value-type="float" office:value="17575.2652068075" calcext:value-type="float">
            <text:p>17575.2652068075</text:p>
          </table:table-cell>
          <table:table-cell table:formula="of:=IF(FLOOR([.$A109]/12; 1) + 1 &gt;= [$Parameters.$K$70] - [$Parameters.$K$22]; [.$D109] ; 0)" office:value-type="float" office:value="0" calcext:value-type="float">
            <text:p>0</text:p>
          </table:table-cell>
          <table:table-cell table:formula="of:=([$Parameters.$D$4]-[$Parameters.$C$4])*[.$A109]" office:value-type="float" office:value="15855" calcext:value-type="float">
            <text:p>15855</text:p>
          </table:table-cell>
          <table:table-cell table:formula="of:=[.$M109]/([$Parameters.A$4]*[.$A109])" office:value-type="float" office:value="0.00290384615384615" calcext:value-type="float">
            <text:p>0.002903846153846</text:p>
          </table:table-cell>
          <table:table-cell table:formula="of:=SUM(INDIRECT( CELL(&quot;address&quot;;  INDEX([$Parameters.$L$22:$Parameters.$L$74];  FLOOR([.$A109]/12; 1) + 1;0))&amp;&quot;:&quot;&amp;CELL(&quot;address&quot;; [$Parameters.$L$70])))" office:value-type="float" office:value="0.284185" calcext:value-type="float">
            <text:p>0.284185</text:p>
          </table:table-cell>
          <table:table-cell table:formula="of:=[.$I109]/INDEX([$Parameters.$M$22:$Parameters.$M$120];  FLOOR([.$A109]/12; 1) + 1;0)" office:value-type="float" office:value="355.199377663854" calcext:value-type="float">
            <text:p>355.199377663854</text:p>
          </table:table-cell>
          <table:table-cell table:formula="of:=[.$J109]/ INDEX([$Parameters.$M$22:$Parameters.$M$120];  FLOOR([.$A109]/12; 1) + 1;0)" office:value-type="float" office:value="999.351848840687" calcext:value-type="float">
            <text:p>999.351848840687</text:p>
          </table:table-cell>
          <table:table-cell table:formula="of:=([.$Q109]-[.$P109])*[$Parameters.$M$70]" office:value-type="float" office:value="10473.9191813353" calcext:value-type="float">
            <text:p>10473.9191813353</text:p>
          </table:table-cell>
          <table:table-cell table:number-columns-repeated="2"/>
        </table:table-row>
        <table:table-row table:style-name="ro1">
          <table:table-cell office:value-type="float" office:value="106" calcext:value-type="float">
            <text:p>106</text:p>
          </table:table-cell>
          <table:table-cell table:formula="of:=([.$B109]-[.$C109])*POWER(1+[$Parameters.$H$4];1/12)+[$Parameters.$C$4]" office:value-type="float" office:value="18145.7214414981" calcext:value-type="float">
            <text:p>18145.7214414981</text:p>
          </table:table-cell>
          <table:table-cell table:formula="of:=IF(MOD([.$A110];12)=1; ([.$B98]+[.$B101]+[.$B104]+[.$B107])/4*(1+[$Parameters.$E$4])*[$Parameters.$F$4]; 0)" office:value-type="float" office:value="0" calcext:value-type="float">
            <text:p>0</text:p>
          </table:table-cell>
          <table:table-cell table:formula="of:=([.$D109]-[.$E109])*POWER(1+[$Parameters.$I$4];1/12)+[$Parameters.$D$4]" office:value-type="float" office:value="69889.1399225867" calcext:value-type="float">
            <text:p>69889.1399225867</text:p>
          </table:table-cell>
          <table:table-cell office:value-type="float" office:value="0" calcext:value-type="float">
            <text:p>0</text:p>
          </table:table-cell>
          <table:table-cell table:formula="of:=[.$D110]-[.$B110]" office:value-type="float" office:value="51743.4184810886" calcext:value-type="float">
            <text:p>51743.4184810886</text:p>
          </table:table-cell>
          <table:table-cell table:formula="of:=[.$F110]/[.$B110]" office:value-type="float" office:value="2.85154925627563" calcext:value-type="float">
            <text:p>2.85154925627563</text:p>
          </table:table-cell>
          <table:table-cell table:formula="of:=[.$F110]/[.$A110]" office:value-type="float" office:value="488.145457368761" calcext:value-type="float">
            <text:p>488.145457368761</text:p>
          </table:table-cell>
          <table:table-cell table:formula="of:=[.$B110]" office:value-type="float" office:value="18145.7214414981" calcext:value-type="float">
            <text:p>18145.7214414981</text:p>
          </table:table-cell>
          <table:table-cell table:formula="of:=[.$D110]*(1-[.$O110])" office:value-type="float" office:value="50027.6946936864" calcext:value-type="float">
            <text:p>50027.6946936864</text:p>
          </table:table-cell>
          <table:table-cell table:formula="of:=[.$B110]" office:value-type="float" office:value="18145.7214414981" calcext:value-type="float">
            <text:p>18145.7214414981</text:p>
          </table:table-cell>
          <table:table-cell table:formula="of:=IF(FLOOR([.$A110]/12; 1) + 1 &gt;= [$Parameters.$K$70] - [$Parameters.$K$22]; [.$D110] ; 0)" office:value-type="float" office:value="0" calcext:value-type="float">
            <text:p>0</text:p>
          </table:table-cell>
          <table:table-cell table:formula="of:=([$Parameters.$D$4]-[$Parameters.$C$4])*[.$A110]" office:value-type="float" office:value="16006" calcext:value-type="float">
            <text:p>16006</text:p>
          </table:table-cell>
          <table:table-cell table:formula="of:=[.$M110]/([$Parameters.A$4]*[.$A110])" office:value-type="float" office:value="0.00290384615384615" calcext:value-type="float">
            <text:p>0.002903846153846</text:p>
          </table:table-cell>
          <table:table-cell table:formula="of:=SUM(INDIRECT( CELL(&quot;address&quot;;  INDEX([$Parameters.$L$22:$Parameters.$L$74];  FLOOR([.$A110]/12; 1) + 1;0))&amp;&quot;:&quot;&amp;CELL(&quot;address&quot;; [$Parameters.$L$70])))" office:value-type="float" office:value="0.284185" calcext:value-type="float">
            <text:p>0.284185</text:p>
          </table:table-cell>
          <table:table-cell table:formula="of:=[.$I110]/INDEX([$Parameters.$M$22:$Parameters.$M$120];  FLOOR([.$A110]/12; 1) + 1;0)" office:value-type="float" office:value="366.728404233995" calcext:value-type="float">
            <text:p>366.728404233995</text:p>
          </table:table-cell>
          <table:table-cell table:formula="of:=[.$J110]/ INDEX([$Parameters.$M$22:$Parameters.$M$120];  FLOOR([.$A110]/12; 1) + 1;0)" office:value-type="float" office:value="1011.06901159431" calcext:value-type="float">
            <text:p>1011.06901159431</text:p>
          </table:table-cell>
          <table:table-cell table:formula="of:=([.$Q110]-[.$P110])*[$Parameters.$M$70]" office:value-type="float" office:value="10476.9782756787" calcext:value-type="float">
            <text:p>10476.9782756787</text:p>
          </table:table-cell>
          <table:table-cell table:number-columns-repeated="2"/>
        </table:table-row>
        <table:table-row table:style-name="ro1">
          <table:table-cell office:value-type="float" office:value="107" calcext:value-type="float">
            <text:p>107</text:p>
          </table:table-cell>
          <table:table-cell table:formula="of:=([.$B110]-[.$C110])*POWER(1+[$Parameters.$H$4];1/12)+[$Parameters.$C$4]" office:value-type="float" office:value="18722.4406307334" calcext:value-type="float">
            <text:p>18722.4406307334</text:p>
          </table:table-cell>
          <table:table-cell table:formula="of:=IF(MOD([.$A111];12)=1; ([.$B99]+[.$B102]+[.$B105]+[.$B108])/4*(1+[$Parameters.$E$4])*[$Parameters.$F$4]; 0)" office:value-type="float" office:value="0" calcext:value-type="float">
            <text:p>0</text:p>
          </table:table-cell>
          <table:table-cell table:formula="of:=([.$D110]-[.$E110])*POWER(1+[$Parameters.$I$4];1/12)+[$Parameters.$D$4]" office:value-type="float" office:value="70702.3769297641" calcext:value-type="float">
            <text:p>70702.3769297641</text:p>
          </table:table-cell>
          <table:table-cell office:value-type="float" office:value="0" calcext:value-type="float">
            <text:p>0</text:p>
          </table:table-cell>
          <table:table-cell table:formula="of:=[.$D111]-[.$B111]" office:value-type="float" office:value="51979.9362990307" calcext:value-type="float">
            <text:p>51979.9362990307</text:p>
          </table:table-cell>
          <table:table-cell table:formula="of:=[.$F111]/[.$B111]" office:value-type="float" office:value="2.77634403143489" calcext:value-type="float">
            <text:p>2.77634403143489</text:p>
          </table:table-cell>
          <table:table-cell table:formula="of:=[.$F111]/[.$A111]" office:value-type="float" office:value="485.793797187203" calcext:value-type="float">
            <text:p>485.793797187203</text:p>
          </table:table-cell>
          <table:table-cell table:formula="of:=[.$B111]" office:value-type="float" office:value="18722.4406307334" calcext:value-type="float">
            <text:p>18722.4406307334</text:p>
          </table:table-cell>
          <table:table-cell table:formula="of:=[.$D111]*(1-[.$O111])" office:value-type="float" office:value="50609.8219419791" calcext:value-type="float">
            <text:p>50609.8219419791</text:p>
          </table:table-cell>
          <table:table-cell table:formula="of:=[.$B111]" office:value-type="float" office:value="18722.4406307334" calcext:value-type="float">
            <text:p>18722.4406307334</text:p>
          </table:table-cell>
          <table:table-cell table:formula="of:=IF(FLOOR([.$A111]/12; 1) + 1 &gt;= [$Parameters.$K$70] - [$Parameters.$K$22]; [.$D111] ; 0)" office:value-type="float" office:value="0" calcext:value-type="float">
            <text:p>0</text:p>
          </table:table-cell>
          <table:table-cell table:formula="of:=([$Parameters.$D$4]-[$Parameters.$C$4])*[.$A111]" office:value-type="float" office:value="16157" calcext:value-type="float">
            <text:p>16157</text:p>
          </table:table-cell>
          <table:table-cell table:formula="of:=[.$M111]/([$Parameters.A$4]*[.$A111])" office:value-type="float" office:value="0.00290384615384615" calcext:value-type="float">
            <text:p>0.002903846153846</text:p>
          </table:table-cell>
          <table:table-cell table:formula="of:=SUM(INDIRECT( CELL(&quot;address&quot;;  INDEX([$Parameters.$L$22:$Parameters.$L$74];  FLOOR([.$A111]/12; 1) + 1;0))&amp;&quot;:&quot;&amp;CELL(&quot;address&quot;; [$Parameters.$L$70])))" office:value-type="float" office:value="0.284185" calcext:value-type="float">
            <text:p>0.284185</text:p>
          </table:table-cell>
          <table:table-cell table:formula="of:=[.$I111]/INDEX([$Parameters.$M$22:$Parameters.$M$120];  FLOOR([.$A111]/12; 1) + 1;0)" office:value-type="float" office:value="378.38400627998" calcext:value-type="float">
            <text:p>378.38400627998</text:p>
          </table:table-cell>
          <table:table-cell table:formula="of:=[.$J111]/ INDEX([$Parameters.$M$22:$Parameters.$M$120];  FLOOR([.$A111]/12; 1) + 1;0)" office:value-type="float" office:value="1022.83391151938" calcext:value-type="float">
            <text:p>1022.83391151938</text:p>
          </table:table-cell>
          <table:table-cell table:formula="of:=([.$Q111]-[.$P111])*[$Parameters.$M$70]" office:value-type="float" office:value="10478.7554591927" calcext:value-type="float">
            <text:p>10478.7554591927</text:p>
          </table:table-cell>
          <table:table-cell table:number-columns-repeated="2"/>
        </table:table-row>
        <table:table-row table:style-name="ro1">
          <table:table-cell office:value-type="float" office:value="108" calcext:value-type="float">
            <text:p>108</text:p>
          </table:table-cell>
          <table:table-cell table:formula="of:=([.$B111]-[.$C111])*POWER(1+[$Parameters.$H$4];1/12)+[$Parameters.$C$4]" office:value-type="float" office:value="19305.4915345641" calcext:value-type="float">
            <text:p>19305.4915345641</text:p>
          </table:table-cell>
          <table:table-cell table:formula="of:=IF(MOD([.$A112];12)=1; ([.$B100]+[.$B103]+[.$B106]+[.$B109])/4*(1+[$Parameters.$E$4])*[$Parameters.$F$4]; 0)" office:value-type="float" office:value="0" calcext:value-type="float">
            <text:p>0</text:p>
          </table:table-cell>
          <table:table-cell table:formula="of:=([.$D111]-[.$E111])*POWER(1+[$Parameters.$I$4];1/12)+[$Parameters.$D$4]" office:value-type="float" office:value="71518.9271651741" calcext:value-type="float">
            <text:p>71518.9271651741</text:p>
          </table:table-cell>
          <table:table-cell office:value-type="float" office:value="0" calcext:value-type="float">
            <text:p>0</text:p>
          </table:table-cell>
          <table:table-cell table:formula="of:=[.$D112]-[.$B112]" office:value-type="float" office:value="52213.43563061" calcext:value-type="float">
            <text:p>52213.43563061</text:p>
          </table:table-cell>
          <table:table-cell table:formula="of:=[.$F112]/[.$B112]" office:value-type="float" office:value="2.70458980736793" calcext:value-type="float">
            <text:p>2.70458980736793</text:p>
          </table:table-cell>
          <table:table-cell table:formula="of:=[.$F112]/[.$A112]" office:value-type="float" office:value="483.457737320463" calcext:value-type="float">
            <text:p>483.457737320463</text:p>
          </table:table-cell>
          <table:table-cell table:formula="of:=[.$B112]" office:value-type="float" office:value="19305.4915345641" calcext:value-type="float">
            <text:p>19305.4915345641</text:p>
          </table:table-cell>
          <table:table-cell table:formula="of:=[.$D112]*(1-[.$O112])" office:value-type="float" office:value="51329.0625075183" calcext:value-type="float">
            <text:p>51329.0625075183</text:p>
          </table:table-cell>
          <table:table-cell table:formula="of:=[.$B112]" office:value-type="float" office:value="19305.4915345641" calcext:value-type="float">
            <text:p>19305.4915345641</text:p>
          </table:table-cell>
          <table:table-cell table:formula="of:=IF(FLOOR([.$A112]/12; 1) + 1 &gt;= [$Parameters.$K$70] - [$Parameters.$K$22]; [.$D112] ; 0)" office:value-type="float" office:value="0" calcext:value-type="float">
            <text:p>0</text:p>
          </table:table-cell>
          <table:table-cell table:formula="of:=([$Parameters.$D$4]-[$Parameters.$C$4])*[.$A112]" office:value-type="float" office:value="16308" calcext:value-type="float">
            <text:p>16308</text:p>
          </table:table-cell>
          <table:table-cell table:formula="of:=[.$M112]/([$Parameters.A$4]*[.$A112])" office:value-type="float" office:value="0.00290384615384615" calcext:value-type="float">
            <text:p>0.002903846153846</text:p>
          </table:table-cell>
          <table:table-cell table:formula="of:=SUM(INDIRECT( CELL(&quot;address&quot;;  INDEX([$Parameters.$L$22:$Parameters.$L$74];  FLOOR([.$A112]/12; 1) + 1;0))&amp;&quot;:&quot;&amp;CELL(&quot;address&quot;; [$Parameters.$L$70])))" office:value-type="float" office:value="0.282301" calcext:value-type="float">
            <text:p>0.282301</text:p>
          </table:table-cell>
          <table:table-cell table:formula="of:=[.$I112]/INDEX([$Parameters.$M$22:$Parameters.$M$120];  FLOOR([.$A112]/12; 1) + 1;0)" office:value-type="float" office:value="397.477692702576" calcext:value-type="float">
            <text:p>397.477692702576</text:p>
          </table:table-cell>
          <table:table-cell table:formula="of:=[.$J112]/ INDEX([$Parameters.$M$22:$Parameters.$M$120];  FLOOR([.$A112]/12; 1) + 1;0)" office:value-type="float" office:value="1056.8058988577" calcext:value-type="float">
            <text:p>1056.8058988577</text:p>
          </table:table-cell>
          <table:table-cell table:formula="of:=([.$Q112]-[.$P112])*[$Parameters.$M$70]" office:value-type="float" office:value="10720.6766320822" calcext:value-type="float">
            <text:p>10720.6766320822</text:p>
          </table:table-cell>
          <table:table-cell table:number-columns-repeated="2"/>
        </table:table-row>
        <table:table-row table:style-name="ro1">
          <table:table-cell office:value-type="float" office:value="109" calcext:value-type="float">
            <text:p>109</text:p>
          </table:table-cell>
          <table:table-cell table:formula="of:=([.$B112]-[.$C112])*POWER(1+[$Parameters.$H$4];1/12)+[$Parameters.$C$4]" office:value-type="float" office:value="19894.9436679474" calcext:value-type="float">
            <text:p>19894.9436679474</text:p>
          </table:table-cell>
          <table:table-cell table:formula="of:=IF(MOD([.$A113];12)=1; ([.$B101]+[.$B104]+[.$B107]+[.$B110])/4*(1+[$Parameters.$E$4])*[$Parameters.$F$4]; 0)" office:value-type="float" office:value="6454.22783816223" calcext:value-type="float">
            <text:p>6454.22783816223</text:p>
          </table:table-cell>
          <table:table-cell table:formula="of:=([.$D112]-[.$E112])*POWER(1+[$Parameters.$I$4];1/12)+[$Parameters.$D$4]" office:value-type="float" office:value="72338.8041273187" calcext:value-type="float">
            <text:p>72338.8041273187</text:p>
          </table:table-cell>
          <table:table-cell office:value-type="float" office:value="0" calcext:value-type="float">
            <text:p>0</text:p>
          </table:table-cell>
          <table:table-cell table:formula="of:=[.$D113]-[.$B113]" office:value-type="float" office:value="52443.8604593713" calcext:value-type="float">
            <text:p>52443.8604593713</text:p>
          </table:table-cell>
          <table:table-cell table:formula="of:=[.$F113]/[.$B113]" office:value-type="float" office:value="2.63603965583794" calcext:value-type="float">
            <text:p>2.63603965583794</text:p>
          </table:table-cell>
          <table:table-cell table:formula="of:=[.$F113]/[.$A113]" office:value-type="float" office:value="481.136334489645" calcext:value-type="float">
            <text:p>481.136334489645</text:p>
          </table:table-cell>
          <table:table-cell table:formula="of:=[.$B113]" office:value-type="float" office:value="19894.9436679474" calcext:value-type="float">
            <text:p>19894.9436679474</text:p>
          </table:table-cell>
          <table:table-cell table:formula="of:=[.$D113]*(1-[.$O113])" office:value-type="float" office:value="51917.4873833725" calcext:value-type="float">
            <text:p>51917.4873833725</text:p>
          </table:table-cell>
          <table:table-cell table:formula="of:=[.$B113]" office:value-type="float" office:value="19894.9436679474" calcext:value-type="float">
            <text:p>19894.9436679474</text:p>
          </table:table-cell>
          <table:table-cell table:formula="of:=IF(FLOOR([.$A113]/12; 1) + 1 &gt;= [$Parameters.$K$70] - [$Parameters.$K$22]; [.$D113] ; 0)" office:value-type="float" office:value="0" calcext:value-type="float">
            <text:p>0</text:p>
          </table:table-cell>
          <table:table-cell table:formula="of:=([$Parameters.$D$4]-[$Parameters.$C$4])*[.$A113]" office:value-type="float" office:value="16459" calcext:value-type="float">
            <text:p>16459</text:p>
          </table:table-cell>
          <table:table-cell table:formula="of:=[.$M113]/([$Parameters.A$4]*[.$A113])" office:value-type="float" office:value="0.00290384615384615" calcext:value-type="float">
            <text:p>0.002903846153846</text:p>
          </table:table-cell>
          <table:table-cell table:formula="of:=SUM(INDIRECT( CELL(&quot;address&quot;;  INDEX([$Parameters.$L$22:$Parameters.$L$74];  FLOOR([.$A113]/12; 1) + 1;0))&amp;&quot;:&quot;&amp;CELL(&quot;address&quot;; [$Parameters.$L$70])))" office:value-type="float" office:value="0.282301" calcext:value-type="float">
            <text:p>0.282301</text:p>
          </table:table-cell>
          <table:table-cell table:formula="of:=[.$I113]/INDEX([$Parameters.$M$22:$Parameters.$M$120];  FLOOR([.$A113]/12; 1) + 1;0)" office:value-type="float" office:value="409.613828864473" calcext:value-type="float">
            <text:p>409.613828864473</text:p>
          </table:table-cell>
          <table:table-cell table:formula="of:=[.$J113]/ INDEX([$Parameters.$M$22:$Parameters.$M$120];  FLOOR([.$A113]/12; 1) + 1;0)" office:value-type="float" office:value="1068.92088497782" calcext:value-type="float">
            <text:p>1068.92088497782</text:p>
          </table:table-cell>
          <table:table-cell table:formula="of:=([.$Q113]-[.$P113])*[$Parameters.$M$70]" office:value-type="float" office:value="10720.332732403" calcext:value-type="float">
            <text:p>10720.332732403</text:p>
          </table:table-cell>
          <table:table-cell table:number-columns-repeated="2"/>
        </table:table-row>
        <table:table-row table:style-name="ro1">
          <table:table-cell office:value-type="float" office:value="110" calcext:value-type="float">
            <text:p>110</text:p>
          </table:table-cell>
          <table:table-cell table:formula="of:=([.$B113]-[.$C113])*POWER(1+[$Parameters.$H$4];1/12)+[$Parameters.$C$4]" office:value-type="float" office:value="13965.7794589848" calcext:value-type="float">
            <text:p>13965.7794589848</text:p>
          </table:table-cell>
          <table:table-cell table:formula="of:=IF(MOD([.$A114];12)=1; ([.$B102]+[.$B105]+[.$B108]+[.$B111])/4*(1+[$Parameters.$E$4])*[$Parameters.$F$4]; 0)" office:value-type="float" office:value="0" calcext:value-type="float">
            <text:p>0</text:p>
          </table:table-cell>
          <table:table-cell table:formula="of:=([.$D113]-[.$E113])*POWER(1+[$Parameters.$I$4];1/12)+[$Parameters.$D$4]" office:value-type="float" office:value="73162.0213696945" calcext:value-type="float">
            <text:p>73162.0213696945</text:p>
          </table:table-cell>
          <table:table-cell office:value-type="float" office:value="0" calcext:value-type="float">
            <text:p>0</text:p>
          </table:table-cell>
          <table:table-cell table:formula="of:=[.$D114]-[.$B114]" office:value-type="float" office:value="59196.2419107098" calcext:value-type="float">
            <text:p>59196.2419107098</text:p>
          </table:table-cell>
          <table:table-cell table:formula="of:=[.$F114]/[.$B114]" office:value-type="float" office:value="4.23866366245862" calcext:value-type="float">
            <text:p>4.23866366245862</text:p>
          </table:table-cell>
          <table:table-cell table:formula="of:=[.$F114]/[.$A114]" office:value-type="float" office:value="538.147653733725" calcext:value-type="float">
            <text:p>538.147653733725</text:p>
          </table:table-cell>
          <table:table-cell table:formula="of:=[.$B114]" office:value-type="float" office:value="13965.7794589848" calcext:value-type="float">
            <text:p>13965.7794589848</text:p>
          </table:table-cell>
          <table:table-cell table:formula="of:=[.$D114]*(1-[.$O114])" office:value-type="float" office:value="52508.3095750084" calcext:value-type="float">
            <text:p>52508.3095750084</text:p>
          </table:table-cell>
          <table:table-cell table:formula="of:=[.$B114]" office:value-type="float" office:value="13965.7794589848" calcext:value-type="float">
            <text:p>13965.7794589848</text:p>
          </table:table-cell>
          <table:table-cell table:formula="of:=IF(FLOOR([.$A114]/12; 1) + 1 &gt;= [$Parameters.$K$70] - [$Parameters.$K$22]; [.$D114] ; 0)" office:value-type="float" office:value="0" calcext:value-type="float">
            <text:p>0</text:p>
          </table:table-cell>
          <table:table-cell table:formula="of:=([$Parameters.$D$4]-[$Parameters.$C$4])*[.$A114]" office:value-type="float" office:value="16610" calcext:value-type="float">
            <text:p>16610</text:p>
          </table:table-cell>
          <table:table-cell table:formula="of:=[.$M114]/([$Parameters.A$4]*[.$A114])" office:value-type="float" office:value="0.00290384615384615" calcext:value-type="float">
            <text:p>0.002903846153846</text:p>
          </table:table-cell>
          <table:table-cell table:formula="of:=SUM(INDIRECT( CELL(&quot;address&quot;;  INDEX([$Parameters.$L$22:$Parameters.$L$74];  FLOOR([.$A114]/12; 1) + 1;0))&amp;&quot;:&quot;&amp;CELL(&quot;address&quot;; [$Parameters.$L$70])))" office:value-type="float" office:value="0.282301" calcext:value-type="float">
            <text:p>0.282301</text:p>
          </table:table-cell>
          <table:table-cell table:formula="of:=[.$I114]/INDEX([$Parameters.$M$22:$Parameters.$M$120];  FLOOR([.$A114]/12; 1) + 1;0)" office:value-type="float" office:value="287.539210602939" calcext:value-type="float">
            <text:p>287.539210602939</text:p>
          </table:table-cell>
          <table:table-cell table:formula="of:=[.$J114]/ INDEX([$Parameters.$M$22:$Parameters.$M$120];  FLOOR([.$A114]/12; 1) + 1;0)" office:value-type="float" office:value="1081.08522905103" calcext:value-type="float">
            <text:p>1081.08522905103</text:p>
          </table:table-cell>
          <table:table-cell table:formula="of:=([.$Q114]-[.$P114])*[$Parameters.$M$70]" office:value-type="float" office:value="12903.0582599659" calcext:value-type="float">
            <text:p>12903.0582599659</text:p>
          </table:table-cell>
          <table:table-cell table:number-columns-repeated="2"/>
        </table:table-row>
        <table:table-row table:style-name="ro1">
          <table:table-cell office:value-type="float" office:value="111" calcext:value-type="float">
            <text:p>111</text:p>
          </table:table-cell>
          <table:table-cell table:formula="of:=([.$B114]-[.$C114])*POWER(1+[$Parameters.$H$4];1/12)+[$Parameters.$C$4]" office:value-type="float" office:value="14496.6076840337" calcext:value-type="float">
            <text:p>14496.6076840337</text:p>
          </table:table-cell>
          <table:table-cell table:formula="of:=IF(MOD([.$A115];12)=1; ([.$B103]+[.$B106]+[.$B109]+[.$B112])/4*(1+[$Parameters.$E$4])*[$Parameters.$F$4]; 0)" office:value-type="float" office:value="0" calcext:value-type="float">
            <text:p>0</text:p>
          </table:table-cell>
          <table:table-cell table:formula="of:=([.$D114]-[.$E114])*POWER(1+[$Parameters.$I$4];1/12)+[$Parameters.$D$4]" office:value-type="float" office:value="73988.5925010166" calcext:value-type="float">
            <text:p>73988.5925010166</text:p>
          </table:table-cell>
          <table:table-cell office:value-type="float" office:value="0" calcext:value-type="float">
            <text:p>0</text:p>
          </table:table-cell>
          <table:table-cell table:formula="of:=[.$D115]-[.$B115]" office:value-type="float" office:value="59491.9848169829" calcext:value-type="float">
            <text:p>59491.9848169829</text:p>
          </table:table-cell>
          <table:table-cell table:formula="of:=[.$F115]/[.$B115]" office:value-type="float" office:value="4.10385561323468" calcext:value-type="float">
            <text:p>4.10385561323468</text:p>
          </table:table-cell>
          <table:table-cell table:formula="of:=[.$F115]/[.$A115]" office:value-type="float" office:value="535.963827180026" calcext:value-type="float">
            <text:p>535.963827180026</text:p>
          </table:table-cell>
          <table:table-cell table:formula="of:=[.$B115]" office:value-type="float" office:value="14496.6076840337" calcext:value-type="float">
            <text:p>14496.6076840337</text:p>
          </table:table-cell>
          <table:table-cell table:formula="of:=[.$D115]*(1-[.$O115])" office:value-type="float" office:value="53101.5388493871" calcext:value-type="float">
            <text:p>53101.5388493871</text:p>
          </table:table-cell>
          <table:table-cell table:formula="of:=[.$B115]" office:value-type="float" office:value="14496.6076840337" calcext:value-type="float">
            <text:p>14496.6076840337</text:p>
          </table:table-cell>
          <table:table-cell table:formula="of:=IF(FLOOR([.$A115]/12; 1) + 1 &gt;= [$Parameters.$K$70] - [$Parameters.$K$22]; [.$D115] ; 0)" office:value-type="float" office:value="0" calcext:value-type="float">
            <text:p>0</text:p>
          </table:table-cell>
          <table:table-cell table:formula="of:=([$Parameters.$D$4]-[$Parameters.$C$4])*[.$A115]" office:value-type="float" office:value="16761" calcext:value-type="float">
            <text:p>16761</text:p>
          </table:table-cell>
          <table:table-cell table:formula="of:=[.$M115]/([$Parameters.A$4]*[.$A115])" office:value-type="float" office:value="0.00290384615384615" calcext:value-type="float">
            <text:p>0.002903846153846</text:p>
          </table:table-cell>
          <table:table-cell table:formula="of:=SUM(INDIRECT( CELL(&quot;address&quot;;  INDEX([$Parameters.$L$22:$Parameters.$L$74];  FLOOR([.$A115]/12; 1) + 1;0))&amp;&quot;:&quot;&amp;CELL(&quot;address&quot;; [$Parameters.$L$70])))" office:value-type="float" office:value="0.282301" calcext:value-type="float">
            <text:p>0.282301</text:p>
          </table:table-cell>
          <table:table-cell table:formula="of:=[.$I115]/INDEX([$Parameters.$M$22:$Parameters.$M$120];  FLOOR([.$A115]/12; 1) + 1;0)" office:value-type="float" office:value="298.468348446237" calcext:value-type="float">
            <text:p>298.468348446237</text:p>
          </table:table-cell>
          <table:table-cell table:formula="of:=[.$J115]/ INDEX([$Parameters.$M$22:$Parameters.$M$120];  FLOOR([.$A115]/12; 1) + 1;0)" office:value-type="float" office:value="1093.29913216774" calcext:value-type="float">
            <text:p>1093.29913216774</text:p>
          </table:table-cell>
          <table:table-cell table:formula="of:=([.$Q115]-[.$P115])*[$Parameters.$M$70]" office:value-type="float" office:value="12923.9485433116" calcext:value-type="float">
            <text:p>12923.9485433116</text:p>
          </table:table-cell>
          <table:table-cell table:number-columns-repeated="2"/>
        </table:table-row>
        <table:table-row table:style-name="ro1">
          <table:table-cell office:value-type="float" office:value="112" calcext:value-type="float">
            <text:p>112</text:p>
          </table:table-cell>
          <table:table-cell table:formula="of:=([.$B115]-[.$C115])*POWER(1+[$Parameters.$H$4];1/12)+[$Parameters.$C$4]" office:value-type="float" office:value="15033.2637935765" calcext:value-type="float">
            <text:p>15033.2637935765</text:p>
          </table:table-cell>
          <table:table-cell table:formula="of:=IF(MOD([.$A116];12)=1; ([.$B104]+[.$B107]+[.$B110]+[.$B113])/4*(1+[$Parameters.$E$4])*[$Parameters.$F$4]; 0)" office:value-type="float" office:value="0" calcext:value-type="float">
            <text:p>0</text:p>
          </table:table-cell>
          <table:table-cell table:formula="of:=([.$D115]-[.$E115])*POWER(1+[$Parameters.$I$4];1/12)+[$Parameters.$D$4]" office:value-type="float" office:value="74818.5311854436" calcext:value-type="float">
            <text:p>74818.5311854436</text:p>
          </table:table-cell>
          <table:table-cell office:value-type="float" office:value="0" calcext:value-type="float">
            <text:p>0</text:p>
          </table:table-cell>
          <table:table-cell table:formula="of:=[.$D116]-[.$B116]" office:value-type="float" office:value="59785.2673918672" calcext:value-type="float">
            <text:p>59785.2673918672</text:p>
          </table:table-cell>
          <table:table-cell table:formula="of:=[.$F116]/[.$B116]" office:value-type="float" office:value="3.97686545069559" calcext:value-type="float">
            <text:p>3.97686545069559</text:p>
          </table:table-cell>
          <table:table-cell table:formula="of:=[.$F116]/[.$A116]" office:value-type="float" office:value="533.797030284528" calcext:value-type="float">
            <text:p>533.797030284528</text:p>
          </table:table-cell>
          <table:table-cell table:formula="of:=[.$B116]" office:value-type="float" office:value="15033.2637935765" calcext:value-type="float">
            <text:p>15033.2637935765</text:p>
          </table:table-cell>
          <table:table-cell table:formula="of:=[.$D116]*(1-[.$O116])" office:value-type="float" office:value="53697.1850132617" calcext:value-type="float">
            <text:p>53697.1850132617</text:p>
          </table:table-cell>
          <table:table-cell table:formula="of:=[.$B116]" office:value-type="float" office:value="15033.2637935765" calcext:value-type="float">
            <text:p>15033.2637935765</text:p>
          </table:table-cell>
          <table:table-cell table:formula="of:=IF(FLOOR([.$A116]/12; 1) + 1 &gt;= [$Parameters.$K$70] - [$Parameters.$K$22]; [.$D116] ; 0)" office:value-type="float" office:value="0" calcext:value-type="float">
            <text:p>0</text:p>
          </table:table-cell>
          <table:table-cell table:formula="of:=([$Parameters.$D$4]-[$Parameters.$C$4])*[.$A116]" office:value-type="float" office:value="16912" calcext:value-type="float">
            <text:p>16912</text:p>
          </table:table-cell>
          <table:table-cell table:formula="of:=[.$M116]/([$Parameters.A$4]*[.$A116])" office:value-type="float" office:value="0.00290384615384615" calcext:value-type="float">
            <text:p>0.002903846153846</text:p>
          </table:table-cell>
          <table:table-cell table:formula="of:=SUM(INDIRECT( CELL(&quot;address&quot;;  INDEX([$Parameters.$L$22:$Parameters.$L$74];  FLOOR([.$A116]/12; 1) + 1;0))&amp;&quot;:&quot;&amp;CELL(&quot;address&quot;; [$Parameters.$L$70])))" office:value-type="float" office:value="0.282301" calcext:value-type="float">
            <text:p>0.282301</text:p>
          </table:table-cell>
          <table:table-cell table:formula="of:=[.$I116]/INDEX([$Parameters.$M$22:$Parameters.$M$120];  FLOOR([.$A116]/12; 1) + 1;0)" office:value-type="float" office:value="309.517475675859" calcext:value-type="float">
            <text:p>309.517475675859</text:p>
          </table:table-cell>
          <table:table-cell table:formula="of:=[.$J116]/ INDEX([$Parameters.$M$22:$Parameters.$M$120];  FLOOR([.$A116]/12; 1) + 1;0)" office:value-type="float" office:value="1105.56279623763" calcext:value-type="float">
            <text:p>1105.56279623763</text:p>
          </table:table-cell>
          <table:table-cell table:formula="of:=([.$Q116]-[.$P116])*[$Parameters.$M$70]" office:value-type="float" office:value="12943.6969123344" calcext:value-type="float">
            <text:p>12943.6969123344</text:p>
          </table:table-cell>
          <table:table-cell table:number-columns-repeated="2"/>
        </table:table-row>
        <table:table-row table:style-name="ro1">
          <table:table-cell office:value-type="float" office:value="113" calcext:value-type="float">
            <text:p>113</text:p>
          </table:table-cell>
          <table:table-cell table:formula="of:=([.$B116]-[.$C116])*POWER(1+[$Parameters.$H$4];1/12)+[$Parameters.$C$4]" office:value-type="float" office:value="15575.8117710941" calcext:value-type="float">
            <text:p>15575.8117710941</text:p>
          </table:table-cell>
          <table:table-cell table:formula="of:=IF(MOD([.$A117];12)=1; ([.$B105]+[.$B108]+[.$B111]+[.$B114])/4*(1+[$Parameters.$E$4])*[$Parameters.$F$4]; 0)" office:value-type="float" office:value="0" calcext:value-type="float">
            <text:p>0</text:p>
          </table:table-cell>
          <table:table-cell table:formula="of:=([.$D116]-[.$E116])*POWER(1+[$Parameters.$I$4];1/12)+[$Parameters.$D$4]" office:value-type="float" office:value="75651.8511428039" calcext:value-type="float">
            <text:p>75651.8511428039</text:p>
          </table:table-cell>
          <table:table-cell office:value-type="float" office:value="0" calcext:value-type="float">
            <text:p>0</text:p>
          </table:table-cell>
          <table:table-cell table:formula="of:=[.$D117]-[.$B117]" office:value-type="float" office:value="60076.0393717098" calcext:value-type="float">
            <text:p>60076.0393717098</text:p>
          </table:table-cell>
          <table:table-cell table:formula="of:=[.$F117]/[.$B117]" office:value-type="float" office:value="3.8570085626741" calcext:value-type="float">
            <text:p>3.8570085626741</text:p>
          </table:table-cell>
          <table:table-cell table:formula="of:=[.$F117]/[.$A117]" office:value-type="float" office:value="531.646366121326" calcext:value-type="float">
            <text:p>531.646366121326</text:p>
          </table:table-cell>
          <table:table-cell table:formula="of:=[.$B117]" office:value-type="float" office:value="15575.8117710941" calcext:value-type="float">
            <text:p>15575.8117710941</text:p>
          </table:table-cell>
          <table:table-cell table:formula="of:=[.$D117]*(1-[.$O117])" office:value-type="float" office:value="54295.2579133392" calcext:value-type="float">
            <text:p>54295.2579133392</text:p>
          </table:table-cell>
          <table:table-cell table:formula="of:=[.$B117]" office:value-type="float" office:value="15575.8117710941" calcext:value-type="float">
            <text:p>15575.8117710941</text:p>
          </table:table-cell>
          <table:table-cell table:formula="of:=IF(FLOOR([.$A117]/12; 1) + 1 &gt;= [$Parameters.$K$70] - [$Parameters.$K$22]; [.$D117] ; 0)" office:value-type="float" office:value="0" calcext:value-type="float">
            <text:p>0</text:p>
          </table:table-cell>
          <table:table-cell table:formula="of:=([$Parameters.$D$4]-[$Parameters.$C$4])*[.$A117]" office:value-type="float" office:value="17063" calcext:value-type="float">
            <text:p>17063</text:p>
          </table:table-cell>
          <table:table-cell table:formula="of:=[.$M117]/([$Parameters.A$4]*[.$A117])" office:value-type="float" office:value="0.00290384615384615" calcext:value-type="float">
            <text:p>0.002903846153846</text:p>
          </table:table-cell>
          <table:table-cell table:formula="of:=SUM(INDIRECT( CELL(&quot;address&quot;;  INDEX([$Parameters.$L$22:$Parameters.$L$74];  FLOOR([.$A117]/12; 1) + 1;0))&amp;&quot;:&quot;&amp;CELL(&quot;address&quot;; [$Parameters.$L$70])))" office:value-type="float" office:value="0.282301" calcext:value-type="float">
            <text:p>0.282301</text:p>
          </table:table-cell>
          <table:table-cell table:formula="of:=[.$I117]/INDEX([$Parameters.$M$22:$Parameters.$M$120];  FLOOR([.$A117]/12; 1) + 1;0)" office:value-type="float" office:value="320.687909637514" calcext:value-type="float">
            <text:p>320.687909637514</text:p>
          </table:table-cell>
          <table:table-cell table:formula="of:=[.$J117]/ INDEX([$Parameters.$M$22:$Parameters.$M$120];  FLOOR([.$A117]/12; 1) + 1;0)" office:value-type="float" office:value="1117.87642399298" calcext:value-type="float">
            <text:p>1117.87642399298</text:p>
          </table:table-cell>
          <table:table-cell table:formula="of:=([.$Q117]-[.$P117])*[$Parameters.$M$70]" office:value-type="float" office:value="12962.2852434199" calcext:value-type="float">
            <text:p>12962.2852434199</text:p>
          </table:table-cell>
          <table:table-cell table:number-columns-repeated="2"/>
        </table:table-row>
        <table:table-row table:style-name="ro1">
          <table:table-cell office:value-type="float" office:value="114" calcext:value-type="float">
            <text:p>114</text:p>
          </table:table-cell>
          <table:table-cell table:formula="of:=([.$B117]-[.$C117])*POWER(1+[$Parameters.$H$4];1/12)+[$Parameters.$C$4]" office:value-type="float" office:value="16124.3163025327" calcext:value-type="float">
            <text:p>16124.3163025327</text:p>
          </table:table-cell>
          <table:table-cell table:formula="of:=IF(MOD([.$A118];12)=1; ([.$B106]+[.$B109]+[.$B112]+[.$B115])/4*(1+[$Parameters.$E$4])*[$Parameters.$F$4]; 0)" office:value-type="float" office:value="0" calcext:value-type="float">
            <text:p>0</text:p>
          </table:table-cell>
          <table:table-cell table:formula="of:=([.$D117]-[.$E117])*POWER(1+[$Parameters.$I$4];1/12)+[$Parameters.$D$4]" office:value-type="float" office:value="76488.5661488218" calcext:value-type="float">
            <text:p>76488.5661488218</text:p>
          </table:table-cell>
          <table:table-cell office:value-type="float" office:value="0" calcext:value-type="float">
            <text:p>0</text:p>
          </table:table-cell>
          <table:table-cell table:formula="of:=[.$D118]-[.$B118]" office:value-type="float" office:value="60364.2498462891" calcext:value-type="float">
            <text:p>60364.2498462891</text:p>
          </table:table-cell>
          <table:table-cell table:formula="of:=[.$F118]/[.$B118]" office:value-type="float" office:value="3.74367810167602" calcext:value-type="float">
            <text:p>3.74367810167602</text:p>
          </table:table-cell>
          <table:table-cell table:formula="of:=[.$F118]/[.$A118]" office:value-type="float" office:value="529.51096356394" calcext:value-type="float">
            <text:p>529.51096356394</text:p>
          </table:table-cell>
          <table:table-cell table:formula="of:=[.$B118]" office:value-type="float" office:value="16124.3163025327" calcext:value-type="float">
            <text:p>16124.3163025327</text:p>
          </table:table-cell>
          <table:table-cell table:formula="of:=[.$D118]*(1-[.$O118])" office:value-type="float" office:value="54895.7674364433" calcext:value-type="float">
            <text:p>54895.7674364433</text:p>
          </table:table-cell>
          <table:table-cell table:formula="of:=[.$B118]" office:value-type="float" office:value="16124.3163025327" calcext:value-type="float">
            <text:p>16124.3163025327</text:p>
          </table:table-cell>
          <table:table-cell table:formula="of:=IF(FLOOR([.$A118]/12; 1) + 1 &gt;= [$Parameters.$K$70] - [$Parameters.$K$22]; [.$D118] ; 0)" office:value-type="float" office:value="0" calcext:value-type="float">
            <text:p>0</text:p>
          </table:table-cell>
          <table:table-cell table:formula="of:=([$Parameters.$D$4]-[$Parameters.$C$4])*[.$A118]" office:value-type="float" office:value="17214" calcext:value-type="float">
            <text:p>17214</text:p>
          </table:table-cell>
          <table:table-cell table:formula="of:=[.$M118]/([$Parameters.A$4]*[.$A118])" office:value-type="float" office:value="0.00290384615384615" calcext:value-type="float">
            <text:p>0.002903846153846</text:p>
          </table:table-cell>
          <table:table-cell table:formula="of:=SUM(INDIRECT( CELL(&quot;address&quot;;  INDEX([$Parameters.$L$22:$Parameters.$L$74];  FLOOR([.$A118]/12; 1) + 1;0))&amp;&quot;:&quot;&amp;CELL(&quot;address&quot;; [$Parameters.$L$70])))" office:value-type="float" office:value="0.282301" calcext:value-type="float">
            <text:p>0.282301</text:p>
          </table:table-cell>
          <table:table-cell table:formula="of:=[.$I118]/INDEX([$Parameters.$M$22:$Parameters.$M$120];  FLOOR([.$A118]/12; 1) + 1;0)" office:value-type="float" office:value="331.980982139853" calcext:value-type="float">
            <text:p>331.980982139853</text:p>
          </table:table-cell>
          <table:table-cell table:formula="of:=[.$J118]/ INDEX([$Parameters.$M$22:$Parameters.$M$120];  FLOOR([.$A118]/12; 1) + 1;0)" office:value-type="float" office:value="1130.24021899204" calcext:value-type="float">
            <text:p>1130.24021899204</text:p>
          </table:table-cell>
          <table:table-cell table:formula="of:=([.$Q118]-[.$P118])*[$Parameters.$M$70]" office:value-type="float" office:value="12979.6951912165" calcext:value-type="float">
            <text:p>12979.6951912165</text:p>
          </table:table-cell>
          <table:table-cell table:number-columns-repeated="2"/>
        </table:table-row>
        <table:table-row table:style-name="ro1">
          <table:table-cell office:value-type="float" office:value="115" calcext:value-type="float">
            <text:p>115</text:p>
          </table:table-cell>
          <table:table-cell table:formula="of:=([.$B118]-[.$C118])*POWER(1+[$Parameters.$H$4];1/12)+[$Parameters.$C$4]" office:value-type="float" office:value="16678.8427840159" calcext:value-type="float">
            <text:p>16678.8427840159</text:p>
          </table:table-cell>
          <table:table-cell table:formula="of:=IF(MOD([.$A119];12)=1; ([.$B107]+[.$B110]+[.$B113]+[.$B116])/4*(1+[$Parameters.$E$4])*[$Parameters.$F$4]; 0)" office:value-type="float" office:value="0" calcext:value-type="float">
            <text:p>0</text:p>
          </table:table-cell>
          <table:table-cell table:formula="of:=([.$D118]-[.$E118])*POWER(1+[$Parameters.$I$4];1/12)+[$Parameters.$D$4]" office:value-type="float" office:value="77328.6900353459" calcext:value-type="float">
            <text:p>77328.6900353459</text:p>
          </table:table-cell>
          <table:table-cell office:value-type="float" office:value="0" calcext:value-type="float">
            <text:p>0</text:p>
          </table:table-cell>
          <table:table-cell table:formula="of:=[.$D119]-[.$B119]" office:value-type="float" office:value="60649.84725133" calcext:value-type="float">
            <text:p>60649.84725133</text:p>
          </table:table-cell>
          <table:table-cell table:formula="of:=[.$F119]/[.$B119]" office:value-type="float" office:value="3.63633424912748" calcext:value-type="float">
            <text:p>3.63633424912748</text:p>
          </table:table-cell>
          <table:table-cell table:formula="of:=[.$F119]/[.$A119]" office:value-type="float" office:value="527.389976098521" calcext:value-type="float">
            <text:p>527.389976098521</text:p>
          </table:table-cell>
          <table:table-cell table:formula="of:=[.$B119]" office:value-type="float" office:value="16678.8427840159" calcext:value-type="float">
            <text:p>16678.8427840159</text:p>
          </table:table-cell>
          <table:table-cell table:formula="of:=[.$D119]*(1-[.$O119])" office:value-type="float" office:value="55498.7235096777" calcext:value-type="float">
            <text:p>55498.7235096777</text:p>
          </table:table-cell>
          <table:table-cell table:formula="of:=[.$B119]" office:value-type="float" office:value="16678.8427840159" calcext:value-type="float">
            <text:p>16678.8427840159</text:p>
          </table:table-cell>
          <table:table-cell table:formula="of:=IF(FLOOR([.$A119]/12; 1) + 1 &gt;= [$Parameters.$K$70] - [$Parameters.$K$22]; [.$D119] ; 0)" office:value-type="float" office:value="0" calcext:value-type="float">
            <text:p>0</text:p>
          </table:table-cell>
          <table:table-cell table:formula="of:=([$Parameters.$D$4]-[$Parameters.$C$4])*[.$A119]" office:value-type="float" office:value="17365" calcext:value-type="float">
            <text:p>17365</text:p>
          </table:table-cell>
          <table:table-cell table:formula="of:=[.$M119]/([$Parameters.A$4]*[.$A119])" office:value-type="float" office:value="0.00290384615384615" calcext:value-type="float">
            <text:p>0.002903846153846</text:p>
          </table:table-cell>
          <table:table-cell table:formula="of:=SUM(INDIRECT( CELL(&quot;address&quot;;  INDEX([$Parameters.$L$22:$Parameters.$L$74];  FLOOR([.$A119]/12; 1) + 1;0))&amp;&quot;:&quot;&amp;CELL(&quot;address&quot;; [$Parameters.$L$70])))" office:value-type="float" office:value="0.282301" calcext:value-type="float">
            <text:p>0.282301</text:p>
          </table:table-cell>
          <table:table-cell table:formula="of:=[.$I119]/INDEX([$Parameters.$M$22:$Parameters.$M$120];  FLOOR([.$A119]/12; 1) + 1;0)" office:value-type="float" office:value="343.398039613258" calcext:value-type="float">
            <text:p>343.398039613258</text:p>
          </table:table-cell>
          <table:table-cell table:formula="of:=[.$J119]/ INDEX([$Parameters.$M$22:$Parameters.$M$120];  FLOOR([.$A119]/12; 1) + 1;0)" office:value-type="float" office:value="1142.65438562235" calcext:value-type="float">
            <text:p>1142.65438562235</text:p>
          </table:table-cell>
          <table:table-cell table:formula="of:=([.$Q119]-[.$P119])*[$Parameters.$M$70]" office:value-type="float" office:value="12995.9081861079" calcext:value-type="float">
            <text:p>12995.9081861079</text:p>
          </table:table-cell>
          <table:table-cell table:number-columns-repeated="2"/>
        </table:table-row>
        <table:table-row table:style-name="ro1">
          <table:table-cell office:value-type="float" office:value="116" calcext:value-type="float">
            <text:p>116</text:p>
          </table:table-cell>
          <table:table-cell table:formula="of:=([.$B119]-[.$C119])*POWER(1+[$Parameters.$H$4];1/12)+[$Parameters.$C$4]" office:value-type="float" office:value="17239.4573296419" calcext:value-type="float">
            <text:p>17239.4573296419</text:p>
          </table:table-cell>
          <table:table-cell table:formula="of:=IF(MOD([.$A120];12)=1; ([.$B108]+[.$B111]+[.$B114]+[.$B117])/4*(1+[$Parameters.$E$4])*[$Parameters.$F$4]; 0)" office:value-type="float" office:value="0" calcext:value-type="float">
            <text:p>0</text:p>
          </table:table-cell>
          <table:table-cell table:formula="of:=([.$D119]-[.$E119])*POWER(1+[$Parameters.$I$4];1/12)+[$Parameters.$D$4]" office:value-type="float" office:value="78172.2366905773" calcext:value-type="float">
            <text:p>78172.2366905773</text:p>
          </table:table-cell>
          <table:table-cell office:value-type="float" office:value="0" calcext:value-type="float">
            <text:p>0</text:p>
          </table:table-cell>
          <table:table-cell table:formula="of:=[.$D120]-[.$B120]" office:value-type="float" office:value="60932.7793609354" calcext:value-type="float">
            <text:p>60932.7793609354</text:p>
          </table:table-cell>
          <table:table-cell table:formula="of:=[.$F120]/[.$B120]" office:value-type="float" office:value="3.53449521036642" calcext:value-type="float">
            <text:p>3.53449521036642</text:p>
          </table:table-cell>
          <table:table-cell table:formula="of:=[.$F120]/[.$A120]" office:value-type="float" office:value="525.282580697719" calcext:value-type="float">
            <text:p>525.282580697719</text:p>
          </table:table-cell>
          <table:table-cell table:formula="of:=[.$B120]" office:value-type="float" office:value="17239.4573296419" calcext:value-type="float">
            <text:p>17239.4573296419</text:p>
          </table:table-cell>
          <table:table-cell table:formula="of:=[.$D120]*(1-[.$O120])" office:value-type="float" office:value="56104.1361005906" calcext:value-type="float">
            <text:p>56104.1361005906</text:p>
          </table:table-cell>
          <table:table-cell table:formula="of:=[.$B120]" office:value-type="float" office:value="17239.4573296419" calcext:value-type="float">
            <text:p>17239.4573296419</text:p>
          </table:table-cell>
          <table:table-cell table:formula="of:=IF(FLOOR([.$A120]/12; 1) + 1 &gt;= [$Parameters.$K$70] - [$Parameters.$K$22]; [.$D120] ; 0)" office:value-type="float" office:value="0" calcext:value-type="float">
            <text:p>0</text:p>
          </table:table-cell>
          <table:table-cell table:formula="of:=([$Parameters.$D$4]-[$Parameters.$C$4])*[.$A120]" office:value-type="float" office:value="17516" calcext:value-type="float">
            <text:p>17516</text:p>
          </table:table-cell>
          <table:table-cell table:formula="of:=[.$M120]/([$Parameters.A$4]*[.$A120])" office:value-type="float" office:value="0.00290384615384615" calcext:value-type="float">
            <text:p>0.002903846153846</text:p>
          </table:table-cell>
          <table:table-cell table:formula="of:=SUM(INDIRECT( CELL(&quot;address&quot;;  INDEX([$Parameters.$L$22:$Parameters.$L$74];  FLOOR([.$A120]/12; 1) + 1;0))&amp;&quot;:&quot;&amp;CELL(&quot;address&quot;; [$Parameters.$L$70])))" office:value-type="float" office:value="0.282301" calcext:value-type="float">
            <text:p>0.282301</text:p>
          </table:table-cell>
          <table:table-cell table:formula="of:=[.$I120]/INDEX([$Parameters.$M$22:$Parameters.$M$120];  FLOOR([.$A120]/12; 1) + 1;0)" office:value-type="float" office:value="354.94044327037" calcext:value-type="float">
            <text:p>354.94044327037</text:p>
          </table:table-cell>
          <table:table-cell table:formula="of:=[.$J120]/ INDEX([$Parameters.$M$22:$Parameters.$M$120];  FLOOR([.$A120]/12; 1) + 1;0)" office:value-type="float" office:value="1155.11912910419" calcext:value-type="float">
            <text:p>1155.11912910419</text:p>
          </table:table-cell>
          <table:table-cell table:formula="of:=([.$Q120]-[.$P120])*[$Parameters.$M$70]" office:value-type="float" office:value="13010.905431658" calcext:value-type="float">
            <text:p>13010.905431658</text:p>
          </table:table-cell>
          <table:table-cell table:number-columns-repeated="2"/>
        </table:table-row>
        <table:table-row table:style-name="ro1">
          <table:table-cell office:value-type="float" office:value="117" calcext:value-type="float">
            <text:p>117</text:p>
          </table:table-cell>
          <table:table-cell table:formula="of:=([.$B120]-[.$C120])*POWER(1+[$Parameters.$H$4];1/12)+[$Parameters.$C$4]" office:value-type="float" office:value="17806.2267793653" calcext:value-type="float">
            <text:p>17806.2267793653</text:p>
          </table:table-cell>
          <table:table-cell table:formula="of:=IF(MOD([.$A121];12)=1; ([.$B109]+[.$B112]+[.$B115]+[.$B118])/4*(1+[$Parameters.$E$4])*[$Parameters.$F$4]; 0)" office:value-type="float" office:value="0" calcext:value-type="float">
            <text:p>0</text:p>
          </table:table-cell>
          <table:table-cell table:formula="of:=([.$D120]-[.$E120])*POWER(1+[$Parameters.$I$4];1/12)+[$Parameters.$D$4]" office:value-type="float" office:value="79019.2200592993" calcext:value-type="float">
            <text:p>79019.2200592993</text:p>
          </table:table-cell>
          <table:table-cell office:value-type="float" office:value="0" calcext:value-type="float">
            <text:p>0</text:p>
          </table:table-cell>
          <table:table-cell table:formula="of:=[.$D121]-[.$B121]" office:value-type="float" office:value="61212.993279934" calcext:value-type="float">
            <text:p>61212.993279934</text:p>
          </table:table-cell>
          <table:table-cell table:formula="of:=[.$F121]/[.$B121]" office:value-type="float" office:value="3.43772962337368" calcext:value-type="float">
            <text:p>3.43772962337368</text:p>
          </table:table-cell>
          <table:table-cell table:formula="of:=[.$F121]/[.$A121]" office:value-type="float" office:value="523.187976751573" calcext:value-type="float">
            <text:p>523.187976751573</text:p>
          </table:table-cell>
          <table:table-cell table:formula="of:=[.$B121]" office:value-type="float" office:value="17806.2267793653" calcext:value-type="float">
            <text:p>17806.2267793653</text:p>
          </table:table-cell>
          <table:table-cell table:formula="of:=[.$D121]*(1-[.$O121])" office:value-type="float" office:value="56712.0152173391" calcext:value-type="float">
            <text:p>56712.0152173391</text:p>
          </table:table-cell>
          <table:table-cell table:formula="of:=[.$B121]" office:value-type="float" office:value="17806.2267793653" calcext:value-type="float">
            <text:p>17806.2267793653</text:p>
          </table:table-cell>
          <table:table-cell table:formula="of:=IF(FLOOR([.$A121]/12; 1) + 1 &gt;= [$Parameters.$K$70] - [$Parameters.$K$22]; [.$D121] ; 0)" office:value-type="float" office:value="0" calcext:value-type="float">
            <text:p>0</text:p>
          </table:table-cell>
          <table:table-cell table:formula="of:=([$Parameters.$D$4]-[$Parameters.$C$4])*[.$A121]" office:value-type="float" office:value="17667" calcext:value-type="float">
            <text:p>17667</text:p>
          </table:table-cell>
          <table:table-cell table:formula="of:=[.$M121]/([$Parameters.A$4]*[.$A121])" office:value-type="float" office:value="0.00290384615384615" calcext:value-type="float">
            <text:p>0.002903846153846</text:p>
          </table:table-cell>
          <table:table-cell table:formula="of:=SUM(INDIRECT( CELL(&quot;address&quot;;  INDEX([$Parameters.$L$22:$Parameters.$L$74];  FLOOR([.$A121]/12; 1) + 1;0))&amp;&quot;:&quot;&amp;CELL(&quot;address&quot;; [$Parameters.$L$70])))" office:value-type="float" office:value="0.282301" calcext:value-type="float">
            <text:p>0.282301</text:p>
          </table:table-cell>
          <table:table-cell table:formula="of:=[.$I121]/INDEX([$Parameters.$M$22:$Parameters.$M$120];  FLOOR([.$A121]/12; 1) + 1;0)" office:value-type="float" office:value="366.609569268383" calcext:value-type="float">
            <text:p>366.609569268383</text:p>
          </table:table-cell>
          <table:table-cell table:formula="of:=[.$J121]/ INDEX([$Parameters.$M$22:$Parameters.$M$120];  FLOOR([.$A121]/12; 1) + 1;0)" office:value-type="float" office:value="1167.63465549391" calcext:value-type="float">
            <text:p>1167.63465549391</text:p>
          </table:table-cell>
          <table:table-cell table:formula="of:=([.$Q121]-[.$P121])*[$Parameters.$M$70]" office:value-type="float" office:value="13024.667902027" calcext:value-type="float">
            <text:p>13024.667902027</text:p>
          </table:table-cell>
          <table:table-cell table:number-columns-repeated="2"/>
        </table:table-row>
        <table:table-row table:style-name="ro1">
          <table:table-cell office:value-type="float" office:value="118" calcext:value-type="float">
            <text:p>118</text:p>
          </table:table-cell>
          <table:table-cell table:formula="of:=([.$B121]-[.$C121])*POWER(1+[$Parameters.$H$4];1/12)+[$Parameters.$C$4]" office:value-type="float" office:value="18379.2187069672" calcext:value-type="float">
            <text:p>18379.2187069672</text:p>
          </table:table-cell>
          <table:table-cell table:formula="of:=IF(MOD([.$A122];12)=1; ([.$B110]+[.$B113]+[.$B116]+[.$B119])/4*(1+[$Parameters.$E$4])*[$Parameters.$F$4]; 0)" office:value-type="float" office:value="0" calcext:value-type="float">
            <text:p>0</text:p>
          </table:table-cell>
          <table:table-cell table:formula="of:=([.$D121]-[.$E121])*POWER(1+[$Parameters.$I$4];1/12)+[$Parameters.$D$4]" office:value-type="float" office:value="79869.6541431083" calcext:value-type="float">
            <text:p>79869.6541431083</text:p>
          </table:table-cell>
          <table:table-cell office:value-type="float" office:value="0" calcext:value-type="float">
            <text:p>0</text:p>
          </table:table-cell>
          <table:table-cell table:formula="of:=[.$D122]-[.$B122]" office:value-type="float" office:value="61490.4354361411" calcext:value-type="float">
            <text:p>61490.4354361411</text:p>
          </table:table-cell>
          <table:table-cell table:formula="of:=[.$F122]/[.$B122]" office:value-type="float" office:value="3.34565012890517" calcext:value-type="float">
            <text:p>3.34565012890517</text:p>
          </table:table-cell>
          <table:table-cell table:formula="of:=[.$F122]/[.$A122]" office:value-type="float" office:value="521.105385052043" calcext:value-type="float">
            <text:p>521.105385052043</text:p>
          </table:table-cell>
          <table:table-cell table:formula="of:=[.$B122]" office:value-type="float" office:value="18379.2187069672" calcext:value-type="float">
            <text:p>18379.2187069672</text:p>
          </table:table-cell>
          <table:table-cell table:formula="of:=[.$D122]*(1-[.$O122])" office:value-type="float" office:value="57322.3709088547" calcext:value-type="float">
            <text:p>57322.3709088547</text:p>
          </table:table-cell>
          <table:table-cell table:formula="of:=[.$B122]" office:value-type="float" office:value="18379.2187069672" calcext:value-type="float">
            <text:p>18379.2187069672</text:p>
          </table:table-cell>
          <table:table-cell table:formula="of:=IF(FLOOR([.$A122]/12; 1) + 1 &gt;= [$Parameters.$K$70] - [$Parameters.$K$22]; [.$D122] ; 0)" office:value-type="float" office:value="0" calcext:value-type="float">
            <text:p>0</text:p>
          </table:table-cell>
          <table:table-cell table:formula="of:=([$Parameters.$D$4]-[$Parameters.$C$4])*[.$A122]" office:value-type="float" office:value="17818" calcext:value-type="float">
            <text:p>17818</text:p>
          </table:table-cell>
          <table:table-cell table:formula="of:=[.$M122]/([$Parameters.A$4]*[.$A122])" office:value-type="float" office:value="0.00290384615384615" calcext:value-type="float">
            <text:p>0.002903846153846</text:p>
          </table:table-cell>
          <table:table-cell table:formula="of:=SUM(INDIRECT( CELL(&quot;address&quot;;  INDEX([$Parameters.$L$22:$Parameters.$L$74];  FLOOR([.$A122]/12; 1) + 1;0))&amp;&quot;:&quot;&amp;CELL(&quot;address&quot;; [$Parameters.$L$70])))" office:value-type="float" office:value="0.282301" calcext:value-type="float">
            <text:p>0.282301</text:p>
          </table:table-cell>
          <table:table-cell table:formula="of:=[.$I122]/INDEX([$Parameters.$M$22:$Parameters.$M$120];  FLOOR([.$A122]/12; 1) + 1;0)" office:value-type="float" office:value="378.406808873115" calcext:value-type="float">
            <text:p>378.406808873115</text:p>
          </table:table-cell>
          <table:table-cell table:formula="of:=[.$J122]/ INDEX([$Parameters.$M$22:$Parameters.$M$120];  FLOOR([.$A122]/12; 1) + 1;0)" office:value-type="float" office:value="1180.20117168735" calcext:value-type="float">
            <text:p>1180.20117168735</text:p>
          </table:table-cell>
          <table:table-cell table:formula="of:=([.$Q122]-[.$P122])*[$Parameters.$M$70]" office:value-type="float" office:value="13037.1763393595" calcext:value-type="float">
            <text:p>13037.1763393595</text:p>
          </table:table-cell>
          <table:table-cell table:number-columns-repeated="2"/>
        </table:table-row>
        <table:table-row table:style-name="ro1">
          <table:table-cell office:value-type="float" office:value="119" calcext:value-type="float">
            <text:p>119</text:p>
          </table:table-cell>
          <table:table-cell table:formula="of:=([.$B122]-[.$C122])*POWER(1+[$Parameters.$H$4];1/12)+[$Parameters.$C$4]" office:value-type="float" office:value="18958.5014281109" calcext:value-type="float">
            <text:p>18958.5014281109</text:p>
          </table:table-cell>
          <table:table-cell table:formula="of:=IF(MOD([.$A123];12)=1; ([.$B111]+[.$B114]+[.$B117]+[.$B120])/4*(1+[$Parameters.$E$4])*[$Parameters.$F$4]; 0)" office:value-type="float" office:value="0" calcext:value-type="float">
            <text:p>0</text:p>
          </table:table-cell>
          <table:table-cell table:formula="of:=([.$D122]-[.$E122])*POWER(1+[$Parameters.$I$4];1/12)+[$Parameters.$D$4]" office:value-type="float" office:value="80723.5530006445" calcext:value-type="float">
            <text:p>80723.5530006445</text:p>
          </table:table-cell>
          <table:table-cell office:value-type="float" office:value="0" calcext:value-type="float">
            <text:p>0</text:p>
          </table:table-cell>
          <table:table-cell table:formula="of:=[.$D123]-[.$B123]" office:value-type="float" office:value="61765.0515725336" calcext:value-type="float">
            <text:p>61765.0515725336</text:p>
          </table:table-cell>
          <table:table-cell table:formula="of:=[.$F123]/[.$B123]" office:value-type="float" office:value="3.25790789988026" calcext:value-type="float">
            <text:p>3.25790789988026</text:p>
          </table:table-cell>
          <table:table-cell table:formula="of:=[.$F123]/[.$A123]" office:value-type="float" office:value="519.034046828014" calcext:value-type="float">
            <text:p>519.034046828014</text:p>
          </table:table-cell>
          <table:table-cell table:formula="of:=[.$B123]" office:value-type="float" office:value="18958.5014281109" calcext:value-type="float">
            <text:p>18958.5014281109</text:p>
          </table:table-cell>
          <table:table-cell table:formula="of:=[.$D123]*(1-[.$O123])" office:value-type="float" office:value="57935.2132650095" calcext:value-type="float">
            <text:p>57935.2132650095</text:p>
          </table:table-cell>
          <table:table-cell table:formula="of:=[.$B123]" office:value-type="float" office:value="18958.5014281109" calcext:value-type="float">
            <text:p>18958.5014281109</text:p>
          </table:table-cell>
          <table:table-cell table:formula="of:=IF(FLOOR([.$A123]/12; 1) + 1 &gt;= [$Parameters.$K$70] - [$Parameters.$K$22]; [.$D123] ; 0)" office:value-type="float" office:value="0" calcext:value-type="float">
            <text:p>0</text:p>
          </table:table-cell>
          <table:table-cell table:formula="of:=([$Parameters.$D$4]-[$Parameters.$C$4])*[.$A123]" office:value-type="float" office:value="17969" calcext:value-type="float">
            <text:p>17969</text:p>
          </table:table-cell>
          <table:table-cell table:formula="of:=[.$M123]/([$Parameters.A$4]*[.$A123])" office:value-type="float" office:value="0.00290384615384615" calcext:value-type="float">
            <text:p>0.002903846153846</text:p>
          </table:table-cell>
          <table:table-cell table:formula="of:=SUM(INDIRECT( CELL(&quot;address&quot;;  INDEX([$Parameters.$L$22:$Parameters.$L$74];  FLOOR([.$A123]/12; 1) + 1;0))&amp;&quot;:&quot;&amp;CELL(&quot;address&quot;; [$Parameters.$L$70])))" office:value-type="float" office:value="0.282301" calcext:value-type="float">
            <text:p>0.282301</text:p>
          </table:table-cell>
          <table:table-cell table:formula="of:=[.$I123]/INDEX([$Parameters.$M$22:$Parameters.$M$120];  FLOOR([.$A123]/12; 1) + 1;0)" office:value-type="float" office:value="390.333568624889" calcext:value-type="float">
            <text:p>390.333568624889</text:p>
          </table:table-cell>
          <table:table-cell table:formula="of:=[.$J123]/ INDEX([$Parameters.$M$22:$Parameters.$M$120];  FLOOR([.$A123]/12; 1) + 1;0)" office:value-type="float" office:value="1192.8188854233" calcext:value-type="float">
            <text:p>1192.8188854233</text:p>
          </table:table-cell>
          <table:table-cell table:formula="of:=([.$Q123]-[.$P123])*[$Parameters.$M$70]" office:value-type="float" office:value="13048.4112511421" calcext:value-type="float">
            <text:p>13048.4112511421</text:p>
          </table:table-cell>
          <table:table-cell table:number-columns-repeated="2"/>
        </table:table-row>
        <table:table-row table:style-name="ro1">
          <table:table-cell office:value-type="float" office:value="120" calcext:value-type="float">
            <text:p>120</text:p>
          </table:table-cell>
          <table:table-cell table:formula="of:=([.$B123]-[.$C123])*POWER(1+[$Parameters.$H$4];1/12)+[$Parameters.$C$4]" office:value-type="float" office:value="19544.1440084872" calcext:value-type="float">
            <text:p>19544.1440084872</text:p>
          </table:table-cell>
          <table:table-cell table:formula="of:=IF(MOD([.$A124];12)=1; ([.$B112]+[.$B115]+[.$B118]+[.$B121])/4*(1+[$Parameters.$E$4])*[$Parameters.$F$4]; 0)" office:value-type="float" office:value="0" calcext:value-type="float">
            <text:p>0</text:p>
          </table:table-cell>
          <table:table-cell table:formula="of:=([.$D123]-[.$E123])*POWER(1+[$Parameters.$I$4];1/12)+[$Parameters.$D$4]" office:value-type="float" office:value="81580.930747825" calcext:value-type="float">
            <text:p>81580.930747825</text:p>
          </table:table-cell>
          <table:table-cell office:value-type="float" office:value="0" calcext:value-type="float">
            <text:p>0</text:p>
          </table:table-cell>
          <table:table-cell table:formula="of:=[.$D124]-[.$B124]" office:value-type="float" office:value="62036.7867393378" calcext:value-type="float">
            <text:p>62036.7867393378</text:p>
          </table:table-cell>
          <table:table-cell table:formula="of:=[.$F124]/[.$B124]" office:value-type="float" office:value="3.17418796711678" calcext:value-type="float">
            <text:p>3.17418796711678</text:p>
          </table:table-cell>
          <table:table-cell table:formula="of:=[.$F124]/[.$A124]" office:value-type="float" office:value="516.973222827815" calcext:value-type="float">
            <text:p>516.973222827815</text:p>
          </table:table-cell>
          <table:table-cell table:formula="of:=[.$B124]" office:value-type="float" office:value="19544.1440084872" calcext:value-type="float">
            <text:p>19544.1440084872</text:p>
          </table:table-cell>
          <table:table-cell table:formula="of:=[.$D124]*(1-[.$O124])" office:value-type="float" office:value="58711.5931740795" calcext:value-type="float">
            <text:p>58711.5931740795</text:p>
          </table:table-cell>
          <table:table-cell table:formula="of:=[.$B124]" office:value-type="float" office:value="19544.1440084872" calcext:value-type="float">
            <text:p>19544.1440084872</text:p>
          </table:table-cell>
          <table:table-cell table:formula="of:=IF(FLOOR([.$A124]/12; 1) + 1 &gt;= [$Parameters.$K$70] - [$Parameters.$K$22]; [.$D124] ; 0)" office:value-type="float" office:value="0" calcext:value-type="float">
            <text:p>0</text:p>
          </table:table-cell>
          <table:table-cell table:formula="of:=([$Parameters.$D$4]-[$Parameters.$C$4])*[.$A124]" office:value-type="float" office:value="18120" calcext:value-type="float">
            <text:p>18120</text:p>
          </table:table-cell>
          <table:table-cell table:formula="of:=[.$M124]/([$Parameters.A$4]*[.$A124])" office:value-type="float" office:value="0.00290384615384615" calcext:value-type="float">
            <text:p>0.002903846153846</text:p>
          </table:table-cell>
          <table:table-cell table:formula="of:=SUM(INDIRECT( CELL(&quot;address&quot;;  INDEX([$Parameters.$L$22:$Parameters.$L$74];  FLOOR([.$A124]/12; 1) + 1;0))&amp;&quot;:&quot;&amp;CELL(&quot;address&quot;; [$Parameters.$L$70])))" office:value-type="float" office:value="0.280327" calcext:value-type="float">
            <text:p>0.280327</text:p>
          </table:table-cell>
          <table:table-cell table:formula="of:=[.$I124]/INDEX([$Parameters.$M$22:$Parameters.$M$120];  FLOOR([.$A124]/12; 1) + 1;0)" office:value-type="float" office:value="410.074360228436" calcext:value-type="float">
            <text:p>410.074360228436</text:p>
          </table:table-cell>
          <table:table-cell table:formula="of:=[.$J124]/ INDEX([$Parameters.$M$22:$Parameters.$M$120];  FLOOR([.$A124]/12; 1) + 1;0)" office:value-type="float" office:value="1231.88403638438" calcext:value-type="float">
            <text:p>1231.88403638438</text:p>
          </table:table-cell>
          <table:table-cell table:formula="of:=([.$Q124]-[.$P124])*[$Parameters.$M$70]" office:value-type="float" office:value="13362.6253342956" calcext:value-type="float">
            <text:p>13362.6253342956</text:p>
          </table:table-cell>
          <table:table-cell table:number-columns-repeated="2"/>
        </table:table-row>
        <table:table-row table:style-name="ro1">
          <table:table-cell office:value-type="float" office:value="121" calcext:value-type="float">
            <text:p>121</text:p>
          </table:table-cell>
          <table:table-cell table:formula="of:=([.$B124]-[.$C124])*POWER(1+[$Parameters.$H$4];1/12)+[$Parameters.$C$4]" office:value-type="float" office:value="20136.2162720493" calcext:value-type="float">
            <text:p>20136.2162720493</text:p>
          </table:table-cell>
          <table:table-cell table:formula="of:=IF(MOD([.$A125];12)=1; ([.$B113]+[.$B116]+[.$B119]+[.$B122])/4*(1+[$Parameters.$E$4])*[$Parameters.$F$4]; 0)" office:value-type="float" office:value="6550.71477395466" calcext:value-type="float">
            <text:p>6550.71477395466</text:p>
          </table:table-cell>
          <table:table-cell table:formula="of:=([.$D124]-[.$E124])*POWER(1+[$Parameters.$I$4];1/12)+[$Parameters.$D$4]" office:value-type="float" office:value="82441.8015580769" calcext:value-type="float">
            <text:p>82441.8015580769</text:p>
          </table:table-cell>
          <table:table-cell office:value-type="float" office:value="0" calcext:value-type="float">
            <text:p>0</text:p>
          </table:table-cell>
          <table:table-cell table:formula="of:=[.$D125]-[.$B125]" office:value-type="float" office:value="62305.5852860276" calcext:value-type="float">
            <text:p>62305.5852860276</text:p>
          </table:table-cell>
          <table:table-cell table:formula="of:=[.$F125]/[.$B125]" office:value-type="float" office:value="3.09420520937257" calcext:value-type="float">
            <text:p>3.09420520937257</text:p>
          </table:table-cell>
          <table:table-cell table:formula="of:=[.$F125]/[.$A125]" office:value-type="float" office:value="514.922192446509" calcext:value-type="float">
            <text:p>514.922192446509</text:p>
          </table:table-cell>
          <table:table-cell table:formula="of:=[.$B125]" office:value-type="float" office:value="20136.2162720493" calcext:value-type="float">
            <text:p>20136.2162720493</text:p>
          </table:table-cell>
          <table:table-cell table:formula="of:=[.$D125]*(1-[.$O125])" office:value-type="float" office:value="59331.1386527059" calcext:value-type="float">
            <text:p>59331.1386527059</text:p>
          </table:table-cell>
          <table:table-cell table:formula="of:=[.$B125]" office:value-type="float" office:value="20136.2162720493" calcext:value-type="float">
            <text:p>20136.2162720493</text:p>
          </table:table-cell>
          <table:table-cell table:formula="of:=IF(FLOOR([.$A125]/12; 1) + 1 &gt;= [$Parameters.$K$70] - [$Parameters.$K$22]; [.$D125] ; 0)" office:value-type="float" office:value="0" calcext:value-type="float">
            <text:p>0</text:p>
          </table:table-cell>
          <table:table-cell table:formula="of:=([$Parameters.$D$4]-[$Parameters.$C$4])*[.$A125]" office:value-type="float" office:value="18271" calcext:value-type="float">
            <text:p>18271</text:p>
          </table:table-cell>
          <table:table-cell table:formula="of:=[.$M125]/([$Parameters.A$4]*[.$A125])" office:value-type="float" office:value="0.00290384615384615" calcext:value-type="float">
            <text:p>0.002903846153846</text:p>
          </table:table-cell>
          <table:table-cell table:formula="of:=SUM(INDIRECT( CELL(&quot;address&quot;;  INDEX([$Parameters.$L$22:$Parameters.$L$74];  FLOOR([.$A125]/12; 1) + 1;0))&amp;&quot;:&quot;&amp;CELL(&quot;address&quot;; [$Parameters.$L$70])))" office:value-type="float" office:value="0.280327" calcext:value-type="float">
            <text:p>0.280327</text:p>
          </table:table-cell>
          <table:table-cell table:formula="of:=[.$I125]/INDEX([$Parameters.$M$22:$Parameters.$M$120];  FLOOR([.$A125]/12; 1) + 1;0)" office:value-type="float" office:value="422.497194126087" calcext:value-type="float">
            <text:p>422.497194126087</text:p>
          </table:table-cell>
          <table:table-cell table:formula="of:=[.$J125]/ INDEX([$Parameters.$M$22:$Parameters.$M$120];  FLOOR([.$A125]/12; 1) + 1;0)" office:value-type="float" office:value="1244.88331205845" calcext:value-type="float">
            <text:p>1244.88331205845</text:p>
          </table:table-cell>
          <table:table-cell table:formula="of:=([.$Q125]-[.$P125])*[$Parameters.$M$70]" office:value-type="float" office:value="13371.9982775803" calcext:value-type="float">
            <text:p>13371.9982775803</text:p>
          </table:table-cell>
          <table:table-cell table:number-columns-repeated="2"/>
        </table:table-row>
        <table:table-row table:style-name="ro1">
          <table:table-cell office:value-type="float" office:value="122" calcext:value-type="float">
            <text:p>122</text:p>
          </table:table-cell>
          <table:table-cell table:formula="of:=([.$B125]-[.$C125])*POWER(1+[$Parameters.$H$4];1/12)+[$Parameters.$C$4]" office:value-type="float" office:value="14112.1547077111" calcext:value-type="float">
            <text:p>14112.1547077111</text:p>
          </table:table-cell>
          <table:table-cell table:formula="of:=IF(MOD([.$A126];12)=1; ([.$B114]+[.$B117]+[.$B120]+[.$B123])/4*(1+[$Parameters.$E$4])*[$Parameters.$F$4]; 0)" office:value-type="float" office:value="0" calcext:value-type="float">
            <text:p>0</text:p>
          </table:table-cell>
          <table:table-cell table:formula="of:=([.$D125]-[.$E125])*POWER(1+[$Parameters.$I$4];1/12)+[$Parameters.$D$4]" office:value-type="float" office:value="83306.1796625715" calcext:value-type="float">
            <text:p>83306.1796625715</text:p>
          </table:table-cell>
          <table:table-cell office:value-type="float" office:value="0" calcext:value-type="float">
            <text:p>0</text:p>
          </table:table-cell>
          <table:table-cell table:formula="of:=[.$D126]-[.$B126]" office:value-type="float" office:value="69194.0249548604" calcext:value-type="float">
            <text:p>69194.0249548604</text:p>
          </table:table-cell>
          <table:table-cell table:formula="of:=[.$F126]/[.$B126]" office:value-type="float" office:value="4.90315096369032" calcext:value-type="float">
            <text:p>4.90315096369032</text:p>
          </table:table-cell>
          <table:table-cell table:formula="of:=[.$F126]/[.$A126]" office:value-type="float" office:value="567.164138974266" calcext:value-type="float">
            <text:p>567.164138974266</text:p>
          </table:table-cell>
          <table:table-cell table:formula="of:=[.$B126]" office:value-type="float" office:value="14112.1547077111" calcext:value-type="float">
            <text:p>14112.1547077111</text:p>
          </table:table-cell>
          <table:table-cell table:formula="of:=[.$D126]*(1-[.$O126])" office:value-type="float" office:value="59953.2082363018" calcext:value-type="float">
            <text:p>59953.2082363018</text:p>
          </table:table-cell>
          <table:table-cell table:formula="of:=[.$B126]" office:value-type="float" office:value="14112.1547077111" calcext:value-type="float">
            <text:p>14112.1547077111</text:p>
          </table:table-cell>
          <table:table-cell table:formula="of:=IF(FLOOR([.$A126]/12; 1) + 1 &gt;= [$Parameters.$K$70] - [$Parameters.$K$22]; [.$D126] ; 0)" office:value-type="float" office:value="0" calcext:value-type="float">
            <text:p>0</text:p>
          </table:table-cell>
          <table:table-cell table:formula="of:=([$Parameters.$D$4]-[$Parameters.$C$4])*[.$A126]" office:value-type="float" office:value="18422" calcext:value-type="float">
            <text:p>18422</text:p>
          </table:table-cell>
          <table:table-cell table:formula="of:=[.$M126]/([$Parameters.A$4]*[.$A126])" office:value-type="float" office:value="0.00290384615384615" calcext:value-type="float">
            <text:p>0.002903846153846</text:p>
          </table:table-cell>
          <table:table-cell table:formula="of:=SUM(INDIRECT( CELL(&quot;address&quot;;  INDEX([$Parameters.$L$22:$Parameters.$L$74];  FLOOR([.$A126]/12; 1) + 1;0))&amp;&quot;:&quot;&amp;CELL(&quot;address&quot;; [$Parameters.$L$70])))" office:value-type="float" office:value="0.280327" calcext:value-type="float">
            <text:p>0.280327</text:p>
          </table:table-cell>
          <table:table-cell table:formula="of:=[.$I126]/INDEX([$Parameters.$M$22:$Parameters.$M$120];  FLOOR([.$A126]/12; 1) + 1;0)" office:value-type="float" office:value="296.100602343917" calcext:value-type="float">
            <text:p>296.100602343917</text:p>
          </table:table-cell>
          <table:table-cell table:formula="of:=[.$J126]/ INDEX([$Parameters.$M$22:$Parameters.$M$120];  FLOOR([.$A126]/12; 1) + 1;0)" office:value-type="float" office:value="1257.93554839072" calcext:value-type="float">
            <text:p>1257.93554839072</text:p>
          </table:table-cell>
          <table:table-cell table:formula="of:=([.$Q126]-[.$P126])*[$Parameters.$M$70]" office:value-type="float" office:value="15639.436222721" calcext:value-type="float">
            <text:p>15639.436222721</text:p>
          </table:table-cell>
          <table:table-cell table:number-columns-repeated="2"/>
        </table:table-row>
        <table:table-row table:style-name="ro1">
          <table:table-cell office:value-type="float" office:value="123" calcext:value-type="float">
            <text:p>123</text:p>
          </table:table-cell>
          <table:table-cell table:formula="of:=([.$B126]-[.$C126])*POWER(1+[$Parameters.$H$4];1/12)+[$Parameters.$C$4]" office:value-type="float" office:value="14644.589964945" calcext:value-type="float">
            <text:p>14644.589964945</text:p>
          </table:table-cell>
          <table:table-cell table:formula="of:=IF(MOD([.$A127];12)=1; ([.$B115]+[.$B118]+[.$B121]+[.$B124])/4*(1+[$Parameters.$E$4])*[$Parameters.$F$4]; 0)" office:value-type="float" office:value="0" calcext:value-type="float">
            <text:p>0</text:p>
          </table:table-cell>
          <table:table-cell table:formula="of:=([.$D126]-[.$E126])*POWER(1+[$Parameters.$I$4];1/12)+[$Parameters.$D$4]" office:value-type="float" office:value="84174.0793504596" calcext:value-type="float">
            <text:p>84174.0793504596</text:p>
          </table:table-cell>
          <table:table-cell office:value-type="float" office:value="0" calcext:value-type="float">
            <text:p>0</text:p>
          </table:table-cell>
          <table:table-cell table:formula="of:=[.$D127]-[.$B127]" office:value-type="float" office:value="69529.4893855147" calcext:value-type="float">
            <text:p>69529.4893855147</text:p>
          </table:table-cell>
          <table:table-cell table:formula="of:=[.$F127]/[.$B127]" office:value-type="float" office:value="4.74779352320199" calcext:value-type="float">
            <text:p>4.74779352320199</text:p>
          </table:table-cell>
          <table:table-cell table:formula="of:=[.$F127]/[.$A127]" office:value-type="float" office:value="565.280401508249" calcext:value-type="float">
            <text:p>565.280401508249</text:p>
          </table:table-cell>
          <table:table-cell table:formula="of:=[.$B127]" office:value-type="float" office:value="14644.589964945" calcext:value-type="float">
            <text:p>14644.589964945</text:p>
          </table:table-cell>
          <table:table-cell table:formula="of:=[.$D127]*(1-[.$O127])" office:value-type="float" office:value="60577.8122083833" calcext:value-type="float">
            <text:p>60577.8122083833</text:p>
          </table:table-cell>
          <table:table-cell table:formula="of:=[.$B127]" office:value-type="float" office:value="14644.589964945" calcext:value-type="float">
            <text:p>14644.589964945</text:p>
          </table:table-cell>
          <table:table-cell table:formula="of:=IF(FLOOR([.$A127]/12; 1) + 1 &gt;= [$Parameters.$K$70] - [$Parameters.$K$22]; [.$D127] ; 0)" office:value-type="float" office:value="0" calcext:value-type="float">
            <text:p>0</text:p>
          </table:table-cell>
          <table:table-cell table:formula="of:=([$Parameters.$D$4]-[$Parameters.$C$4])*[.$A127]" office:value-type="float" office:value="18573" calcext:value-type="float">
            <text:p>18573</text:p>
          </table:table-cell>
          <table:table-cell table:formula="of:=[.$M127]/([$Parameters.A$4]*[.$A127])" office:value-type="float" office:value="0.00290384615384615" calcext:value-type="float">
            <text:p>0.002903846153846</text:p>
          </table:table-cell>
          <table:table-cell table:formula="of:=SUM(INDIRECT( CELL(&quot;address&quot;;  INDEX([$Parameters.$L$22:$Parameters.$L$74];  FLOOR([.$A127]/12; 1) + 1;0))&amp;&quot;:&quot;&amp;CELL(&quot;address&quot;; [$Parameters.$L$70])))" office:value-type="float" office:value="0.280327" calcext:value-type="float">
            <text:p>0.280327</text:p>
          </table:table-cell>
          <table:table-cell table:formula="of:=[.$I127]/INDEX([$Parameters.$M$22:$Parameters.$M$120];  FLOOR([.$A127]/12; 1) + 1;0)" office:value-type="float" office:value="307.272135227549" calcext:value-type="float">
            <text:p>307.272135227549</text:p>
          </table:table-cell>
          <table:table-cell table:formula="of:=[.$J127]/ INDEX([$Parameters.$M$22:$Parameters.$M$120];  FLOOR([.$A127]/12; 1) + 1;0)" office:value-type="float" office:value="1271.04096114946" calcext:value-type="float">
            <text:p>1271.04096114946</text:p>
          </table:table-cell>
          <table:table-cell table:formula="of:=([.$Q127]-[.$P127])*[$Parameters.$M$70]" office:value-type="float" office:value="15670.8811094903" calcext:value-type="float">
            <text:p>15670.8811094903</text:p>
          </table:table-cell>
          <table:table-cell table:number-columns-repeated="2"/>
        </table:table-row>
        <table:table-row table:style-name="ro1">
          <table:table-cell office:value-type="float" office:value="124" calcext:value-type="float">
            <text:p>124</text:p>
          </table:table-cell>
          <table:table-cell table:formula="of:=([.$B127]-[.$C127])*POWER(1+[$Parameters.$H$4];1/12)+[$Parameters.$C$4]" office:value-type="float" office:value="15182.8707500411" calcext:value-type="float">
            <text:p>15182.8707500411</text:p>
          </table:table-cell>
          <table:table-cell table:formula="of:=IF(MOD([.$A128];12)=1; ([.$B116]+[.$B119]+[.$B122]+[.$B125])/4*(1+[$Parameters.$E$4])*[$Parameters.$F$4]; 0)" office:value-type="float" office:value="0" calcext:value-type="float">
            <text:p>0</text:p>
          </table:table-cell>
          <table:table-cell table:formula="of:=([.$D127]-[.$E127])*POWER(1+[$Parameters.$I$4];1/12)+[$Parameters.$D$4]" office:value-type="float" office:value="85045.514969108" calcext:value-type="float">
            <text:p>85045.514969108</text:p>
          </table:table-cell>
          <table:table-cell office:value-type="float" office:value="0" calcext:value-type="float">
            <text:p>0</text:p>
          </table:table-cell>
          <table:table-cell table:formula="of:=[.$D128]-[.$B128]" office:value-type="float" office:value="69862.6442190669" calcext:value-type="float">
            <text:p>69862.6442190669</text:p>
          </table:table-cell>
          <table:table-cell table:formula="of:=[.$F128]/[.$B128]" office:value-type="float" office:value="4.6014120365793" calcext:value-type="float">
            <text:p>4.6014120365793</text:p>
          </table:table-cell>
          <table:table-cell table:formula="of:=[.$F128]/[.$A128]" office:value-type="float" office:value="563.408421121507" calcext:value-type="float">
            <text:p>563.408421121507</text:p>
          </table:table-cell>
          <table:table-cell table:formula="of:=[.$B128]" office:value-type="float" office:value="15182.8707500411" calcext:value-type="float">
            <text:p>15182.8707500411</text:p>
          </table:table-cell>
          <table:table-cell table:formula="of:=[.$D128]*(1-[.$O128])" office:value-type="float" office:value="61204.9608943629" calcext:value-type="float">
            <text:p>61204.9608943629</text:p>
          </table:table-cell>
          <table:table-cell table:formula="of:=[.$B128]" office:value-type="float" office:value="15182.8707500411" calcext:value-type="float">
            <text:p>15182.8707500411</text:p>
          </table:table-cell>
          <table:table-cell table:formula="of:=IF(FLOOR([.$A128]/12; 1) + 1 &gt;= [$Parameters.$K$70] - [$Parameters.$K$22]; [.$D128] ; 0)" office:value-type="float" office:value="0" calcext:value-type="float">
            <text:p>0</text:p>
          </table:table-cell>
          <table:table-cell table:formula="of:=([$Parameters.$D$4]-[$Parameters.$C$4])*[.$A128]" office:value-type="float" office:value="18724" calcext:value-type="float">
            <text:p>18724</text:p>
          </table:table-cell>
          <table:table-cell table:formula="of:=[.$M128]/([$Parameters.A$4]*[.$A128])" office:value-type="float" office:value="0.00290384615384615" calcext:value-type="float">
            <text:p>0.002903846153846</text:p>
          </table:table-cell>
          <table:table-cell table:formula="of:=SUM(INDIRECT( CELL(&quot;address&quot;;  INDEX([$Parameters.$L$22:$Parameters.$L$74];  FLOOR([.$A128]/12; 1) + 1;0))&amp;&quot;:&quot;&amp;CELL(&quot;address&quot;; [$Parameters.$L$70])))" office:value-type="float" office:value="0.280327" calcext:value-type="float">
            <text:p>0.280327</text:p>
          </table:table-cell>
          <table:table-cell table:formula="of:=[.$I128]/INDEX([$Parameters.$M$22:$Parameters.$M$120];  FLOOR([.$A128]/12; 1) + 1;0)" office:value-type="float" office:value="318.566318716767" calcext:value-type="float">
            <text:p>318.566318716767</text:p>
          </table:table-cell>
          <table:table-cell table:formula="of:=[.$J128]/ INDEX([$Parameters.$M$22:$Parameters.$M$120];  FLOOR([.$A128]/12; 1) + 1;0)" office:value-type="float" office:value="1284.19976698202" calcext:value-type="float">
            <text:p>1284.19976698202</text:p>
          </table:table-cell>
          <table:table-cell table:formula="of:=([.$Q128]-[.$P128])*[$Parameters.$M$70]" office:value-type="float" office:value="15701.199868793" calcext:value-type="float">
            <text:p>15701.199868793</text:p>
          </table:table-cell>
          <table:table-cell table:number-columns-repeated="2"/>
        </table:table-row>
        <table:table-row table:style-name="ro1">
          <table:table-cell office:value-type="float" office:value="125" calcext:value-type="float">
            <text:p>125</text:p>
          </table:table-cell>
          <table:table-cell table:formula="of:=([.$B128]-[.$C128])*POWER(1+[$Parameters.$H$4];1/12)+[$Parameters.$C$4]" office:value-type="float" office:value="15727.0612401844" calcext:value-type="float">
            <text:p>15727.0612401844</text:p>
          </table:table-cell>
          <table:table-cell table:formula="of:=IF(MOD([.$A129];12)=1; ([.$B117]+[.$B120]+[.$B123]+[.$B126])/4*(1+[$Parameters.$E$4])*[$Parameters.$F$4]; 0)" office:value-type="float" office:value="0" calcext:value-type="float">
            <text:p>0</text:p>
          </table:table-cell>
          <table:table-cell table:formula="of:=([.$D128]-[.$E128])*POWER(1+[$Parameters.$I$4];1/12)+[$Parameters.$D$4]" office:value-type="float" office:value="85920.5009243363" calcext:value-type="float">
            <text:p>85920.5009243363</text:p>
          </table:table-cell>
          <table:table-cell office:value-type="float" office:value="0" calcext:value-type="float">
            <text:p>0</text:p>
          </table:table-cell>
          <table:table-cell table:formula="of:=[.$D129]-[.$B129]" office:value-type="float" office:value="70193.4396841519" calcext:value-type="float">
            <text:p>70193.4396841519</text:p>
          </table:table-cell>
          <table:table-cell table:formula="of:=[.$F129]/[.$B129]" office:value-type="float" office:value="4.46322670282479" calcext:value-type="float">
            <text:p>4.46322670282479</text:p>
          </table:table-cell>
          <table:table-cell table:formula="of:=[.$F129]/[.$A129]" office:value-type="float" office:value="561.547517473215" calcext:value-type="float">
            <text:p>561.547517473215</text:p>
          </table:table-cell>
          <table:table-cell table:formula="of:=[.$B129]" office:value-type="float" office:value="15727.0612401844" calcext:value-type="float">
            <text:p>15727.0612401844</text:p>
          </table:table-cell>
          <table:table-cell table:formula="of:=[.$D129]*(1-[.$O129])" office:value-type="float" office:value="61834.6646617199" calcext:value-type="float">
            <text:p>61834.6646617199</text:p>
          </table:table-cell>
          <table:table-cell table:formula="of:=[.$B129]" office:value-type="float" office:value="15727.0612401844" calcext:value-type="float">
            <text:p>15727.0612401844</text:p>
          </table:table-cell>
          <table:table-cell table:formula="of:=IF(FLOOR([.$A129]/12; 1) + 1 &gt;= [$Parameters.$K$70] - [$Parameters.$K$22]; [.$D129] ; 0)" office:value-type="float" office:value="0" calcext:value-type="float">
            <text:p>0</text:p>
          </table:table-cell>
          <table:table-cell table:formula="of:=([$Parameters.$D$4]-[$Parameters.$C$4])*[.$A129]" office:value-type="float" office:value="18875" calcext:value-type="float">
            <text:p>18875</text:p>
          </table:table-cell>
          <table:table-cell table:formula="of:=[.$M129]/([$Parameters.A$4]*[.$A129])" office:value-type="float" office:value="0.00290384615384615" calcext:value-type="float">
            <text:p>0.002903846153846</text:p>
          </table:table-cell>
          <table:table-cell table:formula="of:=SUM(INDIRECT( CELL(&quot;address&quot;;  INDEX([$Parameters.$L$22:$Parameters.$L$74];  FLOOR([.$A129]/12; 1) + 1;0))&amp;&quot;:&quot;&amp;CELL(&quot;address&quot;; [$Parameters.$L$70])))" office:value-type="float" office:value="0.280327" calcext:value-type="float">
            <text:p>0.280327</text:p>
          </table:table-cell>
          <table:table-cell table:formula="of:=[.$I129]/INDEX([$Parameters.$M$22:$Parameters.$M$120];  FLOOR([.$A129]/12; 1) + 1;0)" office:value-type="float" office:value="329.984499374411" calcext:value-type="float">
            <text:p>329.984499374411</text:p>
          </table:table-cell>
          <table:table-cell table:formula="of:=[.$J129]/ INDEX([$Parameters.$M$22:$Parameters.$M$120];  FLOOR([.$A129]/12; 1) + 1;0)" office:value-type="float" office:value="1297.41218341838" calcext:value-type="float">
            <text:p>1297.41218341838</text:p>
          </table:table-cell>
          <table:table-cell table:formula="of:=([.$Q129]-[.$P129])*[$Parameters.$M$70]" office:value-type="float" office:value="15730.3741425549" calcext:value-type="float">
            <text:p>15730.3741425549</text:p>
          </table:table-cell>
          <table:table-cell table:number-columns-repeated="2"/>
        </table:table-row>
        <table:table-row table:style-name="ro1">
          <table:table-cell office:value-type="float" office:value="126" calcext:value-type="float">
            <text:p>126</text:p>
          </table:table-cell>
          <table:table-cell table:formula="of:=([.$B129]-[.$C129])*POWER(1+[$Parameters.$H$4];1/12)+[$Parameters.$C$4]" office:value-type="float" office:value="16277.2263171517" calcext:value-type="float">
            <text:p>16277.2263171517</text:p>
          </table:table-cell>
          <table:table-cell table:formula="of:=IF(MOD([.$A130];12)=1; ([.$B118]+[.$B121]+[.$B124]+[.$B127])/4*(1+[$Parameters.$E$4])*[$Parameters.$F$4]; 0)" office:value-type="float" office:value="0" calcext:value-type="float">
            <text:p>0</text:p>
          </table:table-cell>
          <table:table-cell table:formula="of:=([.$D129]-[.$E129])*POWER(1+[$Parameters.$I$4];1/12)+[$Parameters.$D$4]" office:value-type="float" office:value="86799.0516806551" calcext:value-type="float">
            <text:p>86799.0516806551</text:p>
          </table:table-cell>
          <table:table-cell office:value-type="float" office:value="0" calcext:value-type="float">
            <text:p>0</text:p>
          </table:table-cell>
          <table:table-cell table:formula="of:=[.$D130]-[.$B130]" office:value-type="float" office:value="70521.8253635034" calcext:value-type="float">
            <text:p>70521.8253635034</text:p>
          </table:table-cell>
          <table:table-cell table:formula="of:=[.$F130]/[.$B130]" office:value-type="float" office:value="4.33254560632316" calcext:value-type="float">
            <text:p>4.33254560632316</text:p>
          </table:table-cell>
          <table:table-cell table:formula="of:=[.$F130]/[.$A130]" office:value-type="float" office:value="559.697026694471" calcext:value-type="float">
            <text:p>559.697026694471</text:p>
          </table:table-cell>
          <table:table-cell table:formula="of:=[.$B130]" office:value-type="float" office:value="16277.2263171517" calcext:value-type="float">
            <text:p>16277.2263171517</text:p>
          </table:table-cell>
          <table:table-cell table:formula="of:=[.$D130]*(1-[.$O130])" office:value-type="float" office:value="62466.9339201721" calcext:value-type="float">
            <text:p>62466.9339201721</text:p>
          </table:table-cell>
          <table:table-cell table:formula="of:=[.$B130]" office:value-type="float" office:value="16277.2263171517" calcext:value-type="float">
            <text:p>16277.2263171517</text:p>
          </table:table-cell>
          <table:table-cell table:formula="of:=IF(FLOOR([.$A130]/12; 1) + 1 &gt;= [$Parameters.$K$70] - [$Parameters.$K$22]; [.$D130] ; 0)" office:value-type="float" office:value="0" calcext:value-type="float">
            <text:p>0</text:p>
          </table:table-cell>
          <table:table-cell table:formula="of:=([$Parameters.$D$4]-[$Parameters.$C$4])*[.$A130]" office:value-type="float" office:value="19026" calcext:value-type="float">
            <text:p>19026</text:p>
          </table:table-cell>
          <table:table-cell table:formula="of:=[.$M130]/([$Parameters.A$4]*[.$A130])" office:value-type="float" office:value="0.00290384615384615" calcext:value-type="float">
            <text:p>0.002903846153846</text:p>
          </table:table-cell>
          <table:table-cell table:formula="of:=SUM(INDIRECT( CELL(&quot;address&quot;;  INDEX([$Parameters.$L$22:$Parameters.$L$74];  FLOOR([.$A130]/12; 1) + 1;0))&amp;&quot;:&quot;&amp;CELL(&quot;address&quot;; [$Parameters.$L$70])))" office:value-type="float" office:value="0.280327" calcext:value-type="float">
            <text:p>0.280327</text:p>
          </table:table-cell>
          <table:table-cell table:formula="of:=[.$I130]/INDEX([$Parameters.$M$22:$Parameters.$M$120];  FLOOR([.$A130]/12; 1) + 1;0)" office:value-type="float" office:value="341.528038547036" calcext:value-type="float">
            <text:p>341.528038547036</text:p>
          </table:table-cell>
          <table:table-cell table:formula="of:=[.$J130]/ INDEX([$Parameters.$M$22:$Parameters.$M$120];  FLOOR([.$A130]/12; 1) + 1;0)" office:value-type="float" office:value="1310.67842887478" calcext:value-type="float">
            <text:p>1310.67842887478</text:p>
          </table:table-cell>
          <table:table-cell table:formula="of:=([.$Q130]-[.$P130])*[$Parameters.$M$70]" office:value-type="float" office:value="15758.3853467292" calcext:value-type="float">
            <text:p>15758.3853467292</text:p>
          </table:table-cell>
          <table:table-cell table:number-columns-repeated="2"/>
        </table:table-row>
        <table:table-row table:style-name="ro1">
          <table:table-cell office:value-type="float" office:value="127" calcext:value-type="float">
            <text:p>127</text:p>
          </table:table-cell>
          <table:table-cell table:formula="of:=([.$B130]-[.$C130])*POWER(1+[$Parameters.$H$4];1/12)+[$Parameters.$C$4]" office:value-type="float" office:value="16833.4315750472" calcext:value-type="float">
            <text:p>16833.4315750472</text:p>
          </table:table-cell>
          <table:table-cell table:formula="of:=IF(MOD([.$A131];12)=1; ([.$B119]+[.$B122]+[.$B125]+[.$B128])/4*(1+[$Parameters.$E$4])*[$Parameters.$F$4]; 0)" office:value-type="float" office:value="0" calcext:value-type="float">
            <text:p>0</text:p>
          </table:table-cell>
          <table:table-cell table:formula="of:=([.$D130]-[.$E130])*POWER(1+[$Parameters.$I$4];1/12)+[$Parameters.$D$4]" office:value-type="float" office:value="87681.1817615054" calcext:value-type="float">
            <text:p>87681.1817615054</text:p>
          </table:table-cell>
          <table:table-cell office:value-type="float" office:value="0" calcext:value-type="float">
            <text:p>0</text:p>
          </table:table-cell>
          <table:table-cell table:formula="of:=[.$D131]-[.$B131]" office:value-type="float" office:value="70847.7501864582" calcext:value-type="float">
            <text:p>70847.7501864582</text:p>
          </table:table-cell>
          <table:table-cell table:formula="of:=[.$F131]/[.$B131]" office:value-type="float" office:value="4.20875267592369" calcext:value-type="float">
            <text:p>4.20875267592369</text:p>
          </table:table-cell>
          <table:table-cell table:formula="of:=[.$F131]/[.$A131]" office:value-type="float" office:value="557.856300680773" calcext:value-type="float">
            <text:p>557.856300680773</text:p>
          </table:table-cell>
          <table:table-cell table:formula="of:=[.$B131]" office:value-type="float" office:value="16833.4315750472" calcext:value-type="float">
            <text:p>16833.4315750472</text:p>
          </table:table-cell>
          <table:table-cell table:formula="of:=[.$D131]*(1-[.$O131])" office:value-type="float" office:value="63101.7791218479" calcext:value-type="float">
            <text:p>63101.7791218479</text:p>
          </table:table-cell>
          <table:table-cell table:formula="of:=[.$B131]" office:value-type="float" office:value="16833.4315750472" calcext:value-type="float">
            <text:p>16833.4315750472</text:p>
          </table:table-cell>
          <table:table-cell table:formula="of:=IF(FLOOR([.$A131]/12; 1) + 1 &gt;= [$Parameters.$K$70] - [$Parameters.$K$22]; [.$D131] ; 0)" office:value-type="float" office:value="0" calcext:value-type="float">
            <text:p>0</text:p>
          </table:table-cell>
          <table:table-cell table:formula="of:=([$Parameters.$D$4]-[$Parameters.$C$4])*[.$A131]" office:value-type="float" office:value="19177" calcext:value-type="float">
            <text:p>19177</text:p>
          </table:table-cell>
          <table:table-cell table:formula="of:=[.$M131]/([$Parameters.A$4]*[.$A131])" office:value-type="float" office:value="0.00290384615384615" calcext:value-type="float">
            <text:p>0.002903846153846</text:p>
          </table:table-cell>
          <table:table-cell table:formula="of:=SUM(INDIRECT( CELL(&quot;address&quot;;  INDEX([$Parameters.$L$22:$Parameters.$L$74];  FLOOR([.$A131]/12; 1) + 1;0))&amp;&quot;:&quot;&amp;CELL(&quot;address&quot;; [$Parameters.$L$70])))" office:value-type="float" office:value="0.280327" calcext:value-type="float">
            <text:p>0.280327</text:p>
          </table:table-cell>
          <table:table-cell table:formula="of:=[.$I131]/INDEX([$Parameters.$M$22:$Parameters.$M$120];  FLOOR([.$A131]/12; 1) + 1;0)" office:value-type="float" office:value="353.198312527218" calcext:value-type="float">
            <text:p>353.198312527218</text:p>
          </table:table-cell>
          <table:table-cell table:formula="of:=[.$J131]/ INDEX([$Parameters.$M$22:$Parameters.$M$120];  FLOOR([.$A131]/12; 1) + 1;0)" office:value-type="float" office:value="1323.99872265732" calcext:value-type="float">
            <text:p>1323.99872265732</text:p>
          </table:table-cell>
          <table:table-cell table:formula="of:=([.$Q131]-[.$P131])*[$Parameters.$M$70]" office:value-type="float" office:value="15785.2146687155" calcext:value-type="float">
            <text:p>15785.2146687155</text:p>
          </table:table-cell>
          <table:table-cell table:number-columns-repeated="2"/>
        </table:table-row>
        <table:table-row table:style-name="ro1">
          <table:table-cell office:value-type="float" office:value="128" calcext:value-type="float">
            <text:p>128</text:p>
          </table:table-cell>
          <table:table-cell table:formula="of:=([.$B131]-[.$C131])*POWER(1+[$Parameters.$H$4];1/12)+[$Parameters.$C$4]" office:value-type="float" office:value="17395.743328123" calcext:value-type="float">
            <text:p>17395.743328123</text:p>
          </table:table-cell>
          <table:table-cell table:formula="of:=IF(MOD([.$A132];12)=1; ([.$B120]+[.$B123]+[.$B126]+[.$B129])/4*(1+[$Parameters.$E$4])*[$Parameters.$F$4]; 0)" office:value-type="float" office:value="0" calcext:value-type="float">
            <text:p>0</text:p>
          </table:table-cell>
          <table:table-cell table:formula="of:=([.$D131]-[.$E131])*POWER(1+[$Parameters.$I$4];1/12)+[$Parameters.$D$4]" office:value-type="float" office:value="88566.9057494983" calcext:value-type="float">
            <text:p>88566.9057494983</text:p>
          </table:table-cell>
          <table:table-cell office:value-type="float" office:value="0" calcext:value-type="float">
            <text:p>0</text:p>
          </table:table-cell>
          <table:table-cell table:formula="of:=[.$D132]-[.$B132]" office:value-type="float" office:value="71171.1624213753" calcext:value-type="float">
            <text:p>71171.1624213753</text:p>
          </table:table-cell>
          <table:table-cell table:formula="of:=[.$F132]/[.$B132]" office:value-type="float" office:value="4.091297570844" calcext:value-type="float">
            <text:p>4.091297570844</text:p>
          </table:table-cell>
          <table:table-cell table:formula="of:=[.$F132]/[.$A132]" office:value-type="float" office:value="556.024706416995" calcext:value-type="float">
            <text:p>556.024706416995</text:p>
          </table:table-cell>
          <table:table-cell table:formula="of:=[.$B132]" office:value-type="float" office:value="17395.743328123" calcext:value-type="float">
            <text:p>17395.743328123</text:p>
          </table:table-cell>
          <table:table-cell table:formula="of:=[.$D132]*(1-[.$O132])" office:value-type="float" office:value="63739.2107614587" calcext:value-type="float">
            <text:p>63739.2107614587</text:p>
          </table:table-cell>
          <table:table-cell table:formula="of:=[.$B132]" office:value-type="float" office:value="17395.743328123" calcext:value-type="float">
            <text:p>17395.743328123</text:p>
          </table:table-cell>
          <table:table-cell table:formula="of:=IF(FLOOR([.$A132]/12; 1) + 1 &gt;= [$Parameters.$K$70] - [$Parameters.$K$22]; [.$D132] ; 0)" office:value-type="float" office:value="0" calcext:value-type="float">
            <text:p>0</text:p>
          </table:table-cell>
          <table:table-cell table:formula="of:=([$Parameters.$D$4]-[$Parameters.$C$4])*[.$A132]" office:value-type="float" office:value="19328" calcext:value-type="float">
            <text:p>19328</text:p>
          </table:table-cell>
          <table:table-cell table:formula="of:=[.$M132]/([$Parameters.A$4]*[.$A132])" office:value-type="float" office:value="0.00290384615384615" calcext:value-type="float">
            <text:p>0.002903846153846</text:p>
          </table:table-cell>
          <table:table-cell table:formula="of:=SUM(INDIRECT( CELL(&quot;address&quot;;  INDEX([$Parameters.$L$22:$Parameters.$L$74];  FLOOR([.$A132]/12; 1) + 1;0))&amp;&quot;:&quot;&amp;CELL(&quot;address&quot;; [$Parameters.$L$70])))" office:value-type="float" office:value="0.280327" calcext:value-type="float">
            <text:p>0.280327</text:p>
          </table:table-cell>
          <table:table-cell table:formula="of:=[.$I132]/INDEX([$Parameters.$M$22:$Parameters.$M$120];  FLOOR([.$A132]/12; 1) + 1;0)" office:value-type="float" office:value="364.996712717646" calcext:value-type="float">
            <text:p>364.996712717646</text:p>
          </table:table-cell>
          <table:table-cell table:formula="of:=[.$J132]/ INDEX([$Parameters.$M$22:$Parameters.$M$120];  FLOOR([.$A132]/12; 1) + 1;0)" office:value-type="float" office:value="1337.37328496556" calcext:value-type="float">
            <text:p>1337.37328496556</text:p>
          </table:table-cell>
          <table:table-cell table:formula="of:=([.$Q132]-[.$P132])*[$Parameters.$M$70]" office:value-type="float" office:value="15810.8430647511" calcext:value-type="float">
            <text:p>15810.8430647511</text:p>
          </table:table-cell>
          <table:table-cell table:number-columns-repeated="2"/>
        </table:table-row>
        <table:table-row table:style-name="ro1">
          <table:table-cell office:value-type="float" office:value="129" calcext:value-type="float">
            <text:p>129</text:p>
          </table:table-cell>
          <table:table-cell table:formula="of:=([.$B132]-[.$C132])*POWER(1+[$Parameters.$H$4];1/12)+[$Parameters.$C$4]" office:value-type="float" office:value="17964.2286186857" calcext:value-type="float">
            <text:p>17964.2286186857</text:p>
          </table:table-cell>
          <table:table-cell table:formula="of:=IF(MOD([.$A133];12)=1; ([.$B121]+[.$B124]+[.$B127]+[.$B130])/4*(1+[$Parameters.$E$4])*[$Parameters.$F$4]; 0)" office:value-type="float" office:value="0" calcext:value-type="float">
            <text:p>0</text:p>
          </table:table-cell>
          <table:table-cell table:formula="of:=([.$D132]-[.$E132])*POWER(1+[$Parameters.$I$4];1/12)+[$Parameters.$D$4]" office:value-type="float" office:value="89456.2382866565" calcext:value-type="float">
            <text:p>89456.2382866565</text:p>
          </table:table-cell>
          <table:table-cell office:value-type="float" office:value="0" calcext:value-type="float">
            <text:p>0</text:p>
          </table:table-cell>
          <table:table-cell table:formula="of:=[.$D133]-[.$B133]" office:value-type="float" office:value="71492.0096679708" calcext:value-type="float">
            <text:p>71492.0096679708</text:p>
          </table:table-cell>
          <table:table-cell table:formula="of:=[.$F133]/[.$B133]" office:value-type="float" office:value="3.97968714301529" calcext:value-type="float">
            <text:p>3.97968714301529</text:p>
          </table:table-cell>
          <table:table-cell table:formula="of:=[.$F133]/[.$A133]" office:value-type="float" office:value="554.201625333107" calcext:value-type="float">
            <text:p>554.201625333107</text:p>
          </table:table-cell>
          <table:table-cell table:formula="of:=[.$B133]" office:value-type="float" office:value="17964.2286186857" calcext:value-type="float">
            <text:p>17964.2286186857</text:p>
          </table:table-cell>
          <table:table-cell table:formula="of:=[.$D133]*(1-[.$O133])" office:value-type="float" office:value="64379.239376473" calcext:value-type="float">
            <text:p>64379.239376473</text:p>
          </table:table-cell>
          <table:table-cell table:formula="of:=[.$B133]" office:value-type="float" office:value="17964.2286186857" calcext:value-type="float">
            <text:p>17964.2286186857</text:p>
          </table:table-cell>
          <table:table-cell table:formula="of:=IF(FLOOR([.$A133]/12; 1) + 1 &gt;= [$Parameters.$K$70] - [$Parameters.$K$22]; [.$D133] ; 0)" office:value-type="float" office:value="0" calcext:value-type="float">
            <text:p>0</text:p>
          </table:table-cell>
          <table:table-cell table:formula="of:=([$Parameters.$D$4]-[$Parameters.$C$4])*[.$A133]" office:value-type="float" office:value="19479" calcext:value-type="float">
            <text:p>19479</text:p>
          </table:table-cell>
          <table:table-cell table:formula="of:=[.$M133]/([$Parameters.A$4]*[.$A133])" office:value-type="float" office:value="0.00290384615384615" calcext:value-type="float">
            <text:p>0.002903846153846</text:p>
          </table:table-cell>
          <table:table-cell table:formula="of:=SUM(INDIRECT( CELL(&quot;address&quot;;  INDEX([$Parameters.$L$22:$Parameters.$L$74];  FLOOR([.$A133]/12; 1) + 1;0))&amp;&quot;:&quot;&amp;CELL(&quot;address&quot;; [$Parameters.$L$70])))" office:value-type="float" office:value="0.280327" calcext:value-type="float">
            <text:p>0.280327</text:p>
          </table:table-cell>
          <table:table-cell table:formula="of:=[.$I133]/INDEX([$Parameters.$M$22:$Parameters.$M$120];  FLOOR([.$A133]/12; 1) + 1;0)" office:value-type="float" office:value="376.924645797014" calcext:value-type="float">
            <text:p>376.924645797014</text:p>
          </table:table-cell>
          <table:table-cell table:formula="of:=[.$J133]/ INDEX([$Parameters.$M$22:$Parameters.$M$120];  FLOOR([.$A133]/12; 1) + 1;0)" office:value-type="float" office:value="1350.8023368962" calcext:value-type="float">
            <text:p>1350.8023368962</text:p>
          </table:table-cell>
          <table:table-cell table:formula="of:=([.$Q133]-[.$P133])*[$Parameters.$M$70]" office:value-type="float" office:value="15835.2512572728" calcext:value-type="float">
            <text:p>15835.2512572728</text:p>
          </table:table-cell>
          <table:table-cell table:number-columns-repeated="2"/>
        </table:table-row>
        <table:table-row table:style-name="ro1">
          <table:table-cell office:value-type="float" office:value="130" calcext:value-type="float">
            <text:p>130</text:p>
          </table:table-cell>
          <table:table-cell table:formula="of:=([.$B133]-[.$C133])*POWER(1+[$Parameters.$H$4];1/12)+[$Parameters.$C$4]" office:value-type="float" office:value="18538.9552250893" calcext:value-type="float">
            <text:p>18538.9552250893</text:p>
          </table:table-cell>
          <table:table-cell table:formula="of:=IF(MOD([.$A134];12)=1; ([.$B122]+[.$B125]+[.$B128]+[.$B131])/4*(1+[$Parameters.$E$4])*[$Parameters.$F$4]; 0)" office:value-type="float" office:value="0" calcext:value-type="float">
            <text:p>0</text:p>
          </table:table-cell>
          <table:table-cell table:formula="of:=([.$D133]-[.$E133])*POWER(1+[$Parameters.$I$4];1/12)+[$Parameters.$D$4]" office:value-type="float" office:value="90349.1940746559" calcext:value-type="float">
            <text:p>90349.1940746559</text:p>
          </table:table-cell>
          <table:table-cell office:value-type="float" office:value="0" calcext:value-type="float">
            <text:p>0</text:p>
          </table:table-cell>
          <table:table-cell table:formula="of:=[.$D134]-[.$B134]" office:value-type="float" office:value="71810.2388495666" calcext:value-type="float">
            <text:p>71810.2388495666</text:p>
          </table:table-cell>
          <table:table-cell table:formula="of:=[.$F134]/[.$B134]" office:value-type="float" office:value="3.87347819646188" calcext:value-type="float">
            <text:p>3.87347819646188</text:p>
          </table:table-cell>
          <table:table-cell table:formula="of:=[.$F134]/[.$A134]" office:value-type="float" office:value="552.386452688974" calcext:value-type="float">
            <text:p>552.386452688974</text:p>
          </table:table-cell>
          <table:table-cell table:formula="of:=[.$B134]" office:value-type="float" office:value="18538.9552250893" calcext:value-type="float">
            <text:p>18538.9552250893</text:p>
          </table:table-cell>
          <table:table-cell table:formula="of:=[.$D134]*(1-[.$O134])" office:value-type="float" office:value="65021.8755472898" calcext:value-type="float">
            <text:p>65021.8755472898</text:p>
          </table:table-cell>
          <table:table-cell table:formula="of:=[.$B134]" office:value-type="float" office:value="18538.9552250893" calcext:value-type="float">
            <text:p>18538.9552250893</text:p>
          </table:table-cell>
          <table:table-cell table:formula="of:=IF(FLOOR([.$A134]/12; 1) + 1 &gt;= [$Parameters.$K$70] - [$Parameters.$K$22]; [.$D134] ; 0)" office:value-type="float" office:value="0" calcext:value-type="float">
            <text:p>0</text:p>
          </table:table-cell>
          <table:table-cell table:formula="of:=([$Parameters.$D$4]-[$Parameters.$C$4])*[.$A134]" office:value-type="float" office:value="19630" calcext:value-type="float">
            <text:p>19630</text:p>
          </table:table-cell>
          <table:table-cell table:formula="of:=[.$M134]/([$Parameters.A$4]*[.$A134])" office:value-type="float" office:value="0.00290384615384615" calcext:value-type="float">
            <text:p>0.002903846153846</text:p>
          </table:table-cell>
          <table:table-cell table:formula="of:=SUM(INDIRECT( CELL(&quot;address&quot;;  INDEX([$Parameters.$L$22:$Parameters.$L$74];  FLOOR([.$A134]/12; 1) + 1;0))&amp;&quot;:&quot;&amp;CELL(&quot;address&quot;; [$Parameters.$L$70])))" office:value-type="float" office:value="0.280327" calcext:value-type="float">
            <text:p>0.280327</text:p>
          </table:table-cell>
          <table:table-cell table:formula="of:=[.$I134]/INDEX([$Parameters.$M$22:$Parameters.$M$120];  FLOOR([.$A134]/12; 1) + 1;0)" office:value-type="float" office:value="388.983533887732" calcext:value-type="float">
            <text:p>388.983533887732</text:p>
          </table:table-cell>
          <table:table-cell table:formula="of:=[.$J134]/ INDEX([$Parameters.$M$22:$Parameters.$M$120];  FLOOR([.$A134]/12; 1) + 1;0)" office:value-type="float" office:value="1364.2861004467" calcext:value-type="float">
            <text:p>1364.2861004467</text:p>
          </table:table-cell>
          <table:table-cell table:formula="of:=([.$Q134]-[.$P134])*[$Parameters.$M$70]" office:value-type="float" office:value="15858.4197322489" calcext:value-type="float">
            <text:p>15858.4197322489</text:p>
          </table:table-cell>
          <table:table-cell table:number-columns-repeated="2"/>
        </table:table-row>
        <table:table-row table:style-name="ro1">
          <table:table-cell office:value-type="float" office:value="131" calcext:value-type="float">
            <text:p>131</text:p>
          </table:table-cell>
          <table:table-cell table:formula="of:=([.$B134]-[.$C134])*POWER(1+[$Parameters.$H$4];1/12)+[$Parameters.$C$4]" office:value-type="float" office:value="19119.9916698165" calcext:value-type="float">
            <text:p>19119.9916698165</text:p>
          </table:table-cell>
          <table:table-cell table:formula="of:=IF(MOD([.$A135];12)=1; ([.$B123]+[.$B126]+[.$B129]+[.$B132])/4*(1+[$Parameters.$E$4])*[$Parameters.$F$4]; 0)" office:value-type="float" office:value="0" calcext:value-type="float">
            <text:p>0</text:p>
          </table:table-cell>
          <table:table-cell table:formula="of:=([.$D134]-[.$E134])*POWER(1+[$Parameters.$I$4];1/12)+[$Parameters.$D$4]" office:value-type="float" office:value="91245.7878750689" calcext:value-type="float">
            <text:p>91245.7878750689</text:p>
          </table:table-cell>
          <table:table-cell office:value-type="float" office:value="0" calcext:value-type="float">
            <text:p>0</text:p>
          </table:table-cell>
          <table:table-cell table:formula="of:=[.$D135]-[.$B135]" office:value-type="float" office:value="72125.7962052525" calcext:value-type="float">
            <text:p>72125.7962052525</text:p>
          </table:table-cell>
          <table:table-cell table:formula="of:=[.$F135]/[.$B135]" office:value-type="float" office:value="3.77227131950653" calcext:value-type="float">
            <text:p>3.77227131950653</text:p>
          </table:table-cell>
          <table:table-cell table:formula="of:=[.$F135]/[.$A135]" office:value-type="float" office:value="550.57859698666" calcext:value-type="float">
            <text:p>550.57859698666</text:p>
          </table:table-cell>
          <table:table-cell table:formula="of:=[.$B135]" office:value-type="float" office:value="19119.9916698165" calcext:value-type="float">
            <text:p>19119.9916698165</text:p>
          </table:table-cell>
          <table:table-cell table:formula="of:=[.$D135]*(1-[.$O135])" office:value-type="float" office:value="65667.1298974145" calcext:value-type="float">
            <text:p>65667.1298974145</text:p>
          </table:table-cell>
          <table:table-cell table:formula="of:=[.$B135]" office:value-type="float" office:value="19119.9916698165" calcext:value-type="float">
            <text:p>19119.9916698165</text:p>
          </table:table-cell>
          <table:table-cell table:formula="of:=IF(FLOOR([.$A135]/12; 1) + 1 &gt;= [$Parameters.$K$70] - [$Parameters.$K$22]; [.$D135] ; 0)" office:value-type="float" office:value="0" calcext:value-type="float">
            <text:p>0</text:p>
          </table:table-cell>
          <table:table-cell table:formula="of:=([$Parameters.$D$4]-[$Parameters.$C$4])*[.$A135]" office:value-type="float" office:value="19781" calcext:value-type="float">
            <text:p>19781</text:p>
          </table:table-cell>
          <table:table-cell table:formula="of:=[.$M135]/([$Parameters.A$4]*[.$A135])" office:value-type="float" office:value="0.00290384615384615" calcext:value-type="float">
            <text:p>0.002903846153846</text:p>
          </table:table-cell>
          <table:table-cell table:formula="of:=SUM(INDIRECT( CELL(&quot;address&quot;;  INDEX([$Parameters.$L$22:$Parameters.$L$74];  FLOOR([.$A135]/12; 1) + 1;0))&amp;&quot;:&quot;&amp;CELL(&quot;address&quot;; [$Parameters.$L$70])))" office:value-type="float" office:value="0.280327" calcext:value-type="float">
            <text:p>0.280327</text:p>
          </table:table-cell>
          <table:table-cell table:formula="of:=[.$I135]/INDEX([$Parameters.$M$22:$Parameters.$M$120];  FLOOR([.$A135]/12; 1) + 1;0)" office:value-type="float" office:value="401.174814725482" calcext:value-type="float">
            <text:p>401.174814725482</text:p>
          </table:table-cell>
          <table:table-cell table:formula="of:=[.$J135]/ INDEX([$Parameters.$M$22:$Parameters.$M$120];  FLOOR([.$A135]/12; 1) + 1;0)" office:value-type="float" office:value="1377.82479851898" calcext:value-type="float">
            <text:p>1377.82479851898</text:p>
          </table:table-cell>
          <table:table-cell table:formula="of:=([.$Q135]-[.$P135])*[$Parameters.$M$70]" office:value-type="float" office:value="15880.3287364822" calcext:value-type="float">
            <text:p>15880.3287364822</text:p>
          </table:table-cell>
          <table:table-cell table:number-columns-repeated="2"/>
        </table:table-row>
        <table:table-row table:style-name="ro1">
          <table:table-cell office:value-type="float" office:value="132" calcext:value-type="float">
            <text:p>132</text:p>
          </table:table-cell>
          <table:table-cell table:formula="of:=([.$B135]-[.$C135])*POWER(1+[$Parameters.$H$4];1/12)+[$Parameters.$C$4]" office:value-type="float" office:value="19707.4072276479" calcext:value-type="float">
            <text:p>19707.4072276479</text:p>
          </table:table-cell>
          <table:table-cell table:formula="of:=IF(MOD([.$A136];12)=1; ([.$B124]+[.$B127]+[.$B130]+[.$B133])/4*(1+[$Parameters.$E$4])*[$Parameters.$F$4]; 0)" office:value-type="float" office:value="0" calcext:value-type="float">
            <text:p>0</text:p>
          </table:table-cell>
          <table:table-cell table:formula="of:=([.$D135]-[.$E135])*POWER(1+[$Parameters.$I$4];1/12)+[$Parameters.$D$4]" office:value-type="float" office:value="92146.0345096085" calcext:value-type="float">
            <text:p>92146.0345096085</text:p>
          </table:table-cell>
          <table:table-cell office:value-type="float" office:value="0" calcext:value-type="float">
            <text:p>0</text:p>
          </table:table-cell>
          <table:table-cell table:formula="of:=[.$D136]-[.$B136]" office:value-type="float" office:value="72438.6272819605" calcext:value-type="float">
            <text:p>72438.6272819605</text:p>
          </table:table-cell>
          <table:table-cell table:formula="of:=[.$F136]/[.$B136]" office:value-type="float" office:value="3.67570560881976" calcext:value-type="float">
            <text:p>3.67570560881976</text:p>
          </table:table-cell>
          <table:table-cell table:formula="of:=[.$F136]/[.$A136]" office:value-type="float" office:value="548.777479408792" calcext:value-type="float">
            <text:p>548.777479408792</text:p>
          </table:table-cell>
          <table:table-cell table:formula="of:=[.$B136]" office:value-type="float" office:value="19707.4072276479" calcext:value-type="float">
            <text:p>19707.4072276479</text:p>
          </table:table-cell>
          <table:table-cell table:formula="of:=[.$D136]*(1-[.$O136])" office:value-type="float" office:value="66505.7553850683" calcext:value-type="float">
            <text:p>66505.7553850683</text:p>
          </table:table-cell>
          <table:table-cell table:formula="of:=[.$B136]" office:value-type="float" office:value="19707.4072276479" calcext:value-type="float">
            <text:p>19707.4072276479</text:p>
          </table:table-cell>
          <table:table-cell table:formula="of:=IF(FLOOR([.$A136]/12; 1) + 1 &gt;= [$Parameters.$K$70] - [$Parameters.$K$22]; [.$D136] ; 0)" office:value-type="float" office:value="0" calcext:value-type="float">
            <text:p>0</text:p>
          </table:table-cell>
          <table:table-cell table:formula="of:=([$Parameters.$D$4]-[$Parameters.$C$4])*[.$A136]" office:value-type="float" office:value="19932" calcext:value-type="float">
            <text:p>19932</text:p>
          </table:table-cell>
          <table:table-cell table:formula="of:=[.$M136]/([$Parameters.A$4]*[.$A136])" office:value-type="float" office:value="0.00290384615384615" calcext:value-type="float">
            <text:p>0.002903846153846</text:p>
          </table:table-cell>
          <table:table-cell table:formula="of:=SUM(INDIRECT( CELL(&quot;address&quot;;  INDEX([$Parameters.$L$22:$Parameters.$L$74];  FLOOR([.$A136]/12; 1) + 1;0))&amp;&quot;:&quot;&amp;CELL(&quot;address&quot;; [$Parameters.$L$70])))" office:value-type="float" office:value="0.278257" calcext:value-type="float">
            <text:p>0.278257</text:p>
          </table:table-cell>
          <table:table-cell table:formula="of:=[.$I136]/INDEX([$Parameters.$M$22:$Parameters.$M$120];  FLOOR([.$A136]/12; 1) + 1;0)" office:value-type="float" office:value="421.458666117364" calcext:value-type="float">
            <text:p>421.458666117364</text:p>
          </table:table-cell>
          <table:table-cell table:formula="of:=[.$J136]/ INDEX([$Parameters.$M$22:$Parameters.$M$120];  FLOOR([.$A136]/12; 1) + 1;0)" office:value-type="float" office:value="1422.27877213576" calcext:value-type="float">
            <text:p>1422.27877213576</text:p>
          </table:table-cell>
          <table:table-cell table:formula="of:=([.$Q136]-[.$P136])*[$Parameters.$M$70]" office:value-type="float" office:value="16273.3349238592" calcext:value-type="float">
            <text:p>16273.3349238592</text:p>
          </table:table-cell>
          <table:table-cell table:number-columns-repeated="2"/>
        </table:table-row>
        <table:table-row table:style-name="ro1">
          <table:table-cell office:value-type="float" office:value="133" calcext:value-type="float">
            <text:p>133</text:p>
          </table:table-cell>
          <table:table-cell table:formula="of:=([.$B136]-[.$C136])*POWER(1+[$Parameters.$H$4];1/12)+[$Parameters.$C$4]" office:value-type="float" office:value="20301.2719339221" calcext:value-type="float">
            <text:p>20301.2719339221</text:p>
          </table:table-cell>
          <table:table-cell table:formula="of:=IF(MOD([.$A137];12)=1; ([.$B125]+[.$B128]+[.$B131]+[.$B134])/4*(1+[$Parameters.$E$4])*[$Parameters.$F$4]; 0)" office:value-type="float" office:value="6616.72194976044" calcext:value-type="float">
            <text:p>6616.72194976044</text:p>
          </table:table-cell>
          <table:table-cell table:formula="of:=([.$D136]-[.$E136])*POWER(1+[$Parameters.$I$4];1/12)+[$Parameters.$D$4]" office:value-type="float" office:value="93049.9488603729" calcext:value-type="float">
            <text:p>93049.9488603729</text:p>
          </table:table-cell>
          <table:table-cell office:value-type="float" office:value="0" calcext:value-type="float">
            <text:p>0</text:p>
          </table:table-cell>
          <table:table-cell table:formula="of:=[.$D137]-[.$B137]" office:value-type="float" office:value="72748.6769264509" calcext:value-type="float">
            <text:p>72748.6769264509</text:p>
          </table:table-cell>
          <table:table-cell table:formula="of:=[.$F137]/[.$B137]" office:value-type="float" office:value="3.58345413840267" calcext:value-type="float">
            <text:p>3.58345413840267</text:p>
          </table:table-cell>
          <table:table-cell table:formula="of:=[.$F137]/[.$A137]" office:value-type="float" office:value="546.982533281586" calcext:value-type="float">
            <text:p>546.982533281586</text:p>
          </table:table-cell>
          <table:table-cell table:formula="of:=[.$B137]" office:value-type="float" office:value="20301.2719339221" calcext:value-type="float">
            <text:p>20301.2719339221</text:p>
          </table:table-cell>
          <table:table-cell table:formula="of:=[.$D137]*(1-[.$O137])" office:value-type="float" office:value="67158.1492403321" calcext:value-type="float">
            <text:p>67158.1492403321</text:p>
          </table:table-cell>
          <table:table-cell table:formula="of:=[.$B137]" office:value-type="float" office:value="20301.2719339221" calcext:value-type="float">
            <text:p>20301.2719339221</text:p>
          </table:table-cell>
          <table:table-cell table:formula="of:=IF(FLOOR([.$A137]/12; 1) + 1 &gt;= [$Parameters.$K$70] - [$Parameters.$K$22]; [.$D137] ; 0)" office:value-type="float" office:value="0" calcext:value-type="float">
            <text:p>0</text:p>
          </table:table-cell>
          <table:table-cell table:formula="of:=([$Parameters.$D$4]-[$Parameters.$C$4])*[.$A137]" office:value-type="float" office:value="20083" calcext:value-type="float">
            <text:p>20083</text:p>
          </table:table-cell>
          <table:table-cell table:formula="of:=[.$M137]/([$Parameters.A$4]*[.$A137])" office:value-type="float" office:value="0.00290384615384615" calcext:value-type="float">
            <text:p>0.002903846153846</text:p>
          </table:table-cell>
          <table:table-cell table:formula="of:=SUM(INDIRECT( CELL(&quot;address&quot;;  INDEX([$Parameters.$L$22:$Parameters.$L$74];  FLOOR([.$A137]/12; 1) + 1;0))&amp;&quot;:&quot;&amp;CELL(&quot;address&quot;; [$Parameters.$L$70])))" office:value-type="float" office:value="0.278257" calcext:value-type="float">
            <text:p>0.278257</text:p>
          </table:table-cell>
          <table:table-cell table:formula="of:=[.$I137]/INDEX([$Parameters.$M$22:$Parameters.$M$120];  FLOOR([.$A137]/12; 1) + 1;0)" office:value-type="float" office:value="434.158937851199" calcext:value-type="float">
            <text:p>434.158937851199</text:p>
          </table:table-cell>
          <table:table-cell table:formula="of:=[.$J137]/ INDEX([$Parameters.$M$22:$Parameters.$M$120];  FLOOR([.$A137]/12; 1) + 1;0)" office:value-type="float" office:value="1436.23073653405" calcext:value-type="float">
            <text:p>1436.23073653405</text:p>
          </table:table-cell>
          <table:table-cell table:formula="of:=([.$Q137]-[.$P137])*[$Parameters.$M$70]" office:value-type="float" office:value="16293.6874465832" calcext:value-type="float">
            <text:p>16293.6874465832</text:p>
          </table:table-cell>
          <table:table-cell table:number-columns-repeated="2"/>
        </table:table-row>
        <table:table-row table:style-name="ro1">
          <table:table-cell office:value-type="float" office:value="134" calcext:value-type="float">
            <text:p>134</text:p>
          </table:table-cell>
          <table:table-cell table:formula="of:=([.$B137]-[.$C137])*POWER(1+[$Parameters.$H$4];1/12)+[$Parameters.$C$4]" office:value-type="float" office:value="14212.2906324425" calcext:value-type="float">
            <text:p>14212.2906324425</text:p>
          </table:table-cell>
          <table:table-cell table:formula="of:=IF(MOD([.$A138];12)=1; ([.$B126]+[.$B129]+[.$B132]+[.$B135])/4*(1+[$Parameters.$E$4])*[$Parameters.$F$4]; 0)" office:value-type="float" office:value="0" calcext:value-type="float">
            <text:p>0</text:p>
          </table:table-cell>
          <table:table-cell table:formula="of:=([.$D137]-[.$E137])*POWER(1+[$Parameters.$I$4];1/12)+[$Parameters.$D$4]" office:value-type="float" office:value="93957.5458700923" calcext:value-type="float">
            <text:p>93957.5458700923</text:p>
          </table:table-cell>
          <table:table-cell office:value-type="float" office:value="0" calcext:value-type="float">
            <text:p>0</text:p>
          </table:table-cell>
          <table:table-cell table:formula="of:=[.$D138]-[.$B138]" office:value-type="float" office:value="79745.2552376498" calcext:value-type="float">
            <text:p>79745.2552376498</text:p>
          </table:table-cell>
          <table:table-cell table:formula="of:=[.$F138]/[.$B138]" office:value-type="float" office:value="5.6110065083819" calcext:value-type="float">
            <text:p>5.6110065083819</text:p>
          </table:table-cell>
          <table:table-cell table:formula="of:=[.$F138]/[.$A138]" office:value-type="float" office:value="595.113845057088" calcext:value-type="float">
            <text:p>595.113845057088</text:p>
          </table:table-cell>
          <table:table-cell table:formula="of:=[.$B138]" office:value-type="float" office:value="14212.2906324425" calcext:value-type="float">
            <text:p>14212.2906324425</text:p>
          </table:table-cell>
          <table:table-cell table:formula="of:=[.$D138]*(1-[.$O138])" office:value-type="float" office:value="67813.201028918" calcext:value-type="float">
            <text:p>67813.201028918</text:p>
          </table:table-cell>
          <table:table-cell table:formula="of:=[.$B138]" office:value-type="float" office:value="14212.2906324425" calcext:value-type="float">
            <text:p>14212.2906324425</text:p>
          </table:table-cell>
          <table:table-cell table:formula="of:=IF(FLOOR([.$A138]/12; 1) + 1 &gt;= [$Parameters.$K$70] - [$Parameters.$K$22]; [.$D138] ; 0)" office:value-type="float" office:value="0" calcext:value-type="float">
            <text:p>0</text:p>
          </table:table-cell>
          <table:table-cell table:formula="of:=([$Parameters.$D$4]-[$Parameters.$C$4])*[.$A138]" office:value-type="float" office:value="20234" calcext:value-type="float">
            <text:p>20234</text:p>
          </table:table-cell>
          <table:table-cell table:formula="of:=[.$M138]/([$Parameters.A$4]*[.$A138])" office:value-type="float" office:value="0.00290384615384615" calcext:value-type="float">
            <text:p>0.002903846153846</text:p>
          </table:table-cell>
          <table:table-cell table:formula="of:=SUM(INDIRECT( CELL(&quot;address&quot;;  INDEX([$Parameters.$L$22:$Parameters.$L$74];  FLOOR([.$A138]/12; 1) + 1;0))&amp;&quot;:&quot;&amp;CELL(&quot;address&quot;; [$Parameters.$L$70])))" office:value-type="float" office:value="0.278257" calcext:value-type="float">
            <text:p>0.278257</text:p>
          </table:table-cell>
          <table:table-cell table:formula="of:=[.$I138]/INDEX([$Parameters.$M$22:$Parameters.$M$120];  FLOOR([.$A138]/12; 1) + 1;0)" office:value-type="float" office:value="303.941202575759" calcext:value-type="float">
            <text:p>303.941202575759</text:p>
          </table:table-cell>
          <table:table-cell table:formula="of:=[.$J138]/ INDEX([$Parameters.$M$22:$Parameters.$M$120];  FLOOR([.$A138]/12; 1) + 1;0)" office:value-type="float" office:value="1450.23954296232" calcext:value-type="float">
            <text:p>1450.23954296232</text:p>
          </table:table-cell>
          <table:table-cell table:formula="of:=([.$Q138]-[.$P138])*[$Parameters.$M$70]" office:value-type="float" office:value="18638.8110146855" calcext:value-type="float">
            <text:p>18638.8110146855</text:p>
          </table:table-cell>
          <table:table-cell table:number-columns-repeated="2"/>
        </table:table-row>
        <table:table-row table:style-name="ro1">
          <table:table-cell office:value-type="float" office:value="135" calcext:value-type="float">
            <text:p>135</text:p>
          </table:table-cell>
          <table:table-cell table:formula="of:=([.$B138]-[.$C138])*POWER(1+[$Parameters.$H$4];1/12)+[$Parameters.$C$4]" office:value-type="float" office:value="14745.8252671689" calcext:value-type="float">
            <text:p>14745.8252671689</text:p>
          </table:table-cell>
          <table:table-cell table:formula="of:=IF(MOD([.$A139];12)=1; ([.$B127]+[.$B130]+[.$B133]+[.$B136])/4*(1+[$Parameters.$E$4])*[$Parameters.$F$4]; 0)" office:value-type="float" office:value="0" calcext:value-type="float">
            <text:p>0</text:p>
          </table:table-cell>
          <table:table-cell table:formula="of:=([.$D138]-[.$E138])*POWER(1+[$Parameters.$I$4];1/12)+[$Parameters.$D$4]" office:value-type="float" office:value="94868.8405423748" calcext:value-type="float">
            <text:p>94868.8405423748</text:p>
          </table:table-cell>
          <table:table-cell office:value-type="float" office:value="0" calcext:value-type="float">
            <text:p>0</text:p>
          </table:table-cell>
          <table:table-cell table:formula="of:=[.$D139]-[.$B139]" office:value-type="float" office:value="80123.0152752059" calcext:value-type="float">
            <text:p>80123.0152752059</text:p>
          </table:table-cell>
          <table:table-cell table:formula="of:=[.$F139]/[.$B139]" office:value-type="float" office:value="5.43360672078471" calcext:value-type="float">
            <text:p>5.43360672078471</text:p>
          </table:table-cell>
          <table:table-cell table:formula="of:=[.$F139]/[.$A139]" office:value-type="float" office:value="593.503816853377" calcext:value-type="float">
            <text:p>593.503816853377</text:p>
          </table:table-cell>
          <table:table-cell table:formula="of:=[.$B139]" office:value-type="float" office:value="14745.8252671689" calcext:value-type="float">
            <text:p>14745.8252671689</text:p>
          </table:table-cell>
          <table:table-cell table:formula="of:=[.$D139]*(1-[.$O139])" office:value-type="float" office:value="68470.9215795752" calcext:value-type="float">
            <text:p>68470.9215795752</text:p>
          </table:table-cell>
          <table:table-cell table:formula="of:=[.$B139]" office:value-type="float" office:value="14745.8252671689" calcext:value-type="float">
            <text:p>14745.8252671689</text:p>
          </table:table-cell>
          <table:table-cell table:formula="of:=IF(FLOOR([.$A139]/12; 1) + 1 &gt;= [$Parameters.$K$70] - [$Parameters.$K$22]; [.$D139] ; 0)" office:value-type="float" office:value="0" calcext:value-type="float">
            <text:p>0</text:p>
          </table:table-cell>
          <table:table-cell table:formula="of:=([$Parameters.$D$4]-[$Parameters.$C$4])*[.$A139]" office:value-type="float" office:value="20385" calcext:value-type="float">
            <text:p>20385</text:p>
          </table:table-cell>
          <table:table-cell table:formula="of:=[.$M139]/([$Parameters.A$4]*[.$A139])" office:value-type="float" office:value="0.00290384615384615" calcext:value-type="float">
            <text:p>0.002903846153846</text:p>
          </table:table-cell>
          <table:table-cell table:formula="of:=SUM(INDIRECT( CELL(&quot;address&quot;;  INDEX([$Parameters.$L$22:$Parameters.$L$74];  FLOOR([.$A139]/12; 1) + 1;0))&amp;&quot;:&quot;&amp;CELL(&quot;address&quot;; [$Parameters.$L$70])))" office:value-type="float" office:value="0.278257" calcext:value-type="float">
            <text:p>0.278257</text:p>
          </table:table-cell>
          <table:table-cell table:formula="of:=[.$I139]/INDEX([$Parameters.$M$22:$Parameters.$M$120];  FLOOR([.$A139]/12; 1) + 1;0)" office:value-type="float" office:value="315.35126747581" calcext:value-type="float">
            <text:p>315.35126747581</text:p>
          </table:table-cell>
          <table:table-cell table:formula="of:=[.$J139]/ INDEX([$Parameters.$M$22:$Parameters.$M$120];  FLOOR([.$A139]/12; 1) + 1;0)" office:value-type="float" office:value="1464.30542300204" calcext:value-type="float">
            <text:p>1464.30542300204</text:p>
          </table:table-cell>
          <table:table-cell table:formula="of:=([.$Q139]-[.$P139])*[$Parameters.$M$70]" office:value-type="float" office:value="18681.9945688564" calcext:value-type="float">
            <text:p>18681.9945688564</text:p>
          </table:table-cell>
          <table:table-cell table:number-columns-repeated="2"/>
        </table:table-row>
        <table:table-row table:style-name="ro1">
          <table:table-cell office:value-type="float" office:value="136" calcext:value-type="float">
            <text:p>136</text:p>
          </table:table-cell>
          <table:table-cell table:formula="of:=([.$B139]-[.$C139])*POWER(1+[$Parameters.$H$4];1/12)+[$Parameters.$C$4]" office:value-type="float" office:value="15285.2174996603" calcext:value-type="float">
            <text:p>15285.2174996603</text:p>
          </table:table-cell>
          <table:table-cell table:formula="of:=IF(MOD([.$A140];12)=1; ([.$B128]+[.$B131]+[.$B134]+[.$B137])/4*(1+[$Parameters.$E$4])*[$Parameters.$F$4]; 0)" office:value-type="float" office:value="0" calcext:value-type="float">
            <text:p>0</text:p>
          </table:table-cell>
          <table:table-cell table:formula="of:=([.$D139]-[.$E139])*POWER(1+[$Parameters.$I$4];1/12)+[$Parameters.$D$4]" office:value-type="float" office:value="95783.8479419557" calcext:value-type="float">
            <text:p>95783.8479419557</text:p>
          </table:table-cell>
          <table:table-cell office:value-type="float" office:value="0" calcext:value-type="float">
            <text:p>0</text:p>
          </table:table-cell>
          <table:table-cell table:formula="of:=[.$D140]-[.$B140]" office:value-type="float" office:value="80498.6304422954" calcext:value-type="float">
            <text:p>80498.6304422954</text:p>
          </table:table-cell>
          <table:table-cell table:formula="of:=[.$F140]/[.$B140]" office:value-type="float" office:value="5.26643670226378" calcext:value-type="float">
            <text:p>5.26643670226378</text:p>
          </table:table-cell>
          <table:table-cell table:formula="of:=[.$F140]/[.$A140]" office:value-type="float" office:value="591.901694428643" calcext:value-type="float">
            <text:p>591.901694428643</text:p>
          </table:table-cell>
          <table:table-cell table:formula="of:=[.$B140]" office:value-type="float" office:value="15285.2174996603" calcext:value-type="float">
            <text:p>15285.2174996603</text:p>
          </table:table-cell>
          <table:table-cell table:formula="of:=[.$D140]*(1-[.$O140])" office:value-type="float" office:value="69131.3217651709" calcext:value-type="float">
            <text:p>69131.3217651709</text:p>
          </table:table-cell>
          <table:table-cell table:formula="of:=[.$B140]" office:value-type="float" office:value="15285.2174996603" calcext:value-type="float">
            <text:p>15285.2174996603</text:p>
          </table:table-cell>
          <table:table-cell table:formula="of:=IF(FLOOR([.$A140]/12; 1) + 1 &gt;= [$Parameters.$K$70] - [$Parameters.$K$22]; [.$D140] ; 0)" office:value-type="float" office:value="0" calcext:value-type="float">
            <text:p>0</text:p>
          </table:table-cell>
          <table:table-cell table:formula="of:=([$Parameters.$D$4]-[$Parameters.$C$4])*[.$A140]" office:value-type="float" office:value="20536" calcext:value-type="float">
            <text:p>20536</text:p>
          </table:table-cell>
          <table:table-cell table:formula="of:=[.$M140]/([$Parameters.A$4]*[.$A140])" office:value-type="float" office:value="0.00290384615384615" calcext:value-type="float">
            <text:p>0.002903846153846</text:p>
          </table:table-cell>
          <table:table-cell table:formula="of:=SUM(INDIRECT( CELL(&quot;address&quot;;  INDEX([$Parameters.$L$22:$Parameters.$L$74];  FLOOR([.$A140]/12; 1) + 1;0))&amp;&quot;:&quot;&amp;CELL(&quot;address&quot;; [$Parameters.$L$70])))" office:value-type="float" office:value="0.278257" calcext:value-type="float">
            <text:p>0.278257</text:p>
          </table:table-cell>
          <table:table-cell table:formula="of:=[.$I140]/INDEX([$Parameters.$M$22:$Parameters.$M$120];  FLOOR([.$A140]/12; 1) + 1;0)" office:value-type="float" office:value="326.886601789142" calcext:value-type="float">
            <text:p>326.886601789142</text:p>
          </table:table-cell>
          <table:table-cell table:formula="of:=[.$J140]/ INDEX([$Parameters.$M$22:$Parameters.$M$120];  FLOOR([.$A140]/12; 1) + 1;0)" office:value-type="float" office:value="1478.42860917816" calcext:value-type="float">
            <text:p>1478.42860917816</text:p>
          </table:table-cell>
          <table:table-cell table:formula="of:=([.$Q140]-[.$P140])*[$Parameters.$M$70]" office:value-type="float" office:value="18724.0730401455" calcext:value-type="float">
            <text:p>18724.0730401455</text:p>
          </table:table-cell>
          <table:table-cell table:number-columns-repeated="2"/>
        </table:table-row>
        <table:table-row table:style-name="ro1">
          <table:table-cell office:value-type="float" office:value="137" calcext:value-type="float">
            <text:p>137</text:p>
          </table:table-cell>
          <table:table-cell table:formula="of:=([.$B140]-[.$C140])*POWER(1+[$Parameters.$H$4];1/12)+[$Parameters.$C$4]" office:value-type="float" office:value="15830.5316396152" calcext:value-type="float">
            <text:p>15830.5316396152</text:p>
          </table:table-cell>
          <table:table-cell table:formula="of:=IF(MOD([.$A141];12)=1; ([.$B129]+[.$B132]+[.$B135]+[.$B138])/4*(1+[$Parameters.$E$4])*[$Parameters.$F$4]; 0)" office:value-type="float" office:value="0" calcext:value-type="float">
            <text:p>0</text:p>
          </table:table-cell>
          <table:table-cell table:formula="of:=([.$D140]-[.$E140])*POWER(1+[$Parameters.$I$4];1/12)+[$Parameters.$D$4]" office:value-type="float" office:value="96702.5831949453" calcext:value-type="float">
            <text:p>96702.5831949453</text:p>
          </table:table-cell>
          <table:table-cell office:value-type="float" office:value="0" calcext:value-type="float">
            <text:p>0</text:p>
          </table:table-cell>
          <table:table-cell table:formula="of:=[.$D141]-[.$B141]" office:value-type="float" office:value="80872.0515553301" calcext:value-type="float">
            <text:p>80872.0515553301</text:p>
          </table:table-cell>
          <table:table-cell table:formula="of:=[.$F141]/[.$B141]" office:value-type="float" office:value="5.10861248354737" calcext:value-type="float">
            <text:p>5.10861248354737</text:p>
          </table:table-cell>
          <table:table-cell table:formula="of:=[.$F141]/[.$A141]" office:value-type="float" office:value="590.306945659344" calcext:value-type="float">
            <text:p>590.306945659344</text:p>
          </table:table-cell>
          <table:table-cell table:formula="of:=[.$B141]" office:value-type="float" office:value="15830.5316396152" calcext:value-type="float">
            <text:p>15830.5316396152</text:p>
          </table:table-cell>
          <table:table-cell table:formula="of:=[.$D141]*(1-[.$O141])" office:value-type="float" office:value="69794.4125028694" calcext:value-type="float">
            <text:p>69794.4125028694</text:p>
          </table:table-cell>
          <table:table-cell table:formula="of:=[.$B141]" office:value-type="float" office:value="15830.5316396152" calcext:value-type="float">
            <text:p>15830.5316396152</text:p>
          </table:table-cell>
          <table:table-cell table:formula="of:=IF(FLOOR([.$A141]/12; 1) + 1 &gt;= [$Parameters.$K$70] - [$Parameters.$K$22]; [.$D141] ; 0)" office:value-type="float" office:value="0" calcext:value-type="float">
            <text:p>0</text:p>
          </table:table-cell>
          <table:table-cell table:formula="of:=([$Parameters.$D$4]-[$Parameters.$C$4])*[.$A141]" office:value-type="float" office:value="20687" calcext:value-type="float">
            <text:p>20687</text:p>
          </table:table-cell>
          <table:table-cell table:formula="of:=[.$M141]/([$Parameters.A$4]*[.$A141])" office:value-type="float" office:value="0.00290384615384615" calcext:value-type="float">
            <text:p>0.002903846153846</text:p>
          </table:table-cell>
          <table:table-cell table:formula="of:=SUM(INDIRECT( CELL(&quot;address&quot;;  INDEX([$Parameters.$L$22:$Parameters.$L$74];  FLOOR([.$A141]/12; 1) + 1;0))&amp;&quot;:&quot;&amp;CELL(&quot;address&quot;; [$Parameters.$L$70])))" office:value-type="float" office:value="0.278257" calcext:value-type="float">
            <text:p>0.278257</text:p>
          </table:table-cell>
          <table:table-cell table:formula="of:=[.$I141]/INDEX([$Parameters.$M$22:$Parameters.$M$120];  FLOOR([.$A141]/12; 1) + 1;0)" office:value-type="float" office:value="338.548580830095" calcext:value-type="float">
            <text:p>338.548580830095</text:p>
          </table:table-cell>
          <table:table-cell table:formula="of:=[.$J141]/ INDEX([$Parameters.$M$22:$Parameters.$M$120];  FLOOR([.$A141]/12; 1) + 1;0)" office:value-type="float" office:value="1492.60933496299" calcext:value-type="float">
            <text:p>1492.60933496299</text:p>
          </table:table-cell>
          <table:table-cell table:formula="of:=([.$Q141]-[.$P141])*[$Parameters.$M$70]" office:value-type="float" office:value="18765.0278622009" calcext:value-type="float">
            <text:p>18765.0278622009</text:p>
          </table:table-cell>
          <table:table-cell table:number-columns-repeated="2"/>
        </table:table-row>
        <table:table-row table:style-name="ro1">
          <table:table-cell office:value-type="float" office:value="138" calcext:value-type="float">
            <text:p>138</text:p>
          </table:table-cell>
          <table:table-cell table:formula="of:=([.$B141]-[.$C141])*POWER(1+[$Parameters.$H$4];1/12)+[$Parameters.$C$4]" office:value-type="float" office:value="16381.8327027791" calcext:value-type="float">
            <text:p>16381.8327027791</text:p>
          </table:table-cell>
          <table:table-cell table:formula="of:=IF(MOD([.$A142];12)=1; ([.$B130]+[.$B133]+[.$B136]+[.$B139])/4*(1+[$Parameters.$E$4])*[$Parameters.$F$4]; 0)" office:value-type="float" office:value="0" calcext:value-type="float">
            <text:p>0</text:p>
          </table:table-cell>
          <table:table-cell table:formula="of:=([.$D141]-[.$E141])*POWER(1+[$Parameters.$I$4];1/12)+[$Parameters.$D$4]" office:value-type="float" office:value="97625.0614890801" calcext:value-type="float">
            <text:p>97625.0614890801</text:p>
          </table:table-cell>
          <table:table-cell office:value-type="float" office:value="0" calcext:value-type="float">
            <text:p>0</text:p>
          </table:table-cell>
          <table:table-cell table:formula="of:=[.$D142]-[.$B142]" office:value-type="float" office:value="81243.228786301" calcext:value-type="float">
            <text:p>81243.228786301</text:p>
          </table:table-cell>
          <table:table-cell table:formula="of:=[.$F142]/[.$B142]" office:value-type="float" office:value="4.95934919250631" calcext:value-type="float">
            <text:p>4.95934919250631</text:p>
          </table:table-cell>
          <table:table-cell table:formula="of:=[.$F142]/[.$A142]" office:value-type="float" office:value="588.719049176094" calcext:value-type="float">
            <text:p>588.719049176094</text:p>
          </table:table-cell>
          <table:table-cell table:formula="of:=[.$B142]" office:value-type="float" office:value="16381.8327027791" calcext:value-type="float">
            <text:p>16381.8327027791</text:p>
          </table:table-cell>
          <table:table-cell table:formula="of:=[.$D142]*(1-[.$O142])" office:value-type="float" office:value="70460.2047543131" calcext:value-type="float">
            <text:p>70460.2047543131</text:p>
          </table:table-cell>
          <table:table-cell table:formula="of:=[.$B142]" office:value-type="float" office:value="16381.8327027791" calcext:value-type="float">
            <text:p>16381.8327027791</text:p>
          </table:table-cell>
          <table:table-cell table:formula="of:=IF(FLOOR([.$A142]/12; 1) + 1 &gt;= [$Parameters.$K$70] - [$Parameters.$K$22]; [.$D142] ; 0)" office:value-type="float" office:value="0" calcext:value-type="float">
            <text:p>0</text:p>
          </table:table-cell>
          <table:table-cell table:formula="of:=([$Parameters.$D$4]-[$Parameters.$C$4])*[.$A142]" office:value-type="float" office:value="20838" calcext:value-type="float">
            <text:p>20838</text:p>
          </table:table-cell>
          <table:table-cell table:formula="of:=[.$M142]/([$Parameters.A$4]*[.$A142])" office:value-type="float" office:value="0.00290384615384615" calcext:value-type="float">
            <text:p>0.002903846153846</text:p>
          </table:table-cell>
          <table:table-cell table:formula="of:=SUM(INDIRECT( CELL(&quot;address&quot;;  INDEX([$Parameters.$L$22:$Parameters.$L$74];  FLOOR([.$A142]/12; 1) + 1;0))&amp;&quot;:&quot;&amp;CELL(&quot;address&quot;; [$Parameters.$L$70])))" office:value-type="float" office:value="0.278257" calcext:value-type="float">
            <text:p>0.278257</text:p>
          </table:table-cell>
          <table:table-cell table:formula="of:=[.$I142]/INDEX([$Parameters.$M$22:$Parameters.$M$120];  FLOOR([.$A142]/12; 1) + 1;0)" office:value-type="float" office:value="350.338595012385" calcext:value-type="float">
            <text:p>350.338595012385</text:p>
          </table:table-cell>
          <table:table-cell table:formula="of:=[.$J142]/ INDEX([$Parameters.$M$22:$Parameters.$M$120];  FLOOR([.$A142]/12; 1) + 1;0)" office:value-type="float" office:value="1506.84783478001" calcext:value-type="float">
            <text:p>1506.84783478001</text:p>
          </table:table-cell>
          <table:table-cell table:formula="of:=([.$Q142]-[.$P142])*[$Parameters.$M$70]" office:value-type="float" office:value="18804.8402386215" calcext:value-type="float">
            <text:p>18804.8402386215</text:p>
          </table:table-cell>
          <table:table-cell table:number-columns-repeated="2"/>
        </table:table-row>
        <table:table-row table:style-name="ro1">
          <table:table-cell office:value-type="float" office:value="139" calcext:value-type="float">
            <text:p>139</text:p>
          </table:table-cell>
          <table:table-cell table:formula="of:=([.$B142]-[.$C142])*POWER(1+[$Parameters.$H$4];1/12)+[$Parameters.$C$4]" office:value-type="float" office:value="16939.1864186954" calcext:value-type="float">
            <text:p>16939.1864186954</text:p>
          </table:table-cell>
          <table:table-cell table:formula="of:=IF(MOD([.$A143];12)=1; ([.$B131]+[.$B134]+[.$B137]+[.$B140])/4*(1+[$Parameters.$E$4])*[$Parameters.$F$4]; 0)" office:value-type="float" office:value="0" calcext:value-type="float">
            <text:p>0</text:p>
          </table:table-cell>
          <table:table-cell table:formula="of:=([.$D142]-[.$E142])*POWER(1+[$Parameters.$I$4];1/12)+[$Parameters.$D$4]" office:value-type="float" office:value="98551.2980739729" calcext:value-type="float">
            <text:p>98551.2980739729</text:p>
          </table:table-cell>
          <table:table-cell office:value-type="float" office:value="0" calcext:value-type="float">
            <text:p>0</text:p>
          </table:table-cell>
          <table:table-cell table:formula="of:=[.$D143]-[.$B143]" office:value-type="float" office:value="81612.1116552774" calcext:value-type="float">
            <text:p>81612.1116552774</text:p>
          </table:table-cell>
          <table:table-cell table:formula="of:=[.$F143]/[.$B143]" office:value-type="float" office:value="4.81794754706778" calcext:value-type="float">
            <text:p>4.81794754706778</text:p>
          </table:table-cell>
          <table:table-cell table:formula="of:=[.$F143]/[.$A143]" office:value-type="float" office:value="587.137493922859" calcext:value-type="float">
            <text:p>587.137493922859</text:p>
          </table:table-cell>
          <table:table-cell table:formula="of:=[.$B143]" office:value-type="float" office:value="16939.1864186954" calcext:value-type="float">
            <text:p>16939.1864186954</text:p>
          </table:table-cell>
          <table:table-cell table:formula="of:=[.$D143]*(1-[.$O143])" office:value-type="float" office:value="71128.7095258034" calcext:value-type="float">
            <text:p>71128.7095258034</text:p>
          </table:table-cell>
          <table:table-cell table:formula="of:=[.$B143]" office:value-type="float" office:value="16939.1864186954" calcext:value-type="float">
            <text:p>16939.1864186954</text:p>
          </table:table-cell>
          <table:table-cell table:formula="of:=IF(FLOOR([.$A143]/12; 1) + 1 &gt;= [$Parameters.$K$70] - [$Parameters.$K$22]; [.$D143] ; 0)" office:value-type="float" office:value="0" calcext:value-type="float">
            <text:p>0</text:p>
          </table:table-cell>
          <table:table-cell table:formula="of:=([$Parameters.$D$4]-[$Parameters.$C$4])*[.$A143]" office:value-type="float" office:value="20989" calcext:value-type="float">
            <text:p>20989</text:p>
          </table:table-cell>
          <table:table-cell table:formula="of:=[.$M143]/([$Parameters.A$4]*[.$A143])" office:value-type="float" office:value="0.00290384615384615" calcext:value-type="float">
            <text:p>0.002903846153846</text:p>
          </table:table-cell>
          <table:table-cell table:formula="of:=SUM(INDIRECT( CELL(&quot;address&quot;;  INDEX([$Parameters.$L$22:$Parameters.$L$74];  FLOOR([.$A143]/12; 1) + 1;0))&amp;&quot;:&quot;&amp;CELL(&quot;address&quot;; [$Parameters.$L$70])))" office:value-type="float" office:value="0.278257" calcext:value-type="float">
            <text:p>0.278257</text:p>
          </table:table-cell>
          <table:table-cell table:formula="of:=[.$I143]/INDEX([$Parameters.$M$22:$Parameters.$M$120];  FLOOR([.$A143]/12; 1) + 1;0)" office:value-type="float" office:value="362.258050014872" calcext:value-type="float">
            <text:p>362.258050014872</text:p>
          </table:table-cell>
          <table:table-cell table:formula="of:=[.$J143]/ INDEX([$Parameters.$M$22:$Parameters.$M$120];  FLOOR([.$A143]/12; 1) + 1;0)" office:value-type="float" office:value="1521.14434400777" calcext:value-type="float">
            <text:p>1521.14434400777</text:p>
          </table:table-cell>
          <table:table-cell table:formula="of:=([.$Q143]-[.$P143])*[$Parameters.$M$70]" office:value-type="float" office:value="18843.4911403245" calcext:value-type="float">
            <text:p>18843.4911403245</text:p>
          </table:table-cell>
          <table:table-cell table:number-columns-repeated="2"/>
        </table:table-row>
        <table:table-row table:style-name="ro1">
          <table:table-cell office:value-type="float" office:value="140" calcext:value-type="float">
            <text:p>140</text:p>
          </table:table-cell>
          <table:table-cell table:formula="of:=([.$B143]-[.$C143])*POWER(1+[$Parameters.$H$4];1/12)+[$Parameters.$C$4]" office:value-type="float" office:value="17502.6592385427" calcext:value-type="float">
            <text:p>17502.6592385427</text:p>
          </table:table-cell>
          <table:table-cell table:formula="of:=IF(MOD([.$A144];12)=1; ([.$B132]+[.$B135]+[.$B138]+[.$B141])/4*(1+[$Parameters.$E$4])*[$Parameters.$F$4]; 0)" office:value-type="float" office:value="0" calcext:value-type="float">
            <text:p>0</text:p>
          </table:table-cell>
          <table:table-cell table:formula="of:=([.$D143]-[.$E143])*POWER(1+[$Parameters.$I$4];1/12)+[$Parameters.$D$4]" office:value-type="float" office:value="99481.3082613655" calcext:value-type="float">
            <text:p>99481.3082613655</text:p>
          </table:table-cell>
          <table:table-cell office:value-type="float" office:value="0" calcext:value-type="float">
            <text:p>0</text:p>
          </table:table-cell>
          <table:table-cell table:formula="of:=[.$D144]-[.$B144]" office:value-type="float" office:value="81978.6490228228" calcext:value-type="float">
            <text:p>81978.6490228228</text:p>
          </table:table-cell>
          <table:table-cell table:formula="of:=[.$F144]/[.$B144]" office:value-type="float" office:value="4.68378249873581" calcext:value-type="float">
            <text:p>4.68378249873581</text:p>
          </table:table-cell>
          <table:table-cell table:formula="of:=[.$F144]/[.$A144]" office:value-type="float" office:value="585.561778734448" calcext:value-type="float">
            <text:p>585.561778734448</text:p>
          </table:table-cell>
          <table:table-cell table:formula="of:=[.$B144]" office:value-type="float" office:value="17502.6592385427" calcext:value-type="float">
            <text:p>17502.6592385427</text:p>
          </table:table-cell>
          <table:table-cell table:formula="of:=[.$D144]*(1-[.$O144])" office:value-type="float" office:value="71799.9378684827" calcext:value-type="float">
            <text:p>71799.9378684827</text:p>
          </table:table-cell>
          <table:table-cell table:formula="of:=[.$B144]" office:value-type="float" office:value="17502.6592385427" calcext:value-type="float">
            <text:p>17502.6592385427</text:p>
          </table:table-cell>
          <table:table-cell table:formula="of:=IF(FLOOR([.$A144]/12; 1) + 1 &gt;= [$Parameters.$K$70] - [$Parameters.$K$22]; [.$D144] ; 0)" office:value-type="float" office:value="0" calcext:value-type="float">
            <text:p>0</text:p>
          </table:table-cell>
          <table:table-cell table:formula="of:=([$Parameters.$D$4]-[$Parameters.$C$4])*[.$A144]" office:value-type="float" office:value="21140" calcext:value-type="float">
            <text:p>21140</text:p>
          </table:table-cell>
          <table:table-cell table:formula="of:=[.$M144]/([$Parameters.A$4]*[.$A144])" office:value-type="float" office:value="0.00290384615384615" calcext:value-type="float">
            <text:p>0.002903846153846</text:p>
          </table:table-cell>
          <table:table-cell table:formula="of:=SUM(INDIRECT( CELL(&quot;address&quot;;  INDEX([$Parameters.$L$22:$Parameters.$L$74];  FLOOR([.$A144]/12; 1) + 1;0))&amp;&quot;:&quot;&amp;CELL(&quot;address&quot;; [$Parameters.$L$70])))" office:value-type="float" office:value="0.278257" calcext:value-type="float">
            <text:p>0.278257</text:p>
          </table:table-cell>
          <table:table-cell table:formula="of:=[.$I144]/INDEX([$Parameters.$M$22:$Parameters.$M$120];  FLOOR([.$A144]/12; 1) + 1;0)" office:value-type="float" office:value="374.308366949159" calcext:value-type="float">
            <text:p>374.308366949159</text:p>
          </table:table-cell>
          <table:table-cell table:formula="of:=[.$J144]/ INDEX([$Parameters.$M$22:$Parameters.$M$120];  FLOOR([.$A144]/12; 1) + 1;0)" office:value-type="float" office:value="1535.4990989838" calcext:value-type="float">
            <text:p>1535.4990989838</text:p>
          </table:table-cell>
          <table:table-cell table:formula="of:=([.$Q144]-[.$P144])*[$Parameters.$M$70]" office:value-type="float" office:value="18880.9613028833" calcext:value-type="float">
            <text:p>18880.9613028833</text:p>
          </table:table-cell>
          <table:table-cell table:number-columns-repeated="2"/>
        </table:table-row>
        <table:table-row table:style-name="ro1">
          <table:table-cell office:value-type="float" office:value="141" calcext:value-type="float">
            <text:p>141</text:p>
          </table:table-cell>
          <table:table-cell table:formula="of:=([.$B144]-[.$C144])*POWER(1+[$Parameters.$H$4];1/12)+[$Parameters.$C$4]" office:value-type="float" office:value="18072.318343057" calcext:value-type="float">
            <text:p>18072.318343057</text:p>
          </table:table-cell>
          <table:table-cell table:formula="of:=IF(MOD([.$A145];12)=1; ([.$B133]+[.$B136]+[.$B139]+[.$B142])/4*(1+[$Parameters.$E$4])*[$Parameters.$F$4]; 0)" office:value-type="float" office:value="0" calcext:value-type="float">
            <text:p>0</text:p>
          </table:table-cell>
          <table:table-cell table:formula="of:=([.$D144]-[.$E144])*POWER(1+[$Parameters.$I$4];1/12)+[$Parameters.$D$4]" office:value-type="float" office:value="100415.107425382" calcext:value-type="float">
            <text:p>100415.107425382</text:p>
          </table:table-cell>
          <table:table-cell office:value-type="float" office:value="0" calcext:value-type="float">
            <text:p>0</text:p>
          </table:table-cell>
          <table:table-cell table:formula="of:=[.$D145]-[.$B145]" office:value-type="float" office:value="82342.7890823246" calcext:value-type="float">
            <text:p>82342.7890823246</text:p>
          </table:table-cell>
          <table:table-cell table:formula="of:=[.$F145]/[.$B145]" office:value-type="float" office:value="4.5562936375542" calcext:value-type="float">
            <text:p>4.5562936375542</text:p>
          </table:table-cell>
          <table:table-cell table:formula="of:=[.$F145]/[.$A145]" office:value-type="float" office:value="583.99141193138" calcext:value-type="float">
            <text:p>583.99141193138</text:p>
          </table:table-cell>
          <table:table-cell table:formula="of:=[.$B145]" office:value-type="float" office:value="18072.318343057" calcext:value-type="float">
            <text:p>18072.318343057</text:p>
          </table:table-cell>
          <table:table-cell table:formula="of:=[.$D145]*(1-[.$O145])" office:value-type="float" office:value="72473.9008785172" calcext:value-type="float">
            <text:p>72473.9008785172</text:p>
          </table:table-cell>
          <table:table-cell table:formula="of:=[.$B145]" office:value-type="float" office:value="18072.318343057" calcext:value-type="float">
            <text:p>18072.318343057</text:p>
          </table:table-cell>
          <table:table-cell table:formula="of:=IF(FLOOR([.$A145]/12; 1) + 1 &gt;= [$Parameters.$K$70] - [$Parameters.$K$22]; [.$D145] ; 0)" office:value-type="float" office:value="0" calcext:value-type="float">
            <text:p>0</text:p>
          </table:table-cell>
          <table:table-cell table:formula="of:=([$Parameters.$D$4]-[$Parameters.$C$4])*[.$A145]" office:value-type="float" office:value="21291" calcext:value-type="float">
            <text:p>21291</text:p>
          </table:table-cell>
          <table:table-cell table:formula="of:=[.$M145]/([$Parameters.A$4]*[.$A145])" office:value-type="float" office:value="0.00290384615384615" calcext:value-type="float">
            <text:p>0.002903846153846</text:p>
          </table:table-cell>
          <table:table-cell table:formula="of:=SUM(INDIRECT( CELL(&quot;address&quot;;  INDEX([$Parameters.$L$22:$Parameters.$L$74];  FLOOR([.$A145]/12; 1) + 1;0))&amp;&quot;:&quot;&amp;CELL(&quot;address&quot;; [$Parameters.$L$70])))" office:value-type="float" office:value="0.278257" calcext:value-type="float">
            <text:p>0.278257</text:p>
          </table:table-cell>
          <table:table-cell table:formula="of:=[.$I145]/INDEX([$Parameters.$M$22:$Parameters.$M$120];  FLOOR([.$A145]/12; 1) + 1;0)" office:value-type="float" office:value="386.49098252902" calcext:value-type="float">
            <text:p>386.49098252902</text:p>
          </table:table-cell>
          <table:table-cell table:formula="of:=[.$J145]/ INDEX([$Parameters.$M$22:$Parameters.$M$120];  FLOOR([.$A145]/12; 1) + 1;0)" office:value-type="float" office:value="1549.91233700849" calcext:value-type="float">
            <text:p>1549.91233700849</text:p>
          </table:table-cell>
          <table:table-cell table:formula="of:=([.$Q145]-[.$P145])*[$Parameters.$M$70]" office:value-type="float" office:value="18917.2312238362" calcext:value-type="float">
            <text:p>18917.2312238362</text:p>
          </table:table-cell>
          <table:table-cell table:number-columns-repeated="2"/>
        </table:table-row>
        <table:table-row table:style-name="ro1">
          <table:table-cell office:value-type="float" office:value="142" calcext:value-type="float">
            <text:p>142</text:p>
          </table:table-cell>
          <table:table-cell table:formula="of:=([.$B145]-[.$C145])*POWER(1+[$Parameters.$H$4];1/12)+[$Parameters.$C$4]" office:value-type="float" office:value="18648.2316505418" calcext:value-type="float">
            <text:p>18648.2316505418</text:p>
          </table:table-cell>
          <table:table-cell table:formula="of:=IF(MOD([.$A146];12)=1; ([.$B134]+[.$B137]+[.$B140]+[.$B143])/4*(1+[$Parameters.$E$4])*[$Parameters.$F$4]; 0)" office:value-type="float" office:value="0" calcext:value-type="float">
            <text:p>0</text:p>
          </table:table-cell>
          <table:table-cell table:formula="of:=([.$D145]-[.$E145])*POWER(1+[$Parameters.$I$4];1/12)+[$Parameters.$D$4]" office:value-type="float" office:value="101352.711002781" calcext:value-type="float">
            <text:p>101352.711002781</text:p>
          </table:table-cell>
          <table:table-cell office:value-type="float" office:value="0" calcext:value-type="float">
            <text:p>0</text:p>
          </table:table-cell>
          <table:table-cell table:formula="of:=[.$D146]-[.$B146]" office:value-type="float" office:value="82704.4793522391" calcext:value-type="float">
            <text:p>82704.4793522391</text:p>
          </table:table-cell>
          <table:table-cell table:formula="of:=[.$F146]/[.$B146]" office:value-type="float" office:value="4.43497704780154" calcext:value-type="float">
            <text:p>4.43497704780154</text:p>
          </table:table-cell>
          <table:table-cell table:formula="of:=[.$F146]/[.$A146]" office:value-type="float" office:value="582.425910931261" calcext:value-type="float">
            <text:p>582.425910931261</text:p>
          </table:table-cell>
          <table:table-cell table:formula="of:=[.$B146]" office:value-type="float" office:value="18648.2316505418" calcext:value-type="float">
            <text:p>18648.2316505418</text:p>
          </table:table-cell>
          <table:table-cell table:formula="of:=[.$D146]*(1-[.$O146])" office:value-type="float" office:value="73150.6096972801" calcext:value-type="float">
            <text:p>73150.6096972801</text:p>
          </table:table-cell>
          <table:table-cell table:formula="of:=[.$B146]" office:value-type="float" office:value="18648.2316505418" calcext:value-type="float">
            <text:p>18648.2316505418</text:p>
          </table:table-cell>
          <table:table-cell table:formula="of:=IF(FLOOR([.$A146]/12; 1) + 1 &gt;= [$Parameters.$K$70] - [$Parameters.$K$22]; [.$D146] ; 0)" office:value-type="float" office:value="0" calcext:value-type="float">
            <text:p>0</text:p>
          </table:table-cell>
          <table:table-cell table:formula="of:=([$Parameters.$D$4]-[$Parameters.$C$4])*[.$A146]" office:value-type="float" office:value="21442" calcext:value-type="float">
            <text:p>21442</text:p>
          </table:table-cell>
          <table:table-cell table:formula="of:=[.$M146]/([$Parameters.A$4]*[.$A146])" office:value-type="float" office:value="0.00290384615384615" calcext:value-type="float">
            <text:p>0.002903846153846</text:p>
          </table:table-cell>
          <table:table-cell table:formula="of:=SUM(INDIRECT( CELL(&quot;address&quot;;  INDEX([$Parameters.$L$22:$Parameters.$L$74];  FLOOR([.$A146]/12; 1) + 1;0))&amp;&quot;:&quot;&amp;CELL(&quot;address&quot;; [$Parameters.$L$70])))" office:value-type="float" office:value="0.278257" calcext:value-type="float">
            <text:p>0.278257</text:p>
          </table:table-cell>
          <table:table-cell table:formula="of:=[.$I146]/INDEX([$Parameters.$M$22:$Parameters.$M$120];  FLOOR([.$A146]/12; 1) + 1;0)" office:value-type="float" office:value="398.807349241698" calcext:value-type="float">
            <text:p>398.807349241698</text:p>
          </table:table-cell>
          <table:table-cell table:formula="of:=[.$J146]/ INDEX([$Parameters.$M$22:$Parameters.$M$120];  FLOOR([.$A146]/12; 1) + 1;0)" office:value-type="float" office:value="1564.38429634902" calcext:value-type="float">
            <text:p>1564.38429634902</text:p>
          </table:table-cell>
          <table:table-cell table:formula="of:=([.$Q146]-[.$P146])*[$Parameters.$M$70]" office:value-type="float" office:value="18952.281159965" calcext:value-type="float">
            <text:p>18952.281159965</text:p>
          </table:table-cell>
          <table:table-cell table:number-columns-repeated="2"/>
        </table:table-row>
        <table:table-row table:style-name="ro1">
          <table:table-cell office:value-type="float" office:value="143" calcext:value-type="float">
            <text:p>143</text:p>
          </table:table-cell>
          <table:table-cell table:formula="of:=([.$B146]-[.$C146])*POWER(1+[$Parameters.$H$4];1/12)+[$Parameters.$C$4]" office:value-type="float" office:value="19230.4678249656" calcext:value-type="float">
            <text:p>19230.4678249656</text:p>
          </table:table-cell>
          <table:table-cell table:formula="of:=IF(MOD([.$A147];12)=1; ([.$B135]+[.$B138]+[.$B141]+[.$B144])/4*(1+[$Parameters.$E$4])*[$Parameters.$F$4]; 0)" office:value-type="float" office:value="0" calcext:value-type="float">
            <text:p>0</text:p>
          </table:table-cell>
          <table:table-cell table:formula="of:=([.$D146]-[.$E146])*POWER(1+[$Parameters.$I$4];1/12)+[$Parameters.$D$4]" office:value-type="float" office:value="102294.134493215" calcext:value-type="float">
            <text:p>102294.134493215</text:p>
          </table:table-cell>
          <table:table-cell office:value-type="float" office:value="0" calcext:value-type="float">
            <text:p>0</text:p>
          </table:table-cell>
          <table:table-cell table:formula="of:=[.$D147]-[.$B147]" office:value-type="float" office:value="83063.6666682489" calcext:value-type="float">
            <text:p>83063.6666682489</text:p>
          </table:table-cell>
          <table:table-cell table:formula="of:=[.$F147]/[.$B147]" office:value-type="float" office:value="4.31937836480571" calcext:value-type="float">
            <text:p>4.31937836480571</text:p>
          </table:table-cell>
          <table:table-cell table:formula="of:=[.$F147]/[.$A147]" office:value-type="float" office:value="580.864801875867" calcext:value-type="float">
            <text:p>580.864801875867</text:p>
          </table:table-cell>
          <table:table-cell table:formula="of:=[.$B147]" office:value-type="float" office:value="19230.4678249656" calcext:value-type="float">
            <text:p>19230.4678249656</text:p>
          </table:table-cell>
          <table:table-cell table:formula="of:=[.$D147]*(1-[.$O147])" office:value-type="float" office:value="73830.0755115362" calcext:value-type="float">
            <text:p>73830.0755115362</text:p>
          </table:table-cell>
          <table:table-cell table:formula="of:=[.$B147]" office:value-type="float" office:value="19230.4678249656" calcext:value-type="float">
            <text:p>19230.4678249656</text:p>
          </table:table-cell>
          <table:table-cell table:formula="of:=IF(FLOOR([.$A147]/12; 1) + 1 &gt;= [$Parameters.$K$70] - [$Parameters.$K$22]; [.$D147] ; 0)" office:value-type="float" office:value="0" calcext:value-type="float">
            <text:p>0</text:p>
          </table:table-cell>
          <table:table-cell table:formula="of:=([$Parameters.$D$4]-[$Parameters.$C$4])*[.$A147]" office:value-type="float" office:value="21593" calcext:value-type="float">
            <text:p>21593</text:p>
          </table:table-cell>
          <table:table-cell table:formula="of:=[.$M147]/([$Parameters.A$4]*[.$A147])" office:value-type="float" office:value="0.00290384615384615" calcext:value-type="float">
            <text:p>0.002903846153846</text:p>
          </table:table-cell>
          <table:table-cell table:formula="of:=SUM(INDIRECT( CELL(&quot;address&quot;;  INDEX([$Parameters.$L$22:$Parameters.$L$74];  FLOOR([.$A147]/12; 1) + 1;0))&amp;&quot;:&quot;&amp;CELL(&quot;address&quot;; [$Parameters.$L$70])))" office:value-type="float" office:value="0.278257" calcext:value-type="float">
            <text:p>0.278257</text:p>
          </table:table-cell>
          <table:table-cell table:formula="of:=[.$I147]/INDEX([$Parameters.$M$22:$Parameters.$M$120];  FLOOR([.$A147]/12; 1) + 1;0)" office:value-type="float" office:value="411.258935521079" calcext:value-type="float">
            <text:p>411.258935521079</text:p>
          </table:table-cell>
          <table:table-cell table:formula="of:=[.$J147]/ INDEX([$Parameters.$M$22:$Parameters.$M$120];  FLOOR([.$A147]/12; 1) + 1;0)" office:value-type="float" office:value="1578.91521624329" calcext:value-type="float">
            <text:p>1578.91521624329</text:p>
          </table:table-cell>
          <table:table-cell table:formula="of:=([.$Q147]-[.$P147])*[$Parameters.$M$70]" office:value-type="float" office:value="18986.0911245431" calcext:value-type="float">
            <text:p>18986.0911245431</text:p>
          </table:table-cell>
          <table:table-cell table:number-columns-repeated="2"/>
        </table:table-row>
        <table:table-row table:style-name="ro1">
          <table:table-cell office:value-type="float" office:value="144" calcext:value-type="float">
            <text:p>144</text:p>
          </table:table-cell>
          <table:table-cell table:formula="of:=([.$B147]-[.$C147])*POWER(1+[$Parameters.$H$4];1/12)+[$Parameters.$C$4]" office:value-type="float" office:value="19819.0962841485" calcext:value-type="float">
            <text:p>19819.0962841485</text:p>
          </table:table-cell>
          <table:table-cell table:formula="of:=IF(MOD([.$A148];12)=1; ([.$B136]+[.$B139]+[.$B142]+[.$B145])/4*(1+[$Parameters.$E$4])*[$Parameters.$F$4]; 0)" office:value-type="float" office:value="0" calcext:value-type="float">
            <text:p>0</text:p>
          </table:table-cell>
          <table:table-cell table:formula="of:=([.$D147]-[.$E147])*POWER(1+[$Parameters.$I$4];1/12)+[$Parameters.$D$4]" office:value-type="float" office:value="103239.393459481" calcext:value-type="float">
            <text:p>103239.393459481</text:p>
          </table:table-cell>
          <table:table-cell office:value-type="float" office:value="0" calcext:value-type="float">
            <text:p>0</text:p>
          </table:table-cell>
          <table:table-cell table:formula="of:=[.$D148]-[.$B148]" office:value-type="float" office:value="83420.2971753326" calcext:value-type="float">
            <text:p>83420.2971753326</text:p>
          </table:table-cell>
          <table:table-cell table:formula="of:=[.$F148]/[.$B148]" office:value-type="float" office:value="4.20908683117165" calcext:value-type="float">
            <text:p>4.20908683117165</text:p>
          </table:table-cell>
          <table:table-cell table:formula="of:=[.$F148]/[.$A148]" office:value-type="float" office:value="579.307619273143" calcext:value-type="float">
            <text:p>579.307619273143</text:p>
          </table:table-cell>
          <table:table-cell table:formula="of:=[.$B148]" office:value-type="float" office:value="19819.0962841485" calcext:value-type="float">
            <text:p>19819.0962841485</text:p>
          </table:table-cell>
          <table:table-cell table:formula="of:=[.$D148]*(1-[.$O148])" office:value-type="float" office:value="74736.5455162202" calcext:value-type="float">
            <text:p>74736.5455162202</text:p>
          </table:table-cell>
          <table:table-cell table:formula="of:=[.$B148]" office:value-type="float" office:value="19819.0962841485" calcext:value-type="float">
            <text:p>19819.0962841485</text:p>
          </table:table-cell>
          <table:table-cell table:formula="of:=IF(FLOOR([.$A148]/12; 1) + 1 &gt;= [$Parameters.$K$70] - [$Parameters.$K$22]; [.$D148] ; 0)" office:value-type="float" office:value="0" calcext:value-type="float">
            <text:p>0</text:p>
          </table:table-cell>
          <table:table-cell table:formula="of:=([$Parameters.$D$4]-[$Parameters.$C$4])*[.$A148]" office:value-type="float" office:value="21744" calcext:value-type="float">
            <text:p>21744</text:p>
          </table:table-cell>
          <table:table-cell table:formula="of:=[.$M148]/([$Parameters.A$4]*[.$A148])" office:value-type="float" office:value="0.00290384615384615" calcext:value-type="float">
            <text:p>0.002903846153846</text:p>
          </table:table-cell>
          <table:table-cell table:formula="of:=SUM(INDIRECT( CELL(&quot;address&quot;;  INDEX([$Parameters.$L$22:$Parameters.$L$74];  FLOOR([.$A148]/12; 1) + 1;0))&amp;&quot;:&quot;&amp;CELL(&quot;address&quot;; [$Parameters.$L$70])))" office:value-type="float" office:value="0.276085" calcext:value-type="float">
            <text:p>0.276085</text:p>
          </table:table-cell>
          <table:table-cell table:formula="of:=[.$I148]/INDEX([$Parameters.$M$22:$Parameters.$M$120];  FLOOR([.$A148]/12; 1) + 1;0)" office:value-type="float" office:value="432.165204626003" calcext:value-type="float">
            <text:p>432.165204626003</text:p>
          </table:table-cell>
          <table:table-cell table:formula="of:=[.$J148]/ INDEX([$Parameters.$M$22:$Parameters.$M$120];  FLOOR([.$A148]/12; 1) + 1;0)" office:value-type="float" office:value="1629.66736843045" calcext:value-type="float">
            <text:p>1629.66736843045</text:p>
          </table:table-cell>
          <table:table-cell table:formula="of:=([.$Q148]-[.$P148])*[$Parameters.$M$70]" office:value-type="float" office:value="19471.3851834602" calcext:value-type="float">
            <text:p>19471.3851834602</text:p>
          </table:table-cell>
          <table:table-cell table:number-columns-repeated="2"/>
        </table:table-row>
        <table:table-row table:style-name="ro1">
          <table:table-cell office:value-type="float" office:value="145" calcext:value-type="float">
            <text:p>145</text:p>
          </table:table-cell>
          <table:table-cell table:formula="of:=([.$B148]-[.$C148])*POWER(1+[$Parameters.$H$4];1/12)+[$Parameters.$C$4]" office:value-type="float" office:value="20414.1872080384" calcext:value-type="float">
            <text:p>20414.1872080384</text:p>
          </table:table-cell>
          <table:table-cell table:formula="of:=IF(MOD([.$A149];12)=1; ([.$B137]+[.$B140]+[.$B143]+[.$B146])/4*(1+[$Parameters.$E$4])*[$Parameters.$F$4]; 0)" office:value-type="float" office:value="6661.87774226391" calcext:value-type="float">
            <text:p>6661.87774226391</text:p>
          </table:table-cell>
          <table:table-cell table:formula="of:=([.$D148]-[.$E148])*POWER(1+[$Parameters.$I$4];1/12)+[$Parameters.$D$4]" office:value-type="float" office:value="104188.503527784" calcext:value-type="float">
            <text:p>104188.503527784</text:p>
          </table:table-cell>
          <table:table-cell office:value-type="float" office:value="0" calcext:value-type="float">
            <text:p>0</text:p>
          </table:table-cell>
          <table:table-cell table:formula="of:=[.$D149]-[.$B149]" office:value-type="float" office:value="83774.3163197454" calcext:value-type="float">
            <text:p>83774.3163197454</text:p>
          </table:table-cell>
          <table:table-cell table:formula="of:=[.$F149]/[.$B149]" office:value-type="float" office:value="4.10373018852095" calcext:value-type="float">
            <text:p>4.10373018852095</text:p>
          </table:table-cell>
          <table:table-cell table:formula="of:=[.$F149]/[.$A149]" office:value-type="float" office:value="577.753905653416" calcext:value-type="float">
            <text:p>577.753905653416</text:p>
          </table:table-cell>
          <table:table-cell table:formula="of:=[.$B149]" office:value-type="float" office:value="20414.1872080384" calcext:value-type="float">
            <text:p>20414.1872080384</text:p>
          </table:table-cell>
          <table:table-cell table:formula="of:=[.$D149]*(1-[.$O149])" office:value-type="float" office:value="75423.6205313156" calcext:value-type="float">
            <text:p>75423.6205313156</text:p>
          </table:table-cell>
          <table:table-cell table:formula="of:=[.$B149]" office:value-type="float" office:value="20414.1872080384" calcext:value-type="float">
            <text:p>20414.1872080384</text:p>
          </table:table-cell>
          <table:table-cell table:formula="of:=IF(FLOOR([.$A149]/12; 1) + 1 &gt;= [$Parameters.$K$70] - [$Parameters.$K$22]; [.$D149] ; 0)" office:value-type="float" office:value="0" calcext:value-type="float">
            <text:p>0</text:p>
          </table:table-cell>
          <table:table-cell table:formula="of:=([$Parameters.$D$4]-[$Parameters.$C$4])*[.$A149]" office:value-type="float" office:value="21895" calcext:value-type="float">
            <text:p>21895</text:p>
          </table:table-cell>
          <table:table-cell table:formula="of:=[.$M149]/([$Parameters.A$4]*[.$A149])" office:value-type="float" office:value="0.00290384615384615" calcext:value-type="float">
            <text:p>0.002903846153846</text:p>
          </table:table-cell>
          <table:table-cell table:formula="of:=SUM(INDIRECT( CELL(&quot;address&quot;;  INDEX([$Parameters.$L$22:$Parameters.$L$74];  FLOOR([.$A149]/12; 1) + 1;0))&amp;&quot;:&quot;&amp;CELL(&quot;address&quot;; [$Parameters.$L$70])))" office:value-type="float" office:value="0.276085" calcext:value-type="float">
            <text:p>0.276085</text:p>
          </table:table-cell>
          <table:table-cell table:formula="of:=[.$I149]/INDEX([$Parameters.$M$22:$Parameters.$M$120];  FLOOR([.$A149]/12; 1) + 1;0)" office:value-type="float" office:value="445.141456782347" calcext:value-type="float">
            <text:p>445.141456782347</text:p>
          </table:table-cell>
          <table:table-cell table:formula="of:=[.$J149]/ INDEX([$Parameters.$M$22:$Parameters.$M$120];  FLOOR([.$A149]/12; 1) + 1;0)" office:value-type="float" office:value="1644.64937922624" calcext:value-type="float">
            <text:p>1644.64937922624</text:p>
          </table:table-cell>
          <table:table-cell table:formula="of:=([.$Q149]-[.$P149])*[$Parameters.$M$70]" office:value-type="float" office:value="19503.9988189378" calcext:value-type="float">
            <text:p>19503.9988189378</text:p>
          </table:table-cell>
          <table:table-cell table:number-columns-repeated="2"/>
        </table:table-row>
        <table:table-row table:style-name="ro1">
          <table:table-cell office:value-type="float" office:value="146" calcext:value-type="float">
            <text:p>146</text:p>
          </table:table-cell>
          <table:table-cell table:formula="of:=([.$B149]-[.$C149])*POWER(1+[$Parameters.$H$4];1/12)+[$Parameters.$C$4]" office:value-type="float" office:value="14280.7940353722" calcext:value-type="float">
            <text:p>14280.7940353722</text:p>
          </table:table-cell>
          <table:table-cell table:formula="of:=IF(MOD([.$A150];12)=1; ([.$B138]+[.$B141]+[.$B144]+[.$B147])/4*(1+[$Parameters.$E$4])*[$Parameters.$F$4]; 0)" office:value-type="float" office:value="0" calcext:value-type="float">
            <text:p>0</text:p>
          </table:table-cell>
          <table:table-cell table:formula="of:=([.$D149]-[.$E149])*POWER(1+[$Parameters.$I$4];1/12)+[$Parameters.$D$4]" office:value-type="float" office:value="105141.480387989" calcext:value-type="float">
            <text:p>105141.480387989</text:p>
          </table:table-cell>
          <table:table-cell office:value-type="float" office:value="0" calcext:value-type="float">
            <text:p>0</text:p>
          </table:table-cell>
          <table:table-cell table:formula="of:=[.$D150]-[.$B150]" office:value-type="float" office:value="90860.6863526169" calcext:value-type="float">
            <text:p>90860.6863526169</text:p>
          </table:table-cell>
          <table:table-cell table:formula="of:=[.$F150]/[.$B150]" office:value-type="float" office:value="6.3624393803008" calcext:value-type="float">
            <text:p>6.3624393803008</text:p>
          </table:table-cell>
          <table:table-cell table:formula="of:=[.$F150]/[.$A150]" office:value-type="float" office:value="622.333468168609" calcext:value-type="float">
            <text:p>622.333468168609</text:p>
          </table:table-cell>
          <table:table-cell table:formula="of:=[.$B150]" office:value-type="float" office:value="14280.7940353722" calcext:value-type="float">
            <text:p>14280.7940353722</text:p>
          </table:table-cell>
          <table:table-cell table:formula="of:=[.$D150]*(1-[.$O150])" office:value-type="float" office:value="76113.4947750711" calcext:value-type="float">
            <text:p>76113.4947750711</text:p>
          </table:table-cell>
          <table:table-cell table:formula="of:=[.$B150]" office:value-type="float" office:value="14280.7940353722" calcext:value-type="float">
            <text:p>14280.7940353722</text:p>
          </table:table-cell>
          <table:table-cell table:formula="of:=IF(FLOOR([.$A150]/12; 1) + 1 &gt;= [$Parameters.$K$70] - [$Parameters.$K$22]; [.$D150] ; 0)" office:value-type="float" office:value="0" calcext:value-type="float">
            <text:p>0</text:p>
          </table:table-cell>
          <table:table-cell table:formula="of:=([$Parameters.$D$4]-[$Parameters.$C$4])*[.$A150]" office:value-type="float" office:value="22046" calcext:value-type="float">
            <text:p>22046</text:p>
          </table:table-cell>
          <table:table-cell table:formula="of:=[.$M150]/([$Parameters.A$4]*[.$A150])" office:value-type="float" office:value="0.00290384615384615" calcext:value-type="float">
            <text:p>0.002903846153846</text:p>
          </table:table-cell>
          <table:table-cell table:formula="of:=SUM(INDIRECT( CELL(&quot;address&quot;;  INDEX([$Parameters.$L$22:$Parameters.$L$74];  FLOOR([.$A150]/12; 1) + 1;0))&amp;&quot;:&quot;&amp;CELL(&quot;address&quot;; [$Parameters.$L$70])))" office:value-type="float" office:value="0.276085" calcext:value-type="float">
            <text:p>0.276085</text:p>
          </table:table-cell>
          <table:table-cell table:formula="of:=[.$I150]/INDEX([$Parameters.$M$22:$Parameters.$M$120];  FLOOR([.$A150]/12; 1) + 1;0)" office:value-type="float" office:value="311.399782716359" calcext:value-type="float">
            <text:p>311.399782716359</text:p>
          </table:table-cell>
          <table:table-cell table:formula="of:=[.$J150]/ INDEX([$Parameters.$M$22:$Parameters.$M$120];  FLOOR([.$A150]/12; 1) + 1;0)" office:value-type="float" office:value="1659.69242858855" calcext:value-type="float">
            <text:p>1659.69242858855</text:p>
          </table:table-cell>
          <table:table-cell table:formula="of:=([.$Q150]-[.$P150])*[$Parameters.$M$70]" office:value-type="float" office:value="21923.2384218819" calcext:value-type="float">
            <text:p>21923.2384218819</text:p>
          </table:table-cell>
          <table:table-cell table:number-columns-repeated="2"/>
        </table:table-row>
        <table:table-row table:style-name="ro1">
          <table:table-cell office:value-type="float" office:value="147" calcext:value-type="float">
            <text:p>147</text:p>
          </table:table-cell>
          <table:table-cell table:formula="of:=([.$B150]-[.$C150])*POWER(1+[$Parameters.$H$4];1/12)+[$Parameters.$C$4]" office:value-type="float" office:value="14815.0807588175" calcext:value-type="float">
            <text:p>14815.0807588175</text:p>
          </table:table-cell>
          <table:table-cell table:formula="of:=IF(MOD([.$A151];12)=1; ([.$B139]+[.$B142]+[.$B145]+[.$B148])/4*(1+[$Parameters.$E$4])*[$Parameters.$F$4]; 0)" office:value-type="float" office:value="0" calcext:value-type="float">
            <text:p>0</text:p>
          </table:table-cell>
          <table:table-cell table:formula="of:=([.$D150]-[.$E150])*POWER(1+[$Parameters.$I$4];1/12)+[$Parameters.$D$4]" office:value-type="float" office:value="106098.339793886" calcext:value-type="float">
            <text:p>106098.339793886</text:p>
          </table:table-cell>
          <table:table-cell office:value-type="float" office:value="0" calcext:value-type="float">
            <text:p>0</text:p>
          </table:table-cell>
          <table:table-cell table:formula="of:=[.$D151]-[.$B151]" office:value-type="float" office:value="91283.2590350683" calcext:value-type="float">
            <text:p>91283.2590350683</text:p>
          </table:table-cell>
          <table:table-cell table:formula="of:=[.$F151]/[.$B151]" office:value-type="float" office:value="6.16150937825562" calcext:value-type="float">
            <text:p>6.16150937825562</text:p>
          </table:table-cell>
          <table:table-cell table:formula="of:=[.$F151]/[.$A151]" office:value-type="float" office:value="620.974551258968" calcext:value-type="float">
            <text:p>620.974551258968</text:p>
          </table:table-cell>
          <table:table-cell table:formula="of:=[.$B151]" office:value-type="float" office:value="14815.0807588175" calcext:value-type="float">
            <text:p>14815.0807588175</text:p>
          </table:table-cell>
          <table:table-cell table:formula="of:=[.$D151]*(1-[.$O151])" office:value-type="float" office:value="76806.1796518908" calcext:value-type="float">
            <text:p>76806.1796518908</text:p>
          </table:table-cell>
          <table:table-cell table:formula="of:=[.$B151]" office:value-type="float" office:value="14815.0807588175" calcext:value-type="float">
            <text:p>14815.0807588175</text:p>
          </table:table-cell>
          <table:table-cell table:formula="of:=IF(FLOOR([.$A151]/12; 1) + 1 &gt;= [$Parameters.$K$70] - [$Parameters.$K$22]; [.$D151] ; 0)" office:value-type="float" office:value="0" calcext:value-type="float">
            <text:p>0</text:p>
          </table:table-cell>
          <table:table-cell table:formula="of:=([$Parameters.$D$4]-[$Parameters.$C$4])*[.$A151]" office:value-type="float" office:value="22197" calcext:value-type="float">
            <text:p>22197</text:p>
          </table:table-cell>
          <table:table-cell table:formula="of:=[.$M151]/([$Parameters.A$4]*[.$A151])" office:value-type="float" office:value="0.00290384615384615" calcext:value-type="float">
            <text:p>0.002903846153846</text:p>
          </table:table-cell>
          <table:table-cell table:formula="of:=SUM(INDIRECT( CELL(&quot;address&quot;;  INDEX([$Parameters.$L$22:$Parameters.$L$74];  FLOOR([.$A151]/12; 1) + 1;0))&amp;&quot;:&quot;&amp;CELL(&quot;address&quot;; [$Parameters.$L$70])))" office:value-type="float" office:value="0.276085" calcext:value-type="float">
            <text:p>0.276085</text:p>
          </table:table-cell>
          <table:table-cell table:formula="of:=[.$I151]/INDEX([$Parameters.$M$22:$Parameters.$M$120];  FLOOR([.$A151]/12; 1) + 1;0)" office:value-type="float" office:value="323.050169184856" calcext:value-type="float">
            <text:p>323.050169184856</text:p>
          </table:table-cell>
          <table:table-cell table:formula="of:=[.$J151]/ INDEX([$Parameters.$M$22:$Parameters.$M$120];  FLOOR([.$A151]/12; 1) + 1;0)" office:value-type="float" office:value="1674.79676519605" calcext:value-type="float">
            <text:p>1674.79676519605</text:p>
          </table:table-cell>
          <table:table-cell table:formula="of:=([.$Q151]-[.$P151])*[$Parameters.$M$70]" office:value-type="float" office:value="21979.399651142" calcext:value-type="float">
            <text:p>21979.399651142</text:p>
          </table:table-cell>
          <table:table-cell table:number-columns-repeated="2"/>
        </table:table-row>
        <table:table-row table:style-name="ro1">
          <table:table-cell office:value-type="float" office:value="148" calcext:value-type="float">
            <text:p>148</text:p>
          </table:table-cell>
          <table:table-cell table:formula="of:=([.$B151]-[.$C151])*POWER(1+[$Parameters.$H$4];1/12)+[$Parameters.$C$4]" office:value-type="float" office:value="15355.2333370984" calcext:value-type="float">
            <text:p>15355.2333370984</text:p>
          </table:table-cell>
          <table:table-cell table:formula="of:=IF(MOD([.$A152];12)=1; ([.$B140]+[.$B143]+[.$B146]+[.$B149])/4*(1+[$Parameters.$E$4])*[$Parameters.$F$4]; 0)" office:value-type="float" office:value="0" calcext:value-type="float">
            <text:p>0</text:p>
          </table:table-cell>
          <table:table-cell table:formula="of:=([.$D151]-[.$E151])*POWER(1+[$Parameters.$I$4];1/12)+[$Parameters.$D$4]" office:value-type="float" office:value="107059.097563446" calcext:value-type="float">
            <text:p>107059.097563446</text:p>
          </table:table-cell>
          <table:table-cell office:value-type="float" office:value="0" calcext:value-type="float">
            <text:p>0</text:p>
          </table:table-cell>
          <table:table-cell table:formula="of:=[.$D152]-[.$B152]" office:value-type="float" office:value="91703.8642263472" calcext:value-type="float">
            <text:p>91703.8642263472</text:p>
          </table:table-cell>
          <table:table-cell table:formula="of:=[.$F152]/[.$B152]" office:value-type="float" office:value="5.97215699775723" calcext:value-type="float">
            <text:p>5.97215699775723</text:p>
          </table:table-cell>
          <table:table-cell table:formula="of:=[.$F152]/[.$A152]" office:value-type="float" office:value="619.620704232076" calcext:value-type="float">
            <text:p>619.620704232076</text:p>
          </table:table-cell>
          <table:table-cell table:formula="of:=[.$B152]" office:value-type="float" office:value="15355.2333370984" calcext:value-type="float">
            <text:p>15355.2333370984</text:p>
          </table:table-cell>
          <table:table-cell table:formula="of:=[.$D152]*(1-[.$O152])" office:value-type="float" office:value="77501.6866126417" calcext:value-type="float">
            <text:p>77501.6866126417</text:p>
          </table:table-cell>
          <table:table-cell table:formula="of:=[.$B152]" office:value-type="float" office:value="15355.2333370984" calcext:value-type="float">
            <text:p>15355.2333370984</text:p>
          </table:table-cell>
          <table:table-cell table:formula="of:=IF(FLOOR([.$A152]/12; 1) + 1 &gt;= [$Parameters.$K$70] - [$Parameters.$K$22]; [.$D152] ; 0)" office:value-type="float" office:value="0" calcext:value-type="float">
            <text:p>0</text:p>
          </table:table-cell>
          <table:table-cell table:formula="of:=([$Parameters.$D$4]-[$Parameters.$C$4])*[.$A152]" office:value-type="float" office:value="22348" calcext:value-type="float">
            <text:p>22348</text:p>
          </table:table-cell>
          <table:table-cell table:formula="of:=[.$M152]/([$Parameters.A$4]*[.$A152])" office:value-type="float" office:value="0.00290384615384615" calcext:value-type="float">
            <text:p>0.002903846153846</text:p>
          </table:table-cell>
          <table:table-cell table:formula="of:=SUM(INDIRECT( CELL(&quot;address&quot;;  INDEX([$Parameters.$L$22:$Parameters.$L$74];  FLOOR([.$A152]/12; 1) + 1;0))&amp;&quot;:&quot;&amp;CELL(&quot;address&quot;; [$Parameters.$L$70])))" office:value-type="float" office:value="0.276085" calcext:value-type="float">
            <text:p>0.276085</text:p>
          </table:table-cell>
          <table:table-cell table:formula="of:=[.$I152]/INDEX([$Parameters.$M$22:$Parameters.$M$120];  FLOOR([.$A152]/12; 1) + 1;0)" office:value-type="float" office:value="334.828463521553" calcext:value-type="float">
            <text:p>334.828463521553</text:p>
          </table:table-cell>
          <table:table-cell table:formula="of:=[.$J152]/ INDEX([$Parameters.$M$22:$Parameters.$M$120];  FLOOR([.$A152]/12; 1) + 1;0)" office:value-type="float" office:value="1689.96263874055" calcext:value-type="float">
            <text:p>1689.96263874055</text:p>
          </table:table-cell>
          <table:table-cell table:formula="of:=([.$Q152]-[.$P152])*[$Parameters.$M$70]" office:value-type="float" office:value="22034.4816890609" calcext:value-type="float">
            <text:p>22034.4816890609</text:p>
          </table:table-cell>
          <table:table-cell table:number-columns-repeated="2"/>
        </table:table-row>
        <table:table-row table:style-name="ro1">
          <table:table-cell office:value-type="float" office:value="149" calcext:value-type="float">
            <text:p>149</text:p>
          </table:table-cell>
          <table:table-cell table:formula="of:=([.$B152]-[.$C152])*POWER(1+[$Parameters.$H$4];1/12)+[$Parameters.$C$4]" office:value-type="float" office:value="15901.3161705668" calcext:value-type="float">
            <text:p>15901.3161705668</text:p>
          </table:table-cell>
          <table:table-cell table:formula="of:=IF(MOD([.$A153];12)=1; ([.$B141]+[.$B144]+[.$B147]+[.$B150])/4*(1+[$Parameters.$E$4])*[$Parameters.$F$4]; 0)" office:value-type="float" office:value="0" calcext:value-type="float">
            <text:p>0</text:p>
          </table:table-cell>
          <table:table-cell table:formula="of:=([.$D152]-[.$E152])*POWER(1+[$Parameters.$I$4];1/12)+[$Parameters.$D$4]" office:value-type="float" office:value="108023.769579085" calcext:value-type="float">
            <text:p>108023.769579085</text:p>
          </table:table-cell>
          <table:table-cell office:value-type="float" office:value="0" calcext:value-type="float">
            <text:p>0</text:p>
          </table:table-cell>
          <table:table-cell table:formula="of:=[.$D153]-[.$B153]" office:value-type="float" office:value="92122.453408518" calcext:value-type="float">
            <text:p>92122.453408518</text:p>
          </table:table-cell>
          <table:table-cell table:formula="of:=[.$F153]/[.$B153]" office:value-type="float" office:value="5.79338542925372" calcext:value-type="float">
            <text:p>5.79338542925372</text:p>
          </table:table-cell>
          <table:table-cell table:formula="of:=[.$F153]/[.$A153]" office:value-type="float" office:value="618.271499386027" calcext:value-type="float">
            <text:p>618.271499386027</text:p>
          </table:table-cell>
          <table:table-cell table:formula="of:=[.$B153]" office:value-type="float" office:value="15901.3161705668" calcext:value-type="float">
            <text:p>15901.3161705668</text:p>
          </table:table-cell>
          <table:table-cell table:formula="of:=[.$D153]*(1-[.$O153])" office:value-type="float" office:value="78200.0271548432" calcext:value-type="float">
            <text:p>78200.0271548432</text:p>
          </table:table-cell>
          <table:table-cell table:formula="of:=[.$B153]" office:value-type="float" office:value="15901.3161705668" calcext:value-type="float">
            <text:p>15901.3161705668</text:p>
          </table:table-cell>
          <table:table-cell table:formula="of:=IF(FLOOR([.$A153]/12; 1) + 1 &gt;= [$Parameters.$K$70] - [$Parameters.$K$22]; [.$D153] ; 0)" office:value-type="float" office:value="0" calcext:value-type="float">
            <text:p>0</text:p>
          </table:table-cell>
          <table:table-cell table:formula="of:=([$Parameters.$D$4]-[$Parameters.$C$4])*[.$A153]" office:value-type="float" office:value="22499" calcext:value-type="float">
            <text:p>22499</text:p>
          </table:table-cell>
          <table:table-cell table:formula="of:=[.$M153]/([$Parameters.A$4]*[.$A153])" office:value-type="float" office:value="0.00290384615384615" calcext:value-type="float">
            <text:p>0.002903846153846</text:p>
          </table:table-cell>
          <table:table-cell table:formula="of:=SUM(INDIRECT( CELL(&quot;address&quot;;  INDEX([$Parameters.$L$22:$Parameters.$L$74];  FLOOR([.$A153]/12; 1) + 1;0))&amp;&quot;:&quot;&amp;CELL(&quot;address&quot;; [$Parameters.$L$70])))" office:value-type="float" office:value="0.276085" calcext:value-type="float">
            <text:p>0.276085</text:p>
          </table:table-cell>
          <table:table-cell table:formula="of:=[.$I153]/INDEX([$Parameters.$M$22:$Parameters.$M$120];  FLOOR([.$A153]/12; 1) + 1;0)" office:value-type="float" office:value="346.736070007998" calcext:value-type="float">
            <text:p>346.736070007998</text:p>
          </table:table-cell>
          <table:table-cell table:formula="of:=[.$J153]/ INDEX([$Parameters.$M$22:$Parameters.$M$120];  FLOOR([.$A153]/12; 1) + 1;0)" office:value-type="float" office:value="1705.19029993116" calcext:value-type="float">
            <text:p>1705.19029993116</text:p>
          </table:table-cell>
          <table:table-cell table:formula="of:=([.$Q153]-[.$P153])*[$Parameters.$M$70]" office:value-type="float" office:value="22088.4657785507" calcext:value-type="float">
            <text:p>22088.4657785507</text:p>
          </table:table-cell>
          <table:table-cell table:number-columns-repeated="2"/>
        </table:table-row>
        <table:table-row table:style-name="ro1">
          <table:table-cell office:value-type="float" office:value="150" calcext:value-type="float">
            <text:p>150</text:p>
          </table:table-cell>
          <table:table-cell table:formula="of:=([.$B153]-[.$C153])*POWER(1+[$Parameters.$H$4];1/12)+[$Parameters.$C$4]" office:value-type="float" office:value="16453.3943666163" calcext:value-type="float">
            <text:p>16453.3943666163</text:p>
          </table:table-cell>
          <table:table-cell table:formula="of:=IF(MOD([.$A154];12)=1; ([.$B142]+[.$B145]+[.$B148]+[.$B151])/4*(1+[$Parameters.$E$4])*[$Parameters.$F$4]; 0)" office:value-type="float" office:value="0" calcext:value-type="float">
            <text:p>0</text:p>
          </table:table-cell>
          <table:table-cell table:formula="of:=([.$D153]-[.$E153])*POWER(1+[$Parameters.$I$4];1/12)+[$Parameters.$D$4]" office:value-type="float" office:value="108992.371787926" calcext:value-type="float">
            <text:p>108992.371787926</text:p>
          </table:table-cell>
          <table:table-cell office:value-type="float" office:value="0" calcext:value-type="float">
            <text:p>0</text:p>
          </table:table-cell>
          <table:table-cell table:formula="of:=[.$D154]-[.$B154]" office:value-type="float" office:value="92538.97742131" calcext:value-type="float">
            <text:p>92538.97742131</text:p>
          </table:table-cell>
          <table:table-cell table:formula="of:=[.$F154]/[.$B154]" office:value-type="float" office:value="5.6243092069239" calcext:value-type="float">
            <text:p>5.6243092069239</text:p>
          </table:table-cell>
          <table:table-cell table:formula="of:=[.$F154]/[.$A154]" office:value-type="float" office:value="616.926516142067" calcext:value-type="float">
            <text:p>616.926516142067</text:p>
          </table:table-cell>
          <table:table-cell table:formula="of:=[.$B154]" office:value-type="float" office:value="16453.3943666163" calcext:value-type="float">
            <text:p>16453.3943666163</text:p>
          </table:table-cell>
          <table:table-cell table:formula="of:=[.$D154]*(1-[.$O154])" office:value-type="float" office:value="78901.2128228567" calcext:value-type="float">
            <text:p>78901.2128228567</text:p>
          </table:table-cell>
          <table:table-cell table:formula="of:=[.$B154]" office:value-type="float" office:value="16453.3943666163" calcext:value-type="float">
            <text:p>16453.3943666163</text:p>
          </table:table-cell>
          <table:table-cell table:formula="of:=IF(FLOOR([.$A154]/12; 1) + 1 &gt;= [$Parameters.$K$70] - [$Parameters.$K$22]; [.$D154] ; 0)" office:value-type="float" office:value="0" calcext:value-type="float">
            <text:p>0</text:p>
          </table:table-cell>
          <table:table-cell table:formula="of:=([$Parameters.$D$4]-[$Parameters.$C$4])*[.$A154]" office:value-type="float" office:value="22650" calcext:value-type="float">
            <text:p>22650</text:p>
          </table:table-cell>
          <table:table-cell table:formula="of:=[.$M154]/([$Parameters.A$4]*[.$A154])" office:value-type="float" office:value="0.00290384615384615" calcext:value-type="float">
            <text:p>0.002903846153846</text:p>
          </table:table-cell>
          <table:table-cell table:formula="of:=SUM(INDIRECT( CELL(&quot;address&quot;;  INDEX([$Parameters.$L$22:$Parameters.$L$74];  FLOOR([.$A154]/12; 1) + 1;0))&amp;&quot;:&quot;&amp;CELL(&quot;address&quot;; [$Parameters.$L$70])))" office:value-type="float" office:value="0.276085" calcext:value-type="float">
            <text:p>0.276085</text:p>
          </table:table-cell>
          <table:table-cell table:formula="of:=[.$I154]/INDEX([$Parameters.$M$22:$Parameters.$M$120];  FLOOR([.$A154]/12; 1) + 1;0)" office:value-type="float" office:value="358.774408343138" calcext:value-type="float">
            <text:p>358.774408343138</text:p>
          </table:table-cell>
          <table:table-cell table:formula="of:=[.$J154]/ INDEX([$Parameters.$M$22:$Parameters.$M$120];  FLOOR([.$A154]/12; 1) + 1;0)" office:value-type="float" office:value="1720.4800004984" calcext:value-type="float">
            <text:p>1720.4800004984</text:p>
          </table:table-cell>
          <table:table-cell table:formula="of:=([.$Q154]-[.$P154])*[$Parameters.$M$70]" office:value-type="float" office:value="22141.3329284446" calcext:value-type="float">
            <text:p>22141.3329284446</text:p>
          </table:table-cell>
          <table:table-cell table:number-columns-repeated="2"/>
        </table:table-row>
        <table:table-row table:style-name="ro1">
          <table:table-cell office:value-type="float" office:value="151" calcext:value-type="float">
            <text:p>151</text:p>
          </table:table-cell>
          <table:table-cell table:formula="of:=([.$B154]-[.$C154])*POWER(1+[$Parameters.$H$4];1/12)+[$Parameters.$C$4]" office:value-type="float" office:value="17011.5337474452" calcext:value-type="float">
            <text:p>17011.5337474452</text:p>
          </table:table-cell>
          <table:table-cell table:formula="of:=IF(MOD([.$A155];12)=1; ([.$B143]+[.$B146]+[.$B149]+[.$B152])/4*(1+[$Parameters.$E$4])*[$Parameters.$F$4]; 0)" office:value-type="float" office:value="0" calcext:value-type="float">
            <text:p>0</text:p>
          </table:table-cell>
          <table:table-cell table:formula="of:=([.$D154]-[.$E154])*POWER(1+[$Parameters.$I$4];1/12)+[$Parameters.$D$4]" office:value-type="float" office:value="109964.920202064" calcext:value-type="float">
            <text:p>109964.920202064</text:p>
          </table:table-cell>
          <table:table-cell office:value-type="float" office:value="0" calcext:value-type="float">
            <text:p>0</text:p>
          </table:table-cell>
          <table:table-cell table:formula="of:=[.$D155]-[.$B155]" office:value-type="float" office:value="92953.3864546185" calcext:value-type="float">
            <text:p>92953.3864546185</text:p>
          </table:table-cell>
          <table:table-cell table:formula="of:=[.$F155]/[.$B155]" office:value-type="float" office:value="5.46413908555295" calcext:value-type="float">
            <text:p>5.46413908555295</text:p>
          </table:table-cell>
          <table:table-cell table:formula="of:=[.$F155]/[.$A155]" office:value-type="float" office:value="615.585340759063" calcext:value-type="float">
            <text:p>615.585340759063</text:p>
          </table:table-cell>
          <table:table-cell table:formula="of:=[.$B155]" office:value-type="float" office:value="17011.5337474452" calcext:value-type="float">
            <text:p>17011.5337474452</text:p>
          </table:table-cell>
          <table:table-cell table:formula="of:=[.$D155]*(1-[.$O155])" office:value-type="float" office:value="79605.255208077" calcext:value-type="float">
            <text:p>79605.255208077</text:p>
          </table:table-cell>
          <table:table-cell table:formula="of:=[.$B155]" office:value-type="float" office:value="17011.5337474452" calcext:value-type="float">
            <text:p>17011.5337474452</text:p>
          </table:table-cell>
          <table:table-cell table:formula="of:=IF(FLOOR([.$A155]/12; 1) + 1 &gt;= [$Parameters.$K$70] - [$Parameters.$K$22]; [.$D155] ; 0)" office:value-type="float" office:value="0" calcext:value-type="float">
            <text:p>0</text:p>
          </table:table-cell>
          <table:table-cell table:formula="of:=([$Parameters.$D$4]-[$Parameters.$C$4])*[.$A155]" office:value-type="float" office:value="22801" calcext:value-type="float">
            <text:p>22801</text:p>
          </table:table-cell>
          <table:table-cell table:formula="of:=[.$M155]/([$Parameters.A$4]*[.$A155])" office:value-type="float" office:value="0.00290384615384615" calcext:value-type="float">
            <text:p>0.002903846153846</text:p>
          </table:table-cell>
          <table:table-cell table:formula="of:=SUM(INDIRECT( CELL(&quot;address&quot;;  INDEX([$Parameters.$L$22:$Parameters.$L$74];  FLOOR([.$A155]/12; 1) + 1;0))&amp;&quot;:&quot;&amp;CELL(&quot;address&quot;; [$Parameters.$L$70])))" office:value-type="float" office:value="0.276085" calcext:value-type="float">
            <text:p>0.276085</text:p>
          </table:table-cell>
          <table:table-cell table:formula="of:=[.$I155]/INDEX([$Parameters.$M$22:$Parameters.$M$120];  FLOOR([.$A155]/12; 1) + 1;0)" office:value-type="float" office:value="370.944913812587" calcext:value-type="float">
            <text:p>370.944913812587</text:p>
          </table:table-cell>
          <table:table-cell table:formula="of:=[.$J155]/ INDEX([$Parameters.$M$22:$Parameters.$M$120];  FLOOR([.$A155]/12; 1) + 1;0)" office:value-type="float" office:value="1735.83199319836" calcext:value-type="float">
            <text:p>1735.83199319836</text:p>
          </table:table-cell>
          <table:table-cell table:formula="of:=([.$Q155]-[.$P155])*[$Parameters.$M$70]" office:value-type="float" office:value="22193.0639108127" calcext:value-type="float">
            <text:p>22193.0639108127</text:p>
          </table:table-cell>
          <table:table-cell table:number-columns-repeated="2"/>
        </table:table-row>
        <table:table-row table:style-name="ro1">
          <table:table-cell office:value-type="float" office:value="152" calcext:value-type="float">
            <text:p>152</text:p>
          </table:table-cell>
          <table:table-cell table:formula="of:=([.$B155]-[.$C155])*POWER(1+[$Parameters.$H$4];1/12)+[$Parameters.$C$4]" office:value-type="float" office:value="17575.8008579038" calcext:value-type="float">
            <text:p>17575.8008579038</text:p>
          </table:table-cell>
          <table:table-cell table:formula="of:=IF(MOD([.$A156];12)=1; ([.$B144]+[.$B147]+[.$B150]+[.$B153])/4*(1+[$Parameters.$E$4])*[$Parameters.$F$4]; 0)" office:value-type="float" office:value="0" calcext:value-type="float">
            <text:p>0</text:p>
          </table:table-cell>
          <table:table-cell table:formula="of:=([.$D155]-[.$E155])*POWER(1+[$Parameters.$I$4];1/12)+[$Parameters.$D$4]" office:value-type="float" office:value="110941.430898826" calcext:value-type="float">
            <text:p>110941.430898826</text:p>
          </table:table-cell>
          <table:table-cell office:value-type="float" office:value="0" calcext:value-type="float">
            <text:p>0</text:p>
          </table:table-cell>
          <table:table-cell table:formula="of:=[.$D156]-[.$B156]" office:value-type="float" office:value="93365.6300409222" calcext:value-type="float">
            <text:p>93365.6300409222</text:p>
          </table:table-cell>
          <table:table-cell table:formula="of:=[.$F156]/[.$B156]" office:value-type="float" office:value="5.31216931710602" calcext:value-type="float">
            <text:p>5.31216931710602</text:p>
          </table:table-cell>
          <table:table-cell table:formula="of:=[.$F156]/[.$A156]" office:value-type="float" office:value="614.247566058698" calcext:value-type="float">
            <text:p>614.247566058698</text:p>
          </table:table-cell>
          <table:table-cell table:formula="of:=[.$B156]" office:value-type="float" office:value="17575.8008579038" calcext:value-type="float">
            <text:p>17575.8008579038</text:p>
          </table:table-cell>
          <table:table-cell table:formula="of:=[.$D156]*(1-[.$O156])" office:value-type="float" office:value="80312.1659491236" calcext:value-type="float">
            <text:p>80312.1659491236</text:p>
          </table:table-cell>
          <table:table-cell table:formula="of:=[.$B156]" office:value-type="float" office:value="17575.8008579038" calcext:value-type="float">
            <text:p>17575.8008579038</text:p>
          </table:table-cell>
          <table:table-cell table:formula="of:=IF(FLOOR([.$A156]/12; 1) + 1 &gt;= [$Parameters.$K$70] - [$Parameters.$K$22]; [.$D156] ; 0)" office:value-type="float" office:value="0" calcext:value-type="float">
            <text:p>0</text:p>
          </table:table-cell>
          <table:table-cell table:formula="of:=([$Parameters.$D$4]-[$Parameters.$C$4])*[.$A156]" office:value-type="float" office:value="22952" calcext:value-type="float">
            <text:p>22952</text:p>
          </table:table-cell>
          <table:table-cell table:formula="of:=[.$M156]/([$Parameters.A$4]*[.$A156])" office:value-type="float" office:value="0.00290384615384615" calcext:value-type="float">
            <text:p>0.002903846153846</text:p>
          </table:table-cell>
          <table:table-cell table:formula="of:=SUM(INDIRECT( CELL(&quot;address&quot;;  INDEX([$Parameters.$L$22:$Parameters.$L$74];  FLOOR([.$A156]/12; 1) + 1;0))&amp;&quot;:&quot;&amp;CELL(&quot;address&quot;; [$Parameters.$L$70])))" office:value-type="float" office:value="0.276085" calcext:value-type="float">
            <text:p>0.276085</text:p>
          </table:table-cell>
          <table:table-cell table:formula="of:=[.$I156]/INDEX([$Parameters.$M$22:$Parameters.$M$120];  FLOOR([.$A156]/12; 1) + 1;0)" office:value-type="float" office:value="383.249037459743" calcext:value-type="float">
            <text:p>383.249037459743</text:p>
          </table:table-cell>
          <table:table-cell table:formula="of:=[.$J156]/ INDEX([$Parameters.$M$22:$Parameters.$M$120];  FLOOR([.$A156]/12; 1) + 1;0)" office:value-type="float" office:value="1751.24653181691" calcext:value-type="float">
            <text:p>1751.24653181691</text:p>
          </table:table-cell>
          <table:table-cell table:formula="of:=([.$Q156]-[.$P156])*[$Parameters.$M$70]" office:value-type="float" office:value="22243.6392582476" calcext:value-type="float">
            <text:p>22243.6392582476</text:p>
          </table:table-cell>
          <table:table-cell table:number-columns-repeated="2"/>
        </table:table-row>
        <table:table-row table:style-name="ro1">
          <table:table-cell office:value-type="float" office:value="153" calcext:value-type="float">
            <text:p>153</text:p>
          </table:table-cell>
          <table:table-cell table:formula="of:=([.$B156]-[.$C156])*POWER(1+[$Parameters.$H$4];1/12)+[$Parameters.$C$4]" office:value-type="float" office:value="18146.2629734285" calcext:value-type="float">
            <text:p>18146.2629734285</text:p>
          </table:table-cell>
          <table:table-cell table:formula="of:=IF(MOD([.$A157];12)=1; ([.$B145]+[.$B148]+[.$B151]+[.$B154])/4*(1+[$Parameters.$E$4])*[$Parameters.$F$4]; 0)" office:value-type="float" office:value="0" calcext:value-type="float">
            <text:p>0</text:p>
          </table:table-cell>
          <table:table-cell table:formula="of:=([.$D156]-[.$E156])*POWER(1+[$Parameters.$I$4];1/12)+[$Parameters.$D$4]" office:value-type="float" office:value="111921.920021043" calcext:value-type="float">
            <text:p>111921.920021043</text:p>
          </table:table-cell>
          <table:table-cell office:value-type="float" office:value="0" calcext:value-type="float">
            <text:p>0</text:p>
          </table:table-cell>
          <table:table-cell table:formula="of:=[.$D157]-[.$B157]" office:value-type="float" office:value="93775.6570476144" calcext:value-type="float">
            <text:p>93775.6570476144</text:p>
          </table:table-cell>
          <table:table-cell table:formula="of:=[.$F157]/[.$B157]" office:value-type="float" office:value="5.1677668942046" calcext:value-type="float">
            <text:p>5.1677668942046</text:p>
          </table:table-cell>
          <table:table-cell table:formula="of:=[.$F157]/[.$A157]" office:value-type="float" office:value="612.912791160878" calcext:value-type="float">
            <text:p>612.912791160878</text:p>
          </table:table-cell>
          <table:table-cell table:formula="of:=[.$B157]" office:value-type="float" office:value="18146.2629734285" calcext:value-type="float">
            <text:p>18146.2629734285</text:p>
          </table:table-cell>
          <table:table-cell table:formula="of:=[.$D157]*(1-[.$O157])" office:value-type="float" office:value="81021.9567320332" calcext:value-type="float">
            <text:p>81021.9567320332</text:p>
          </table:table-cell>
          <table:table-cell table:formula="of:=[.$B157]" office:value-type="float" office:value="18146.2629734285" calcext:value-type="float">
            <text:p>18146.2629734285</text:p>
          </table:table-cell>
          <table:table-cell table:formula="of:=IF(FLOOR([.$A157]/12; 1) + 1 &gt;= [$Parameters.$K$70] - [$Parameters.$K$22]; [.$D157] ; 0)" office:value-type="float" office:value="0" calcext:value-type="float">
            <text:p>0</text:p>
          </table:table-cell>
          <table:table-cell table:formula="of:=([$Parameters.$D$4]-[$Parameters.$C$4])*[.$A157]" office:value-type="float" office:value="23103" calcext:value-type="float">
            <text:p>23103</text:p>
          </table:table-cell>
          <table:table-cell table:formula="of:=[.$M157]/([$Parameters.A$4]*[.$A157])" office:value-type="float" office:value="0.00290384615384615" calcext:value-type="float">
            <text:p>0.002903846153846</text:p>
          </table:table-cell>
          <table:table-cell table:formula="of:=SUM(INDIRECT( CELL(&quot;address&quot;;  INDEX([$Parameters.$L$22:$Parameters.$L$74];  FLOOR([.$A157]/12; 1) + 1;0))&amp;&quot;:&quot;&amp;CELL(&quot;address&quot;; [$Parameters.$L$70])))" office:value-type="float" office:value="0.276085" calcext:value-type="float">
            <text:p>0.276085</text:p>
          </table:table-cell>
          <table:table-cell table:formula="of:=[.$I157]/INDEX([$Parameters.$M$22:$Parameters.$M$120];  FLOOR([.$A157]/12; 1) + 1;0)" office:value-type="float" office:value="395.688246258798" calcext:value-type="float">
            <text:p>395.688246258798</text:p>
          </table:table-cell>
          <table:table-cell table:formula="of:=[.$J157]/ INDEX([$Parameters.$M$22:$Parameters.$M$120];  FLOOR([.$A157]/12; 1) + 1;0)" office:value-type="float" office:value="1766.72387117386" calcext:value-type="float">
            <text:p>1766.72387117386</text:p>
          </table:table-cell>
          <table:table-cell table:formula="of:=([.$Q157]-[.$P157])*[$Parameters.$M$70]" office:value-type="float" office:value="22293.0392611189" calcext:value-type="float">
            <text:p>22293.0392611189</text:p>
          </table:table-cell>
          <table:table-cell table:number-columns-repeated="2"/>
        </table:table-row>
        <table:table-row table:style-name="ro1">
          <table:table-cell office:value-type="float" office:value="154" calcext:value-type="float">
            <text:p>154</text:p>
          </table:table-cell>
          <table:table-cell table:formula="of:=([.$B157]-[.$C157])*POWER(1+[$Parameters.$H$4];1/12)+[$Parameters.$C$4]" office:value-type="float" office:value="18722.9881080626" calcext:value-type="float">
            <text:p>18722.9881080626</text:p>
          </table:table-cell>
          <table:table-cell table:formula="of:=IF(MOD([.$A158];12)=1; ([.$B146]+[.$B149]+[.$B152]+[.$B155])/4*(1+[$Parameters.$E$4])*[$Parameters.$F$4]; 0)" office:value-type="float" office:value="0" calcext:value-type="float">
            <text:p>0</text:p>
          </table:table-cell>
          <table:table-cell table:formula="of:=([.$D157]-[.$E157])*POWER(1+[$Parameters.$I$4];1/12)+[$Parameters.$D$4]" office:value-type="float" office:value="112906.403777312" calcext:value-type="float">
            <text:p>112906.403777312</text:p>
          </table:table-cell>
          <table:table-cell office:value-type="float" office:value="0" calcext:value-type="float">
            <text:p>0</text:p>
          </table:table-cell>
          <table:table-cell table:formula="of:=[.$D158]-[.$B158]" office:value-type="float" office:value="94183.4156692495" calcext:value-type="float">
            <text:p>94183.4156692495</text:p>
          </table:table-cell>
          <table:table-cell table:formula="of:=[.$F158]/[.$B158]" office:value-type="float" office:value="5.03036241467736" calcext:value-type="float">
            <text:p>5.03036241467736</text:p>
          </table:table-cell>
          <table:table-cell table:formula="of:=[.$F158]/[.$A158]" office:value-type="float" office:value="611.580621228893" calcext:value-type="float">
            <text:p>611.580621228893</text:p>
          </table:table-cell>
          <table:table-cell table:formula="of:=[.$B158]" office:value-type="float" office:value="18722.9881080626" calcext:value-type="float">
            <text:p>18722.9881080626</text:p>
          </table:table-cell>
          <table:table-cell table:formula="of:=[.$D158]*(1-[.$O158])" office:value-type="float" office:value="81734.6392904529" calcext:value-type="float">
            <text:p>81734.6392904529</text:p>
          </table:table-cell>
          <table:table-cell table:formula="of:=[.$B158]" office:value-type="float" office:value="18722.9881080626" calcext:value-type="float">
            <text:p>18722.9881080626</text:p>
          </table:table-cell>
          <table:table-cell table:formula="of:=IF(FLOOR([.$A158]/12; 1) + 1 &gt;= [$Parameters.$K$70] - [$Parameters.$K$22]; [.$D158] ; 0)" office:value-type="float" office:value="0" calcext:value-type="float">
            <text:p>0</text:p>
          </table:table-cell>
          <table:table-cell table:formula="of:=([$Parameters.$D$4]-[$Parameters.$C$4])*[.$A158]" office:value-type="float" office:value="23254" calcext:value-type="float">
            <text:p>23254</text:p>
          </table:table-cell>
          <table:table-cell table:formula="of:=[.$M158]/([$Parameters.A$4]*[.$A158])" office:value-type="float" office:value="0.00290384615384615" calcext:value-type="float">
            <text:p>0.002903846153846</text:p>
          </table:table-cell>
          <table:table-cell table:formula="of:=SUM(INDIRECT( CELL(&quot;address&quot;;  INDEX([$Parameters.$L$22:$Parameters.$L$74];  FLOOR([.$A158]/12; 1) + 1;0))&amp;&quot;:&quot;&amp;CELL(&quot;address&quot;; [$Parameters.$L$70])))" office:value-type="float" office:value="0.276085" calcext:value-type="float">
            <text:p>0.276085</text:p>
          </table:table-cell>
          <table:table-cell table:formula="of:=[.$I158]/INDEX([$Parameters.$M$22:$Parameters.$M$120];  FLOOR([.$A158]/12; 1) + 1;0)" office:value-type="float" office:value="408.264023289635" calcext:value-type="float">
            <text:p>408.264023289635</text:p>
          </table:table-cell>
          <table:table-cell table:formula="of:=[.$J158]/ INDEX([$Parameters.$M$22:$Parameters.$M$120];  FLOOR([.$A158]/12; 1) + 1;0)" office:value-type="float" office:value="1782.26426712719" calcext:value-type="float">
            <text:p>1782.26426712719</text:p>
          </table:table-cell>
          <table:table-cell table:formula="of:=([.$Q158]-[.$P158])*[$Parameters.$M$70]" office:value-type="float" office:value="22341.2439647987" calcext:value-type="float">
            <text:p>22341.2439647987</text:p>
          </table:table-cell>
          <table:table-cell table:number-columns-repeated="2"/>
        </table:table-row>
        <table:table-row table:style-name="ro1">
          <table:table-cell office:value-type="float" office:value="155" calcext:value-type="float">
            <text:p>155</text:p>
          </table:table-cell>
          <table:table-cell table:formula="of:=([.$B158]-[.$C158])*POWER(1+[$Parameters.$H$4];1/12)+[$Parameters.$C$4]" office:value-type="float" office:value="19306.0450225659" calcext:value-type="float">
            <text:p>19306.0450225659</text:p>
          </table:table-cell>
          <table:table-cell table:formula="of:=IF(MOD([.$A159];12)=1; ([.$B147]+[.$B150]+[.$B153]+[.$B156])/4*(1+[$Parameters.$E$4])*[$Parameters.$F$4]; 0)" office:value-type="float" office:value="0" calcext:value-type="float">
            <text:p>0</text:p>
          </table:table-cell>
          <table:table-cell table:formula="of:=([.$D158]-[.$E158])*POWER(1+[$Parameters.$I$4];1/12)+[$Parameters.$D$4]" office:value-type="float" office:value="113894.898442268" calcext:value-type="float">
            <text:p>113894.898442268</text:p>
          </table:table-cell>
          <table:table-cell office:value-type="float" office:value="0" calcext:value-type="float">
            <text:p>0</text:p>
          </table:table-cell>
          <table:table-cell table:formula="of:=[.$D159]-[.$B159]" office:value-type="float" office:value="94588.8534197016" calcext:value-type="float">
            <text:p>94588.8534197016</text:p>
          </table:table-cell>
          <table:table-cell table:formula="of:=[.$F159]/[.$B159]" office:value-type="float" office:value="4.89944228914525" calcext:value-type="float">
            <text:p>4.89944228914525</text:p>
          </table:table-cell>
          <table:table-cell table:formula="of:=[.$F159]/[.$A159]" office:value-type="float" office:value="610.250667223881" calcext:value-type="float">
            <text:p>610.250667223881</text:p>
          </table:table-cell>
          <table:table-cell table:formula="of:=[.$B159]" office:value-type="float" office:value="19306.0450225659" calcext:value-type="float">
            <text:p>19306.0450225659</text:p>
          </table:table-cell>
          <table:table-cell table:formula="of:=[.$D159]*(1-[.$O159])" office:value-type="float" office:value="82450.2254058341" calcext:value-type="float">
            <text:p>82450.2254058341</text:p>
          </table:table-cell>
          <table:table-cell table:formula="of:=[.$B159]" office:value-type="float" office:value="19306.0450225659" calcext:value-type="float">
            <text:p>19306.0450225659</text:p>
          </table:table-cell>
          <table:table-cell table:formula="of:=IF(FLOOR([.$A159]/12; 1) + 1 &gt;= [$Parameters.$K$70] - [$Parameters.$K$22]; [.$D159] ; 0)" office:value-type="float" office:value="0" calcext:value-type="float">
            <text:p>0</text:p>
          </table:table-cell>
          <table:table-cell table:formula="of:=([$Parameters.$D$4]-[$Parameters.$C$4])*[.$A159]" office:value-type="float" office:value="23405" calcext:value-type="float">
            <text:p>23405</text:p>
          </table:table-cell>
          <table:table-cell table:formula="of:=[.$M159]/([$Parameters.A$4]*[.$A159])" office:value-type="float" office:value="0.00290384615384615" calcext:value-type="float">
            <text:p>0.002903846153846</text:p>
          </table:table-cell>
          <table:table-cell table:formula="of:=SUM(INDIRECT( CELL(&quot;address&quot;;  INDEX([$Parameters.$L$22:$Parameters.$L$74];  FLOOR([.$A159]/12; 1) + 1;0))&amp;&quot;:&quot;&amp;CELL(&quot;address&quot;; [$Parameters.$L$70])))" office:value-type="float" office:value="0.276085" calcext:value-type="float">
            <text:p>0.276085</text:p>
          </table:table-cell>
          <table:table-cell table:formula="of:=[.$I159]/INDEX([$Parameters.$M$22:$Parameters.$M$120];  FLOOR([.$A159]/12; 1) + 1;0)" office:value-type="float" office:value="420.977867914652" calcext:value-type="float">
            <text:p>420.977867914652</text:p>
          </table:table-cell>
          <table:table-cell table:formula="of:=[.$J159]/ INDEX([$Parameters.$M$22:$Parameters.$M$120];  FLOOR([.$A159]/12; 1) + 1;0)" office:value-type="float" office:value="1797.86797657728" calcext:value-type="float">
            <text:p>1797.86797657728</text:p>
          </table:table-cell>
          <table:table-cell table:formula="of:=([.$Q159]-[.$P159])*[$Parameters.$M$70]" office:value-type="float" office:value="22388.2331668543" calcext:value-type="float">
            <text:p>22388.2331668543</text:p>
          </table:table-cell>
          <table:table-cell table:number-columns-repeated="2"/>
        </table:table-row>
        <table:table-row table:style-name="ro1">
          <table:table-cell office:value-type="float" office:value="156" calcext:value-type="float">
            <text:p>156</text:p>
          </table:table-cell>
          <table:table-cell table:formula="of:=([.$B159]-[.$C159])*POWER(1+[$Parameters.$H$4];1/12)+[$Parameters.$C$4]" office:value-type="float" office:value="19895.5032326121" calcext:value-type="float">
            <text:p>19895.5032326121</text:p>
          </table:table-cell>
          <table:table-cell table:formula="of:=IF(MOD([.$A160];12)=1; ([.$B148]+[.$B151]+[.$B154]+[.$B157])/4*(1+[$Parameters.$E$4])*[$Parameters.$F$4]; 0)" office:value-type="float" office:value="0" calcext:value-type="float">
            <text:p>0</text:p>
          </table:table-cell>
          <table:table-cell table:formula="of:=([.$D159]-[.$E159])*POWER(1+[$Parameters.$I$4];1/12)+[$Parameters.$D$4]" office:value-type="float" office:value="114887.420356847" calcext:value-type="float">
            <text:p>114887.420356847</text:p>
          </table:table-cell>
          <table:table-cell office:value-type="float" office:value="0" calcext:value-type="float">
            <text:p>0</text:p>
          </table:table-cell>
          <table:table-cell table:formula="of:=[.$D160]-[.$B160]" office:value-type="float" office:value="94991.9171242353" calcext:value-type="float">
            <text:p>94991.9171242353</text:p>
          </table:table-cell>
          <table:table-cell table:formula="of:=[.$F160]/[.$B160]" office:value-type="float" office:value="4.77454206679868" calcext:value-type="float">
            <text:p>4.77454206679868</text:p>
          </table:table-cell>
          <table:table-cell table:formula="of:=[.$F160]/[.$A160]" office:value-type="float" office:value="608.922545668175" calcext:value-type="float">
            <text:p>608.922545668175</text:p>
          </table:table-cell>
          <table:table-cell table:formula="of:=[.$B160]" office:value-type="float" office:value="19895.5032326121" calcext:value-type="float">
            <text:p>19895.5032326121</text:p>
          </table:table-cell>
          <table:table-cell table:formula="of:=[.$D160]*(1-[.$O160])" office:value-type="float" office:value="83430.095788939" calcext:value-type="float">
            <text:p>83430.095788939</text:p>
          </table:table-cell>
          <table:table-cell table:formula="of:=[.$B160]" office:value-type="float" office:value="19895.5032326121" calcext:value-type="float">
            <text:p>19895.5032326121</text:p>
          </table:table-cell>
          <table:table-cell table:formula="of:=IF(FLOOR([.$A160]/12; 1) + 1 &gt;= [$Parameters.$K$70] - [$Parameters.$K$22]; [.$D160] ; 0)" office:value-type="float" office:value="0" calcext:value-type="float">
            <text:p>0</text:p>
          </table:table-cell>
          <table:table-cell table:formula="of:=([$Parameters.$D$4]-[$Parameters.$C$4])*[.$A160]" office:value-type="float" office:value="23556" calcext:value-type="float">
            <text:p>23556</text:p>
          </table:table-cell>
          <table:table-cell table:formula="of:=[.$M160]/([$Parameters.A$4]*[.$A160])" office:value-type="float" office:value="0.00290384615384615" calcext:value-type="float">
            <text:p>0.002903846153846</text:p>
          </table:table-cell>
          <table:table-cell table:formula="of:=SUM(INDIRECT( CELL(&quot;address&quot;;  INDEX([$Parameters.$L$22:$Parameters.$L$74];  FLOOR([.$A160]/12; 1) + 1;0))&amp;&quot;:&quot;&amp;CELL(&quot;address&quot;; [$Parameters.$L$70])))" office:value-type="float" office:value="0.27381" calcext:value-type="float">
            <text:p>0.27381</text:p>
          </table:table-cell>
          <table:table-cell table:formula="of:=[.$I160]/INDEX([$Parameters.$M$22:$Parameters.$M$120];  FLOOR([.$A160]/12; 1) + 1;0)" office:value-type="float" office:value="442.417238883968" calcext:value-type="float">
            <text:p>442.417238883968</text:p>
          </table:table-cell>
          <table:table-cell table:formula="of:=[.$J160]/ INDEX([$Parameters.$M$22:$Parameters.$M$120];  FLOOR([.$A160]/12; 1) + 1;0)" office:value-type="float" office:value="1855.23895461283" calcext:value-type="float">
            <text:p>1855.23895461283</text:p>
          </table:table-cell>
          <table:table-cell table:formula="of:=([.$Q160]-[.$P160])*[$Parameters.$M$70]" office:value-type="float" office:value="22972.4810977513" calcext:value-type="float">
            <text:p>22972.4810977513</text:p>
          </table:table-cell>
          <table:table-cell table:number-columns-repeated="2"/>
        </table:table-row>
        <table:table-row table:style-name="ro1">
          <table:table-cell office:value-type="float" office:value="157" calcext:value-type="float">
            <text:p>157</text:p>
          </table:table-cell>
          <table:table-cell table:formula="of:=([.$B160]-[.$C160])*POWER(1+[$Parameters.$H$4];1/12)+[$Parameters.$C$4]" office:value-type="float" office:value="20491.4330170771" calcext:value-type="float">
            <text:p>20491.4330170771</text:p>
          </table:table-cell>
          <table:table-cell table:formula="of:=IF(MOD([.$A161];12)=1; ([.$B149]+[.$B152]+[.$B155]+[.$B158])/4*(1+[$Parameters.$E$4])*[$Parameters.$F$4]; 0)" office:value-type="float" office:value="6692.76900870034" calcext:value-type="float">
            <text:p>6692.76900870034</text:p>
          </table:table-cell>
          <table:table-cell table:formula="of:=([.$D160]-[.$E160])*POWER(1+[$Parameters.$I$4];1/12)+[$Parameters.$D$4]" office:value-type="float" office:value="115883.985928565" calcext:value-type="float">
            <text:p>115883.985928565</text:p>
          </table:table-cell>
          <table:table-cell office:value-type="float" office:value="0" calcext:value-type="float">
            <text:p>0</text:p>
          </table:table-cell>
          <table:table-cell table:formula="of:=[.$D161]-[.$B161]" office:value-type="float" office:value="95392.5529114881" calcext:value-type="float">
            <text:p>95392.5529114881</text:p>
          </table:table-cell>
          <table:table-cell table:formula="of:=[.$F161]/[.$B161]" office:value-type="float" office:value="4.65524069653841" calcext:value-type="float">
            <text:p>4.65524069653841</text:p>
          </table:table-cell>
          <table:table-cell table:formula="of:=[.$F161]/[.$A161]" office:value-type="float" office:value="607.595878417122" calcext:value-type="float">
            <text:p>607.595878417122</text:p>
          </table:table-cell>
          <table:table-cell table:formula="of:=[.$B161]" office:value-type="float" office:value="20491.4330170771" calcext:value-type="float">
            <text:p>20491.4330170771</text:p>
          </table:table-cell>
          <table:table-cell table:formula="of:=[.$D161]*(1-[.$O161])" office:value-type="float" office:value="84153.7917414648" calcext:value-type="float">
            <text:p>84153.7917414648</text:p>
          </table:table-cell>
          <table:table-cell table:formula="of:=[.$B161]" office:value-type="float" office:value="20491.4330170771" calcext:value-type="float">
            <text:p>20491.4330170771</text:p>
          </table:table-cell>
          <table:table-cell table:formula="of:=IF(FLOOR([.$A161]/12; 1) + 1 &gt;= [$Parameters.$K$70] - [$Parameters.$K$22]; [.$D161] ; 0)" office:value-type="float" office:value="0" calcext:value-type="float">
            <text:p>0</text:p>
          </table:table-cell>
          <table:table-cell table:formula="of:=([$Parameters.$D$4]-[$Parameters.$C$4])*[.$A161]" office:value-type="float" office:value="23707" calcext:value-type="float">
            <text:p>23707</text:p>
          </table:table-cell>
          <table:table-cell table:formula="of:=[.$M161]/([$Parameters.A$4]*[.$A161])" office:value-type="float" office:value="0.00290384615384615" calcext:value-type="float">
            <text:p>0.002903846153846</text:p>
          </table:table-cell>
          <table:table-cell table:formula="of:=SUM(INDIRECT( CELL(&quot;address&quot;;  INDEX([$Parameters.$L$22:$Parameters.$L$74];  FLOOR([.$A161]/12; 1) + 1;0))&amp;&quot;:&quot;&amp;CELL(&quot;address&quot;; [$Parameters.$L$70])))" office:value-type="float" office:value="0.27381" calcext:value-type="float">
            <text:p>0.27381</text:p>
          </table:table-cell>
          <table:table-cell table:formula="of:=[.$I161]/INDEX([$Parameters.$M$22:$Parameters.$M$120];  FLOOR([.$A161]/12; 1) + 1;0)" office:value-type="float" office:value="455.668957462244" calcext:value-type="float">
            <text:p>455.668957462244</text:p>
          </table:table-cell>
          <table:table-cell table:formula="of:=[.$J161]/ INDEX([$Parameters.$M$22:$Parameters.$M$120];  FLOOR([.$A161]/12; 1) + 1;0)" office:value-type="float" office:value="1871.33181546508" calcext:value-type="float">
            <text:p>1871.33181546508</text:p>
          </table:table-cell>
          <table:table-cell table:formula="of:=([.$Q161]-[.$P161])*[$Parameters.$M$70]" office:value-type="float" office:value="23018.6780711262" calcext:value-type="float">
            <text:p>23018.6780711262</text:p>
          </table:table-cell>
          <table:table-cell table:number-columns-repeated="2"/>
        </table:table-row>
        <table:table-row table:style-name="ro1">
          <table:table-cell office:value-type="float" office:value="158" calcext:value-type="float">
            <text:p>158</text:p>
          </table:table-cell>
          <table:table-cell table:formula="of:=([.$B161]-[.$C161])*POWER(1+[$Parameters.$H$4];1/12)+[$Parameters.$C$4]" office:value-type="float" office:value="14327.6574976349" calcext:value-type="float">
            <text:p>14327.6574976349</text:p>
          </table:table-cell>
          <table:table-cell table:formula="of:=IF(MOD([.$A162];12)=1; ([.$B150]+[.$B153]+[.$B156]+[.$B159])/4*(1+[$Parameters.$E$4])*[$Parameters.$F$4]; 0)" office:value-type="float" office:value="0" calcext:value-type="float">
            <text:p>0</text:p>
          </table:table-cell>
          <table:table-cell table:formula="of:=([.$D161]-[.$E161])*POWER(1+[$Parameters.$I$4];1/12)+[$Parameters.$D$4]" office:value-type="float" office:value="116884.611631781" calcext:value-type="float">
            <text:p>116884.611631781</text:p>
          </table:table-cell>
          <table:table-cell office:value-type="float" office:value="0" calcext:value-type="float">
            <text:p>0</text:p>
          </table:table-cell>
          <table:table-cell table:formula="of:=[.$D162]-[.$B162]" office:value-type="float" office:value="102556.954134146" calcext:value-type="float">
            <text:p>102556.954134146</text:p>
          </table:table-cell>
          <table:table-cell table:formula="of:=[.$F162]/[.$B162]" office:value-type="float" office:value="7.15797080932979" calcext:value-type="float">
            <text:p>7.15797080932979</text:p>
          </table:table-cell>
          <table:table-cell table:formula="of:=[.$F162]/[.$A162]" office:value-type="float" office:value="649.094646418645" calcext:value-type="float">
            <text:p>649.094646418645</text:p>
          </table:table-cell>
          <table:table-cell table:formula="of:=[.$B162]" office:value-type="float" office:value="14327.6574976349" calcext:value-type="float">
            <text:p>14327.6574976349</text:p>
          </table:table-cell>
          <table:table-cell table:formula="of:=[.$D162]*(1-[.$O162])" office:value-type="float" office:value="84880.4361208829" calcext:value-type="float">
            <text:p>84880.4361208829</text:p>
          </table:table-cell>
          <table:table-cell table:formula="of:=[.$B162]" office:value-type="float" office:value="14327.6574976349" calcext:value-type="float">
            <text:p>14327.6574976349</text:p>
          </table:table-cell>
          <table:table-cell table:formula="of:=IF(FLOOR([.$A162]/12; 1) + 1 &gt;= [$Parameters.$K$70] - [$Parameters.$K$22]; [.$D162] ; 0)" office:value-type="float" office:value="0" calcext:value-type="float">
            <text:p>0</text:p>
          </table:table-cell>
          <table:table-cell table:formula="of:=([$Parameters.$D$4]-[$Parameters.$C$4])*[.$A162]" office:value-type="float" office:value="23858" calcext:value-type="float">
            <text:p>23858</text:p>
          </table:table-cell>
          <table:table-cell table:formula="of:=[.$M162]/([$Parameters.A$4]*[.$A162])" office:value-type="float" office:value="0.00290384615384615" calcext:value-type="float">
            <text:p>0.002903846153846</text:p>
          </table:table-cell>
          <table:table-cell table:formula="of:=SUM(INDIRECT( CELL(&quot;address&quot;;  INDEX([$Parameters.$L$22:$Parameters.$L$74];  FLOOR([.$A162]/12; 1) + 1;0))&amp;&quot;:&quot;&amp;CELL(&quot;address&quot;; [$Parameters.$L$70])))" office:value-type="float" office:value="0.27381" calcext:value-type="float">
            <text:p>0.27381</text:p>
          </table:table-cell>
          <table:table-cell table:formula="of:=[.$I162]/INDEX([$Parameters.$M$22:$Parameters.$M$120];  FLOOR([.$A162]/12; 1) + 1;0)" office:value-type="float" office:value="318.604792031019" calcext:value-type="float">
            <text:p>318.604792031019</text:p>
          </table:table-cell>
          <table:table-cell table:formula="of:=[.$J162]/ INDEX([$Parameters.$M$22:$Parameters.$M$120];  FLOOR([.$A162]/12; 1) + 1;0)" office:value-type="float" office:value="1887.49024062448" calcext:value-type="float">
            <text:p>1887.49024062448</text:p>
          </table:table-cell>
          <table:table-cell table:formula="of:=([.$Q162]-[.$P162])*[$Parameters.$M$70]" office:value-type="float" office:value="25510.0773941297" calcext:value-type="float">
            <text:p>25510.0773941297</text:p>
          </table:table-cell>
          <table:table-cell table:number-columns-repeated="2"/>
        </table:table-row>
        <table:table-row table:style-name="ro1">
          <table:table-cell office:value-type="float" office:value="159" calcext:value-type="float">
            <text:p>159</text:p>
          </table:table-cell>
          <table:table-cell table:formula="of:=([.$B162]-[.$C162])*POWER(1+[$Parameters.$H$4];1/12)+[$Parameters.$C$4]" office:value-type="float" office:value="14862.4587280942" calcext:value-type="float">
            <text:p>14862.4587280942</text:p>
          </table:table-cell>
          <table:table-cell table:formula="of:=IF(MOD([.$A163];12)=1; ([.$B151]+[.$B154]+[.$B157]+[.$B160])/4*(1+[$Parameters.$E$4])*[$Parameters.$F$4]; 0)" office:value-type="float" office:value="0" calcext:value-type="float">
            <text:p>0</text:p>
          </table:table-cell>
          <table:table-cell table:formula="of:=([.$D162]-[.$E162])*POWER(1+[$Parameters.$I$4];1/12)+[$Parameters.$D$4]" office:value-type="float" office:value="117889.314007972" calcext:value-type="float">
            <text:p>117889.314007972</text:p>
          </table:table-cell>
          <table:table-cell office:value-type="float" office:value="0" calcext:value-type="float">
            <text:p>0</text:p>
          </table:table-cell>
          <table:table-cell table:formula="of:=[.$D163]-[.$B163]" office:value-type="float" office:value="103026.855279878" calcext:value-type="float">
            <text:p>103026.855279878</text:p>
          </table:table-cell>
          <table:table-cell table:formula="of:=[.$F163]/[.$B163]" office:value-type="float" office:value="6.9320196048806" calcext:value-type="float">
            <text:p>6.9320196048806</text:p>
          </table:table-cell>
          <table:table-cell table:formula="of:=[.$F163]/[.$A163]" office:value-type="float" office:value="647.967643269673" calcext:value-type="float">
            <text:p>647.967643269673</text:p>
          </table:table-cell>
          <table:table-cell table:formula="of:=[.$B163]" office:value-type="float" office:value="14862.4587280942" calcext:value-type="float">
            <text:p>14862.4587280942</text:p>
          </table:table-cell>
          <table:table-cell table:formula="of:=[.$D163]*(1-[.$O163])" office:value-type="float" office:value="85610.0409394494" calcext:value-type="float">
            <text:p>85610.0409394494</text:p>
          </table:table-cell>
          <table:table-cell table:formula="of:=[.$B163]" office:value-type="float" office:value="14862.4587280942" calcext:value-type="float">
            <text:p>14862.4587280942</text:p>
          </table:table-cell>
          <table:table-cell table:formula="of:=IF(FLOOR([.$A163]/12; 1) + 1 &gt;= [$Parameters.$K$70] - [$Parameters.$K$22]; [.$D163] ; 0)" office:value-type="float" office:value="0" calcext:value-type="float">
            <text:p>0</text:p>
          </table:table-cell>
          <table:table-cell table:formula="of:=([$Parameters.$D$4]-[$Parameters.$C$4])*[.$A163]" office:value-type="float" office:value="24009" calcext:value-type="float">
            <text:p>24009</text:p>
          </table:table-cell>
          <table:table-cell table:formula="of:=[.$M163]/([$Parameters.A$4]*[.$A163])" office:value-type="float" office:value="0.00290384615384615" calcext:value-type="float">
            <text:p>0.002903846153846</text:p>
          </table:table-cell>
          <table:table-cell table:formula="of:=SUM(INDIRECT( CELL(&quot;address&quot;;  INDEX([$Parameters.$L$22:$Parameters.$L$74];  FLOOR([.$A163]/12; 1) + 1;0))&amp;&quot;:&quot;&amp;CELL(&quot;address&quot;; [$Parameters.$L$70])))" office:value-type="float" office:value="0.27381" calcext:value-type="float">
            <text:p>0.27381</text:p>
          </table:table-cell>
          <table:table-cell table:formula="of:=[.$I163]/INDEX([$Parameters.$M$22:$Parameters.$M$120];  FLOOR([.$A163]/12; 1) + 1;0)" office:value-type="float" office:value="330.497192085707" calcext:value-type="float">
            <text:p>330.497192085707</text:p>
          </table:table-cell>
          <table:table-cell table:formula="of:=[.$J163]/ INDEX([$Parameters.$M$22:$Parameters.$M$120];  FLOOR([.$A163]/12; 1) + 1;0)" office:value-type="float" office:value="1903.71449720813" calcext:value-type="float">
            <text:p>1903.71449720813</text:p>
          </table:table-cell>
          <table:table-cell table:formula="of:=([.$Q163]-[.$P163])*[$Parameters.$M$70]" office:value-type="float" office:value="25580.5133812905" calcext:value-type="float">
            <text:p>25580.5133812905</text:p>
          </table:table-cell>
          <table:table-cell table:number-columns-repeated="2"/>
        </table:table-row>
        <table:table-row table:style-name="ro1">
          <table:table-cell office:value-type="float" office:value="160" calcext:value-type="float">
            <text:p>160</text:p>
          </table:table-cell>
          <table:table-cell table:formula="of:=([.$B163]-[.$C163])*POWER(1+[$Parameters.$H$4];1/12)+[$Parameters.$C$4]" office:value-type="float" office:value="15403.1314620856" calcext:value-type="float">
            <text:p>15403.1314620856</text:p>
          </table:table-cell>
          <table:table-cell table:formula="of:=IF(MOD([.$A164];12)=1; ([.$B152]+[.$B155]+[.$B158]+[.$B161])/4*(1+[$Parameters.$E$4])*[$Parameters.$F$4]; 0)" office:value-type="float" office:value="0" calcext:value-type="float">
            <text:p>0</text:p>
          </table:table-cell>
          <table:table-cell table:formula="of:=([.$D163]-[.$E163])*POWER(1+[$Parameters.$I$4];1/12)+[$Parameters.$D$4]" office:value-type="float" office:value="118898.10966601" calcext:value-type="float">
            <text:p>118898.10966601</text:p>
          </table:table-cell>
          <table:table-cell office:value-type="float" office:value="0" calcext:value-type="float">
            <text:p>0</text:p>
          </table:table-cell>
          <table:table-cell table:formula="of:=[.$D164]-[.$B164]" office:value-type="float" office:value="103494.978203925" calcext:value-type="float">
            <text:p>103494.978203925</text:p>
          </table:table-cell>
          <table:table-cell table:formula="of:=[.$F164]/[.$B164]" office:value-type="float" office:value="6.7190868596217" calcext:value-type="float">
            <text:p>6.7190868596217</text:p>
          </table:table-cell>
          <table:table-cell table:formula="of:=[.$F164]/[.$A164]" office:value-type="float" office:value="646.843613774529" calcext:value-type="float">
            <text:p>646.843613774529</text:p>
          </table:table-cell>
          <table:table-cell table:formula="of:=[.$B164]" office:value-type="float" office:value="15403.1314620856" calcext:value-type="float">
            <text:p>15403.1314620856</text:p>
          </table:table-cell>
          <table:table-cell table:formula="of:=[.$D164]*(1-[.$O164])" office:value-type="float" office:value="86342.6182583599" calcext:value-type="float">
            <text:p>86342.6182583599</text:p>
          </table:table-cell>
          <table:table-cell table:formula="of:=[.$B164]" office:value-type="float" office:value="15403.1314620856" calcext:value-type="float">
            <text:p>15403.1314620856</text:p>
          </table:table-cell>
          <table:table-cell table:formula="of:=IF(FLOOR([.$A164]/12; 1) + 1 &gt;= [$Parameters.$K$70] - [$Parameters.$K$22]; [.$D164] ; 0)" office:value-type="float" office:value="0" calcext:value-type="float">
            <text:p>0</text:p>
          </table:table-cell>
          <table:table-cell table:formula="of:=([$Parameters.$D$4]-[$Parameters.$C$4])*[.$A164]" office:value-type="float" office:value="24160" calcext:value-type="float">
            <text:p>24160</text:p>
          </table:table-cell>
          <table:table-cell table:formula="of:=[.$M164]/([$Parameters.A$4]*[.$A164])" office:value-type="float" office:value="0.00290384615384615" calcext:value-type="float">
            <text:p>0.002903846153846</text:p>
          </table:table-cell>
          <table:table-cell table:formula="of:=SUM(INDIRECT( CELL(&quot;address&quot;;  INDEX([$Parameters.$L$22:$Parameters.$L$74];  FLOOR([.$A164]/12; 1) + 1;0))&amp;&quot;:&quot;&amp;CELL(&quot;address&quot;; [$Parameters.$L$70])))" office:value-type="float" office:value="0.27381" calcext:value-type="float">
            <text:p>0.27381</text:p>
          </table:table-cell>
          <table:table-cell table:formula="of:=[.$I164]/INDEX([$Parameters.$M$22:$Parameters.$M$120];  FLOOR([.$A164]/12; 1) + 1;0)" office:value-type="float" office:value="342.520157039928" calcext:value-type="float">
            <text:p>342.520157039928</text:p>
          </table:table-cell>
          <table:table-cell table:formula="of:=[.$J164]/ INDEX([$Parameters.$M$22:$Parameters.$M$120];  FLOOR([.$A164]/12; 1) + 1;0)" office:value-type="float" office:value="1920.00485342139" calcext:value-type="float">
            <text:p>1920.00485342139</text:p>
          </table:table-cell>
          <table:table-cell table:formula="of:=([.$Q164]-[.$P164])*[$Parameters.$M$70]" office:value-type="float" office:value="25649.9011631626" calcext:value-type="float">
            <text:p>25649.9011631626</text:p>
          </table:table-cell>
          <table:table-cell table:number-columns-repeated="2"/>
        </table:table-row>
        <table:table-row table:style-name="ro1">
          <table:table-cell office:value-type="float" office:value="161" calcext:value-type="float">
            <text:p>161</text:p>
          </table:table-cell>
          <table:table-cell table:formula="of:=([.$B164]-[.$C164])*POWER(1+[$Parameters.$H$4];1/12)+[$Parameters.$C$4]" office:value-type="float" office:value="15949.7401619768" calcext:value-type="float">
            <text:p>15949.7401619768</text:p>
          </table:table-cell>
          <table:table-cell table:formula="of:=IF(MOD([.$A165];12)=1; ([.$B153]+[.$B156]+[.$B159]+[.$B162])/4*(1+[$Parameters.$E$4])*[$Parameters.$F$4]; 0)" office:value-type="float" office:value="0" calcext:value-type="float">
            <text:p>0</text:p>
          </table:table-cell>
          <table:table-cell table:formula="of:=([.$D164]-[.$E164])*POWER(1+[$Parameters.$I$4];1/12)+[$Parameters.$D$4]" office:value-type="float" office:value="119911.015282431" calcext:value-type="float">
            <text:p>119911.015282431</text:p>
          </table:table-cell>
          <table:table-cell office:value-type="float" office:value="0" calcext:value-type="float">
            <text:p>0</text:p>
          </table:table-cell>
          <table:table-cell table:formula="of:=[.$D165]-[.$B165]" office:value-type="float" office:value="103961.275120454" calcext:value-type="float">
            <text:p>103961.275120454</text:p>
          </table:table-cell>
          <table:table-cell table:formula="of:=[.$F165]/[.$B165]" office:value-type="float" office:value="6.518054467639" calcext:value-type="float">
            <text:p>6.518054467639</text:p>
          </table:table-cell>
          <table:table-cell table:formula="of:=[.$F165]/[.$A165]" office:value-type="float" office:value="645.722205717108" calcext:value-type="float">
            <text:p>645.722205717108</text:p>
          </table:table-cell>
          <table:table-cell table:formula="of:=[.$B165]" office:value-type="float" office:value="15949.7401619768" calcext:value-type="float">
            <text:p>15949.7401619768</text:p>
          </table:table-cell>
          <table:table-cell table:formula="of:=[.$D165]*(1-[.$O165])" office:value-type="float" office:value="87078.1801879488" calcext:value-type="float">
            <text:p>87078.1801879488</text:p>
          </table:table-cell>
          <table:table-cell table:formula="of:=[.$B165]" office:value-type="float" office:value="15949.7401619768" calcext:value-type="float">
            <text:p>15949.7401619768</text:p>
          </table:table-cell>
          <table:table-cell table:formula="of:=IF(FLOOR([.$A165]/12; 1) + 1 &gt;= [$Parameters.$K$70] - [$Parameters.$K$22]; [.$D165] ; 0)" office:value-type="float" office:value="0" calcext:value-type="float">
            <text:p>0</text:p>
          </table:table-cell>
          <table:table-cell table:formula="of:=([$Parameters.$D$4]-[$Parameters.$C$4])*[.$A165]" office:value-type="float" office:value="24311" calcext:value-type="float">
            <text:p>24311</text:p>
          </table:table-cell>
          <table:table-cell table:formula="of:=[.$M165]/([$Parameters.A$4]*[.$A165])" office:value-type="float" office:value="0.00290384615384615" calcext:value-type="float">
            <text:p>0.002903846153846</text:p>
          </table:table-cell>
          <table:table-cell table:formula="of:=SUM(INDIRECT( CELL(&quot;address&quot;;  INDEX([$Parameters.$L$22:$Parameters.$L$74];  FLOOR([.$A165]/12; 1) + 1;0))&amp;&quot;:&quot;&amp;CELL(&quot;address&quot;; [$Parameters.$L$70])))" office:value-type="float" office:value="0.27381" calcext:value-type="float">
            <text:p>0.27381</text:p>
          </table:table-cell>
          <table:table-cell table:formula="of:=[.$I165]/INDEX([$Parameters.$M$22:$Parameters.$M$120];  FLOOR([.$A165]/12; 1) + 1;0)" office:value-type="float" office:value="354.675120346383" calcext:value-type="float">
            <text:p>354.675120346383</text:p>
          </table:table-cell>
          <table:table-cell table:formula="of:=[.$J165]/ INDEX([$Parameters.$M$22:$Parameters.$M$120];  FLOOR([.$A165]/12; 1) + 1;0)" office:value-type="float" office:value="1936.36157856235" calcext:value-type="float">
            <text:p>1936.36157856235</text:p>
          </table:table-cell>
          <table:table-cell table:formula="of:=([.$Q165]-[.$P165])*[$Parameters.$M$70]" office:value-type="float" office:value="25718.2218105916" calcext:value-type="float">
            <text:p>25718.2218105916</text:p>
          </table:table-cell>
          <table:table-cell table:number-columns-repeated="2"/>
        </table:table-row>
        <table:table-row table:style-name="ro1">
          <table:table-cell office:value-type="float" office:value="162" calcext:value-type="float">
            <text:p>162</text:p>
          </table:table-cell>
          <table:table-cell table:formula="of:=([.$B165]-[.$C165])*POWER(1+[$Parameters.$H$4];1/12)+[$Parameters.$C$4]" office:value-type="float" office:value="16502.3499978589" calcext:value-type="float">
            <text:p>16502.3499978589</text:p>
          </table:table-cell>
          <table:table-cell table:formula="of:=IF(MOD([.$A166];12)=1; ([.$B154]+[.$B157]+[.$B160]+[.$B163])/4*(1+[$Parameters.$E$4])*[$Parameters.$F$4]; 0)" office:value-type="float" office:value="0" calcext:value-type="float">
            <text:p>0</text:p>
          </table:table-cell>
          <table:table-cell table:formula="of:=([.$D165]-[.$E165])*POWER(1+[$Parameters.$I$4];1/12)+[$Parameters.$D$4]" office:value-type="float" office:value="120928.047601715" calcext:value-type="float">
            <text:p>120928.047601715</text:p>
          </table:table-cell>
          <table:table-cell office:value-type="float" office:value="0" calcext:value-type="float">
            <text:p>0</text:p>
          </table:table-cell>
          <table:table-cell table:formula="of:=[.$D166]-[.$B166]" office:value-type="float" office:value="104425.697603856" calcext:value-type="float">
            <text:p>104425.697603856</text:p>
          </table:table-cell>
          <table:table-cell table:formula="of:=[.$F166]/[.$B166]" office:value-type="float" office:value="6.32792890814972" calcext:value-type="float">
            <text:p>6.32792890814972</text:p>
          </table:table-cell>
          <table:table-cell table:formula="of:=[.$F166]/[.$A166]" office:value-type="float" office:value="644.60307162874" calcext:value-type="float">
            <text:p>644.60307162874</text:p>
          </table:table-cell>
          <table:table-cell table:formula="of:=[.$B166]" office:value-type="float" office:value="16502.3499978589" calcext:value-type="float">
            <text:p>16502.3499978589</text:p>
          </table:table-cell>
          <table:table-cell table:formula="of:=[.$D166]*(1-[.$O166])" office:value-type="float" office:value="87816.7388878893" calcext:value-type="float">
            <text:p>87816.7388878893</text:p>
          </table:table-cell>
          <table:table-cell table:formula="of:=[.$B166]" office:value-type="float" office:value="16502.3499978589" calcext:value-type="float">
            <text:p>16502.3499978589</text:p>
          </table:table-cell>
          <table:table-cell table:formula="of:=IF(FLOOR([.$A166]/12; 1) + 1 &gt;= [$Parameters.$K$70] - [$Parameters.$K$22]; [.$D166] ; 0)" office:value-type="float" office:value="0" calcext:value-type="float">
            <text:p>0</text:p>
          </table:table-cell>
          <table:table-cell table:formula="of:=([$Parameters.$D$4]-[$Parameters.$C$4])*[.$A166]" office:value-type="float" office:value="24462" calcext:value-type="float">
            <text:p>24462</text:p>
          </table:table-cell>
          <table:table-cell table:formula="of:=[.$M166]/([$Parameters.A$4]*[.$A166])" office:value-type="float" office:value="0.00290384615384615" calcext:value-type="float">
            <text:p>0.002903846153846</text:p>
          </table:table-cell>
          <table:table-cell table:formula="of:=SUM(INDIRECT( CELL(&quot;address&quot;;  INDEX([$Parameters.$L$22:$Parameters.$L$74];  FLOOR([.$A166]/12; 1) + 1;0))&amp;&quot;:&quot;&amp;CELL(&quot;address&quot;; [$Parameters.$L$70])))" office:value-type="float" office:value="0.27381" calcext:value-type="float">
            <text:p>0.27381</text:p>
          </table:table-cell>
          <table:table-cell table:formula="of:=[.$I166]/INDEX([$Parameters.$M$22:$Parameters.$M$120];  FLOOR([.$A166]/12; 1) + 1;0)" office:value-type="float" office:value="366.96353119544" calcext:value-type="float">
            <text:p>366.96353119544</text:p>
          </table:table-cell>
          <table:table-cell table:formula="of:=[.$J166]/ INDEX([$Parameters.$M$22:$Parameters.$M$120];  FLOOR([.$A166]/12; 1) + 1;0)" office:value-type="float" office:value="1952.78494302622" calcext:value-type="float">
            <text:p>1952.78494302622</text:p>
          </table:table-cell>
          <table:table-cell table:formula="of:=([.$Q166]-[.$P166])*[$Parameters.$M$70]" office:value-type="float" office:value="25785.4561563686" calcext:value-type="float">
            <text:p>25785.4561563686</text:p>
          </table:table-cell>
          <table:table-cell table:number-columns-repeated="2"/>
        </table:table-row>
        <table:table-row table:style-name="ro1">
          <table:table-cell office:value-type="float" office:value="163" calcext:value-type="float">
            <text:p>163</text:p>
          </table:table-cell>
          <table:table-cell table:formula="of:=([.$B166]-[.$C166])*POWER(1+[$Parameters.$H$4];1/12)+[$Parameters.$C$4]" office:value-type="float" office:value="17061.0268553154" calcext:value-type="float">
            <text:p>17061.0268553154</text:p>
          </table:table-cell>
          <table:table-cell table:formula="of:=IF(MOD([.$A167];12)=1; ([.$B155]+[.$B158]+[.$B161]+[.$B164])/4*(1+[$Parameters.$E$4])*[$Parameters.$F$4]; 0)" office:value-type="float" office:value="0" calcext:value-type="float">
            <text:p>0</text:p>
          </table:table-cell>
          <table:table-cell table:formula="of:=([.$D166]-[.$E166])*POWER(1+[$Parameters.$I$4];1/12)+[$Parameters.$D$4]" office:value-type="float" office:value="121949.223436559" calcext:value-type="float">
            <text:p>121949.223436559</text:p>
          </table:table-cell>
          <table:table-cell office:value-type="float" office:value="0" calcext:value-type="float">
            <text:p>0</text:p>
          </table:table-cell>
          <table:table-cell table:formula="of:=[.$D167]-[.$B167]" office:value-type="float" office:value="104888.196581244" calcext:value-type="float">
            <text:p>104888.196581244</text:p>
          </table:table-cell>
          <table:table-cell table:formula="of:=[.$F167]/[.$B167]" office:value-type="float" office:value="6.14782436430934" calcext:value-type="float">
            <text:p>6.14782436430934</text:p>
          </table:table-cell>
          <table:table-cell table:formula="of:=[.$F167]/[.$A167]" office:value-type="float" office:value="643.485868596588" calcext:value-type="float">
            <text:p>643.485868596588</text:p>
          </table:table-cell>
          <table:table-cell table:formula="of:=[.$B167]" office:value-type="float" office:value="17061.0268553154" calcext:value-type="float">
            <text:p>17061.0268553154</text:p>
          </table:table-cell>
          <table:table-cell table:formula="of:=[.$D167]*(1-[.$O167])" office:value-type="float" office:value="88558.3065673949" calcext:value-type="float">
            <text:p>88558.3065673949</text:p>
          </table:table-cell>
          <table:table-cell table:formula="of:=[.$B167]" office:value-type="float" office:value="17061.0268553154" calcext:value-type="float">
            <text:p>17061.0268553154</text:p>
          </table:table-cell>
          <table:table-cell table:formula="of:=IF(FLOOR([.$A167]/12; 1) + 1 &gt;= [$Parameters.$K$70] - [$Parameters.$K$22]; [.$D167] ; 0)" office:value-type="float" office:value="0" calcext:value-type="float">
            <text:p>0</text:p>
          </table:table-cell>
          <table:table-cell table:formula="of:=([$Parameters.$D$4]-[$Parameters.$C$4])*[.$A167]" office:value-type="float" office:value="24613" calcext:value-type="float">
            <text:p>24613</text:p>
          </table:table-cell>
          <table:table-cell table:formula="of:=[.$M167]/([$Parameters.A$4]*[.$A167])" office:value-type="float" office:value="0.00290384615384615" calcext:value-type="float">
            <text:p>0.002903846153846</text:p>
          </table:table-cell>
          <table:table-cell table:formula="of:=SUM(INDIRECT( CELL(&quot;address&quot;;  INDEX([$Parameters.$L$22:$Parameters.$L$74];  FLOOR([.$A167]/12; 1) + 1;0))&amp;&quot;:&quot;&amp;CELL(&quot;address&quot;; [$Parameters.$L$70])))" office:value-type="float" office:value="0.27381" calcext:value-type="float">
            <text:p>0.27381</text:p>
          </table:table-cell>
          <table:table-cell table:formula="of:=[.$I167]/INDEX([$Parameters.$M$22:$Parameters.$M$120];  FLOOR([.$A167]/12; 1) + 1;0)" office:value-type="float" office:value="379.386854687911" calcext:value-type="float">
            <text:p>379.386854687911</text:p>
          </table:table-cell>
          <table:table-cell table:formula="of:=[.$J167]/ INDEX([$Parameters.$M$22:$Parameters.$M$120];  FLOOR([.$A167]/12; 1) + 1;0)" office:value-type="float" office:value="1969.27521830987" calcext:value-type="float">
            <text:p>1969.27521830987</text:p>
          </table:table-cell>
          <table:table-cell table:formula="of:=([.$Q167]-[.$P167])*[$Parameters.$M$70]" office:value-type="float" office:value="25851.5847924931" calcext:value-type="float">
            <text:p>25851.5847924931</text:p>
          </table:table-cell>
          <table:table-cell table:number-columns-repeated="2"/>
        </table:table-row>
        <table:table-row table:style-name="ro1">
          <table:table-cell office:value-type="float" office:value="164" calcext:value-type="float">
            <text:p>164</text:p>
          </table:table-cell>
          <table:table-cell table:formula="of:=([.$B167]-[.$C167])*POWER(1+[$Parameters.$H$4];1/12)+[$Parameters.$C$4]" office:value-type="float" office:value="17625.8373432778" calcext:value-type="float">
            <text:p>17625.8373432778</text:p>
          </table:table-cell>
          <table:table-cell table:formula="of:=IF(MOD([.$A168];12)=1; ([.$B156]+[.$B159]+[.$B162]+[.$B165])/4*(1+[$Parameters.$E$4])*[$Parameters.$F$4]; 0)" office:value-type="float" office:value="0" calcext:value-type="float">
            <text:p>0</text:p>
          </table:table-cell>
          <table:table-cell table:formula="of:=([.$D167]-[.$E167])*POWER(1+[$Parameters.$I$4];1/12)+[$Parameters.$D$4]" office:value-type="float" office:value="122974.55966816" calcext:value-type="float">
            <text:p>122974.55966816</text:p>
          </table:table-cell>
          <table:table-cell office:value-type="float" office:value="0" calcext:value-type="float">
            <text:p>0</text:p>
          </table:table-cell>
          <table:table-cell table:formula="of:=[.$D168]-[.$B168]" office:value-type="float" office:value="105348.722324882" calcext:value-type="float">
            <text:p>105348.722324882</text:p>
          </table:table-cell>
          <table:table-cell table:formula="of:=[.$F168]/[.$B168]" office:value-type="float" office:value="5.97694851445227" calcext:value-type="float">
            <text:p>5.97694851445227</text:p>
          </table:table-cell>
          <table:table-cell table:formula="of:=[.$F168]/[.$A168]" office:value-type="float" office:value="642.370258078547" calcext:value-type="float">
            <text:p>642.370258078547</text:p>
          </table:table-cell>
          <table:table-cell table:formula="of:=[.$B168]" office:value-type="float" office:value="17625.8373432778" calcext:value-type="float">
            <text:p>17625.8373432778</text:p>
          </table:table-cell>
          <table:table-cell table:formula="of:=[.$D168]*(1-[.$O168])" office:value-type="float" office:value="89302.8954854208" calcext:value-type="float">
            <text:p>89302.8954854208</text:p>
          </table:table-cell>
          <table:table-cell table:formula="of:=[.$B168]" office:value-type="float" office:value="17625.8373432778" calcext:value-type="float">
            <text:p>17625.8373432778</text:p>
          </table:table-cell>
          <table:table-cell table:formula="of:=IF(FLOOR([.$A168]/12; 1) + 1 &gt;= [$Parameters.$K$70] - [$Parameters.$K$22]; [.$D168] ; 0)" office:value-type="float" office:value="0" calcext:value-type="float">
            <text:p>0</text:p>
          </table:table-cell>
          <table:table-cell table:formula="of:=([$Parameters.$D$4]-[$Parameters.$C$4])*[.$A168]" office:value-type="float" office:value="24764" calcext:value-type="float">
            <text:p>24764</text:p>
          </table:table-cell>
          <table:table-cell table:formula="of:=[.$M168]/([$Parameters.A$4]*[.$A168])" office:value-type="float" office:value="0.00290384615384615" calcext:value-type="float">
            <text:p>0.002903846153846</text:p>
          </table:table-cell>
          <table:table-cell table:formula="of:=SUM(INDIRECT( CELL(&quot;address&quot;;  INDEX([$Parameters.$L$22:$Parameters.$L$74];  FLOOR([.$A168]/12; 1) + 1;0))&amp;&quot;:&quot;&amp;CELL(&quot;address&quot;; [$Parameters.$L$70])))" office:value-type="float" office:value="0.27381" calcext:value-type="float">
            <text:p>0.27381</text:p>
          </table:table-cell>
          <table:table-cell table:formula="of:=[.$I168]/INDEX([$Parameters.$M$22:$Parameters.$M$120];  FLOOR([.$A168]/12; 1) + 1;0)" office:value-type="float" office:value="391.946572009736" calcext:value-type="float">
            <text:p>391.946572009736</text:p>
          </table:table-cell>
          <table:table-cell table:formula="of:=[.$J168]/ INDEX([$Parameters.$M$22:$Parameters.$M$120];  FLOOR([.$A168]/12; 1) + 1;0)" office:value-type="float" office:value="1985.83267701625" calcext:value-type="float">
            <text:p>1985.83267701625</text:p>
          </table:table-cell>
          <table:table-cell table:formula="of:=([.$Q168]-[.$P168])*[$Parameters.$M$70]" office:value-type="float" office:value="25916.5880674059" calcext:value-type="float">
            <text:p>25916.5880674059</text:p>
          </table:table-cell>
          <table:table-cell table:number-columns-repeated="2"/>
        </table:table-row>
        <table:table-row table:style-name="ro1">
          <table:table-cell office:value-type="float" office:value="165" calcext:value-type="float">
            <text:p>165</text:p>
          </table:table-cell>
          <table:table-cell table:formula="of:=([.$B168]-[.$C168])*POWER(1+[$Parameters.$H$4];1/12)+[$Parameters.$C$4]" office:value-type="float" office:value="18196.8488019675" calcext:value-type="float">
            <text:p>18196.8488019675</text:p>
          </table:table-cell>
          <table:table-cell table:formula="of:=IF(MOD([.$A169];12)=1; ([.$B157]+[.$B160]+[.$B163]+[.$B166])/4*(1+[$Parameters.$E$4])*[$Parameters.$F$4]; 0)" office:value-type="float" office:value="0" calcext:value-type="float">
            <text:p>0</text:p>
          </table:table-cell>
          <table:table-cell table:formula="of:=([.$D168]-[.$E168])*POWER(1+[$Parameters.$I$4];1/12)+[$Parameters.$D$4]" office:value-type="float" office:value="124004.073246487" calcext:value-type="float">
            <text:p>124004.073246487</text:p>
          </table:table-cell>
          <table:table-cell office:value-type="float" office:value="0" calcext:value-type="float">
            <text:p>0</text:p>
          </table:table-cell>
          <table:table-cell table:formula="of:=[.$D169]-[.$B169]" office:value-type="float" office:value="105807.22444452" calcext:value-type="float">
            <text:p>105807.22444452</text:p>
          </table:table-cell>
          <table:table-cell table:formula="of:=[.$F169]/[.$B169]" office:value-type="float" office:value="5.81459051487418" calcext:value-type="float">
            <text:p>5.81459051487418</text:p>
          </table:table-cell>
          <table:table-cell table:formula="of:=[.$F169]/[.$A169]" office:value-type="float" office:value="641.255905724362" calcext:value-type="float">
            <text:p>641.255905724362</text:p>
          </table:table-cell>
          <table:table-cell table:formula="of:=[.$B169]" office:value-type="float" office:value="18196.8488019675" calcext:value-type="float">
            <text:p>18196.8488019675</text:p>
          </table:table-cell>
          <table:table-cell table:formula="of:=[.$D169]*(1-[.$O169])" office:value-type="float" office:value="90050.5179508666" calcext:value-type="float">
            <text:p>90050.5179508666</text:p>
          </table:table-cell>
          <table:table-cell table:formula="of:=[.$B169]" office:value-type="float" office:value="18196.8488019675" calcext:value-type="float">
            <text:p>18196.8488019675</text:p>
          </table:table-cell>
          <table:table-cell table:formula="of:=IF(FLOOR([.$A169]/12; 1) + 1 &gt;= [$Parameters.$K$70] - [$Parameters.$K$22]; [.$D169] ; 0)" office:value-type="float" office:value="0" calcext:value-type="float">
            <text:p>0</text:p>
          </table:table-cell>
          <table:table-cell table:formula="of:=([$Parameters.$D$4]-[$Parameters.$C$4])*[.$A169]" office:value-type="float" office:value="24915" calcext:value-type="float">
            <text:p>24915</text:p>
          </table:table-cell>
          <table:table-cell table:formula="of:=[.$M169]/([$Parameters.A$4]*[.$A169])" office:value-type="float" office:value="0.00290384615384615" calcext:value-type="float">
            <text:p>0.002903846153846</text:p>
          </table:table-cell>
          <table:table-cell table:formula="of:=SUM(INDIRECT( CELL(&quot;address&quot;;  INDEX([$Parameters.$L$22:$Parameters.$L$74];  FLOOR([.$A169]/12; 1) + 1;0))&amp;&quot;:&quot;&amp;CELL(&quot;address&quot;; [$Parameters.$L$70])))" office:value-type="float" office:value="0.27381" calcext:value-type="float">
            <text:p>0.27381</text:p>
          </table:table-cell>
          <table:table-cell table:formula="of:=[.$I169]/INDEX([$Parameters.$M$22:$Parameters.$M$120];  FLOOR([.$A169]/12; 1) + 1;0)" office:value-type="float" office:value="404.644180608572" calcext:value-type="float">
            <text:p>404.644180608572</text:p>
          </table:table-cell>
          <table:table-cell table:formula="of:=[.$J169]/ INDEX([$Parameters.$M$22:$Parameters.$M$120];  FLOOR([.$A169]/12; 1) + 1;0)" office:value-type="float" office:value="2002.45759285894" calcext:value-type="float">
            <text:p>2002.45759285894</text:p>
          </table:table-cell>
          <table:table-cell table:formula="of:=([.$Q169]-[.$P169])*[$Parameters.$M$70]" office:value-type="float" office:value="25980.446083191" calcext:value-type="float">
            <text:p>25980.446083191</text:p>
          </table:table-cell>
          <table:table-cell table:number-columns-repeated="2"/>
        </table:table-row>
        <table:table-row table:style-name="ro1">
          <table:table-cell office:value-type="float" office:value="166" calcext:value-type="float">
            <text:p>166</text:p>
          </table:table-cell>
          <table:table-cell table:formula="of:=([.$B169]-[.$C169])*POWER(1+[$Parameters.$H$4];1/12)+[$Parameters.$C$4]" office:value-type="float" office:value="18774.129310924" calcext:value-type="float">
            <text:p>18774.129310924</text:p>
          </table:table-cell>
          <table:table-cell table:formula="of:=IF(MOD([.$A170];12)=1; ([.$B158]+[.$B161]+[.$B164]+[.$B167])/4*(1+[$Parameters.$E$4])*[$Parameters.$F$4]; 0)" office:value-type="float" office:value="0" calcext:value-type="float">
            <text:p>0</text:p>
          </table:table-cell>
          <table:table-cell table:formula="of:=([.$D169]-[.$E169])*POWER(1+[$Parameters.$I$4];1/12)+[$Parameters.$D$4]" office:value-type="float" office:value="125037.78119057" calcext:value-type="float">
            <text:p>125037.78119057</text:p>
          </table:table-cell>
          <table:table-cell office:value-type="float" office:value="0" calcext:value-type="float">
            <text:p>0</text:p>
          </table:table-cell>
          <table:table-cell table:formula="of:=[.$D170]-[.$B170]" office:value-type="float" office:value="106263.651879646" calcext:value-type="float">
            <text:p>106263.651879646</text:p>
          </table:table-cell>
          <table:table-cell table:formula="of:=[.$F170]/[.$B170]" office:value-type="float" office:value="5.660110789682" calcext:value-type="float">
            <text:p>5.660110789682</text:p>
          </table:table-cell>
          <table:table-cell table:formula="of:=[.$F170]/[.$A170]" office:value-type="float" office:value="640.142481202687" calcext:value-type="float">
            <text:p>640.142481202687</text:p>
          </table:table-cell>
          <table:table-cell table:formula="of:=[.$B170]" office:value-type="float" office:value="18774.129310924" calcext:value-type="float">
            <text:p>18774.129310924</text:p>
          </table:table-cell>
          <table:table-cell table:formula="of:=[.$D170]*(1-[.$O170])" office:value-type="float" office:value="90801.1863227801" calcext:value-type="float">
            <text:p>90801.1863227801</text:p>
          </table:table-cell>
          <table:table-cell table:formula="of:=[.$B170]" office:value-type="float" office:value="18774.129310924" calcext:value-type="float">
            <text:p>18774.129310924</text:p>
          </table:table-cell>
          <table:table-cell table:formula="of:=IF(FLOOR([.$A170]/12; 1) + 1 &gt;= [$Parameters.$K$70] - [$Parameters.$K$22]; [.$D170] ; 0)" office:value-type="float" office:value="0" calcext:value-type="float">
            <text:p>0</text:p>
          </table:table-cell>
          <table:table-cell table:formula="of:=([$Parameters.$D$4]-[$Parameters.$C$4])*[.$A170]" office:value-type="float" office:value="25066" calcext:value-type="float">
            <text:p>25066</text:p>
          </table:table-cell>
          <table:table-cell table:formula="of:=[.$M170]/([$Parameters.A$4]*[.$A170])" office:value-type="float" office:value="0.00290384615384615" calcext:value-type="float">
            <text:p>0.002903846153846</text:p>
          </table:table-cell>
          <table:table-cell table:formula="of:=SUM(INDIRECT( CELL(&quot;address&quot;;  INDEX([$Parameters.$L$22:$Parameters.$L$74];  FLOOR([.$A170]/12; 1) + 1;0))&amp;&quot;:&quot;&amp;CELL(&quot;address&quot;; [$Parameters.$L$70])))" office:value-type="float" office:value="0.27381" calcext:value-type="float">
            <text:p>0.27381</text:p>
          </table:table-cell>
          <table:table-cell table:formula="of:=[.$I170]/INDEX([$Parameters.$M$22:$Parameters.$M$120];  FLOOR([.$A170]/12; 1) + 1;0)" office:value-type="float" office:value="417.481194372337" calcext:value-type="float">
            <text:p>417.481194372337</text:p>
          </table:table-cell>
          <table:table-cell table:formula="of:=[.$J170]/ INDEX([$Parameters.$M$22:$Parameters.$M$120];  FLOOR([.$A170]/12; 1) + 1;0)" office:value-type="float" office:value="2019.15024066667" calcext:value-type="float">
            <text:p>2019.15024066667</text:p>
          </table:table-cell>
          <table:table-cell table:formula="of:=([.$Q170]-[.$P170])*[$Parameters.$M$70]" office:value-type="float" office:value="26043.1386927458" calcext:value-type="float">
            <text:p>26043.1386927458</text:p>
          </table:table-cell>
          <table:table-cell table:number-columns-repeated="2"/>
        </table:table-row>
        <table:table-row table:style-name="ro1">
          <table:table-cell office:value-type="float" office:value="167" calcext:value-type="float">
            <text:p>167</text:p>
          </table:table-cell>
          <table:table-cell table:formula="of:=([.$B170]-[.$C170])*POWER(1+[$Parameters.$H$4];1/12)+[$Parameters.$C$4]" office:value-type="float" office:value="19357.747697122" calcext:value-type="float">
            <text:p>19357.747697122</text:p>
          </table:table-cell>
          <table:table-cell table:formula="of:=IF(MOD([.$A171];12)=1; ([.$B159]+[.$B162]+[.$B165]+[.$B168])/4*(1+[$Parameters.$E$4])*[$Parameters.$F$4]; 0)" office:value-type="float" office:value="0" calcext:value-type="float">
            <text:p>0</text:p>
          </table:table-cell>
          <table:table-cell table:formula="of:=([.$D170]-[.$E170])*POWER(1+[$Parameters.$I$4];1/12)+[$Parameters.$D$4]" office:value-type="float" office:value="126075.700588773" calcext:value-type="float">
            <text:p>126075.700588773</text:p>
          </table:table-cell>
          <table:table-cell office:value-type="float" office:value="0" calcext:value-type="float">
            <text:p>0</text:p>
          </table:table-cell>
          <table:table-cell table:formula="of:=[.$D171]-[.$B171]" office:value-type="float" office:value="106717.952891651" calcext:value-type="float">
            <text:p>106717.952891651</text:p>
          </table:table-cell>
          <table:table-cell table:formula="of:=[.$F171]/[.$B171]" office:value-type="float" office:value="5.51293231843895" calcext:value-type="float">
            <text:p>5.51293231843895</text:p>
          </table:table-cell>
          <table:table-cell table:formula="of:=[.$F171]/[.$A171]" office:value-type="float" office:value="639.029658033839" calcext:value-type="float">
            <text:p>639.029658033839</text:p>
          </table:table-cell>
          <table:table-cell table:formula="of:=[.$B171]" office:value-type="float" office:value="19357.747697122" calcext:value-type="float">
            <text:p>19357.747697122</text:p>
          </table:table-cell>
          <table:table-cell table:formula="of:=[.$D171]*(1-[.$O171])" office:value-type="float" office:value="91554.9130105612" calcext:value-type="float">
            <text:p>91554.9130105612</text:p>
          </table:table-cell>
          <table:table-cell table:formula="of:=[.$B171]" office:value-type="float" office:value="19357.747697122" calcext:value-type="float">
            <text:p>19357.747697122</text:p>
          </table:table-cell>
          <table:table-cell table:formula="of:=IF(FLOOR([.$A171]/12; 1) + 1 &gt;= [$Parameters.$K$70] - [$Parameters.$K$22]; [.$D171] ; 0)" office:value-type="float" office:value="0" calcext:value-type="float">
            <text:p>0</text:p>
          </table:table-cell>
          <table:table-cell table:formula="of:=([$Parameters.$D$4]-[$Parameters.$C$4])*[.$A171]" office:value-type="float" office:value="25217" calcext:value-type="float">
            <text:p>25217</text:p>
          </table:table-cell>
          <table:table-cell table:formula="of:=[.$M171]/([$Parameters.A$4]*[.$A171])" office:value-type="float" office:value="0.00290384615384615" calcext:value-type="float">
            <text:p>0.002903846153846</text:p>
          </table:table-cell>
          <table:table-cell table:formula="of:=SUM(INDIRECT( CELL(&quot;address&quot;;  INDEX([$Parameters.$L$22:$Parameters.$L$74];  FLOOR([.$A171]/12; 1) + 1;0))&amp;&quot;:&quot;&amp;CELL(&quot;address&quot;; [$Parameters.$L$70])))" office:value-type="float" office:value="0.27381" calcext:value-type="float">
            <text:p>0.27381</text:p>
          </table:table-cell>
          <table:table-cell table:formula="of:=[.$I171]/INDEX([$Parameters.$M$22:$Parameters.$M$120];  FLOOR([.$A171]/12; 1) + 1;0)" office:value-type="float" office:value="430.459143809696" calcext:value-type="float">
            <text:p>430.459143809696</text:p>
          </table:table-cell>
          <table:table-cell table:formula="of:=[.$J171]/ INDEX([$Parameters.$M$22:$Parameters.$M$120];  FLOOR([.$A171]/12; 1) + 1;0)" office:value-type="float" office:value="2035.91089638784" calcext:value-type="float">
            <text:p>2035.91089638784</text:p>
          </table:table-cell>
          <table:table-cell table:formula="of:=([.$Q171]-[.$P171])*[$Parameters.$M$70]" office:value-type="float" office:value="26104.6454969206" calcext:value-type="float">
            <text:p>26104.6454969206</text:p>
          </table:table-cell>
          <table:table-cell table:number-columns-repeated="2"/>
        </table:table-row>
        <table:table-row table:style-name="ro1">
          <table:table-cell office:value-type="float" office:value="168" calcext:value-type="float">
            <text:p>168</text:p>
          </table:table-cell>
          <table:table-cell table:formula="of:=([.$B171]-[.$C171])*POWER(1+[$Parameters.$H$4];1/12)+[$Parameters.$C$4]" office:value-type="float" office:value="19947.7735431775" calcext:value-type="float">
            <text:p>19947.7735431775</text:p>
          </table:table-cell>
          <table:table-cell table:formula="of:=IF(MOD([.$A172];12)=1; ([.$B160]+[.$B163]+[.$B166]+[.$B169])/4*(1+[$Parameters.$E$4])*[$Parameters.$F$4]; 0)" office:value-type="float" office:value="0" calcext:value-type="float">
            <text:p>0</text:p>
          </table:table-cell>
          <table:table-cell table:formula="of:=([.$D171]-[.$E171])*POWER(1+[$Parameters.$I$4];1/12)+[$Parameters.$D$4]" office:value-type="float" office:value="127117.848599082" calcext:value-type="float">
            <text:p>127117.848599082</text:p>
          </table:table-cell>
          <table:table-cell office:value-type="float" office:value="0" calcext:value-type="float">
            <text:p>0</text:p>
          </table:table-cell>
          <table:table-cell table:formula="of:=[.$D172]-[.$B172]" office:value-type="float" office:value="107170.075055904" calcext:value-type="float">
            <text:p>107170.075055904</text:p>
          </table:table-cell>
          <table:table-cell table:formula="of:=[.$F172]/[.$B172]" office:value-type="float" office:value="5.37253317138034" calcext:value-type="float">
            <text:p>5.37253317138034</text:p>
          </table:table-cell>
          <table:table-cell table:formula="of:=[.$F172]/[.$A172]" office:value-type="float" office:value="637.917113428003" calcext:value-type="float">
            <text:p>637.917113428003</text:p>
          </table:table-cell>
          <table:table-cell table:formula="of:=[.$B172]" office:value-type="float" office:value="19947.7735431775" calcext:value-type="float">
            <text:p>19947.7735431775</text:p>
          </table:table-cell>
          <table:table-cell table:formula="of:=[.$D172]*(1-[.$O172])" office:value-type="float" office:value="92612.72553965" calcext:value-type="float">
            <text:p>92612.72553965</text:p>
          </table:table-cell>
          <table:table-cell table:formula="of:=[.$B172]" office:value-type="float" office:value="19947.7735431775" calcext:value-type="float">
            <text:p>19947.7735431775</text:p>
          </table:table-cell>
          <table:table-cell table:formula="of:=IF(FLOOR([.$A172]/12; 1) + 1 &gt;= [$Parameters.$K$70] - [$Parameters.$K$22]; [.$D172] ; 0)" office:value-type="float" office:value="0" calcext:value-type="float">
            <text:p>0</text:p>
          </table:table-cell>
          <table:table-cell table:formula="of:=([$Parameters.$D$4]-[$Parameters.$C$4])*[.$A172]" office:value-type="float" office:value="25368" calcext:value-type="float">
            <text:p>25368</text:p>
          </table:table-cell>
          <table:table-cell table:formula="of:=[.$M172]/([$Parameters.A$4]*[.$A172])" office:value-type="float" office:value="0.00290384615384615" calcext:value-type="float">
            <text:p>0.002903846153846</text:p>
          </table:table-cell>
          <table:table-cell table:formula="of:=SUM(INDIRECT( CELL(&quot;address&quot;;  INDEX([$Parameters.$L$22:$Parameters.$L$74];  FLOOR([.$A172]/12; 1) + 1;0))&amp;&quot;:&quot;&amp;CELL(&quot;address&quot;; [$Parameters.$L$70])))" office:value-type="float" office:value="0.271442" calcext:value-type="float">
            <text:p>0.271442</text:p>
          </table:table-cell>
          <table:table-cell table:formula="of:=[.$I172]/INDEX([$Parameters.$M$22:$Parameters.$M$120];  FLOOR([.$A172]/12; 1) + 1;0)" office:value-type="float" office:value="452.638383099105" calcext:value-type="float">
            <text:p>452.638383099105</text:p>
          </table:table-cell>
          <table:table-cell table:formula="of:=[.$J172]/ INDEX([$Parameters.$M$22:$Parameters.$M$120];  FLOOR([.$A172]/12; 1) + 1;0)" office:value-type="float" office:value="2101.4913895995" calcext:value-type="float">
            <text:p>2101.4913895995</text:p>
          </table:table-cell>
          <table:table-cell table:formula="of:=([.$Q172]-[.$P172])*[$Parameters.$M$70]" office:value-type="float" office:value="26810.3498856964" calcext:value-type="float">
            <text:p>26810.3498856964</text:p>
          </table:table-cell>
          <table:table-cell table:number-columns-repeated="2"/>
        </table:table-row>
        <table:table-row table:style-name="ro1">
          <table:table-cell office:value-type="float" office:value="169" calcext:value-type="float">
            <text:p>169</text:p>
          </table:table-cell>
          <table:table-cell table:formula="of:=([.$B172]-[.$C172])*POWER(1+[$Parameters.$H$4];1/12)+[$Parameters.$C$4]" office:value-type="float" office:value="20544.2771956437" calcext:value-type="float">
            <text:p>20544.2771956437</text:p>
          </table:table-cell>
          <table:table-cell table:formula="of:=IF(MOD([.$A173];12)=1; ([.$B161]+[.$B164]+[.$B167]+[.$B170])/4*(1+[$Parameters.$E$4])*[$Parameters.$F$4]; 0)" office:value-type="float" office:value="6713.90185240963" calcext:value-type="float">
            <text:p>6713.90185240963</text:p>
          </table:table-cell>
          <table:table-cell table:formula="of:=([.$D172]-[.$E172])*POWER(1+[$Parameters.$I$4];1/12)+[$Parameters.$D$4]" office:value-type="float" office:value="128164.242449386" calcext:value-type="float">
            <text:p>128164.242449386</text:p>
          </table:table-cell>
          <table:table-cell office:value-type="float" office:value="0" calcext:value-type="float">
            <text:p>0</text:p>
          </table:table-cell>
          <table:table-cell table:formula="of:=[.$D173]-[.$B173]" office:value-type="float" office:value="107619.965253742" calcext:value-type="float">
            <text:p>107619.965253742</text:p>
          </table:table-cell>
          <table:table-cell table:formula="of:=[.$F173]/[.$B173]" office:value-type="float" office:value="5.23844008863755" calcext:value-type="float">
            <text:p>5.23844008863755</text:p>
          </table:table-cell>
          <table:table-cell table:formula="of:=[.$F173]/[.$A173]" office:value-type="float" office:value="636.804528128651" calcext:value-type="float">
            <text:p>636.804528128651</text:p>
          </table:table-cell>
          <table:table-cell table:formula="of:=[.$B173]" office:value-type="float" office:value="20544.2771956437" calcext:value-type="float">
            <text:p>20544.2771956437</text:p>
          </table:table-cell>
          <table:table-cell table:formula="of:=[.$D173]*(1-[.$O173])" office:value-type="float" office:value="93375.0841504396" calcext:value-type="float">
            <text:p>93375.0841504396</text:p>
          </table:table-cell>
          <table:table-cell table:formula="of:=[.$B173]" office:value-type="float" office:value="20544.2771956437" calcext:value-type="float">
            <text:p>20544.2771956437</text:p>
          </table:table-cell>
          <table:table-cell table:formula="of:=IF(FLOOR([.$A173]/12; 1) + 1 &gt;= [$Parameters.$K$70] - [$Parameters.$K$22]; [.$D173] ; 0)" office:value-type="float" office:value="0" calcext:value-type="float">
            <text:p>0</text:p>
          </table:table-cell>
          <table:table-cell table:formula="of:=([$Parameters.$D$4]-[$Parameters.$C$4])*[.$A173]" office:value-type="float" office:value="25519" calcext:value-type="float">
            <text:p>25519</text:p>
          </table:table-cell>
          <table:table-cell table:formula="of:=[.$M173]/([$Parameters.A$4]*[.$A173])" office:value-type="float" office:value="0.00290384615384615" calcext:value-type="float">
            <text:p>0.002903846153846</text:p>
          </table:table-cell>
          <table:table-cell table:formula="of:=SUM(INDIRECT( CELL(&quot;address&quot;;  INDEX([$Parameters.$L$22:$Parameters.$L$74];  FLOOR([.$A173]/12; 1) + 1;0))&amp;&quot;:&quot;&amp;CELL(&quot;address&quot;; [$Parameters.$L$70])))" office:value-type="float" office:value="0.271442" calcext:value-type="float">
            <text:p>0.271442</text:p>
          </table:table-cell>
          <table:table-cell table:formula="of:=[.$I173]/INDEX([$Parameters.$M$22:$Parameters.$M$120];  FLOOR([.$A173]/12; 1) + 1;0)" office:value-type="float" office:value="466.173750752069" calcext:value-type="float">
            <text:p>466.173750752069</text:p>
          </table:table-cell>
          <table:table-cell table:formula="of:=[.$J173]/ INDEX([$Parameters.$M$22:$Parameters.$M$120];  FLOOR([.$A173]/12; 1) + 1;0)" office:value-type="float" office:value="2118.79020082686" calcext:value-type="float">
            <text:p>2118.79020082686</text:p>
          </table:table-cell>
          <table:table-cell table:formula="of:=([.$Q173]-[.$P173])*[$Parameters.$M$70]" office:value-type="float" office:value="26871.5434782161" calcext:value-type="float">
            <text:p>26871.5434782161</text:p>
          </table:table-cell>
          <table:table-cell table:number-columns-repeated="2"/>
        </table:table-row>
        <table:table-row table:style-name="ro1">
          <table:table-cell office:value-type="float" office:value="170" calcext:value-type="float">
            <text:p>170</text:p>
          </table:table-cell>
          <table:table-cell table:formula="of:=([.$B173]-[.$C173])*POWER(1+[$Parameters.$H$4];1/12)+[$Parameters.$C$4]" office:value-type="float" office:value="14359.7169865427" calcext:value-type="float">
            <text:p>14359.7169865427</text:p>
          </table:table-cell>
          <table:table-cell table:formula="of:=IF(MOD([.$A174];12)=1; ([.$B162]+[.$B165]+[.$B168]+[.$B171])/4*(1+[$Parameters.$E$4])*[$Parameters.$F$4]; 0)" office:value-type="float" office:value="0" calcext:value-type="float">
            <text:p>0</text:p>
          </table:table-cell>
          <table:table-cell table:formula="of:=([.$D173]-[.$E173])*POWER(1+[$Parameters.$I$4];1/12)+[$Parameters.$D$4]" office:value-type="float" office:value="129214.899437762" calcext:value-type="float">
            <text:p>129214.899437762</text:p>
          </table:table-cell>
          <table:table-cell office:value-type="float" office:value="0" calcext:value-type="float">
            <text:p>0</text:p>
          </table:table-cell>
          <table:table-cell table:formula="of:=[.$D174]-[.$B174]" office:value-type="float" office:value="114855.182451219" calcext:value-type="float">
            <text:p>114855.182451219</text:p>
          </table:table-cell>
          <table:table-cell table:formula="of:=[.$F174]/[.$B174]" office:value-type="float" office:value="7.99842939515146" calcext:value-type="float">
            <text:p>7.99842939515146</text:p>
          </table:table-cell>
          <table:table-cell table:formula="of:=[.$F174]/[.$A174]" office:value-type="float" office:value="675.61872030129" calcext:value-type="float">
            <text:p>675.61872030129</text:p>
          </table:table-cell>
          <table:table-cell table:formula="of:=[.$B174]" office:value-type="float" office:value="14359.7169865427" calcext:value-type="float">
            <text:p>14359.7169865427</text:p>
          </table:table-cell>
          <table:table-cell table:formula="of:=[.$D174]*(1-[.$O174])" office:value-type="float" office:value="94140.548704577" calcext:value-type="float">
            <text:p>94140.548704577</text:p>
          </table:table-cell>
          <table:table-cell table:formula="of:=[.$B174]" office:value-type="float" office:value="14359.7169865427" calcext:value-type="float">
            <text:p>14359.7169865427</text:p>
          </table:table-cell>
          <table:table-cell table:formula="of:=IF(FLOOR([.$A174]/12; 1) + 1 &gt;= [$Parameters.$K$70] - [$Parameters.$K$22]; [.$D174] ; 0)" office:value-type="float" office:value="0" calcext:value-type="float">
            <text:p>0</text:p>
          </table:table-cell>
          <table:table-cell table:formula="of:=([$Parameters.$D$4]-[$Parameters.$C$4])*[.$A174]" office:value-type="float" office:value="25670" calcext:value-type="float">
            <text:p>25670</text:p>
          </table:table-cell>
          <table:table-cell table:formula="of:=[.$M174]/([$Parameters.A$4]*[.$A174])" office:value-type="float" office:value="0.00290384615384615" calcext:value-type="float">
            <text:p>0.002903846153846</text:p>
          </table:table-cell>
          <table:table-cell table:formula="of:=SUM(INDIRECT( CELL(&quot;address&quot;;  INDEX([$Parameters.$L$22:$Parameters.$L$74];  FLOOR([.$A174]/12; 1) + 1;0))&amp;&quot;:&quot;&amp;CELL(&quot;address&quot;; [$Parameters.$L$70])))" office:value-type="float" office:value="0.271442" calcext:value-type="float">
            <text:p>0.271442</text:p>
          </table:table-cell>
          <table:table-cell table:formula="of:=[.$I174]/INDEX([$Parameters.$M$22:$Parameters.$M$120];  FLOOR([.$A174]/12; 1) + 1;0)" office:value-type="float" office:value="325.838824291871" calcext:value-type="float">
            <text:p>325.838824291871</text:p>
          </table:table-cell>
          <table:table-cell table:formula="of:=[.$J174]/ INDEX([$Parameters.$M$22:$Parameters.$M$120];  FLOOR([.$A174]/12; 1) + 1;0)" office:value-type="float" office:value="2136.15948955246" calcext:value-type="float">
            <text:p>2136.15948955246</text:p>
          </table:table-cell>
          <table:table-cell table:formula="of:=([.$Q174]-[.$P174])*[$Parameters.$M$70]" office:value-type="float" office:value="29435.8140171372" calcext:value-type="float">
            <text:p>29435.8140171372</text:p>
          </table:table-cell>
          <table:table-cell table:number-columns-repeated="2"/>
        </table:table-row>
        <table:table-row table:style-name="ro1">
          <table:table-cell office:value-type="float" office:value="171" calcext:value-type="float">
            <text:p>171</text:p>
          </table:table-cell>
          <table:table-cell table:formula="of:=([.$B174]-[.$C174])*POWER(1+[$Parameters.$H$4];1/12)+[$Parameters.$C$4]" office:value-type="float" office:value="14894.8701933844" calcext:value-type="float">
            <text:p>14894.8701933844</text:p>
          </table:table-cell>
          <table:table-cell table:formula="of:=IF(MOD([.$A175];12)=1; ([.$B163]+[.$B166]+[.$B169]+[.$B172])/4*(1+[$Parameters.$E$4])*[$Parameters.$F$4]; 0)" office:value-type="float" office:value="0" calcext:value-type="float">
            <text:p>0</text:p>
          </table:table-cell>
          <table:table-cell table:formula="of:=([.$D174]-[.$E174])*POWER(1+[$Parameters.$I$4];1/12)+[$Parameters.$D$4]" office:value-type="float" office:value="130269.836932763" calcext:value-type="float">
            <text:p>130269.836932763</text:p>
          </table:table-cell>
          <table:table-cell office:value-type="float" office:value="0" calcext:value-type="float">
            <text:p>0</text:p>
          </table:table-cell>
          <table:table-cell table:formula="of:=[.$D175]-[.$B175]" office:value-type="float" office:value="115374.966739379" calcext:value-type="float">
            <text:p>115374.966739379</text:p>
          </table:table-cell>
          <table:table-cell table:formula="of:=[.$F175]/[.$B175]" office:value-type="float" office:value="7.74595315309448" calcext:value-type="float">
            <text:p>7.74595315309448</text:p>
          </table:table-cell>
          <table:table-cell table:formula="of:=[.$F175]/[.$A175]" office:value-type="float" office:value="674.707407832624" calcext:value-type="float">
            <text:p>674.707407832624</text:p>
          </table:table-cell>
          <table:table-cell table:formula="of:=[.$B175]" office:value-type="float" office:value="14894.8701933844" calcext:value-type="float">
            <text:p>14894.8701933844</text:p>
          </table:table-cell>
          <table:table-cell table:formula="of:=[.$D175]*(1-[.$O175])" office:value-type="float" office:value="94909.1318560601" calcext:value-type="float">
            <text:p>94909.1318560601</text:p>
          </table:table-cell>
          <table:table-cell table:formula="of:=[.$B175]" office:value-type="float" office:value="14894.8701933844" calcext:value-type="float">
            <text:p>14894.8701933844</text:p>
          </table:table-cell>
          <table:table-cell table:formula="of:=IF(FLOOR([.$A175]/12; 1) + 1 &gt;= [$Parameters.$K$70] - [$Parameters.$K$22]; [.$D175] ; 0)" office:value-type="float" office:value="0" calcext:value-type="float">
            <text:p>0</text:p>
          </table:table-cell>
          <table:table-cell table:formula="of:=([$Parameters.$D$4]-[$Parameters.$C$4])*[.$A175]" office:value-type="float" office:value="25821" calcext:value-type="float">
            <text:p>25821</text:p>
          </table:table-cell>
          <table:table-cell table:formula="of:=[.$M175]/([$Parameters.A$4]*[.$A175])" office:value-type="float" office:value="0.00290384615384615" calcext:value-type="float">
            <text:p>0.002903846153846</text:p>
          </table:table-cell>
          <table:table-cell table:formula="of:=SUM(INDIRECT( CELL(&quot;address&quot;;  INDEX([$Parameters.$L$22:$Parameters.$L$74];  FLOOR([.$A175]/12; 1) + 1;0))&amp;&quot;:&quot;&amp;CELL(&quot;address&quot;; [$Parameters.$L$70])))" office:value-type="float" office:value="0.271442" calcext:value-type="float">
            <text:p>0.271442</text:p>
          </table:table-cell>
          <table:table-cell table:formula="of:=[.$I175]/INDEX([$Parameters.$M$22:$Parameters.$M$120];  FLOOR([.$A175]/12; 1) + 1;0)" office:value-type="float" office:value="337.982078361343" calcext:value-type="float">
            <text:p>337.982078361343</text:p>
          </table:table-cell>
          <table:table-cell table:formula="of:=[.$J175]/ INDEX([$Parameters.$M$22:$Parameters.$M$120];  FLOOR([.$A175]/12; 1) + 1;0)" office:value-type="float" office:value="2153.59954291037" calcext:value-type="float">
            <text:p>2153.59954291037</text:p>
          </table:table-cell>
          <table:table-cell table:formula="of:=([.$Q175]-[.$P175])*[$Parameters.$M$70]" office:value-type="float" office:value="29521.9399735672" calcext:value-type="float">
            <text:p>29521.9399735672</text:p>
          </table:table-cell>
          <table:table-cell table:number-columns-repeated="2"/>
        </table:table-row>
        <table:table-row table:style-name="ro1">
          <table:table-cell office:value-type="float" office:value="172" calcext:value-type="float">
            <text:p>172</text:p>
          </table:table-cell>
          <table:table-cell table:formula="of:=([.$B175]-[.$C175])*POWER(1+[$Parameters.$H$4];1/12)+[$Parameters.$C$4]" office:value-type="float" office:value="15435.8987680546" calcext:value-type="float">
            <text:p>15435.8987680546</text:p>
          </table:table-cell>
          <table:table-cell table:formula="of:=IF(MOD([.$A176];12)=1; ([.$B164]+[.$B167]+[.$B170]+[.$B173])/4*(1+[$Parameters.$E$4])*[$Parameters.$F$4]; 0)" office:value-type="float" office:value="0" calcext:value-type="float">
            <text:p>0</text:p>
          </table:table-cell>
          <table:table-cell table:formula="of:=([.$D175]-[.$E175])*POWER(1+[$Parameters.$I$4];1/12)+[$Parameters.$D$4]" office:value-type="float" office:value="131329.072373703" calcext:value-type="float">
            <text:p>131329.072373703</text:p>
          </table:table-cell>
          <table:table-cell office:value-type="float" office:value="0" calcext:value-type="float">
            <text:p>0</text:p>
          </table:table-cell>
          <table:table-cell table:formula="of:=[.$D176]-[.$B176]" office:value-type="float" office:value="115893.173605648" calcext:value-type="float">
            <text:p>115893.173605648</text:p>
          </table:table-cell>
          <table:table-cell table:formula="of:=[.$F176]/[.$B176]" office:value-type="float" office:value="7.50802887134083" calcext:value-type="float">
            <text:p>7.50802887134083</text:p>
          </table:table-cell>
          <table:table-cell table:formula="of:=[.$F176]/[.$A176]" office:value-type="float" office:value="673.797520963072" calcext:value-type="float">
            <text:p>673.797520963072</text:p>
          </table:table-cell>
          <table:table-cell table:formula="of:=[.$B176]" office:value-type="float" office:value="15435.8987680546" calcext:value-type="float">
            <text:p>15435.8987680546</text:p>
          </table:table-cell>
          <table:table-cell table:formula="of:=[.$D176]*(1-[.$O176])" office:value-type="float" office:value="95680.8463104403" calcext:value-type="float">
            <text:p>95680.8463104403</text:p>
          </table:table-cell>
          <table:table-cell table:formula="of:=[.$B176]" office:value-type="float" office:value="15435.8987680546" calcext:value-type="float">
            <text:p>15435.8987680546</text:p>
          </table:table-cell>
          <table:table-cell table:formula="of:=IF(FLOOR([.$A176]/12; 1) + 1 &gt;= [$Parameters.$K$70] - [$Parameters.$K$22]; [.$D176] ; 0)" office:value-type="float" office:value="0" calcext:value-type="float">
            <text:p>0</text:p>
          </table:table-cell>
          <table:table-cell table:formula="of:=([$Parameters.$D$4]-[$Parameters.$C$4])*[.$A176]" office:value-type="float" office:value="25972" calcext:value-type="float">
            <text:p>25972</text:p>
          </table:table-cell>
          <table:table-cell table:formula="of:=[.$M176]/([$Parameters.A$4]*[.$A176])" office:value-type="float" office:value="0.00290384615384615" calcext:value-type="float">
            <text:p>0.002903846153846</text:p>
          </table:table-cell>
          <table:table-cell table:formula="of:=SUM(INDIRECT( CELL(&quot;address&quot;;  INDEX([$Parameters.$L$22:$Parameters.$L$74];  FLOOR([.$A176]/12; 1) + 1;0))&amp;&quot;:&quot;&amp;CELL(&quot;address&quot;; [$Parameters.$L$70])))" office:value-type="float" office:value="0.271442" calcext:value-type="float">
            <text:p>0.271442</text:p>
          </table:table-cell>
          <table:table-cell table:formula="of:=[.$I176]/INDEX([$Parameters.$M$22:$Parameters.$M$120];  FLOOR([.$A176]/12; 1) + 1;0)" office:value-type="float" office:value="350.258651419437" calcext:value-type="float">
            <text:p>350.258651419437</text:p>
          </table:table-cell>
          <table:table-cell table:formula="of:=[.$J176]/ INDEX([$Parameters.$M$22:$Parameters.$M$120];  FLOOR([.$A176]/12; 1) + 1;0)" office:value-type="float" office:value="2171.11064920445" calcext:value-type="float">
            <text:p>2171.11064920445</text:p>
          </table:table-cell>
          <table:table-cell table:formula="of:=([.$Q176]-[.$P176])*[$Parameters.$M$70]" office:value-type="float" office:value="29607.0534839844" calcext:value-type="float">
            <text:p>29607.0534839844</text:p>
          </table:table-cell>
          <table:table-cell table:number-columns-repeated="2"/>
        </table:table-row>
        <table:table-row table:style-name="ro1">
          <table:table-cell office:value-type="float" office:value="173" calcext:value-type="float">
            <text:p>173</text:p>
          </table:table-cell>
          <table:table-cell table:formula="of:=([.$B176]-[.$C176])*POWER(1+[$Parameters.$H$4];1/12)+[$Parameters.$C$4]" office:value-type="float" office:value="15982.8672153469" calcext:value-type="float">
            <text:p>15982.8672153469</text:p>
          </table:table-cell>
          <table:table-cell table:formula="of:=IF(MOD([.$A177];12)=1; ([.$B165]+[.$B168]+[.$B171]+[.$B174])/4*(1+[$Parameters.$E$4])*[$Parameters.$F$4]; 0)" office:value-type="float" office:value="0" calcext:value-type="float">
            <text:p>0</text:p>
          </table:table-cell>
          <table:table-cell table:formula="of:=([.$D176]-[.$E176])*POWER(1+[$Parameters.$I$4];1/12)+[$Parameters.$D$4]" office:value-type="float" office:value="132392.623270945" calcext:value-type="float">
            <text:p>132392.623270945</text:p>
          </table:table-cell>
          <table:table-cell office:value-type="float" office:value="0" calcext:value-type="float">
            <text:p>0</text:p>
          </table:table-cell>
          <table:table-cell table:formula="of:=[.$D177]-[.$B177]" office:value-type="float" office:value="116409.756055598" calcext:value-type="float">
            <text:p>116409.756055598</text:p>
          </table:table-cell>
          <table:table-cell table:formula="of:=[.$F177]/[.$B177]" office:value-type="float" office:value="7.28340882065391" calcext:value-type="float">
            <text:p>7.28340882065391</text:p>
          </table:table-cell>
          <table:table-cell table:formula="of:=[.$F177]/[.$A177]" office:value-type="float" office:value="672.888763327157" calcext:value-type="float">
            <text:p>672.888763327157</text:p>
          </table:table-cell>
          <table:table-cell table:formula="of:=[.$B177]" office:value-type="float" office:value="15982.8672153469" calcext:value-type="float">
            <text:p>15982.8672153469</text:p>
          </table:table-cell>
          <table:table-cell table:formula="of:=[.$D177]*(1-[.$O177])" office:value-type="float" office:value="96455.7048250332" calcext:value-type="float">
            <text:p>96455.7048250332</text:p>
          </table:table-cell>
          <table:table-cell table:formula="of:=[.$B177]" office:value-type="float" office:value="15982.8672153469" calcext:value-type="float">
            <text:p>15982.8672153469</text:p>
          </table:table-cell>
          <table:table-cell table:formula="of:=IF(FLOOR([.$A177]/12; 1) + 1 &gt;= [$Parameters.$K$70] - [$Parameters.$K$22]; [.$D177] ; 0)" office:value-type="float" office:value="0" calcext:value-type="float">
            <text:p>0</text:p>
          </table:table-cell>
          <table:table-cell table:formula="of:=([$Parameters.$D$4]-[$Parameters.$C$4])*[.$A177]" office:value-type="float" office:value="26123" calcext:value-type="float">
            <text:p>26123</text:p>
          </table:table-cell>
          <table:table-cell table:formula="of:=[.$M177]/([$Parameters.A$4]*[.$A177])" office:value-type="float" office:value="0.00290384615384615" calcext:value-type="float">
            <text:p>0.002903846153846</text:p>
          </table:table-cell>
          <table:table-cell table:formula="of:=SUM(INDIRECT( CELL(&quot;address&quot;;  INDEX([$Parameters.$L$22:$Parameters.$L$74];  FLOOR([.$A177]/12; 1) + 1;0))&amp;&quot;:&quot;&amp;CELL(&quot;address&quot;; [$Parameters.$L$70])))" office:value-type="float" office:value="0.271442" calcext:value-type="float">
            <text:p>0.271442</text:p>
          </table:table-cell>
          <table:table-cell table:formula="of:=[.$I177]/INDEX([$Parameters.$M$22:$Parameters.$M$120];  FLOOR([.$A177]/12; 1) + 1;0)" office:value-type="float" office:value="362.670007155592" calcext:value-type="float">
            <text:p>362.670007155592</text:p>
          </table:table-cell>
          <table:table-cell table:formula="of:=[.$J177]/ INDEX([$Parameters.$M$22:$Parameters.$M$120];  FLOOR([.$A177]/12; 1) + 1;0)" office:value-type="float" office:value="2188.69309791317" calcext:value-type="float">
            <text:p>2188.69309791317</text:p>
          </table:table-cell>
          <table:table-cell table:formula="of:=([.$Q177]-[.$P177])*[$Parameters.$M$70]" office:value-type="float" office:value="29691.1354557182" calcext:value-type="float">
            <text:p>29691.1354557182</text:p>
          </table:table-cell>
          <table:table-cell table:number-columns-repeated="2"/>
        </table:table-row>
        <table:table-row table:style-name="ro1">
          <table:table-cell office:value-type="float" office:value="174" calcext:value-type="float">
            <text:p>174</text:p>
          </table:table-cell>
          <table:table-cell table:formula="of:=([.$B177]-[.$C177])*POWER(1+[$Parameters.$H$4];1/12)+[$Parameters.$C$4]" office:value-type="float" office:value="16535.8407482435" calcext:value-type="float">
            <text:p>16535.8407482435</text:p>
          </table:table-cell>
          <table:table-cell table:formula="of:=IF(MOD([.$A178];12)=1; ([.$B166]+[.$B169]+[.$B172]+[.$B175])/4*(1+[$Parameters.$E$4])*[$Parameters.$F$4]; 0)" office:value-type="float" office:value="0" calcext:value-type="float">
            <text:p>0</text:p>
          </table:table-cell>
          <table:table-cell table:formula="of:=([.$D177]-[.$E177])*POWER(1+[$Parameters.$I$4];1/12)+[$Parameters.$D$4]" office:value-type="float" office:value="133460.507206193" calcext:value-type="float">
            <text:p>133460.507206193</text:p>
          </table:table-cell>
          <table:table-cell office:value-type="float" office:value="0" calcext:value-type="float">
            <text:p>0</text:p>
          </table:table-cell>
          <table:table-cell table:formula="of:=[.$D178]-[.$B178]" office:value-type="float" office:value="116924.666457949" calcext:value-type="float">
            <text:p>116924.666457949</text:p>
          </table:table-cell>
          <table:table-cell table:formula="of:=[.$F178]/[.$B178]" office:value-type="float" office:value="7.07098406655672" calcext:value-type="float">
            <text:p>7.07098406655672</text:p>
          </table:table-cell>
          <table:table-cell table:formula="of:=[.$F178]/[.$A178]" office:value-type="float" office:value="671.980841712352" calcext:value-type="float">
            <text:p>671.980841712352</text:p>
          </table:table-cell>
          <table:table-cell table:formula="of:=[.$B178]" office:value-type="float" office:value="16535.8407482435" calcext:value-type="float">
            <text:p>16535.8407482435</text:p>
          </table:table-cell>
          <table:table-cell table:formula="of:=[.$D178]*(1-[.$O178])" office:value-type="float" office:value="97233.7202091295" calcext:value-type="float">
            <text:p>97233.7202091295</text:p>
          </table:table-cell>
          <table:table-cell table:formula="of:=[.$B178]" office:value-type="float" office:value="16535.8407482435" calcext:value-type="float">
            <text:p>16535.8407482435</text:p>
          </table:table-cell>
          <table:table-cell table:formula="of:=IF(FLOOR([.$A178]/12; 1) + 1 &gt;= [$Parameters.$K$70] - [$Parameters.$K$22]; [.$D178] ; 0)" office:value-type="float" office:value="0" calcext:value-type="float">
            <text:p>0</text:p>
          </table:table-cell>
          <table:table-cell table:formula="of:=([$Parameters.$D$4]-[$Parameters.$C$4])*[.$A178]" office:value-type="float" office:value="26274" calcext:value-type="float">
            <text:p>26274</text:p>
          </table:table-cell>
          <table:table-cell table:formula="of:=[.$M178]/([$Parameters.A$4]*[.$A178])" office:value-type="float" office:value="0.00290384615384615" calcext:value-type="float">
            <text:p>0.002903846153846</text:p>
          </table:table-cell>
          <table:table-cell table:formula="of:=SUM(INDIRECT( CELL(&quot;address&quot;;  INDEX([$Parameters.$L$22:$Parameters.$L$74];  FLOOR([.$A178]/12; 1) + 1;0))&amp;&quot;:&quot;&amp;CELL(&quot;address&quot;; [$Parameters.$L$70])))" office:value-type="float" office:value="0.271442" calcext:value-type="float">
            <text:p>0.271442</text:p>
          </table:table-cell>
          <table:table-cell table:formula="of:=[.$I178]/INDEX([$Parameters.$M$22:$Parameters.$M$120];  FLOOR([.$A178]/12; 1) + 1;0)" office:value-type="float" office:value="375.217625328875" calcext:value-type="float">
            <text:p>375.217625328875</text:p>
          </table:table-cell>
          <table:table-cell table:formula="of:=[.$J178]/ INDEX([$Parameters.$M$22:$Parameters.$M$120];  FLOOR([.$A178]/12; 1) + 1;0)" office:value-type="float" office:value="2206.34717969434" calcext:value-type="float">
            <text:p>2206.34717969434</text:p>
          </table:table-cell>
          <table:table-cell table:formula="of:=([.$Q178]-[.$P178])*[$Parameters.$M$70]" office:value-type="float" office:value="29774.1665539824" calcext:value-type="float">
            <text:p>29774.1665539824</text:p>
          </table:table-cell>
          <table:table-cell table:number-columns-repeated="2"/>
        </table:table-row>
        <table:table-row table:style-name="ro1">
          <table:table-cell office:value-type="float" office:value="175" calcext:value-type="float">
            <text:p>175</text:p>
          </table:table-cell>
          <table:table-cell table:formula="of:=([.$B178]-[.$C178])*POWER(1+[$Parameters.$H$4];1/12)+[$Parameters.$C$4]" office:value-type="float" office:value="17094.8852956901" calcext:value-type="float">
            <text:p>17094.8852956901</text:p>
          </table:table-cell>
          <table:table-cell table:formula="of:=IF(MOD([.$A179];12)=1; ([.$B167]+[.$B170]+[.$B173]+[.$B176])/4*(1+[$Parameters.$E$4])*[$Parameters.$F$4]; 0)" office:value-type="float" office:value="0" calcext:value-type="float">
            <text:p>0</text:p>
          </table:table-cell>
          <table:table-cell table:formula="of:=([.$D178]-[.$E178])*POWER(1+[$Parameters.$I$4];1/12)+[$Parameters.$D$4]" office:value-type="float" office:value="134532.741832779" calcext:value-type="float">
            <text:p>134532.741832779</text:p>
          </table:table-cell>
          <table:table-cell office:value-type="float" office:value="0" calcext:value-type="float">
            <text:p>0</text:p>
          </table:table-cell>
          <table:table-cell table:formula="of:=[.$D179]-[.$B179]" office:value-type="float" office:value="117437.856537089" calcext:value-type="float">
            <text:p>117437.856537089</text:p>
          </table:table-cell>
          <table:table-cell table:formula="of:=[.$F179]/[.$B179]" office:value-type="float" office:value="6.86976569340872" calcext:value-type="float">
            <text:p>6.86976569340872</text:p>
          </table:table-cell>
          <table:table-cell table:formula="of:=[.$F179]/[.$A179]" office:value-type="float" office:value="671.073465926224" calcext:value-type="float">
            <text:p>671.073465926224</text:p>
          </table:table-cell>
          <table:table-cell table:formula="of:=[.$B179]" office:value-type="float" office:value="17094.8852956901" calcext:value-type="float">
            <text:p>17094.8852956901</text:p>
          </table:table-cell>
          <table:table-cell table:formula="of:=[.$D179]*(1-[.$O179])" office:value-type="float" office:value="98014.9053242061" calcext:value-type="float">
            <text:p>98014.9053242061</text:p>
          </table:table-cell>
          <table:table-cell table:formula="of:=[.$B179]" office:value-type="float" office:value="17094.8852956901" calcext:value-type="float">
            <text:p>17094.8852956901</text:p>
          </table:table-cell>
          <table:table-cell table:formula="of:=IF(FLOOR([.$A179]/12; 1) + 1 &gt;= [$Parameters.$K$70] - [$Parameters.$K$22]; [.$D179] ; 0)" office:value-type="float" office:value="0" calcext:value-type="float">
            <text:p>0</text:p>
          </table:table-cell>
          <table:table-cell table:formula="of:=([$Parameters.$D$4]-[$Parameters.$C$4])*[.$A179]" office:value-type="float" office:value="26425" calcext:value-type="float">
            <text:p>26425</text:p>
          </table:table-cell>
          <table:table-cell table:formula="of:=[.$M179]/([$Parameters.A$4]*[.$A179])" office:value-type="float" office:value="0.00290384615384615" calcext:value-type="float">
            <text:p>0.002903846153846</text:p>
          </table:table-cell>
          <table:table-cell table:formula="of:=SUM(INDIRECT( CELL(&quot;address&quot;;  INDEX([$Parameters.$L$22:$Parameters.$L$74];  FLOOR([.$A179]/12; 1) + 1;0))&amp;&quot;:&quot;&amp;CELL(&quot;address&quot;; [$Parameters.$L$70])))" office:value-type="float" office:value="0.271442" calcext:value-type="float">
            <text:p>0.271442</text:p>
          </table:table-cell>
          <table:table-cell table:formula="of:=[.$I179]/INDEX([$Parameters.$M$22:$Parameters.$M$120];  FLOOR([.$A179]/12; 1) + 1;0)" office:value-type="float" office:value="387.90300194441" calcext:value-type="float">
            <text:p>387.90300194441</text:p>
          </table:table-cell>
          <table:table-cell table:formula="of:=[.$J179]/ INDEX([$Parameters.$M$22:$Parameters.$M$120];  FLOOR([.$A179]/12; 1) + 1;0)" office:value-type="float" office:value="2224.07318638997" calcext:value-type="float">
            <text:p>2224.07318638997</text:p>
          </table:table-cell>
          <table:table-cell table:formula="of:=([.$Q179]-[.$P179])*[$Parameters.$M$70]" office:value-type="float" office:value="29856.1271990848" calcext:value-type="float">
            <text:p>29856.1271990848</text:p>
          </table:table-cell>
          <table:table-cell table:number-columns-repeated="2"/>
        </table:table-row>
        <table:table-row table:style-name="ro1">
          <table:table-cell office:value-type="float" office:value="176" calcext:value-type="float">
            <text:p>176</text:p>
          </table:table-cell>
          <table:table-cell table:formula="of:=([.$B179]-[.$C179])*POWER(1+[$Parameters.$H$4];1/12)+[$Parameters.$C$4]" office:value-type="float" office:value="17660.0675104567" calcext:value-type="float">
            <text:p>17660.0675104567</text:p>
          </table:table-cell>
          <table:table-cell table:formula="of:=IF(MOD([.$A180];12)=1; ([.$B168]+[.$B171]+[.$B174]+[.$B177])/4*(1+[$Parameters.$E$4])*[$Parameters.$F$4]; 0)" office:value-type="float" office:value="0" calcext:value-type="float">
            <text:p>0</text:p>
          </table:table-cell>
          <table:table-cell table:formula="of:=([.$D179]-[.$E179])*POWER(1+[$Parameters.$I$4];1/12)+[$Parameters.$D$4]" office:value-type="float" office:value="135609.34487596" calcext:value-type="float">
            <text:p>135609.34487596</text:p>
          </table:table-cell>
          <table:table-cell office:value-type="float" office:value="0" calcext:value-type="float">
            <text:p>0</text:p>
          </table:table-cell>
          <table:table-cell table:formula="of:=[.$D180]-[.$B180]" office:value-type="float" office:value="117949.277365503" calcext:value-type="float">
            <text:p>117949.277365503</text:p>
          </table:table-cell>
          <table:table-cell table:formula="of:=[.$F180]/[.$B180]" office:value-type="float" office:value="6.67886899614987" calcext:value-type="float">
            <text:p>6.67886899614987</text:p>
          </table:table-cell>
          <table:table-cell table:formula="of:=[.$F180]/[.$A180]" office:value-type="float" office:value="670.166348667631" calcext:value-type="float">
            <text:p>670.166348667631</text:p>
          </table:table-cell>
          <table:table-cell table:formula="of:=[.$B180]" office:value-type="float" office:value="17660.0675104567" calcext:value-type="float">
            <text:p>17660.0675104567</text:p>
          </table:table-cell>
          <table:table-cell table:formula="of:=[.$D180]*(1-[.$O180])" office:value-type="float" office:value="98799.2730841395" calcext:value-type="float">
            <text:p>98799.2730841395</text:p>
          </table:table-cell>
          <table:table-cell table:formula="of:=[.$B180]" office:value-type="float" office:value="17660.0675104567" calcext:value-type="float">
            <text:p>17660.0675104567</text:p>
          </table:table-cell>
          <table:table-cell table:formula="of:=IF(FLOOR([.$A180]/12; 1) + 1 &gt;= [$Parameters.$K$70] - [$Parameters.$K$22]; [.$D180] ; 0)" office:value-type="float" office:value="0" calcext:value-type="float">
            <text:p>0</text:p>
          </table:table-cell>
          <table:table-cell table:formula="of:=([$Parameters.$D$4]-[$Parameters.$C$4])*[.$A180]" office:value-type="float" office:value="26576" calcext:value-type="float">
            <text:p>26576</text:p>
          </table:table-cell>
          <table:table-cell table:formula="of:=[.$M180]/([$Parameters.A$4]*[.$A180])" office:value-type="float" office:value="0.00290384615384615" calcext:value-type="float">
            <text:p>0.002903846153846</text:p>
          </table:table-cell>
          <table:table-cell table:formula="of:=SUM(INDIRECT( CELL(&quot;address&quot;;  INDEX([$Parameters.$L$22:$Parameters.$L$74];  FLOOR([.$A180]/12; 1) + 1;0))&amp;&quot;:&quot;&amp;CELL(&quot;address&quot;; [$Parameters.$L$70])))" office:value-type="float" office:value="0.271442" calcext:value-type="float">
            <text:p>0.271442</text:p>
          </table:table-cell>
          <table:table-cell table:formula="of:=[.$I180]/INDEX([$Parameters.$M$22:$Parameters.$M$120];  FLOOR([.$A180]/12; 1) + 1;0)" office:value-type="float" office:value="400.727649431738" calcext:value-type="float">
            <text:p>400.727649431738</text:p>
          </table:table-cell>
          <table:table-cell table:formula="of:=[.$J180]/ INDEX([$Parameters.$M$22:$Parameters.$M$120];  FLOOR([.$A180]/12; 1) + 1;0)" office:value-type="float" office:value="2241.87141103107" calcext:value-type="float">
            <text:p>2241.87141103107</text:p>
          </table:table-cell>
          <table:table-cell table:formula="of:=([.$Q180]-[.$P180])*[$Parameters.$M$70]" office:value-type="float" office:value="29936.9975636052" calcext:value-type="float">
            <text:p>29936.9975636052</text:p>
          </table:table-cell>
          <table:table-cell table:number-columns-repeated="2"/>
        </table:table-row>
        <table:table-row table:style-name="ro1">
          <table:table-cell office:value-type="float" office:value="177" calcext:value-type="float">
            <text:p>177</text:p>
          </table:table-cell>
          <table:table-cell table:formula="of:=([.$B180]-[.$C180])*POWER(1+[$Parameters.$H$4];1/12)+[$Parameters.$C$4]" office:value-type="float" office:value="18231.4547770841" calcext:value-type="float">
            <text:p>18231.4547770841</text:p>
          </table:table-cell>
          <table:table-cell table:formula="of:=IF(MOD([.$A181];12)=1; ([.$B169]+[.$B172]+[.$B175]+[.$B178])/4*(1+[$Parameters.$E$4])*[$Parameters.$F$4]; 0)" office:value-type="float" office:value="0" calcext:value-type="float">
            <text:p>0</text:p>
          </table:table-cell>
          <table:table-cell table:formula="of:=([.$D180]-[.$E180])*POWER(1+[$Parameters.$I$4];1/12)+[$Parameters.$D$4]" office:value-type="float" office:value="136690.334133204" calcext:value-type="float">
            <text:p>136690.334133204</text:p>
          </table:table-cell>
          <table:table-cell office:value-type="float" office:value="0" calcext:value-type="float">
            <text:p>0</text:p>
          </table:table-cell>
          <table:table-cell table:formula="of:=[.$D181]-[.$B181]" office:value-type="float" office:value="118458.87935612" calcext:value-type="float">
            <text:p>118458.87935612</text:p>
          </table:table-cell>
          <table:table-cell table:formula="of:=[.$F181]/[.$B181]" office:value-type="float" office:value="6.49750010652007" calcext:value-type="float">
            <text:p>6.49750010652007</text:p>
          </table:table-cell>
          <table:table-cell table:formula="of:=[.$F181]/[.$A181]" office:value-type="float" office:value="669.259205401807" calcext:value-type="float">
            <text:p>669.259205401807</text:p>
          </table:table-cell>
          <table:table-cell table:formula="of:=[.$B181]" office:value-type="float" office:value="18231.4547770841" calcext:value-type="float">
            <text:p>18231.4547770841</text:p>
          </table:table-cell>
          <table:table-cell table:formula="of:=[.$D181]*(1-[.$O181])" office:value-type="float" office:value="99586.8364554187" calcext:value-type="float">
            <text:p>99586.8364554187</text:p>
          </table:table-cell>
          <table:table-cell table:formula="of:=[.$B181]" office:value-type="float" office:value="18231.4547770841" calcext:value-type="float">
            <text:p>18231.4547770841</text:p>
          </table:table-cell>
          <table:table-cell table:formula="of:=IF(FLOOR([.$A181]/12; 1) + 1 &gt;= [$Parameters.$K$70] - [$Parameters.$K$22]; [.$D181] ; 0)" office:value-type="float" office:value="0" calcext:value-type="float">
            <text:p>0</text:p>
          </table:table-cell>
          <table:table-cell table:formula="of:=([$Parameters.$D$4]-[$Parameters.$C$4])*[.$A181]" office:value-type="float" office:value="26727" calcext:value-type="float">
            <text:p>26727</text:p>
          </table:table-cell>
          <table:table-cell table:formula="of:=[.$M181]/([$Parameters.A$4]*[.$A181])" office:value-type="float" office:value="0.00290384615384615" calcext:value-type="float">
            <text:p>0.002903846153846</text:p>
          </table:table-cell>
          <table:table-cell table:formula="of:=SUM(INDIRECT( CELL(&quot;address&quot;;  INDEX([$Parameters.$L$22:$Parameters.$L$74];  FLOOR([.$A181]/12; 1) + 1;0))&amp;&quot;:&quot;&amp;CELL(&quot;address&quot;; [$Parameters.$L$70])))" office:value-type="float" office:value="0.271442" calcext:value-type="float">
            <text:p>0.271442</text:p>
          </table:table-cell>
          <table:table-cell table:formula="of:=[.$I181]/INDEX([$Parameters.$M$22:$Parameters.$M$120];  FLOOR([.$A181]/12; 1) + 1;0)" office:value-type="float" office:value="413.693096825144" calcext:value-type="float">
            <text:p>413.693096825144</text:p>
          </table:table-cell>
          <table:table-cell table:formula="of:=[.$J181]/ INDEX([$Parameters.$M$22:$Parameters.$M$120];  FLOOR([.$A181]/12; 1) + 1;0)" office:value-type="float" office:value="2259.74214784249" calcext:value-type="float">
            <text:p>2259.74214784249</text:p>
          </table:table-cell>
          <table:table-cell table:formula="of:=([.$Q181]-[.$P181])*[$Parameters.$M$70]" office:value-type="float" office:value="30016.7575695421" calcext:value-type="float">
            <text:p>30016.7575695421</text:p>
          </table:table-cell>
          <table:table-cell table:number-columns-repeated="2"/>
        </table:table-row>
        <table:table-row table:style-name="ro1">
          <table:table-cell office:value-type="float" office:value="178" calcext:value-type="float">
            <text:p>178</text:p>
          </table:table-cell>
          <table:table-cell table:formula="of:=([.$B181]-[.$C181])*POWER(1+[$Parameters.$H$4];1/12)+[$Parameters.$C$4]" office:value-type="float" office:value="18809.115219918" calcext:value-type="float">
            <text:p>18809.115219918</text:p>
          </table:table-cell>
          <table:table-cell table:formula="of:=IF(MOD([.$A182];12)=1; ([.$B170]+[.$B173]+[.$B176]+[.$B179])/4*(1+[$Parameters.$E$4])*[$Parameters.$F$4]; 0)" office:value-type="float" office:value="0" calcext:value-type="float">
            <text:p>0</text:p>
          </table:table-cell>
          <table:table-cell table:formula="of:=([.$D181]-[.$E181])*POWER(1+[$Parameters.$I$4];1/12)+[$Parameters.$D$4]" office:value-type="float" office:value="137775.727474491" calcext:value-type="float">
            <text:p>137775.727474491</text:p>
          </table:table-cell>
          <table:table-cell office:value-type="float" office:value="0" calcext:value-type="float">
            <text:p>0</text:p>
          </table:table-cell>
          <table:table-cell table:formula="of:=[.$D182]-[.$B182]" office:value-type="float" office:value="118966.612254573" calcext:value-type="float">
            <text:p>118966.612254573</text:p>
          </table:table-cell>
          <table:table-cell table:formula="of:=[.$F182]/[.$B182]" office:value-type="float" office:value="6.32494462730457" calcext:value-type="float">
            <text:p>6.32494462730457</text:p>
          </table:table-cell>
          <table:table-cell table:formula="of:=[.$F182]/[.$A182]" office:value-type="float" office:value="668.351754239173" calcext:value-type="float">
            <text:p>668.351754239173</text:p>
          </table:table-cell>
          <table:table-cell table:formula="of:=[.$B182]" office:value-type="float" office:value="18809.115219918" calcext:value-type="float">
            <text:p>18809.115219918</text:p>
          </table:table-cell>
          <table:table-cell table:formula="of:=[.$D182]*(1-[.$O182])" office:value-type="float" office:value="100377.60845736" calcext:value-type="float">
            <text:p>100377.60845736</text:p>
          </table:table-cell>
          <table:table-cell table:formula="of:=[.$B182]" office:value-type="float" office:value="18809.115219918" calcext:value-type="float">
            <text:p>18809.115219918</text:p>
          </table:table-cell>
          <table:table-cell table:formula="of:=IF(FLOOR([.$A182]/12; 1) + 1 &gt;= [$Parameters.$K$70] - [$Parameters.$K$22]; [.$D182] ; 0)" office:value-type="float" office:value="0" calcext:value-type="float">
            <text:p>0</text:p>
          </table:table-cell>
          <table:table-cell table:formula="of:=([$Parameters.$D$4]-[$Parameters.$C$4])*[.$A182]" office:value-type="float" office:value="26878" calcext:value-type="float">
            <text:p>26878</text:p>
          </table:table-cell>
          <table:table-cell table:formula="of:=[.$M182]/([$Parameters.A$4]*[.$A182])" office:value-type="float" office:value="0.00290384615384615" calcext:value-type="float">
            <text:p>0.002903846153846</text:p>
          </table:table-cell>
          <table:table-cell table:formula="of:=SUM(INDIRECT( CELL(&quot;address&quot;;  INDEX([$Parameters.$L$22:$Parameters.$L$74];  FLOOR([.$A182]/12; 1) + 1;0))&amp;&quot;:&quot;&amp;CELL(&quot;address&quot;; [$Parameters.$L$70])))" office:value-type="float" office:value="0.271442" calcext:value-type="float">
            <text:p>0.271442</text:p>
          </table:table-cell>
          <table:table-cell table:formula="of:=[.$I182]/INDEX([$Parameters.$M$22:$Parameters.$M$120];  FLOOR([.$A182]/12; 1) + 1;0)" office:value-type="float" office:value="426.800889945949" calcext:value-type="float">
            <text:p>426.800889945949</text:p>
          </table:table-cell>
          <table:table-cell table:formula="of:=[.$J182]/ INDEX([$Parameters.$M$22:$Parameters.$M$120];  FLOOR([.$A182]/12; 1) + 1;0)" office:value-type="float" office:value="2277.68569224779" calcext:value-type="float">
            <text:p>2277.68569224779</text:p>
          </table:table-cell>
          <table:table-cell table:formula="of:=([.$Q182]-[.$P182])*[$Parameters.$M$70]" office:value-type="float" office:value="30095.3868854279" calcext:value-type="float">
            <text:p>30095.3868854279</text:p>
          </table:table-cell>
          <table:table-cell table:number-columns-repeated="2"/>
        </table:table-row>
        <table:table-row table:style-name="ro1">
          <table:table-cell office:value-type="float" office:value="179" calcext:value-type="float">
            <text:p>179</text:p>
          </table:table-cell>
          <table:table-cell table:formula="of:=([.$B182]-[.$C182])*POWER(1+[$Parameters.$H$4];1/12)+[$Parameters.$C$4]" office:value-type="float" office:value="19393.1177112312" calcext:value-type="float">
            <text:p>19393.1177112312</text:p>
          </table:table-cell>
          <table:table-cell table:formula="of:=IF(MOD([.$A183];12)=1; ([.$B171]+[.$B174]+[.$B177]+[.$B180])/4*(1+[$Parameters.$E$4])*[$Parameters.$F$4]; 0)" office:value-type="float" office:value="0" calcext:value-type="float">
            <text:p>0</text:p>
          </table:table-cell>
          <table:table-cell table:formula="of:=([.$D182]-[.$E182])*POWER(1+[$Parameters.$I$4];1/12)+[$Parameters.$D$4]" office:value-type="float" office:value="138865.542842604" calcext:value-type="float">
            <text:p>138865.542842604</text:p>
          </table:table-cell>
          <table:table-cell office:value-type="float" office:value="0" calcext:value-type="float">
            <text:p>0</text:p>
          </table:table-cell>
          <table:table-cell table:formula="of:=[.$D183]-[.$B183]" office:value-type="float" office:value="119472.425131373" calcext:value-type="float">
            <text:p>119472.425131373</text:p>
          </table:table-cell>
          <table:table-cell table:formula="of:=[.$F183]/[.$B183]" office:value-type="float" office:value="6.16055793144505" calcext:value-type="float">
            <text:p>6.16055793144505</text:p>
          </table:table-cell>
          <table:table-cell table:formula="of:=[.$F183]/[.$A183]" office:value-type="float" office:value="667.443715817725" calcext:value-type="float">
            <text:p>667.443715817725</text:p>
          </table:table-cell>
          <table:table-cell table:formula="of:=[.$B183]" office:value-type="float" office:value="19393.1177112312" calcext:value-type="float">
            <text:p>19393.1177112312</text:p>
          </table:table-cell>
          <table:table-cell table:formula="of:=[.$D183]*(1-[.$O183])" office:value-type="float" office:value="101171.602162322" calcext:value-type="float">
            <text:p>101171.602162322</text:p>
          </table:table-cell>
          <table:table-cell table:formula="of:=[.$B183]" office:value-type="float" office:value="19393.1177112312" calcext:value-type="float">
            <text:p>19393.1177112312</text:p>
          </table:table-cell>
          <table:table-cell table:formula="of:=IF(FLOOR([.$A183]/12; 1) + 1 &gt;= [$Parameters.$K$70] - [$Parameters.$K$22]; [.$D183] ; 0)" office:value-type="float" office:value="0" calcext:value-type="float">
            <text:p>0</text:p>
          </table:table-cell>
          <table:table-cell table:formula="of:=([$Parameters.$D$4]-[$Parameters.$C$4])*[.$A183]" office:value-type="float" office:value="27029" calcext:value-type="float">
            <text:p>27029</text:p>
          </table:table-cell>
          <table:table-cell table:formula="of:=[.$M183]/([$Parameters.A$4]*[.$A183])" office:value-type="float" office:value="0.00290384615384615" calcext:value-type="float">
            <text:p>0.002903846153846</text:p>
          </table:table-cell>
          <table:table-cell table:formula="of:=SUM(INDIRECT( CELL(&quot;address&quot;;  INDEX([$Parameters.$L$22:$Parameters.$L$74];  FLOOR([.$A183]/12; 1) + 1;0))&amp;&quot;:&quot;&amp;CELL(&quot;address&quot;; [$Parameters.$L$70])))" office:value-type="float" office:value="0.271442" calcext:value-type="float">
            <text:p>0.271442</text:p>
          </table:table-cell>
          <table:table-cell table:formula="of:=[.$I183]/INDEX([$Parameters.$M$22:$Parameters.$M$120];  FLOOR([.$A183]/12; 1) + 1;0)" office:value-type="float" office:value="440.052591586821" calcext:value-type="float">
            <text:p>440.052591586821</text:p>
          </table:table-cell>
          <table:table-cell table:formula="of:=[.$J183]/ INDEX([$Parameters.$M$22:$Parameters.$M$120];  FLOOR([.$A183]/12; 1) + 1;0)" office:value-type="float" office:value="2295.70234087411" calcext:value-type="float">
            <text:p>2295.70234087411</text:p>
          </table:table-cell>
          <table:table-cell table:formula="of:=([.$Q183]-[.$P183])*[$Parameters.$M$70]" office:value-type="float" office:value="30172.8649234113" calcext:value-type="float">
            <text:p>30172.8649234113</text:p>
          </table:table-cell>
          <table:table-cell table:number-columns-repeated="2"/>
        </table:table-row>
        <table:table-row table:style-name="ro1">
          <table:table-cell office:value-type="float" office:value="180" calcext:value-type="float">
            <text:p>180</text:p>
          </table:table-cell>
          <table:table-cell table:formula="of:=([.$B183]-[.$C183])*POWER(1+[$Parameters.$H$4];1/12)+[$Parameters.$C$4]" office:value-type="float" office:value="19983.5318794351" calcext:value-type="float">
            <text:p>19983.5318794351</text:p>
          </table:table-cell>
          <table:table-cell table:formula="of:=IF(MOD([.$A184];12)=1; ([.$B172]+[.$B175]+[.$B178]+[.$B181])/4*(1+[$Parameters.$E$4])*[$Parameters.$F$4]; 0)" office:value-type="float" office:value="0" calcext:value-type="float">
            <text:p>0</text:p>
          </table:table-cell>
          <table:table-cell table:formula="of:=([.$D183]-[.$E183])*POWER(1+[$Parameters.$I$4];1/12)+[$Parameters.$D$4]" office:value-type="float" office:value="139959.798253428" calcext:value-type="float">
            <text:p>139959.798253428</text:p>
          </table:table-cell>
          <table:table-cell office:value-type="float" office:value="0" calcext:value-type="float">
            <text:p>0</text:p>
          </table:table-cell>
          <table:table-cell table:formula="of:=[.$D184]-[.$B184]" office:value-type="float" office:value="119976.266373993" calcext:value-type="float">
            <text:p>119976.266373993</text:p>
          </table:table-cell>
          <table:table-cell table:formula="of:=[.$F184]/[.$B184]" office:value-type="float" office:value="6.00375684828066" calcext:value-type="float">
            <text:p>6.00375684828066</text:p>
          </table:table-cell>
          <table:table-cell table:formula="of:=[.$F184]/[.$A184]" office:value-type="float" office:value="666.534813188851" calcext:value-type="float">
            <text:p>666.534813188851</text:p>
          </table:table-cell>
          <table:table-cell table:formula="of:=[.$B184]" office:value-type="float" office:value="19983.5318794351" calcext:value-type="float">
            <text:p>19983.5318794351</text:p>
          </table:table-cell>
          <table:table-cell table:formula="of:=[.$D184]*(1-[.$O184])" office:value-type="float" office:value="102310.472563458" calcext:value-type="float">
            <text:p>102310.472563458</text:p>
          </table:table-cell>
          <table:table-cell table:formula="of:=[.$B184]" office:value-type="float" office:value="19983.5318794351" calcext:value-type="float">
            <text:p>19983.5318794351</text:p>
          </table:table-cell>
          <table:table-cell table:formula="of:=IF(FLOOR([.$A184]/12; 1) + 1 &gt;= [$Parameters.$K$70] - [$Parameters.$K$22]; [.$D184] ; 0)" office:value-type="float" office:value="0" calcext:value-type="float">
            <text:p>0</text:p>
          </table:table-cell>
          <table:table-cell table:formula="of:=([$Parameters.$D$4]-[$Parameters.$C$4])*[.$A184]" office:value-type="float" office:value="27180" calcext:value-type="float">
            <text:p>27180</text:p>
          </table:table-cell>
          <table:table-cell table:formula="of:=[.$M184]/([$Parameters.A$4]*[.$A184])" office:value-type="float" office:value="0.00290384615384615" calcext:value-type="float">
            <text:p>0.002903846153846</text:p>
          </table:table-cell>
          <table:table-cell table:formula="of:=SUM(INDIRECT( CELL(&quot;address&quot;;  INDEX([$Parameters.$L$22:$Parameters.$L$74];  FLOOR([.$A184]/12; 1) + 1;0))&amp;&quot;:&quot;&amp;CELL(&quot;address&quot;; [$Parameters.$L$70])))" office:value-type="float" office:value="0.269001" calcext:value-type="float">
            <text:p>0.269001</text:p>
          </table:table-cell>
          <table:table-cell table:formula="of:=[.$I184]/INDEX([$Parameters.$M$22:$Parameters.$M$120];  FLOOR([.$A184]/12; 1) + 1;0)" office:value-type="float" office:value="462.796013882239" calcext:value-type="float">
            <text:p>462.796013882239</text:p>
          </table:table-cell>
          <table:table-cell table:formula="of:=[.$J184]/ INDEX([$Parameters.$M$22:$Parameters.$M$120];  FLOOR([.$A184]/12; 1) + 1;0)" office:value-type="float" office:value="2369.39491809768" calcext:value-type="float">
            <text:p>2369.39491809768</text:p>
          </table:table-cell>
          <table:table-cell table:formula="of:=([.$Q184]-[.$P184])*[$Parameters.$M$70]" office:value-type="float" office:value="31001.2981825431" calcext:value-type="float">
            <text:p>31001.2981825431</text:p>
          </table:table-cell>
          <table:table-cell table:number-columns-repeated="2"/>
        </table:table-row>
        <table:table-row table:style-name="ro1">
          <table:table-cell office:value-type="float" office:value="181" calcext:value-type="float">
            <text:p>181</text:p>
          </table:table-cell>
          <table:table-cell table:formula="of:=([.$B184]-[.$C184])*POWER(1+[$Parameters.$H$4];1/12)+[$Parameters.$C$4]" office:value-type="float" office:value="20580.428117381" calcext:value-type="float">
            <text:p>20580.428117381</text:p>
          </table:table-cell>
          <table:table-cell table:formula="of:=IF(MOD([.$A185];12)=1; ([.$B173]+[.$B176]+[.$B179]+[.$B182])/4*(1+[$Parameters.$E$4])*[$Parameters.$F$4]; 0)" office:value-type="float" office:value="6728.35891846308" calcext:value-type="float">
            <text:p>6728.35891846308</text:p>
          </table:table-cell>
          <table:table-cell table:formula="of:=([.$D184]-[.$E184])*POWER(1+[$Parameters.$I$4];1/12)+[$Parameters.$D$4]" office:value-type="float" office:value="141058.511796247" calcext:value-type="float">
            <text:p>141058.511796247</text:p>
          </table:table-cell>
          <table:table-cell office:value-type="float" office:value="0" calcext:value-type="float">
            <text:p>0</text:p>
          </table:table-cell>
          <table:table-cell table:formula="of:=[.$D185]-[.$B185]" office:value-type="float" office:value="120478.083678866" calcext:value-type="float">
            <text:p>120478.083678866</text:p>
          </table:table-cell>
          <table:table-cell table:formula="of:=[.$F185]/[.$B185]" office:value-type="float" office:value="5.85401251090194" calcext:value-type="float">
            <text:p>5.85401251090194</text:p>
          </table:table-cell>
          <table:table-cell table:formula="of:=[.$F185]/[.$A185]" office:value-type="float" office:value="665.624771706443" calcext:value-type="float">
            <text:p>665.624771706443</text:p>
          </table:table-cell>
          <table:table-cell table:formula="of:=[.$B185]" office:value-type="float" office:value="20580.428117381" calcext:value-type="float">
            <text:p>20580.428117381</text:p>
          </table:table-cell>
          <table:table-cell table:formula="of:=[.$D185]*(1-[.$O185])" office:value-type="float" office:value="103113.631064545" calcext:value-type="float">
            <text:p>103113.631064545</text:p>
          </table:table-cell>
          <table:table-cell table:formula="of:=[.$B185]" office:value-type="float" office:value="20580.428117381" calcext:value-type="float">
            <text:p>20580.428117381</text:p>
          </table:table-cell>
          <table:table-cell table:formula="of:=IF(FLOOR([.$A185]/12; 1) + 1 &gt;= [$Parameters.$K$70] - [$Parameters.$K$22]; [.$D185] ; 0)" office:value-type="float" office:value="0" calcext:value-type="float">
            <text:p>0</text:p>
          </table:table-cell>
          <table:table-cell table:formula="of:=([$Parameters.$D$4]-[$Parameters.$C$4])*[.$A185]" office:value-type="float" office:value="27331" calcext:value-type="float">
            <text:p>27331</text:p>
          </table:table-cell>
          <table:table-cell table:formula="of:=[.$M185]/([$Parameters.A$4]*[.$A185])" office:value-type="float" office:value="0.00290384615384615" calcext:value-type="float">
            <text:p>0.002903846153846</text:p>
          </table:table-cell>
          <table:table-cell table:formula="of:=SUM(INDIRECT( CELL(&quot;address&quot;;  INDEX([$Parameters.$L$22:$Parameters.$L$74];  FLOOR([.$A185]/12; 1) + 1;0))&amp;&quot;:&quot;&amp;CELL(&quot;address&quot;; [$Parameters.$L$70])))" office:value-type="float" office:value="0.269001" calcext:value-type="float">
            <text:p>0.269001</text:p>
          </table:table-cell>
          <table:table-cell table:formula="of:=[.$I185]/INDEX([$Parameters.$M$22:$Parameters.$M$120];  FLOOR([.$A185]/12; 1) + 1;0)" office:value-type="float" office:value="476.619456169083" calcext:value-type="float">
            <text:p>476.619456169083</text:p>
          </table:table-cell>
          <table:table-cell table:formula="of:=[.$J185]/ INDEX([$Parameters.$M$22:$Parameters.$M$120];  FLOOR([.$A185]/12; 1) + 1;0)" office:value-type="float" office:value="2387.99516129099" calcext:value-type="float">
            <text:p>2387.99516129099</text:p>
          </table:table-cell>
          <table:table-cell table:formula="of:=([.$Q185]-[.$P185])*[$Parameters.$M$70]" office:value-type="float" office:value="31078.9689652822" calcext:value-type="float">
            <text:p>31078.9689652822</text:p>
          </table:table-cell>
          <table:table-cell table:number-columns-repeated="2"/>
        </table:table-row>
        <table:table-row table:style-name="ro1">
          <table:table-cell office:value-type="float" office:value="182" calcext:value-type="float">
            <text:p>182</text:p>
          </table:table-cell>
          <table:table-cell table:formula="of:=([.$B185]-[.$C185])*POWER(1+[$Parameters.$H$4];1/12)+[$Parameters.$C$4]" office:value-type="float" office:value="14381.6490158564" calcext:value-type="float">
            <text:p>14381.6490158564</text:p>
          </table:table-cell>
          <table:table-cell table:formula="of:=IF(MOD([.$A186];12)=1; ([.$B174]+[.$B177]+[.$B180]+[.$B183])/4*(1+[$Parameters.$E$4])*[$Parameters.$F$4]; 0)" office:value-type="float" office:value="0" calcext:value-type="float">
            <text:p>0</text:p>
          </table:table-cell>
          <table:table-cell table:formula="of:=([.$D185]-[.$E185])*POWER(1+[$Parameters.$I$4];1/12)+[$Parameters.$D$4]" office:value-type="float" office:value="142161.701634042" calcext:value-type="float">
            <text:p>142161.701634042</text:p>
          </table:table-cell>
          <table:table-cell office:value-type="float" office:value="0" calcext:value-type="float">
            <text:p>0</text:p>
          </table:table-cell>
          <table:table-cell table:formula="of:=[.$D186]-[.$B186]" office:value-type="float" office:value="127780.052618186" calcext:value-type="float">
            <text:p>127780.052618186</text:p>
          </table:table-cell>
          <table:table-cell table:formula="of:=[.$F186]/[.$B186]" office:value-type="float" office:value="8.88493749759176" calcext:value-type="float">
            <text:p>8.88493749759176</text:p>
          </table:table-cell>
          <table:table-cell table:formula="of:=[.$F186]/[.$A186]" office:value-type="float" office:value="702.088201198824" calcext:value-type="float">
            <text:p>702.088201198824</text:p>
          </table:table-cell>
          <table:table-cell table:formula="of:=[.$B186]" office:value-type="float" office:value="14381.6490158564" calcext:value-type="float">
            <text:p>14381.6490158564</text:p>
          </table:table-cell>
          <table:table-cell table:formula="of:=[.$D186]*(1-[.$O186])" office:value-type="float" office:value="103920.061732783" calcext:value-type="float">
            <text:p>103920.061732783</text:p>
          </table:table-cell>
          <table:table-cell table:formula="of:=[.$B186]" office:value-type="float" office:value="14381.6490158564" calcext:value-type="float">
            <text:p>14381.6490158564</text:p>
          </table:table-cell>
          <table:table-cell table:formula="of:=IF(FLOOR([.$A186]/12; 1) + 1 &gt;= [$Parameters.$K$70] - [$Parameters.$K$22]; [.$D186] ; 0)" office:value-type="float" office:value="0" calcext:value-type="float">
            <text:p>0</text:p>
          </table:table-cell>
          <table:table-cell table:formula="of:=([$Parameters.$D$4]-[$Parameters.$C$4])*[.$A186]" office:value-type="float" office:value="27482" calcext:value-type="float">
            <text:p>27482</text:p>
          </table:table-cell>
          <table:table-cell table:formula="of:=[.$M186]/([$Parameters.A$4]*[.$A186])" office:value-type="float" office:value="0.00290384615384615" calcext:value-type="float">
            <text:p>0.002903846153846</text:p>
          </table:table-cell>
          <table:table-cell table:formula="of:=SUM(INDIRECT( CELL(&quot;address&quot;;  INDEX([$Parameters.$L$22:$Parameters.$L$74];  FLOOR([.$A186]/12; 1) + 1;0))&amp;&quot;:&quot;&amp;CELL(&quot;address&quot;; [$Parameters.$L$70])))" office:value-type="float" office:value="0.269001" calcext:value-type="float">
            <text:p>0.269001</text:p>
          </table:table-cell>
          <table:table-cell table:formula="of:=[.$I186]/INDEX([$Parameters.$M$22:$Parameters.$M$120];  FLOOR([.$A186]/12; 1) + 1;0)" office:value-type="float" office:value="333.062737745632" calcext:value-type="float">
            <text:p>333.062737745632</text:p>
          </table:table-cell>
          <table:table-cell table:formula="of:=[.$J186]/ INDEX([$Parameters.$M$22:$Parameters.$M$120];  FLOOR([.$A186]/12; 1) + 1;0)" office:value-type="float" office:value="2406.67118417747" calcext:value-type="float">
            <text:p>2406.67118417747</text:p>
          </table:table-cell>
          <table:table-cell table:formula="of:=([.$Q186]-[.$P186])*[$Parameters.$M$70]" office:value-type="float" office:value="33716.8733389818" calcext:value-type="float">
            <text:p>33716.8733389818</text:p>
          </table:table-cell>
          <table:table-cell table:number-columns-repeated="2"/>
        </table:table-row>
        <table:table-row table:style-name="ro1">
          <table:table-cell office:value-type="float" office:value="183" calcext:value-type="float">
            <text:p>183</text:p>
          </table:table-cell>
          <table:table-cell table:formula="of:=([.$B186]-[.$C186])*POWER(1+[$Parameters.$H$4];1/12)+[$Parameters.$C$4]" office:value-type="float" office:value="14917.0430112008" calcext:value-type="float">
            <text:p>14917.0430112008</text:p>
          </table:table-cell>
          <table:table-cell table:formula="of:=IF(MOD([.$A187];12)=1; ([.$B175]+[.$B178]+[.$B181]+[.$B184])/4*(1+[$Parameters.$E$4])*[$Parameters.$F$4]; 0)" office:value-type="float" office:value="0" calcext:value-type="float">
            <text:p>0</text:p>
          </table:table-cell>
          <table:table-cell table:formula="of:=([.$D186]-[.$E186])*POWER(1+[$Parameters.$I$4];1/12)+[$Parameters.$D$4]" office:value-type="float" office:value="143269.386003794" calcext:value-type="float">
            <text:p>143269.386003794</text:p>
          </table:table-cell>
          <table:table-cell office:value-type="float" office:value="0" calcext:value-type="float">
            <text:p>0</text:p>
          </table:table-cell>
          <table:table-cell table:formula="of:=[.$D187]-[.$B187]" office:value-type="float" office:value="128352.342992593" calcext:value-type="float">
            <text:p>128352.342992593</text:p>
          </table:table-cell>
          <table:table-cell table:formula="of:=[.$F187]/[.$B187]" office:value-type="float" office:value="8.60440925833734" calcext:value-type="float">
            <text:p>8.60440925833734</text:p>
          </table:table-cell>
          <table:table-cell table:formula="of:=[.$F187]/[.$A187]" office:value-type="float" office:value="701.378923456791" calcext:value-type="float">
            <text:p>701.378923456791</text:p>
          </table:table-cell>
          <table:table-cell table:formula="of:=[.$B187]" office:value-type="float" office:value="14917.0430112008" calcext:value-type="float">
            <text:p>14917.0430112008</text:p>
          </table:table-cell>
          <table:table-cell table:formula="of:=[.$D187]*(1-[.$O187])" office:value-type="float" office:value="104729.777899387" calcext:value-type="float">
            <text:p>104729.777899387</text:p>
          </table:table-cell>
          <table:table-cell table:formula="of:=[.$B187]" office:value-type="float" office:value="14917.0430112008" calcext:value-type="float">
            <text:p>14917.0430112008</text:p>
          </table:table-cell>
          <table:table-cell table:formula="of:=IF(FLOOR([.$A187]/12; 1) + 1 &gt;= [$Parameters.$K$70] - [$Parameters.$K$22]; [.$D187] ; 0)" office:value-type="float" office:value="0" calcext:value-type="float">
            <text:p>0</text:p>
          </table:table-cell>
          <table:table-cell table:formula="of:=([$Parameters.$D$4]-[$Parameters.$C$4])*[.$A187]" office:value-type="float" office:value="27633" calcext:value-type="float">
            <text:p>27633</text:p>
          </table:table-cell>
          <table:table-cell table:formula="of:=[.$M187]/([$Parameters.A$4]*[.$A187])" office:value-type="float" office:value="0.00290384615384615" calcext:value-type="float">
            <text:p>0.002903846153846</text:p>
          </table:table-cell>
          <table:table-cell table:formula="of:=SUM(INDIRECT( CELL(&quot;address&quot;;  INDEX([$Parameters.$L$22:$Parameters.$L$74];  FLOOR([.$A187]/12; 1) + 1;0))&amp;&quot;:&quot;&amp;CELL(&quot;address&quot;; [$Parameters.$L$70])))" office:value-type="float" office:value="0.269001" calcext:value-type="float">
            <text:p>0.269001</text:p>
          </table:table-cell>
          <table:table-cell table:formula="of:=[.$I187]/INDEX([$Parameters.$M$22:$Parameters.$M$120];  FLOOR([.$A187]/12; 1) + 1;0)" office:value-type="float" office:value="345.46185760076" calcext:value-type="float">
            <text:p>345.46185760076</text:p>
          </table:table-cell>
          <table:table-cell table:formula="of:=[.$J187]/ INDEX([$Parameters.$M$22:$Parameters.$M$120];  FLOOR([.$A187]/12; 1) + 1;0)" office:value-type="float" office:value="2425.42329549298" calcext:value-type="float">
            <text:p>2425.42329549298</text:p>
          </table:table-cell>
          <table:table-cell table:formula="of:=([.$Q187]-[.$P187])*[$Parameters.$M$70]" office:value-type="float" office:value="33820.1729801276" calcext:value-type="float">
            <text:p>33820.1729801276</text:p>
          </table:table-cell>
          <table:table-cell table:number-columns-repeated="2"/>
        </table:table-row>
        <table:table-row table:style-name="ro1">
          <table:table-cell office:value-type="float" office:value="184" calcext:value-type="float">
            <text:p>184</text:p>
          </table:table-cell>
          <table:table-cell table:formula="of:=([.$B187]-[.$C187])*POWER(1+[$Parameters.$H$4];1/12)+[$Parameters.$C$4]" office:value-type="float" office:value="15458.3150179552" calcext:value-type="float">
            <text:p>15458.3150179552</text:p>
          </table:table-cell>
          <table:table-cell table:formula="of:=IF(MOD([.$A188];12)=1; ([.$B176]+[.$B179]+[.$B182]+[.$B185])/4*(1+[$Parameters.$E$4])*[$Parameters.$F$4]; 0)" office:value-type="float" office:value="0" calcext:value-type="float">
            <text:p>0</text:p>
          </table:table-cell>
          <table:table-cell table:formula="of:=([.$D187]-[.$E187])*POWER(1+[$Parameters.$I$4];1/12)+[$Parameters.$D$4]" office:value-type="float" office:value="144381.58321678" calcext:value-type="float">
            <text:p>144381.58321678</text:p>
          </table:table-cell>
          <table:table-cell office:value-type="float" office:value="0" calcext:value-type="float">
            <text:p>0</text:p>
          </table:table-cell>
          <table:table-cell table:formula="of:=[.$D188]-[.$B188]" office:value-type="float" office:value="128923.268198825" calcext:value-type="float">
            <text:p>128923.268198825</text:p>
          </table:table-cell>
          <table:table-cell table:formula="of:=[.$F188]/[.$B188]" office:value-type="float" office:value="8.34005957629133" calcext:value-type="float">
            <text:p>8.34005957629133</text:p>
          </table:table-cell>
          <table:table-cell table:formula="of:=[.$F188]/[.$A188]" office:value-type="float" office:value="700.66993586318" calcext:value-type="float">
            <text:p>700.66993586318</text:p>
          </table:table-cell>
          <table:table-cell table:formula="of:=[.$B188]" office:value-type="float" office:value="15458.3150179552" calcext:value-type="float">
            <text:p>15458.3150179552</text:p>
          </table:table-cell>
          <table:table-cell table:formula="of:=[.$D188]*(1-[.$O188])" office:value-type="float" office:value="105542.792949883" calcext:value-type="float">
            <text:p>105542.792949883</text:p>
          </table:table-cell>
          <table:table-cell table:formula="of:=[.$B188]" office:value-type="float" office:value="15458.3150179552" calcext:value-type="float">
            <text:p>15458.3150179552</text:p>
          </table:table-cell>
          <table:table-cell table:formula="of:=IF(FLOOR([.$A188]/12; 1) + 1 &gt;= [$Parameters.$K$70] - [$Parameters.$K$22]; [.$D188] ; 0)" office:value-type="float" office:value="0" calcext:value-type="float">
            <text:p>0</text:p>
          </table:table-cell>
          <table:table-cell table:formula="of:=([$Parameters.$D$4]-[$Parameters.$C$4])*[.$A188]" office:value-type="float" office:value="27784" calcext:value-type="float">
            <text:p>27784</text:p>
          </table:table-cell>
          <table:table-cell table:formula="of:=[.$M188]/([$Parameters.A$4]*[.$A188])" office:value-type="float" office:value="0.00290384615384615" calcext:value-type="float">
            <text:p>0.002903846153846</text:p>
          </table:table-cell>
          <table:table-cell table:formula="of:=SUM(INDIRECT( CELL(&quot;address&quot;;  INDEX([$Parameters.$L$22:$Parameters.$L$74];  FLOOR([.$A188]/12; 1) + 1;0))&amp;&quot;:&quot;&amp;CELL(&quot;address&quot;; [$Parameters.$L$70])))" office:value-type="float" office:value="0.269001" calcext:value-type="float">
            <text:p>0.269001</text:p>
          </table:table-cell>
          <table:table-cell table:formula="of:=[.$I188]/INDEX([$Parameters.$M$22:$Parameters.$M$120];  FLOOR([.$A188]/12; 1) + 1;0)" office:value-type="float" office:value="357.997105557091" calcext:value-type="float">
            <text:p>357.997105557091</text:p>
          </table:table-cell>
          <table:table-cell table:formula="of:=[.$J188]/ INDEX([$Parameters.$M$22:$Parameters.$M$120];  FLOOR([.$A188]/12; 1) + 1;0)" office:value-type="float" office:value="2444.2518052312" calcext:value-type="float">
            <text:p>2444.2518052312</text:p>
          </table:table-cell>
          <table:table-cell table:formula="of:=([.$Q188]-[.$P188])*[$Parameters.$M$70]" office:value-type="float" office:value="33922.501416701" calcext:value-type="float">
            <text:p>33922.501416701</text:p>
          </table:table-cell>
          <table:table-cell table:number-columns-repeated="2"/>
        </table:table-row>
        <table:table-row table:style-name="ro1">
          <table:table-cell office:value-type="float" office:value="185" calcext:value-type="float">
            <text:p>185</text:p>
          </table:table-cell>
          <table:table-cell table:formula="of:=([.$B188]-[.$C188])*POWER(1+[$Parameters.$H$4];1/12)+[$Parameters.$C$4]" office:value-type="float" office:value="16005.5295699364" calcext:value-type="float">
            <text:p>16005.5295699364</text:p>
          </table:table-cell>
          <table:table-cell table:formula="of:=IF(MOD([.$A189];12)=1; ([.$B177]+[.$B180]+[.$B183]+[.$B186])/4*(1+[$Parameters.$E$4])*[$Parameters.$F$4]; 0)" office:value-type="float" office:value="0" calcext:value-type="float">
            <text:p>0</text:p>
          </table:table-cell>
          <table:table-cell table:formula="of:=([.$D188]-[.$E188])*POWER(1+[$Parameters.$I$4];1/12)+[$Parameters.$D$4]" office:value-type="float" office:value="145498.311658885" calcext:value-type="float">
            <text:p>145498.311658885</text:p>
          </table:table-cell>
          <table:table-cell office:value-type="float" office:value="0" calcext:value-type="float">
            <text:p>0</text:p>
          </table:table-cell>
          <table:table-cell table:formula="of:=[.$D189]-[.$B189]" office:value-type="float" office:value="129492.782088948" calcext:value-type="float">
            <text:p>129492.782088948</text:p>
          </table:table-cell>
          <table:table-cell table:formula="of:=[.$F189]/[.$B189]" office:value-type="float" office:value="8.09050281798719" calcext:value-type="float">
            <text:p>8.09050281798719</text:p>
          </table:table-cell>
          <table:table-cell table:formula="of:=[.$F189]/[.$A189]" office:value-type="float" office:value="699.960984264585" calcext:value-type="float">
            <text:p>699.960984264585</text:p>
          </table:table-cell>
          <table:table-cell table:formula="of:=[.$B189]" office:value-type="float" office:value="16005.5295699364" calcext:value-type="float">
            <text:p>16005.5295699364</text:p>
          </table:table-cell>
          <table:table-cell table:formula="of:=[.$D189]*(1-[.$O189])" office:value-type="float" office:value="106359.120324333" calcext:value-type="float">
            <text:p>106359.120324333</text:p>
          </table:table-cell>
          <table:table-cell table:formula="of:=[.$B189]" office:value-type="float" office:value="16005.5295699364" calcext:value-type="float">
            <text:p>16005.5295699364</text:p>
          </table:table-cell>
          <table:table-cell table:formula="of:=IF(FLOOR([.$A189]/12; 1) + 1 &gt;= [$Parameters.$K$70] - [$Parameters.$K$22]; [.$D189] ; 0)" office:value-type="float" office:value="0" calcext:value-type="float">
            <text:p>0</text:p>
          </table:table-cell>
          <table:table-cell table:formula="of:=([$Parameters.$D$4]-[$Parameters.$C$4])*[.$A189]" office:value-type="float" office:value="27935" calcext:value-type="float">
            <text:p>27935</text:p>
          </table:table-cell>
          <table:table-cell table:formula="of:=[.$M189]/([$Parameters.A$4]*[.$A189])" office:value-type="float" office:value="0.00290384615384615" calcext:value-type="float">
            <text:p>0.002903846153846</text:p>
          </table:table-cell>
          <table:table-cell table:formula="of:=SUM(INDIRECT( CELL(&quot;address&quot;;  INDEX([$Parameters.$L$22:$Parameters.$L$74];  FLOOR([.$A189]/12; 1) + 1;0))&amp;&quot;:&quot;&amp;CELL(&quot;address&quot;; [$Parameters.$L$70])))" office:value-type="float" office:value="0.269001" calcext:value-type="float">
            <text:p>0.269001</text:p>
          </table:table-cell>
          <table:table-cell table:formula="of:=[.$I189]/INDEX([$Parameters.$M$22:$Parameters.$M$120];  FLOOR([.$A189]/12; 1) + 1;0)" office:value-type="float" office:value="370.669976144892" calcext:value-type="float">
            <text:p>370.669976144892</text:p>
          </table:table-cell>
          <table:table-cell table:formula="of:=[.$J189]/ INDEX([$Parameters.$M$22:$Parameters.$M$120];  FLOOR([.$A189]/12; 1) + 1;0)" office:value-type="float" office:value="2463.15702464875" calcext:value-type="float">
            <text:p>2463.15702464875</text:p>
          </table:table-cell>
          <table:table-cell table:formula="of:=([.$Q189]-[.$P189])*[$Parameters.$M$70]" office:value-type="float" office:value="34023.8394086727" calcext:value-type="float">
            <text:p>34023.8394086727</text:p>
          </table:table-cell>
          <table:table-cell table:number-columns-repeated="2"/>
        </table:table-row>
        <table:table-row table:style-name="ro1">
          <table:table-cell office:value-type="float" office:value="186" calcext:value-type="float">
            <text:p>186</text:p>
          </table:table-cell>
          <table:table-cell table:formula="of:=([.$B189]-[.$C189])*POWER(1+[$Parameters.$H$4];1/12)+[$Parameters.$C$4]" office:value-type="float" office:value="16558.7519094689" calcext:value-type="float">
            <text:p>16558.7519094689</text:p>
          </table:table-cell>
          <table:table-cell table:formula="of:=IF(MOD([.$A190];12)=1; ([.$B178]+[.$B181]+[.$B184]+[.$B187])/4*(1+[$Parameters.$E$4])*[$Parameters.$F$4]; 0)" office:value-type="float" office:value="0" calcext:value-type="float">
            <text:p>0</text:p>
          </table:table-cell>
          <table:table-cell table:formula="of:=([.$D189]-[.$E189])*POWER(1+[$Parameters.$I$4];1/12)+[$Parameters.$D$4]" office:value-type="float" office:value="146619.589790895" calcext:value-type="float">
            <text:p>146619.589790895</text:p>
          </table:table-cell>
          <table:table-cell office:value-type="float" office:value="0" calcext:value-type="float">
            <text:p>0</text:p>
          </table:table-cell>
          <table:table-cell table:formula="of:=[.$D190]-[.$B190]" office:value-type="float" office:value="130060.837881426" calcext:value-type="float">
            <text:p>130060.837881426</text:p>
          </table:table-cell>
          <table:table-cell table:formula="of:=[.$F190]/[.$B190]" office:value-type="float" office:value="7.85450730782749" calcext:value-type="float">
            <text:p>7.85450730782749</text:p>
          </table:table-cell>
          <table:table-cell table:formula="of:=[.$F190]/[.$A190]" office:value-type="float" office:value="699.251816566806" calcext:value-type="float">
            <text:p>699.251816566806</text:p>
          </table:table-cell>
          <table:table-cell table:formula="of:=[.$B190]" office:value-type="float" office:value="16558.7519094689" calcext:value-type="float">
            <text:p>16558.7519094689</text:p>
          </table:table-cell>
          <table:table-cell table:formula="of:=[.$D190]*(1-[.$O190])" office:value-type="float" office:value="107178.773517554" calcext:value-type="float">
            <text:p>107178.773517554</text:p>
          </table:table-cell>
          <table:table-cell table:formula="of:=[.$B190]" office:value-type="float" office:value="16558.7519094689" calcext:value-type="float">
            <text:p>16558.7519094689</text:p>
          </table:table-cell>
          <table:table-cell table:formula="of:=IF(FLOOR([.$A190]/12; 1) + 1 &gt;= [$Parameters.$K$70] - [$Parameters.$K$22]; [.$D190] ; 0)" office:value-type="float" office:value="0" calcext:value-type="float">
            <text:p>0</text:p>
          </table:table-cell>
          <table:table-cell table:formula="of:=([$Parameters.$D$4]-[$Parameters.$C$4])*[.$A190]" office:value-type="float" office:value="28086" calcext:value-type="float">
            <text:p>28086</text:p>
          </table:table-cell>
          <table:table-cell table:formula="of:=[.$M190]/([$Parameters.A$4]*[.$A190])" office:value-type="float" office:value="0.00290384615384615" calcext:value-type="float">
            <text:p>0.002903846153846</text:p>
          </table:table-cell>
          <table:table-cell table:formula="of:=SUM(INDIRECT( CELL(&quot;address&quot;;  INDEX([$Parameters.$L$22:$Parameters.$L$74];  FLOOR([.$A190]/12; 1) + 1;0))&amp;&quot;:&quot;&amp;CELL(&quot;address&quot;; [$Parameters.$L$70])))" office:value-type="float" office:value="0.269001" calcext:value-type="float">
            <text:p>0.269001</text:p>
          </table:table-cell>
          <table:table-cell table:formula="of:=[.$I190]/INDEX([$Parameters.$M$22:$Parameters.$M$120];  FLOOR([.$A190]/12; 1) + 1;0)" office:value-type="float" office:value="383.481980302661" calcext:value-type="float">
            <text:p>383.481980302661</text:p>
          </table:table-cell>
          <table:table-cell table:formula="of:=[.$J190]/ INDEX([$Parameters.$M$22:$Parameters.$M$120];  FLOOR([.$A190]/12; 1) + 1;0)" office:value-type="float" office:value="2482.13926627036" calcext:value-type="float">
            <text:p>2482.13926627036</text:p>
          </table:table-cell>
          <table:table-cell table:formula="of:=([.$Q190]-[.$P190])*[$Parameters.$M$70]" office:value-type="float" office:value="34124.1674698348" calcext:value-type="float">
            <text:p>34124.1674698348</text:p>
          </table:table-cell>
          <table:table-cell table:number-columns-repeated="2"/>
        </table:table-row>
        <table:table-row table:style-name="ro1">
          <table:table-cell office:value-type="float" office:value="187" calcext:value-type="float">
            <text:p>187</text:p>
          </table:table-cell>
          <table:table-cell table:formula="of:=([.$B190]-[.$C190])*POWER(1+[$Parameters.$H$4];1/12)+[$Parameters.$C$4]" office:value-type="float" office:value="17118.0479951626" calcext:value-type="float">
            <text:p>17118.0479951626</text:p>
          </table:table-cell>
          <table:table-cell table:formula="of:=IF(MOD([.$A191];12)=1; ([.$B179]+[.$B182]+[.$B185]+[.$B188])/4*(1+[$Parameters.$E$4])*[$Parameters.$F$4]; 0)" office:value-type="float" office:value="0" calcext:value-type="float">
            <text:p>0</text:p>
          </table:table-cell>
          <table:table-cell table:formula="of:=([.$D190]-[.$E190])*POWER(1+[$Parameters.$I$4];1/12)+[$Parameters.$D$4]" office:value-type="float" office:value="147745.436148811" calcext:value-type="float">
            <text:p>147745.436148811</text:p>
          </table:table-cell>
          <table:table-cell office:value-type="float" office:value="0" calcext:value-type="float">
            <text:p>0</text:p>
          </table:table-cell>
          <table:table-cell table:formula="of:=[.$D191]-[.$B191]" office:value-type="float" office:value="130627.388153648" calcext:value-type="float">
            <text:p>130627.388153648</text:p>
          </table:table-cell>
          <table:table-cell table:formula="of:=[.$F191]/[.$B191]" office:value-type="float" office:value="7.63097452411408" calcext:value-type="float">
            <text:p>7.63097452411408</text:p>
          </table:table-cell>
          <table:table-cell table:formula="of:=[.$F191]/[.$A191]" office:value-type="float" office:value="698.542182639829" calcext:value-type="float">
            <text:p>698.542182639829</text:p>
          </table:table-cell>
          <table:table-cell table:formula="of:=[.$B191]" office:value-type="float" office:value="17118.0479951626" calcext:value-type="float">
            <text:p>17118.0479951626</text:p>
          </table:table-cell>
          <table:table-cell table:formula="of:=[.$D191]*(1-[.$O191])" office:value-type="float" office:value="108001.766079344" calcext:value-type="float">
            <text:p>108001.766079344</text:p>
          </table:table-cell>
          <table:table-cell table:formula="of:=[.$B191]" office:value-type="float" office:value="17118.0479951626" calcext:value-type="float">
            <text:p>17118.0479951626</text:p>
          </table:table-cell>
          <table:table-cell table:formula="of:=IF(FLOOR([.$A191]/12; 1) + 1 &gt;= [$Parameters.$K$70] - [$Parameters.$K$22]; [.$D191] ; 0)" office:value-type="float" office:value="0" calcext:value-type="float">
            <text:p>0</text:p>
          </table:table-cell>
          <table:table-cell table:formula="of:=([$Parameters.$D$4]-[$Parameters.$C$4])*[.$A191]" office:value-type="float" office:value="28237" calcext:value-type="float">
            <text:p>28237</text:p>
          </table:table-cell>
          <table:table-cell table:formula="of:=[.$M191]/([$Parameters.A$4]*[.$A191])" office:value-type="float" office:value="0.00290384615384615" calcext:value-type="float">
            <text:p>0.002903846153846</text:p>
          </table:table-cell>
          <table:table-cell table:formula="of:=SUM(INDIRECT( CELL(&quot;address&quot;;  INDEX([$Parameters.$L$22:$Parameters.$L$74];  FLOOR([.$A191]/12; 1) + 1;0))&amp;&quot;:&quot;&amp;CELL(&quot;address&quot;; [$Parameters.$L$70])))" office:value-type="float" office:value="0.269001" calcext:value-type="float">
            <text:p>0.269001</text:p>
          </table:table-cell>
          <table:table-cell table:formula="of:=[.$I191]/INDEX([$Parameters.$M$22:$Parameters.$M$120];  FLOOR([.$A191]/12; 1) + 1;0)" office:value-type="float" office:value="396.434645557263" calcext:value-type="float">
            <text:p>396.434645557263</text:p>
          </table:table-cell>
          <table:table-cell table:formula="of:=[.$J191]/ INDEX([$Parameters.$M$22:$Parameters.$M$120];  FLOOR([.$A191]/12; 1) + 1;0)" office:value-type="float" office:value="2501.19884389403" calcext:value-type="float">
            <text:p>2501.19884389403</text:p>
          </table:table-cell>
          <table:table-cell table:formula="of:=([.$Q191]-[.$P191])*[$Parameters.$M$70]" office:value-type="float" office:value="34223.4658649559" calcext:value-type="float">
            <text:p>34223.4658649559</text:p>
          </table:table-cell>
          <table:table-cell table:number-columns-repeated="2"/>
        </table:table-row>
        <table:table-row table:style-name="ro1">
          <table:table-cell office:value-type="float" office:value="188" calcext:value-type="float">
            <text:p>188</text:p>
          </table:table-cell>
          <table:table-cell table:formula="of:=([.$B191]-[.$C191])*POWER(1+[$Parameters.$H$4];1/12)+[$Parameters.$C$4]" office:value-type="float" office:value="17683.4845097775" calcext:value-type="float">
            <text:p>17683.4845097775</text:p>
          </table:table-cell>
          <table:table-cell table:formula="of:=IF(MOD([.$A192];12)=1; ([.$B180]+[.$B183]+[.$B186]+[.$B189])/4*(1+[$Parameters.$E$4])*[$Parameters.$F$4]; 0)" office:value-type="float" office:value="0" calcext:value-type="float">
            <text:p>0</text:p>
          </table:table-cell>
          <table:table-cell table:formula="of:=([.$D191]-[.$E191])*POWER(1+[$Parameters.$I$4];1/12)+[$Parameters.$D$4]" office:value-type="float" office:value="148875.86934415" calcext:value-type="float">
            <text:p>148875.86934415</text:p>
          </table:table-cell>
          <table:table-cell office:value-type="float" office:value="0" calcext:value-type="float">
            <text:p>0</text:p>
          </table:table-cell>
          <table:table-cell table:formula="of:=[.$D192]-[.$B192]" office:value-type="float" office:value="131192.384834373" calcext:value-type="float">
            <text:p>131192.384834373</text:p>
          </table:table-cell>
          <table:table-cell table:formula="of:=[.$F192]/[.$B192]" office:value-type="float" office:value="7.41892157972792" calcext:value-type="float">
            <text:p>7.41892157972792</text:p>
          </table:table-cell>
          <table:table-cell table:formula="of:=[.$F192]/[.$A192]" office:value-type="float" office:value="697.831834225386" calcext:value-type="float">
            <text:p>697.831834225386</text:p>
          </table:table-cell>
          <table:table-cell table:formula="of:=[.$B192]" office:value-type="float" office:value="17683.4845097775" calcext:value-type="float">
            <text:p>17683.4845097775</text:p>
          </table:table-cell>
          <table:table-cell table:formula="of:=[.$D192]*(1-[.$O192])" office:value-type="float" office:value="108828.111614704" calcext:value-type="float">
            <text:p>108828.111614704</text:p>
          </table:table-cell>
          <table:table-cell table:formula="of:=[.$B192]" office:value-type="float" office:value="17683.4845097775" calcext:value-type="float">
            <text:p>17683.4845097775</text:p>
          </table:table-cell>
          <table:table-cell table:formula="of:=IF(FLOOR([.$A192]/12; 1) + 1 &gt;= [$Parameters.$K$70] - [$Parameters.$K$22]; [.$D192] ; 0)" office:value-type="float" office:value="0" calcext:value-type="float">
            <text:p>0</text:p>
          </table:table-cell>
          <table:table-cell table:formula="of:=([$Parameters.$D$4]-[$Parameters.$C$4])*[.$A192]" office:value-type="float" office:value="28388" calcext:value-type="float">
            <text:p>28388</text:p>
          </table:table-cell>
          <table:table-cell table:formula="of:=[.$M192]/([$Parameters.A$4]*[.$A192])" office:value-type="float" office:value="0.00290384615384615" calcext:value-type="float">
            <text:p>0.002903846153846</text:p>
          </table:table-cell>
          <table:table-cell table:formula="of:=SUM(INDIRECT( CELL(&quot;address&quot;;  INDEX([$Parameters.$L$22:$Parameters.$L$74];  FLOOR([.$A192]/12; 1) + 1;0))&amp;&quot;:&quot;&amp;CELL(&quot;address&quot;; [$Parameters.$L$70])))" office:value-type="float" office:value="0.269001" calcext:value-type="float">
            <text:p>0.269001</text:p>
          </table:table-cell>
          <table:table-cell table:formula="of:=[.$I192]/INDEX([$Parameters.$M$22:$Parameters.$M$120];  FLOOR([.$A192]/12; 1) + 1;0)" office:value-type="float" office:value="409.529516206055" calcext:value-type="float">
            <text:p>409.529516206055</text:p>
          </table:table-cell>
          <table:table-cell table:formula="of:=[.$J192]/ INDEX([$Parameters.$M$22:$Parameters.$M$120];  FLOOR([.$A192]/12; 1) + 1;0)" office:value-type="float" office:value="2520.33607259621" calcext:value-type="float">
            <text:p>2520.33607259621</text:p>
          </table:table-cell>
          <table:table-cell table:formula="of:=([.$Q192]-[.$P192])*[$Parameters.$M$70]" office:value-type="float" office:value="34321.7146069039" calcext:value-type="float">
            <text:p>34321.7146069039</text:p>
          </table:table-cell>
          <table:table-cell table:number-columns-repeated="2"/>
        </table:table-row>
        <table:table-row table:style-name="ro1">
          <table:table-cell office:value-type="float" office:value="189" calcext:value-type="float">
            <text:p>189</text:p>
          </table:table-cell>
          <table:table-cell table:formula="of:=([.$B192]-[.$C192])*POWER(1+[$Parameters.$H$4];1/12)+[$Parameters.$C$4]" office:value-type="float" office:value="18255.1288681735" calcext:value-type="float">
            <text:p>18255.1288681735</text:p>
          </table:table-cell>
          <table:table-cell table:formula="of:=IF(MOD([.$A193];12)=1; ([.$B181]+[.$B184]+[.$B187]+[.$B190])/4*(1+[$Parameters.$E$4])*[$Parameters.$F$4]; 0)" office:value-type="float" office:value="0" calcext:value-type="float">
            <text:p>0</text:p>
          </table:table-cell>
          <table:table-cell table:formula="of:=([.$D192]-[.$E192])*POWER(1+[$Parameters.$I$4];1/12)+[$Parameters.$D$4]" office:value-type="float" office:value="150010.908064256" calcext:value-type="float">
            <text:p>150010.908064256</text:p>
          </table:table-cell>
          <table:table-cell office:value-type="float" office:value="0" calcext:value-type="float">
            <text:p>0</text:p>
          </table:table-cell>
          <table:table-cell table:formula="of:=[.$D193]-[.$B193]" office:value-type="float" office:value="131755.779196083" calcext:value-type="float">
            <text:p>131755.779196083</text:p>
          </table:table-cell>
          <table:table-cell table:formula="of:=[.$F193]/[.$B193]" office:value-type="float" office:value="7.21746639793869" calcext:value-type="float">
            <text:p>7.21746639793869</text:p>
          </table:table-cell>
          <table:table-cell table:formula="of:=[.$F193]/[.$A193]" office:value-type="float" office:value="697.120524846999" calcext:value-type="float">
            <text:p>697.120524846999</text:p>
          </table:table-cell>
          <table:table-cell table:formula="of:=[.$B193]" office:value-type="float" office:value="18255.1288681735" calcext:value-type="float">
            <text:p>18255.1288681735</text:p>
          </table:table-cell>
          <table:table-cell table:formula="of:=[.$D193]*(1-[.$O193])" office:value-type="float" office:value="109657.823784063" calcext:value-type="float">
            <text:p>109657.823784063</text:p>
          </table:table-cell>
          <table:table-cell table:formula="of:=[.$B193]" office:value-type="float" office:value="18255.1288681735" calcext:value-type="float">
            <text:p>18255.1288681735</text:p>
          </table:table-cell>
          <table:table-cell table:formula="of:=IF(FLOOR([.$A193]/12; 1) + 1 &gt;= [$Parameters.$K$70] - [$Parameters.$K$22]; [.$D193] ; 0)" office:value-type="float" office:value="0" calcext:value-type="float">
            <text:p>0</text:p>
          </table:table-cell>
          <table:table-cell table:formula="of:=([$Parameters.$D$4]-[$Parameters.$C$4])*[.$A193]" office:value-type="float" office:value="28539" calcext:value-type="float">
            <text:p>28539</text:p>
          </table:table-cell>
          <table:table-cell table:formula="of:=[.$M193]/([$Parameters.A$4]*[.$A193])" office:value-type="float" office:value="0.00290384615384615" calcext:value-type="float">
            <text:p>0.002903846153846</text:p>
          </table:table-cell>
          <table:table-cell table:formula="of:=SUM(INDIRECT( CELL(&quot;address&quot;;  INDEX([$Parameters.$L$22:$Parameters.$L$74];  FLOOR([.$A193]/12; 1) + 1;0))&amp;&quot;:&quot;&amp;CELL(&quot;address&quot;; [$Parameters.$L$70])))" office:value-type="float" office:value="0.269001" calcext:value-type="float">
            <text:p>0.269001</text:p>
          </table:table-cell>
          <table:table-cell table:formula="of:=[.$I193]/INDEX([$Parameters.$M$22:$Parameters.$M$120];  FLOOR([.$A193]/12; 1) + 1;0)" office:value-type="float" office:value="422.768153501007" calcext:value-type="float">
            <text:p>422.768153501007</text:p>
          </table:table-cell>
          <table:table-cell table:formula="of:=[.$J193]/ INDEX([$Parameters.$M$22:$Parameters.$M$120];  FLOOR([.$A193]/12; 1) + 1;0)" office:value-type="float" office:value="2539.55126873699" calcext:value-type="float">
            <text:p>2539.55126873699</text:p>
          </table:table-cell>
          <table:table-cell table:formula="of:=([.$Q193]-[.$P193])*[$Parameters.$M$70]" office:value-type="float" office:value="34418.8934537371" calcext:value-type="float">
            <text:p>34418.8934537371</text:p>
          </table:table-cell>
          <table:table-cell table:number-columns-repeated="2"/>
        </table:table-row>
        <table:table-row table:style-name="ro1">
          <table:table-cell office:value-type="float" office:value="190" calcext:value-type="float">
            <text:p>190</text:p>
          </table:table-cell>
          <table:table-cell table:formula="of:=([.$B193]-[.$C193])*POWER(1+[$Parameters.$H$4];1/12)+[$Parameters.$C$4]" office:value-type="float" office:value="18833.0492253485" calcext:value-type="float">
            <text:p>18833.0492253485</text:p>
          </table:table-cell>
          <table:table-cell table:formula="of:=IF(MOD([.$A194];12)=1; ([.$B182]+[.$B185]+[.$B188]+[.$B191])/4*(1+[$Parameters.$E$4])*[$Parameters.$F$4]; 0)" office:value-type="float" office:value="0" calcext:value-type="float">
            <text:p>0</text:p>
          </table:table-cell>
          <table:table-cell table:formula="of:=([.$D193]-[.$E193])*POWER(1+[$Parameters.$I$4];1/12)+[$Parameters.$D$4]" office:value-type="float" office:value="151150.571072608" calcext:value-type="float">
            <text:p>151150.571072608</text:p>
          </table:table-cell>
          <table:table-cell office:value-type="float" office:value="0" calcext:value-type="float">
            <text:p>0</text:p>
          </table:table-cell>
          <table:table-cell table:formula="of:=[.$D194]-[.$B194]" office:value-type="float" office:value="132317.521847259" calcext:value-type="float">
            <text:p>132317.521847259</text:p>
          </table:table-cell>
          <table:table-cell table:formula="of:=[.$F194]/[.$B194]" office:value-type="float" office:value="7.02581511172206" calcext:value-type="float">
            <text:p>7.02581511172206</text:p>
          </table:table-cell>
          <table:table-cell table:formula="of:=[.$F194]/[.$A194]" office:value-type="float" office:value="696.408009722416" calcext:value-type="float">
            <text:p>696.408009722416</text:p>
          </table:table-cell>
          <table:table-cell table:formula="of:=[.$B194]" office:value-type="float" office:value="18833.0492253485" calcext:value-type="float">
            <text:p>18833.0492253485</text:p>
          </table:table-cell>
          <table:table-cell table:formula="of:=[.$D194]*(1-[.$O194])" office:value-type="float" office:value="110490.916303505" calcext:value-type="float">
            <text:p>110490.916303505</text:p>
          </table:table-cell>
          <table:table-cell table:formula="of:=[.$B194]" office:value-type="float" office:value="18833.0492253485" calcext:value-type="float">
            <text:p>18833.0492253485</text:p>
          </table:table-cell>
          <table:table-cell table:formula="of:=IF(FLOOR([.$A194]/12; 1) + 1 &gt;= [$Parameters.$K$70] - [$Parameters.$K$22]; [.$D194] ; 0)" office:value-type="float" office:value="0" calcext:value-type="float">
            <text:p>0</text:p>
          </table:table-cell>
          <table:table-cell table:formula="of:=([$Parameters.$D$4]-[$Parameters.$C$4])*[.$A194]" office:value-type="float" office:value="28690" calcext:value-type="float">
            <text:p>28690</text:p>
          </table:table-cell>
          <table:table-cell table:formula="of:=[.$M194]/([$Parameters.A$4]*[.$A194])" office:value-type="float" office:value="0.00290384615384615" calcext:value-type="float">
            <text:p>0.002903846153846</text:p>
          </table:table-cell>
          <table:table-cell table:formula="of:=SUM(INDIRECT( CELL(&quot;address&quot;;  INDEX([$Parameters.$L$22:$Parameters.$L$74];  FLOOR([.$A194]/12; 1) + 1;0))&amp;&quot;:&quot;&amp;CELL(&quot;address&quot;; [$Parameters.$L$70])))" office:value-type="float" office:value="0.269001" calcext:value-type="float">
            <text:p>0.269001</text:p>
          </table:table-cell>
          <table:table-cell table:formula="of:=[.$I194]/INDEX([$Parameters.$M$22:$Parameters.$M$120];  FLOOR([.$A194]/12; 1) + 1;0)" office:value-type="float" office:value="436.152135834843" calcext:value-type="float">
            <text:p>436.152135834843</text:p>
          </table:table-cell>
          <table:table-cell table:formula="of:=[.$J194]/ INDEX([$Parameters.$M$22:$Parameters.$M$120];  FLOOR([.$A194]/12; 1) + 1;0)" office:value-type="float" office:value="2558.84474996538" calcext:value-type="float">
            <text:p>2558.84474996538</text:p>
          </table:table-cell>
          <table:table-cell table:formula="of:=([.$Q194]-[.$P194])*[$Parameters.$M$70]" office:value-type="float" office:value="34514.9819057625" calcext:value-type="float">
            <text:p>34514.9819057625</text:p>
          </table:table-cell>
          <table:table-cell table:number-columns-repeated="2"/>
        </table:table-row>
        <table:table-row table:style-name="ro1">
          <table:table-cell office:value-type="float" office:value="191" calcext:value-type="float">
            <text:p>191</text:p>
          </table:table-cell>
          <table:table-cell table:formula="of:=([.$B194]-[.$C194])*POWER(1+[$Parameters.$H$4];1/12)+[$Parameters.$C$4]" office:value-type="float" office:value="19417.3144845639" calcext:value-type="float">
            <text:p>19417.3144845639</text:p>
          </table:table-cell>
          <table:table-cell table:formula="of:=IF(MOD([.$A195];12)=1; ([.$B183]+[.$B186]+[.$B189]+[.$B192])/4*(1+[$Parameters.$E$4])*[$Parameters.$F$4]; 0)" office:value-type="float" office:value="0" calcext:value-type="float">
            <text:p>0</text:p>
          </table:table-cell>
          <table:table-cell table:formula="of:=([.$D194]-[.$E194])*POWER(1+[$Parameters.$I$4];1/12)+[$Parameters.$D$4]" office:value-type="float" office:value="152294.877209127" calcext:value-type="float">
            <text:p>152294.877209127</text:p>
          </table:table-cell>
          <table:table-cell office:value-type="float" office:value="0" calcext:value-type="float">
            <text:p>0</text:p>
          </table:table-cell>
          <table:table-cell table:formula="of:=[.$D195]-[.$B195]" office:value-type="float" office:value="132877.562724563" calcext:value-type="float">
            <text:p>132877.562724563</text:p>
          </table:table-cell>
          <table:table-cell table:formula="of:=[.$F195]/[.$B195]" office:value-type="float" office:value="6.84325130698148" calcext:value-type="float">
            <text:p>6.84325130698148</text:p>
          </table:table-cell>
          <table:table-cell table:formula="of:=[.$F195]/[.$A195]" office:value-type="float" office:value="695.694045678338" calcext:value-type="float">
            <text:p>695.694045678338</text:p>
          </table:table-cell>
          <table:table-cell table:formula="of:=[.$B195]" office:value-type="float" office:value="19417.3144845639" calcext:value-type="float">
            <text:p>19417.3144845639</text:p>
          </table:table-cell>
          <table:table-cell table:formula="of:=[.$D195]*(1-[.$O195])" office:value-type="float" office:value="111327.402944994" calcext:value-type="float">
            <text:p>111327.402944994</text:p>
          </table:table-cell>
          <table:table-cell table:formula="of:=[.$B195]" office:value-type="float" office:value="19417.3144845639" calcext:value-type="float">
            <text:p>19417.3144845639</text:p>
          </table:table-cell>
          <table:table-cell table:formula="of:=IF(FLOOR([.$A195]/12; 1) + 1 &gt;= [$Parameters.$K$70] - [$Parameters.$K$22]; [.$D195] ; 0)" office:value-type="float" office:value="0" calcext:value-type="float">
            <text:p>0</text:p>
          </table:table-cell>
          <table:table-cell table:formula="of:=([$Parameters.$D$4]-[$Parameters.$C$4])*[.$A195]" office:value-type="float" office:value="28841" calcext:value-type="float">
            <text:p>28841</text:p>
          </table:table-cell>
          <table:table-cell table:formula="of:=[.$M195]/([$Parameters.A$4]*[.$A195])" office:value-type="float" office:value="0.00290384615384615" calcext:value-type="float">
            <text:p>0.002903846153846</text:p>
          </table:table-cell>
          <table:table-cell table:formula="of:=SUM(INDIRECT( CELL(&quot;address&quot;;  INDEX([$Parameters.$L$22:$Parameters.$L$74];  FLOOR([.$A195]/12; 1) + 1;0))&amp;&quot;:&quot;&amp;CELL(&quot;address&quot;; [$Parameters.$L$70])))" office:value-type="float" office:value="0.269001" calcext:value-type="float">
            <text:p>0.269001</text:p>
          </table:table-cell>
          <table:table-cell table:formula="of:=[.$I195]/INDEX([$Parameters.$M$22:$Parameters.$M$120];  FLOOR([.$A195]/12; 1) + 1;0)" office:value-type="float" office:value="449.683058929225" calcext:value-type="float">
            <text:p>449.683058929225</text:p>
          </table:table-cell>
          <table:table-cell table:formula="of:=[.$J195]/ INDEX([$Parameters.$M$22:$Parameters.$M$120];  FLOOR([.$A195]/12; 1) + 1;0)" office:value-type="float" office:value="2578.21683522451" calcext:value-type="float">
            <text:p>2578.21683522451</text:p>
          </table:table-cell>
          <table:table-cell table:formula="of:=([.$Q195]-[.$P195])*[$Parameters.$M$70]" office:value-type="float" office:value="34609.9592025613" calcext:value-type="float">
            <text:p>34609.9592025613</text:p>
          </table:table-cell>
          <table:table-cell table:number-columns-repeated="2"/>
        </table:table-row>
        <table:table-row table:style-name="ro1">
          <table:table-cell office:value-type="float" office:value="192" calcext:value-type="float">
            <text:p>192</text:p>
          </table:table-cell>
          <table:table-cell table:formula="of:=([.$B195]-[.$C195])*POWER(1+[$Parameters.$H$4];1/12)+[$Parameters.$C$4]" office:value-type="float" office:value="20007.9943055599" calcext:value-type="float">
            <text:p>20007.9943055599</text:p>
          </table:table-cell>
          <table:table-cell table:formula="of:=IF(MOD([.$A196];12)=1; ([.$B184]+[.$B187]+[.$B190]+[.$B193])/4*(1+[$Parameters.$E$4])*[$Parameters.$F$4]; 0)" office:value-type="float" office:value="0" calcext:value-type="float">
            <text:p>0</text:p>
          </table:table-cell>
          <table:table-cell table:formula="of:=([.$D195]-[.$E195])*POWER(1+[$Parameters.$I$4];1/12)+[$Parameters.$D$4]" office:value-type="float" office:value="153443.845390492" calcext:value-type="float">
            <text:p>153443.845390492</text:p>
          </table:table-cell>
          <table:table-cell office:value-type="float" office:value="0" calcext:value-type="float">
            <text:p>0</text:p>
          </table:table-cell>
          <table:table-cell table:formula="of:=[.$D196]-[.$B196]" office:value-type="float" office:value="133435.851084932" calcext:value-type="float">
            <text:p>133435.851084932</text:p>
          </table:table-cell>
          <table:table-cell table:formula="of:=[.$F196]/[.$B196]" office:value-type="float" office:value="6.6691268023728" calcext:value-type="float">
            <text:p>6.6691268023728</text:p>
          </table:table-cell>
          <table:table-cell table:formula="of:=[.$F196]/[.$A196]" office:value-type="float" office:value="694.978391067355" calcext:value-type="float">
            <text:p>694.978391067355</text:p>
          </table:table-cell>
          <table:table-cell table:formula="of:=[.$B196]" office:value-type="float" office:value="20007.9943055599" calcext:value-type="float">
            <text:p>20007.9943055599</text:p>
          </table:table-cell>
          <table:table-cell table:formula="of:=[.$D196]*(1-[.$O196])" office:value-type="float" office:value="112553.515695452" calcext:value-type="float">
            <text:p>112553.515695452</text:p>
          </table:table-cell>
          <table:table-cell table:formula="of:=[.$B196]" office:value-type="float" office:value="20007.9943055599" calcext:value-type="float">
            <text:p>20007.9943055599</text:p>
          </table:table-cell>
          <table:table-cell table:formula="of:=IF(FLOOR([.$A196]/12; 1) + 1 &gt;= [$Parameters.$K$70] - [$Parameters.$K$22]; [.$D196] ; 0)" office:value-type="float" office:value="0" calcext:value-type="float">
            <text:p>0</text:p>
          </table:table-cell>
          <table:table-cell table:formula="of:=([$Parameters.$D$4]-[$Parameters.$C$4])*[.$A196]" office:value-type="float" office:value="28992" calcext:value-type="float">
            <text:p>28992</text:p>
          </table:table-cell>
          <table:table-cell table:formula="of:=[.$M196]/([$Parameters.A$4]*[.$A196])" office:value-type="float" office:value="0.00290384615384615" calcext:value-type="float">
            <text:p>0.002903846153846</text:p>
          </table:table-cell>
          <table:table-cell table:formula="of:=SUM(INDIRECT( CELL(&quot;address&quot;;  INDEX([$Parameters.$L$22:$Parameters.$L$74];  FLOOR([.$A196]/12; 1) + 1;0))&amp;&quot;:&quot;&amp;CELL(&quot;address&quot;; [$Parameters.$L$70])))" office:value-type="float" office:value="0.266484" calcext:value-type="float">
            <text:p>0.266484</text:p>
          </table:table-cell>
          <table:table-cell table:formula="of:=[.$I196]/INDEX([$Parameters.$M$22:$Parameters.$M$120];  FLOOR([.$A196]/12; 1) + 1;0)" office:value-type="float" office:value="473.114076745328" calcext:value-type="float">
            <text:p>473.114076745328</text:p>
          </table:table-cell>
          <table:table-cell table:formula="of:=[.$J196]/ INDEX([$Parameters.$M$22:$Parameters.$M$120];  FLOOR([.$A196]/12; 1) + 1;0)" office:value-type="float" office:value="2661.46880339211" calcext:value-type="float">
            <text:p>2661.46880339211</text:p>
          </table:table-cell>
          <table:table-cell table:formula="of:=([.$Q196]-[.$P196])*[$Parameters.$M$70]" office:value-type="float" office:value="35582.6478552766" calcext:value-type="float">
            <text:p>35582.6478552766</text:p>
          </table:table-cell>
          <table:table-cell table:number-columns-repeated="2"/>
        </table:table-row>
        <table:table-row table:style-name="ro1">
          <table:table-cell office:value-type="float" office:value="193" calcext:value-type="float">
            <text:p>193</text:p>
          </table:table-cell>
          <table:table-cell table:formula="of:=([.$B196]-[.$C196])*POWER(1+[$Parameters.$H$4];1/12)+[$Parameters.$C$4]" office:value-type="float" office:value="20605.1591128606" calcext:value-type="float">
            <text:p>20605.1591128606</text:p>
          </table:table-cell>
          <table:table-cell table:formula="of:=IF(MOD([.$A197];12)=1; ([.$B185]+[.$B188]+[.$B191]+[.$B194])/4*(1+[$Parameters.$E$4])*[$Parameters.$F$4]; 0)" office:value-type="float" office:value="6738.24905730731" calcext:value-type="float">
            <text:p>6738.24905730731</text:p>
          </table:table-cell>
          <table:table-cell table:formula="of:=([.$D196]-[.$E196])*POWER(1+[$Parameters.$I$4];1/12)+[$Parameters.$D$4]" office:value-type="float" office:value="154597.494610452" calcext:value-type="float">
            <text:p>154597.494610452</text:p>
          </table:table-cell>
          <table:table-cell office:value-type="float" office:value="0" calcext:value-type="float">
            <text:p>0</text:p>
          </table:table-cell>
          <table:table-cell table:formula="of:=[.$D197]-[.$B197]" office:value-type="float" office:value="133992.335497591" calcext:value-type="float">
            <text:p>133992.335497591</text:p>
          </table:table-cell>
          <table:table-cell table:formula="of:=[.$F197]/[.$B197]" office:value-type="float" office:value="6.50285371559984" calcext:value-type="float">
            <text:p>6.50285371559984</text:p>
          </table:table-cell>
          <table:table-cell table:formula="of:=[.$F197]/[.$A197]" office:value-type="float" office:value="694.260805687002" calcext:value-type="float">
            <text:p>694.260805687002</text:p>
          </table:table-cell>
          <table:table-cell table:formula="of:=[.$B197]" office:value-type="float" office:value="20605.1591128606" calcext:value-type="float">
            <text:p>20605.1591128606</text:p>
          </table:table-cell>
          <table:table-cell table:formula="of:=[.$D197]*(1-[.$O197])" office:value-type="float" office:value="113399.73585668" calcext:value-type="float">
            <text:p>113399.73585668</text:p>
          </table:table-cell>
          <table:table-cell table:formula="of:=[.$B197]" office:value-type="float" office:value="20605.1591128606" calcext:value-type="float">
            <text:p>20605.1591128606</text:p>
          </table:table-cell>
          <table:table-cell table:formula="of:=IF(FLOOR([.$A197]/12; 1) + 1 &gt;= [$Parameters.$K$70] - [$Parameters.$K$22]; [.$D197] ; 0)" office:value-type="float" office:value="0" calcext:value-type="float">
            <text:p>0</text:p>
          </table:table-cell>
          <table:table-cell table:formula="of:=([$Parameters.$D$4]-[$Parameters.$C$4])*[.$A197]" office:value-type="float" office:value="29143" calcext:value-type="float">
            <text:p>29143</text:p>
          </table:table-cell>
          <table:table-cell table:formula="of:=[.$M197]/([$Parameters.A$4]*[.$A197])" office:value-type="float" office:value="0.00290384615384615" calcext:value-type="float">
            <text:p>0.002903846153846</text:p>
          </table:table-cell>
          <table:table-cell table:formula="of:=SUM(INDIRECT( CELL(&quot;address&quot;;  INDEX([$Parameters.$L$22:$Parameters.$L$74];  FLOOR([.$A197]/12; 1) + 1;0))&amp;&quot;:&quot;&amp;CELL(&quot;address&quot;; [$Parameters.$L$70])))" office:value-type="float" office:value="0.266484" calcext:value-type="float">
            <text:p>0.266484</text:p>
          </table:table-cell>
          <table:table-cell table:formula="of:=[.$I197]/INDEX([$Parameters.$M$22:$Parameters.$M$120];  FLOOR([.$A197]/12; 1) + 1;0)" office:value-type="float" office:value="487.234786305523" calcext:value-type="float">
            <text:p>487.234786305523</text:p>
          </table:table-cell>
          <table:table-cell table:formula="of:=[.$J197]/ INDEX([$Parameters.$M$22:$Parameters.$M$120];  FLOOR([.$A197]/12; 1) + 1;0)" office:value-type="float" office:value="2681.47873863041" calcext:value-type="float">
            <text:p>2681.47873863041</text:p>
          </table:table-cell>
          <table:table-cell table:formula="of:=([.$Q197]-[.$P197])*[$Parameters.$M$70]" office:value-type="float" office:value="35678.4066648027" calcext:value-type="float">
            <text:p>35678.4066648027</text:p>
          </table:table-cell>
          <table:table-cell table:number-columns-repeated="2"/>
        </table:table-row>
        <table:table-row table:style-name="ro1">
          <table:table-cell office:value-type="float" office:value="194" calcext:value-type="float">
            <text:p>194</text:p>
          </table:table-cell>
          <table:table-cell table:formula="of:=([.$B197]-[.$C197])*POWER(1+[$Parameters.$H$4];1/12)+[$Parameters.$C$4]" office:value-type="float" office:value="14396.6528080596" calcext:value-type="float">
            <text:p>14396.6528080596</text:p>
          </table:table-cell>
          <table:table-cell table:formula="of:=IF(MOD([.$A198];12)=1; ([.$B186]+[.$B189]+[.$B192]+[.$B195])/4*(1+[$Parameters.$E$4])*[$Parameters.$F$4]; 0)" office:value-type="float" office:value="0" calcext:value-type="float">
            <text:p>0</text:p>
          </table:table-cell>
          <table:table-cell table:formula="of:=([.$D197]-[.$E197])*POWER(1+[$Parameters.$I$4];1/12)+[$Parameters.$D$4]" office:value-type="float" office:value="155755.843940137" calcext:value-type="float">
            <text:p>155755.843940137</text:p>
          </table:table-cell>
          <table:table-cell office:value-type="float" office:value="0" calcext:value-type="float">
            <text:p>0</text:p>
          </table:table-cell>
          <table:table-cell table:formula="of:=[.$D198]-[.$B198]" office:value-type="float" office:value="141359.191132077" calcext:value-type="float">
            <text:p>141359.191132077</text:p>
          </table:table-cell>
          <table:table-cell table:formula="of:=[.$F198]/[.$B198]" office:value-type="float" office:value="9.81889283687811" calcext:value-type="float">
            <text:p>9.81889283687811</text:p>
          </table:table-cell>
          <table:table-cell table:formula="of:=[.$F198]/[.$A198]" office:value-type="float" office:value="728.655624392151" calcext:value-type="float">
            <text:p>728.655624392151</text:p>
          </table:table-cell>
          <table:table-cell table:formula="of:=[.$B198]" office:value-type="float" office:value="14396.6528080596" calcext:value-type="float">
            <text:p>14396.6528080596</text:p>
          </table:table-cell>
          <table:table-cell table:formula="of:=[.$D198]*(1-[.$O198])" office:value-type="float" office:value="114249.403623593" calcext:value-type="float">
            <text:p>114249.403623593</text:p>
          </table:table-cell>
          <table:table-cell table:formula="of:=[.$B198]" office:value-type="float" office:value="14396.6528080596" calcext:value-type="float">
            <text:p>14396.6528080596</text:p>
          </table:table-cell>
          <table:table-cell table:formula="of:=IF(FLOOR([.$A198]/12; 1) + 1 &gt;= [$Parameters.$K$70] - [$Parameters.$K$22]; [.$D198] ; 0)" office:value-type="float" office:value="0" calcext:value-type="float">
            <text:p>0</text:p>
          </table:table-cell>
          <table:table-cell table:formula="of:=([$Parameters.$D$4]-[$Parameters.$C$4])*[.$A198]" office:value-type="float" office:value="29294" calcext:value-type="float">
            <text:p>29294</text:p>
          </table:table-cell>
          <table:table-cell table:formula="of:=[.$M198]/([$Parameters.A$4]*[.$A198])" office:value-type="float" office:value="0.00290384615384615" calcext:value-type="float">
            <text:p>0.002903846153846</text:p>
          </table:table-cell>
          <table:table-cell table:formula="of:=SUM(INDIRECT( CELL(&quot;address&quot;;  INDEX([$Parameters.$L$22:$Parameters.$L$74];  FLOOR([.$A198]/12; 1) + 1;0))&amp;&quot;:&quot;&amp;CELL(&quot;address&quot;; [$Parameters.$L$70])))" office:value-type="float" office:value="0.266484" calcext:value-type="float">
            <text:p>0.266484</text:p>
          </table:table-cell>
          <table:table-cell table:formula="of:=[.$I198]/INDEX([$Parameters.$M$22:$Parameters.$M$120];  FLOOR([.$A198]/12; 1) + 1;0)" office:value-type="float" office:value="340.426881249931" calcext:value-type="float">
            <text:p>340.426881249931</text:p>
          </table:table-cell>
          <table:table-cell table:formula="of:=[.$J198]/ INDEX([$Parameters.$M$22:$Parameters.$M$120];  FLOOR([.$A198]/12; 1) + 1;0)" office:value-type="float" office:value="2701.57019682179" calcext:value-type="float">
            <text:p>2701.57019682179</text:p>
          </table:table-cell>
          <table:table-cell table:formula="of:=([.$Q198]-[.$P198])*[$Parameters.$M$70]" office:value-type="float" office:value="38392.1903111984" calcext:value-type="float">
            <text:p>38392.1903111984</text:p>
          </table:table-cell>
          <table:table-cell table:number-columns-repeated="2"/>
        </table:table-row>
        <table:table-row table:style-name="ro1">
          <table:table-cell office:value-type="float" office:value="195" calcext:value-type="float">
            <text:p>195</text:p>
          </table:table-cell>
          <table:table-cell table:formula="of:=([.$B198]-[.$C198])*POWER(1+[$Parameters.$H$4];1/12)+[$Parameters.$C$4]" office:value-type="float" office:value="14932.2115278173" calcext:value-type="float">
            <text:p>14932.2115278173</text:p>
          </table:table-cell>
          <table:table-cell table:formula="of:=IF(MOD([.$A199];12)=1; ([.$B187]+[.$B190]+[.$B193]+[.$B196])/4*(1+[$Parameters.$E$4])*[$Parameters.$F$4]; 0)" office:value-type="float" office:value="0" calcext:value-type="float">
            <text:p>0</text:p>
          </table:table-cell>
          <table:table-cell table:formula="of:=([.$D198]-[.$E198])*POWER(1+[$Parameters.$I$4];1/12)+[$Parameters.$D$4]" office:value-type="float" office:value="156918.912528376" calcext:value-type="float">
            <text:p>156918.912528376</text:p>
          </table:table-cell>
          <table:table-cell office:value-type="float" office:value="0" calcext:value-type="float">
            <text:p>0</text:p>
          </table:table-cell>
          <table:table-cell table:formula="of:=[.$D199]-[.$B199]" office:value-type="float" office:value="141986.701000558" calcext:value-type="float">
            <text:p>141986.701000558</text:p>
          </table:table-cell>
          <table:table-cell table:formula="of:=[.$F199]/[.$B199]" office:value-type="float" office:value="9.50875231951077" calcext:value-type="float">
            <text:p>9.50875231951077</text:p>
          </table:table-cell>
          <table:table-cell table:formula="of:=[.$F199]/[.$A199]" office:value-type="float" office:value="728.136928207991" calcext:value-type="float">
            <text:p>728.136928207991</text:p>
          </table:table-cell>
          <table:table-cell table:formula="of:=[.$B199]" office:value-type="float" office:value="14932.2115278173" calcext:value-type="float">
            <text:p>14932.2115278173</text:p>
          </table:table-cell>
          <table:table-cell table:formula="of:=[.$D199]*(1-[.$O199])" office:value-type="float" office:value="115102.533042164" calcext:value-type="float">
            <text:p>115102.533042164</text:p>
          </table:table-cell>
          <table:table-cell table:formula="of:=[.$B199]" office:value-type="float" office:value="14932.2115278173" calcext:value-type="float">
            <text:p>14932.2115278173</text:p>
          </table:table-cell>
          <table:table-cell table:formula="of:=IF(FLOOR([.$A199]/12; 1) + 1 &gt;= [$Parameters.$K$70] - [$Parameters.$K$22]; [.$D199] ; 0)" office:value-type="float" office:value="0" calcext:value-type="float">
            <text:p>0</text:p>
          </table:table-cell>
          <table:table-cell table:formula="of:=([$Parameters.$D$4]-[$Parameters.$C$4])*[.$A199]" office:value-type="float" office:value="29445" calcext:value-type="float">
            <text:p>29445</text:p>
          </table:table-cell>
          <table:table-cell table:formula="of:=[.$M199]/([$Parameters.A$4]*[.$A199])" office:value-type="float" office:value="0.00290384615384615" calcext:value-type="float">
            <text:p>0.002903846153846</text:p>
          </table:table-cell>
          <table:table-cell table:formula="of:=SUM(INDIRECT( CELL(&quot;address&quot;;  INDEX([$Parameters.$L$22:$Parameters.$L$74];  FLOOR([.$A199]/12; 1) + 1;0))&amp;&quot;:&quot;&amp;CELL(&quot;address&quot;; [$Parameters.$L$70])))" office:value-type="float" office:value="0.266484" calcext:value-type="float">
            <text:p>0.266484</text:p>
          </table:table-cell>
          <table:table-cell table:formula="of:=[.$I199]/INDEX([$Parameters.$M$22:$Parameters.$M$120];  FLOOR([.$A199]/12; 1) + 1;0)" office:value-type="float" office:value="353.090837735098" calcext:value-type="float">
            <text:p>353.090837735098</text:p>
          </table:table-cell>
          <table:table-cell table:formula="of:=[.$J199]/ INDEX([$Parameters.$M$22:$Parameters.$M$120];  FLOOR([.$A199]/12; 1) + 1;0)" office:value-type="float" office:value="2721.74351010083" calcext:value-type="float">
            <text:p>2721.74351010083</text:p>
          </table:table-cell>
          <table:table-cell table:formula="of:=([.$Q199]-[.$P199])*[$Parameters.$M$70]" office:value-type="float" office:value="38514.2924526667" calcext:value-type="float">
            <text:p>38514.2924526667</text:p>
          </table:table-cell>
          <table:table-cell table:number-columns-repeated="2"/>
        </table:table-row>
        <table:table-row table:style-name="ro1">
          <table:table-cell office:value-type="float" office:value="196" calcext:value-type="float">
            <text:p>196</text:p>
          </table:table-cell>
          <table:table-cell table:formula="of:=([.$B199]-[.$C199])*POWER(1+[$Parameters.$H$4];1/12)+[$Parameters.$C$4]" office:value-type="float" office:value="15473.6500674699" calcext:value-type="float">
            <text:p>15473.6500674699</text:p>
          </table:table-cell>
          <table:table-cell table:formula="of:=IF(MOD([.$A200];12)=1; ([.$B188]+[.$B191]+[.$B194]+[.$B197])/4*(1+[$Parameters.$E$4])*[$Parameters.$F$4]; 0)" office:value-type="float" office:value="0" calcext:value-type="float">
            <text:p>0</text:p>
          </table:table-cell>
          <table:table-cell table:formula="of:=([.$D199]-[.$E199])*POWER(1+[$Parameters.$I$4];1/12)+[$Parameters.$D$4]" office:value-type="float" office:value="158086.719602012" calcext:value-type="float">
            <text:p>158086.719602012</text:p>
          </table:table-cell>
          <table:table-cell office:value-type="float" office:value="0" calcext:value-type="float">
            <text:p>0</text:p>
          </table:table-cell>
          <table:table-cell table:formula="of:=[.$D200]-[.$B200]" office:value-type="float" office:value="142613.069534542" calcext:value-type="float">
            <text:p>142613.069534542</text:p>
          </table:table-cell>
          <table:table-cell table:formula="of:=[.$F200]/[.$B200]" office:value-type="float" office:value="9.21651122474043" calcext:value-type="float">
            <text:p>9.21651122474043</text:p>
          </table:table-cell>
          <table:table-cell table:formula="of:=[.$F200]/[.$A200]" office:value-type="float" office:value="727.617701706846" calcext:value-type="float">
            <text:p>727.617701706846</text:p>
          </table:table-cell>
          <table:table-cell table:formula="of:=[.$B200]" office:value-type="float" office:value="15473.6500674699" calcext:value-type="float">
            <text:p>15473.6500674699</text:p>
          </table:table-cell>
          <table:table-cell table:formula="of:=[.$D200]*(1-[.$O200])" office:value-type="float" office:value="115959.138215589" calcext:value-type="float">
            <text:p>115959.138215589</text:p>
          </table:table-cell>
          <table:table-cell table:formula="of:=[.$B200]" office:value-type="float" office:value="15473.6500674699" calcext:value-type="float">
            <text:p>15473.6500674699</text:p>
          </table:table-cell>
          <table:table-cell table:formula="of:=IF(FLOOR([.$A200]/12; 1) + 1 &gt;= [$Parameters.$K$70] - [$Parameters.$K$22]; [.$D200] ; 0)" office:value-type="float" office:value="0" calcext:value-type="float">
            <text:p>0</text:p>
          </table:table-cell>
          <table:table-cell table:formula="of:=([$Parameters.$D$4]-[$Parameters.$C$4])*[.$A200]" office:value-type="float" office:value="29596" calcext:value-type="float">
            <text:p>29596</text:p>
          </table:table-cell>
          <table:table-cell table:formula="of:=[.$M200]/([$Parameters.A$4]*[.$A200])" office:value-type="float" office:value="0.00290384615384615" calcext:value-type="float">
            <text:p>0.002903846153846</text:p>
          </table:table-cell>
          <table:table-cell table:formula="of:=SUM(INDIRECT( CELL(&quot;address&quot;;  INDEX([$Parameters.$L$22:$Parameters.$L$74];  FLOOR([.$A200]/12; 1) + 1;0))&amp;&quot;:&quot;&amp;CELL(&quot;address&quot;; [$Parameters.$L$70])))" office:value-type="float" office:value="0.266484" calcext:value-type="float">
            <text:p>0.266484</text:p>
          </table:table-cell>
          <table:table-cell table:formula="of:=[.$I200]/INDEX([$Parameters.$M$22:$Parameters.$M$120];  FLOOR([.$A200]/12; 1) + 1;0)" office:value-type="float" office:value="365.89382992362" calcext:value-type="float">
            <text:p>365.89382992362</text:p>
          </table:table-cell>
          <table:table-cell table:formula="of:=[.$J200]/ INDEX([$Parameters.$M$22:$Parameters.$M$120];  FLOOR([.$A200]/12; 1) + 1;0)" office:value-type="float" office:value="2741.99901195529" calcext:value-type="float">
            <text:p>2741.99901195529</text:p>
          </table:table-cell>
          <table:table-cell table:formula="of:=([.$Q200]-[.$P200])*[$Parameters.$M$70]" office:value-type="float" office:value="38635.4702598349" calcext:value-type="float">
            <text:p>38635.4702598349</text:p>
          </table:table-cell>
          <table:table-cell table:number-columns-repeated="2"/>
        </table:table-row>
        <table:table-row table:style-name="ro1">
          <table:table-cell office:value-type="float" office:value="197" calcext:value-type="float">
            <text:p>197</text:p>
          </table:table-cell>
          <table:table-cell table:formula="of:=([.$B200]-[.$C200])*POWER(1+[$Parameters.$H$4];1/12)+[$Parameters.$C$4]" office:value-type="float" office:value="16021.0329806894" calcext:value-type="float">
            <text:p>16021.0329806894</text:p>
          </table:table-cell>
          <table:table-cell table:formula="of:=IF(MOD([.$A201];12)=1; ([.$B189]+[.$B192]+[.$B195]+[.$B198])/4*(1+[$Parameters.$E$4])*[$Parameters.$F$4]; 0)" office:value-type="float" office:value="0" calcext:value-type="float">
            <text:p>0</text:p>
          </table:table-cell>
          <table:table-cell table:formula="of:=([.$D200]-[.$E200])*POWER(1+[$Parameters.$I$4];1/12)+[$Parameters.$D$4]" office:value-type="float" office:value="159259.284466221" calcext:value-type="float">
            <text:p>159259.284466221</text:p>
          </table:table-cell>
          <table:table-cell office:value-type="float" office:value="0" calcext:value-type="float">
            <text:p>0</text:p>
          </table:table-cell>
          <table:table-cell table:formula="of:=[.$D201]-[.$B201]" office:value-type="float" office:value="143238.251485532" calcext:value-type="float">
            <text:p>143238.251485532</text:p>
          </table:table-cell>
          <table:table-cell table:formula="of:=[.$F201]/[.$B201]" office:value-type="float" office:value="8.94063770158769" calcext:value-type="float">
            <text:p>8.94063770158769</text:p>
          </table:table-cell>
          <table:table-cell table:formula="of:=[.$F201]/[.$A201]" office:value-type="float" office:value="727.097723276811" calcext:value-type="float">
            <text:p>727.097723276811</text:p>
          </table:table-cell>
          <table:table-cell table:formula="of:=[.$B201]" office:value-type="float" office:value="16021.0329806894" calcext:value-type="float">
            <text:p>16021.0329806894</text:p>
          </table:table-cell>
          <table:table-cell table:formula="of:=[.$D201]*(1-[.$O201])" office:value-type="float" office:value="116819.233304525" calcext:value-type="float">
            <text:p>116819.233304525</text:p>
          </table:table-cell>
          <table:table-cell table:formula="of:=[.$B201]" office:value-type="float" office:value="16021.0329806894" calcext:value-type="float">
            <text:p>16021.0329806894</text:p>
          </table:table-cell>
          <table:table-cell table:formula="of:=IF(FLOOR([.$A201]/12; 1) + 1 &gt;= [$Parameters.$K$70] - [$Parameters.$K$22]; [.$D201] ; 0)" office:value-type="float" office:value="0" calcext:value-type="float">
            <text:p>0</text:p>
          </table:table-cell>
          <table:table-cell table:formula="of:=([$Parameters.$D$4]-[$Parameters.$C$4])*[.$A201]" office:value-type="float" office:value="29747" calcext:value-type="float">
            <text:p>29747</text:p>
          </table:table-cell>
          <table:table-cell table:formula="of:=[.$M201]/([$Parameters.A$4]*[.$A201])" office:value-type="float" office:value="0.00290384615384615" calcext:value-type="float">
            <text:p>0.002903846153846</text:p>
          </table:table-cell>
          <table:table-cell table:formula="of:=SUM(INDIRECT( CELL(&quot;address&quot;;  INDEX([$Parameters.$L$22:$Parameters.$L$74];  FLOOR([.$A201]/12; 1) + 1;0))&amp;&quot;:&quot;&amp;CELL(&quot;address&quot;; [$Parameters.$L$70])))" office:value-type="float" office:value="0.266484" calcext:value-type="float">
            <text:p>0.266484</text:p>
          </table:table-cell>
          <table:table-cell table:formula="of:=[.$I201]/INDEX([$Parameters.$M$22:$Parameters.$M$120];  FLOOR([.$A201]/12; 1) + 1;0)" office:value-type="float" office:value="378.837384267898" calcext:value-type="float">
            <text:p>378.837384267898</text:p>
          </table:table-cell>
          <table:table-cell table:formula="of:=[.$J201]/ INDEX([$Parameters.$M$22:$Parameters.$M$120];  FLOOR([.$A201]/12; 1) + 1;0)" office:value-type="float" office:value="2762.33703723161" calcext:value-type="float">
            <text:p>2762.33703723161</text:p>
          </table:table-cell>
          <table:table-cell table:formula="of:=([.$Q201]-[.$P201])*[$Parameters.$M$70]" office:value-type="float" office:value="38755.7043571899" calcext:value-type="float">
            <text:p>38755.7043571899</text:p>
          </table:table-cell>
          <table:table-cell table:number-columns-repeated="2"/>
        </table:table-row>
        <table:table-row table:style-name="ro1">
          <table:table-cell office:value-type="float" office:value="198" calcext:value-type="float">
            <text:p>198</text:p>
          </table:table-cell>
          <table:table-cell table:formula="of:=([.$B201]-[.$C201])*POWER(1+[$Parameters.$H$4];1/12)+[$Parameters.$C$4]" office:value-type="float" office:value="16574.4255298733" calcext:value-type="float">
            <text:p>16574.4255298733</text:p>
          </table:table-cell>
          <table:table-cell table:formula="of:=IF(MOD([.$A202];12)=1; ([.$B190]+[.$B193]+[.$B196]+[.$B199])/4*(1+[$Parameters.$E$4])*[$Parameters.$F$4]; 0)" office:value-type="float" office:value="0" calcext:value-type="float">
            <text:p>0</text:p>
          </table:table-cell>
          <table:table-cell table:formula="of:=([.$D201]-[.$E201])*POWER(1+[$Parameters.$I$4];1/12)+[$Parameters.$D$4]" office:value-type="float" office:value="160436.626504832" calcext:value-type="float">
            <text:p>160436.626504832</text:p>
          </table:table-cell>
          <table:table-cell office:value-type="float" office:value="0" calcext:value-type="float">
            <text:p>0</text:p>
          </table:table-cell>
          <table:table-cell table:formula="of:=[.$D202]-[.$B202]" office:value-type="float" office:value="143862.200974959" calcext:value-type="float">
            <text:p>143862.200974959</text:p>
          </table:table-cell>
          <table:table-cell table:formula="of:=[.$F202]/[.$B202]" office:value-type="float" office:value="8.67976996944271" calcext:value-type="float">
            <text:p>8.67976996944271</text:p>
          </table:table-cell>
          <table:table-cell table:formula="of:=[.$F202]/[.$A202]" office:value-type="float" office:value="726.576772600801" calcext:value-type="float">
            <text:p>726.576772600801</text:p>
          </table:table-cell>
          <table:table-cell table:formula="of:=[.$B202]" office:value-type="float" office:value="16574.4255298733" calcext:value-type="float">
            <text:p>16574.4255298733</text:p>
          </table:table-cell>
          <table:table-cell table:formula="of:=[.$D202]*(1-[.$O202])" office:value-type="float" office:value="117682.832527318" calcext:value-type="float">
            <text:p>117682.832527318</text:p>
          </table:table-cell>
          <table:table-cell table:formula="of:=[.$B202]" office:value-type="float" office:value="16574.4255298733" calcext:value-type="float">
            <text:p>16574.4255298733</text:p>
          </table:table-cell>
          <table:table-cell table:formula="of:=IF(FLOOR([.$A202]/12; 1) + 1 &gt;= [$Parameters.$K$70] - [$Parameters.$K$22]; [.$D202] ; 0)" office:value-type="float" office:value="0" calcext:value-type="float">
            <text:p>0</text:p>
          </table:table-cell>
          <table:table-cell table:formula="of:=([$Parameters.$D$4]-[$Parameters.$C$4])*[.$A202]" office:value-type="float" office:value="29898" calcext:value-type="float">
            <text:p>29898</text:p>
          </table:table-cell>
          <table:table-cell table:formula="of:=[.$M202]/([$Parameters.A$4]*[.$A202])" office:value-type="float" office:value="0.00290384615384615" calcext:value-type="float">
            <text:p>0.002903846153846</text:p>
          </table:table-cell>
          <table:table-cell table:formula="of:=SUM(INDIRECT( CELL(&quot;address&quot;;  INDEX([$Parameters.$L$22:$Parameters.$L$74];  FLOOR([.$A202]/12; 1) + 1;0))&amp;&quot;:&quot;&amp;CELL(&quot;address&quot;; [$Parameters.$L$70])))" office:value-type="float" office:value="0.266484" calcext:value-type="float">
            <text:p>0.266484</text:p>
          </table:table-cell>
          <table:table-cell table:formula="of:=[.$I202]/INDEX([$Parameters.$M$22:$Parameters.$M$120];  FLOOR([.$A202]/12; 1) + 1;0)" office:value-type="float" office:value="391.923043979032" calcext:value-type="float">
            <text:p>391.923043979032</text:p>
          </table:table-cell>
          <table:table-cell table:formula="of:=[.$J202]/ INDEX([$Parameters.$M$22:$Parameters.$M$120];  FLOOR([.$A202]/12; 1) + 1;0)" office:value-type="float" office:value="2782.75792214042" calcext:value-type="float">
            <text:p>2782.75792214042</text:p>
          </table:table-cell>
          <table:table-cell table:formula="of:=([.$Q202]-[.$P202])*[$Parameters.$M$70]" office:value-type="float" office:value="38874.9751189041" calcext:value-type="float">
            <text:p>38874.9751189041</text:p>
          </table:table-cell>
          <table:table-cell table:number-columns-repeated="2"/>
        </table:table-row>
        <table:table-row table:style-name="ro1">
          <table:table-cell office:value-type="float" office:value="199" calcext:value-type="float">
            <text:p>199</text:p>
          </table:table-cell>
          <table:table-cell table:formula="of:=([.$B202]-[.$C202])*POWER(1+[$Parameters.$H$4];1/12)+[$Parameters.$C$4]" office:value-type="float" office:value="17133.8936939249" calcext:value-type="float">
            <text:p>17133.8936939249</text:p>
          </table:table-cell>
          <table:table-cell table:formula="of:=IF(MOD([.$A203];12)=1; ([.$B191]+[.$B194]+[.$B197]+[.$B200])/4*(1+[$Parameters.$E$4])*[$Parameters.$F$4]; 0)" office:value-type="float" office:value="0" calcext:value-type="float">
            <text:p>0</text:p>
          </table:table-cell>
          <table:table-cell table:formula="of:=([.$D202]-[.$E202])*POWER(1+[$Parameters.$I$4];1/12)+[$Parameters.$D$4]" office:value-type="float" office:value="161618.765180643" calcext:value-type="float">
            <text:p>161618.765180643</text:p>
          </table:table-cell>
          <table:table-cell office:value-type="float" office:value="0" calcext:value-type="float">
            <text:p>0</text:p>
          </table:table-cell>
          <table:table-cell table:formula="of:=[.$D203]-[.$B203]" office:value-type="float" office:value="144484.871486719" calcext:value-type="float">
            <text:p>144484.871486719</text:p>
          </table:table-cell>
          <table:table-cell table:formula="of:=[.$F203]/[.$B203]" office:value-type="float" office:value="8.43269335433941" calcext:value-type="float">
            <text:p>8.43269335433941</text:p>
          </table:table-cell>
          <table:table-cell table:formula="of:=[.$F203]/[.$A203]" office:value-type="float" office:value="726.054630586525" calcext:value-type="float">
            <text:p>726.054630586525</text:p>
          </table:table-cell>
          <table:table-cell table:formula="of:=[.$B203]" office:value-type="float" office:value="17133.8936939249" calcext:value-type="float">
            <text:p>17133.8936939249</text:p>
          </table:table-cell>
          <table:table-cell table:formula="of:=[.$D203]*(1-[.$O203])" office:value-type="float" office:value="118549.950160245" calcext:value-type="float">
            <text:p>118549.950160245</text:p>
          </table:table-cell>
          <table:table-cell table:formula="of:=[.$B203]" office:value-type="float" office:value="17133.8936939249" calcext:value-type="float">
            <text:p>17133.8936939249</text:p>
          </table:table-cell>
          <table:table-cell table:formula="of:=IF(FLOOR([.$A203]/12; 1) + 1 &gt;= [$Parameters.$K$70] - [$Parameters.$K$22]; [.$D203] ; 0)" office:value-type="float" office:value="0" calcext:value-type="float">
            <text:p>0</text:p>
          </table:table-cell>
          <table:table-cell table:formula="of:=([$Parameters.$D$4]-[$Parameters.$C$4])*[.$A203]" office:value-type="float" office:value="30049" calcext:value-type="float">
            <text:p>30049</text:p>
          </table:table-cell>
          <table:table-cell table:formula="of:=[.$M203]/([$Parameters.A$4]*[.$A203])" office:value-type="float" office:value="0.00290384615384615" calcext:value-type="float">
            <text:p>0.002903846153846</text:p>
          </table:table-cell>
          <table:table-cell table:formula="of:=SUM(INDIRECT( CELL(&quot;address&quot;;  INDEX([$Parameters.$L$22:$Parameters.$L$74];  FLOOR([.$A203]/12; 1) + 1;0))&amp;&quot;:&quot;&amp;CELL(&quot;address&quot;; [$Parameters.$L$70])))" office:value-type="float" office:value="0.266484" calcext:value-type="float">
            <text:p>0.266484</text:p>
          </table:table-cell>
          <table:table-cell table:formula="of:=[.$I203]/INDEX([$Parameters.$M$22:$Parameters.$M$120];  FLOOR([.$A203]/12; 1) + 1;0)" office:value-type="float" office:value="405.152369210804" calcext:value-type="float">
            <text:p>405.152369210804</text:p>
          </table:table-cell>
          <table:table-cell table:formula="of:=[.$J203]/ INDEX([$Parameters.$M$22:$Parameters.$M$120];  FLOOR([.$A203]/12; 1) + 1;0)" office:value-type="float" office:value="2803.26200426212" calcext:value-type="float">
            <text:p>2803.26200426212</text:p>
          </table:table-cell>
          <table:table-cell table:formula="of:=([.$Q203]-[.$P203])*[$Parameters.$M$70]" office:value-type="float" office:value="38993.2626659343" calcext:value-type="float">
            <text:p>38993.2626659343</text:p>
          </table:table-cell>
          <table:table-cell table:number-columns-repeated="2"/>
        </table:table-row>
        <table:table-row table:style-name="ro1">
          <table:table-cell office:value-type="float" office:value="200" calcext:value-type="float">
            <text:p>200</text:p>
          </table:table-cell>
          <table:table-cell table:formula="of:=([.$B203]-[.$C203])*POWER(1+[$Parameters.$H$4];1/12)+[$Parameters.$C$4]" office:value-type="float" office:value="17699.5041761205" calcext:value-type="float">
            <text:p>17699.5041761205</text:p>
          </table:table-cell>
          <table:table-cell table:formula="of:=IF(MOD([.$A204];12)=1; ([.$B192]+[.$B195]+[.$B198]+[.$B201])/4*(1+[$Parameters.$E$4])*[$Parameters.$F$4]; 0)" office:value-type="float" office:value="0" calcext:value-type="float">
            <text:p>0</text:p>
          </table:table-cell>
          <table:table-cell table:formula="of:=([.$D203]-[.$E203])*POWER(1+[$Parameters.$I$4];1/12)+[$Parameters.$D$4]" office:value-type="float" office:value="162805.72003575" calcext:value-type="float">
            <text:p>162805.72003575</text:p>
          </table:table-cell>
          <table:table-cell office:value-type="float" office:value="0" calcext:value-type="float">
            <text:p>0</text:p>
          </table:table-cell>
          <table:table-cell table:formula="of:=[.$D204]-[.$B204]" office:value-type="float" office:value="145106.215859629" calcext:value-type="float">
            <text:p>145106.215859629</text:p>
          </table:table-cell>
          <table:table-cell table:formula="of:=[.$F204]/[.$B204]" office:value-type="float" office:value="8.19832094818796" calcext:value-type="float">
            <text:p>8.19832094818796</text:p>
          </table:table-cell>
          <table:table-cell table:formula="of:=[.$F204]/[.$A204]" office:value-type="float" office:value="725.531079298146" calcext:value-type="float">
            <text:p>725.531079298146</text:p>
          </table:table-cell>
          <table:table-cell table:formula="of:=[.$B204]" office:value-type="float" office:value="17699.5041761205" calcext:value-type="float">
            <text:p>17699.5041761205</text:p>
          </table:table-cell>
          <table:table-cell table:formula="of:=[.$D204]*(1-[.$O204])" office:value-type="float" office:value="119420.600537743" calcext:value-type="float">
            <text:p>119420.600537743</text:p>
          </table:table-cell>
          <table:table-cell table:formula="of:=[.$B204]" office:value-type="float" office:value="17699.5041761205" calcext:value-type="float">
            <text:p>17699.5041761205</text:p>
          </table:table-cell>
          <table:table-cell table:formula="of:=IF(FLOOR([.$A204]/12; 1) + 1 &gt;= [$Parameters.$K$70] - [$Parameters.$K$22]; [.$D204] ; 0)" office:value-type="float" office:value="0" calcext:value-type="float">
            <text:p>0</text:p>
          </table:table-cell>
          <table:table-cell table:formula="of:=([$Parameters.$D$4]-[$Parameters.$C$4])*[.$A204]" office:value-type="float" office:value="30200" calcext:value-type="float">
            <text:p>30200</text:p>
          </table:table-cell>
          <table:table-cell table:formula="of:=[.$M204]/([$Parameters.A$4]*[.$A204])" office:value-type="float" office:value="0.00290384615384615" calcext:value-type="float">
            <text:p>0.002903846153846</text:p>
          </table:table-cell>
          <table:table-cell table:formula="of:=SUM(INDIRECT( CELL(&quot;address&quot;;  INDEX([$Parameters.$L$22:$Parameters.$L$74];  FLOOR([.$A204]/12; 1) + 1;0))&amp;&quot;:&quot;&amp;CELL(&quot;address&quot;; [$Parameters.$L$70])))" office:value-type="float" office:value="0.266484" calcext:value-type="float">
            <text:p>0.266484</text:p>
          </table:table-cell>
          <table:table-cell table:formula="of:=[.$I204]/INDEX([$Parameters.$M$22:$Parameters.$M$120];  FLOOR([.$A204]/12; 1) + 1;0)" office:value-type="float" office:value="418.526937245697" calcext:value-type="float">
            <text:p>418.526937245697</text:p>
          </table:table-cell>
          <table:table-cell table:formula="of:=[.$J204]/ INDEX([$Parameters.$M$22:$Parameters.$M$120];  FLOOR([.$A204]/12; 1) + 1;0)" office:value-type="float" office:value="2823.84962255245" calcext:value-type="float">
            <text:p>2823.84962255245</text:p>
          </table:table-cell>
          <table:table-cell table:formula="of:=([.$Q204]-[.$P204])*[$Parameters.$M$70]" office:value-type="float" office:value="39110.5468630878" calcext:value-type="float">
            <text:p>39110.5468630878</text:p>
          </table:table-cell>
          <table:table-cell table:number-columns-repeated="2"/>
        </table:table-row>
        <table:table-row table:style-name="ro1">
          <table:table-cell office:value-type="float" office:value="201" calcext:value-type="float">
            <text:p>201</text:p>
          </table:table-cell>
          <table:table-cell table:formula="of:=([.$B204]-[.$C204])*POWER(1+[$Parameters.$H$4];1/12)+[$Parameters.$C$4]" office:value-type="float" office:value="18271.3244120616" calcext:value-type="float">
            <text:p>18271.3244120616</text:p>
          </table:table-cell>
          <table:table-cell table:formula="of:=IF(MOD([.$A205];12)=1; ([.$B193]+[.$B196]+[.$B199]+[.$B202])/4*(1+[$Parameters.$E$4])*[$Parameters.$F$4]; 0)" office:value-type="float" office:value="0" calcext:value-type="float">
            <text:p>0</text:p>
          </table:table-cell>
          <table:table-cell table:formula="of:=([.$D204]-[.$E204])*POWER(1+[$Parameters.$I$4];1/12)+[$Parameters.$D$4]" office:value-type="float" office:value="163997.510691861" calcext:value-type="float">
            <text:p>163997.510691861</text:p>
          </table:table-cell>
          <table:table-cell office:value-type="float" office:value="0" calcext:value-type="float">
            <text:p>0</text:p>
          </table:table-cell>
          <table:table-cell table:formula="of:=[.$D205]-[.$B205]" office:value-type="float" office:value="145726.1862798" calcext:value-type="float">
            <text:p>145726.1862798</text:p>
          </table:table-cell>
          <table:table-cell table:formula="of:=[.$F205]/[.$B205]" office:value-type="float" office:value="7.9756772411966" calcext:value-type="float">
            <text:p>7.9756772411966</text:p>
          </table:table-cell>
          <table:table-cell table:formula="of:=[.$F205]/[.$A205]" office:value-type="float" office:value="725.005901889551" calcext:value-type="float">
            <text:p>725.005901889551</text:p>
          </table:table-cell>
          <table:table-cell table:formula="of:=[.$B205]" office:value-type="float" office:value="18271.3244120616" calcext:value-type="float">
            <text:p>18271.3244120616</text:p>
          </table:table-cell>
          <table:table-cell table:formula="of:=[.$D205]*(1-[.$O205])" office:value-type="float" office:value="120294.798052651" calcext:value-type="float">
            <text:p>120294.798052651</text:p>
          </table:table-cell>
          <table:table-cell table:formula="of:=[.$B205]" office:value-type="float" office:value="18271.3244120616" calcext:value-type="float">
            <text:p>18271.3244120616</text:p>
          </table:table-cell>
          <table:table-cell table:formula="of:=IF(FLOOR([.$A205]/12; 1) + 1 &gt;= [$Parameters.$K$70] - [$Parameters.$K$22]; [.$D205] ; 0)" office:value-type="float" office:value="0" calcext:value-type="float">
            <text:p>0</text:p>
          </table:table-cell>
          <table:table-cell table:formula="of:=([$Parameters.$D$4]-[$Parameters.$C$4])*[.$A205]" office:value-type="float" office:value="30351" calcext:value-type="float">
            <text:p>30351</text:p>
          </table:table-cell>
          <table:table-cell table:formula="of:=[.$M205]/([$Parameters.A$4]*[.$A205])" office:value-type="float" office:value="0.00290384615384615" calcext:value-type="float">
            <text:p>0.002903846153846</text:p>
          </table:table-cell>
          <table:table-cell table:formula="of:=SUM(INDIRECT( CELL(&quot;address&quot;;  INDEX([$Parameters.$L$22:$Parameters.$L$74];  FLOOR([.$A205]/12; 1) + 1;0))&amp;&quot;:&quot;&amp;CELL(&quot;address&quot;; [$Parameters.$L$70])))" office:value-type="float" office:value="0.266484" calcext:value-type="float">
            <text:p>0.266484</text:p>
          </table:table-cell>
          <table:table-cell table:formula="of:=[.$I205]/INDEX([$Parameters.$M$22:$Parameters.$M$120];  FLOOR([.$A205]/12; 1) + 1;0)" office:value-type="float" office:value="432.048342682942" calcext:value-type="float">
            <text:p>432.048342682942</text:p>
          </table:table-cell>
          <table:table-cell table:formula="of:=[.$J205]/ INDEX([$Parameters.$M$22:$Parameters.$M$120];  FLOOR([.$A205]/12; 1) + 1;0)" office:value-type="float" office:value="2844.52111734811" calcext:value-type="float">
            <text:p>2844.52111734811</text:p>
          </table:table-cell>
          <table:table-cell table:formula="of:=([.$Q205]-[.$P205])*[$Parameters.$M$70]" office:value-type="float" office:value="39226.8073160556" calcext:value-type="float">
            <text:p>39226.8073160556</text:p>
          </table:table-cell>
          <table:table-cell table:number-columns-repeated="2"/>
        </table:table-row>
        <table:table-row table:style-name="ro1">
          <table:table-cell office:value-type="float" office:value="202" calcext:value-type="float">
            <text:p>202</text:p>
          </table:table-cell>
          <table:table-cell table:formula="of:=([.$B205]-[.$C205])*POWER(1+[$Parameters.$H$4];1/12)+[$Parameters.$C$4]" office:value-type="float" office:value="18849.4225777152" calcext:value-type="float">
            <text:p>18849.4225777152</text:p>
          </table:table-cell>
          <table:table-cell table:formula="of:=IF(MOD([.$A206];12)=1; ([.$B194]+[.$B197]+[.$B200]+[.$B203])/4*(1+[$Parameters.$E$4])*[$Parameters.$F$4]; 0)" office:value-type="float" office:value="0" calcext:value-type="float">
            <text:p>0</text:p>
          </table:table-cell>
          <table:table-cell table:formula="of:=([.$D205]-[.$E205])*POWER(1+[$Parameters.$I$4];1/12)+[$Parameters.$D$4]" office:value-type="float" office:value="165194.15685063" calcext:value-type="float">
            <text:p>165194.15685063</text:p>
          </table:table-cell>
          <table:table-cell office:value-type="float" office:value="0" calcext:value-type="float">
            <text:p>0</text:p>
          </table:table-cell>
          <table:table-cell table:formula="of:=[.$D206]-[.$B206]" office:value-type="float" office:value="146344.734272915" calcext:value-type="float">
            <text:p>146344.734272915</text:p>
          </table:table-cell>
          <table:table-cell table:formula="of:=[.$F206]/[.$B206]" office:value-type="float" office:value="7.76388420756885" calcext:value-type="float">
            <text:p>7.76388420756885</text:p>
          </table:table-cell>
          <table:table-cell table:formula="of:=[.$F206]/[.$A206]" office:value-type="float" office:value="724.478882539183" calcext:value-type="float">
            <text:p>724.478882539183</text:p>
          </table:table-cell>
          <table:table-cell table:formula="of:=[.$B206]" office:value-type="float" office:value="18849.4225777152" calcext:value-type="float">
            <text:p>18849.4225777152</text:p>
          </table:table-cell>
          <table:table-cell table:formula="of:=[.$D206]*(1-[.$O206])" office:value-type="float" office:value="121172.557156447" calcext:value-type="float">
            <text:p>121172.557156447</text:p>
          </table:table-cell>
          <table:table-cell table:formula="of:=[.$B206]" office:value-type="float" office:value="18849.4225777152" calcext:value-type="float">
            <text:p>18849.4225777152</text:p>
          </table:table-cell>
          <table:table-cell table:formula="of:=IF(FLOOR([.$A206]/12; 1) + 1 &gt;= [$Parameters.$K$70] - [$Parameters.$K$22]; [.$D206] ; 0)" office:value-type="float" office:value="0" calcext:value-type="float">
            <text:p>0</text:p>
          </table:table-cell>
          <table:table-cell table:formula="of:=([$Parameters.$D$4]-[$Parameters.$C$4])*[.$A206]" office:value-type="float" office:value="30502" calcext:value-type="float">
            <text:p>30502</text:p>
          </table:table-cell>
          <table:table-cell table:formula="of:=[.$M206]/([$Parameters.A$4]*[.$A206])" office:value-type="float" office:value="0.00290384615384615" calcext:value-type="float">
            <text:p>0.002903846153846</text:p>
          </table:table-cell>
          <table:table-cell table:formula="of:=SUM(INDIRECT( CELL(&quot;address&quot;;  INDEX([$Parameters.$L$22:$Parameters.$L$74];  FLOOR([.$A206]/12; 1) + 1;0))&amp;&quot;:&quot;&amp;CELL(&quot;address&quot;; [$Parameters.$L$70])))" office:value-type="float" office:value="0.266484" calcext:value-type="float">
            <text:p>0.266484</text:p>
          </table:table-cell>
          <table:table-cell table:formula="of:=[.$I206]/INDEX([$Parameters.$M$22:$Parameters.$M$120];  FLOOR([.$A206]/12; 1) + 1;0)" office:value-type="float" office:value="445.718197628641" calcext:value-type="float">
            <text:p>445.718197628641</text:p>
          </table:table-cell>
          <table:table-cell table:formula="of:=[.$J206]/ INDEX([$Parameters.$M$22:$Parameters.$M$120];  FLOOR([.$A206]/12; 1) + 1;0)" office:value-type="float" office:value="2865.27683037235" calcext:value-type="float">
            <text:p>2865.27683037235</text:p>
          </table:table-cell>
          <table:table-cell table:formula="of:=([.$Q206]-[.$P206])*[$Parameters.$M$70]" office:value-type="float" office:value="39342.0233684128" calcext:value-type="float">
            <text:p>39342.0233684128</text:p>
          </table:table-cell>
          <table:table-cell table:number-columns-repeated="2"/>
        </table:table-row>
        <table:table-row table:style-name="ro1">
          <table:table-cell office:value-type="float" office:value="203" calcext:value-type="float">
            <text:p>203</text:p>
          </table:table-cell>
          <table:table-cell table:formula="of:=([.$B206]-[.$C206])*POWER(1+[$Parameters.$H$4];1/12)+[$Parameters.$C$4]" office:value-type="float" office:value="19433.8675975422" calcext:value-type="float">
            <text:p>19433.8675975422</text:p>
          </table:table-cell>
          <table:table-cell table:formula="of:=IF(MOD([.$A207];12)=1; ([.$B195]+[.$B198]+[.$B201]+[.$B204])/4*(1+[$Parameters.$E$4])*[$Parameters.$F$4]; 0)" office:value-type="float" office:value="0" calcext:value-type="float">
            <text:p>0</text:p>
          </table:table-cell>
          <table:table-cell table:formula="of:=([.$D206]-[.$E206])*POWER(1+[$Parameters.$I$4];1/12)+[$Parameters.$D$4]" office:value-type="float" office:value="166395.678293975" calcext:value-type="float">
            <text:p>166395.678293975</text:p>
          </table:table-cell>
          <table:table-cell office:value-type="float" office:value="0" calcext:value-type="float">
            <text:p>0</text:p>
          </table:table-cell>
          <table:table-cell table:formula="of:=[.$D207]-[.$B207]" office:value-type="float" office:value="146961.810696433" calcext:value-type="float">
            <text:p>146961.810696433</text:p>
          </table:table-cell>
          <table:table-cell table:formula="of:=[.$F207]/[.$B207]" office:value-type="float" office:value="7.56214942593408" calcext:value-type="float">
            <text:p>7.56214942593408</text:p>
          </table:table-cell>
          <table:table-cell table:formula="of:=[.$F207]/[.$A207]" office:value-type="float" office:value="723.949806386369" calcext:value-type="float">
            <text:p>723.949806386369</text:p>
          </table:table-cell>
          <table:table-cell table:formula="of:=[.$B207]" office:value-type="float" office:value="19433.8675975422" calcext:value-type="float">
            <text:p>19433.8675975422</text:p>
          </table:table-cell>
          <table:table-cell table:formula="of:=[.$D207]*(1-[.$O207])" office:value-type="float" office:value="122053.892359483" calcext:value-type="float">
            <text:p>122053.892359483</text:p>
          </table:table-cell>
          <table:table-cell table:formula="of:=[.$B207]" office:value-type="float" office:value="19433.8675975422" calcext:value-type="float">
            <text:p>19433.8675975422</text:p>
          </table:table-cell>
          <table:table-cell table:formula="of:=IF(FLOOR([.$A207]/12; 1) + 1 &gt;= [$Parameters.$K$70] - [$Parameters.$K$22]; [.$D207] ; 0)" office:value-type="float" office:value="0" calcext:value-type="float">
            <text:p>0</text:p>
          </table:table-cell>
          <table:table-cell table:formula="of:=([$Parameters.$D$4]-[$Parameters.$C$4])*[.$A207]" office:value-type="float" office:value="30653" calcext:value-type="float">
            <text:p>30653</text:p>
          </table:table-cell>
          <table:table-cell table:formula="of:=[.$M207]/([$Parameters.A$4]*[.$A207])" office:value-type="float" office:value="0.00290384615384615" calcext:value-type="float">
            <text:p>0.002903846153846</text:p>
          </table:table-cell>
          <table:table-cell table:formula="of:=SUM(INDIRECT( CELL(&quot;address&quot;;  INDEX([$Parameters.$L$22:$Parameters.$L$74];  FLOOR([.$A207]/12; 1) + 1;0))&amp;&quot;:&quot;&amp;CELL(&quot;address&quot;; [$Parameters.$L$70])))" office:value-type="float" office:value="0.266484" calcext:value-type="float">
            <text:p>0.266484</text:p>
          </table:table-cell>
          <table:table-cell table:formula="of:=[.$I207]/INDEX([$Parameters.$M$22:$Parameters.$M$120];  FLOOR([.$A207]/12; 1) + 1;0)" office:value-type="float" office:value="459.53813188797" calcext:value-type="float">
            <text:p>459.53813188797</text:p>
          </table:table-cell>
          <table:table-cell table:formula="of:=[.$J207]/ INDEX([$Parameters.$M$22:$Parameters.$M$120];  FLOOR([.$A207]/12; 1) + 1;0)" office:value-type="float" office:value="2886.11710474068" calcext:value-type="float">
            <text:p>2886.11710474068</text:p>
          </table:table-cell>
          <table:table-cell table:formula="of:=([.$Q207]-[.$P207])*[$Parameters.$M$70]" office:value-type="float" office:value="39456.1740985851" calcext:value-type="float">
            <text:p>39456.1740985851</text:p>
          </table:table-cell>
          <table:table-cell table:number-columns-repeated="2"/>
        </table:table-row>
        <table:table-row table:style-name="ro1">
          <table:table-cell office:value-type="float" office:value="204" calcext:value-type="float">
            <text:p>204</text:p>
          </table:table-cell>
          <table:table-cell table:formula="of:=([.$B207]-[.$C207])*POWER(1+[$Parameters.$H$4];1/12)+[$Parameters.$C$4]" office:value-type="float" office:value="20024.7291527149" calcext:value-type="float">
            <text:p>20024.7291527149</text:p>
          </table:table-cell>
          <table:table-cell table:formula="of:=IF(MOD([.$A208];12)=1; ([.$B196]+[.$B199]+[.$B202]+[.$B205])/4*(1+[$Parameters.$E$4])*[$Parameters.$F$4]; 0)" office:value-type="float" office:value="0" calcext:value-type="float">
            <text:p>0</text:p>
          </table:table-cell>
          <table:table-cell table:formula="of:=([.$D207]-[.$E207])*POWER(1+[$Parameters.$I$4];1/12)+[$Parameters.$D$4]" office:value-type="float" office:value="167602.094884409" calcext:value-type="float">
            <text:p>167602.094884409</text:p>
          </table:table-cell>
          <table:table-cell office:value-type="float" office:value="0" calcext:value-type="float">
            <text:p>0</text:p>
          </table:table-cell>
          <table:table-cell table:formula="of:=[.$D208]-[.$B208]" office:value-type="float" office:value="147577.365731694" calcext:value-type="float">
            <text:p>147577.365731694</text:p>
          </table:table-cell>
          <table:table-cell table:formula="of:=[.$F208]/[.$B208]" office:value-type="float" office:value="7.36975589563396" calcext:value-type="float">
            <text:p>7.36975589563396</text:p>
          </table:table-cell>
          <table:table-cell table:formula="of:=[.$F208]/[.$A208]" office:value-type="float" office:value="723.418459469088" calcext:value-type="float">
            <text:p>723.418459469088</text:p>
          </table:table-cell>
          <table:table-cell table:formula="of:=[.$B208]" office:value-type="float" office:value="20024.7291527149" calcext:value-type="float">
            <text:p>20024.7291527149</text:p>
          </table:table-cell>
          <table:table-cell table:formula="of:=[.$D208]*(1-[.$O208])" office:value-type="float" office:value="123372.907656983" calcext:value-type="float">
            <text:p>123372.907656983</text:p>
          </table:table-cell>
          <table:table-cell table:formula="of:=[.$B208]" office:value-type="float" office:value="20024.7291527149" calcext:value-type="float">
            <text:p>20024.7291527149</text:p>
          </table:table-cell>
          <table:table-cell table:formula="of:=IF(FLOOR([.$A208]/12; 1) + 1 &gt;= [$Parameters.$K$70] - [$Parameters.$K$22]; [.$D208] ; 0)" office:value-type="float" office:value="0" calcext:value-type="float">
            <text:p>0</text:p>
          </table:table-cell>
          <table:table-cell table:formula="of:=([$Parameters.$D$4]-[$Parameters.$C$4])*[.$A208]" office:value-type="float" office:value="30804" calcext:value-type="float">
            <text:p>30804</text:p>
          </table:table-cell>
          <table:table-cell table:formula="of:=[.$M208]/([$Parameters.A$4]*[.$A208])" office:value-type="float" office:value="0.00290384615384615" calcext:value-type="float">
            <text:p>0.002903846153846</text:p>
          </table:table-cell>
          <table:table-cell table:formula="of:=SUM(INDIRECT( CELL(&quot;address&quot;;  INDEX([$Parameters.$L$22:$Parameters.$L$74];  FLOOR([.$A208]/12; 1) + 1;0))&amp;&quot;:&quot;&amp;CELL(&quot;address&quot;; [$Parameters.$L$70])))" office:value-type="float" office:value="0.263894" calcext:value-type="float">
            <text:p>0.263894</text:p>
          </table:table-cell>
          <table:table-cell table:formula="of:=[.$I208]/INDEX([$Parameters.$M$22:$Parameters.$M$120];  FLOOR([.$A208]/12; 1) + 1;0)" office:value-type="float" office:value="483.805971314688" calcext:value-type="float">
            <text:p>483.805971314688</text:p>
          </table:table-cell>
          <table:table-cell table:formula="of:=[.$J208]/ INDEX([$Parameters.$M$22:$Parameters.$M$120];  FLOOR([.$A208]/12; 1) + 1;0)" office:value-type="float" office:value="2980.74191005032" calcext:value-type="float">
            <text:p>2980.74191005032</text:p>
          </table:table-cell>
          <table:table-cell table:formula="of:=([.$Q208]-[.$P208])*[$Parameters.$M$70]" office:value-type="float" office:value="40600.1783638414" calcext:value-type="float">
            <text:p>40600.1783638414</text:p>
          </table:table-cell>
          <table:table-cell table:number-columns-repeated="2"/>
        </table:table-row>
        <table:table-row table:style-name="ro1">
          <table:table-cell office:value-type="float" office:value="205" calcext:value-type="float">
            <text:p>205</text:p>
          </table:table-cell>
          <table:table-cell table:formula="of:=([.$B208]-[.$C208])*POWER(1+[$Parameters.$H$4];1/12)+[$Parameters.$C$4]" office:value-type="float" office:value="20622.0776894249" calcext:value-type="float">
            <text:p>20622.0776894249</text:p>
          </table:table-cell>
          <table:table-cell table:formula="of:=IF(MOD([.$A209];12)=1; ([.$B197]+[.$B200]+[.$B203]+[.$B206])/4*(1+[$Parameters.$E$4])*[$Parameters.$F$4]; 0)" office:value-type="float" office:value="6745.01494230445" calcext:value-type="float">
            <text:p>6745.01494230445</text:p>
          </table:table-cell>
          <table:table-cell table:formula="of:=([.$D208]-[.$E208])*POWER(1+[$Parameters.$I$4];1/12)+[$Parameters.$D$4]" office:value-type="float" office:value="168813.426565367" calcext:value-type="float">
            <text:p>168813.426565367</text:p>
          </table:table-cell>
          <table:table-cell office:value-type="float" office:value="0" calcext:value-type="float">
            <text:p>0</text:p>
          </table:table-cell>
          <table:table-cell table:formula="of:=[.$D209]-[.$B209]" office:value-type="float" office:value="148191.348875942" calcext:value-type="float">
            <text:p>148191.348875942</text:p>
          </table:table-cell>
          <table:table-cell table:formula="of:=[.$F209]/[.$B209]" office:value-type="float" office:value="7.1860532729898" calcext:value-type="float">
            <text:p>7.1860532729898</text:p>
          </table:table-cell>
          <table:table-cell table:formula="of:=[.$F209]/[.$A209]" office:value-type="float" office:value="722.884628663131" calcext:value-type="float">
            <text:p>722.884628663131</text:p>
          </table:table-cell>
          <table:table-cell table:formula="of:=[.$B209]" office:value-type="float" office:value="20622.0776894249" calcext:value-type="float">
            <text:p>20622.0776894249</text:p>
          </table:table-cell>
          <table:table-cell table:formula="of:=[.$D209]*(1-[.$O209])" office:value-type="float" office:value="124264.576175326" calcext:value-type="float">
            <text:p>124264.576175326</text:p>
          </table:table-cell>
          <table:table-cell table:formula="of:=[.$B209]" office:value-type="float" office:value="20622.0776894249" calcext:value-type="float">
            <text:p>20622.0776894249</text:p>
          </table:table-cell>
          <table:table-cell table:formula="of:=IF(FLOOR([.$A209]/12; 1) + 1 &gt;= [$Parameters.$K$70] - [$Parameters.$K$22]; [.$D209] ; 0)" office:value-type="float" office:value="0" calcext:value-type="float">
            <text:p>0</text:p>
          </table:table-cell>
          <table:table-cell table:formula="of:=([$Parameters.$D$4]-[$Parameters.$C$4])*[.$A209]" office:value-type="float" office:value="30955" calcext:value-type="float">
            <text:p>30955</text:p>
          </table:table-cell>
          <table:table-cell table:formula="of:=[.$M209]/([$Parameters.A$4]*[.$A209])" office:value-type="float" office:value="0.00290384615384615" calcext:value-type="float">
            <text:p>0.002903846153846</text:p>
          </table:table-cell>
          <table:table-cell table:formula="of:=SUM(INDIRECT( CELL(&quot;address&quot;;  INDEX([$Parameters.$L$22:$Parameters.$L$74];  FLOOR([.$A209]/12; 1) + 1;0))&amp;&quot;:&quot;&amp;CELL(&quot;address&quot;; [$Parameters.$L$70])))" office:value-type="float" office:value="0.263894" calcext:value-type="float">
            <text:p>0.263894</text:p>
          </table:table-cell>
          <table:table-cell table:formula="of:=[.$I209]/INDEX([$Parameters.$M$22:$Parameters.$M$120];  FLOOR([.$A209]/12; 1) + 1;0)" office:value-type="float" office:value="498.238165968227" calcext:value-type="float">
            <text:p>498.238165968227</text:p>
          </table:table-cell>
          <table:table-cell table:formula="of:=[.$J209]/ INDEX([$Parameters.$M$22:$Parameters.$M$120];  FLOOR([.$A209]/12; 1) + 1;0)" office:value-type="float" office:value="3002.28500061188" calcext:value-type="float">
            <text:p>3002.28500061188</text:p>
          </table:table-cell>
          <table:table-cell table:formula="of:=([.$Q209]-[.$P209])*[$Parameters.$M$70]" office:value-type="float" office:value="40715.8015313059" calcext:value-type="float">
            <text:p>40715.8015313059</text:p>
          </table:table-cell>
          <table:table-cell table:number-columns-repeated="2"/>
        </table:table-row>
        <table:table-row table:style-name="ro1">
          <table:table-cell office:value-type="float" office:value="206" calcext:value-type="float">
            <text:p>206</text:p>
          </table:table-cell>
          <table:table-cell table:formula="of:=([.$B209]-[.$C209])*POWER(1+[$Parameters.$H$4];1/12)+[$Parameters.$C$4]" office:value-type="float" office:value="14406.9169645244" calcext:value-type="float">
            <text:p>14406.9169645244</text:p>
          </table:table-cell>
          <table:table-cell table:formula="of:=IF(MOD([.$A210];12)=1; ([.$B198]+[.$B201]+[.$B204]+[.$B207])/4*(1+[$Parameters.$E$4])*[$Parameters.$F$4]; 0)" office:value-type="float" office:value="0" calcext:value-type="float">
            <text:p>0</text:p>
          </table:table-cell>
          <table:table-cell table:formula="of:=([.$D209]-[.$E209])*POWER(1+[$Parameters.$I$4];1/12)+[$Parameters.$D$4]" office:value-type="float" office:value="170029.693361536" calcext:value-type="float">
            <text:p>170029.693361536</text:p>
          </table:table-cell>
          <table:table-cell office:value-type="float" office:value="0" calcext:value-type="float">
            <text:p>0</text:p>
          </table:table-cell>
          <table:table-cell table:formula="of:=[.$D210]-[.$B210]" office:value-type="float" office:value="155622.776397012" calcext:value-type="float">
            <text:p>155622.776397012</text:p>
          </table:table-cell>
          <table:table-cell table:formula="of:=[.$F210]/[.$B210]" office:value-type="float" office:value="10.801948590404" calcext:value-type="float">
            <text:p>10.801948590404</text:p>
          </table:table-cell>
          <table:table-cell table:formula="of:=[.$F210]/[.$A210]" office:value-type="float" office:value="755.450370859279" calcext:value-type="float">
            <text:p>755.450370859279</text:p>
          </table:table-cell>
          <table:table-cell table:formula="of:=[.$B210]" office:value-type="float" office:value="14406.9169645244" calcext:value-type="float">
            <text:p>14406.9169645244</text:p>
          </table:table-cell>
          <table:table-cell table:formula="of:=[.$D210]*(1-[.$O210])" office:value-type="float" office:value="125159.877461587" calcext:value-type="float">
            <text:p>125159.877461587</text:p>
          </table:table-cell>
          <table:table-cell table:formula="of:=[.$B210]" office:value-type="float" office:value="14406.9169645244" calcext:value-type="float">
            <text:p>14406.9169645244</text:p>
          </table:table-cell>
          <table:table-cell table:formula="of:=IF(FLOOR([.$A210]/12; 1) + 1 &gt;= [$Parameters.$K$70] - [$Parameters.$K$22]; [.$D210] ; 0)" office:value-type="float" office:value="0" calcext:value-type="float">
            <text:p>0</text:p>
          </table:table-cell>
          <table:table-cell table:formula="of:=([$Parameters.$D$4]-[$Parameters.$C$4])*[.$A210]" office:value-type="float" office:value="31106" calcext:value-type="float">
            <text:p>31106</text:p>
          </table:table-cell>
          <table:table-cell table:formula="of:=[.$M210]/([$Parameters.A$4]*[.$A210])" office:value-type="float" office:value="0.00290384615384615" calcext:value-type="float">
            <text:p>0.002903846153846</text:p>
          </table:table-cell>
          <table:table-cell table:formula="of:=SUM(INDIRECT( CELL(&quot;address&quot;;  INDEX([$Parameters.$L$22:$Parameters.$L$74];  FLOOR([.$A210]/12; 1) + 1;0))&amp;&quot;:&quot;&amp;CELL(&quot;address&quot;; [$Parameters.$L$70])))" office:value-type="float" office:value="0.263894" calcext:value-type="float">
            <text:p>0.263894</text:p>
          </table:table-cell>
          <table:table-cell table:formula="of:=[.$I210]/INDEX([$Parameters.$M$22:$Parameters.$M$120];  FLOOR([.$A210]/12; 1) + 1;0)" office:value-type="float" office:value="348.077240022333" calcext:value-type="float">
            <text:p>348.077240022333</text:p>
          </table:table-cell>
          <table:table-cell table:formula="of:=[.$J210]/ INDEX([$Parameters.$M$22:$Parameters.$M$120];  FLOOR([.$A210]/12; 1) + 1;0)" office:value-type="float" office:value="3023.91586039108" calcext:value-type="float">
            <text:p>3023.91586039108</text:p>
          </table:table-cell>
          <table:table-cell table:formula="of:=([.$Q210]-[.$P210])*[$Parameters.$M$70]" office:value-type="float" office:value="43509.1359671958" calcext:value-type="float">
            <text:p>43509.1359671958</text:p>
          </table:table-cell>
          <table:table-cell table:number-columns-repeated="2"/>
        </table:table-row>
        <table:table-row table:style-name="ro1">
          <table:table-cell office:value-type="float" office:value="207" calcext:value-type="float">
            <text:p>207</text:p>
          </table:table-cell>
          <table:table-cell table:formula="of:=([.$B210]-[.$C210])*POWER(1+[$Parameters.$H$4];1/12)+[$Parameters.$C$4]" office:value-type="float" office:value="14942.5883729363" calcext:value-type="float">
            <text:p>14942.5883729363</text:p>
          </table:table-cell>
          <table:table-cell table:formula="of:=IF(MOD([.$A211];12)=1; ([.$B199]+[.$B202]+[.$B205]+[.$B208])/4*(1+[$Parameters.$E$4])*[$Parameters.$F$4]; 0)" office:value-type="float" office:value="0" calcext:value-type="float">
            <text:p>0</text:p>
          </table:table-cell>
          <table:table-cell table:formula="of:=([.$D210]-[.$E210])*POWER(1+[$Parameters.$I$4];1/12)+[$Parameters.$D$4]" office:value-type="float" office:value="171250.915379187" calcext:value-type="float">
            <text:p>171250.915379187</text:p>
          </table:table-cell>
          <table:table-cell office:value-type="float" office:value="0" calcext:value-type="float">
            <text:p>0</text:p>
          </table:table-cell>
          <table:table-cell table:formula="of:=[.$D211]-[.$B211]" office:value-type="float" office:value="156308.32700625" calcext:value-type="float">
            <text:p>156308.32700625</text:p>
          </table:table-cell>
          <table:table-cell table:formula="of:=[.$F211]/[.$B211]" office:value-type="float" office:value="10.4605924425619" calcext:value-type="float">
            <text:p>10.4605924425619</text:p>
          </table:table-cell>
          <table:table-cell table:formula="of:=[.$F211]/[.$A211]" office:value-type="float" office:value="755.11269085145" calcext:value-type="float">
            <text:p>755.11269085145</text:p>
          </table:table-cell>
          <table:table-cell table:formula="of:=[.$B211]" office:value-type="float" office:value="14942.5883729363" calcext:value-type="float">
            <text:p>14942.5883729363</text:p>
          </table:table-cell>
          <table:table-cell table:formula="of:=[.$D211]*(1-[.$O211])" office:value-type="float" office:value="126058.826316112" calcext:value-type="float">
            <text:p>126058.826316112</text:p>
          </table:table-cell>
          <table:table-cell table:formula="of:=[.$B211]" office:value-type="float" office:value="14942.5883729363" calcext:value-type="float">
            <text:p>14942.5883729363</text:p>
          </table:table-cell>
          <table:table-cell table:formula="of:=IF(FLOOR([.$A211]/12; 1) + 1 &gt;= [$Parameters.$K$70] - [$Parameters.$K$22]; [.$D211] ; 0)" office:value-type="float" office:value="0" calcext:value-type="float">
            <text:p>0</text:p>
          </table:table-cell>
          <table:table-cell table:formula="of:=([$Parameters.$D$4]-[$Parameters.$C$4])*[.$A211]" office:value-type="float" office:value="31257" calcext:value-type="float">
            <text:p>31257</text:p>
          </table:table-cell>
          <table:table-cell table:formula="of:=[.$M211]/([$Parameters.A$4]*[.$A211])" office:value-type="float" office:value="0.00290384615384615" calcext:value-type="float">
            <text:p>0.002903846153846</text:p>
          </table:table-cell>
          <table:table-cell table:formula="of:=SUM(INDIRECT( CELL(&quot;address&quot;;  INDEX([$Parameters.$L$22:$Parameters.$L$74];  FLOOR([.$A211]/12; 1) + 1;0))&amp;&quot;:&quot;&amp;CELL(&quot;address&quot;; [$Parameters.$L$70])))" office:value-type="float" office:value="0.263894" calcext:value-type="float">
            <text:p>0.263894</text:p>
          </table:table-cell>
          <table:table-cell table:formula="of:=[.$I211]/INDEX([$Parameters.$M$22:$Parameters.$M$120];  FLOOR([.$A211]/12; 1) + 1;0)" office:value-type="float" office:value="361.019289029628" calcext:value-type="float">
            <text:p>361.019289029628</text:p>
          </table:table-cell>
          <table:table-cell table:formula="of:=[.$J211]/ INDEX([$Parameters.$M$22:$Parameters.$M$120];  FLOOR([.$A211]/12; 1) + 1;0)" office:value-type="float" office:value="3045.63484697056" calcext:value-type="float">
            <text:p>3045.63484697056</text:p>
          </table:table-cell>
          <table:table-cell table:formula="of:=([.$Q211]-[.$P211])*[$Parameters.$M$70]" office:value-type="float" office:value="43651.8489721196" calcext:value-type="float">
            <text:p>43651.8489721196</text:p>
          </table:table-cell>
          <table:table-cell table:number-columns-repeated="2"/>
        </table:table-row>
        <table:table-row table:style-name="ro1">
          <table:table-cell office:value-type="float" office:value="208" calcext:value-type="float">
            <text:p>208</text:p>
          </table:table-cell>
          <table:table-cell table:formula="of:=([.$B211]-[.$C211])*POWER(1+[$Parameters.$H$4];1/12)+[$Parameters.$C$4]" office:value-type="float" office:value="15484.1408384352" calcext:value-type="float">
            <text:p>15484.1408384352</text:p>
          </table:table-cell>
          <table:table-cell table:formula="of:=IF(MOD([.$A212];12)=1; ([.$B200]+[.$B203]+[.$B206]+[.$B209])/4*(1+[$Parameters.$E$4])*[$Parameters.$F$4]; 0)" office:value-type="float" office:value="0" calcext:value-type="float">
            <text:p>0</text:p>
          </table:table-cell>
          <table:table-cell table:formula="of:=([.$D211]-[.$E211])*POWER(1+[$Parameters.$I$4];1/12)+[$Parameters.$D$4]" office:value-type="float" office:value="172477.112806504" calcext:value-type="float">
            <text:p>172477.112806504</text:p>
          </table:table-cell>
          <table:table-cell office:value-type="float" office:value="0" calcext:value-type="float">
            <text:p>0</text:p>
          </table:table-cell>
          <table:table-cell table:formula="of:=[.$D212]-[.$B212]" office:value-type="float" office:value="156992.971968069" calcext:value-type="float">
            <text:p>156992.971968069</text:p>
          </table:table-cell>
          <table:table-cell table:formula="of:=[.$F212]/[.$B212]" office:value-type="float" office:value="10.1389527262873" calcext:value-type="float">
            <text:p>10.1389527262873</text:p>
          </table:table-cell>
          <table:table-cell table:formula="of:=[.$F212]/[.$A212]" office:value-type="float" office:value="754.773903692641" calcext:value-type="float">
            <text:p>754.773903692641</text:p>
          </table:table-cell>
          <table:table-cell table:formula="of:=[.$B212]" office:value-type="float" office:value="15484.1408384352" calcext:value-type="float">
            <text:p>15484.1408384352</text:p>
          </table:table-cell>
          <table:table-cell table:formula="of:=[.$D212]*(1-[.$O212])" office:value-type="float" office:value="126961.437599545" calcext:value-type="float">
            <text:p>126961.437599545</text:p>
          </table:table-cell>
          <table:table-cell table:formula="of:=[.$B212]" office:value-type="float" office:value="15484.1408384352" calcext:value-type="float">
            <text:p>15484.1408384352</text:p>
          </table:table-cell>
          <table:table-cell table:formula="of:=IF(FLOOR([.$A212]/12; 1) + 1 &gt;= [$Parameters.$K$70] - [$Parameters.$K$22]; [.$D212] ; 0)" office:value-type="float" office:value="0" calcext:value-type="float">
            <text:p>0</text:p>
          </table:table-cell>
          <table:table-cell table:formula="of:=([$Parameters.$D$4]-[$Parameters.$C$4])*[.$A212]" office:value-type="float" office:value="31408" calcext:value-type="float">
            <text:p>31408</text:p>
          </table:table-cell>
          <table:table-cell table:formula="of:=[.$M212]/([$Parameters.A$4]*[.$A212])" office:value-type="float" office:value="0.00290384615384615" calcext:value-type="float">
            <text:p>0.002903846153846</text:p>
          </table:table-cell>
          <table:table-cell table:formula="of:=SUM(INDIRECT( CELL(&quot;address&quot;;  INDEX([$Parameters.$L$22:$Parameters.$L$74];  FLOOR([.$A212]/12; 1) + 1;0))&amp;&quot;:&quot;&amp;CELL(&quot;address&quot;; [$Parameters.$L$70])))" office:value-type="float" office:value="0.263894" calcext:value-type="float">
            <text:p>0.263894</text:p>
          </table:table-cell>
          <table:table-cell table:formula="of:=[.$I212]/INDEX([$Parameters.$M$22:$Parameters.$M$120];  FLOOR([.$A212]/12; 1) + 1;0)" office:value-type="float" office:value="374.103426876906" calcext:value-type="float">
            <text:p>374.103426876906</text:p>
          </table:table-cell>
          <table:table-cell table:formula="of:=[.$J212]/ INDEX([$Parameters.$M$22:$Parameters.$M$120];  FLOOR([.$A212]/12; 1) + 1;0)" office:value-type="float" office:value="3067.44231938982" calcext:value-type="float">
            <text:p>3067.44231938982</text:p>
          </table:table-cell>
          <table:table-cell table:formula="of:=([.$Q212]-[.$P212])*[$Parameters.$M$70]" office:value-type="float" office:value="43793.69039226" calcext:value-type="float">
            <text:p>43793.69039226</text:p>
          </table:table-cell>
          <table:table-cell table:number-columns-repeated="2"/>
        </table:table-row>
        <table:table-row table:style-name="ro1">
          <table:table-cell office:value-type="float" office:value="209" calcext:value-type="float">
            <text:p>209</text:p>
          </table:table-cell>
          <table:table-cell table:formula="of:=([.$B212]-[.$C212])*POWER(1+[$Parameters.$H$4];1/12)+[$Parameters.$C$4]" office:value-type="float" office:value="16031.638928276" calcext:value-type="float">
            <text:p>16031.638928276</text:p>
          </table:table-cell>
          <table:table-cell table:formula="of:=IF(MOD([.$A213];12)=1; ([.$B201]+[.$B204]+[.$B207]+[.$B210])/4*(1+[$Parameters.$E$4])*[$Parameters.$F$4]; 0)" office:value-type="float" office:value="0" calcext:value-type="float">
            <text:p>0</text:p>
          </table:table-cell>
          <table:table-cell table:formula="of:=([.$D212]-[.$E212])*POWER(1+[$Parameters.$I$4];1/12)+[$Parameters.$D$4]" office:value-type="float" office:value="173708.305913924" calcext:value-type="float">
            <text:p>173708.305913924</text:p>
          </table:table-cell>
          <table:table-cell office:value-type="float" office:value="0" calcext:value-type="float">
            <text:p>0</text:p>
          </table:table-cell>
          <table:table-cell table:formula="of:=[.$D213]-[.$B213]" office:value-type="float" office:value="157676.666985648" calcext:value-type="float">
            <text:p>157676.666985648</text:p>
          </table:table-cell>
          <table:table-cell table:formula="of:=[.$F213]/[.$B213]" office:value-type="float" office:value="9.83534295470843" calcext:value-type="float">
            <text:p>9.83534295470843</text:p>
          </table:table-cell>
          <table:table-cell table:formula="of:=[.$F213]/[.$A213]" office:value-type="float" office:value="754.433813328462" calcext:value-type="float">
            <text:p>754.433813328462</text:p>
          </table:table-cell>
          <table:table-cell table:formula="of:=[.$B213]" office:value-type="float" office:value="16031.638928276" calcext:value-type="float">
            <text:p>16031.638928276</text:p>
          </table:table-cell>
          <table:table-cell table:formula="of:=[.$D213]*(1-[.$O213])" office:value-type="float" office:value="127867.726233075" calcext:value-type="float">
            <text:p>127867.726233075</text:p>
          </table:table-cell>
          <table:table-cell table:formula="of:=[.$B213]" office:value-type="float" office:value="16031.638928276" calcext:value-type="float">
            <text:p>16031.638928276</text:p>
          </table:table-cell>
          <table:table-cell table:formula="of:=IF(FLOOR([.$A213]/12; 1) + 1 &gt;= [$Parameters.$K$70] - [$Parameters.$K$22]; [.$D213] ; 0)" office:value-type="float" office:value="0" calcext:value-type="float">
            <text:p>0</text:p>
          </table:table-cell>
          <table:table-cell table:formula="of:=([$Parameters.$D$4]-[$Parameters.$C$4])*[.$A213]" office:value-type="float" office:value="31559" calcext:value-type="float">
            <text:p>31559</text:p>
          </table:table-cell>
          <table:table-cell table:formula="of:=[.$M213]/([$Parameters.A$4]*[.$A213])" office:value-type="float" office:value="0.00290384615384615" calcext:value-type="float">
            <text:p>0.002903846153846</text:p>
          </table:table-cell>
          <table:table-cell table:formula="of:=SUM(INDIRECT( CELL(&quot;address&quot;;  INDEX([$Parameters.$L$22:$Parameters.$L$74];  FLOOR([.$A213]/12; 1) + 1;0))&amp;&quot;:&quot;&amp;CELL(&quot;address&quot;; [$Parameters.$L$70])))" office:value-type="float" office:value="0.263894" calcext:value-type="float">
            <text:p>0.263894</text:p>
          </table:table-cell>
          <table:table-cell table:formula="of:=[.$I213]/INDEX([$Parameters.$M$22:$Parameters.$M$120];  FLOOR([.$A213]/12; 1) + 1;0)" office:value-type="float" office:value="387.331213536506" calcext:value-type="float">
            <text:p>387.331213536506</text:p>
          </table:table-cell>
          <table:table-cell table:formula="of:=[.$J213]/ INDEX([$Parameters.$M$22:$Parameters.$M$120];  FLOOR([.$A213]/12; 1) + 1;0)" office:value-type="float" office:value="3089.33863815113" calcext:value-type="float">
            <text:p>3089.33863815113</text:p>
          </table:table-cell>
          <table:table-cell table:formula="of:=([.$Q213]-[.$P213])*[$Parameters.$M$70]" office:value-type="float" office:value="43934.6407242338" calcext:value-type="float">
            <text:p>43934.6407242338</text:p>
          </table:table-cell>
          <table:table-cell table:number-columns-repeated="2"/>
        </table:table-row>
        <table:table-row table:style-name="ro1">
          <table:table-cell office:value-type="float" office:value="210" calcext:value-type="float">
            <text:p>210</text:p>
          </table:table-cell>
          <table:table-cell table:formula="of:=([.$B213]-[.$C213])*POWER(1+[$Parameters.$H$4];1/12)+[$Parameters.$C$4]" office:value-type="float" office:value="16585.1479185882" calcext:value-type="float">
            <text:p>16585.1479185882</text:p>
          </table:table-cell>
          <table:table-cell table:formula="of:=IF(MOD([.$A214];12)=1; ([.$B202]+[.$B205]+[.$B208]+[.$B211])/4*(1+[$Parameters.$E$4])*[$Parameters.$F$4]; 0)" office:value-type="float" office:value="0" calcext:value-type="float">
            <text:p>0</text:p>
          </table:table-cell>
          <table:table-cell table:formula="of:=([.$D213]-[.$E213])*POWER(1+[$Parameters.$I$4];1/12)+[$Parameters.$D$4]" office:value-type="float" office:value="174944.515054466" calcext:value-type="float">
            <text:p>174944.515054466</text:p>
          </table:table-cell>
          <table:table-cell office:value-type="float" office:value="0" calcext:value-type="float">
            <text:p>0</text:p>
          </table:table-cell>
          <table:table-cell table:formula="of:=[.$D214]-[.$B214]" office:value-type="float" office:value="158359.367135877" calcext:value-type="float">
            <text:p>158359.367135877</text:p>
          </table:table-cell>
          <table:table-cell table:formula="of:=[.$F214]/[.$B214]" office:value-type="float" office:value="9.54826377872656" calcext:value-type="float">
            <text:p>9.54826377872656</text:p>
          </table:table-cell>
          <table:table-cell table:formula="of:=[.$F214]/[.$A214]" office:value-type="float" office:value="754.092224456559" calcext:value-type="float">
            <text:p>754.092224456559</text:p>
          </table:table-cell>
          <table:table-cell table:formula="of:=[.$B214]" office:value-type="float" office:value="16585.1479185882" calcext:value-type="float">
            <text:p>16585.1479185882</text:p>
          </table:table-cell>
          <table:table-cell table:formula="of:=[.$D214]*(1-[.$O214])" office:value-type="float" office:value="128777.707198682" calcext:value-type="float">
            <text:p>128777.707198682</text:p>
          </table:table-cell>
          <table:table-cell table:formula="of:=[.$B214]" office:value-type="float" office:value="16585.1479185882" calcext:value-type="float">
            <text:p>16585.1479185882</text:p>
          </table:table-cell>
          <table:table-cell table:formula="of:=IF(FLOOR([.$A214]/12; 1) + 1 &gt;= [$Parameters.$K$70] - [$Parameters.$K$22]; [.$D214] ; 0)" office:value-type="float" office:value="0" calcext:value-type="float">
            <text:p>0</text:p>
          </table:table-cell>
          <table:table-cell table:formula="of:=([$Parameters.$D$4]-[$Parameters.$C$4])*[.$A214]" office:value-type="float" office:value="31710" calcext:value-type="float">
            <text:p>31710</text:p>
          </table:table-cell>
          <table:table-cell table:formula="of:=[.$M214]/([$Parameters.A$4]*[.$A214])" office:value-type="float" office:value="0.00290384615384615" calcext:value-type="float">
            <text:p>0.002903846153846</text:p>
          </table:table-cell>
          <table:table-cell table:formula="of:=SUM(INDIRECT( CELL(&quot;address&quot;;  INDEX([$Parameters.$L$22:$Parameters.$L$74];  FLOOR([.$A214]/12; 1) + 1;0))&amp;&quot;:&quot;&amp;CELL(&quot;address&quot;; [$Parameters.$L$70])))" office:value-type="float" office:value="0.263894" calcext:value-type="float">
            <text:p>0.263894</text:p>
          </table:table-cell>
          <table:table-cell table:formula="of:=[.$I214]/INDEX([$Parameters.$M$22:$Parameters.$M$120];  FLOOR([.$A214]/12; 1) + 1;0)" office:value-type="float" office:value="400.704226107469" calcext:value-type="float">
            <text:p>400.704226107469</text:p>
          </table:table-cell>
          <table:table-cell table:formula="of:=[.$J214]/ INDEX([$Parameters.$M$22:$Parameters.$M$120];  FLOOR([.$A214]/12; 1) + 1;0)" office:value-type="float" office:value="3111.32416522548" calcext:value-type="float">
            <text:p>3111.32416522548</text:p>
          </table:table-cell>
          <table:table-cell table:formula="of:=([.$Q214]-[.$P214])*[$Parameters.$M$70]" office:value-type="float" office:value="44074.6802100588" calcext:value-type="float">
            <text:p>44074.6802100588</text:p>
          </table:table-cell>
          <table:table-cell table:number-columns-repeated="2"/>
        </table:table-row>
        <table:table-row table:style-name="ro1">
          <table:table-cell office:value-type="float" office:value="211" calcext:value-type="float">
            <text:p>211</text:p>
          </table:table-cell>
          <table:table-cell table:formula="of:=([.$B214]-[.$C214])*POWER(1+[$Parameters.$H$4];1/12)+[$Parameters.$C$4]" office:value-type="float" office:value="17144.7338021581" calcext:value-type="float">
            <text:p>17144.7338021581</text:p>
          </table:table-cell>
          <table:table-cell table:formula="of:=IF(MOD([.$A215];12)=1; ([.$B203]+[.$B206]+[.$B209]+[.$B212])/4*(1+[$Parameters.$E$4])*[$Parameters.$F$4]; 0)" office:value-type="float" office:value="0" calcext:value-type="float">
            <text:p>0</text:p>
          </table:table-cell>
          <table:table-cell table:formula="of:=([.$D214]-[.$E214])*POWER(1+[$Parameters.$I$4];1/12)+[$Parameters.$D$4]" office:value-type="float" office:value="176185.760664068" calcext:value-type="float">
            <text:p>176185.760664068</text:p>
          </table:table-cell>
          <table:table-cell office:value-type="float" office:value="0" calcext:value-type="float">
            <text:p>0</text:p>
          </table:table-cell>
          <table:table-cell table:formula="of:=[.$D215]-[.$B215]" office:value-type="float" office:value="159041.02686191" calcext:value-type="float">
            <text:p>159041.02686191</text:p>
          </table:table-cell>
          <table:table-cell table:formula="of:=[.$F215]/[.$B215]" office:value-type="float" office:value="9.27637773191269" calcext:value-type="float">
            <text:p>9.27637773191269</text:p>
          </table:table-cell>
          <table:table-cell table:formula="of:=[.$F215]/[.$A215]" office:value-type="float" office:value="753.748942473506" calcext:value-type="float">
            <text:p>753.748942473506</text:p>
          </table:table-cell>
          <table:table-cell table:formula="of:=[.$B215]" office:value-type="float" office:value="17144.7338021581" calcext:value-type="float">
            <text:p>17144.7338021581</text:p>
          </table:table-cell>
          <table:table-cell table:formula="of:=[.$D215]*(1-[.$O215])" office:value-type="float" office:value="129691.395539384" calcext:value-type="float">
            <text:p>129691.395539384</text:p>
          </table:table-cell>
          <table:table-cell table:formula="of:=[.$B215]" office:value-type="float" office:value="17144.7338021581" calcext:value-type="float">
            <text:p>17144.7338021581</text:p>
          </table:table-cell>
          <table:table-cell table:formula="of:=IF(FLOOR([.$A215]/12; 1) + 1 &gt;= [$Parameters.$K$70] - [$Parameters.$K$22]; [.$D215] ; 0)" office:value-type="float" office:value="0" calcext:value-type="float">
            <text:p>0</text:p>
          </table:table-cell>
          <table:table-cell table:formula="of:=([$Parameters.$D$4]-[$Parameters.$C$4])*[.$A215]" office:value-type="float" office:value="31861" calcext:value-type="float">
            <text:p>31861</text:p>
          </table:table-cell>
          <table:table-cell table:formula="of:=[.$M215]/([$Parameters.A$4]*[.$A215])" office:value-type="float" office:value="0.00290384615384615" calcext:value-type="float">
            <text:p>0.002903846153846</text:p>
          </table:table-cell>
          <table:table-cell table:formula="of:=SUM(INDIRECT( CELL(&quot;address&quot;;  INDEX([$Parameters.$L$22:$Parameters.$L$74];  FLOOR([.$A215]/12; 1) + 1;0))&amp;&quot;:&quot;&amp;CELL(&quot;address&quot;; [$Parameters.$L$70])))" office:value-type="float" office:value="0.263894" calcext:value-type="float">
            <text:p>0.263894</text:p>
          </table:table-cell>
          <table:table-cell table:formula="of:=[.$I215]/INDEX([$Parameters.$M$22:$Parameters.$M$120];  FLOOR([.$A215]/12; 1) + 1;0)" office:value-type="float" office:value="414.224059003577" calcext:value-type="float">
            <text:p>414.224059003577</text:p>
          </table:table-cell>
          <table:table-cell table:formula="of:=[.$J215]/ INDEX([$Parameters.$M$22:$Parameters.$M$120];  FLOOR([.$A215]/12; 1) + 1;0)" office:value-type="float" office:value="3133.39926405857" calcext:value-type="float">
            <text:p>3133.39926405857</text:p>
          </table:table-cell>
          <table:table-cell table:formula="of:=([.$Q215]-[.$P215])*[$Parameters.$M$70]" office:value-type="float" office:value="44213.7888341942" calcext:value-type="float">
            <text:p>44213.7888341942</text:p>
          </table:table-cell>
          <table:table-cell table:number-columns-repeated="2"/>
        </table:table-row>
        <table:table-row table:style-name="ro1">
          <table:table-cell office:value-type="float" office:value="212" calcext:value-type="float">
            <text:p>212</text:p>
          </table:table-cell>
          <table:table-cell table:formula="of:=([.$B215]-[.$C215])*POWER(1+[$Parameters.$H$4];1/12)+[$Parameters.$C$4]" office:value-type="float" office:value="17710.4632962971" calcext:value-type="float">
            <text:p>17710.4632962971</text:p>
          </table:table-cell>
          <table:table-cell table:formula="of:=IF(MOD([.$A216];12)=1; ([.$B204]+[.$B207]+[.$B210]+[.$B213])/4*(1+[$Parameters.$E$4])*[$Parameters.$F$4]; 0)" office:value-type="float" office:value="0" calcext:value-type="float">
            <text:p>0</text:p>
          </table:table-cell>
          <table:table-cell table:formula="of:=([.$D215]-[.$E215])*POWER(1+[$Parameters.$I$4];1/12)+[$Parameters.$D$4]" office:value-type="float" office:value="177432.063261929" calcext:value-type="float">
            <text:p>177432.063261929</text:p>
          </table:table-cell>
          <table:table-cell office:value-type="float" office:value="0" calcext:value-type="float">
            <text:p>0</text:p>
          </table:table-cell>
          <table:table-cell table:formula="of:=[.$D216]-[.$B216]" office:value-type="float" office:value="159721.599965632" calcext:value-type="float">
            <text:p>159721.599965632</text:p>
          </table:table-cell>
          <table:table-cell table:formula="of:=[.$F216]/[.$B216]" office:value-type="float" office:value="9.01848795785184" calcext:value-type="float">
            <text:p>9.01848795785184</text:p>
          </table:table-cell>
          <table:table-cell table:formula="of:=[.$F216]/[.$A216]" office:value-type="float" office:value="753.403773422794" calcext:value-type="float">
            <text:p>753.403773422794</text:p>
          </table:table-cell>
          <table:table-cell table:formula="of:=[.$B216]" office:value-type="float" office:value="17710.4632962971" calcext:value-type="float">
            <text:p>17710.4632962971</text:p>
          </table:table-cell>
          <table:table-cell table:formula="of:=[.$D216]*(1-[.$O216])" office:value-type="float" office:value="130608.806359486" calcext:value-type="float">
            <text:p>130608.806359486</text:p>
          </table:table-cell>
          <table:table-cell table:formula="of:=[.$B216]" office:value-type="float" office:value="17710.4632962971" calcext:value-type="float">
            <text:p>17710.4632962971</text:p>
          </table:table-cell>
          <table:table-cell table:formula="of:=IF(FLOOR([.$A216]/12; 1) + 1 &gt;= [$Parameters.$K$70] - [$Parameters.$K$22]; [.$D216] ; 0)" office:value-type="float" office:value="0" calcext:value-type="float">
            <text:p>0</text:p>
          </table:table-cell>
          <table:table-cell table:formula="of:=([$Parameters.$D$4]-[$Parameters.$C$4])*[.$A216]" office:value-type="float" office:value="32012" calcext:value-type="float">
            <text:p>32012</text:p>
          </table:table-cell>
          <table:table-cell table:formula="of:=[.$M216]/([$Parameters.A$4]*[.$A216])" office:value-type="float" office:value="0.00290384615384615" calcext:value-type="float">
            <text:p>0.002903846153846</text:p>
          </table:table-cell>
          <table:table-cell table:formula="of:=SUM(INDIRECT( CELL(&quot;address&quot;;  INDEX([$Parameters.$L$22:$Parameters.$L$74];  FLOOR([.$A216]/12; 1) + 1;0))&amp;&quot;:&quot;&amp;CELL(&quot;address&quot;; [$Parameters.$L$70])))" office:value-type="float" office:value="0.263894" calcext:value-type="float">
            <text:p>0.263894</text:p>
          </table:table-cell>
          <table:table-cell table:formula="of:=[.$I216]/INDEX([$Parameters.$M$22:$Parameters.$M$120];  FLOOR([.$A216]/12; 1) + 1;0)" office:value-type="float" office:value="427.892324143443" calcext:value-type="float">
            <text:p>427.892324143443</text:p>
          </table:table-cell>
          <table:table-cell table:formula="of:=[.$J216]/ INDEX([$Parameters.$M$22:$Parameters.$M$120];  FLOOR([.$A216]/12; 1) + 1;0)" office:value-type="float" office:value="3155.56429957685" calcext:value-type="float">
            <text:p>3155.56429957685</text:p>
          </table:table-cell>
          <table:table-cell table:formula="of:=([.$Q216]-[.$P216])*[$Parameters.$M$70]" office:value-type="float" office:value="44351.9463205472" calcext:value-type="float">
            <text:p>44351.9463205472</text:p>
          </table:table-cell>
          <table:table-cell table:number-columns-repeated="2"/>
        </table:table-row>
        <table:table-row table:style-name="ro1">
          <table:table-cell office:value-type="float" office:value="213" calcext:value-type="float">
            <text:p>213</text:p>
          </table:table-cell>
          <table:table-cell table:formula="of:=([.$B216]-[.$C216])*POWER(1+[$Parameters.$H$4];1/12)+[$Parameters.$C$4]" office:value-type="float" office:value="18282.4038507961" calcext:value-type="float">
            <text:p>18282.4038507961</text:p>
          </table:table-cell>
          <table:table-cell table:formula="of:=IF(MOD([.$A217];12)=1; ([.$B205]+[.$B208]+[.$B211]+[.$B214])/4*(1+[$Parameters.$E$4])*[$Parameters.$F$4]; 0)" office:value-type="float" office:value="0" calcext:value-type="float">
            <text:p>0</text:p>
          </table:table-cell>
          <table:table-cell table:formula="of:=([.$D216]-[.$E216])*POWER(1+[$Parameters.$I$4];1/12)+[$Parameters.$D$4]" office:value-type="float" office:value="178683.443450847" calcext:value-type="float">
            <text:p>178683.443450847</text:p>
          </table:table-cell>
          <table:table-cell office:value-type="float" office:value="0" calcext:value-type="float">
            <text:p>0</text:p>
          </table:table-cell>
          <table:table-cell table:formula="of:=[.$D217]-[.$B217]" office:value-type="float" office:value="160401.039600051" calcext:value-type="float">
            <text:p>160401.039600051</text:p>
          </table:table-cell>
          <table:table-cell table:formula="of:=[.$F217]/[.$B217]" office:value-type="float" office:value="8.77352020604587" calcext:value-type="float">
            <text:p>8.77352020604587</text:p>
          </table:table-cell>
          <table:table-cell table:formula="of:=[.$F217]/[.$A217]" office:value-type="float" office:value="753.056523943899" calcext:value-type="float">
            <text:p>753.056523943899</text:p>
          </table:table-cell>
          <table:table-cell table:formula="of:=[.$B217]" office:value-type="float" office:value="18282.4038507961" calcext:value-type="float">
            <text:p>18282.4038507961</text:p>
          </table:table-cell>
          <table:table-cell table:formula="of:=[.$D217]*(1-[.$O217])" office:value-type="float" office:value="131529.954824829" calcext:value-type="float">
            <text:p>131529.954824829</text:p>
          </table:table-cell>
          <table:table-cell table:formula="of:=[.$B217]" office:value-type="float" office:value="18282.4038507961" calcext:value-type="float">
            <text:p>18282.4038507961</text:p>
          </table:table-cell>
          <table:table-cell table:formula="of:=IF(FLOOR([.$A217]/12; 1) + 1 &gt;= [$Parameters.$K$70] - [$Parameters.$K$22]; [.$D217] ; 0)" office:value-type="float" office:value="0" calcext:value-type="float">
            <text:p>0</text:p>
          </table:table-cell>
          <table:table-cell table:formula="of:=([$Parameters.$D$4]-[$Parameters.$C$4])*[.$A217]" office:value-type="float" office:value="32163" calcext:value-type="float">
            <text:p>32163</text:p>
          </table:table-cell>
          <table:table-cell table:formula="of:=[.$M217]/([$Parameters.A$4]*[.$A217])" office:value-type="float" office:value="0.00290384615384615" calcext:value-type="float">
            <text:p>0.002903846153846</text:p>
          </table:table-cell>
          <table:table-cell table:formula="of:=SUM(INDIRECT( CELL(&quot;address&quot;;  INDEX([$Parameters.$L$22:$Parameters.$L$74];  FLOOR([.$A217]/12; 1) + 1;0))&amp;&quot;:&quot;&amp;CELL(&quot;address&quot;; [$Parameters.$L$70])))" office:value-type="float" office:value="0.263894" calcext:value-type="float">
            <text:p>0.263894</text:p>
          </table:table-cell>
          <table:table-cell table:formula="of:=[.$I217]/INDEX([$Parameters.$M$22:$Parameters.$M$120];  FLOOR([.$A217]/12; 1) + 1;0)" office:value-type="float" office:value="441.710651142694" calcext:value-type="float">
            <text:p>441.710651142694</text:p>
          </table:table-cell>
          <table:table-cell table:formula="of:=[.$J217]/ INDEX([$Parameters.$M$22:$Parameters.$M$120];  FLOOR([.$A217]/12; 1) + 1;0)" office:value-type="float" office:value="3177.8196381935" calcext:value-type="float">
            <text:p>3177.8196381935</text:p>
          </table:table-cell>
          <table:table-cell table:formula="of:=([.$Q217]-[.$P217])*[$Parameters.$M$70]" office:value-type="float" office:value="44489.1321294461" calcext:value-type="float">
            <text:p>44489.1321294461</text:p>
          </table:table-cell>
          <table:table-cell table:number-columns-repeated="2"/>
        </table:table-row>
        <table:table-row table:style-name="ro1">
          <table:table-cell office:value-type="float" office:value="214" calcext:value-type="float">
            <text:p>214</text:p>
          </table:table-cell>
          <table:table-cell table:formula="of:=([.$B217]-[.$C217])*POWER(1+[$Parameters.$H$4];1/12)+[$Parameters.$C$4]" office:value-type="float" office:value="18860.6236559673" calcext:value-type="float">
            <text:p>18860.6236559673</text:p>
          </table:table-cell>
          <table:table-cell table:formula="of:=IF(MOD([.$A218];12)=1; ([.$B206]+[.$B209]+[.$B212]+[.$B215])/4*(1+[$Parameters.$E$4])*[$Parameters.$F$4]; 0)" office:value-type="float" office:value="0" calcext:value-type="float">
            <text:p>0</text:p>
          </table:table-cell>
          <table:table-cell table:formula="of:=([.$D217]-[.$E217])*POWER(1+[$Parameters.$I$4];1/12)+[$Parameters.$D$4]" office:value-type="float" office:value="179939.921917554" calcext:value-type="float">
            <text:p>179939.921917554</text:p>
          </table:table-cell>
          <table:table-cell office:value-type="float" office:value="0" calcext:value-type="float">
            <text:p>0</text:p>
          </table:table-cell>
          <table:table-cell table:formula="of:=[.$D218]-[.$B218]" office:value-type="float" office:value="161079.298261587" calcext:value-type="float">
            <text:p>161079.298261587</text:p>
          </table:table-cell>
          <table:table-cell table:formula="of:=[.$F218]/[.$B218]" office:value-type="float" office:value="8.5405075250851" calcext:value-type="float">
            <text:p>8.5405075250851</text:p>
          </table:table-cell>
          <table:table-cell table:formula="of:=[.$F218]/[.$A218]" office:value-type="float" office:value="752.707001222368" calcext:value-type="float">
            <text:p>752.707001222368</text:p>
          </table:table-cell>
          <table:table-cell table:formula="of:=[.$B218]" office:value-type="float" office:value="18860.6236559673" calcext:value-type="float">
            <text:p>18860.6236559673</text:p>
          </table:table-cell>
          <table:table-cell table:formula="of:=[.$D218]*(1-[.$O218])" office:value-type="float" office:value="132454.856163043" calcext:value-type="float">
            <text:p>132454.856163043</text:p>
          </table:table-cell>
          <table:table-cell table:formula="of:=[.$B218]" office:value-type="float" office:value="18860.6236559673" calcext:value-type="float">
            <text:p>18860.6236559673</text:p>
          </table:table-cell>
          <table:table-cell table:formula="of:=IF(FLOOR([.$A218]/12; 1) + 1 &gt;= [$Parameters.$K$70] - [$Parameters.$K$22]; [.$D218] ; 0)" office:value-type="float" office:value="0" calcext:value-type="float">
            <text:p>0</text:p>
          </table:table-cell>
          <table:table-cell table:formula="of:=([$Parameters.$D$4]-[$Parameters.$C$4])*[.$A218]" office:value-type="float" office:value="32314" calcext:value-type="float">
            <text:p>32314</text:p>
          </table:table-cell>
          <table:table-cell table:formula="of:=[.$M218]/([$Parameters.A$4]*[.$A218])" office:value-type="float" office:value="0.00290384615384615" calcext:value-type="float">
            <text:p>0.002903846153846</text:p>
          </table:table-cell>
          <table:table-cell table:formula="of:=SUM(INDIRECT( CELL(&quot;address&quot;;  INDEX([$Parameters.$L$22:$Parameters.$L$74];  FLOOR([.$A218]/12; 1) + 1;0))&amp;&quot;:&quot;&amp;CELL(&quot;address&quot;; [$Parameters.$L$70])))" office:value-type="float" office:value="0.263894" calcext:value-type="float">
            <text:p>0.263894</text:p>
          </table:table-cell>
          <table:table-cell table:formula="of:=[.$I218]/INDEX([$Parameters.$M$22:$Parameters.$M$120];  FLOOR([.$A218]/12; 1) + 1;0)" office:value-type="float" office:value="455.68068750827" calcext:value-type="float">
            <text:p>455.68068750827</text:p>
          </table:table-cell>
          <table:table-cell table:formula="of:=[.$J218]/ INDEX([$Parameters.$M$22:$Parameters.$M$120];  FLOOR([.$A218]/12; 1) + 1;0)" office:value-type="float" office:value="3200.16564781452" calcext:value-type="float">
            <text:p>3200.16564781452</text:p>
          </table:table-cell>
          <table:table-cell table:formula="of:=([.$Q218]-[.$P218])*[$Parameters.$M$70]" office:value-type="float" office:value="44625.3254545796" calcext:value-type="float">
            <text:p>44625.3254545796</text:p>
          </table:table-cell>
          <table:table-cell table:number-columns-repeated="2"/>
        </table:table-row>
        <table:table-row table:style-name="ro1">
          <table:table-cell office:value-type="float" office:value="215" calcext:value-type="float">
            <text:p>215</text:p>
          </table:table-cell>
          <table:table-cell table:formula="of:=([.$B218]-[.$C218])*POWER(1+[$Parameters.$H$4];1/12)+[$Parameters.$C$4]" office:value-type="float" office:value="19445.1916507741" calcext:value-type="float">
            <text:p>19445.1916507741</text:p>
          </table:table-cell>
          <table:table-cell table:formula="of:=IF(MOD([.$A219];12)=1; ([.$B207]+[.$B210]+[.$B213]+[.$B216])/4*(1+[$Parameters.$E$4])*[$Parameters.$F$4]; 0)" office:value-type="float" office:value="0" calcext:value-type="float">
            <text:p>0</text:p>
          </table:table-cell>
          <table:table-cell table:formula="of:=([.$D218]-[.$E218])*POWER(1+[$Parameters.$I$4];1/12)+[$Parameters.$D$4]" office:value-type="float" office:value="181201.519433066" calcext:value-type="float">
            <text:p>181201.519433066</text:p>
          </table:table-cell>
          <table:table-cell office:value-type="float" office:value="0" calcext:value-type="float">
            <text:p>0</text:p>
          </table:table-cell>
          <table:table-cell table:formula="of:=[.$D219]-[.$B219]" office:value-type="float" office:value="161756.327782292" calcext:value-type="float">
            <text:p>161756.327782292</text:p>
          </table:table-cell>
          <table:table-cell table:formula="of:=[.$F219]/[.$B219]" office:value-type="float" office:value="8.31857719313621" calcext:value-type="float">
            <text:p>8.31857719313621</text:p>
          </table:table-cell>
          <table:table-cell table:formula="of:=[.$F219]/[.$A219]" office:value-type="float" office:value="752.355012940893" calcext:value-type="float">
            <text:p>752.355012940893</text:p>
          </table:table-cell>
          <table:table-cell table:formula="of:=[.$B219]" office:value-type="float" office:value="19445.1916507741" calcext:value-type="float">
            <text:p>19445.1916507741</text:p>
          </table:table-cell>
          <table:table-cell table:formula="of:=[.$D219]*(1-[.$O219])" office:value-type="float" office:value="133383.525663797" calcext:value-type="float">
            <text:p>133383.525663797</text:p>
          </table:table-cell>
          <table:table-cell table:formula="of:=[.$B219]" office:value-type="float" office:value="19445.1916507741" calcext:value-type="float">
            <text:p>19445.1916507741</text:p>
          </table:table-cell>
          <table:table-cell table:formula="of:=IF(FLOOR([.$A219]/12; 1) + 1 &gt;= [$Parameters.$K$70] - [$Parameters.$K$22]; [.$D219] ; 0)" office:value-type="float" office:value="0" calcext:value-type="float">
            <text:p>0</text:p>
          </table:table-cell>
          <table:table-cell table:formula="of:=([$Parameters.$D$4]-[$Parameters.$C$4])*[.$A219]" office:value-type="float" office:value="32465" calcext:value-type="float">
            <text:p>32465</text:p>
          </table:table-cell>
          <table:table-cell table:formula="of:=[.$M219]/([$Parameters.A$4]*[.$A219])" office:value-type="float" office:value="0.00290384615384615" calcext:value-type="float">
            <text:p>0.002903846153846</text:p>
          </table:table-cell>
          <table:table-cell table:formula="of:=SUM(INDIRECT( CELL(&quot;address&quot;;  INDEX([$Parameters.$L$22:$Parameters.$L$74];  FLOOR([.$A219]/12; 1) + 1;0))&amp;&quot;:&quot;&amp;CELL(&quot;address&quot;; [$Parameters.$L$70])))" office:value-type="float" office:value="0.263894" calcext:value-type="float">
            <text:p>0.263894</text:p>
          </table:table-cell>
          <table:table-cell table:formula="of:=[.$I219]/INDEX([$Parameters.$M$22:$Parameters.$M$120];  FLOOR([.$A219]/12; 1) + 1;0)" office:value-type="float" office:value="469.804098834842" calcext:value-type="float">
            <text:p>469.804098834842</text:p>
          </table:table-cell>
          <table:table-cell table:formula="of:=[.$J219]/ INDEX([$Parameters.$M$22:$Parameters.$M$120];  FLOOR([.$A219]/12; 1) + 1;0)" office:value-type="float" office:value="3222.60269784481" calcext:value-type="float">
            <text:p>3222.60269784481</text:p>
          </table:table-cell>
          <table:table-cell table:formula="of:=([.$Q219]-[.$P219])*[$Parameters.$M$70]" office:value-type="float" office:value="44760.505219902" calcext:value-type="float">
            <text:p>44760.505219902</text:p>
          </table:table-cell>
          <table:table-cell table:number-columns-repeated="2"/>
        </table:table-row>
        <table:table-row table:style-name="ro1">
          <table:table-cell office:value-type="float" office:value="216" calcext:value-type="float">
            <text:p>216</text:p>
          </table:table-cell>
          <table:table-cell table:formula="of:=([.$B219]-[.$C219])*POWER(1+[$Parameters.$H$4];1/12)+[$Parameters.$C$4]" office:value-type="float" office:value="20036.1775310507" calcext:value-type="float">
            <text:p>20036.1775310507</text:p>
          </table:table-cell>
          <table:table-cell table:formula="of:=IF(MOD([.$A220];12)=1; ([.$B208]+[.$B211]+[.$B214]+[.$B217])/4*(1+[$Parameters.$E$4])*[$Parameters.$F$4]; 0)" office:value-type="float" office:value="0" calcext:value-type="float">
            <text:p>0</text:p>
          </table:table-cell>
          <table:table-cell table:formula="of:=([.$D219]-[.$E219])*POWER(1+[$Parameters.$I$4];1/12)+[$Parameters.$D$4]" office:value-type="float" office:value="182468.256853022" calcext:value-type="float">
            <text:p>182468.256853022</text:p>
          </table:table-cell>
          <table:table-cell office:value-type="float" office:value="0" calcext:value-type="float">
            <text:p>0</text:p>
          </table:table-cell>
          <table:table-cell table:formula="of:=[.$D220]-[.$B220]" office:value-type="float" office:value="162432.079321971" calcext:value-type="float">
            <text:p>162432.079321971</text:p>
          </table:table-cell>
          <table:table-cell table:formula="of:=[.$F220]/[.$B220]" office:value-type="float" office:value="8.10693951330012" calcext:value-type="float">
            <text:p>8.10693951330012</text:p>
          </table:table-cell>
          <table:table-cell table:formula="of:=[.$F220]/[.$A220]" office:value-type="float" office:value="752.000367231347" calcext:value-type="float">
            <text:p>752.000367231347</text:p>
          </table:table-cell>
          <table:table-cell table:formula="of:=[.$B220]" office:value-type="float" office:value="20036.1775310507" calcext:value-type="float">
            <text:p>20036.1775310507</text:p>
          </table:table-cell>
          <table:table-cell table:formula="of:=[.$D220]*(1-[.$O220])" office:value-type="float" office:value="134803.716329618" calcext:value-type="float">
            <text:p>134803.716329618</text:p>
          </table:table-cell>
          <table:table-cell table:formula="of:=[.$B220]" office:value-type="float" office:value="20036.1775310507" calcext:value-type="float">
            <text:p>20036.1775310507</text:p>
          </table:table-cell>
          <table:table-cell table:formula="of:=IF(FLOOR([.$A220]/12; 1) + 1 &gt;= [$Parameters.$K$70] - [$Parameters.$K$22]; [.$D220] ; 0)" office:value-type="float" office:value="0" calcext:value-type="float">
            <text:p>0</text:p>
          </table:table-cell>
          <table:table-cell table:formula="of:=([$Parameters.$D$4]-[$Parameters.$C$4])*[.$A220]" office:value-type="float" office:value="32616" calcext:value-type="float">
            <text:p>32616</text:p>
          </table:table-cell>
          <table:table-cell table:formula="of:=[.$M220]/([$Parameters.A$4]*[.$A220])" office:value-type="float" office:value="0.00290384615384615" calcext:value-type="float">
            <text:p>0.002903846153846</text:p>
          </table:table-cell>
          <table:table-cell table:formula="of:=SUM(INDIRECT( CELL(&quot;address&quot;;  INDEX([$Parameters.$L$22:$Parameters.$L$74];  FLOOR([.$A220]/12; 1) + 1;0))&amp;&quot;:&quot;&amp;CELL(&quot;address&quot;; [$Parameters.$L$70])))" office:value-type="float" office:value="0.261221" calcext:value-type="float">
            <text:p>0.261221</text:p>
          </table:table-cell>
          <table:table-cell table:formula="of:=[.$I220]/INDEX([$Parameters.$M$22:$Parameters.$M$120];  FLOOR([.$A220]/12; 1) + 1;0)" office:value-type="float" office:value="494.720432865449" calcext:value-type="float">
            <text:p>494.720432865449</text:p>
          </table:table-cell>
          <table:table-cell table:formula="of:=[.$J220]/ INDEX([$Parameters.$M$22:$Parameters.$M$120];  FLOOR([.$A220]/12; 1) + 1;0)" office:value-type="float" office:value="3328.48682295354" calcext:value-type="float">
            <text:p>3328.48682295354</text:p>
          </table:table-cell>
          <table:table-cell table:formula="of:=([.$Q220]-[.$P220])*[$Parameters.$M$70]" office:value-type="float" office:value="46077.0415028324" calcext:value-type="float">
            <text:p>46077.0415028324</text:p>
          </table:table-cell>
          <table:table-cell table:number-columns-repeated="2"/>
        </table:table-row>
        <table:table-row table:style-name="ro1">
          <table:table-cell office:value-type="float" office:value="217" calcext:value-type="float">
            <text:p>217</text:p>
          </table:table-cell>
          <table:table-cell table:formula="of:=([.$B220]-[.$C220])*POWER(1+[$Parameters.$H$4];1/12)+[$Parameters.$C$4]" office:value-type="float" office:value="20633.6517578115" calcext:value-type="float">
            <text:p>20633.6517578115</text:p>
          </table:table-cell>
          <table:table-cell table:formula="of:=IF(MOD([.$A221];12)=1; ([.$B209]+[.$B212]+[.$B215]+[.$B218])/4*(1+[$Parameters.$E$4])*[$Parameters.$F$4]; 0)" office:value-type="float" office:value="6749.64351228824" calcext:value-type="float">
            <text:p>6749.64351228824</text:p>
          </table:table-cell>
          <table:table-cell table:formula="of:=([.$D220]-[.$E220])*POWER(1+[$Parameters.$I$4];1/12)+[$Parameters.$D$4]" office:value-type="float" office:value="183740.155118027" calcext:value-type="float">
            <text:p>183740.155118027</text:p>
          </table:table-cell>
          <table:table-cell office:value-type="float" office:value="0" calcext:value-type="float">
            <text:p>0</text:p>
          </table:table-cell>
          <table:table-cell table:formula="of:=[.$D221]-[.$B221]" office:value-type="float" office:value="163106.503360216" calcext:value-type="float">
            <text:p>163106.503360216</text:p>
          </table:table-cell>
          <table:table-cell table:formula="of:=[.$F221]/[.$B221]" office:value-type="float" office:value="7.90487817060628" calcext:value-type="float">
            <text:p>7.90487817060628</text:p>
          </table:table-cell>
          <table:table-cell table:formula="of:=[.$F221]/[.$A221]" office:value-type="float" office:value="751.642872627723" calcext:value-type="float">
            <text:p>751.642872627723</text:p>
          </table:table-cell>
          <table:table-cell table:formula="of:=[.$B221]" office:value-type="float" office:value="20633.6517578115" calcext:value-type="float">
            <text:p>20633.6517578115</text:p>
          </table:table-cell>
          <table:table-cell table:formula="of:=[.$D221]*(1-[.$O221])" office:value-type="float" office:value="135743.368057941" calcext:value-type="float">
            <text:p>135743.368057941</text:p>
          </table:table-cell>
          <table:table-cell table:formula="of:=[.$B221]" office:value-type="float" office:value="20633.6517578115" calcext:value-type="float">
            <text:p>20633.6517578115</text:p>
          </table:table-cell>
          <table:table-cell table:formula="of:=IF(FLOOR([.$A221]/12; 1) + 1 &gt;= [$Parameters.$K$70] - [$Parameters.$K$22]; [.$D221] ; 0)" office:value-type="float" office:value="0" calcext:value-type="float">
            <text:p>0</text:p>
          </table:table-cell>
          <table:table-cell table:formula="of:=([$Parameters.$D$4]-[$Parameters.$C$4])*[.$A221]" office:value-type="float" office:value="32767" calcext:value-type="float">
            <text:p>32767</text:p>
          </table:table-cell>
          <table:table-cell table:formula="of:=[.$M221]/([$Parameters.A$4]*[.$A221])" office:value-type="float" office:value="0.00290384615384615" calcext:value-type="float">
            <text:p>0.002903846153846</text:p>
          </table:table-cell>
          <table:table-cell table:formula="of:=SUM(INDIRECT( CELL(&quot;address&quot;;  INDEX([$Parameters.$L$22:$Parameters.$L$74];  FLOOR([.$A221]/12; 1) + 1;0))&amp;&quot;:&quot;&amp;CELL(&quot;address&quot;; [$Parameters.$L$70])))" office:value-type="float" office:value="0.261221" calcext:value-type="float">
            <text:p>0.261221</text:p>
          </table:table-cell>
          <table:table-cell table:formula="of:=[.$I221]/INDEX([$Parameters.$M$22:$Parameters.$M$120];  FLOOR([.$A221]/12; 1) + 1;0)" office:value-type="float" office:value="509.472882908926" calcext:value-type="float">
            <text:p>509.472882908926</text:p>
          </table:table-cell>
          <table:table-cell table:formula="of:=[.$J221]/ INDEX([$Parameters.$M$22:$Parameters.$M$120];  FLOOR([.$A221]/12; 1) + 1;0)" office:value-type="float" office:value="3351.68810019608" calcext:value-type="float">
            <text:p>3351.68810019608</text:p>
          </table:table-cell>
          <table:table-cell table:formula="of:=([.$Q221]-[.$P221])*[$Parameters.$M$70]" office:value-type="float" office:value="46214.4194330891" calcext:value-type="float">
            <text:p>46214.4194330891</text:p>
          </table:table-cell>
          <table:table-cell table:number-columns-repeated="2"/>
        </table:table-row>
        <table:table-row table:style-name="ro1">
          <table:table-cell office:value-type="float" office:value="218" calcext:value-type="float">
            <text:p>218</text:p>
          </table:table-cell>
          <table:table-cell table:formula="of:=([.$B221]-[.$C221])*POWER(1+[$Parameters.$H$4];1/12)+[$Parameters.$C$4]" office:value-type="float" office:value="14413.9387165258" calcext:value-type="float">
            <text:p>14413.9387165258</text:p>
          </table:table-cell>
          <table:table-cell table:formula="of:=IF(MOD([.$A222];12)=1; ([.$B210]+[.$B213]+[.$B216]+[.$B219])/4*(1+[$Parameters.$E$4])*[$Parameters.$F$4]; 0)" office:value-type="float" office:value="0" calcext:value-type="float">
            <text:p>0</text:p>
          </table:table-cell>
          <table:table-cell table:formula="of:=([.$D221]-[.$E221])*POWER(1+[$Parameters.$I$4];1/12)+[$Parameters.$D$4]" office:value-type="float" office:value="185017.235254005" calcext:value-type="float">
            <text:p>185017.235254005</text:p>
          </table:table-cell>
          <table:table-cell office:value-type="float" office:value="0" calcext:value-type="float">
            <text:p>0</text:p>
          </table:table-cell>
          <table:table-cell table:formula="of:=[.$D222]-[.$B222]" office:value-type="float" office:value="170603.296537479" calcext:value-type="float">
            <text:p>170603.296537479</text:p>
          </table:table-cell>
          <table:table-cell table:formula="of:=[.$F222]/[.$B222]" office:value-type="float" office:value="11.8359943033391" calcext:value-type="float">
            <text:p>11.8359943033391</text:p>
          </table:table-cell>
          <table:table-cell table:formula="of:=[.$F222]/[.$A222]" office:value-type="float" office:value="782.583929071005" calcext:value-type="float">
            <text:p>782.583929071005</text:p>
          </table:table-cell>
          <table:table-cell table:formula="of:=[.$B222]" office:value-type="float" office:value="14413.9387165258" calcext:value-type="float">
            <text:p>14413.9387165258</text:p>
          </table:table-cell>
          <table:table-cell table:formula="of:=[.$D222]*(1-[.$O222])" office:value-type="float" office:value="136686.848043719" calcext:value-type="float">
            <text:p>136686.848043719</text:p>
          </table:table-cell>
          <table:table-cell table:formula="of:=[.$B222]" office:value-type="float" office:value="14413.9387165258" calcext:value-type="float">
            <text:p>14413.9387165258</text:p>
          </table:table-cell>
          <table:table-cell table:formula="of:=IF(FLOOR([.$A222]/12; 1) + 1 &gt;= [$Parameters.$K$70] - [$Parameters.$K$22]; [.$D222] ; 0)" office:value-type="float" office:value="0" calcext:value-type="float">
            <text:p>0</text:p>
          </table:table-cell>
          <table:table-cell table:formula="of:=([$Parameters.$D$4]-[$Parameters.$C$4])*[.$A222]" office:value-type="float" office:value="32918" calcext:value-type="float">
            <text:p>32918</text:p>
          </table:table-cell>
          <table:table-cell table:formula="of:=[.$M222]/([$Parameters.A$4]*[.$A222])" office:value-type="float" office:value="0.00290384615384615" calcext:value-type="float">
            <text:p>0.002903846153846</text:p>
          </table:table-cell>
          <table:table-cell table:formula="of:=SUM(INDIRECT( CELL(&quot;address&quot;;  INDEX([$Parameters.$L$22:$Parameters.$L$74];  FLOOR([.$A222]/12; 1) + 1;0))&amp;&quot;:&quot;&amp;CELL(&quot;address&quot;; [$Parameters.$L$70])))" office:value-type="float" office:value="0.261221" calcext:value-type="float">
            <text:p>0.261221</text:p>
          </table:table-cell>
          <table:table-cell table:formula="of:=[.$I222]/INDEX([$Parameters.$M$22:$Parameters.$M$120];  FLOOR([.$A222]/12; 1) + 1;0)" office:value-type="float" office:value="355.8997213957" calcext:value-type="float">
            <text:p>355.8997213957</text:p>
          </table:table-cell>
          <table:table-cell table:formula="of:=[.$J222]/ INDEX([$Parameters.$M$22:$Parameters.$M$120];  FLOOR([.$A222]/12; 1) + 1;0)" office:value-type="float" office:value="3374.98390231404" calcext:value-type="float">
            <text:p>3374.98390231404</text:p>
          </table:table-cell>
          <table:table-cell table:formula="of:=([.$Q222]-[.$P222])*[$Parameters.$M$70]" office:value-type="float" office:value="49090.3087817322" calcext:value-type="float">
            <text:p>49090.3087817322</text:p>
          </table:table-cell>
          <table:table-cell table:number-columns-repeated="2"/>
        </table:table-row>
        <table:table-row table:style-name="ro1">
          <table:table-cell office:value-type="float" office:value="219" calcext:value-type="float">
            <text:p>219</text:p>
          </table:table-cell>
          <table:table-cell table:formula="of:=([.$B222]-[.$C222])*POWER(1+[$Parameters.$H$4];1/12)+[$Parameters.$C$4]" office:value-type="float" office:value="14949.6872157135" calcext:value-type="float">
            <text:p>14949.6872157135</text:p>
          </table:table-cell>
          <table:table-cell table:formula="of:=IF(MOD([.$A223];12)=1; ([.$B211]+[.$B214]+[.$B217]+[.$B220])/4*(1+[$Parameters.$E$4])*[$Parameters.$F$4]; 0)" office:value-type="float" office:value="0" calcext:value-type="float">
            <text:p>0</text:p>
          </table:table-cell>
          <table:table-cell table:formula="of:=([.$D222]-[.$E222])*POWER(1+[$Parameters.$I$4];1/12)+[$Parameters.$D$4]" office:value-type="float" office:value="186299.518372538" calcext:value-type="float">
            <text:p>186299.518372538</text:p>
          </table:table-cell>
          <table:table-cell office:value-type="float" office:value="0" calcext:value-type="float">
            <text:p>0</text:p>
          </table:table-cell>
          <table:table-cell table:formula="of:=[.$D223]-[.$B223]" office:value-type="float" office:value="171349.831156825" calcext:value-type="float">
            <text:p>171349.831156825</text:p>
          </table:table-cell>
          <table:table-cell table:formula="of:=[.$F223]/[.$B223]" office:value-type="float" office:value="11.4617669710655" calcext:value-type="float">
            <text:p>11.4617669710655</text:p>
          </table:table-cell>
          <table:table-cell table:formula="of:=[.$F223]/[.$A223]" office:value-type="float" office:value="782.419320350798" calcext:value-type="float">
            <text:p>782.419320350798</text:p>
          </table:table-cell>
          <table:table-cell table:formula="of:=[.$B223]" office:value-type="float" office:value="14949.6872157135" calcext:value-type="float">
            <text:p>14949.6872157135</text:p>
          </table:table-cell>
          <table:table-cell table:formula="of:=[.$D223]*(1-[.$O223])" office:value-type="float" office:value="137634.171883745" calcext:value-type="float">
            <text:p>137634.171883745</text:p>
          </table:table-cell>
          <table:table-cell table:formula="of:=[.$B223]" office:value-type="float" office:value="14949.6872157135" calcext:value-type="float">
            <text:p>14949.6872157135</text:p>
          </table:table-cell>
          <table:table-cell table:formula="of:=IF(FLOOR([.$A223]/12; 1) + 1 &gt;= [$Parameters.$K$70] - [$Parameters.$K$22]; [.$D223] ; 0)" office:value-type="float" office:value="0" calcext:value-type="float">
            <text:p>0</text:p>
          </table:table-cell>
          <table:table-cell table:formula="of:=([$Parameters.$D$4]-[$Parameters.$C$4])*[.$A223]" office:value-type="float" office:value="33069" calcext:value-type="float">
            <text:p>33069</text:p>
          </table:table-cell>
          <table:table-cell table:formula="of:=[.$M223]/([$Parameters.A$4]*[.$A223])" office:value-type="float" office:value="0.00290384615384615" calcext:value-type="float">
            <text:p>0.002903846153846</text:p>
          </table:table-cell>
          <table:table-cell table:formula="of:=SUM(INDIRECT( CELL(&quot;address&quot;;  INDEX([$Parameters.$L$22:$Parameters.$L$74];  FLOOR([.$A223]/12; 1) + 1;0))&amp;&quot;:&quot;&amp;CELL(&quot;address&quot;; [$Parameters.$L$70])))" office:value-type="float" office:value="0.261221" calcext:value-type="float">
            <text:p>0.261221</text:p>
          </table:table-cell>
          <table:table-cell table:formula="of:=[.$I223]/INDEX([$Parameters.$M$22:$Parameters.$M$120];  FLOOR([.$A223]/12; 1) + 1;0)" office:value-type="float" office:value="369.128079400332" calcext:value-type="float">
            <text:p>369.128079400332</text:p>
          </table:table-cell>
          <table:table-cell table:formula="of:=[.$J223]/ INDEX([$Parameters.$M$22:$Parameters.$M$120];  FLOOR([.$A223]/12; 1) + 1;0)" office:value-type="float" office:value="3398.37461441347" calcext:value-type="float">
            <text:p>3398.37461441347</text:p>
          </table:table-cell>
          <table:table-cell table:formula="of:=([.$Q223]-[.$P223])*[$Parameters.$M$70]" office:value-type="float" office:value="49255.5486593136" calcext:value-type="float">
            <text:p>49255.5486593136</text:p>
          </table:table-cell>
          <table:table-cell table:number-columns-repeated="2"/>
        </table:table-row>
        <table:table-row table:style-name="ro1">
          <table:table-cell office:value-type="float" office:value="220" calcext:value-type="float">
            <text:p>220</text:p>
          </table:table-cell>
          <table:table-cell table:formula="of:=([.$B223]-[.$C223])*POWER(1+[$Parameters.$H$4];1/12)+[$Parameters.$C$4]" office:value-type="float" office:value="15491.3176183562" calcext:value-type="float">
            <text:p>15491.3176183562</text:p>
          </table:table-cell>
          <table:table-cell table:formula="of:=IF(MOD([.$A224];12)=1; ([.$B212]+[.$B215]+[.$B218]+[.$B221])/4*(1+[$Parameters.$E$4])*[$Parameters.$F$4]; 0)" office:value-type="float" office:value="0" calcext:value-type="float">
            <text:p>0</text:p>
          </table:table-cell>
          <table:table-cell table:formula="of:=([.$D223]-[.$E223])*POWER(1+[$Parameters.$I$4];1/12)+[$Parameters.$D$4]" office:value-type="float" office:value="187587.025671222" calcext:value-type="float">
            <text:p>187587.025671222</text:p>
          </table:table-cell>
          <table:table-cell office:value-type="float" office:value="0" calcext:value-type="float">
            <text:p>0</text:p>
          </table:table-cell>
          <table:table-cell table:formula="of:=[.$D224]-[.$B224]" office:value-type="float" office:value="172095.708052866" calcext:value-type="float">
            <text:p>172095.708052866</text:p>
          </table:table-cell>
          <table:table-cell table:formula="of:=[.$F224]/[.$B224]" office:value-type="float" office:value="11.10917174979" calcext:value-type="float">
            <text:p>11.10917174979</text:p>
          </table:table-cell>
          <table:table-cell table:formula="of:=[.$F224]/[.$A224]" office:value-type="float" office:value="782.253218422117" calcext:value-type="float">
            <text:p>782.253218422117</text:p>
          </table:table-cell>
          <table:table-cell table:formula="of:=[.$B224]" office:value-type="float" office:value="15491.3176183562" calcext:value-type="float">
            <text:p>15491.3176183562</text:p>
          </table:table-cell>
          <table:table-cell table:formula="of:=[.$D224]*(1-[.$O224])" office:value-type="float" office:value="138585.35523836" calcext:value-type="float">
            <text:p>138585.35523836</text:p>
          </table:table-cell>
          <table:table-cell table:formula="of:=[.$B224]" office:value-type="float" office:value="15491.3176183562" calcext:value-type="float">
            <text:p>15491.3176183562</text:p>
          </table:table-cell>
          <table:table-cell table:formula="of:=IF(FLOOR([.$A224]/12; 1) + 1 &gt;= [$Parameters.$K$70] - [$Parameters.$K$22]; [.$D224] ; 0)" office:value-type="float" office:value="0" calcext:value-type="float">
            <text:p>0</text:p>
          </table:table-cell>
          <table:table-cell table:formula="of:=([$Parameters.$D$4]-[$Parameters.$C$4])*[.$A224]" office:value-type="float" office:value="33220" calcext:value-type="float">
            <text:p>33220</text:p>
          </table:table-cell>
          <table:table-cell table:formula="of:=[.$M224]/([$Parameters.A$4]*[.$A224])" office:value-type="float" office:value="0.00290384615384615" calcext:value-type="float">
            <text:p>0.002903846153846</text:p>
          </table:table-cell>
          <table:table-cell table:formula="of:=SUM(INDIRECT( CELL(&quot;address&quot;;  INDEX([$Parameters.$L$22:$Parameters.$L$74];  FLOOR([.$A224]/12; 1) + 1;0))&amp;&quot;:&quot;&amp;CELL(&quot;address&quot;; [$Parameters.$L$70])))" office:value-type="float" office:value="0.261221" calcext:value-type="float">
            <text:p>0.261221</text:p>
          </table:table-cell>
          <table:table-cell table:formula="of:=[.$I224]/INDEX([$Parameters.$M$22:$Parameters.$M$120];  FLOOR([.$A224]/12; 1) + 1;0)" office:value-type="float" office:value="382.501669589041" calcext:value-type="float">
            <text:p>382.501669589041</text:p>
          </table:table-cell>
          <table:table-cell table:formula="of:=[.$J224]/ INDEX([$Parameters.$M$22:$Parameters.$M$120];  FLOOR([.$A224]/12; 1) + 1;0)" office:value-type="float" office:value="3421.86062316937" calcext:value-type="float">
            <text:p>3421.86062316937</text:p>
          </table:table-cell>
          <table:table-cell table:formula="of:=([.$Q224]-[.$P224])*[$Parameters.$M$70]" office:value-type="float" office:value="49419.9765852162" calcext:value-type="float">
            <text:p>49419.9765852162</text:p>
          </table:table-cell>
          <table:table-cell table:number-columns-repeated="2"/>
        </table:table-row>
        <table:table-row table:style-name="ro1">
          <table:table-cell office:value-type="float" office:value="221" calcext:value-type="float">
            <text:p>221</text:p>
          </table:table-cell>
          <table:table-cell table:formula="of:=([.$B224]-[.$C224])*POWER(1+[$Parameters.$H$4];1/12)+[$Parameters.$C$4]" office:value-type="float" office:value="16038.8945010012" calcext:value-type="float">
            <text:p>16038.8945010012</text:p>
          </table:table-cell>
          <table:table-cell table:formula="of:=IF(MOD([.$A225];12)=1; ([.$B213]+[.$B216]+[.$B219]+[.$B222])/4*(1+[$Parameters.$E$4])*[$Parameters.$F$4]; 0)" office:value-type="float" office:value="0" calcext:value-type="float">
            <text:p>0</text:p>
          </table:table-cell>
          <table:table-cell table:formula="of:=([.$D224]-[.$E224])*POWER(1+[$Parameters.$I$4];1/12)+[$Parameters.$D$4]" office:value-type="float" office:value="188879.778434013" calcext:value-type="float">
            <text:p>188879.778434013</text:p>
          </table:table-cell>
          <table:table-cell office:value-type="float" office:value="0" calcext:value-type="float">
            <text:p>0</text:p>
          </table:table-cell>
          <table:table-cell table:formula="of:=[.$D225]-[.$B225]" office:value-type="float" office:value="172840.883933012" calcext:value-type="float">
            <text:p>172840.883933012</text:p>
          </table:table-cell>
          <table:table-cell table:formula="of:=[.$F225]/[.$B225]" office:value-type="float" office:value="10.7763589268713" calcext:value-type="float">
            <text:p>10.7763589268713</text:p>
          </table:table-cell>
          <table:table-cell table:formula="of:=[.$F225]/[.$A225]" office:value-type="float" office:value="782.085447660686" calcext:value-type="float">
            <text:p>782.085447660686</text:p>
          </table:table-cell>
          <table:table-cell table:formula="of:=[.$B225]" office:value-type="float" office:value="16038.8945010012" calcext:value-type="float">
            <text:p>16038.8945010012</text:p>
          </table:table-cell>
          <table:table-cell table:formula="of:=[.$D225]*(1-[.$O225])" office:value-type="float" office:value="139540.413831702" calcext:value-type="float">
            <text:p>139540.413831702</text:p>
          </table:table-cell>
          <table:table-cell table:formula="of:=[.$B225]" office:value-type="float" office:value="16038.8945010012" calcext:value-type="float">
            <text:p>16038.8945010012</text:p>
          </table:table-cell>
          <table:table-cell table:formula="of:=IF(FLOOR([.$A225]/12; 1) + 1 &gt;= [$Parameters.$K$70] - [$Parameters.$K$22]; [.$D225] ; 0)" office:value-type="float" office:value="0" calcext:value-type="float">
            <text:p>0</text:p>
          </table:table-cell>
          <table:table-cell table:formula="of:=([$Parameters.$D$4]-[$Parameters.$C$4])*[.$A225]" office:value-type="float" office:value="33371" calcext:value-type="float">
            <text:p>33371</text:p>
          </table:table-cell>
          <table:table-cell table:formula="of:=[.$M225]/([$Parameters.A$4]*[.$A225])" office:value-type="float" office:value="0.00290384615384615" calcext:value-type="float">
            <text:p>0.002903846153846</text:p>
          </table:table-cell>
          <table:table-cell table:formula="of:=SUM(INDIRECT( CELL(&quot;address&quot;;  INDEX([$Parameters.$L$22:$Parameters.$L$74];  FLOOR([.$A225]/12; 1) + 1;0))&amp;&quot;:&quot;&amp;CELL(&quot;address&quot;; [$Parameters.$L$70])))" office:value-type="float" office:value="0.261221" calcext:value-type="float">
            <text:p>0.261221</text:p>
          </table:table-cell>
          <table:table-cell table:formula="of:=[.$I225]/INDEX([$Parameters.$M$22:$Parameters.$M$120];  FLOOR([.$A225]/12; 1) + 1;0)" office:value-type="float" office:value="396.022086444474" calcext:value-type="float">
            <text:p>396.022086444474</text:p>
          </table:table-cell>
          <table:table-cell table:formula="of:=[.$J225]/ INDEX([$Parameters.$M$22:$Parameters.$M$120];  FLOOR([.$A225]/12; 1) + 1;0)" office:value-type="float" office:value="3445.44231683214" calcext:value-type="float">
            <text:p>3445.44231683214</text:p>
          </table:table-cell>
          <table:table-cell table:formula="of:=([.$Q225]-[.$P225])*[$Parameters.$M$70]" office:value-type="float" office:value="49583.5729461034" calcext:value-type="float">
            <text:p>49583.5729461034</text:p>
          </table:table-cell>
          <table:table-cell table:number-columns-repeated="2"/>
        </table:table-row>
        <table:table-row table:style-name="ro1">
          <table:table-cell office:value-type="float" office:value="222" calcext:value-type="float">
            <text:p>222</text:p>
          </table:table-cell>
          <table:table-cell table:formula="of:=([.$B225]-[.$C225])*POWER(1+[$Parameters.$H$4];1/12)+[$Parameters.$C$4]" office:value-type="float" office:value="16592.4831491722" calcext:value-type="float">
            <text:p>16592.4831491722</text:p>
          </table:table-cell>
          <table:table-cell table:formula="of:=IF(MOD([.$A226];12)=1; ([.$B214]+[.$B217]+[.$B220]+[.$B223])/4*(1+[$Parameters.$E$4])*[$Parameters.$F$4]; 0)" office:value-type="float" office:value="0" calcext:value-type="float">
            <text:p>0</text:p>
          </table:table-cell>
          <table:table-cell table:formula="of:=([.$D225]-[.$E225])*POWER(1+[$Parameters.$I$4];1/12)+[$Parameters.$D$4]" office:value-type="float" office:value="190177.798031581" calcext:value-type="float">
            <text:p>190177.798031581</text:p>
          </table:table-cell>
          <table:table-cell office:value-type="float" office:value="0" calcext:value-type="float">
            <text:p>0</text:p>
          </table:table-cell>
          <table:table-cell table:formula="of:=[.$D226]-[.$B226]" office:value-type="float" office:value="173585.314882409" calcext:value-type="float">
            <text:p>173585.314882409</text:p>
          </table:table-cell>
          <table:table-cell table:formula="of:=[.$F226]/[.$B226]" office:value-type="float" office:value="10.4616839638659" calcext:value-type="float">
            <text:p>10.4616839638659</text:p>
          </table:table-cell>
          <table:table-cell table:formula="of:=[.$F226]/[.$A226]" office:value-type="float" office:value="781.915832803644" calcext:value-type="float">
            <text:p>781.915832803644</text:p>
          </table:table-cell>
          <table:table-cell table:formula="of:=[.$B226]" office:value-type="float" office:value="16592.4831491722" calcext:value-type="float">
            <text:p>16592.4831491722</text:p>
          </table:table-cell>
          <table:table-cell table:formula="of:=[.$D226]*(1-[.$O226])" office:value-type="float" office:value="140499.363451973" calcext:value-type="float">
            <text:p>140499.363451973</text:p>
          </table:table-cell>
          <table:table-cell table:formula="of:=[.$B226]" office:value-type="float" office:value="16592.4831491722" calcext:value-type="float">
            <text:p>16592.4831491722</text:p>
          </table:table-cell>
          <table:table-cell table:formula="of:=IF(FLOOR([.$A226]/12; 1) + 1 &gt;= [$Parameters.$K$70] - [$Parameters.$K$22]; [.$D226] ; 0)" office:value-type="float" office:value="0" calcext:value-type="float">
            <text:p>0</text:p>
          </table:table-cell>
          <table:table-cell table:formula="of:=([$Parameters.$D$4]-[$Parameters.$C$4])*[.$A226]" office:value-type="float" office:value="33522" calcext:value-type="float">
            <text:p>33522</text:p>
          </table:table-cell>
          <table:table-cell table:formula="of:=[.$M226]/([$Parameters.A$4]*[.$A226])" office:value-type="float" office:value="0.00290384615384615" calcext:value-type="float">
            <text:p>0.002903846153846</text:p>
          </table:table-cell>
          <table:table-cell table:formula="of:=SUM(INDIRECT( CELL(&quot;address&quot;;  INDEX([$Parameters.$L$22:$Parameters.$L$74];  FLOOR([.$A226]/12; 1) + 1;0))&amp;&quot;:&quot;&amp;CELL(&quot;address&quot;; [$Parameters.$L$70])))" office:value-type="float" office:value="0.261221" calcext:value-type="float">
            <text:p>0.261221</text:p>
          </table:table-cell>
          <table:table-cell table:formula="of:=[.$I226]/INDEX([$Parameters.$M$22:$Parameters.$M$120];  FLOOR([.$A226]/12; 1) + 1;0)" office:value-type="float" office:value="409.690941954868" calcext:value-type="float">
            <text:p>409.690941954868</text:p>
          </table:table-cell>
          <table:table-cell table:formula="of:=[.$J226]/ INDEX([$Parameters.$M$22:$Parameters.$M$120];  FLOOR([.$A226]/12; 1) + 1;0)" office:value-type="float" office:value="3469.12008523391" calcext:value-type="float">
            <text:p>3469.12008523391</text:p>
          </table:table-cell>
          <table:table-cell table:formula="of:=([.$Q226]-[.$P226])*[$Parameters.$M$70]" office:value-type="float" office:value="49746.3178697173" calcext:value-type="float">
            <text:p>49746.3178697173</text:p>
          </table:table-cell>
          <table:table-cell table:number-columns-repeated="2"/>
        </table:table-row>
        <table:table-row table:style-name="ro1">
          <table:table-cell office:value-type="float" office:value="223" calcext:value-type="float">
            <text:p>223</text:p>
          </table:table-cell>
          <table:table-cell table:formula="of:=([.$B226]-[.$C226])*POWER(1+[$Parameters.$H$4];1/12)+[$Parameters.$C$4]" office:value-type="float" office:value="17152.1495651527" calcext:value-type="float">
            <text:p>17152.1495651527</text:p>
          </table:table-cell>
          <table:table-cell table:formula="of:=IF(MOD([.$A227];12)=1; ([.$B215]+[.$B218]+[.$B221]+[.$B224])/4*(1+[$Parameters.$E$4])*[$Parameters.$F$4]; 0)" office:value-type="float" office:value="0" calcext:value-type="float">
            <text:p>0</text:p>
          </table:table-cell>
          <table:table-cell table:formula="of:=([.$D226]-[.$E226])*POWER(1+[$Parameters.$I$4];1/12)+[$Parameters.$D$4]" office:value-type="float" office:value="191481.105921663" calcext:value-type="float">
            <text:p>191481.105921663</text:p>
          </table:table-cell>
          <table:table-cell office:value-type="float" office:value="0" calcext:value-type="float">
            <text:p>0</text:p>
          </table:table-cell>
          <table:table-cell table:formula="of:=[.$D227]-[.$B227]" office:value-type="float" office:value="174328.956356511" calcext:value-type="float">
            <text:p>174328.956356511</text:p>
          </table:table-cell>
          <table:table-cell table:formula="of:=[.$F227]/[.$B227]" office:value-type="float" office:value="10.1636798171751" calcext:value-type="float">
            <text:p>10.1636798171751</text:p>
          </table:table-cell>
          <table:table-cell table:formula="of:=[.$F227]/[.$A227]" office:value-type="float" office:value="781.74419890812" calcext:value-type="float">
            <text:p>781.74419890812</text:p>
          </table:table-cell>
          <table:table-cell table:formula="of:=[.$B227]" office:value-type="float" office:value="17152.1495651527" calcext:value-type="float">
            <text:p>17152.1495651527</text:p>
          </table:table-cell>
          <table:table-cell table:formula="of:=[.$D227]*(1-[.$O227])" office:value-type="float" office:value="141462.219951701" calcext:value-type="float">
            <text:p>141462.219951701</text:p>
          </table:table-cell>
          <table:table-cell table:formula="of:=[.$B227]" office:value-type="float" office:value="17152.1495651527" calcext:value-type="float">
            <text:p>17152.1495651527</text:p>
          </table:table-cell>
          <table:table-cell table:formula="of:=IF(FLOOR([.$A227]/12; 1) + 1 &gt;= [$Parameters.$K$70] - [$Parameters.$K$22]; [.$D227] ; 0)" office:value-type="float" office:value="0" calcext:value-type="float">
            <text:p>0</text:p>
          </table:table-cell>
          <table:table-cell table:formula="of:=([$Parameters.$D$4]-[$Parameters.$C$4])*[.$A227]" office:value-type="float" office:value="33673" calcext:value-type="float">
            <text:p>33673</text:p>
          </table:table-cell>
          <table:table-cell table:formula="of:=[.$M227]/([$Parameters.A$4]*[.$A227])" office:value-type="float" office:value="0.00290384615384615" calcext:value-type="float">
            <text:p>0.002903846153846</text:p>
          </table:table-cell>
          <table:table-cell table:formula="of:=SUM(INDIRECT( CELL(&quot;address&quot;;  INDEX([$Parameters.$L$22:$Parameters.$L$74];  FLOOR([.$A227]/12; 1) + 1;0))&amp;&quot;:&quot;&amp;CELL(&quot;address&quot;; [$Parameters.$L$70])))" office:value-type="float" office:value="0.261221" calcext:value-type="float">
            <text:p>0.261221</text:p>
          </table:table-cell>
          <table:table-cell table:formula="of:=[.$I227]/INDEX([$Parameters.$M$22:$Parameters.$M$120];  FLOOR([.$A227]/12; 1) + 1;0)" office:value-type="float" office:value="423.509865806239" calcext:value-type="float">
            <text:p>423.509865806239</text:p>
          </table:table-cell>
          <table:table-cell table:formula="of:=[.$J227]/ INDEX([$Parameters.$M$22:$Parameters.$M$120];  FLOOR([.$A227]/12; 1) + 1;0)" office:value-type="float" office:value="3492.89431979508" calcext:value-type="float">
            <text:p>3492.89431979508</text:p>
          </table:table-cell>
          <table:table-cell table:formula="of:=([.$Q227]-[.$P227])*[$Parameters.$M$70]" office:value-type="float" office:value="49908.1912218585" calcext:value-type="float">
            <text:p>49908.1912218585</text:p>
          </table:table-cell>
          <table:table-cell table:number-columns-repeated="2"/>
        </table:table-row>
        <table:table-row table:style-name="ro1">
          <table:table-cell office:value-type="float" office:value="224" calcext:value-type="float">
            <text:p>224</text:p>
          </table:table-cell>
          <table:table-cell table:formula="of:=([.$B227]-[.$C227])*POWER(1+[$Parameters.$H$4];1/12)+[$Parameters.$C$4]" office:value-type="float" office:value="17717.9604758557" calcext:value-type="float">
            <text:p>17717.9604758557</text:p>
          </table:table-cell>
          <table:table-cell table:formula="of:=IF(MOD([.$A228];12)=1; ([.$B216]+[.$B219]+[.$B222]+[.$B225])/4*(1+[$Parameters.$E$4])*[$Parameters.$F$4]; 0)" office:value-type="float" office:value="0" calcext:value-type="float">
            <text:p>0</text:p>
          </table:table-cell>
          <table:table-cell table:formula="of:=([.$D227]-[.$E227])*POWER(1+[$Parameters.$I$4];1/12)+[$Parameters.$D$4]" office:value-type="float" office:value="192789.723649418" calcext:value-type="float">
            <text:p>192789.723649418</text:p>
          </table:table-cell>
          <table:table-cell office:value-type="float" office:value="0" calcext:value-type="float">
            <text:p>0</text:p>
          </table:table-cell>
          <table:table-cell table:formula="of:=[.$D228]-[.$B228]" office:value-type="float" office:value="175071.763173562" calcext:value-type="float">
            <text:p>175071.763173562</text:p>
          </table:table-cell>
          <table:table-cell table:formula="of:=[.$F228]/[.$B228]" office:value-type="float" office:value="9.88103362190773" calcext:value-type="float">
            <text:p>9.88103362190773</text:p>
          </table:table-cell>
          <table:table-cell table:formula="of:=[.$F228]/[.$A228]" office:value-type="float" office:value="781.570371310547" calcext:value-type="float">
            <text:p>781.570371310547</text:p>
          </table:table-cell>
          <table:table-cell table:formula="of:=[.$B228]" office:value-type="float" office:value="17717.9604758557" calcext:value-type="float">
            <text:p>17717.9604758557</text:p>
          </table:table-cell>
          <table:table-cell table:formula="of:=[.$D228]*(1-[.$O228])" office:value-type="float" office:value="142428.999247994" calcext:value-type="float">
            <text:p>142428.999247994</text:p>
          </table:table-cell>
          <table:table-cell table:formula="of:=[.$B228]" office:value-type="float" office:value="17717.9604758557" calcext:value-type="float">
            <text:p>17717.9604758557</text:p>
          </table:table-cell>
          <table:table-cell table:formula="of:=IF(FLOOR([.$A228]/12; 1) + 1 &gt;= [$Parameters.$K$70] - [$Parameters.$K$22]; [.$D228] ; 0)" office:value-type="float" office:value="0" calcext:value-type="float">
            <text:p>0</text:p>
          </table:table-cell>
          <table:table-cell table:formula="of:=([$Parameters.$D$4]-[$Parameters.$C$4])*[.$A228]" office:value-type="float" office:value="33824" calcext:value-type="float">
            <text:p>33824</text:p>
          </table:table-cell>
          <table:table-cell table:formula="of:=[.$M228]/([$Parameters.A$4]*[.$A228])" office:value-type="float" office:value="0.00290384615384615" calcext:value-type="float">
            <text:p>0.002903846153846</text:p>
          </table:table-cell>
          <table:table-cell table:formula="of:=SUM(INDIRECT( CELL(&quot;address&quot;;  INDEX([$Parameters.$L$22:$Parameters.$L$74];  FLOOR([.$A228]/12; 1) + 1;0))&amp;&quot;:&quot;&amp;CELL(&quot;address&quot;; [$Parameters.$L$70])))" office:value-type="float" office:value="0.261221" calcext:value-type="float">
            <text:p>0.261221</text:p>
          </table:table-cell>
          <table:table-cell table:formula="of:=[.$I228]/INDEX([$Parameters.$M$22:$Parameters.$M$120];  FLOOR([.$A228]/12; 1) + 1;0)" office:value-type="float" office:value="437.480505576684" calcext:value-type="float">
            <text:p>437.480505576684</text:p>
          </table:table-cell>
          <table:table-cell table:formula="of:=[.$J228]/ INDEX([$Parameters.$M$22:$Parameters.$M$120];  FLOOR([.$A228]/12; 1) + 1;0)" office:value-type="float" office:value="3516.7654135307" calcext:value-type="float">
            <text:p>3516.7654135307</text:p>
          </table:table-cell>
          <table:table-cell table:formula="of:=([.$Q228]-[.$P228])*[$Parameters.$M$70]" office:value-type="float" office:value="50069.1726033324" calcext:value-type="float">
            <text:p>50069.1726033324</text:p>
          </table:table-cell>
          <table:table-cell table:number-columns-repeated="2"/>
        </table:table-row>
        <table:table-row table:style-name="ro1">
          <table:table-cell office:value-type="float" office:value="225" calcext:value-type="float">
            <text:p>225</text:p>
          </table:table-cell>
          <table:table-cell table:formula="of:=([.$B228]-[.$C228])*POWER(1+[$Parameters.$H$4];1/12)+[$Parameters.$C$4]" office:value-type="float" office:value="18289.9833407792" calcext:value-type="float">
            <text:p>18289.9833407792</text:p>
          </table:table-cell>
          <table:table-cell table:formula="of:=IF(MOD([.$A229];12)=1; ([.$B217]+[.$B220]+[.$B223]+[.$B226])/4*(1+[$Parameters.$E$4])*[$Parameters.$F$4]; 0)" office:value-type="float" office:value="0" calcext:value-type="float">
            <text:p>0</text:p>
          </table:table-cell>
          <table:table-cell table:formula="of:=([.$D228]-[.$E228])*POWER(1+[$Parameters.$I$4];1/12)+[$Parameters.$D$4]" office:value-type="float" office:value="194103.672847781" calcext:value-type="float">
            <text:p>194103.672847781</text:p>
          </table:table-cell>
          <table:table-cell office:value-type="float" office:value="0" calcext:value-type="float">
            <text:p>0</text:p>
          </table:table-cell>
          <table:table-cell table:formula="of:=[.$D229]-[.$B229]" office:value-type="float" office:value="175813.689507002" calcext:value-type="float">
            <text:p>175813.689507002</text:p>
          </table:table-cell>
          <table:table-cell table:formula="of:=[.$F229]/[.$B229]" office:value-type="float" office:value="9.6125669570737" calcext:value-type="float">
            <text:p>9.6125669570737</text:p>
          </table:table-cell>
          <table:table-cell table:formula="of:=[.$F229]/[.$A229]" office:value-type="float" office:value="781.394175586676" calcext:value-type="float">
            <text:p>781.394175586676</text:p>
          </table:table-cell>
          <table:table-cell table:formula="of:=[.$B229]" office:value-type="float" office:value="18289.9833407792" calcext:value-type="float">
            <text:p>18289.9833407792</text:p>
          </table:table-cell>
          <table:table-cell table:formula="of:=[.$D229]*(1-[.$O229])" office:value-type="float" office:value="143399.717322811" calcext:value-type="float">
            <text:p>143399.717322811</text:p>
          </table:table-cell>
          <table:table-cell table:formula="of:=[.$B229]" office:value-type="float" office:value="18289.9833407792" calcext:value-type="float">
            <text:p>18289.9833407792</text:p>
          </table:table-cell>
          <table:table-cell table:formula="of:=IF(FLOOR([.$A229]/12; 1) + 1 &gt;= [$Parameters.$K$70] - [$Parameters.$K$22]; [.$D229] ; 0)" office:value-type="float" office:value="0" calcext:value-type="float">
            <text:p>0</text:p>
          </table:table-cell>
          <table:table-cell table:formula="of:=([$Parameters.$D$4]-[$Parameters.$C$4])*[.$A229]" office:value-type="float" office:value="33975" calcext:value-type="float">
            <text:p>33975</text:p>
          </table:table-cell>
          <table:table-cell table:formula="of:=[.$M229]/([$Parameters.A$4]*[.$A229])" office:value-type="float" office:value="0.00290384615384615" calcext:value-type="float">
            <text:p>0.002903846153846</text:p>
          </table:table-cell>
          <table:table-cell table:formula="of:=SUM(INDIRECT( CELL(&quot;address&quot;;  INDEX([$Parameters.$L$22:$Parameters.$L$74];  FLOOR([.$A229]/12; 1) + 1;0))&amp;&quot;:&quot;&amp;CELL(&quot;address&quot;; [$Parameters.$L$70])))" office:value-type="float" office:value="0.261221" calcext:value-type="float">
            <text:p>0.261221</text:p>
          </table:table-cell>
          <table:table-cell table:formula="of:=[.$I229]/INDEX([$Parameters.$M$22:$Parameters.$M$120];  FLOOR([.$A229]/12; 1) + 1;0)" office:value-type="float" office:value="451.604526932819" calcext:value-type="float">
            <text:p>451.604526932819</text:p>
          </table:table-cell>
          <table:table-cell table:formula="of:=[.$J229]/ INDEX([$Parameters.$M$22:$Parameters.$M$120];  FLOOR([.$A229]/12; 1) + 1;0)" office:value-type="float" office:value="3540.73376105706" calcext:value-type="float">
            <text:p>3540.73376105706</text:p>
          </table:table-cell>
          <table:table-cell table:formula="of:=([.$Q229]-[.$P229])*[$Parameters.$M$70]" office:value-type="float" office:value="50229.2413468602" calcext:value-type="float">
            <text:p>50229.2413468602</text:p>
          </table:table-cell>
          <table:table-cell table:number-columns-repeated="2"/>
        </table:table-row>
        <table:table-row table:style-name="ro1">
          <table:table-cell office:value-type="float" office:value="226" calcext:value-type="float">
            <text:p>226</text:p>
          </table:table-cell>
          <table:table-cell table:formula="of:=([.$B229]-[.$C229])*POWER(1+[$Parameters.$H$4];1/12)+[$Parameters.$C$4]" office:value-type="float" office:value="18868.2863600487" calcext:value-type="float">
            <text:p>18868.2863600487</text:p>
          </table:table-cell>
          <table:table-cell table:formula="of:=IF(MOD([.$A230];12)=1; ([.$B218]+[.$B221]+[.$B224]+[.$B227])/4*(1+[$Parameters.$E$4])*[$Parameters.$F$4]; 0)" office:value-type="float" office:value="0" calcext:value-type="float">
            <text:p>0</text:p>
          </table:table-cell>
          <table:table-cell table:formula="of:=([.$D229]-[.$E229])*POWER(1+[$Parameters.$I$4];1/12)+[$Parameters.$D$4]" office:value-type="float" office:value="195422.975237824" calcext:value-type="float">
            <text:p>195422.975237824</text:p>
          </table:table-cell>
          <table:table-cell office:value-type="float" office:value="0" calcext:value-type="float">
            <text:p>0</text:p>
          </table:table-cell>
          <table:table-cell table:formula="of:=[.$D230]-[.$B230]" office:value-type="float" office:value="176554.688877775" calcext:value-type="float">
            <text:p>176554.688877775</text:p>
          </table:table-cell>
          <table:table-cell table:formula="of:=[.$F230]/[.$B230]" office:value-type="float" office:value="9.35721906635932" calcext:value-type="float">
            <text:p>9.35721906635932</text:p>
          </table:table-cell>
          <table:table-cell table:formula="of:=[.$F230]/[.$A230]" office:value-type="float" office:value="781.215437512279" calcext:value-type="float">
            <text:p>781.215437512279</text:p>
          </table:table-cell>
          <table:table-cell table:formula="of:=[.$B230]" office:value-type="float" office:value="18868.2863600487" calcext:value-type="float">
            <text:p>18868.2863600487</text:p>
          </table:table-cell>
          <table:table-cell table:formula="of:=[.$D230]*(1-[.$O230])" office:value-type="float" office:value="144374.390223224" calcext:value-type="float">
            <text:p>144374.390223224</text:p>
          </table:table-cell>
          <table:table-cell table:formula="of:=[.$B230]" office:value-type="float" office:value="18868.2863600487" calcext:value-type="float">
            <text:p>18868.2863600487</text:p>
          </table:table-cell>
          <table:table-cell table:formula="of:=IF(FLOOR([.$A230]/12; 1) + 1 &gt;= [$Parameters.$K$70] - [$Parameters.$K$22]; [.$D230] ; 0)" office:value-type="float" office:value="0" calcext:value-type="float">
            <text:p>0</text:p>
          </table:table-cell>
          <table:table-cell table:formula="of:=([$Parameters.$D$4]-[$Parameters.$C$4])*[.$A230]" office:value-type="float" office:value="34126" calcext:value-type="float">
            <text:p>34126</text:p>
          </table:table-cell>
          <table:table-cell table:formula="of:=[.$M230]/([$Parameters.A$4]*[.$A230])" office:value-type="float" office:value="0.00290384615384615" calcext:value-type="float">
            <text:p>0.002903846153846</text:p>
          </table:table-cell>
          <table:table-cell table:formula="of:=SUM(INDIRECT( CELL(&quot;address&quot;;  INDEX([$Parameters.$L$22:$Parameters.$L$74];  FLOOR([.$A230]/12; 1) + 1;0))&amp;&quot;:&quot;&amp;CELL(&quot;address&quot;; [$Parameters.$L$70])))" office:value-type="float" office:value="0.261221" calcext:value-type="float">
            <text:p>0.261221</text:p>
          </table:table-cell>
          <table:table-cell table:formula="of:=[.$I230]/INDEX([$Parameters.$M$22:$Parameters.$M$120];  FLOOR([.$A230]/12; 1) + 1;0)" office:value-type="float" office:value="465.883613828363" calcext:value-type="float">
            <text:p>465.883613828363</text:p>
          </table:table-cell>
          <table:table-cell table:formula="of:=[.$J230]/ INDEX([$Parameters.$M$22:$Parameters.$M$120];  FLOOR([.$A230]/12; 1) + 1;0)" office:value-type="float" office:value="3564.79975859813" calcext:value-type="float">
            <text:p>3564.79975859813</text:p>
          </table:table-cell>
          <table:table-cell table:formula="of:=([.$Q230]-[.$P230])*[$Parameters.$M$70]" office:value-type="float" office:value="50388.3765139564" calcext:value-type="float">
            <text:p>50388.3765139564</text:p>
          </table:table-cell>
          <table:table-cell table:number-columns-repeated="2"/>
        </table:table-row>
        <table:table-row table:style-name="ro1">
          <table:table-cell office:value-type="float" office:value="227" calcext:value-type="float">
            <text:p>227</text:p>
          </table:table-cell>
          <table:table-cell table:formula="of:=([.$B230]-[.$C230])*POWER(1+[$Parameters.$H$4];1/12)+[$Parameters.$C$4]" office:value-type="float" office:value="19452.9384825492" calcext:value-type="float">
            <text:p>19452.9384825492</text:p>
          </table:table-cell>
          <table:table-cell table:formula="of:=IF(MOD([.$A231];12)=1; ([.$B219]+[.$B222]+[.$B225]+[.$B228])/4*(1+[$Parameters.$E$4])*[$Parameters.$F$4]; 0)" office:value-type="float" office:value="0" calcext:value-type="float">
            <text:p>0</text:p>
          </table:table-cell>
          <table:table-cell table:formula="of:=([.$D230]-[.$E230])*POWER(1+[$Parameters.$I$4];1/12)+[$Parameters.$D$4]" office:value-type="float" office:value="196747.652629112" calcext:value-type="float">
            <text:p>196747.652629112</text:p>
          </table:table-cell>
          <table:table-cell office:value-type="float" office:value="0" calcext:value-type="float">
            <text:p>0</text:p>
          </table:table-cell>
          <table:table-cell table:formula="of:=[.$D231]-[.$B231]" office:value-type="float" office:value="177294.714146562" calcext:value-type="float">
            <text:p>177294.714146562</text:p>
          </table:table-cell>
          <table:table-cell table:formula="of:=[.$F231]/[.$B231]" office:value-type="float" office:value="9.11403253064364" calcext:value-type="float">
            <text:p>9.11403253064364</text:p>
          </table:table-cell>
          <table:table-cell table:formula="of:=[.$F231]/[.$A231]" office:value-type="float" office:value="781.033983024504" calcext:value-type="float">
            <text:p>781.033983024504</text:p>
          </table:table-cell>
          <table:table-cell table:formula="of:=[.$B231]" office:value-type="float" office:value="19452.9384825492" calcext:value-type="float">
            <text:p>19452.9384825492</text:p>
          </table:table-cell>
          <table:table-cell table:formula="of:=[.$D231]*(1-[.$O231])" office:value-type="float" office:value="145353.034061682" calcext:value-type="float">
            <text:p>145353.034061682</text:p>
          </table:table-cell>
          <table:table-cell table:formula="of:=[.$B231]" office:value-type="float" office:value="19452.9384825492" calcext:value-type="float">
            <text:p>19452.9384825492</text:p>
          </table:table-cell>
          <table:table-cell table:formula="of:=IF(FLOOR([.$A231]/12; 1) + 1 &gt;= [$Parameters.$K$70] - [$Parameters.$K$22]; [.$D231] ; 0)" office:value-type="float" office:value="0" calcext:value-type="float">
            <text:p>0</text:p>
          </table:table-cell>
          <table:table-cell table:formula="of:=([$Parameters.$D$4]-[$Parameters.$C$4])*[.$A231]" office:value-type="float" office:value="34277" calcext:value-type="float">
            <text:p>34277</text:p>
          </table:table-cell>
          <table:table-cell table:formula="of:=[.$M231]/([$Parameters.A$4]*[.$A231])" office:value-type="float" office:value="0.00290384615384615" calcext:value-type="float">
            <text:p>0.002903846153846</text:p>
          </table:table-cell>
          <table:table-cell table:formula="of:=SUM(INDIRECT( CELL(&quot;address&quot;;  INDEX([$Parameters.$L$22:$Parameters.$L$74];  FLOOR([.$A231]/12; 1) + 1;0))&amp;&quot;:&quot;&amp;CELL(&quot;address&quot;; [$Parameters.$L$70])))" office:value-type="float" office:value="0.261221" calcext:value-type="float">
            <text:p>0.261221</text:p>
          </table:table-cell>
          <table:table-cell table:formula="of:=[.$I231]/INDEX([$Parameters.$M$22:$Parameters.$M$120];  FLOOR([.$A231]/12; 1) + 1;0)" office:value-type="float" office:value="480.319468704917" calcext:value-type="float">
            <text:p>480.319468704917</text:p>
          </table:table-cell>
          <table:table-cell table:formula="of:=[.$J231]/ INDEX([$Parameters.$M$22:$Parameters.$M$120];  FLOOR([.$A231]/12; 1) + 1;0)" office:value-type="float" office:value="3588.96380399216" calcext:value-type="float">
            <text:p>3588.96380399216</text:p>
          </table:table-cell>
          <table:table-cell table:formula="of:=([.$Q231]-[.$P231])*[$Parameters.$M$70]" office:value-type="float" office:value="50546.5568917706" calcext:value-type="float">
            <text:p>50546.5568917706</text:p>
          </table:table-cell>
          <table:table-cell table:number-columns-repeated="2"/>
        </table:table-row>
        <table:table-row table:style-name="ro1">
          <table:table-cell office:value-type="float" office:value="228" calcext:value-type="float">
            <text:p>228</text:p>
          </table:table-cell>
          <table:table-cell table:formula="of:=([.$B231]-[.$C231])*POWER(1+[$Parameters.$H$4];1/12)+[$Parameters.$C$4]" office:value-type="float" office:value="20044.0094141449" calcext:value-type="float">
            <text:p>20044.0094141449</text:p>
          </table:table-cell>
          <table:table-cell table:formula="of:=IF(MOD([.$A232];12)=1; ([.$B220]+[.$B223]+[.$B226]+[.$B229])/4*(1+[$Parameters.$E$4])*[$Parameters.$F$4]; 0)" office:value-type="float" office:value="0" calcext:value-type="float">
            <text:p>0</text:p>
          </table:table-cell>
          <table:table-cell table:formula="of:=([.$D231]-[.$E231])*POWER(1+[$Parameters.$I$4];1/12)+[$Parameters.$D$4]" office:value-type="float" office:value="198077.726920065" calcext:value-type="float">
            <text:p>198077.726920065</text:p>
          </table:table-cell>
          <table:table-cell office:value-type="float" office:value="0" calcext:value-type="float">
            <text:p>0</text:p>
          </table:table-cell>
          <table:table-cell table:formula="of:=[.$D232]-[.$B232]" office:value-type="float" office:value="178033.71750592" calcext:value-type="float">
            <text:p>178033.71750592</text:p>
          </table:table-cell>
          <table:table-cell table:formula="of:=[.$F232]/[.$B232]" office:value-type="float" office:value="8.88214098424256" calcext:value-type="float">
            <text:p>8.88214098424256</text:p>
          </table:table-cell>
          <table:table-cell table:formula="of:=[.$F232]/[.$A232]" office:value-type="float" office:value="780.84963818386" calcext:value-type="float">
            <text:p>780.84963818386</text:p>
          </table:table-cell>
          <table:table-cell table:formula="of:=[.$B232]" office:value-type="float" office:value="20044.0094141449" calcext:value-type="float">
            <text:p>20044.0094141449</text:p>
          </table:table-cell>
          <table:table-cell table:formula="of:=[.$D232]*(1-[.$O232])" office:value-type="float" office:value="146888.499952113" calcext:value-type="float">
            <text:p>146888.499952113</text:p>
          </table:table-cell>
          <table:table-cell table:formula="of:=[.$B232]" office:value-type="float" office:value="20044.0094141449" calcext:value-type="float">
            <text:p>20044.0094141449</text:p>
          </table:table-cell>
          <table:table-cell table:formula="of:=IF(FLOOR([.$A232]/12; 1) + 1 &gt;= [$Parameters.$K$70] - [$Parameters.$K$22]; [.$D232] ; 0)" office:value-type="float" office:value="0" calcext:value-type="float">
            <text:p>0</text:p>
          </table:table-cell>
          <table:table-cell table:formula="of:=([$Parameters.$D$4]-[$Parameters.$C$4])*[.$A232]" office:value-type="float" office:value="34428" calcext:value-type="float">
            <text:p>34428</text:p>
          </table:table-cell>
          <table:table-cell table:formula="of:=[.$M232]/([$Parameters.A$4]*[.$A232])" office:value-type="float" office:value="0.00290384615384615" calcext:value-type="float">
            <text:p>0.002903846153846</text:p>
          </table:table-cell>
          <table:table-cell table:formula="of:=SUM(INDIRECT( CELL(&quot;address&quot;;  INDEX([$Parameters.$L$22:$Parameters.$L$74];  FLOOR([.$A232]/12; 1) + 1;0))&amp;&quot;:&quot;&amp;CELL(&quot;address&quot;; [$Parameters.$L$70])))" office:value-type="float" office:value="0.25843" calcext:value-type="float">
            <text:p>0.25843</text:p>
          </table:table-cell>
          <table:table-cell table:formula="of:=[.$I232]/INDEX([$Parameters.$M$22:$Parameters.$M$120];  FLOOR([.$A232]/12; 1) + 1;0)" office:value-type="float" office:value="505.906345637176" calcext:value-type="float">
            <text:p>505.906345637176</text:p>
          </table:table-cell>
          <table:table-cell table:formula="of:=[.$J232]/ INDEX([$Parameters.$M$22:$Parameters.$M$120];  FLOOR([.$A232]/12; 1) + 1;0)" office:value-type="float" office:value="3707.43311337992" calcext:value-type="float">
            <text:p>3707.43311337992</text:p>
          </table:table-cell>
          <table:table-cell table:formula="of:=([.$Q232]-[.$P232])*[$Parameters.$M$70]" office:value-type="float" office:value="52056.8252434971" calcext:value-type="float">
            <text:p>52056.8252434971</text:p>
          </table:table-cell>
          <table:table-cell table:number-columns-repeated="2"/>
        </table:table-row>
        <table:table-row table:style-name="ro1">
          <table:table-cell office:value-type="float" office:value="229" calcext:value-type="float">
            <text:p>229</text:p>
          </table:table-cell>
          <table:table-cell table:formula="of:=([.$B232]-[.$C232])*POWER(1+[$Parameters.$H$4];1/12)+[$Parameters.$C$4]" office:value-type="float" office:value="20641.5696259907" calcext:value-type="float">
            <text:p>20641.5696259907</text:p>
          </table:table-cell>
          <table:table-cell table:formula="of:=IF(MOD([.$A233];12)=1; ([.$B221]+[.$B224]+[.$B227]+[.$B230])/4*(1+[$Parameters.$E$4])*[$Parameters.$F$4]; 0)" office:value-type="float" office:value="6752.80993620814" calcext:value-type="float">
            <text:p>6752.80993620814</text:p>
          </table:table-cell>
          <table:table-cell table:formula="of:=([.$D232]-[.$E232])*POWER(1+[$Parameters.$I$4];1/12)+[$Parameters.$D$4]" office:value-type="float" office:value="199413.220098321" calcext:value-type="float">
            <text:p>199413.220098321</text:p>
          </table:table-cell>
          <table:table-cell office:value-type="float" office:value="0" calcext:value-type="float">
            <text:p>0</text:p>
          </table:table-cell>
          <table:table-cell table:formula="of:=[.$D233]-[.$B233]" office:value-type="float" office:value="178771.65047233" calcext:value-type="float">
            <text:p>178771.65047233</text:p>
          </table:table-cell>
          <table:table-cell table:formula="of:=[.$F233]/[.$B233]" office:value-type="float" office:value="8.66075854266583" calcext:value-type="float">
            <text:p>8.66075854266583</text:p>
          </table:table-cell>
          <table:table-cell table:formula="of:=[.$F233]/[.$A233]" office:value-type="float" office:value="780.662229136813" calcext:value-type="float">
            <text:p>780.662229136813</text:p>
          </table:table-cell>
          <table:table-cell table:formula="of:=[.$B233]" office:value-type="float" office:value="20641.5696259907" calcext:value-type="float">
            <text:p>20641.5696259907</text:p>
          </table:table-cell>
          <table:table-cell table:formula="of:=[.$D233]*(1-[.$O233])" office:value-type="float" office:value="147878.861628312" calcext:value-type="float">
            <text:p>147878.861628312</text:p>
          </table:table-cell>
          <table:table-cell table:formula="of:=[.$B233]" office:value-type="float" office:value="20641.5696259907" calcext:value-type="float">
            <text:p>20641.5696259907</text:p>
          </table:table-cell>
          <table:table-cell table:formula="of:=IF(FLOOR([.$A233]/12; 1) + 1 &gt;= [$Parameters.$K$70] - [$Parameters.$K$22]; [.$D233] ; 0)" office:value-type="float" office:value="0" calcext:value-type="float">
            <text:p>0</text:p>
          </table:table-cell>
          <table:table-cell table:formula="of:=([$Parameters.$D$4]-[$Parameters.$C$4])*[.$A233]" office:value-type="float" office:value="34579" calcext:value-type="float">
            <text:p>34579</text:p>
          </table:table-cell>
          <table:table-cell table:formula="of:=[.$M233]/([$Parameters.A$4]*[.$A233])" office:value-type="float" office:value="0.00290384615384615" calcext:value-type="float">
            <text:p>0.002903846153846</text:p>
          </table:table-cell>
          <table:table-cell table:formula="of:=SUM(INDIRECT( CELL(&quot;address&quot;;  INDEX([$Parameters.$L$22:$Parameters.$L$74];  FLOOR([.$A233]/12; 1) + 1;0))&amp;&quot;:&quot;&amp;CELL(&quot;address&quot;; [$Parameters.$L$70])))" office:value-type="float" office:value="0.25843" calcext:value-type="float">
            <text:p>0.25843</text:p>
          </table:table-cell>
          <table:table-cell table:formula="of:=[.$I233]/INDEX([$Parameters.$M$22:$Parameters.$M$120];  FLOOR([.$A233]/12; 1) + 1;0)" office:value-type="float" office:value="520.988632660037" calcext:value-type="float">
            <text:p>520.988632660037</text:p>
          </table:table-cell>
          <table:table-cell table:formula="of:=[.$J233]/ INDEX([$Parameters.$M$22:$Parameters.$M$120];  FLOOR([.$A233]/12; 1) + 1;0)" office:value-type="float" office:value="3732.42962211792" calcext:value-type="float">
            <text:p>3732.42962211792</text:p>
          </table:table-cell>
          <table:table-cell table:formula="of:=([.$Q233]-[.$P233])*[$Parameters.$M$70]" office:value-type="float" office:value="52218.0304885851" calcext:value-type="float">
            <text:p>52218.0304885851</text:p>
          </table:table-cell>
          <table:table-cell table:number-columns-repeated="2"/>
        </table:table-row>
        <table:table-row table:style-name="ro1">
          <table:table-cell office:value-type="float" office:value="230" calcext:value-type="float">
            <text:p>230</text:p>
          </table:table-cell>
          <table:table-cell table:formula="of:=([.$B233]-[.$C233])*POWER(1+[$Parameters.$H$4];1/12)+[$Parameters.$C$4]" office:value-type="float" office:value="14418.7423261882" calcext:value-type="float">
            <text:p>14418.7423261882</text:p>
          </table:table-cell>
          <table:table-cell table:formula="of:=IF(MOD([.$A234];12)=1; ([.$B222]+[.$B225]+[.$B228]+[.$B231])/4*(1+[$Parameters.$E$4])*[$Parameters.$F$4]; 0)" office:value-type="float" office:value="0" calcext:value-type="float">
            <text:p>0</text:p>
          </table:table-cell>
          <table:table-cell table:formula="of:=([.$D233]-[.$E233])*POWER(1+[$Parameters.$I$4];1/12)+[$Parameters.$D$4]" office:value-type="float" office:value="200754.154241097" calcext:value-type="float">
            <text:p>200754.154241097</text:p>
          </table:table-cell>
          <table:table-cell office:value-type="float" office:value="0" calcext:value-type="float">
            <text:p>0</text:p>
          </table:table-cell>
          <table:table-cell table:formula="of:=[.$D234]-[.$B234]" office:value-type="float" office:value="186335.411914909" calcext:value-type="float">
            <text:p>186335.411914909</text:p>
          </table:table-cell>
          <table:table-cell table:formula="of:=[.$F234]/[.$B234]" office:value-type="float" office:value="12.9231390435819" calcext:value-type="float">
            <text:p>12.9231390435819</text:p>
          </table:table-cell>
          <table:table-cell table:formula="of:=[.$F234]/[.$A234]" office:value-type="float" office:value="810.153964847431" calcext:value-type="float">
            <text:p>810.153964847431</text:p>
          </table:table-cell>
          <table:table-cell table:formula="of:=[.$B234]" office:value-type="float" office:value="14418.7423261882" calcext:value-type="float">
            <text:p>14418.7423261882</text:p>
          </table:table-cell>
          <table:table-cell table:formula="of:=[.$D234]*(1-[.$O234])" office:value-type="float" office:value="148873.258160571" calcext:value-type="float">
            <text:p>148873.258160571</text:p>
          </table:table-cell>
          <table:table-cell table:formula="of:=[.$B234]" office:value-type="float" office:value="14418.7423261882" calcext:value-type="float">
            <text:p>14418.7423261882</text:p>
          </table:table-cell>
          <table:table-cell table:formula="of:=IF(FLOOR([.$A234]/12; 1) + 1 &gt;= [$Parameters.$K$70] - [$Parameters.$K$22]; [.$D234] ; 0)" office:value-type="float" office:value="0" calcext:value-type="float">
            <text:p>0</text:p>
          </table:table-cell>
          <table:table-cell table:formula="of:=([$Parameters.$D$4]-[$Parameters.$C$4])*[.$A234]" office:value-type="float" office:value="34730" calcext:value-type="float">
            <text:p>34730</text:p>
          </table:table-cell>
          <table:table-cell table:formula="of:=[.$M234]/([$Parameters.A$4]*[.$A234])" office:value-type="float" office:value="0.00290384615384615" calcext:value-type="float">
            <text:p>0.002903846153846</text:p>
          </table:table-cell>
          <table:table-cell table:formula="of:=SUM(INDIRECT( CELL(&quot;address&quot;;  INDEX([$Parameters.$L$22:$Parameters.$L$74];  FLOOR([.$A234]/12; 1) + 1;0))&amp;&quot;:&quot;&amp;CELL(&quot;address&quot;; [$Parameters.$L$70])))" office:value-type="float" office:value="0.25843" calcext:value-type="float">
            <text:p>0.25843</text:p>
          </table:table-cell>
          <table:table-cell table:formula="of:=[.$I234]/INDEX([$Parameters.$M$22:$Parameters.$M$120];  FLOOR([.$A234]/12; 1) + 1;0)" office:value-type="float" office:value="363.925853765477" calcext:value-type="float">
            <text:p>363.925853765477</text:p>
          </table:table-cell>
          <table:table-cell table:formula="of:=[.$J234]/ INDEX([$Parameters.$M$22:$Parameters.$M$120];  FLOOR([.$A234]/12; 1) + 1;0)" office:value-type="float" office:value="3757.52796972667" calcext:value-type="float">
            <text:p>3757.52796972667</text:p>
          </table:table-cell>
          <table:table-cell table:formula="of:=([.$Q234]-[.$P234])*[$Parameters.$M$70]" office:value-type="float" office:value="55179.970405529" calcext:value-type="float">
            <text:p>55179.970405529</text:p>
          </table:table-cell>
          <table:table-cell table:number-columns-repeated="2"/>
        </table:table-row>
        <table:table-row table:style-name="ro1">
          <table:table-cell office:value-type="float" office:value="231" calcext:value-type="float">
            <text:p>231</text:p>
          </table:table-cell>
          <table:table-cell table:formula="of:=([.$B234]-[.$C234])*POWER(1+[$Parameters.$H$4];1/12)+[$Parameters.$C$4]" office:value-type="float" office:value="14954.5435634951" calcext:value-type="float">
            <text:p>14954.5435634951</text:p>
          </table:table-cell>
          <table:table-cell table:formula="of:=IF(MOD([.$A235];12)=1; ([.$B223]+[.$B226]+[.$B229]+[.$B232])/4*(1+[$Parameters.$E$4])*[$Parameters.$F$4]; 0)" office:value-type="float" office:value="0" calcext:value-type="float">
            <text:p>0</text:p>
          </table:table-cell>
          <table:table-cell table:formula="of:=([.$D234]-[.$E234])*POWER(1+[$Parameters.$I$4];1/12)+[$Parameters.$D$4]" office:value-type="float" office:value="202100.551515557" calcext:value-type="float">
            <text:p>202100.551515557</text:p>
          </table:table-cell>
          <table:table-cell office:value-type="float" office:value="0" calcext:value-type="float">
            <text:p>0</text:p>
          </table:table-cell>
          <table:table-cell table:formula="of:=[.$D235]-[.$B235]" office:value-type="float" office:value="187146.007952062" calcext:value-type="float">
            <text:p>187146.007952062</text:p>
          </table:table-cell>
          <table:table-cell table:formula="of:=[.$F235]/[.$B235]" office:value-type="float" office:value="12.5143243026752" calcext:value-type="float">
            <text:p>12.5143243026752</text:p>
          </table:table-cell>
          <table:table-cell table:formula="of:=[.$F235]/[.$A235]" office:value-type="float" office:value="810.155878580356" calcext:value-type="float">
            <text:p>810.155878580356</text:p>
          </table:table-cell>
          <table:table-cell table:formula="of:=[.$B235]" office:value-type="float" office:value="14954.5435634951" calcext:value-type="float">
            <text:p>14954.5435634951</text:p>
          </table:table-cell>
          <table:table-cell table:formula="of:=[.$D235]*(1-[.$O235])" office:value-type="float" office:value="149871.705987392" calcext:value-type="float">
            <text:p>149871.705987392</text:p>
          </table:table-cell>
          <table:table-cell table:formula="of:=[.$B235]" office:value-type="float" office:value="14954.5435634951" calcext:value-type="float">
            <text:p>14954.5435634951</text:p>
          </table:table-cell>
          <table:table-cell table:formula="of:=IF(FLOOR([.$A235]/12; 1) + 1 &gt;= [$Parameters.$K$70] - [$Parameters.$K$22]; [.$D235] ; 0)" office:value-type="float" office:value="0" calcext:value-type="float">
            <text:p>0</text:p>
          </table:table-cell>
          <table:table-cell table:formula="of:=([$Parameters.$D$4]-[$Parameters.$C$4])*[.$A235]" office:value-type="float" office:value="34881" calcext:value-type="float">
            <text:p>34881</text:p>
          </table:table-cell>
          <table:table-cell table:formula="of:=[.$M235]/([$Parameters.A$4]*[.$A235])" office:value-type="float" office:value="0.00290384615384615" calcext:value-type="float">
            <text:p>0.002903846153846</text:p>
          </table:table-cell>
          <table:table-cell table:formula="of:=SUM(INDIRECT( CELL(&quot;address&quot;;  INDEX([$Parameters.$L$22:$Parameters.$L$74];  FLOOR([.$A235]/12; 1) + 1;0))&amp;&quot;:&quot;&amp;CELL(&quot;address&quot;; [$Parameters.$L$70])))" office:value-type="float" office:value="0.25843" calcext:value-type="float">
            <text:p>0.25843</text:p>
          </table:table-cell>
          <table:table-cell table:formula="of:=[.$I235]/INDEX([$Parameters.$M$22:$Parameters.$M$120];  FLOOR([.$A235]/12; 1) + 1;0)" office:value-type="float" office:value="377.449357988266" calcext:value-type="float">
            <text:p>377.449357988266</text:p>
          </table:table-cell>
          <table:table-cell table:formula="of:=[.$J235]/ INDEX([$Parameters.$M$22:$Parameters.$M$120];  FLOOR([.$A235]/12; 1) + 1;0)" office:value-type="float" office:value="3782.72857111034" calcext:value-type="float">
            <text:p>3782.72857111034</text:p>
          </table:table-cell>
          <table:table-cell table:formula="of:=([.$Q235]-[.$P235])*[$Parameters.$M$70]" office:value-type="float" office:value="55369.840005365" calcext:value-type="float">
            <text:p>55369.840005365</text:p>
          </table:table-cell>
          <table:table-cell table:number-columns-repeated="2"/>
        </table:table-row>
        <table:table-row table:style-name="ro1">
          <table:table-cell office:value-type="float" office:value="232" calcext:value-type="float">
            <text:p>232</text:p>
          </table:table-cell>
          <table:table-cell table:formula="of:=([.$B235]-[.$C235])*POWER(1+[$Parameters.$H$4];1/12)+[$Parameters.$C$4]" office:value-type="float" office:value="15496.2272832611" calcext:value-type="float">
            <text:p>15496.2272832611</text:p>
          </table:table-cell>
          <table:table-cell table:formula="of:=IF(MOD([.$A236];12)=1; ([.$B224]+[.$B227]+[.$B230]+[.$B233])/4*(1+[$Parameters.$E$4])*[$Parameters.$F$4]; 0)" office:value-type="float" office:value="0" calcext:value-type="float">
            <text:p>0</text:p>
          </table:table-cell>
          <table:table-cell table:formula="of:=([.$D235]-[.$E235])*POWER(1+[$Parameters.$I$4];1/12)+[$Parameters.$D$4]" office:value-type="float" office:value="203452.434179175" calcext:value-type="float">
            <text:p>203452.434179175</text:p>
          </table:table-cell>
          <table:table-cell office:value-type="float" office:value="0" calcext:value-type="float">
            <text:p>0</text:p>
          </table:table-cell>
          <table:table-cell table:formula="of:=[.$D236]-[.$B236]" office:value-type="float" office:value="187956.206895914" calcext:value-type="float">
            <text:p>187956.206895914</text:p>
          </table:table-cell>
          <table:table-cell table:formula="of:=[.$F236]/[.$B236]" office:value-type="float" office:value="12.1291591469456" calcext:value-type="float">
            <text:p>12.1291591469456</text:p>
          </table:table-cell>
          <table:table-cell table:formula="of:=[.$F236]/[.$A236]" office:value-type="float" office:value="810.156064206526" calcext:value-type="float">
            <text:p>810.156064206526</text:p>
          </table:table-cell>
          <table:table-cell table:formula="of:=[.$B236]" office:value-type="float" office:value="15496.2272832611" calcext:value-type="float">
            <text:p>15496.2272832611</text:p>
          </table:table-cell>
          <table:table-cell table:formula="of:=[.$D236]*(1-[.$O236])" office:value-type="float" office:value="150874.221614251" calcext:value-type="float">
            <text:p>150874.221614251</text:p>
          </table:table-cell>
          <table:table-cell table:formula="of:=[.$B236]" office:value-type="float" office:value="15496.2272832611" calcext:value-type="float">
            <text:p>15496.2272832611</text:p>
          </table:table-cell>
          <table:table-cell table:formula="of:=IF(FLOOR([.$A236]/12; 1) + 1 &gt;= [$Parameters.$K$70] - [$Parameters.$K$22]; [.$D236] ; 0)" office:value-type="float" office:value="0" calcext:value-type="float">
            <text:p>0</text:p>
          </table:table-cell>
          <table:table-cell table:formula="of:=([$Parameters.$D$4]-[$Parameters.$C$4])*[.$A236]" office:value-type="float" office:value="35032" calcext:value-type="float">
            <text:p>35032</text:p>
          </table:table-cell>
          <table:table-cell table:formula="of:=[.$M236]/([$Parameters.A$4]*[.$A236])" office:value-type="float" office:value="0.00290384615384615" calcext:value-type="float">
            <text:p>0.002903846153846</text:p>
          </table:table-cell>
          <table:table-cell table:formula="of:=SUM(INDIRECT( CELL(&quot;address&quot;;  INDEX([$Parameters.$L$22:$Parameters.$L$74];  FLOOR([.$A236]/12; 1) + 1;0))&amp;&quot;:&quot;&amp;CELL(&quot;address&quot;; [$Parameters.$L$70])))" office:value-type="float" office:value="0.25843" calcext:value-type="float">
            <text:p>0.25843</text:p>
          </table:table-cell>
          <table:table-cell table:formula="of:=[.$I236]/INDEX([$Parameters.$M$22:$Parameters.$M$120];  FLOOR([.$A236]/12; 1) + 1;0)" office:value-type="float" office:value="391.121334761765" calcext:value-type="float">
            <text:p>391.121334761765</text:p>
          </table:table-cell>
          <table:table-cell table:formula="of:=[.$J236]/ INDEX([$Parameters.$M$22:$Parameters.$M$120];  FLOOR([.$A236]/12; 1) + 1;0)" office:value-type="float" office:value="3808.03184286348" calcext:value-type="float">
            <text:p>3808.03184286348</text:p>
          </table:table-cell>
          <table:table-cell table:formula="of:=([.$Q236]-[.$P236])*[$Parameters.$M$70]" office:value-type="float" office:value="55558.9648617339" calcext:value-type="float">
            <text:p>55558.9648617339</text:p>
          </table:table-cell>
          <table:table-cell table:number-columns-repeated="2"/>
        </table:table-row>
        <table:table-row table:style-name="ro1">
          <table:table-cell office:value-type="float" office:value="233" calcext:value-type="float">
            <text:p>233</text:p>
          </table:table-cell>
          <table:table-cell table:formula="of:=([.$B236]-[.$C236])*POWER(1+[$Parameters.$H$4];1/12)+[$Parameters.$C$4]" office:value-type="float" office:value="16043.8580683903" calcext:value-type="float">
            <text:p>16043.8580683903</text:p>
          </table:table-cell>
          <table:table-cell table:formula="of:=IF(MOD([.$A237];12)=1; ([.$B225]+[.$B228]+[.$B231]+[.$B234])/4*(1+[$Parameters.$E$4])*[$Parameters.$F$4]; 0)" office:value-type="float" office:value="0" calcext:value-type="float">
            <text:p>0</text:p>
          </table:table-cell>
          <table:table-cell table:formula="of:=([.$D236]-[.$E236])*POWER(1+[$Parameters.$I$4];1/12)+[$Parameters.$D$4]" office:value-type="float" office:value="204809.824580106" calcext:value-type="float">
            <text:p>204809.824580106</text:p>
          </table:table-cell>
          <table:table-cell office:value-type="float" office:value="0" calcext:value-type="float">
            <text:p>0</text:p>
          </table:table-cell>
          <table:table-cell table:formula="of:=[.$D237]-[.$B237]" office:value-type="float" office:value="188765.966511715" calcext:value-type="float">
            <text:p>188765.966511715</text:p>
          </table:table-cell>
          <table:table-cell table:formula="of:=[.$F237]/[.$B237]" office:value-type="float" office:value="11.7656218165893" calcext:value-type="float">
            <text:p>11.7656218165893</text:p>
          </table:table-cell>
          <table:table-cell table:formula="of:=[.$F237]/[.$A237]" office:value-type="float" office:value="810.154362711225" calcext:value-type="float">
            <text:p>810.154362711225</text:p>
          </table:table-cell>
          <table:table-cell table:formula="of:=[.$B237]" office:value-type="float" office:value="16043.8580683903" calcext:value-type="float">
            <text:p>16043.8580683903</text:p>
          </table:table-cell>
          <table:table-cell table:formula="of:=[.$D237]*(1-[.$O237])" office:value-type="float" office:value="151880.821613869" calcext:value-type="float">
            <text:p>151880.821613869</text:p>
          </table:table-cell>
          <table:table-cell table:formula="of:=[.$B237]" office:value-type="float" office:value="16043.8580683903" calcext:value-type="float">
            <text:p>16043.8580683903</text:p>
          </table:table-cell>
          <table:table-cell table:formula="of:=IF(FLOOR([.$A237]/12; 1) + 1 &gt;= [$Parameters.$K$70] - [$Parameters.$K$22]; [.$D237] ; 0)" office:value-type="float" office:value="0" calcext:value-type="float">
            <text:p>0</text:p>
          </table:table-cell>
          <table:table-cell table:formula="of:=([$Parameters.$D$4]-[$Parameters.$C$4])*[.$A237]" office:value-type="float" office:value="35183" calcext:value-type="float">
            <text:p>35183</text:p>
          </table:table-cell>
          <table:table-cell table:formula="of:=[.$M237]/([$Parameters.A$4]*[.$A237])" office:value-type="float" office:value="0.00290384615384615" calcext:value-type="float">
            <text:p>0.002903846153846</text:p>
          </table:table-cell>
          <table:table-cell table:formula="of:=SUM(INDIRECT( CELL(&quot;address&quot;;  INDEX([$Parameters.$L$22:$Parameters.$L$74];  FLOOR([.$A237]/12; 1) + 1;0))&amp;&quot;:&quot;&amp;CELL(&quot;address&quot;; [$Parameters.$L$70])))" office:value-type="float" office:value="0.25843" calcext:value-type="float">
            <text:p>0.25843</text:p>
          </table:table-cell>
          <table:table-cell table:formula="of:=[.$I237]/INDEX([$Parameters.$M$22:$Parameters.$M$120];  FLOOR([.$A237]/12; 1) + 1;0)" office:value-type="float" office:value="404.943414144127" calcext:value-type="float">
            <text:p>404.943414144127</text:p>
          </table:table-cell>
          <table:table-cell table:formula="of:=[.$J237]/ INDEX([$Parameters.$M$22:$Parameters.$M$120];  FLOOR([.$A237]/12; 1) + 1;0)" office:value-type="float" office:value="3833.43820327787" calcext:value-type="float">
            <text:p>3833.43820327787</text:p>
          </table:table-cell>
          <table:table-cell table:formula="of:=([.$Q237]-[.$P237])*[$Parameters.$M$70]" office:value-type="float" office:value="55747.3252713146" calcext:value-type="float">
            <text:p>55747.3252713146</text:p>
          </table:table-cell>
          <table:table-cell table:number-columns-repeated="2"/>
        </table:table-row>
        <table:table-row table:style-name="ro1">
          <table:table-cell office:value-type="float" office:value="234" calcext:value-type="float">
            <text:p>234</text:p>
          </table:table-cell>
          <table:table-cell table:formula="of:=([.$B237]-[.$C237])*POWER(1+[$Parameters.$H$4];1/12)+[$Parameters.$C$4]" office:value-type="float" office:value="16597.5012108328" calcext:value-type="float">
            <text:p>16597.5012108328</text:p>
          </table:table-cell>
          <table:table-cell table:formula="of:=IF(MOD([.$A238];12)=1; ([.$B226]+[.$B229]+[.$B232]+[.$B235])/4*(1+[$Parameters.$E$4])*[$Parameters.$F$4]; 0)" office:value-type="float" office:value="0" calcext:value-type="float">
            <text:p>0</text:p>
          </table:table-cell>
          <table:table-cell table:formula="of:=([.$D237]-[.$E237])*POWER(1+[$Parameters.$I$4];1/12)+[$Parameters.$D$4]" office:value-type="float" office:value="206172.745157552" calcext:value-type="float">
            <text:p>206172.745157552</text:p>
          </table:table-cell>
          <table:table-cell office:value-type="float" office:value="0" calcext:value-type="float">
            <text:p>0</text:p>
          </table:table-cell>
          <table:table-cell table:formula="of:=[.$D238]-[.$B238]" office:value-type="float" office:value="189575.24394672" calcext:value-type="float">
            <text:p>189575.24394672</text:p>
          </table:table-cell>
          <table:table-cell table:formula="of:=[.$F238]/[.$B238]" office:value-type="float" office:value="11.4219147532274" calcext:value-type="float">
            <text:p>11.4219147532274</text:p>
          </table:table-cell>
          <table:table-cell table:formula="of:=[.$F238]/[.$A238]" office:value-type="float" office:value="810.150615156922" calcext:value-type="float">
            <text:p>810.150615156922</text:p>
          </table:table-cell>
          <table:table-cell table:formula="of:=[.$B238]" office:value-type="float" office:value="16597.5012108328" calcext:value-type="float">
            <text:p>16597.5012108328</text:p>
          </table:table-cell>
          <table:table-cell table:formula="of:=[.$D238]*(1-[.$O238])" office:value-type="float" office:value="152891.522626486" calcext:value-type="float">
            <text:p>152891.522626486</text:p>
          </table:table-cell>
          <table:table-cell table:formula="of:=[.$B238]" office:value-type="float" office:value="16597.5012108328" calcext:value-type="float">
            <text:p>16597.5012108328</text:p>
          </table:table-cell>
          <table:table-cell table:formula="of:=IF(FLOOR([.$A238]/12; 1) + 1 &gt;= [$Parameters.$K$70] - [$Parameters.$K$22]; [.$D238] ; 0)" office:value-type="float" office:value="0" calcext:value-type="float">
            <text:p>0</text:p>
          </table:table-cell>
          <table:table-cell table:formula="of:=([$Parameters.$D$4]-[$Parameters.$C$4])*[.$A238]" office:value-type="float" office:value="35334" calcext:value-type="float">
            <text:p>35334</text:p>
          </table:table-cell>
          <table:table-cell table:formula="of:=[.$M238]/([$Parameters.A$4]*[.$A238])" office:value-type="float" office:value="0.00290384615384615" calcext:value-type="float">
            <text:p>0.002903846153846</text:p>
          </table:table-cell>
          <table:table-cell table:formula="of:=SUM(INDIRECT( CELL(&quot;address&quot;;  INDEX([$Parameters.$L$22:$Parameters.$L$74];  FLOOR([.$A238]/12; 1) + 1;0))&amp;&quot;:&quot;&amp;CELL(&quot;address&quot;; [$Parameters.$L$70])))" office:value-type="float" office:value="0.25843" calcext:value-type="float">
            <text:p>0.25843</text:p>
          </table:table-cell>
          <table:table-cell table:formula="of:=[.$I238]/INDEX([$Parameters.$M$22:$Parameters.$M$120];  FLOOR([.$A238]/12; 1) + 1;0)" office:value-type="float" office:value="418.917244089671" calcext:value-type="float">
            <text:p>418.917244089671</text:p>
          </table:table-cell>
          <table:table-cell table:formula="of:=[.$J238]/ INDEX([$Parameters.$M$22:$Parameters.$M$120];  FLOOR([.$A238]/12; 1) + 1;0)" office:value-type="float" office:value="3858.94807234947" calcext:value-type="float">
            <text:p>3858.94807234947</text:p>
          </table:table-cell>
          <table:table-cell table:formula="of:=([.$Q238]-[.$P238])*[$Parameters.$M$70]" office:value-type="float" office:value="55934.9012675044" calcext:value-type="float">
            <text:p>55934.9012675044</text:p>
          </table:table-cell>
          <table:table-cell table:number-columns-repeated="2"/>
        </table:table-row>
        <table:table-row table:style-name="ro1">
          <table:table-cell office:value-type="float" office:value="235" calcext:value-type="float">
            <text:p>235</text:p>
          </table:table-cell>
          <table:table-cell table:formula="of:=([.$B238]-[.$C238])*POWER(1+[$Parameters.$H$4];1/12)+[$Parameters.$C$4]" office:value-type="float" office:value="17157.2227193693" calcext:value-type="float">
            <text:p>17157.2227193693</text:p>
          </table:table-cell>
          <table:table-cell table:formula="of:=IF(MOD([.$A239];12)=1; ([.$B227]+[.$B230]+[.$B233]+[.$B236])/4*(1+[$Parameters.$E$4])*[$Parameters.$F$4]; 0)" office:value-type="float" office:value="0" calcext:value-type="float">
            <text:p>0</text:p>
          </table:table-cell>
          <table:table-cell table:formula="of:=([.$D238]-[.$E238])*POWER(1+[$Parameters.$I$4];1/12)+[$Parameters.$D$4]" office:value-type="float" office:value="207541.218442139" calcext:value-type="float">
            <text:p>207541.218442139</text:p>
          </table:table-cell>
          <table:table-cell office:value-type="float" office:value="0" calcext:value-type="float">
            <text:p>0</text:p>
          </table:table-cell>
          <table:table-cell table:formula="of:=[.$D239]-[.$B239]" office:value-type="float" office:value="190383.99572277" calcext:value-type="float">
            <text:p>190383.99572277</text:p>
          </table:table-cell>
          <table:table-cell table:formula="of:=[.$F239]/[.$B239]" office:value-type="float" office:value="11.0964343610134" calcext:value-type="float">
            <text:p>11.0964343610134</text:p>
          </table:table-cell>
          <table:table-cell table:formula="of:=[.$F239]/[.$A239]" office:value-type="float" office:value="810.144662650083" calcext:value-type="float">
            <text:p>810.144662650083</text:p>
          </table:table-cell>
          <table:table-cell table:formula="of:=[.$B239]" office:value-type="float" office:value="17157.2227193693" calcext:value-type="float">
            <text:p>17157.2227193693</text:p>
          </table:table-cell>
          <table:table-cell table:formula="of:=[.$D239]*(1-[.$O239])" office:value-type="float" office:value="153906.341360137" calcext:value-type="float">
            <text:p>153906.341360137</text:p>
          </table:table-cell>
          <table:table-cell table:formula="of:=[.$B239]" office:value-type="float" office:value="17157.2227193693" calcext:value-type="float">
            <text:p>17157.2227193693</text:p>
          </table:table-cell>
          <table:table-cell table:formula="of:=IF(FLOOR([.$A239]/12; 1) + 1 &gt;= [$Parameters.$K$70] - [$Parameters.$K$22]; [.$D239] ; 0)" office:value-type="float" office:value="0" calcext:value-type="float">
            <text:p>0</text:p>
          </table:table-cell>
          <table:table-cell table:formula="of:=([$Parameters.$D$4]-[$Parameters.$C$4])*[.$A239]" office:value-type="float" office:value="35485" calcext:value-type="float">
            <text:p>35485</text:p>
          </table:table-cell>
          <table:table-cell table:formula="of:=[.$M239]/([$Parameters.A$4]*[.$A239])" office:value-type="float" office:value="0.00290384615384615" calcext:value-type="float">
            <text:p>0.002903846153846</text:p>
          </table:table-cell>
          <table:table-cell table:formula="of:=SUM(INDIRECT( CELL(&quot;address&quot;;  INDEX([$Parameters.$L$22:$Parameters.$L$74];  FLOOR([.$A239]/12; 1) + 1;0))&amp;&quot;:&quot;&amp;CELL(&quot;address&quot;; [$Parameters.$L$70])))" office:value-type="float" office:value="0.25843" calcext:value-type="float">
            <text:p>0.25843</text:p>
          </table:table-cell>
          <table:table-cell table:formula="of:=[.$I239]/INDEX([$Parameters.$M$22:$Parameters.$M$120];  FLOOR([.$A239]/12; 1) + 1;0)" office:value-type="float" office:value="433.044490645364" calcext:value-type="float">
            <text:p>433.044490645364</text:p>
          </table:table-cell>
          <table:table-cell table:formula="of:=[.$J239]/ INDEX([$Parameters.$M$22:$Parameters.$M$120];  FLOOR([.$A239]/12; 1) + 1;0)" office:value-type="float" office:value="3884.56187178539" calcext:value-type="float">
            <text:p>3884.56187178539</text:p>
          </table:table-cell>
          <table:table-cell table:formula="of:=([.$Q239]-[.$P239])*[$Parameters.$M$70]" office:value-type="float" office:value="56121.6726173368" calcext:value-type="float">
            <text:p>56121.6726173368</text:p>
          </table:table-cell>
          <table:table-cell table:number-columns-repeated="2"/>
        </table:table-row>
        <table:table-row table:style-name="ro1">
          <table:table-cell office:value-type="float" office:value="236" calcext:value-type="float">
            <text:p>236</text:p>
          </table:table-cell>
          <table:table-cell table:formula="of:=([.$B239]-[.$C239])*POWER(1+[$Parameters.$H$4];1/12)+[$Parameters.$C$4]" office:value-type="float" office:value="17723.0893274814" calcext:value-type="float">
            <text:p>17723.0893274814</text:p>
          </table:table-cell>
          <table:table-cell table:formula="of:=IF(MOD([.$A240];12)=1; ([.$B228]+[.$B231]+[.$B234]+[.$B237])/4*(1+[$Parameters.$E$4])*[$Parameters.$F$4]; 0)" office:value-type="float" office:value="0" calcext:value-type="float">
            <text:p>0</text:p>
          </table:table-cell>
          <table:table-cell table:formula="of:=([.$D239]-[.$E239])*POWER(1+[$Parameters.$I$4];1/12)+[$Parameters.$D$4]" office:value-type="float" office:value="208915.267056281" calcext:value-type="float">
            <text:p>208915.267056281</text:p>
          </table:table-cell>
          <table:table-cell office:value-type="float" office:value="0" calcext:value-type="float">
            <text:p>0</text:p>
          </table:table-cell>
          <table:table-cell table:formula="of:=[.$D240]-[.$B240]" office:value-type="float" office:value="191192.1777288" calcext:value-type="float">
            <text:p>191192.1777288</text:p>
          </table:table-cell>
          <table:table-cell table:formula="of:=[.$F240]/[.$B240]" office:value-type="float" office:value="10.7877455332992" calcext:value-type="float">
            <text:p>10.7877455332992</text:p>
          </table:table-cell>
          <table:table-cell table:formula="of:=[.$F240]/[.$A240]" office:value-type="float" office:value="810.136346308474" calcext:value-type="float">
            <text:p>810.136346308474</text:p>
          </table:table-cell>
          <table:table-cell table:formula="of:=[.$B240]" office:value-type="float" office:value="17723.0893274814" calcext:value-type="float">
            <text:p>17723.0893274814</text:p>
          </table:table-cell>
          <table:table-cell table:formula="of:=[.$D240]*(1-[.$O240])" office:value-type="float" office:value="154925.294590927" calcext:value-type="float">
            <text:p>154925.294590927</text:p>
          </table:table-cell>
          <table:table-cell table:formula="of:=[.$B240]" office:value-type="float" office:value="17723.0893274814" calcext:value-type="float">
            <text:p>17723.0893274814</text:p>
          </table:table-cell>
          <table:table-cell table:formula="of:=IF(FLOOR([.$A240]/12; 1) + 1 &gt;= [$Parameters.$K$70] - [$Parameters.$K$22]; [.$D240] ; 0)" office:value-type="float" office:value="0" calcext:value-type="float">
            <text:p>0</text:p>
          </table:table-cell>
          <table:table-cell table:formula="of:=([$Parameters.$D$4]-[$Parameters.$C$4])*[.$A240]" office:value-type="float" office:value="35636" calcext:value-type="float">
            <text:p>35636</text:p>
          </table:table-cell>
          <table:table-cell table:formula="of:=[.$M240]/([$Parameters.A$4]*[.$A240])" office:value-type="float" office:value="0.00290384615384615" calcext:value-type="float">
            <text:p>0.002903846153846</text:p>
          </table:table-cell>
          <table:table-cell table:formula="of:=SUM(INDIRECT( CELL(&quot;address&quot;;  INDEX([$Parameters.$L$22:$Parameters.$L$74];  FLOOR([.$A240]/12; 1) + 1;0))&amp;&quot;:&quot;&amp;CELL(&quot;address&quot;; [$Parameters.$L$70])))" office:value-type="float" office:value="0.25843" calcext:value-type="float">
            <text:p>0.25843</text:p>
          </table:table-cell>
          <table:table-cell table:formula="of:=[.$I240]/INDEX([$Parameters.$M$22:$Parameters.$M$120];  FLOOR([.$A240]/12; 1) + 1;0)" office:value-type="float" office:value="447.326838149455" calcext:value-type="float">
            <text:p>447.326838149455</text:p>
          </table:table-cell>
          <table:table-cell table:formula="of:=[.$J240]/ INDEX([$Parameters.$M$22:$Parameters.$M$120];  FLOOR([.$A240]/12; 1) + 1;0)" office:value-type="float" office:value="3910.28002501077" calcext:value-type="float">
            <text:p>3910.28002501077</text:p>
          </table:table-cell>
          <table:table-cell table:formula="of:=([.$Q240]-[.$P240])*[$Parameters.$M$70]" office:value-type="float" office:value="56307.6188183649" calcext:value-type="float">
            <text:p>56307.6188183649</text:p>
          </table:table-cell>
          <table:table-cell table:number-columns-repeated="2"/>
        </table:table-row>
        <table:table-row table:style-name="ro1">
          <table:table-cell office:value-type="float" office:value="237" calcext:value-type="float">
            <text:p>237</text:p>
          </table:table-cell>
          <table:table-cell table:formula="of:=([.$B240]-[.$C240])*POWER(1+[$Parameters.$H$4];1/12)+[$Parameters.$C$4]" office:value-type="float" office:value="18295.1685013075" calcext:value-type="float">
            <text:p>18295.1685013075</text:p>
          </table:table-cell>
          <table:table-cell table:formula="of:=IF(MOD([.$A241];12)=1; ([.$B229]+[.$B232]+[.$B235]+[.$B238])/4*(1+[$Parameters.$E$4])*[$Parameters.$F$4]; 0)" office:value-type="float" office:value="0" calcext:value-type="float">
            <text:p>0</text:p>
          </table:table-cell>
          <table:table-cell table:formula="of:=([.$D240]-[.$E240])*POWER(1+[$Parameters.$I$4];1/12)+[$Parameters.$D$4]" office:value-type="float" office:value="210294.913714563" calcext:value-type="float">
            <text:p>210294.913714563</text:p>
          </table:table-cell>
          <table:table-cell office:value-type="float" office:value="0" calcext:value-type="float">
            <text:p>0</text:p>
          </table:table-cell>
          <table:table-cell table:formula="of:=[.$D241]-[.$B241]" office:value-type="float" office:value="191999.745213255" calcext:value-type="float">
            <text:p>191999.745213255</text:p>
          </table:table-cell>
          <table:table-cell table:formula="of:=[.$F241]/[.$B241]" office:value-type="float" office:value="10.4945600910718" calcext:value-type="float">
            <text:p>10.4945600910718</text:p>
          </table:table-cell>
          <table:table-cell table:formula="of:=[.$F241]/[.$A241]" office:value-type="float" office:value="810.125507228924" calcext:value-type="float">
            <text:p>810.125507228924</text:p>
          </table:table-cell>
          <table:table-cell table:formula="of:=[.$B241]" office:value-type="float" office:value="18295.1685013075" calcext:value-type="float">
            <text:p>18295.1685013075</text:p>
          </table:table-cell>
          <table:table-cell table:formula="of:=[.$D241]*(1-[.$O241])" office:value-type="float" office:value="155948.399163308" calcext:value-type="float">
            <text:p>155948.399163308</text:p>
          </table:table-cell>
          <table:table-cell table:formula="of:=[.$B241]" office:value-type="float" office:value="18295.1685013075" calcext:value-type="float">
            <text:p>18295.1685013075</text:p>
          </table:table-cell>
          <table:table-cell table:formula="of:=IF(FLOOR([.$A241]/12; 1) + 1 &gt;= [$Parameters.$K$70] - [$Parameters.$K$22]; [.$D241] ; 0)" office:value-type="float" office:value="0" calcext:value-type="float">
            <text:p>0</text:p>
          </table:table-cell>
          <table:table-cell table:formula="of:=([$Parameters.$D$4]-[$Parameters.$C$4])*[.$A241]" office:value-type="float" office:value="35787" calcext:value-type="float">
            <text:p>35787</text:p>
          </table:table-cell>
          <table:table-cell table:formula="of:=[.$M241]/([$Parameters.A$4]*[.$A241])" office:value-type="float" office:value="0.00290384615384615" calcext:value-type="float">
            <text:p>0.002903846153846</text:p>
          </table:table-cell>
          <table:table-cell table:formula="of:=SUM(INDIRECT( CELL(&quot;address&quot;;  INDEX([$Parameters.$L$22:$Parameters.$L$74];  FLOOR([.$A241]/12; 1) + 1;0))&amp;&quot;:&quot;&amp;CELL(&quot;address&quot;; [$Parameters.$L$70])))" office:value-type="float" office:value="0.25843" calcext:value-type="float">
            <text:p>0.25843</text:p>
          </table:table-cell>
          <table:table-cell table:formula="of:=[.$I241]/INDEX([$Parameters.$M$22:$Parameters.$M$120];  FLOOR([.$A241]/12; 1) + 1;0)" office:value-type="float" office:value="461.765989432295" calcext:value-type="float">
            <text:p>461.765989432295</text:p>
          </table:table-cell>
          <table:table-cell table:formula="of:=[.$J241]/ INDEX([$Parameters.$M$22:$Parameters.$M$120];  FLOOR([.$A241]/12; 1) + 1;0)" office:value-type="float" office:value="3936.10295717588" calcext:value-type="float">
            <text:p>3936.10295717588</text:p>
          </table:table-cell>
          <table:table-cell table:formula="of:=([.$Q241]-[.$P241])*[$Parameters.$M$70]" office:value-type="float" office:value="56492.7190955106" calcext:value-type="float">
            <text:p>56492.7190955106</text:p>
          </table:table-cell>
          <table:table-cell table:number-columns-repeated="2"/>
        </table:table-row>
        <table:table-row table:style-name="ro1">
          <table:table-cell office:value-type="float" office:value="238" calcext:value-type="float">
            <text:p>238</text:p>
          </table:table-cell>
          <table:table-cell table:formula="of:=([.$B241]-[.$C241])*POWER(1+[$Parameters.$H$4];1/12)+[$Parameters.$C$4]" office:value-type="float" office:value="18873.5284476869" calcext:value-type="float">
            <text:p>18873.5284476869</text:p>
          </table:table-cell>
          <table:table-cell table:formula="of:=IF(MOD([.$A242];12)=1; ([.$B230]+[.$B233]+[.$B236]+[.$B239])/4*(1+[$Parameters.$E$4])*[$Parameters.$F$4]; 0)" office:value-type="float" office:value="0" calcext:value-type="float">
            <text:p>0</text:p>
          </table:table-cell>
          <table:table-cell table:formula="of:=([.$D241]-[.$E241])*POWER(1+[$Parameters.$I$4];1/12)+[$Parameters.$D$4]" office:value-type="float" office:value="211680.181224107" calcext:value-type="float">
            <text:p>211680.181224107</text:p>
          </table:table-cell>
          <table:table-cell office:value-type="float" office:value="0" calcext:value-type="float">
            <text:p>0</text:p>
          </table:table-cell>
          <table:table-cell table:formula="of:=[.$D242]-[.$B242]" office:value-type="float" office:value="192806.652776421" calcext:value-type="float">
            <text:p>192806.652776421</text:p>
          </table:table-cell>
          <table:table-cell table:formula="of:=[.$F242]/[.$B242]" office:value-type="float" office:value="10.2157184498297" calcext:value-type="float">
            <text:p>10.2157184498297</text:p>
          </table:table-cell>
          <table:table-cell table:formula="of:=[.$F242]/[.$A242]" office:value-type="float" office:value="810.111986455548" calcext:value-type="float">
            <text:p>810.111986455548</text:p>
          </table:table-cell>
          <table:table-cell table:formula="of:=[.$B242]" office:value-type="float" office:value="18873.5284476869" calcext:value-type="float">
            <text:p>18873.5284476869</text:p>
          </table:table-cell>
          <table:table-cell table:formula="of:=[.$D242]*(1-[.$O242])" office:value-type="float" office:value="156975.671990361" calcext:value-type="float">
            <text:p>156975.671990361</text:p>
          </table:table-cell>
          <table:table-cell table:formula="of:=[.$B242]" office:value-type="float" office:value="18873.5284476869" calcext:value-type="float">
            <text:p>18873.5284476869</text:p>
          </table:table-cell>
          <table:table-cell table:formula="of:=IF(FLOOR([.$A242]/12; 1) + 1 &gt;= [$Parameters.$K$70] - [$Parameters.$K$22]; [.$D242] ; 0)" office:value-type="float" office:value="0" calcext:value-type="float">
            <text:p>0</text:p>
          </table:table-cell>
          <table:table-cell table:formula="of:=([$Parameters.$D$4]-[$Parameters.$C$4])*[.$A242]" office:value-type="float" office:value="35938" calcext:value-type="float">
            <text:p>35938</text:p>
          </table:table-cell>
          <table:table-cell table:formula="of:=[.$M242]/([$Parameters.A$4]*[.$A242])" office:value-type="float" office:value="0.00290384615384615" calcext:value-type="float">
            <text:p>0.002903846153846</text:p>
          </table:table-cell>
          <table:table-cell table:formula="of:=SUM(INDIRECT( CELL(&quot;address&quot;;  INDEX([$Parameters.$L$22:$Parameters.$L$74];  FLOOR([.$A242]/12; 1) + 1;0))&amp;&quot;:&quot;&amp;CELL(&quot;address&quot;; [$Parameters.$L$70])))" office:value-type="float" office:value="0.25843" calcext:value-type="float">
            <text:p>0.25843</text:p>
          </table:table-cell>
          <table:table-cell table:formula="of:=[.$I242]/INDEX([$Parameters.$M$22:$Parameters.$M$120];  FLOOR([.$A242]/12; 1) + 1;0)" office:value-type="float" office:value="476.363666019356" calcext:value-type="float">
            <text:p>476.363666019356</text:p>
          </table:table-cell>
          <table:table-cell table:formula="of:=[.$J242]/ INDEX([$Parameters.$M$22:$Parameters.$M$120];  FLOOR([.$A242]/12; 1) + 1;0)" office:value-type="float" office:value="3962.03109516308" calcext:value-type="float">
            <text:p>3962.03109516308</text:p>
          </table:table-cell>
          <table:table-cell table:formula="of:=([.$Q242]-[.$P242])*[$Parameters.$M$70]" office:value-type="float" office:value="56676.952397877" calcext:value-type="float">
            <text:p>56676.952397877</text:p>
          </table:table-cell>
          <table:table-cell table:number-columns-repeated="2"/>
        </table:table-row>
        <table:table-row table:style-name="ro1">
          <table:table-cell office:value-type="float" office:value="239" calcext:value-type="float">
            <text:p>239</text:p>
          </table:table-cell>
          <table:table-cell table:formula="of:=([.$B242]-[.$C242])*POWER(1+[$Parameters.$H$4];1/12)+[$Parameters.$C$4]" office:value-type="float" office:value="19458.2381222914" calcext:value-type="float">
            <text:p>19458.2381222914</text:p>
          </table:table-cell>
          <table:table-cell table:formula="of:=IF(MOD([.$A243];12)=1; ([.$B231]+[.$B234]+[.$B237]+[.$B240])/4*(1+[$Parameters.$E$4])*[$Parameters.$F$4]; 0)" office:value-type="float" office:value="0" calcext:value-type="float">
            <text:p>0</text:p>
          </table:table-cell>
          <table:table-cell table:formula="of:=([.$D242]-[.$E242])*POWER(1+[$Parameters.$I$4];1/12)+[$Parameters.$D$4]" office:value-type="float" office:value="213071.09248496" calcext:value-type="float">
            <text:p>213071.09248496</text:p>
          </table:table-cell>
          <table:table-cell office:value-type="float" office:value="0" calcext:value-type="float">
            <text:p>0</text:p>
          </table:table-cell>
          <table:table-cell table:formula="of:=[.$D243]-[.$B243]" office:value-type="float" office:value="193612.854362668" calcext:value-type="float">
            <text:p>193612.854362668</text:p>
          </table:table-cell>
          <table:table-cell table:formula="of:=[.$F243]/[.$B243]" office:value-type="float" office:value="9.95017396466459" calcext:value-type="float">
            <text:p>9.95017396466459</text:p>
          </table:table-cell>
          <table:table-cell table:formula="of:=[.$F243]/[.$A243]" office:value-type="float" office:value="810.095624948402" calcext:value-type="float">
            <text:p>810.095624948402</text:p>
          </table:table-cell>
          <table:table-cell table:formula="of:=[.$B243]" office:value-type="float" office:value="19458.2381222914" calcext:value-type="float">
            <text:p>19458.2381222914</text:p>
          </table:table-cell>
          <table:table-cell table:formula="of:=[.$D243]*(1-[.$O243])" office:value-type="float" office:value="158007.130054071" calcext:value-type="float">
            <text:p>158007.130054071</text:p>
          </table:table-cell>
          <table:table-cell table:formula="of:=[.$B243]" office:value-type="float" office:value="19458.2381222914" calcext:value-type="float">
            <text:p>19458.2381222914</text:p>
          </table:table-cell>
          <table:table-cell table:formula="of:=IF(FLOOR([.$A243]/12; 1) + 1 &gt;= [$Parameters.$K$70] - [$Parameters.$K$22]; [.$D243] ; 0)" office:value-type="float" office:value="0" calcext:value-type="float">
            <text:p>0</text:p>
          </table:table-cell>
          <table:table-cell table:formula="of:=([$Parameters.$D$4]-[$Parameters.$C$4])*[.$A243]" office:value-type="float" office:value="36089" calcext:value-type="float">
            <text:p>36089</text:p>
          </table:table-cell>
          <table:table-cell table:formula="of:=[.$M243]/([$Parameters.A$4]*[.$A243])" office:value-type="float" office:value="0.00290384615384615" calcext:value-type="float">
            <text:p>0.002903846153846</text:p>
          </table:table-cell>
          <table:table-cell table:formula="of:=SUM(INDIRECT( CELL(&quot;address&quot;;  INDEX([$Parameters.$L$22:$Parameters.$L$74];  FLOOR([.$A243]/12; 1) + 1;0))&amp;&quot;:&quot;&amp;CELL(&quot;address&quot;; [$Parameters.$L$70])))" office:value-type="float" office:value="0.25843" calcext:value-type="float">
            <text:p>0.25843</text:p>
          </table:table-cell>
          <table:table-cell table:formula="of:=[.$I243]/INDEX([$Parameters.$M$22:$Parameters.$M$120];  FLOOR([.$A243]/12; 1) + 1;0)" office:value-type="float" office:value="491.121608336482" calcext:value-type="float">
            <text:p>491.121608336482</text:p>
          </table:table-cell>
          <table:table-cell table:formula="of:=[.$J243]/ INDEX([$Parameters.$M$22:$Parameters.$M$120];  FLOOR([.$A243]/12; 1) + 1;0)" office:value-type="float" office:value="3988.06486759393" calcext:value-type="float">
            <text:p>3988.06486759393</text:p>
          </table:table-cell>
          <table:table-cell table:formula="of:=([.$Q243]-[.$P243])*[$Parameters.$M$70]" office:value-type="float" office:value="56860.2973955261" calcext:value-type="float">
            <text:p>56860.2973955261</text:p>
          </table:table-cell>
          <table:table-cell table:number-columns-repeated="2"/>
        </table:table-row>
        <table:table-row table:style-name="ro1">
          <table:table-cell office:value-type="float" office:value="240" calcext:value-type="float">
            <text:p>240</text:p>
          </table:table-cell>
          <table:table-cell table:formula="of:=([.$B243]-[.$C243])*POWER(1+[$Parameters.$H$4];1/12)+[$Parameters.$C$4]" office:value-type="float" office:value="20049.3672378473" calcext:value-type="float">
            <text:p>20049.3672378473</text:p>
          </table:table-cell>
          <table:table-cell table:formula="of:=IF(MOD([.$A244];12)=1; ([.$B232]+[.$B235]+[.$B238]+[.$B241])/4*(1+[$Parameters.$E$4])*[$Parameters.$F$4]; 0)" office:value-type="float" office:value="0" calcext:value-type="float">
            <text:p>0</text:p>
          </table:table-cell>
          <table:table-cell table:formula="of:=([.$D243]-[.$E243])*POWER(1+[$Parameters.$I$4];1/12)+[$Parameters.$D$4]" office:value-type="float" office:value="214467.67049046" calcext:value-type="float">
            <text:p>214467.67049046</text:p>
          </table:table-cell>
          <table:table-cell office:value-type="float" office:value="0" calcext:value-type="float">
            <text:p>0</text:p>
          </table:table-cell>
          <table:table-cell table:formula="of:=[.$D244]-[.$B244]" office:value-type="float" office:value="194418.303252613" calcext:value-type="float">
            <text:p>194418.303252613</text:p>
          </table:table-cell>
          <table:table-cell table:formula="of:=[.$F244]/[.$B244]" office:value-type="float" office:value="9.69697950794222" calcext:value-type="float">
            <text:p>9.69697950794222</text:p>
          </table:table-cell>
          <table:table-cell table:formula="of:=[.$F244]/[.$A244]" office:value-type="float" office:value="810.076263552555" calcext:value-type="float">
            <text:p>810.076263552555</text:p>
          </table:table-cell>
          <table:table-cell table:formula="of:=[.$B244]" office:value-type="float" office:value="20049.3672378473" calcext:value-type="float">
            <text:p>20049.3672378473</text:p>
          </table:table-cell>
          <table:table-cell table:formula="of:=[.$D244]*(1-[.$O244])" office:value-type="float" office:value="159669.679406454" calcext:value-type="float">
            <text:p>159669.679406454</text:p>
          </table:table-cell>
          <table:table-cell table:formula="of:=[.$B244]" office:value-type="float" office:value="20049.3672378473" calcext:value-type="float">
            <text:p>20049.3672378473</text:p>
          </table:table-cell>
          <table:table-cell table:formula="of:=IF(FLOOR([.$A244]/12; 1) + 1 &gt;= [$Parameters.$K$70] - [$Parameters.$K$22]; [.$D244] ; 0)" office:value-type="float" office:value="0" calcext:value-type="float">
            <text:p>0</text:p>
          </table:table-cell>
          <table:table-cell table:formula="of:=([$Parameters.$D$4]-[$Parameters.$C$4])*[.$A244]" office:value-type="float" office:value="36240" calcext:value-type="float">
            <text:p>36240</text:p>
          </table:table-cell>
          <table:table-cell table:formula="of:=[.$M244]/([$Parameters.A$4]*[.$A244])" office:value-type="float" office:value="0.00290384615384615" calcext:value-type="float">
            <text:p>0.002903846153846</text:p>
          </table:table-cell>
          <table:table-cell table:formula="of:=SUM(INDIRECT( CELL(&quot;address&quot;;  INDEX([$Parameters.$L$22:$Parameters.$L$74];  FLOOR([.$A244]/12; 1) + 1;0))&amp;&quot;:&quot;&amp;CELL(&quot;address&quot;; [$Parameters.$L$70])))" office:value-type="float" office:value="0.255507" calcext:value-type="float">
            <text:p>0.255507</text:p>
          </table:table-cell>
          <table:table-cell table:formula="of:=[.$I244]/INDEX([$Parameters.$M$22:$Parameters.$M$120];  FLOOR([.$A244]/12; 1) + 1;0)" office:value-type="float" office:value="517.67021011741" calcext:value-type="float">
            <text:p>517.67021011741</text:p>
          </table:table-cell>
          <table:table-cell table:formula="of:=[.$J244]/ INDEX([$Parameters.$M$22:$Parameters.$M$120];  FLOOR([.$A244]/12; 1) + 1;0)" office:value-type="float" office:value="4122.63566760791" calcext:value-type="float">
            <text:p>4122.63566760791</text:p>
          </table:table-cell>
          <table:table-cell table:formula="of:=([.$Q244]-[.$P244])*[$Parameters.$M$70]" office:value-type="float" office:value="58616.7383387956" calcext:value-type="float">
            <text:p>58616.7383387956</text:p>
          </table:table-cell>
          <table:table-cell table:number-columns-repeated="2"/>
        </table:table-row>
        <table:table-row table:style-name="ro1">
          <table:table-cell office:value-type="float" office:value="241" calcext:value-type="float">
            <text:p>241</text:p>
          </table:table-cell>
          <table:table-cell table:formula="of:=([.$B244]-[.$C244])*POWER(1+[$Parameters.$H$4];1/12)+[$Parameters.$C$4]" office:value-type="float" office:value="20646.9862724463" calcext:value-type="float">
            <text:p>20646.9862724463</text:p>
          </table:table-cell>
          <table:table-cell table:formula="of:=IF(MOD([.$A245];12)=1; ([.$B233]+[.$B236]+[.$B239]+[.$B242])/4*(1+[$Parameters.$E$4])*[$Parameters.$F$4]; 0)" office:value-type="float" office:value="6754.97609994243" calcext:value-type="float">
            <text:p>6754.97609994243</text:p>
          </table:table-cell>
          <table:table-cell table:formula="of:=([.$D244]-[.$E244])*POWER(1+[$Parameters.$I$4];1/12)+[$Parameters.$D$4]" office:value-type="float" office:value="215869.938327629" calcext:value-type="float">
            <text:p>215869.938327629</text:p>
          </table:table-cell>
          <table:table-cell office:value-type="float" office:value="0" calcext:value-type="float">
            <text:p>0</text:p>
          </table:table-cell>
          <table:table-cell table:formula="of:=[.$D245]-[.$B245]" office:value-type="float" office:value="195222.952055183" calcext:value-type="float">
            <text:p>195222.952055183</text:p>
          </table:table-cell>
          <table:table-cell table:formula="of:=[.$F245]/[.$B245]" office:value-type="float" office:value="9.45527591674293" calcext:value-type="float">
            <text:p>9.45527591674293</text:p>
          </table:table-cell>
          <table:table-cell table:formula="of:=[.$F245]/[.$A245]" office:value-type="float" office:value="810.053742967565" calcext:value-type="float">
            <text:p>810.053742967565</text:p>
          </table:table-cell>
          <table:table-cell table:formula="of:=[.$B245]" office:value-type="float" office:value="20646.9862724463" calcext:value-type="float">
            <text:p>20646.9862724463</text:p>
          </table:table-cell>
          <table:table-cell table:formula="of:=[.$D245]*(1-[.$O245])" office:value-type="float" office:value="160713.657995352" calcext:value-type="float">
            <text:p>160713.657995352</text:p>
          </table:table-cell>
          <table:table-cell table:formula="of:=[.$B245]" office:value-type="float" office:value="20646.9862724463" calcext:value-type="float">
            <text:p>20646.9862724463</text:p>
          </table:table-cell>
          <table:table-cell table:formula="of:=IF(FLOOR([.$A245]/12; 1) + 1 &gt;= [$Parameters.$K$70] - [$Parameters.$K$22]; [.$D245] ; 0)" office:value-type="float" office:value="0" calcext:value-type="float">
            <text:p>0</text:p>
          </table:table-cell>
          <table:table-cell table:formula="of:=([$Parameters.$D$4]-[$Parameters.$C$4])*[.$A245]" office:value-type="float" office:value="36391" calcext:value-type="float">
            <text:p>36391</text:p>
          </table:table-cell>
          <table:table-cell table:formula="of:=[.$M245]/([$Parameters.A$4]*[.$A245])" office:value-type="float" office:value="0.00290384615384615" calcext:value-type="float">
            <text:p>0.002903846153846</text:p>
          </table:table-cell>
          <table:table-cell table:formula="of:=SUM(INDIRECT( CELL(&quot;address&quot;;  INDEX([$Parameters.$L$22:$Parameters.$L$74];  FLOOR([.$A245]/12; 1) + 1;0))&amp;&quot;:&quot;&amp;CELL(&quot;address&quot;; [$Parameters.$L$70])))" office:value-type="float" office:value="0.255507" calcext:value-type="float">
            <text:p>0.255507</text:p>
          </table:table-cell>
          <table:table-cell table:formula="of:=[.$I245]/INDEX([$Parameters.$M$22:$Parameters.$M$120];  FLOOR([.$A245]/12; 1) + 1;0)" office:value-type="float" office:value="533.100600889395" calcext:value-type="float">
            <text:p>533.100600889395</text:p>
          </table:table-cell>
          <table:table-cell table:formula="of:=[.$J245]/ INDEX([$Parameters.$M$22:$Parameters.$M$120];  FLOOR([.$A245]/12; 1) + 1;0)" office:value-type="float" office:value="4149.5909629577" calcext:value-type="float">
            <text:p>4149.5909629577</text:p>
          </table:table-cell>
          <table:table-cell table:formula="of:=([.$Q245]-[.$P245])*[$Parameters.$M$70]" office:value-type="float" office:value="58804.1332872307" calcext:value-type="float">
            <text:p>58804.1332872307</text:p>
          </table:table-cell>
          <table:table-cell table:number-columns-repeated="2"/>
        </table:table-row>
        <table:table-row table:style-name="ro1">
          <table:table-cell office:value-type="float" office:value="242" calcext:value-type="float">
            <text:p>242</text:p>
          </table:table-cell>
          <table:table-cell table:formula="of:=([.$B245]-[.$C245])*POWER(1+[$Parameters.$H$4];1/12)+[$Parameters.$C$4]" office:value-type="float" office:value="14422.0284954781" calcext:value-type="float">
            <text:p>14422.0284954781</text:p>
          </table:table-cell>
          <table:table-cell table:formula="of:=IF(MOD([.$A246];12)=1; ([.$B234]+[.$B237]+[.$B240]+[.$B243])/4*(1+[$Parameters.$E$4])*[$Parameters.$F$4]; 0)" office:value-type="float" office:value="0" calcext:value-type="float">
            <text:p>0</text:p>
          </table:table-cell>
          <table:table-cell table:formula="of:=([.$D245]-[.$E245])*POWER(1+[$Parameters.$I$4];1/12)+[$Parameters.$D$4]" office:value-type="float" office:value="217277.919177545" calcext:value-type="float">
            <text:p>217277.919177545</text:p>
          </table:table-cell>
          <table:table-cell office:value-type="float" office:value="0" calcext:value-type="float">
            <text:p>0</text:p>
          </table:table-cell>
          <table:table-cell table:formula="of:=[.$D246]-[.$B246]" office:value-type="float" office:value="202855.890682067" calcext:value-type="float">
            <text:p>202855.890682067</text:p>
          </table:table-cell>
          <table:table-cell table:formula="of:=[.$F246]/[.$B246]" office:value-type="float" office:value="14.0656975366309" calcext:value-type="float">
            <text:p>14.0656975366309</text:p>
          </table:table-cell>
          <table:table-cell table:formula="of:=[.$F246]/[.$A246]" office:value-type="float" office:value="838.2474821573" calcext:value-type="float">
            <text:p>838.2474821573</text:p>
          </table:table-cell>
          <table:table-cell table:formula="of:=[.$B246]" office:value-type="float" office:value="14422.0284954781" calcext:value-type="float">
            <text:p>14422.0284954781</text:p>
          </table:table-cell>
          <table:table-cell table:formula="of:=[.$D246]*(1-[.$O246])" office:value-type="float" office:value="161761.889882248" calcext:value-type="float">
            <text:p>161761.889882248</text:p>
          </table:table-cell>
          <table:table-cell table:formula="of:=[.$B246]" office:value-type="float" office:value="14422.0284954781" calcext:value-type="float">
            <text:p>14422.0284954781</text:p>
          </table:table-cell>
          <table:table-cell table:formula="of:=IF(FLOOR([.$A246]/12; 1) + 1 &gt;= [$Parameters.$K$70] - [$Parameters.$K$22]; [.$D246] ; 0)" office:value-type="float" office:value="0" calcext:value-type="float">
            <text:p>0</text:p>
          </table:table-cell>
          <table:table-cell table:formula="of:=([$Parameters.$D$4]-[$Parameters.$C$4])*[.$A246]" office:value-type="float" office:value="36542" calcext:value-type="float">
            <text:p>36542</text:p>
          </table:table-cell>
          <table:table-cell table:formula="of:=[.$M246]/([$Parameters.A$4]*[.$A246])" office:value-type="float" office:value="0.00290384615384615" calcext:value-type="float">
            <text:p>0.002903846153846</text:p>
          </table:table-cell>
          <table:table-cell table:formula="of:=SUM(INDIRECT( CELL(&quot;address&quot;;  INDEX([$Parameters.$L$22:$Parameters.$L$74];  FLOOR([.$A246]/12; 1) + 1;0))&amp;&quot;:&quot;&amp;CELL(&quot;address&quot;; [$Parameters.$L$70])))" office:value-type="float" office:value="0.255507" calcext:value-type="float">
            <text:p>0.255507</text:p>
          </table:table-cell>
          <table:table-cell table:formula="of:=[.$I246]/INDEX([$Parameters.$M$22:$Parameters.$M$120];  FLOOR([.$A246]/12; 1) + 1;0)" office:value-type="float" office:value="372.373573340512" calcext:value-type="float">
            <text:p>372.373573340512</text:p>
          </table:table-cell>
          <table:table-cell table:formula="of:=[.$J246]/ INDEX([$Parameters.$M$22:$Parameters.$M$120];  FLOOR([.$A246]/12; 1) + 1;0)" office:value-type="float" office:value="4176.65607751737" calcext:value-type="float">
            <text:p>4176.65607751737</text:p>
          </table:table-cell>
          <table:table-cell table:formula="of:=([.$Q246]-[.$P246])*[$Parameters.$M$70]" office:value-type="float" office:value="61857.6335179157" calcext:value-type="float">
            <text:p>61857.6335179157</text:p>
          </table:table-cell>
          <table:table-cell table:number-columns-repeated="2"/>
        </table:table-row>
        <table:table-row table:style-name="ro1">
          <table:table-cell office:value-type="float" office:value="243" calcext:value-type="float">
            <text:p>243</text:p>
          </table:table-cell>
          <table:table-cell table:formula="of:=([.$B246]-[.$C246])*POWER(1+[$Parameters.$H$4];1/12)+[$Parameters.$C$4]" office:value-type="float" office:value="14957.8658111511" calcext:value-type="float">
            <text:p>14957.8658111511</text:p>
          </table:table-cell>
          <table:table-cell table:formula="of:=IF(MOD([.$A247];12)=1; ([.$B235]+[.$B238]+[.$B241]+[.$B244])/4*(1+[$Parameters.$E$4])*[$Parameters.$F$4]; 0)" office:value-type="float" office:value="0" calcext:value-type="float">
            <text:p>0</text:p>
          </table:table-cell>
          <table:table-cell table:formula="of:=([.$D246]-[.$E246])*POWER(1+[$Parameters.$I$4];1/12)+[$Parameters.$D$4]" office:value-type="float" office:value="218691.636315727" calcext:value-type="float">
            <text:p>218691.636315727</text:p>
          </table:table-cell>
          <table:table-cell office:value-type="float" office:value="0" calcext:value-type="float">
            <text:p>0</text:p>
          </table:table-cell>
          <table:table-cell table:formula="of:=[.$D247]-[.$B247]" office:value-type="float" office:value="203733.770504576" calcext:value-type="float">
            <text:p>203733.770504576</text:p>
          </table:table-cell>
          <table:table-cell table:formula="of:=[.$F247]/[.$B247]" office:value-type="float" office:value="13.6205106448203" calcext:value-type="float">
            <text:p>13.6205106448203</text:p>
          </table:table-cell>
          <table:table-cell table:formula="of:=[.$F247]/[.$A247]" office:value-type="float" office:value="838.410578208133" calcext:value-type="float">
            <text:p>838.410578208133</text:p>
          </table:table-cell>
          <table:table-cell table:formula="of:=[.$B247]" office:value-type="float" office:value="14957.8658111511" calcext:value-type="float">
            <text:p>14957.8658111511</text:p>
          </table:table-cell>
          <table:table-cell table:formula="of:=[.$D247]*(1-[.$O247])" office:value-type="float" office:value="162814.392395605" calcext:value-type="float">
            <text:p>162814.392395605</text:p>
          </table:table-cell>
          <table:table-cell table:formula="of:=[.$B247]" office:value-type="float" office:value="14957.8658111511" calcext:value-type="float">
            <text:p>14957.8658111511</text:p>
          </table:table-cell>
          <table:table-cell table:formula="of:=IF(FLOOR([.$A247]/12; 1) + 1 &gt;= [$Parameters.$K$70] - [$Parameters.$K$22]; [.$D247] ; 0)" office:value-type="float" office:value="0" calcext:value-type="float">
            <text:p>0</text:p>
          </table:table-cell>
          <table:table-cell table:formula="of:=([$Parameters.$D$4]-[$Parameters.$C$4])*[.$A247]" office:value-type="float" office:value="36693" calcext:value-type="float">
            <text:p>36693</text:p>
          </table:table-cell>
          <table:table-cell table:formula="of:=[.$M247]/([$Parameters.A$4]*[.$A247])" office:value-type="float" office:value="0.00290384615384615" calcext:value-type="float">
            <text:p>0.002903846153846</text:p>
          </table:table-cell>
          <table:table-cell table:formula="of:=SUM(INDIRECT( CELL(&quot;address&quot;;  INDEX([$Parameters.$L$22:$Parameters.$L$74];  FLOOR([.$A247]/12; 1) + 1;0))&amp;&quot;:&quot;&amp;CELL(&quot;address&quot;; [$Parameters.$L$70])))" office:value-type="float" office:value="0.255507" calcext:value-type="float">
            <text:p>0.255507</text:p>
          </table:table-cell>
          <table:table-cell table:formula="of:=[.$I247]/INDEX([$Parameters.$M$22:$Parameters.$M$120];  FLOOR([.$A247]/12; 1) + 1;0)" office:value-type="float" office:value="386.208773848466" calcext:value-type="float">
            <text:p>386.208773848466</text:p>
          </table:table-cell>
          <table:table-cell table:formula="of:=[.$J247]/ INDEX([$Parameters.$M$22:$Parameters.$M$120];  FLOOR([.$A247]/12; 1) + 1;0)" office:value-type="float" office:value="4203.83145870397" calcext:value-type="float">
            <text:p>4203.83145870397</text:p>
          </table:table-cell>
          <table:table-cell table:formula="of:=([.$Q247]-[.$P247])*[$Parameters.$M$70]" office:value-type="float" office:value="62074.5448557506" calcext:value-type="float">
            <text:p>62074.5448557506</text:p>
          </table:table-cell>
          <table:table-cell table:number-columns-repeated="2"/>
        </table:table-row>
        <table:table-row table:style-name="ro1">
          <table:table-cell office:value-type="float" office:value="244" calcext:value-type="float">
            <text:p>244</text:p>
          </table:table-cell>
          <table:table-cell table:formula="of:=([.$B247]-[.$C247])*POWER(1+[$Parameters.$H$4];1/12)+[$Parameters.$C$4]" office:value-type="float" office:value="15499.5860053823" calcext:value-type="float">
            <text:p>15499.5860053823</text:p>
          </table:table-cell>
          <table:table-cell table:formula="of:=IF(MOD([.$A248];12)=1; ([.$B236]+[.$B239]+[.$B242]+[.$B245])/4*(1+[$Parameters.$E$4])*[$Parameters.$F$4]; 0)" office:value-type="float" office:value="0" calcext:value-type="float">
            <text:p>0</text:p>
          </table:table-cell>
          <table:table-cell table:formula="of:=([.$D247]-[.$E247])*POWER(1+[$Parameters.$I$4];1/12)+[$Parameters.$D$4]" office:value-type="float" office:value="220111.113112526" calcext:value-type="float">
            <text:p>220111.113112526</text:p>
          </table:table-cell>
          <table:table-cell office:value-type="float" office:value="0" calcext:value-type="float">
            <text:p>0</text:p>
          </table:table-cell>
          <table:table-cell table:formula="of:=[.$D248]-[.$B248]" office:value-type="float" office:value="204611.527107144" calcext:value-type="float">
            <text:p>204611.527107144</text:p>
          </table:table-cell>
          <table:table-cell table:formula="of:=[.$F248]/[.$B248]" office:value-type="float" office:value="13.201096276771" calcext:value-type="float">
            <text:p>13.201096276771</text:p>
          </table:table-cell>
          <table:table-cell table:formula="of:=[.$F248]/[.$A248]" office:value-type="float" office:value="838.571832406328" calcext:value-type="float">
            <text:p>838.571832406328</text:p>
          </table:table-cell>
          <table:table-cell table:formula="of:=[.$B248]" office:value-type="float" office:value="15499.5860053823" calcext:value-type="float">
            <text:p>15499.5860053823</text:p>
          </table:table-cell>
          <table:table-cell table:formula="of:=[.$D248]*(1-[.$O248])" office:value-type="float" office:value="163871.182934484" calcext:value-type="float">
            <text:p>163871.182934484</text:p>
          </table:table-cell>
          <table:table-cell table:formula="of:=[.$B248]" office:value-type="float" office:value="15499.5860053823" calcext:value-type="float">
            <text:p>15499.5860053823</text:p>
          </table:table-cell>
          <table:table-cell table:formula="of:=IF(FLOOR([.$A248]/12; 1) + 1 &gt;= [$Parameters.$K$70] - [$Parameters.$K$22]; [.$D248] ; 0)" office:value-type="float" office:value="0" calcext:value-type="float">
            <text:p>0</text:p>
          </table:table-cell>
          <table:table-cell table:formula="of:=([$Parameters.$D$4]-[$Parameters.$C$4])*[.$A248]" office:value-type="float" office:value="36844" calcext:value-type="float">
            <text:p>36844</text:p>
          </table:table-cell>
          <table:table-cell table:formula="of:=[.$M248]/([$Parameters.A$4]*[.$A248])" office:value-type="float" office:value="0.00290384615384615" calcext:value-type="float">
            <text:p>0.002903846153846</text:p>
          </table:table-cell>
          <table:table-cell table:formula="of:=SUM(INDIRECT( CELL(&quot;address&quot;;  INDEX([$Parameters.$L$22:$Parameters.$L$74];  FLOOR([.$A248]/12; 1) + 1;0))&amp;&quot;:&quot;&amp;CELL(&quot;address&quot;; [$Parameters.$L$70])))" office:value-type="float" office:value="0.255507" calcext:value-type="float">
            <text:p>0.255507</text:p>
          </table:table-cell>
          <table:table-cell table:formula="of:=[.$I248]/INDEX([$Parameters.$M$22:$Parameters.$M$120];  FLOOR([.$A248]/12; 1) + 1;0)" office:value-type="float" office:value="400.195868974497" calcext:value-type="float">
            <text:p>400.195868974497</text:p>
          </table:table-cell>
          <table:table-cell table:formula="of:=[.$J248]/ INDEX([$Parameters.$M$22:$Parameters.$M$120];  FLOOR([.$A248]/12; 1) + 1;0)" office:value-type="float" office:value="4231.1175557574" calcext:value-type="float">
            <text:p>4231.1175557574</text:p>
          </table:table-cell>
          <table:table-cell table:formula="of:=([.$Q248]-[.$P248])*[$Parameters.$M$70]" office:value-type="float" office:value="62290.78662709" calcext:value-type="float">
            <text:p>62290.78662709</text:p>
          </table:table-cell>
          <table:table-cell table:number-columns-repeated="2"/>
        </table:table-row>
        <table:table-row table:style-name="ro1">
          <table:table-cell office:value-type="float" office:value="245" calcext:value-type="float">
            <text:p>245</text:p>
          </table:table-cell>
          <table:table-cell table:formula="of:=([.$B248]-[.$C248])*POWER(1+[$Parameters.$H$4];1/12)+[$Parameters.$C$4]" office:value-type="float" office:value="16047.2536654243" calcext:value-type="float">
            <text:p>16047.2536654243</text:p>
          </table:table-cell>
          <table:table-cell table:formula="of:=IF(MOD([.$A249];12)=1; ([.$B237]+[.$B240]+[.$B243]+[.$B246])/4*(1+[$Parameters.$E$4])*[$Parameters.$F$4]; 0)" office:value-type="float" office:value="0" calcext:value-type="float">
            <text:p>0</text:p>
          </table:table-cell>
          <table:table-cell table:formula="of:=([.$D248]-[.$E248])*POWER(1+[$Parameters.$I$4];1/12)+[$Parameters.$D$4]" office:value-type="float" office:value="221536.373033503" calcext:value-type="float">
            <text:p>221536.373033503</text:p>
          </table:table-cell>
          <table:table-cell office:value-type="float" office:value="0" calcext:value-type="float">
            <text:p>0</text:p>
          </table:table-cell>
          <table:table-cell table:formula="of:=[.$D249]-[.$B249]" office:value-type="float" office:value="205489.119368079" calcext:value-type="float">
            <text:p>205489.119368079</text:p>
          </table:table-cell>
          <table:table-cell table:formula="of:=[.$F249]/[.$B249]" office:value-type="float" office:value="12.8052515185716" calcext:value-type="float">
            <text:p>12.8052515185716</text:p>
          </table:table-cell>
          <table:table-cell table:formula="of:=[.$F249]/[.$A249]" office:value-type="float" office:value="838.731099461547" calcext:value-type="float">
            <text:p>838.731099461547</text:p>
          </table:table-cell>
          <table:table-cell table:formula="of:=[.$B249]" office:value-type="float" office:value="16047.2536654243" calcext:value-type="float">
            <text:p>16047.2536654243</text:p>
          </table:table-cell>
          <table:table-cell table:formula="of:=[.$D249]*(1-[.$O249])" office:value-type="float" office:value="164932.278968832" calcext:value-type="float">
            <text:p>164932.278968832</text:p>
          </table:table-cell>
          <table:table-cell table:formula="of:=[.$B249]" office:value-type="float" office:value="16047.2536654243" calcext:value-type="float">
            <text:p>16047.2536654243</text:p>
          </table:table-cell>
          <table:table-cell table:formula="of:=IF(FLOOR([.$A249]/12; 1) + 1 &gt;= [$Parameters.$K$70] - [$Parameters.$K$22]; [.$D249] ; 0)" office:value-type="float" office:value="0" calcext:value-type="float">
            <text:p>0</text:p>
          </table:table-cell>
          <table:table-cell table:formula="of:=([$Parameters.$D$4]-[$Parameters.$C$4])*[.$A249]" office:value-type="float" office:value="36995" calcext:value-type="float">
            <text:p>36995</text:p>
          </table:table-cell>
          <table:table-cell table:formula="of:=[.$M249]/([$Parameters.A$4]*[.$A249])" office:value-type="float" office:value="0.00290384615384615" calcext:value-type="float">
            <text:p>0.002903846153846</text:p>
          </table:table-cell>
          <table:table-cell table:formula="of:=SUM(INDIRECT( CELL(&quot;address&quot;;  INDEX([$Parameters.$L$22:$Parameters.$L$74];  FLOOR([.$A249]/12; 1) + 1;0))&amp;&quot;:&quot;&amp;CELL(&quot;address&quot;; [$Parameters.$L$70])))" office:value-type="float" office:value="0.255507" calcext:value-type="float">
            <text:p>0.255507</text:p>
          </table:table-cell>
          <table:table-cell table:formula="of:=[.$I249]/INDEX([$Parameters.$M$22:$Parameters.$M$120];  FLOOR([.$A249]/12; 1) + 1;0)" office:value-type="float" office:value="414.33652634713" calcext:value-type="float">
            <text:p>414.33652634713</text:p>
          </table:table-cell>
          <table:table-cell table:formula="of:=[.$J249]/ INDEX([$Parameters.$M$22:$Parameters.$M$120];  FLOOR([.$A249]/12; 1) + 1;0)" office:value-type="float" office:value="4258.51481974779" calcext:value-type="float">
            <text:p>4258.51481974779</text:p>
          </table:table-cell>
          <table:table-cell table:formula="of:=([.$Q249]-[.$P249])*[$Parameters.$M$70]" office:value-type="float" office:value="62506.3390506948" calcext:value-type="float">
            <text:p>62506.3390506948</text:p>
          </table:table-cell>
          <table:table-cell table:number-columns-repeated="2"/>
        </table:table-row>
        <table:table-row table:style-name="ro1">
          <table:table-cell office:value-type="float" office:value="246" calcext:value-type="float">
            <text:p>246</text:p>
          </table:table-cell>
          <table:table-cell table:formula="of:=([.$B249]-[.$C249])*POWER(1+[$Parameters.$H$4];1/12)+[$Parameters.$C$4]" office:value-type="float" office:value="16600.9340876239" calcext:value-type="float">
            <text:p>16600.9340876239</text:p>
          </table:table-cell>
          <table:table-cell table:formula="of:=IF(MOD([.$A250];12)=1; ([.$B238]+[.$B241]+[.$B244]+[.$B247])/4*(1+[$Parameters.$E$4])*[$Parameters.$F$4]; 0)" office:value-type="float" office:value="0" calcext:value-type="float">
            <text:p>0</text:p>
          </table:table-cell>
          <table:table-cell table:formula="of:=([.$D249]-[.$E249])*POWER(1+[$Parameters.$I$4];1/12)+[$Parameters.$D$4]" office:value-type="float" office:value="222967.439639822" calcext:value-type="float">
            <text:p>222967.439639822</text:p>
          </table:table-cell>
          <table:table-cell office:value-type="float" office:value="0" calcext:value-type="float">
            <text:p>0</text:p>
          </table:table-cell>
          <table:table-cell table:formula="of:=[.$D250]-[.$B250]" office:value-type="float" office:value="206366.505552198" calcext:value-type="float">
            <text:p>206366.505552198</text:p>
          </table:table-cell>
          <table:table-cell table:formula="of:=[.$F250]/[.$B250]" office:value-type="float" office:value="12.4310177043619" calcext:value-type="float">
            <text:p>12.4310177043619</text:p>
          </table:table-cell>
          <table:table-cell table:formula="of:=[.$F250]/[.$A250]" office:value-type="float" office:value="838.888233952026" calcext:value-type="float">
            <text:p>838.888233952026</text:p>
          </table:table-cell>
          <table:table-cell table:formula="of:=[.$B250]" office:value-type="float" office:value="16600.9340876239" calcext:value-type="float">
            <text:p>16600.9340876239</text:p>
          </table:table-cell>
          <table:table-cell table:formula="of:=[.$D250]*(1-[.$O250])" office:value-type="float" office:value="165997.69803977" calcext:value-type="float">
            <text:p>165997.69803977</text:p>
          </table:table-cell>
          <table:table-cell table:formula="of:=[.$B250]" office:value-type="float" office:value="16600.9340876239" calcext:value-type="float">
            <text:p>16600.9340876239</text:p>
          </table:table-cell>
          <table:table-cell table:formula="of:=IF(FLOOR([.$A250]/12; 1) + 1 &gt;= [$Parameters.$K$70] - [$Parameters.$K$22]; [.$D250] ; 0)" office:value-type="float" office:value="0" calcext:value-type="float">
            <text:p>0</text:p>
          </table:table-cell>
          <table:table-cell table:formula="of:=([$Parameters.$D$4]-[$Parameters.$C$4])*[.$A250]" office:value-type="float" office:value="37146" calcext:value-type="float">
            <text:p>37146</text:p>
          </table:table-cell>
          <table:table-cell table:formula="of:=[.$M250]/([$Parameters.A$4]*[.$A250])" office:value-type="float" office:value="0.00290384615384615" calcext:value-type="float">
            <text:p>0.002903846153846</text:p>
          </table:table-cell>
          <table:table-cell table:formula="of:=SUM(INDIRECT( CELL(&quot;address&quot;;  INDEX([$Parameters.$L$22:$Parameters.$L$74];  FLOOR([.$A250]/12; 1) + 1;0))&amp;&quot;:&quot;&amp;CELL(&quot;address&quot;; [$Parameters.$L$70])))" office:value-type="float" office:value="0.255507" calcext:value-type="float">
            <text:p>0.255507</text:p>
          </table:table-cell>
          <table:table-cell table:formula="of:=[.$I250]/INDEX([$Parameters.$M$22:$Parameters.$M$120];  FLOOR([.$A250]/12; 1) + 1;0)" office:value-type="float" office:value="428.632431903535" calcext:value-type="float">
            <text:p>428.632431903535</text:p>
          </table:table-cell>
          <table:table-cell table:formula="of:=[.$J250]/ INDEX([$Parameters.$M$22:$Parameters.$M$120];  FLOOR([.$A250]/12; 1) + 1;0)" office:value-type="float" office:value="4286.02370358302" calcext:value-type="float">
            <text:p>4286.02370358302</text:p>
          </table:table-cell>
          <table:table-cell table:formula="of:=([.$Q250]-[.$P250])*[$Parameters.$M$70]" office:value-type="float" office:value="62721.1820775084" calcext:value-type="float">
            <text:p>62721.1820775084</text:p>
          </table:table-cell>
          <table:table-cell table:number-columns-repeated="2"/>
        </table:table-row>
        <table:table-row table:style-name="ro1">
          <table:table-cell office:value-type="float" office:value="247" calcext:value-type="float">
            <text:p>247</text:p>
          </table:table-cell>
          <table:table-cell table:formula="of:=([.$B250]-[.$C250])*POWER(1+[$Parameters.$H$4];1/12)+[$Parameters.$C$4]" office:value-type="float" office:value="17160.6932852065" calcext:value-type="float">
            <text:p>17160.6932852065</text:p>
          </table:table-cell>
          <table:table-cell table:formula="of:=IF(MOD([.$A251];12)=1; ([.$B239]+[.$B242]+[.$B245]+[.$B248])/4*(1+[$Parameters.$E$4])*[$Parameters.$F$4]; 0)" office:value-type="float" office:value="0" calcext:value-type="float">
            <text:p>0</text:p>
          </table:table-cell>
          <table:table-cell table:formula="of:=([.$D250]-[.$E250])*POWER(1+[$Parameters.$I$4];1/12)+[$Parameters.$D$4]" office:value-type="float" office:value="224404.336588638" calcext:value-type="float">
            <text:p>224404.336588638</text:p>
          </table:table-cell>
          <table:table-cell office:value-type="float" office:value="0" calcext:value-type="float">
            <text:p>0</text:p>
          </table:table-cell>
          <table:table-cell table:formula="of:=[.$D251]-[.$B251]" office:value-type="float" office:value="207243.643303432" calcext:value-type="float">
            <text:p>207243.643303432</text:p>
          </table:table-cell>
          <table:table-cell table:formula="of:=[.$F251]/[.$B251]" office:value-type="float" office:value="12.0766474791603" calcext:value-type="float">
            <text:p>12.0766474791603</text:p>
          </table:table-cell>
          <table:table-cell table:formula="of:=[.$F251]/[.$A251]" office:value-type="float" office:value="839.043090297294" calcext:value-type="float">
            <text:p>839.043090297294</text:p>
          </table:table-cell>
          <table:table-cell table:formula="of:=[.$B251]" office:value-type="float" office:value="17160.6932852065" calcext:value-type="float">
            <text:p>17160.6932852065</text:p>
          </table:table-cell>
          <table:table-cell table:formula="of:=[.$D251]*(1-[.$O251])" office:value-type="float" office:value="167067.457759885" calcext:value-type="float">
            <text:p>167067.457759885</text:p>
          </table:table-cell>
          <table:table-cell table:formula="of:=[.$B251]" office:value-type="float" office:value="17160.6932852065" calcext:value-type="float">
            <text:p>17160.6932852065</text:p>
          </table:table-cell>
          <table:table-cell table:formula="of:=IF(FLOOR([.$A251]/12; 1) + 1 &gt;= [$Parameters.$K$70] - [$Parameters.$K$22]; [.$D251] ; 0)" office:value-type="float" office:value="0" calcext:value-type="float">
            <text:p>0</text:p>
          </table:table-cell>
          <table:table-cell table:formula="of:=([$Parameters.$D$4]-[$Parameters.$C$4])*[.$A251]" office:value-type="float" office:value="37297" calcext:value-type="float">
            <text:p>37297</text:p>
          </table:table-cell>
          <table:table-cell table:formula="of:=[.$M251]/([$Parameters.A$4]*[.$A251])" office:value-type="float" office:value="0.00290384615384615" calcext:value-type="float">
            <text:p>0.002903846153846</text:p>
          </table:table-cell>
          <table:table-cell table:formula="of:=SUM(INDIRECT( CELL(&quot;address&quot;;  INDEX([$Parameters.$L$22:$Parameters.$L$74];  FLOOR([.$A251]/12; 1) + 1;0))&amp;&quot;:&quot;&amp;CELL(&quot;address&quot;; [$Parameters.$L$70])))" office:value-type="float" office:value="0.255507" calcext:value-type="float">
            <text:p>0.255507</text:p>
          </table:table-cell>
          <table:table-cell table:formula="of:=[.$I251]/INDEX([$Parameters.$M$22:$Parameters.$M$120];  FLOOR([.$A251]/12; 1) + 1;0)" office:value-type="float" office:value="443.085290090538" calcext:value-type="float">
            <text:p>443.085290090538</text:p>
          </table:table-cell>
          <table:table-cell table:formula="of:=[.$J251]/ INDEX([$Parameters.$M$22:$Parameters.$M$120];  FLOOR([.$A251]/12; 1) + 1;0)" office:value-type="float" office:value="4313.64466201614" calcext:value-type="float">
            <text:p>4313.64466201614</text:p>
          </table:table-cell>
          <table:table-cell table:formula="of:=([.$Q251]-[.$P251])*[$Parameters.$M$70]" office:value-type="float" office:value="62935.2953875103" calcext:value-type="float">
            <text:p>62935.2953875103</text:p>
          </table:table-cell>
          <table:table-cell table:number-columns-repeated="2"/>
        </table:table-row>
        <table:table-row table:style-name="ro1">
          <table:table-cell office:value-type="float" office:value="248" calcext:value-type="float">
            <text:p>248</text:p>
          </table:table-cell>
          <table:table-cell table:formula="of:=([.$B251]-[.$C251])*POWER(1+[$Parameters.$H$4];1/12)+[$Parameters.$C$4]" office:value-type="float" office:value="17726.5979961471" calcext:value-type="float">
            <text:p>17726.5979961471</text:p>
          </table:table-cell>
          <table:table-cell table:formula="of:=IF(MOD([.$A252];12)=1; ([.$B240]+[.$B243]+[.$B246]+[.$B249])/4*(1+[$Parameters.$E$4])*[$Parameters.$F$4]; 0)" office:value-type="float" office:value="0" calcext:value-type="float">
            <text:p>0</text:p>
          </table:table-cell>
          <table:table-cell table:formula="of:=([.$D251]-[.$E251])*POWER(1+[$Parameters.$I$4];1/12)+[$Parameters.$D$4]" office:value-type="float" office:value="225847.087633488" calcext:value-type="float">
            <text:p>225847.087633488</text:p>
          </table:table-cell>
          <table:table-cell office:value-type="float" office:value="0" calcext:value-type="float">
            <text:p>0</text:p>
          </table:table-cell>
          <table:table-cell table:formula="of:=[.$D252]-[.$B252]" office:value-type="float" office:value="208120.489637341" calcext:value-type="float">
            <text:p>208120.489637341</text:p>
          </table:table-cell>
          <table:table-cell table:formula="of:=[.$F252]/[.$B252]" office:value-type="float" office:value="11.7405770516472" calcext:value-type="float">
            <text:p>11.7405770516472</text:p>
          </table:table-cell>
          <table:table-cell table:formula="of:=[.$F252]/[.$A252]" office:value-type="float" office:value="839.195522731212" calcext:value-type="float">
            <text:p>839.195522731212</text:p>
          </table:table-cell>
          <table:table-cell table:formula="of:=[.$B252]" office:value-type="float" office:value="17726.5979961471" calcext:value-type="float">
            <text:p>17726.5979961471</text:p>
          </table:table-cell>
          <table:table-cell table:formula="of:=[.$D252]*(1-[.$O252])" office:value-type="float" office:value="168141.575813518" calcext:value-type="float">
            <text:p>168141.575813518</text:p>
          </table:table-cell>
          <table:table-cell table:formula="of:=[.$B252]" office:value-type="float" office:value="17726.5979961471" calcext:value-type="float">
            <text:p>17726.5979961471</text:p>
          </table:table-cell>
          <table:table-cell table:formula="of:=IF(FLOOR([.$A252]/12; 1) + 1 &gt;= [$Parameters.$K$70] - [$Parameters.$K$22]; [.$D252] ; 0)" office:value-type="float" office:value="0" calcext:value-type="float">
            <text:p>0</text:p>
          </table:table-cell>
          <table:table-cell table:formula="of:=([$Parameters.$D$4]-[$Parameters.$C$4])*[.$A252]" office:value-type="float" office:value="37448" calcext:value-type="float">
            <text:p>37448</text:p>
          </table:table-cell>
          <table:table-cell table:formula="of:=[.$M252]/([$Parameters.A$4]*[.$A252])" office:value-type="float" office:value="0.00290384615384615" calcext:value-type="float">
            <text:p>0.002903846153846</text:p>
          </table:table-cell>
          <table:table-cell table:formula="of:=SUM(INDIRECT( CELL(&quot;address&quot;;  INDEX([$Parameters.$L$22:$Parameters.$L$74];  FLOOR([.$A252]/12; 1) + 1;0))&amp;&quot;:&quot;&amp;CELL(&quot;address&quot;; [$Parameters.$L$70])))" office:value-type="float" office:value="0.255507" calcext:value-type="float">
            <text:p>0.255507</text:p>
          </table:table-cell>
          <table:table-cell table:formula="of:=[.$I252]/INDEX([$Parameters.$M$22:$Parameters.$M$120];  FLOOR([.$A252]/12; 1) + 1;0)" office:value-type="float" office:value="457.696824067832" calcext:value-type="float">
            <text:p>457.696824067832</text:p>
          </table:table-cell>
          <table:table-cell table:formula="of:=[.$J252]/ INDEX([$Parameters.$M$22:$Parameters.$M$120];  FLOOR([.$A252]/12; 1) + 1;0)" office:value-type="float" office:value="4341.37815165294" calcext:value-type="float">
            <text:p>4341.37815165294</text:p>
          </table:table-cell>
          <table:table-cell table:formula="of:=([.$Q252]-[.$P252])*[$Parameters.$M$70]" office:value-type="float" office:value="63148.6583865338" calcext:value-type="float">
            <text:p>63148.6583865338</text:p>
          </table:table-cell>
          <table:table-cell table:number-columns-repeated="2"/>
        </table:table-row>
        <table:table-row table:style-name="ro1">
          <table:table-cell office:value-type="float" office:value="249" calcext:value-type="float">
            <text:p>249</text:p>
          </table:table-cell>
          <table:table-cell table:formula="of:=([.$B252]-[.$C252])*POWER(1+[$Parameters.$H$4];1/12)+[$Parameters.$C$4]" office:value-type="float" office:value="18298.7156911271" calcext:value-type="float">
            <text:p>18298.7156911271</text:p>
          </table:table-cell>
          <table:table-cell table:formula="of:=IF(MOD([.$A253];12)=1; ([.$B241]+[.$B244]+[.$B247]+[.$B250])/4*(1+[$Parameters.$E$4])*[$Parameters.$F$4]; 0)" office:value-type="float" office:value="0" calcext:value-type="float">
            <text:p>0</text:p>
          </table:table-cell>
          <table:table-cell table:formula="of:=([.$D252]-[.$E252])*POWER(1+[$Parameters.$I$4];1/12)+[$Parameters.$D$4]" office:value-type="float" office:value="227295.716624683" calcext:value-type="float">
            <text:p>227295.716624683</text:p>
          </table:table-cell>
          <table:table-cell office:value-type="float" office:value="0" calcext:value-type="float">
            <text:p>0</text:p>
          </table:table-cell>
          <table:table-cell table:formula="of:=[.$D253]-[.$B253]" office:value-type="float" office:value="208997.000933556" calcext:value-type="float">
            <text:p>208997.000933556</text:p>
          </table:table-cell>
          <table:table-cell table:formula="of:=[.$F253]/[.$B253]" office:value-type="float" office:value="11.4214027072346" calcext:value-type="float">
            <text:p>11.4214027072346</text:p>
          </table:table-cell>
          <table:table-cell table:formula="of:=[.$F253]/[.$A253]" office:value-type="float" office:value="839.345385275325" calcext:value-type="float">
            <text:p>839.345385275325</text:p>
          </table:table-cell>
          <table:table-cell table:formula="of:=[.$B253]" office:value-type="float" office:value="18298.7156911271" calcext:value-type="float">
            <text:p>18298.7156911271</text:p>
          </table:table-cell>
          <table:table-cell table:formula="of:=[.$D253]*(1-[.$O253])" office:value-type="float" office:value="169220.06995706" calcext:value-type="float">
            <text:p>169220.06995706</text:p>
          </table:table-cell>
          <table:table-cell table:formula="of:=[.$B253]" office:value-type="float" office:value="18298.7156911271" calcext:value-type="float">
            <text:p>18298.7156911271</text:p>
          </table:table-cell>
          <table:table-cell table:formula="of:=IF(FLOOR([.$A253]/12; 1) + 1 &gt;= [$Parameters.$K$70] - [$Parameters.$K$22]; [.$D253] ; 0)" office:value-type="float" office:value="0" calcext:value-type="float">
            <text:p>0</text:p>
          </table:table-cell>
          <table:table-cell table:formula="of:=([$Parameters.$D$4]-[$Parameters.$C$4])*[.$A253]" office:value-type="float" office:value="37599" calcext:value-type="float">
            <text:p>37599</text:p>
          </table:table-cell>
          <table:table-cell table:formula="of:=[.$M253]/([$Parameters.A$4]*[.$A253])" office:value-type="float" office:value="0.00290384615384615" calcext:value-type="float">
            <text:p>0.002903846153846</text:p>
          </table:table-cell>
          <table:table-cell table:formula="of:=SUM(INDIRECT( CELL(&quot;address&quot;;  INDEX([$Parameters.$L$22:$Parameters.$L$74];  FLOOR([.$A253]/12; 1) + 1;0))&amp;&quot;:&quot;&amp;CELL(&quot;address&quot;; [$Parameters.$L$70])))" office:value-type="float" office:value="0.255507" calcext:value-type="float">
            <text:p>0.255507</text:p>
          </table:table-cell>
          <table:table-cell table:formula="of:=[.$I253]/INDEX([$Parameters.$M$22:$Parameters.$M$120];  FLOOR([.$A253]/12; 1) + 1;0)" office:value-type="float" office:value="472.468775913429" calcext:value-type="float">
            <text:p>472.468775913429</text:p>
          </table:table-cell>
          <table:table-cell table:formula="of:=[.$J253]/ INDEX([$Parameters.$M$22:$Parameters.$M$120];  FLOOR([.$A253]/12; 1) + 1;0)" office:value-type="float" office:value="4369.22463095947" calcext:value-type="float">
            <text:p>4369.22463095947</text:p>
          </table:table-cell>
          <table:table-cell table:formula="of:=([.$Q253]-[.$P253])*[$Parameters.$M$70]" office:value-type="float" office:value="63361.2502030486" calcext:value-type="float">
            <text:p>63361.2502030486</text:p>
          </table:table-cell>
          <table:table-cell table:number-columns-repeated="2"/>
        </table:table-row>
        <table:table-row table:style-name="ro1">
          <table:table-cell office:value-type="float" office:value="250" calcext:value-type="float">
            <text:p>250</text:p>
          </table:table-cell>
          <table:table-cell table:formula="of:=([.$B253]-[.$C253])*POWER(1+[$Parameters.$H$4];1/12)+[$Parameters.$C$4]" office:value-type="float" office:value="18877.1145815783" calcext:value-type="float">
            <text:p>18877.1145815783</text:p>
          </table:table-cell>
          <table:table-cell table:formula="of:=IF(MOD([.$A254];12)=1; ([.$B242]+[.$B245]+[.$B248]+[.$B251])/4*(1+[$Parameters.$E$4])*[$Parameters.$F$4]; 0)" office:value-type="float" office:value="0" calcext:value-type="float">
            <text:p>0</text:p>
          </table:table-cell>
          <table:table-cell table:formula="of:=([.$D253]-[.$E253])*POWER(1+[$Parameters.$I$4];1/12)+[$Parameters.$D$4]" office:value-type="float" office:value="228750.247509705" calcext:value-type="float">
            <text:p>228750.247509705</text:p>
          </table:table-cell>
          <table:table-cell office:value-type="float" office:value="0" calcext:value-type="float">
            <text:p>0</text:p>
          </table:table-cell>
          <table:table-cell table:formula="of:=[.$D254]-[.$B254]" office:value-type="float" office:value="209873.132928127" calcext:value-type="float">
            <text:p>209873.132928127</text:p>
          </table:table-cell>
          <table:table-cell table:formula="of:=[.$F254]/[.$B254]" office:value-type="float" office:value="11.1178608373197" calcext:value-type="float">
            <text:p>11.1178608373197</text:p>
          </table:table-cell>
          <table:table-cell table:formula="of:=[.$F254]/[.$A254]" office:value-type="float" office:value="839.492531712507" calcext:value-type="float">
            <text:p>839.492531712507</text:p>
          </table:table-cell>
          <table:table-cell table:formula="of:=[.$B254]" office:value-type="float" office:value="18877.1145815783" calcext:value-type="float">
            <text:p>18877.1145815783</text:p>
          </table:table-cell>
          <table:table-cell table:formula="of:=[.$D254]*(1-[.$O254])" office:value-type="float" office:value="170302.958019243" calcext:value-type="float">
            <text:p>170302.958019243</text:p>
          </table:table-cell>
          <table:table-cell table:formula="of:=[.$B254]" office:value-type="float" office:value="18877.1145815783" calcext:value-type="float">
            <text:p>18877.1145815783</text:p>
          </table:table-cell>
          <table:table-cell table:formula="of:=IF(FLOOR([.$A254]/12; 1) + 1 &gt;= [$Parameters.$K$70] - [$Parameters.$K$22]; [.$D254] ; 0)" office:value-type="float" office:value="0" calcext:value-type="float">
            <text:p>0</text:p>
          </table:table-cell>
          <table:table-cell table:formula="of:=([$Parameters.$D$4]-[$Parameters.$C$4])*[.$A254]" office:value-type="float" office:value="37750" calcext:value-type="float">
            <text:p>37750</text:p>
          </table:table-cell>
          <table:table-cell table:formula="of:=[.$M254]/([$Parameters.A$4]*[.$A254])" office:value-type="float" office:value="0.00290384615384615" calcext:value-type="float">
            <text:p>0.002903846153846</text:p>
          </table:table-cell>
          <table:table-cell table:formula="of:=SUM(INDIRECT( CELL(&quot;address&quot;;  INDEX([$Parameters.$L$22:$Parameters.$L$74];  FLOOR([.$A254]/12; 1) + 1;0))&amp;&quot;:&quot;&amp;CELL(&quot;address&quot;; [$Parameters.$L$70])))" office:value-type="float" office:value="0.255507" calcext:value-type="float">
            <text:p>0.255507</text:p>
          </table:table-cell>
          <table:table-cell table:formula="of:=[.$I254]/INDEX([$Parameters.$M$22:$Parameters.$M$120];  FLOOR([.$A254]/12; 1) + 1;0)" office:value-type="float" office:value="487.402906831353" calcext:value-type="float">
            <text:p>487.402906831353</text:p>
          </table:table-cell>
          <table:table-cell table:formula="of:=[.$J254]/ INDEX([$Parameters.$M$22:$Parameters.$M$120];  FLOOR([.$A254]/12; 1) + 1;0)" office:value-type="float" office:value="4397.18456026963" calcext:value-type="float">
            <text:p>4397.18456026963</text:p>
          </table:table-cell>
          <table:table-cell table:formula="of:=([.$Q254]-[.$P254])*[$Parameters.$M$70]" office:value-type="float" office:value="63573.0496849065" calcext:value-type="float">
            <text:p>63573.0496849065</text:p>
          </table:table-cell>
          <table:table-cell table:number-columns-repeated="2"/>
        </table:table-row>
        <table:table-row table:style-name="ro1">
          <table:table-cell office:value-type="float" office:value="251" calcext:value-type="float">
            <text:p>251</text:p>
          </table:table-cell>
          <table:table-cell table:formula="of:=([.$B254]-[.$C254])*POWER(1+[$Parameters.$H$4];1/12)+[$Parameters.$C$4]" office:value-type="float" office:value="19461.8636278159" calcext:value-type="float">
            <text:p>19461.8636278159</text:p>
          </table:table-cell>
          <table:table-cell table:formula="of:=IF(MOD([.$A255];12)=1; ([.$B243]+[.$B246]+[.$B249]+[.$B252])/4*(1+[$Parameters.$E$4])*[$Parameters.$F$4]; 0)" office:value-type="float" office:value="0" calcext:value-type="float">
            <text:p>0</text:p>
          </table:table-cell>
          <table:table-cell table:formula="of:=([.$D254]-[.$E254])*POWER(1+[$Parameters.$I$4];1/12)+[$Parameters.$D$4]" office:value-type="float" office:value="230210.7043336" calcext:value-type="float">
            <text:p>230210.7043336</text:p>
          </table:table-cell>
          <table:table-cell office:value-type="float" office:value="0" calcext:value-type="float">
            <text:p>0</text:p>
          </table:table-cell>
          <table:table-cell table:formula="of:=[.$D255]-[.$B255]" office:value-type="float" office:value="210748.840705784" calcext:value-type="float">
            <text:p>210748.840705784</text:p>
          </table:table-cell>
          <table:table-cell table:formula="of:=[.$F255]/[.$B255]" office:value-type="float" office:value="10.8288108855398" calcext:value-type="float">
            <text:p>10.8288108855398</text:p>
          </table:table-cell>
          <table:table-cell table:formula="of:=[.$F255]/[.$A255]" office:value-type="float" office:value="839.636815560892" calcext:value-type="float">
            <text:p>839.636815560892</text:p>
          </table:table-cell>
          <table:table-cell table:formula="of:=[.$B255]" office:value-type="float" office:value="19461.8636278159" calcext:value-type="float">
            <text:p>19461.8636278159</text:p>
          </table:table-cell>
          <table:table-cell table:formula="of:=[.$D255]*(1-[.$O255])" office:value-type="float" office:value="171390.257901435" calcext:value-type="float">
            <text:p>171390.257901435</text:p>
          </table:table-cell>
          <table:table-cell table:formula="of:=[.$B255]" office:value-type="float" office:value="19461.8636278159" calcext:value-type="float">
            <text:p>19461.8636278159</text:p>
          </table:table-cell>
          <table:table-cell table:formula="of:=IF(FLOOR([.$A255]/12; 1) + 1 &gt;= [$Parameters.$K$70] - [$Parameters.$K$22]; [.$D255] ; 0)" office:value-type="float" office:value="0" calcext:value-type="float">
            <text:p>0</text:p>
          </table:table-cell>
          <table:table-cell table:formula="of:=([$Parameters.$D$4]-[$Parameters.$C$4])*[.$A255]" office:value-type="float" office:value="37901" calcext:value-type="float">
            <text:p>37901</text:p>
          </table:table-cell>
          <table:table-cell table:formula="of:=[.$M255]/([$Parameters.A$4]*[.$A255])" office:value-type="float" office:value="0.00290384615384615" calcext:value-type="float">
            <text:p>0.002903846153846</text:p>
          </table:table-cell>
          <table:table-cell table:formula="of:=SUM(INDIRECT( CELL(&quot;address&quot;;  INDEX([$Parameters.$L$22:$Parameters.$L$74];  FLOOR([.$A255]/12; 1) + 1;0))&amp;&quot;:&quot;&amp;CELL(&quot;address&quot;; [$Parameters.$L$70])))" office:value-type="float" office:value="0.255507" calcext:value-type="float">
            <text:p>0.255507</text:p>
          </table:table-cell>
          <table:table-cell table:formula="of:=[.$I255]/INDEX([$Parameters.$M$22:$Parameters.$M$120];  FLOOR([.$A255]/12; 1) + 1;0)" office:value-type="float" office:value="502.500997361629" calcext:value-type="float">
            <text:p>502.500997361629</text:p>
          </table:table-cell>
          <table:table-cell table:formula="of:=[.$J255]/ INDEX([$Parameters.$M$22:$Parameters.$M$120];  FLOOR([.$A255]/12; 1) + 1;0)" office:value-type="float" office:value="4425.25840179279" calcext:value-type="float">
            <text:p>4425.25840179279</text:p>
          </table:table-cell>
          <table:table-cell table:formula="of:=([.$Q255]-[.$P255])*[$Parameters.$M$70]" office:value-type="float" office:value="63784.0353960507" calcext:value-type="float">
            <text:p>63784.0353960507</text:p>
          </table:table-cell>
          <table:table-cell table:number-columns-repeated="2"/>
        </table:table-row>
        <table:table-row table:style-name="ro1">
          <table:table-cell office:value-type="float" office:value="252" calcext:value-type="float">
            <text:p>252</text:p>
          </table:table-cell>
          <table:table-cell table:formula="of:=([.$B255]-[.$C255])*POWER(1+[$Parameters.$H$4];1/12)+[$Parameters.$C$4]" office:value-type="float" office:value="20053.0325472601" calcext:value-type="float">
            <text:p>20053.0325472601</text:p>
          </table:table-cell>
          <table:table-cell table:formula="of:=IF(MOD([.$A256];12)=1; ([.$B244]+[.$B247]+[.$B250]+[.$B253])/4*(1+[$Parameters.$E$4])*[$Parameters.$F$4]; 0)" office:value-type="float" office:value="0" calcext:value-type="float">
            <text:p>0</text:p>
          </table:table-cell>
          <table:table-cell table:formula="of:=([.$D255]-[.$E255])*POWER(1+[$Parameters.$I$4];1/12)+[$Parameters.$D$4]" office:value-type="float" office:value="231677.111239376" calcext:value-type="float">
            <text:p>231677.111239376</text:p>
          </table:table-cell>
          <table:table-cell office:value-type="float" office:value="0" calcext:value-type="float">
            <text:p>0</text:p>
          </table:table-cell>
          <table:table-cell table:formula="of:=[.$D256]-[.$B256]" office:value-type="float" office:value="211624.078692116" calcext:value-type="float">
            <text:p>211624.078692116</text:p>
          </table:table-cell>
          <table:table-cell table:formula="of:=[.$F256]/[.$B256]" office:value-type="float" office:value="10.5532207257615" calcext:value-type="float">
            <text:p>10.5532207257615</text:p>
          </table:table-cell>
          <table:table-cell table:formula="of:=[.$F256]/[.$A256]" office:value-type="float" office:value="839.778090048078" calcext:value-type="float">
            <text:p>839.778090048078</text:p>
          </table:table-cell>
          <table:table-cell table:formula="of:=[.$B256]" office:value-type="float" office:value="20053.0325472601" calcext:value-type="float">
            <text:p>20053.0325472601</text:p>
          </table:table-cell>
          <table:table-cell table:formula="of:=[.$D256]*(1-[.$O256])" office:value-type="float" office:value="173189.529475662" calcext:value-type="float">
            <text:p>173189.529475662</text:p>
          </table:table-cell>
          <table:table-cell table:formula="of:=[.$B256]" office:value-type="float" office:value="20053.0325472601" calcext:value-type="float">
            <text:p>20053.0325472601</text:p>
          </table:table-cell>
          <table:table-cell table:formula="of:=IF(FLOOR([.$A256]/12; 1) + 1 &gt;= [$Parameters.$K$70] - [$Parameters.$K$22]; [.$D256] ; 0)" office:value-type="float" office:value="0" calcext:value-type="float">
            <text:p>0</text:p>
          </table:table-cell>
          <table:table-cell table:formula="of:=([$Parameters.$D$4]-[$Parameters.$C$4])*[.$A256]" office:value-type="float" office:value="38052" calcext:value-type="float">
            <text:p>38052</text:p>
          </table:table-cell>
          <table:table-cell table:formula="of:=[.$M256]/([$Parameters.A$4]*[.$A256])" office:value-type="float" office:value="0.00290384615384615" calcext:value-type="float">
            <text:p>0.002903846153846</text:p>
          </table:table-cell>
          <table:table-cell table:formula="of:=SUM(INDIRECT( CELL(&quot;address&quot;;  INDEX([$Parameters.$L$22:$Parameters.$L$74];  FLOOR([.$A256]/12; 1) + 1;0))&amp;&quot;:&quot;&amp;CELL(&quot;address&quot;; [$Parameters.$L$70])))" office:value-type="float" office:value="0.252453" calcext:value-type="float">
            <text:p>0.252453</text:p>
          </table:table-cell>
          <table:table-cell table:formula="of:=[.$I256]/INDEX([$Parameters.$M$22:$Parameters.$M$120];  FLOOR([.$A256]/12; 1) + 1;0)" office:value-type="float" office:value="529.802709306741" calcext:value-type="float">
            <text:p>529.802709306741</text:p>
          </table:table-cell>
          <table:table-cell table:formula="of:=[.$J256]/ INDEX([$Parameters.$M$22:$Parameters.$M$120];  FLOOR([.$A256]/12; 1) + 1;0)" office:value-type="float" office:value="4575.68109579027" calcext:value-type="float">
            <text:p>4575.68109579027</text:p>
          </table:table-cell>
          <table:table-cell table:formula="of:=([.$Q256]-[.$P256])*[$Parameters.$M$70]" office:value-type="float" office:value="65785.9825642222" calcext:value-type="float">
            <text:p>65785.9825642222</text:p>
          </table:table-cell>
          <table:table-cell table:number-columns-repeated="2"/>
        </table:table-row>
        <table:table-row table:style-name="ro1">
          <table:table-cell office:value-type="float" office:value="253" calcext:value-type="float">
            <text:p>253</text:p>
          </table:table-cell>
          <table:table-cell table:formula="of:=([.$B256]-[.$C256])*POWER(1+[$Parameters.$H$4];1/12)+[$Parameters.$C$4]" office:value-type="float" office:value="20650.6918227485" calcext:value-type="float">
            <text:p>20650.6918227485</text:p>
          </table:table-cell>
          <table:table-cell table:formula="of:=IF(MOD([.$A257];12)=1; ([.$B245]+[.$B248]+[.$B251]+[.$B254])/4*(1+[$Parameters.$E$4])*[$Parameters.$F$4]; 0)" office:value-type="float" office:value="6756.45798153581" calcext:value-type="float">
            <text:p>6756.45798153581</text:p>
          </table:table-cell>
          <table:table-cell table:formula="of:=([.$D256]-[.$E256])*POWER(1+[$Parameters.$I$4];1/12)+[$Parameters.$D$4]" office:value-type="float" office:value="233149.492468403" calcext:value-type="float">
            <text:p>233149.492468403</text:p>
          </table:table-cell>
          <table:table-cell office:value-type="float" office:value="0" calcext:value-type="float">
            <text:p>0</text:p>
          </table:table-cell>
          <table:table-cell table:formula="of:=[.$D257]-[.$B257]" office:value-type="float" office:value="212498.800645655" calcext:value-type="float">
            <text:p>212498.800645655</text:p>
          </table:table-cell>
          <table:table-cell table:formula="of:=[.$F257]/[.$B257]" office:value-type="float" office:value="10.2901540766576" calcext:value-type="float">
            <text:p>10.2901540766576</text:p>
          </table:table-cell>
          <table:table-cell table:formula="of:=[.$F257]/[.$A257]" office:value-type="float" office:value="839.916208085591" calcext:value-type="float">
            <text:p>839.916208085591</text:p>
          </table:table-cell>
          <table:table-cell table:formula="of:=[.$B257]" office:value-type="float" office:value="20650.6918227485" calcext:value-type="float">
            <text:p>20650.6918227485</text:p>
          </table:table-cell>
          <table:table-cell table:formula="of:=[.$D257]*(1-[.$O257])" office:value-type="float" office:value="174290.203646277" calcext:value-type="float">
            <text:p>174290.203646277</text:p>
          </table:table-cell>
          <table:table-cell table:formula="of:=[.$B257]" office:value-type="float" office:value="20650.6918227485" calcext:value-type="float">
            <text:p>20650.6918227485</text:p>
          </table:table-cell>
          <table:table-cell table:formula="of:=IF(FLOOR([.$A257]/12; 1) + 1 &gt;= [$Parameters.$K$70] - [$Parameters.$K$22]; [.$D257] ; 0)" office:value-type="float" office:value="0" calcext:value-type="float">
            <text:p>0</text:p>
          </table:table-cell>
          <table:table-cell table:formula="of:=([$Parameters.$D$4]-[$Parameters.$C$4])*[.$A257]" office:value-type="float" office:value="38203" calcext:value-type="float">
            <text:p>38203</text:p>
          </table:table-cell>
          <table:table-cell table:formula="of:=[.$M257]/([$Parameters.A$4]*[.$A257])" office:value-type="float" office:value="0.00290384615384615" calcext:value-type="float">
            <text:p>0.002903846153846</text:p>
          </table:table-cell>
          <table:table-cell table:formula="of:=SUM(INDIRECT( CELL(&quot;address&quot;;  INDEX([$Parameters.$L$22:$Parameters.$L$74];  FLOOR([.$A257]/12; 1) + 1;0))&amp;&quot;:&quot;&amp;CELL(&quot;address&quot;; [$Parameters.$L$70])))" office:value-type="float" office:value="0.252453" calcext:value-type="float">
            <text:p>0.252453</text:p>
          </table:table-cell>
          <table:table-cell table:formula="of:=[.$I257]/INDEX([$Parameters.$M$22:$Parameters.$M$120];  FLOOR([.$A257]/12; 1) + 1;0)" office:value-type="float" office:value="545.59291473576" calcext:value-type="float">
            <text:p>545.59291473576</text:p>
          </table:table-cell>
          <table:table-cell table:formula="of:=[.$J257]/ INDEX([$Parameters.$M$22:$Parameters.$M$120];  FLOOR([.$A257]/12; 1) + 1;0)" office:value-type="float" office:value="4604.76099461763" calcext:value-type="float">
            <text:p>4604.76099461763</text:p>
          </table:table-cell>
          <table:table-cell table:formula="of:=([.$Q257]-[.$P257])*[$Parameters.$M$70]" office:value-type="float" office:value="66002.0729788792" calcext:value-type="float">
            <text:p>66002.0729788792</text:p>
          </table:table-cell>
          <table:table-cell table:number-columns-repeated="2"/>
        </table:table-row>
        <table:table-row table:style-name="ro1">
          <table:table-cell office:value-type="float" office:value="254" calcext:value-type="float">
            <text:p>254</text:p>
          </table:table-cell>
          <table:table-cell table:formula="of:=([.$B257]-[.$C257])*POWER(1+[$Parameters.$H$4];1/12)+[$Parameters.$C$4]" office:value-type="float" office:value="14424.2765775165" calcext:value-type="float">
            <text:p>14424.2765775165</text:p>
          </table:table-cell>
          <table:table-cell table:formula="of:=IF(MOD([.$A258];12)=1; ([.$B246]+[.$B249]+[.$B252]+[.$B255])/4*(1+[$Parameters.$E$4])*[$Parameters.$F$4]; 0)" office:value-type="float" office:value="0" calcext:value-type="float">
            <text:p>0</text:p>
          </table:table-cell>
          <table:table-cell table:formula="of:=([.$D257]-[.$E257])*POWER(1+[$Parameters.$I$4];1/12)+[$Parameters.$D$4]" office:value-type="float" office:value="234627.872360814" calcext:value-type="float">
            <text:p>234627.872360814</text:p>
          </table:table-cell>
          <table:table-cell office:value-type="float" office:value="0" calcext:value-type="float">
            <text:p>0</text:p>
          </table:table-cell>
          <table:table-cell table:formula="of:=[.$D258]-[.$B258]" office:value-type="float" office:value="220203.595783298" calcext:value-type="float">
            <text:p>220203.595783298</text:p>
          </table:table-cell>
          <table:table-cell table:formula="of:=[.$F258]/[.$B258]" office:value-type="float" office:value="15.2661795272655" calcext:value-type="float">
            <text:p>15.2661795272655</text:p>
          </table:table-cell>
          <table:table-cell table:formula="of:=[.$F258]/[.$A258]" office:value-type="float" office:value="866.943290485424" calcext:value-type="float">
            <text:p>866.943290485424</text:p>
          </table:table-cell>
          <table:table-cell table:formula="of:=[.$B258]" office:value-type="float" office:value="14424.2765775165" calcext:value-type="float">
            <text:p>14424.2765775165</text:p>
          </table:table-cell>
          <table:table-cell table:formula="of:=[.$D258]*(1-[.$O258])" office:value-type="float" office:value="175395.36209971" calcext:value-type="float">
            <text:p>175395.36209971</text:p>
          </table:table-cell>
          <table:table-cell table:formula="of:=[.$B258]" office:value-type="float" office:value="14424.2765775165" calcext:value-type="float">
            <text:p>14424.2765775165</text:p>
          </table:table-cell>
          <table:table-cell table:formula="of:=IF(FLOOR([.$A258]/12; 1) + 1 &gt;= [$Parameters.$K$70] - [$Parameters.$K$22]; [.$D258] ; 0)" office:value-type="float" office:value="0" calcext:value-type="float">
            <text:p>0</text:p>
          </table:table-cell>
          <table:table-cell table:formula="of:=([$Parameters.$D$4]-[$Parameters.$C$4])*[.$A258]" office:value-type="float" office:value="38354" calcext:value-type="float">
            <text:p>38354</text:p>
          </table:table-cell>
          <table:table-cell table:formula="of:=[.$M258]/([$Parameters.A$4]*[.$A258])" office:value-type="float" office:value="0.00290384615384615" calcext:value-type="float">
            <text:p>0.002903846153846</text:p>
          </table:table-cell>
          <table:table-cell table:formula="of:=SUM(INDIRECT( CELL(&quot;address&quot;;  INDEX([$Parameters.$L$22:$Parameters.$L$74];  FLOOR([.$A258]/12; 1) + 1;0))&amp;&quot;:&quot;&amp;CELL(&quot;address&quot;; [$Parameters.$L$70])))" office:value-type="float" office:value="0.252453" calcext:value-type="float">
            <text:p>0.252453</text:p>
          </table:table-cell>
          <table:table-cell table:formula="of:=[.$I258]/INDEX([$Parameters.$M$22:$Parameters.$M$120];  FLOOR([.$A258]/12; 1) + 1;0)" office:value-type="float" office:value="381.090530449577" calcext:value-type="float">
            <text:p>381.090530449577</text:p>
          </table:table-cell>
          <table:table-cell table:formula="of:=[.$J258]/ INDEX([$Parameters.$M$22:$Parameters.$M$120];  FLOOR([.$A258]/12; 1) + 1;0)" office:value-type="float" office:value="4633.95936855243" calcext:value-type="float">
            <text:p>4633.95936855243</text:p>
          </table:table-cell>
          <table:table-cell table:formula="of:=([.$Q258]-[.$P258])*[$Parameters.$M$70]" office:value-type="float" office:value="69151.6473075524" calcext:value-type="float">
            <text:p>69151.6473075524</text:p>
          </table:table-cell>
          <table:table-cell table:number-columns-repeated="2"/>
        </table:table-row>
        <table:table-row table:style-name="ro1">
          <table:table-cell office:value-type="float" office:value="255" calcext:value-type="float">
            <text:p>255</text:p>
          </table:table-cell>
          <table:table-cell table:formula="of:=([.$B258]-[.$C258])*POWER(1+[$Parameters.$H$4];1/12)+[$Parameters.$C$4]" office:value-type="float" office:value="14960.1385745494" calcext:value-type="float">
            <text:p>14960.1385745494</text:p>
          </table:table-cell>
          <table:table-cell table:formula="of:=IF(MOD([.$A259];12)=1; ([.$B247]+[.$B250]+[.$B253]+[.$B256])/4*(1+[$Parameters.$E$4])*[$Parameters.$F$4]; 0)" office:value-type="float" office:value="0" calcext:value-type="float">
            <text:p>0</text:p>
          </table:table-cell>
          <table:table-cell table:formula="of:=([.$D258]-[.$E258])*POWER(1+[$Parameters.$I$4];1/12)+[$Parameters.$D$4]" office:value-type="float" office:value="236112.275355906" calcext:value-type="float">
            <text:p>236112.275355906</text:p>
          </table:table-cell>
          <table:table-cell office:value-type="float" office:value="0" calcext:value-type="float">
            <text:p>0</text:p>
          </table:table-cell>
          <table:table-cell table:formula="of:=[.$D259]-[.$B259]" office:value-type="float" office:value="221152.136781357" calcext:value-type="float">
            <text:p>221152.136781357</text:p>
          </table:table-cell>
          <table:table-cell table:formula="of:=[.$F259]/[.$B259]" office:value-type="float" office:value="14.7827599109" calcext:value-type="float">
            <text:p>14.7827599109</text:p>
          </table:table-cell>
          <table:table-cell table:formula="of:=[.$F259]/[.$A259]" office:value-type="float" office:value="867.263281495517" calcext:value-type="float">
            <text:p>867.263281495517</text:p>
          </table:table-cell>
          <table:table-cell table:formula="of:=[.$B259]" office:value-type="float" office:value="14960.1385745494" calcext:value-type="float">
            <text:p>14960.1385745494</text:p>
          </table:table-cell>
          <table:table-cell table:formula="of:=[.$D259]*(1-[.$O259])" office:value-type="float" office:value="176505.023105482" calcext:value-type="float">
            <text:p>176505.023105482</text:p>
          </table:table-cell>
          <table:table-cell table:formula="of:=[.$B259]" office:value-type="float" office:value="14960.1385745494" calcext:value-type="float">
            <text:p>14960.1385745494</text:p>
          </table:table-cell>
          <table:table-cell table:formula="of:=IF(FLOOR([.$A259]/12; 1) + 1 &gt;= [$Parameters.$K$70] - [$Parameters.$K$22]; [.$D259] ; 0)" office:value-type="float" office:value="0" calcext:value-type="float">
            <text:p>0</text:p>
          </table:table-cell>
          <table:table-cell table:formula="of:=([$Parameters.$D$4]-[$Parameters.$C$4])*[.$A259]" office:value-type="float" office:value="38505" calcext:value-type="float">
            <text:p>38505</text:p>
          </table:table-cell>
          <table:table-cell table:formula="of:=[.$M259]/([$Parameters.A$4]*[.$A259])" office:value-type="float" office:value="0.00290384615384615" calcext:value-type="float">
            <text:p>0.002903846153846</text:p>
          </table:table-cell>
          <table:table-cell table:formula="of:=SUM(INDIRECT( CELL(&quot;address&quot;;  INDEX([$Parameters.$L$22:$Parameters.$L$74];  FLOOR([.$A259]/12; 1) + 1;0))&amp;&quot;:&quot;&amp;CELL(&quot;address&quot;; [$Parameters.$L$70])))" office:value-type="float" office:value="0.252453" calcext:value-type="float">
            <text:p>0.252453</text:p>
          </table:table-cell>
          <table:table-cell table:formula="of:=[.$I259]/INDEX([$Parameters.$M$22:$Parameters.$M$120];  FLOOR([.$A259]/12; 1) + 1;0)" office:value-type="float" office:value="395.248046883735" calcext:value-type="float">
            <text:p>395.248046883735</text:p>
          </table:table-cell>
          <table:table-cell table:formula="of:=[.$J259]/ INDEX([$Parameters.$M$22:$Parameters.$M$120];  FLOOR([.$A259]/12; 1) + 1;0)" office:value-type="float" office:value="4663.27670027692" calcext:value-type="float">
            <text:p>4663.27670027692</text:p>
          </table:table-cell>
          <table:table-cell table:formula="of:=([.$Q259]-[.$P259])*[$Parameters.$M$70]" office:value-type="float" office:value="69398.1459041732" calcext:value-type="float">
            <text:p>69398.1459041732</text:p>
          </table:table-cell>
          <table:table-cell table:number-columns-repeated="2"/>
        </table:table-row>
        <table:table-row table:style-name="ro1">
          <table:table-cell office:value-type="float" office:value="256" calcext:value-type="float">
            <text:p>256</text:p>
          </table:table-cell>
          <table:table-cell table:formula="of:=([.$B259]-[.$C259])*POWER(1+[$Parameters.$H$4];1/12)+[$Parameters.$C$4]" office:value-type="float" office:value="15501.8837211134" calcext:value-type="float">
            <text:p>15501.8837211134</text:p>
          </table:table-cell>
          <table:table-cell table:formula="of:=IF(MOD([.$A260];12)=1; ([.$B248]+[.$B251]+[.$B254]+[.$B257])/4*(1+[$Parameters.$E$4])*[$Parameters.$F$4]; 0)" office:value-type="float" office:value="0" calcext:value-type="float">
            <text:p>0</text:p>
          </table:table-cell>
          <table:table-cell table:formula="of:=([.$D259]-[.$E259])*POWER(1+[$Parameters.$I$4];1/12)+[$Parameters.$D$4]" office:value-type="float" office:value="237602.725992545" calcext:value-type="float">
            <text:p>237602.725992545</text:p>
          </table:table-cell>
          <table:table-cell office:value-type="float" office:value="0" calcext:value-type="float">
            <text:p>0</text:p>
          </table:table-cell>
          <table:table-cell table:formula="of:=[.$D260]-[.$B260]" office:value-type="float" office:value="222100.842271432" calcext:value-type="float">
            <text:p>222100.842271432</text:p>
          </table:table-cell>
          <table:table-cell table:formula="of:=[.$F260]/[.$B260]" office:value-type="float" office:value="14.3273453902207" calcext:value-type="float">
            <text:p>14.3273453902207</text:p>
          </table:table-cell>
          <table:table-cell table:formula="of:=[.$F260]/[.$A260]" office:value-type="float" office:value="867.581415122779" calcext:value-type="float">
            <text:p>867.581415122779</text:p>
          </table:table-cell>
          <table:table-cell table:formula="of:=[.$B260]" office:value-type="float" office:value="15501.8837211134" calcext:value-type="float">
            <text:p>15501.8837211134</text:p>
          </table:table-cell>
          <table:table-cell table:formula="of:=[.$D260]*(1-[.$O260])" office:value-type="float" office:value="177619.205007549" calcext:value-type="float">
            <text:p>177619.205007549</text:p>
          </table:table-cell>
          <table:table-cell table:formula="of:=[.$B260]" office:value-type="float" office:value="15501.8837211134" calcext:value-type="float">
            <text:p>15501.8837211134</text:p>
          </table:table-cell>
          <table:table-cell table:formula="of:=IF(FLOOR([.$A260]/12; 1) + 1 &gt;= [$Parameters.$K$70] - [$Parameters.$K$22]; [.$D260] ; 0)" office:value-type="float" office:value="0" calcext:value-type="float">
            <text:p>0</text:p>
          </table:table-cell>
          <table:table-cell table:formula="of:=([$Parameters.$D$4]-[$Parameters.$C$4])*[.$A260]" office:value-type="float" office:value="38656" calcext:value-type="float">
            <text:p>38656</text:p>
          </table:table-cell>
          <table:table-cell table:formula="of:=[.$M260]/([$Parameters.A$4]*[.$A260])" office:value-type="float" office:value="0.00290384615384615" calcext:value-type="float">
            <text:p>0.002903846153846</text:p>
          </table:table-cell>
          <table:table-cell table:formula="of:=SUM(INDIRECT( CELL(&quot;address&quot;;  INDEX([$Parameters.$L$22:$Parameters.$L$74];  FLOOR([.$A260]/12; 1) + 1;0))&amp;&quot;:&quot;&amp;CELL(&quot;address&quot;; [$Parameters.$L$70])))" office:value-type="float" office:value="0.252453" calcext:value-type="float">
            <text:p>0.252453</text:p>
          </table:table-cell>
          <table:table-cell table:formula="of:=[.$I260]/INDEX([$Parameters.$M$22:$Parameters.$M$120];  FLOOR([.$A260]/12; 1) + 1;0)" office:value-type="float" office:value="409.560996594807" calcext:value-type="float">
            <text:p>409.560996594807</text:p>
          </table:table-cell>
          <table:table-cell table:formula="of:=[.$J260]/ INDEX([$Parameters.$M$22:$Parameters.$M$120];  FLOOR([.$A260]/12; 1) + 1;0)" office:value-type="float" office:value="4692.71347443987" calcext:value-type="float">
            <text:p>4692.71347443987</text:p>
          </table:table-cell>
          <table:table-cell table:formula="of:=([.$Q260]-[.$P260])*[$Parameters.$M$70]" office:value-type="float" office:value="69644.0592897607" calcext:value-type="float">
            <text:p>69644.0592897607</text:p>
          </table:table-cell>
          <table:table-cell table:number-columns-repeated="2"/>
        </table:table-row>
        <table:table-row table:style-name="ro1">
          <table:table-cell office:value-type="float" office:value="257" calcext:value-type="float">
            <text:p>257</text:p>
          </table:table-cell>
          <table:table-cell table:formula="of:=([.$B260]-[.$C260])*POWER(1+[$Parameters.$H$4];1/12)+[$Parameters.$C$4]" office:value-type="float" office:value="16049.5766074364" calcext:value-type="float">
            <text:p>16049.5766074364</text:p>
          </table:table-cell>
          <table:table-cell table:formula="of:=IF(MOD([.$A261];12)=1; ([.$B249]+[.$B252]+[.$B255]+[.$B258])/4*(1+[$Parameters.$E$4])*[$Parameters.$F$4]; 0)" office:value-type="float" office:value="0" calcext:value-type="float">
            <text:p>0</text:p>
          </table:table-cell>
          <table:table-cell table:formula="of:=([.$D260]-[.$E260])*POWER(1+[$Parameters.$I$4];1/12)+[$Parameters.$D$4]" office:value-type="float" office:value="239099.248909571" calcext:value-type="float">
            <text:p>239099.248909571</text:p>
          </table:table-cell>
          <table:table-cell office:value-type="float" office:value="0" calcext:value-type="float">
            <text:p>0</text:p>
          </table:table-cell>
          <table:table-cell table:formula="of:=[.$D261]-[.$B261]" office:value-type="float" office:value="223049.672302134" calcext:value-type="float">
            <text:p>223049.672302134</text:p>
          </table:table-cell>
          <table:table-cell table:formula="of:=[.$F261]/[.$B261]" office:value-type="float" office:value="13.8975424559666" calcext:value-type="float">
            <text:p>13.8975424559666</text:p>
          </table:table-cell>
          <table:table-cell table:formula="of:=[.$F261]/[.$A261]" office:value-type="float" office:value="867.897557595854" calcext:value-type="float">
            <text:p>867.897557595854</text:p>
          </table:table-cell>
          <table:table-cell table:formula="of:=[.$B261]" office:value-type="float" office:value="16049.5766074364" calcext:value-type="float">
            <text:p>16049.5766074364</text:p>
          </table:table-cell>
          <table:table-cell table:formula="of:=[.$D261]*(1-[.$O261])" office:value-type="float" office:value="178737.926224603" calcext:value-type="float">
            <text:p>178737.926224603</text:p>
          </table:table-cell>
          <table:table-cell table:formula="of:=[.$B261]" office:value-type="float" office:value="16049.5766074364" calcext:value-type="float">
            <text:p>16049.5766074364</text:p>
          </table:table-cell>
          <table:table-cell table:formula="of:=IF(FLOOR([.$A261]/12; 1) + 1 &gt;= [$Parameters.$K$70] - [$Parameters.$K$22]; [.$D261] ; 0)" office:value-type="float" office:value="0" calcext:value-type="float">
            <text:p>0</text:p>
          </table:table-cell>
          <table:table-cell table:formula="of:=([$Parameters.$D$4]-[$Parameters.$C$4])*[.$A261]" office:value-type="float" office:value="38807" calcext:value-type="float">
            <text:p>38807</text:p>
          </table:table-cell>
          <table:table-cell table:formula="of:=[.$M261]/([$Parameters.A$4]*[.$A261])" office:value-type="float" office:value="0.00290384615384615" calcext:value-type="float">
            <text:p>0.002903846153846</text:p>
          </table:table-cell>
          <table:table-cell table:formula="of:=SUM(INDIRECT( CELL(&quot;address&quot;;  INDEX([$Parameters.$L$22:$Parameters.$L$74];  FLOOR([.$A261]/12; 1) + 1;0))&amp;&quot;:&quot;&amp;CELL(&quot;address&quot;; [$Parameters.$L$70])))" office:value-type="float" office:value="0.252453" calcext:value-type="float">
            <text:p>0.252453</text:p>
          </table:table-cell>
          <table:table-cell table:formula="of:=[.$I261]/INDEX([$Parameters.$M$22:$Parameters.$M$120];  FLOOR([.$A261]/12; 1) + 1;0)" office:value-type="float" office:value="424.031086061727" calcext:value-type="float">
            <text:p>424.031086061727</text:p>
          </table:table-cell>
          <table:table-cell table:formula="of:=[.$J261]/ INDEX([$Parameters.$M$22:$Parameters.$M$120];  FLOOR([.$A261]/12; 1) + 1;0)" office:value-type="float" office:value="4722.27017766454" calcext:value-type="float">
            <text:p>4722.27017766454</text:p>
          </table:table-cell>
          <table:table-cell table:formula="of:=([.$Q261]-[.$P261])*[$Parameters.$M$70]" office:value-type="float" office:value="69889.3676294618" calcext:value-type="float">
            <text:p>69889.3676294618</text:p>
          </table:table-cell>
          <table:table-cell table:number-columns-repeated="2"/>
        </table:table-row>
        <table:table-row table:style-name="ro1">
          <table:table-cell office:value-type="float" office:value="258" calcext:value-type="float">
            <text:p>258</text:p>
          </table:table-cell>
          <table:table-cell table:formula="of:=([.$B261]-[.$C261])*POWER(1+[$Parameters.$H$4];1/12)+[$Parameters.$C$4]" office:value-type="float" office:value="16603.2825328724" calcext:value-type="float">
            <text:p>16603.2825328724</text:p>
          </table:table-cell>
          <table:table-cell table:formula="of:=IF(MOD([.$A262];12)=1; ([.$B250]+[.$B253]+[.$B256]+[.$B259])/4*(1+[$Parameters.$E$4])*[$Parameters.$F$4]; 0)" office:value-type="float" office:value="0" calcext:value-type="float">
            <text:p>0</text:p>
          </table:table-cell>
          <table:table-cell table:formula="of:=([.$D261]-[.$E261])*POWER(1+[$Parameters.$I$4];1/12)+[$Parameters.$D$4]" office:value-type="float" office:value="240601.868846206" calcext:value-type="float">
            <text:p>240601.868846206</text:p>
          </table:table-cell>
          <table:table-cell office:value-type="float" office:value="0" calcext:value-type="float">
            <text:p>0</text:p>
          </table:table-cell>
          <table:table-cell table:formula="of:=[.$D262]-[.$B262]" office:value-type="float" office:value="223998.586313333" calcext:value-type="float">
            <text:p>223998.586313333</text:p>
          </table:table-cell>
          <table:table-cell table:formula="of:=[.$F262]/[.$B262]" office:value-type="float" office:value="13.4912229476217" calcext:value-type="float">
            <text:p>13.4912229476217</text:p>
          </table:table-cell>
          <table:table-cell table:formula="of:=[.$F262]/[.$A262]" office:value-type="float" office:value="868.211574857881" calcext:value-type="float">
            <text:p>868.211574857881</text:p>
          </table:table-cell>
          <table:table-cell table:formula="of:=[.$B262]" office:value-type="float" office:value="16603.2825328724" calcext:value-type="float">
            <text:p>16603.2825328724</text:p>
          </table:table-cell>
          <table:table-cell table:formula="of:=[.$D262]*(1-[.$O262])" office:value-type="float" office:value="179861.205250375" calcext:value-type="float">
            <text:p>179861.205250375</text:p>
          </table:table-cell>
          <table:table-cell table:formula="of:=[.$B262]" office:value-type="float" office:value="16603.2825328724" calcext:value-type="float">
            <text:p>16603.2825328724</text:p>
          </table:table-cell>
          <table:table-cell table:formula="of:=IF(FLOOR([.$A262]/12; 1) + 1 &gt;= [$Parameters.$K$70] - [$Parameters.$K$22]; [.$D262] ; 0)" office:value-type="float" office:value="0" calcext:value-type="float">
            <text:p>0</text:p>
          </table:table-cell>
          <table:table-cell table:formula="of:=([$Parameters.$D$4]-[$Parameters.$C$4])*[.$A262]" office:value-type="float" office:value="38958" calcext:value-type="float">
            <text:p>38958</text:p>
          </table:table-cell>
          <table:table-cell table:formula="of:=[.$M262]/([$Parameters.A$4]*[.$A262])" office:value-type="float" office:value="0.00290384615384615" calcext:value-type="float">
            <text:p>0.002903846153846</text:p>
          </table:table-cell>
          <table:table-cell table:formula="of:=SUM(INDIRECT( CELL(&quot;address&quot;;  INDEX([$Parameters.$L$22:$Parameters.$L$74];  FLOOR([.$A262]/12; 1) + 1;0))&amp;&quot;:&quot;&amp;CELL(&quot;address&quot;; [$Parameters.$L$70])))" office:value-type="float" office:value="0.252453" calcext:value-type="float">
            <text:p>0.252453</text:p>
          </table:table-cell>
          <table:table-cell table:formula="of:=[.$I262]/INDEX([$Parameters.$M$22:$Parameters.$M$120];  FLOOR([.$A262]/12; 1) + 1;0)" office:value-type="float" office:value="438.660040498609" calcext:value-type="float">
            <text:p>438.660040498609</text:p>
          </table:table-cell>
          <table:table-cell table:formula="of:=[.$J262]/ INDEX([$Parameters.$M$22:$Parameters.$M$120];  FLOOR([.$A262]/12; 1) + 1;0)" office:value-type="float" office:value="4751.94729855679" calcext:value-type="float">
            <text:p>4751.94729855679</text:p>
          </table:table-cell>
          <table:table-cell table:formula="of:=([.$Q262]-[.$P262])*[$Parameters.$M$70]" office:value-type="float" office:value="70134.0508160261" calcext:value-type="float">
            <text:p>70134.0508160261</text:p>
          </table:table-cell>
          <table:table-cell table:number-columns-repeated="2"/>
        </table:table-row>
        <table:table-row table:style-name="ro1">
          <table:table-cell office:value-type="float" office:value="259" calcext:value-type="float">
            <text:p>259</text:p>
          </table:table-cell>
          <table:table-cell table:formula="of:=([.$B262]-[.$C262])*POWER(1+[$Parameters.$H$4];1/12)+[$Parameters.$C$4]" office:value-type="float" office:value="17163.0675136877" calcext:value-type="float">
            <text:p>17163.0675136877</text:p>
          </table:table-cell>
          <table:table-cell table:formula="of:=IF(MOD([.$A263];12)=1; ([.$B251]+[.$B254]+[.$B257]+[.$B260])/4*(1+[$Parameters.$E$4])*[$Parameters.$F$4]; 0)" office:value-type="float" office:value="0" calcext:value-type="float">
            <text:p>0</text:p>
          </table:table-cell>
          <table:table-cell table:formula="of:=([.$D262]-[.$E262])*POWER(1+[$Parameters.$I$4];1/12)+[$Parameters.$D$4]" office:value-type="float" office:value="242110.610642462" calcext:value-type="float">
            <text:p>242110.610642462</text:p>
          </table:table-cell>
          <table:table-cell office:value-type="float" office:value="0" calcext:value-type="float">
            <text:p>0</text:p>
          </table:table-cell>
          <table:table-cell table:formula="of:=[.$D263]-[.$B263]" office:value-type="float" office:value="224947.543128775" calcext:value-type="float">
            <text:p>224947.543128775</text:p>
          </table:table-cell>
          <table:table-cell table:formula="of:=[.$F263]/[.$B263]" office:value-type="float" office:value="13.1064882748598" calcext:value-type="float">
            <text:p>13.1064882748598</text:p>
          </table:table-cell>
          <table:table-cell table:formula="of:=[.$F263]/[.$A263]" office:value-type="float" office:value="868.523332543531" calcext:value-type="float">
            <text:p>868.523332543531</text:p>
          </table:table-cell>
          <table:table-cell table:formula="of:=[.$B263]" office:value-type="float" office:value="17163.0675136877" calcext:value-type="float">
            <text:p>17163.0675136877</text:p>
          </table:table-cell>
          <table:table-cell table:formula="of:=[.$D263]*(1-[.$O263])" office:value-type="float" office:value="180989.060653941" calcext:value-type="float">
            <text:p>180989.060653941</text:p>
          </table:table-cell>
          <table:table-cell table:formula="of:=[.$B263]" office:value-type="float" office:value="17163.0675136877" calcext:value-type="float">
            <text:p>17163.0675136877</text:p>
          </table:table-cell>
          <table:table-cell table:formula="of:=IF(FLOOR([.$A263]/12; 1) + 1 &gt;= [$Parameters.$K$70] - [$Parameters.$K$22]; [.$D263] ; 0)" office:value-type="float" office:value="0" calcext:value-type="float">
            <text:p>0</text:p>
          </table:table-cell>
          <table:table-cell table:formula="of:=([$Parameters.$D$4]-[$Parameters.$C$4])*[.$A263]" office:value-type="float" office:value="39109" calcext:value-type="float">
            <text:p>39109</text:p>
          </table:table-cell>
          <table:table-cell table:formula="of:=[.$M263]/([$Parameters.A$4]*[.$A263])" office:value-type="float" office:value="0.00290384615384615" calcext:value-type="float">
            <text:p>0.002903846153846</text:p>
          </table:table-cell>
          <table:table-cell table:formula="of:=SUM(INDIRECT( CELL(&quot;address&quot;;  INDEX([$Parameters.$L$22:$Parameters.$L$74];  FLOOR([.$A263]/12; 1) + 1;0))&amp;&quot;:&quot;&amp;CELL(&quot;address&quot;; [$Parameters.$L$70])))" office:value-type="float" office:value="0.252453" calcext:value-type="float">
            <text:p>0.252453</text:p>
          </table:table-cell>
          <table:table-cell table:formula="of:=[.$I263]/INDEX([$Parameters.$M$22:$Parameters.$M$120];  FLOOR([.$A263]/12; 1) + 1;0)" office:value-type="float" office:value="453.44960406044" calcext:value-type="float">
            <text:p>453.44960406044</text:p>
          </table:table-cell>
          <table:table-cell table:formula="of:=[.$J263]/ INDEX([$Parameters.$M$22:$Parameters.$M$120];  FLOOR([.$A263]/12; 1) + 1;0)" office:value-type="float" office:value="4781.7453277131" calcext:value-type="float">
            <text:p>4781.7453277131</text:p>
          </table:table-cell>
          <table:table-cell table:formula="of:=([.$Q263]-[.$P263])*[$Parameters.$M$70]" office:value-type="float" office:value="70378.0884665922" calcext:value-type="float">
            <text:p>70378.0884665922</text:p>
          </table:table-cell>
          <table:table-cell table:number-columns-repeated="2"/>
        </table:table-row>
        <table:table-row table:style-name="ro1">
          <table:table-cell office:value-type="float" office:value="260" calcext:value-type="float">
            <text:p>260</text:p>
          </table:table-cell>
          <table:table-cell table:formula="of:=([.$B263]-[.$C263])*POWER(1+[$Parameters.$H$4];1/12)+[$Parameters.$C$4]" office:value-type="float" office:value="17728.9982909313" calcext:value-type="float">
            <text:p>17728.9982909313</text:p>
          </table:table-cell>
          <table:table-cell table:formula="of:=IF(MOD([.$A264];12)=1; ([.$B252]+[.$B255]+[.$B258]+[.$B261])/4*(1+[$Parameters.$E$4])*[$Parameters.$F$4]; 0)" office:value-type="float" office:value="0" calcext:value-type="float">
            <text:p>0</text:p>
          </table:table-cell>
          <table:table-cell table:formula="of:=([.$D263]-[.$E263])*POWER(1+[$Parameters.$I$4];1/12)+[$Parameters.$D$4]" office:value-type="float" office:value="243625.499239554" calcext:value-type="float">
            <text:p>243625.499239554</text:p>
          </table:table-cell>
          <table:table-cell office:value-type="float" office:value="0" calcext:value-type="float">
            <text:p>0</text:p>
          </table:table-cell>
          <table:table-cell table:formula="of:=[.$D264]-[.$B264]" office:value-type="float" office:value="225896.500948623" calcext:value-type="float">
            <text:p>225896.500948623</text:p>
          </table:table-cell>
          <table:table-cell table:formula="of:=[.$F264]/[.$B264]" office:value-type="float" office:value="12.7416392760427" calcext:value-type="float">
            <text:p>12.7416392760427</text:p>
          </table:table-cell>
          <table:table-cell table:formula="of:=[.$F264]/[.$A264]" office:value-type="float" office:value="868.832695956243" calcext:value-type="float">
            <text:p>868.832695956243</text:p>
          </table:table-cell>
          <table:table-cell table:formula="of:=[.$B264]" office:value-type="float" office:value="17728.9982909313" calcext:value-type="float">
            <text:p>17728.9982909313</text:p>
          </table:table-cell>
          <table:table-cell table:formula="of:=[.$D264]*(1-[.$O264])" office:value-type="float" office:value="182121.511080031" calcext:value-type="float">
            <text:p>182121.511080031</text:p>
          </table:table-cell>
          <table:table-cell table:formula="of:=[.$B264]" office:value-type="float" office:value="17728.9982909313" calcext:value-type="float">
            <text:p>17728.9982909313</text:p>
          </table:table-cell>
          <table:table-cell table:formula="of:=IF(FLOOR([.$A264]/12; 1) + 1 &gt;= [$Parameters.$K$70] - [$Parameters.$K$22]; [.$D264] ; 0)" office:value-type="float" office:value="0" calcext:value-type="float">
            <text:p>0</text:p>
          </table:table-cell>
          <table:table-cell table:formula="of:=([$Parameters.$D$4]-[$Parameters.$C$4])*[.$A264]" office:value-type="float" office:value="39260" calcext:value-type="float">
            <text:p>39260</text:p>
          </table:table-cell>
          <table:table-cell table:formula="of:=[.$M264]/([$Parameters.A$4]*[.$A264])" office:value-type="float" office:value="0.00290384615384615" calcext:value-type="float">
            <text:p>0.002903846153846</text:p>
          </table:table-cell>
          <table:table-cell table:formula="of:=SUM(INDIRECT( CELL(&quot;address&quot;;  INDEX([$Parameters.$L$22:$Parameters.$L$74];  FLOOR([.$A264]/12; 1) + 1;0))&amp;&quot;:&quot;&amp;CELL(&quot;address&quot;; [$Parameters.$L$70])))" office:value-type="float" office:value="0.252453" calcext:value-type="float">
            <text:p>0.252453</text:p>
          </table:table-cell>
          <table:table-cell table:formula="of:=[.$I264]/INDEX([$Parameters.$M$22:$Parameters.$M$120];  FLOOR([.$A264]/12; 1) + 1;0)" office:value-type="float" office:value="468.401540051025" calcext:value-type="float">
            <text:p>468.401540051025</text:p>
          </table:table-cell>
          <table:table-cell table:formula="of:=[.$J264]/ INDEX([$Parameters.$M$22:$Parameters.$M$120];  FLOOR([.$A264]/12; 1) + 1;0)" office:value-type="float" office:value="4811.6647577287" calcext:value-type="float">
            <text:p>4811.6647577287</text:p>
          </table:table-cell>
          <table:table-cell table:formula="of:=([.$Q264]-[.$P264])*[$Parameters.$M$70]" office:value-type="float" office:value="70621.459919439" calcext:value-type="float">
            <text:p>70621.459919439</text:p>
          </table:table-cell>
          <table:table-cell table:number-columns-repeated="2"/>
        </table:table-row>
        <table:table-row table:style-name="ro1">
          <table:table-cell office:value-type="float" office:value="261" calcext:value-type="float">
            <text:p>261</text:p>
          </table:table-cell>
          <table:table-cell table:formula="of:=([.$B264]-[.$C264])*POWER(1+[$Parameters.$H$4];1/12)+[$Parameters.$C$4]" office:value-type="float" office:value="18301.1423383923" calcext:value-type="float">
            <text:p>18301.1423383923</text:p>
          </table:table-cell>
          <table:table-cell table:formula="of:=IF(MOD([.$A265];12)=1; ([.$B253]+[.$B256]+[.$B259]+[.$B262])/4*(1+[$Parameters.$E$4])*[$Parameters.$F$4]; 0)" office:value-type="float" office:value="0" calcext:value-type="float">
            <text:p>0</text:p>
          </table:table-cell>
          <table:table-cell table:formula="of:=([.$D264]-[.$E264])*POWER(1+[$Parameters.$I$4];1/12)+[$Parameters.$D$4]" office:value-type="float" office:value="245146.55968031" calcext:value-type="float">
            <text:p>245146.55968031</text:p>
          </table:table-cell>
          <table:table-cell office:value-type="float" office:value="0" calcext:value-type="float">
            <text:p>0</text:p>
          </table:table-cell>
          <table:table-cell table:formula="of:=[.$D265]-[.$B265]" office:value-type="float" office:value="226845.417341917" calcext:value-type="float">
            <text:p>226845.417341917</text:p>
          </table:table-cell>
          <table:table-cell table:formula="of:=[.$F265]/[.$B265]" office:value-type="float" office:value="12.3951507041197" calcext:value-type="float">
            <text:p>12.3951507041197</text:p>
          </table:table-cell>
          <table:table-cell table:formula="of:=[.$F265]/[.$A265]" office:value-type="float" office:value="869.13953004566" calcext:value-type="float">
            <text:p>869.13953004566</text:p>
          </table:table-cell>
          <table:table-cell table:formula="of:=[.$B265]" office:value-type="float" office:value="18301.1423383923" calcext:value-type="float">
            <text:p>18301.1423383923</text:p>
          </table:table-cell>
          <table:table-cell table:formula="of:=[.$D265]*(1-[.$O265])" office:value-type="float" office:value="183258.575249336" calcext:value-type="float">
            <text:p>183258.575249336</text:p>
          </table:table-cell>
          <table:table-cell table:formula="of:=[.$B265]" office:value-type="float" office:value="18301.1423383923" calcext:value-type="float">
            <text:p>18301.1423383923</text:p>
          </table:table-cell>
          <table:table-cell table:formula="of:=IF(FLOOR([.$A265]/12; 1) + 1 &gt;= [$Parameters.$K$70] - [$Parameters.$K$22]; [.$D265] ; 0)" office:value-type="float" office:value="0" calcext:value-type="float">
            <text:p>0</text:p>
          </table:table-cell>
          <table:table-cell table:formula="of:=([$Parameters.$D$4]-[$Parameters.$C$4])*[.$A265]" office:value-type="float" office:value="39411" calcext:value-type="float">
            <text:p>39411</text:p>
          </table:table-cell>
          <table:table-cell table:formula="of:=[.$M265]/([$Parameters.A$4]*[.$A265])" office:value-type="float" office:value="0.00290384615384615" calcext:value-type="float">
            <text:p>0.002903846153846</text:p>
          </table:table-cell>
          <table:table-cell table:formula="of:=SUM(INDIRECT( CELL(&quot;address&quot;;  INDEX([$Parameters.$L$22:$Parameters.$L$74];  FLOOR([.$A265]/12; 1) + 1;0))&amp;&quot;:&quot;&amp;CELL(&quot;address&quot;; [$Parameters.$L$70])))" office:value-type="float" office:value="0.252453" calcext:value-type="float">
            <text:p>0.252453</text:p>
          </table:table-cell>
          <table:table-cell table:formula="of:=[.$I265]/INDEX([$Parameters.$M$22:$Parameters.$M$120];  FLOOR([.$A265]/12; 1) + 1;0)" office:value-type="float" office:value="483.517631133218" calcext:value-type="float">
            <text:p>483.517631133218</text:p>
          </table:table-cell>
          <table:table-cell table:formula="of:=[.$J265]/ INDEX([$Parameters.$M$22:$Parameters.$M$120];  FLOOR([.$A265]/12; 1) + 1;0)" office:value-type="float" office:value="4841.70608320572" calcext:value-type="float">
            <text:p>4841.70608320572</text:p>
          </table:table-cell>
          <table:table-cell table:formula="of:=([.$Q265]-[.$P265])*[$Parameters.$M$70]" office:value-type="float" office:value="70864.1442306988" calcext:value-type="float">
            <text:p>70864.1442306988</text:p>
          </table:table-cell>
          <table:table-cell table:number-columns-repeated="2"/>
        </table:table-row>
        <table:table-row table:style-name="ro1">
          <table:table-cell office:value-type="float" office:value="262" calcext:value-type="float">
            <text:p>262</text:p>
          </table:table-cell>
          <table:table-cell table:formula="of:=([.$B265]-[.$C265])*POWER(1+[$Parameters.$H$4];1/12)+[$Parameters.$C$4]" office:value-type="float" office:value="18879.5678706446" calcext:value-type="float">
            <text:p>18879.5678706446</text:p>
          </table:table-cell>
          <table:table-cell table:formula="of:=IF(MOD([.$A266];12)=1; ([.$B254]+[.$B257]+[.$B260]+[.$B263])/4*(1+[$Parameters.$E$4])*[$Parameters.$F$4]; 0)" office:value-type="float" office:value="0" calcext:value-type="float">
            <text:p>0</text:p>
          </table:table-cell>
          <table:table-cell table:formula="of:=([.$D265]-[.$E265])*POWER(1+[$Parameters.$I$4];1/12)+[$Parameters.$D$4]" office:value-type="float" office:value="246673.817109583" calcext:value-type="float">
            <text:p>246673.817109583</text:p>
          </table:table-cell>
          <table:table-cell office:value-type="float" office:value="0" calcext:value-type="float">
            <text:p>0</text:p>
          </table:table-cell>
          <table:table-cell table:formula="of:=[.$D266]-[.$B266]" office:value-type="float" office:value="227794.249238938" calcext:value-type="float">
            <text:p>227794.249238938</text:p>
          </table:table-cell>
          <table:table-cell table:formula="of:=[.$F266]/[.$B266]" office:value-type="float" office:value="12.0656495317952" calcext:value-type="float">
            <text:p>12.0656495317952</text:p>
          </table:table-cell>
          <table:table-cell table:formula="of:=[.$F266]/[.$A266]" office:value-type="float" office:value="869.44369938526" calcext:value-type="float">
            <text:p>869.44369938526</text:p>
          </table:table-cell>
          <table:table-cell table:formula="of:=[.$B266]" office:value-type="float" office:value="18879.5678706446" calcext:value-type="float">
            <text:p>18879.5678706446</text:p>
          </table:table-cell>
          <table:table-cell table:formula="of:=[.$D266]*(1-[.$O266])" office:value-type="float" office:value="184400.271958817" calcext:value-type="float">
            <text:p>184400.271958817</text:p>
          </table:table-cell>
          <table:table-cell table:formula="of:=[.$B266]" office:value-type="float" office:value="18879.5678706446" calcext:value-type="float">
            <text:p>18879.5678706446</text:p>
          </table:table-cell>
          <table:table-cell table:formula="of:=IF(FLOOR([.$A266]/12; 1) + 1 &gt;= [$Parameters.$K$70] - [$Parameters.$K$22]; [.$D266] ; 0)" office:value-type="float" office:value="0" calcext:value-type="float">
            <text:p>0</text:p>
          </table:table-cell>
          <table:table-cell table:formula="of:=([$Parameters.$D$4]-[$Parameters.$C$4])*[.$A266]" office:value-type="float" office:value="39562" calcext:value-type="float">
            <text:p>39562</text:p>
          </table:table-cell>
          <table:table-cell table:formula="of:=[.$M266]/([$Parameters.A$4]*[.$A266])" office:value-type="float" office:value="0.00290384615384615" calcext:value-type="float">
            <text:p>0.002903846153846</text:p>
          </table:table-cell>
          <table:table-cell table:formula="of:=SUM(INDIRECT( CELL(&quot;address&quot;;  INDEX([$Parameters.$L$22:$Parameters.$L$74];  FLOOR([.$A266]/12; 1) + 1;0))&amp;&quot;:&quot;&amp;CELL(&quot;address&quot;; [$Parameters.$L$70])))" office:value-type="float" office:value="0.252453" calcext:value-type="float">
            <text:p>0.252453</text:p>
          </table:table-cell>
          <table:table-cell table:formula="of:=[.$I266]/INDEX([$Parameters.$M$22:$Parameters.$M$120];  FLOOR([.$A266]/12; 1) + 1;0)" office:value-type="float" office:value="498.799679541468" calcext:value-type="float">
            <text:p>498.799679541468</text:p>
          </table:table-cell>
          <table:table-cell table:formula="of:=[.$J266]/ INDEX([$Parameters.$M$22:$Parameters.$M$120];  FLOOR([.$A266]/12; 1) + 1;0)" office:value-type="float" office:value="4871.86980076135" calcext:value-type="float">
            <text:p>4871.86980076135</text:p>
          </table:table-cell>
          <table:table-cell table:formula="of:=([.$Q266]-[.$P266])*[$Parameters.$M$70]" office:value-type="float" office:value="71106.1201710353" calcext:value-type="float">
            <text:p>71106.1201710353</text:p>
          </table:table-cell>
          <table:table-cell table:number-columns-repeated="2"/>
        </table:table-row>
        <table:table-row table:style-name="ro1">
          <table:table-cell office:value-type="float" office:value="263" calcext:value-type="float">
            <text:p>263</text:p>
          </table:table-cell>
          <table:table-cell table:formula="of:=([.$B266]-[.$C266])*POWER(1+[$Parameters.$H$4];1/12)+[$Parameters.$C$4]" office:value-type="float" office:value="19464.3438511796" calcext:value-type="float">
            <text:p>19464.3438511796</text:p>
          </table:table-cell>
          <table:table-cell table:formula="of:=IF(MOD([.$A267];12)=1; ([.$B255]+[.$B258]+[.$B261]+[.$B264])/4*(1+[$Parameters.$E$4])*[$Parameters.$F$4]; 0)" office:value-type="float" office:value="0" calcext:value-type="float">
            <text:p>0</text:p>
          </table:table-cell>
          <table:table-cell table:formula="of:=([.$D266]-[.$E266])*POWER(1+[$Parameters.$I$4];1/12)+[$Parameters.$D$4]" office:value-type="float" office:value="248207.296774672" calcext:value-type="float">
            <text:p>248207.296774672</text:p>
          </table:table-cell>
          <table:table-cell office:value-type="float" office:value="0" calcext:value-type="float">
            <text:p>0</text:p>
          </table:table-cell>
          <table:table-cell table:formula="of:=[.$D267]-[.$B267]" office:value-type="float" office:value="228742.952923493" calcext:value-type="float">
            <text:p>228742.952923493</text:p>
          </table:table-cell>
          <table:table-cell table:formula="of:=[.$F267]/[.$B267]" office:value-type="float" office:value="11.7518964251975" calcext:value-type="float">
            <text:p>11.7518964251975</text:p>
          </table:table-cell>
          <table:table-cell table:formula="of:=[.$F267]/[.$A267]" office:value-type="float" office:value="869.745068150162" calcext:value-type="float">
            <text:p>869.745068150162</text:p>
          </table:table-cell>
          <table:table-cell table:formula="of:=[.$B267]" office:value-type="float" office:value="19464.3438511796" calcext:value-type="float">
            <text:p>19464.3438511796</text:p>
          </table:table-cell>
          <table:table-cell table:formula="of:=[.$D267]*(1-[.$O267])" office:value-type="float" office:value="185546.620082016" calcext:value-type="float">
            <text:p>185546.620082016</text:p>
          </table:table-cell>
          <table:table-cell table:formula="of:=[.$B267]" office:value-type="float" office:value="19464.3438511796" calcext:value-type="float">
            <text:p>19464.3438511796</text:p>
          </table:table-cell>
          <table:table-cell table:formula="of:=IF(FLOOR([.$A267]/12; 1) + 1 &gt;= [$Parameters.$K$70] - [$Parameters.$K$22]; [.$D267] ; 0)" office:value-type="float" office:value="0" calcext:value-type="float">
            <text:p>0</text:p>
          </table:table-cell>
          <table:table-cell table:formula="of:=([$Parameters.$D$4]-[$Parameters.$C$4])*[.$A267]" office:value-type="float" office:value="39713" calcext:value-type="float">
            <text:p>39713</text:p>
          </table:table-cell>
          <table:table-cell table:formula="of:=[.$M267]/([$Parameters.A$4]*[.$A267])" office:value-type="float" office:value="0.00290384615384615" calcext:value-type="float">
            <text:p>0.002903846153846</text:p>
          </table:table-cell>
          <table:table-cell table:formula="of:=SUM(INDIRECT( CELL(&quot;address&quot;;  INDEX([$Parameters.$L$22:$Parameters.$L$74];  FLOOR([.$A267]/12; 1) + 1;0))&amp;&quot;:&quot;&amp;CELL(&quot;address&quot;; [$Parameters.$L$70])))" office:value-type="float" office:value="0.252453" calcext:value-type="float">
            <text:p>0.252453</text:p>
          </table:table-cell>
          <table:table-cell table:formula="of:=[.$I267]/INDEX([$Parameters.$M$22:$Parameters.$M$120];  FLOOR([.$A267]/12; 1) + 1;0)" office:value-type="float" office:value="514.249507296687" calcext:value-type="float">
            <text:p>514.249507296687</text:p>
          </table:table-cell>
          <table:table-cell table:formula="of:=[.$J267]/ INDEX([$Parameters.$M$22:$Parameters.$M$120];  FLOOR([.$A267]/12; 1) + 1;0)" office:value-type="float" office:value="4902.15640903609" calcext:value-type="float">
            <text:p>4902.15640903609</text:p>
          </table:table-cell>
          <table:table-cell table:formula="of:=([.$Q267]-[.$P267])*[$Parameters.$M$70]" office:value-type="float" office:value="71347.3662222826" calcext:value-type="float">
            <text:p>71347.3662222826</text:p>
          </table:table-cell>
          <table:table-cell table:number-columns-repeated="2"/>
        </table:table-row>
        <table:table-row table:style-name="ro1">
          <table:table-cell office:value-type="float" office:value="264" calcext:value-type="float">
            <text:p>264</text:p>
          </table:table-cell>
          <table:table-cell table:formula="of:=([.$B267]-[.$C267])*POWER(1+[$Parameters.$H$4];1/12)+[$Parameters.$C$4]" office:value-type="float" office:value="20055.540000629" calcext:value-type="float">
            <text:p>20055.540000629</text:p>
          </table:table-cell>
          <table:table-cell table:formula="of:=IF(MOD([.$A268];12)=1; ([.$B256]+[.$B259]+[.$B262]+[.$B265])/4*(1+[$Parameters.$E$4])*[$Parameters.$F$4]; 0)" office:value-type="float" office:value="0" calcext:value-type="float">
            <text:p>0</text:p>
          </table:table-cell>
          <table:table-cell table:formula="of:=([.$D267]-[.$E267])*POWER(1+[$Parameters.$I$4];1/12)+[$Parameters.$D$4]" office:value-type="float" office:value="249747.024025737" calcext:value-type="float">
            <text:p>249747.024025737</text:p>
          </table:table-cell>
          <table:table-cell office:value-type="float" office:value="0" calcext:value-type="float">
            <text:p>0</text:p>
          </table:table-cell>
          <table:table-cell table:formula="of:=[.$D268]-[.$B268]" office:value-type="float" office:value="229691.484025108" calcext:value-type="float">
            <text:p>229691.484025108</text:p>
          </table:table-cell>
          <table:table-cell table:formula="of:=[.$F268]/[.$B268]" office:value-type="float" office:value="11.4527698589968" calcext:value-type="float">
            <text:p>11.4527698589968</text:p>
          </table:table-cell>
          <table:table-cell table:formula="of:=[.$F268]/[.$A268]" office:value-type="float" office:value="870.043500095106" calcext:value-type="float">
            <text:p>870.043500095106</text:p>
          </table:table-cell>
          <table:table-cell table:formula="of:=[.$B268]" office:value-type="float" office:value="20055.540000629" calcext:value-type="float">
            <text:p>20055.540000629</text:p>
          </table:table-cell>
          <table:table-cell table:formula="of:=[.$D268]*(1-[.$O268])" office:value-type="float" office:value="187498.577275418" calcext:value-type="float">
            <text:p>187498.577275418</text:p>
          </table:table-cell>
          <table:table-cell table:formula="of:=[.$B268]" office:value-type="float" office:value="20055.540000629" calcext:value-type="float">
            <text:p>20055.540000629</text:p>
          </table:table-cell>
          <table:table-cell table:formula="of:=IF(FLOOR([.$A268]/12; 1) + 1 &gt;= [$Parameters.$K$70] - [$Parameters.$K$22]; [.$D268] ; 0)" office:value-type="float" office:value="0" calcext:value-type="float">
            <text:p>0</text:p>
          </table:table-cell>
          <table:table-cell table:formula="of:=([$Parameters.$D$4]-[$Parameters.$C$4])*[.$A268]" office:value-type="float" office:value="39864" calcext:value-type="float">
            <text:p>39864</text:p>
          </table:table-cell>
          <table:table-cell table:formula="of:=[.$M268]/([$Parameters.A$4]*[.$A268])" office:value-type="float" office:value="0.00290384615384615" calcext:value-type="float">
            <text:p>0.002903846153846</text:p>
          </table:table-cell>
          <table:table-cell table:formula="of:=SUM(INDIRECT( CELL(&quot;address&quot;;  INDEX([$Parameters.$L$22:$Parameters.$L$74];  FLOOR([.$A268]/12; 1) + 1;0))&amp;&quot;:&quot;&amp;CELL(&quot;address&quot;; [$Parameters.$L$70])))" office:value-type="float" office:value="0.249246" calcext:value-type="float">
            <text:p>0.249246</text:p>
          </table:table-cell>
          <table:table-cell table:formula="of:=[.$I268]/INDEX([$Parameters.$M$22:$Parameters.$M$120];  FLOOR([.$A268]/12; 1) + 1;0)" office:value-type="float" office:value="542.481471480362" calcext:value-type="float">
            <text:p>542.481471480362</text:p>
          </table:table-cell>
          <table:table-cell table:formula="of:=[.$J268]/ INDEX([$Parameters.$M$22:$Parameters.$M$120];  FLOOR([.$A268]/12; 1) + 1;0)" office:value-type="float" office:value="5071.64125711166" calcext:value-type="float">
            <text:p>5071.64125711166</text:p>
          </table:table-cell>
          <table:table-cell table:formula="of:=([.$Q268]-[.$P268])*[$Parameters.$M$70]" office:value-type="float" office:value="73644.1381143649" calcext:value-type="float">
            <text:p>73644.1381143649</text:p>
          </table:table-cell>
          <table:table-cell table:number-columns-repeated="2"/>
        </table:table-row>
        <table:table-row table:style-name="ro1">
          <table:table-cell office:value-type="float" office:value="265" calcext:value-type="float">
            <text:p>265</text:p>
          </table:table-cell>
          <table:table-cell table:formula="of:=([.$B268]-[.$C268])*POWER(1+[$Parameters.$H$4];1/12)+[$Parameters.$C$4]" office:value-type="float" office:value="20653.2268050767" calcext:value-type="float">
            <text:p>20653.2268050767</text:p>
          </table:table-cell>
          <table:table-cell table:formula="of:=IF(MOD([.$A269];12)=1; ([.$B257]+[.$B260]+[.$B263]+[.$B266])/4*(1+[$Parameters.$E$4])*[$Parameters.$F$4]; 0)" office:value-type="float" office:value="6757.47174287898" calcext:value-type="float">
            <text:p>6757.47174287898</text:p>
          </table:table-cell>
          <table:table-cell table:formula="of:=([.$D268]-[.$E268])*POWER(1+[$Parameters.$I$4];1/12)+[$Parameters.$D$4]" office:value-type="float" office:value="251293.024316216" calcext:value-type="float">
            <text:p>251293.024316216</text:p>
          </table:table-cell>
          <table:table-cell office:value-type="float" office:value="0" calcext:value-type="float">
            <text:p>0</text:p>
          </table:table-cell>
          <table:table-cell table:formula="of:=[.$D269]-[.$B269]" office:value-type="float" office:value="230639.797511139" calcext:value-type="float">
            <text:p>230639.797511139</text:p>
          </table:table-cell>
          <table:table-cell table:formula="of:=[.$F269]/[.$B269]" office:value-type="float" office:value="11.1672524437899" calcext:value-type="float">
            <text:p>11.1672524437899</text:p>
          </table:table-cell>
          <table:table-cell table:formula="of:=[.$F269]/[.$A269]" office:value-type="float" office:value="870.338858532599" calcext:value-type="float">
            <text:p>870.338858532599</text:p>
          </table:table-cell>
          <table:table-cell table:formula="of:=[.$B269]" office:value-type="float" office:value="20653.2268050767" calcext:value-type="float">
            <text:p>20653.2268050767</text:p>
          </table:table-cell>
          <table:table-cell table:formula="of:=[.$D269]*(1-[.$O269])" office:value-type="float" office:value="188659.243177496" calcext:value-type="float">
            <text:p>188659.243177496</text:p>
          </table:table-cell>
          <table:table-cell table:formula="of:=[.$B269]" office:value-type="float" office:value="20653.2268050767" calcext:value-type="float">
            <text:p>20653.2268050767</text:p>
          </table:table-cell>
          <table:table-cell table:formula="of:=IF(FLOOR([.$A269]/12; 1) + 1 &gt;= [$Parameters.$K$70] - [$Parameters.$K$22]; [.$D269] ; 0)" office:value-type="float" office:value="0" calcext:value-type="float">
            <text:p>0</text:p>
          </table:table-cell>
          <table:table-cell table:formula="of:=([$Parameters.$D$4]-[$Parameters.$C$4])*[.$A269]" office:value-type="float" office:value="40015" calcext:value-type="float">
            <text:p>40015</text:p>
          </table:table-cell>
          <table:table-cell table:formula="of:=[.$M269]/([$Parameters.A$4]*[.$A269])" office:value-type="float" office:value="0.00290384615384615" calcext:value-type="float">
            <text:p>0.002903846153846</text:p>
          </table:table-cell>
          <table:table-cell table:formula="of:=SUM(INDIRECT( CELL(&quot;address&quot;;  INDEX([$Parameters.$L$22:$Parameters.$L$74];  FLOOR([.$A269]/12; 1) + 1;0))&amp;&quot;:&quot;&amp;CELL(&quot;address&quot;; [$Parameters.$L$70])))" office:value-type="float" office:value="0.249246" calcext:value-type="float">
            <text:p>0.249246</text:p>
          </table:table-cell>
          <table:table-cell table:formula="of:=[.$I269]/INDEX([$Parameters.$M$22:$Parameters.$M$120];  FLOOR([.$A269]/12; 1) + 1;0)" office:value-type="float" office:value="558.648277118655" calcext:value-type="float">
            <text:p>558.648277118655</text:p>
          </table:table-cell>
          <table:table-cell table:formula="of:=[.$J269]/ INDEX([$Parameters.$M$22:$Parameters.$M$120];  FLOOR([.$A269]/12; 1) + 1;0)" office:value-type="float" office:value="5103.03606106292" calcext:value-type="float">
            <text:p>5103.03606106292</text:p>
          </table:table-cell>
          <table:table-cell table:formula="of:=([.$Q269]-[.$P269])*[$Parameters.$M$70]" office:value-type="float" office:value="73891.7453669337" calcext:value-type="float">
            <text:p>73891.7453669337</text:p>
          </table:table-cell>
          <table:table-cell table:number-columns-repeated="2"/>
        </table:table-row>
        <table:table-row table:style-name="ro1">
          <table:table-cell office:value-type="float" office:value="266" calcext:value-type="float">
            <text:p>266</text:p>
          </table:table-cell>
          <table:table-cell table:formula="of:=([.$B269]-[.$C269])*POWER(1+[$Parameters.$H$4];1/12)+[$Parameters.$C$4]" office:value-type="float" office:value="14425.8144997614" calcext:value-type="float">
            <text:p>14425.8144997614</text:p>
          </table:table-cell>
          <table:table-cell table:formula="of:=IF(MOD([.$A270];12)=1; ([.$B258]+[.$B261]+[.$B264]+[.$B267])/4*(1+[$Parameters.$E$4])*[$Parameters.$F$4]; 0)" office:value-type="float" office:value="0" calcext:value-type="float">
            <text:p>0</text:p>
          </table:table-cell>
          <table:table-cell table:formula="of:=([.$D269]-[.$E269])*POWER(1+[$Parameters.$I$4];1/12)+[$Parameters.$D$4]" office:value-type="float" office:value="252845.323203247" calcext:value-type="float">
            <text:p>252845.323203247</text:p>
          </table:table-cell>
          <table:table-cell office:value-type="float" office:value="0" calcext:value-type="float">
            <text:p>0</text:p>
          </table:table-cell>
          <table:table-cell table:formula="of:=[.$D270]-[.$B270]" office:value-type="float" office:value="238419.508703486" calcext:value-type="float">
            <text:p>238419.508703486</text:p>
          </table:table-cell>
          <table:table-cell table:formula="of:=[.$F270]/[.$B270]" office:value-type="float" office:value="16.5272823040549" calcext:value-type="float">
            <text:p>16.5272823040549</text:p>
          </table:table-cell>
          <table:table-cell table:formula="of:=[.$F270]/[.$A270]" office:value-type="float" office:value="896.313942494307" calcext:value-type="float">
            <text:p>896.313942494307</text:p>
          </table:table-cell>
          <table:table-cell table:formula="of:=[.$B270]" office:value-type="float" office:value="14425.8144997614" calcext:value-type="float">
            <text:p>14425.8144997614</text:p>
          </table:table-cell>
          <table:table-cell table:formula="of:=[.$D270]*(1-[.$O270])" office:value-type="float" office:value="189824.637776131" calcext:value-type="float">
            <text:p>189824.637776131</text:p>
          </table:table-cell>
          <table:table-cell table:formula="of:=[.$B270]" office:value-type="float" office:value="14425.8144997614" calcext:value-type="float">
            <text:p>14425.8144997614</text:p>
          </table:table-cell>
          <table:table-cell table:formula="of:=IF(FLOOR([.$A270]/12; 1) + 1 &gt;= [$Parameters.$K$70] - [$Parameters.$K$22]; [.$D270] ; 0)" office:value-type="float" office:value="0" calcext:value-type="float">
            <text:p>0</text:p>
          </table:table-cell>
          <table:table-cell table:formula="of:=([$Parameters.$D$4]-[$Parameters.$C$4])*[.$A270]" office:value-type="float" office:value="40166" calcext:value-type="float">
            <text:p>40166</text:p>
          </table:table-cell>
          <table:table-cell table:formula="of:=[.$M270]/([$Parameters.A$4]*[.$A270])" office:value-type="float" office:value="0.00290384615384615" calcext:value-type="float">
            <text:p>0.002903846153846</text:p>
          </table:table-cell>
          <table:table-cell table:formula="of:=SUM(INDIRECT( CELL(&quot;address&quot;;  INDEX([$Parameters.$L$22:$Parameters.$L$74];  FLOOR([.$A270]/12; 1) + 1;0))&amp;&quot;:&quot;&amp;CELL(&quot;address&quot;; [$Parameters.$L$70])))" office:value-type="float" office:value="0.249246" calcext:value-type="float">
            <text:p>0.249246</text:p>
          </table:table-cell>
          <table:table-cell table:formula="of:=[.$I270]/INDEX([$Parameters.$M$22:$Parameters.$M$120];  FLOOR([.$A270]/12; 1) + 1;0)" office:value-type="float" office:value="390.20325939306" calcext:value-type="float">
            <text:p>390.20325939306</text:p>
          </table:table-cell>
          <table:table-cell table:formula="of:=[.$J270]/ INDEX([$Parameters.$M$22:$Parameters.$M$120];  FLOOR([.$A270]/12; 1) + 1;0)" office:value-type="float" office:value="5134.55877133164" calcext:value-type="float">
            <text:p>5134.55877133164</text:p>
          </table:table-cell>
          <table:table-cell table:formula="of:=([.$Q270]-[.$P270])*[$Parameters.$M$70]" office:value-type="float" office:value="77143.2206241213" calcext:value-type="float">
            <text:p>77143.2206241213</text:p>
          </table:table-cell>
          <table:table-cell table:number-columns-repeated="2"/>
        </table:table-row>
        <table:table-row table:style-name="ro1">
          <table:table-cell office:value-type="float" office:value="267" calcext:value-type="float">
            <text:p>267</text:p>
          </table:table-cell>
          <table:table-cell table:formula="of:=([.$B270]-[.$C270])*POWER(1+[$Parameters.$H$4];1/12)+[$Parameters.$C$4]" office:value-type="float" office:value="14961.693381415" calcext:value-type="float">
            <text:p>14961.693381415</text:p>
          </table:table-cell>
          <table:table-cell table:formula="of:=IF(MOD([.$A271];12)=1; ([.$B259]+[.$B262]+[.$B265]+[.$B268])/4*(1+[$Parameters.$E$4])*[$Parameters.$F$4]; 0)" office:value-type="float" office:value="0" calcext:value-type="float">
            <text:p>0</text:p>
          </table:table-cell>
          <table:table-cell table:formula="of:=([.$D270]-[.$E270])*POWER(1+[$Parameters.$I$4];1/12)+[$Parameters.$D$4]" office:value-type="float" office:value="254403.946348094" calcext:value-type="float">
            <text:p>254403.946348094</text:p>
          </table:table-cell>
          <table:table-cell office:value-type="float" office:value="0" calcext:value-type="float">
            <text:p>0</text:p>
          </table:table-cell>
          <table:table-cell table:formula="of:=[.$D271]-[.$B271]" office:value-type="float" office:value="239442.252966679" calcext:value-type="float">
            <text:p>239442.252966679</text:p>
          </table:table-cell>
          <table:table-cell table:formula="of:=[.$F271]/[.$B271]" office:value-type="float" office:value="16.0036866725332" calcext:value-type="float">
            <text:p>16.0036866725332</text:p>
          </table:table-cell>
          <table:table-cell table:formula="of:=[.$F271]/[.$A271]" office:value-type="float" office:value="896.787464294677" calcext:value-type="float">
            <text:p>896.787464294677</text:p>
          </table:table-cell>
          <table:table-cell table:formula="of:=[.$B271]" office:value-type="float" office:value="14961.693381415" calcext:value-type="float">
            <text:p>14961.693381415</text:p>
          </table:table-cell>
          <table:table-cell table:formula="of:=[.$D271]*(1-[.$O271])" office:value-type="float" office:value="190994.780336617" calcext:value-type="float">
            <text:p>190994.780336617</text:p>
          </table:table-cell>
          <table:table-cell table:formula="of:=[.$B271]" office:value-type="float" office:value="14961.693381415" calcext:value-type="float">
            <text:p>14961.693381415</text:p>
          </table:table-cell>
          <table:table-cell table:formula="of:=IF(FLOOR([.$A271]/12; 1) + 1 &gt;= [$Parameters.$K$70] - [$Parameters.$K$22]; [.$D271] ; 0)" office:value-type="float" office:value="0" calcext:value-type="float">
            <text:p>0</text:p>
          </table:table-cell>
          <table:table-cell table:formula="of:=([$Parameters.$D$4]-[$Parameters.$C$4])*[.$A271]" office:value-type="float" office:value="40317" calcext:value-type="float">
            <text:p>40317</text:p>
          </table:table-cell>
          <table:table-cell table:formula="of:=[.$M271]/([$Parameters.A$4]*[.$A271])" office:value-type="float" office:value="0.00290384615384615" calcext:value-type="float">
            <text:p>0.002903846153846</text:p>
          </table:table-cell>
          <table:table-cell table:formula="of:=SUM(INDIRECT( CELL(&quot;address&quot;;  INDEX([$Parameters.$L$22:$Parameters.$L$74];  FLOOR([.$A271]/12; 1) + 1;0))&amp;&quot;:&quot;&amp;CELL(&quot;address&quot;; [$Parameters.$L$70])))" office:value-type="float" office:value="0.249246" calcext:value-type="float">
            <text:p>0.249246</text:p>
          </table:table-cell>
          <table:table-cell table:formula="of:=[.$I271]/INDEX([$Parameters.$M$22:$Parameters.$M$120];  FLOOR([.$A271]/12; 1) + 1;0)" office:value-type="float" office:value="404.698225085609" calcext:value-type="float">
            <text:p>404.698225085609</text:p>
          </table:table-cell>
          <table:table-cell table:formula="of:=[.$J271]/ INDEX([$Parameters.$M$22:$Parameters.$M$120];  FLOOR([.$A271]/12; 1) + 1;0)" office:value-type="float" office:value="5166.20990902399" calcext:value-type="float">
            <text:p>5166.20990902399</text:p>
          </table:table-cell>
          <table:table-cell table:formula="of:=([.$Q271]-[.$P271])*[$Parameters.$M$70]" office:value-type="float" office:value="77422.179980838" calcext:value-type="float">
            <text:p>77422.179980838</text:p>
          </table:table-cell>
          <table:table-cell table:number-columns-repeated="2"/>
        </table:table-row>
        <table:table-row table:style-name="ro1">
          <table:table-cell office:value-type="float" office:value="268" calcext:value-type="float">
            <text:p>268</text:p>
          </table:table-cell>
          <table:table-cell table:formula="of:=([.$B271]-[.$C271])*POWER(1+[$Parameters.$H$4];1/12)+[$Parameters.$C$4]" office:value-type="float" office:value="15503.4555979734" calcext:value-type="float">
            <text:p>15503.4555979734</text:p>
          </table:table-cell>
          <table:table-cell table:formula="of:=IF(MOD([.$A272];12)=1; ([.$B260]+[.$B263]+[.$B266]+[.$B269])/4*(1+[$Parameters.$E$4])*[$Parameters.$F$4]; 0)" office:value-type="float" office:value="0" calcext:value-type="float">
            <text:p>0</text:p>
          </table:table-cell>
          <table:table-cell table:formula="of:=([.$D271]-[.$E271])*POWER(1+[$Parameters.$I$4];1/12)+[$Parameters.$D$4]" office:value-type="float" office:value="255968.919516565" calcext:value-type="float">
            <text:p>255968.919516565</text:p>
          </table:table-cell>
          <table:table-cell office:value-type="float" office:value="0" calcext:value-type="float">
            <text:p>0</text:p>
          </table:table-cell>
          <table:table-cell table:formula="of:=[.$D272]-[.$B272]" office:value-type="float" office:value="240465.463918591" calcext:value-type="float">
            <text:p>240465.463918591</text:p>
          </table:table-cell>
          <table:table-cell table:formula="of:=[.$F272]/[.$B272]" office:value-type="float" office:value="15.5104429718252" calcext:value-type="float">
            <text:p>15.5104429718252</text:p>
          </table:table-cell>
          <table:table-cell table:formula="of:=[.$F272]/[.$A272]" office:value-type="float" office:value="897.259193726086" calcext:value-type="float">
            <text:p>897.259193726086</text:p>
          </table:table-cell>
          <table:table-cell table:formula="of:=[.$B272]" office:value-type="float" office:value="15503.4555979734" calcext:value-type="float">
            <text:p>15503.4555979734</text:p>
          </table:table-cell>
          <table:table-cell table:formula="of:=[.$D272]*(1-[.$O272])" office:value-type="float" office:value="192169.690202739" calcext:value-type="float">
            <text:p>192169.690202739</text:p>
          </table:table-cell>
          <table:table-cell table:formula="of:=[.$B272]" office:value-type="float" office:value="15503.4555979734" calcext:value-type="float">
            <text:p>15503.4555979734</text:p>
          </table:table-cell>
          <table:table-cell table:formula="of:=IF(FLOOR([.$A272]/12; 1) + 1 &gt;= [$Parameters.$K$70] - [$Parameters.$K$22]; [.$D272] ; 0)" office:value-type="float" office:value="0" calcext:value-type="float">
            <text:p>0</text:p>
          </table:table-cell>
          <table:table-cell table:formula="of:=([$Parameters.$D$4]-[$Parameters.$C$4])*[.$A272]" office:value-type="float" office:value="40468" calcext:value-type="float">
            <text:p>40468</text:p>
          </table:table-cell>
          <table:table-cell table:formula="of:=[.$M272]/([$Parameters.A$4]*[.$A272])" office:value-type="float" office:value="0.00290384615384615" calcext:value-type="float">
            <text:p>0.002903846153846</text:p>
          </table:table-cell>
          <table:table-cell table:formula="of:=SUM(INDIRECT( CELL(&quot;address&quot;;  INDEX([$Parameters.$L$22:$Parameters.$L$74];  FLOOR([.$A272]/12; 1) + 1;0))&amp;&quot;:&quot;&amp;CELL(&quot;address&quot;; [$Parameters.$L$70])))" office:value-type="float" office:value="0.249246" calcext:value-type="float">
            <text:p>0.249246</text:p>
          </table:table-cell>
          <table:table-cell table:formula="of:=[.$I272]/INDEX([$Parameters.$M$22:$Parameters.$M$120];  FLOOR([.$A272]/12; 1) + 1;0)" office:value-type="float" office:value="419.35232886052" calcext:value-type="float">
            <text:p>419.35232886052</text:p>
          </table:table-cell>
          <table:table-cell table:formula="of:=[.$J272]/ INDEX([$Parameters.$M$22:$Parameters.$M$120];  FLOOR([.$A272]/12; 1) + 1;0)" office:value-type="float" office:value="5197.98999736919" calcext:value-type="float">
            <text:p>5197.98999736919</text:p>
          </table:table-cell>
          <table:table-cell table:formula="of:=([.$Q272]-[.$P272])*[$Parameters.$M$70]" office:value-type="float" office:value="77700.648489951" calcext:value-type="float">
            <text:p>77700.648489951</text:p>
          </table:table-cell>
          <table:table-cell table:number-columns-repeated="2"/>
        </table:table-row>
        <table:table-row table:style-name="ro1">
          <table:table-cell office:value-type="float" office:value="269" calcext:value-type="float">
            <text:p>269</text:p>
          </table:table-cell>
          <table:table-cell table:formula="of:=([.$B272]-[.$C272])*POWER(1+[$Parameters.$H$4];1/12)+[$Parameters.$C$4]" office:value-type="float" office:value="16051.1657416997" calcext:value-type="float">
            <text:p>16051.1657416997</text:p>
          </table:table-cell>
          <table:table-cell table:formula="of:=IF(MOD([.$A273];12)=1; ([.$B261]+[.$B264]+[.$B267]+[.$B270])/4*(1+[$Parameters.$E$4])*[$Parameters.$F$4]; 0)" office:value-type="float" office:value="0" calcext:value-type="float">
            <text:p>0</text:p>
          </table:table-cell>
          <table:table-cell table:formula="of:=([.$D272]-[.$E272])*POWER(1+[$Parameters.$I$4];1/12)+[$Parameters.$D$4]" office:value-type="float" office:value="257540.268579442" calcext:value-type="float">
            <text:p>257540.268579442</text:p>
          </table:table-cell>
          <table:table-cell office:value-type="float" office:value="0" calcext:value-type="float">
            <text:p>0</text:p>
          </table:table-cell>
          <table:table-cell table:formula="of:=[.$D273]-[.$B273]" office:value-type="float" office:value="241489.102837742" calcext:value-type="float">
            <text:p>241489.102837742</text:p>
          </table:table-cell>
          <table:table-cell table:formula="of:=[.$F273]/[.$B273]" office:value-type="float" office:value="15.0449572774875" calcext:value-type="float">
            <text:p>15.0449572774875</text:p>
          </table:table-cell>
          <table:table-cell table:formula="of:=[.$F273]/[.$A273]" office:value-type="float" office:value="897.729006831755" calcext:value-type="float">
            <text:p>897.729006831755</text:p>
          </table:table-cell>
          <table:table-cell table:formula="of:=[.$B273]" office:value-type="float" office:value="16051.1657416997" calcext:value-type="float">
            <text:p>16051.1657416997</text:p>
          </table:table-cell>
          <table:table-cell table:formula="of:=[.$D273]*(1-[.$O273])" office:value-type="float" office:value="193349.38679709" calcext:value-type="float">
            <text:p>193349.38679709</text:p>
          </table:table-cell>
          <table:table-cell table:formula="of:=[.$B273]" office:value-type="float" office:value="16051.1657416997" calcext:value-type="float">
            <text:p>16051.1657416997</text:p>
          </table:table-cell>
          <table:table-cell table:formula="of:=IF(FLOOR([.$A273]/12; 1) + 1 &gt;= [$Parameters.$K$70] - [$Parameters.$K$22]; [.$D273] ; 0)" office:value-type="float" office:value="0" calcext:value-type="float">
            <text:p>0</text:p>
          </table:table-cell>
          <table:table-cell table:formula="of:=([$Parameters.$D$4]-[$Parameters.$C$4])*[.$A273]" office:value-type="float" office:value="40619" calcext:value-type="float">
            <text:p>40619</text:p>
          </table:table-cell>
          <table:table-cell table:formula="of:=[.$M273]/([$Parameters.A$4]*[.$A273])" office:value-type="float" office:value="0.00290384615384615" calcext:value-type="float">
            <text:p>0.002903846153846</text:p>
          </table:table-cell>
          <table:table-cell table:formula="of:=SUM(INDIRECT( CELL(&quot;address&quot;;  INDEX([$Parameters.$L$22:$Parameters.$L$74];  FLOOR([.$A273]/12; 1) + 1;0))&amp;&quot;:&quot;&amp;CELL(&quot;address&quot;; [$Parameters.$L$70])))" office:value-type="float" office:value="0.249246" calcext:value-type="float">
            <text:p>0.249246</text:p>
          </table:table-cell>
          <table:table-cell table:formula="of:=[.$I273]/INDEX([$Parameters.$M$22:$Parameters.$M$120];  FLOOR([.$A273]/12; 1) + 1;0)" office:value-type="float" office:value="434.167317871238" calcext:value-type="float">
            <text:p>434.167317871238</text:p>
          </table:table-cell>
          <table:table-cell table:formula="of:=[.$J273]/ INDEX([$Parameters.$M$22:$Parameters.$M$120];  FLOOR([.$A273]/12; 1) + 1;0)" office:value-type="float" office:value="5229.89956172816" calcext:value-type="float">
            <text:p>5229.89956172816</text:p>
          </table:table-cell>
          <table:table-cell table:formula="of:=([.$Q273]-[.$P273])*[$Parameters.$M$70]" office:value-type="float" office:value="77978.6062851136" calcext:value-type="float">
            <text:p>77978.6062851136</text:p>
          </table:table-cell>
          <table:table-cell table:number-columns-repeated="2"/>
        </table:table-row>
        <table:table-row table:style-name="ro1">
          <table:table-cell office:value-type="float" office:value="270" calcext:value-type="float">
            <text:p>270</text:p>
          </table:table-cell>
          <table:table-cell table:formula="of:=([.$B273]-[.$C273])*POWER(1+[$Parameters.$H$4];1/12)+[$Parameters.$C$4]" office:value-type="float" office:value="16604.8891140055" calcext:value-type="float">
            <text:p>16604.8891140055</text:p>
          </table:table-cell>
          <table:table-cell table:formula="of:=IF(MOD([.$A274];12)=1; ([.$B262]+[.$B265]+[.$B268]+[.$B271])/4*(1+[$Parameters.$E$4])*[$Parameters.$F$4]; 0)" office:value-type="float" office:value="0" calcext:value-type="float">
            <text:p>0</text:p>
          </table:table-cell>
          <table:table-cell table:formula="of:=([.$D273]-[.$E273])*POWER(1+[$Parameters.$I$4];1/12)+[$Parameters.$D$4]" office:value-type="float" office:value="259118.019512908" calcext:value-type="float">
            <text:p>259118.019512908</text:p>
          </table:table-cell>
          <table:table-cell office:value-type="float" office:value="0" calcext:value-type="float">
            <text:p>0</text:p>
          </table:table-cell>
          <table:table-cell table:formula="of:=[.$D274]-[.$B274]" office:value-type="float" office:value="242513.130398903" calcext:value-type="float">
            <text:p>242513.130398903</text:p>
          </table:table-cell>
          <table:table-cell table:formula="of:=[.$F274]/[.$B274]" office:value-type="float" office:value="14.6049232086924" calcext:value-type="float">
            <text:p>14.6049232086924</text:p>
          </table:table-cell>
          <table:table-cell table:formula="of:=[.$F274]/[.$A274]" office:value-type="float" office:value="898.196779255196" calcext:value-type="float">
            <text:p>898.196779255196</text:p>
          </table:table-cell>
          <table:table-cell table:formula="of:=[.$B274]" office:value-type="float" office:value="16604.8891140055" calcext:value-type="float">
            <text:p>16604.8891140055</text:p>
          </table:table-cell>
          <table:table-cell table:formula="of:=[.$D274]*(1-[.$O274])" office:value-type="float" office:value="194533.889621394" calcext:value-type="float">
            <text:p>194533.889621394</text:p>
          </table:table-cell>
          <table:table-cell table:formula="of:=[.$B274]" office:value-type="float" office:value="16604.8891140055" calcext:value-type="float">
            <text:p>16604.8891140055</text:p>
          </table:table-cell>
          <table:table-cell table:formula="of:=IF(FLOOR([.$A274]/12; 1) + 1 &gt;= [$Parameters.$K$70] - [$Parameters.$K$22]; [.$D274] ; 0)" office:value-type="float" office:value="0" calcext:value-type="float">
            <text:p>0</text:p>
          </table:table-cell>
          <table:table-cell table:formula="of:=([$Parameters.$D$4]-[$Parameters.$C$4])*[.$A274]" office:value-type="float" office:value="40770" calcext:value-type="float">
            <text:p>40770</text:p>
          </table:table-cell>
          <table:table-cell table:formula="of:=[.$M274]/([$Parameters.A$4]*[.$A274])" office:value-type="float" office:value="0.00290384615384615" calcext:value-type="float">
            <text:p>0.002903846153846</text:p>
          </table:table-cell>
          <table:table-cell table:formula="of:=SUM(INDIRECT( CELL(&quot;address&quot;;  INDEX([$Parameters.$L$22:$Parameters.$L$74];  FLOOR([.$A274]/12; 1) + 1;0))&amp;&quot;:&quot;&amp;CELL(&quot;address&quot;; [$Parameters.$L$70])))" office:value-type="float" office:value="0.249246" calcext:value-type="float">
            <text:p>0.249246</text:p>
          </table:table-cell>
          <table:table-cell table:formula="of:=[.$I274]/INDEX([$Parameters.$M$22:$Parameters.$M$120];  FLOOR([.$A274]/12; 1) + 1;0)" office:value-type="float" office:value="449.144958452948" calcext:value-type="float">
            <text:p>449.144958452948</text:p>
          </table:table-cell>
          <table:table-cell table:formula="of:=[.$J274]/ INDEX([$Parameters.$M$22:$Parameters.$M$120];  FLOOR([.$A274]/12; 1) + 1;0)" office:value-type="float" office:value="5261.93912960222" calcext:value-type="float">
            <text:p>5261.93912960222</text:p>
          </table:table-cell>
          <table:table-cell table:formula="of:=([.$Q274]-[.$P274])*[$Parameters.$M$70]" office:value-type="float" office:value="78256.0332228872" calcext:value-type="float">
            <text:p>78256.0332228872</text:p>
          </table:table-cell>
          <table:table-cell table:number-columns-repeated="2"/>
        </table:table-row>
        <table:table-row table:style-name="ro1">
          <table:table-cell office:value-type="float" office:value="271" calcext:value-type="float">
            <text:p>271</text:p>
          </table:table-cell>
          <table:table-cell table:formula="of:=([.$B274]-[.$C274])*POWER(1+[$Parameters.$H$4];1/12)+[$Parameters.$C$4]" office:value-type="float" office:value="17164.6917332372" calcext:value-type="float">
            <text:p>17164.6917332372</text:p>
          </table:table-cell>
          <table:table-cell table:formula="of:=IF(MOD([.$A275];12)=1; ([.$B263]+[.$B266]+[.$B269]+[.$B272])/4*(1+[$Parameters.$E$4])*[$Parameters.$F$4]; 0)" office:value-type="float" office:value="0" calcext:value-type="float">
            <text:p>0</text:p>
          </table:table-cell>
          <table:table-cell table:formula="of:=([.$D274]-[.$E274])*POWER(1+[$Parameters.$I$4];1/12)+[$Parameters.$D$4]" office:value-type="float" office:value="260702.198398978" calcext:value-type="float">
            <text:p>260702.198398978</text:p>
          </table:table-cell>
          <table:table-cell office:value-type="float" office:value="0" calcext:value-type="float">
            <text:p>0</text:p>
          </table:table-cell>
          <table:table-cell table:formula="of:=[.$D275]-[.$B275]" office:value-type="float" office:value="243537.506665741" calcext:value-type="float">
            <text:p>243537.506665741</text:p>
          </table:table-cell>
          <table:table-cell table:formula="of:=[.$F275]/[.$B275]" office:value-type="float" office:value="14.1882831600268" calcext:value-type="float">
            <text:p>14.1882831600268</text:p>
          </table:table-cell>
          <table:table-cell table:formula="of:=[.$F275]/[.$A275]" office:value-type="float" office:value="898.662386220445" calcext:value-type="float">
            <text:p>898.662386220445</text:p>
          </table:table-cell>
          <table:table-cell table:formula="of:=[.$B275]" office:value-type="float" office:value="17164.6917332372" calcext:value-type="float">
            <text:p>17164.6917332372</text:p>
          </table:table-cell>
          <table:table-cell table:formula="of:=[.$D275]*(1-[.$O275])" office:value-type="float" office:value="195723.218256826" calcext:value-type="float">
            <text:p>195723.218256826</text:p>
          </table:table-cell>
          <table:table-cell table:formula="of:=[.$B275]" office:value-type="float" office:value="17164.6917332372" calcext:value-type="float">
            <text:p>17164.6917332372</text:p>
          </table:table-cell>
          <table:table-cell table:formula="of:=IF(FLOOR([.$A275]/12; 1) + 1 &gt;= [$Parameters.$K$70] - [$Parameters.$K$22]; [.$D275] ; 0)" office:value-type="float" office:value="0" calcext:value-type="float">
            <text:p>0</text:p>
          </table:table-cell>
          <table:table-cell table:formula="of:=([$Parameters.$D$4]-[$Parameters.$C$4])*[.$A275]" office:value-type="float" office:value="40921" calcext:value-type="float">
            <text:p>40921</text:p>
          </table:table-cell>
          <table:table-cell table:formula="of:=[.$M275]/([$Parameters.A$4]*[.$A275])" office:value-type="float" office:value="0.00290384615384615" calcext:value-type="float">
            <text:p>0.002903846153846</text:p>
          </table:table-cell>
          <table:table-cell table:formula="of:=SUM(INDIRECT( CELL(&quot;address&quot;;  INDEX([$Parameters.$L$22:$Parameters.$L$74];  FLOOR([.$A275]/12; 1) + 1;0))&amp;&quot;:&quot;&amp;CELL(&quot;address&quot;; [$Parameters.$L$70])))" office:value-type="float" office:value="0.249246" calcext:value-type="float">
            <text:p>0.249246</text:p>
          </table:table-cell>
          <table:table-cell table:formula="of:=[.$I275]/INDEX([$Parameters.$M$22:$Parameters.$M$120];  FLOOR([.$A275]/12; 1) + 1;0)" office:value-type="float" office:value="464.287036333167" calcext:value-type="float">
            <text:p>464.287036333167</text:p>
          </table:table-cell>
          <table:table-cell table:formula="of:=[.$J275]/ INDEX([$Parameters.$M$22:$Parameters.$M$120];  FLOOR([.$A275]/12; 1) + 1;0)" office:value-type="float" office:value="5294.10923064177" calcext:value-type="float">
            <text:p>5294.10923064177</text:p>
          </table:table-cell>
          <table:table-cell table:formula="of:=([.$Q275]-[.$P275])*[$Parameters.$M$70]" office:value-type="float" office:value="78532.9088794579" calcext:value-type="float">
            <text:p>78532.9088794579</text:p>
          </table:table-cell>
          <table:table-cell table:number-columns-repeated="2"/>
        </table:table-row>
        <table:table-row table:style-name="ro1">
          <table:table-cell office:value-type="float" office:value="272" calcext:value-type="float">
            <text:p>272</text:p>
          </table:table-cell>
          <table:table-cell table:formula="of:=([.$B275]-[.$C275])*POWER(1+[$Parameters.$H$4];1/12)+[$Parameters.$C$4]" office:value-type="float" office:value="17730.6403425468" calcext:value-type="float">
            <text:p>17730.6403425468</text:p>
          </table:table-cell>
          <table:table-cell table:formula="of:=IF(MOD([.$A276];12)=1; ([.$B264]+[.$B267]+[.$B270]+[.$B273])/4*(1+[$Parameters.$E$4])*[$Parameters.$F$4]; 0)" office:value-type="float" office:value="0" calcext:value-type="float">
            <text:p>0</text:p>
          </table:table-cell>
          <table:table-cell table:formula="of:=([.$D275]-[.$E275])*POWER(1+[$Parameters.$I$4];1/12)+[$Parameters.$D$4]" office:value-type="float" office:value="262292.831425925" calcext:value-type="float">
            <text:p>262292.831425925</text:p>
          </table:table-cell>
          <table:table-cell office:value-type="float" office:value="0" calcext:value-type="float">
            <text:p>0</text:p>
          </table:table-cell>
          <table:table-cell table:formula="of:=[.$D276]-[.$B276]" office:value-type="float" office:value="244562.191083378" calcext:value-type="float">
            <text:p>244562.191083378</text:p>
          </table:table-cell>
          <table:table-cell table:formula="of:=[.$F276]/[.$B276]" office:value-type="float" office:value="13.7931956409111" calcext:value-type="float">
            <text:p>13.7931956409111</text:p>
          </table:table-cell>
          <table:table-cell table:formula="of:=[.$F276]/[.$A276]" office:value-type="float" office:value="899.125702512418" calcext:value-type="float">
            <text:p>899.125702512418</text:p>
          </table:table-cell>
          <table:table-cell table:formula="of:=[.$B276]" office:value-type="float" office:value="17730.6403425468" calcext:value-type="float">
            <text:p>17730.6403425468</text:p>
          </table:table-cell>
          <table:table-cell table:formula="of:=[.$D276]*(1-[.$O276])" office:value-type="float" office:value="196917.392364339" calcext:value-type="float">
            <text:p>196917.392364339</text:p>
          </table:table-cell>
          <table:table-cell table:formula="of:=[.$B276]" office:value-type="float" office:value="17730.6403425468" calcext:value-type="float">
            <text:p>17730.6403425468</text:p>
          </table:table-cell>
          <table:table-cell table:formula="of:=IF(FLOOR([.$A276]/12; 1) + 1 &gt;= [$Parameters.$K$70] - [$Parameters.$K$22]; [.$D276] ; 0)" office:value-type="float" office:value="0" calcext:value-type="float">
            <text:p>0</text:p>
          </table:table-cell>
          <table:table-cell table:formula="of:=([$Parameters.$D$4]-[$Parameters.$C$4])*[.$A276]" office:value-type="float" office:value="41072" calcext:value-type="float">
            <text:p>41072</text:p>
          </table:table-cell>
          <table:table-cell table:formula="of:=[.$M276]/([$Parameters.A$4]*[.$A276])" office:value-type="float" office:value="0.00290384615384615" calcext:value-type="float">
            <text:p>0.002903846153846</text:p>
          </table:table-cell>
          <table:table-cell table:formula="of:=SUM(INDIRECT( CELL(&quot;address&quot;;  INDEX([$Parameters.$L$22:$Parameters.$L$74];  FLOOR([.$A276]/12; 1) + 1;0))&amp;&quot;:&quot;&amp;CELL(&quot;address&quot;; [$Parameters.$L$70])))" office:value-type="float" office:value="0.249246" calcext:value-type="float">
            <text:p>0.249246</text:p>
          </table:table-cell>
          <table:table-cell table:formula="of:=[.$I276]/INDEX([$Parameters.$M$22:$Parameters.$M$120];  FLOOR([.$A276]/12; 1) + 1;0)" office:value-type="float" office:value="479.595356844652" calcext:value-type="float">
            <text:p>479.595356844652</text:p>
          </table:table-cell>
          <table:table-cell table:formula="of:=[.$J276]/ INDEX([$Parameters.$M$22:$Parameters.$M$120];  FLOOR([.$A276]/12; 1) + 1;0)" office:value-type="float" office:value="5326.41039665509" calcext:value-type="float">
            <text:p>5326.41039665509</text:p>
          </table:table-cell>
          <table:table-cell table:formula="of:=([.$Q276]-[.$P276])*[$Parameters.$M$70]" office:value-type="float" office:value="78809.2125473177" calcext:value-type="float">
            <text:p>78809.2125473177</text:p>
          </table:table-cell>
          <table:table-cell table:number-columns-repeated="2"/>
        </table:table-row>
        <table:table-row table:style-name="ro1">
          <table:table-cell office:value-type="float" office:value="273" calcext:value-type="float">
            <text:p>273</text:p>
          </table:table-cell>
          <table:table-cell table:formula="of:=([.$B276]-[.$C276])*POWER(1+[$Parameters.$H$4];1/12)+[$Parameters.$C$4]" office:value-type="float" office:value="18302.8024178494" calcext:value-type="float">
            <text:p>18302.8024178494</text:p>
          </table:table-cell>
          <table:table-cell table:formula="of:=IF(MOD([.$A277];12)=1; ([.$B265]+[.$B268]+[.$B271]+[.$B274])/4*(1+[$Parameters.$E$4])*[$Parameters.$F$4]; 0)" office:value-type="float" office:value="0" calcext:value-type="float">
            <text:p>0</text:p>
          </table:table-cell>
          <table:table-cell table:formula="of:=([.$D276]-[.$E276])*POWER(1+[$Parameters.$I$4];1/12)+[$Parameters.$D$4]" office:value-type="float" office:value="263889.944888717" calcext:value-type="float">
            <text:p>263889.944888717</text:p>
          </table:table-cell>
          <table:table-cell office:value-type="float" office:value="0" calcext:value-type="float">
            <text:p>0</text:p>
          </table:table-cell>
          <table:table-cell table:formula="of:=[.$D277]-[.$B277]" office:value-type="float" office:value="245587.142470868" calcext:value-type="float">
            <text:p>245587.142470868</text:p>
          </table:table-cell>
          <table:table-cell table:formula="of:=[.$F277]/[.$B277]" office:value-type="float" office:value="13.4180076287861" calcext:value-type="float">
            <text:p>13.4180076287861</text:p>
          </table:table-cell>
          <table:table-cell table:formula="of:=[.$F277]/[.$A277]" office:value-type="float" office:value="899.586602457392" calcext:value-type="float">
            <text:p>899.586602457392</text:p>
          </table:table-cell>
          <table:table-cell table:formula="of:=[.$B277]" office:value-type="float" office:value="18302.8024178494" calcext:value-type="float">
            <text:p>18302.8024178494</text:p>
          </table:table-cell>
          <table:table-cell table:formula="of:=[.$D277]*(1-[.$O277])" office:value-type="float" office:value="198116.431684984" calcext:value-type="float">
            <text:p>198116.431684984</text:p>
          </table:table-cell>
          <table:table-cell table:formula="of:=[.$B277]" office:value-type="float" office:value="18302.8024178494" calcext:value-type="float">
            <text:p>18302.8024178494</text:p>
          </table:table-cell>
          <table:table-cell table:formula="of:=IF(FLOOR([.$A277]/12; 1) + 1 &gt;= [$Parameters.$K$70] - [$Parameters.$K$22]; [.$D277] ; 0)" office:value-type="float" office:value="0" calcext:value-type="float">
            <text:p>0</text:p>
          </table:table-cell>
          <table:table-cell table:formula="of:=([$Parameters.$D$4]-[$Parameters.$C$4])*[.$A277]" office:value-type="float" office:value="41223" calcext:value-type="float">
            <text:p>41223</text:p>
          </table:table-cell>
          <table:table-cell table:formula="of:=[.$M277]/([$Parameters.A$4]*[.$A277])" office:value-type="float" office:value="0.00290384615384615" calcext:value-type="float">
            <text:p>0.002903846153846</text:p>
          </table:table-cell>
          <table:table-cell table:formula="of:=SUM(INDIRECT( CELL(&quot;address&quot;;  INDEX([$Parameters.$L$22:$Parameters.$L$74];  FLOOR([.$A277]/12; 1) + 1;0))&amp;&quot;:&quot;&amp;CELL(&quot;address&quot;; [$Parameters.$L$70])))" office:value-type="float" office:value="0.249246" calcext:value-type="float">
            <text:p>0.249246</text:p>
          </table:table-cell>
          <table:table-cell table:formula="of:=[.$I277]/INDEX([$Parameters.$M$22:$Parameters.$M$120];  FLOOR([.$A277]/12; 1) + 1;0)" office:value-type="float" office:value="495.071745140637" calcext:value-type="float">
            <text:p>495.071745140637</text:p>
          </table:table-cell>
          <table:table-cell table:formula="of:=[.$J277]/ INDEX([$Parameters.$M$22:$Parameters.$M$120];  FLOOR([.$A277]/12; 1) + 1;0)" office:value-type="float" office:value="5358.8431616171" calcext:value-type="float">
            <text:p>5358.8431616171</text:p>
          </table:table-cell>
          <table:table-cell table:formula="of:=([.$Q277]-[.$P277])*[$Parameters.$M$70]" office:value-type="float" office:value="79084.9232319073" calcext:value-type="float">
            <text:p>79084.9232319073</text:p>
          </table:table-cell>
          <table:table-cell table:number-columns-repeated="2"/>
        </table:table-row>
        <table:table-row table:style-name="ro1">
          <table:table-cell office:value-type="float" office:value="274" calcext:value-type="float">
            <text:p>274</text:p>
          </table:table-cell>
          <table:table-cell table:formula="of:=([.$B277]-[.$C277])*POWER(1+[$Parameters.$H$4];1/12)+[$Parameters.$C$4]" office:value-type="float" office:value="18881.2461758682" calcext:value-type="float">
            <text:p>18881.2461758682</text:p>
          </table:table-cell>
          <table:table-cell table:formula="of:=IF(MOD([.$A278];12)=1; ([.$B266]+[.$B269]+[.$B272]+[.$B275])/4*(1+[$Parameters.$E$4])*[$Parameters.$F$4]; 0)" office:value-type="float" office:value="0" calcext:value-type="float">
            <text:p>0</text:p>
          </table:table-cell>
          <table:table-cell table:formula="of:=([.$D277]-[.$E277])*POWER(1+[$Parameters.$I$4];1/12)+[$Parameters.$D$4]" office:value-type="float" office:value="265493.565189454" calcext:value-type="float">
            <text:p>265493.565189454</text:p>
          </table:table-cell>
          <table:table-cell office:value-type="float" office:value="0" calcext:value-type="float">
            <text:p>0</text:p>
          </table:table-cell>
          <table:table-cell table:formula="of:=[.$D278]-[.$B278]" office:value-type="float" office:value="246612.319013586" calcext:value-type="float">
            <text:p>246612.319013586</text:p>
          </table:table-cell>
          <table:table-cell table:formula="of:=[.$F278]/[.$B278]" office:value-type="float" office:value="13.0612310605206" calcext:value-type="float">
            <text:p>13.0612310605206</text:p>
          </table:table-cell>
          <table:table-cell table:formula="of:=[.$F278]/[.$A278]" office:value-type="float" office:value="900.044959903599" calcext:value-type="float">
            <text:p>900.044959903599</text:p>
          </table:table-cell>
          <table:table-cell table:formula="of:=[.$B278]" office:value-type="float" office:value="18881.2461758682" calcext:value-type="float">
            <text:p>18881.2461758682</text:p>
          </table:table-cell>
          <table:table-cell table:formula="of:=[.$D278]*(1-[.$O278])" office:value-type="float" office:value="199320.356040244" calcext:value-type="float">
            <text:p>199320.356040244</text:p>
          </table:table-cell>
          <table:table-cell table:formula="of:=[.$B278]" office:value-type="float" office:value="18881.2461758682" calcext:value-type="float">
            <text:p>18881.2461758682</text:p>
          </table:table-cell>
          <table:table-cell table:formula="of:=IF(FLOOR([.$A278]/12; 1) + 1 &gt;= [$Parameters.$K$70] - [$Parameters.$K$22]; [.$D278] ; 0)" office:value-type="float" office:value="0" calcext:value-type="float">
            <text:p>0</text:p>
          </table:table-cell>
          <table:table-cell table:formula="of:=([$Parameters.$D$4]-[$Parameters.$C$4])*[.$A278]" office:value-type="float" office:value="41374" calcext:value-type="float">
            <text:p>41374</text:p>
          </table:table-cell>
          <table:table-cell table:formula="of:=[.$M278]/([$Parameters.A$4]*[.$A278])" office:value-type="float" office:value="0.00290384615384615" calcext:value-type="float">
            <text:p>0.002903846153846</text:p>
          </table:table-cell>
          <table:table-cell table:formula="of:=SUM(INDIRECT( CELL(&quot;address&quot;;  INDEX([$Parameters.$L$22:$Parameters.$L$74];  FLOOR([.$A278]/12; 1) + 1;0))&amp;&quot;:&quot;&amp;CELL(&quot;address&quot;; [$Parameters.$L$70])))" office:value-type="float" office:value="0.249246" calcext:value-type="float">
            <text:p>0.249246</text:p>
          </table:table-cell>
          <table:table-cell table:formula="of:=[.$I278]/INDEX([$Parameters.$M$22:$Parameters.$M$120];  FLOOR([.$A278]/12; 1) + 1;0)" office:value-type="float" office:value="510.718046412448" calcext:value-type="float">
            <text:p>510.718046412448</text:p>
          </table:table-cell>
          <table:table-cell table:formula="of:=[.$J278]/ INDEX([$Parameters.$M$22:$Parameters.$M$120];  FLOOR([.$A278]/12; 1) + 1;0)" office:value-type="float" office:value="5391.40806167821" calcext:value-type="float">
            <text:p>5391.40806167821</text:p>
          </table:table-cell>
          <table:table-cell table:formula="of:=([.$Q278]-[.$P278])*[$Parameters.$M$70]" office:value-type="float" office:value="79360.0196482213" calcext:value-type="float">
            <text:p>79360.0196482213</text:p>
          </table:table-cell>
          <table:table-cell table:number-columns-repeated="2"/>
        </table:table-row>
        <table:table-row table:style-name="ro1">
          <table:table-cell office:value-type="float" office:value="275" calcext:value-type="float">
            <text:p>275</text:p>
          </table:table-cell>
          <table:table-cell table:formula="of:=([.$B278]-[.$C278])*POWER(1+[$Parameters.$H$4];1/12)+[$Parameters.$C$4]" office:value-type="float" office:value="19466.0405822678" calcext:value-type="float">
            <text:p>19466.0405822678</text:p>
          </table:table-cell>
          <table:table-cell table:formula="of:=IF(MOD([.$A279];12)=1; ([.$B267]+[.$B270]+[.$B273]+[.$B276])/4*(1+[$Parameters.$E$4])*[$Parameters.$F$4]; 0)" office:value-type="float" office:value="0" calcext:value-type="float">
            <text:p>0</text:p>
          </table:table-cell>
          <table:table-cell table:formula="of:=([.$D278]-[.$E278])*POWER(1+[$Parameters.$I$4];1/12)+[$Parameters.$D$4]" office:value-type="float" office:value="267103.718837798" calcext:value-type="float">
            <text:p>267103.718837798</text:p>
          </table:table-cell>
          <table:table-cell office:value-type="float" office:value="0" calcext:value-type="float">
            <text:p>0</text:p>
          </table:table-cell>
          <table:table-cell table:formula="of:=[.$D279]-[.$B279]" office:value-type="float" office:value="247637.67825553" calcext:value-type="float">
            <text:p>247637.67825553</text:p>
          </table:table-cell>
          <table:table-cell table:formula="of:=[.$F279]/[.$B279]" office:value-type="float" office:value="12.7215227569756" calcext:value-type="float">
            <text:p>12.7215227569756</text:p>
          </table:table-cell>
          <table:table-cell table:formula="of:=[.$F279]/[.$A279]" office:value-type="float" office:value="900.500648201928" calcext:value-type="float">
            <text:p>900.500648201928</text:p>
          </table:table-cell>
          <table:table-cell table:formula="of:=[.$B279]" office:value-type="float" office:value="19466.0405822678" calcext:value-type="float">
            <text:p>19466.0405822678</text:p>
          </table:table-cell>
          <table:table-cell table:formula="of:=[.$D279]*(1-[.$O279])" office:value-type="float" office:value="200529.185332352" calcext:value-type="float">
            <text:p>200529.185332352</text:p>
          </table:table-cell>
          <table:table-cell table:formula="of:=[.$B279]" office:value-type="float" office:value="19466.0405822678" calcext:value-type="float">
            <text:p>19466.0405822678</text:p>
          </table:table-cell>
          <table:table-cell table:formula="of:=IF(FLOOR([.$A279]/12; 1) + 1 &gt;= [$Parameters.$K$70] - [$Parameters.$K$22]; [.$D279] ; 0)" office:value-type="float" office:value="0" calcext:value-type="float">
            <text:p>0</text:p>
          </table:table-cell>
          <table:table-cell table:formula="of:=([$Parameters.$D$4]-[$Parameters.$C$4])*[.$A279]" office:value-type="float" office:value="41525" calcext:value-type="float">
            <text:p>41525</text:p>
          </table:table-cell>
          <table:table-cell table:formula="of:=[.$M279]/([$Parameters.A$4]*[.$A279])" office:value-type="float" office:value="0.00290384615384615" calcext:value-type="float">
            <text:p>0.002903846153846</text:p>
          </table:table-cell>
          <table:table-cell table:formula="of:=SUM(INDIRECT( CELL(&quot;address&quot;;  INDEX([$Parameters.$L$22:$Parameters.$L$74];  FLOOR([.$A279]/12; 1) + 1;0))&amp;&quot;:&quot;&amp;CELL(&quot;address&quot;; [$Parameters.$L$70])))" office:value-type="float" office:value="0.249246" calcext:value-type="float">
            <text:p>0.249246</text:p>
          </table:table-cell>
          <table:table-cell table:formula="of:=[.$I279]/INDEX([$Parameters.$M$22:$Parameters.$M$120];  FLOOR([.$A279]/12; 1) + 1;0)" office:value-type="float" office:value="526.53612610949" calcext:value-type="float">
            <text:p>526.53612610949</text:p>
          </table:table-cell>
          <table:table-cell table:formula="of:=[.$J279]/ INDEX([$Parameters.$M$22:$Parameters.$M$120];  FLOOR([.$A279]/12; 1) + 1;0)" office:value-type="float" office:value="5424.10563517318" calcext:value-type="float">
            <text:p>5424.10563517318</text:p>
          </table:table-cell>
          <table:table-cell table:formula="of:=([.$Q279]-[.$P279])*[$Parameters.$M$70]" office:value-type="float" office:value="79634.4802173755" calcext:value-type="float">
            <text:p>79634.4802173755</text:p>
          </table:table-cell>
          <table:table-cell table:number-columns-repeated="2"/>
        </table:table-row>
        <table:table-row table:style-name="ro1">
          <table:table-cell office:value-type="float" office:value="276" calcext:value-type="float">
            <text:p>276</text:p>
          </table:table-cell>
          <table:table-cell table:formula="of:=([.$B279]-[.$C279])*POWER(1+[$Parameters.$H$4];1/12)+[$Parameters.$C$4]" office:value-type="float" office:value="20057.2553598766" calcext:value-type="float">
            <text:p>20057.2553598766</text:p>
          </table:table-cell>
          <table:table-cell table:formula="of:=IF(MOD([.$A280];12)=1; ([.$B268]+[.$B271]+[.$B274]+[.$B277])/4*(1+[$Parameters.$E$4])*[$Parameters.$F$4]; 0)" office:value-type="float" office:value="0" calcext:value-type="float">
            <text:p>0</text:p>
          </table:table-cell>
          <table:table-cell table:formula="of:=([.$D279]-[.$E279])*POWER(1+[$Parameters.$I$4];1/12)+[$Parameters.$D$4]" office:value-type="float" office:value="268720.432451416" calcext:value-type="float">
            <text:p>268720.432451416</text:p>
          </table:table-cell>
          <table:table-cell office:value-type="float" office:value="0" calcext:value-type="float">
            <text:p>0</text:p>
          </table:table-cell>
          <table:table-cell table:formula="of:=[.$D280]-[.$B280]" office:value-type="float" office:value="248663.177091539" calcext:value-type="float">
            <text:p>248663.177091539</text:p>
          </table:table-cell>
          <table:table-cell table:formula="of:=[.$F280]/[.$B280]" office:value-type="float" office:value="12.3976672096909" calcext:value-type="float">
            <text:p>12.3976672096909</text:p>
          </table:table-cell>
          <table:table-cell table:formula="of:=[.$F280]/[.$A280]" office:value-type="float" office:value="900.953540186737" calcext:value-type="float">
            <text:p>900.953540186737</text:p>
          </table:table-cell>
          <table:table-cell table:formula="of:=[.$B280]" office:value-type="float" office:value="20057.2553598766" calcext:value-type="float">
            <text:p>20057.2553598766</text:p>
          </table:table-cell>
          <table:table-cell table:formula="of:=[.$D280]*(1-[.$O280])" office:value-type="float" office:value="202638.584745991" calcext:value-type="float">
            <text:p>202638.584745991</text:p>
          </table:table-cell>
          <table:table-cell table:formula="of:=[.$B280]" office:value-type="float" office:value="20057.2553598766" calcext:value-type="float">
            <text:p>20057.2553598766</text:p>
          </table:table-cell>
          <table:table-cell table:formula="of:=IF(FLOOR([.$A280]/12; 1) + 1 &gt;= [$Parameters.$K$70] - [$Parameters.$K$22]; [.$D280] ; 0)" office:value-type="float" office:value="0" calcext:value-type="float">
            <text:p>0</text:p>
          </table:table-cell>
          <table:table-cell table:formula="of:=([$Parameters.$D$4]-[$Parameters.$C$4])*[.$A280]" office:value-type="float" office:value="41676" calcext:value-type="float">
            <text:p>41676</text:p>
          </table:table-cell>
          <table:table-cell table:formula="of:=[.$M280]/([$Parameters.A$4]*[.$A280])" office:value-type="float" office:value="0.00290384615384615" calcext:value-type="float">
            <text:p>0.002903846153846</text:p>
          </table:table-cell>
          <table:table-cell table:formula="of:=SUM(INDIRECT( CELL(&quot;address&quot;;  INDEX([$Parameters.$L$22:$Parameters.$L$74];  FLOOR([.$A280]/12; 1) + 1;0))&amp;&quot;:&quot;&amp;CELL(&quot;address&quot;; [$Parameters.$L$70])))" office:value-type="float" office:value="0.245913" calcext:value-type="float">
            <text:p>0.245913</text:p>
          </table:table-cell>
          <table:table-cell table:formula="of:=[.$I280]/INDEX([$Parameters.$M$22:$Parameters.$M$120];  FLOOR([.$A280]/12; 1) + 1;0)" office:value-type="float" office:value="555.75659074194" calcext:value-type="float">
            <text:p>555.75659074194</text:p>
          </table:table-cell>
          <table:table-cell table:formula="of:=[.$J280]/ INDEX([$Parameters.$M$22:$Parameters.$M$120];  FLOOR([.$A280]/12; 1) + 1;0)" office:value-type="float" office:value="5614.81254491524" calcext:value-type="float">
            <text:p>5614.81254491524</text:p>
          </table:table-cell>
          <table:table-cell table:formula="of:=([.$Q280]-[.$P280])*[$Parameters.$M$70]" office:value-type="float" office:value="82260.2498148578" calcext:value-type="float">
            <text:p>82260.2498148578</text:p>
          </table:table-cell>
          <table:table-cell table:number-columns-repeated="2"/>
        </table:table-row>
        <table:table-row table:style-name="ro1">
          <table:table-cell office:value-type="float" office:value="277" calcext:value-type="float">
            <text:p>277</text:p>
          </table:table-cell>
          <table:table-cell table:formula="of:=([.$B280]-[.$C280])*POWER(1+[$Parameters.$H$4];1/12)+[$Parameters.$C$4]" office:value-type="float" office:value="20654.9609969995" calcext:value-type="float">
            <text:p>20654.9609969995</text:p>
          </table:table-cell>
          <table:table-cell table:formula="of:=IF(MOD([.$A281];12)=1; ([.$B269]+[.$B272]+[.$B275]+[.$B278])/4*(1+[$Parameters.$E$4])*[$Parameters.$F$4]; 0)" office:value-type="float" office:value="6758.16526121776" calcext:value-type="float">
            <text:p>6758.16526121776</text:p>
          </table:table-cell>
          <table:table-cell table:formula="of:=([.$D280]-[.$E280])*POWER(1+[$Parameters.$I$4];1/12)+[$Parameters.$D$4]" office:value-type="float" office:value="270343.732756419" calcext:value-type="float">
            <text:p>270343.732756419</text:p>
          </table:table-cell>
          <table:table-cell office:value-type="float" office:value="0" calcext:value-type="float">
            <text:p>0</text:p>
          </table:table-cell>
          <table:table-cell table:formula="of:=[.$D281]-[.$B281]" office:value-type="float" office:value="249688.771759419" calcext:value-type="float">
            <text:p>249688.771759419</text:p>
          </table:table-cell>
          <table:table-cell table:formula="of:=[.$F281]/[.$B281]" office:value-type="float" office:value="12.0885617646865" calcext:value-type="float">
            <text:p>12.0885617646865</text:p>
          </table:table-cell>
          <table:table-cell table:formula="of:=[.$F281]/[.$A281]" office:value-type="float" office:value="901.403508156748" calcext:value-type="float">
            <text:p>901.403508156748</text:p>
          </table:table-cell>
          <table:table-cell table:formula="of:=[.$B281]" office:value-type="float" office:value="20654.9609969995" calcext:value-type="float">
            <text:p>20654.9609969995</text:p>
          </table:table-cell>
          <table:table-cell table:formula="of:=[.$D281]*(1-[.$O281])" office:value-type="float" office:value="203862.694403089" calcext:value-type="float">
            <text:p>203862.694403089</text:p>
          </table:table-cell>
          <table:table-cell table:formula="of:=[.$B281]" office:value-type="float" office:value="20654.9609969995" calcext:value-type="float">
            <text:p>20654.9609969995</text:p>
          </table:table-cell>
          <table:table-cell table:formula="of:=IF(FLOOR([.$A281]/12; 1) + 1 &gt;= [$Parameters.$K$70] - [$Parameters.$K$22]; [.$D281] ; 0)" office:value-type="float" office:value="0" calcext:value-type="float">
            <text:p>0</text:p>
          </table:table-cell>
          <table:table-cell table:formula="of:=([$Parameters.$D$4]-[$Parameters.$C$4])*[.$A281]" office:value-type="float" office:value="41827" calcext:value-type="float">
            <text:p>41827</text:p>
          </table:table-cell>
          <table:table-cell table:formula="of:=[.$M281]/([$Parameters.A$4]*[.$A281])" office:value-type="float" office:value="0.00290384615384615" calcext:value-type="float">
            <text:p>0.002903846153846</text:p>
          </table:table-cell>
          <table:table-cell table:formula="of:=SUM(INDIRECT( CELL(&quot;address&quot;;  INDEX([$Parameters.$L$22:$Parameters.$L$74];  FLOOR([.$A281]/12; 1) + 1;0))&amp;&quot;:&quot;&amp;CELL(&quot;address&quot;; [$Parameters.$L$70])))" office:value-type="float" office:value="0.245913" calcext:value-type="float">
            <text:p>0.245913</text:p>
          </table:table-cell>
          <table:table-cell table:formula="of:=[.$I281]/INDEX([$Parameters.$M$22:$Parameters.$M$120];  FLOOR([.$A281]/12; 1) + 1;0)" office:value-type="float" office:value="572.31812128012" calcext:value-type="float">
            <text:p>572.31812128012</text:p>
          </table:table-cell>
          <table:table-cell table:formula="of:=[.$J281]/ INDEX([$Parameters.$M$22:$Parameters.$M$120];  FLOOR([.$A281]/12; 1) + 1;0)" office:value-type="float" office:value="5648.73079531974" calcext:value-type="float">
            <text:p>5648.73079531974</text:p>
          </table:table-cell>
          <table:table-cell table:formula="of:=([.$Q281]-[.$P281])*[$Parameters.$M$70]" office:value-type="float" office:value="82542.4700798843" calcext:value-type="float">
            <text:p>82542.4700798843</text:p>
          </table:table-cell>
          <table:table-cell table:number-columns-repeated="2"/>
        </table:table-row>
        <table:table-row table:style-name="ro1">
          <table:table-cell office:value-type="float" office:value="278" calcext:value-type="float">
            <text:p>278</text:p>
          </table:table-cell>
          <table:table-cell table:formula="of:=([.$B281]-[.$C281])*POWER(1+[$Parameters.$H$4];1/12)+[$Parameters.$C$4]" office:value-type="float" office:value="14426.8665987467" calcext:value-type="float">
            <text:p>14426.8665987467</text:p>
          </table:table-cell>
          <table:table-cell table:formula="of:=IF(MOD([.$A282];12)=1; ([.$B270]+[.$B273]+[.$B276]+[.$B279])/4*(1+[$Parameters.$E$4])*[$Parameters.$F$4]; 0)" office:value-type="float" office:value="0" calcext:value-type="float">
            <text:p>0</text:p>
          </table:table-cell>
          <table:table-cell table:formula="of:=([.$D281]-[.$E281])*POWER(1+[$Parameters.$I$4];1/12)+[$Parameters.$D$4]" office:value-type="float" office:value="271973.646587802" calcext:value-type="float">
            <text:p>271973.646587802</text:p>
          </table:table-cell>
          <table:table-cell office:value-type="float" office:value="0" calcext:value-type="float">
            <text:p>0</text:p>
          </table:table-cell>
          <table:table-cell table:formula="of:=[.$D282]-[.$B282]" office:value-type="float" office:value="257546.779989055" calcext:value-type="float">
            <text:p>257546.779989055</text:p>
          </table:table-cell>
          <table:table-cell table:formula="of:=[.$F282]/[.$B282]" office:value-type="float" office:value="17.851886147712" calcext:value-type="float">
            <text:p>17.851886147712</text:p>
          </table:table-cell>
          <table:table-cell table:formula="of:=[.$F282]/[.$A282]" office:value-type="float" office:value="926.42726614768" calcext:value-type="float">
            <text:p>926.42726614768</text:p>
          </table:table-cell>
          <table:table-cell table:formula="of:=[.$B282]" office:value-type="float" office:value="14426.8665987467" calcext:value-type="float">
            <text:p>14426.8665987467</text:p>
          </table:table-cell>
          <table:table-cell table:formula="of:=[.$D282]*(1-[.$O282])" office:value-type="float" office:value="205091.791234456" calcext:value-type="float">
            <text:p>205091.791234456</text:p>
          </table:table-cell>
          <table:table-cell table:formula="of:=[.$B282]" office:value-type="float" office:value="14426.8665987467" calcext:value-type="float">
            <text:p>14426.8665987467</text:p>
          </table:table-cell>
          <table:table-cell table:formula="of:=IF(FLOOR([.$A282]/12; 1) + 1 &gt;= [$Parameters.$K$70] - [$Parameters.$K$22]; [.$D282] ; 0)" office:value-type="float" office:value="0" calcext:value-type="float">
            <text:p>0</text:p>
          </table:table-cell>
          <table:table-cell table:formula="of:=([$Parameters.$D$4]-[$Parameters.$C$4])*[.$A282]" office:value-type="float" office:value="41978" calcext:value-type="float">
            <text:p>41978</text:p>
          </table:table-cell>
          <table:table-cell table:formula="of:=[.$M282]/([$Parameters.A$4]*[.$A282])" office:value-type="float" office:value="0.00290384615384615" calcext:value-type="float">
            <text:p>0.002903846153846</text:p>
          </table:table-cell>
          <table:table-cell table:formula="of:=SUM(INDIRECT( CELL(&quot;address&quot;;  INDEX([$Parameters.$L$22:$Parameters.$L$74];  FLOOR([.$A282]/12; 1) + 1;0))&amp;&quot;:&quot;&amp;CELL(&quot;address&quot;; [$Parameters.$L$70])))" office:value-type="float" office:value="0.245913" calcext:value-type="float">
            <text:p>0.245913</text:p>
          </table:table-cell>
          <table:table-cell table:formula="of:=[.$I282]/INDEX([$Parameters.$M$22:$Parameters.$M$120];  FLOOR([.$A282]/12; 1) + 1;0)" office:value-type="float" office:value="399.746927091902" calcext:value-type="float">
            <text:p>399.746927091902</text:p>
          </table:table-cell>
          <table:table-cell table:formula="of:=[.$J282]/ INDEX([$Parameters.$M$22:$Parameters.$M$120];  FLOOR([.$A282]/12; 1) + 1;0)" office:value-type="float" office:value="5682.78723287492" calcext:value-type="float">
            <text:p>5682.78723287492</text:p>
          </table:table-cell>
          <table:table-cell table:formula="of:=([.$Q282]-[.$P282])*[$Parameters.$M$70]" office:value-type="float" office:value="85902.2353720318" calcext:value-type="float">
            <text:p>85902.2353720318</text:p>
          </table:table-cell>
          <table:table-cell table:number-columns-repeated="2"/>
        </table:table-row>
        <table:table-row table:style-name="ro1">
          <table:table-cell office:value-type="float" office:value="279" calcext:value-type="float">
            <text:p>279</text:p>
          </table:table-cell>
          <table:table-cell table:formula="of:=([.$B282]-[.$C282])*POWER(1+[$Parameters.$H$4];1/12)+[$Parameters.$C$4]" office:value-type="float" office:value="14962.7570312393" calcext:value-type="float">
            <text:p>14962.7570312393</text:p>
          </table:table-cell>
          <table:table-cell table:formula="of:=IF(MOD([.$A283];12)=1; ([.$B271]+[.$B274]+[.$B277]+[.$B280])/4*(1+[$Parameters.$E$4])*[$Parameters.$F$4]; 0)" office:value-type="float" office:value="0" calcext:value-type="float">
            <text:p>0</text:p>
          </table:table-cell>
          <table:table-cell table:formula="of:=([.$D282]-[.$E282])*POWER(1+[$Parameters.$I$4];1/12)+[$Parameters.$D$4]" office:value-type="float" office:value="273610.200889891" calcext:value-type="float">
            <text:p>273610.200889891</text:p>
          </table:table-cell>
          <table:table-cell office:value-type="float" office:value="0" calcext:value-type="float">
            <text:p>0</text:p>
          </table:table-cell>
          <table:table-cell table:formula="of:=[.$D283]-[.$B283]" office:value-type="float" office:value="258647.443858652" calcext:value-type="float">
            <text:p>258647.443858652</text:p>
          </table:table-cell>
          <table:table-cell table:formula="of:=[.$F283]/[.$B283]" office:value-type="float" office:value="17.2860819245174" calcext:value-type="float">
            <text:p>17.2860819245174</text:p>
          </table:table-cell>
          <table:table-cell table:formula="of:=[.$F283]/[.$A283]" office:value-type="float" office:value="927.051770102694" calcext:value-type="float">
            <text:p>927.051770102694</text:p>
          </table:table-cell>
          <table:table-cell table:formula="of:=[.$B283]" office:value-type="float" office:value="14962.7570312393" calcext:value-type="float">
            <text:p>14962.7570312393</text:p>
          </table:table-cell>
          <table:table-cell table:formula="of:=[.$D283]*(1-[.$O283])" office:value-type="float" office:value="206325.895558455" calcext:value-type="float">
            <text:p>206325.895558455</text:p>
          </table:table-cell>
          <table:table-cell table:formula="of:=[.$B283]" office:value-type="float" office:value="14962.7570312393" calcext:value-type="float">
            <text:p>14962.7570312393</text:p>
          </table:table-cell>
          <table:table-cell table:formula="of:=IF(FLOOR([.$A283]/12; 1) + 1 &gt;= [$Parameters.$K$70] - [$Parameters.$K$22]; [.$D283] ; 0)" office:value-type="float" office:value="0" calcext:value-type="float">
            <text:p>0</text:p>
          </table:table-cell>
          <table:table-cell table:formula="of:=([$Parameters.$D$4]-[$Parameters.$C$4])*[.$A283]" office:value-type="float" office:value="42129" calcext:value-type="float">
            <text:p>42129</text:p>
          </table:table-cell>
          <table:table-cell table:formula="of:=[.$M283]/([$Parameters.A$4]*[.$A283])" office:value-type="float" office:value="0.00290384615384615" calcext:value-type="float">
            <text:p>0.002903846153846</text:p>
          </table:table-cell>
          <table:table-cell table:formula="of:=SUM(INDIRECT( CELL(&quot;address&quot;;  INDEX([$Parameters.$L$22:$Parameters.$L$74];  FLOOR([.$A283]/12; 1) + 1;0))&amp;&quot;:&quot;&amp;CELL(&quot;address&quot;; [$Parameters.$L$70])))" office:value-type="float" office:value="0.245913" calcext:value-type="float">
            <text:p>0.245913</text:p>
          </table:table-cell>
          <table:table-cell table:formula="of:=[.$I283]/INDEX([$Parameters.$M$22:$Parameters.$M$120];  FLOOR([.$A283]/12; 1) + 1;0)" office:value-type="float" office:value="414.595650630071" calcext:value-type="float">
            <text:p>414.595650630071</text:p>
          </table:table-cell>
          <table:table-cell table:formula="of:=[.$J283]/ INDEX([$Parameters.$M$22:$Parameters.$M$120];  FLOOR([.$A283]/12; 1) + 1;0)" office:value-type="float" office:value="5716.98242057232" calcext:value-type="float">
            <text:p>5716.98242057232</text:p>
          </table:table-cell>
          <table:table-cell table:formula="of:=([.$Q283]-[.$P283])*[$Parameters.$M$70]" office:value-type="float" office:value="86216.808879261" calcext:value-type="float">
            <text:p>86216.808879261</text:p>
          </table:table-cell>
          <table:table-cell table:number-columns-repeated="2"/>
        </table:table-row>
        <table:table-row table:style-name="ro1">
          <table:table-cell office:value-type="float" office:value="280" calcext:value-type="float">
            <text:p>280</text:p>
          </table:table-cell>
          <table:table-cell table:formula="of:=([.$B283]-[.$C283])*POWER(1+[$Parameters.$H$4];1/12)+[$Parameters.$C$4]" office:value-type="float" office:value="15504.5309254517" calcext:value-type="float">
            <text:p>15504.5309254517</text:p>
          </table:table-cell>
          <table:table-cell table:formula="of:=IF(MOD([.$A284];12)=1; ([.$B272]+[.$B275]+[.$B278]+[.$B281])/4*(1+[$Parameters.$E$4])*[$Parameters.$F$4]; 0)" office:value-type="float" office:value="0" calcext:value-type="float">
            <text:p>0</text:p>
          </table:table-cell>
          <table:table-cell table:formula="of:=([.$D283]-[.$E283])*POWER(1+[$Parameters.$I$4];1/12)+[$Parameters.$D$4]" office:value-type="float" office:value="275253.422716785" calcext:value-type="float">
            <text:p>275253.422716785</text:p>
          </table:table-cell>
          <table:table-cell office:value-type="float" office:value="0" calcext:value-type="float">
            <text:p>0</text:p>
          </table:table-cell>
          <table:table-cell table:formula="of:=[.$D284]-[.$B284]" office:value-type="float" office:value="259748.891791333" calcext:value-type="float">
            <text:p>259748.891791333</text:p>
          </table:table-cell>
          <table:table-cell table:formula="of:=[.$F284]/[.$B284]" office:value-type="float" office:value="16.7530957911754" calcext:value-type="float">
            <text:p>16.7530957911754</text:p>
          </table:table-cell>
          <table:table-cell table:formula="of:=[.$F284]/[.$A284]" office:value-type="float" office:value="927.674613540477" calcext:value-type="float">
            <text:p>927.674613540477</text:p>
          </table:table-cell>
          <table:table-cell table:formula="of:=[.$B284]" office:value-type="float" office:value="15504.5309254517" calcext:value-type="float">
            <text:p>15504.5309254517</text:p>
          </table:table-cell>
          <table:table-cell table:formula="of:=[.$D284]*(1-[.$O284])" office:value-type="float" office:value="207565.027776232" calcext:value-type="float">
            <text:p>207565.027776232</text:p>
          </table:table-cell>
          <table:table-cell table:formula="of:=[.$B284]" office:value-type="float" office:value="15504.5309254517" calcext:value-type="float">
            <text:p>15504.5309254517</text:p>
          </table:table-cell>
          <table:table-cell table:formula="of:=IF(FLOOR([.$A284]/12; 1) + 1 &gt;= [$Parameters.$K$70] - [$Parameters.$K$22]; [.$D284] ; 0)" office:value-type="float" office:value="0" calcext:value-type="float">
            <text:p>0</text:p>
          </table:table-cell>
          <table:table-cell table:formula="of:=([$Parameters.$D$4]-[$Parameters.$C$4])*[.$A284]" office:value-type="float" office:value="42280" calcext:value-type="float">
            <text:p>42280</text:p>
          </table:table-cell>
          <table:table-cell table:formula="of:=[.$M284]/([$Parameters.A$4]*[.$A284])" office:value-type="float" office:value="0.00290384615384615" calcext:value-type="float">
            <text:p>0.002903846153846</text:p>
          </table:table-cell>
          <table:table-cell table:formula="of:=SUM(INDIRECT( CELL(&quot;address&quot;;  INDEX([$Parameters.$L$22:$Parameters.$L$74];  FLOOR([.$A284]/12; 1) + 1;0))&amp;&quot;:&quot;&amp;CELL(&quot;address&quot;; [$Parameters.$L$70])))" office:value-type="float" office:value="0.245913" calcext:value-type="float">
            <text:p>0.245913</text:p>
          </table:table-cell>
          <table:table-cell table:formula="of:=[.$I284]/INDEX([$Parameters.$M$22:$Parameters.$M$120];  FLOOR([.$A284]/12; 1) + 1;0)" office:value-type="float" office:value="429.607396105616" calcext:value-type="float">
            <text:p>429.607396105616</text:p>
          </table:table-cell>
          <table:table-cell table:formula="of:=[.$J284]/ INDEX([$Parameters.$M$22:$Parameters.$M$120];  FLOOR([.$A284]/12; 1) + 1;0)" office:value-type="float" office:value="5751.31692369721" calcext:value-type="float">
            <text:p>5751.31692369721</text:p>
          </table:table-cell>
          <table:table-cell table:formula="of:=([.$Q284]-[.$P284])*[$Parameters.$M$70]" office:value-type="float" office:value="86530.9969186393" calcext:value-type="float">
            <text:p>86530.9969186393</text:p>
          </table:table-cell>
          <table:table-cell table:number-columns-repeated="2"/>
        </table:table-row>
        <table:table-row table:style-name="ro1">
          <table:table-cell office:value-type="float" office:value="281" calcext:value-type="float">
            <text:p>281</text:p>
          </table:table-cell>
          <table:table-cell table:formula="of:=([.$B284]-[.$C284])*POWER(1+[$Parameters.$H$4];1/12)+[$Parameters.$C$4]" office:value-type="float" office:value="16052.2528750391" calcext:value-type="float">
            <text:p>16052.2528750391</text:p>
          </table:table-cell>
          <table:table-cell table:formula="of:=IF(MOD([.$A285];12)=1; ([.$B273]+[.$B276]+[.$B279]+[.$B282])/4*(1+[$Parameters.$E$4])*[$Parameters.$F$4]; 0)" office:value-type="float" office:value="0" calcext:value-type="float">
            <text:p>0</text:p>
          </table:table-cell>
          <table:table-cell table:formula="of:=([.$D284]-[.$E284])*POWER(1+[$Parameters.$I$4];1/12)+[$Parameters.$D$4]" office:value-type="float" office:value="276903.339232806" calcext:value-type="float">
            <text:p>276903.339232806</text:p>
          </table:table-cell>
          <table:table-cell office:value-type="float" office:value="0" calcext:value-type="float">
            <text:p>0</text:p>
          </table:table-cell>
          <table:table-cell table:formula="of:=[.$D285]-[.$B285]" office:value-type="float" office:value="260851.086357767" calcext:value-type="float">
            <text:p>260851.086357767</text:p>
          </table:table-cell>
          <table:table-cell table:formula="of:=[.$F285]/[.$B285]" office:value-type="float" office:value="16.2501231689033" calcext:value-type="float">
            <text:p>16.2501231689033</text:p>
          </table:table-cell>
          <table:table-cell table:formula="of:=[.$F285]/[.$A285]" office:value-type="float" office:value="928.295680988495" calcext:value-type="float">
            <text:p>928.295680988495</text:p>
          </table:table-cell>
          <table:table-cell table:formula="of:=[.$B285]" office:value-type="float" office:value="16052.2528750391" calcext:value-type="float">
            <text:p>16052.2528750391</text:p>
          </table:table-cell>
          <table:table-cell table:formula="of:=[.$D285]*(1-[.$O285])" office:value-type="float" office:value="208809.208372049" calcext:value-type="float">
            <text:p>208809.208372049</text:p>
          </table:table-cell>
          <table:table-cell table:formula="of:=[.$B285]" office:value-type="float" office:value="16052.2528750391" calcext:value-type="float">
            <text:p>16052.2528750391</text:p>
          </table:table-cell>
          <table:table-cell table:formula="of:=IF(FLOOR([.$A285]/12; 1) + 1 &gt;= [$Parameters.$K$70] - [$Parameters.$K$22]; [.$D285] ; 0)" office:value-type="float" office:value="0" calcext:value-type="float">
            <text:p>0</text:p>
          </table:table-cell>
          <table:table-cell table:formula="of:=([$Parameters.$D$4]-[$Parameters.$C$4])*[.$A285]" office:value-type="float" office:value="42431" calcext:value-type="float">
            <text:p>42431</text:p>
          </table:table-cell>
          <table:table-cell table:formula="of:=[.$M285]/([$Parameters.A$4]*[.$A285])" office:value-type="float" office:value="0.00290384615384615" calcext:value-type="float">
            <text:p>0.002903846153846</text:p>
          </table:table-cell>
          <table:table-cell table:formula="of:=SUM(INDIRECT( CELL(&quot;address&quot;;  INDEX([$Parameters.$L$22:$Parameters.$L$74];  FLOOR([.$A285]/12; 1) + 1;0))&amp;&quot;:&quot;&amp;CELL(&quot;address&quot;; [$Parameters.$L$70])))" office:value-type="float" office:value="0.245913" calcext:value-type="float">
            <text:p>0.245913</text:p>
          </table:table-cell>
          <table:table-cell table:formula="of:=[.$I285]/INDEX([$Parameters.$M$22:$Parameters.$M$120];  FLOOR([.$A285]/12; 1) + 1;0)" office:value-type="float" office:value="444.78395331225" calcext:value-type="float">
            <text:p>444.78395331225</text:p>
          </table:table-cell>
          <table:table-cell table:formula="of:=[.$J285]/ INDEX([$Parameters.$M$22:$Parameters.$M$120];  FLOOR([.$A285]/12; 1) + 1;0)" office:value-type="float" office:value="5785.79130983788" calcext:value-type="float">
            <text:p>5785.79130983788</text:p>
          </table:table-cell>
          <table:table-cell table:formula="of:=([.$Q285]-[.$P285])*[$Parameters.$M$70]" office:value-type="float" office:value="86844.7796171068" calcext:value-type="float">
            <text:p>86844.7796171068</text:p>
          </table:table-cell>
          <table:table-cell table:number-columns-repeated="2"/>
        </table:table-row>
        <table:table-row table:style-name="ro1">
          <table:table-cell office:value-type="float" office:value="282" calcext:value-type="float">
            <text:p>282</text:p>
          </table:table-cell>
          <table:table-cell table:formula="of:=([.$B285]-[.$C285])*POWER(1+[$Parameters.$H$4];1/12)+[$Parameters.$C$4]" office:value-type="float" office:value="16605.9881828209" calcext:value-type="float">
            <text:p>16605.9881828209</text:p>
          </table:table-cell>
          <table:table-cell table:formula="of:=IF(MOD([.$A286];12)=1; ([.$B274]+[.$B277]+[.$B280]+[.$B283])/4*(1+[$Parameters.$E$4])*[$Parameters.$F$4]; 0)" office:value-type="float" office:value="0" calcext:value-type="float">
            <text:p>0</text:p>
          </table:table-cell>
          <table:table-cell table:formula="of:=([.$D285]-[.$E285])*POWER(1+[$Parameters.$I$4];1/12)+[$Parameters.$D$4]" office:value-type="float" office:value="278559.977712946" calcext:value-type="float">
            <text:p>278559.977712946</text:p>
          </table:table-cell>
          <table:table-cell office:value-type="float" office:value="0" calcext:value-type="float">
            <text:p>0</text:p>
          </table:table-cell>
          <table:table-cell table:formula="of:=[.$D286]-[.$B286]" office:value-type="float" office:value="261953.989530125" calcext:value-type="float">
            <text:p>261953.989530125</text:p>
          </table:table-cell>
          <table:table-cell table:formula="of:=[.$F286]/[.$B286]" office:value-type="float" office:value="15.774670356632" calcext:value-type="float">
            <text:p>15.774670356632</text:p>
          </table:table-cell>
          <table:table-cell table:formula="of:=[.$F286]/[.$A286]" office:value-type="float" office:value="928.914856489806" calcext:value-type="float">
            <text:p>928.914856489806</text:p>
          </table:table-cell>
          <table:table-cell table:formula="of:=[.$B286]" office:value-type="float" office:value="16605.9881828209" calcext:value-type="float">
            <text:p>16605.9881828209</text:p>
          </table:table-cell>
          <table:table-cell table:formula="of:=[.$D286]*(1-[.$O286])" office:value-type="float" office:value="210058.457913622" calcext:value-type="float">
            <text:p>210058.457913622</text:p>
          </table:table-cell>
          <table:table-cell table:formula="of:=[.$B286]" office:value-type="float" office:value="16605.9881828209" calcext:value-type="float">
            <text:p>16605.9881828209</text:p>
          </table:table-cell>
          <table:table-cell table:formula="of:=IF(FLOOR([.$A286]/12; 1) + 1 &gt;= [$Parameters.$K$70] - [$Parameters.$K$22]; [.$D286] ; 0)" office:value-type="float" office:value="0" calcext:value-type="float">
            <text:p>0</text:p>
          </table:table-cell>
          <table:table-cell table:formula="of:=([$Parameters.$D$4]-[$Parameters.$C$4])*[.$A286]" office:value-type="float" office:value="42582" calcext:value-type="float">
            <text:p>42582</text:p>
          </table:table-cell>
          <table:table-cell table:formula="of:=[.$M286]/([$Parameters.A$4]*[.$A286])" office:value-type="float" office:value="0.00290384615384615" calcext:value-type="float">
            <text:p>0.002903846153846</text:p>
          </table:table-cell>
          <table:table-cell table:formula="of:=SUM(INDIRECT( CELL(&quot;address&quot;;  INDEX([$Parameters.$L$22:$Parameters.$L$74];  FLOOR([.$A286]/12; 1) + 1;0))&amp;&quot;:&quot;&amp;CELL(&quot;address&quot;; [$Parameters.$L$70])))" office:value-type="float" office:value="0.245913" calcext:value-type="float">
            <text:p>0.245913</text:p>
          </table:table-cell>
          <table:table-cell table:formula="of:=[.$I286]/INDEX([$Parameters.$M$22:$Parameters.$M$120];  FLOOR([.$A286]/12; 1) + 1;0)" office:value-type="float" office:value="460.127131693569" calcext:value-type="float">
            <text:p>460.127131693569</text:p>
          </table:table-cell>
          <table:table-cell table:formula="of:=[.$J286]/ INDEX([$Parameters.$M$22:$Parameters.$M$120];  FLOOR([.$A286]/12; 1) + 1;0)" office:value-type="float" office:value="5820.40614889505" calcext:value-type="float">
            <text:p>5820.40614889505</text:p>
          </table:table-cell>
          <table:table-cell table:formula="of:=([.$Q286]-[.$P286])*[$Parameters.$M$70]" office:value-type="float" office:value="87158.1368196962" calcext:value-type="float">
            <text:p>87158.1368196962</text:p>
          </table:table-cell>
          <table:table-cell table:number-columns-repeated="2"/>
        </table:table-row>
        <table:table-row table:style-name="ro1">
          <table:table-cell office:value-type="float" office:value="283" calcext:value-type="float">
            <text:p>283</text:p>
          </table:table-cell>
          <table:table-cell table:formula="of:=([.$B286]-[.$C286])*POWER(1+[$Parameters.$H$4];1/12)+[$Parameters.$C$4]" office:value-type="float" office:value="17165.8028685664" calcext:value-type="float">
            <text:p>17165.8028685664</text:p>
          </table:table-cell>
          <table:table-cell table:formula="of:=IF(MOD([.$A287];12)=1; ([.$B275]+[.$B278]+[.$B281]+[.$B284])/4*(1+[$Parameters.$E$4])*[$Parameters.$F$4]; 0)" office:value-type="float" office:value="0" calcext:value-type="float">
            <text:p>0</text:p>
          </table:table-cell>
          <table:table-cell table:formula="of:=([.$D286]-[.$E286])*POWER(1+[$Parameters.$I$4];1/12)+[$Parameters.$D$4]" office:value-type="float" office:value="280223.365543319" calcext:value-type="float">
            <text:p>280223.365543319</text:p>
          </table:table-cell>
          <table:table-cell office:value-type="float" office:value="0" calcext:value-type="float">
            <text:p>0</text:p>
          </table:table-cell>
          <table:table-cell table:formula="of:=[.$D287]-[.$B287]" office:value-type="float" office:value="263057.562674753" calcext:value-type="float">
            <text:p>263057.562674753</text:p>
          </table:table-cell>
          <table:table-cell table:formula="of:=[.$F287]/[.$B287]" office:value-type="float" office:value="15.3245126190082" calcext:value-type="float">
            <text:p>15.3245126190082</text:p>
          </table:table-cell>
          <table:table-cell table:formula="of:=[.$F287]/[.$A287]" office:value-type="float" office:value="929.532023585698" calcext:value-type="float">
            <text:p>929.532023585698</text:p>
          </table:table-cell>
          <table:table-cell table:formula="of:=[.$B287]" office:value-type="float" office:value="17165.8028685664" calcext:value-type="float">
            <text:p>17165.8028685664</text:p>
          </table:table-cell>
          <table:table-cell table:formula="of:=[.$D287]*(1-[.$O287])" office:value-type="float" office:value="211312.797052465" calcext:value-type="float">
            <text:p>211312.797052465</text:p>
          </table:table-cell>
          <table:table-cell table:formula="of:=[.$B287]" office:value-type="float" office:value="17165.8028685664" calcext:value-type="float">
            <text:p>17165.8028685664</text:p>
          </table:table-cell>
          <table:table-cell table:formula="of:=IF(FLOOR([.$A287]/12; 1) + 1 &gt;= [$Parameters.$K$70] - [$Parameters.$K$22]; [.$D287] ; 0)" office:value-type="float" office:value="0" calcext:value-type="float">
            <text:p>0</text:p>
          </table:table-cell>
          <table:table-cell table:formula="of:=([$Parameters.$D$4]-[$Parameters.$C$4])*[.$A287]" office:value-type="float" office:value="42733" calcext:value-type="float">
            <text:p>42733</text:p>
          </table:table-cell>
          <table:table-cell table:formula="of:=[.$M287]/([$Parameters.A$4]*[.$A287])" office:value-type="float" office:value="0.00290384615384615" calcext:value-type="float">
            <text:p>0.002903846153846</text:p>
          </table:table-cell>
          <table:table-cell table:formula="of:=SUM(INDIRECT( CELL(&quot;address&quot;;  INDEX([$Parameters.$L$22:$Parameters.$L$74];  FLOOR([.$A287]/12; 1) + 1;0))&amp;&quot;:&quot;&amp;CELL(&quot;address&quot;; [$Parameters.$L$70])))" office:value-type="float" office:value="0.245913" calcext:value-type="float">
            <text:p>0.245913</text:p>
          </table:table-cell>
          <table:table-cell table:formula="of:=[.$I287]/INDEX([$Parameters.$M$22:$Parameters.$M$120];  FLOOR([.$A287]/12; 1) + 1;0)" office:value-type="float" office:value="475.638760558781" calcext:value-type="float">
            <text:p>475.638760558781</text:p>
          </table:table-cell>
          <table:table-cell table:formula="of:=[.$J287]/ INDEX([$Parameters.$M$22:$Parameters.$M$120];  FLOOR([.$A287]/12; 1) + 1;0)" office:value-type="float" office:value="5855.1620130913" calcext:value-type="float">
            <text:p>5855.1620130913</text:p>
          </table:table-cell>
          <table:table-cell table:formula="of:=([.$Q287]-[.$P287])*[$Parameters.$M$70]" office:value-type="float" office:value="87471.0480861787" calcext:value-type="float">
            <text:p>87471.0480861787</text:p>
          </table:table-cell>
          <table:table-cell table:number-columns-repeated="2"/>
        </table:table-row>
        <table:table-row table:style-name="ro1">
          <table:table-cell office:value-type="float" office:value="284" calcext:value-type="float">
            <text:p>284</text:p>
          </table:table-cell>
          <table:table-cell table:formula="of:=([.$B287]-[.$C287])*POWER(1+[$Parameters.$H$4];1/12)+[$Parameters.$C$4]" office:value-type="float" office:value="17731.7636768663" calcext:value-type="float">
            <text:p>17731.7636768663</text:p>
          </table:table-cell>
          <table:table-cell table:formula="of:=IF(MOD([.$A288];12)=1; ([.$B276]+[.$B279]+[.$B282]+[.$B285])/4*(1+[$Parameters.$E$4])*[$Parameters.$F$4]; 0)" office:value-type="float" office:value="0" calcext:value-type="float">
            <text:p>0</text:p>
          </table:table-cell>
          <table:table-cell table:formula="of:=([.$D287]-[.$E287])*POWER(1+[$Parameters.$I$4];1/12)+[$Parameters.$D$4]" office:value-type="float" office:value="281893.530221613" calcext:value-type="float">
            <text:p>281893.530221613</text:p>
          </table:table-cell>
          <table:table-cell office:value-type="float" office:value="0" calcext:value-type="float">
            <text:p>0</text:p>
          </table:table-cell>
          <table:table-cell table:formula="of:=[.$D288]-[.$B288]" office:value-type="float" office:value="264161.766544747" calcext:value-type="float">
            <text:p>264161.766544747</text:p>
          </table:table-cell>
          <table:table-cell table:formula="of:=[.$F288]/[.$B288]" office:value-type="float" office:value="14.8976588769557" calcext:value-type="float">
            <text:p>14.8976588769557</text:p>
          </table:table-cell>
          <table:table-cell table:formula="of:=[.$F288]/[.$A288]" office:value-type="float" office:value="930.147065298405" calcext:value-type="float">
            <text:p>930.147065298405</text:p>
          </table:table-cell>
          <table:table-cell table:formula="of:=[.$B288]" office:value-type="float" office:value="17731.7636768663" calcext:value-type="float">
            <text:p>17731.7636768663</text:p>
          </table:table-cell>
          <table:table-cell table:formula="of:=[.$D288]*(1-[.$O288])" office:value-type="float" office:value="212572.246524226" calcext:value-type="float">
            <text:p>212572.246524226</text:p>
          </table:table-cell>
          <table:table-cell table:formula="of:=[.$B288]" office:value-type="float" office:value="17731.7636768663" calcext:value-type="float">
            <text:p>17731.7636768663</text:p>
          </table:table-cell>
          <table:table-cell table:formula="of:=IF(FLOOR([.$A288]/12; 1) + 1 &gt;= [$Parameters.$K$70] - [$Parameters.$K$22]; [.$D288] ; 0)" office:value-type="float" office:value="0" calcext:value-type="float">
            <text:p>0</text:p>
          </table:table-cell>
          <table:table-cell table:formula="of:=([$Parameters.$D$4]-[$Parameters.$C$4])*[.$A288]" office:value-type="float" office:value="42884" calcext:value-type="float">
            <text:p>42884</text:p>
          </table:table-cell>
          <table:table-cell table:formula="of:=[.$M288]/([$Parameters.A$4]*[.$A288])" office:value-type="float" office:value="0.00290384615384615" calcext:value-type="float">
            <text:p>0.002903846153846</text:p>
          </table:table-cell>
          <table:table-cell table:formula="of:=SUM(INDIRECT( CELL(&quot;address&quot;;  INDEX([$Parameters.$L$22:$Parameters.$L$74];  FLOOR([.$A288]/12; 1) + 1;0))&amp;&quot;:&quot;&amp;CELL(&quot;address&quot;; [$Parameters.$L$70])))" office:value-type="float" office:value="0.245913" calcext:value-type="float">
            <text:p>0.245913</text:p>
          </table:table-cell>
          <table:table-cell table:formula="of:=[.$I288]/INDEX([$Parameters.$M$22:$Parameters.$M$120];  FLOOR([.$A288]/12; 1) + 1;0)" office:value-type="float" office:value="491.320689300811" calcext:value-type="float">
            <text:p>491.320689300811</text:p>
          </table:table-cell>
          <table:table-cell table:formula="of:=[.$J288]/ INDEX([$Parameters.$M$22:$Parameters.$M$120];  FLOOR([.$A288]/12; 1) + 1;0)" office:value-type="float" office:value="5890.05947698048" calcext:value-type="float">
            <text:p>5890.05947698048</text:p>
          </table:table-cell>
          <table:table-cell table:formula="of:=([.$Q288]-[.$P288])*[$Parameters.$M$70]" office:value-type="float" office:value="87783.4926876714" calcext:value-type="float">
            <text:p>87783.4926876714</text:p>
          </table:table-cell>
          <table:table-cell table:number-columns-repeated="2"/>
        </table:table-row>
        <table:table-row table:style-name="ro1">
          <table:table-cell office:value-type="float" office:value="285" calcext:value-type="float">
            <text:p>285</text:p>
          </table:table-cell>
          <table:table-cell table:formula="of:=([.$B288]-[.$C288])*POWER(1+[$Parameters.$H$4];1/12)+[$Parameters.$C$4]" office:value-type="float" office:value="18303.93808509" calcext:value-type="float">
            <text:p>18303.93808509</text:p>
          </table:table-cell>
          <table:table-cell table:formula="of:=IF(MOD([.$A289];12)=1; ([.$B277]+[.$B280]+[.$B283]+[.$B286])/4*(1+[$Parameters.$E$4])*[$Parameters.$F$4]; 0)" office:value-type="float" office:value="0" calcext:value-type="float">
            <text:p>0</text:p>
          </table:table-cell>
          <table:table-cell table:formula="of:=([.$D288]-[.$E288])*POWER(1+[$Parameters.$I$4];1/12)+[$Parameters.$D$4]" office:value-type="float" office:value="283570.499357546" calcext:value-type="float">
            <text:p>283570.499357546</text:p>
          </table:table-cell>
          <table:table-cell office:value-type="float" office:value="0" calcext:value-type="float">
            <text:p>0</text:p>
          </table:table-cell>
          <table:table-cell table:formula="of:=[.$D289]-[.$B289]" office:value-type="float" office:value="265266.561272456" calcext:value-type="float">
            <text:p>265266.561272456</text:p>
          </table:table-cell>
          <table:table-cell table:formula="of:=[.$F289]/[.$B289]" office:value-type="float" office:value="14.4923218183597" calcext:value-type="float">
            <text:p>14.4923218183597</text:p>
          </table:table-cell>
          <table:table-cell table:formula="of:=[.$F289]/[.$A289]" office:value-type="float" office:value="930.759864113879" calcext:value-type="float">
            <text:p>930.759864113879</text:p>
          </table:table-cell>
          <table:table-cell table:formula="of:=[.$B289]" office:value-type="float" office:value="18303.93808509" calcext:value-type="float">
            <text:p>18303.93808509</text:p>
          </table:table-cell>
          <table:table-cell table:formula="of:=[.$D289]*(1-[.$O289])" office:value-type="float" office:value="213836.827149033" calcext:value-type="float">
            <text:p>213836.827149033</text:p>
          </table:table-cell>
          <table:table-cell table:formula="of:=[.$B289]" office:value-type="float" office:value="18303.93808509" calcext:value-type="float">
            <text:p>18303.93808509</text:p>
          </table:table-cell>
          <table:table-cell table:formula="of:=IF(FLOOR([.$A289]/12; 1) + 1 &gt;= [$Parameters.$K$70] - [$Parameters.$K$22]; [.$D289] ; 0)" office:value-type="float" office:value="0" calcext:value-type="float">
            <text:p>0</text:p>
          </table:table-cell>
          <table:table-cell table:formula="of:=([$Parameters.$D$4]-[$Parameters.$C$4])*[.$A289]" office:value-type="float" office:value="43035" calcext:value-type="float">
            <text:p>43035</text:p>
          </table:table-cell>
          <table:table-cell table:formula="of:=[.$M289]/([$Parameters.A$4]*[.$A289])" office:value-type="float" office:value="0.00290384615384615" calcext:value-type="float">
            <text:p>0.002903846153846</text:p>
          </table:table-cell>
          <table:table-cell table:formula="of:=SUM(INDIRECT( CELL(&quot;address&quot;;  INDEX([$Parameters.$L$22:$Parameters.$L$74];  FLOOR([.$A289]/12; 1) + 1;0))&amp;&quot;:&quot;&amp;CELL(&quot;address&quot;; [$Parameters.$L$70])))" office:value-type="float" office:value="0.245913" calcext:value-type="float">
            <text:p>0.245913</text:p>
          </table:table-cell>
          <table:table-cell table:formula="of:=[.$I289]/INDEX([$Parameters.$M$22:$Parameters.$M$120];  FLOOR([.$A289]/12; 1) + 1;0)" office:value-type="float" office:value="507.174787616792" calcext:value-type="float">
            <text:p>507.174787616792</text:p>
          </table:table-cell>
          <table:table-cell table:formula="of:=[.$J289]/ INDEX([$Parameters.$M$22:$Parameters.$M$120];  FLOOR([.$A289]/12; 1) + 1;0)" office:value-type="float" office:value="5925.09911745729" calcext:value-type="float">
            <text:p>5925.09911745729</text:p>
          </table:table-cell>
          <table:table-cell table:formula="of:=([.$Q289]-[.$P289])*[$Parameters.$M$70]" office:value-type="float" office:value="88095.4496032064" calcext:value-type="float">
            <text:p>88095.4496032064</text:p>
          </table:table-cell>
          <table:table-cell table:number-columns-repeated="2"/>
        </table:table-row>
        <table:table-row table:style-name="ro1">
          <table:table-cell office:value-type="float" office:value="286" calcext:value-type="float">
            <text:p>286</text:p>
          </table:table-cell>
          <table:table-cell table:formula="of:=([.$B289]-[.$C289])*POWER(1+[$Parameters.$H$4];1/12)+[$Parameters.$C$4]" office:value-type="float" office:value="18882.3943114314" calcext:value-type="float">
            <text:p>18882.3943114314</text:p>
          </table:table-cell>
          <table:table-cell table:formula="of:=IF(MOD([.$A290];12)=1; ([.$B278]+[.$B281]+[.$B284]+[.$B287])/4*(1+[$Parameters.$E$4])*[$Parameters.$F$4]; 0)" office:value-type="float" office:value="0" calcext:value-type="float">
            <text:p>0</text:p>
          </table:table-cell>
          <table:table-cell table:formula="of:=([.$D289]-[.$E289])*POWER(1+[$Parameters.$I$4];1/12)+[$Parameters.$D$4]" office:value-type="float" office:value="285254.300673319" calcext:value-type="float">
            <text:p>285254.300673319</text:p>
          </table:table-cell>
          <table:table-cell office:value-type="float" office:value="0" calcext:value-type="float">
            <text:p>0</text:p>
          </table:table-cell>
          <table:table-cell table:formula="of:=[.$D290]-[.$B290]" office:value-type="float" office:value="266371.906361888" calcext:value-type="float">
            <text:p>266371.906361888</text:p>
          </table:table-cell>
          <table:table-cell table:formula="of:=[.$F290]/[.$B290]" office:value-type="float" office:value="14.1068924824129" calcext:value-type="float">
            <text:p>14.1068924824129</text:p>
          </table:table-cell>
          <table:table-cell table:formula="of:=[.$F290]/[.$A290]" office:value-type="float" office:value="931.370301964643" calcext:value-type="float">
            <text:p>931.370301964643</text:p>
          </table:table-cell>
          <table:table-cell table:formula="of:=[.$B290]" office:value-type="float" office:value="18882.3943114314" calcext:value-type="float">
            <text:p>18882.3943114314</text:p>
          </table:table-cell>
          <table:table-cell table:formula="of:=[.$D290]*(1-[.$O290])" office:value-type="float" office:value="215106.559831841" calcext:value-type="float">
            <text:p>215106.559831841</text:p>
          </table:table-cell>
          <table:table-cell table:formula="of:=[.$B290]" office:value-type="float" office:value="18882.3943114314" calcext:value-type="float">
            <text:p>18882.3943114314</text:p>
          </table:table-cell>
          <table:table-cell table:formula="of:=IF(FLOOR([.$A290]/12; 1) + 1 &gt;= [$Parameters.$K$70] - [$Parameters.$K$22]; [.$D290] ; 0)" office:value-type="float" office:value="0" calcext:value-type="float">
            <text:p>0</text:p>
          </table:table-cell>
          <table:table-cell table:formula="of:=([$Parameters.$D$4]-[$Parameters.$C$4])*[.$A290]" office:value-type="float" office:value="43186" calcext:value-type="float">
            <text:p>43186</text:p>
          </table:table-cell>
          <table:table-cell table:formula="of:=[.$M290]/([$Parameters.A$4]*[.$A290])" office:value-type="float" office:value="0.00290384615384615" calcext:value-type="float">
            <text:p>0.002903846153846</text:p>
          </table:table-cell>
          <table:table-cell table:formula="of:=SUM(INDIRECT( CELL(&quot;address&quot;;  INDEX([$Parameters.$L$22:$Parameters.$L$74];  FLOOR([.$A290]/12; 1) + 1;0))&amp;&quot;:&quot;&amp;CELL(&quot;address&quot;; [$Parameters.$L$70])))" office:value-type="float" office:value="0.245913" calcext:value-type="float">
            <text:p>0.245913</text:p>
          </table:table-cell>
          <table:table-cell table:formula="of:=[.$I290]/INDEX([$Parameters.$M$22:$Parameters.$M$120];  FLOOR([.$A290]/12; 1) + 1;0)" office:value-type="float" office:value="523.202945730989" calcext:value-type="float">
            <text:p>523.202945730989</text:p>
          </table:table-cell>
          <table:table-cell table:formula="of:=[.$J290]/ INDEX([$Parameters.$M$22:$Parameters.$M$120];  FLOOR([.$A290]/12; 1) + 1;0)" office:value-type="float" office:value="5960.28151376673" calcext:value-type="float">
            <text:p>5960.28151376673</text:p>
          </table:table-cell>
          <table:table-cell table:formula="of:=([.$Q290]-[.$P290])*[$Parameters.$M$70]" office:value-type="float" office:value="88406.8975162611" calcext:value-type="float">
            <text:p>88406.8975162611</text:p>
          </table:table-cell>
          <table:table-cell table:number-columns-repeated="2"/>
        </table:table-row>
        <table:table-row table:style-name="ro1">
          <table:table-cell office:value-type="float" office:value="287" calcext:value-type="float">
            <text:p>287</text:p>
          </table:table-cell>
          <table:table-cell table:formula="of:=([.$B290]-[.$C290])*POWER(1+[$Parameters.$H$4];1/12)+[$Parameters.$C$4]" office:value-type="float" office:value="19467.2013230414" calcext:value-type="float">
            <text:p>19467.2013230414</text:p>
          </table:table-cell>
          <table:table-cell table:formula="of:=IF(MOD([.$A291];12)=1; ([.$B279]+[.$B282]+[.$B285]+[.$B288])/4*(1+[$Parameters.$E$4])*[$Parameters.$F$4]; 0)" office:value-type="float" office:value="0" calcext:value-type="float">
            <text:p>0</text:p>
          </table:table-cell>
          <table:table-cell table:formula="of:=([.$D290]-[.$E290])*POWER(1+[$Parameters.$I$4];1/12)+[$Parameters.$D$4]" office:value-type="float" office:value="286944.96200408" calcext:value-type="float">
            <text:p>286944.96200408</text:p>
          </table:table-cell>
          <table:table-cell office:value-type="float" office:value="0" calcext:value-type="float">
            <text:p>0</text:p>
          </table:table-cell>
          <table:table-cell table:formula="of:=[.$D291]-[.$B291]" office:value-type="float" office:value="267477.760681039" calcext:value-type="float">
            <text:p>267477.760681039</text:p>
          </table:table-cell>
          <table:table-cell table:formula="of:=[.$F291]/[.$B291]" office:value-type="float" office:value="13.739918555445" calcext:value-type="float">
            <text:p>13.739918555445</text:p>
          </table:table-cell>
          <table:table-cell table:formula="of:=[.$F291]/[.$A291]" office:value-type="float" office:value="931.978260212679" calcext:value-type="float">
            <text:p>931.978260212679</text:p>
          </table:table-cell>
          <table:table-cell table:formula="of:=[.$B291]" office:value-type="float" office:value="19467.2013230414" calcext:value-type="float">
            <text:p>19467.2013230414</text:p>
          </table:table-cell>
          <table:table-cell table:formula="of:=[.$D291]*(1-[.$O291])" office:value-type="float" office:value="216381.465562771" calcext:value-type="float">
            <text:p>216381.465562771</text:p>
          </table:table-cell>
          <table:table-cell table:formula="of:=[.$B291]" office:value-type="float" office:value="19467.2013230414" calcext:value-type="float">
            <text:p>19467.2013230414</text:p>
          </table:table-cell>
          <table:table-cell table:formula="of:=IF(FLOOR([.$A291]/12; 1) + 1 &gt;= [$Parameters.$K$70] - [$Parameters.$K$22]; [.$D291] ; 0)" office:value-type="float" office:value="0" calcext:value-type="float">
            <text:p>0</text:p>
          </table:table-cell>
          <table:table-cell table:formula="of:=([$Parameters.$D$4]-[$Parameters.$C$4])*[.$A291]" office:value-type="float" office:value="43337" calcext:value-type="float">
            <text:p>43337</text:p>
          </table:table-cell>
          <table:table-cell table:formula="of:=[.$M291]/([$Parameters.A$4]*[.$A291])" office:value-type="float" office:value="0.00290384615384615" calcext:value-type="float">
            <text:p>0.002903846153846</text:p>
          </table:table-cell>
          <table:table-cell table:formula="of:=SUM(INDIRECT( CELL(&quot;address&quot;;  INDEX([$Parameters.$L$22:$Parameters.$L$74];  FLOOR([.$A291]/12; 1) + 1;0))&amp;&quot;:&quot;&amp;CELL(&quot;address&quot;; [$Parameters.$L$70])))" office:value-type="float" office:value="0.245913" calcext:value-type="float">
            <text:p>0.245913</text:p>
          </table:table-cell>
          <table:table-cell table:formula="of:=[.$I291]/INDEX([$Parameters.$M$22:$Parameters.$M$120];  FLOOR([.$A291]/12; 1) + 1;0)" office:value-type="float" office:value="539.407074620155" calcext:value-type="float">
            <text:p>539.407074620155</text:p>
          </table:table-cell>
          <table:table-cell table:formula="of:=[.$J291]/ INDEX([$Parameters.$M$22:$Parameters.$M$120];  FLOOR([.$A291]/12; 1) + 1;0)" office:value-type="float" office:value="5995.60724751374" calcext:value-type="float">
            <text:p>5995.60724751374</text:p>
          </table:table-cell>
          <table:table-cell table:formula="of:=([.$Q291]-[.$P291])*[$Parameters.$M$70]" office:value-type="float" office:value="88717.8148112497" calcext:value-type="float">
            <text:p>88717.8148112497</text:p>
          </table:table-cell>
          <table:table-cell table:number-columns-repeated="2"/>
        </table:table-row>
        <table:table-row table:style-name="ro1">
          <table:table-cell office:value-type="float" office:value="288" calcext:value-type="float">
            <text:p>288</text:p>
          </table:table-cell>
          <table:table-cell table:formula="of:=([.$B291]-[.$C291])*POWER(1+[$Parameters.$H$4];1/12)+[$Parameters.$C$4]" office:value-type="float" office:value="20058.4288442513" calcext:value-type="float">
            <text:p>20058.4288442513</text:p>
          </table:table-cell>
          <table:table-cell table:formula="of:=IF(MOD([.$A292];12)=1; ([.$B280]+[.$B283]+[.$B286]+[.$B289])/4*(1+[$Parameters.$E$4])*[$Parameters.$F$4]; 0)" office:value-type="float" office:value="0" calcext:value-type="float">
            <text:p>0</text:p>
          </table:table-cell>
          <table:table-cell table:formula="of:=([.$D291]-[.$E291])*POWER(1+[$Parameters.$I$4];1/12)+[$Parameters.$D$4]" office:value-type="float" office:value="288642.511298379" calcext:value-type="float">
            <text:p>288642.511298379</text:p>
          </table:table-cell>
          <table:table-cell office:value-type="float" office:value="0" calcext:value-type="float">
            <text:p>0</text:p>
          </table:table-cell>
          <table:table-cell table:formula="of:=[.$D292]-[.$B292]" office:value-type="float" office:value="268584.082454128" calcext:value-type="float">
            <text:p>268584.082454128</text:p>
          </table:table-cell>
          <table:table-cell table:formula="of:=[.$F292]/[.$B292]" office:value-type="float" office:value="13.3900857609346" calcext:value-type="float">
            <text:p>13.3900857609346</text:p>
          </table:table-cell>
          <table:table-cell table:formula="of:=[.$F292]/[.$A292]" office:value-type="float" office:value="932.583619632389" calcext:value-type="float">
            <text:p>932.583619632389</text:p>
          </table:table-cell>
          <table:table-cell table:formula="of:=[.$B292]" office:value-type="float" office:value="20058.4288442513" calcext:value-type="float">
            <text:p>20058.4288442513</text:p>
          </table:table-cell>
          <table:table-cell table:formula="of:=[.$D292]*(1-[.$O292])" office:value-type="float" office:value="218661.423076598" calcext:value-type="float">
            <text:p>218661.423076598</text:p>
          </table:table-cell>
          <table:table-cell table:formula="of:=[.$B292]" office:value-type="float" office:value="20058.4288442513" calcext:value-type="float">
            <text:p>20058.4288442513</text:p>
          </table:table-cell>
          <table:table-cell table:formula="of:=IF(FLOOR([.$A292]/12; 1) + 1 &gt;= [$Parameters.$K$70] - [$Parameters.$K$22]; [.$D292] ; 0)" office:value-type="float" office:value="0" calcext:value-type="float">
            <text:p>0</text:p>
          </table:table-cell>
          <table:table-cell table:formula="of:=([$Parameters.$D$4]-[$Parameters.$C$4])*[.$A292]" office:value-type="float" office:value="43488" calcext:value-type="float">
            <text:p>43488</text:p>
          </table:table-cell>
          <table:table-cell table:formula="of:=[.$M292]/([$Parameters.A$4]*[.$A292])" office:value-type="float" office:value="0.00290384615384615" calcext:value-type="float">
            <text:p>0.002903846153846</text:p>
          </table:table-cell>
          <table:table-cell table:formula="of:=SUM(INDIRECT( CELL(&quot;address&quot;;  INDEX([$Parameters.$L$22:$Parameters.$L$74];  FLOOR([.$A292]/12; 1) + 1;0))&amp;&quot;:&quot;&amp;CELL(&quot;address&quot;; [$Parameters.$L$70])))" office:value-type="float" office:value="0.242449" calcext:value-type="float">
            <text:p>0.242449</text:p>
          </table:table-cell>
          <table:table-cell table:formula="of:=[.$I292]/INDEX([$Parameters.$M$22:$Parameters.$M$120];  FLOOR([.$A292]/12; 1) + 1;0)" office:value-type="float" office:value="569.679887652692" calcext:value-type="float">
            <text:p>569.679887652692</text:p>
          </table:table-cell>
          <table:table-cell table:formula="of:=[.$J292]/ INDEX([$Parameters.$M$22:$Parameters.$M$120];  FLOOR([.$A292]/12; 1) + 1;0)" office:value-type="float" office:value="6210.20798286278" calcext:value-type="float">
            <text:p>6210.20798286278</text:p>
          </table:table-cell>
          <table:table-cell table:formula="of:=([.$Q292]-[.$P292])*[$Parameters.$M$70]" office:value-type="float" office:value="91714.9868281161" calcext:value-type="float">
            <text:p>91714.9868281161</text:p>
          </table:table-cell>
          <table:table-cell table:number-columns-repeated="2"/>
        </table:table-row>
        <table:table-row table:style-name="ro1">
          <table:table-cell office:value-type="float" office:value="289" calcext:value-type="float">
            <text:p>289</text:p>
          </table:table-cell>
          <table:table-cell table:formula="of:=([.$B292]-[.$C292])*POWER(1+[$Parameters.$H$4];1/12)+[$Parameters.$C$4]" office:value-type="float" office:value="20656.1473648854" calcext:value-type="float">
            <text:p>20656.1473648854</text:p>
          </table:table-cell>
          <table:table-cell table:formula="of:=IF(MOD([.$A293];12)=1; ([.$B281]+[.$B284]+[.$B287]+[.$B290])/4*(1+[$Parameters.$E$4])*[$Parameters.$F$4]; 0)" office:value-type="float" office:value="6758.63969998923" calcext:value-type="float">
            <text:p>6758.63969998923</text:p>
          </table:table-cell>
          <table:table-cell table:formula="of:=([.$D292]-[.$E292])*POWER(1+[$Parameters.$I$4];1/12)+[$Parameters.$D$4]" office:value-type="float" office:value="290346.976618632" calcext:value-type="float">
            <text:p>290346.976618632</text:p>
          </table:table-cell>
          <table:table-cell office:value-type="float" office:value="0" calcext:value-type="float">
            <text:p>0</text:p>
          </table:table-cell>
          <table:table-cell table:formula="of:=[.$D293]-[.$B293]" office:value-type="float" office:value="269690.829253747" calcext:value-type="float">
            <text:p>269690.829253747</text:p>
          </table:table-cell>
          <table:table-cell table:formula="of:=[.$F293]/[.$B293]" office:value-type="float" office:value="13.0562018410175" calcext:value-type="float">
            <text:p>13.0562018410175</text:p>
          </table:table-cell>
          <table:table-cell table:formula="of:=[.$F293]/[.$A293]" office:value-type="float" office:value="933.186260393587" calcext:value-type="float">
            <text:p>933.186260393587</text:p>
          </table:table-cell>
          <table:table-cell table:formula="of:=[.$B293]" office:value-type="float" office:value="20656.1473648854" calcext:value-type="float">
            <text:p>20656.1473648854</text:p>
          </table:table-cell>
          <table:table-cell table:formula="of:=[.$D293]*(1-[.$O293])" office:value-type="float" office:value="219952.642484421" calcext:value-type="float">
            <text:p>219952.642484421</text:p>
          </table:table-cell>
          <table:table-cell table:formula="of:=[.$B293]" office:value-type="float" office:value="20656.1473648854" calcext:value-type="float">
            <text:p>20656.1473648854</text:p>
          </table:table-cell>
          <table:table-cell table:formula="of:=IF(FLOOR([.$A293]/12; 1) + 1 &gt;= [$Parameters.$K$70] - [$Parameters.$K$22]; [.$D293] ; 0)" office:value-type="float" office:value="0" calcext:value-type="float">
            <text:p>0</text:p>
          </table:table-cell>
          <table:table-cell table:formula="of:=([$Parameters.$D$4]-[$Parameters.$C$4])*[.$A293]" office:value-type="float" office:value="43639" calcext:value-type="float">
            <text:p>43639</text:p>
          </table:table-cell>
          <table:table-cell table:formula="of:=[.$M293]/([$Parameters.A$4]*[.$A293])" office:value-type="float" office:value="0.00290384615384615" calcext:value-type="float">
            <text:p>0.002903846153846</text:p>
          </table:table-cell>
          <table:table-cell table:formula="of:=SUM(INDIRECT( CELL(&quot;address&quot;;  INDEX([$Parameters.$L$22:$Parameters.$L$74];  FLOOR([.$A293]/12; 1) + 1;0))&amp;&quot;:&quot;&amp;CELL(&quot;address&quot;; [$Parameters.$L$70])))" office:value-type="float" office:value="0.242449" calcext:value-type="float">
            <text:p>0.242449</text:p>
          </table:table-cell>
          <table:table-cell table:formula="of:=[.$I293]/INDEX([$Parameters.$M$22:$Parameters.$M$120];  FLOOR([.$A293]/12; 1) + 1;0)" office:value-type="float" office:value="586.655704768117" calcext:value-type="float">
            <text:p>586.655704768117</text:p>
          </table:table-cell>
          <table:table-cell table:formula="of:=[.$J293]/ INDEX([$Parameters.$M$22:$Parameters.$M$120];  FLOOR([.$A293]/12; 1) + 1;0)" office:value-type="float" office:value="6246.8799342352" calcext:value-type="float">
            <text:p>6246.8799342352</text:p>
          </table:table-cell>
          <table:table-cell table:formula="of:=([.$Q293]-[.$P293])*[$Parameters.$M$70]" office:value-type="float" office:value="92035.2459711347" calcext:value-type="float">
            <text:p>92035.2459711347</text:p>
          </table:table-cell>
          <table:table-cell table:number-columns-repeated="2"/>
        </table:table-row>
        <table:table-row table:style-name="ro1">
          <table:table-cell office:value-type="float" office:value="290" calcext:value-type="float">
            <text:p>290</text:p>
          </table:table-cell>
          <table:table-cell table:formula="of:=([.$B293]-[.$C293])*POWER(1+[$Parameters.$H$4];1/12)+[$Parameters.$C$4]" office:value-type="float" office:value="14427.5863440255" calcext:value-type="float">
            <text:p>14427.5863440255</text:p>
          </table:table-cell>
          <table:table-cell table:formula="of:=IF(MOD([.$A294];12)=1; ([.$B282]+[.$B285]+[.$B288]+[.$B291])/4*(1+[$Parameters.$E$4])*[$Parameters.$F$4]; 0)" office:value-type="float" office:value="0" calcext:value-type="float">
            <text:p>0</text:p>
          </table:table-cell>
          <table:table-cell table:formula="of:=([.$D293]-[.$E293])*POWER(1+[$Parameters.$I$4];1/12)+[$Parameters.$D$4]" office:value-type="float" office:value="292058.386141584" calcext:value-type="float">
            <text:p>292058.386141584</text:p>
          </table:table-cell>
          <table:table-cell office:value-type="float" office:value="0" calcext:value-type="float">
            <text:p>0</text:p>
          </table:table-cell>
          <table:table-cell table:formula="of:=[.$D294]-[.$B294]" office:value-type="float" office:value="277630.799797559" calcext:value-type="float">
            <text:p>277630.799797559</text:p>
          </table:table-cell>
          <table:table-cell table:formula="of:=[.$F294]/[.$B294]" office:value-type="float" office:value="19.2430523843322" calcext:value-type="float">
            <text:p>19.2430523843322</text:p>
          </table:table-cell>
          <table:table-cell table:formula="of:=[.$F294]/[.$A294]" office:value-type="float" office:value="957.347585508824" calcext:value-type="float">
            <text:p>957.347585508824</text:p>
          </table:table-cell>
          <table:table-cell table:formula="of:=[.$B294]" office:value-type="float" office:value="14427.5863440255" calcext:value-type="float">
            <text:p>14427.5863440255</text:p>
          </table:table-cell>
          <table:table-cell table:formula="of:=[.$D294]*(1-[.$O294])" office:value-type="float" office:value="221249.122479943" calcext:value-type="float">
            <text:p>221249.122479943</text:p>
          </table:table-cell>
          <table:table-cell table:formula="of:=[.$B294]" office:value-type="float" office:value="14427.5863440255" calcext:value-type="float">
            <text:p>14427.5863440255</text:p>
          </table:table-cell>
          <table:table-cell table:formula="of:=IF(FLOOR([.$A294]/12; 1) + 1 &gt;= [$Parameters.$K$70] - [$Parameters.$K$22]; [.$D294] ; 0)" office:value-type="float" office:value="0" calcext:value-type="float">
            <text:p>0</text:p>
          </table:table-cell>
          <table:table-cell table:formula="of:=([$Parameters.$D$4]-[$Parameters.$C$4])*[.$A294]" office:value-type="float" office:value="43790" calcext:value-type="float">
            <text:p>43790</text:p>
          </table:table-cell>
          <table:table-cell table:formula="of:=[.$M294]/([$Parameters.A$4]*[.$A294])" office:value-type="float" office:value="0.00290384615384615" calcext:value-type="float">
            <text:p>0.002903846153846</text:p>
          </table:table-cell>
          <table:table-cell table:formula="of:=SUM(INDIRECT( CELL(&quot;address&quot;;  INDEX([$Parameters.$L$22:$Parameters.$L$74];  FLOOR([.$A294]/12; 1) + 1;0))&amp;&quot;:&quot;&amp;CELL(&quot;address&quot;; [$Parameters.$L$70])))" office:value-type="float" office:value="0.242449" calcext:value-type="float">
            <text:p>0.242449</text:p>
          </table:table-cell>
          <table:table-cell table:formula="of:=[.$I294]/INDEX([$Parameters.$M$22:$Parameters.$M$120];  FLOOR([.$A294]/12; 1) + 1;0)" office:value-type="float" office:value="409.758203465648" calcext:value-type="float">
            <text:p>409.758203465648</text:p>
          </table:table-cell>
          <table:table-cell table:formula="of:=[.$J294]/ INDEX([$Parameters.$M$22:$Parameters.$M$120];  FLOOR([.$A294]/12; 1) + 1;0)" office:value-type="float" office:value="6283.70129167689" calcext:value-type="float">
            <text:p>6283.70129167689</text:p>
          </table:table-cell>
          <table:table-cell table:formula="of:=([.$Q294]-[.$P294])*[$Parameters.$M$70]" office:value-type="float" office:value="95510.3146143148" calcext:value-type="float">
            <text:p>95510.3146143148</text:p>
          </table:table-cell>
          <table:table-cell table:number-columns-repeated="2"/>
        </table:table-row>
        <table:table-row table:style-name="ro1">
          <table:table-cell office:value-type="float" office:value="291" calcext:value-type="float">
            <text:p>291</text:p>
          </table:table-cell>
          <table:table-cell table:formula="of:=([.$B294]-[.$C294])*POWER(1+[$Parameters.$H$4];1/12)+[$Parameters.$C$4]" office:value-type="float" office:value="14963.4846784949" calcext:value-type="float">
            <text:p>14963.4846784949</text:p>
          </table:table-cell>
          <table:table-cell table:formula="of:=IF(MOD([.$A295];12)=1; ([.$B283]+[.$B286]+[.$B289]+[.$B292])/4*(1+[$Parameters.$E$4])*[$Parameters.$F$4]; 0)" office:value-type="float" office:value="0" calcext:value-type="float">
            <text:p>0</text:p>
          </table:table-cell>
          <table:table-cell table:formula="of:=([.$D294]-[.$E294])*POWER(1+[$Parameters.$I$4];1/12)+[$Parameters.$D$4]" office:value-type="float" office:value="293776.768158778" calcext:value-type="float">
            <text:p>293776.768158778</text:p>
          </table:table-cell>
          <table:table-cell office:value-type="float" office:value="0" calcext:value-type="float">
            <text:p>0</text:p>
          </table:table-cell>
          <table:table-cell table:formula="of:=[.$D295]-[.$B295]" office:value-type="float" office:value="278813.283480283" calcext:value-type="float">
            <text:p>278813.283480283</text:p>
          </table:table-cell>
          <table:table-cell table:formula="of:=[.$F295]/[.$B295]" office:value-type="float" office:value="18.6329113485835" calcext:value-type="float">
            <text:p>18.6329113485835</text:p>
          </table:table-cell>
          <table:table-cell table:formula="of:=[.$F295]/[.$A295]" office:value-type="float" office:value="958.121249073137" calcext:value-type="float">
            <text:p>958.121249073137</text:p>
          </table:table-cell>
          <table:table-cell table:formula="of:=[.$B295]" office:value-type="float" office:value="14963.4846784949" calcext:value-type="float">
            <text:p>14963.4846784949</text:p>
          </table:table-cell>
          <table:table-cell table:formula="of:=[.$D295]*(1-[.$O295])" office:value-type="float" office:value="222550.88449545" calcext:value-type="float">
            <text:p>222550.88449545</text:p>
          </table:table-cell>
          <table:table-cell table:formula="of:=[.$B295]" office:value-type="float" office:value="14963.4846784949" calcext:value-type="float">
            <text:p>14963.4846784949</text:p>
          </table:table-cell>
          <table:table-cell table:formula="of:=IF(FLOOR([.$A295]/12; 1) + 1 &gt;= [$Parameters.$K$70] - [$Parameters.$K$22]; [.$D295] ; 0)" office:value-type="float" office:value="0" calcext:value-type="float">
            <text:p>0</text:p>
          </table:table-cell>
          <table:table-cell table:formula="of:=([$Parameters.$D$4]-[$Parameters.$C$4])*[.$A295]" office:value-type="float" office:value="43941" calcext:value-type="float">
            <text:p>43941</text:p>
          </table:table-cell>
          <table:table-cell table:formula="of:=[.$M295]/([$Parameters.A$4]*[.$A295])" office:value-type="float" office:value="0.00290384615384615" calcext:value-type="float">
            <text:p>0.002903846153846</text:p>
          </table:table-cell>
          <table:table-cell table:formula="of:=SUM(INDIRECT( CELL(&quot;address&quot;;  INDEX([$Parameters.$L$22:$Parameters.$L$74];  FLOOR([.$A295]/12; 1) + 1;0))&amp;&quot;:&quot;&amp;CELL(&quot;address&quot;; [$Parameters.$L$70])))" office:value-type="float" office:value="0.242449" calcext:value-type="float">
            <text:p>0.242449</text:p>
          </table:table-cell>
          <table:table-cell table:formula="of:=[.$I295]/INDEX([$Parameters.$M$22:$Parameters.$M$120];  FLOOR([.$A295]/12; 1) + 1;0)" office:value-type="float" office:value="424.978264086762" calcext:value-type="float">
            <text:p>424.978264086762</text:p>
          </table:table-cell>
          <table:table-cell table:formula="of:=[.$J295]/ INDEX([$Parameters.$M$22:$Parameters.$M$120];  FLOOR([.$A295]/12; 1) + 1;0)" office:value-type="float" office:value="6320.67266388669" calcext:value-type="float">
            <text:p>6320.67266388669</text:p>
          </table:table-cell>
          <table:table-cell table:formula="of:=([.$Q295]-[.$P295])*[$Parameters.$M$70]" office:value-type="float" office:value="95863.9909407468" calcext:value-type="float">
            <text:p>95863.9909407468</text:p>
          </table:table-cell>
          <table:table-cell table:number-columns-repeated="2"/>
        </table:table-row>
        <table:table-row table:style-name="ro1">
          <table:table-cell office:value-type="float" office:value="292" calcext:value-type="float">
            <text:p>292</text:p>
          </table:table-cell>
          <table:table-cell table:formula="of:=([.$B295]-[.$C295])*POWER(1+[$Parameters.$H$4];1/12)+[$Parameters.$C$4]" office:value-type="float" office:value="15505.2665614388" calcext:value-type="float">
            <text:p>15505.2665614388</text:p>
          </table:table-cell>
          <table:table-cell table:formula="of:=IF(MOD([.$A296];12)=1; ([.$B284]+[.$B287]+[.$B290]+[.$B293])/4*(1+[$Parameters.$E$4])*[$Parameters.$F$4]; 0)" office:value-type="float" office:value="0" calcext:value-type="float">
            <text:p>0</text:p>
          </table:table-cell>
          <table:table-cell table:formula="of:=([.$D295]-[.$E295])*POWER(1+[$Parameters.$I$4];1/12)+[$Parameters.$D$4]" office:value-type="float" office:value="295502.151077017" calcext:value-type="float">
            <text:p>295502.151077017</text:p>
          </table:table-cell>
          <table:table-cell office:value-type="float" office:value="0" calcext:value-type="float">
            <text:p>0</text:p>
          </table:table-cell>
          <table:table-cell table:formula="of:=[.$D296]-[.$B296]" office:value-type="float" office:value="279996.884515578" calcext:value-type="float">
            <text:p>279996.884515578</text:p>
          </table:table-cell>
          <table:table-cell table:formula="of:=[.$F296]/[.$B296]" office:value-type="float" office:value="18.0581793551311" calcext:value-type="float">
            <text:p>18.0581793551311</text:p>
          </table:table-cell>
          <table:table-cell table:formula="of:=[.$F296]/[.$A296]" office:value-type="float" office:value="958.893440121842" calcext:value-type="float">
            <text:p>958.893440121842</text:p>
          </table:table-cell>
          <table:table-cell table:formula="of:=[.$B296]" office:value-type="float" office:value="15505.2665614388" calcext:value-type="float">
            <text:p>15505.2665614388</text:p>
          </table:table-cell>
          <table:table-cell table:formula="of:=[.$D296]*(1-[.$O296])" office:value-type="float" office:value="223857.950050545" calcext:value-type="float">
            <text:p>223857.950050545</text:p>
          </table:table-cell>
          <table:table-cell table:formula="of:=[.$B296]" office:value-type="float" office:value="15505.2665614388" calcext:value-type="float">
            <text:p>15505.2665614388</text:p>
          </table:table-cell>
          <table:table-cell table:formula="of:=IF(FLOOR([.$A296]/12; 1) + 1 &gt;= [$Parameters.$K$70] - [$Parameters.$K$22]; [.$D296] ; 0)" office:value-type="float" office:value="0" calcext:value-type="float">
            <text:p>0</text:p>
          </table:table-cell>
          <table:table-cell table:formula="of:=([$Parameters.$D$4]-[$Parameters.$C$4])*[.$A296]" office:value-type="float" office:value="44092" calcext:value-type="float">
            <text:p>44092</text:p>
          </table:table-cell>
          <table:table-cell table:formula="of:=[.$M296]/([$Parameters.A$4]*[.$A296])" office:value-type="float" office:value="0.00290384615384615" calcext:value-type="float">
            <text:p>0.002903846153846</text:p>
          </table:table-cell>
          <table:table-cell table:formula="of:=SUM(INDIRECT( CELL(&quot;address&quot;;  INDEX([$Parameters.$L$22:$Parameters.$L$74];  FLOOR([.$A296]/12; 1) + 1;0))&amp;&quot;:&quot;&amp;CELL(&quot;address&quot;; [$Parameters.$L$70])))" office:value-type="float" office:value="0.242449" calcext:value-type="float">
            <text:p>0.242449</text:p>
          </table:table-cell>
          <table:table-cell table:formula="of:=[.$I296]/INDEX([$Parameters.$M$22:$Parameters.$M$120];  FLOOR([.$A296]/12; 1) + 1;0)" office:value-type="float" office:value="440.365423500107" calcext:value-type="float">
            <text:p>440.365423500107</text:p>
          </table:table-cell>
          <table:table-cell table:formula="of:=[.$J296]/ INDEX([$Parameters.$M$22:$Parameters.$M$120];  FLOOR([.$A296]/12; 1) + 1;0)" office:value-type="float" office:value="6357.79466204331" calcext:value-type="float">
            <text:p>6357.79466204331</text:p>
          </table:table-cell>
          <table:table-cell table:formula="of:=([.$Q296]-[.$P296])*[$Parameters.$M$70]" office:value-type="float" office:value="96217.3994187126" calcext:value-type="float">
            <text:p>96217.3994187126</text:p>
          </table:table-cell>
          <table:table-cell table:number-columns-repeated="2"/>
        </table:table-row>
        <table:table-row table:style-name="ro1">
          <table:table-cell office:value-type="float" office:value="293" calcext:value-type="float">
            <text:p>293</text:p>
          </table:table-cell>
          <table:table-cell table:formula="of:=([.$B296]-[.$C296])*POWER(1+[$Parameters.$H$4];1/12)+[$Parameters.$C$4]" office:value-type="float" office:value="16052.9965874648" calcext:value-type="float">
            <text:p>16052.9965874648</text:p>
          </table:table-cell>
          <table:table-cell table:formula="of:=IF(MOD([.$A297];12)=1; ([.$B285]+[.$B288]+[.$B291]+[.$B294])/4*(1+[$Parameters.$E$4])*[$Parameters.$F$4]; 0)" office:value-type="float" office:value="0" calcext:value-type="float">
            <text:p>0</text:p>
          </table:table-cell>
          <table:table-cell table:formula="of:=([.$D296]-[.$E296])*POWER(1+[$Parameters.$I$4];1/12)+[$Parameters.$D$4]" office:value-type="float" office:value="297234.563418839" calcext:value-type="float">
            <text:p>297234.563418839</text:p>
          </table:table-cell>
          <table:table-cell office:value-type="float" office:value="0" calcext:value-type="float">
            <text:p>0</text:p>
          </table:table-cell>
          <table:table-cell table:formula="of:=[.$D297]-[.$B297]" office:value-type="float" office:value="281181.566831374" calcext:value-type="float">
            <text:p>281181.566831374</text:p>
          </table:table-cell>
          <table:table-cell table:formula="of:=[.$F297]/[.$B297]" office:value-type="float" office:value="17.5158304743514" calcext:value-type="float">
            <text:p>17.5158304743514</text:p>
          </table:table-cell>
          <table:table-cell table:formula="of:=[.$F297]/[.$A297]" office:value-type="float" office:value="959.664050619024" calcext:value-type="float">
            <text:p>959.664050619024</text:p>
          </table:table-cell>
          <table:table-cell table:formula="of:=[.$B297]" office:value-type="float" office:value="16052.9965874648" calcext:value-type="float">
            <text:p>16052.9965874648</text:p>
          </table:table-cell>
          <table:table-cell table:formula="of:=[.$D297]*(1-[.$O297])" office:value-type="float" office:value="225170.340752505" calcext:value-type="float">
            <text:p>225170.340752505</text:p>
          </table:table-cell>
          <table:table-cell table:formula="of:=[.$B297]" office:value-type="float" office:value="16052.9965874648" calcext:value-type="float">
            <text:p>16052.9965874648</text:p>
          </table:table-cell>
          <table:table-cell table:formula="of:=IF(FLOOR([.$A297]/12; 1) + 1 &gt;= [$Parameters.$K$70] - [$Parameters.$K$22]; [.$D297] ; 0)" office:value-type="float" office:value="0" calcext:value-type="float">
            <text:p>0</text:p>
          </table:table-cell>
          <table:table-cell table:formula="of:=([$Parameters.$D$4]-[$Parameters.$C$4])*[.$A297]" office:value-type="float" office:value="44243" calcext:value-type="float">
            <text:p>44243</text:p>
          </table:table-cell>
          <table:table-cell table:formula="of:=[.$M297]/([$Parameters.A$4]*[.$A297])" office:value-type="float" office:value="0.00290384615384615" calcext:value-type="float">
            <text:p>0.002903846153846</text:p>
          </table:table-cell>
          <table:table-cell table:formula="of:=SUM(INDIRECT( CELL(&quot;address&quot;;  INDEX([$Parameters.$L$22:$Parameters.$L$74];  FLOOR([.$A297]/12; 1) + 1;0))&amp;&quot;:&quot;&amp;CELL(&quot;address&quot;; [$Parameters.$L$70])))" office:value-type="float" office:value="0.242449" calcext:value-type="float">
            <text:p>0.242449</text:p>
          </table:table-cell>
          <table:table-cell table:formula="of:=[.$I297]/INDEX([$Parameters.$M$22:$Parameters.$M$120];  FLOOR([.$A297]/12; 1) + 1;0)" office:value-type="float" office:value="455.921516258585" calcext:value-type="float">
            <text:p>455.921516258585</text:p>
          </table:table-cell>
          <table:table-cell table:formula="of:=[.$J297]/ INDEX([$Parameters.$M$22:$Parameters.$M$120];  FLOOR([.$A297]/12; 1) + 1;0)" office:value-type="float" office:value="6395.06789981553" calcext:value-type="float">
            <text:p>6395.06789981553</text:p>
          </table:table-cell>
          <table:table-cell table:formula="of:=([.$Q297]-[.$P297])*[$Parameters.$M$70]" office:value-type="float" office:value="96570.5201966359" calcext:value-type="float">
            <text:p>96570.5201966359</text:p>
          </table:table-cell>
          <table:table-cell table:number-columns-repeated="2"/>
        </table:table-row>
        <table:table-row table:style-name="ro1">
          <table:table-cell office:value-type="float" office:value="294" calcext:value-type="float">
            <text:p>294</text:p>
          </table:table-cell>
          <table:table-cell table:formula="of:=([.$B297]-[.$C297])*POWER(1+[$Parameters.$H$4];1/12)+[$Parameters.$C$4]" office:value-type="float" office:value="16606.7400603552" calcext:value-type="float">
            <text:p>16606.7400603552</text:p>
          </table:table-cell>
          <table:table-cell table:formula="of:=IF(MOD([.$A298];12)=1; ([.$B286]+[.$B289]+[.$B292]+[.$B295])/4*(1+[$Parameters.$E$4])*[$Parameters.$F$4]; 0)" office:value-type="float" office:value="0" calcext:value-type="float">
            <text:p>0</text:p>
          </table:table-cell>
          <table:table-cell table:formula="of:=([.$D297]-[.$E297])*POWER(1+[$Parameters.$I$4];1/12)+[$Parameters.$D$4]" office:value-type="float" office:value="298974.033822986" calcext:value-type="float">
            <text:p>298974.033822986</text:p>
          </table:table-cell>
          <table:table-cell office:value-type="float" office:value="0" calcext:value-type="float">
            <text:p>0</text:p>
          </table:table-cell>
          <table:table-cell table:formula="of:=[.$D298]-[.$B298]" office:value-type="float" office:value="282367.293762631" calcext:value-type="float">
            <text:p>282367.293762631</text:p>
          </table:table-cell>
          <table:table-cell table:formula="of:=[.$F298]/[.$B298]" office:value-type="float" office:value="17.0031741772558" calcext:value-type="float">
            <text:p>17.0031741772558</text:p>
          </table:table-cell>
          <table:table-cell table:formula="of:=[.$F298]/[.$A298]" office:value-type="float" office:value="960.432971981737" calcext:value-type="float">
            <text:p>960.432971981737</text:p>
          </table:table-cell>
          <table:table-cell table:formula="of:=[.$B298]" office:value-type="float" office:value="16606.7400603552" calcext:value-type="float">
            <text:p>16606.7400603552</text:p>
          </table:table-cell>
          <table:table-cell table:formula="of:=[.$D298]*(1-[.$O298])" office:value-type="float" office:value="226488.078296637" calcext:value-type="float">
            <text:p>226488.078296637</text:p>
          </table:table-cell>
          <table:table-cell table:formula="of:=[.$B298]" office:value-type="float" office:value="16606.7400603552" calcext:value-type="float">
            <text:p>16606.7400603552</text:p>
          </table:table-cell>
          <table:table-cell table:formula="of:=IF(FLOOR([.$A298]/12; 1) + 1 &gt;= [$Parameters.$K$70] - [$Parameters.$K$22]; [.$D298] ; 0)" office:value-type="float" office:value="0" calcext:value-type="float">
            <text:p>0</text:p>
          </table:table-cell>
          <table:table-cell table:formula="of:=([$Parameters.$D$4]-[$Parameters.$C$4])*[.$A298]" office:value-type="float" office:value="44394" calcext:value-type="float">
            <text:p>44394</text:p>
          </table:table-cell>
          <table:table-cell table:formula="of:=[.$M298]/([$Parameters.A$4]*[.$A298])" office:value-type="float" office:value="0.00290384615384615" calcext:value-type="float">
            <text:p>0.002903846153846</text:p>
          </table:table-cell>
          <table:table-cell table:formula="of:=SUM(INDIRECT( CELL(&quot;address&quot;;  INDEX([$Parameters.$L$22:$Parameters.$L$74];  FLOOR([.$A298]/12; 1) + 1;0))&amp;&quot;:&quot;&amp;CELL(&quot;address&quot;; [$Parameters.$L$70])))" office:value-type="float" office:value="0.242449" calcext:value-type="float">
            <text:p>0.242449</text:p>
          </table:table-cell>
          <table:table-cell table:formula="of:=[.$I298]/INDEX([$Parameters.$M$22:$Parameters.$M$120];  FLOOR([.$A298]/12; 1) + 1;0)" office:value-type="float" office:value="471.648397056381" calcext:value-type="float">
            <text:p>471.648397056381</text:p>
          </table:table-cell>
          <table:table-cell table:formula="of:=[.$J298]/ INDEX([$Parameters.$M$22:$Parameters.$M$120];  FLOOR([.$A298]/12; 1) + 1;0)" office:value-type="float" office:value="6432.49299337225" calcext:value-type="float">
            <text:p>6432.49299337225</text:p>
          </table:table-cell>
          <table:table-cell table:formula="of:=([.$Q298]-[.$P298])*[$Parameters.$M$70]" office:value-type="float" office:value="96923.333136096" calcext:value-type="float">
            <text:p>96923.333136096</text:p>
          </table:table-cell>
          <table:table-cell table:number-columns-repeated="2"/>
        </table:table-row>
        <table:table-row table:style-name="ro1">
          <table:table-cell office:value-type="float" office:value="295" calcext:value-type="float">
            <text:p>295</text:p>
          </table:table-cell>
          <table:table-cell table:formula="of:=([.$B298]-[.$C298])*POWER(1+[$Parameters.$H$4];1/12)+[$Parameters.$C$4]" office:value-type="float" office:value="17166.5630008528" calcext:value-type="float">
            <text:p>17166.5630008528</text:p>
          </table:table-cell>
          <table:table-cell table:formula="of:=IF(MOD([.$A299];12)=1; ([.$B287]+[.$B290]+[.$B293]+[.$B296])/4*(1+[$Parameters.$E$4])*[$Parameters.$F$4]; 0)" office:value-type="float" office:value="0" calcext:value-type="float">
            <text:p>0</text:p>
          </table:table-cell>
          <table:table-cell table:formula="of:=([.$D298]-[.$E298])*POWER(1+[$Parameters.$I$4];1/12)+[$Parameters.$D$4]" office:value-type="float" office:value="300720.591044877" calcext:value-type="float">
            <text:p>300720.591044877</text:p>
          </table:table-cell>
          <table:table-cell office:value-type="float" office:value="0" calcext:value-type="float">
            <text:p>0</text:p>
          </table:table-cell>
          <table:table-cell table:formula="of:=[.$D299]-[.$B299]" office:value-type="float" office:value="283554.028044025" calcext:value-type="float">
            <text:p>283554.028044025</text:p>
          </table:table-cell>
          <table:table-cell table:formula="of:=[.$F299]/[.$B299]" office:value-type="float" office:value="16.517810119005" calcext:value-type="float">
            <text:p>16.517810119005</text:p>
          </table:table-cell>
          <table:table-cell table:formula="of:=[.$F299]/[.$A299]" office:value-type="float" office:value="961.20009506449" calcext:value-type="float">
            <text:p>961.20009506449</text:p>
          </table:table-cell>
          <table:table-cell table:formula="of:=[.$B299]" office:value-type="float" office:value="17166.5630008528" calcext:value-type="float">
            <text:p>17166.5630008528</text:p>
          </table:table-cell>
          <table:table-cell table:formula="of:=[.$D299]*(1-[.$O299])" office:value-type="float" office:value="227811.184466638" calcext:value-type="float">
            <text:p>227811.184466638</text:p>
          </table:table-cell>
          <table:table-cell table:formula="of:=[.$B299]" office:value-type="float" office:value="17166.5630008528" calcext:value-type="float">
            <text:p>17166.5630008528</text:p>
          </table:table-cell>
          <table:table-cell table:formula="of:=IF(FLOOR([.$A299]/12; 1) + 1 &gt;= [$Parameters.$K$70] - [$Parameters.$K$22]; [.$D299] ; 0)" office:value-type="float" office:value="0" calcext:value-type="float">
            <text:p>0</text:p>
          </table:table-cell>
          <table:table-cell table:formula="of:=([$Parameters.$D$4]-[$Parameters.$C$4])*[.$A299]" office:value-type="float" office:value="44545" calcext:value-type="float">
            <text:p>44545</text:p>
          </table:table-cell>
          <table:table-cell table:formula="of:=[.$M299]/([$Parameters.A$4]*[.$A299])" office:value-type="float" office:value="0.00290384615384615" calcext:value-type="float">
            <text:p>0.002903846153846</text:p>
          </table:table-cell>
          <table:table-cell table:formula="of:=SUM(INDIRECT( CELL(&quot;address&quot;;  INDEX([$Parameters.$L$22:$Parameters.$L$74];  FLOOR([.$A299]/12; 1) + 1;0))&amp;&quot;:&quot;&amp;CELL(&quot;address&quot;; [$Parameters.$L$70])))" office:value-type="float" office:value="0.242449" calcext:value-type="float">
            <text:p>0.242449</text:p>
          </table:table-cell>
          <table:table-cell table:formula="of:=[.$I299]/INDEX([$Parameters.$M$22:$Parameters.$M$120];  FLOOR([.$A299]/12; 1) + 1;0)" office:value-type="float" office:value="487.547940950095" calcext:value-type="float">
            <text:p>487.547940950095</text:p>
          </table:table-cell>
          <table:table-cell table:formula="of:=[.$J299]/ INDEX([$Parameters.$M$22:$Parameters.$M$120];  FLOOR([.$A299]/12; 1) + 1;0)" office:value-type="float" office:value="6470.07056139273" calcext:value-type="float">
            <text:p>6470.07056139273</text:p>
          </table:table-cell>
          <table:table-cell table:formula="of:=([.$Q299]-[.$P299])*[$Parameters.$M$70]" office:value-type="float" office:value="97275.8178083972" calcext:value-type="float">
            <text:p>97275.8178083972</text:p>
          </table:table-cell>
          <table:table-cell table:number-columns-repeated="2"/>
        </table:table-row>
        <table:table-row table:style-name="ro1">
          <table:table-cell office:value-type="float" office:value="296" calcext:value-type="float">
            <text:p>296</text:p>
          </table:table-cell>
          <table:table-cell table:formula="of:=([.$B299]-[.$C299])*POWER(1+[$Parameters.$H$4];1/12)+[$Parameters.$C$4]" office:value-type="float" office:value="17732.5321545325" calcext:value-type="float">
            <text:p>17732.5321545325</text:p>
          </table:table-cell>
          <table:table-cell table:formula="of:=IF(MOD([.$A300];12)=1; ([.$B288]+[.$B291]+[.$B294]+[.$B297])/4*(1+[$Parameters.$E$4])*[$Parameters.$F$4]; 0)" office:value-type="float" office:value="0" calcext:value-type="float">
            <text:p>0</text:p>
          </table:table-cell>
          <table:table-cell table:formula="of:=([.$D299]-[.$E299])*POWER(1+[$Parameters.$I$4];1/12)+[$Parameters.$D$4]" office:value-type="float" office:value="302474.263957086" calcext:value-type="float">
            <text:p>302474.263957086</text:p>
          </table:table-cell>
          <table:table-cell office:value-type="float" office:value="0" calcext:value-type="float">
            <text:p>0</text:p>
          </table:table-cell>
          <table:table-cell table:formula="of:=[.$D300]-[.$B300]" office:value-type="float" office:value="284741.731802554" calcext:value-type="float">
            <text:p>284741.731802554</text:p>
          </table:table-cell>
          <table:table-cell table:formula="of:=[.$F300]/[.$B300]" office:value-type="float" office:value="16.0575900452983" calcext:value-type="float">
            <text:p>16.0575900452983</text:p>
          </table:table-cell>
          <table:table-cell table:formula="of:=[.$F300]/[.$A300]" office:value-type="float" office:value="961.965310143762" calcext:value-type="float">
            <text:p>961.965310143762</text:p>
          </table:table-cell>
          <table:table-cell table:formula="of:=[.$B300]" office:value-type="float" office:value="17732.5321545325" calcext:value-type="float">
            <text:p>17732.5321545325</text:p>
          </table:table-cell>
          <table:table-cell table:formula="of:=[.$D300]*(1-[.$O300])" office:value-type="float" office:value="229139.681134955" calcext:value-type="float">
            <text:p>229139.681134955</text:p>
          </table:table-cell>
          <table:table-cell table:formula="of:=[.$B300]" office:value-type="float" office:value="17732.5321545325" calcext:value-type="float">
            <text:p>17732.5321545325</text:p>
          </table:table-cell>
          <table:table-cell table:formula="of:=IF(FLOOR([.$A300]/12; 1) + 1 &gt;= [$Parameters.$K$70] - [$Parameters.$K$22]; [.$D300] ; 0)" office:value-type="float" office:value="0" calcext:value-type="float">
            <text:p>0</text:p>
          </table:table-cell>
          <table:table-cell table:formula="of:=([$Parameters.$D$4]-[$Parameters.$C$4])*[.$A300]" office:value-type="float" office:value="44696" calcext:value-type="float">
            <text:p>44696</text:p>
          </table:table-cell>
          <table:table-cell table:formula="of:=[.$M300]/([$Parameters.A$4]*[.$A300])" office:value-type="float" office:value="0.00290384615384615" calcext:value-type="float">
            <text:p>0.002903846153846</text:p>
          </table:table-cell>
          <table:table-cell table:formula="of:=SUM(INDIRECT( CELL(&quot;address&quot;;  INDEX([$Parameters.$L$22:$Parameters.$L$74];  FLOOR([.$A300]/12; 1) + 1;0))&amp;&quot;:&quot;&amp;CELL(&quot;address&quot;; [$Parameters.$L$70])))" office:value-type="float" office:value="0.242449" calcext:value-type="float">
            <text:p>0.242449</text:p>
          </table:table-cell>
          <table:table-cell table:formula="of:=[.$I300]/INDEX([$Parameters.$M$22:$Parameters.$M$120];  FLOOR([.$A300]/12; 1) + 1;0)" office:value-type="float" office:value="503.622043582293" calcext:value-type="float">
            <text:p>503.622043582293</text:p>
          </table:table-cell>
          <table:table-cell table:formula="of:=[.$J300]/ INDEX([$Parameters.$M$22:$Parameters.$M$120];  FLOOR([.$A300]/12; 1) + 1;0)" office:value-type="float" office:value="6507.80122507681" calcext:value-type="float">
            <text:p>6507.80122507681</text:p>
          </table:table-cell>
          <table:table-cell table:formula="of:=([.$Q300]-[.$P300])*[$Parameters.$M$70]" office:value-type="float" office:value="97627.9534911009" calcext:value-type="float">
            <text:p>97627.9534911009</text:p>
          </table:table-cell>
          <table:table-cell table:number-columns-repeated="2"/>
        </table:table-row>
        <table:table-row table:style-name="ro1">
          <table:table-cell office:value-type="float" office:value="297" calcext:value-type="float">
            <text:p>297</text:p>
          </table:table-cell>
          <table:table-cell table:formula="of:=([.$B300]-[.$C300])*POWER(1+[$Parameters.$H$4];1/12)+[$Parameters.$C$4]" office:value-type="float" office:value="18304.7149997588" calcext:value-type="float">
            <text:p>18304.7149997588</text:p>
          </table:table-cell>
          <table:table-cell table:formula="of:=IF(MOD([.$A301];12)=1; ([.$B289]+[.$B292]+[.$B295]+[.$B298])/4*(1+[$Parameters.$E$4])*[$Parameters.$F$4]; 0)" office:value-type="float" office:value="0" calcext:value-type="float">
            <text:p>0</text:p>
          </table:table-cell>
          <table:table-cell table:formula="of:=([.$D300]-[.$E300])*POWER(1+[$Parameters.$I$4];1/12)+[$Parameters.$D$4]" office:value-type="float" office:value="304235.081549815" calcext:value-type="float">
            <text:p>304235.081549815</text:p>
          </table:table-cell>
          <table:table-cell office:value-type="float" office:value="0" calcext:value-type="float">
            <text:p>0</text:p>
          </table:table-cell>
          <table:table-cell table:formula="of:=[.$D301]-[.$B301]" office:value-type="float" office:value="285930.366550056" calcext:value-type="float">
            <text:p>285930.366550056</text:p>
          </table:table-cell>
          <table:table-cell table:formula="of:=[.$F301]/[.$B301]" office:value-type="float" office:value="15.6205855460641" calcext:value-type="float">
            <text:p>15.6205855460641</text:p>
          </table:table-cell>
          <table:table-cell table:formula="of:=[.$F301]/[.$A301]" office:value-type="float" office:value="962.728506902547" calcext:value-type="float">
            <text:p>962.728506902547</text:p>
          </table:table-cell>
          <table:table-cell table:formula="of:=[.$B301]" office:value-type="float" office:value="18304.7149997588" calcext:value-type="float">
            <text:p>18304.7149997588</text:p>
          </table:table-cell>
          <table:table-cell table:formula="of:=[.$D301]*(1-[.$O301])" office:value-type="float" office:value="230473.590263144" calcext:value-type="float">
            <text:p>230473.590263144</text:p>
          </table:table-cell>
          <table:table-cell table:formula="of:=[.$B301]" office:value-type="float" office:value="18304.7149997588" calcext:value-type="float">
            <text:p>18304.7149997588</text:p>
          </table:table-cell>
          <table:table-cell table:formula="of:=IF(FLOOR([.$A301]/12; 1) + 1 &gt;= [$Parameters.$K$70] - [$Parameters.$K$22]; [.$D301] ; 0)" office:value-type="float" office:value="0" calcext:value-type="float">
            <text:p>0</text:p>
          </table:table-cell>
          <table:table-cell table:formula="of:=([$Parameters.$D$4]-[$Parameters.$C$4])*[.$A301]" office:value-type="float" office:value="44847" calcext:value-type="float">
            <text:p>44847</text:p>
          </table:table-cell>
          <table:table-cell table:formula="of:=[.$M301]/([$Parameters.A$4]*[.$A301])" office:value-type="float" office:value="0.00290384615384615" calcext:value-type="float">
            <text:p>0.002903846153846</text:p>
          </table:table-cell>
          <table:table-cell table:formula="of:=SUM(INDIRECT( CELL(&quot;address&quot;;  INDEX([$Parameters.$L$22:$Parameters.$L$74];  FLOOR([.$A301]/12; 1) + 1;0))&amp;&quot;:&quot;&amp;CELL(&quot;address&quot;; [$Parameters.$L$70])))" office:value-type="float" office:value="0.242449" calcext:value-type="float">
            <text:p>0.242449</text:p>
          </table:table-cell>
          <table:table-cell table:formula="of:=[.$I301]/INDEX([$Parameters.$M$22:$Parameters.$M$120];  FLOOR([.$A301]/12; 1) + 1;0)" office:value-type="float" office:value="519.872621407522" calcext:value-type="float">
            <text:p>519.872621407522</text:p>
          </table:table-cell>
          <table:table-cell table:formula="of:=[.$J301]/ INDEX([$Parameters.$M$22:$Parameters.$M$120];  FLOOR([.$A301]/12; 1) + 1;0)" office:value-type="float" office:value="6545.68560815518" calcext:value-type="float">
            <text:p>6545.68560815518</text:p>
          </table:table-cell>
          <table:table-cell table:formula="of:=([.$Q301]-[.$P301])*[$Parameters.$M$70]" office:value-type="float" office:value="97979.719164517" calcext:value-type="float">
            <text:p>97979.719164517</text:p>
          </table:table-cell>
          <table:table-cell table:number-columns-repeated="2"/>
        </table:table-row>
        <table:table-row table:style-name="ro1">
          <table:table-cell office:value-type="float" office:value="298" calcext:value-type="float">
            <text:p>298</text:p>
          </table:table-cell>
          <table:table-cell table:formula="of:=([.$B301]-[.$C301])*POWER(1+[$Parameters.$H$4];1/12)+[$Parameters.$C$4]" office:value-type="float" office:value="18883.1797557313" calcext:value-type="float">
            <text:p>18883.1797557313</text:p>
          </table:table-cell>
          <table:table-cell table:formula="of:=IF(MOD([.$A302];12)=1; ([.$B290]+[.$B293]+[.$B296]+[.$B299])/4*(1+[$Parameters.$E$4])*[$Parameters.$F$4]; 0)" office:value-type="float" office:value="0" calcext:value-type="float">
            <text:p>0</text:p>
          </table:table-cell>
          <table:table-cell table:formula="of:=([.$D301]-[.$E301])*POWER(1+[$Parameters.$I$4];1/12)+[$Parameters.$D$4]" office:value-type="float" office:value="306003.072931378" calcext:value-type="float">
            <text:p>306003.072931378</text:p>
          </table:table-cell>
          <table:table-cell office:value-type="float" office:value="0" calcext:value-type="float">
            <text:p>0</text:p>
          </table:table-cell>
          <table:table-cell table:formula="of:=[.$D302]-[.$B302]" office:value-type="float" office:value="287119.893175646" calcext:value-type="float">
            <text:p>287119.893175646</text:p>
          </table:table-cell>
          <table:table-cell table:formula="of:=[.$F302]/[.$B302]" office:value-type="float" office:value="15.2050606354315" calcext:value-type="float">
            <text:p>15.2050606354315</text:p>
          </table:table-cell>
          <table:table-cell table:formula="of:=[.$F302]/[.$A302]" office:value-type="float" office:value="963.48957441492" calcext:value-type="float">
            <text:p>963.48957441492</text:p>
          </table:table-cell>
          <table:table-cell table:formula="of:=[.$B302]" office:value-type="float" office:value="18883.1797557313" calcext:value-type="float">
            <text:p>18883.1797557313</text:p>
          </table:table-cell>
          <table:table-cell table:formula="of:=[.$D302]*(1-[.$O302])" office:value-type="float" office:value="231812.933902238" calcext:value-type="float">
            <text:p>231812.933902238</text:p>
          </table:table-cell>
          <table:table-cell table:formula="of:=[.$B302]" office:value-type="float" office:value="18883.1797557313" calcext:value-type="float">
            <text:p>18883.1797557313</text:p>
          </table:table-cell>
          <table:table-cell table:formula="of:=IF(FLOOR([.$A302]/12; 1) + 1 &gt;= [$Parameters.$K$70] - [$Parameters.$K$22]; [.$D302] ; 0)" office:value-type="float" office:value="0" calcext:value-type="float">
            <text:p>0</text:p>
          </table:table-cell>
          <table:table-cell table:formula="of:=([$Parameters.$D$4]-[$Parameters.$C$4])*[.$A302]" office:value-type="float" office:value="44998" calcext:value-type="float">
            <text:p>44998</text:p>
          </table:table-cell>
          <table:table-cell table:formula="of:=[.$M302]/([$Parameters.A$4]*[.$A302])" office:value-type="float" office:value="0.00290384615384615" calcext:value-type="float">
            <text:p>0.002903846153846</text:p>
          </table:table-cell>
          <table:table-cell table:formula="of:=SUM(INDIRECT( CELL(&quot;address&quot;;  INDEX([$Parameters.$L$22:$Parameters.$L$74];  FLOOR([.$A302]/12; 1) + 1;0))&amp;&quot;:&quot;&amp;CELL(&quot;address&quot;; [$Parameters.$L$70])))" office:value-type="float" office:value="0.242449" calcext:value-type="float">
            <text:p>0.242449</text:p>
          </table:table-cell>
          <table:table-cell table:formula="of:=[.$I302]/INDEX([$Parameters.$M$22:$Parameters.$M$120];  FLOOR([.$A302]/12; 1) + 1;0)" office:value-type="float" office:value="536.301611920798" calcext:value-type="float">
            <text:p>536.301611920798</text:p>
          </table:table-cell>
          <table:table-cell table:formula="of:=[.$J302]/ INDEX([$Parameters.$M$22:$Parameters.$M$120];  FLOOR([.$A302]/12; 1) + 1;0)" office:value-type="float" office:value="6583.72433689969" calcext:value-type="float">
            <text:p>6583.72433689969</text:p>
          </table:table-cell>
          <table:table-cell table:formula="of:=([.$Q302]-[.$P302])*[$Parameters.$M$70]" office:value-type="float" office:value="98331.0935081567" calcext:value-type="float">
            <text:p>98331.0935081567</text:p>
          </table:table-cell>
          <table:table-cell table:number-columns-repeated="2"/>
        </table:table-row>
        <table:table-row table:style-name="ro1">
          <table:table-cell office:value-type="float" office:value="299" calcext:value-type="float">
            <text:p>299</text:p>
          </table:table-cell>
          <table:table-cell table:formula="of:=([.$B302]-[.$C302])*POWER(1+[$Parameters.$H$4];1/12)+[$Parameters.$C$4]" office:value-type="float" office:value="19467.995390618" calcext:value-type="float">
            <text:p>19467.995390618</text:p>
          </table:table-cell>
          <table:table-cell table:formula="of:=IF(MOD([.$A303];12)=1; ([.$B291]+[.$B294]+[.$B297]+[.$B300])/4*(1+[$Parameters.$E$4])*[$Parameters.$F$4]; 0)" office:value-type="float" office:value="0" calcext:value-type="float">
            <text:p>0</text:p>
          </table:table-cell>
          <table:table-cell table:formula="of:=([.$D302]-[.$E302])*POWER(1+[$Parameters.$I$4];1/12)+[$Parameters.$D$4]" office:value-type="float" office:value="307778.267328677" calcext:value-type="float">
            <text:p>307778.267328677</text:p>
          </table:table-cell>
          <table:table-cell office:value-type="float" office:value="0" calcext:value-type="float">
            <text:p>0</text:p>
          </table:table-cell>
          <table:table-cell table:formula="of:=[.$D303]-[.$B303]" office:value-type="float" office:value="288310.271938059" calcext:value-type="float">
            <text:p>288310.271938059</text:p>
          </table:table-cell>
          <table:table-cell table:formula="of:=[.$F303]/[.$B303]" office:value-type="float" office:value="14.8094483357542" calcext:value-type="float">
            <text:p>14.8094483357542</text:p>
          </table:table-cell>
          <table:table-cell table:formula="of:=[.$F303]/[.$A303]" office:value-type="float" office:value="964.248401130631" calcext:value-type="float">
            <text:p>964.248401130631</text:p>
          </table:table-cell>
          <table:table-cell table:formula="of:=[.$B303]" office:value-type="float" office:value="19467.995390618" calcext:value-type="float">
            <text:p>19467.995390618</text:p>
          </table:table-cell>
          <table:table-cell table:formula="of:=[.$D303]*(1-[.$O303])" office:value-type="float" office:value="233157.734193106" calcext:value-type="float">
            <text:p>233157.734193106</text:p>
          </table:table-cell>
          <table:table-cell table:formula="of:=[.$B303]" office:value-type="float" office:value="19467.995390618" calcext:value-type="float">
            <text:p>19467.995390618</text:p>
          </table:table-cell>
          <table:table-cell table:formula="of:=IF(FLOOR([.$A303]/12; 1) + 1 &gt;= [$Parameters.$K$70] - [$Parameters.$K$22]; [.$D303] ; 0)" office:value-type="float" office:value="0" calcext:value-type="float">
            <text:p>0</text:p>
          </table:table-cell>
          <table:table-cell table:formula="of:=([$Parameters.$D$4]-[$Parameters.$C$4])*[.$A303]" office:value-type="float" office:value="45149" calcext:value-type="float">
            <text:p>45149</text:p>
          </table:table-cell>
          <table:table-cell table:formula="of:=[.$M303]/([$Parameters.A$4]*[.$A303])" office:value-type="float" office:value="0.00290384615384615" calcext:value-type="float">
            <text:p>0.002903846153846</text:p>
          </table:table-cell>
          <table:table-cell table:formula="of:=SUM(INDIRECT( CELL(&quot;address&quot;;  INDEX([$Parameters.$L$22:$Parameters.$L$74];  FLOOR([.$A303]/12; 1) + 1;0))&amp;&quot;:&quot;&amp;CELL(&quot;address&quot;; [$Parameters.$L$70])))" office:value-type="float" office:value="0.242449" calcext:value-type="float">
            <text:p>0.242449</text:p>
          </table:table-cell>
          <table:table-cell table:formula="of:=[.$I303]/INDEX([$Parameters.$M$22:$Parameters.$M$120];  FLOOR([.$A303]/12; 1) + 1;0)" office:value-type="float" office:value="552.910973888611" calcext:value-type="float">
            <text:p>552.910973888611</text:p>
          </table:table-cell>
          <table:table-cell table:formula="of:=[.$J303]/ INDEX([$Parameters.$M$22:$Parameters.$M$120];  FLOOR([.$A303]/12; 1) + 1;0)" office:value-type="float" office:value="6621.91804013367" calcext:value-type="float">
            <text:p>6621.91804013367</text:p>
          </table:table-cell>
          <table:table-cell table:formula="of:=([.$Q303]-[.$P303])*[$Parameters.$M$70]" office:value-type="float" office:value="98682.0548971446" calcext:value-type="float">
            <text:p>98682.0548971446</text:p>
          </table:table-cell>
          <table:table-cell table:number-columns-repeated="2"/>
        </table:table-row>
        <table:table-row table:style-name="ro1">
          <table:table-cell office:value-type="float" office:value="300" calcext:value-type="float">
            <text:p>300</text:p>
          </table:table-cell>
          <table:table-cell table:formula="of:=([.$B303]-[.$C303])*POWER(1+[$Parameters.$H$4];1/12)+[$Parameters.$C$4]" office:value-type="float" office:value="20059.2316297782" calcext:value-type="float">
            <text:p>20059.2316297782</text:p>
          </table:table-cell>
          <table:table-cell table:formula="of:=IF(MOD([.$A304];12)=1; ([.$B292]+[.$B295]+[.$B298]+[.$B301])/4*(1+[$Parameters.$E$4])*[$Parameters.$F$4]; 0)" office:value-type="float" office:value="0" calcext:value-type="float">
            <text:p>0</text:p>
          </table:table-cell>
          <table:table-cell table:formula="of:=([.$D303]-[.$E303])*POWER(1+[$Parameters.$I$4];1/12)+[$Parameters.$D$4]" office:value-type="float" office:value="309560.694087691" calcext:value-type="float">
            <text:p>309560.694087691</text:p>
          </table:table-cell>
          <table:table-cell office:value-type="float" office:value="0" calcext:value-type="float">
            <text:p>0</text:p>
          </table:table-cell>
          <table:table-cell table:formula="of:=[.$D304]-[.$B304]" office:value-type="float" office:value="289501.462457912" calcext:value-type="float">
            <text:p>289501.462457912</text:p>
          </table:table-cell>
          <table:table-cell table:formula="of:=[.$F304]/[.$B304]" office:value-type="float" office:value="14.4323305997495" calcext:value-type="float">
            <text:p>14.4323305997495</text:p>
          </table:table-cell>
          <table:table-cell table:formula="of:=[.$F304]/[.$A304]" office:value-type="float" office:value="965.004874859708" calcext:value-type="float">
            <text:p>965.004874859708</text:p>
          </table:table-cell>
          <table:table-cell table:formula="of:=[.$B304]" office:value-type="float" office:value="20059.2316297782" calcext:value-type="float">
            <text:p>20059.2316297782</text:p>
          </table:table-cell>
          <table:table-cell table:formula="of:=[.$D304]*(1-[.$O304])" office:value-type="float" office:value="235618.407576517" calcext:value-type="float">
            <text:p>235618.407576517</text:p>
          </table:table-cell>
          <table:table-cell table:formula="of:=[.$B304]" office:value-type="float" office:value="20059.2316297782" calcext:value-type="float">
            <text:p>20059.2316297782</text:p>
          </table:table-cell>
          <table:table-cell table:formula="of:=IF(FLOOR([.$A304]/12; 1) + 1 &gt;= [$Parameters.$K$70] - [$Parameters.$K$22]; [.$D304] ; 0)" office:value-type="float" office:value="0" calcext:value-type="float">
            <text:p>0</text:p>
          </table:table-cell>
          <table:table-cell table:formula="of:=([$Parameters.$D$4]-[$Parameters.$C$4])*[.$A304]" office:value-type="float" office:value="45300" calcext:value-type="float">
            <text:p>45300</text:p>
          </table:table-cell>
          <table:table-cell table:formula="of:=[.$M304]/([$Parameters.A$4]*[.$A304])" office:value-type="float" office:value="0.00290384615384615" calcext:value-type="float">
            <text:p>0.002903846153846</text:p>
          </table:table-cell>
          <table:table-cell table:formula="of:=SUM(INDIRECT( CELL(&quot;address&quot;;  INDEX([$Parameters.$L$22:$Parameters.$L$74];  FLOOR([.$A304]/12; 1) + 1;0))&amp;&quot;:&quot;&amp;CELL(&quot;address&quot;; [$Parameters.$L$70])))" office:value-type="float" office:value="0.238862" calcext:value-type="float">
            <text:p>0.238862</text:p>
          </table:table-cell>
          <table:table-cell table:formula="of:=[.$I304]/INDEX([$Parameters.$M$22:$Parameters.$M$120];  FLOOR([.$A304]/12; 1) + 1;0)" office:value-type="float" office:value="584.13604047112" calcext:value-type="float">
            <text:p>584.13604047112</text:p>
          </table:table-cell>
          <table:table-cell table:formula="of:=[.$J304]/ INDEX([$Parameters.$M$22:$Parameters.$M$120];  FLOOR([.$A304]/12; 1) + 1;0)" office:value-type="float" office:value="6861.33976635168" calcext:value-type="float">
            <text:p>6861.33976635168</text:p>
          </table:table-cell>
          <table:table-cell table:formula="of:=([.$Q304]-[.$P304])*[$Parameters.$M$70]" office:value-type="float" office:value="102067.332582818" calcext:value-type="float">
            <text:p>102067.332582818</text:p>
          </table:table-cell>
          <table:table-cell table:number-columns-repeated="2"/>
        </table:table-row>
        <table:table-row table:style-name="ro1">
          <table:table-cell office:value-type="float" office:value="301" calcext:value-type="float">
            <text:p>301</text:p>
          </table:table-cell>
          <table:table-cell table:formula="of:=([.$B304]-[.$C304])*POWER(1+[$Parameters.$H$4];1/12)+[$Parameters.$C$4]" office:value-type="float" office:value="20656.9589640758" calcext:value-type="float">
            <text:p>20656.9589640758</text:p>
          </table:table-cell>
          <table:table-cell table:formula="of:=IF(MOD([.$A305];12)=1; ([.$B293]+[.$B296]+[.$B299]+[.$B302])/4*(1+[$Parameters.$E$4])*[$Parameters.$F$4]; 0)" office:value-type="float" office:value="6758.96426552022" calcext:value-type="float">
            <text:p>6758.96426552022</text:p>
          </table:table-cell>
          <table:table-cell table:formula="of:=([.$D304]-[.$E304])*POWER(1+[$Parameters.$I$4];1/12)+[$Parameters.$D$4]" office:value-type="float" office:value="311350.382673956" calcext:value-type="float">
            <text:p>311350.382673956</text:p>
          </table:table-cell>
          <table:table-cell office:value-type="float" office:value="0" calcext:value-type="float">
            <text:p>0</text:p>
          </table:table-cell>
          <table:table-cell table:formula="of:=[.$D305]-[.$B305]" office:value-type="float" office:value="290693.42370988" calcext:value-type="float">
            <text:p>290693.42370988</text:p>
          </table:table-cell>
          <table:table-cell table:formula="of:=[.$F305]/[.$B305]" office:value-type="float" office:value="14.0724210284496" calcext:value-type="float">
            <text:p>14.0724210284496</text:p>
          </table:table-cell>
          <table:table-cell table:formula="of:=[.$F305]/[.$A305]" office:value-type="float" office:value="965.758882757077" calcext:value-type="float">
            <text:p>965.758882757077</text:p>
          </table:table-cell>
          <table:table-cell table:formula="of:=[.$B305]" office:value-type="float" office:value="20656.9589640758" calcext:value-type="float">
            <text:p>20656.9589640758</text:p>
          </table:table-cell>
          <table:table-cell table:formula="of:=[.$D305]*(1-[.$O305])" office:value-type="float" office:value="236980.60756769" calcext:value-type="float">
            <text:p>236980.60756769</text:p>
          </table:table-cell>
          <table:table-cell table:formula="of:=[.$B305]" office:value-type="float" office:value="20656.9589640758" calcext:value-type="float">
            <text:p>20656.9589640758</text:p>
          </table:table-cell>
          <table:table-cell table:formula="of:=IF(FLOOR([.$A305]/12; 1) + 1 &gt;= [$Parameters.$K$70] - [$Parameters.$K$22]; [.$D305] ; 0)" office:value-type="float" office:value="0" calcext:value-type="float">
            <text:p>0</text:p>
          </table:table-cell>
          <table:table-cell table:formula="of:=([$Parameters.$D$4]-[$Parameters.$C$4])*[.$A305]" office:value-type="float" office:value="45451" calcext:value-type="float">
            <text:p>45451</text:p>
          </table:table-cell>
          <table:table-cell table:formula="of:=[.$M305]/([$Parameters.A$4]*[.$A305])" office:value-type="float" office:value="0.00290384615384615" calcext:value-type="float">
            <text:p>0.002903846153846</text:p>
          </table:table-cell>
          <table:table-cell table:formula="of:=SUM(INDIRECT( CELL(&quot;address&quot;;  INDEX([$Parameters.$L$22:$Parameters.$L$74];  FLOOR([.$A305]/12; 1) + 1;0))&amp;&quot;:&quot;&amp;CELL(&quot;address&quot;; [$Parameters.$L$70])))" office:value-type="float" office:value="0.238862" calcext:value-type="float">
            <text:p>0.238862</text:p>
          </table:table-cell>
          <table:table-cell table:formula="of:=[.$I305]/INDEX([$Parameters.$M$22:$Parameters.$M$120];  FLOOR([.$A305]/12; 1) + 1;0)" office:value-type="float" office:value="601.542194644025" calcext:value-type="float">
            <text:p>601.542194644025</text:p>
          </table:table-cell>
          <table:table-cell table:formula="of:=[.$J305]/ INDEX([$Parameters.$M$22:$Parameters.$M$120];  FLOOR([.$A305]/12; 1) + 1;0)" office:value-type="float" office:value="6901.00779172072" calcext:value-type="float">
            <text:p>6901.00779172072</text:p>
          </table:table-cell>
          <table:table-cell table:formula="of:=([.$Q305]-[.$P305])*[$Parameters.$M$70]" office:value-type="float" office:value="102429.310608467" calcext:value-type="float">
            <text:p>102429.310608467</text:p>
          </table:table-cell>
          <table:table-cell table:number-columns-repeated="2"/>
        </table:table-row>
        <table:table-row table:style-name="ro1">
          <table:table-cell office:value-type="float" office:value="302" calcext:value-type="float">
            <text:p>302</text:p>
          </table:table-cell>
          <table:table-cell table:formula="of:=([.$B305]-[.$C305])*POWER(1+[$Parameters.$H$4];1/12)+[$Parameters.$C$4]" office:value-type="float" office:value="14428.0787247553" calcext:value-type="float">
            <text:p>14428.0787247553</text:p>
          </table:table-cell>
          <table:table-cell table:formula="of:=IF(MOD([.$A306];12)=1; ([.$B294]+[.$B297]+[.$B300]+[.$B303])/4*(1+[$Parameters.$E$4])*[$Parameters.$F$4]; 0)" office:value-type="float" office:value="0" calcext:value-type="float">
            <text:p>0</text:p>
          </table:table-cell>
          <table:table-cell table:formula="of:=([.$D305]-[.$E305])*POWER(1+[$Parameters.$I$4];1/12)+[$Parameters.$D$4]" office:value-type="float" office:value="313147.362673056" calcext:value-type="float">
            <text:p>313147.362673056</text:p>
          </table:table-cell>
          <table:table-cell office:value-type="float" office:value="0" calcext:value-type="float">
            <text:p>0</text:p>
          </table:table-cell>
          <table:table-cell table:formula="of:=[.$D306]-[.$B306]" office:value-type="float" office:value="298719.283948301" calcext:value-type="float">
            <text:p>298719.283948301</text:p>
          </table:table-cell>
          <table:table-cell table:formula="of:=[.$F306]/[.$B306]" office:value-type="float" office:value="20.704023705926" calcext:value-type="float">
            <text:p>20.704023705926</text:p>
          </table:table-cell>
          <table:table-cell table:formula="of:=[.$F306]/[.$A306]" office:value-type="float" office:value="989.136701815565" calcext:value-type="float">
            <text:p>989.136701815565</text:p>
          </table:table-cell>
          <table:table-cell table:formula="of:=[.$B306]" office:value-type="float" office:value="14428.0787247553" calcext:value-type="float">
            <text:p>14428.0787247553</text:p>
          </table:table-cell>
          <table:table-cell table:formula="of:=[.$D306]*(1-[.$O306])" office:value-type="float" office:value="238348.357330244" calcext:value-type="float">
            <text:p>238348.357330244</text:p>
          </table:table-cell>
          <table:table-cell table:formula="of:=[.$B306]" office:value-type="float" office:value="14428.0787247553" calcext:value-type="float">
            <text:p>14428.0787247553</text:p>
          </table:table-cell>
          <table:table-cell table:formula="of:=IF(FLOOR([.$A306]/12; 1) + 1 &gt;= [$Parameters.$K$70] - [$Parameters.$K$22]; [.$D306] ; 0)" office:value-type="float" office:value="0" calcext:value-type="float">
            <text:p>0</text:p>
          </table:table-cell>
          <table:table-cell table:formula="of:=([$Parameters.$D$4]-[$Parameters.$C$4])*[.$A306]" office:value-type="float" office:value="45602" calcext:value-type="float">
            <text:p>45602</text:p>
          </table:table-cell>
          <table:table-cell table:formula="of:=[.$M306]/([$Parameters.A$4]*[.$A306])" office:value-type="float" office:value="0.00290384615384615" calcext:value-type="float">
            <text:p>0.002903846153846</text:p>
          </table:table-cell>
          <table:table-cell table:formula="of:=SUM(INDIRECT( CELL(&quot;address&quot;;  INDEX([$Parameters.$L$22:$Parameters.$L$74];  FLOOR([.$A306]/12; 1) + 1;0))&amp;&quot;:&quot;&amp;CELL(&quot;address&quot;; [$Parameters.$L$70])))" office:value-type="float" office:value="0.238862" calcext:value-type="float">
            <text:p>0.238862</text:p>
          </table:table-cell>
          <table:table-cell table:formula="of:=[.$I306]/INDEX([$Parameters.$M$22:$Parameters.$M$120];  FLOOR([.$A306]/12; 1) + 1;0)" office:value-type="float" office:value="420.153719416288" calcext:value-type="float">
            <text:p>420.153719416288</text:p>
          </table:table-cell>
          <table:table-cell table:formula="of:=[.$J306]/ INDEX([$Parameters.$M$22:$Parameters.$M$120];  FLOOR([.$A306]/12; 1) + 1;0)" office:value-type="float" office:value="6940.83742953537" calcext:value-type="float">
            <text:p>6940.83742953537</text:p>
          </table:table-cell>
          <table:table-cell table:formula="of:=([.$Q306]-[.$P306])*[$Parameters.$M$70]" office:value-type="float" office:value="106026.317126536" calcext:value-type="float">
            <text:p>106026.317126536</text:p>
          </table:table-cell>
          <table:table-cell table:number-columns-repeated="2"/>
        </table:table-row>
        <table:table-row table:style-name="ro1">
          <table:table-cell office:value-type="float" office:value="303" calcext:value-type="float">
            <text:p>303</text:p>
          </table:table-cell>
          <table:table-cell table:formula="of:=([.$B306]-[.$C306])*POWER(1+[$Parameters.$H$4];1/12)+[$Parameters.$C$4]" office:value-type="float" office:value="14963.9824649999" calcext:value-type="float">
            <text:p>14963.9824649999</text:p>
          </table:table-cell>
          <table:table-cell table:formula="of:=IF(MOD([.$A307];12)=1; ([.$B295]+[.$B298]+[.$B301]+[.$B304])/4*(1+[$Parameters.$E$4])*[$Parameters.$F$4]; 0)" office:value-type="float" office:value="0" calcext:value-type="float">
            <text:p>0</text:p>
          </table:table-cell>
          <table:table-cell table:formula="of:=([.$D306]-[.$E306])*POWER(1+[$Parameters.$I$4];1/12)+[$Parameters.$D$4]" office:value-type="float" office:value="314951.663791109" calcext:value-type="float">
            <text:p>314951.663791109</text:p>
          </table:table-cell>
          <table:table-cell office:value-type="float" office:value="0" calcext:value-type="float">
            <text:p>0</text:p>
          </table:table-cell>
          <table:table-cell table:formula="of:=[.$D307]-[.$B307]" office:value-type="float" office:value="299987.681326109" calcext:value-type="float">
            <text:p>299987.681326109</text:p>
          </table:table-cell>
          <table:table-cell table:formula="of:=[.$F307]/[.$B307]" office:value-type="float" office:value="20.0473157481818" calcext:value-type="float">
            <text:p>20.0473157481818</text:p>
          </table:table-cell>
          <table:table-cell table:formula="of:=[.$F307]/[.$A307]" office:value-type="float" office:value="990.058354211581" calcext:value-type="float">
            <text:p>990.058354211581</text:p>
          </table:table-cell>
          <table:table-cell table:formula="of:=[.$B307]" office:value-type="float" office:value="14963.9824649999" calcext:value-type="float">
            <text:p>14963.9824649999</text:p>
          </table:table-cell>
          <table:table-cell table:formula="of:=[.$D307]*(1-[.$O307])" office:value-type="float" office:value="239721.679474637" calcext:value-type="float">
            <text:p>239721.679474637</text:p>
          </table:table-cell>
          <table:table-cell table:formula="of:=[.$B307]" office:value-type="float" office:value="14963.9824649999" calcext:value-type="float">
            <text:p>14963.9824649999</text:p>
          </table:table-cell>
          <table:table-cell table:formula="of:=IF(FLOOR([.$A307]/12; 1) + 1 &gt;= [$Parameters.$K$70] - [$Parameters.$K$22]; [.$D307] ; 0)" office:value-type="float" office:value="0" calcext:value-type="float">
            <text:p>0</text:p>
          </table:table-cell>
          <table:table-cell table:formula="of:=([$Parameters.$D$4]-[$Parameters.$C$4])*[.$A307]" office:value-type="float" office:value="45753" calcext:value-type="float">
            <text:p>45753</text:p>
          </table:table-cell>
          <table:table-cell table:formula="of:=[.$M307]/([$Parameters.A$4]*[.$A307])" office:value-type="float" office:value="0.00290384615384615" calcext:value-type="float">
            <text:p>0.002903846153846</text:p>
          </table:table-cell>
          <table:table-cell table:formula="of:=SUM(INDIRECT( CELL(&quot;address&quot;;  INDEX([$Parameters.$L$22:$Parameters.$L$74];  FLOOR([.$A307]/12; 1) + 1;0))&amp;&quot;:&quot;&amp;CELL(&quot;address&quot;; [$Parameters.$L$70])))" office:value-type="float" office:value="0.238862" calcext:value-type="float">
            <text:p>0.238862</text:p>
          </table:table-cell>
          <table:table-cell table:formula="of:=[.$I307]/INDEX([$Parameters.$M$22:$Parameters.$M$120];  FLOOR([.$A307]/12; 1) + 1;0)" office:value-type="float" office:value="435.759535963887" calcext:value-type="float">
            <text:p>435.759535963887</text:p>
          </table:table-cell>
          <table:table-cell table:formula="of:=[.$J307]/ INDEX([$Parameters.$M$22:$Parameters.$M$120];  FLOOR([.$A307]/12; 1) + 1;0)" office:value-type="float" office:value="6980.82933822473" calcext:value-type="float">
            <text:p>6980.82933822473</text:p>
          </table:table-cell>
          <table:table-cell table:formula="of:=([.$Q307]-[.$P307])*[$Parameters.$M$70]" office:value-type="float" office:value="106422.834984761" calcext:value-type="float">
            <text:p>106422.834984761</text:p>
          </table:table-cell>
          <table:table-cell table:number-columns-repeated="2"/>
        </table:table-row>
        <table:table-row table:style-name="ro1">
          <table:table-cell office:value-type="float" office:value="304" calcext:value-type="float">
            <text:p>304</text:p>
          </table:table-cell>
          <table:table-cell table:formula="of:=([.$B307]-[.$C307])*POWER(1+[$Parameters.$H$4];1/12)+[$Parameters.$C$4]" office:value-type="float" office:value="15505.7698130681" calcext:value-type="float">
            <text:p>15505.7698130681</text:p>
          </table:table-cell>
          <table:table-cell table:formula="of:=IF(MOD([.$A308];12)=1; ([.$B296]+[.$B299]+[.$B302]+[.$B305])/4*(1+[$Parameters.$E$4])*[$Parameters.$F$4]; 0)" office:value-type="float" office:value="0" calcext:value-type="float">
            <text:p>0</text:p>
          </table:table-cell>
          <table:table-cell table:formula="of:=([.$D307]-[.$E307])*POWER(1+[$Parameters.$I$4];1/12)+[$Parameters.$D$4]" office:value-type="float" office:value="316763.31585526" calcext:value-type="float">
            <text:p>316763.31585526</text:p>
          </table:table-cell>
          <table:table-cell office:value-type="float" office:value="0" calcext:value-type="float">
            <text:p>0</text:p>
          </table:table-cell>
          <table:table-cell table:formula="of:=[.$D308]-[.$B308]" office:value-type="float" office:value="301257.546042192" calcext:value-type="float">
            <text:p>301257.546042192</text:p>
          </table:table-cell>
          <table:table-cell table:formula="of:=[.$F308]/[.$B308]" office:value-type="float" office:value="19.428738442144" calcext:value-type="float">
            <text:p>19.428738442144</text:p>
          </table:table-cell>
          <table:table-cell table:formula="of:=[.$F308]/[.$A308]" office:value-type="float" office:value="990.978769875631" calcext:value-type="float">
            <text:p>990.978769875631</text:p>
          </table:table-cell>
          <table:table-cell table:formula="of:=[.$B308]" office:value-type="float" office:value="15505.7698130681" calcext:value-type="float">
            <text:p>15505.7698130681</text:p>
          </table:table-cell>
          <table:table-cell table:formula="of:=[.$D308]*(1-[.$O308])" office:value-type="float" office:value="241100.596703441" calcext:value-type="float">
            <text:p>241100.596703441</text:p>
          </table:table-cell>
          <table:table-cell table:formula="of:=[.$B308]" office:value-type="float" office:value="15505.7698130681" calcext:value-type="float">
            <text:p>15505.7698130681</text:p>
          </table:table-cell>
          <table:table-cell table:formula="of:=IF(FLOOR([.$A308]/12; 1) + 1 &gt;= [$Parameters.$K$70] - [$Parameters.$K$22]; [.$D308] ; 0)" office:value-type="float" office:value="0" calcext:value-type="float">
            <text:p>0</text:p>
          </table:table-cell>
          <table:table-cell table:formula="of:=([$Parameters.$D$4]-[$Parameters.$C$4])*[.$A308]" office:value-type="float" office:value="45904" calcext:value-type="float">
            <text:p>45904</text:p>
          </table:table-cell>
          <table:table-cell table:formula="of:=[.$M308]/([$Parameters.A$4]*[.$A308])" office:value-type="float" office:value="0.00290384615384615" calcext:value-type="float">
            <text:p>0.002903846153846</text:p>
          </table:table-cell>
          <table:table-cell table:formula="of:=SUM(INDIRECT( CELL(&quot;address&quot;;  INDEX([$Parameters.$L$22:$Parameters.$L$74];  FLOOR([.$A308]/12; 1) + 1;0))&amp;&quot;:&quot;&amp;CELL(&quot;address&quot;; [$Parameters.$L$70])))" office:value-type="float" office:value="0.238862" calcext:value-type="float">
            <text:p>0.238862</text:p>
          </table:table-cell>
          <table:table-cell table:formula="of:=[.$I308]/INDEX([$Parameters.$M$22:$Parameters.$M$120];  FLOOR([.$A308]/12; 1) + 1;0)" office:value-type="float" office:value="451.536686460923" calcext:value-type="float">
            <text:p>451.536686460923</text:p>
          </table:table-cell>
          <table:table-cell table:formula="of:=[.$J308]/ INDEX([$Parameters.$M$22:$Parameters.$M$120];  FLOOR([.$A308]/12; 1) + 1;0)" office:value-type="float" office:value="7020.98417890043" calcext:value-type="float">
            <text:p>7020.98417890043</text:p>
          </table:table-cell>
          <table:table-cell table:formula="of:=([.$Q308]-[.$P308])*[$Parameters.$M$70]" office:value-type="float" office:value="106819.216227066" calcext:value-type="float">
            <text:p>106819.216227066</text:p>
          </table:table-cell>
          <table:table-cell table:number-columns-repeated="2"/>
        </table:table-row>
        <table:table-row table:style-name="ro1">
          <table:table-cell office:value-type="float" office:value="305" calcext:value-type="float">
            <text:p>305</text:p>
          </table:table-cell>
          <table:table-cell table:formula="of:=([.$B308]-[.$C308])*POWER(1+[$Parameters.$H$4];1/12)+[$Parameters.$C$4]" office:value-type="float" office:value="16053.5053642192" calcext:value-type="float">
            <text:p>16053.5053642192</text:p>
          </table:table-cell>
          <table:table-cell table:formula="of:=IF(MOD([.$A309];12)=1; ([.$B297]+[.$B300]+[.$B303]+[.$B306])/4*(1+[$Parameters.$E$4])*[$Parameters.$F$4]; 0)" office:value-type="float" office:value="0" calcext:value-type="float">
            <text:p>0</text:p>
          </table:table-cell>
          <table:table-cell table:formula="of:=([.$D308]-[.$E308])*POWER(1+[$Parameters.$I$4];1/12)+[$Parameters.$D$4]" office:value-type="float" office:value="318582.348814173" calcext:value-type="float">
            <text:p>318582.348814173</text:p>
          </table:table-cell>
          <table:table-cell office:value-type="float" office:value="0" calcext:value-type="float">
            <text:p>0</text:p>
          </table:table-cell>
          <table:table-cell table:formula="of:=[.$D309]-[.$B309]" office:value-type="float" office:value="302528.843449954" calcext:value-type="float">
            <text:p>302528.843449954</text:p>
          </table:table-cell>
          <table:table-cell table:formula="of:=[.$F309]/[.$B309]" office:value-type="float" office:value="18.8450333174114" calcext:value-type="float">
            <text:p>18.8450333174114</text:p>
          </table:table-cell>
          <table:table-cell table:formula="of:=[.$F309]/[.$A309]" office:value-type="float" office:value="991.897847376898" calcext:value-type="float">
            <text:p>991.897847376898</text:p>
          </table:table-cell>
          <table:table-cell table:formula="of:=[.$B309]" office:value-type="float" office:value="16053.5053642192" calcext:value-type="float">
            <text:p>16053.5053642192</text:p>
          </table:table-cell>
          <table:table-cell table:formula="of:=[.$D309]*(1-[.$O309])" office:value-type="float" office:value="242485.131811722" calcext:value-type="float">
            <text:p>242485.131811722</text:p>
          </table:table-cell>
          <table:table-cell table:formula="of:=[.$B309]" office:value-type="float" office:value="16053.5053642192" calcext:value-type="float">
            <text:p>16053.5053642192</text:p>
          </table:table-cell>
          <table:table-cell table:formula="of:=IF(FLOOR([.$A309]/12; 1) + 1 &gt;= [$Parameters.$K$70] - [$Parameters.$K$22]; [.$D309] ; 0)" office:value-type="float" office:value="0" calcext:value-type="float">
            <text:p>0</text:p>
          </table:table-cell>
          <table:table-cell table:formula="of:=([$Parameters.$D$4]-[$Parameters.$C$4])*[.$A309]" office:value-type="float" office:value="46055" calcext:value-type="float">
            <text:p>46055</text:p>
          </table:table-cell>
          <table:table-cell table:formula="of:=[.$M309]/([$Parameters.A$4]*[.$A309])" office:value-type="float" office:value="0.00290384615384615" calcext:value-type="float">
            <text:p>0.002903846153846</text:p>
          </table:table-cell>
          <table:table-cell table:formula="of:=SUM(INDIRECT( CELL(&quot;address&quot;;  INDEX([$Parameters.$L$22:$Parameters.$L$74];  FLOOR([.$A309]/12; 1) + 1;0))&amp;&quot;:&quot;&amp;CELL(&quot;address&quot;; [$Parameters.$L$70])))" office:value-type="float" office:value="0.238862" calcext:value-type="float">
            <text:p>0.238862</text:p>
          </table:table-cell>
          <table:table-cell table:formula="of:=[.$I309]/INDEX([$Parameters.$M$22:$Parameters.$M$120];  FLOOR([.$A309]/12; 1) + 1;0)" office:value-type="float" office:value="467.487051957462" calcext:value-type="float">
            <text:p>467.487051957462</text:p>
          </table:table-cell>
          <table:table-cell table:formula="of:=[.$J309]/ INDEX([$Parameters.$M$22:$Parameters.$M$120];  FLOOR([.$A309]/12; 1) + 1;0)" office:value-type="float" office:value="7061.30261536756" calcext:value-type="float">
            <text:p>7061.30261536756</text:p>
          </table:table-cell>
          <table:table-cell table:formula="of:=([.$Q309]-[.$P309])*[$Parameters.$M$70]" office:value-type="float" office:value="107215.441061048" calcext:value-type="float">
            <text:p>107215.441061048</text:p>
          </table:table-cell>
          <table:table-cell table:number-columns-repeated="2"/>
        </table:table-row>
        <table:table-row table:style-name="ro1">
          <table:table-cell office:value-type="float" office:value="306" calcext:value-type="float">
            <text:p>306</text:p>
          </table:table-cell>
          <table:table-cell table:formula="of:=([.$B309]-[.$C309])*POWER(1+[$Parameters.$H$4];1/12)+[$Parameters.$C$4]" office:value-type="float" office:value="16607.2544228943" calcext:value-type="float">
            <text:p>16607.2544228943</text:p>
          </table:table-cell>
          <table:table-cell table:formula="of:=IF(MOD([.$A310];12)=1; ([.$B298]+[.$B301]+[.$B304]+[.$B307])/4*(1+[$Parameters.$E$4])*[$Parameters.$F$4]; 0)" office:value-type="float" office:value="0" calcext:value-type="float">
            <text:p>0</text:p>
          </table:table-cell>
          <table:table-cell table:formula="of:=([.$D309]-[.$E309])*POWER(1+[$Parameters.$I$4];1/12)+[$Parameters.$D$4]" office:value-type="float" office:value="320408.792738528" calcext:value-type="float">
            <text:p>320408.792738528</text:p>
          </table:table-cell>
          <table:table-cell office:value-type="float" office:value="0" calcext:value-type="float">
            <text:p>0</text:p>
          </table:table-cell>
          <table:table-cell table:formula="of:=[.$D310]-[.$B310]" office:value-type="float" office:value="303801.538315633" calcext:value-type="float">
            <text:p>303801.538315633</text:p>
          </table:table-cell>
          <table:table-cell table:formula="of:=[.$F310]/[.$B310]" office:value-type="float" office:value="18.2933030698211" calcext:value-type="float">
            <text:p>18.2933030698211</text:p>
          </table:table-cell>
          <table:table-cell table:formula="of:=[.$F310]/[.$A310]" office:value-type="float" office:value="992.815484691612" calcext:value-type="float">
            <text:p>992.815484691612</text:p>
          </table:table-cell>
          <table:table-cell table:formula="of:=[.$B310]" office:value-type="float" office:value="16607.2544228943" calcext:value-type="float">
            <text:p>16607.2544228943</text:p>
          </table:table-cell>
          <table:table-cell table:formula="of:=[.$D310]*(1-[.$O310])" office:value-type="float" office:value="243875.307687417" calcext:value-type="float">
            <text:p>243875.307687417</text:p>
          </table:table-cell>
          <table:table-cell table:formula="of:=[.$B310]" office:value-type="float" office:value="16607.2544228943" calcext:value-type="float">
            <text:p>16607.2544228943</text:p>
          </table:table-cell>
          <table:table-cell table:formula="of:=IF(FLOOR([.$A310]/12; 1) + 1 &gt;= [$Parameters.$K$70] - [$Parameters.$K$22]; [.$D310] ; 0)" office:value-type="float" office:value="0" calcext:value-type="float">
            <text:p>0</text:p>
          </table:table-cell>
          <table:table-cell table:formula="of:=([$Parameters.$D$4]-[$Parameters.$C$4])*[.$A310]" office:value-type="float" office:value="46206" calcext:value-type="float">
            <text:p>46206</text:p>
          </table:table-cell>
          <table:table-cell table:formula="of:=[.$M310]/([$Parameters.A$4]*[.$A310])" office:value-type="float" office:value="0.00290384615384615" calcext:value-type="float">
            <text:p>0.002903846153846</text:p>
          </table:table-cell>
          <table:table-cell table:formula="of:=SUM(INDIRECT( CELL(&quot;address&quot;;  INDEX([$Parameters.$L$22:$Parameters.$L$74];  FLOOR([.$A310]/12; 1) + 1;0))&amp;&quot;:&quot;&amp;CELL(&quot;address&quot;; [$Parameters.$L$70])))" office:value-type="float" office:value="0.238862" calcext:value-type="float">
            <text:p>0.238862</text:p>
          </table:table-cell>
          <table:table-cell table:formula="of:=[.$I310]/INDEX([$Parameters.$M$22:$Parameters.$M$120];  FLOOR([.$A310]/12; 1) + 1;0)" office:value-type="float" office:value="483.612534155338" calcext:value-type="float">
            <text:p>483.612534155338</text:p>
          </table:table-cell>
          <table:table-cell table:formula="of:=[.$J310]/ INDEX([$Parameters.$M$22:$Parameters.$M$120];  FLOOR([.$A310]/12; 1) + 1;0)" office:value-type="float" office:value="7101.78531413563" calcext:value-type="float">
            <text:p>7101.78531413563</text:p>
          </table:table-cell>
          <table:table-cell table:formula="of:=([.$Q310]-[.$P310])*[$Parameters.$M$70]" office:value-type="float" office:value="107611.48940248" calcext:value-type="float">
            <text:p>107611.48940248</text:p>
          </table:table-cell>
          <table:table-cell table:number-columns-repeated="2"/>
        </table:table-row>
        <table:table-row table:style-name="ro1">
          <table:table-cell office:value-type="float" office:value="307" calcext:value-type="float">
            <text:p>307</text:p>
          </table:table-cell>
          <table:table-cell table:formula="of:=([.$B310]-[.$C310])*POWER(1+[$Parameters.$H$4];1/12)+[$Parameters.$C$4]" office:value-type="float" office:value="17167.0830105021" calcext:value-type="float">
            <text:p>17167.0830105021</text:p>
          </table:table-cell>
          <table:table-cell table:formula="of:=IF(MOD([.$A311];12)=1; ([.$B299]+[.$B302]+[.$B305]+[.$B308])/4*(1+[$Parameters.$E$4])*[$Parameters.$F$4]; 0)" office:value-type="float" office:value="0" calcext:value-type="float">
            <text:p>0</text:p>
          </table:table-cell>
          <table:table-cell table:formula="of:=([.$D310]-[.$E310])*POWER(1+[$Parameters.$I$4];1/12)+[$Parameters.$D$4]" office:value-type="float" office:value="322242.677821514" calcext:value-type="float">
            <text:p>322242.677821514</text:p>
          </table:table-cell>
          <table:table-cell office:value-type="float" office:value="0" calcext:value-type="float">
            <text:p>0</text:p>
          </table:table-cell>
          <table:table-cell table:formula="of:=[.$D311]-[.$B311]" office:value-type="float" office:value="305075.594811011" calcext:value-type="float">
            <text:p>305075.594811011</text:p>
          </table:table-cell>
          <table:table-cell table:formula="of:=[.$F311]/[.$B311]" office:value-type="float" office:value="17.7709628726312" calcext:value-type="float">
            <text:p>17.7709628726312</text:p>
          </table:table-cell>
          <table:table-cell table:formula="of:=[.$F311]/[.$A311]" office:value-type="float" office:value="993.731579188963" calcext:value-type="float">
            <text:p>993.731579188963</text:p>
          </table:table-cell>
          <table:table-cell table:formula="of:=[.$B311]" office:value-type="float" office:value="17167.0830105021" calcext:value-type="float">
            <text:p>17167.0830105021</text:p>
          </table:table-cell>
          <table:table-cell table:formula="of:=[.$D311]*(1-[.$O311])" office:value-type="float" office:value="245271.147311711" calcext:value-type="float">
            <text:p>245271.147311711</text:p>
          </table:table-cell>
          <table:table-cell table:formula="of:=[.$B311]" office:value-type="float" office:value="17167.0830105021" calcext:value-type="float">
            <text:p>17167.0830105021</text:p>
          </table:table-cell>
          <table:table-cell table:formula="of:=IF(FLOOR([.$A311]/12; 1) + 1 &gt;= [$Parameters.$K$70] - [$Parameters.$K$22]; [.$D311] ; 0)" office:value-type="float" office:value="0" calcext:value-type="float">
            <text:p>0</text:p>
          </table:table-cell>
          <table:table-cell table:formula="of:=([$Parameters.$D$4]-[$Parameters.$C$4])*[.$A311]" office:value-type="float" office:value="46357" calcext:value-type="float">
            <text:p>46357</text:p>
          </table:table-cell>
          <table:table-cell table:formula="of:=[.$M311]/([$Parameters.A$4]*[.$A311])" office:value-type="float" office:value="0.00290384615384615" calcext:value-type="float">
            <text:p>0.002903846153846</text:p>
          </table:table-cell>
          <table:table-cell table:formula="of:=SUM(INDIRECT( CELL(&quot;address&quot;;  INDEX([$Parameters.$L$22:$Parameters.$L$74];  FLOOR([.$A311]/12; 1) + 1;0))&amp;&quot;:&quot;&amp;CELL(&quot;address&quot;; [$Parameters.$L$70])))" office:value-type="float" office:value="0.238862" calcext:value-type="float">
            <text:p>0.238862</text:p>
          </table:table-cell>
          <table:table-cell table:formula="of:=[.$I311]/INDEX([$Parameters.$M$22:$Parameters.$M$120];  FLOOR([.$A311]/12; 1) + 1;0)" office:value-type="float" office:value="499.915055634891" calcext:value-type="float">
            <text:p>499.915055634891</text:p>
          </table:table-cell>
          <table:table-cell table:formula="of:=[.$J311]/ INDEX([$Parameters.$M$22:$Parameters.$M$120];  FLOOR([.$A311]/12; 1) + 1;0)" office:value-type="float" office:value="7142.43294442957" calcext:value-type="float">
            <text:p>7142.43294442957</text:p>
          </table:table-cell>
          <table:table-cell table:formula="of:=([.$Q311]-[.$P311])*[$Parameters.$M$70]" office:value-type="float" office:value="108007.340871801" calcext:value-type="float">
            <text:p>108007.340871801</text:p>
          </table:table-cell>
          <table:table-cell table:number-columns-repeated="2"/>
        </table:table-row>
        <table:table-row table:style-name="ro1">
          <table:table-cell office:value-type="float" office:value="308" calcext:value-type="float">
            <text:p>308</text:p>
          </table:table-cell>
          <table:table-cell table:formula="of:=([.$B311]-[.$C311])*POWER(1+[$Parameters.$H$4];1/12)+[$Parameters.$C$4]" office:value-type="float" office:value="17733.0578732908" calcext:value-type="float">
            <text:p>17733.0578732908</text:p>
          </table:table-cell>
          <table:table-cell table:formula="of:=IF(MOD([.$A312];12)=1; ([.$B300]+[.$B303]+[.$B306]+[.$B309])/4*(1+[$Parameters.$E$4])*[$Parameters.$F$4]; 0)" office:value-type="float" office:value="0" calcext:value-type="float">
            <text:p>0</text:p>
          </table:table-cell>
          <table:table-cell table:formula="of:=([.$D311]-[.$E311])*POWER(1+[$Parameters.$I$4];1/12)+[$Parameters.$D$4]" office:value-type="float" office:value="324084.034379333" calcext:value-type="float">
            <text:p>324084.034379333</text:p>
          </table:table-cell>
          <table:table-cell office:value-type="float" office:value="0" calcext:value-type="float">
            <text:p>0</text:p>
          </table:table-cell>
          <table:table-cell table:formula="of:=[.$D312]-[.$B312]" office:value-type="float" office:value="306350.976506042" calcext:value-type="float">
            <text:p>306350.976506042</text:p>
          </table:table-cell>
          <table:table-cell table:formula="of:=[.$F312]/[.$B312]" office:value-type="float" office:value="17.2756993573828" calcext:value-type="float">
            <text:p>17.2756993573828</text:p>
          </table:table-cell>
          <table:table-cell table:formula="of:=[.$F312]/[.$A312]" office:value-type="float" office:value="994.64602761702" calcext:value-type="float">
            <text:p>994.64602761702</text:p>
          </table:table-cell>
          <table:table-cell table:formula="of:=[.$B312]" office:value-type="float" office:value="17733.0578732908" calcext:value-type="float">
            <text:p>17733.0578732908</text:p>
          </table:table-cell>
          <table:table-cell table:formula="of:=[.$D312]*(1-[.$O312])" office:value-type="float" office:value="246672.673759417" calcext:value-type="float">
            <text:p>246672.673759417</text:p>
          </table:table-cell>
          <table:table-cell table:formula="of:=[.$B312]" office:value-type="float" office:value="17733.0578732908" calcext:value-type="float">
            <text:p>17733.0578732908</text:p>
          </table:table-cell>
          <table:table-cell table:formula="of:=IF(FLOOR([.$A312]/12; 1) + 1 &gt;= [$Parameters.$K$70] - [$Parameters.$K$22]; [.$D312] ; 0)" office:value-type="float" office:value="0" calcext:value-type="float">
            <text:p>0</text:p>
          </table:table-cell>
          <table:table-cell table:formula="of:=([$Parameters.$D$4]-[$Parameters.$C$4])*[.$A312]" office:value-type="float" office:value="46508" calcext:value-type="float">
            <text:p>46508</text:p>
          </table:table-cell>
          <table:table-cell table:formula="of:=[.$M312]/([$Parameters.A$4]*[.$A312])" office:value-type="float" office:value="0.00290384615384615" calcext:value-type="float">
            <text:p>0.002903846153846</text:p>
          </table:table-cell>
          <table:table-cell table:formula="of:=SUM(INDIRECT( CELL(&quot;address&quot;;  INDEX([$Parameters.$L$22:$Parameters.$L$74];  FLOOR([.$A312]/12; 1) + 1;0))&amp;&quot;:&quot;&amp;CELL(&quot;address&quot;; [$Parameters.$L$70])))" office:value-type="float" office:value="0.238862" calcext:value-type="float">
            <text:p>0.238862</text:p>
          </table:table-cell>
          <table:table-cell table:formula="of:=[.$I312]/INDEX([$Parameters.$M$22:$Parameters.$M$120];  FLOOR([.$A312]/12; 1) + 1;0)" office:value-type="float" office:value="516.396560084181" calcext:value-type="float">
            <text:p>516.396560084181</text:p>
          </table:table-cell>
          <table:table-cell table:formula="of:=[.$J312]/ INDEX([$Parameters.$M$22:$Parameters.$M$120];  FLOOR([.$A312]/12; 1) + 1;0)" office:value-type="float" office:value="7183.24617820083" calcext:value-type="float">
            <text:p>7183.24617820083</text:p>
          </table:table-cell>
          <table:table-cell table:formula="of:=([.$Q312]-[.$P312])*[$Parameters.$M$70]" office:value-type="float" office:value="108402.974790577" calcext:value-type="float">
            <text:p>108402.974790577</text:p>
          </table:table-cell>
          <table:table-cell table:number-columns-repeated="2"/>
        </table:table-row>
        <table:table-row table:style-name="ro1">
          <table:table-cell office:value-type="float" office:value="309" calcext:value-type="float">
            <text:p>309</text:p>
          </table:table-cell>
          <table:table-cell table:formula="of:=([.$B312]-[.$C312])*POWER(1+[$Parameters.$H$4];1/12)+[$Parameters.$C$4]" office:value-type="float" office:value="18305.2464903055" calcext:value-type="float">
            <text:p>18305.2464903055</text:p>
          </table:table-cell>
          <table:table-cell table:formula="of:=IF(MOD([.$A313];12)=1; ([.$B301]+[.$B304]+[.$B307]+[.$B310])/4*(1+[$Parameters.$E$4])*[$Parameters.$F$4]; 0)" office:value-type="float" office:value="0" calcext:value-type="float">
            <text:p>0</text:p>
          </table:table-cell>
          <table:table-cell table:formula="of:=([.$D312]-[.$E312])*POWER(1+[$Parameters.$I$4];1/12)+[$Parameters.$D$4]" office:value-type="float" office:value="325932.892851698" calcext:value-type="float">
            <text:p>325932.892851698</text:p>
          </table:table-cell>
          <table:table-cell office:value-type="float" office:value="0" calcext:value-type="float">
            <text:p>0</text:p>
          </table:table-cell>
          <table:table-cell table:formula="of:=[.$D313]-[.$B313]" office:value-type="float" office:value="307627.646361393" calcext:value-type="float">
            <text:p>307627.646361393</text:p>
          </table:table-cell>
          <table:table-cell table:formula="of:=[.$F313]/[.$B313]" office:value-type="float" office:value="16.8054358909788" calcext:value-type="float">
            <text:p>16.8054358909788</text:p>
          </table:table-cell>
          <table:table-cell table:formula="of:=[.$F313]/[.$A313]" office:value-type="float" office:value="995.55872608865" calcext:value-type="float">
            <text:p>995.55872608865</text:p>
          </table:table-cell>
          <table:table-cell table:formula="of:=[.$B313]" office:value-type="float" office:value="18305.2464903055" calcext:value-type="float">
            <text:p>18305.2464903055</text:p>
          </table:table-cell>
          <table:table-cell table:formula="of:=[.$D313]*(1-[.$O313])" office:value-type="float" office:value="248079.910199356" calcext:value-type="float">
            <text:p>248079.910199356</text:p>
          </table:table-cell>
          <table:table-cell table:formula="of:=[.$B313]" office:value-type="float" office:value="18305.2464903055" calcext:value-type="float">
            <text:p>18305.2464903055</text:p>
          </table:table-cell>
          <table:table-cell table:formula="of:=IF(FLOOR([.$A313]/12; 1) + 1 &gt;= [$Parameters.$K$70] - [$Parameters.$K$22]; [.$D313] ; 0)" office:value-type="float" office:value="0" calcext:value-type="float">
            <text:p>0</text:p>
          </table:table-cell>
          <table:table-cell table:formula="of:=([$Parameters.$D$4]-[$Parameters.$C$4])*[.$A313]" office:value-type="float" office:value="46659" calcext:value-type="float">
            <text:p>46659</text:p>
          </table:table-cell>
          <table:table-cell table:formula="of:=[.$M313]/([$Parameters.A$4]*[.$A313])" office:value-type="float" office:value="0.00290384615384615" calcext:value-type="float">
            <text:p>0.002903846153846</text:p>
          </table:table-cell>
          <table:table-cell table:formula="of:=SUM(INDIRECT( CELL(&quot;address&quot;;  INDEX([$Parameters.$L$22:$Parameters.$L$74];  FLOOR([.$A313]/12; 1) + 1;0))&amp;&quot;:&quot;&amp;CELL(&quot;address&quot;; [$Parameters.$L$70])))" office:value-type="float" office:value="0.238862" calcext:value-type="float">
            <text:p>0.238862</text:p>
          </table:table-cell>
          <table:table-cell table:formula="of:=[.$I313]/INDEX([$Parameters.$M$22:$Parameters.$M$120];  FLOOR([.$A313]/12; 1) + 1;0)" office:value-type="float" office:value="533.059012530737" calcext:value-type="float">
            <text:p>533.059012530737</text:p>
          </table:table-cell>
          <table:table-cell table:formula="of:=[.$J313]/ INDEX([$Parameters.$M$22:$Parameters.$M$120];  FLOOR([.$A313]/12; 1) + 1;0)" office:value-type="float" office:value="7224.2256901385" calcext:value-type="float">
            <text:p>7224.2256901385</text:p>
          </table:table-cell>
          <table:table-cell table:formula="of:=([.$Q313]-[.$P313])*[$Parameters.$M$70]" office:value-type="float" office:value="108798.370177902" calcext:value-type="float">
            <text:p>108798.370177902</text:p>
          </table:table-cell>
          <table:table-cell table:number-columns-repeated="2"/>
        </table:table-row>
        <table:table-row table:style-name="ro1">
          <table:table-cell office:value-type="float" office:value="310" calcext:value-type="float">
            <text:p>310</text:p>
          </table:table-cell>
          <table:table-cell table:formula="of:=([.$B313]-[.$C313])*POWER(1+[$Parameters.$H$4];1/12)+[$Parameters.$C$4]" office:value-type="float" office:value="18883.717081434" calcext:value-type="float">
            <text:p>18883.717081434</text:p>
          </table:table-cell>
          <table:table-cell table:formula="of:=IF(MOD([.$A314];12)=1; ([.$B302]+[.$B305]+[.$B308]+[.$B311])/4*(1+[$Parameters.$E$4])*[$Parameters.$F$4]; 0)" office:value-type="float" office:value="0" calcext:value-type="float">
            <text:p>0</text:p>
          </table:table-cell>
          <table:table-cell table:formula="of:=([.$D313]-[.$E313])*POWER(1+[$Parameters.$I$4];1/12)+[$Parameters.$D$4]" office:value-type="float" office:value="327789.283802339" calcext:value-type="float">
            <text:p>327789.283802339</text:p>
          </table:table-cell>
          <table:table-cell office:value-type="float" office:value="0" calcext:value-type="float">
            <text:p>0</text:p>
          </table:table-cell>
          <table:table-cell table:formula="of:=[.$D314]-[.$B314]" office:value-type="float" office:value="308905.566720905" calcext:value-type="float">
            <text:p>308905.566720905</text:p>
          </table:table-cell>
          <table:table-cell table:formula="of:=[.$F314]/[.$B314]" office:value-type="float" office:value="16.3583030495947" calcext:value-type="float">
            <text:p>16.3583030495947</text:p>
          </table:table-cell>
          <table:table-cell table:formula="of:=[.$F314]/[.$A314]" office:value-type="float" office:value="996.469570067435" calcext:value-type="float">
            <text:p>996.469570067435</text:p>
          </table:table-cell>
          <table:table-cell table:formula="of:=[.$B314]" office:value-type="float" office:value="18883.717081434" calcext:value-type="float">
            <text:p>18883.717081434</text:p>
          </table:table-cell>
          <table:table-cell table:formula="of:=[.$D314]*(1-[.$O314])" office:value-type="float" office:value="249492.879894745" calcext:value-type="float">
            <text:p>249492.879894745</text:p>
          </table:table-cell>
          <table:table-cell table:formula="of:=[.$B314]" office:value-type="float" office:value="18883.717081434" calcext:value-type="float">
            <text:p>18883.717081434</text:p>
          </table:table-cell>
          <table:table-cell table:formula="of:=IF(FLOOR([.$A314]/12; 1) + 1 &gt;= [$Parameters.$K$70] - [$Parameters.$K$22]; [.$D314] ; 0)" office:value-type="float" office:value="0" calcext:value-type="float">
            <text:p>0</text:p>
          </table:table-cell>
          <table:table-cell table:formula="of:=([$Parameters.$D$4]-[$Parameters.$C$4])*[.$A314]" office:value-type="float" office:value="46810" calcext:value-type="float">
            <text:p>46810</text:p>
          </table:table-cell>
          <table:table-cell table:formula="of:=[.$M314]/([$Parameters.A$4]*[.$A314])" office:value-type="float" office:value="0.00290384615384615" calcext:value-type="float">
            <text:p>0.002903846153846</text:p>
          </table:table-cell>
          <table:table-cell table:formula="of:=SUM(INDIRECT( CELL(&quot;address&quot;;  INDEX([$Parameters.$L$22:$Parameters.$L$74];  FLOOR([.$A314]/12; 1) + 1;0))&amp;&quot;:&quot;&amp;CELL(&quot;address&quot;; [$Parameters.$L$70])))" office:value-type="float" office:value="0.238862" calcext:value-type="float">
            <text:p>0.238862</text:p>
          </table:table-cell>
          <table:table-cell table:formula="of:=[.$I314]/INDEX([$Parameters.$M$22:$Parameters.$M$120];  FLOOR([.$A314]/12; 1) + 1;0)" office:value-type="float" office:value="549.90439957583" calcext:value-type="float">
            <text:p>549.90439957583</text:p>
          </table:table-cell>
          <table:table-cell table:formula="of:=[.$J314]/ INDEX([$Parameters.$M$22:$Parameters.$M$120];  FLOOR([.$A314]/12; 1) + 1;0)" office:value-type="float" office:value="7265.37215768039" calcext:value-type="float">
            <text:p>7265.37215768039</text:p>
          </table:table-cell>
          <table:table-cell table:formula="of:=([.$Q314]-[.$P314])*[$Parameters.$M$70]" office:value-type="float" office:value="109193.50574678" calcext:value-type="float">
            <text:p>109193.50574678</text:p>
          </table:table-cell>
          <table:table-cell table:number-columns-repeated="2"/>
        </table:table-row>
        <table:table-row table:style-name="ro1">
          <table:table-cell office:value-type="float" office:value="311" calcext:value-type="float">
            <text:p>311</text:p>
          </table:table-cell>
          <table:table-cell table:formula="of:=([.$B314]-[.$C314])*POWER(1+[$Parameters.$H$4];1/12)+[$Parameters.$C$4]" office:value-type="float" office:value="19468.53861554" calcext:value-type="float">
            <text:p>19468.53861554</text:p>
          </table:table-cell>
          <table:table-cell table:formula="of:=IF(MOD([.$A315];12)=1; ([.$B303]+[.$B306]+[.$B309]+[.$B312])/4*(1+[$Parameters.$E$4])*[$Parameters.$F$4]; 0)" office:value-type="float" office:value="0" calcext:value-type="float">
            <text:p>0</text:p>
          </table:table-cell>
          <table:table-cell table:formula="of:=([.$D314]-[.$E314])*POWER(1+[$Parameters.$I$4];1/12)+[$Parameters.$D$4]" office:value-type="float" office:value="329653.237919503" calcext:value-type="float">
            <text:p>329653.237919503</text:p>
          </table:table-cell>
          <table:table-cell office:value-type="float" office:value="0" calcext:value-type="float">
            <text:p>0</text:p>
          </table:table-cell>
          <table:table-cell table:formula="of:=[.$D315]-[.$B315]" office:value-type="float" office:value="310184.699303963" calcext:value-type="float">
            <text:p>310184.699303963</text:p>
          </table:table-cell>
          <table:table-cell table:formula="of:=[.$F315]/[.$B315]" office:value-type="float" office:value="15.9326134040883" calcext:value-type="float">
            <text:p>15.9326134040883</text:p>
          </table:table-cell>
          <table:table-cell table:formula="of:=[.$F315]/[.$A315]" office:value-type="float" office:value="997.378454353579" calcext:value-type="float">
            <text:p>997.378454353579</text:p>
          </table:table-cell>
          <table:table-cell table:formula="of:=[.$B315]" office:value-type="float" office:value="19468.53861554" calcext:value-type="float">
            <text:p>19468.53861554</text:p>
          </table:table-cell>
          <table:table-cell table:formula="of:=[.$D315]*(1-[.$O315])" office:value-type="float" office:value="250911.606203575" calcext:value-type="float">
            <text:p>250911.606203575</text:p>
          </table:table-cell>
          <table:table-cell table:formula="of:=[.$B315]" office:value-type="float" office:value="19468.53861554" calcext:value-type="float">
            <text:p>19468.53861554</text:p>
          </table:table-cell>
          <table:table-cell table:formula="of:=IF(FLOOR([.$A315]/12; 1) + 1 &gt;= [$Parameters.$K$70] - [$Parameters.$K$22]; [.$D315] ; 0)" office:value-type="float" office:value="0" calcext:value-type="float">
            <text:p>0</text:p>
          </table:table-cell>
          <table:table-cell table:formula="of:=([$Parameters.$D$4]-[$Parameters.$C$4])*[.$A315]" office:value-type="float" office:value="46961" calcext:value-type="float">
            <text:p>46961</text:p>
          </table:table-cell>
          <table:table-cell table:formula="of:=[.$M315]/([$Parameters.A$4]*[.$A315])" office:value-type="float" office:value="0.00290384615384615" calcext:value-type="float">
            <text:p>0.002903846153846</text:p>
          </table:table-cell>
          <table:table-cell table:formula="of:=SUM(INDIRECT( CELL(&quot;address&quot;;  INDEX([$Parameters.$L$22:$Parameters.$L$74];  FLOOR([.$A315]/12; 1) + 1;0))&amp;&quot;:&quot;&amp;CELL(&quot;address&quot;; [$Parameters.$L$70])))" office:value-type="float" office:value="0.238862" calcext:value-type="float">
            <text:p>0.238862</text:p>
          </table:table-cell>
          <table:table-cell table:formula="of:=[.$I315]/INDEX([$Parameters.$M$22:$Parameters.$M$120];  FLOOR([.$A315]/12; 1) + 1;0)" office:value-type="float" office:value="566.934729631334" calcext:value-type="float">
            <text:p>566.934729631334</text:p>
          </table:table-cell>
          <table:table-cell table:formula="of:=[.$J315]/ INDEX([$Parameters.$M$22:$Parameters.$M$120];  FLOOR([.$A315]/12; 1) + 1;0)" office:value-type="float" office:value="7306.68626102431" calcext:value-type="float">
            <text:p>7306.68626102431</text:p>
          </table:table-cell>
          <table:table-cell table:formula="of:=([.$Q315]-[.$P315])*[$Parameters.$M$70]" office:value-type="float" office:value="109588.35990045" calcext:value-type="float">
            <text:p>109588.35990045</text:p>
          </table:table-cell>
          <table:table-cell table:number-columns-repeated="2"/>
        </table:table-row>
        <table:table-row table:style-name="ro1">
          <table:table-cell office:value-type="float" office:value="312" calcext:value-type="float">
            <text:p>312</text:p>
          </table:table-cell>
          <table:table-cell table:formula="of:=([.$B315]-[.$C315])*POWER(1+[$Parameters.$H$4];1/12)+[$Parameters.$C$4]" office:value-type="float" office:value="20059.7808186863" calcext:value-type="float">
            <text:p>20059.7808186863</text:p>
          </table:table-cell>
          <table:table-cell table:formula="of:=IF(MOD([.$A316];12)=1; ([.$B304]+[.$B307]+[.$B310]+[.$B313])/4*(1+[$Parameters.$E$4])*[$Parameters.$F$4]; 0)" office:value-type="float" office:value="0" calcext:value-type="float">
            <text:p>0</text:p>
          </table:table-cell>
          <table:table-cell table:formula="of:=([.$D315]-[.$E315])*POWER(1+[$Parameters.$I$4];1/12)+[$Parameters.$D$4]" office:value-type="float" office:value="331524.786016468" calcext:value-type="float">
            <text:p>331524.786016468</text:p>
          </table:table-cell>
          <table:table-cell office:value-type="float" office:value="0" calcext:value-type="float">
            <text:p>0</text:p>
          </table:table-cell>
          <table:table-cell table:formula="of:=[.$D316]-[.$B316]" office:value-type="float" office:value="311465.005197781" calcext:value-type="float">
            <text:p>311465.005197781</text:p>
          </table:table-cell>
          <table:table-cell table:formula="of:=[.$F316]/[.$B316]" office:value-type="float" office:value="15.5268398998479" calcext:value-type="float">
            <text:p>15.5268398998479</text:p>
          </table:table-cell>
          <table:table-cell table:formula="of:=[.$F316]/[.$A316]" office:value-type="float" office:value="998.285273069812" calcext:value-type="float">
            <text:p>998.285273069812</text:p>
          </table:table-cell>
          <table:table-cell table:formula="of:=[.$B316]" office:value-type="float" office:value="20059.7808186863" calcext:value-type="float">
            <text:p>20059.7808186863</text:p>
          </table:table-cell>
          <table:table-cell table:formula="of:=[.$D316]*(1-[.$O316])" office:value-type="float" office:value="253574.357654774" calcext:value-type="float">
            <text:p>253574.357654774</text:p>
          </table:table-cell>
          <table:table-cell table:formula="of:=[.$B316]" office:value-type="float" office:value="20059.7808186863" calcext:value-type="float">
            <text:p>20059.7808186863</text:p>
          </table:table-cell>
          <table:table-cell table:formula="of:=IF(FLOOR([.$A316]/12; 1) + 1 &gt;= [$Parameters.$K$70] - [$Parameters.$K$22]; [.$D316] ; 0)" office:value-type="float" office:value="0" calcext:value-type="float">
            <text:p>0</text:p>
          </table:table-cell>
          <table:table-cell table:formula="of:=([$Parameters.$D$4]-[$Parameters.$C$4])*[.$A316]" office:value-type="float" office:value="47112" calcext:value-type="float">
            <text:p>47112</text:p>
          </table:table-cell>
          <table:table-cell table:formula="of:=[.$M316]/([$Parameters.A$4]*[.$A316])" office:value-type="float" office:value="0.00290384615384615" calcext:value-type="float">
            <text:p>0.002903846153846</text:p>
          </table:table-cell>
          <table:table-cell table:formula="of:=SUM(INDIRECT( CELL(&quot;address&quot;;  INDEX([$Parameters.$L$22:$Parameters.$L$74];  FLOOR([.$A316]/12; 1) + 1;0))&amp;&quot;:&quot;&amp;CELL(&quot;address&quot;; [$Parameters.$L$70])))" office:value-type="float" office:value="0.235127" calcext:value-type="float">
            <text:p>0.235127</text:p>
          </table:table-cell>
          <table:table-cell table:formula="of:=[.$I316]/INDEX([$Parameters.$M$22:$Parameters.$M$120];  FLOOR([.$A316]/12; 1) + 1;0)" office:value-type="float" office:value="599.515266547707" calcext:value-type="float">
            <text:p>599.515266547707</text:p>
          </table:table-cell>
          <table:table-cell table:formula="of:=[.$J316]/ INDEX([$Parameters.$M$22:$Parameters.$M$120];  FLOOR([.$A316]/12; 1) + 1;0)" office:value-type="float" office:value="7578.43268543854" calcext:value-type="float">
            <text:p>7578.43268543854</text:p>
          </table:table-cell>
          <table:table-cell table:formula="of:=([.$Q316]-[.$P316])*[$Parameters.$M$70]" office:value-type="float" office:value="113477.197231165" calcext:value-type="float">
            <text:p>113477.197231165</text:p>
          </table:table-cell>
          <table:table-cell table:number-columns-repeated="2"/>
        </table:table-row>
        <table:table-row table:style-name="ro1">
          <table:table-cell office:value-type="float" office:value="313" calcext:value-type="float">
            <text:p>313</text:p>
          </table:table-cell>
          <table:table-cell table:formula="of:=([.$B316]-[.$C316])*POWER(1+[$Parameters.$H$4];1/12)+[$Parameters.$C$4]" office:value-type="float" office:value="20657.5141824475" calcext:value-type="float">
            <text:p>20657.5141824475</text:p>
          </table:table-cell>
          <table:table-cell table:formula="of:=IF(MOD([.$A317];12)=1; ([.$B305]+[.$B308]+[.$B311]+[.$B314])/4*(1+[$Parameters.$E$4])*[$Parameters.$F$4]; 0)" office:value-type="float" office:value="6759.18630214589" calcext:value-type="float">
            <text:p>6759.18630214589</text:p>
          </table:table-cell>
          <table:table-cell table:formula="of:=([.$D316]-[.$E316])*POWER(1+[$Parameters.$I$4];1/12)+[$Parameters.$D$4]" office:value-type="float" office:value="333403.959032046" calcext:value-type="float">
            <text:p>333403.959032046</text:p>
          </table:table-cell>
          <table:table-cell office:value-type="float" office:value="0" calcext:value-type="float">
            <text:p>0</text:p>
          </table:table-cell>
          <table:table-cell table:formula="of:=[.$D317]-[.$B317]" office:value-type="float" office:value="312746.444849599" calcext:value-type="float">
            <text:p>312746.444849599</text:p>
          </table:table-cell>
          <table:table-cell table:formula="of:=[.$F317]/[.$B317]" office:value-type="float" office:value="15.1395972471526" calcext:value-type="float">
            <text:p>15.1395972471526</text:p>
          </table:table-cell>
          <table:table-cell table:formula="of:=[.$F317]/[.$A317]" office:value-type="float" office:value="999.18991964728" calcext:value-type="float">
            <text:p>999.18991964728</text:p>
          </table:table-cell>
          <table:table-cell table:formula="of:=[.$B317]" office:value-type="float" office:value="20657.5141824475" calcext:value-type="float">
            <text:p>20657.5141824475</text:p>
          </table:table-cell>
          <table:table-cell table:formula="of:=[.$D317]*(1-[.$O317])" office:value-type="float" office:value="255011.686356718" calcext:value-type="float">
            <text:p>255011.686356718</text:p>
          </table:table-cell>
          <table:table-cell table:formula="of:=[.$B317]" office:value-type="float" office:value="20657.5141824475" calcext:value-type="float">
            <text:p>20657.5141824475</text:p>
          </table:table-cell>
          <table:table-cell table:formula="of:=IF(FLOOR([.$A317]/12; 1) + 1 &gt;= [$Parameters.$K$70] - [$Parameters.$K$22]; [.$D317] ; 0)" office:value-type="float" office:value="0" calcext:value-type="float">
            <text:p>0</text:p>
          </table:table-cell>
          <table:table-cell table:formula="of:=([$Parameters.$D$4]-[$Parameters.$C$4])*[.$A317]" office:value-type="float" office:value="47263" calcext:value-type="float">
            <text:p>47263</text:p>
          </table:table-cell>
          <table:table-cell table:formula="of:=[.$M317]/([$Parameters.A$4]*[.$A317])" office:value-type="float" office:value="0.00290384615384615" calcext:value-type="float">
            <text:p>0.002903846153846</text:p>
          </table:table-cell>
          <table:table-cell table:formula="of:=SUM(INDIRECT( CELL(&quot;address&quot;;  INDEX([$Parameters.$L$22:$Parameters.$L$74];  FLOOR([.$A317]/12; 1) + 1;0))&amp;&quot;:&quot;&amp;CELL(&quot;address&quot;; [$Parameters.$L$70])))" office:value-type="float" office:value="0.235127" calcext:value-type="float">
            <text:p>0.235127</text:p>
          </table:table-cell>
          <table:table-cell table:formula="of:=[.$I317]/INDEX([$Parameters.$M$22:$Parameters.$M$120];  FLOOR([.$A317]/12; 1) + 1;0)" office:value-type="float" office:value="617.37938381493" calcext:value-type="float">
            <text:p>617.37938381493</text:p>
          </table:table-cell>
          <table:table-cell table:formula="of:=[.$J317]/ INDEX([$Parameters.$M$22:$Parameters.$M$120];  FLOOR([.$A317]/12; 1) + 1;0)" office:value-type="float" office:value="7621.38931131854" calcext:value-type="float">
            <text:p>7621.38931131854</text:p>
          </table:table-cell>
          <table:table-cell table:formula="of:=([.$Q317]-[.$P317])*[$Parameters.$M$70]" office:value-type="float" office:value="113885.201421209" calcext:value-type="float">
            <text:p>113885.201421209</text:p>
          </table:table-cell>
          <table:table-cell table:number-columns-repeated="2"/>
        </table:table-row>
        <table:table-row table:style-name="ro1">
          <table:table-cell office:value-type="float" office:value="314" calcext:value-type="float">
            <text:p>314</text:p>
          </table:table-cell>
          <table:table-cell table:formula="of:=([.$B317]-[.$C317])*POWER(1+[$Parameters.$H$4];1/12)+[$Parameters.$C$4]" office:value-type="float" office:value="14428.4155644545" calcext:value-type="float">
            <text:p>14428.4155644545</text:p>
          </table:table-cell>
          <table:table-cell table:formula="of:=IF(MOD([.$A318];12)=1; ([.$B306]+[.$B309]+[.$B312]+[.$B315])/4*(1+[$Parameters.$E$4])*[$Parameters.$F$4]; 0)" office:value-type="float" office:value="0" calcext:value-type="float">
            <text:p>0</text:p>
          </table:table-cell>
          <table:table-cell table:formula="of:=([.$D317]-[.$E317])*POWER(1+[$Parameters.$I$4];1/12)+[$Parameters.$D$4]" office:value-type="float" office:value="335290.788031101" calcext:value-type="float">
            <text:p>335290.788031101</text:p>
          </table:table-cell>
          <table:table-cell office:value-type="float" office:value="0" calcext:value-type="float">
            <text:p>0</text:p>
          </table:table-cell>
          <table:table-cell table:formula="of:=[.$D318]-[.$B318]" office:value-type="float" office:value="320862.372466647" calcext:value-type="float">
            <text:p>320862.372466647</text:p>
          </table:table-cell>
          <table:table-cell table:formula="of:=[.$F318]/[.$B318]" office:value-type="float" office:value="22.2382264381902" calcext:value-type="float">
            <text:p>22.2382264381902</text:p>
          </table:table-cell>
          <table:table-cell table:formula="of:=[.$F318]/[.$A318]" office:value-type="float" office:value="1021.85468938423" calcext:value-type="float">
            <text:p>1021.85468938423</text:p>
          </table:table-cell>
          <table:table-cell table:formula="of:=[.$B318]" office:value-type="float" office:value="14428.4155644545" calcext:value-type="float">
            <text:p>14428.4155644545</text:p>
          </table:table-cell>
          <table:table-cell table:formula="of:=[.$D318]*(1-[.$O318])" office:value-type="float" office:value="256454.870913712" calcext:value-type="float">
            <text:p>256454.870913712</text:p>
          </table:table-cell>
          <table:table-cell table:formula="of:=[.$B318]" office:value-type="float" office:value="14428.4155644545" calcext:value-type="float">
            <text:p>14428.4155644545</text:p>
          </table:table-cell>
          <table:table-cell table:formula="of:=IF(FLOOR([.$A318]/12; 1) + 1 &gt;= [$Parameters.$K$70] - [$Parameters.$K$22]; [.$D318] ; 0)" office:value-type="float" office:value="0" calcext:value-type="float">
            <text:p>0</text:p>
          </table:table-cell>
          <table:table-cell table:formula="of:=([$Parameters.$D$4]-[$Parameters.$C$4])*[.$A318]" office:value-type="float" office:value="47414" calcext:value-type="float">
            <text:p>47414</text:p>
          </table:table-cell>
          <table:table-cell table:formula="of:=[.$M318]/([$Parameters.A$4]*[.$A318])" office:value-type="float" office:value="0.00290384615384615" calcext:value-type="float">
            <text:p>0.002903846153846</text:p>
          </table:table-cell>
          <table:table-cell table:formula="of:=SUM(INDIRECT( CELL(&quot;address&quot;;  INDEX([$Parameters.$L$22:$Parameters.$L$74];  FLOOR([.$A318]/12; 1) + 1;0))&amp;&quot;:&quot;&amp;CELL(&quot;address&quot;; [$Parameters.$L$70])))" office:value-type="float" office:value="0.235127" calcext:value-type="float">
            <text:p>0.235127</text:p>
          </table:table-cell>
          <table:table-cell table:formula="of:=[.$I318]/INDEX([$Parameters.$M$22:$Parameters.$M$120];  FLOOR([.$A318]/12; 1) + 1;0)" office:value-type="float" office:value="431.213854287342" calcext:value-type="float">
            <text:p>431.213854287342</text:p>
          </table:table-cell>
          <table:table-cell table:formula="of:=[.$J318]/ INDEX([$Parameters.$M$22:$Parameters.$M$120];  FLOOR([.$A318]/12; 1) + 1;0)" office:value-type="float" office:value="7664.5209478097" calcext:value-type="float">
            <text:p>7664.5209478097</text:p>
          </table:table-cell>
          <table:table-cell table:formula="of:=([.$Q318]-[.$P318])*[$Parameters.$M$70]" office:value-type="float" office:value="117613.573340674" calcext:value-type="float">
            <text:p>117613.573340674</text:p>
          </table:table-cell>
          <table:table-cell table:number-columns-repeated="2"/>
        </table:table-row>
        <table:table-row table:style-name="ro1">
          <table:table-cell office:value-type="float" office:value="315" calcext:value-type="float">
            <text:p>315</text:p>
          </table:table-cell>
          <table:table-cell table:formula="of:=([.$B318]-[.$C318])*POWER(1+[$Parameters.$H$4];1/12)+[$Parameters.$C$4]" office:value-type="float" office:value="14964.3230028122" calcext:value-type="float">
            <text:p>14964.3230028122</text:p>
          </table:table-cell>
          <table:table-cell table:formula="of:=IF(MOD([.$A319];12)=1; ([.$B307]+[.$B310]+[.$B313]+[.$B316])/4*(1+[$Parameters.$E$4])*[$Parameters.$F$4]; 0)" office:value-type="float" office:value="0" calcext:value-type="float">
            <text:p>0</text:p>
          </table:table-cell>
          <table:table-cell table:formula="of:=([.$D318]-[.$E318])*POWER(1+[$Parameters.$I$4];1/12)+[$Parameters.$D$4]" office:value-type="float" office:value="337185.304205057" calcext:value-type="float">
            <text:p>337185.304205057</text:p>
          </table:table-cell>
          <table:table-cell office:value-type="float" office:value="0" calcext:value-type="float">
            <text:p>0</text:p>
          </table:table-cell>
          <table:table-cell table:formula="of:=[.$D319]-[.$B319]" office:value-type="float" office:value="322220.981202245" calcext:value-type="float">
            <text:p>322220.981202245</text:p>
          </table:table-cell>
          <table:table-cell table:formula="of:=[.$F319]/[.$B319]" office:value-type="float" office:value="21.5326133458688" calcext:value-type="float">
            <text:p>21.5326133458688</text:p>
          </table:table-cell>
          <table:table-cell table:formula="of:=[.$F319]/[.$A319]" office:value-type="float" office:value="1022.9237498484" calcext:value-type="float">
            <text:p>1022.9237498484</text:p>
          </table:table-cell>
          <table:table-cell table:formula="of:=[.$B319]" office:value-type="float" office:value="14964.3230028122" calcext:value-type="float">
            <text:p>14964.3230028122</text:p>
          </table:table-cell>
          <table:table-cell table:formula="of:=[.$D319]*(1-[.$O319])" office:value-type="float" office:value="257903.935183234" calcext:value-type="float">
            <text:p>257903.935183234</text:p>
          </table:table-cell>
          <table:table-cell table:formula="of:=[.$B319]" office:value-type="float" office:value="14964.3230028122" calcext:value-type="float">
            <text:p>14964.3230028122</text:p>
          </table:table-cell>
          <table:table-cell table:formula="of:=IF(FLOOR([.$A319]/12; 1) + 1 &gt;= [$Parameters.$K$70] - [$Parameters.$K$22]; [.$D319] ; 0)" office:value-type="float" office:value="0" calcext:value-type="float">
            <text:p>0</text:p>
          </table:table-cell>
          <table:table-cell table:formula="of:=([$Parameters.$D$4]-[$Parameters.$C$4])*[.$A319]" office:value-type="float" office:value="47565" calcext:value-type="float">
            <text:p>47565</text:p>
          </table:table-cell>
          <table:table-cell table:formula="of:=[.$M319]/([$Parameters.A$4]*[.$A319])" office:value-type="float" office:value="0.00290384615384615" calcext:value-type="float">
            <text:p>0.002903846153846</text:p>
          </table:table-cell>
          <table:table-cell table:formula="of:=SUM(INDIRECT( CELL(&quot;address&quot;;  INDEX([$Parameters.$L$22:$Parameters.$L$74];  FLOOR([.$A319]/12; 1) + 1;0))&amp;&quot;:&quot;&amp;CELL(&quot;address&quot;; [$Parameters.$L$70])))" office:value-type="float" office:value="0.235127" calcext:value-type="float">
            <text:p>0.235127</text:p>
          </table:table-cell>
          <table:table-cell table:formula="of:=[.$I319]/INDEX([$Parameters.$M$22:$Parameters.$M$120];  FLOOR([.$A319]/12; 1) + 1;0)" office:value-type="float" office:value="447.230215266353" calcext:value-type="float">
            <text:p>447.230215266353</text:p>
          </table:table-cell>
          <table:table-cell table:formula="of:=[.$J319]/ INDEX([$Parameters.$M$22:$Parameters.$M$120];  FLOOR([.$A319]/12; 1) + 1;0)" office:value-type="float" office:value="7707.82830792691" calcext:value-type="float">
            <text:p>7707.82830792691</text:p>
          </table:table-cell>
          <table:table-cell table:formula="of:=([.$Q319]-[.$P319])*[$Parameters.$M$70]" office:value-type="float" office:value="118057.324986661" calcext:value-type="float">
            <text:p>118057.324986661</text:p>
          </table:table-cell>
          <table:table-cell table:number-columns-repeated="2"/>
        </table:table-row>
        <table:table-row table:style-name="ro1">
          <table:table-cell office:value-type="float" office:value="316" calcext:value-type="float">
            <text:p>316</text:p>
          </table:table-cell>
          <table:table-cell table:formula="of:=([.$B319]-[.$C319])*POWER(1+[$Parameters.$H$4];1/12)+[$Parameters.$C$4]" office:value-type="float" office:value="15506.1140895946" calcext:value-type="float">
            <text:p>15506.1140895946</text:p>
          </table:table-cell>
          <table:table-cell table:formula="of:=IF(MOD([.$A320];12)=1; ([.$B308]+[.$B311]+[.$B314]+[.$B317])/4*(1+[$Parameters.$E$4])*[$Parameters.$F$4]; 0)" office:value-type="float" office:value="0" calcext:value-type="float">
            <text:p>0</text:p>
          </table:table-cell>
          <table:table-cell table:formula="of:=([.$D319]-[.$E319])*POWER(1+[$Parameters.$I$4];1/12)+[$Parameters.$D$4]" office:value-type="float" office:value="339087.538872415" calcext:value-type="float">
            <text:p>339087.538872415</text:p>
          </table:table-cell>
          <table:table-cell office:value-type="float" office:value="0" calcext:value-type="float">
            <text:p>0</text:p>
          </table:table-cell>
          <table:table-cell table:formula="of:=[.$D320]-[.$B320]" office:value-type="float" office:value="323581.424782821" calcext:value-type="float">
            <text:p>323581.424782821</text:p>
          </table:table-cell>
          <table:table-cell table:formula="of:=[.$F320]/[.$B320]" office:value-type="float" office:value="20.867989421022" calcext:value-type="float">
            <text:p>20.867989421022</text:p>
          </table:table-cell>
          <table:table-cell table:formula="of:=[.$F320]/[.$A320]" office:value-type="float" office:value="1023.99185057855" calcext:value-type="float">
            <text:p>1023.99185057855</text:p>
          </table:table-cell>
          <table:table-cell table:formula="of:=[.$B320]" office:value-type="float" office:value="15506.1140895946" calcext:value-type="float">
            <text:p>15506.1140895946</text:p>
          </table:table-cell>
          <table:table-cell table:formula="of:=[.$D320]*(1-[.$O320])" office:value-type="float" office:value="259358.903119961" calcext:value-type="float">
            <text:p>259358.903119961</text:p>
          </table:table-cell>
          <table:table-cell table:formula="of:=[.$B320]" office:value-type="float" office:value="15506.1140895946" calcext:value-type="float">
            <text:p>15506.1140895946</text:p>
          </table:table-cell>
          <table:table-cell table:formula="of:=IF(FLOOR([.$A320]/12; 1) + 1 &gt;= [$Parameters.$K$70] - [$Parameters.$K$22]; [.$D320] ; 0)" office:value-type="float" office:value="0" calcext:value-type="float">
            <text:p>0</text:p>
          </table:table-cell>
          <table:table-cell table:formula="of:=([$Parameters.$D$4]-[$Parameters.$C$4])*[.$A320]" office:value-type="float" office:value="47716" calcext:value-type="float">
            <text:p>47716</text:p>
          </table:table-cell>
          <table:table-cell table:formula="of:=[.$M320]/([$Parameters.A$4]*[.$A320])" office:value-type="float" office:value="0.00290384615384615" calcext:value-type="float">
            <text:p>0.002903846153846</text:p>
          </table:table-cell>
          <table:table-cell table:formula="of:=SUM(INDIRECT( CELL(&quot;address&quot;;  INDEX([$Parameters.$L$22:$Parameters.$L$74];  FLOOR([.$A320]/12; 1) + 1;0))&amp;&quot;:&quot;&amp;CELL(&quot;address&quot;; [$Parameters.$L$70])))" office:value-type="float" office:value="0.235127" calcext:value-type="float">
            <text:p>0.235127</text:p>
          </table:table-cell>
          <table:table-cell table:formula="of:=[.$I320]/INDEX([$Parameters.$M$22:$Parameters.$M$120];  FLOOR([.$A320]/12; 1) + 1;0)" office:value-type="float" office:value="463.422417501334" calcext:value-type="float">
            <text:p>463.422417501334</text:p>
          </table:table-cell>
          <table:table-cell table:formula="of:=[.$J320]/ INDEX([$Parameters.$M$22:$Parameters.$M$120];  FLOOR([.$A320]/12; 1) + 1;0)" office:value-type="float" office:value="7751.31210758999" calcext:value-type="float">
            <text:p>7751.31210758999</text:p>
          </table:table-cell>
          <table:table-cell table:formula="of:=([.$Q320]-[.$P320])*[$Parameters.$M$70]" office:value-type="float" office:value="118501.086360842" calcext:value-type="float">
            <text:p>118501.086360842</text:p>
          </table:table-cell>
          <table:table-cell table:number-columns-repeated="2"/>
        </table:table-row>
        <table:table-row table:style-name="ro1">
          <table:table-cell office:value-type="float" office:value="317" calcext:value-type="float">
            <text:p>317</text:p>
          </table:table-cell>
          <table:table-cell table:formula="of:=([.$B320]-[.$C320])*POWER(1+[$Parameters.$H$4];1/12)+[$Parameters.$C$4]" office:value-type="float" office:value="16053.8534205068" calcext:value-type="float">
            <text:p>16053.8534205068</text:p>
          </table:table-cell>
          <table:table-cell table:formula="of:=IF(MOD([.$A321];12)=1; ([.$B309]+[.$B312]+[.$B315]+[.$B318])/4*(1+[$Parameters.$E$4])*[$Parameters.$F$4]; 0)" office:value-type="float" office:value="0" calcext:value-type="float">
            <text:p>0</text:p>
          </table:table-cell>
          <table:table-cell table:formula="of:=([.$D320]-[.$E320])*POWER(1+[$Parameters.$I$4];1/12)+[$Parameters.$D$4]" office:value-type="float" office:value="340997.523479274" calcext:value-type="float">
            <text:p>340997.523479274</text:p>
          </table:table-cell>
          <table:table-cell office:value-type="float" office:value="0" calcext:value-type="float">
            <text:p>0</text:p>
          </table:table-cell>
          <table:table-cell table:formula="of:=[.$D321]-[.$B321]" office:value-type="float" office:value="324943.670058767" calcext:value-type="float">
            <text:p>324943.670058767</text:p>
          </table:table-cell>
          <table:table-cell table:formula="of:=[.$F321]/[.$B321]" office:value-type="float" office:value="20.2408519342585" calcext:value-type="float">
            <text:p>20.2408519342585</text:p>
          </table:table-cell>
          <table:table-cell table:formula="of:=[.$F321]/[.$A321]" office:value-type="float" office:value="1025.05889608444" calcext:value-type="float">
            <text:p>1025.05889608444</text:p>
          </table:table-cell>
          <table:table-cell table:formula="of:=[.$B321]" office:value-type="float" office:value="16053.8534205068" calcext:value-type="float">
            <text:p>16053.8534205068</text:p>
          </table:table-cell>
          <table:table-cell table:formula="of:=[.$D321]*(1-[.$O321])" office:value-type="float" office:value="260819.798776163" calcext:value-type="float">
            <text:p>260819.798776163</text:p>
          </table:table-cell>
          <table:table-cell table:formula="of:=[.$B321]" office:value-type="float" office:value="16053.8534205068" calcext:value-type="float">
            <text:p>16053.8534205068</text:p>
          </table:table-cell>
          <table:table-cell table:formula="of:=IF(FLOOR([.$A321]/12; 1) + 1 &gt;= [$Parameters.$K$70] - [$Parameters.$K$22]; [.$D321] ; 0)" office:value-type="float" office:value="0" calcext:value-type="float">
            <text:p>0</text:p>
          </table:table-cell>
          <table:table-cell table:formula="of:=([$Parameters.$D$4]-[$Parameters.$C$4])*[.$A321]" office:value-type="float" office:value="47867" calcext:value-type="float">
            <text:p>47867</text:p>
          </table:table-cell>
          <table:table-cell table:formula="of:=[.$M321]/([$Parameters.A$4]*[.$A321])" office:value-type="float" office:value="0.00290384615384615" calcext:value-type="float">
            <text:p>0.002903846153846</text:p>
          </table:table-cell>
          <table:table-cell table:formula="of:=SUM(INDIRECT( CELL(&quot;address&quot;;  INDEX([$Parameters.$L$22:$Parameters.$L$74];  FLOOR([.$A321]/12; 1) + 1;0))&amp;&quot;:&quot;&amp;CELL(&quot;address&quot;; [$Parameters.$L$70])))" office:value-type="float" office:value="0.235127" calcext:value-type="float">
            <text:p>0.235127</text:p>
          </table:table-cell>
          <table:table-cell table:formula="of:=[.$I321]/INDEX([$Parameters.$M$22:$Parameters.$M$120];  FLOOR([.$A321]/12; 1) + 1;0)" office:value-type="float" office:value="479.7923915274" calcext:value-type="float">
            <text:p>479.7923915274</text:p>
          </table:table-cell>
          <table:table-cell table:formula="of:=[.$J321]/ INDEX([$Parameters.$M$22:$Parameters.$M$120];  FLOOR([.$A321]/12; 1) + 1;0)" office:value-type="float" office:value="7794.97306563547" calcext:value-type="float">
            <text:p>7794.97306563547</text:p>
          </table:table-cell>
          <table:table-cell table:formula="of:=([.$Q321]-[.$P321])*[$Parameters.$M$70]" office:value-type="float" office:value="118944.837760997" calcext:value-type="float">
            <text:p>118944.837760997</text:p>
          </table:table-cell>
          <table:table-cell table:number-columns-repeated="2"/>
        </table:table-row>
        <table:table-row table:style-name="ro1">
          <table:table-cell office:value-type="float" office:value="318" calcext:value-type="float">
            <text:p>318</text:p>
          </table:table-cell>
          <table:table-cell table:formula="of:=([.$B321]-[.$C321])*POWER(1+[$Parameters.$H$4];1/12)+[$Parameters.$C$4]" office:value-type="float" office:value="16607.6063004403" calcext:value-type="float">
            <text:p>16607.6063004403</text:p>
          </table:table-cell>
          <table:table-cell table:formula="of:=IF(MOD([.$A322];12)=1; ([.$B310]+[.$B313]+[.$B316]+[.$B319])/4*(1+[$Parameters.$E$4])*[$Parameters.$F$4]; 0)" office:value-type="float" office:value="0" calcext:value-type="float">
            <text:p>0</text:p>
          </table:table-cell>
          <table:table-cell table:formula="of:=([.$D321]-[.$E321])*POWER(1+[$Parameters.$I$4];1/12)+[$Parameters.$D$4]" office:value-type="float" office:value="342915.289599846" calcext:value-type="float">
            <text:p>342915.289599846</text:p>
          </table:table-cell>
          <table:table-cell office:value-type="float" office:value="0" calcext:value-type="float">
            <text:p>0</text:p>
          </table:table-cell>
          <table:table-cell table:formula="of:=[.$D322]-[.$B322]" office:value-type="float" office:value="326307.683299406" calcext:value-type="float">
            <text:p>326307.683299406</text:p>
          </table:table-cell>
          <table:table-cell table:formula="of:=[.$F322]/[.$B322]" office:value-type="float" office:value="19.6480863886299" calcext:value-type="float">
            <text:p>19.6480863886299</text:p>
          </table:table-cell>
          <table:table-cell table:formula="of:=[.$F322]/[.$A322]" office:value-type="float" office:value="1026.1247902497" calcext:value-type="float">
            <text:p>1026.1247902497</text:p>
          </table:table-cell>
          <table:table-cell table:formula="of:=[.$B322]" office:value-type="float" office:value="16607.6063004403" calcext:value-type="float">
            <text:p>16607.6063004403</text:p>
          </table:table-cell>
          <table:table-cell table:formula="of:=[.$D322]*(1-[.$O322])" office:value-type="float" office:value="262286.646302103" calcext:value-type="float">
            <text:p>262286.646302103</text:p>
          </table:table-cell>
          <table:table-cell table:formula="of:=[.$B322]" office:value-type="float" office:value="16607.6063004403" calcext:value-type="float">
            <text:p>16607.6063004403</text:p>
          </table:table-cell>
          <table:table-cell table:formula="of:=IF(FLOOR([.$A322]/12; 1) + 1 &gt;= [$Parameters.$K$70] - [$Parameters.$K$22]; [.$D322] ; 0)" office:value-type="float" office:value="0" calcext:value-type="float">
            <text:p>0</text:p>
          </table:table-cell>
          <table:table-cell table:formula="of:=([$Parameters.$D$4]-[$Parameters.$C$4])*[.$A322]" office:value-type="float" office:value="48018" calcext:value-type="float">
            <text:p>48018</text:p>
          </table:table-cell>
          <table:table-cell table:formula="of:=[.$M322]/([$Parameters.A$4]*[.$A322])" office:value-type="float" office:value="0.00290384615384615" calcext:value-type="float">
            <text:p>0.002903846153846</text:p>
          </table:table-cell>
          <table:table-cell table:formula="of:=SUM(INDIRECT( CELL(&quot;address&quot;;  INDEX([$Parameters.$L$22:$Parameters.$L$74];  FLOOR([.$A322]/12; 1) + 1;0))&amp;&quot;:&quot;&amp;CELL(&quot;address&quot;; [$Parameters.$L$70])))" office:value-type="float" office:value="0.235127" calcext:value-type="float">
            <text:p>0.235127</text:p>
          </table:table-cell>
          <table:table-cell table:formula="of:=[.$I322]/INDEX([$Parameters.$M$22:$Parameters.$M$120];  FLOOR([.$A322]/12; 1) + 1;0)" office:value-type="float" office:value="496.342089074726" calcext:value-type="float">
            <text:p>496.342089074726</text:p>
          </table:table-cell>
          <table:table-cell table:formula="of:=[.$J322]/ INDEX([$Parameters.$M$22:$Parameters.$M$120];  FLOOR([.$A322]/12; 1) + 1;0)" office:value-type="float" office:value="7838.81190382855" calcext:value-type="float">
            <text:p>7838.81190382855</text:p>
          </table:table-cell>
          <table:table-cell table:formula="of:=([.$Q322]-[.$P322])*[$Parameters.$M$70]" office:value-type="float" office:value="119388.559187897" calcext:value-type="float">
            <text:p>119388.559187897</text:p>
          </table:table-cell>
          <table:table-cell table:number-columns-repeated="2"/>
        </table:table-row>
        <table:table-row table:style-name="ro1">
          <table:table-cell office:value-type="float" office:value="319" calcext:value-type="float">
            <text:p>319</text:p>
          </table:table-cell>
          <table:table-cell table:formula="of:=([.$B322]-[.$C322])*POWER(1+[$Parameters.$H$4];1/12)+[$Parameters.$C$4]" office:value-type="float" office:value="17167.4387512596" calcext:value-type="float">
            <text:p>17167.4387512596</text:p>
          </table:table-cell>
          <table:table-cell table:formula="of:=IF(MOD([.$A323];12)=1; ([.$B311]+[.$B314]+[.$B317]+[.$B320])/4*(1+[$Parameters.$E$4])*[$Parameters.$F$4]; 0)" office:value-type="float" office:value="0" calcext:value-type="float">
            <text:p>0</text:p>
          </table:table-cell>
          <table:table-cell table:formula="of:=([.$D322]-[.$E322])*POWER(1+[$Parameters.$I$4];1/12)+[$Parameters.$D$4]" office:value-type="float" office:value="344840.868936982" calcext:value-type="float">
            <text:p>344840.868936982</text:p>
          </table:table-cell>
          <table:table-cell office:value-type="float" office:value="0" calcext:value-type="float">
            <text:p>0</text:p>
          </table:table-cell>
          <table:table-cell table:formula="of:=[.$D323]-[.$B323]" office:value-type="float" office:value="327673.430185722" calcext:value-type="float">
            <text:p>327673.430185722</text:p>
          </table:table-cell>
          <table:table-cell table:formula="of:=[.$F323]/[.$B323]" office:value-type="float" office:value="19.0869141829139" calcext:value-type="float">
            <text:p>19.0869141829139</text:p>
          </table:table-cell>
          <table:table-cell table:formula="of:=[.$F323]/[.$A323]" office:value-type="float" office:value="1027.18943631888" calcext:value-type="float">
            <text:p>1027.18943631888</text:p>
          </table:table-cell>
          <table:table-cell table:formula="of:=[.$B323]" office:value-type="float" office:value="17167.4387512596" calcext:value-type="float">
            <text:p>17167.4387512596</text:p>
          </table:table-cell>
          <table:table-cell table:formula="of:=[.$D323]*(1-[.$O323])" office:value-type="float" office:value="263759.469946436" calcext:value-type="float">
            <text:p>263759.469946436</text:p>
          </table:table-cell>
          <table:table-cell table:formula="of:=[.$B323]" office:value-type="float" office:value="17167.4387512596" calcext:value-type="float">
            <text:p>17167.4387512596</text:p>
          </table:table-cell>
          <table:table-cell table:formula="of:=IF(FLOOR([.$A323]/12; 1) + 1 &gt;= [$Parameters.$K$70] - [$Parameters.$K$22]; [.$D323] ; 0)" office:value-type="float" office:value="0" calcext:value-type="float">
            <text:p>0</text:p>
          </table:table-cell>
          <table:table-cell table:formula="of:=([$Parameters.$D$4]-[$Parameters.$C$4])*[.$A323]" office:value-type="float" office:value="48169" calcext:value-type="float">
            <text:p>48169</text:p>
          </table:table-cell>
          <table:table-cell table:formula="of:=[.$M323]/([$Parameters.A$4]*[.$A323])" office:value-type="float" office:value="0.00290384615384615" calcext:value-type="float">
            <text:p>0.002903846153846</text:p>
          </table:table-cell>
          <table:table-cell table:formula="of:=SUM(INDIRECT( CELL(&quot;address&quot;;  INDEX([$Parameters.$L$22:$Parameters.$L$74];  FLOOR([.$A323]/12; 1) + 1;0))&amp;&quot;:&quot;&amp;CELL(&quot;address&quot;; [$Parameters.$L$70])))" office:value-type="float" office:value="0.235127" calcext:value-type="float">
            <text:p>0.235127</text:p>
          </table:table-cell>
          <table:table-cell table:formula="of:=[.$I323]/INDEX([$Parameters.$M$22:$Parameters.$M$120];  FLOOR([.$A323]/12; 1) + 1;0)" office:value-type="float" office:value="513.073483301244" calcext:value-type="float">
            <text:p>513.073483301244</text:p>
          </table:table-cell>
          <table:table-cell table:formula="of:=[.$J323]/ INDEX([$Parameters.$M$22:$Parameters.$M$120];  FLOOR([.$A323]/12; 1) + 1;0)" office:value-type="float" office:value="7882.82934687496" calcext:value-type="float">
            <text:p>7882.82934687496</text:p>
          </table:table-cell>
          <table:table-cell table:formula="of:=([.$Q323]-[.$P323])*[$Parameters.$M$70]" office:value-type="float" office:value="119832.230341709" calcext:value-type="float">
            <text:p>119832.230341709</text:p>
          </table:table-cell>
          <table:table-cell table:number-columns-repeated="2"/>
        </table:table-row>
        <table:table-row table:style-name="ro1">
          <table:table-cell office:value-type="float" office:value="320" calcext:value-type="float">
            <text:p>320</text:p>
          </table:table-cell>
          <table:table-cell table:formula="of:=([.$B323]-[.$C323])*POWER(1+[$Parameters.$H$4];1/12)+[$Parameters.$C$4]" office:value-type="float" office:value="17733.4175196734" calcext:value-type="float">
            <text:p>17733.4175196734</text:p>
          </table:table-cell>
          <table:table-cell table:formula="of:=IF(MOD([.$A324];12)=1; ([.$B312]+[.$B315]+[.$B318]+[.$B321])/4*(1+[$Parameters.$E$4])*[$Parameters.$F$4]; 0)" office:value-type="float" office:value="0" calcext:value-type="float">
            <text:p>0</text:p>
          </table:table-cell>
          <table:table-cell table:formula="of:=([.$D323]-[.$E323])*POWER(1+[$Parameters.$I$4];1/12)+[$Parameters.$D$4]" office:value-type="float" office:value="346774.293322692" calcext:value-type="float">
            <text:p>346774.293322692</text:p>
          </table:table-cell>
          <table:table-cell office:value-type="float" office:value="0" calcext:value-type="float">
            <text:p>0</text:p>
          </table:table-cell>
          <table:table-cell table:formula="of:=[.$D324]-[.$B324]" office:value-type="float" office:value="329040.875803018" calcext:value-type="float">
            <text:p>329040.875803018</text:p>
          </table:table-cell>
          <table:table-cell table:formula="of:=[.$F324]/[.$B324]" office:value-type="float" office:value="18.5548485190732" calcext:value-type="float">
            <text:p>18.5548485190732</text:p>
          </table:table-cell>
          <table:table-cell table:formula="of:=[.$F324]/[.$A324]" office:value-type="float" office:value="1028.25273688443" calcext:value-type="float">
            <text:p>1028.25273688443</text:p>
          </table:table-cell>
          <table:table-cell table:formula="of:=[.$B324]" office:value-type="float" office:value="17733.4175196734" calcext:value-type="float">
            <text:p>17733.4175196734</text:p>
          </table:table-cell>
          <table:table-cell table:formula="of:=[.$D324]*(1-[.$O324])" office:value-type="float" office:value="265238.294056607" calcext:value-type="float">
            <text:p>265238.294056607</text:p>
          </table:table-cell>
          <table:table-cell table:formula="of:=[.$B324]" office:value-type="float" office:value="17733.4175196734" calcext:value-type="float">
            <text:p>17733.4175196734</text:p>
          </table:table-cell>
          <table:table-cell table:formula="of:=IF(FLOOR([.$A324]/12; 1) + 1 &gt;= [$Parameters.$K$70] - [$Parameters.$K$22]; [.$D324] ; 0)" office:value-type="float" office:value="0" calcext:value-type="float">
            <text:p>0</text:p>
          </table:table-cell>
          <table:table-cell table:formula="of:=([$Parameters.$D$4]-[$Parameters.$C$4])*[.$A324]" office:value-type="float" office:value="48320" calcext:value-type="float">
            <text:p>48320</text:p>
          </table:table-cell>
          <table:table-cell table:formula="of:=[.$M324]/([$Parameters.A$4]*[.$A324])" office:value-type="float" office:value="0.00290384615384615" calcext:value-type="float">
            <text:p>0.002903846153846</text:p>
          </table:table-cell>
          <table:table-cell table:formula="of:=SUM(INDIRECT( CELL(&quot;address&quot;;  INDEX([$Parameters.$L$22:$Parameters.$L$74];  FLOOR([.$A324]/12; 1) + 1;0))&amp;&quot;:&quot;&amp;CELL(&quot;address&quot;; [$Parameters.$L$70])))" office:value-type="float" office:value="0.235127" calcext:value-type="float">
            <text:p>0.235127</text:p>
          </table:table-cell>
          <table:table-cell table:formula="of:=[.$I324]/INDEX([$Parameters.$M$22:$Parameters.$M$120];  FLOOR([.$A324]/12; 1) + 1;0)" office:value-type="float" office:value="529.988569027895" calcext:value-type="float">
            <text:p>529.988569027895</text:p>
          </table:table-cell>
          <table:table-cell table:formula="of:=[.$J324]/ INDEX([$Parameters.$M$22:$Parameters.$M$120];  FLOOR([.$A324]/12; 1) + 1;0)" office:value-type="float" office:value="7927.02612243297" calcext:value-type="float">
            <text:p>7927.02612243297</text:p>
          </table:table-cell>
          <table:table-cell table:formula="of:=([.$Q324]-[.$P324])*[$Parameters.$M$70]" office:value-type="float" office:value="120275.830618367" calcext:value-type="float">
            <text:p>120275.830618367</text:p>
          </table:table-cell>
          <table:table-cell table:number-columns-repeated="2"/>
        </table:table-row>
        <table:table-row table:style-name="ro1">
          <table:table-cell office:value-type="float" office:value="321" calcext:value-type="float">
            <text:p>321</text:p>
          </table:table-cell>
          <table:table-cell table:formula="of:=([.$B324]-[.$C324])*POWER(1+[$Parameters.$H$4];1/12)+[$Parameters.$C$4]" office:value-type="float" office:value="18305.6100851925" calcext:value-type="float">
            <text:p>18305.6100851925</text:p>
          </table:table-cell>
          <table:table-cell table:formula="of:=IF(MOD([.$A325];12)=1; ([.$B313]+[.$B316]+[.$B319]+[.$B322])/4*(1+[$Parameters.$E$4])*[$Parameters.$F$4]; 0)" office:value-type="float" office:value="0" calcext:value-type="float">
            <text:p>0</text:p>
          </table:table-cell>
          <table:table-cell table:formula="of:=([.$D324]-[.$E324])*POWER(1+[$Parameters.$I$4];1/12)+[$Parameters.$D$4]" office:value-type="float" office:value="348715.594718676" calcext:value-type="float">
            <text:p>348715.594718676</text:p>
          </table:table-cell>
          <table:table-cell office:value-type="float" office:value="0" calcext:value-type="float">
            <text:p>0</text:p>
          </table:table-cell>
          <table:table-cell table:formula="of:=[.$D325]-[.$B325]" office:value-type="float" office:value="330409.984633483" calcext:value-type="float">
            <text:p>330409.984633483</text:p>
          </table:table-cell>
          <table:table-cell table:formula="of:=[.$F325]/[.$B325]" office:value-type="float" office:value="18.0496570775728" calcext:value-type="float">
            <text:p>18.0496570775728</text:p>
          </table:table-cell>
          <table:table-cell table:formula="of:=[.$F325]/[.$A325]" office:value-type="float" office:value="1029.31459387378" calcext:value-type="float">
            <text:p>1029.31459387378</text:p>
          </table:table-cell>
          <table:table-cell table:formula="of:=[.$B325]" office:value-type="float" office:value="18305.6100851925" calcext:value-type="float">
            <text:p>18305.6100851925</text:p>
          </table:table-cell>
          <table:table-cell table:formula="of:=[.$D325]*(1-[.$O325])" office:value-type="float" office:value="266723.143079258" calcext:value-type="float">
            <text:p>266723.143079258</text:p>
          </table:table-cell>
          <table:table-cell table:formula="of:=[.$B325]" office:value-type="float" office:value="18305.6100851925" calcext:value-type="float">
            <text:p>18305.6100851925</text:p>
          </table:table-cell>
          <table:table-cell table:formula="of:=IF(FLOOR([.$A325]/12; 1) + 1 &gt;= [$Parameters.$K$70] - [$Parameters.$K$22]; [.$D325] ; 0)" office:value-type="float" office:value="0" calcext:value-type="float">
            <text:p>0</text:p>
          </table:table-cell>
          <table:table-cell table:formula="of:=([$Parameters.$D$4]-[$Parameters.$C$4])*[.$A325]" office:value-type="float" office:value="48471" calcext:value-type="float">
            <text:p>48471</text:p>
          </table:table-cell>
          <table:table-cell table:formula="of:=[.$M325]/([$Parameters.A$4]*[.$A325])" office:value-type="float" office:value="0.00290384615384615" calcext:value-type="float">
            <text:p>0.002903846153846</text:p>
          </table:table-cell>
          <table:table-cell table:formula="of:=SUM(INDIRECT( CELL(&quot;address&quot;;  INDEX([$Parameters.$L$22:$Parameters.$L$74];  FLOOR([.$A325]/12; 1) + 1;0))&amp;&quot;:&quot;&amp;CELL(&quot;address&quot;; [$Parameters.$L$70])))" office:value-type="float" office:value="0.235127" calcext:value-type="float">
            <text:p>0.235127</text:p>
          </table:table-cell>
          <table:table-cell table:formula="of:=[.$I325]/INDEX([$Parameters.$M$22:$Parameters.$M$120];  FLOOR([.$A325]/12; 1) + 1;0)" office:value-type="float" office:value="547.089362976464" calcext:value-type="float">
            <text:p>547.089362976464</text:p>
          </table:table-cell>
          <table:table-cell table:formula="of:=[.$J325]/ INDEX([$Parameters.$M$22:$Parameters.$M$120];  FLOOR([.$A325]/12; 1) + 1;0)" office:value-type="float" office:value="7971.40296112545" calcext:value-type="float">
            <text:p>7971.40296112545</text:p>
          </table:table-cell>
          <table:table-cell table:formula="of:=([.$Q325]-[.$P325])*[$Parameters.$M$70]" office:value-type="float" office:value="120719.339105903" calcext:value-type="float">
            <text:p>120719.339105903</text:p>
          </table:table-cell>
          <table:table-cell table:number-columns-repeated="2"/>
        </table:table-row>
        <table:table-row table:style-name="ro1">
          <table:table-cell office:value-type="float" office:value="322" calcext:value-type="float">
            <text:p>322</text:p>
          </table:table-cell>
          <table:table-cell table:formula="of:=([.$B325]-[.$C325])*POWER(1+[$Parameters.$H$4];1/12)+[$Parameters.$C$4]" office:value-type="float" office:value="18884.0846681754" calcext:value-type="float">
            <text:p>18884.0846681754</text:p>
          </table:table-cell>
          <table:table-cell table:formula="of:=IF(MOD([.$A326];12)=1; ([.$B314]+[.$B317]+[.$B320]+[.$B323])/4*(1+[$Parameters.$E$4])*[$Parameters.$F$4]; 0)" office:value-type="float" office:value="0" calcext:value-type="float">
            <text:p>0</text:p>
          </table:table-cell>
          <table:table-cell table:formula="of:=([.$D325]-[.$E325])*POWER(1+[$Parameters.$I$4];1/12)+[$Parameters.$D$4]" office:value-type="float" office:value="350664.805216848" calcext:value-type="float">
            <text:p>350664.805216848</text:p>
          </table:table-cell>
          <table:table-cell office:value-type="float" office:value="0" calcext:value-type="float">
            <text:p>0</text:p>
          </table:table-cell>
          <table:table-cell table:formula="of:=[.$D326]-[.$B326]" office:value-type="float" office:value="331780.720548673" calcext:value-type="float">
            <text:p>331780.720548673</text:p>
          </table:table-cell>
          <table:table-cell table:formula="of:=[.$F326]/[.$B326]" office:value-type="float" office:value="17.5693302788358" calcext:value-type="float">
            <text:p>17.5693302788358</text:p>
          </table:table-cell>
          <table:table-cell table:formula="of:=[.$F326]/[.$A326]" office:value-type="float" office:value="1030.37490853625" calcext:value-type="float">
            <text:p>1030.37490853625</text:p>
          </table:table-cell>
          <table:table-cell table:formula="of:=[.$B326]" office:value-type="float" office:value="18884.0846681754" calcext:value-type="float">
            <text:p>18884.0846681754</text:p>
          </table:table-cell>
          <table:table-cell table:formula="of:=[.$D326]*(1-[.$O326])" office:value-type="float" office:value="268214.041560626" calcext:value-type="float">
            <text:p>268214.041560626</text:p>
          </table:table-cell>
          <table:table-cell table:formula="of:=[.$B326]" office:value-type="float" office:value="18884.0846681754" calcext:value-type="float">
            <text:p>18884.0846681754</text:p>
          </table:table-cell>
          <table:table-cell table:formula="of:=IF(FLOOR([.$A326]/12; 1) + 1 &gt;= [$Parameters.$K$70] - [$Parameters.$K$22]; [.$D326] ; 0)" office:value-type="float" office:value="0" calcext:value-type="float">
            <text:p>0</text:p>
          </table:table-cell>
          <table:table-cell table:formula="of:=([$Parameters.$D$4]-[$Parameters.$C$4])*[.$A326]" office:value-type="float" office:value="48622" calcext:value-type="float">
            <text:p>48622</text:p>
          </table:table-cell>
          <table:table-cell table:formula="of:=[.$M326]/([$Parameters.A$4]*[.$A326])" office:value-type="float" office:value="0.00290384615384615" calcext:value-type="float">
            <text:p>0.002903846153846</text:p>
          </table:table-cell>
          <table:table-cell table:formula="of:=SUM(INDIRECT( CELL(&quot;address&quot;;  INDEX([$Parameters.$L$22:$Parameters.$L$74];  FLOOR([.$A326]/12; 1) + 1;0))&amp;&quot;:&quot;&amp;CELL(&quot;address&quot;; [$Parameters.$L$70])))" office:value-type="float" office:value="0.235127" calcext:value-type="float">
            <text:p>0.235127</text:p>
          </table:table-cell>
          <table:table-cell table:formula="of:=[.$I326]/INDEX([$Parameters.$M$22:$Parameters.$M$120];  FLOOR([.$A326]/12; 1) + 1;0)" office:value-type="float" office:value="564.377904010024" calcext:value-type="float">
            <text:p>564.377904010024</text:p>
          </table:table-cell>
          <table:table-cell table:formula="of:=[.$J326]/ INDEX([$Parameters.$M$22:$Parameters.$M$120];  FLOOR([.$A326]/12; 1) + 1;0)" office:value-type="float" office:value="8015.96059655189" calcext:value-type="float">
            <text:p>8015.96059655189</text:p>
          </table:table-cell>
          <table:table-cell table:formula="of:=([.$Q326]-[.$P326])*[$Parameters.$M$70]" office:value-type="float" office:value="121162.734580731" calcext:value-type="float">
            <text:p>121162.734580731</text:p>
          </table:table-cell>
          <table:table-cell table:number-columns-repeated="2"/>
        </table:table-row>
        <table:table-row table:style-name="ro1">
          <table:table-cell office:value-type="float" office:value="323" calcext:value-type="float">
            <text:p>323</text:p>
          </table:table-cell>
          <table:table-cell table:formula="of:=([.$B326]-[.$C326])*POWER(1+[$Parameters.$H$4];1/12)+[$Parameters.$C$4]" office:value-type="float" office:value="19468.9102379618" calcext:value-type="float">
            <text:p>19468.9102379618</text:p>
          </table:table-cell>
          <table:table-cell table:formula="of:=IF(MOD([.$A327];12)=1; ([.$B315]+[.$B318]+[.$B321]+[.$B324])/4*(1+[$Parameters.$E$4])*[$Parameters.$F$4]; 0)" office:value-type="float" office:value="0" calcext:value-type="float">
            <text:p>0</text:p>
          </table:table-cell>
          <table:table-cell table:formula="of:=([.$D326]-[.$E326])*POWER(1+[$Parameters.$I$4];1/12)+[$Parameters.$D$4]" office:value-type="float" office:value="352621.957039871" calcext:value-type="float">
            <text:p>352621.957039871</text:p>
          </table:table-cell>
          <table:table-cell office:value-type="float" office:value="0" calcext:value-type="float">
            <text:p>0</text:p>
          </table:table-cell>
          <table:table-cell table:formula="of:=[.$D327]-[.$B327]" office:value-type="float" office:value="333153.046801909" calcext:value-type="float">
            <text:p>333153.046801909</text:p>
          </table:table-cell>
          <table:table-cell table:formula="of:=[.$F327]/[.$B327]" office:value-type="float" office:value="17.1120541791961" calcext:value-type="float">
            <text:p>17.1120541791961</text:p>
          </table:table-cell>
          <table:table-cell table:formula="of:=[.$F327]/[.$A327]" office:value-type="float" office:value="1031.43358143006" calcext:value-type="float">
            <text:p>1031.43358143006</text:p>
          </table:table-cell>
          <table:table-cell table:formula="of:=[.$B327]" office:value-type="float" office:value="19468.9102379618" calcext:value-type="float">
            <text:p>19468.9102379618</text:p>
          </table:table-cell>
          <table:table-cell table:formula="of:=[.$D327]*(1-[.$O327])" office:value-type="float" office:value="269711.014146957" calcext:value-type="float">
            <text:p>269711.014146957</text:p>
          </table:table-cell>
          <table:table-cell table:formula="of:=[.$B327]" office:value-type="float" office:value="19468.9102379618" calcext:value-type="float">
            <text:p>19468.9102379618</text:p>
          </table:table-cell>
          <table:table-cell table:formula="of:=IF(FLOOR([.$A327]/12; 1) + 1 &gt;= [$Parameters.$K$70] - [$Parameters.$K$22]; [.$D327] ; 0)" office:value-type="float" office:value="0" calcext:value-type="float">
            <text:p>0</text:p>
          </table:table-cell>
          <table:table-cell table:formula="of:=([$Parameters.$D$4]-[$Parameters.$C$4])*[.$A327]" office:value-type="float" office:value="48773" calcext:value-type="float">
            <text:p>48773</text:p>
          </table:table-cell>
          <table:table-cell table:formula="of:=[.$M327]/([$Parameters.A$4]*[.$A327])" office:value-type="float" office:value="0.00290384615384615" calcext:value-type="float">
            <text:p>0.002903846153846</text:p>
          </table:table-cell>
          <table:table-cell table:formula="of:=SUM(INDIRECT( CELL(&quot;address&quot;;  INDEX([$Parameters.$L$22:$Parameters.$L$74];  FLOOR([.$A327]/12; 1) + 1;0))&amp;&quot;:&quot;&amp;CELL(&quot;address&quot;; [$Parameters.$L$70])))" office:value-type="float" office:value="0.235127" calcext:value-type="float">
            <text:p>0.235127</text:p>
          </table:table-cell>
          <table:table-cell table:formula="of:=[.$I327]/INDEX([$Parameters.$M$22:$Parameters.$M$120];  FLOOR([.$A327]/12; 1) + 1;0)" office:value-type="float" office:value="581.856253376026" calcext:value-type="float">
            <text:p>581.856253376026</text:p>
          </table:table-cell>
          <table:table-cell table:formula="of:=[.$J327]/ INDEX([$Parameters.$M$22:$Parameters.$M$120];  FLOOR([.$A327]/12; 1) + 1;0)" office:value-type="float" office:value="8060.69976530056" calcext:value-type="float">
            <text:p>8060.69976530056</text:p>
          </table:table-cell>
          <table:table-cell table:formula="of:=([.$Q327]-[.$P327])*[$Parameters.$M$70]" office:value-type="float" office:value="121605.995503893" calcext:value-type="float">
            <text:p>121605.995503893</text:p>
          </table:table-cell>
          <table:table-cell table:number-columns-repeated="2"/>
        </table:table-row>
        <table:table-row table:style-name="ro1">
          <table:table-cell office:value-type="float" office:value="324" calcext:value-type="float">
            <text:p>324</text:p>
          </table:table-cell>
          <table:table-cell table:formula="of:=([.$B327]-[.$C327])*POWER(1+[$Parameters.$H$4];1/12)+[$Parameters.$C$4]" office:value-type="float" office:value="20060.1565210956" calcext:value-type="float">
            <text:p>20060.1565210956</text:p>
          </table:table-cell>
          <table:table-cell table:formula="of:=IF(MOD([.$A328];12)=1; ([.$B316]+[.$B319]+[.$B322]+[.$B325])/4*(1+[$Parameters.$E$4])*[$Parameters.$F$4]; 0)" office:value-type="float" office:value="0" calcext:value-type="float">
            <text:p>0</text:p>
          </table:table-cell>
          <table:table-cell table:formula="of:=([.$D327]-[.$E327])*POWER(1+[$Parameters.$I$4];1/12)+[$Parameters.$D$4]" office:value-type="float" office:value="354587.082541683" calcext:value-type="float">
            <text:p>354587.082541683</text:p>
          </table:table-cell>
          <table:table-cell office:value-type="float" office:value="0" calcext:value-type="float">
            <text:p>0</text:p>
          </table:table-cell>
          <table:table-cell table:formula="of:=[.$D328]-[.$B328]" office:value-type="float" office:value="334526.926020588" calcext:value-type="float">
            <text:p>334526.926020588</text:p>
          </table:table-cell>
          <table:table-cell table:formula="of:=[.$F328]/[.$B328]" office:value-type="float" office:value="16.6761872305828" calcext:value-type="float">
            <text:p>16.6761872305828</text:p>
          </table:table-cell>
          <table:table-cell table:formula="of:=[.$F328]/[.$A328]" office:value-type="float" office:value="1032.49051240922" calcext:value-type="float">
            <text:p>1032.49051240922</text:p>
          </table:table-cell>
          <table:table-cell table:formula="of:=[.$B328]" office:value-type="float" office:value="20060.1565210956" calcext:value-type="float">
            <text:p>20060.1565210956</text:p>
          </table:table-cell>
          <table:table-cell table:formula="of:=[.$D328]*(1-[.$O328])" office:value-type="float" office:value="272600.875664725" calcext:value-type="float">
            <text:p>272600.875664725</text:p>
          </table:table-cell>
          <table:table-cell table:formula="of:=[.$B328]" office:value-type="float" office:value="20060.1565210956" calcext:value-type="float">
            <text:p>20060.1565210956</text:p>
          </table:table-cell>
          <table:table-cell table:formula="of:=IF(FLOOR([.$A328]/12; 1) + 1 &gt;= [$Parameters.$K$70] - [$Parameters.$K$22]; [.$D328] ; 0)" office:value-type="float" office:value="0" calcext:value-type="float">
            <text:p>0</text:p>
          </table:table-cell>
          <table:table-cell table:formula="of:=([$Parameters.$D$4]-[$Parameters.$C$4])*[.$A328]" office:value-type="float" office:value="48924" calcext:value-type="float">
            <text:p>48924</text:p>
          </table:table-cell>
          <table:table-cell table:formula="of:=[.$M328]/([$Parameters.A$4]*[.$A328])" office:value-type="float" office:value="0.00290384615384615" calcext:value-type="float">
            <text:p>0.002903846153846</text:p>
          </table:table-cell>
          <table:table-cell table:formula="of:=SUM(INDIRECT( CELL(&quot;address&quot;;  INDEX([$Parameters.$L$22:$Parameters.$L$74];  FLOOR([.$A328]/12; 1) + 1;0))&amp;&quot;:&quot;&amp;CELL(&quot;address&quot;; [$Parameters.$L$70])))" office:value-type="float" office:value="0.231216" calcext:value-type="float">
            <text:p>0.231216</text:p>
          </table:table-cell>
          <table:table-cell table:formula="of:=[.$I328]/INDEX([$Parameters.$M$22:$Parameters.$M$120];  FLOOR([.$A328]/12; 1) + 1;0)" office:value-type="float" office:value="615.531037775257" calcext:value-type="float">
            <text:p>615.531037775257</text:p>
          </table:table-cell>
          <table:table-cell table:formula="of:=[.$J328]/ INDEX([$Parameters.$M$22:$Parameters.$M$120];  FLOOR([.$A328]/12; 1) + 1;0)" office:value-type="float" office:value="8364.55586574794" calcext:value-type="float">
            <text:p>8364.55586574794</text:p>
          </table:table-cell>
          <table:table-cell table:formula="of:=([.$Q328]-[.$P328])*[$Parameters.$M$70]" office:value-type="float" office:value="125999.143702836" calcext:value-type="float">
            <text:p>125999.143702836</text:p>
          </table:table-cell>
          <table:table-cell table:number-columns-repeated="2"/>
        </table:table-row>
        <table:table-row table:style-name="ro1">
          <table:table-cell office:value-type="float" office:value="325" calcext:value-type="float">
            <text:p>325</text:p>
          </table:table-cell>
          <table:table-cell table:formula="of:=([.$B328]-[.$C328])*POWER(1+[$Parameters.$H$4];1/12)+[$Parameters.$C$4]" office:value-type="float" office:value="20657.8940096381" calcext:value-type="float">
            <text:p>20657.8940096381</text:p>
          </table:table-cell>
          <table:table-cell table:formula="of:=IF(MOD([.$A329];12)=1; ([.$B317]+[.$B320]+[.$B323]+[.$B326])/4*(1+[$Parameters.$E$4])*[$Parameters.$F$4]; 0)" office:value-type="float" office:value="6759.33819832227" calcext:value-type="float">
            <text:p>6759.33819832227</text:p>
          </table:table-cell>
          <table:table-cell table:formula="of:=([.$D328]-[.$E328])*POWER(1+[$Parameters.$I$4];1/12)+[$Parameters.$D$4]" office:value-type="float" office:value="356560.214208041" calcext:value-type="float">
            <text:p>356560.214208041</text:p>
          </table:table-cell>
          <table:table-cell office:value-type="float" office:value="0" calcext:value-type="float">
            <text:p>0</text:p>
          </table:table-cell>
          <table:table-cell table:formula="of:=[.$D329]-[.$B329]" office:value-type="float" office:value="335902.320198403" calcext:value-type="float">
            <text:p>335902.320198403</text:p>
          </table:table-cell>
          <table:table-cell table:formula="of:=[.$F329]/[.$B329]" office:value-type="float" office:value="16.2602402762685" calcext:value-type="float">
            <text:p>16.2602402762685</text:p>
          </table:table-cell>
          <table:table-cell table:formula="of:=[.$F329]/[.$A329]" office:value-type="float" office:value="1033.54560061047" calcext:value-type="float">
            <text:p>1033.54560061047</text:p>
          </table:table-cell>
          <table:table-cell table:formula="of:=[.$B329]" office:value-type="float" office:value="20657.8940096381" calcext:value-type="float">
            <text:p>20657.8940096381</text:p>
          </table:table-cell>
          <table:table-cell table:formula="of:=[.$D329]*(1-[.$O329])" office:value-type="float" office:value="274117.787719715" calcext:value-type="float">
            <text:p>274117.787719715</text:p>
          </table:table-cell>
          <table:table-cell table:formula="of:=[.$B329]" office:value-type="float" office:value="20657.8940096381" calcext:value-type="float">
            <text:p>20657.8940096381</text:p>
          </table:table-cell>
          <table:table-cell table:formula="of:=IF(FLOOR([.$A329]/12; 1) + 1 &gt;= [$Parameters.$K$70] - [$Parameters.$K$22]; [.$D329] ; 0)" office:value-type="float" office:value="0" calcext:value-type="float">
            <text:p>0</text:p>
          </table:table-cell>
          <table:table-cell table:formula="of:=([$Parameters.$D$4]-[$Parameters.$C$4])*[.$A329]" office:value-type="float" office:value="49075" calcext:value-type="float">
            <text:p>49075</text:p>
          </table:table-cell>
          <table:table-cell table:formula="of:=[.$M329]/([$Parameters.A$4]*[.$A329])" office:value-type="float" office:value="0.00290384615384615" calcext:value-type="float">
            <text:p>0.002903846153846</text:p>
          </table:table-cell>
          <table:table-cell table:formula="of:=SUM(INDIRECT( CELL(&quot;address&quot;;  INDEX([$Parameters.$L$22:$Parameters.$L$74];  FLOOR([.$A329]/12; 1) + 1;0))&amp;&quot;:&quot;&amp;CELL(&quot;address&quot;; [$Parameters.$L$70])))" office:value-type="float" office:value="0.231216" calcext:value-type="float">
            <text:p>0.231216</text:p>
          </table:table-cell>
          <table:table-cell table:formula="of:=[.$I329]/INDEX([$Parameters.$M$22:$Parameters.$M$120];  FLOOR([.$A329]/12; 1) + 1;0)" office:value-type="float" office:value="633.872169672846" calcext:value-type="float">
            <text:p>633.872169672846</text:p>
          </table:table-cell>
          <table:table-cell table:formula="of:=[.$J329]/ INDEX([$Parameters.$M$22:$Parameters.$M$120];  FLOOR([.$A329]/12; 1) + 1;0)" office:value-type="float" office:value="8411.10118808575" calcext:value-type="float">
            <text:p>8411.10118808575</text:p>
          </table:table-cell>
          <table:table-cell table:formula="of:=([.$Q329]-[.$P329])*[$Parameters.$M$70]" office:value-type="float" office:value="126457.743839394" calcext:value-type="float">
            <text:p>126457.743839394</text:p>
          </table:table-cell>
          <table:table-cell table:number-columns-repeated="2"/>
        </table:table-row>
        <table:table-row table:style-name="ro1">
          <table:table-cell office:value-type="float" office:value="326" calcext:value-type="float">
            <text:p>326</text:p>
          </table:table-cell>
          <table:table-cell table:formula="of:=([.$B329]-[.$C329])*POWER(1+[$Parameters.$H$4];1/12)+[$Parameters.$C$4]" office:value-type="float" office:value="14428.6459978894" calcext:value-type="float">
            <text:p>14428.6459978894</text:p>
          </table:table-cell>
          <table:table-cell table:formula="of:=IF(MOD([.$A330];12)=1; ([.$B318]+[.$B321]+[.$B324]+[.$B327])/4*(1+[$Parameters.$E$4])*[$Parameters.$F$4]; 0)" office:value-type="float" office:value="0" calcext:value-type="float">
            <text:p>0</text:p>
          </table:table-cell>
          <table:table-cell table:formula="of:=([.$D329]-[.$E329])*POWER(1+[$Parameters.$I$4];1/12)+[$Parameters.$D$4]" office:value-type="float" office:value="358541.384657049" calcext:value-type="float">
            <text:p>358541.384657049</text:p>
          </table:table-cell>
          <table:table-cell office:value-type="float" office:value="0" calcext:value-type="float">
            <text:p>0</text:p>
          </table:table-cell>
          <table:table-cell table:formula="of:=[.$D330]-[.$B330]" office:value-type="float" office:value="344112.738659159" calcext:value-type="float">
            <text:p>344112.738659159</text:p>
          </table:table-cell>
          <table:table-cell table:formula="of:=[.$F330]/[.$B330]" office:value-type="float" office:value="23.8492744717345" calcext:value-type="float">
            <text:p>23.8492744717345</text:p>
          </table:table-cell>
          <table:table-cell table:formula="of:=[.$F330]/[.$A330]" office:value-type="float" office:value="1055.56054803423" calcext:value-type="float">
            <text:p>1055.56054803423</text:p>
          </table:table-cell>
          <table:table-cell table:formula="of:=[.$B330]" office:value-type="float" office:value="14428.6459978894" calcext:value-type="float">
            <text:p>14428.6459978894</text:p>
          </table:table-cell>
          <table:table-cell table:formula="of:=[.$D330]*(1-[.$O330])" office:value-type="float" office:value="275640.879862184" calcext:value-type="float">
            <text:p>275640.879862184</text:p>
          </table:table-cell>
          <table:table-cell table:formula="of:=[.$B330]" office:value-type="float" office:value="14428.6459978894" calcext:value-type="float">
            <text:p>14428.6459978894</text:p>
          </table:table-cell>
          <table:table-cell table:formula="of:=IF(FLOOR([.$A330]/12; 1) + 1 &gt;= [$Parameters.$K$70] - [$Parameters.$K$22]; [.$D330] ; 0)" office:value-type="float" office:value="0" calcext:value-type="float">
            <text:p>0</text:p>
          </table:table-cell>
          <table:table-cell table:formula="of:=([$Parameters.$D$4]-[$Parameters.$C$4])*[.$A330]" office:value-type="float" office:value="49226" calcext:value-type="float">
            <text:p>49226</text:p>
          </table:table-cell>
          <table:table-cell table:formula="of:=[.$M330]/([$Parameters.A$4]*[.$A330])" office:value-type="float" office:value="0.00290384615384615" calcext:value-type="float">
            <text:p>0.002903846153846</text:p>
          </table:table-cell>
          <table:table-cell table:formula="of:=SUM(INDIRECT( CELL(&quot;address&quot;;  INDEX([$Parameters.$L$22:$Parameters.$L$74];  FLOOR([.$A330]/12; 1) + 1;0))&amp;&quot;:&quot;&amp;CELL(&quot;address&quot;; [$Parameters.$L$70])))" office:value-type="float" office:value="0.231216" calcext:value-type="float">
            <text:p>0.231216</text:p>
          </table:table-cell>
          <table:table-cell table:formula="of:=[.$I330]/INDEX([$Parameters.$M$22:$Parameters.$M$120];  FLOOR([.$A330]/12; 1) + 1;0)" office:value-type="float" office:value="442.73231045994" calcext:value-type="float">
            <text:p>442.73231045994</text:p>
          </table:table-cell>
          <table:table-cell table:formula="of:=[.$J330]/ INDEX([$Parameters.$M$22:$Parameters.$M$120];  FLOOR([.$A330]/12; 1) + 1;0)" office:value-type="float" office:value="8457.8361418283" calcext:value-type="float">
            <text:p>8457.8361418283</text:p>
          </table:table-cell>
          <table:table-cell table:formula="of:=([.$Q330]-[.$P330])*[$Parameters.$M$70]" office:value-type="float" office:value="130325.58829805" calcext:value-type="float">
            <text:p>130325.58829805</text:p>
          </table:table-cell>
          <table:table-cell table:number-columns-repeated="2"/>
        </table:table-row>
        <table:table-row table:style-name="ro1">
          <table:table-cell office:value-type="float" office:value="327" calcext:value-type="float">
            <text:p>327</text:p>
          </table:table-cell>
          <table:table-cell table:formula="of:=([.$B330]-[.$C330])*POWER(1+[$Parameters.$H$4];1/12)+[$Parameters.$C$4]" office:value-type="float" office:value="14964.5559661417" calcext:value-type="float">
            <text:p>14964.5559661417</text:p>
          </table:table-cell>
          <table:table-cell table:formula="of:=IF(MOD([.$A331];12)=1; ([.$B319]+[.$B322]+[.$B325]+[.$B328])/4*(1+[$Parameters.$E$4])*[$Parameters.$F$4]; 0)" office:value-type="float" office:value="0" calcext:value-type="float">
            <text:p>0</text:p>
          </table:table-cell>
          <table:table-cell table:formula="of:=([.$D330]-[.$E330])*POWER(1+[$Parameters.$I$4];1/12)+[$Parameters.$D$4]" office:value-type="float" office:value="360530.626639702" calcext:value-type="float">
            <text:p>360530.626639702</text:p>
          </table:table-cell>
          <table:table-cell office:value-type="float" office:value="0" calcext:value-type="float">
            <text:p>0</text:p>
          </table:table-cell>
          <table:table-cell table:formula="of:=[.$D331]-[.$B331]" office:value-type="float" office:value="345566.07067356" calcext:value-type="float">
            <text:p>345566.07067356</text:p>
          </table:table-cell>
          <table:table-cell table:formula="of:=[.$F331]/[.$B331]" office:value-type="float" office:value="23.0923036711163" calcext:value-type="float">
            <text:p>23.0923036711163</text:p>
          </table:table-cell>
          <table:table-cell table:formula="of:=[.$F331]/[.$A331]" office:value-type="float" office:value="1056.77697453688" calcext:value-type="float">
            <text:p>1056.77697453688</text:p>
          </table:table-cell>
          <table:table-cell table:formula="of:=[.$B331]" office:value-type="float" office:value="14964.5559661417" calcext:value-type="float">
            <text:p>14964.5559661417</text:p>
          </table:table-cell>
          <table:table-cell table:formula="of:=[.$D331]*(1-[.$O331])" office:value-type="float" office:value="277170.177270577" calcext:value-type="float">
            <text:p>277170.177270577</text:p>
          </table:table-cell>
          <table:table-cell table:formula="of:=[.$B331]" office:value-type="float" office:value="14964.5559661417" calcext:value-type="float">
            <text:p>14964.5559661417</text:p>
          </table:table-cell>
          <table:table-cell table:formula="of:=IF(FLOOR([.$A331]/12; 1) + 1 &gt;= [$Parameters.$K$70] - [$Parameters.$K$22]; [.$D331] ; 0)" office:value-type="float" office:value="0" calcext:value-type="float">
            <text:p>0</text:p>
          </table:table-cell>
          <table:table-cell table:formula="of:=([$Parameters.$D$4]-[$Parameters.$C$4])*[.$A331]" office:value-type="float" office:value="49377" calcext:value-type="float">
            <text:p>49377</text:p>
          </table:table-cell>
          <table:table-cell table:formula="of:=[.$M331]/([$Parameters.A$4]*[.$A331])" office:value-type="float" office:value="0.00290384615384615" calcext:value-type="float">
            <text:p>0.002903846153846</text:p>
          </table:table-cell>
          <table:table-cell table:formula="of:=SUM(INDIRECT( CELL(&quot;address&quot;;  INDEX([$Parameters.$L$22:$Parameters.$L$74];  FLOOR([.$A331]/12; 1) + 1;0))&amp;&quot;:&quot;&amp;CELL(&quot;address&quot;; [$Parameters.$L$70])))" office:value-type="float" office:value="0.231216" calcext:value-type="float">
            <text:p>0.231216</text:p>
          </table:table-cell>
          <table:table-cell table:formula="of:=[.$I331]/INDEX([$Parameters.$M$22:$Parameters.$M$120];  FLOOR([.$A331]/12; 1) + 1;0)" office:value-type="float" office:value="459.176310713155" calcext:value-type="float">
            <text:p>459.176310713155</text:p>
          </table:table-cell>
          <table:table-cell table:formula="of:=[.$J331]/ INDEX([$Parameters.$M$22:$Parameters.$M$120];  FLOOR([.$A331]/12; 1) + 1;0)" office:value-type="float" office:value="8504.76149955743" calcext:value-type="float">
            <text:p>8504.76149955743</text:p>
          </table:table-cell>
          <table:table-cell table:formula="of:=([.$Q331]-[.$P331])*[$Parameters.$M$70]" office:value-type="float" office:value="130821.215170608" calcext:value-type="float">
            <text:p>130821.215170608</text:p>
          </table:table-cell>
          <table:table-cell table:number-columns-repeated="2"/>
        </table:table-row>
        <table:table-row table:style-name="ro1">
          <table:table-cell office:value-type="float" office:value="328" calcext:value-type="float">
            <text:p>328</text:p>
          </table:table-cell>
          <table:table-cell table:formula="of:=([.$B331]-[.$C331])*POWER(1+[$Parameters.$H$4];1/12)+[$Parameters.$C$4]" office:value-type="float" office:value="15506.3496105941" calcext:value-type="float">
            <text:p>15506.3496105941</text:p>
          </table:table-cell>
          <table:table-cell table:formula="of:=IF(MOD([.$A332];12)=1; ([.$B320]+[.$B323]+[.$B326]+[.$B329])/4*(1+[$Parameters.$E$4])*[$Parameters.$F$4]; 0)" office:value-type="float" office:value="0" calcext:value-type="float">
            <text:p>0</text:p>
          </table:table-cell>
          <table:table-cell table:formula="of:=([.$D331]-[.$E331])*POWER(1+[$Parameters.$I$4];1/12)+[$Parameters.$D$4]" office:value-type="float" office:value="362527.973040429" calcext:value-type="float">
            <text:p>362527.973040429</text:p>
          </table:table-cell>
          <table:table-cell office:value-type="float" office:value="0" calcext:value-type="float">
            <text:p>0</text:p>
          </table:table-cell>
          <table:table-cell table:formula="of:=[.$D332]-[.$B332]" office:value-type="float" office:value="347021.623429834" calcext:value-type="float">
            <text:p>347021.623429834</text:p>
          </table:table-cell>
          <table:table-cell table:formula="of:=[.$F332]/[.$B332]" office:value-type="float" office:value="22.3793240926766" calcext:value-type="float">
            <text:p>22.3793240926766</text:p>
          </table:table-cell>
          <table:table-cell table:formula="of:=[.$F332]/[.$A332]" office:value-type="float" office:value="1057.99275435925" calcext:value-type="float">
            <text:p>1057.99275435925</text:p>
          </table:table-cell>
          <table:table-cell table:formula="of:=[.$B332]" office:value-type="float" office:value="15506.3496105941" calcext:value-type="float">
            <text:p>15506.3496105941</text:p>
          </table:table-cell>
          <table:table-cell table:formula="of:=[.$D332]*(1-[.$O332])" office:value-type="float" office:value="278705.705225913" calcext:value-type="float">
            <text:p>278705.705225913</text:p>
          </table:table-cell>
          <table:table-cell table:formula="of:=[.$B332]" office:value-type="float" office:value="15506.3496105941" calcext:value-type="float">
            <text:p>15506.3496105941</text:p>
          </table:table-cell>
          <table:table-cell table:formula="of:=IF(FLOOR([.$A332]/12; 1) + 1 &gt;= [$Parameters.$K$70] - [$Parameters.$K$22]; [.$D332] ; 0)" office:value-type="float" office:value="0" calcext:value-type="float">
            <text:p>0</text:p>
          </table:table-cell>
          <table:table-cell table:formula="of:=([$Parameters.$D$4]-[$Parameters.$C$4])*[.$A332]" office:value-type="float" office:value="49528" calcext:value-type="float">
            <text:p>49528</text:p>
          </table:table-cell>
          <table:table-cell table:formula="of:=[.$M332]/([$Parameters.A$4]*[.$A332])" office:value-type="float" office:value="0.00290384615384615" calcext:value-type="float">
            <text:p>0.002903846153846</text:p>
          </table:table-cell>
          <table:table-cell table:formula="of:=SUM(INDIRECT( CELL(&quot;address&quot;;  INDEX([$Parameters.$L$22:$Parameters.$L$74];  FLOOR([.$A332]/12; 1) + 1;0))&amp;&quot;:&quot;&amp;CELL(&quot;address&quot;; [$Parameters.$L$70])))" office:value-type="float" office:value="0.231216" calcext:value-type="float">
            <text:p>0.231216</text:p>
          </table:table-cell>
          <table:table-cell table:formula="of:=[.$I332]/INDEX([$Parameters.$M$22:$Parameters.$M$120];  FLOOR([.$A332]/12; 1) + 1;0)" office:value-type="float" office:value="475.800847210619" calcext:value-type="float">
            <text:p>475.800847210619</text:p>
          </table:table-cell>
          <table:table-cell table:formula="of:=[.$J332]/ INDEX([$Parameters.$M$22:$Parameters.$M$120];  FLOOR([.$A332]/12; 1) + 1;0)" office:value-type="float" office:value="8551.87803700254" calcext:value-type="float">
            <text:p>8551.87803700254</text:p>
          </table:table-cell>
          <table:table-cell table:formula="of:=([.$Q332]-[.$P332])*[$Parameters.$M$70]" office:value-type="float" office:value="131317.015106017" calcext:value-type="float">
            <text:p>131317.015106017</text:p>
          </table:table-cell>
          <table:table-cell table:number-columns-repeated="2"/>
        </table:table-row>
        <table:table-row table:style-name="ro1">
          <table:table-cell office:value-type="float" office:value="329" calcext:value-type="float">
            <text:p>329</text:p>
          </table:table-cell>
          <table:table-cell table:formula="of:=([.$B332]-[.$C332])*POWER(1+[$Parameters.$H$4];1/12)+[$Parameters.$C$4]" office:value-type="float" office:value="16054.0915272564" calcext:value-type="float">
            <text:p>16054.0915272564</text:p>
          </table:table-cell>
          <table:table-cell table:formula="of:=IF(MOD([.$A333];12)=1; ([.$B321]+[.$B324]+[.$B327]+[.$B330])/4*(1+[$Parameters.$E$4])*[$Parameters.$F$4]; 0)" office:value-type="float" office:value="0" calcext:value-type="float">
            <text:p>0</text:p>
          </table:table-cell>
          <table:table-cell table:formula="of:=([.$D332]-[.$E332])*POWER(1+[$Parameters.$I$4];1/12)+[$Parameters.$D$4]" office:value-type="float" office:value="364533.45687763" calcext:value-type="float">
            <text:p>364533.45687763</text:p>
          </table:table-cell>
          <table:table-cell office:value-type="float" office:value="0" calcext:value-type="float">
            <text:p>0</text:p>
          </table:table-cell>
          <table:table-cell table:formula="of:=[.$D333]-[.$B333]" office:value-type="float" office:value="348479.365350374" calcext:value-type="float">
            <text:p>348479.365350374</text:p>
          </table:table-cell>
          <table:table-cell table:formula="of:=[.$F333]/[.$B333]" office:value-type="float" office:value="21.7065764673591" calcext:value-type="float">
            <text:p>21.7065764673591</text:p>
          </table:table-cell>
          <table:table-cell table:formula="of:=[.$F333]/[.$A333]" office:value-type="float" office:value="1059.20779741755" calcext:value-type="float">
            <text:p>1059.20779741755</text:p>
          </table:table-cell>
          <table:table-cell table:formula="of:=[.$B333]" office:value-type="float" office:value="16054.0915272564" calcext:value-type="float">
            <text:p>16054.0915272564</text:p>
          </table:table-cell>
          <table:table-cell table:formula="of:=[.$D333]*(1-[.$O333])" office:value-type="float" office:value="280247.489112212" calcext:value-type="float">
            <text:p>280247.489112212</text:p>
          </table:table-cell>
          <table:table-cell table:formula="of:=[.$B333]" office:value-type="float" office:value="16054.0915272564" calcext:value-type="float">
            <text:p>16054.0915272564</text:p>
          </table:table-cell>
          <table:table-cell table:formula="of:=IF(FLOOR([.$A333]/12; 1) + 1 &gt;= [$Parameters.$K$70] - [$Parameters.$K$22]; [.$D333] ; 0)" office:value-type="float" office:value="0" calcext:value-type="float">
            <text:p>0</text:p>
          </table:table-cell>
          <table:table-cell table:formula="of:=([$Parameters.$D$4]-[$Parameters.$C$4])*[.$A333]" office:value-type="float" office:value="49679" calcext:value-type="float">
            <text:p>49679</text:p>
          </table:table-cell>
          <table:table-cell table:formula="of:=[.$M333]/([$Parameters.A$4]*[.$A333])" office:value-type="float" office:value="0.00290384615384615" calcext:value-type="float">
            <text:p>0.002903846153846</text:p>
          </table:table-cell>
          <table:table-cell table:formula="of:=SUM(INDIRECT( CELL(&quot;address&quot;;  INDEX([$Parameters.$L$22:$Parameters.$L$74];  FLOOR([.$A333]/12; 1) + 1;0))&amp;&quot;:&quot;&amp;CELL(&quot;address&quot;; [$Parameters.$L$70])))" office:value-type="float" office:value="0.231216" calcext:value-type="float">
            <text:p>0.231216</text:p>
          </table:table-cell>
          <table:table-cell table:formula="of:=[.$I333]/INDEX([$Parameters.$M$22:$Parameters.$M$120];  FLOOR([.$A333]/12; 1) + 1;0)" office:value-type="float" office:value="492.607902033029" calcext:value-type="float">
            <text:p>492.607902033029</text:p>
          </table:table-cell>
          <table:table-cell table:formula="of:=[.$J333]/ INDEX([$Parameters.$M$22:$Parameters.$M$120];  FLOOR([.$A333]/12; 1) + 1;0)" office:value-type="float" office:value="8599.18653305346" calcext:value-type="float">
            <text:p>8599.18653305346</text:p>
          </table:table-cell>
          <table:table-cell table:formula="of:=([.$Q333]-[.$P333])*[$Parameters.$M$70]" office:value-type="float" office:value="131812.968540392" calcext:value-type="float">
            <text:p>131812.968540392</text:p>
          </table:table-cell>
          <table:table-cell table:number-columns-repeated="2"/>
        </table:table-row>
        <table:table-row table:style-name="ro1">
          <table:table-cell office:value-type="float" office:value="330" calcext:value-type="float">
            <text:p>330</text:p>
          </table:table-cell>
          <table:table-cell table:formula="of:=([.$B333]-[.$C333])*POWER(1+[$Parameters.$H$4];1/12)+[$Parameters.$C$4]" office:value-type="float" office:value="16607.8470213287" calcext:value-type="float">
            <text:p>16607.8470213287</text:p>
          </table:table-cell>
          <table:table-cell table:formula="of:=IF(MOD([.$A334];12)=1; ([.$B322]+[.$B325]+[.$B328]+[.$B331])/4*(1+[$Parameters.$E$4])*[$Parameters.$F$4]; 0)" office:value-type="float" office:value="0" calcext:value-type="float">
            <text:p>0</text:p>
          </table:table-cell>
          <table:table-cell table:formula="of:=([.$D333]-[.$E333])*POWER(1+[$Parameters.$I$4];1/12)+[$Parameters.$D$4]" office:value-type="float" office:value="366547.111304231" calcext:value-type="float">
            <text:p>366547.111304231</text:p>
          </table:table-cell>
          <table:table-cell office:value-type="float" office:value="0" calcext:value-type="float">
            <text:p>0</text:p>
          </table:table-cell>
          <table:table-cell table:formula="of:=[.$D334]-[.$B334]" office:value-type="float" office:value="349939.264282902" calcext:value-type="float">
            <text:p>349939.264282902</text:p>
          </table:table-cell>
          <table:table-cell table:formula="of:=[.$F334]/[.$B334]" office:value-type="float" office:value="21.0707181872214" calcext:value-type="float">
            <text:p>21.0707181872214</text:p>
          </table:table-cell>
          <table:table-cell table:formula="of:=[.$F334]/[.$A334]" office:value-type="float" office:value="1060.42201297849" calcext:value-type="float">
            <text:p>1060.42201297849</text:p>
          </table:table-cell>
          <table:table-cell table:formula="of:=[.$B334]" office:value-type="float" office:value="16607.8470213287" calcext:value-type="float">
            <text:p>16607.8470213287</text:p>
          </table:table-cell>
          <table:table-cell table:formula="of:=[.$D334]*(1-[.$O334])" office:value-type="float" office:value="281795.554416912" calcext:value-type="float">
            <text:p>281795.554416912</text:p>
          </table:table-cell>
          <table:table-cell table:formula="of:=[.$B334]" office:value-type="float" office:value="16607.8470213287" calcext:value-type="float">
            <text:p>16607.8470213287</text:p>
          </table:table-cell>
          <table:table-cell table:formula="of:=IF(FLOOR([.$A334]/12; 1) + 1 &gt;= [$Parameters.$K$70] - [$Parameters.$K$22]; [.$D334] ; 0)" office:value-type="float" office:value="0" calcext:value-type="float">
            <text:p>0</text:p>
          </table:table-cell>
          <table:table-cell table:formula="of:=([$Parameters.$D$4]-[$Parameters.$C$4])*[.$A334]" office:value-type="float" office:value="49830" calcext:value-type="float">
            <text:p>49830</text:p>
          </table:table-cell>
          <table:table-cell table:formula="of:=[.$M334]/([$Parameters.A$4]*[.$A334])" office:value-type="float" office:value="0.00290384615384615" calcext:value-type="float">
            <text:p>0.002903846153846</text:p>
          </table:table-cell>
          <table:table-cell table:formula="of:=SUM(INDIRECT( CELL(&quot;address&quot;;  INDEX([$Parameters.$L$22:$Parameters.$L$74];  FLOOR([.$A334]/12; 1) + 1;0))&amp;&quot;:&quot;&amp;CELL(&quot;address&quot;; [$Parameters.$L$70])))" office:value-type="float" office:value="0.231216" calcext:value-type="float">
            <text:p>0.231216</text:p>
          </table:table-cell>
          <table:table-cell table:formula="of:=[.$I334]/INDEX([$Parameters.$M$22:$Parameters.$M$120];  FLOOR([.$A334]/12; 1) + 1;0)" office:value-type="float" office:value="509.599479022053" calcext:value-type="float">
            <text:p>509.599479022053</text:p>
          </table:table-cell>
          <table:table-cell table:formula="of:=[.$J334]/ INDEX([$Parameters.$M$22:$Parameters.$M$120];  FLOOR([.$A334]/12; 1) + 1;0)" office:value-type="float" office:value="8646.68776977331" calcext:value-type="float">
            <text:p>8646.68776977331</text:p>
          </table:table-cell>
          <table:table-cell table:formula="of:=([.$Q334]-[.$P334])*[$Parameters.$M$70]" office:value-type="float" office:value="132309.055607615" calcext:value-type="float">
            <text:p>132309.055607615</text:p>
          </table:table-cell>
          <table:table-cell table:number-columns-repeated="2"/>
        </table:table-row>
        <table:table-row table:style-name="ro1">
          <table:table-cell office:value-type="float" office:value="331" calcext:value-type="float">
            <text:p>331</text:p>
          </table:table-cell>
          <table:table-cell table:formula="of:=([.$B334]-[.$C334])*POWER(1+[$Parameters.$H$4];1/12)+[$Parameters.$C$4]" office:value-type="float" office:value="17167.682114987" calcext:value-type="float">
            <text:p>17167.682114987</text:p>
          </table:table-cell>
          <table:table-cell table:formula="of:=IF(MOD([.$A335];12)=1; ([.$B323]+[.$B326]+[.$B329]+[.$B332])/4*(1+[$Parameters.$E$4])*[$Parameters.$F$4]; 0)" office:value-type="float" office:value="0" calcext:value-type="float">
            <text:p>0</text:p>
          </table:table-cell>
          <table:table-cell table:formula="of:=([.$D334]-[.$E334])*POWER(1+[$Parameters.$I$4];1/12)+[$Parameters.$D$4]" office:value-type="float" office:value="368568.969608223" calcext:value-type="float">
            <text:p>368568.969608223</text:p>
          </table:table-cell>
          <table:table-cell office:value-type="float" office:value="0" calcext:value-type="float">
            <text:p>0</text:p>
          </table:table-cell>
          <table:table-cell table:formula="of:=[.$D335]-[.$B335]" office:value-type="float" office:value="351401.287493236" calcext:value-type="float">
            <text:p>351401.287493236</text:p>
          </table:table-cell>
          <table:table-cell table:formula="of:=[.$F335]/[.$B335]" office:value-type="float" office:value="20.4687671369725" calcext:value-type="float">
            <text:p>20.4687671369725</text:p>
          </table:table-cell>
          <table:table-cell table:formula="of:=[.$F335]/[.$A335]" office:value-type="float" office:value="1061.63530964724" calcext:value-type="float">
            <text:p>1061.63530964724</text:p>
          </table:table-cell>
          <table:table-cell table:formula="of:=[.$B335]" office:value-type="float" office:value="17167.682114987" calcext:value-type="float">
            <text:p>17167.682114987</text:p>
          </table:table-cell>
          <table:table-cell table:formula="of:=[.$D335]*(1-[.$O335])" office:value-type="float" office:value="283349.926731288" calcext:value-type="float">
            <text:p>283349.926731288</text:p>
          </table:table-cell>
          <table:table-cell table:formula="of:=[.$B335]" office:value-type="float" office:value="17167.682114987" calcext:value-type="float">
            <text:p>17167.682114987</text:p>
          </table:table-cell>
          <table:table-cell table:formula="of:=IF(FLOOR([.$A335]/12; 1) + 1 &gt;= [$Parameters.$K$70] - [$Parameters.$K$22]; [.$D335] ; 0)" office:value-type="float" office:value="0" calcext:value-type="float">
            <text:p>0</text:p>
          </table:table-cell>
          <table:table-cell table:formula="of:=([$Parameters.$D$4]-[$Parameters.$C$4])*[.$A335]" office:value-type="float" office:value="49981" calcext:value-type="float">
            <text:p>49981</text:p>
          </table:table-cell>
          <table:table-cell table:formula="of:=[.$M335]/([$Parameters.A$4]*[.$A335])" office:value-type="float" office:value="0.00290384615384615" calcext:value-type="float">
            <text:p>0.002903846153846</text:p>
          </table:table-cell>
          <table:table-cell table:formula="of:=SUM(INDIRECT( CELL(&quot;address&quot;;  INDEX([$Parameters.$L$22:$Parameters.$L$74];  FLOOR([.$A335]/12; 1) + 1;0))&amp;&quot;:&quot;&amp;CELL(&quot;address&quot;; [$Parameters.$L$70])))" office:value-type="float" office:value="0.231216" calcext:value-type="float">
            <text:p>0.231216</text:p>
          </table:table-cell>
          <table:table-cell table:formula="of:=[.$I335]/INDEX([$Parameters.$M$22:$Parameters.$M$120];  FLOOR([.$A335]/12; 1) + 1;0)" office:value-type="float" office:value="526.777604019239" calcext:value-type="float">
            <text:p>526.777604019239</text:p>
          </table:table-cell>
          <table:table-cell table:formula="of:=[.$J335]/ INDEX([$Parameters.$M$22:$Parameters.$M$120];  FLOOR([.$A335]/12; 1) + 1;0)" office:value-type="float" office:value="8694.38253241143" calcext:value-type="float">
            <text:p>8694.38253241143</text:p>
          </table:table-cell>
          <table:table-cell table:formula="of:=([.$Q335]-[.$P335])*[$Parameters.$M$70]" office:value-type="float" office:value="132805.256135657" calcext:value-type="float">
            <text:p>132805.256135657</text:p>
          </table:table-cell>
          <table:table-cell table:number-columns-repeated="2"/>
        </table:table-row>
        <table:table-row table:style-name="ro1">
          <table:table-cell office:value-type="float" office:value="332" calcext:value-type="float">
            <text:p>332</text:p>
          </table:table-cell>
          <table:table-cell table:formula="of:=([.$B335]-[.$C335])*POWER(1+[$Parameters.$H$4];1/12)+[$Parameters.$C$4]" office:value-type="float" office:value="17733.6635552551" calcext:value-type="float">
            <text:p>17733.6635552551</text:p>
          </table:table-cell>
          <table:table-cell table:formula="of:=IF(MOD([.$A336];12)=1; ([.$B324]+[.$B327]+[.$B330]+[.$B333])/4*(1+[$Parameters.$E$4])*[$Parameters.$F$4]; 0)" office:value-type="float" office:value="0" calcext:value-type="float">
            <text:p>0</text:p>
          </table:table-cell>
          <table:table-cell table:formula="of:=([.$D335]-[.$E335])*POWER(1+[$Parameters.$I$4];1/12)+[$Parameters.$D$4]" office:value-type="float" office:value="370599.065213219" calcext:value-type="float">
            <text:p>370599.065213219</text:p>
          </table:table-cell>
          <table:table-cell office:value-type="float" office:value="0" calcext:value-type="float">
            <text:p>0</text:p>
          </table:table-cell>
          <table:table-cell table:formula="of:=[.$D336]-[.$B336]" office:value-type="float" office:value="352865.401657964" calcext:value-type="float">
            <text:p>352865.401657964</text:p>
          </table:table-cell>
          <table:table-cell table:formula="of:=[.$F336]/[.$B336]" office:value-type="float" office:value="19.8980543731697" calcext:value-type="float">
            <text:p>19.8980543731697</text:p>
          </table:table-cell>
          <table:table-cell table:formula="of:=[.$F336]/[.$A336]" office:value-type="float" office:value="1062.84759535531" calcext:value-type="float">
            <text:p>1062.84759535531</text:p>
          </table:table-cell>
          <table:table-cell table:formula="of:=[.$B336]" office:value-type="float" office:value="17733.6635552551" calcext:value-type="float">
            <text:p>17733.6635552551</text:p>
          </table:table-cell>
          <table:table-cell table:formula="of:=[.$D336]*(1-[.$O336])" office:value-type="float" office:value="284910.631750879" calcext:value-type="float">
            <text:p>284910.631750879</text:p>
          </table:table-cell>
          <table:table-cell table:formula="of:=[.$B336]" office:value-type="float" office:value="17733.6635552551" calcext:value-type="float">
            <text:p>17733.6635552551</text:p>
          </table:table-cell>
          <table:table-cell table:formula="of:=IF(FLOOR([.$A336]/12; 1) + 1 &gt;= [$Parameters.$K$70] - [$Parameters.$K$22]; [.$D336] ; 0)" office:value-type="float" office:value="0" calcext:value-type="float">
            <text:p>0</text:p>
          </table:table-cell>
          <table:table-cell table:formula="of:=([$Parameters.$D$4]-[$Parameters.$C$4])*[.$A336]" office:value-type="float" office:value="50132" calcext:value-type="float">
            <text:p>50132</text:p>
          </table:table-cell>
          <table:table-cell table:formula="of:=[.$M336]/([$Parameters.A$4]*[.$A336])" office:value-type="float" office:value="0.00290384615384615" calcext:value-type="float">
            <text:p>0.002903846153846</text:p>
          </table:table-cell>
          <table:table-cell table:formula="of:=SUM(INDIRECT( CELL(&quot;address&quot;;  INDEX([$Parameters.$L$22:$Parameters.$L$74];  FLOOR([.$A336]/12; 1) + 1;0))&amp;&quot;:&quot;&amp;CELL(&quot;address&quot;; [$Parameters.$L$70])))" office:value-type="float" office:value="0.231216" calcext:value-type="float">
            <text:p>0.231216</text:p>
          </table:table-cell>
          <table:table-cell table:formula="of:=[.$I336]/INDEX([$Parameters.$M$22:$Parameters.$M$120];  FLOOR([.$A336]/12; 1) + 1;0)" office:value-type="float" office:value="544.144325107551" calcext:value-type="float">
            <text:p>544.144325107551</text:p>
          </table:table-cell>
          <table:table-cell table:formula="of:=[.$J336]/ INDEX([$Parameters.$M$22:$Parameters.$M$120];  FLOOR([.$A336]/12; 1) + 1;0)" office:value-type="float" office:value="8742.27160941637" calcext:value-type="float">
            <text:p>8742.27160941637</text:p>
          </table:table-cell>
          <table:table-cell table:formula="of:=([.$Q336]-[.$P336])*[$Parameters.$M$70]" office:value-type="float" office:value="133301.549642861" calcext:value-type="float">
            <text:p>133301.549642861</text:p>
          </table:table-cell>
          <table:table-cell table:number-columns-repeated="2"/>
        </table:table-row>
        <table:table-row table:style-name="ro1">
          <table:table-cell office:value-type="float" office:value="333" calcext:value-type="float">
            <text:p>333</text:p>
          </table:table-cell>
          <table:table-cell table:formula="of:=([.$B336]-[.$C336])*POWER(1+[$Parameters.$H$4];1/12)+[$Parameters.$C$4]" office:value-type="float" office:value="18305.8588219624" calcext:value-type="float">
            <text:p>18305.8588219624</text:p>
          </table:table-cell>
          <table:table-cell table:formula="of:=IF(MOD([.$A337];12)=1; ([.$B325]+[.$B328]+[.$B331]+[.$B334])/4*(1+[$Parameters.$E$4])*[$Parameters.$F$4]; 0)" office:value-type="float" office:value="0" calcext:value-type="float">
            <text:p>0</text:p>
          </table:table-cell>
          <table:table-cell table:formula="of:=([.$D336]-[.$E336])*POWER(1+[$Parameters.$I$4];1/12)+[$Parameters.$D$4]" office:value-type="float" office:value="372637.431679002" calcext:value-type="float">
            <text:p>372637.431679002</text:p>
          </table:table-cell>
          <table:table-cell office:value-type="float" office:value="0" calcext:value-type="float">
            <text:p>0</text:p>
          </table:table-cell>
          <table:table-cell table:formula="of:=[.$D337]-[.$B337]" office:value-type="float" office:value="354331.57285704" calcext:value-type="float">
            <text:p>354331.57285704</text:p>
          </table:table-cell>
          <table:table-cell table:formula="of:=[.$F337]/[.$B337]" office:value-type="float" office:value="19.3561840667061" calcext:value-type="float">
            <text:p>19.3561840667061</text:p>
          </table:table-cell>
          <table:table-cell table:formula="of:=[.$F337]/[.$A337]" office:value-type="float" office:value="1064.05877734847" calcext:value-type="float">
            <text:p>1064.05877734847</text:p>
          </table:table-cell>
          <table:table-cell table:formula="of:=[.$B337]" office:value-type="float" office:value="18305.8588219624" calcext:value-type="float">
            <text:p>18305.8588219624</text:p>
          </table:table-cell>
          <table:table-cell table:formula="of:=[.$D337]*(1-[.$O337])" office:value-type="float" office:value="286477.69527591" calcext:value-type="float">
            <text:p>286477.69527591</text:p>
          </table:table-cell>
          <table:table-cell table:formula="of:=[.$B337]" office:value-type="float" office:value="18305.8588219624" calcext:value-type="float">
            <text:p>18305.8588219624</text:p>
          </table:table-cell>
          <table:table-cell table:formula="of:=IF(FLOOR([.$A337]/12; 1) + 1 &gt;= [$Parameters.$K$70] - [$Parameters.$K$22]; [.$D337] ; 0)" office:value-type="float" office:value="0" calcext:value-type="float">
            <text:p>0</text:p>
          </table:table-cell>
          <table:table-cell table:formula="of:=([$Parameters.$D$4]-[$Parameters.$C$4])*[.$A337]" office:value-type="float" office:value="50283" calcext:value-type="float">
            <text:p>50283</text:p>
          </table:table-cell>
          <table:table-cell table:formula="of:=[.$M337]/([$Parameters.A$4]*[.$A337])" office:value-type="float" office:value="0.00290384615384615" calcext:value-type="float">
            <text:p>0.002903846153846</text:p>
          </table:table-cell>
          <table:table-cell table:formula="of:=SUM(INDIRECT( CELL(&quot;address&quot;;  INDEX([$Parameters.$L$22:$Parameters.$L$74];  FLOOR([.$A337]/12; 1) + 1;0))&amp;&quot;:&quot;&amp;CELL(&quot;address&quot;; [$Parameters.$L$70])))" office:value-type="float" office:value="0.231216" calcext:value-type="float">
            <text:p>0.231216</text:p>
          </table:table-cell>
          <table:table-cell table:formula="of:=[.$I337]/INDEX([$Parameters.$M$22:$Parameters.$M$120];  FLOOR([.$A337]/12; 1) + 1;0)" office:value-type="float" office:value="561.701712855551" calcext:value-type="float">
            <text:p>561.701712855551</text:p>
          </table:table-cell>
          <table:table-cell table:formula="of:=[.$J337]/ INDEX([$Parameters.$M$22:$Parameters.$M$120];  FLOOR([.$A337]/12; 1) + 1;0)" office:value-type="float" office:value="8790.35579244891" calcext:value-type="float">
            <text:p>8790.35579244891</text:p>
          </table:table-cell>
          <table:table-cell table:formula="of:=([.$Q337]-[.$P337])*[$Parameters.$M$70]" office:value-type="float" office:value="133797.915334188" calcext:value-type="float">
            <text:p>133797.915334188</text:p>
          </table:table-cell>
          <table:table-cell table:number-columns-repeated="2"/>
        </table:table-row>
        <table:table-row table:style-name="ro1">
          <table:table-cell office:value-type="float" office:value="334" calcext:value-type="float">
            <text:p>334</text:p>
          </table:table-cell>
          <table:table-cell table:formula="of:=([.$B337]-[.$C337])*POWER(1+[$Parameters.$H$4];1/12)+[$Parameters.$C$4]" office:value-type="float" office:value="18884.3361357895" calcext:value-type="float">
            <text:p>18884.3361357895</text:p>
          </table:table-cell>
          <table:table-cell table:formula="of:=IF(MOD([.$A338];12)=1; ([.$B326]+[.$B329]+[.$B332]+[.$B335])/4*(1+[$Parameters.$E$4])*[$Parameters.$F$4]; 0)" office:value-type="float" office:value="0" calcext:value-type="float">
            <text:p>0</text:p>
          </table:table-cell>
          <table:table-cell table:formula="of:=([.$D337]-[.$E337])*POWER(1+[$Parameters.$I$4];1/12)+[$Parameters.$D$4]" office:value-type="float" office:value="374684.102702083" calcext:value-type="float">
            <text:p>374684.102702083</text:p>
          </table:table-cell>
          <table:table-cell office:value-type="float" office:value="0" calcext:value-type="float">
            <text:p>0</text:p>
          </table:table-cell>
          <table:table-cell table:formula="of:=[.$D338]-[.$B338]" office:value-type="float" office:value="355799.766566294" calcext:value-type="float">
            <text:p>355799.766566294</text:p>
          </table:table-cell>
          <table:table-cell table:formula="of:=[.$F338]/[.$B338]" office:value-type="float" office:value="18.8409994403766" calcext:value-type="float">
            <text:p>18.8409994403766</text:p>
          </table:table-cell>
          <table:table-cell table:formula="of:=[.$F338]/[.$A338]" office:value-type="float" office:value="1065.26876217453" calcext:value-type="float">
            <text:p>1065.26876217453</text:p>
          </table:table-cell>
          <table:table-cell table:formula="of:=[.$B338]" office:value-type="float" office:value="18884.3361357895" calcext:value-type="float">
            <text:p>18884.3361357895</text:p>
          </table:table-cell>
          <table:table-cell table:formula="of:=[.$D338]*(1-[.$O338])" office:value-type="float" office:value="288051.143211718" calcext:value-type="float">
            <text:p>288051.143211718</text:p>
          </table:table-cell>
          <table:table-cell table:formula="of:=[.$B338]" office:value-type="float" office:value="18884.3361357895" calcext:value-type="float">
            <text:p>18884.3361357895</text:p>
          </table:table-cell>
          <table:table-cell table:formula="of:=IF(FLOOR([.$A338]/12; 1) + 1 &gt;= [$Parameters.$K$70] - [$Parameters.$K$22]; [.$D338] ; 0)" office:value-type="float" office:value="0" calcext:value-type="float">
            <text:p>0</text:p>
          </table:table-cell>
          <table:table-cell table:formula="of:=([$Parameters.$D$4]-[$Parameters.$C$4])*[.$A338]" office:value-type="float" office:value="50434" calcext:value-type="float">
            <text:p>50434</text:p>
          </table:table-cell>
          <table:table-cell table:formula="of:=[.$M338]/([$Parameters.A$4]*[.$A338])" office:value-type="float" office:value="0.00290384615384615" calcext:value-type="float">
            <text:p>0.002903846153846</text:p>
          </table:table-cell>
          <table:table-cell table:formula="of:=SUM(INDIRECT( CELL(&quot;address&quot;;  INDEX([$Parameters.$L$22:$Parameters.$L$74];  FLOOR([.$A338]/12; 1) + 1;0))&amp;&quot;:&quot;&amp;CELL(&quot;address&quot;; [$Parameters.$L$70])))" office:value-type="float" office:value="0.231216" calcext:value-type="float">
            <text:p>0.231216</text:p>
          </table:table-cell>
          <table:table-cell table:formula="of:=[.$I338]/INDEX([$Parameters.$M$22:$Parameters.$M$120];  FLOOR([.$A338]/12; 1) + 1;0)" office:value-type="float" office:value="579.451860564269" calcext:value-type="float">
            <text:p>579.451860564269</text:p>
          </table:table-cell>
          <table:table-cell table:formula="of:=[.$J338]/ INDEX([$Parameters.$M$22:$Parameters.$M$120];  FLOOR([.$A338]/12; 1) + 1;0)" office:value-type="float" office:value="8838.63587639516" calcext:value-type="float">
            <text:p>8838.63587639516</text:p>
          </table:table-cell>
          <table:table-cell table:formula="of:=([.$Q338]-[.$P338])*[$Parameters.$M$70]" office:value-type="float" office:value="134294.33209741" calcext:value-type="float">
            <text:p>134294.33209741</text:p>
          </table:table-cell>
          <table:table-cell table:number-columns-repeated="2"/>
        </table:table-row>
        <table:table-row table:style-name="ro1">
          <table:table-cell office:value-type="float" office:value="335" calcext:value-type="float">
            <text:p>335</text:p>
          </table:table-cell>
          <table:table-cell table:formula="of:=([.$B338]-[.$C338])*POWER(1+[$Parameters.$H$4];1/12)+[$Parameters.$C$4]" office:value-type="float" office:value="19469.1644664017" calcext:value-type="float">
            <text:p>19469.1644664017</text:p>
          </table:table-cell>
          <table:table-cell table:formula="of:=IF(MOD([.$A339];12)=1; ([.$B327]+[.$B330]+[.$B333]+[.$B336])/4*(1+[$Parameters.$E$4])*[$Parameters.$F$4]; 0)" office:value-type="float" office:value="0" calcext:value-type="float">
            <text:p>0</text:p>
          </table:table-cell>
          <table:table-cell table:formula="of:=([.$D338]-[.$E338])*POWER(1+[$Parameters.$I$4];1/12)+[$Parameters.$D$4]" office:value-type="float" office:value="376739.112116257" calcext:value-type="float">
            <text:p>376739.112116257</text:p>
          </table:table-cell>
          <table:table-cell office:value-type="float" office:value="0" calcext:value-type="float">
            <text:p>0</text:p>
          </table:table-cell>
          <table:table-cell table:formula="of:=[.$D339]-[.$B339]" office:value-type="float" office:value="357269.947649855" calcext:value-type="float">
            <text:p>357269.947649855</text:p>
          </table:table-cell>
          <table:table-cell table:formula="of:=[.$F339]/[.$B339]" office:value-type="float" office:value="18.3505536802261" calcext:value-type="float">
            <text:p>18.3505536802261</text:p>
          </table:table-cell>
          <table:table-cell table:formula="of:=[.$F339]/[.$A339]" office:value-type="float" office:value="1066.47745567121" calcext:value-type="float">
            <text:p>1066.47745567121</text:p>
          </table:table-cell>
          <table:table-cell table:formula="of:=[.$B339]" office:value-type="float" office:value="19469.1644664017" calcext:value-type="float">
            <text:p>19469.1644664017</text:p>
          </table:table-cell>
          <table:table-cell table:formula="of:=[.$D339]*(1-[.$O339])" office:value-type="float" office:value="289631.001569184" calcext:value-type="float">
            <text:p>289631.001569184</text:p>
          </table:table-cell>
          <table:table-cell table:formula="of:=[.$B339]" office:value-type="float" office:value="19469.1644664017" calcext:value-type="float">
            <text:p>19469.1644664017</text:p>
          </table:table-cell>
          <table:table-cell table:formula="of:=IF(FLOOR([.$A339]/12; 1) + 1 &gt;= [$Parameters.$K$70] - [$Parameters.$K$22]; [.$D339] ; 0)" office:value-type="float" office:value="0" calcext:value-type="float">
            <text:p>0</text:p>
          </table:table-cell>
          <table:table-cell table:formula="of:=([$Parameters.$D$4]-[$Parameters.$C$4])*[.$A339]" office:value-type="float" office:value="50585" calcext:value-type="float">
            <text:p>50585</text:p>
          </table:table-cell>
          <table:table-cell table:formula="of:=[.$M339]/([$Parameters.A$4]*[.$A339])" office:value-type="float" office:value="0.00290384615384615" calcext:value-type="float">
            <text:p>0.002903846153846</text:p>
          </table:table-cell>
          <table:table-cell table:formula="of:=SUM(INDIRECT( CELL(&quot;address&quot;;  INDEX([$Parameters.$L$22:$Parameters.$L$74];  FLOOR([.$A339]/12; 1) + 1;0))&amp;&quot;:&quot;&amp;CELL(&quot;address&quot;; [$Parameters.$L$70])))" office:value-type="float" office:value="0.231216" calcext:value-type="float">
            <text:p>0.231216</text:p>
          </table:table-cell>
          <table:table-cell table:formula="of:=[.$I339]/INDEX([$Parameters.$M$22:$Parameters.$M$120];  FLOOR([.$A339]/12; 1) + 1;0)" office:value-type="float" office:value="597.396884516774" calcext:value-type="float">
            <text:p>597.396884516774</text:p>
          </table:table-cell>
          <table:table-cell table:formula="of:=[.$J339]/ INDEX([$Parameters.$M$22:$Parameters.$M$120];  FLOOR([.$A339]/12; 1) + 1;0)" office:value-type="float" office:value="8887.11265937969" calcext:value-type="float">
            <text:p>8887.11265937969</text:p>
          </table:table-cell>
          <table:table-cell table:formula="of:=([.$Q339]-[.$P339])*[$Parameters.$M$70]" office:value-type="float" office:value="134790.778499271" calcext:value-type="float">
            <text:p>134790.778499271</text:p>
          </table:table-cell>
          <table:table-cell table:number-columns-repeated="2"/>
        </table:table-row>
        <table:table-row table:style-name="ro1">
          <table:table-cell office:value-type="float" office:value="336" calcext:value-type="float">
            <text:p>336</text:p>
          </table:table-cell>
          <table:table-cell table:formula="of:=([.$B339]-[.$C339])*POWER(1+[$Parameters.$H$4];1/12)+[$Parameters.$C$4]" office:value-type="float" office:value="20060.4135406719" calcext:value-type="float">
            <text:p>20060.4135406719</text:p>
          </table:table-cell>
          <table:table-cell table:formula="of:=IF(MOD([.$A340];12)=1; ([.$B328]+[.$B331]+[.$B334]+[.$B337])/4*(1+[$Parameters.$E$4])*[$Parameters.$F$4]; 0)" office:value-type="float" office:value="0" calcext:value-type="float">
            <text:p>0</text:p>
          </table:table-cell>
          <table:table-cell table:formula="of:=([.$D339]-[.$E339])*POWER(1+[$Parameters.$I$4];1/12)+[$Parameters.$D$4]" office:value-type="float" office:value="378802.49389316" calcext:value-type="float">
            <text:p>378802.49389316</text:p>
          </table:table-cell>
          <table:table-cell office:value-type="float" office:value="0" calcext:value-type="float">
            <text:p>0</text:p>
          </table:table-cell>
          <table:table-cell table:formula="of:=[.$D340]-[.$B340]" office:value-type="float" office:value="358742.080352488" calcext:value-type="float">
            <text:p>358742.080352488</text:p>
          </table:table-cell>
          <table:table-cell table:formula="of:=[.$F340]/[.$B340]" office:value-type="float" office:value="17.8830849934948" calcext:value-type="float">
            <text:p>17.8830849934948</text:p>
          </table:table-cell>
          <table:table-cell table:formula="of:=[.$F340]/[.$A340]" office:value-type="float" office:value="1067.68476295383" calcext:value-type="float">
            <text:p>1067.68476295383</text:p>
          </table:table-cell>
          <table:table-cell table:formula="of:=[.$B340]" office:value-type="float" office:value="20060.4135406719" calcext:value-type="float">
            <text:p>20060.4135406719</text:p>
          </table:table-cell>
          <table:table-cell table:formula="of:=[.$D340]*(1-[.$O340])" office:value-type="float" office:value="292784.402382395" calcext:value-type="float">
            <text:p>292784.402382395</text:p>
          </table:table-cell>
          <table:table-cell table:formula="of:=[.$B340]" office:value-type="float" office:value="20060.4135406719" calcext:value-type="float">
            <text:p>20060.4135406719</text:p>
          </table:table-cell>
          <table:table-cell table:formula="of:=IF(FLOOR([.$A340]/12; 1) + 1 &gt;= [$Parameters.$K$70] - [$Parameters.$K$22]; [.$D340] ; 0)" office:value-type="float" office:value="0" calcext:value-type="float">
            <text:p>0</text:p>
          </table:table-cell>
          <table:table-cell table:formula="of:=([$Parameters.$D$4]-[$Parameters.$C$4])*[.$A340]" office:value-type="float" office:value="50736" calcext:value-type="float">
            <text:p>50736</text:p>
          </table:table-cell>
          <table:table-cell table:formula="of:=[.$M340]/([$Parameters.A$4]*[.$A340])" office:value-type="float" office:value="0.00290384615384615" calcext:value-type="float">
            <text:p>0.002903846153846</text:p>
          </table:table-cell>
          <table:table-cell table:formula="of:=SUM(INDIRECT( CELL(&quot;address&quot;;  INDEX([$Parameters.$L$22:$Parameters.$L$74];  FLOOR([.$A340]/12; 1) + 1;0))&amp;&quot;:&quot;&amp;CELL(&quot;address&quot;; [$Parameters.$L$70])))" office:value-type="float" office:value="0.227079" calcext:value-type="float">
            <text:p>0.227079</text:p>
          </table:table-cell>
          <table:table-cell table:formula="of:=[.$I340]/INDEX([$Parameters.$M$22:$Parameters.$M$120];  FLOOR([.$A340]/12; 1) + 1;0)" office:value-type="float" office:value="632.222298792054" calcext:value-type="float">
            <text:p>632.222298792054</text:p>
          </table:table-cell>
          <table:table-cell table:formula="of:=[.$J340]/ INDEX([$Parameters.$M$22:$Parameters.$M$120];  FLOOR([.$A340]/12; 1) + 1;0)" office:value-type="float" office:value="9227.36849613599" calcext:value-type="float">
            <text:p>9227.36849613599</text:p>
          </table:table-cell>
          <table:table-cell table:formula="of:=([.$Q340]-[.$P340])*[$Parameters.$M$70]" office:value-type="float" office:value="139757.077168812" calcext:value-type="float">
            <text:p>139757.077168812</text:p>
          </table:table-cell>
          <table:table-cell table:number-columns-repeated="2"/>
        </table:table-row>
        <table:table-row table:style-name="ro1">
          <table:table-cell office:value-type="float" office:value="337" calcext:value-type="float">
            <text:p>337</text:p>
          </table:table-cell>
          <table:table-cell table:formula="of:=([.$B340]-[.$C340])*POWER(1+[$Parameters.$H$4];1/12)+[$Parameters.$C$4]" office:value-type="float" office:value="20658.1538509942" calcext:value-type="float">
            <text:p>20658.1538509942</text:p>
          </table:table-cell>
          <table:table-cell table:formula="of:=IF(MOD([.$A341];12)=1; ([.$B329]+[.$B332]+[.$B335]+[.$B338])/4*(1+[$Parameters.$E$4])*[$Parameters.$F$4]; 0)" office:value-type="float" office:value="6759.44211112641" calcext:value-type="float">
            <text:p>6759.44211112641</text:p>
          </table:table-cell>
          <table:table-cell table:formula="of:=([.$D340]-[.$E340])*POWER(1+[$Parameters.$I$4];1/12)+[$Parameters.$D$4]" office:value-type="float" office:value="380874.282142835" calcext:value-type="float">
            <text:p>380874.282142835</text:p>
          </table:table-cell>
          <table:table-cell office:value-type="float" office:value="0" calcext:value-type="float">
            <text:p>0</text:p>
          </table:table-cell>
          <table:table-cell table:formula="of:=[.$D341]-[.$B341]" office:value-type="float" office:value="360216.128291841" calcext:value-type="float">
            <text:p>360216.128291841</text:p>
          </table:table-cell>
          <table:table-cell table:formula="of:=[.$F341]/[.$B341]" office:value-type="float" office:value="17.436995139549" calcext:value-type="float">
            <text:p>17.436995139549</text:p>
          </table:table-cell>
          <table:table-cell table:formula="of:=[.$F341]/[.$A341]" office:value-type="float" office:value="1068.89058840309" calcext:value-type="float">
            <text:p>1068.89058840309</text:p>
          </table:table-cell>
          <table:table-cell table:formula="of:=[.$B341]" office:value-type="float" office:value="20658.1538509942" calcext:value-type="float">
            <text:p>20658.1538509942</text:p>
          </table:table-cell>
          <table:table-cell table:formula="of:=[.$D341]*(1-[.$O341])" office:value-type="float" office:value="294385.731028122" calcext:value-type="float">
            <text:p>294385.731028122</text:p>
          </table:table-cell>
          <table:table-cell table:formula="of:=[.$B341]" office:value-type="float" office:value="20658.1538509942" calcext:value-type="float">
            <text:p>20658.1538509942</text:p>
          </table:table-cell>
          <table:table-cell table:formula="of:=IF(FLOOR([.$A341]/12; 1) + 1 &gt;= [$Parameters.$K$70] - [$Parameters.$K$22]; [.$D341] ; 0)" office:value-type="float" office:value="0" calcext:value-type="float">
            <text:p>0</text:p>
          </table:table-cell>
          <table:table-cell table:formula="of:=([$Parameters.$D$4]-[$Parameters.$C$4])*[.$A341]" office:value-type="float" office:value="50887" calcext:value-type="float">
            <text:p>50887</text:p>
          </table:table-cell>
          <table:table-cell table:formula="of:=[.$M341]/([$Parameters.A$4]*[.$A341])" office:value-type="float" office:value="0.00290384615384615" calcext:value-type="float">
            <text:p>0.002903846153846</text:p>
          </table:table-cell>
          <table:table-cell table:formula="of:=SUM(INDIRECT( CELL(&quot;address&quot;;  INDEX([$Parameters.$L$22:$Parameters.$L$74];  FLOOR([.$A341]/12; 1) + 1;0))&amp;&quot;:&quot;&amp;CELL(&quot;address&quot;; [$Parameters.$L$70])))" office:value-type="float" office:value="0.227079" calcext:value-type="float">
            <text:p>0.227079</text:p>
          </table:table-cell>
          <table:table-cell table:formula="of:=[.$I341]/INDEX([$Parameters.$M$22:$Parameters.$M$120];  FLOOR([.$A341]/12; 1) + 1;0)" office:value-type="float" office:value="651.060631925439" calcext:value-type="float">
            <text:p>651.060631925439</text:p>
          </table:table-cell>
          <table:table-cell table:formula="of:=[.$J341]/ INDEX([$Parameters.$M$22:$Parameters.$M$120];  FLOOR([.$A341]/12; 1) + 1;0)" office:value-type="float" office:value="9277.83583448227" calcext:value-type="float">
            <text:p>9277.83583448227</text:p>
          </table:table-cell>
          <table:table-cell table:formula="of:=([.$Q341]-[.$P341])*[$Parameters.$M$70]" office:value-type="float" office:value="140271.364793574" calcext:value-type="float">
            <text:p>140271.364793574</text:p>
          </table:table-cell>
          <table:table-cell table:number-columns-repeated="2"/>
        </table:table-row>
        <table:table-row table:style-name="ro1">
          <table:table-cell office:value-type="float" office:value="338" calcext:value-type="float">
            <text:p>338</text:p>
          </table:table-cell>
          <table:table-cell table:formula="of:=([.$B341]-[.$C341])*POWER(1+[$Parameters.$H$4];1/12)+[$Parameters.$C$4]" office:value-type="float" office:value="14428.8036383579" calcext:value-type="float">
            <text:p>14428.8036383579</text:p>
          </table:table-cell>
          <table:table-cell table:formula="of:=IF(MOD([.$A342];12)=1; ([.$B330]+[.$B333]+[.$B336]+[.$B339])/4*(1+[$Parameters.$E$4])*[$Parameters.$F$4]; 0)" office:value-type="float" office:value="0" calcext:value-type="float">
            <text:p>0</text:p>
          </table:table-cell>
          <table:table-cell table:formula="of:=([.$D341]-[.$E341])*POWER(1+[$Parameters.$I$4];1/12)+[$Parameters.$D$4]" office:value-type="float" office:value="382954.511114293" calcext:value-type="float">
            <text:p>382954.511114293</text:p>
          </table:table-cell>
          <table:table-cell office:value-type="float" office:value="0" calcext:value-type="float">
            <text:p>0</text:p>
          </table:table-cell>
          <table:table-cell table:formula="of:=[.$D342]-[.$B342]" office:value-type="float" office:value="368525.707475936" calcext:value-type="float">
            <text:p>368525.707475936</text:p>
          </table:table-cell>
          <table:table-cell table:formula="of:=[.$F342]/[.$B342]" office:value-type="float" office:value="25.5409746166506" calcext:value-type="float">
            <text:p>25.5409746166506</text:p>
          </table:table-cell>
          <table:table-cell table:formula="of:=[.$F342]/[.$A342]" office:value-type="float" office:value="1090.31274401164" calcext:value-type="float">
            <text:p>1090.31274401164</text:p>
          </table:table-cell>
          <table:table-cell table:formula="of:=[.$B342]" office:value-type="float" office:value="14428.8036383579" calcext:value-type="float">
            <text:p>14428.8036383579</text:p>
          </table:table-cell>
          <table:table-cell table:formula="of:=[.$D342]*(1-[.$O342])" office:value-type="float" office:value="295993.583684971" calcext:value-type="float">
            <text:p>295993.583684971</text:p>
          </table:table-cell>
          <table:table-cell table:formula="of:=[.$B342]" office:value-type="float" office:value="14428.8036383579" calcext:value-type="float">
            <text:p>14428.8036383579</text:p>
          </table:table-cell>
          <table:table-cell table:formula="of:=IF(FLOOR([.$A342]/12; 1) + 1 &gt;= [$Parameters.$K$70] - [$Parameters.$K$22]; [.$D342] ; 0)" office:value-type="float" office:value="0" calcext:value-type="float">
            <text:p>0</text:p>
          </table:table-cell>
          <table:table-cell table:formula="of:=([$Parameters.$D$4]-[$Parameters.$C$4])*[.$A342]" office:value-type="float" office:value="51038" calcext:value-type="float">
            <text:p>51038</text:p>
          </table:table-cell>
          <table:table-cell table:formula="of:=[.$M342]/([$Parameters.A$4]*[.$A342])" office:value-type="float" office:value="0.00290384615384615" calcext:value-type="float">
            <text:p>0.002903846153846</text:p>
          </table:table-cell>
          <table:table-cell table:formula="of:=SUM(INDIRECT( CELL(&quot;address&quot;;  INDEX([$Parameters.$L$22:$Parameters.$L$74];  FLOOR([.$A342]/12; 1) + 1;0))&amp;&quot;:&quot;&amp;CELL(&quot;address&quot;; [$Parameters.$L$70])))" office:value-type="float" office:value="0.227079" calcext:value-type="float">
            <text:p>0.227079</text:p>
          </table:table-cell>
          <table:table-cell table:formula="of:=[.$I342]/INDEX([$Parameters.$M$22:$Parameters.$M$120];  FLOOR([.$A342]/12; 1) + 1;0)" office:value-type="float" office:value="454.736956771443" calcext:value-type="float">
            <text:p>454.736956771443</text:p>
          </table:table-cell>
          <table:table-cell table:formula="of:=[.$J342]/ INDEX([$Parameters.$M$22:$Parameters.$M$120];  FLOOR([.$A342]/12; 1) + 1;0)" office:value-type="float" office:value="9328.508783012" calcext:value-type="float">
            <text:p>9328.508783012</text:p>
          </table:table-cell>
          <table:table-cell table:formula="of:=([.$Q342]-[.$P342])*[$Parameters.$M$70]" office:value-type="float" office:value="144287.529894671" calcext:value-type="float">
            <text:p>144287.529894671</text:p>
          </table:table-cell>
          <table:table-cell table:number-columns-repeated="2"/>
        </table:table-row>
        <table:table-row table:style-name="ro1">
          <table:table-cell office:value-type="float" office:value="339" calcext:value-type="float">
            <text:p>339</text:p>
          </table:table-cell>
          <table:table-cell table:formula="of:=([.$B342]-[.$C342])*POWER(1+[$Parameters.$H$4];1/12)+[$Parameters.$C$4]" office:value-type="float" office:value="14964.7153373216" calcext:value-type="float">
            <text:p>14964.7153373216</text:p>
          </table:table-cell>
          <table:table-cell table:formula="of:=IF(MOD([.$A343];12)=1; ([.$B331]+[.$B334]+[.$B337]+[.$B340])/4*(1+[$Parameters.$E$4])*[$Parameters.$F$4]; 0)" office:value-type="float" office:value="0" calcext:value-type="float">
            <text:p>0</text:p>
          </table:table-cell>
          <table:table-cell table:formula="of:=([.$D342]-[.$E342])*POWER(1+[$Parameters.$I$4];1/12)+[$Parameters.$D$4]" office:value-type="float" office:value="385043.21519608" calcext:value-type="float">
            <text:p>385043.21519608</text:p>
          </table:table-cell>
          <table:table-cell office:value-type="float" office:value="0" calcext:value-type="float">
            <text:p>0</text:p>
          </table:table-cell>
          <table:table-cell table:formula="of:=[.$D343]-[.$B343]" office:value-type="float" office:value="370078.499858758" calcext:value-type="float">
            <text:p>370078.499858758</text:p>
          </table:table-cell>
          <table:table-cell table:formula="of:=[.$F343]/[.$B343]" office:value-type="float" office:value="24.7300728090559" calcext:value-type="float">
            <text:p>24.7300728090559</text:p>
          </table:table-cell>
          <table:table-cell table:formula="of:=[.$F343]/[.$A343]" office:value-type="float" office:value="1091.6769907338" calcext:value-type="float">
            <text:p>1091.6769907338</text:p>
          </table:table-cell>
          <table:table-cell table:formula="of:=[.$B343]" office:value-type="float" office:value="14964.7153373216" calcext:value-type="float">
            <text:p>14964.7153373216</text:p>
          </table:table-cell>
          <table:table-cell table:formula="of:=[.$D343]*(1-[.$O343])" office:value-type="float" office:value="297607.986932569" calcext:value-type="float">
            <text:p>297607.986932569</text:p>
          </table:table-cell>
          <table:table-cell table:formula="of:=[.$B343]" office:value-type="float" office:value="14964.7153373216" calcext:value-type="float">
            <text:p>14964.7153373216</text:p>
          </table:table-cell>
          <table:table-cell table:formula="of:=IF(FLOOR([.$A343]/12; 1) + 1 &gt;= [$Parameters.$K$70] - [$Parameters.$K$22]; [.$D343] ; 0)" office:value-type="float" office:value="0" calcext:value-type="float">
            <text:p>0</text:p>
          </table:table-cell>
          <table:table-cell table:formula="of:=([$Parameters.$D$4]-[$Parameters.$C$4])*[.$A343]" office:value-type="float" office:value="51189" calcext:value-type="float">
            <text:p>51189</text:p>
          </table:table-cell>
          <table:table-cell table:formula="of:=[.$M343]/([$Parameters.A$4]*[.$A343])" office:value-type="float" office:value="0.00290384615384615" calcext:value-type="float">
            <text:p>0.002903846153846</text:p>
          </table:table-cell>
          <table:table-cell table:formula="of:=SUM(INDIRECT( CELL(&quot;address&quot;;  INDEX([$Parameters.$L$22:$Parameters.$L$74];  FLOOR([.$A343]/12; 1) + 1;0))&amp;&quot;:&quot;&amp;CELL(&quot;address&quot;; [$Parameters.$L$70])))" office:value-type="float" office:value="0.227079" calcext:value-type="float">
            <text:p>0.227079</text:p>
          </table:table-cell>
          <table:table-cell table:formula="of:=[.$I343]/INDEX([$Parameters.$M$22:$Parameters.$M$120];  FLOOR([.$A343]/12; 1) + 1;0)" office:value-type="float" office:value="471.626704611458" calcext:value-type="float">
            <text:p>471.626704611458</text:p>
          </table:table-cell>
          <table:table-cell table:formula="of:=[.$J343]/ INDEX([$Parameters.$M$22:$Parameters.$M$120];  FLOOR([.$A343]/12; 1) + 1;0)" office:value-type="float" office:value="9379.38817940653" calcext:value-type="float">
            <text:p>9379.38817940653</text:p>
          </table:table-cell>
          <table:table-cell table:formula="of:=([.$Q343]-[.$P343])*[$Parameters.$M$70]" office:value-type="float" office:value="144840.201580168" calcext:value-type="float">
            <text:p>144840.201580168</text:p>
          </table:table-cell>
          <table:table-cell table:number-columns-repeated="2"/>
        </table:table-row>
        <table:table-row table:style-name="ro1">
          <table:table-cell office:value-type="float" office:value="340" calcext:value-type="float">
            <text:p>340</text:p>
          </table:table-cell>
          <table:table-cell table:formula="of:=([.$B343]-[.$C343])*POWER(1+[$Parameters.$H$4];1/12)+[$Parameters.$C$4]" office:value-type="float" office:value="15506.5107314865" calcext:value-type="float">
            <text:p>15506.5107314865</text:p>
          </table:table-cell>
          <table:table-cell table:formula="of:=IF(MOD([.$A344];12)=1; ([.$B332]+[.$B335]+[.$B338]+[.$B341])/4*(1+[$Parameters.$E$4])*[$Parameters.$F$4]; 0)" office:value-type="float" office:value="0" calcext:value-type="float">
            <text:p>0</text:p>
          </table:table-cell>
          <table:table-cell table:formula="of:=([.$D343]-[.$E343])*POWER(1+[$Parameters.$I$4];1/12)+[$Parameters.$D$4]" office:value-type="float" office:value="387140.428916842" calcext:value-type="float">
            <text:p>387140.428916842</text:p>
          </table:table-cell>
          <table:table-cell office:value-type="float" office:value="0" calcext:value-type="float">
            <text:p>0</text:p>
          </table:table-cell>
          <table:table-cell table:formula="of:=[.$D344]-[.$B344]" office:value-type="float" office:value="371633.918185356" calcext:value-type="float">
            <text:p>371633.918185356</text:p>
          </table:table-cell>
          <table:table-cell table:formula="of:=[.$F344]/[.$B344]" office:value-type="float" office:value="23.9663148351447" calcext:value-type="float">
            <text:p>23.9663148351447</text:p>
          </table:table-cell>
          <table:table-cell table:formula="of:=[.$F344]/[.$A344]" office:value-type="float" office:value="1093.04093583928" calcext:value-type="float">
            <text:p>1093.04093583928</text:p>
          </table:table-cell>
          <table:table-cell table:formula="of:=[.$B344]" office:value-type="float" office:value="15506.5107314865" calcext:value-type="float">
            <text:p>15506.5107314865</text:p>
          </table:table-cell>
          <table:table-cell table:formula="of:=[.$D344]*(1-[.$O344])" office:value-type="float" office:value="299228.967458835" calcext:value-type="float">
            <text:p>299228.967458835</text:p>
          </table:table-cell>
          <table:table-cell table:formula="of:=[.$B344]" office:value-type="float" office:value="15506.5107314865" calcext:value-type="float">
            <text:p>15506.5107314865</text:p>
          </table:table-cell>
          <table:table-cell table:formula="of:=IF(FLOOR([.$A344]/12; 1) + 1 &gt;= [$Parameters.$K$70] - [$Parameters.$K$22]; [.$D344] ; 0)" office:value-type="float" office:value="0" calcext:value-type="float">
            <text:p>0</text:p>
          </table:table-cell>
          <table:table-cell table:formula="of:=([$Parameters.$D$4]-[$Parameters.$C$4])*[.$A344]" office:value-type="float" office:value="51340" calcext:value-type="float">
            <text:p>51340</text:p>
          </table:table-cell>
          <table:table-cell table:formula="of:=[.$M344]/([$Parameters.A$4]*[.$A344])" office:value-type="float" office:value="0.00290384615384615" calcext:value-type="float">
            <text:p>0.002903846153846</text:p>
          </table:table-cell>
          <table:table-cell table:formula="of:=SUM(INDIRECT( CELL(&quot;address&quot;;  INDEX([$Parameters.$L$22:$Parameters.$L$74];  FLOOR([.$A344]/12; 1) + 1;0))&amp;&quot;:&quot;&amp;CELL(&quot;address&quot;; [$Parameters.$L$70])))" office:value-type="float" office:value="0.227079" calcext:value-type="float">
            <text:p>0.227079</text:p>
          </table:table-cell>
          <table:table-cell table:formula="of:=[.$I344]/INDEX([$Parameters.$M$22:$Parameters.$M$120];  FLOOR([.$A344]/12; 1) + 1;0)" office:value-type="float" office:value="488.701882492483" calcext:value-type="float">
            <text:p>488.701882492483</text:p>
          </table:table-cell>
          <table:table-cell table:formula="of:=[.$J344]/ INDEX([$Parameters.$M$22:$Parameters.$M$120];  FLOOR([.$A344]/12; 1) + 1;0)" office:value-type="float" office:value="9430.47486476" calcext:value-type="float">
            <text:p>9430.47486476</text:p>
          </table:table-cell>
          <table:table-cell table:formula="of:=([.$Q344]-[.$P344])*[$Parameters.$M$70]" office:value-type="float" office:value="145393.22869167" calcext:value-type="float">
            <text:p>145393.22869167</text:p>
          </table:table-cell>
          <table:table-cell table:number-columns-repeated="2"/>
        </table:table-row>
        <table:table-row table:style-name="ro1">
          <table:table-cell office:value-type="float" office:value="341" calcext:value-type="float">
            <text:p>341</text:p>
          </table:table-cell>
          <table:table-cell table:formula="of:=([.$B344]-[.$C344])*POWER(1+[$Parameters.$H$4];1/12)+[$Parameters.$C$4]" office:value-type="float" office:value="16054.2544170713" calcext:value-type="float">
            <text:p>16054.2544170713</text:p>
          </table:table-cell>
          <table:table-cell table:formula="of:=IF(MOD([.$A345];12)=1; ([.$B333]+[.$B336]+[.$B339]+[.$B342])/4*(1+[$Parameters.$E$4])*[$Parameters.$F$4]; 0)" office:value-type="float" office:value="0" calcext:value-type="float">
            <text:p>0</text:p>
          </table:table-cell>
          <table:table-cell table:formula="of:=([.$D344]-[.$E344])*POWER(1+[$Parameters.$I$4];1/12)+[$Parameters.$D$4]" office:value-type="float" office:value="389246.186945904" calcext:value-type="float">
            <text:p>389246.186945904</text:p>
          </table:table-cell>
          <table:table-cell office:value-type="float" office:value="0" calcext:value-type="float">
            <text:p>0</text:p>
          </table:table-cell>
          <table:table-cell table:formula="of:=[.$D345]-[.$B345]" office:value-type="float" office:value="373191.932528833" calcext:value-type="float">
            <text:p>373191.932528833</text:p>
          </table:table-cell>
          <table:table-cell table:formula="of:=[.$F345]/[.$B345]" office:value-type="float" office:value="23.2456720090346" calcext:value-type="float">
            <text:p>23.2456720090346</text:p>
          </table:table-cell>
          <table:table-cell table:formula="of:=[.$F345]/[.$A345]" office:value-type="float" office:value="1094.40449421945" calcext:value-type="float">
            <text:p>1094.40449421945</text:p>
          </table:table-cell>
          <table:table-cell table:formula="of:=[.$B345]" office:value-type="float" office:value="16054.2544170713" calcext:value-type="float">
            <text:p>16054.2544170713</text:p>
          </table:table-cell>
          <table:table-cell table:formula="of:=[.$D345]*(1-[.$O345])" office:value-type="float" office:value="300856.552060415" calcext:value-type="float">
            <text:p>300856.552060415</text:p>
          </table:table-cell>
          <table:table-cell table:formula="of:=[.$B345]" office:value-type="float" office:value="16054.2544170713" calcext:value-type="float">
            <text:p>16054.2544170713</text:p>
          </table:table-cell>
          <table:table-cell table:formula="of:=IF(FLOOR([.$A345]/12; 1) + 1 &gt;= [$Parameters.$K$70] - [$Parameters.$K$22]; [.$D345] ; 0)" office:value-type="float" office:value="0" calcext:value-type="float">
            <text:p>0</text:p>
          </table:table-cell>
          <table:table-cell table:formula="of:=([$Parameters.$D$4]-[$Parameters.$C$4])*[.$A345]" office:value-type="float" office:value="51491" calcext:value-type="float">
            <text:p>51491</text:p>
          </table:table-cell>
          <table:table-cell table:formula="of:=[.$M345]/([$Parameters.A$4]*[.$A345])" office:value-type="float" office:value="0.00290384615384615" calcext:value-type="float">
            <text:p>0.002903846153846</text:p>
          </table:table-cell>
          <table:table-cell table:formula="of:=SUM(INDIRECT( CELL(&quot;address&quot;;  INDEX([$Parameters.$L$22:$Parameters.$L$74];  FLOOR([.$A345]/12; 1) + 1;0))&amp;&quot;:&quot;&amp;CELL(&quot;address&quot;; [$Parameters.$L$70])))" office:value-type="float" office:value="0.227079" calcext:value-type="float">
            <text:p>0.227079</text:p>
          </table:table-cell>
          <table:table-cell table:formula="of:=[.$I345]/INDEX([$Parameters.$M$22:$Parameters.$M$120];  FLOOR([.$A345]/12; 1) + 1;0)" office:value-type="float" office:value="505.964526223488" calcext:value-type="float">
            <text:p>505.964526223488</text:p>
          </table:table-cell>
          <table:table-cell table:formula="of:=[.$J345]/ INDEX([$Parameters.$M$22:$Parameters.$M$120];  FLOOR([.$A345]/12; 1) + 1;0)" office:value-type="float" office:value="9481.7696835933" calcext:value-type="float">
            <text:p>9481.7696835933</text:p>
          </table:table-cell>
          <table:table-cell table:formula="of:=([.$Q345]-[.$P345])*[$Parameters.$M$70]" office:value-type="float" office:value="145946.591858833" calcext:value-type="float">
            <text:p>145946.591858833</text:p>
          </table:table-cell>
          <table:table-cell table:number-columns-repeated="2"/>
        </table:table-row>
        <table:table-row table:style-name="ro1">
          <table:table-cell office:value-type="float" office:value="342" calcext:value-type="float">
            <text:p>342</text:p>
          </table:table-cell>
          <table:table-cell table:formula="of:=([.$B345]-[.$C345])*POWER(1+[$Parameters.$H$4];1/12)+[$Parameters.$C$4]" office:value-type="float" office:value="16608.0116994867" calcext:value-type="float">
            <text:p>16608.0116994867</text:p>
          </table:table-cell>
          <table:table-cell table:formula="of:=IF(MOD([.$A346];12)=1; ([.$B334]+[.$B337]+[.$B340]+[.$B343])/4*(1+[$Parameters.$E$4])*[$Parameters.$F$4]; 0)" office:value-type="float" office:value="0" calcext:value-type="float">
            <text:p>0</text:p>
          </table:table-cell>
          <table:table-cell table:formula="of:=([.$D345]-[.$E345])*POWER(1+[$Parameters.$I$4];1/12)+[$Parameters.$D$4]" office:value-type="float" office:value="391360.524093835" calcext:value-type="float">
            <text:p>391360.524093835</text:p>
          </table:table-cell>
          <table:table-cell office:value-type="float" office:value="0" calcext:value-type="float">
            <text:p>0</text:p>
          </table:table-cell>
          <table:table-cell table:formula="of:=[.$D346]-[.$B346]" office:value-type="float" office:value="374752.512394348" calcext:value-type="float">
            <text:p>374752.512394348</text:p>
          </table:table-cell>
          <table:table-cell table:formula="of:=[.$F346]/[.$B346]" office:value-type="float" office:value="22.5645621628464" calcext:value-type="float">
            <text:p>22.5645621628464</text:p>
          </table:table-cell>
          <table:table-cell table:formula="of:=[.$F346]/[.$A346]" office:value-type="float" office:value="1095.76758010043" calcext:value-type="float">
            <text:p>1095.76758010043</text:p>
          </table:table-cell>
          <table:table-cell table:formula="of:=[.$B346]" office:value-type="float" office:value="16608.0116994867" calcext:value-type="float">
            <text:p>16608.0116994867</text:p>
          </table:table-cell>
          <table:table-cell table:formula="of:=[.$D346]*(1-[.$O346])" office:value-type="float" office:value="302490.767643131" calcext:value-type="float">
            <text:p>302490.767643131</text:p>
          </table:table-cell>
          <table:table-cell table:formula="of:=[.$B346]" office:value-type="float" office:value="16608.0116994867" calcext:value-type="float">
            <text:p>16608.0116994867</text:p>
          </table:table-cell>
          <table:table-cell table:formula="of:=IF(FLOOR([.$A346]/12; 1) + 1 &gt;= [$Parameters.$K$70] - [$Parameters.$K$22]; [.$D346] ; 0)" office:value-type="float" office:value="0" calcext:value-type="float">
            <text:p>0</text:p>
          </table:table-cell>
          <table:table-cell table:formula="of:=([$Parameters.$D$4]-[$Parameters.$C$4])*[.$A346]" office:value-type="float" office:value="51642" calcext:value-type="float">
            <text:p>51642</text:p>
          </table:table-cell>
          <table:table-cell table:formula="of:=[.$M346]/([$Parameters.A$4]*[.$A346])" office:value-type="float" office:value="0.00290384615384615" calcext:value-type="float">
            <text:p>0.002903846153846</text:p>
          </table:table-cell>
          <table:table-cell table:formula="of:=SUM(INDIRECT( CELL(&quot;address&quot;;  INDEX([$Parameters.$L$22:$Parameters.$L$74];  FLOOR([.$A346]/12; 1) + 1;0))&amp;&quot;:&quot;&amp;CELL(&quot;address&quot;; [$Parameters.$L$70])))" office:value-type="float" office:value="0.227079" calcext:value-type="float">
            <text:p>0.227079</text:p>
          </table:table-cell>
          <table:table-cell table:formula="of:=[.$I346]/INDEX([$Parameters.$M$22:$Parameters.$M$120];  FLOOR([.$A346]/12; 1) + 1;0)" office:value-type="float" office:value="523.416693964283" calcext:value-type="float">
            <text:p>523.416693964283</text:p>
          </table:table-cell>
          <table:table-cell table:formula="of:=[.$J346]/ INDEX([$Parameters.$M$22:$Parameters.$M$120];  FLOOR([.$A346]/12; 1) + 1;0)" office:value-type="float" office:value="9533.27348386798" calcext:value-type="float">
            <text:p>9533.27348386798</text:p>
          </table:table-cell>
          <table:table-cell table:formula="of:=([.$Q346]-[.$P346])*[$Parameters.$M$70]" office:value-type="float" office:value="146500.271403834" calcext:value-type="float">
            <text:p>146500.271403834</text:p>
          </table:table-cell>
          <table:table-cell table:number-columns-repeated="2"/>
        </table:table-row>
        <table:table-row table:style-name="ro1">
          <table:table-cell office:value-type="float" office:value="343" calcext:value-type="float">
            <text:p>343</text:p>
          </table:table-cell>
          <table:table-cell table:formula="of:=([.$B346]-[.$C346])*POWER(1+[$Parameters.$H$4];1/12)+[$Parameters.$C$4]" office:value-type="float" office:value="17167.8486011221" calcext:value-type="float">
            <text:p>17167.8486011221</text:p>
          </table:table-cell>
          <table:table-cell table:formula="of:=IF(MOD([.$A347];12)=1; ([.$B335]+[.$B338]+[.$B341]+[.$B344])/4*(1+[$Parameters.$E$4])*[$Parameters.$F$4]; 0)" office:value-type="float" office:value="0" calcext:value-type="float">
            <text:p>0</text:p>
          </table:table-cell>
          <table:table-cell table:formula="of:=([.$D346]-[.$E346])*POWER(1+[$Parameters.$I$4];1/12)+[$Parameters.$D$4]" office:value-type="float" office:value="393483.475313027" calcext:value-type="float">
            <text:p>393483.475313027</text:p>
          </table:table-cell>
          <table:table-cell office:value-type="float" office:value="0" calcext:value-type="float">
            <text:p>0</text:p>
          </table:table-cell>
          <table:table-cell table:formula="of:=[.$D347]-[.$B347]" office:value-type="float" office:value="376315.626711905" calcext:value-type="float">
            <text:p>376315.626711905</text:p>
          </table:table-cell>
          <table:table-cell table:formula="of:=[.$F347]/[.$B347]" office:value-type="float" office:value="21.9197894538345" calcext:value-type="float">
            <text:p>21.9197894538345</text:p>
          </table:table-cell>
          <table:table-cell table:formula="of:=[.$F347]/[.$A347]" office:value-type="float" office:value="1097.13010703179" calcext:value-type="float">
            <text:p>1097.13010703179</text:p>
          </table:table-cell>
          <table:table-cell table:formula="of:=[.$B347]" office:value-type="float" office:value="17167.8486011221" calcext:value-type="float">
            <text:p>17167.8486011221</text:p>
          </table:table-cell>
          <table:table-cell table:formula="of:=[.$D347]*(1-[.$O347])" office:value-type="float" office:value="304131.64122242" calcext:value-type="float">
            <text:p>304131.64122242</text:p>
          </table:table-cell>
          <table:table-cell table:formula="of:=[.$B347]" office:value-type="float" office:value="17167.8486011221" calcext:value-type="float">
            <text:p>17167.8486011221</text:p>
          </table:table-cell>
          <table:table-cell table:formula="of:=IF(FLOOR([.$A347]/12; 1) + 1 &gt;= [$Parameters.$K$70] - [$Parameters.$K$22]; [.$D347] ; 0)" office:value-type="float" office:value="0" calcext:value-type="float">
            <text:p>0</text:p>
          </table:table-cell>
          <table:table-cell table:formula="of:=([$Parameters.$D$4]-[$Parameters.$C$4])*[.$A347]" office:value-type="float" office:value="51793" calcext:value-type="float">
            <text:p>51793</text:p>
          </table:table-cell>
          <table:table-cell table:formula="of:=[.$M347]/([$Parameters.A$4]*[.$A347])" office:value-type="float" office:value="0.00290384615384615" calcext:value-type="float">
            <text:p>0.002903846153846</text:p>
          </table:table-cell>
          <table:table-cell table:formula="of:=SUM(INDIRECT( CELL(&quot;address&quot;;  INDEX([$Parameters.$L$22:$Parameters.$L$74];  FLOOR([.$A347]/12; 1) + 1;0))&amp;&quot;:&quot;&amp;CELL(&quot;address&quot;; [$Parameters.$L$70])))" office:value-type="float" office:value="0.227079" calcext:value-type="float">
            <text:p>0.227079</text:p>
          </table:table-cell>
          <table:table-cell table:formula="of:=[.$I347]/INDEX([$Parameters.$M$22:$Parameters.$M$120];  FLOOR([.$A347]/12; 1) + 1;0)" office:value-type="float" office:value="541.060466470915" calcext:value-type="float">
            <text:p>541.060466470915</text:p>
          </table:table-cell>
          <table:table-cell table:formula="of:=[.$J347]/ INDEX([$Parameters.$M$22:$Parameters.$M$120];  FLOOR([.$A347]/12; 1) + 1;0)" office:value-type="float" office:value="9584.98711700032" calcext:value-type="float">
            <text:p>9584.98711700032</text:p>
          </table:table-cell>
          <table:table-cell table:formula="of:=([.$Q347]-[.$P347])*[$Parameters.$M$70]" office:value-type="float" office:value="147054.247337608" calcext:value-type="float">
            <text:p>147054.247337608</text:p>
          </table:table-cell>
          <table:table-cell table:number-columns-repeated="2"/>
        </table:table-row>
        <table:table-row table:style-name="ro1">
          <table:table-cell office:value-type="float" office:value="344" calcext:value-type="float">
            <text:p>344</text:p>
          </table:table-cell>
          <table:table-cell table:formula="of:=([.$B347]-[.$C347])*POWER(1+[$Parameters.$H$4];1/12)+[$Parameters.$C$4]" office:value-type="float" office:value="17733.8318692168" calcext:value-type="float">
            <text:p>17733.8318692168</text:p>
          </table:table-cell>
          <table:table-cell table:formula="of:=IF(MOD([.$A348];12)=1; ([.$B336]+[.$B339]+[.$B342]+[.$B345])/4*(1+[$Parameters.$E$4])*[$Parameters.$F$4]; 0)" office:value-type="float" office:value="0" calcext:value-type="float">
            <text:p>0</text:p>
          </table:table-cell>
          <table:table-cell table:formula="of:=([.$D347]-[.$E347])*POWER(1+[$Parameters.$I$4];1/12)+[$Parameters.$D$4]" office:value-type="float" office:value="395615.075698272" calcext:value-type="float">
            <text:p>395615.075698272</text:p>
          </table:table-cell>
          <table:table-cell office:value-type="float" office:value="0" calcext:value-type="float">
            <text:p>0</text:p>
          </table:table-cell>
          <table:table-cell table:formula="of:=[.$D348]-[.$B348]" office:value-type="float" office:value="377881.243829055" calcext:value-type="float">
            <text:p>377881.243829055</text:p>
          </table:table-cell>
          <table:table-cell table:formula="of:=[.$F348]/[.$B348]" office:value-type="float" office:value="21.308493653027" calcext:value-type="float">
            <text:p>21.308493653027</text:p>
          </table:table-cell>
          <table:table-cell table:formula="of:=[.$F348]/[.$A348]" office:value-type="float" office:value="1098.49198787516" calcext:value-type="float">
            <text:p>1098.49198787516</text:p>
          </table:table-cell>
          <table:table-cell table:formula="of:=[.$B348]" office:value-type="float" office:value="17733.8318692168" calcext:value-type="float">
            <text:p>17733.8318692168</text:p>
          </table:table-cell>
          <table:table-cell table:formula="of:=[.$D348]*(1-[.$O348])" office:value-type="float" office:value="305779.199923784" calcext:value-type="float">
            <text:p>305779.199923784</text:p>
          </table:table-cell>
          <table:table-cell table:formula="of:=[.$B348]" office:value-type="float" office:value="17733.8318692168" calcext:value-type="float">
            <text:p>17733.8318692168</text:p>
          </table:table-cell>
          <table:table-cell table:formula="of:=IF(FLOOR([.$A348]/12; 1) + 1 &gt;= [$Parameters.$K$70] - [$Parameters.$K$22]; [.$D348] ; 0)" office:value-type="float" office:value="0" calcext:value-type="float">
            <text:p>0</text:p>
          </table:table-cell>
          <table:table-cell table:formula="of:=([$Parameters.$D$4]-[$Parameters.$C$4])*[.$A348]" office:value-type="float" office:value="51944" calcext:value-type="float">
            <text:p>51944</text:p>
          </table:table-cell>
          <table:table-cell table:formula="of:=[.$M348]/([$Parameters.A$4]*[.$A348])" office:value-type="float" office:value="0.00290384615384615" calcext:value-type="float">
            <text:p>0.002903846153846</text:p>
          </table:table-cell>
          <table:table-cell table:formula="of:=SUM(INDIRECT( CELL(&quot;address&quot;;  INDEX([$Parameters.$L$22:$Parameters.$L$74];  FLOOR([.$A348]/12; 1) + 1;0))&amp;&quot;:&quot;&amp;CELL(&quot;address&quot;; [$Parameters.$L$70])))" office:value-type="float" office:value="0.227079" calcext:value-type="float">
            <text:p>0.227079</text:p>
          </table:table-cell>
          <table:table-cell table:formula="of:=[.$I348]/INDEX([$Parameters.$M$22:$Parameters.$M$120];  FLOOR([.$A348]/12; 1) + 1;0)" office:value-type="float" office:value="558.897947343739" calcext:value-type="float">
            <text:p>558.897947343739</text:p>
          </table:table-cell>
          <table:table-cell table:formula="of:=[.$J348]/ INDEX([$Parameters.$M$22:$Parameters.$M$120];  FLOOR([.$A348]/12; 1) + 1;0)" office:value-type="float" office:value="9636.91143787533" calcext:value-type="float">
            <text:p>9636.91143787533</text:p>
          </table:table-cell>
          <table:table-cell table:formula="of:=([.$Q348]-[.$P348])*[$Parameters.$M$70]" office:value-type="float" office:value="147608.499356044" calcext:value-type="float">
            <text:p>147608.499356044</text:p>
          </table:table-cell>
          <table:table-cell table:number-columns-repeated="2"/>
        </table:table-row>
        <table:table-row table:style-name="ro1">
          <table:table-cell office:value-type="float" office:value="345" calcext:value-type="float">
            <text:p>345</text:p>
          </table:table-cell>
          <table:table-cell table:formula="of:=([.$B348]-[.$C348])*POWER(1+[$Parameters.$H$4];1/12)+[$Parameters.$C$4]" office:value-type="float" office:value="18306.0289838182" calcext:value-type="float">
            <text:p>18306.0289838182</text:p>
          </table:table-cell>
          <table:table-cell table:formula="of:=IF(MOD([.$A349];12)=1; ([.$B337]+[.$B340]+[.$B343]+[.$B346])/4*(1+[$Parameters.$E$4])*[$Parameters.$F$4]; 0)" office:value-type="float" office:value="0" calcext:value-type="float">
            <text:p>0</text:p>
          </table:table-cell>
          <table:table-cell table:formula="of:=([.$D348]-[.$E348])*POWER(1+[$Parameters.$I$4];1/12)+[$Parameters.$D$4]" office:value-type="float" office:value="397755.360487344" calcext:value-type="float">
            <text:p>397755.360487344</text:p>
          </table:table-cell>
          <table:table-cell office:value-type="float" office:value="0" calcext:value-type="float">
            <text:p>0</text:p>
          </table:table-cell>
          <table:table-cell table:formula="of:=[.$D349]-[.$B349]" office:value-type="float" office:value="379449.331503526" calcext:value-type="float">
            <text:p>379449.331503526</text:p>
          </table:table-cell>
          <table:table-cell table:formula="of:=[.$F349]/[.$B349]" office:value-type="float" office:value="20.7281072175153" calcext:value-type="float">
            <text:p>20.7281072175153</text:p>
          </table:table-cell>
          <table:table-cell table:formula="of:=[.$F349]/[.$A349]" office:value-type="float" office:value="1099.85313479283" calcext:value-type="float">
            <text:p>1099.85313479283</text:p>
          </table:table-cell>
          <table:table-cell table:formula="of:=[.$B349]" office:value-type="float" office:value="18306.0289838182" calcext:value-type="float">
            <text:p>18306.0289838182</text:p>
          </table:table-cell>
          <table:table-cell table:formula="of:=[.$D349]*(1-[.$O349])" office:value-type="float" office:value="307433.470983239" calcext:value-type="float">
            <text:p>307433.470983239</text:p>
          </table:table-cell>
          <table:table-cell table:formula="of:=[.$B349]" office:value-type="float" office:value="18306.0289838182" calcext:value-type="float">
            <text:p>18306.0289838182</text:p>
          </table:table-cell>
          <table:table-cell table:formula="of:=IF(FLOOR([.$A349]/12; 1) + 1 &gt;= [$Parameters.$K$70] - [$Parameters.$K$22]; [.$D349] ; 0)" office:value-type="float" office:value="0" calcext:value-type="float">
            <text:p>0</text:p>
          </table:table-cell>
          <table:table-cell table:formula="of:=([$Parameters.$D$4]-[$Parameters.$C$4])*[.$A349]" office:value-type="float" office:value="52095" calcext:value-type="float">
            <text:p>52095</text:p>
          </table:table-cell>
          <table:table-cell table:formula="of:=[.$M349]/([$Parameters.A$4]*[.$A349])" office:value-type="float" office:value="0.00290384615384615" calcext:value-type="float">
            <text:p>0.002903846153846</text:p>
          </table:table-cell>
          <table:table-cell table:formula="of:=SUM(INDIRECT( CELL(&quot;address&quot;;  INDEX([$Parameters.$L$22:$Parameters.$L$74];  FLOOR([.$A349]/12; 1) + 1;0))&amp;&quot;:&quot;&amp;CELL(&quot;address&quot;; [$Parameters.$L$70])))" office:value-type="float" office:value="0.227079" calcext:value-type="float">
            <text:p>0.227079</text:p>
          </table:table-cell>
          <table:table-cell table:formula="of:=[.$I349]/INDEX([$Parameters.$M$22:$Parameters.$M$120];  FLOOR([.$A349]/12; 1) + 1;0)" office:value-type="float" office:value="576.93126327823" calcext:value-type="float">
            <text:p>576.93126327823</text:p>
          </table:table-cell>
          <table:table-cell table:formula="of:=[.$J349]/ INDEX([$Parameters.$M$22:$Parameters.$M$120];  FLOOR([.$A349]/12; 1) + 1;0)" office:value-type="float" office:value="9689.04730486097" calcext:value-type="float">
            <text:p>9689.04730486097</text:p>
          </table:table-cell>
          <table:table-cell table:formula="of:=([.$Q349]-[.$P349])*[$Parameters.$M$70]" office:value-type="float" office:value="148163.006836135" calcext:value-type="float">
            <text:p>148163.006836135</text:p>
          </table:table-cell>
          <table:table-cell table:number-columns-repeated="2"/>
        </table:table-row>
        <table:table-row table:style-name="ro1">
          <table:table-cell office:value-type="float" office:value="346" calcext:value-type="float">
            <text:p>346</text:p>
          </table:table-cell>
          <table:table-cell table:formula="of:=([.$B349]-[.$C349])*POWER(1+[$Parameters.$H$4];1/12)+[$Parameters.$C$4]" office:value-type="float" office:value="18884.5081658272" calcext:value-type="float">
            <text:p>18884.5081658272</text:p>
          </table:table-cell>
          <table:table-cell table:formula="of:=IF(MOD([.$A350];12)=1; ([.$B338]+[.$B341]+[.$B344]+[.$B347])/4*(1+[$Parameters.$E$4])*[$Parameters.$F$4]; 0)" office:value-type="float" office:value="0" calcext:value-type="float">
            <text:p>0</text:p>
          </table:table-cell>
          <table:table-cell table:formula="of:=([.$D349]-[.$E349])*POWER(1+[$Parameters.$I$4];1/12)+[$Parameters.$D$4]" office:value-type="float" office:value="399904.36506158" calcext:value-type="float">
            <text:p>399904.36506158</text:p>
          </table:table-cell>
          <table:table-cell office:value-type="float" office:value="0" calcext:value-type="float">
            <text:p>0</text:p>
          </table:table-cell>
          <table:table-cell table:formula="of:=[.$D350]-[.$B350]" office:value-type="float" office:value="381019.856895752" calcext:value-type="float">
            <text:p>381019.856895752</text:p>
          </table:table-cell>
          <table:table-cell table:formula="of:=[.$F350]/[.$B350]" office:value-type="float" office:value="20.1763187873346" calcext:value-type="float">
            <text:p>20.1763187873346</text:p>
          </table:table-cell>
          <table:table-cell table:formula="of:=[.$F350]/[.$A350]" office:value-type="float" office:value="1101.21345923628" calcext:value-type="float">
            <text:p>1101.21345923628</text:p>
          </table:table-cell>
          <table:table-cell table:formula="of:=[.$B350]" office:value-type="float" office:value="18884.5081658272" calcext:value-type="float">
            <text:p>18884.5081658272</text:p>
          </table:table-cell>
          <table:table-cell table:formula="of:=[.$D350]*(1-[.$O350])" office:value-type="float" office:value="309094.481747761" calcext:value-type="float">
            <text:p>309094.481747761</text:p>
          </table:table-cell>
          <table:table-cell table:formula="of:=[.$B350]" office:value-type="float" office:value="18884.5081658272" calcext:value-type="float">
            <text:p>18884.5081658272</text:p>
          </table:table-cell>
          <table:table-cell table:formula="of:=IF(FLOOR([.$A350]/12; 1) + 1 &gt;= [$Parameters.$K$70] - [$Parameters.$K$22]; [.$D350] ; 0)" office:value-type="float" office:value="0" calcext:value-type="float">
            <text:p>0</text:p>
          </table:table-cell>
          <table:table-cell table:formula="of:=([$Parameters.$D$4]-[$Parameters.$C$4])*[.$A350]" office:value-type="float" office:value="52246" calcext:value-type="float">
            <text:p>52246</text:p>
          </table:table-cell>
          <table:table-cell table:formula="of:=[.$M350]/([$Parameters.A$4]*[.$A350])" office:value-type="float" office:value="0.00290384615384615" calcext:value-type="float">
            <text:p>0.002903846153846</text:p>
          </table:table-cell>
          <table:table-cell table:formula="of:=SUM(INDIRECT( CELL(&quot;address&quot;;  INDEX([$Parameters.$L$22:$Parameters.$L$74];  FLOOR([.$A350]/12; 1) + 1;0))&amp;&quot;:&quot;&amp;CELL(&quot;address&quot;; [$Parameters.$L$70])))" office:value-type="float" office:value="0.227079" calcext:value-type="float">
            <text:p>0.227079</text:p>
          </table:table-cell>
          <table:table-cell table:formula="of:=[.$I350]/INDEX([$Parameters.$M$22:$Parameters.$M$120];  FLOOR([.$A350]/12; 1) + 1;0)" office:value-type="float" office:value="595.162564318536" calcext:value-type="float">
            <text:p>595.162564318536</text:p>
          </table:table-cell>
          <table:table-cell table:formula="of:=[.$J350]/ INDEX([$Parameters.$M$22:$Parameters.$M$120];  FLOOR([.$A350]/12; 1) + 1;0)" office:value-type="float" office:value="9741.39557982229" calcext:value-type="float">
            <text:p>9741.39557982229</text:p>
          </table:table-cell>
          <table:table-cell table:formula="of:=([.$Q350]-[.$P350])*[$Parameters.$M$70]" office:value-type="float" office:value="148717.748832091" calcext:value-type="float">
            <text:p>148717.748832091</text:p>
          </table:table-cell>
          <table:table-cell table:number-columns-repeated="2"/>
        </table:table-row>
        <table:table-row table:style-name="ro1">
          <table:table-cell office:value-type="float" office:value="347" calcext:value-type="float">
            <text:p>347</text:p>
          </table:table-cell>
          <table:table-cell table:formula="of:=([.$B350]-[.$C350])*POWER(1+[$Parameters.$H$4];1/12)+[$Parameters.$C$4]" office:value-type="float" office:value="19469.3383851316" calcext:value-type="float">
            <text:p>19469.3383851316</text:p>
          </table:table-cell>
          <table:table-cell table:formula="of:=IF(MOD([.$A351];12)=1; ([.$B339]+[.$B342]+[.$B345]+[.$B348])/4*(1+[$Parameters.$E$4])*[$Parameters.$F$4]; 0)" office:value-type="float" office:value="0" calcext:value-type="float">
            <text:p>0</text:p>
          </table:table-cell>
          <table:table-cell table:formula="of:=([.$D350]-[.$E350])*POWER(1+[$Parameters.$I$4];1/12)+[$Parameters.$D$4]" office:value-type="float" office:value="402062.124946462" calcext:value-type="float">
            <text:p>402062.124946462</text:p>
          </table:table-cell>
          <table:table-cell office:value-type="float" office:value="0" calcext:value-type="float">
            <text:p>0</text:p>
          </table:table-cell>
          <table:table-cell table:formula="of:=[.$D351]-[.$B351]" office:value-type="float" office:value="382592.78656133" calcext:value-type="float">
            <text:p>382592.78656133</text:p>
          </table:table-cell>
          <table:table-cell table:formula="of:=[.$F351]/[.$B351]" office:value-type="float" office:value="19.6510420124759" calcext:value-type="float">
            <text:p>19.6510420124759</text:p>
          </table:table-cell>
          <table:table-cell table:formula="of:=[.$F351]/[.$A351]" office:value-type="float" office:value="1102.57287193467" calcext:value-type="float">
            <text:p>1102.57287193467</text:p>
          </table:table-cell>
          <table:table-cell table:formula="of:=[.$B351]" office:value-type="float" office:value="19469.3383851316" calcext:value-type="float">
            <text:p>19469.3383851316</text:p>
          </table:table-cell>
          <table:table-cell table:formula="of:=[.$D351]*(1-[.$O351])" office:value-type="float" office:value="310762.259675744" calcext:value-type="float">
            <text:p>310762.259675744</text:p>
          </table:table-cell>
          <table:table-cell table:formula="of:=[.$B351]" office:value-type="float" office:value="19469.3383851316" calcext:value-type="float">
            <text:p>19469.3383851316</text:p>
          </table:table-cell>
          <table:table-cell table:formula="of:=IF(FLOOR([.$A351]/12; 1) + 1 &gt;= [$Parameters.$K$70] - [$Parameters.$K$22]; [.$D351] ; 0)" office:value-type="float" office:value="0" calcext:value-type="float">
            <text:p>0</text:p>
          </table:table-cell>
          <table:table-cell table:formula="of:=([$Parameters.$D$4]-[$Parameters.$C$4])*[.$A351]" office:value-type="float" office:value="52397" calcext:value-type="float">
            <text:p>52397</text:p>
          </table:table-cell>
          <table:table-cell table:formula="of:=[.$M351]/([$Parameters.A$4]*[.$A351])" office:value-type="float" office:value="0.00290384615384615" calcext:value-type="float">
            <text:p>0.002903846153846</text:p>
          </table:table-cell>
          <table:table-cell table:formula="of:=SUM(INDIRECT( CELL(&quot;address&quot;;  INDEX([$Parameters.$L$22:$Parameters.$L$74];  FLOOR([.$A351]/12; 1) + 1;0))&amp;&quot;:&quot;&amp;CELL(&quot;address&quot;; [$Parameters.$L$70])))" office:value-type="float" office:value="0.227079" calcext:value-type="float">
            <text:p>0.227079</text:p>
          </table:table-cell>
          <table:table-cell table:formula="of:=[.$I351]/INDEX([$Parameters.$M$22:$Parameters.$M$120];  FLOOR([.$A351]/12; 1) + 1;0)" office:value-type="float" office:value="613.594024113823" calcext:value-type="float">
            <text:p>613.594024113823</text:p>
          </table:table-cell>
          <table:table-cell table:formula="of:=[.$J351]/ INDEX([$Parameters.$M$22:$Parameters.$M$120];  FLOOR([.$A351]/12; 1) + 1;0)" office:value-type="float" office:value="9793.95712813565" calcext:value-type="float">
            <text:p>9793.95712813565</text:p>
          </table:table-cell>
          <table:table-cell table:formula="of:=([.$Q351]-[.$P351])*[$Parameters.$M$70]" office:value-type="float" office:value="149272.704071395" calcext:value-type="float">
            <text:p>149272.704071395</text:p>
          </table:table-cell>
          <table:table-cell table:number-columns-repeated="2"/>
        </table:table-row>
        <table:table-row table:style-name="ro1">
          <table:table-cell office:value-type="float" office:value="348" calcext:value-type="float">
            <text:p>348</text:p>
          </table:table-cell>
          <table:table-cell table:formula="of:=([.$B351]-[.$C351])*POWER(1+[$Parameters.$H$4];1/12)+[$Parameters.$C$4]" office:value-type="float" office:value="20060.5893688298" calcext:value-type="float">
            <text:p>20060.5893688298</text:p>
          </table:table-cell>
          <table:table-cell table:formula="of:=IF(MOD([.$A352];12)=1; ([.$B340]+[.$B343]+[.$B346]+[.$B349])/4*(1+[$Parameters.$E$4])*[$Parameters.$F$4]; 0)" office:value-type="float" office:value="0" calcext:value-type="float">
            <text:p>0</text:p>
          </table:table-cell>
          <table:table-cell table:formula="of:=([.$D351]-[.$E351])*POWER(1+[$Parameters.$I$4];1/12)+[$Parameters.$D$4]" office:value-type="float" office:value="404228.67581221" calcext:value-type="float">
            <text:p>404228.67581221</text:p>
          </table:table-cell>
          <table:table-cell office:value-type="float" office:value="0" calcext:value-type="float">
            <text:p>0</text:p>
          </table:table-cell>
          <table:table-cell table:formula="of:=[.$D352]-[.$B352]" office:value-type="float" office:value="384168.086443381" calcext:value-type="float">
            <text:p>384168.086443381</text:p>
          </table:table-cell>
          <table:table-cell table:formula="of:=[.$F352]/[.$B352]" office:value-type="float" office:value="19.1503888235857" calcext:value-type="float">
            <text:p>19.1503888235857</text:p>
          </table:table-cell>
          <table:table-cell table:formula="of:=[.$F352]/[.$A352]" office:value-type="float" office:value="1103.93128288328" calcext:value-type="float">
            <text:p>1103.93128288328</text:p>
          </table:table-cell>
          <table:table-cell table:formula="of:=[.$B352]" office:value-type="float" office:value="20060.5893688298" calcext:value-type="float">
            <text:p>20060.5893688298</text:p>
          </table:table-cell>
          <table:table-cell table:formula="of:=[.$D352]*(1-[.$O352])" office:value-type="float" office:value="314236.458402165" calcext:value-type="float">
            <text:p>314236.458402165</text:p>
          </table:table-cell>
          <table:table-cell table:formula="of:=[.$B352]" office:value-type="float" office:value="20060.5893688298" calcext:value-type="float">
            <text:p>20060.5893688298</text:p>
          </table:table-cell>
          <table:table-cell table:formula="of:=IF(FLOOR([.$A352]/12; 1) + 1 &gt;= [$Parameters.$K$70] - [$Parameters.$K$22]; [.$D352] ; 0)" office:value-type="float" office:value="0" calcext:value-type="float">
            <text:p>0</text:p>
          </table:table-cell>
          <table:table-cell table:formula="of:=([$Parameters.$D$4]-[$Parameters.$C$4])*[.$A352]" office:value-type="float" office:value="52548" calcext:value-type="float">
            <text:p>52548</text:p>
          </table:table-cell>
          <table:table-cell table:formula="of:=[.$M352]/([$Parameters.A$4]*[.$A352])" office:value-type="float" office:value="0.00290384615384615" calcext:value-type="float">
            <text:p>0.002903846153846</text:p>
          </table:table-cell>
          <table:table-cell table:formula="of:=SUM(INDIRECT( CELL(&quot;address&quot;;  INDEX([$Parameters.$L$22:$Parameters.$L$74];  FLOOR([.$A352]/12; 1) + 1;0))&amp;&quot;:&quot;&amp;CELL(&quot;address&quot;; [$Parameters.$L$70])))" office:value-type="float" office:value="0.222627" calcext:value-type="float">
            <text:p>0.222627</text:p>
          </table:table-cell>
          <table:table-cell table:formula="of:=[.$I352]/INDEX([$Parameters.$M$22:$Parameters.$M$120];  FLOOR([.$A352]/12; 1) + 1;0)" office:value-type="float" office:value="649.8409254561" calcext:value-type="float">
            <text:p>649.8409254561</text:p>
          </table:table-cell>
          <table:table-cell table:formula="of:=[.$J352]/ INDEX([$Parameters.$M$22:$Parameters.$M$120];  FLOOR([.$A352]/12; 1) + 1;0)" office:value-type="float" office:value="10179.3475348936" calcext:value-type="float">
            <text:p>10179.3475348936</text:p>
          </table:table-cell>
          <table:table-cell table:formula="of:=([.$Q352]-[.$P352])*[$Parameters.$M$70]" office:value-type="float" office:value="154949.777469454" calcext:value-type="float">
            <text:p>154949.777469454</text:p>
          </table:table-cell>
          <table:table-cell table:number-columns-repeated="2"/>
        </table:table-row>
        <table:table-row table:style-name="ro1">
          <table:table-cell office:value-type="float" office:value="349" calcext:value-type="float">
            <text:p>349</text:p>
          </table:table-cell>
          <table:table-cell table:formula="of:=([.$B352]-[.$C352])*POWER(1+[$Parameters.$H$4];1/12)+[$Parameters.$C$4]" office:value-type="float" office:value="20658.3316095434" calcext:value-type="float">
            <text:p>20658.3316095434</text:p>
          </table:table-cell>
          <table:table-cell table:formula="of:=IF(MOD([.$A353];12)=1; ([.$B341]+[.$B344]+[.$B347]+[.$B350])/4*(1+[$Parameters.$E$4])*[$Parameters.$F$4]; 0)" office:value-type="float" office:value="6759.51319830664" calcext:value-type="float">
            <text:p>6759.51319830664</text:p>
          </table:table-cell>
          <table:table-cell table:formula="of:=([.$D352]-[.$E352])*POWER(1+[$Parameters.$I$4];1/12)+[$Parameters.$D$4]" office:value-type="float" office:value="406404.05347437" calcext:value-type="float">
            <text:p>406404.05347437</text:p>
          </table:table-cell>
          <table:table-cell office:value-type="float" office:value="0" calcext:value-type="float">
            <text:p>0</text:p>
          </table:table-cell>
          <table:table-cell table:formula="of:=[.$D353]-[.$B353]" office:value-type="float" office:value="385745.721864826" calcext:value-type="float">
            <text:p>385745.721864826</text:p>
          </table:table-cell>
          <table:table-cell table:formula="of:=[.$F353]/[.$B353]" office:value-type="float" office:value="18.6726464244879" calcext:value-type="float">
            <text:p>18.6726464244879</text:p>
          </table:table-cell>
          <table:table-cell table:formula="of:=[.$F353]/[.$A353]" office:value-type="float" office:value="1105.28860133188" calcext:value-type="float">
            <text:p>1105.28860133188</text:p>
          </table:table-cell>
          <table:table-cell table:formula="of:=[.$B353]" office:value-type="float" office:value="20658.3316095434" calcext:value-type="float">
            <text:p>20658.3316095434</text:p>
          </table:table-cell>
          <table:table-cell table:formula="of:=[.$D353]*(1-[.$O353])" office:value-type="float" office:value="315927.538261531" calcext:value-type="float">
            <text:p>315927.538261531</text:p>
          </table:table-cell>
          <table:table-cell table:formula="of:=[.$B353]" office:value-type="float" office:value="20658.3316095434" calcext:value-type="float">
            <text:p>20658.3316095434</text:p>
          </table:table-cell>
          <table:table-cell table:formula="of:=IF(FLOOR([.$A353]/12; 1) + 1 &gt;= [$Parameters.$K$70] - [$Parameters.$K$22]; [.$D353] ; 0)" office:value-type="float" office:value="0" calcext:value-type="float">
            <text:p>0</text:p>
          </table:table-cell>
          <table:table-cell table:formula="of:=([$Parameters.$D$4]-[$Parameters.$C$4])*[.$A353]" office:value-type="float" office:value="52699" calcext:value-type="float">
            <text:p>52699</text:p>
          </table:table-cell>
          <table:table-cell table:formula="of:=[.$M353]/([$Parameters.A$4]*[.$A353])" office:value-type="float" office:value="0.00290384615384615" calcext:value-type="float">
            <text:p>0.002903846153846</text:p>
          </table:table-cell>
          <table:table-cell table:formula="of:=SUM(INDIRECT( CELL(&quot;address&quot;;  INDEX([$Parameters.$L$22:$Parameters.$L$74];  FLOOR([.$A353]/12; 1) + 1;0))&amp;&quot;:&quot;&amp;CELL(&quot;address&quot;; [$Parameters.$L$70])))" office:value-type="float" office:value="0.222627" calcext:value-type="float">
            <text:p>0.222627</text:p>
          </table:table-cell>
          <table:table-cell table:formula="of:=[.$I353]/INDEX([$Parameters.$M$22:$Parameters.$M$120];  FLOOR([.$A353]/12; 1) + 1;0)" office:value-type="float" office:value="669.204133772057" calcext:value-type="float">
            <text:p>669.204133772057</text:p>
          </table:table-cell>
          <table:table-cell table:formula="of:=[.$J353]/ INDEX([$Parameters.$M$22:$Parameters.$M$120];  FLOOR([.$A353]/12; 1) + 1;0)" office:value-type="float" office:value="10234.1282235676" calcext:value-type="float">
            <text:p>10234.1282235676</text:p>
          </table:table-cell>
          <table:table-cell table:formula="of:=([.$Q353]-[.$P353])*[$Parameters.$M$70]" office:value-type="float" office:value="155525.665700075" calcext:value-type="float">
            <text:p>155525.665700075</text:p>
          </table:table-cell>
          <table:table-cell table:number-columns-repeated="2"/>
        </table:table-row>
        <table:table-row table:style-name="ro1">
          <table:table-cell office:value-type="float" office:value="350" calcext:value-type="float">
            <text:p>350</text:p>
          </table:table-cell>
          <table:table-cell table:formula="of:=([.$B353]-[.$C353])*POWER(1+[$Parameters.$H$4];1/12)+[$Parameters.$C$4]" office:value-type="float" office:value="14428.9114808561" calcext:value-type="float">
            <text:p>14428.9114808561</text:p>
          </table:table-cell>
          <table:table-cell table:formula="of:=IF(MOD([.$A354];12)=1; ([.$B342]+[.$B345]+[.$B348]+[.$B351])/4*(1+[$Parameters.$E$4])*[$Parameters.$F$4]; 0)" office:value-type="float" office:value="0" calcext:value-type="float">
            <text:p>0</text:p>
          </table:table-cell>
          <table:table-cell table:formula="of:=([.$D353]-[.$E353])*POWER(1+[$Parameters.$I$4];1/12)+[$Parameters.$D$4]" office:value-type="float" office:value="408588.293894401" calcext:value-type="float">
            <text:p>408588.293894401</text:p>
          </table:table-cell>
          <table:table-cell office:value-type="float" office:value="0" calcext:value-type="float">
            <text:p>0</text:p>
          </table:table-cell>
          <table:table-cell table:formula="of:=[.$D354]-[.$B354]" office:value-type="float" office:value="394159.382413544" calcext:value-type="float">
            <text:p>394159.382413544</text:p>
          </table:table-cell>
          <table:table-cell table:formula="of:=[.$F354]/[.$B354]" office:value-type="float" office:value="27.317333184593" calcext:value-type="float">
            <text:p>27.317333184593</text:p>
          </table:table-cell>
          <table:table-cell table:formula="of:=[.$F354]/[.$A354]" office:value-type="float" office:value="1126.1696640387" calcext:value-type="float">
            <text:p>1126.1696640387</text:p>
          </table:table-cell>
          <table:table-cell table:formula="of:=[.$B354]" office:value-type="float" office:value="14428.9114808561" calcext:value-type="float">
            <text:p>14428.9114808561</text:p>
          </table:table-cell>
          <table:table-cell table:formula="of:=[.$D354]*(1-[.$O354])" office:value-type="float" office:value="317625.507789572" calcext:value-type="float">
            <text:p>317625.507789572</text:p>
          </table:table-cell>
          <table:table-cell table:formula="of:=[.$B354]" office:value-type="float" office:value="14428.9114808561" calcext:value-type="float">
            <text:p>14428.9114808561</text:p>
          </table:table-cell>
          <table:table-cell table:formula="of:=IF(FLOOR([.$A354]/12; 1) + 1 &gt;= [$Parameters.$K$70] - [$Parameters.$K$22]; [.$D354] ; 0)" office:value-type="float" office:value="0" calcext:value-type="float">
            <text:p>0</text:p>
          </table:table-cell>
          <table:table-cell table:formula="of:=([$Parameters.$D$4]-[$Parameters.$C$4])*[.$A354]" office:value-type="float" office:value="52850" calcext:value-type="float">
            <text:p>52850</text:p>
          </table:table-cell>
          <table:table-cell table:formula="of:=[.$M354]/([$Parameters.A$4]*[.$A354])" office:value-type="float" office:value="0.00290384615384615" calcext:value-type="float">
            <text:p>0.002903846153846</text:p>
          </table:table-cell>
          <table:table-cell table:formula="of:=SUM(INDIRECT( CELL(&quot;address&quot;;  INDEX([$Parameters.$L$22:$Parameters.$L$74];  FLOOR([.$A354]/12; 1) + 1;0))&amp;&quot;:&quot;&amp;CELL(&quot;address&quot;; [$Parameters.$L$70])))" office:value-type="float" office:value="0.222627" calcext:value-type="float">
            <text:p>0.222627</text:p>
          </table:table-cell>
          <table:table-cell table:formula="of:=[.$I354]/INDEX([$Parameters.$M$22:$Parameters.$M$120];  FLOOR([.$A354]/12; 1) + 1;0)" office:value-type="float" office:value="467.408859114223" calcext:value-type="float">
            <text:p>467.408859114223</text:p>
          </table:table-cell>
          <table:table-cell table:formula="of:=[.$J354]/ INDEX([$Parameters.$M$22:$Parameters.$M$120];  FLOOR([.$A354]/12; 1) + 1;0)" office:value-type="float" office:value="10289.1320955482" calcext:value-type="float">
            <text:p>10289.1320955482</text:p>
          </table:table-cell>
          <table:table-cell table:formula="of:=([.$Q354]-[.$P354])*[$Parameters.$M$70]" office:value-type="float" office:value="159701.219824416" calcext:value-type="float">
            <text:p>159701.219824416</text:p>
          </table:table-cell>
          <table:table-cell table:number-columns-repeated="2"/>
        </table:table-row>
        <table:table-row table:style-name="ro1">
          <table:table-cell office:value-type="float" office:value="351" calcext:value-type="float">
            <text:p>351</text:p>
          </table:table-cell>
          <table:table-cell table:formula="of:=([.$B354]-[.$C354])*POWER(1+[$Parameters.$H$4];1/12)+[$Parameters.$C$4]" office:value-type="float" office:value="14964.8243638066" calcext:value-type="float">
            <text:p>14964.8243638066</text:p>
          </table:table-cell>
          <table:table-cell table:formula="of:=IF(MOD([.$A355];12)=1; ([.$B343]+[.$B346]+[.$B349]+[.$B352])/4*(1+[$Parameters.$E$4])*[$Parameters.$F$4]; 0)" office:value-type="float" office:value="0" calcext:value-type="float">
            <text:p>0</text:p>
          </table:table-cell>
          <table:table-cell table:formula="of:=([.$D354]-[.$E354])*POWER(1+[$Parameters.$I$4];1/12)+[$Parameters.$D$4]" office:value-type="float" office:value="410781.433180276" calcext:value-type="float">
            <text:p>410781.433180276</text:p>
          </table:table-cell>
          <table:table-cell office:value-type="float" office:value="0" calcext:value-type="float">
            <text:p>0</text:p>
          </table:table-cell>
          <table:table-cell table:formula="of:=[.$D355]-[.$B355]" office:value-type="float" office:value="395816.608816469" calcext:value-type="float">
            <text:p>395816.608816469</text:p>
          </table:table-cell>
          <table:table-cell table:formula="of:=[.$F355]/[.$B355]" office:value-type="float" office:value="26.4497998234967" calcext:value-type="float">
            <text:p>26.4497998234967</text:p>
          </table:table-cell>
          <table:table-cell table:formula="of:=[.$F355]/[.$A355]" office:value-type="float" office:value="1127.68264620077" calcext:value-type="float">
            <text:p>1127.68264620077</text:p>
          </table:table-cell>
          <table:table-cell table:formula="of:=[.$B355]" office:value-type="float" office:value="14964.8243638066" calcext:value-type="float">
            <text:p>14964.8243638066</text:p>
          </table:table-cell>
          <table:table-cell table:formula="of:=[.$D355]*(1-[.$O355])" office:value-type="float" office:value="319330.395055651" calcext:value-type="float">
            <text:p>319330.395055651</text:p>
          </table:table-cell>
          <table:table-cell table:formula="of:=[.$B355]" office:value-type="float" office:value="14964.8243638066" calcext:value-type="float">
            <text:p>14964.8243638066</text:p>
          </table:table-cell>
          <table:table-cell table:formula="of:=IF(FLOOR([.$A355]/12; 1) + 1 &gt;= [$Parameters.$K$70] - [$Parameters.$K$22]; [.$D355] ; 0)" office:value-type="float" office:value="0" calcext:value-type="float">
            <text:p>0</text:p>
          </table:table-cell>
          <table:table-cell table:formula="of:=([$Parameters.$D$4]-[$Parameters.$C$4])*[.$A355]" office:value-type="float" office:value="53001" calcext:value-type="float">
            <text:p>53001</text:p>
          </table:table-cell>
          <table:table-cell table:formula="of:=[.$M355]/([$Parameters.A$4]*[.$A355])" office:value-type="float" office:value="0.00290384615384615" calcext:value-type="float">
            <text:p>0.002903846153846</text:p>
          </table:table-cell>
          <table:table-cell table:formula="of:=SUM(INDIRECT( CELL(&quot;address&quot;;  INDEX([$Parameters.$L$22:$Parameters.$L$74];  FLOOR([.$A355]/12; 1) + 1;0))&amp;&quot;:&quot;&amp;CELL(&quot;address&quot;; [$Parameters.$L$70])))" office:value-type="float" office:value="0.222627" calcext:value-type="float">
            <text:p>0.222627</text:p>
          </table:table-cell>
          <table:table-cell table:formula="of:=[.$I355]/INDEX([$Parameters.$M$22:$Parameters.$M$120];  FLOOR([.$A355]/12; 1) + 1;0)" office:value-type="float" office:value="484.769172782849" calcext:value-type="float">
            <text:p>484.769172782849</text:p>
          </table:table-cell>
          <table:table-cell table:formula="of:=[.$J355]/ INDEX([$Parameters.$M$22:$Parameters.$M$120];  FLOOR([.$A355]/12; 1) + 1;0)" office:value-type="float" office:value="10344.3600601118" calcext:value-type="float">
            <text:p>10344.3600601118</text:p>
          </table:table-cell>
          <table:table-cell table:formula="of:=([.$Q355]-[.$P355])*[$Parameters.$M$70]" office:value-type="float" office:value="160316.947827968" calcext:value-type="float">
            <text:p>160316.947827968</text:p>
          </table:table-cell>
          <table:table-cell table:number-columns-repeated="2"/>
        </table:table-row>
        <table:table-row table:style-name="ro1">
          <table:table-cell office:value-type="float" office:value="352" calcext:value-type="float">
            <text:p>352</text:p>
          </table:table-cell>
          <table:table-cell table:formula="of:=([.$B355]-[.$C355])*POWER(1+[$Parameters.$H$4];1/12)+[$Parameters.$C$4]" office:value-type="float" office:value="15506.6209549571" calcext:value-type="float">
            <text:p>15506.6209549571</text:p>
          </table:table-cell>
          <table:table-cell table:formula="of:=IF(MOD([.$A356];12)=1; ([.$B344]+[.$B347]+[.$B350]+[.$B353])/4*(1+[$Parameters.$E$4])*[$Parameters.$F$4]; 0)" office:value-type="float" office:value="0" calcext:value-type="float">
            <text:p>0</text:p>
          </table:table-cell>
          <table:table-cell table:formula="of:=([.$D355]-[.$E355])*POWER(1+[$Parameters.$I$4];1/12)+[$Parameters.$D$4]" office:value-type="float" office:value="412983.507587077" calcext:value-type="float">
            <text:p>412983.507587077</text:p>
          </table:table-cell>
          <table:table-cell office:value-type="float" office:value="0" calcext:value-type="float">
            <text:p>0</text:p>
          </table:table-cell>
          <table:table-cell table:formula="of:=[.$D356]-[.$B356]" office:value-type="float" office:value="397476.88663212" calcext:value-type="float">
            <text:p>397476.88663212</text:p>
          </table:table-cell>
          <table:table-cell table:formula="of:=[.$F356]/[.$B356]" office:value-type="float" office:value="25.6327208736636" calcext:value-type="float">
            <text:p>25.6327208736636</text:p>
          </table:table-cell>
          <table:table-cell table:formula="of:=[.$F356]/[.$A356]" office:value-type="float" office:value="1129.19570065943" calcext:value-type="float">
            <text:p>1129.19570065943</text:p>
          </table:table-cell>
          <table:table-cell table:formula="of:=[.$B356]" office:value-type="float" office:value="15506.6209549571" calcext:value-type="float">
            <text:p>15506.6209549571</text:p>
          </table:table-cell>
          <table:table-cell table:formula="of:=[.$D356]*(1-[.$O356])" office:value-type="float" office:value="321042.228243489" calcext:value-type="float">
            <text:p>321042.228243489</text:p>
          </table:table-cell>
          <table:table-cell table:formula="of:=[.$B356]" office:value-type="float" office:value="15506.6209549571" calcext:value-type="float">
            <text:p>15506.6209549571</text:p>
          </table:table-cell>
          <table:table-cell table:formula="of:=IF(FLOOR([.$A356]/12; 1) + 1 &gt;= [$Parameters.$K$70] - [$Parameters.$K$22]; [.$D356] ; 0)" office:value-type="float" office:value="0" calcext:value-type="float">
            <text:p>0</text:p>
          </table:table-cell>
          <table:table-cell table:formula="of:=([$Parameters.$D$4]-[$Parameters.$C$4])*[.$A356]" office:value-type="float" office:value="53152" calcext:value-type="float">
            <text:p>53152</text:p>
          </table:table-cell>
          <table:table-cell table:formula="of:=[.$M356]/([$Parameters.A$4]*[.$A356])" office:value-type="float" office:value="0.00290384615384615" calcext:value-type="float">
            <text:p>0.002903846153846</text:p>
          </table:table-cell>
          <table:table-cell table:formula="of:=SUM(INDIRECT( CELL(&quot;address&quot;;  INDEX([$Parameters.$L$22:$Parameters.$L$74];  FLOOR([.$A356]/12; 1) + 1;0))&amp;&quot;:&quot;&amp;CELL(&quot;address&quot;; [$Parameters.$L$70])))" office:value-type="float" office:value="0.222627" calcext:value-type="float">
            <text:p>0.222627</text:p>
          </table:table-cell>
          <table:table-cell table:formula="of:=[.$I356]/INDEX([$Parameters.$M$22:$Parameters.$M$120];  FLOOR([.$A356]/12; 1) + 1;0)" office:value-type="float" office:value="502.320082765051" calcext:value-type="float">
            <text:p>502.320082765051</text:p>
          </table:table-cell>
          <table:table-cell table:formula="of:=[.$J356]/ INDEX([$Parameters.$M$22:$Parameters.$M$120];  FLOOR([.$A356]/12; 1) + 1;0)" office:value-type="float" office:value="10399.8130302394" calcext:value-type="float">
            <text:p>10399.8130302394</text:p>
          </table:table-cell>
          <table:table-cell table:formula="of:=([.$Q356]-[.$P356])*[$Parameters.$M$70]" office:value-type="float" office:value="160933.235325932" calcext:value-type="float">
            <text:p>160933.235325932</text:p>
          </table:table-cell>
          <table:table-cell table:number-columns-repeated="2"/>
        </table:table-row>
        <table:table-row table:style-name="ro1">
          <table:table-cell office:value-type="float" office:value="353" calcext:value-type="float">
            <text:p>353</text:p>
          </table:table-cell>
          <table:table-cell table:formula="of:=([.$B356]-[.$C356])*POWER(1+[$Parameters.$H$4];1/12)+[$Parameters.$C$4]" office:value-type="float" office:value="16054.3658506691" calcext:value-type="float">
            <text:p>16054.3658506691</text:p>
          </table:table-cell>
          <table:table-cell table:formula="of:=IF(MOD([.$A357];12)=1; ([.$B345]+[.$B348]+[.$B351]+[.$B354])/4*(1+[$Parameters.$E$4])*[$Parameters.$F$4]; 0)" office:value-type="float" office:value="0" calcext:value-type="float">
            <text:p>0</text:p>
          </table:table-cell>
          <table:table-cell table:formula="of:=([.$D356]-[.$E356])*POWER(1+[$Parameters.$I$4];1/12)+[$Parameters.$D$4]" office:value-type="float" office:value="415194.553517592" calcext:value-type="float">
            <text:p>415194.553517592</text:p>
          </table:table-cell>
          <table:table-cell office:value-type="float" office:value="0" calcext:value-type="float">
            <text:p>0</text:p>
          </table:table-cell>
          <table:table-cell table:formula="of:=[.$D357]-[.$B357]" office:value-type="float" office:value="399140.187666923" calcext:value-type="float">
            <text:p>399140.187666923</text:p>
          </table:table-cell>
          <table:table-cell table:formula="of:=[.$F357]/[.$B357]" office:value-type="float" office:value="24.8617847244517" calcext:value-type="float">
            <text:p>24.8617847244517</text:p>
          </table:table-cell>
          <table:table-cell table:formula="of:=[.$F357]/[.$A357]" office:value-type="float" office:value="1130.70874693179" calcext:value-type="float">
            <text:p>1130.70874693179</text:p>
          </table:table-cell>
          <table:table-cell table:formula="of:=[.$B357]" office:value-type="float" office:value="16054.3658506691" calcext:value-type="float">
            <text:p>16054.3658506691</text:p>
          </table:table-cell>
          <table:table-cell table:formula="of:=[.$D357]*(1-[.$O357])" office:value-type="float" office:value="322761.035651631" calcext:value-type="float">
            <text:p>322761.035651631</text:p>
          </table:table-cell>
          <table:table-cell table:formula="of:=[.$B357]" office:value-type="float" office:value="16054.3658506691" calcext:value-type="float">
            <text:p>16054.3658506691</text:p>
          </table:table-cell>
          <table:table-cell table:formula="of:=IF(FLOOR([.$A357]/12; 1) + 1 &gt;= [$Parameters.$K$70] - [$Parameters.$K$22]; [.$D357] ; 0)" office:value-type="float" office:value="0" calcext:value-type="float">
            <text:p>0</text:p>
          </table:table-cell>
          <table:table-cell table:formula="of:=([$Parameters.$D$4]-[$Parameters.$C$4])*[.$A357]" office:value-type="float" office:value="53303" calcext:value-type="float">
            <text:p>53303</text:p>
          </table:table-cell>
          <table:table-cell table:formula="of:=[.$M357]/([$Parameters.A$4]*[.$A357])" office:value-type="float" office:value="0.00290384615384615" calcext:value-type="float">
            <text:p>0.002903846153846</text:p>
          </table:table-cell>
          <table:table-cell table:formula="of:=SUM(INDIRECT( CELL(&quot;address&quot;;  INDEX([$Parameters.$L$22:$Parameters.$L$74];  FLOOR([.$A357]/12; 1) + 1;0))&amp;&quot;:&quot;&amp;CELL(&quot;address&quot;; [$Parameters.$L$70])))" office:value-type="float" office:value="0.222627" calcext:value-type="float">
            <text:p>0.222627</text:p>
          </table:table-cell>
          <table:table-cell table:formula="of:=[.$I357]/INDEX([$Parameters.$M$22:$Parameters.$M$120];  FLOOR([.$A357]/12; 1) + 1;0)" office:value-type="float" office:value="520.063681589539" calcext:value-type="float">
            <text:p>520.063681589539</text:p>
          </table:table-cell>
          <table:table-cell table:formula="of:=[.$J357]/ INDEX([$Parameters.$M$22:$Parameters.$M$120];  FLOOR([.$A357]/12; 1) + 1;0)" office:value-type="float" office:value="10455.4919226314" calcext:value-type="float">
            <text:p>10455.4919226314</text:p>
          </table:table-cell>
          <table:table-cell table:formula="of:=([.$Q357]-[.$P357])*[$Parameters.$M$70]" office:value-type="float" office:value="161550.063199341" calcext:value-type="float">
            <text:p>161550.063199341</text:p>
          </table:table-cell>
          <table:table-cell table:number-columns-repeated="2"/>
        </table:table-row>
        <table:table-row table:style-name="ro1">
          <table:table-cell office:value-type="float" office:value="354" calcext:value-type="float">
            <text:p>354</text:p>
          </table:table-cell>
          <table:table-cell table:formula="of:=([.$B357]-[.$C357])*POWER(1+[$Parameters.$H$4];1/12)+[$Parameters.$C$4]" office:value-type="float" office:value="16608.1243564975" calcext:value-type="float">
            <text:p>16608.1243564975</text:p>
          </table:table-cell>
          <table:table-cell table:formula="of:=IF(MOD([.$A358];12)=1; ([.$B346]+[.$B349]+[.$B352]+[.$B355])/4*(1+[$Parameters.$E$4])*[$Parameters.$F$4]; 0)" office:value-type="float" office:value="0" calcext:value-type="float">
            <text:p>0</text:p>
          </table:table-cell>
          <table:table-cell table:formula="of:=([.$D357]-[.$E357])*POWER(1+[$Parameters.$I$4];1/12)+[$Parameters.$D$4]" office:value-type="float" office:value="417414.607522919" calcext:value-type="float">
            <text:p>417414.607522919</text:p>
          </table:table-cell>
          <table:table-cell office:value-type="float" office:value="0" calcext:value-type="float">
            <text:p>0</text:p>
          </table:table-cell>
          <table:table-cell table:formula="of:=[.$D358]-[.$B358]" office:value-type="float" office:value="400806.483166422" calcext:value-type="float">
            <text:p>400806.483166422</text:p>
          </table:table-cell>
          <table:table-cell table:formula="of:=[.$F358]/[.$B358]" office:value-type="float" office:value="24.1331576379736" calcext:value-type="float">
            <text:p>24.1331576379736</text:p>
          </table:table-cell>
          <table:table-cell table:formula="of:=[.$F358]/[.$A358]" office:value-type="float" office:value="1132.22170385995" calcext:value-type="float">
            <text:p>1132.22170385995</text:p>
          </table:table-cell>
          <table:table-cell table:formula="of:=[.$B358]" office:value-type="float" office:value="16608.1243564975" calcext:value-type="float">
            <text:p>16608.1243564975</text:p>
          </table:table-cell>
          <table:table-cell table:formula="of:=[.$D358]*(1-[.$O358])" office:value-type="float" office:value="324486.845693914" calcext:value-type="float">
            <text:p>324486.845693914</text:p>
          </table:table-cell>
          <table:table-cell table:formula="of:=[.$B358]" office:value-type="float" office:value="16608.1243564975" calcext:value-type="float">
            <text:p>16608.1243564975</text:p>
          </table:table-cell>
          <table:table-cell table:formula="of:=IF(FLOOR([.$A358]/12; 1) + 1 &gt;= [$Parameters.$K$70] - [$Parameters.$K$22]; [.$D358] ; 0)" office:value-type="float" office:value="0" calcext:value-type="float">
            <text:p>0</text:p>
          </table:table-cell>
          <table:table-cell table:formula="of:=([$Parameters.$D$4]-[$Parameters.$C$4])*[.$A358]" office:value-type="float" office:value="53454" calcext:value-type="float">
            <text:p>53454</text:p>
          </table:table-cell>
          <table:table-cell table:formula="of:=[.$M358]/([$Parameters.A$4]*[.$A358])" office:value-type="float" office:value="0.00290384615384615" calcext:value-type="float">
            <text:p>0.002903846153846</text:p>
          </table:table-cell>
          <table:table-cell table:formula="of:=SUM(INDIRECT( CELL(&quot;address&quot;;  INDEX([$Parameters.$L$22:$Parameters.$L$74];  FLOOR([.$A358]/12; 1) + 1;0))&amp;&quot;:&quot;&amp;CELL(&quot;address&quot;; [$Parameters.$L$70])))" office:value-type="float" office:value="0.222627" calcext:value-type="float">
            <text:p>0.222627</text:p>
          </table:table-cell>
          <table:table-cell table:formula="of:=[.$I358]/INDEX([$Parameters.$M$22:$Parameters.$M$120];  FLOOR([.$A358]/12; 1) + 1;0)" office:value-type="float" office:value="538.002084758584" calcext:value-type="float">
            <text:p>538.002084758584</text:p>
          </table:table-cell>
          <table:table-cell table:formula="of:=[.$J358]/ INDEX([$Parameters.$M$22:$Parameters.$M$120];  FLOOR([.$A358]/12; 1) + 1;0)" office:value-type="float" office:value="10511.3976577232" calcext:value-type="float">
            <text:p>10511.3976577232</text:p>
          </table:table-cell>
          <table:table-cell table:formula="of:=([.$Q358]-[.$P358])*[$Parameters.$M$70]" office:value-type="float" office:value="162167.412016404" calcext:value-type="float">
            <text:p>162167.412016404</text:p>
          </table:table-cell>
          <table:table-cell table:number-columns-repeated="2"/>
        </table:table-row>
        <table:table-row table:style-name="ro1">
          <table:table-cell office:value-type="float" office:value="355" calcext:value-type="float">
            <text:p>355</text:p>
          </table:table-cell>
          <table:table-cell table:formula="of:=([.$B358]-[.$C358])*POWER(1+[$Parameters.$H$4];1/12)+[$Parameters.$C$4]" office:value-type="float" office:value="17167.9624949775" calcext:value-type="float">
            <text:p>17167.9624949775</text:p>
          </table:table-cell>
          <table:table-cell table:formula="of:=IF(MOD([.$A359];12)=1; ([.$B347]+[.$B350]+[.$B353]+[.$B356])/4*(1+[$Parameters.$E$4])*[$Parameters.$F$4]; 0)" office:value-type="float" office:value="0" calcext:value-type="float">
            <text:p>0</text:p>
          </table:table-cell>
          <table:table-cell table:formula="of:=([.$D358]-[.$E358])*POWER(1+[$Parameters.$I$4];1/12)+[$Parameters.$D$4]" office:value-type="float" office:value="419643.706303071" calcext:value-type="float">
            <text:p>419643.706303071</text:p>
          </table:table-cell>
          <table:table-cell office:value-type="float" office:value="0" calcext:value-type="float">
            <text:p>0</text:p>
          </table:table-cell>
          <table:table-cell table:formula="of:=[.$D359]-[.$B359]" office:value-type="float" office:value="402475.743808093" calcext:value-type="float">
            <text:p>402475.743808093</text:p>
          </table:table-cell>
          <table:table-cell table:formula="of:=[.$F359]/[.$B359]" office:value-type="float" office:value="23.4434193298032" calcext:value-type="float">
            <text:p>23.4434193298032</text:p>
          </table:table-cell>
          <table:table-cell table:formula="of:=[.$F359]/[.$A359]" office:value-type="float" office:value="1133.73448960026" calcext:value-type="float">
            <text:p>1133.73448960026</text:p>
          </table:table-cell>
          <table:table-cell table:formula="of:=[.$B359]" office:value-type="float" office:value="17167.9624949775" calcext:value-type="float">
            <text:p>17167.9624949775</text:p>
          </table:table-cell>
          <table:table-cell table:formula="of:=[.$D359]*(1-[.$O359])" office:value-type="float" office:value="326219.686899937" calcext:value-type="float">
            <text:p>326219.686899937</text:p>
          </table:table-cell>
          <table:table-cell table:formula="of:=[.$B359]" office:value-type="float" office:value="17167.9624949775" calcext:value-type="float">
            <text:p>17167.9624949775</text:p>
          </table:table-cell>
          <table:table-cell table:formula="of:=IF(FLOOR([.$A359]/12; 1) + 1 &gt;= [$Parameters.$K$70] - [$Parameters.$K$22]; [.$D359] ; 0)" office:value-type="float" office:value="0" calcext:value-type="float">
            <text:p>0</text:p>
          </table:table-cell>
          <table:table-cell table:formula="of:=([$Parameters.$D$4]-[$Parameters.$C$4])*[.$A359]" office:value-type="float" office:value="53605" calcext:value-type="float">
            <text:p>53605</text:p>
          </table:table-cell>
          <table:table-cell table:formula="of:=[.$M359]/([$Parameters.A$4]*[.$A359])" office:value-type="float" office:value="0.00290384615384615" calcext:value-type="float">
            <text:p>0.002903846153846</text:p>
          </table:table-cell>
          <table:table-cell table:formula="of:=SUM(INDIRECT( CELL(&quot;address&quot;;  INDEX([$Parameters.$L$22:$Parameters.$L$74];  FLOOR([.$A359]/12; 1) + 1;0))&amp;&quot;:&quot;&amp;CELL(&quot;address&quot;; [$Parameters.$L$70])))" office:value-type="float" office:value="0.222627" calcext:value-type="float">
            <text:p>0.222627</text:p>
          </table:table-cell>
          <table:table-cell table:formula="of:=[.$I359]/INDEX([$Parameters.$M$22:$Parameters.$M$120];  FLOOR([.$A359]/12; 1) + 1;0)" office:value-type="float" office:value="556.137431000244" calcext:value-type="float">
            <text:p>556.137431000244</text:p>
          </table:table-cell>
          <table:table-cell table:formula="of:=[.$J359]/ INDEX([$Parameters.$M$22:$Parameters.$M$120];  FLOOR([.$A359]/12; 1) + 1;0)" office:value-type="float" office:value="10567.5311596999" calcext:value-type="float">
            <text:p>10567.5311596999</text:p>
          </table:table-cell>
          <table:table-cell table:formula="of:=([.$Q359]-[.$P359])*[$Parameters.$M$70]" office:value-type="float" office:value="162785.262028657" calcext:value-type="float">
            <text:p>162785.262028657</text:p>
          </table:table-cell>
          <table:table-cell table:number-columns-repeated="2"/>
        </table:table-row>
        <table:table-row table:style-name="ro1">
          <table:table-cell office:value-type="float" office:value="356" calcext:value-type="float">
            <text:p>356</text:p>
          </table:table-cell>
          <table:table-cell table:formula="of:=([.$B359]-[.$C359])*POWER(1+[$Parameters.$H$4];1/12)+[$Parameters.$C$4]" office:value-type="float" office:value="17733.947013496" calcext:value-type="float">
            <text:p>17733.947013496</text:p>
          </table:table-cell>
          <table:table-cell table:formula="of:=IF(MOD([.$A360];12)=1; ([.$B348]+[.$B351]+[.$B354]+[.$B357])/4*(1+[$Parameters.$E$4])*[$Parameters.$F$4]; 0)" office:value-type="float" office:value="0" calcext:value-type="float">
            <text:p>0</text:p>
          </table:table-cell>
          <table:table-cell table:formula="of:=([.$D359]-[.$E359])*POWER(1+[$Parameters.$I$4];1/12)+[$Parameters.$D$4]" office:value-type="float" office:value="421881.886707578" calcext:value-type="float">
            <text:p>421881.886707578</text:p>
          </table:table-cell>
          <table:table-cell office:value-type="float" office:value="0" calcext:value-type="float">
            <text:p>0</text:p>
          </table:table-cell>
          <table:table-cell table:formula="of:=[.$D360]-[.$B360]" office:value-type="float" office:value="404147.939694082" calcext:value-type="float">
            <text:p>404147.939694082</text:p>
          </table:table-cell>
          <table:table-cell table:formula="of:=[.$F360]/[.$B360]" office:value-type="float" office:value="22.7895086968803" calcext:value-type="float">
            <text:p>22.7895086968803</text:p>
          </table:table-cell>
          <table:table-cell table:formula="of:=[.$F360]/[.$A360]" office:value-type="float" office:value="1135.24702161259" calcext:value-type="float">
            <text:p>1135.24702161259</text:p>
          </table:table-cell>
          <table:table-cell table:formula="of:=[.$B360]" office:value-type="float" office:value="17733.947013496" calcext:value-type="float">
            <text:p>17733.947013496</text:p>
          </table:table-cell>
          <table:table-cell table:formula="of:=[.$D360]*(1-[.$O360])" office:value-type="float" office:value="327959.58791553" calcext:value-type="float">
            <text:p>327959.58791553</text:p>
          </table:table-cell>
          <table:table-cell table:formula="of:=[.$B360]" office:value-type="float" office:value="17733.947013496" calcext:value-type="float">
            <text:p>17733.947013496</text:p>
          </table:table-cell>
          <table:table-cell table:formula="of:=IF(FLOOR([.$A360]/12; 1) + 1 &gt;= [$Parameters.$K$70] - [$Parameters.$K$22]; [.$D360] ; 0)" office:value-type="float" office:value="0" calcext:value-type="float">
            <text:p>0</text:p>
          </table:table-cell>
          <table:table-cell table:formula="of:=([$Parameters.$D$4]-[$Parameters.$C$4])*[.$A360]" office:value-type="float" office:value="53756" calcext:value-type="float">
            <text:p>53756</text:p>
          </table:table-cell>
          <table:table-cell table:formula="of:=[.$M360]/([$Parameters.A$4]*[.$A360])" office:value-type="float" office:value="0.00290384615384615" calcext:value-type="float">
            <text:p>0.002903846153846</text:p>
          </table:table-cell>
          <table:table-cell table:formula="of:=SUM(INDIRECT( CELL(&quot;address&quot;;  INDEX([$Parameters.$L$22:$Parameters.$L$74];  FLOOR([.$A360]/12; 1) + 1;0))&amp;&quot;:&quot;&amp;CELL(&quot;address&quot;; [$Parameters.$L$70])))" office:value-type="float" office:value="0.222627" calcext:value-type="float">
            <text:p>0.222627</text:p>
          </table:table-cell>
          <table:table-cell table:formula="of:=[.$I360]/INDEX([$Parameters.$M$22:$Parameters.$M$120];  FLOOR([.$A360]/12; 1) + 1;0)" office:value-type="float" office:value="574.471882523357" calcext:value-type="float">
            <text:p>574.471882523357</text:p>
          </table:table-cell>
          <table:table-cell table:formula="of:=[.$J360]/ INDEX([$Parameters.$M$22:$Parameters.$M$120];  FLOOR([.$A360]/12; 1) + 1;0)" office:value-type="float" office:value="10623.8933565122" calcext:value-type="float">
            <text:p>10623.8933565122</text:p>
          </table:table-cell>
          <table:table-cell table:formula="of:=([.$Q360]-[.$P360])*[$Parameters.$M$70]" office:value-type="float" office:value="163403.593167058" calcext:value-type="float">
            <text:p>163403.593167058</text:p>
          </table:table-cell>
          <table:table-cell table:number-columns-repeated="2"/>
        </table:table-row>
        <table:table-row table:style-name="ro1">
          <table:table-cell office:value-type="float" office:value="357" calcext:value-type="float">
            <text:p>357</text:p>
          </table:table-cell>
          <table:table-cell table:formula="of:=([.$B360]-[.$C360])*POWER(1+[$Parameters.$H$4];1/12)+[$Parameters.$C$4]" office:value-type="float" office:value="18306.1453922494" calcext:value-type="float">
            <text:p>18306.1453922494</text:p>
          </table:table-cell>
          <table:table-cell table:formula="of:=IF(MOD([.$A361];12)=1; ([.$B349]+[.$B352]+[.$B355]+[.$B358])/4*(1+[$Parameters.$E$4])*[$Parameters.$F$4]; 0)" office:value-type="float" office:value="0" calcext:value-type="float">
            <text:p>0</text:p>
          </table:table-cell>
          <table:table-cell table:formula="of:=([.$D360]-[.$E360])*POWER(1+[$Parameters.$I$4];1/12)+[$Parameters.$D$4]" office:value-type="float" office:value="424129.185736104" calcext:value-type="float">
            <text:p>424129.185736104</text:p>
          </table:table-cell>
          <table:table-cell office:value-type="float" office:value="0" calcext:value-type="float">
            <text:p>0</text:p>
          </table:table-cell>
          <table:table-cell table:formula="of:=[.$D361]-[.$B361]" office:value-type="float" office:value="405823.040343855" calcext:value-type="float">
            <text:p>405823.040343855</text:p>
          </table:table-cell>
          <table:table-cell table:formula="of:=[.$F361]/[.$B361]" office:value-type="float" office:value="22.1686778755551" calcext:value-type="float">
            <text:p>22.1686778755551</text:p>
          </table:table-cell>
          <table:table-cell table:formula="of:=[.$F361]/[.$A361]" office:value-type="float" office:value="1136.75921664945" calcext:value-type="float">
            <text:p>1136.75921664945</text:p>
          </table:table-cell>
          <table:table-cell table:formula="of:=[.$B361]" office:value-type="float" office:value="18306.1453922494" calcext:value-type="float">
            <text:p>18306.1453922494</text:p>
          </table:table-cell>
          <table:table-cell table:formula="of:=[.$D361]*(1-[.$O361])" office:value-type="float" office:value="329706.577503232" calcext:value-type="float">
            <text:p>329706.577503232</text:p>
          </table:table-cell>
          <table:table-cell table:formula="of:=[.$B361]" office:value-type="float" office:value="18306.1453922494" calcext:value-type="float">
            <text:p>18306.1453922494</text:p>
          </table:table-cell>
          <table:table-cell table:formula="of:=IF(FLOOR([.$A361]/12; 1) + 1 &gt;= [$Parameters.$K$70] - [$Parameters.$K$22]; [.$D361] ; 0)" office:value-type="float" office:value="0" calcext:value-type="float">
            <text:p>0</text:p>
          </table:table-cell>
          <table:table-cell table:formula="of:=([$Parameters.$D$4]-[$Parameters.$C$4])*[.$A361]" office:value-type="float" office:value="53907" calcext:value-type="float">
            <text:p>53907</text:p>
          </table:table-cell>
          <table:table-cell table:formula="of:=[.$M361]/([$Parameters.A$4]*[.$A361])" office:value-type="float" office:value="0.00290384615384615" calcext:value-type="float">
            <text:p>0.002903846153846</text:p>
          </table:table-cell>
          <table:table-cell table:formula="of:=SUM(INDIRECT( CELL(&quot;address&quot;;  INDEX([$Parameters.$L$22:$Parameters.$L$74];  FLOOR([.$A361]/12; 1) + 1;0))&amp;&quot;:&quot;&amp;CELL(&quot;address&quot;; [$Parameters.$L$70])))" office:value-type="float" office:value="0.222627" calcext:value-type="float">
            <text:p>0.222627</text:p>
          </table:table-cell>
          <table:table-cell table:formula="of:=[.$I361]/INDEX([$Parameters.$M$22:$Parameters.$M$120];  FLOOR([.$A361]/12; 1) + 1;0)" office:value-type="float" office:value="593.007625275329" calcext:value-type="float">
            <text:p>593.007625275329</text:p>
          </table:table-cell>
          <table:table-cell table:formula="of:=[.$J361]/ INDEX([$Parameters.$M$22:$Parameters.$M$120];  FLOOR([.$A361]/12; 1) + 1;0)" office:value-type="float" office:value="10680.4851798909" calcext:value-type="float">
            <text:p>10680.4851798909</text:p>
          </table:table-cell>
          <table:table-cell table:formula="of:=([.$Q361]-[.$P361])*[$Parameters.$M$70]" office:value-type="float" office:value="164022.385038049" calcext:value-type="float">
            <text:p>164022.385038049</text:p>
          </table:table-cell>
          <table:table-cell table:number-columns-repeated="2"/>
        </table:table-row>
        <table:table-row table:style-name="ro1">
          <table:table-cell office:value-type="float" office:value="358" calcext:value-type="float">
            <text:p>358</text:p>
          </table:table-cell>
          <table:table-cell table:formula="of:=([.$B361]-[.$C361])*POWER(1+[$Parameters.$H$4];1/12)+[$Parameters.$C$4]" office:value-type="float" office:value="18884.6258522893" calcext:value-type="float">
            <text:p>18884.6258522893</text:p>
          </table:table-cell>
          <table:table-cell table:formula="of:=IF(MOD([.$A362];12)=1; ([.$B350]+[.$B353]+[.$B356]+[.$B359])/4*(1+[$Parameters.$E$4])*[$Parameters.$F$4]; 0)" office:value-type="float" office:value="0" calcext:value-type="float">
            <text:p>0</text:p>
          </table:table-cell>
          <table:table-cell table:formula="of:=([.$D361]-[.$E361])*POWER(1+[$Parameters.$I$4];1/12)+[$Parameters.$D$4]" office:value-type="float" office:value="426385.640539051" calcext:value-type="float">
            <text:p>426385.640539051</text:p>
          </table:table-cell>
          <table:table-cell office:value-type="float" office:value="0" calcext:value-type="float">
            <text:p>0</text:p>
          </table:table-cell>
          <table:table-cell table:formula="of:=[.$D362]-[.$B362]" office:value-type="float" office:value="407501.014686762" calcext:value-type="float">
            <text:p>407501.014686762</text:p>
          </table:table-cell>
          <table:table-cell table:formula="of:=[.$F362]/[.$B362]" office:value-type="float" office:value="21.5784531753041" calcext:value-type="float">
            <text:p>21.5784531753041</text:p>
          </table:table-cell>
          <table:table-cell table:formula="of:=[.$F362]/[.$A362]" office:value-type="float" office:value="1138.27099074514" calcext:value-type="float">
            <text:p>1138.27099074514</text:p>
          </table:table-cell>
          <table:table-cell table:formula="of:=[.$B362]" office:value-type="float" office:value="18884.6258522893" calcext:value-type="float">
            <text:p>18884.6258522893</text:p>
          </table:table-cell>
          <table:table-cell table:formula="of:=[.$D362]*(1-[.$O362])" office:value-type="float" office:value="331460.684542764" calcext:value-type="float">
            <text:p>331460.684542764</text:p>
          </table:table-cell>
          <table:table-cell table:formula="of:=[.$B362]" office:value-type="float" office:value="18884.6258522893" calcext:value-type="float">
            <text:p>18884.6258522893</text:p>
          </table:table-cell>
          <table:table-cell table:formula="of:=IF(FLOOR([.$A362]/12; 1) + 1 &gt;= [$Parameters.$K$70] - [$Parameters.$K$22]; [.$D362] ; 0)" office:value-type="float" office:value="0" calcext:value-type="float">
            <text:p>0</text:p>
          </table:table-cell>
          <table:table-cell table:formula="of:=([$Parameters.$D$4]-[$Parameters.$C$4])*[.$A362]" office:value-type="float" office:value="54058" calcext:value-type="float">
            <text:p>54058</text:p>
          </table:table-cell>
          <table:table-cell table:formula="of:=[.$M362]/([$Parameters.A$4]*[.$A362])" office:value-type="float" office:value="0.00290384615384615" calcext:value-type="float">
            <text:p>0.002903846153846</text:p>
          </table:table-cell>
          <table:table-cell table:formula="of:=SUM(INDIRECT( CELL(&quot;address&quot;;  INDEX([$Parameters.$L$22:$Parameters.$L$74];  FLOOR([.$A362]/12; 1) + 1;0))&amp;&quot;:&quot;&amp;CELL(&quot;address&quot;; [$Parameters.$L$70])))" office:value-type="float" office:value="0.222627" calcext:value-type="float">
            <text:p>0.222627</text:p>
          </table:table-cell>
          <table:table-cell table:formula="of:=[.$I362]/INDEX([$Parameters.$M$22:$Parameters.$M$120];  FLOOR([.$A362]/12; 1) + 1;0)" office:value-type="float" office:value="611.746869202762" calcext:value-type="float">
            <text:p>611.746869202762</text:p>
          </table:table-cell>
          <table:table-cell table:formula="of:=[.$J362]/ INDEX([$Parameters.$M$22:$Parameters.$M$120];  FLOOR([.$A362]/12; 1) + 1;0)" office:value-type="float" office:value="10737.3075653633" calcext:value-type="float">
            <text:p>10737.3075653633</text:p>
          </table:table-cell>
          <table:table-cell table:formula="of:=([.$Q362]-[.$P362])*[$Parameters.$M$70]" office:value-type="float" office:value="164641.61691957" calcext:value-type="float">
            <text:p>164641.61691957</text:p>
          </table:table-cell>
          <table:table-cell table:number-columns-repeated="2"/>
        </table:table-row>
        <table:table-row table:style-name="ro1">
          <table:table-cell office:value-type="float" office:value="359" calcext:value-type="float">
            <text:p>359</text:p>
          </table:table-cell>
          <table:table-cell table:formula="of:=([.$B362]-[.$C362])*POWER(1+[$Parameters.$H$4];1/12)+[$Parameters.$C$4]" office:value-type="float" office:value="19469.457363656" calcext:value-type="float">
            <text:p>19469.457363656</text:p>
          </table:table-cell>
          <table:table-cell table:formula="of:=IF(MOD([.$A363];12)=1; ([.$B351]+[.$B354]+[.$B357]+[.$B360])/4*(1+[$Parameters.$E$4])*[$Parameters.$F$4]; 0)" office:value-type="float" office:value="0" calcext:value-type="float">
            <text:p>0</text:p>
          </table:table-cell>
          <table:table-cell table:formula="of:=([.$D362]-[.$E362])*POWER(1+[$Parameters.$I$4];1/12)+[$Parameters.$D$4]" office:value-type="float" office:value="428651.288418177" calcext:value-type="float">
            <text:p>428651.288418177</text:p>
          </table:table-cell>
          <table:table-cell office:value-type="float" office:value="0" calcext:value-type="float">
            <text:p>0</text:p>
          </table:table-cell>
          <table:table-cell table:formula="of:=[.$D363]-[.$B363]" office:value-type="float" office:value="409181.831054521" calcext:value-type="float">
            <text:p>409181.831054521</text:p>
          </table:table-cell>
          <table:table-cell table:formula="of:=[.$F363]/[.$B363]" office:value-type="float" office:value="21.0166017168177" calcext:value-type="float">
            <text:p>21.0166017168177</text:p>
          </table:table-cell>
          <table:table-cell table:formula="of:=[.$F363]/[.$A363]" office:value-type="float" office:value="1139.78225920479" calcext:value-type="float">
            <text:p>1139.78225920479</text:p>
          </table:table-cell>
          <table:table-cell table:formula="of:=[.$B363]" office:value-type="float" office:value="19469.457363656" calcext:value-type="float">
            <text:p>19469.457363656</text:p>
          </table:table-cell>
          <table:table-cell table:formula="of:=[.$D363]*(1-[.$O363])" office:value-type="float" office:value="333221.938031504" calcext:value-type="float">
            <text:p>333221.938031504</text:p>
          </table:table-cell>
          <table:table-cell table:formula="of:=[.$B363]" office:value-type="float" office:value="19469.457363656" calcext:value-type="float">
            <text:p>19469.457363656</text:p>
          </table:table-cell>
          <table:table-cell table:formula="of:=IF(FLOOR([.$A363]/12; 1) + 1 &gt;= [$Parameters.$K$70] - [$Parameters.$K$22]; [.$D363] ; 0)" office:value-type="float" office:value="0" calcext:value-type="float">
            <text:p>0</text:p>
          </table:table-cell>
          <table:table-cell table:formula="of:=([$Parameters.$D$4]-[$Parameters.$C$4])*[.$A363]" office:value-type="float" office:value="54209" calcext:value-type="float">
            <text:p>54209</text:p>
          </table:table-cell>
          <table:table-cell table:formula="of:=[.$M363]/([$Parameters.A$4]*[.$A363])" office:value-type="float" office:value="0.00290384615384615" calcext:value-type="float">
            <text:p>0.002903846153846</text:p>
          </table:table-cell>
          <table:table-cell table:formula="of:=SUM(INDIRECT( CELL(&quot;address&quot;;  INDEX([$Parameters.$L$22:$Parameters.$L$74];  FLOOR([.$A363]/12; 1) + 1;0))&amp;&quot;:&quot;&amp;CELL(&quot;address&quot;; [$Parameters.$L$70])))" office:value-type="float" office:value="0.222627" calcext:value-type="float">
            <text:p>0.222627</text:p>
          </table:table-cell>
          <table:table-cell table:formula="of:=[.$I363]/INDEX([$Parameters.$M$22:$Parameters.$M$120];  FLOOR([.$A363]/12; 1) + 1;0)" office:value-type="float" office:value="630.691848514933" calcext:value-type="float">
            <text:p>630.691848514933</text:p>
          </table:table-cell>
          <table:table-cell table:formula="of:=[.$J363]/ INDEX([$Parameters.$M$22:$Parameters.$M$120];  FLOOR([.$A363]/12; 1) + 1;0)" office:value-type="float" office:value="10794.3614522677" calcext:value-type="float">
            <text:p>10794.3614522677</text:p>
          </table:table-cell>
          <table:table-cell table:formula="of:=([.$Q363]-[.$P363])*[$Parameters.$M$70]" office:value-type="float" office:value="165261.26775702" calcext:value-type="float">
            <text:p>165261.26775702</text:p>
          </table:table-cell>
          <table:table-cell table:number-columns-repeated="2"/>
        </table:table-row>
        <table:table-row table:style-name="ro1">
          <table:table-cell office:value-type="float" office:value="360" calcext:value-type="float">
            <text:p>360</text:p>
          </table:table-cell>
          <table:table-cell table:formula="of:=([.$B363]-[.$C363])*POWER(1+[$Parameters.$H$4];1/12)+[$Parameters.$C$4]" office:value-type="float" office:value="20060.7096536018" calcext:value-type="float">
            <text:p>20060.7096536018</text:p>
          </table:table-cell>
          <table:table-cell table:formula="of:=IF(MOD([.$A364];12)=1; ([.$B352]+[.$B355]+[.$B358]+[.$B361])/4*(1+[$Parameters.$E$4])*[$Parameters.$F$4]; 0)" office:value-type="float" office:value="0" calcext:value-type="float">
            <text:p>0</text:p>
          </table:table-cell>
          <table:table-cell table:formula="of:=([.$D363]-[.$E363])*POWER(1+[$Parameters.$I$4];1/12)+[$Parameters.$D$4]" office:value-type="float" office:value="430926.166827213" calcext:value-type="float">
            <text:p>430926.166827213</text:p>
          </table:table-cell>
          <table:table-cell office:value-type="float" office:value="0" calcext:value-type="float">
            <text:p>0</text:p>
          </table:table-cell>
          <table:table-cell table:formula="of:=[.$D364]-[.$B364]" office:value-type="float" office:value="410865.457173612" calcext:value-type="float">
            <text:p>410865.457173612</text:p>
          </table:table-cell>
          <table:table-cell table:formula="of:=[.$F364]/[.$B364]" office:value-type="float" office:value="20.4811028257838" calcext:value-type="float">
            <text:p>20.4811028257838</text:p>
          </table:table-cell>
          <table:table-cell table:formula="of:=[.$F364]/[.$A364]" office:value-type="float" office:value="1141.29293659337" calcext:value-type="float">
            <text:p>1141.29293659337</text:p>
          </table:table-cell>
          <table:table-cell table:formula="of:=[.$B364]" office:value-type="float" office:value="20060.7096536018" calcext:value-type="float">
            <text:p>20060.7096536018</text:p>
          </table:table-cell>
          <table:table-cell table:formula="of:=[.$D364]*(1-[.$O364])" office:value-type="float" office:value="337068.723987579" calcext:value-type="float">
            <text:p>337068.723987579</text:p>
          </table:table-cell>
          <table:table-cell table:formula="of:=[.$B364]" office:value-type="float" office:value="20060.7096536018" calcext:value-type="float">
            <text:p>20060.7096536018</text:p>
          </table:table-cell>
          <table:table-cell table:formula="of:=IF(FLOOR([.$A364]/12; 1) + 1 &gt;= [$Parameters.$K$70] - [$Parameters.$K$22]; [.$D364] ; 0)" office:value-type="float" office:value="0" calcext:value-type="float">
            <text:p>0</text:p>
          </table:table-cell>
          <table:table-cell table:formula="of:=([$Parameters.$D$4]-[$Parameters.$C$4])*[.$A364]" office:value-type="float" office:value="54360" calcext:value-type="float">
            <text:p>54360</text:p>
          </table:table-cell>
          <table:table-cell table:formula="of:=[.$M364]/([$Parameters.A$4]*[.$A364])" office:value-type="float" office:value="0.00290384615384615" calcext:value-type="float">
            <text:p>0.002903846153846</text:p>
          </table:table-cell>
          <table:table-cell table:formula="of:=SUM(INDIRECT( CELL(&quot;address&quot;;  INDEX([$Parameters.$L$22:$Parameters.$L$74];  FLOOR([.$A364]/12; 1) + 1;0))&amp;&quot;:&quot;&amp;CELL(&quot;address&quot;; [$Parameters.$L$70])))" office:value-type="float" office:value="0.217804" calcext:value-type="float">
            <text:p>0.217804</text:p>
          </table:table-cell>
          <table:table-cell table:formula="of:=[.$I364]/INDEX([$Parameters.$M$22:$Parameters.$M$120];  FLOOR([.$A364]/12; 1) + 1;0)" office:value-type="float" office:value="668.467499286963" calcext:value-type="float">
            <text:p>668.467499286963</text:p>
          </table:table-cell>
          <table:table-cell table:formula="of:=[.$J364]/ INDEX([$Parameters.$M$22:$Parameters.$M$120];  FLOOR([.$A364]/12; 1) + 1;0)" office:value-type="float" office:value="11231.8801728617" calcext:value-type="float">
            <text:p>11231.8801728617</text:p>
          </table:table-cell>
          <table:table-cell table:formula="of:=([.$Q364]-[.$P364])*[$Parameters.$M$70]" office:value-type="float" office:value="171761.090072325" calcext:value-type="float">
            <text:p>171761.090072325</text:p>
          </table:table-cell>
          <table:table-cell table:number-columns-repeated="2"/>
        </table:table-row>
        <table:table-row table:style-name="ro1">
          <table:table-cell office:value-type="float" office:value="361" calcext:value-type="float">
            <text:p>361</text:p>
          </table:table-cell>
          <table:table-cell table:formula="of:=([.$B364]-[.$C364])*POWER(1+[$Parameters.$H$4];1/12)+[$Parameters.$C$4]" office:value-type="float" office:value="20658.4532149041" calcext:value-type="float">
            <text:p>20658.4532149041</text:p>
          </table:table-cell>
          <table:table-cell table:formula="of:=IF(MOD([.$A365];12)=1; ([.$B353]+[.$B356]+[.$B359]+[.$B362])/4*(1+[$Parameters.$E$4])*[$Parameters.$F$4]; 0)" office:value-type="float" office:value="6759.56182934142" calcext:value-type="float">
            <text:p>6759.56182934142</text:p>
          </table:table-cell>
          <table:table-cell table:formula="of:=([.$D364]-[.$E364])*POWER(1+[$Parameters.$I$4];1/12)+[$Parameters.$D$4]" office:value-type="float" office:value="433210.31337248" calcext:value-type="float">
            <text:p>433210.31337248</text:p>
          </table:table-cell>
          <table:table-cell office:value-type="float" office:value="0" calcext:value-type="float">
            <text:p>0</text:p>
          </table:table-cell>
          <table:table-cell table:formula="of:=[.$D365]-[.$B365]" office:value-type="float" office:value="412551.860157576" calcext:value-type="float">
            <text:p>412551.860157576</text:p>
          </table:table-cell>
          <table:table-cell table:formula="of:=[.$F365]/[.$B365]" office:value-type="float" office:value="19.9701234098175" calcext:value-type="float">
            <text:p>19.9701234098175</text:p>
          </table:table-cell>
          <table:table-cell table:formula="of:=[.$F365]/[.$A365]" office:value-type="float" office:value="1142.80293672459" calcext:value-type="float">
            <text:p>1142.80293672459</text:p>
          </table:table-cell>
          <table:table-cell table:formula="of:=[.$B365]" office:value-type="float" office:value="20658.4532149041" calcext:value-type="float">
            <text:p>20658.4532149041</text:p>
          </table:table-cell>
          <table:table-cell table:formula="of:=[.$D365]*(1-[.$O365])" office:value-type="float" office:value="338855.374278701" calcext:value-type="float">
            <text:p>338855.374278701</text:p>
          </table:table-cell>
          <table:table-cell table:formula="of:=[.$B365]" office:value-type="float" office:value="20658.4532149041" calcext:value-type="float">
            <text:p>20658.4532149041</text:p>
          </table:table-cell>
          <table:table-cell table:formula="of:=IF(FLOOR([.$A365]/12; 1) + 1 &gt;= [$Parameters.$K$70] - [$Parameters.$K$22]; [.$D365] ; 0)" office:value-type="float" office:value="0" calcext:value-type="float">
            <text:p>0</text:p>
          </table:table-cell>
          <table:table-cell table:formula="of:=([$Parameters.$D$4]-[$Parameters.$C$4])*[.$A365]" office:value-type="float" office:value="54511" calcext:value-type="float">
            <text:p>54511</text:p>
          </table:table-cell>
          <table:table-cell table:formula="of:=[.$M365]/([$Parameters.A$4]*[.$A365])" office:value-type="float" office:value="0.00290384615384615" calcext:value-type="float">
            <text:p>0.002903846153846</text:p>
          </table:table-cell>
          <table:table-cell table:formula="of:=SUM(INDIRECT( CELL(&quot;address&quot;;  INDEX([$Parameters.$L$22:$Parameters.$L$74];  FLOOR([.$A365]/12; 1) + 1;0))&amp;&quot;:&quot;&amp;CELL(&quot;address&quot;; [$Parameters.$L$70])))" office:value-type="float" office:value="0.217804" calcext:value-type="float">
            <text:p>0.217804</text:p>
          </table:table-cell>
          <table:table-cell table:formula="of:=[.$I365]/INDEX([$Parameters.$M$22:$Parameters.$M$120];  FLOOR([.$A365]/12; 1) + 1;0)" office:value-type="float" office:value="688.385645281709" calcext:value-type="float">
            <text:p>688.385645281709</text:p>
          </table:table-cell>
          <table:table-cell table:formula="of:=[.$J365]/ INDEX([$Parameters.$M$22:$Parameters.$M$120];  FLOOR([.$A365]/12; 1) + 1;0)" office:value-type="float" office:value="11291.4153375109" calcext:value-type="float">
            <text:p>11291.4153375109</text:p>
          </table:table-cell>
          <table:table-cell table:formula="of:=([.$Q365]-[.$P365])*[$Parameters.$M$70]" office:value-type="float" office:value="172405.262795646" calcext:value-type="float">
            <text:p>172405.262795646</text:p>
          </table:table-cell>
          <table:table-cell table:number-columns-repeated="2"/>
        </table:table-row>
        <table:table-row table:style-name="ro1">
          <table:table-cell office:value-type="float" office:value="362" calcext:value-type="float">
            <text:p>362</text:p>
          </table:table-cell>
          <table:table-cell table:formula="of:=([.$B365]-[.$C365])*POWER(1+[$Parameters.$H$4];1/12)+[$Parameters.$C$4]" office:value-type="float" office:value="14428.9852563563" calcext:value-type="float">
            <text:p>14428.9852563563</text:p>
          </table:table-cell>
          <table:table-cell table:formula="of:=IF(MOD([.$A366];12)=1; ([.$B354]+[.$B357]+[.$B360]+[.$B363])/4*(1+[$Parameters.$E$4])*[$Parameters.$F$4]; 0)" office:value-type="float" office:value="0" calcext:value-type="float">
            <text:p>0</text:p>
          </table:table-cell>
          <table:table-cell table:formula="of:=([.$D365]-[.$E365])*POWER(1+[$Parameters.$I$4];1/12)+[$Parameters.$D$4]" office:value-type="float" office:value="435503.765813513" calcext:value-type="float">
            <text:p>435503.765813513</text:p>
          </table:table-cell>
          <table:table-cell office:value-type="float" office:value="0" calcext:value-type="float">
            <text:p>0</text:p>
          </table:table-cell>
          <table:table-cell table:formula="of:=[.$D366]-[.$B366]" office:value-type="float" office:value="421074.780557157" calcext:value-type="float">
            <text:p>421074.780557157</text:p>
          </table:table-cell>
          <table:table-cell table:formula="of:=[.$F366]/[.$B366]" office:value-type="float" office:value="29.1825636436674" calcext:value-type="float">
            <text:p>29.1825636436674</text:p>
          </table:table-cell>
          <table:table-cell table:formula="of:=[.$F366]/[.$A366]" office:value-type="float" office:value="1163.19000153911" calcext:value-type="float">
            <text:p>1163.19000153911</text:p>
          </table:table-cell>
          <table:table-cell table:formula="of:=[.$B366]" office:value-type="float" office:value="14428.9852563563" calcext:value-type="float">
            <text:p>14428.9852563563</text:p>
          </table:table-cell>
          <table:table-cell table:formula="of:=[.$D366]*(1-[.$O366])" office:value-type="float" office:value="340649.303604267" calcext:value-type="float">
            <text:p>340649.303604267</text:p>
          </table:table-cell>
          <table:table-cell table:formula="of:=[.$B366]" office:value-type="float" office:value="14428.9852563563" calcext:value-type="float">
            <text:p>14428.9852563563</text:p>
          </table:table-cell>
          <table:table-cell table:formula="of:=IF(FLOOR([.$A366]/12; 1) + 1 &gt;= [$Parameters.$K$70] - [$Parameters.$K$22]; [.$D366] ; 0)" office:value-type="float" office:value="0" calcext:value-type="float">
            <text:p>0</text:p>
          </table:table-cell>
          <table:table-cell table:formula="of:=([$Parameters.$D$4]-[$Parameters.$C$4])*[.$A366]" office:value-type="float" office:value="54662" calcext:value-type="float">
            <text:p>54662</text:p>
          </table:table-cell>
          <table:table-cell table:formula="of:=[.$M366]/([$Parameters.A$4]*[.$A366])" office:value-type="float" office:value="0.00290384615384615" calcext:value-type="float">
            <text:p>0.002903846153846</text:p>
          </table:table-cell>
          <table:table-cell table:formula="of:=SUM(INDIRECT( CELL(&quot;address&quot;;  INDEX([$Parameters.$L$22:$Parameters.$L$74];  FLOOR([.$A366]/12; 1) + 1;0))&amp;&quot;:&quot;&amp;CELL(&quot;address&quot;; [$Parameters.$L$70])))" office:value-type="float" office:value="0.217804" calcext:value-type="float">
            <text:p>0.217804</text:p>
          </table:table-cell>
          <table:table-cell table:formula="of:=[.$I366]/INDEX([$Parameters.$M$22:$Parameters.$M$120];  FLOOR([.$A366]/12; 1) + 1;0)" office:value-type="float" office:value="480.805906576351" calcext:value-type="float">
            <text:p>480.805906576351</text:p>
          </table:table-cell>
          <table:table-cell table:formula="of:=[.$J366]/ INDEX([$Parameters.$M$22:$Parameters.$M$120];  FLOOR([.$A366]/12; 1) + 1;0)" office:value-type="float" office:value="11351.1930557903" calcext:value-type="float">
            <text:p>11351.1930557903</text:p>
          </table:table-cell>
          <table:table-cell table:formula="of:=([.$Q366]-[.$P366])*[$Parameters.$M$70]" office:value-type="float" office:value="176752.495046219" calcext:value-type="float">
            <text:p>176752.495046219</text:p>
          </table:table-cell>
          <table:table-cell table:number-columns-repeated="2"/>
        </table:table-row>
        <table:table-row table:style-name="ro1">
          <table:table-cell office:value-type="float" office:value="363" calcext:value-type="float">
            <text:p>363</text:p>
          </table:table-cell>
          <table:table-cell table:formula="of:=([.$B366]-[.$C366])*POWER(1+[$Parameters.$H$4];1/12)+[$Parameters.$C$4]" office:value-type="float" office:value="14964.8989492771" calcext:value-type="float">
            <text:p>14964.8989492771</text:p>
          </table:table-cell>
          <table:table-cell table:formula="of:=IF(MOD([.$A367];12)=1; ([.$B355]+[.$B358]+[.$B361]+[.$B364])/4*(1+[$Parameters.$E$4])*[$Parameters.$F$4]; 0)" office:value-type="float" office:value="0" calcext:value-type="float">
            <text:p>0</text:p>
          </table:table-cell>
          <table:table-cell table:formula="of:=([.$D366]-[.$E366])*POWER(1+[$Parameters.$I$4];1/12)+[$Parameters.$D$4]" office:value-type="float" office:value="437806.562063682" calcext:value-type="float">
            <text:p>437806.562063682</text:p>
          </table:table-cell>
          <table:table-cell office:value-type="float" office:value="0" calcext:value-type="float">
            <text:p>0</text:p>
          </table:table-cell>
          <table:table-cell table:formula="of:=[.$D367]-[.$B367]" office:value-type="float" office:value="422841.663114405" calcext:value-type="float">
            <text:p>422841.663114405</text:p>
          </table:table-cell>
          <table:table-cell table:formula="of:=[.$F367]/[.$B367]" office:value-type="float" office:value="28.255564207123" calcext:value-type="float">
            <text:p>28.255564207123</text:p>
          </table:table-cell>
          <table:table-cell table:formula="of:=[.$F367]/[.$A367]" office:value-type="float" office:value="1164.85306643087" calcext:value-type="float">
            <text:p>1164.85306643087</text:p>
          </table:table-cell>
          <table:table-cell table:formula="of:=[.$B367]" office:value-type="float" office:value="14964.8989492771" calcext:value-type="float">
            <text:p>14964.8989492771</text:p>
          </table:table-cell>
          <table:table-cell table:formula="of:=[.$D367]*(1-[.$O367])" office:value-type="float" office:value="342450.541619964" calcext:value-type="float">
            <text:p>342450.541619964</text:p>
          </table:table-cell>
          <table:table-cell table:formula="of:=[.$B367]" office:value-type="float" office:value="14964.8989492771" calcext:value-type="float">
            <text:p>14964.8989492771</text:p>
          </table:table-cell>
          <table:table-cell table:formula="of:=IF(FLOOR([.$A367]/12; 1) + 1 &gt;= [$Parameters.$K$70] - [$Parameters.$K$22]; [.$D367] ; 0)" office:value-type="float" office:value="0" calcext:value-type="float">
            <text:p>0</text:p>
          </table:table-cell>
          <table:table-cell table:formula="of:=([$Parameters.$D$4]-[$Parameters.$C$4])*[.$A367]" office:value-type="float" office:value="54813" calcext:value-type="float">
            <text:p>54813</text:p>
          </table:table-cell>
          <table:table-cell table:formula="of:=[.$M367]/([$Parameters.A$4]*[.$A367])" office:value-type="float" office:value="0.00290384615384615" calcext:value-type="float">
            <text:p>0.002903846153846</text:p>
          </table:table-cell>
          <table:table-cell table:formula="of:=SUM(INDIRECT( CELL(&quot;address&quot;;  INDEX([$Parameters.$L$22:$Parameters.$L$74];  FLOOR([.$A367]/12; 1) + 1;0))&amp;&quot;:&quot;&amp;CELL(&quot;address&quot;; [$Parameters.$L$70])))" office:value-type="float" office:value="0.217804" calcext:value-type="float">
            <text:p>0.217804</text:p>
          </table:table-cell>
          <table:table-cell table:formula="of:=[.$I367]/INDEX([$Parameters.$M$22:$Parameters.$M$120];  FLOOR([.$A367]/12; 1) + 1;0)" office:value-type="float" office:value="498.663743727993" calcext:value-type="float">
            <text:p>498.663743727993</text:p>
          </table:table-cell>
          <table:table-cell table:formula="of:=[.$J367]/ INDEX([$Parameters.$M$22:$Parameters.$M$120];  FLOOR([.$A367]/12; 1) + 1;0)" office:value-type="float" office:value="11411.2143158935" calcext:value-type="float">
            <text:p>11411.2143158935</text:p>
          </table:table-cell>
          <table:table-cell table:formula="of:=([.$Q367]-[.$P367])*[$Parameters.$M$70]" office:value-type="float" office:value="177438.072303411" calcext:value-type="float">
            <text:p>177438.072303411</text:p>
          </table:table-cell>
          <table:table-cell table:number-columns-repeated="2"/>
        </table:table-row>
        <table:table-row table:style-name="ro1">
          <table:table-cell office:value-type="float" office:value="364" calcext:value-type="float">
            <text:p>364</text:p>
          </table:table-cell>
          <table:table-cell table:formula="of:=([.$B367]-[.$C367])*POWER(1+[$Parameters.$H$4];1/12)+[$Parameters.$C$4]" office:value-type="float" office:value="15506.6963592905" calcext:value-type="float">
            <text:p>15506.6963592905</text:p>
          </table:table-cell>
          <table:table-cell table:formula="of:=IF(MOD([.$A368];12)=1; ([.$B356]+[.$B359]+[.$B362]+[.$B365])/4*(1+[$Parameters.$E$4])*[$Parameters.$F$4]; 0)" office:value-type="float" office:value="0" calcext:value-type="float">
            <text:p>0</text:p>
          </table:table-cell>
          <table:table-cell table:formula="of:=([.$D367]-[.$E367])*POWER(1+[$Parameters.$I$4];1/12)+[$Parameters.$D$4]" office:value-type="float" office:value="440118.740190823" calcext:value-type="float">
            <text:p>440118.740190823</text:p>
          </table:table-cell>
          <table:table-cell office:value-type="float" office:value="0" calcext:value-type="float">
            <text:p>0</text:p>
          </table:table-cell>
          <table:table-cell table:formula="of:=[.$D368]-[.$B368]" office:value-type="float" office:value="424612.043831533" calcext:value-type="float">
            <text:p>424612.043831533</text:p>
          </table:table-cell>
          <table:table-cell table:formula="of:=[.$F368]/[.$B368]" office:value-type="float" office:value="27.3824955356875" calcext:value-type="float">
            <text:p>27.3824955356875</text:p>
          </table:table-cell>
          <table:table-cell table:formula="of:=[.$F368]/[.$A368]" office:value-type="float" office:value="1166.51660393278" calcext:value-type="float">
            <text:p>1166.51660393278</text:p>
          </table:table-cell>
          <table:table-cell table:formula="of:=[.$B368]" office:value-type="float" office:value="15506.6963592905" calcext:value-type="float">
            <text:p>15506.6963592905</text:p>
          </table:table-cell>
          <table:table-cell table:formula="of:=[.$D368]*(1-[.$O368])" office:value-type="float" office:value="344259.118102301" calcext:value-type="float">
            <text:p>344259.118102301</text:p>
          </table:table-cell>
          <table:table-cell table:formula="of:=[.$B368]" office:value-type="float" office:value="15506.6963592905" calcext:value-type="float">
            <text:p>15506.6963592905</text:p>
          </table:table-cell>
          <table:table-cell table:formula="of:=IF(FLOOR([.$A368]/12; 1) + 1 &gt;= [$Parameters.$K$70] - [$Parameters.$K$22]; [.$D368] ; 0)" office:value-type="float" office:value="0" calcext:value-type="float">
            <text:p>0</text:p>
          </table:table-cell>
          <table:table-cell table:formula="of:=([$Parameters.$D$4]-[$Parameters.$C$4])*[.$A368]" office:value-type="float" office:value="54964" calcext:value-type="float">
            <text:p>54964</text:p>
          </table:table-cell>
          <table:table-cell table:formula="of:=[.$M368]/([$Parameters.A$4]*[.$A368])" office:value-type="float" office:value="0.00290384615384615" calcext:value-type="float">
            <text:p>0.002903846153846</text:p>
          </table:table-cell>
          <table:table-cell table:formula="of:=SUM(INDIRECT( CELL(&quot;address&quot;;  INDEX([$Parameters.$L$22:$Parameters.$L$74];  FLOOR([.$A368]/12; 1) + 1;0))&amp;&quot;:&quot;&amp;CELL(&quot;address&quot;; [$Parameters.$L$70])))" office:value-type="float" office:value="0.217804" calcext:value-type="float">
            <text:p>0.217804</text:p>
          </table:table-cell>
          <table:table-cell table:formula="of:=[.$I368]/INDEX([$Parameters.$M$22:$Parameters.$M$120];  FLOOR([.$A368]/12; 1) + 1;0)" office:value-type="float" office:value="516.717639429873" calcext:value-type="float">
            <text:p>516.717639429873</text:p>
          </table:table-cell>
          <table:table-cell table:formula="of:=[.$J368]/ INDEX([$Parameters.$M$22:$Parameters.$M$120];  FLOOR([.$A368]/12; 1) + 1;0)" office:value-type="float" office:value="11471.48011004" calcext:value-type="float">
            <text:p>11471.48011004</text:p>
          </table:table-cell>
          <table:table-cell table:formula="of:=([.$Q368]-[.$P368])*[$Parameters.$M$70]" office:value-type="float" office:value="178124.437772121" calcext:value-type="float">
            <text:p>178124.437772121</text:p>
          </table:table-cell>
          <table:table-cell table:number-columns-repeated="2"/>
        </table:table-row>
        <table:table-row table:style-name="ro1">
          <table:table-cell office:value-type="float" office:value="365" calcext:value-type="float">
            <text:p>365</text:p>
          </table:table-cell>
          <table:table-cell table:formula="of:=([.$B368]-[.$C368])*POWER(1+[$Parameters.$H$4];1/12)+[$Parameters.$C$4]" office:value-type="float" office:value="16054.4420828554" calcext:value-type="float">
            <text:p>16054.4420828554</text:p>
          </table:table-cell>
          <table:table-cell table:formula="of:=IF(MOD([.$A369];12)=1; ([.$B357]+[.$B360]+[.$B363]+[.$B366])/4*(1+[$Parameters.$E$4])*[$Parameters.$F$4]; 0)" office:value-type="float" office:value="0" calcext:value-type="float">
            <text:p>0</text:p>
          </table:table-cell>
          <table:table-cell table:formula="of:=([.$D368]-[.$E368])*POWER(1+[$Parameters.$I$4];1/12)+[$Parameters.$D$4]" office:value-type="float" office:value="442440.338417864" calcext:value-type="float">
            <text:p>442440.338417864</text:p>
          </table:table-cell>
          <table:table-cell office:value-type="float" office:value="0" calcext:value-type="float">
            <text:p>0</text:p>
          </table:table-cell>
          <table:table-cell table:formula="of:=[.$D369]-[.$B369]" office:value-type="float" office:value="426385.896335009" calcext:value-type="float">
            <text:p>426385.896335009</text:p>
          </table:table-cell>
          <table:table-cell table:formula="of:=[.$F369]/[.$B369]" office:value-type="float" office:value="26.5587489203594" calcext:value-type="float">
            <text:p>26.5587489203594</text:p>
          </table:table-cell>
          <table:table-cell table:formula="of:=[.$F369]/[.$A369]" office:value-type="float" office:value="1168.18053790413" calcext:value-type="float">
            <text:p>1168.18053790413</text:p>
          </table:table-cell>
          <table:table-cell table:formula="of:=[.$B369]" office:value-type="float" office:value="16054.4420828554" calcext:value-type="float">
            <text:p>16054.4420828554</text:p>
          </table:table-cell>
          <table:table-cell table:formula="of:=[.$D369]*(1-[.$O369])" office:value-type="float" office:value="346075.0629491" calcext:value-type="float">
            <text:p>346075.0629491</text:p>
          </table:table-cell>
          <table:table-cell table:formula="of:=[.$B369]" office:value-type="float" office:value="16054.4420828554" calcext:value-type="float">
            <text:p>16054.4420828554</text:p>
          </table:table-cell>
          <table:table-cell table:formula="of:=IF(FLOOR([.$A369]/12; 1) + 1 &gt;= [$Parameters.$K$70] - [$Parameters.$K$22]; [.$D369] ; 0)" office:value-type="float" office:value="0" calcext:value-type="float">
            <text:p>0</text:p>
          </table:table-cell>
          <table:table-cell table:formula="of:=([$Parameters.$D$4]-[$Parameters.$C$4])*[.$A369]" office:value-type="float" office:value="55115" calcext:value-type="float">
            <text:p>55115</text:p>
          </table:table-cell>
          <table:table-cell table:formula="of:=[.$M369]/([$Parameters.A$4]*[.$A369])" office:value-type="float" office:value="0.00290384615384615" calcext:value-type="float">
            <text:p>0.002903846153846</text:p>
          </table:table-cell>
          <table:table-cell table:formula="of:=SUM(INDIRECT( CELL(&quot;address&quot;;  INDEX([$Parameters.$L$22:$Parameters.$L$74];  FLOOR([.$A369]/12; 1) + 1;0))&amp;&quot;:&quot;&amp;CELL(&quot;address&quot;; [$Parameters.$L$70])))" office:value-type="float" office:value="0.217804" calcext:value-type="float">
            <text:p>0.217804</text:p>
          </table:table-cell>
          <table:table-cell table:formula="of:=[.$I369]/INDEX([$Parameters.$M$22:$Parameters.$M$120];  FLOOR([.$A369]/12; 1) + 1;0)" office:value-type="float" office:value="534.969746179787" calcext:value-type="float">
            <text:p>534.969746179787</text:p>
          </table:table-cell>
          <table:table-cell table:formula="of:=[.$J369]/ INDEX([$Parameters.$M$22:$Parameters.$M$120];  FLOOR([.$A369]/12; 1) + 1;0)" office:value-type="float" office:value="11531.9914344918" calcext:value-type="float">
            <text:p>11531.9914344918</text:p>
          </table:table-cell>
          <table:table-cell table:formula="of:=([.$Q369]-[.$P369])*[$Parameters.$M$70]" office:value-type="float" office:value="178811.572651954" calcext:value-type="float">
            <text:p>178811.572651954</text:p>
          </table:table-cell>
          <table:table-cell table:number-columns-repeated="2"/>
        </table:table-row>
        <table:table-row table:style-name="ro1">
          <table:table-cell office:value-type="float" office:value="366" calcext:value-type="float">
            <text:p>366</text:p>
          </table:table-cell>
          <table:table-cell table:formula="of:=([.$B369]-[.$C369])*POWER(1+[$Parameters.$H$4];1/12)+[$Parameters.$C$4]" office:value-type="float" office:value="16608.2014256257" calcext:value-type="float">
            <text:p>16608.2014256257</text:p>
          </table:table-cell>
          <table:table-cell table:formula="of:=IF(MOD([.$A370];12)=1; ([.$B358]+[.$B361]+[.$B364]+[.$B367])/4*(1+[$Parameters.$E$4])*[$Parameters.$F$4]; 0)" office:value-type="float" office:value="0" calcext:value-type="float">
            <text:p>0</text:p>
          </table:table-cell>
          <table:table-cell table:formula="of:=([.$D369]-[.$E369])*POWER(1+[$Parameters.$I$4];1/12)+[$Parameters.$D$4]" office:value-type="float" office:value="444771.395123458" calcext:value-type="float">
            <text:p>444771.395123458</text:p>
          </table:table-cell>
          <table:table-cell office:value-type="float" office:value="0" calcext:value-type="float">
            <text:p>0</text:p>
          </table:table-cell>
          <table:table-cell table:formula="of:=[.$D370]-[.$B370]" office:value-type="float" office:value="428163.193697832" calcext:value-type="float">
            <text:p>428163.193697832</text:p>
          </table:table-cell>
          <table:table-cell table:formula="of:=[.$F370]/[.$B370]" office:value-type="float" office:value="25.7802264510831" calcext:value-type="float">
            <text:p>25.7802264510831</text:p>
          </table:table-cell>
          <table:table-cell table:formula="of:=[.$F370]/[.$A370]" office:value-type="float" office:value="1169.84479152413" calcext:value-type="float">
            <text:p>1169.84479152413</text:p>
          </table:table-cell>
          <table:table-cell table:formula="of:=[.$B370]" office:value-type="float" office:value="16608.2014256257" calcext:value-type="float">
            <text:p>16608.2014256257</text:p>
          </table:table-cell>
          <table:table-cell table:formula="of:=[.$D370]*(1-[.$O370])" office:value-type="float" office:value="347898.406179988" calcext:value-type="float">
            <text:p>347898.406179988</text:p>
          </table:table-cell>
          <table:table-cell table:formula="of:=[.$B370]" office:value-type="float" office:value="16608.2014256257" calcext:value-type="float">
            <text:p>16608.2014256257</text:p>
          </table:table-cell>
          <table:table-cell table:formula="of:=IF(FLOOR([.$A370]/12; 1) + 1 &gt;= [$Parameters.$K$70] - [$Parameters.$K$22]; [.$D370] ; 0)" office:value-type="float" office:value="0" calcext:value-type="float">
            <text:p>0</text:p>
          </table:table-cell>
          <table:table-cell table:formula="of:=([$Parameters.$D$4]-[$Parameters.$C$4])*[.$A370]" office:value-type="float" office:value="55266" calcext:value-type="float">
            <text:p>55266</text:p>
          </table:table-cell>
          <table:table-cell table:formula="of:=[.$M370]/([$Parameters.A$4]*[.$A370])" office:value-type="float" office:value="0.00290384615384615" calcext:value-type="float">
            <text:p>0.002903846153846</text:p>
          </table:table-cell>
          <table:table-cell table:formula="of:=SUM(INDIRECT( CELL(&quot;address&quot;;  INDEX([$Parameters.$L$22:$Parameters.$L$74];  FLOOR([.$A370]/12; 1) + 1;0))&amp;&quot;:&quot;&amp;CELL(&quot;address&quot;; [$Parameters.$L$70])))" office:value-type="float" office:value="0.217804" calcext:value-type="float">
            <text:p>0.217804</text:p>
          </table:table-cell>
          <table:table-cell table:formula="of:=[.$I370]/INDEX([$Parameters.$M$22:$Parameters.$M$120];  FLOOR([.$A370]/12; 1) + 1;0)" office:value-type="float" office:value="553.422240107488" calcext:value-type="float">
            <text:p>553.422240107488</text:p>
          </table:table-cell>
          <table:table-cell table:formula="of:=[.$J370]/ INDEX([$Parameters.$M$22:$Parameters.$M$120];  FLOOR([.$A370]/12; 1) + 1;0)" office:value-type="float" office:value="11592.7492895697" calcext:value-type="float">
            <text:p>11592.7492895697</text:p>
          </table:table-cell>
          <table:table-cell table:formula="of:=([.$Q370]-[.$P370])*[$Parameters.$M$70]" office:value-type="float" office:value="179499.457824256" calcext:value-type="float">
            <text:p>179499.457824256</text:p>
          </table:table-cell>
          <table:table-cell table:number-columns-repeated="2"/>
        </table:table-row>
        <table:table-row table:style-name="ro1">
          <table:table-cell office:value-type="float" office:value="367" calcext:value-type="float">
            <text:p>367</text:p>
          </table:table-cell>
          <table:table-cell table:formula="of:=([.$B370]-[.$C370])*POWER(1+[$Parameters.$H$4];1/12)+[$Parameters.$C$4]" office:value-type="float" office:value="17168.0404102363" calcext:value-type="float">
            <text:p>17168.0404102363</text:p>
          </table:table-cell>
          <table:table-cell table:formula="of:=IF(MOD([.$A371];12)=1; ([.$B359]+[.$B362]+[.$B365]+[.$B368])/4*(1+[$Parameters.$E$4])*[$Parameters.$F$4]; 0)" office:value-type="float" office:value="0" calcext:value-type="float">
            <text:p>0</text:p>
          </table:table-cell>
          <table:table-cell table:formula="of:=([.$D370]-[.$E370])*POWER(1+[$Parameters.$I$4];1/12)+[$Parameters.$D$4]" office:value-type="float" office:value="447111.948842617" calcext:value-type="float">
            <text:p>447111.948842617</text:p>
          </table:table-cell>
          <table:table-cell office:value-type="float" office:value="0" calcext:value-type="float">
            <text:p>0</text:p>
          </table:table-cell>
          <table:table-cell table:formula="of:=[.$D371]-[.$B371]" office:value-type="float" office:value="429943.90843238" calcext:value-type="float">
            <text:p>429943.90843238</text:p>
          </table:table-cell>
          <table:table-cell table:formula="of:=[.$F371]/[.$B371]" office:value-type="float" office:value="25.0432721591236" calcext:value-type="float">
            <text:p>25.0432721591236</text:p>
          </table:table-cell>
          <table:table-cell table:formula="of:=[.$F371]/[.$A371]" office:value-type="float" office:value="1171.50928728169" calcext:value-type="float">
            <text:p>1171.50928728169</text:p>
          </table:table-cell>
          <table:table-cell table:formula="of:=[.$B371]" office:value-type="float" office:value="17168.0404102363" calcext:value-type="float">
            <text:p>17168.0404102363</text:p>
          </table:table-cell>
          <table:table-cell table:formula="of:=[.$D371]*(1-[.$O371])" office:value-type="float" office:value="349729.177936899" calcext:value-type="float">
            <text:p>349729.177936899</text:p>
          </table:table-cell>
          <table:table-cell table:formula="of:=[.$B371]" office:value-type="float" office:value="17168.0404102363" calcext:value-type="float">
            <text:p>17168.0404102363</text:p>
          </table:table-cell>
          <table:table-cell table:formula="of:=IF(FLOOR([.$A371]/12; 1) + 1 &gt;= [$Parameters.$K$70] - [$Parameters.$K$22]; [.$D371] ; 0)" office:value-type="float" office:value="0" calcext:value-type="float">
            <text:p>0</text:p>
          </table:table-cell>
          <table:table-cell table:formula="of:=([$Parameters.$D$4]-[$Parameters.$C$4])*[.$A371]" office:value-type="float" office:value="55417" calcext:value-type="float">
            <text:p>55417</text:p>
          </table:table-cell>
          <table:table-cell table:formula="of:=[.$M371]/([$Parameters.A$4]*[.$A371])" office:value-type="float" office:value="0.00290384615384615" calcext:value-type="float">
            <text:p>0.002903846153846</text:p>
          </table:table-cell>
          <table:table-cell table:formula="of:=SUM(INDIRECT( CELL(&quot;address&quot;;  INDEX([$Parameters.$L$22:$Parameters.$L$74];  FLOOR([.$A371]/12; 1) + 1;0))&amp;&quot;:&quot;&amp;CELL(&quot;address&quot;; [$Parameters.$L$70])))" office:value-type="float" office:value="0.217804" calcext:value-type="float">
            <text:p>0.217804</text:p>
          </table:table-cell>
          <table:table-cell table:formula="of:=[.$I371]/INDEX([$Parameters.$M$22:$Parameters.$M$120];  FLOOR([.$A371]/12; 1) + 1;0)" office:value-type="float" office:value="572.077321234133" calcext:value-type="float">
            <text:p>572.077321234133</text:p>
          </table:table-cell>
          <table:table-cell table:formula="of:=[.$J371]/ INDEX([$Parameters.$M$22:$Parameters.$M$120];  FLOOR([.$A371]/12; 1) + 1;0)" office:value-type="float" office:value="11653.7546796701" calcext:value-type="float">
            <text:p>11653.7546796701</text:p>
          </table:table-cell>
          <table:table-cell table:formula="of:=([.$Q371]-[.$P371])*[$Parameters.$M$70]" office:value-type="float" office:value="180188.073848169" calcext:value-type="float">
            <text:p>180188.073848169</text:p>
          </table:table-cell>
          <table:table-cell table:number-columns-repeated="2"/>
        </table:table-row>
        <table:table-row table:style-name="ro1">
          <table:table-cell office:value-type="float" office:value="368" calcext:value-type="float">
            <text:p>368</text:p>
          </table:table-cell>
          <table:table-cell table:formula="of:=([.$B371]-[.$C371])*POWER(1+[$Parameters.$H$4];1/12)+[$Parameters.$C$4]" office:value-type="float" office:value="17734.0257841749" calcext:value-type="float">
            <text:p>17734.0257841749</text:p>
          </table:table-cell>
          <table:table-cell table:formula="of:=IF(MOD([.$A372];12)=1; ([.$B360]+[.$B363]+[.$B366]+[.$B369])/4*(1+[$Parameters.$E$4])*[$Parameters.$F$4]; 0)" office:value-type="float" office:value="0" calcext:value-type="float">
            <text:p>0</text:p>
          </table:table-cell>
          <table:table-cell table:formula="of:=([.$D371]-[.$E371])*POWER(1+[$Parameters.$I$4];1/12)+[$Parameters.$D$4]" office:value-type="float" office:value="449462.03826735" calcext:value-type="float">
            <text:p>449462.03826735</text:p>
          </table:table-cell>
          <table:table-cell office:value-type="float" office:value="0" calcext:value-type="float">
            <text:p>0</text:p>
          </table:table-cell>
          <table:table-cell table:formula="of:=[.$D372]-[.$B372]" office:value-type="float" office:value="431728.012483175" calcext:value-type="float">
            <text:p>431728.012483175</text:p>
          </table:table-cell>
          <table:table-cell table:formula="of:=[.$F372]/[.$B372]" office:value-type="float" office:value="24.3446140057172" calcext:value-type="float">
            <text:p>24.3446140057172</text:p>
          </table:table-cell>
          <table:table-cell table:formula="of:=[.$F372]/[.$A372]" office:value-type="float" office:value="1173.17394696515" calcext:value-type="float">
            <text:p>1173.17394696515</text:p>
          </table:table-cell>
          <table:table-cell table:formula="of:=[.$B372]" office:value-type="float" office:value="17734.0257841749" calcext:value-type="float">
            <text:p>17734.0257841749</text:p>
          </table:table-cell>
          <table:table-cell table:formula="of:=[.$D372]*(1-[.$O372])" office:value-type="float" office:value="351567.408484568" calcext:value-type="float">
            <text:p>351567.408484568</text:p>
          </table:table-cell>
          <table:table-cell table:formula="of:=[.$B372]" office:value-type="float" office:value="17734.0257841749" calcext:value-type="float">
            <text:p>17734.0257841749</text:p>
          </table:table-cell>
          <table:table-cell table:formula="of:=IF(FLOOR([.$A372]/12; 1) + 1 &gt;= [$Parameters.$K$70] - [$Parameters.$K$22]; [.$D372] ; 0)" office:value-type="float" office:value="0" calcext:value-type="float">
            <text:p>0</text:p>
          </table:table-cell>
          <table:table-cell table:formula="of:=([$Parameters.$D$4]-[$Parameters.$C$4])*[.$A372]" office:value-type="float" office:value="55568" calcext:value-type="float">
            <text:p>55568</text:p>
          </table:table-cell>
          <table:table-cell table:formula="of:=[.$M372]/([$Parameters.A$4]*[.$A372])" office:value-type="float" office:value="0.00290384615384615" calcext:value-type="float">
            <text:p>0.002903846153846</text:p>
          </table:table-cell>
          <table:table-cell table:formula="of:=SUM(INDIRECT( CELL(&quot;address&quot;;  INDEX([$Parameters.$L$22:$Parameters.$L$74];  FLOOR([.$A372]/12; 1) + 1;0))&amp;&quot;:&quot;&amp;CELL(&quot;address&quot;; [$Parameters.$L$70])))" office:value-type="float" office:value="0.217804" calcext:value-type="float">
            <text:p>0.217804</text:p>
          </table:table-cell>
          <table:table-cell table:formula="of:=[.$I372]/INDEX([$Parameters.$M$22:$Parameters.$M$120];  FLOOR([.$A372]/12; 1) + 1;0)" office:value-type="float" office:value="590.937213734585" calcext:value-type="float">
            <text:p>590.937213734585</text:p>
          </table:table-cell>
          <table:table-cell table:formula="of:=[.$J372]/ INDEX([$Parameters.$M$22:$Parameters.$M$120];  FLOOR([.$A372]/12; 1) + 1;0)" office:value-type="float" office:value="11715.0086132812" calcext:value-type="float">
            <text:p>11715.0086132812</text:p>
          </table:table-cell>
          <table:table-cell table:formula="of:=([.$Q372]-[.$P372])*[$Parameters.$M$70]" office:value-type="float" office:value="180877.400956627" calcext:value-type="float">
            <text:p>180877.400956627</text:p>
          </table:table-cell>
          <table:table-cell table:number-columns-repeated="2"/>
        </table:table-row>
        <table:table-row table:style-name="ro1">
          <table:table-cell office:value-type="float" office:value="369" calcext:value-type="float">
            <text:p>369</text:p>
          </table:table-cell>
          <table:table-cell table:formula="of:=([.$B372]-[.$C372])*POWER(1+[$Parameters.$H$4];1/12)+[$Parameters.$C$4]" office:value-type="float" office:value="18306.2250277399" calcext:value-type="float">
            <text:p>18306.2250277399</text:p>
          </table:table-cell>
          <table:table-cell table:formula="of:=IF(MOD([.$A373];12)=1; ([.$B361]+[.$B364]+[.$B367]+[.$B370])/4*(1+[$Parameters.$E$4])*[$Parameters.$F$4]; 0)" office:value-type="float" office:value="0" calcext:value-type="float">
            <text:p>0</text:p>
          </table:table-cell>
          <table:table-cell table:formula="of:=([.$D372]-[.$E372])*POWER(1+[$Parameters.$I$4];1/12)+[$Parameters.$D$4]" office:value-type="float" office:value="451821.702247302" calcext:value-type="float">
            <text:p>451821.702247302</text:p>
          </table:table-cell>
          <table:table-cell office:value-type="float" office:value="0" calcext:value-type="float">
            <text:p>0</text:p>
          </table:table-cell>
          <table:table-cell table:formula="of:=[.$D373]-[.$B373]" office:value-type="float" office:value="433515.477219562" calcext:value-type="float">
            <text:p>433515.477219562</text:p>
          </table:table-cell>
          <table:table-cell table:formula="of:=[.$F373]/[.$B373]" office:value-type="float" office:value="23.6813147747634" calcext:value-type="float">
            <text:p>23.6813147747634</text:p>
          </table:table-cell>
          <table:table-cell table:formula="of:=[.$F373]/[.$A373]" office:value-type="float" office:value="1174.83869165193" calcext:value-type="float">
            <text:p>1174.83869165193</text:p>
          </table:table-cell>
          <table:table-cell table:formula="of:=[.$B373]" office:value-type="float" office:value="18306.2250277399" calcext:value-type="float">
            <text:p>18306.2250277399</text:p>
          </table:table-cell>
          <table:table-cell table:formula="of:=[.$D373]*(1-[.$O373])" office:value-type="float" office:value="353413.12821103" calcext:value-type="float">
            <text:p>353413.12821103</text:p>
          </table:table-cell>
          <table:table-cell table:formula="of:=[.$B373]" office:value-type="float" office:value="18306.2250277399" calcext:value-type="float">
            <text:p>18306.2250277399</text:p>
          </table:table-cell>
          <table:table-cell table:formula="of:=IF(FLOOR([.$A373]/12; 1) + 1 &gt;= [$Parameters.$K$70] - [$Parameters.$K$22]; [.$D373] ; 0)" office:value-type="float" office:value="0" calcext:value-type="float">
            <text:p>0</text:p>
          </table:table-cell>
          <table:table-cell table:formula="of:=([$Parameters.$D$4]-[$Parameters.$C$4])*[.$A373]" office:value-type="float" office:value="55719" calcext:value-type="float">
            <text:p>55719</text:p>
          </table:table-cell>
          <table:table-cell table:formula="of:=[.$M373]/([$Parameters.A$4]*[.$A373])" office:value-type="float" office:value="0.00290384615384615" calcext:value-type="float">
            <text:p>0.002903846153846</text:p>
          </table:table-cell>
          <table:table-cell table:formula="of:=SUM(INDIRECT( CELL(&quot;address&quot;;  INDEX([$Parameters.$L$22:$Parameters.$L$74];  FLOOR([.$A373]/12; 1) + 1;0))&amp;&quot;:&quot;&amp;CELL(&quot;address&quot;; [$Parameters.$L$70])))" office:value-type="float" office:value="0.217804" calcext:value-type="float">
            <text:p>0.217804</text:p>
          </table:table-cell>
          <table:table-cell table:formula="of:=[.$I373]/INDEX([$Parameters.$M$22:$Parameters.$M$120];  FLOOR([.$A373]/12; 1) + 1;0)" office:value-type="float" office:value="610.004166202597" calcext:value-type="float">
            <text:p>610.004166202597</text:p>
          </table:table-cell>
          <table:table-cell table:formula="of:=[.$J373]/ INDEX([$Parameters.$M$22:$Parameters.$M$120];  FLOOR([.$A373]/12; 1) + 1;0)" office:value-type="float" office:value="11776.512103" calcext:value-type="float">
            <text:p>11776.512103</text:p>
          </table:table-cell>
          <table:table-cell table:formula="of:=([.$Q373]-[.$P373])*[$Parameters.$M$70]" office:value-type="float" office:value="181567.419052326" calcext:value-type="float">
            <text:p>181567.419052326</text:p>
          </table:table-cell>
          <table:table-cell table:number-columns-repeated="2"/>
        </table:table-row>
        <table:table-row table:style-name="ro1">
          <table:table-cell office:value-type="float" office:value="370" calcext:value-type="float">
            <text:p>370</text:p>
          </table:table-cell>
          <table:table-cell table:formula="of:=([.$B373]-[.$C373])*POWER(1+[$Parameters.$H$4];1/12)+[$Parameters.$C$4]" office:value-type="float" office:value="18884.706362086" calcext:value-type="float">
            <text:p>18884.706362086</text:p>
          </table:table-cell>
          <table:table-cell table:formula="of:=IF(MOD([.$A374];12)=1; ([.$B362]+[.$B365]+[.$B368]+[.$B371])/4*(1+[$Parameters.$E$4])*[$Parameters.$F$4]; 0)" office:value-type="float" office:value="0" calcext:value-type="float">
            <text:p>0</text:p>
          </table:table-cell>
          <table:table-cell table:formula="of:=([.$D373]-[.$E373])*POWER(1+[$Parameters.$I$4];1/12)+[$Parameters.$D$4]" office:value-type="float" office:value="454190.979790396" calcext:value-type="float">
            <text:p>454190.979790396</text:p>
          </table:table-cell>
          <table:table-cell office:value-type="float" office:value="0" calcext:value-type="float">
            <text:p>0</text:p>
          </table:table-cell>
          <table:table-cell table:formula="of:=[.$D374]-[.$B374]" office:value-type="float" office:value="435306.27342831" calcext:value-type="float">
            <text:p>435306.27342831</text:p>
          </table:table-cell>
          <table:table-cell table:formula="of:=[.$F374]/[.$B374]" office:value-type="float" office:value="23.0507303148888" calcext:value-type="float">
            <text:p>23.0507303148888</text:p>
          </table:table-cell>
          <table:table-cell table:formula="of:=[.$F374]/[.$A374]" office:value-type="float" office:value="1176.50344169813" calcext:value-type="float">
            <text:p>1176.50344169813</text:p>
          </table:table-cell>
          <table:table-cell table:formula="of:=[.$B374]" office:value-type="float" office:value="18884.706362086" calcext:value-type="float">
            <text:p>18884.706362086</text:p>
          </table:table-cell>
          <table:table-cell table:formula="of:=[.$D374]*(1-[.$O374])" office:value-type="float" office:value="355266.367628129" calcext:value-type="float">
            <text:p>355266.367628129</text:p>
          </table:table-cell>
          <table:table-cell table:formula="of:=[.$B374]" office:value-type="float" office:value="18884.706362086" calcext:value-type="float">
            <text:p>18884.706362086</text:p>
          </table:table-cell>
          <table:table-cell table:formula="of:=IF(FLOOR([.$A374]/12; 1) + 1 &gt;= [$Parameters.$K$70] - [$Parameters.$K$22]; [.$D374] ; 0)" office:value-type="float" office:value="0" calcext:value-type="float">
            <text:p>0</text:p>
          </table:table-cell>
          <table:table-cell table:formula="of:=([$Parameters.$D$4]-[$Parameters.$C$4])*[.$A374]" office:value-type="float" office:value="55870" calcext:value-type="float">
            <text:p>55870</text:p>
          </table:table-cell>
          <table:table-cell table:formula="of:=[.$M374]/([$Parameters.A$4]*[.$A374])" office:value-type="float" office:value="0.00290384615384615" calcext:value-type="float">
            <text:p>0.002903846153846</text:p>
          </table:table-cell>
          <table:table-cell table:formula="of:=SUM(INDIRECT( CELL(&quot;address&quot;;  INDEX([$Parameters.$L$22:$Parameters.$L$74];  FLOOR([.$A374]/12; 1) + 1;0))&amp;&quot;:&quot;&amp;CELL(&quot;address&quot;; [$Parameters.$L$70])))" office:value-type="float" office:value="0.217804" calcext:value-type="float">
            <text:p>0.217804</text:p>
          </table:table-cell>
          <table:table-cell table:formula="of:=[.$I374]/INDEX([$Parameters.$M$22:$Parameters.$M$120];  FLOOR([.$A374]/12; 1) + 1;0)" office:value-type="float" office:value="629.280451918895" calcext:value-type="float">
            <text:p>629.280451918895</text:p>
          </table:table-cell>
          <table:table-cell table:formula="of:=[.$J374]/ INDEX([$Parameters.$M$22:$Parameters.$M$120];  FLOOR([.$A374]/12; 1) + 1;0)" office:value-type="float" office:value="11838.2661655491" calcext:value-type="float">
            <text:p>11838.2661655491</text:p>
          </table:table-cell>
          <table:table-cell table:formula="of:=([.$Q374]-[.$P374])*[$Parameters.$M$70]" office:value-type="float" office:value="182258.107703627" calcext:value-type="float">
            <text:p>182258.107703627</text:p>
          </table:table-cell>
          <table:table-cell table:number-columns-repeated="2"/>
        </table:table-row>
        <table:table-row table:style-name="ro1">
          <table:table-cell office:value-type="float" office:value="371" calcext:value-type="float">
            <text:p>371</text:p>
          </table:table-cell>
          <table:table-cell table:formula="of:=([.$B374]-[.$C374])*POWER(1+[$Parameters.$H$4];1/12)+[$Parameters.$C$4]" office:value-type="float" office:value="19469.5387573579" calcext:value-type="float">
            <text:p>19469.5387573579</text:p>
          </table:table-cell>
          <table:table-cell table:formula="of:=IF(MOD([.$A375];12)=1; ([.$B363]+[.$B366]+[.$B369]+[.$B372])/4*(1+[$Parameters.$E$4])*[$Parameters.$F$4]; 0)" office:value-type="float" office:value="0" calcext:value-type="float">
            <text:p>0</text:p>
          </table:table-cell>
          <table:table-cell table:formula="of:=([.$D374]-[.$E374])*POWER(1+[$Parameters.$I$4];1/12)+[$Parameters.$D$4]" office:value-type="float" office:value="456569.910063479" calcext:value-type="float">
            <text:p>456569.910063479</text:p>
          </table:table-cell>
          <table:table-cell office:value-type="float" office:value="0" calcext:value-type="float">
            <text:p>0</text:p>
          </table:table-cell>
          <table:table-cell table:formula="of:=[.$D375]-[.$B375]" office:value-type="float" office:value="437100.371306121" calcext:value-type="float">
            <text:p>437100.371306121</text:p>
          </table:table-cell>
          <table:table-cell table:formula="of:=[.$F375]/[.$B375]" office:value-type="float" office:value="22.4504738788911" calcext:value-type="float">
            <text:p>22.4504738788911</text:p>
          </table:table-cell>
          <table:table-cell table:formula="of:=[.$F375]/[.$A375]" office:value-type="float" office:value="1178.16811672809" calcext:value-type="float">
            <text:p>1178.16811672809</text:p>
          </table:table-cell>
          <table:table-cell table:formula="of:=[.$B375]" office:value-type="float" office:value="19469.5387573579" calcext:value-type="float">
            <text:p>19469.5387573579</text:p>
          </table:table-cell>
          <table:table-cell table:formula="of:=[.$D375]*(1-[.$O375])" office:value-type="float" office:value="357127.157372013" calcext:value-type="float">
            <text:p>357127.157372013</text:p>
          </table:table-cell>
          <table:table-cell table:formula="of:=[.$B375]" office:value-type="float" office:value="19469.5387573579" calcext:value-type="float">
            <text:p>19469.5387573579</text:p>
          </table:table-cell>
          <table:table-cell table:formula="of:=IF(FLOOR([.$A375]/12; 1) + 1 &gt;= [$Parameters.$K$70] - [$Parameters.$K$22]; [.$D375] ; 0)" office:value-type="float" office:value="0" calcext:value-type="float">
            <text:p>0</text:p>
          </table:table-cell>
          <table:table-cell table:formula="of:=([$Parameters.$D$4]-[$Parameters.$C$4])*[.$A375]" office:value-type="float" office:value="56021" calcext:value-type="float">
            <text:p>56021</text:p>
          </table:table-cell>
          <table:table-cell table:formula="of:=[.$M375]/([$Parameters.A$4]*[.$A375])" office:value-type="float" office:value="0.00290384615384615" calcext:value-type="float">
            <text:p>0.002903846153846</text:p>
          </table:table-cell>
          <table:table-cell table:formula="of:=SUM(INDIRECT( CELL(&quot;address&quot;;  INDEX([$Parameters.$L$22:$Parameters.$L$74];  FLOOR([.$A375]/12; 1) + 1;0))&amp;&quot;:&quot;&amp;CELL(&quot;address&quot;; [$Parameters.$L$70])))" office:value-type="float" office:value="0.217804" calcext:value-type="float">
            <text:p>0.217804</text:p>
          </table:table-cell>
          <table:table-cell table:formula="of:=[.$I375]/INDEX([$Parameters.$M$22:$Parameters.$M$120];  FLOOR([.$A375]/12; 1) + 1;0)" office:value-type="float" office:value="648.768369122222" calcext:value-type="float">
            <text:p>648.768369122222</text:p>
          </table:table-cell>
          <table:table-cell table:formula="of:=[.$J375]/ INDEX([$Parameters.$M$22:$Parameters.$M$120];  FLOOR([.$A375]/12; 1) + 1;0)" office:value-type="float" office:value="11900.2718217932" calcext:value-type="float">
            <text:p>11900.2718217932</text:p>
          </table:table-cell>
          <table:table-cell table:formula="of:=([.$Q375]-[.$P375])*[$Parameters.$M$70]" office:value-type="float" office:value="182949.446140429" calcext:value-type="float">
            <text:p>182949.446140429</text:p>
          </table:table-cell>
          <table:table-cell table:number-columns-repeated="2"/>
        </table:table-row>
        <table:table-row table:style-name="ro1">
          <table:table-cell office:value-type="float" office:value="372" calcext:value-type="float">
            <text:p>372</text:p>
          </table:table-cell>
          <table:table-cell table:formula="of:=([.$B375]-[.$C375])*POWER(1+[$Parameters.$H$4];1/12)+[$Parameters.$C$4]" office:value-type="float" office:value="20060.7919409131" calcext:value-type="float">
            <text:p>20060.7919409131</text:p>
          </table:table-cell>
          <table:table-cell table:formula="of:=IF(MOD([.$A376];12)=1; ([.$B364]+[.$B367]+[.$B370]+[.$B373])/4*(1+[$Parameters.$E$4])*[$Parameters.$F$4]; 0)" office:value-type="float" office:value="0" calcext:value-type="float">
            <text:p>0</text:p>
          </table:table-cell>
          <table:table-cell table:formula="of:=([.$D375]-[.$E375])*POWER(1+[$Parameters.$I$4];1/12)+[$Parameters.$D$4]" office:value-type="float" office:value="458958.532392966" calcext:value-type="float">
            <text:p>458958.532392966</text:p>
          </table:table-cell>
          <table:table-cell office:value-type="float" office:value="0" calcext:value-type="float">
            <text:p>0</text:p>
          </table:table-cell>
          <table:table-cell table:formula="of:=[.$D376]-[.$B376]" office:value-type="float" office:value="438897.740452053" calcext:value-type="float">
            <text:p>438897.740452053</text:p>
          </table:table-cell>
          <table:table-cell table:formula="of:=[.$F376]/[.$B376]" office:value-type="float" office:value="21.8783855465318" calcext:value-type="float">
            <text:p>21.8783855465318</text:p>
          </table:table-cell>
          <table:table-cell table:formula="of:=[.$F376]/[.$A376]" office:value-type="float" office:value="1179.8326356238" calcext:value-type="float">
            <text:p>1179.8326356238</text:p>
          </table:table-cell>
          <table:table-cell table:formula="of:=[.$B376]" office:value-type="float" office:value="20060.7919409131" calcext:value-type="float">
            <text:p>20060.7919409131</text:p>
          </table:table-cell>
          <table:table-cell table:formula="of:=[.$D376]*(1-[.$O376])" office:value-type="float" office:value="361388.537991546" calcext:value-type="float">
            <text:p>361388.537991546</text:p>
          </table:table-cell>
          <table:table-cell table:formula="of:=[.$B376]" office:value-type="float" office:value="20060.7919409131" calcext:value-type="float">
            <text:p>20060.7919409131</text:p>
          </table:table-cell>
          <table:table-cell table:formula="of:=IF(FLOOR([.$A376]/12; 1) + 1 &gt;= [$Parameters.$K$70] - [$Parameters.$K$22]; [.$D376] ; 0)" office:value-type="float" office:value="0" calcext:value-type="float">
            <text:p>0</text:p>
          </table:table-cell>
          <table:table-cell table:formula="of:=([$Parameters.$D$4]-[$Parameters.$C$4])*[.$A376]" office:value-type="float" office:value="56172" calcext:value-type="float">
            <text:p>56172</text:p>
          </table:table-cell>
          <table:table-cell table:formula="of:=[.$M376]/([$Parameters.A$4]*[.$A376])" office:value-type="float" office:value="0.00290384615384615" calcext:value-type="float">
            <text:p>0.002903846153846</text:p>
          </table:table-cell>
          <table:table-cell table:formula="of:=SUM(INDIRECT( CELL(&quot;address&quot;;  INDEX([$Parameters.$L$22:$Parameters.$L$74];  FLOOR([.$A376]/12; 1) + 1;0))&amp;&quot;:&quot;&amp;CELL(&quot;address&quot;; [$Parameters.$L$70])))" office:value-type="float" office:value="0.21259" calcext:value-type="float">
            <text:p>0.21259</text:p>
          </table:table-cell>
          <table:table-cell table:formula="of:=[.$I376]/INDEX([$Parameters.$M$22:$Parameters.$M$120];  FLOOR([.$A376]/12; 1) + 1;0)" office:value-type="float" office:value="687.719984261676" calcext:value-type="float">
            <text:p>687.719984261676</text:p>
          </table:table-cell>
          <table:table-cell table:formula="of:=[.$J376]/ INDEX([$Parameters.$M$22:$Parameters.$M$120];  FLOOR([.$A376]/12; 1) + 1;0)" office:value-type="float" office:value="12389.0482684795" calcext:value-type="float">
            <text:p>12389.0482684795</text:p>
          </table:table-cell>
          <table:table-cell table:formula="of:=([.$Q376]-[.$P376])*[$Parameters.$M$70]" office:value-type="float" office:value="190263.597901381" calcext:value-type="float">
            <text:p>190263.597901381</text:p>
          </table:table-cell>
          <table:table-cell table:number-columns-repeated="2"/>
        </table:table-row>
        <table:table-row table:style-name="ro1">
          <table:table-cell office:value-type="float" office:value="373" calcext:value-type="float">
            <text:p>373</text:p>
          </table:table-cell>
          <table:table-cell table:formula="of:=([.$B376]-[.$C376])*POWER(1+[$Parameters.$H$4];1/12)+[$Parameters.$C$4]" office:value-type="float" office:value="20658.5364056356" calcext:value-type="float">
            <text:p>20658.5364056356</text:p>
          </table:table-cell>
          <table:table-cell table:formula="of:=IF(MOD([.$A377];12)=1; ([.$B365]+[.$B368]+[.$B371]+[.$B374])/4*(1+[$Parameters.$E$4])*[$Parameters.$F$4]; 0)" office:value-type="float" office:value="6759.59509803399" calcext:value-type="float">
            <text:p>6759.59509803399</text:p>
          </table:table-cell>
          <table:table-cell table:formula="of:=([.$D376]-[.$E376])*POWER(1+[$Parameters.$I$4];1/12)+[$Parameters.$D$4]" office:value-type="float" office:value="461356.886265497" calcext:value-type="float">
            <text:p>461356.886265497</text:p>
          </table:table-cell>
          <table:table-cell office:value-type="float" office:value="0" calcext:value-type="float">
            <text:p>0</text:p>
          </table:table-cell>
          <table:table-cell table:formula="of:=[.$D377]-[.$B377]" office:value-type="float" office:value="440698.349859861" calcext:value-type="float">
            <text:p>440698.349859861</text:p>
          </table:table-cell>
          <table:table-cell table:formula="of:=[.$F377]/[.$B377]" office:value-type="float" office:value="21.3325059049023" calcext:value-type="float">
            <text:p>21.3325059049023</text:p>
          </table:table-cell>
          <table:table-cell table:formula="of:=[.$F377]/[.$A377]" office:value-type="float" office:value="1181.49691651437" calcext:value-type="float">
            <text:p>1181.49691651437</text:p>
          </table:table-cell>
          <table:table-cell table:formula="of:=[.$B377]" office:value-type="float" office:value="20658.5364056356" calcext:value-type="float">
            <text:p>20658.5364056356</text:p>
          </table:table-cell>
          <table:table-cell table:formula="of:=[.$D377]*(1-[.$O377])" office:value-type="float" office:value="363277.025814315" calcext:value-type="float">
            <text:p>363277.025814315</text:p>
          </table:table-cell>
          <table:table-cell table:formula="of:=[.$B377]" office:value-type="float" office:value="20658.5364056356" calcext:value-type="float">
            <text:p>20658.5364056356</text:p>
          </table:table-cell>
          <table:table-cell table:formula="of:=IF(FLOOR([.$A377]/12; 1) + 1 &gt;= [$Parameters.$K$70] - [$Parameters.$K$22]; [.$D377] ; 0)" office:value-type="float" office:value="0" calcext:value-type="float">
            <text:p>0</text:p>
          </table:table-cell>
          <table:table-cell table:formula="of:=([$Parameters.$D$4]-[$Parameters.$C$4])*[.$A377]" office:value-type="float" office:value="56323" calcext:value-type="float">
            <text:p>56323</text:p>
          </table:table-cell>
          <table:table-cell table:formula="of:=[.$M377]/([$Parameters.A$4]*[.$A377])" office:value-type="float" office:value="0.00290384615384615" calcext:value-type="float">
            <text:p>0.002903846153846</text:p>
          </table:table-cell>
          <table:table-cell table:formula="of:=SUM(INDIRECT( CELL(&quot;address&quot;;  INDEX([$Parameters.$L$22:$Parameters.$L$74];  FLOOR([.$A377]/12; 1) + 1;0))&amp;&quot;:&quot;&amp;CELL(&quot;address&quot;; [$Parameters.$L$70])))" office:value-type="float" office:value="0.21259" calcext:value-type="float">
            <text:p>0.21259</text:p>
          </table:table-cell>
          <table:table-cell table:formula="of:=[.$I377]/INDEX([$Parameters.$M$22:$Parameters.$M$120];  FLOOR([.$A377]/12; 1) + 1;0)" office:value-type="float" office:value="708.211738280274" calcext:value-type="float">
            <text:p>708.211738280274</text:p>
          </table:table-cell>
          <table:table-cell table:formula="of:=[.$J377]/ INDEX([$Parameters.$M$22:$Parameters.$M$120];  FLOOR([.$A377]/12; 1) + 1;0)" office:value-type="float" office:value="12453.7890234595" calcext:value-type="float">
            <text:p>12453.7890234595</text:p>
          </table:table-cell>
          <table:table-cell table:formula="of:=([.$Q377]-[.$P377])*[$Parameters.$M$70]" office:value-type="float" office:value="190983.086657015" calcext:value-type="float">
            <text:p>190983.086657015</text:p>
          </table:table-cell>
          <table:table-cell table:number-columns-repeated="2"/>
        </table:table-row>
        <table:table-row table:style-name="ro1">
          <table:table-cell office:value-type="float" office:value="374" calcext:value-type="float">
            <text:p>374</text:p>
          </table:table-cell>
          <table:table-cell table:formula="of:=([.$B377]-[.$C377])*POWER(1+[$Parameters.$H$4];1/12)+[$Parameters.$C$4]" office:value-type="float" office:value="14429.0357264819" calcext:value-type="float">
            <text:p>14429.0357264819</text:p>
          </table:table-cell>
          <table:table-cell table:formula="of:=IF(MOD([.$A378];12)=1; ([.$B366]+[.$B369]+[.$B372]+[.$B375])/4*(1+[$Parameters.$E$4])*[$Parameters.$F$4]; 0)" office:value-type="float" office:value="0" calcext:value-type="float">
            <text:p>0</text:p>
          </table:table-cell>
          <table:table-cell table:formula="of:=([.$D377]-[.$E377])*POWER(1+[$Parameters.$I$4];1/12)+[$Parameters.$D$4]" office:value-type="float" office:value="463765.011328581" calcext:value-type="float">
            <text:p>463765.011328581</text:p>
          </table:table-cell>
          <table:table-cell office:value-type="float" office:value="0" calcext:value-type="float">
            <text:p>0</text:p>
          </table:table-cell>
          <table:table-cell table:formula="of:=[.$D378]-[.$B378]" office:value-type="float" office:value="449335.975602099" calcext:value-type="float">
            <text:p>449335.975602099</text:p>
          </table:table-cell>
          <table:table-cell table:formula="of:=[.$F378]/[.$B378]" office:value-type="float" office:value="31.1410952276889" calcext:value-type="float">
            <text:p>31.1410952276889</text:p>
          </table:table-cell>
          <table:table-cell table:formula="of:=[.$F378]/[.$A378]" office:value-type="float" office:value="1201.43308984518" calcext:value-type="float">
            <text:p>1201.43308984518</text:p>
          </table:table-cell>
          <table:table-cell table:formula="of:=[.$B378]" office:value-type="float" office:value="14429.0357264819" calcext:value-type="float">
            <text:p>14429.0357264819</text:p>
          </table:table-cell>
          <table:table-cell table:formula="of:=[.$D378]*(1-[.$O378])" office:value-type="float" office:value="365173.207570238" calcext:value-type="float">
            <text:p>365173.207570238</text:p>
          </table:table-cell>
          <table:table-cell table:formula="of:=[.$B378]" office:value-type="float" office:value="14429.0357264819" calcext:value-type="float">
            <text:p>14429.0357264819</text:p>
          </table:table-cell>
          <table:table-cell table:formula="of:=IF(FLOOR([.$A378]/12; 1) + 1 &gt;= [$Parameters.$K$70] - [$Parameters.$K$22]; [.$D378] ; 0)" office:value-type="float" office:value="0" calcext:value-type="float">
            <text:p>0</text:p>
          </table:table-cell>
          <table:table-cell table:formula="of:=([$Parameters.$D$4]-[$Parameters.$C$4])*[.$A378]" office:value-type="float" office:value="56474" calcext:value-type="float">
            <text:p>56474</text:p>
          </table:table-cell>
          <table:table-cell table:formula="of:=[.$M378]/([$Parameters.A$4]*[.$A378])" office:value-type="float" office:value="0.00290384615384615" calcext:value-type="float">
            <text:p>0.002903846153846</text:p>
          </table:table-cell>
          <table:table-cell table:formula="of:=SUM(INDIRECT( CELL(&quot;address&quot;;  INDEX([$Parameters.$L$22:$Parameters.$L$74];  FLOOR([.$A378]/12; 1) + 1;0))&amp;&quot;:&quot;&amp;CELL(&quot;address&quot;; [$Parameters.$L$70])))" office:value-type="float" office:value="0.21259" calcext:value-type="float">
            <text:p>0.21259</text:p>
          </table:table-cell>
          <table:table-cell table:formula="of:=[.$I378]/INDEX([$Parameters.$M$22:$Parameters.$M$120];  FLOOR([.$A378]/12; 1) + 1;0)" office:value-type="float" office:value="494.653264534862" calcext:value-type="float">
            <text:p>494.653264534862</text:p>
          </table:table-cell>
          <table:table-cell table:formula="of:=[.$J378]/ INDEX([$Parameters.$M$22:$Parameters.$M$120];  FLOOR([.$A378]/12; 1) + 1;0)" office:value-type="float" office:value="12518.7935402893" calcext:value-type="float">
            <text:p>12518.7935402893</text:p>
          </table:table-cell>
          <table:table-cell table:formula="of:=([.$Q378]-[.$P378])*[$Parameters.$M$70]" office:value-type="float" office:value="195512.520883767" calcext:value-type="float">
            <text:p>195512.520883767</text:p>
          </table:table-cell>
          <table:table-cell table:number-columns-repeated="2"/>
        </table:table-row>
        <table:table-row table:style-name="ro1">
          <table:table-cell office:value-type="float" office:value="375" calcext:value-type="float">
            <text:p>375</text:p>
          </table:table-cell>
          <table:table-cell table:formula="of:=([.$B378]-[.$C378])*POWER(1+[$Parameters.$H$4];1/12)+[$Parameters.$C$4]" office:value-type="float" office:value="14964.9499735067" calcext:value-type="float">
            <text:p>14964.9499735067</text:p>
          </table:table-cell>
          <table:table-cell table:formula="of:=IF(MOD([.$A379];12)=1; ([.$B367]+[.$B370]+[.$B373]+[.$B376])/4*(1+[$Parameters.$E$4])*[$Parameters.$F$4]; 0)" office:value-type="float" office:value="0" calcext:value-type="float">
            <text:p>0</text:p>
          </table:table-cell>
          <table:table-cell table:formula="of:=([.$D378]-[.$E378])*POWER(1+[$Parameters.$I$4];1/12)+[$Parameters.$D$4]" office:value-type="float" office:value="466182.947391259" calcext:value-type="float">
            <text:p>466182.947391259</text:p>
          </table:table-cell>
          <table:table-cell office:value-type="float" office:value="0" calcext:value-type="float">
            <text:p>0</text:p>
          </table:table-cell>
          <table:table-cell table:formula="of:=[.$D379]-[.$B379]" office:value-type="float" office:value="451217.997417752" calcext:value-type="float">
            <text:p>451217.997417752</text:p>
          </table:table-cell>
          <table:table-cell table:formula="of:=[.$F379]/[.$B379]" office:value-type="float" office:value="30.1516542465273" calcext:value-type="float">
            <text:p>30.1516542465273</text:p>
          </table:table-cell>
          <table:table-cell table:formula="of:=[.$F379]/[.$A379]" office:value-type="float" office:value="1203.24799311401" calcext:value-type="float">
            <text:p>1203.24799311401</text:p>
          </table:table-cell>
          <table:table-cell table:formula="of:=[.$B379]" office:value-type="float" office:value="14964.9499735067" calcext:value-type="float">
            <text:p>14964.9499735067</text:p>
          </table:table-cell>
          <table:table-cell table:formula="of:=[.$D379]*(1-[.$O379])" office:value-type="float" office:value="367077.114605351" calcext:value-type="float">
            <text:p>367077.114605351</text:p>
          </table:table-cell>
          <table:table-cell table:formula="of:=[.$B379]" office:value-type="float" office:value="14964.9499735067" calcext:value-type="float">
            <text:p>14964.9499735067</text:p>
          </table:table-cell>
          <table:table-cell table:formula="of:=IF(FLOOR([.$A379]/12; 1) + 1 &gt;= [$Parameters.$K$70] - [$Parameters.$K$22]; [.$D379] ; 0)" office:value-type="float" office:value="0" calcext:value-type="float">
            <text:p>0</text:p>
          </table:table-cell>
          <table:table-cell table:formula="of:=([$Parameters.$D$4]-[$Parameters.$C$4])*[.$A379]" office:value-type="float" office:value="56625" calcext:value-type="float">
            <text:p>56625</text:p>
          </table:table-cell>
          <table:table-cell table:formula="of:=[.$M379]/([$Parameters.A$4]*[.$A379])" office:value-type="float" office:value="0.00290384615384615" calcext:value-type="float">
            <text:p>0.002903846153846</text:p>
          </table:table-cell>
          <table:table-cell table:formula="of:=SUM(INDIRECT( CELL(&quot;address&quot;;  INDEX([$Parameters.$L$22:$Parameters.$L$74];  FLOOR([.$A379]/12; 1) + 1;0))&amp;&quot;:&quot;&amp;CELL(&quot;address&quot;; [$Parameters.$L$70])))" office:value-type="float" office:value="0.21259" calcext:value-type="float">
            <text:p>0.21259</text:p>
          </table:table-cell>
          <table:table-cell table:formula="of:=[.$I379]/INDEX([$Parameters.$M$22:$Parameters.$M$120];  FLOOR([.$A379]/12; 1) + 1;0)" office:value-type="float" office:value="513.025367621074" calcext:value-type="float">
            <text:p>513.025367621074</text:p>
          </table:table-cell>
          <table:table-cell table:formula="of:=[.$J379]/ INDEX([$Parameters.$M$22:$Parameters.$M$120];  FLOOR([.$A379]/12; 1) + 1;0)" office:value-type="float" office:value="12584.0628935671" calcext:value-type="float">
            <text:p>12584.0628935671</text:p>
          </table:table-cell>
          <table:table-cell table:formula="of:=([.$Q379]-[.$P379])*[$Parameters.$M$70]" office:value-type="float" office:value="196275.070171882" calcext:value-type="float">
            <text:p>196275.070171882</text:p>
          </table:table-cell>
          <table:table-cell table:number-columns-repeated="2"/>
        </table:table-row>
        <table:table-row table:style-name="ro1">
          <table:table-cell office:value-type="float" office:value="376" calcext:value-type="float">
            <text:p>376</text:p>
          </table:table-cell>
          <table:table-cell table:formula="of:=([.$B379]-[.$C379])*POWER(1+[$Parameters.$H$4];1/12)+[$Parameters.$C$4]" office:value-type="float" office:value="15506.7479437076" calcext:value-type="float">
            <text:p>15506.7479437076</text:p>
          </table:table-cell>
          <table:table-cell table:formula="of:=IF(MOD([.$A380];12)=1; ([.$B368]+[.$B371]+[.$B374]+[.$B377])/4*(1+[$Parameters.$E$4])*[$Parameters.$F$4]; 0)" office:value-type="float" office:value="0" calcext:value-type="float">
            <text:p>0</text:p>
          </table:table-cell>
          <table:table-cell table:formula="of:=([.$D379]-[.$E379])*POWER(1+[$Parameters.$I$4];1/12)+[$Parameters.$D$4]" office:value-type="float" office:value="468610.734424757" calcext:value-type="float">
            <text:p>468610.734424757</text:p>
          </table:table-cell>
          <table:table-cell office:value-type="float" office:value="0" calcext:value-type="float">
            <text:p>0</text:p>
          </table:table-cell>
          <table:table-cell table:formula="of:=[.$D380]-[.$B380]" office:value-type="float" office:value="453103.986481049" calcext:value-type="float">
            <text:p>453103.986481049</text:p>
          </table:table-cell>
          <table:table-cell table:formula="of:=[.$F380]/[.$B380]" office:value-type="float" office:value="29.2197943840902" calcext:value-type="float">
            <text:p>29.2197943840902</text:p>
          </table:table-cell>
          <table:table-cell table:formula="of:=[.$F380]/[.$A380]" office:value-type="float" office:value="1205.06379383258" calcext:value-type="float">
            <text:p>1205.06379383258</text:p>
          </table:table-cell>
          <table:table-cell table:formula="of:=[.$B380]" office:value-type="float" office:value="15506.7479437076" calcext:value-type="float">
            <text:p>15506.7479437076</text:p>
          </table:table-cell>
          <table:table-cell table:formula="of:=[.$D380]*(1-[.$O380])" office:value-type="float" office:value="368988.778393398" calcext:value-type="float">
            <text:p>368988.778393398</text:p>
          </table:table-cell>
          <table:table-cell table:formula="of:=[.$B380]" office:value-type="float" office:value="15506.7479437076" calcext:value-type="float">
            <text:p>15506.7479437076</text:p>
          </table:table-cell>
          <table:table-cell table:formula="of:=IF(FLOOR([.$A380]/12; 1) + 1 &gt;= [$Parameters.$K$70] - [$Parameters.$K$22]; [.$D380] ; 0)" office:value-type="float" office:value="0" calcext:value-type="float">
            <text:p>0</text:p>
          </table:table-cell>
          <table:table-cell table:formula="of:=([$Parameters.$D$4]-[$Parameters.$C$4])*[.$A380]" office:value-type="float" office:value="56776" calcext:value-type="float">
            <text:p>56776</text:p>
          </table:table-cell>
          <table:table-cell table:formula="of:=[.$M380]/([$Parameters.A$4]*[.$A380])" office:value-type="float" office:value="0.00290384615384615" calcext:value-type="float">
            <text:p>0.002903846153846</text:p>
          </table:table-cell>
          <table:table-cell table:formula="of:=SUM(INDIRECT( CELL(&quot;address&quot;;  INDEX([$Parameters.$L$22:$Parameters.$L$74];  FLOOR([.$A380]/12; 1) + 1;0))&amp;&quot;:&quot;&amp;CELL(&quot;address&quot;; [$Parameters.$L$70])))" office:value-type="float" office:value="0.21259" calcext:value-type="float">
            <text:p>0.21259</text:p>
          </table:table-cell>
          <table:table-cell table:formula="of:=[.$I380]/INDEX([$Parameters.$M$22:$Parameters.$M$120];  FLOOR([.$A380]/12; 1) + 1;0)" office:value-type="float" office:value="531.599175307083" calcext:value-type="float">
            <text:p>531.599175307083</text:p>
          </table:table-cell>
          <table:table-cell table:formula="of:=[.$J380]/ INDEX([$Parameters.$M$22:$Parameters.$M$120];  FLOOR([.$A380]/12; 1) + 1;0)" office:value-type="float" office:value="12649.5981622694" calcext:value-type="float">
            <text:p>12649.5981622694</text:p>
          </table:table-cell>
          <table:table-cell table:formula="of:=([.$Q380]-[.$P380])*[$Parameters.$M$70]" office:value-type="float" office:value="197038.663528007" calcext:value-type="float">
            <text:p>197038.663528007</text:p>
          </table:table-cell>
          <table:table-cell table:number-columns-repeated="2"/>
        </table:table-row>
        <table:table-row table:style-name="ro1">
          <table:table-cell office:value-type="float" office:value="377" calcext:value-type="float">
            <text:p>377</text:p>
          </table:table-cell>
          <table:table-cell table:formula="of:=([.$B380]-[.$C380])*POWER(1+[$Parameters.$H$4];1/12)+[$Parameters.$C$4]" office:value-type="float" office:value="16054.4942336102" calcext:value-type="float">
            <text:p>16054.4942336102</text:p>
          </table:table-cell>
          <table:table-cell table:formula="of:=IF(MOD([.$A381];12)=1; ([.$B369]+[.$B372]+[.$B375]+[.$B378])/4*(1+[$Parameters.$E$4])*[$Parameters.$F$4]; 0)" office:value-type="float" office:value="0" calcext:value-type="float">
            <text:p>0</text:p>
          </table:table-cell>
          <table:table-cell table:formula="of:=([.$D380]-[.$E380])*POWER(1+[$Parameters.$I$4];1/12)+[$Parameters.$D$4]" office:value-type="float" office:value="471048.41256315" calcext:value-type="float">
            <text:p>471048.41256315</text:p>
          </table:table-cell>
          <table:table-cell office:value-type="float" office:value="0" calcext:value-type="float">
            <text:p>0</text:p>
          </table:table-cell>
          <table:table-cell table:formula="of:=[.$D381]-[.$B381]" office:value-type="float" office:value="454993.918329539" calcext:value-type="float">
            <text:p>454993.918329539</text:p>
          </table:table-cell>
          <table:table-cell table:formula="of:=[.$F381]/[.$B381]" office:value-type="float" office:value="28.340594957953" calcext:value-type="float">
            <text:p>28.340594957953</text:p>
          </table:table-cell>
          <table:table-cell table:formula="of:=[.$F381]/[.$A381]" office:value-type="float" office:value="1206.88041997225" calcext:value-type="float">
            <text:p>1206.88041997225</text:p>
          </table:table-cell>
          <table:table-cell table:formula="of:=[.$B381]" office:value-type="float" office:value="16054.4942336102" calcext:value-type="float">
            <text:p>16054.4942336102</text:p>
          </table:table-cell>
          <table:table-cell table:formula="of:=[.$D381]*(1-[.$O381])" office:value-type="float" office:value="370908.23053635" calcext:value-type="float">
            <text:p>370908.23053635</text:p>
          </table:table-cell>
          <table:table-cell table:formula="of:=[.$B381]" office:value-type="float" office:value="16054.4942336102" calcext:value-type="float">
            <text:p>16054.4942336102</text:p>
          </table:table-cell>
          <table:table-cell table:formula="of:=IF(FLOOR([.$A381]/12; 1) + 1 &gt;= [$Parameters.$K$70] - [$Parameters.$K$22]; [.$D381] ; 0)" office:value-type="float" office:value="0" calcext:value-type="float">
            <text:p>0</text:p>
          </table:table-cell>
          <table:table-cell table:formula="of:=([$Parameters.$D$4]-[$Parameters.$C$4])*[.$A381]" office:value-type="float" office:value="56927" calcext:value-type="float">
            <text:p>56927</text:p>
          </table:table-cell>
          <table:table-cell table:formula="of:=[.$M381]/([$Parameters.A$4]*[.$A381])" office:value-type="float" office:value="0.00290384615384615" calcext:value-type="float">
            <text:p>0.002903846153846</text:p>
          </table:table-cell>
          <table:table-cell table:formula="of:=SUM(INDIRECT( CELL(&quot;address&quot;;  INDEX([$Parameters.$L$22:$Parameters.$L$74];  FLOOR([.$A381]/12; 1) + 1;0))&amp;&quot;:&quot;&amp;CELL(&quot;address&quot;; [$Parameters.$L$70])))" office:value-type="float" office:value="0.21259" calcext:value-type="float">
            <text:p>0.21259</text:p>
          </table:table-cell>
          <table:table-cell table:formula="of:=[.$I381]/INDEX([$Parameters.$M$22:$Parameters.$M$120];  FLOOR([.$A381]/12; 1) + 1;0)" office:value-type="float" office:value="550.376902077828" calcext:value-type="float">
            <text:p>550.376902077828</text:p>
          </table:table-cell>
          <table:table-cell table:formula="of:=[.$J381]/ INDEX([$Parameters.$M$22:$Parameters.$M$120];  FLOOR([.$A381]/12; 1) + 1;0)" office:value-type="float" office:value="12715.4004297686" calcext:value-type="float">
            <text:p>12715.4004297686</text:p>
          </table:table-cell>
          <table:table-cell table:formula="of:=([.$Q381]-[.$P381])*[$Parameters.$M$70]" office:value-type="float" office:value="197803.282560252" calcext:value-type="float">
            <text:p>197803.282560252</text:p>
          </table:table-cell>
          <table:table-cell table:number-columns-repeated="2"/>
        </table:table-row>
        <table:table-row table:style-name="ro1">
          <table:table-cell office:value-type="float" office:value="378" calcext:value-type="float">
            <text:p>378</text:p>
          </table:table-cell>
          <table:table-cell table:formula="of:=([.$B381]-[.$C381])*POWER(1+[$Parameters.$H$4];1/12)+[$Parameters.$C$4]" office:value-type="float" office:value="16608.254148936" calcext:value-type="float">
            <text:p>16608.254148936</text:p>
          </table:table-cell>
          <table:table-cell table:formula="of:=IF(MOD([.$A382];12)=1; ([.$B370]+[.$B373]+[.$B376]+[.$B379])/4*(1+[$Parameters.$E$4])*[$Parameters.$F$4]; 0)" office:value-type="float" office:value="0" calcext:value-type="float">
            <text:p>0</text:p>
          </table:table-cell>
          <table:table-cell table:formula="of:=([.$D381]-[.$E381])*POWER(1+[$Parameters.$I$4];1/12)+[$Parameters.$D$4]" office:value-type="float" office:value="473496.022104023" calcext:value-type="float">
            <text:p>473496.022104023</text:p>
          </table:table-cell>
          <table:table-cell office:value-type="float" office:value="0" calcext:value-type="float">
            <text:p>0</text:p>
          </table:table-cell>
          <table:table-cell table:formula="of:=[.$D382]-[.$B382]" office:value-type="float" office:value="456887.767955087" calcext:value-type="float">
            <text:p>456887.767955087</text:p>
          </table:table-cell>
          <table:table-cell table:formula="of:=[.$F382]/[.$B382]" office:value-type="float" office:value="27.5096806598639" calcext:value-type="float">
            <text:p>27.5096806598639</text:p>
          </table:table-cell>
          <table:table-cell table:formula="of:=[.$F382]/[.$A382]" office:value-type="float" office:value="1208.69779882298" calcext:value-type="float">
            <text:p>1208.69779882298</text:p>
          </table:table-cell>
          <table:table-cell table:formula="of:=[.$B382]" office:value-type="float" office:value="16608.254148936" calcext:value-type="float">
            <text:p>16608.254148936</text:p>
          </table:table-cell>
          <table:table-cell table:formula="of:=[.$D382]*(1-[.$O382])" office:value-type="float" office:value="372835.502764929" calcext:value-type="float">
            <text:p>372835.502764929</text:p>
          </table:table-cell>
          <table:table-cell table:formula="of:=[.$B382]" office:value-type="float" office:value="16608.254148936" calcext:value-type="float">
            <text:p>16608.254148936</text:p>
          </table:table-cell>
          <table:table-cell table:formula="of:=IF(FLOOR([.$A382]/12; 1) + 1 &gt;= [$Parameters.$K$70] - [$Parameters.$K$22]; [.$D382] ; 0)" office:value-type="float" office:value="0" calcext:value-type="float">
            <text:p>0</text:p>
          </table:table-cell>
          <table:table-cell table:formula="of:=([$Parameters.$D$4]-[$Parameters.$C$4])*[.$A382]" office:value-type="float" office:value="57078" calcext:value-type="float">
            <text:p>57078</text:p>
          </table:table-cell>
          <table:table-cell table:formula="of:=[.$M382]/([$Parameters.A$4]*[.$A382])" office:value-type="float" office:value="0.00290384615384615" calcext:value-type="float">
            <text:p>0.002903846153846</text:p>
          </table:table-cell>
          <table:table-cell table:formula="of:=SUM(INDIRECT( CELL(&quot;address&quot;;  INDEX([$Parameters.$L$22:$Parameters.$L$74];  FLOOR([.$A382]/12; 1) + 1;0))&amp;&quot;:&quot;&amp;CELL(&quot;address&quot;; [$Parameters.$L$70])))" office:value-type="float" office:value="0.21259" calcext:value-type="float">
            <text:p>0.21259</text:p>
          </table:table-cell>
          <table:table-cell table:formula="of:=[.$I382]/INDEX([$Parameters.$M$22:$Parameters.$M$120];  FLOOR([.$A382]/12; 1) + 1;0)" office:value-type="float" office:value="569.360786730749" calcext:value-type="float">
            <text:p>569.360786730749</text:p>
          </table:table-cell>
          <table:table-cell table:formula="of:=[.$J382]/ INDEX([$Parameters.$M$22:$Parameters.$M$120];  FLOOR([.$A382]/12; 1) + 1;0)" office:value-type="float" office:value="12781.4707838508" calcext:value-type="float">
            <text:p>12781.4707838508</text:p>
          </table:table-cell>
          <table:table-cell table:formula="of:=([.$Q382]-[.$P382])*[$Parameters.$M$70]" office:value-type="float" office:value="198568.908553172" calcext:value-type="float">
            <text:p>198568.908553172</text:p>
          </table:table-cell>
          <table:table-cell table:number-columns-repeated="2"/>
        </table:table-row>
        <table:table-row table:style-name="ro1">
          <table:table-cell office:value-type="float" office:value="379" calcext:value-type="float">
            <text:p>379</text:p>
          </table:table-cell>
          <table:table-cell table:formula="of:=([.$B382]-[.$C382])*POWER(1+[$Parameters.$H$4];1/12)+[$Parameters.$C$4]" office:value-type="float" office:value="17168.093712388" calcext:value-type="float">
            <text:p>17168.093712388</text:p>
          </table:table-cell>
          <table:table-cell table:formula="of:=IF(MOD([.$A383];12)=1; ([.$B371]+[.$B374]+[.$B377]+[.$B380])/4*(1+[$Parameters.$E$4])*[$Parameters.$F$4]; 0)" office:value-type="float" office:value="0" calcext:value-type="float">
            <text:p>0</text:p>
          </table:table-cell>
          <table:table-cell table:formula="of:=([.$D382]-[.$E382])*POWER(1+[$Parameters.$I$4];1/12)+[$Parameters.$D$4]" office:value-type="float" office:value="475953.60350914" calcext:value-type="float">
            <text:p>475953.60350914</text:p>
          </table:table-cell>
          <table:table-cell office:value-type="float" office:value="0" calcext:value-type="float">
            <text:p>0</text:p>
          </table:table-cell>
          <table:table-cell table:formula="of:=[.$D383]-[.$B383]" office:value-type="float" office:value="458785.509796752" calcext:value-type="float">
            <text:p>458785.509796752</text:p>
          </table:table-cell>
          <table:table-cell table:formula="of:=[.$F383]/[.$B383]" office:value-type="float" office:value="26.723148037438" calcext:value-type="float">
            <text:p>26.723148037438</text:p>
          </table:table-cell>
          <table:table-cell table:formula="of:=[.$F383]/[.$A383]" office:value-type="float" office:value="1210.51585698351" calcext:value-type="float">
            <text:p>1210.51585698351</text:p>
          </table:table-cell>
          <table:table-cell table:formula="of:=[.$B383]" office:value-type="float" office:value="17168.093712388" calcext:value-type="float">
            <text:p>17168.093712388</text:p>
          </table:table-cell>
          <table:table-cell table:formula="of:=[.$D383]*(1-[.$O383])" office:value-type="float" office:value="374770.626939132" calcext:value-type="float">
            <text:p>374770.626939132</text:p>
          </table:table-cell>
          <table:table-cell table:formula="of:=[.$B383]" office:value-type="float" office:value="17168.093712388" calcext:value-type="float">
            <text:p>17168.093712388</text:p>
          </table:table-cell>
          <table:table-cell table:formula="of:=IF(FLOOR([.$A383]/12; 1) + 1 &gt;= [$Parameters.$K$70] - [$Parameters.$K$22]; [.$D383] ; 0)" office:value-type="float" office:value="0" calcext:value-type="float">
            <text:p>0</text:p>
          </table:table-cell>
          <table:table-cell table:formula="of:=([$Parameters.$D$4]-[$Parameters.$C$4])*[.$A383]" office:value-type="float" office:value="57229" calcext:value-type="float">
            <text:p>57229</text:p>
          </table:table-cell>
          <table:table-cell table:formula="of:=[.$M383]/([$Parameters.A$4]*[.$A383])" office:value-type="float" office:value="0.00290384615384615" calcext:value-type="float">
            <text:p>0.002903846153846</text:p>
          </table:table-cell>
          <table:table-cell table:formula="of:=SUM(INDIRECT( CELL(&quot;address&quot;;  INDEX([$Parameters.$L$22:$Parameters.$L$74];  FLOOR([.$A383]/12; 1) + 1;0))&amp;&quot;:&quot;&amp;CELL(&quot;address&quot;; [$Parameters.$L$70])))" office:value-type="float" office:value="0.21259" calcext:value-type="float">
            <text:p>0.21259</text:p>
          </table:table-cell>
          <table:table-cell table:formula="of:=[.$I383]/INDEX([$Parameters.$M$22:$Parameters.$M$120];  FLOOR([.$A383]/12; 1) + 1;0)" office:value-type="float" office:value="588.553092642714" calcext:value-type="float">
            <text:p>588.553092642714</text:p>
          </table:table-cell>
          <table:table-cell table:formula="of:=[.$J383]/ INDEX([$Parameters.$M$22:$Parameters.$M$120];  FLOOR([.$A383]/12; 1) + 1;0)" office:value-type="float" office:value="12847.810316734" calcext:value-type="float">
            <text:p>12847.810316734</text:p>
          </table:table-cell>
          <table:table-cell table:formula="of:=([.$Q383]-[.$P383])*[$Parameters.$M$70]" office:value-type="float" office:value="199335.522463725" calcext:value-type="float">
            <text:p>199335.522463725</text:p>
          </table:table-cell>
          <table:table-cell table:number-columns-repeated="2"/>
        </table:table-row>
        <table:table-row table:style-name="ro1">
          <table:table-cell office:value-type="float" office:value="380" calcext:value-type="float">
            <text:p>380</text:p>
          </table:table-cell>
          <table:table-cell table:formula="of:=([.$B383]-[.$C383])*POWER(1+[$Parameters.$H$4];1/12)+[$Parameters.$C$4]" office:value-type="float" office:value="17734.079671523" calcext:value-type="float">
            <text:p>17734.079671523</text:p>
          </table:table-cell>
          <table:table-cell table:formula="of:=IF(MOD([.$A384];12)=1; ([.$B372]+[.$B375]+[.$B378]+[.$B381])/4*(1+[$Parameters.$E$4])*[$Parameters.$F$4]; 0)" office:value-type="float" office:value="0" calcext:value-type="float">
            <text:p>0</text:p>
          </table:table-cell>
          <table:table-cell table:formula="of:=([.$D383]-[.$E383])*POWER(1+[$Parameters.$I$4];1/12)+[$Parameters.$D$4]" office:value-type="float" office:value="478421.19740511" calcext:value-type="float">
            <text:p>478421.19740511</text:p>
          </table:table-cell>
          <table:table-cell office:value-type="float" office:value="0" calcext:value-type="float">
            <text:p>0</text:p>
          </table:table-cell>
          <table:table-cell table:formula="of:=[.$D384]-[.$B384]" office:value-type="float" office:value="460687.117733587" calcext:value-type="float">
            <text:p>460687.117733587</text:p>
          </table:table-cell>
          <table:table-cell table:formula="of:=[.$F384]/[.$B384]" office:value-type="float" office:value="25.9775035562374" calcext:value-type="float">
            <text:p>25.9775035562374</text:p>
          </table:table-cell>
          <table:table-cell table:formula="of:=[.$F384]/[.$A384]" office:value-type="float" office:value="1212.33452035154" calcext:value-type="float">
            <text:p>1212.33452035154</text:p>
          </table:table-cell>
          <table:table-cell table:formula="of:=[.$B384]" office:value-type="float" office:value="17734.079671523" calcext:value-type="float">
            <text:p>17734.079671523</text:p>
          </table:table-cell>
          <table:table-cell table:formula="of:=[.$D384]*(1-[.$O384])" office:value-type="float" office:value="376713.635048757" calcext:value-type="float">
            <text:p>376713.635048757</text:p>
          </table:table-cell>
          <table:table-cell table:formula="of:=[.$B384]" office:value-type="float" office:value="17734.079671523" calcext:value-type="float">
            <text:p>17734.079671523</text:p>
          </table:table-cell>
          <table:table-cell table:formula="of:=IF(FLOOR([.$A384]/12; 1) + 1 &gt;= [$Parameters.$K$70] - [$Parameters.$K$22]; [.$D384] ; 0)" office:value-type="float" office:value="0" calcext:value-type="float">
            <text:p>0</text:p>
          </table:table-cell>
          <table:table-cell table:formula="of:=([$Parameters.$D$4]-[$Parameters.$C$4])*[.$A384]" office:value-type="float" office:value="57380" calcext:value-type="float">
            <text:p>57380</text:p>
          </table:table-cell>
          <table:table-cell table:formula="of:=[.$M384]/([$Parameters.A$4]*[.$A384])" office:value-type="float" office:value="0.00290384615384615" calcext:value-type="float">
            <text:p>0.002903846153846</text:p>
          </table:table-cell>
          <table:table-cell table:formula="of:=SUM(INDIRECT( CELL(&quot;address&quot;;  INDEX([$Parameters.$L$22:$Parameters.$L$74];  FLOOR([.$A384]/12; 1) + 1;0))&amp;&quot;:&quot;&amp;CELL(&quot;address&quot;; [$Parameters.$L$70])))" office:value-type="float" office:value="0.21259" calcext:value-type="float">
            <text:p>0.21259</text:p>
          </table:table-cell>
          <table:table-cell table:formula="of:=[.$I384]/INDEX([$Parameters.$M$22:$Parameters.$M$120];  FLOOR([.$A384]/12; 1) + 1;0)" office:value-type="float" office:value="607.956108039869" calcext:value-type="float">
            <text:p>607.956108039869</text:p>
          </table:table-cell>
          <table:table-cell table:formula="of:=[.$J384]/ INDEX([$Parameters.$M$22:$Parameters.$M$120];  FLOOR([.$A384]/12; 1) + 1;0)" office:value-type="float" office:value="12914.420125086" calcext:value-type="float">
            <text:p>12914.420125086</text:p>
          </table:table-cell>
          <table:table-cell table:formula="of:=([.$Q384]-[.$P384])*[$Parameters.$M$70]" office:value-type="float" office:value="200103.104917169" calcext:value-type="float">
            <text:p>200103.104917169</text:p>
          </table:table-cell>
          <table:table-cell table:number-columns-repeated="2"/>
        </table:table-row>
        <table:table-row table:style-name="ro1">
          <table:table-cell office:value-type="float" office:value="381" calcext:value-type="float">
            <text:p>381</text:p>
          </table:table-cell>
          <table:table-cell table:formula="of:=([.$B384]-[.$C384])*POWER(1+[$Parameters.$H$4];1/12)+[$Parameters.$C$4]" office:value-type="float" office:value="18306.2795067092" calcext:value-type="float">
            <text:p>18306.2795067092</text:p>
          </table:table-cell>
          <table:table-cell table:formula="of:=IF(MOD([.$A385];12)=1; ([.$B373]+[.$B376]+[.$B379]+[.$B382])/4*(1+[$Parameters.$E$4])*[$Parameters.$F$4]; 0)" office:value-type="float" office:value="0" calcext:value-type="float">
            <text:p>0</text:p>
          </table:table-cell>
          <table:table-cell table:formula="of:=([.$D384]-[.$E384])*POWER(1+[$Parameters.$I$4];1/12)+[$Parameters.$D$4]" office:value-type="float" office:value="480898.844584059" calcext:value-type="float">
            <text:p>480898.844584059</text:p>
          </table:table-cell>
          <table:table-cell office:value-type="float" office:value="0" calcext:value-type="float">
            <text:p>0</text:p>
          </table:table-cell>
          <table:table-cell table:formula="of:=[.$D385]-[.$B385]" office:value-type="float" office:value="462592.56507735" calcext:value-type="float">
            <text:p>462592.56507735</text:p>
          </table:table-cell>
          <table:table-cell table:formula="of:=[.$F385]/[.$B385]" office:value-type="float" office:value="25.2696111685507" calcext:value-type="float">
            <text:p>25.2696111685507</text:p>
          </table:table-cell>
          <table:table-cell table:formula="of:=[.$F385]/[.$A385]" office:value-type="float" office:value="1214.15371411378" calcext:value-type="float">
            <text:p>1214.15371411378</text:p>
          </table:table-cell>
          <table:table-cell table:formula="of:=[.$B385]" office:value-type="float" office:value="18306.2795067092" calcext:value-type="float">
            <text:p>18306.2795067092</text:p>
          </table:table-cell>
          <table:table-cell table:formula="of:=[.$D385]*(1-[.$O385])" office:value-type="float" office:value="378664.559213934" calcext:value-type="float">
            <text:p>378664.559213934</text:p>
          </table:table-cell>
          <table:table-cell table:formula="of:=[.$B385]" office:value-type="float" office:value="18306.2795067092" calcext:value-type="float">
            <text:p>18306.2795067092</text:p>
          </table:table-cell>
          <table:table-cell table:formula="of:=IF(FLOOR([.$A385]/12; 1) + 1 &gt;= [$Parameters.$K$70] - [$Parameters.$K$22]; [.$D385] ; 0)" office:value-type="float" office:value="0" calcext:value-type="float">
            <text:p>0</text:p>
          </table:table-cell>
          <table:table-cell table:formula="of:=([$Parameters.$D$4]-[$Parameters.$C$4])*[.$A385]" office:value-type="float" office:value="57531" calcext:value-type="float">
            <text:p>57531</text:p>
          </table:table-cell>
          <table:table-cell table:formula="of:=[.$M385]/([$Parameters.A$4]*[.$A385])" office:value-type="float" office:value="0.00290384615384615" calcext:value-type="float">
            <text:p>0.002903846153846</text:p>
          </table:table-cell>
          <table:table-cell table:formula="of:=SUM(INDIRECT( CELL(&quot;address&quot;;  INDEX([$Parameters.$L$22:$Parameters.$L$74];  FLOOR([.$A385]/12; 1) + 1;0))&amp;&quot;:&quot;&amp;CELL(&quot;address&quot;; [$Parameters.$L$70])))" office:value-type="float" office:value="0.21259" calcext:value-type="float">
            <text:p>0.21259</text:p>
          </table:table-cell>
          <table:table-cell table:formula="of:=[.$I385]/INDEX([$Parameters.$M$22:$Parameters.$M$120];  FLOOR([.$A385]/12; 1) + 1;0)" office:value-type="float" office:value="627.572146270456" calcext:value-type="float">
            <text:p>627.572146270456</text:p>
          </table:table-cell>
          <table:table-cell table:formula="of:=[.$J385]/ INDEX([$Parameters.$M$22:$Parameters.$M$120];  FLOOR([.$A385]/12; 1) + 1;0)" office:value-type="float" office:value="12981.3013100423" calcext:value-type="float">
            <text:p>12981.3013100423</text:p>
          </table:table-cell>
          <table:table-cell table:formula="of:=([.$Q385]-[.$P385])*[$Parameters.$M$70]" office:value-type="float" office:value="200871.63620293" calcext:value-type="float">
            <text:p>200871.63620293</text:p>
          </table:table-cell>
          <table:table-cell table:number-columns-repeated="2"/>
        </table:table-row>
        <table:table-row table:style-name="ro1">
          <table:table-cell office:value-type="float" office:value="382" calcext:value-type="float">
            <text:p>382</text:p>
          </table:table-cell>
          <table:table-cell table:formula="of:=([.$B385]-[.$C385])*POWER(1+[$Parameters.$H$4];1/12)+[$Parameters.$C$4]" office:value-type="float" office:value="18884.7614391719" calcext:value-type="float">
            <text:p>18884.7614391719</text:p>
          </table:table-cell>
          <table:table-cell table:formula="of:=IF(MOD([.$A386];12)=1; ([.$B374]+[.$B377]+[.$B380]+[.$B383])/4*(1+[$Parameters.$E$4])*[$Parameters.$F$4]; 0)" office:value-type="float" office:value="0" calcext:value-type="float">
            <text:p>0</text:p>
          </table:table-cell>
          <table:table-cell table:formula="of:=([.$D385]-[.$E385])*POWER(1+[$Parameters.$I$4];1/12)+[$Parameters.$D$4]" office:value-type="float" office:value="483386.586004308" calcext:value-type="float">
            <text:p>483386.586004308</text:p>
          </table:table-cell>
          <table:table-cell office:value-type="float" office:value="0" calcext:value-type="float">
            <text:p>0</text:p>
          </table:table-cell>
          <table:table-cell table:formula="of:=[.$D386]-[.$B386]" office:value-type="float" office:value="464501.824565136" calcext:value-type="float">
            <text:p>464501.824565136</text:p>
          </table:table-cell>
          <table:table-cell table:formula="of:=[.$F386]/[.$B386]" office:value-type="float" office:value="24.59664772898" calcext:value-type="float">
            <text:p>24.59664772898</text:p>
          </table:table-cell>
          <table:table-cell table:formula="of:=[.$F386]/[.$A386]" office:value-type="float" office:value="1215.97336273596" calcext:value-type="float">
            <text:p>1215.97336273596</text:p>
          </table:table-cell>
          <table:table-cell table:formula="of:=[.$B386]" office:value-type="float" office:value="18884.7614391719" calcext:value-type="float">
            <text:p>18884.7614391719</text:p>
          </table:table-cell>
          <table:table-cell table:formula="of:=[.$D386]*(1-[.$O386])" office:value-type="float" office:value="380623.431685652" calcext:value-type="float">
            <text:p>380623.431685652</text:p>
          </table:table-cell>
          <table:table-cell table:formula="of:=[.$B386]" office:value-type="float" office:value="18884.7614391719" calcext:value-type="float">
            <text:p>18884.7614391719</text:p>
          </table:table-cell>
          <table:table-cell table:formula="of:=IF(FLOOR([.$A386]/12; 1) + 1 &gt;= [$Parameters.$K$70] - [$Parameters.$K$22]; [.$D386] ; 0)" office:value-type="float" office:value="0" calcext:value-type="float">
            <text:p>0</text:p>
          </table:table-cell>
          <table:table-cell table:formula="of:=([$Parameters.$D$4]-[$Parameters.$C$4])*[.$A386]" office:value-type="float" office:value="57682" calcext:value-type="float">
            <text:p>57682</text:p>
          </table:table-cell>
          <table:table-cell table:formula="of:=[.$M386]/([$Parameters.A$4]*[.$A386])" office:value-type="float" office:value="0.00290384615384615" calcext:value-type="float">
            <text:p>0.002903846153846</text:p>
          </table:table-cell>
          <table:table-cell table:formula="of:=SUM(INDIRECT( CELL(&quot;address&quot;;  INDEX([$Parameters.$L$22:$Parameters.$L$74];  FLOOR([.$A386]/12; 1) + 1;0))&amp;&quot;:&quot;&amp;CELL(&quot;address&quot;; [$Parameters.$L$70])))" office:value-type="float" office:value="0.21259" calcext:value-type="float">
            <text:p>0.21259</text:p>
          </table:table-cell>
          <table:table-cell table:formula="of:=[.$I386]/INDEX([$Parameters.$M$22:$Parameters.$M$120];  FLOOR([.$A386]/12; 1) + 1;0)" office:value-type="float" office:value="647.403546080626" calcext:value-type="float">
            <text:p>647.403546080626</text:p>
          </table:table-cell>
          <table:table-cell table:formula="of:=[.$J386]/ INDEX([$Parameters.$M$22:$Parameters.$M$120];  FLOOR([.$A386]/12; 1) + 1;0)" office:value-type="float" office:value="13048.454977225" calcext:value-type="float">
            <text:p>13048.454977225</text:p>
          </table:table-cell>
          <table:table-cell table:formula="of:=([.$Q386]-[.$P386])*[$Parameters.$M$70]" office:value-type="float" office:value="201641.096270407" calcext:value-type="float">
            <text:p>201641.096270407</text:p>
          </table:table-cell>
          <table:table-cell table:number-columns-repeated="2"/>
        </table:table-row>
        <table:table-row table:style-name="ro1">
          <table:table-cell office:value-type="float" office:value="383" calcext:value-type="float">
            <text:p>383</text:p>
          </table:table-cell>
          <table:table-cell table:formula="of:=([.$B386]-[.$C386])*POWER(1+[$Parameters.$H$4];1/12)+[$Parameters.$C$4]" office:value-type="float" office:value="19469.5944391269" calcext:value-type="float">
            <text:p>19469.5944391269</text:p>
          </table:table-cell>
          <table:table-cell table:formula="of:=IF(MOD([.$A387];12)=1; ([.$B375]+[.$B378]+[.$B381]+[.$B384])/4*(1+[$Parameters.$E$4])*[$Parameters.$F$4]; 0)" office:value-type="float" office:value="0" calcext:value-type="float">
            <text:p>0</text:p>
          </table:table-cell>
          <table:table-cell table:formula="of:=([.$D386]-[.$E386])*POWER(1+[$Parameters.$I$4];1/12)+[$Parameters.$D$4]" office:value-type="float" office:value="485884.462791045" calcext:value-type="float">
            <text:p>485884.462791045</text:p>
          </table:table-cell>
          <table:table-cell office:value-type="float" office:value="0" calcext:value-type="float">
            <text:p>0</text:p>
          </table:table-cell>
          <table:table-cell table:formula="of:=[.$D387]-[.$B387]" office:value-type="float" office:value="466414.868351918" calcext:value-type="float">
            <text:p>466414.868351918</text:p>
          </table:table-cell>
          <table:table-cell table:formula="of:=[.$F387]/[.$B387]" office:value-type="float" office:value="23.9560649201091" calcext:value-type="float">
            <text:p>23.9560649201091</text:p>
          </table:table-cell>
          <table:table-cell table:formula="of:=[.$F387]/[.$A387]" office:value-type="float" office:value="1217.79338995279" calcext:value-type="float">
            <text:p>1217.79338995279</text:p>
          </table:table-cell>
          <table:table-cell table:formula="of:=[.$B387]" office:value-type="float" office:value="19469.5944391269" calcext:value-type="float">
            <text:p>19469.5944391269</text:p>
          </table:table-cell>
          <table:table-cell table:formula="of:=[.$D387]*(1-[.$O387])" office:value-type="float" office:value="382590.284846297" calcext:value-type="float">
            <text:p>382590.284846297</text:p>
          </table:table-cell>
          <table:table-cell table:formula="of:=[.$B387]" office:value-type="float" office:value="19469.5944391269" calcext:value-type="float">
            <text:p>19469.5944391269</text:p>
          </table:table-cell>
          <table:table-cell table:formula="of:=IF(FLOOR([.$A387]/12; 1) + 1 &gt;= [$Parameters.$K$70] - [$Parameters.$K$22]; [.$D387] ; 0)" office:value-type="float" office:value="0" calcext:value-type="float">
            <text:p>0</text:p>
          </table:table-cell>
          <table:table-cell table:formula="of:=([$Parameters.$D$4]-[$Parameters.$C$4])*[.$A387]" office:value-type="float" office:value="57833" calcext:value-type="float">
            <text:p>57833</text:p>
          </table:table-cell>
          <table:table-cell table:formula="of:=[.$M387]/([$Parameters.A$4]*[.$A387])" office:value-type="float" office:value="0.00290384615384615" calcext:value-type="float">
            <text:p>0.002903846153846</text:p>
          </table:table-cell>
          <table:table-cell table:formula="of:=SUM(INDIRECT( CELL(&quot;address&quot;;  INDEX([$Parameters.$L$22:$Parameters.$L$74];  FLOOR([.$A387]/12; 1) + 1;0))&amp;&quot;:&quot;&amp;CELL(&quot;address&quot;; [$Parameters.$L$70])))" office:value-type="float" office:value="0.21259" calcext:value-type="float">
            <text:p>0.21259</text:p>
          </table:table-cell>
          <table:table-cell table:formula="of:=[.$I387]/INDEX([$Parameters.$M$22:$Parameters.$M$120];  FLOOR([.$A387]/12; 1) + 1;0)" office:value-type="float" office:value="667.452671893277" calcext:value-type="float">
            <text:p>667.452671893277</text:p>
          </table:table-cell>
          <table:table-cell table:formula="of:=[.$J387]/ INDEX([$Parameters.$M$22:$Parameters.$M$120];  FLOOR([.$A387]/12; 1) + 1;0)" office:value-type="float" office:value="13115.8822367603" calcext:value-type="float">
            <text:p>13115.8822367603</text:p>
          </table:table-cell>
          <table:table-cell table:formula="of:=([.$Q387]-[.$P387])*[$Parameters.$M$70]" office:value-type="float" office:value="202411.464724737" calcext:value-type="float">
            <text:p>202411.464724737</text:p>
          </table:table-cell>
          <table:table-cell table:number-columns-repeated="2"/>
        </table:table-row>
        <table:table-row table:style-name="ro1">
          <table:table-cell office:value-type="float" office:value="384" calcext:value-type="float">
            <text:p>384</text:p>
          </table:table-cell>
          <table:table-cell table:formula="of:=([.$B387]-[.$C387])*POWER(1+[$Parameters.$H$4];1/12)+[$Parameters.$C$4]" office:value-type="float" office:value="20060.848234004" calcext:value-type="float">
            <text:p>20060.848234004</text:p>
          </table:table-cell>
          <table:table-cell table:formula="of:=IF(MOD([.$A388];12)=1; ([.$B376]+[.$B379]+[.$B382]+[.$B385])/4*(1+[$Parameters.$E$4])*[$Parameters.$F$4]; 0)" office:value-type="float" office:value="0" calcext:value-type="float">
            <text:p>0</text:p>
          </table:table-cell>
          <table:table-cell table:formula="of:=([.$D387]-[.$E387])*POWER(1+[$Parameters.$I$4];1/12)+[$Parameters.$D$4]" office:value-type="float" office:value="488392.516237007" calcext:value-type="float">
            <text:p>488392.516237007</text:p>
          </table:table-cell>
          <table:table-cell office:value-type="float" office:value="0" calcext:value-type="float">
            <text:p>0</text:p>
          </table:table-cell>
          <table:table-cell table:formula="of:=[.$D388]-[.$B388]" office:value-type="float" office:value="468331.668003003" calcext:value-type="float">
            <text:p>468331.668003003</text:p>
          </table:table-cell>
          <table:table-cell table:formula="of:=[.$F388]/[.$B388]" office:value-type="float" office:value="23.3455566055857" calcext:value-type="float">
            <text:p>23.3455566055857</text:p>
          </table:table-cell>
          <table:table-cell table:formula="of:=[.$F388]/[.$A388]" office:value-type="float" office:value="1219.61371875782" calcext:value-type="float">
            <text:p>1219.61371875782</text:p>
          </table:table-cell>
          <table:table-cell table:formula="of:=[.$B388]" office:value-type="float" office:value="20060.848234004" calcext:value-type="float">
            <text:p>20060.848234004</text:p>
          </table:table-cell>
          <table:table-cell table:formula="of:=[.$D388]*(1-[.$O388])" office:value-type="float" office:value="387297.218946011" calcext:value-type="float">
            <text:p>387297.218946011</text:p>
          </table:table-cell>
          <table:table-cell table:formula="of:=[.$B388]" office:value-type="float" office:value="20060.848234004" calcext:value-type="float">
            <text:p>20060.848234004</text:p>
          </table:table-cell>
          <table:table-cell table:formula="of:=IF(FLOOR([.$A388]/12; 1) + 1 &gt;= [$Parameters.$K$70] - [$Parameters.$K$22]; [.$D388] ; 0)" office:value-type="float" office:value="0" calcext:value-type="float">
            <text:p>0</text:p>
          </table:table-cell>
          <table:table-cell table:formula="of:=([$Parameters.$D$4]-[$Parameters.$C$4])*[.$A388]" office:value-type="float" office:value="57984" calcext:value-type="float">
            <text:p>57984</text:p>
          </table:table-cell>
          <table:table-cell table:formula="of:=[.$M388]/([$Parameters.A$4]*[.$A388])" office:value-type="float" office:value="0.00290384615384615" calcext:value-type="float">
            <text:p>0.002903846153846</text:p>
          </table:table-cell>
          <table:table-cell table:formula="of:=SUM(INDIRECT( CELL(&quot;address&quot;;  INDEX([$Parameters.$L$22:$Parameters.$L$74];  FLOOR([.$A388]/12; 1) + 1;0))&amp;&quot;:&quot;&amp;CELL(&quot;address&quot;; [$Parameters.$L$70])))" office:value-type="float" office:value="0.206996" calcext:value-type="float">
            <text:p>0.206996</text:p>
          </table:table-cell>
          <table:table-cell table:formula="of:=[.$I388]/INDEX([$Parameters.$M$22:$Parameters.$M$120];  FLOOR([.$A388]/12; 1) + 1;0)" office:value-type="float" office:value="708.11324511133" calcext:value-type="float">
            <text:p>708.11324511133</text:p>
          </table:table-cell>
          <table:table-cell table:formula="of:=[.$J388]/ INDEX([$Parameters.$M$22:$Parameters.$M$120];  FLOOR([.$A388]/12; 1) + 1;0)" office:value-type="float" office:value="13670.9219536185" calcext:value-type="float">
            <text:p>13670.9219536185</text:p>
          </table:table-cell>
          <table:table-cell table:formula="of:=([.$Q388]-[.$P388])*[$Parameters.$M$70]" office:value-type="float" office:value="210775.269600326" calcext:value-type="float">
            <text:p>210775.269600326</text:p>
          </table:table-cell>
          <table:table-cell table:number-columns-repeated="2"/>
        </table:table-row>
        <table:table-row table:style-name="ro1">
          <table:table-cell office:value-type="float" office:value="385" calcext:value-type="float">
            <text:p>385</text:p>
          </table:table-cell>
          <table:table-cell table:formula="of:=([.$B388]-[.$C388])*POWER(1+[$Parameters.$H$4];1/12)+[$Parameters.$C$4]" office:value-type="float" office:value="20658.59331676" calcext:value-type="float">
            <text:p>20658.59331676</text:p>
          </table:table-cell>
          <table:table-cell table:formula="of:=IF(MOD([.$A389];12)=1; ([.$B377]+[.$B380]+[.$B383]+[.$B386])/4*(1+[$Parameters.$E$4])*[$Parameters.$F$4]; 0)" office:value-type="float" office:value="6759.61785728453" calcext:value-type="float">
            <text:p>6759.61785728453</text:p>
          </table:table-cell>
          <table:table-cell table:formula="of:=([.$D388]-[.$E388])*POWER(1+[$Parameters.$I$4];1/12)+[$Parameters.$D$4]" office:value-type="float" office:value="490910.787803164" calcext:value-type="float">
            <text:p>490910.787803164</text:p>
          </table:table-cell>
          <table:table-cell office:value-type="float" office:value="0" calcext:value-type="float">
            <text:p>0</text:p>
          </table:table-cell>
          <table:table-cell table:formula="of:=[.$D389]-[.$B389]" office:value-type="float" office:value="470252.194486404" calcext:value-type="float">
            <text:p>470252.194486404</text:p>
          </table:table-cell>
          <table:table-cell table:formula="of:=[.$F389]/[.$B389]" office:value-type="float" office:value="22.7630307289556" calcext:value-type="float">
            <text:p>22.7630307289556</text:p>
          </table:table-cell>
          <table:table-cell table:formula="of:=[.$F389]/[.$A389]" office:value-type="float" office:value="1221.43427139326" calcext:value-type="float">
            <text:p>1221.43427139326</text:p>
          </table:table-cell>
          <table:table-cell table:formula="of:=[.$B389]" office:value-type="float" office:value="20658.59331676" calcext:value-type="float">
            <text:p>20658.59331676</text:p>
          </table:table-cell>
          <table:table-cell table:formula="of:=[.$D389]*(1-[.$O389])" office:value-type="float" office:value="389294.21837106" calcext:value-type="float">
            <text:p>389294.21837106</text:p>
          </table:table-cell>
          <table:table-cell table:formula="of:=[.$B389]" office:value-type="float" office:value="20658.59331676" calcext:value-type="float">
            <text:p>20658.59331676</text:p>
          </table:table-cell>
          <table:table-cell table:formula="of:=IF(FLOOR([.$A389]/12; 1) + 1 &gt;= [$Parameters.$K$70] - [$Parameters.$K$22]; [.$D389] ; 0)" office:value-type="float" office:value="0" calcext:value-type="float">
            <text:p>0</text:p>
          </table:table-cell>
          <table:table-cell table:formula="of:=([$Parameters.$D$4]-[$Parameters.$C$4])*[.$A389]" office:value-type="float" office:value="58135" calcext:value-type="float">
            <text:p>58135</text:p>
          </table:table-cell>
          <table:table-cell table:formula="of:=[.$M389]/([$Parameters.A$4]*[.$A389])" office:value-type="float" office:value="0.00290384615384615" calcext:value-type="float">
            <text:p>0.002903846153846</text:p>
          </table:table-cell>
          <table:table-cell table:formula="of:=SUM(INDIRECT( CELL(&quot;address&quot;;  INDEX([$Parameters.$L$22:$Parameters.$L$74];  FLOOR([.$A389]/12; 1) + 1;0))&amp;&quot;:&quot;&amp;CELL(&quot;address&quot;; [$Parameters.$L$70])))" office:value-type="float" office:value="0.206996" calcext:value-type="float">
            <text:p>0.206996</text:p>
          </table:table-cell>
          <table:table-cell table:formula="of:=[.$I389]/INDEX([$Parameters.$M$22:$Parameters.$M$120];  FLOOR([.$A389]/12; 1) + 1;0)" office:value-type="float" office:value="729.212612663608" calcext:value-type="float">
            <text:p>729.212612663608</text:p>
          </table:table-cell>
          <table:table-cell table:formula="of:=[.$J389]/ INDEX([$Parameters.$M$22:$Parameters.$M$120];  FLOOR([.$A389]/12; 1) + 1;0)" office:value-type="float" office:value="13741.412579282" calcext:value-type="float">
            <text:p>13741.412579282</text:p>
          </table:table-cell>
          <table:table-cell table:formula="of:=([.$Q389]-[.$P389])*[$Parameters.$M$70]" office:value-type="float" office:value="211578.371457216" calcext:value-type="float">
            <text:p>211578.371457216</text:p>
          </table:table-cell>
          <table:table-cell table:number-columns-repeated="2"/>
        </table:table-row>
        <table:table-row table:style-name="ro1">
          <table:table-cell office:value-type="float" office:value="386" calcext:value-type="float">
            <text:p>386</text:p>
          </table:table-cell>
          <table:table-cell table:formula="of:=([.$B389]-[.$C389])*POWER(1+[$Parameters.$H$4];1/12)+[$Parameters.$C$4]" office:value-type="float" office:value="14429.0702533042" calcext:value-type="float">
            <text:p>14429.0702533042</text:p>
          </table:table-cell>
          <table:table-cell table:formula="of:=IF(MOD([.$A390];12)=1; ([.$B378]+[.$B381]+[.$B384]+[.$B387])/4*(1+[$Parameters.$E$4])*[$Parameters.$F$4]; 0)" office:value-type="float" office:value="0" calcext:value-type="float">
            <text:p>0</text:p>
          </table:table-cell>
          <table:table-cell table:formula="of:=([.$D389]-[.$E389])*POWER(1+[$Parameters.$I$4];1/12)+[$Parameters.$D$4]" office:value-type="float" office:value="493439.319119402" calcext:value-type="float">
            <text:p>493439.319119402</text:p>
          </table:table-cell>
          <table:table-cell office:value-type="float" office:value="0" calcext:value-type="float">
            <text:p>0</text:p>
          </table:table-cell>
          <table:table-cell table:formula="of:=[.$D390]-[.$B390]" office:value-type="float" office:value="479010.248866098" calcext:value-type="float">
            <text:p>479010.248866098</text:p>
          </table:table-cell>
          <table:table-cell table:formula="of:=[.$F390]/[.$B390]" office:value-type="float" office:value="33.1975824122423" calcext:value-type="float">
            <text:p>33.1975824122423</text:p>
          </table:table-cell>
          <table:table-cell table:formula="of:=[.$F390]/[.$A390]" office:value-type="float" office:value="1240.95919395362" calcext:value-type="float">
            <text:p>1240.95919395362</text:p>
          </table:table-cell>
          <table:table-cell table:formula="of:=[.$B390]" office:value-type="float" office:value="14429.0702533042" calcext:value-type="float">
            <text:p>14429.0702533042</text:p>
          </table:table-cell>
          <table:table-cell table:formula="of:=[.$D390]*(1-[.$O390])" office:value-type="float" office:value="391299.353818963" calcext:value-type="float">
            <text:p>391299.353818963</text:p>
          </table:table-cell>
          <table:table-cell table:formula="of:=[.$B390]" office:value-type="float" office:value="14429.0702533042" calcext:value-type="float">
            <text:p>14429.0702533042</text:p>
          </table:table-cell>
          <table:table-cell table:formula="of:=IF(FLOOR([.$A390]/12; 1) + 1 &gt;= [$Parameters.$K$70] - [$Parameters.$K$22]; [.$D390] ; 0)" office:value-type="float" office:value="0" calcext:value-type="float">
            <text:p>0</text:p>
          </table:table-cell>
          <table:table-cell table:formula="of:=([$Parameters.$D$4]-[$Parameters.$C$4])*[.$A390]" office:value-type="float" office:value="58286" calcext:value-type="float">
            <text:p>58286</text:p>
          </table:table-cell>
          <table:table-cell table:formula="of:=[.$M390]/([$Parameters.A$4]*[.$A390])" office:value-type="float" office:value="0.00290384615384615" calcext:value-type="float">
            <text:p>0.002903846153846</text:p>
          </table:table-cell>
          <table:table-cell table:formula="of:=SUM(INDIRECT( CELL(&quot;address&quot;;  INDEX([$Parameters.$L$22:$Parameters.$L$74];  FLOOR([.$A390]/12; 1) + 1;0))&amp;&quot;:&quot;&amp;CELL(&quot;address&quot;; [$Parameters.$L$70])))" office:value-type="float" office:value="0.206996" calcext:value-type="float">
            <text:p>0.206996</text:p>
          </table:table-cell>
          <table:table-cell table:formula="of:=[.$I390]/INDEX([$Parameters.$M$22:$Parameters.$M$120];  FLOOR([.$A390]/12; 1) + 1;0)" office:value-type="float" office:value="509.3212232017" calcext:value-type="float">
            <text:p>509.3212232017</text:p>
          </table:table-cell>
          <table:table-cell table:formula="of:=[.$J390]/ INDEX([$Parameters.$M$22:$Parameters.$M$120];  FLOOR([.$A390]/12; 1) + 1;0)" office:value-type="float" office:value="13812.1903924802" calcext:value-type="float">
            <text:p>13812.1903924802</text:p>
          </table:table-cell>
          <table:table-cell table:formula="of:=([.$Q390]-[.$P390])*[$Parameters.$M$70]" office:value-type="float" office:value="216304.652692468" calcext:value-type="float">
            <text:p>216304.652692468</text:p>
          </table:table-cell>
          <table:table-cell table:number-columns-repeated="2"/>
        </table:table-row>
        <table:table-row table:style-name="ro1">
          <table:table-cell office:value-type="float" office:value="387" calcext:value-type="float">
            <text:p>387</text:p>
          </table:table-cell>
          <table:table-cell table:formula="of:=([.$B390]-[.$C390])*POWER(1+[$Parameters.$H$4];1/12)+[$Parameters.$C$4]" office:value-type="float" office:value="14964.9848793938" calcext:value-type="float">
            <text:p>14964.9848793938</text:p>
          </table:table-cell>
          <table:table-cell table:formula="of:=IF(MOD([.$A391];12)=1; ([.$B379]+[.$B382]+[.$B385]+[.$B388])/4*(1+[$Parameters.$E$4])*[$Parameters.$F$4]; 0)" office:value-type="float" office:value="0" calcext:value-type="float">
            <text:p>0</text:p>
          </table:table-cell>
          <table:table-cell table:formula="of:=([.$D390]-[.$E390])*POWER(1+[$Parameters.$I$4];1/12)+[$Parameters.$D$4]" office:value-type="float" office:value="495978.151985214" calcext:value-type="float">
            <text:p>495978.151985214</text:p>
          </table:table-cell>
          <table:table-cell office:value-type="float" office:value="0" calcext:value-type="float">
            <text:p>0</text:p>
          </table:table-cell>
          <table:table-cell table:formula="of:=[.$D391]-[.$B391]" office:value-type="float" office:value="481013.16710582" calcext:value-type="float">
            <text:p>481013.16710582</text:p>
          </table:table-cell>
          <table:table-cell table:formula="of:=[.$F391]/[.$B391]" office:value-type="float" office:value="32.1425762192487" calcext:value-type="float">
            <text:p>32.1425762192487</text:p>
          </table:table-cell>
          <table:table-cell table:formula="of:=[.$F391]/[.$A391]" office:value-type="float" office:value="1242.9280803768" calcext:value-type="float">
            <text:p>1242.9280803768</text:p>
          </table:table-cell>
          <table:table-cell table:formula="of:=[.$B391]" office:value-type="float" office:value="14964.9848793938" calcext:value-type="float">
            <text:p>14964.9848793938</text:p>
          </table:table-cell>
          <table:table-cell table:formula="of:=[.$D391]*(1-[.$O391])" office:value-type="float" office:value="393312.658436883" calcext:value-type="float">
            <text:p>393312.658436883</text:p>
          </table:table-cell>
          <table:table-cell table:formula="of:=[.$B391]" office:value-type="float" office:value="14964.9848793938" calcext:value-type="float">
            <text:p>14964.9848793938</text:p>
          </table:table-cell>
          <table:table-cell table:formula="of:=IF(FLOOR([.$A391]/12; 1) + 1 &gt;= [$Parameters.$K$70] - [$Parameters.$K$22]; [.$D391] ; 0)" office:value-type="float" office:value="0" calcext:value-type="float">
            <text:p>0</text:p>
          </table:table-cell>
          <table:table-cell table:formula="of:=([$Parameters.$D$4]-[$Parameters.$C$4])*[.$A391]" office:value-type="float" office:value="58437" calcext:value-type="float">
            <text:p>58437</text:p>
          </table:table-cell>
          <table:table-cell table:formula="of:=[.$M391]/([$Parameters.A$4]*[.$A391])" office:value-type="float" office:value="0.00290384615384615" calcext:value-type="float">
            <text:p>0.002903846153846</text:p>
          </table:table-cell>
          <table:table-cell table:formula="of:=SUM(INDIRECT( CELL(&quot;address&quot;;  INDEX([$Parameters.$L$22:$Parameters.$L$74];  FLOOR([.$A391]/12; 1) + 1;0))&amp;&quot;:&quot;&amp;CELL(&quot;address&quot;; [$Parameters.$L$70])))" office:value-type="float" office:value="0.206996" calcext:value-type="float">
            <text:p>0.206996</text:p>
          </table:table-cell>
          <table:table-cell table:formula="of:=[.$I391]/INDEX([$Parameters.$M$22:$Parameters.$M$120];  FLOOR([.$A391]/12; 1) + 1;0)" office:value-type="float" office:value="528.238082576556" calcext:value-type="float">
            <text:p>528.238082576556</text:p>
          </table:table-cell>
          <table:table-cell table:formula="of:=[.$J391]/ INDEX([$Parameters.$M$22:$Parameters.$M$120];  FLOOR([.$A391]/12; 1) + 1;0)" office:value-type="float" office:value="13883.2565632504" calcext:value-type="float">
            <text:p>13883.2565632504</text:p>
          </table:table-cell>
          <table:table-cell table:formula="of:=([.$Q391]-[.$P391])*[$Parameters.$M$70]" office:value-type="float" office:value="217152.600495756" calcext:value-type="float">
            <text:p>217152.600495756</text:p>
          </table:table-cell>
          <table:table-cell table:number-columns-repeated="2"/>
        </table:table-row>
        <table:table-row table:style-name="ro1">
          <table:table-cell office:value-type="float" office:value="388" calcext:value-type="float">
            <text:p>388</text:p>
          </table:table-cell>
          <table:table-cell table:formula="of:=([.$B391]-[.$C391])*POWER(1+[$Parameters.$H$4];1/12)+[$Parameters.$C$4]" office:value-type="float" office:value="15506.7832328213" calcext:value-type="float">
            <text:p>15506.7832328213</text:p>
          </table:table-cell>
          <table:table-cell table:formula="of:=IF(MOD([.$A392];12)=1; ([.$B380]+[.$B383]+[.$B386]+[.$B389])/4*(1+[$Parameters.$E$4])*[$Parameters.$F$4]; 0)" office:value-type="float" office:value="0" calcext:value-type="float">
            <text:p>0</text:p>
          </table:table-cell>
          <table:table-cell table:formula="of:=([.$D391]-[.$E391])*POWER(1+[$Parameters.$I$4];1/12)+[$Parameters.$D$4]" office:value-type="float" office:value="498527.328370387" calcext:value-type="float">
            <text:p>498527.328370387</text:p>
          </table:table-cell>
          <table:table-cell office:value-type="float" office:value="0" calcext:value-type="float">
            <text:p>0</text:p>
          </table:table-cell>
          <table:table-cell table:formula="of:=[.$D392]-[.$B392]" office:value-type="float" office:value="483020.545137566" calcext:value-type="float">
            <text:p>483020.545137566</text:p>
          </table:table-cell>
          <table:table-cell table:formula="of:=[.$F392]/[.$B392]" office:value-type="float" office:value="31.14898415006" calcext:value-type="float">
            <text:p>31.14898415006</text:p>
          </table:table-cell>
          <table:table-cell table:formula="of:=[.$F392]/[.$A392]" office:value-type="float" office:value="1244.89831221022" calcext:value-type="float">
            <text:p>1244.89831221022</text:p>
          </table:table-cell>
          <table:table-cell table:formula="of:=[.$B392]" office:value-type="float" office:value="15506.7832328213" calcext:value-type="float">
            <text:p>15506.7832328213</text:p>
          </table:table-cell>
          <table:table-cell table:formula="of:=[.$D392]*(1-[.$O392])" office:value-type="float" office:value="395334.16550703" calcext:value-type="float">
            <text:p>395334.16550703</text:p>
          </table:table-cell>
          <table:table-cell table:formula="of:=[.$B392]" office:value-type="float" office:value="15506.7832328213" calcext:value-type="float">
            <text:p>15506.7832328213</text:p>
          </table:table-cell>
          <table:table-cell table:formula="of:=IF(FLOOR([.$A392]/12; 1) + 1 &gt;= [$Parameters.$K$70] - [$Parameters.$K$22]; [.$D392] ; 0)" office:value-type="float" office:value="0" calcext:value-type="float">
            <text:p>0</text:p>
          </table:table-cell>
          <table:table-cell table:formula="of:=([$Parameters.$D$4]-[$Parameters.$C$4])*[.$A392]" office:value-type="float" office:value="58588" calcext:value-type="float">
            <text:p>58588</text:p>
          </table:table-cell>
          <table:table-cell table:formula="of:=[.$M392]/([$Parameters.A$4]*[.$A392])" office:value-type="float" office:value="0.00290384615384615" calcext:value-type="float">
            <text:p>0.002903846153846</text:p>
          </table:table-cell>
          <table:table-cell table:formula="of:=SUM(INDIRECT( CELL(&quot;address&quot;;  INDEX([$Parameters.$L$22:$Parameters.$L$74];  FLOOR([.$A392]/12; 1) + 1;0))&amp;&quot;:&quot;&amp;CELL(&quot;address&quot;; [$Parameters.$L$70])))" office:value-type="float" office:value="0.206996" calcext:value-type="float">
            <text:p>0.206996</text:p>
          </table:table-cell>
          <table:table-cell table:formula="of:=[.$I392]/INDEX([$Parameters.$M$22:$Parameters.$M$120];  FLOOR([.$A392]/12; 1) + 1;0)" office:value-type="float" office:value="547.362627349851" calcext:value-type="float">
            <text:p>547.362627349851</text:p>
          </table:table-cell>
          <table:table-cell table:formula="of:=[.$J392]/ INDEX([$Parameters.$M$22:$Parameters.$M$120];  FLOOR([.$A392]/12; 1) + 1;0)" office:value-type="float" office:value="13954.6122663971" calcext:value-type="float">
            <text:p>13954.6122663971</text:p>
          </table:table-cell>
          <table:table-cell table:formula="of:=([.$Q392]-[.$P392])*[$Parameters.$M$70]" office:value-type="float" office:value="218001.879130909" calcext:value-type="float">
            <text:p>218001.879130909</text:p>
          </table:table-cell>
          <table:table-cell table:number-columns-repeated="2"/>
        </table:table-row>
        <table:table-row table:style-name="ro1">
          <table:table-cell office:value-type="float" office:value="389" calcext:value-type="float">
            <text:p>389</text:p>
          </table:table-cell>
          <table:table-cell table:formula="of:=([.$B392]-[.$C392])*POWER(1+[$Parameters.$H$4];1/12)+[$Parameters.$C$4]" office:value-type="float" office:value="16054.5299101579" calcext:value-type="float">
            <text:p>16054.5299101579</text:p>
          </table:table-cell>
          <table:table-cell table:formula="of:=IF(MOD([.$A393];12)=1; ([.$B381]+[.$B384]+[.$B387]+[.$B390])/4*(1+[$Parameters.$E$4])*[$Parameters.$F$4]; 0)" office:value-type="float" office:value="0" calcext:value-type="float">
            <text:p>0</text:p>
          </table:table-cell>
          <table:table-cell table:formula="of:=([.$D392]-[.$E392])*POWER(1+[$Parameters.$I$4];1/12)+[$Parameters.$D$4]" office:value-type="float" office:value="501086.8904157" calcext:value-type="float">
            <text:p>501086.8904157</text:p>
          </table:table-cell>
          <table:table-cell office:value-type="float" office:value="0" calcext:value-type="float">
            <text:p>0</text:p>
          </table:table-cell>
          <table:table-cell table:formula="of:=[.$D393]-[.$B393]" office:value-type="float" office:value="485032.360505542" calcext:value-type="float">
            <text:p>485032.360505542</text:p>
          </table:table-cell>
          <table:table-cell table:formula="of:=[.$F393]/[.$B393]" office:value-type="float" office:value="30.2115579353499" calcext:value-type="float">
            <text:p>30.2115579353499</text:p>
          </table:table-cell>
          <table:table-cell table:formula="of:=[.$F393]/[.$A393]" office:value-type="float" office:value="1246.86982135101" calcext:value-type="float">
            <text:p>1246.86982135101</text:p>
          </table:table-cell>
          <table:table-cell table:formula="of:=[.$B393]" office:value-type="float" office:value="16054.5299101579" calcext:value-type="float">
            <text:p>16054.5299101579</text:p>
          </table:table-cell>
          <table:table-cell table:formula="of:=[.$D393]*(1-[.$O393])" office:value-type="float" office:value="397363.908447211" calcext:value-type="float">
            <text:p>397363.908447211</text:p>
          </table:table-cell>
          <table:table-cell table:formula="of:=[.$B393]" office:value-type="float" office:value="16054.5299101579" calcext:value-type="float">
            <text:p>16054.5299101579</text:p>
          </table:table-cell>
          <table:table-cell table:formula="of:=IF(FLOOR([.$A393]/12; 1) + 1 &gt;= [$Parameters.$K$70] - [$Parameters.$K$22]; [.$D393] ; 0)" office:value-type="float" office:value="0" calcext:value-type="float">
            <text:p>0</text:p>
          </table:table-cell>
          <table:table-cell table:formula="of:=([$Parameters.$D$4]-[$Parameters.$C$4])*[.$A393]" office:value-type="float" office:value="58739" calcext:value-type="float">
            <text:p>58739</text:p>
          </table:table-cell>
          <table:table-cell table:formula="of:=[.$M393]/([$Parameters.A$4]*[.$A393])" office:value-type="float" office:value="0.00290384615384615" calcext:value-type="float">
            <text:p>0.002903846153846</text:p>
          </table:table-cell>
          <table:table-cell table:formula="of:=SUM(INDIRECT( CELL(&quot;address&quot;;  INDEX([$Parameters.$L$22:$Parameters.$L$74];  FLOOR([.$A393]/12; 1) + 1;0))&amp;&quot;:&quot;&amp;CELL(&quot;address&quot;; [$Parameters.$L$70])))" office:value-type="float" office:value="0.206996" calcext:value-type="float">
            <text:p>0.206996</text:p>
          </table:table-cell>
          <table:table-cell table:formula="of:=[.$I393]/INDEX([$Parameters.$M$22:$Parameters.$M$120];  FLOOR([.$A393]/12; 1) + 1;0)" office:value-type="float" office:value="566.697137668827" calcext:value-type="float">
            <text:p>566.697137668827</text:p>
          </table:table-cell>
          <table:table-cell table:formula="of:=[.$J393]/ INDEX([$Parameters.$M$22:$Parameters.$M$120];  FLOOR([.$A393]/12; 1) + 1;0)" office:value-type="float" office:value="14026.2586815112" calcext:value-type="float">
            <text:p>14026.2586815112</text:p>
          </table:table-cell>
          <table:table-cell table:formula="of:=([.$Q393]-[.$P393])*[$Parameters.$M$70]" office:value-type="float" office:value="218852.470702876" calcext:value-type="float">
            <text:p>218852.470702876</text:p>
          </table:table-cell>
          <table:table-cell table:number-columns-repeated="2"/>
        </table:table-row>
        <table:table-row table:style-name="ro1">
          <table:table-cell office:value-type="float" office:value="390" calcext:value-type="float">
            <text:p>390</text:p>
          </table:table-cell>
          <table:table-cell table:formula="of:=([.$B393]-[.$C393])*POWER(1+[$Parameters.$H$4];1/12)+[$Parameters.$C$4]" office:value-type="float" office:value="16608.2902171711" calcext:value-type="float">
            <text:p>16608.2902171711</text:p>
          </table:table-cell>
          <table:table-cell table:formula="of:=IF(MOD([.$A394];12)=1; ([.$B382]+[.$B385]+[.$B388]+[.$B391])/4*(1+[$Parameters.$E$4])*[$Parameters.$F$4]; 0)" office:value-type="float" office:value="0" calcext:value-type="float">
            <text:p>0</text:p>
          </table:table-cell>
          <table:table-cell table:formula="of:=([.$D393]-[.$E393])*POWER(1+[$Parameters.$I$4];1/12)+[$Parameters.$D$4]" office:value-type="float" office:value="503656.880433617" calcext:value-type="float">
            <text:p>503656.880433617</text:p>
          </table:table-cell>
          <table:table-cell office:value-type="float" office:value="0" calcext:value-type="float">
            <text:p>0</text:p>
          </table:table-cell>
          <table:table-cell table:formula="of:=[.$D394]-[.$B394]" office:value-type="float" office:value="487048.590216445" calcext:value-type="float">
            <text:p>487048.590216445</text:p>
          </table:table-cell>
          <table:table-cell table:formula="of:=[.$F394]/[.$B394]" office:value-type="float" office:value="29.3256309859573" calcext:value-type="float">
            <text:p>29.3256309859573</text:p>
          </table:table-cell>
          <table:table-cell table:formula="of:=[.$F394]/[.$A394]" office:value-type="float" office:value="1248.84253901653" calcext:value-type="float">
            <text:p>1248.84253901653</text:p>
          </table:table-cell>
          <table:table-cell table:formula="of:=[.$B394]" office:value-type="float" office:value="16608.2902171711" calcext:value-type="float">
            <text:p>16608.2902171711</text:p>
          </table:table-cell>
          <table:table-cell table:formula="of:=[.$D394]*(1-[.$O394])" office:value-type="float" office:value="399401.92081138" calcext:value-type="float">
            <text:p>399401.92081138</text:p>
          </table:table-cell>
          <table:table-cell table:formula="of:=[.$B394]" office:value-type="float" office:value="16608.2902171711" calcext:value-type="float">
            <text:p>16608.2902171711</text:p>
          </table:table-cell>
          <table:table-cell table:formula="of:=IF(FLOOR([.$A394]/12; 1) + 1 &gt;= [$Parameters.$K$70] - [$Parameters.$K$22]; [.$D394] ; 0)" office:value-type="float" office:value="0" calcext:value-type="float">
            <text:p>0</text:p>
          </table:table-cell>
          <table:table-cell table:formula="of:=([$Parameters.$D$4]-[$Parameters.$C$4])*[.$A394]" office:value-type="float" office:value="58890" calcext:value-type="float">
            <text:p>58890</text:p>
          </table:table-cell>
          <table:table-cell table:formula="of:=[.$M394]/([$Parameters.A$4]*[.$A394])" office:value-type="float" office:value="0.00290384615384615" calcext:value-type="float">
            <text:p>0.002903846153846</text:p>
          </table:table-cell>
          <table:table-cell table:formula="of:=SUM(INDIRECT( CELL(&quot;address&quot;;  INDEX([$Parameters.$L$22:$Parameters.$L$74];  FLOOR([.$A394]/12; 1) + 1;0))&amp;&quot;:&quot;&amp;CELL(&quot;address&quot;; [$Parameters.$L$70])))" office:value-type="float" office:value="0.206996" calcext:value-type="float">
            <text:p>0.206996</text:p>
          </table:table-cell>
          <table:table-cell table:formula="of:=[.$I394]/INDEX([$Parameters.$M$22:$Parameters.$M$120];  FLOOR([.$A394]/12; 1) + 1;0)" office:value-type="float" office:value="586.243918714123" calcext:value-type="float">
            <text:p>586.243918714123</text:p>
          </table:table-cell>
          <table:table-cell table:formula="of:=[.$J394]/ INDEX([$Parameters.$M$22:$Parameters.$M$120];  FLOOR([.$A394]/12; 1) + 1;0)" office:value-type="float" office:value="14098.196992989" calcext:value-type="float">
            <text:p>14098.196992989</text:p>
          </table:table-cell>
          <table:table-cell table:formula="of:=([.$Q394]-[.$P394])*[$Parameters.$M$70]" office:value-type="float" office:value="219704.35698771" calcext:value-type="float">
            <text:p>219704.35698771</text:p>
          </table:table-cell>
          <table:table-cell table:number-columns-repeated="2"/>
        </table:table-row>
        <table:table-row table:style-name="ro1">
          <table:table-cell office:value-type="float" office:value="391" calcext:value-type="float">
            <text:p>391</text:p>
          </table:table-cell>
          <table:table-cell table:formula="of:=([.$B394]-[.$C394])*POWER(1+[$Parameters.$H$4];1/12)+[$Parameters.$C$4]" office:value-type="float" office:value="17168.1301766109" calcext:value-type="float">
            <text:p>17168.1301766109</text:p>
          </table:table-cell>
          <table:table-cell table:formula="of:=IF(MOD([.$A395];12)=1; ([.$B383]+[.$B386]+[.$B389]+[.$B392])/4*(1+[$Parameters.$E$4])*[$Parameters.$F$4]; 0)" office:value-type="float" office:value="0" calcext:value-type="float">
            <text:p>0</text:p>
          </table:table-cell>
          <table:table-cell table:formula="of:=([.$D394]-[.$E394])*POWER(1+[$Parameters.$I$4];1/12)+[$Parameters.$D$4]" office:value-type="float" office:value="506237.340908989" calcext:value-type="float">
            <text:p>506237.340908989</text:p>
          </table:table-cell>
          <table:table-cell office:value-type="float" office:value="0" calcext:value-type="float">
            <text:p>0</text:p>
          </table:table-cell>
          <table:table-cell table:formula="of:=[.$D395]-[.$B395]" office:value-type="float" office:value="489069.210732378" calcext:value-type="float">
            <text:p>489069.210732378</text:p>
          </table:table-cell>
          <table:table-cell table:formula="of:=[.$F395]/[.$B395]" office:value-type="float" office:value="28.4870399805486" calcext:value-type="float">
            <text:p>28.4870399805486</text:p>
          </table:table-cell>
          <table:table-cell table:formula="of:=[.$F395]/[.$A395]" office:value-type="float" office:value="1250.81639573498" calcext:value-type="float">
            <text:p>1250.81639573498</text:p>
          </table:table-cell>
          <table:table-cell table:formula="of:=[.$B395]" office:value-type="float" office:value="17168.1301766109" calcext:value-type="float">
            <text:p>17168.1301766109</text:p>
          </table:table-cell>
          <table:table-cell table:formula="of:=[.$D395]*(1-[.$O395])" office:value-type="float" office:value="401448.236290192" calcext:value-type="float">
            <text:p>401448.236290192</text:p>
          </table:table-cell>
          <table:table-cell table:formula="of:=[.$B395]" office:value-type="float" office:value="17168.1301766109" calcext:value-type="float">
            <text:p>17168.1301766109</text:p>
          </table:table-cell>
          <table:table-cell table:formula="of:=IF(FLOOR([.$A395]/12; 1) + 1 &gt;= [$Parameters.$K$70] - [$Parameters.$K$22]; [.$D395] ; 0)" office:value-type="float" office:value="0" calcext:value-type="float">
            <text:p>0</text:p>
          </table:table-cell>
          <table:table-cell table:formula="of:=([$Parameters.$D$4]-[$Parameters.$C$4])*[.$A395]" office:value-type="float" office:value="59041" calcext:value-type="float">
            <text:p>59041</text:p>
          </table:table-cell>
          <table:table-cell table:formula="of:=[.$M395]/([$Parameters.A$4]*[.$A395])" office:value-type="float" office:value="0.00290384615384615" calcext:value-type="float">
            <text:p>0.002903846153846</text:p>
          </table:table-cell>
          <table:table-cell table:formula="of:=SUM(INDIRECT( CELL(&quot;address&quot;;  INDEX([$Parameters.$L$22:$Parameters.$L$74];  FLOOR([.$A395]/12; 1) + 1;0))&amp;&quot;:&quot;&amp;CELL(&quot;address&quot;; [$Parameters.$L$70])))" office:value-type="float" office:value="0.206996" calcext:value-type="float">
            <text:p>0.206996</text:p>
          </table:table-cell>
          <table:table-cell table:formula="of:=[.$I395]/INDEX([$Parameters.$M$22:$Parameters.$M$120];  FLOOR([.$A395]/12; 1) + 1;0)" office:value-type="float" office:value="606.005300974619" calcext:value-type="float">
            <text:p>606.005300974619</text:p>
          </table:table-cell>
          <table:table-cell table:formula="of:=[.$J395]/ INDEX([$Parameters.$M$22:$Parameters.$M$120];  FLOOR([.$A395]/12; 1) + 1;0)" office:value-type="float" office:value="14170.4283900527" calcext:value-type="float">
            <text:p>14170.4283900527</text:p>
          </table:table-cell>
          <table:table-cell table:formula="of:=([.$Q395]-[.$P395])*[$Parameters.$M$70]" office:value-type="float" office:value="220557.519428409" calcext:value-type="float">
            <text:p>220557.519428409</text:p>
          </table:table-cell>
          <table:table-cell table:number-columns-repeated="2"/>
        </table:table-row>
        <table:table-row table:style-name="ro1">
          <table:table-cell office:value-type="float" office:value="392" calcext:value-type="float">
            <text:p>392</text:p>
          </table:table-cell>
          <table:table-cell table:formula="of:=([.$B395]-[.$C395])*POWER(1+[$Parameters.$H$4];1/12)+[$Parameters.$C$4]" office:value-type="float" office:value="17734.1165360813" calcext:value-type="float">
            <text:p>17734.1165360813</text:p>
          </table:table-cell>
          <table:table-cell table:formula="of:=IF(MOD([.$A396];12)=1; ([.$B384]+[.$B387]+[.$B390]+[.$B393])/4*(1+[$Parameters.$E$4])*[$Parameters.$F$4]; 0)" office:value-type="float" office:value="0" calcext:value-type="float">
            <text:p>0</text:p>
          </table:table-cell>
          <table:table-cell table:formula="of:=([.$D395]-[.$E395])*POWER(1+[$Parameters.$I$4];1/12)+[$Parameters.$D$4]" office:value-type="float" office:value="508828.314499757" calcext:value-type="float">
            <text:p>508828.314499757</text:p>
          </table:table-cell>
          <table:table-cell office:value-type="float" office:value="0" calcext:value-type="float">
            <text:p>0</text:p>
          </table:table-cell>
          <table:table-cell table:formula="of:=[.$D396]-[.$B396]" office:value-type="float" office:value="491094.197963676" calcext:value-type="float">
            <text:p>491094.197963676</text:p>
          </table:table-cell>
          <table:table-cell table:formula="of:=[.$F396]/[.$B396]" office:value-type="float" office:value="27.6920588045371" calcext:value-type="float">
            <text:p>27.6920588045371</text:p>
          </table:table-cell>
          <table:table-cell table:formula="of:=[.$F396]/[.$A396]" office:value-type="float" office:value="1252.79132133591" calcext:value-type="float">
            <text:p>1252.79132133591</text:p>
          </table:table-cell>
          <table:table-cell table:formula="of:=[.$B396]" office:value-type="float" office:value="17734.1165360813" calcext:value-type="float">
            <text:p>17734.1165360813</text:p>
          </table:table-cell>
          <table:table-cell table:formula="of:=[.$D396]*(1-[.$O396])" office:value-type="float" office:value="403502.888711566" calcext:value-type="float">
            <text:p>403502.888711566</text:p>
          </table:table-cell>
          <table:table-cell table:formula="of:=[.$B396]" office:value-type="float" office:value="17734.1165360813" calcext:value-type="float">
            <text:p>17734.1165360813</text:p>
          </table:table-cell>
          <table:table-cell table:formula="of:=IF(FLOOR([.$A396]/12; 1) + 1 &gt;= [$Parameters.$K$70] - [$Parameters.$K$22]; [.$D396] ; 0)" office:value-type="float" office:value="0" calcext:value-type="float">
            <text:p>0</text:p>
          </table:table-cell>
          <table:table-cell table:formula="of:=([$Parameters.$D$4]-[$Parameters.$C$4])*[.$A396]" office:value-type="float" office:value="59192" calcext:value-type="float">
            <text:p>59192</text:p>
          </table:table-cell>
          <table:table-cell table:formula="of:=[.$M396]/([$Parameters.A$4]*[.$A396])" office:value-type="float" office:value="0.00290384615384615" calcext:value-type="float">
            <text:p>0.002903846153846</text:p>
          </table:table-cell>
          <table:table-cell table:formula="of:=SUM(INDIRECT( CELL(&quot;address&quot;;  INDEX([$Parameters.$L$22:$Parameters.$L$74];  FLOOR([.$A396]/12; 1) + 1;0))&amp;&quot;:&quot;&amp;CELL(&quot;address&quot;; [$Parameters.$L$70])))" office:value-type="float" office:value="0.206996" calcext:value-type="float">
            <text:p>0.206996</text:p>
          </table:table-cell>
          <table:table-cell table:formula="of:=[.$I396]/INDEX([$Parameters.$M$22:$Parameters.$M$120];  FLOOR([.$A396]/12; 1) + 1;0)" office:value-type="float" office:value="625.983640525283" calcext:value-type="float">
            <text:p>625.983640525283</text:p>
          </table:table-cell>
          <table:table-cell table:formula="of:=[.$J396]/ INDEX([$Parameters.$M$22:$Parameters.$M$120];  FLOOR([.$A396]/12; 1) + 1;0)" office:value-type="float" office:value="14242.954066769" calcext:value-type="float">
            <text:p>14242.954066769</text:p>
          </table:table-cell>
          <table:table-cell table:formula="of:=([.$Q396]-[.$P396])*[$Parameters.$M$70]" office:value-type="float" office:value="221411.939130723" calcext:value-type="float">
            <text:p>221411.939130723</text:p>
          </table:table-cell>
          <table:table-cell table:number-columns-repeated="2"/>
        </table:table-row>
        <table:table-row table:style-name="ro1">
          <table:table-cell office:value-type="float" office:value="393" calcext:value-type="float">
            <text:p>393</text:p>
          </table:table-cell>
          <table:table-cell table:formula="of:=([.$B396]-[.$C396])*POWER(1+[$Parameters.$H$4];1/12)+[$Parameters.$C$4]" office:value-type="float" office:value="18306.316775998" calcext:value-type="float">
            <text:p>18306.316775998</text:p>
          </table:table-cell>
          <table:table-cell table:formula="of:=IF(MOD([.$A397];12)=1; ([.$B385]+[.$B388]+[.$B391]+[.$B394])/4*(1+[$Parameters.$E$4])*[$Parameters.$F$4]; 0)" office:value-type="float" office:value="0" calcext:value-type="float">
            <text:p>0</text:p>
          </table:table-cell>
          <table:table-cell table:formula="of:=([.$D396]-[.$E396])*POWER(1+[$Parameters.$I$4];1/12)+[$Parameters.$D$4]" office:value-type="float" office:value="511429.844037655" calcext:value-type="float">
            <text:p>511429.844037655</text:p>
          </table:table-cell>
          <table:table-cell office:value-type="float" office:value="0" calcext:value-type="float">
            <text:p>0</text:p>
          </table:table-cell>
          <table:table-cell table:formula="of:=[.$D397]-[.$B397]" office:value-type="float" office:value="493123.527261657" calcext:value-type="float">
            <text:p>493123.527261657</text:p>
          </table:table-cell>
          <table:table-cell table:formula="of:=[.$F397]/[.$B397]" office:value-type="float" office:value="26.9373426285404" calcext:value-type="float">
            <text:p>26.9373426285404</text:p>
          </table:table-cell>
          <table:table-cell table:formula="of:=[.$F397]/[.$A397]" office:value-type="float" office:value="1254.7672449406" calcext:value-type="float">
            <text:p>1254.7672449406</text:p>
          </table:table-cell>
          <table:table-cell table:formula="of:=[.$B397]" office:value-type="float" office:value="18306.316775998" calcext:value-type="float">
            <text:p>18306.316775998</text:p>
          </table:table-cell>
          <table:table-cell table:formula="of:=[.$D397]*(1-[.$O397])" office:value-type="float" office:value="405565.912041236" calcext:value-type="float">
            <text:p>405565.912041236</text:p>
          </table:table-cell>
          <table:table-cell table:formula="of:=[.$B397]" office:value-type="float" office:value="18306.316775998" calcext:value-type="float">
            <text:p>18306.316775998</text:p>
          </table:table-cell>
          <table:table-cell table:formula="of:=IF(FLOOR([.$A397]/12; 1) + 1 &gt;= [$Parameters.$K$70] - [$Parameters.$K$22]; [.$D397] ; 0)" office:value-type="float" office:value="0" calcext:value-type="float">
            <text:p>0</text:p>
          </table:table-cell>
          <table:table-cell table:formula="of:=([$Parameters.$D$4]-[$Parameters.$C$4])*[.$A397]" office:value-type="float" office:value="59343" calcext:value-type="float">
            <text:p>59343</text:p>
          </table:table-cell>
          <table:table-cell table:formula="of:=[.$M397]/([$Parameters.A$4]*[.$A397])" office:value-type="float" office:value="0.00290384615384615" calcext:value-type="float">
            <text:p>0.002903846153846</text:p>
          </table:table-cell>
          <table:table-cell table:formula="of:=SUM(INDIRECT( CELL(&quot;address&quot;;  INDEX([$Parameters.$L$22:$Parameters.$L$74];  FLOOR([.$A397]/12; 1) + 1;0))&amp;&quot;:&quot;&amp;CELL(&quot;address&quot;; [$Parameters.$L$70])))" office:value-type="float" office:value="0.206996" calcext:value-type="float">
            <text:p>0.206996</text:p>
          </table:table-cell>
          <table:table-cell table:formula="of:=[.$I397]/INDEX([$Parameters.$M$22:$Parameters.$M$120];  FLOOR([.$A397]/12; 1) + 1;0)" office:value-type="float" office:value="646.181319308084" calcext:value-type="float">
            <text:p>646.181319308084</text:p>
          </table:table-cell>
          <table:table-cell table:formula="of:=[.$J397]/ INDEX([$Parameters.$M$22:$Parameters.$M$120];  FLOOR([.$A397]/12; 1) + 1;0)" office:value-type="float" office:value="14315.7752220698" calcext:value-type="float">
            <text:p>14315.7752220698</text:p>
          </table:table-cell>
          <table:table-cell table:formula="of:=([.$Q397]-[.$P397])*[$Parameters.$M$70]" office:value-type="float" office:value="222267.596858905" calcext:value-type="float">
            <text:p>222267.596858905</text:p>
          </table:table-cell>
          <table:table-cell table:number-columns-repeated="2"/>
        </table:table-row>
        <table:table-row table:style-name="ro1">
          <table:table-cell office:value-type="float" office:value="394" calcext:value-type="float">
            <text:p>394</text:p>
          </table:table-cell>
          <table:table-cell table:formula="of:=([.$B397]-[.$C397])*POWER(1+[$Parameters.$H$4];1/12)+[$Parameters.$C$4]" office:value-type="float" office:value="18884.7991176347" calcext:value-type="float">
            <text:p>18884.7991176347</text:p>
          </table:table-cell>
          <table:table-cell table:formula="of:=IF(MOD([.$A398];12)=1; ([.$B386]+[.$B389]+[.$B392]+[.$B395])/4*(1+[$Parameters.$E$4])*[$Parameters.$F$4]; 0)" office:value-type="float" office:value="0" calcext:value-type="float">
            <text:p>0</text:p>
          </table:table-cell>
          <table:table-cell table:formula="of:=([.$D397]-[.$E397])*POWER(1+[$Parameters.$I$4];1/12)+[$Parameters.$D$4]" office:value-type="float" office:value="514041.972528916" calcext:value-type="float">
            <text:p>514041.972528916</text:p>
          </table:table-cell>
          <table:table-cell office:value-type="float" office:value="0" calcext:value-type="float">
            <text:p>0</text:p>
          </table:table-cell>
          <table:table-cell table:formula="of:=[.$D398]-[.$B398]" office:value-type="float" office:value="495157.173411281" calcext:value-type="float">
            <text:p>495157.173411281</text:p>
          </table:table-cell>
          <table:table-cell table:formula="of:=[.$F398]/[.$B398]" office:value-type="float" office:value="26.2198803559897" calcext:value-type="float">
            <text:p>26.2198803559897</text:p>
          </table:table-cell>
          <table:table-cell table:formula="of:=[.$F398]/[.$A398]" office:value-type="float" office:value="1256.74409495249" calcext:value-type="float">
            <text:p>1256.74409495249</text:p>
          </table:table-cell>
          <table:table-cell table:formula="of:=[.$B398]" office:value-type="float" office:value="18884.7991176347" calcext:value-type="float">
            <text:p>18884.7991176347</text:p>
          </table:table-cell>
          <table:table-cell table:formula="of:=[.$D398]*(1-[.$O398])" office:value-type="float" office:value="407637.340383321" calcext:value-type="float">
            <text:p>407637.340383321</text:p>
          </table:table-cell>
          <table:table-cell table:formula="of:=[.$B398]" office:value-type="float" office:value="18884.7991176347" calcext:value-type="float">
            <text:p>18884.7991176347</text:p>
          </table:table-cell>
          <table:table-cell table:formula="of:=IF(FLOOR([.$A398]/12; 1) + 1 &gt;= [$Parameters.$K$70] - [$Parameters.$K$22]; [.$D398] ; 0)" office:value-type="float" office:value="0" calcext:value-type="float">
            <text:p>0</text:p>
          </table:table-cell>
          <table:table-cell table:formula="of:=([$Parameters.$D$4]-[$Parameters.$C$4])*[.$A398]" office:value-type="float" office:value="59494" calcext:value-type="float">
            <text:p>59494</text:p>
          </table:table-cell>
          <table:table-cell table:formula="of:=[.$M398]/([$Parameters.A$4]*[.$A398])" office:value-type="float" office:value="0.00290384615384615" calcext:value-type="float">
            <text:p>0.002903846153846</text:p>
          </table:table-cell>
          <table:table-cell table:formula="of:=SUM(INDIRECT( CELL(&quot;address&quot;;  INDEX([$Parameters.$L$22:$Parameters.$L$74];  FLOOR([.$A398]/12; 1) + 1;0))&amp;&quot;:&quot;&amp;CELL(&quot;address&quot;; [$Parameters.$L$70])))" office:value-type="float" office:value="0.206996" calcext:value-type="float">
            <text:p>0.206996</text:p>
          </table:table-cell>
          <table:table-cell table:formula="of:=[.$I398]/INDEX([$Parameters.$M$22:$Parameters.$M$120];  FLOOR([.$A398]/12; 1) + 1;0)" office:value-type="float" office:value="666.600745415979" calcext:value-type="float">
            <text:p>666.600745415979</text:p>
          </table:table-cell>
          <table:table-cell table:formula="of:=[.$J398]/ INDEX([$Parameters.$M$22:$Parameters.$M$120];  FLOOR([.$A398]/12; 1) + 1;0)" office:value-type="float" office:value="14388.8930597713" calcext:value-type="float">
            <text:p>14388.8930597713</text:p>
          </table:table-cell>
          <table:table-cell table:formula="of:=([.$Q398]-[.$P398])*[$Parameters.$M$70]" office:value-type="float" office:value="223124.473031417" calcext:value-type="float">
            <text:p>223124.473031417</text:p>
          </table:table-cell>
          <table:table-cell table:number-columns-repeated="2"/>
        </table:table-row>
        <table:table-row table:style-name="ro1">
          <table:table-cell office:value-type="float" office:value="395" calcext:value-type="float">
            <text:p>395</text:p>
          </table:table-cell>
          <table:table-cell table:formula="of:=([.$B398]-[.$C398])*POWER(1+[$Parameters.$H$4];1/12)+[$Parameters.$C$4]" office:value-type="float" office:value="19469.632531256" calcext:value-type="float">
            <text:p>19469.632531256</text:p>
          </table:table-cell>
          <table:table-cell table:formula="of:=IF(MOD([.$A399];12)=1; ([.$B387]+[.$B390]+[.$B393]+[.$B396])/4*(1+[$Parameters.$E$4])*[$Parameters.$F$4]; 0)" office:value-type="float" office:value="0" calcext:value-type="float">
            <text:p>0</text:p>
          </table:table-cell>
          <table:table-cell table:formula="of:=([.$D398]-[.$E398])*POWER(1+[$Parameters.$I$4];1/12)+[$Parameters.$D$4]" office:value-type="float" office:value="516664.74315499" calcext:value-type="float">
            <text:p>516664.74315499</text:p>
          </table:table-cell>
          <table:table-cell office:value-type="float" office:value="0" calcext:value-type="float">
            <text:p>0</text:p>
          </table:table-cell>
          <table:table-cell table:formula="of:=[.$D399]-[.$B399]" office:value-type="float" office:value="497195.110623734" calcext:value-type="float">
            <text:p>497195.110623734</text:p>
          </table:table-cell>
          <table:table-cell table:formula="of:=[.$F399]/[.$B399]" office:value-type="float" office:value="25.5369540141835" calcext:value-type="float">
            <text:p>25.5369540141835</text:p>
          </table:table-cell>
          <table:table-cell table:formula="of:=[.$F399]/[.$A399]" office:value-type="float" office:value="1258.72179904743" calcext:value-type="float">
            <text:p>1258.72179904743</text:p>
          </table:table-cell>
          <table:table-cell table:formula="of:=[.$B399]" office:value-type="float" office:value="19469.632531256" calcext:value-type="float">
            <text:p>19469.632531256</text:p>
          </table:table-cell>
          <table:table-cell table:formula="of:=[.$D399]*(1-[.$O399])" office:value-type="float" office:value="409717.207980879" calcext:value-type="float">
            <text:p>409717.207980879</text:p>
          </table:table-cell>
          <table:table-cell table:formula="of:=[.$B399]" office:value-type="float" office:value="19469.632531256" calcext:value-type="float">
            <text:p>19469.632531256</text:p>
          </table:table-cell>
          <table:table-cell table:formula="of:=IF(FLOOR([.$A399]/12; 1) + 1 &gt;= [$Parameters.$K$70] - [$Parameters.$K$22]; [.$D399] ; 0)" office:value-type="float" office:value="0" calcext:value-type="float">
            <text:p>0</text:p>
          </table:table-cell>
          <table:table-cell table:formula="of:=([$Parameters.$D$4]-[$Parameters.$C$4])*[.$A399]" office:value-type="float" office:value="59645" calcext:value-type="float">
            <text:p>59645</text:p>
          </table:table-cell>
          <table:table-cell table:formula="of:=[.$M399]/([$Parameters.A$4]*[.$A399])" office:value-type="float" office:value="0.00290384615384615" calcext:value-type="float">
            <text:p>0.002903846153846</text:p>
          </table:table-cell>
          <table:table-cell table:formula="of:=SUM(INDIRECT( CELL(&quot;address&quot;;  INDEX([$Parameters.$L$22:$Parameters.$L$74];  FLOOR([.$A399]/12; 1) + 1;0))&amp;&quot;:&quot;&amp;CELL(&quot;address&quot;; [$Parameters.$L$70])))" office:value-type="float" office:value="0.206996" calcext:value-type="float">
            <text:p>0.206996</text:p>
          </table:table-cell>
          <table:table-cell table:formula="of:=[.$I399]/INDEX([$Parameters.$M$22:$Parameters.$M$120];  FLOOR([.$A399]/12; 1) + 1;0)" office:value-type="float" office:value="687.24435338002" calcext:value-type="float">
            <text:p>687.24435338002</text:p>
          </table:table-cell>
          <table:table-cell table:formula="of:=[.$J399]/ INDEX([$Parameters.$M$22:$Parameters.$M$120];  FLOOR([.$A399]/12; 1) + 1;0)" office:value-type="float" office:value="14462.3087885944" calcext:value-type="float">
            <text:p>14462.3087885944</text:p>
          </table:table-cell>
          <table:table-cell table:formula="of:=([.$Q399]-[.$P399])*[$Parameters.$M$70]" office:value-type="float" office:value="223982.547716586" calcext:value-type="float">
            <text:p>223982.547716586</text:p>
          </table:table-cell>
          <table:table-cell table:number-columns-repeated="2"/>
        </table:table-row>
        <table:table-row table:style-name="ro1">
          <table:table-cell office:value-type="float" office:value="396" calcext:value-type="float">
            <text:p>396</text:p>
          </table:table-cell>
          <table:table-cell table:formula="of:=([.$B399]-[.$C399])*POWER(1+[$Parameters.$H$4];1/12)+[$Parameters.$C$4]" office:value-type="float" office:value="20060.8867443409" calcext:value-type="float">
            <text:p>20060.8867443409</text:p>
          </table:table-cell>
          <table:table-cell table:formula="of:=IF(MOD([.$A400];12)=1; ([.$B388]+[.$B391]+[.$B394]+[.$B397])/4*(1+[$Parameters.$E$4])*[$Parameters.$F$4]; 0)" office:value-type="float" office:value="0" calcext:value-type="float">
            <text:p>0</text:p>
          </table:table-cell>
          <table:table-cell table:formula="of:=([.$D399]-[.$E399])*POWER(1+[$Parameters.$I$4];1/12)+[$Parameters.$D$4]" office:value-type="float" office:value="519298.19927325" calcext:value-type="float">
            <text:p>519298.19927325</text:p>
          </table:table-cell>
          <table:table-cell office:value-type="float" office:value="0" calcext:value-type="float">
            <text:p>0</text:p>
          </table:table-cell>
          <table:table-cell table:formula="of:=[.$D400]-[.$B400]" office:value-type="float" office:value="499237.312528909" calcext:value-type="float">
            <text:p>499237.312528909</text:p>
          </table:table-cell>
          <table:table-cell table:formula="of:=[.$F400]/[.$B400]" office:value-type="float" office:value="24.8861039340518" calcext:value-type="float">
            <text:p>24.8861039340518</text:p>
          </table:table-cell>
          <table:table-cell table:formula="of:=[.$F400]/[.$A400]" office:value-type="float" office:value="1260.70028416391" calcext:value-type="float">
            <text:p>1260.70028416391</text:p>
          </table:table-cell>
          <table:table-cell table:formula="of:=[.$B400]" office:value-type="float" office:value="20060.8867443409" calcext:value-type="float">
            <text:p>20060.8867443409</text:p>
          </table:table-cell>
          <table:table-cell table:formula="of:=[.$D400]*(1-[.$O400])" office:value-type="float" office:value="414920.299815725" calcext:value-type="float">
            <text:p>414920.299815725</text:p>
          </table:table-cell>
          <table:table-cell table:formula="of:=[.$B400]" office:value-type="float" office:value="20060.8867443409" calcext:value-type="float">
            <text:p>20060.8867443409</text:p>
          </table:table-cell>
          <table:table-cell table:formula="of:=IF(FLOOR([.$A400]/12; 1) + 1 &gt;= [$Parameters.$K$70] - [$Parameters.$K$22]; [.$D400] ; 0)" office:value-type="float" office:value="0" calcext:value-type="float">
            <text:p>0</text:p>
          </table:table-cell>
          <table:table-cell table:formula="of:=([$Parameters.$D$4]-[$Parameters.$C$4])*[.$A400]" office:value-type="float" office:value="59796" calcext:value-type="float">
            <text:p>59796</text:p>
          </table:table-cell>
          <table:table-cell table:formula="of:=[.$M400]/([$Parameters.A$4]*[.$A400])" office:value-type="float" office:value="0.00290384615384615" calcext:value-type="float">
            <text:p>0.002903846153846</text:p>
          </table:table-cell>
          <table:table-cell table:formula="of:=SUM(INDIRECT( CELL(&quot;address&quot;;  INDEX([$Parameters.$L$22:$Parameters.$L$74];  FLOOR([.$A400]/12; 1) + 1;0))&amp;&quot;:&quot;&amp;CELL(&quot;address&quot;; [$Parameters.$L$70])))" office:value-type="float" office:value="0.200998" calcext:value-type="float">
            <text:p>0.200998</text:p>
          </table:table-cell>
          <table:table-cell table:formula="of:=[.$I400]/INDEX([$Parameters.$M$22:$Parameters.$M$120];  FLOOR([.$A400]/12; 1) + 1;0)" office:value-type="float" office:value="729.486790703305" calcext:value-type="float">
            <text:p>729.486790703305</text:p>
          </table:table-cell>
          <table:table-cell table:formula="of:=[.$J400]/ INDEX([$Parameters.$M$22:$Parameters.$M$120];  FLOOR([.$A400]/12; 1) + 1;0)" office:value-type="float" office:value="15088.01090239" calcext:value-type="float">
            <text:p>15088.01090239</text:p>
          </table:table-cell>
          <table:table-cell table:formula="of:=([.$Q400]-[.$P400])*[$Parameters.$M$70]" office:value-type="float" office:value="233469.602056026" calcext:value-type="float">
            <text:p>233469.602056026</text:p>
          </table:table-cell>
          <table:table-cell table:number-columns-repeated="2"/>
        </table:table-row>
        <table:table-row table:style-name="ro1">
          <table:table-cell office:value-type="float" office:value="397" calcext:value-type="float">
            <text:p>397</text:p>
          </table:table-cell>
          <table:table-cell table:formula="of:=([.$B400]-[.$C400])*POWER(1+[$Parameters.$H$4];1/12)+[$Parameters.$C$4]" office:value-type="float" office:value="20658.6322498962" calcext:value-type="float">
            <text:p>20658.6322498962</text:p>
          </table:table-cell>
          <table:table-cell table:formula="of:=IF(MOD([.$A401];12)=1; ([.$B389]+[.$B392]+[.$B395]+[.$B398])/4*(1+[$Parameters.$E$4])*[$Parameters.$F$4]; 0)" office:value-type="float" office:value="6759.6334269822" calcext:value-type="float">
            <text:p>6759.6334269822</text:p>
          </table:table-cell>
          <table:table-cell table:formula="of:=([.$D400]-[.$E400])*POWER(1+[$Parameters.$I$4];1/12)+[$Parameters.$D$4]" office:value-type="float" office:value="521942.384417715" calcext:value-type="float">
            <text:p>521942.384417715</text:p>
          </table:table-cell>
          <table:table-cell office:value-type="float" office:value="0" calcext:value-type="float">
            <text:p>0</text:p>
          </table:table-cell>
          <table:table-cell table:formula="of:=[.$D401]-[.$B401]" office:value-type="float" office:value="501283.752167819" calcext:value-type="float">
            <text:p>501283.752167819</text:p>
          </table:table-cell>
          <table:table-cell table:formula="of:=[.$F401]/[.$B401]" office:value-type="float" office:value="24.2650987782764" calcext:value-type="float">
            <text:p>24.2650987782764</text:p>
          </table:table-cell>
          <table:table-cell table:formula="of:=[.$F401]/[.$A401]" office:value-type="float" office:value="1262.67947649325" calcext:value-type="float">
            <text:p>1262.67947649325</text:p>
          </table:table-cell>
          <table:table-cell table:formula="of:=[.$B401]" office:value-type="float" office:value="20658.6322498962" calcext:value-type="float">
            <text:p>20658.6322498962</text:p>
          </table:table-cell>
          <table:table-cell table:formula="of:=[.$D401]*(1-[.$O401])" office:value-type="float" office:value="417033.009034523" calcext:value-type="float">
            <text:p>417033.009034523</text:p>
          </table:table-cell>
          <table:table-cell table:formula="of:=[.$B401]" office:value-type="float" office:value="20658.6322498962" calcext:value-type="float">
            <text:p>20658.6322498962</text:p>
          </table:table-cell>
          <table:table-cell table:formula="of:=IF(FLOOR([.$A401]/12; 1) + 1 &gt;= [$Parameters.$K$70] - [$Parameters.$K$22]; [.$D401] ; 0)" office:value-type="float" office:value="0" calcext:value-type="float">
            <text:p>0</text:p>
          </table:table-cell>
          <table:table-cell table:formula="of:=([$Parameters.$D$4]-[$Parameters.$C$4])*[.$A401]" office:value-type="float" office:value="59947" calcext:value-type="float">
            <text:p>59947</text:p>
          </table:table-cell>
          <table:table-cell table:formula="of:=[.$M401]/([$Parameters.A$4]*[.$A401])" office:value-type="float" office:value="0.00290384615384615" calcext:value-type="float">
            <text:p>0.002903846153846</text:p>
          </table:table-cell>
          <table:table-cell table:formula="of:=SUM(INDIRECT( CELL(&quot;address&quot;;  INDEX([$Parameters.$L$22:$Parameters.$L$74];  FLOOR([.$A401]/12; 1) + 1;0))&amp;&quot;:&quot;&amp;CELL(&quot;address&quot;; [$Parameters.$L$70])))" office:value-type="float" office:value="0.200998" calcext:value-type="float">
            <text:p>0.200998</text:p>
          </table:table-cell>
          <table:table-cell table:formula="of:=[.$I401]/INDEX([$Parameters.$M$22:$Parameters.$M$120];  FLOOR([.$A401]/12; 1) + 1;0)" office:value-type="float" office:value="751.222990905317" calcext:value-type="float">
            <text:p>751.222990905317</text:p>
          </table:table-cell>
          <table:table-cell table:formula="of:=[.$J401]/ INDEX([$Parameters.$M$22:$Parameters.$M$120];  FLOOR([.$A401]/12; 1) + 1;0)" office:value-type="float" office:value="15164.8366921645" calcext:value-type="float">
            <text:p>15164.8366921645</text:p>
          </table:table-cell>
          <table:table-cell table:formula="of:=([.$Q401]-[.$P401])*[$Parameters.$M$70]" office:value-type="float" office:value="234365.358782474" calcext:value-type="float">
            <text:p>234365.358782474</text:p>
          </table:table-cell>
          <table:table-cell table:number-columns-repeated="2"/>
        </table:table-row>
        <table:table-row table:style-name="ro1">
          <table:table-cell office:value-type="float" office:value="398" calcext:value-type="float">
            <text:p>398</text:p>
          </table:table-cell>
          <table:table-cell table:formula="of:=([.$B401]-[.$C401])*POWER(1+[$Parameters.$H$4];1/12)+[$Parameters.$C$4]" office:value-type="float" office:value="14429.0938732464" calcext:value-type="float">
            <text:p>14429.0938732464</text:p>
          </table:table-cell>
          <table:table-cell table:formula="of:=IF(MOD([.$A402];12)=1; ([.$B390]+[.$B393]+[.$B396]+[.$B399])/4*(1+[$Parameters.$E$4])*[$Parameters.$F$4]; 0)" office:value-type="float" office:value="0" calcext:value-type="float">
            <text:p>0</text:p>
          </table:table-cell>
          <table:table-cell table:formula="of:=([.$D401]-[.$E401])*POWER(1+[$Parameters.$I$4];1/12)+[$Parameters.$D$4]" office:value-type="float" office:value="524597.342299765" calcext:value-type="float">
            <text:p>524597.342299765</text:p>
          </table:table-cell>
          <table:table-cell office:value-type="float" office:value="0" calcext:value-type="float">
            <text:p>0</text:p>
          </table:table-cell>
          <table:table-cell table:formula="of:=[.$D402]-[.$B402]" office:value-type="float" office:value="510168.248426519" calcext:value-type="float">
            <text:p>510168.248426519</text:p>
          </table:table-cell>
          <table:table-cell table:formula="of:=[.$F402]/[.$B402]" office:value-type="float" office:value="35.356915195655" calcext:value-type="float">
            <text:p>35.356915195655</text:p>
          </table:table-cell>
          <table:table-cell table:formula="of:=[.$F402]/[.$A402]" office:value-type="float" office:value="1281.82976991588" calcext:value-type="float">
            <text:p>1281.82976991588</text:p>
          </table:table-cell>
          <table:table-cell table:formula="of:=[.$B402]" office:value-type="float" office:value="14429.0938732464" calcext:value-type="float">
            <text:p>14429.0938732464</text:p>
          </table:table-cell>
          <table:table-cell table:formula="of:=[.$D402]*(1-[.$O402])" office:value-type="float" office:value="419154.325692197" calcext:value-type="float">
            <text:p>419154.325692197</text:p>
          </table:table-cell>
          <table:table-cell table:formula="of:=[.$B402]" office:value-type="float" office:value="14429.0938732464" calcext:value-type="float">
            <text:p>14429.0938732464</text:p>
          </table:table-cell>
          <table:table-cell table:formula="of:=IF(FLOOR([.$A402]/12; 1) + 1 &gt;= [$Parameters.$K$70] - [$Parameters.$K$22]; [.$D402] ; 0)" office:value-type="float" office:value="0" calcext:value-type="float">
            <text:p>0</text:p>
          </table:table-cell>
          <table:table-cell table:formula="of:=([$Parameters.$D$4]-[$Parameters.$C$4])*[.$A402]" office:value-type="float" office:value="60098" calcext:value-type="float">
            <text:p>60098</text:p>
          </table:table-cell>
          <table:table-cell table:formula="of:=[.$M402]/([$Parameters.A$4]*[.$A402])" office:value-type="float" office:value="0.00290384615384615" calcext:value-type="float">
            <text:p>0.002903846153846</text:p>
          </table:table-cell>
          <table:table-cell table:formula="of:=SUM(INDIRECT( CELL(&quot;address&quot;;  INDEX([$Parameters.$L$22:$Parameters.$L$74];  FLOOR([.$A402]/12; 1) + 1;0))&amp;&quot;:&quot;&amp;CELL(&quot;address&quot;; [$Parameters.$L$70])))" office:value-type="float" office:value="0.200998" calcext:value-type="float">
            <text:p>0.200998</text:p>
          </table:table-cell>
          <table:table-cell table:formula="of:=[.$I402]/INDEX([$Parameters.$M$22:$Parameters.$M$120];  FLOOR([.$A402]/12; 1) + 1;0)" office:value-type="float" office:value="524.694322663506" calcext:value-type="float">
            <text:p>524.694322663506</text:p>
          </table:table-cell>
          <table:table-cell table:formula="of:=[.$J402]/ INDEX([$Parameters.$M$22:$Parameters.$M$120];  FLOOR([.$A402]/12; 1) + 1;0)" office:value-type="float" office:value="15241.9754797163" calcext:value-type="float">
            <text:p>15241.9754797163</text:p>
          </table:table-cell>
          <table:table-cell table:formula="of:=([.$Q402]-[.$P402])*[$Parameters.$M$70]" office:value-type="float" office:value="239302.991613678" calcext:value-type="float">
            <text:p>239302.991613678</text:p>
          </table:table-cell>
          <table:table-cell table:number-columns-repeated="2"/>
        </table:table-row>
        <table:table-row table:style-name="ro1">
          <table:table-cell office:value-type="float" office:value="399" calcext:value-type="float">
            <text:p>399</text:p>
          </table:table-cell>
          <table:table-cell table:formula="of:=([.$B402]-[.$C402])*POWER(1+[$Parameters.$H$4];1/12)+[$Parameters.$C$4]" office:value-type="float" office:value="14965.0087586559" calcext:value-type="float">
            <text:p>14965.0087586559</text:p>
          </table:table-cell>
          <table:table-cell table:formula="of:=IF(MOD([.$A403];12)=1; ([.$B391]+[.$B394]+[.$B397]+[.$B400])/4*(1+[$Parameters.$E$4])*[$Parameters.$F$4]; 0)" office:value-type="float" office:value="0" calcext:value-type="float">
            <text:p>0</text:p>
          </table:table-cell>
          <table:table-cell table:formula="of:=([.$D402]-[.$E402])*POWER(1+[$Parameters.$I$4];1/12)+[$Parameters.$D$4]" office:value-type="float" office:value="527263.116808867" calcext:value-type="float">
            <text:p>527263.116808867</text:p>
          </table:table-cell>
          <table:table-cell office:value-type="float" office:value="0" calcext:value-type="float">
            <text:p>0</text:p>
          </table:table-cell>
          <table:table-cell table:formula="of:=[.$D403]-[.$B403]" office:value-type="float" office:value="512298.108050212" calcext:value-type="float">
            <text:p>512298.108050212</text:p>
          </table:table-cell>
          <table:table-cell table:formula="of:=[.$F403]/[.$B403]" office:value-type="float" office:value="34.2330643644891" calcext:value-type="float">
            <text:p>34.2330643644891</text:p>
          </table:table-cell>
          <table:table-cell table:formula="of:=[.$F403]/[.$A403]" office:value-type="float" office:value="1283.95515802058" calcext:value-type="float">
            <text:p>1283.95515802058</text:p>
          </table:table-cell>
          <table:table-cell table:formula="of:=[.$B403]" office:value-type="float" office:value="14965.0087586559" calcext:value-type="float">
            <text:p>14965.0087586559</text:p>
          </table:table-cell>
          <table:table-cell table:formula="of:=[.$D403]*(1-[.$O403])" office:value-type="float" office:value="421284.284856519" calcext:value-type="float">
            <text:p>421284.284856519</text:p>
          </table:table-cell>
          <table:table-cell table:formula="of:=[.$B403]" office:value-type="float" office:value="14965.0087586559" calcext:value-type="float">
            <text:p>14965.0087586559</text:p>
          </table:table-cell>
          <table:table-cell table:formula="of:=IF(FLOOR([.$A403]/12; 1) + 1 &gt;= [$Parameters.$K$70] - [$Parameters.$K$22]; [.$D403] ; 0)" office:value-type="float" office:value="0" calcext:value-type="float">
            <text:p>0</text:p>
          </table:table-cell>
          <table:table-cell table:formula="of:=([$Parameters.$D$4]-[$Parameters.$C$4])*[.$A403]" office:value-type="float" office:value="60249" calcext:value-type="float">
            <text:p>60249</text:p>
          </table:table-cell>
          <table:table-cell table:formula="of:=[.$M403]/([$Parameters.A$4]*[.$A403])" office:value-type="float" office:value="0.00290384615384615" calcext:value-type="float">
            <text:p>0.002903846153846</text:p>
          </table:table-cell>
          <table:table-cell table:formula="of:=SUM(INDIRECT( CELL(&quot;address&quot;;  INDEX([$Parameters.$L$22:$Parameters.$L$74];  FLOOR([.$A403]/12; 1) + 1;0))&amp;&quot;:&quot;&amp;CELL(&quot;address&quot;; [$Parameters.$L$70])))" office:value-type="float" office:value="0.200998" calcext:value-type="float">
            <text:p>0.200998</text:p>
          </table:table-cell>
          <table:table-cell table:formula="of:=[.$I403]/INDEX([$Parameters.$M$22:$Parameters.$M$120];  FLOOR([.$A403]/12; 1) + 1;0)" office:value-type="float" office:value="544.182136678398" calcext:value-type="float">
            <text:p>544.182136678398</text:p>
          </table:table-cell>
          <table:table-cell table:formula="of:=[.$J403]/ INDEX([$Parameters.$M$22:$Parameters.$M$120];  FLOOR([.$A403]/12; 1) + 1;0)" office:value-type="float" office:value="15319.428540237" calcext:value-type="float">
            <text:p>15319.428540237</text:p>
          </table:table-cell>
          <table:table-cell table:formula="of:=([.$Q403]-[.$P403])*[$Parameters.$M$70]" office:value-type="float" office:value="240245.506521864" calcext:value-type="float">
            <text:p>240245.506521864</text:p>
          </table:table-cell>
          <table:table-cell table:number-columns-repeated="2"/>
        </table:table-row>
        <table:table-row table:style-name="ro1">
          <table:table-cell office:value-type="float" office:value="400" calcext:value-type="float">
            <text:p>400</text:p>
          </table:table-cell>
          <table:table-cell table:formula="of:=([.$B403]-[.$C403])*POWER(1+[$Parameters.$H$4];1/12)+[$Parameters.$C$4]" office:value-type="float" office:value="15506.8073742503" calcext:value-type="float">
            <text:p>15506.8073742503</text:p>
          </table:table-cell>
          <table:table-cell table:formula="of:=IF(MOD([.$A404];12)=1; ([.$B392]+[.$B395]+[.$B398]+[.$B401])/4*(1+[$Parameters.$E$4])*[$Parameters.$F$4]; 0)" office:value-type="float" office:value="0" calcext:value-type="float">
            <text:p>0</text:p>
          </table:table-cell>
          <table:table-cell table:formula="of:=([.$D403]-[.$E403])*POWER(1+[$Parameters.$I$4];1/12)+[$Parameters.$D$4]" office:value-type="float" office:value="529939.752013299" calcext:value-type="float">
            <text:p>529939.752013299</text:p>
          </table:table-cell>
          <table:table-cell office:value-type="float" office:value="0" calcext:value-type="float">
            <text:p>0</text:p>
          </table:table-cell>
          <table:table-cell table:formula="of:=[.$D404]-[.$B404]" office:value-type="float" office:value="514432.944639049" calcext:value-type="float">
            <text:p>514432.944639049</text:p>
          </table:table-cell>
          <table:table-cell table:formula="of:=[.$F404]/[.$B404]" office:value-type="float" office:value="33.1746524106108" calcext:value-type="float">
            <text:p>33.1746524106108</text:p>
          </table:table-cell>
          <table:table-cell table:formula="of:=[.$F404]/[.$A404]" office:value-type="float" office:value="1286.08236159762" calcext:value-type="float">
            <text:p>1286.08236159762</text:p>
          </table:table-cell>
          <table:table-cell table:formula="of:=[.$B404]" office:value-type="float" office:value="15506.8073742503" calcext:value-type="float">
            <text:p>15506.8073742503</text:p>
          </table:table-cell>
          <table:table-cell table:formula="of:=[.$D404]*(1-[.$O404])" office:value-type="float" office:value="423422.92173813" calcext:value-type="float">
            <text:p>423422.92173813</text:p>
          </table:table-cell>
          <table:table-cell table:formula="of:=[.$B404]" office:value-type="float" office:value="15506.8073742503" calcext:value-type="float">
            <text:p>15506.8073742503</text:p>
          </table:table-cell>
          <table:table-cell table:formula="of:=IF(FLOOR([.$A404]/12; 1) + 1 &gt;= [$Parameters.$K$70] - [$Parameters.$K$22]; [.$D404] ; 0)" office:value-type="float" office:value="0" calcext:value-type="float">
            <text:p>0</text:p>
          </table:table-cell>
          <table:table-cell table:formula="of:=([$Parameters.$D$4]-[$Parameters.$C$4])*[.$A404]" office:value-type="float" office:value="60400" calcext:value-type="float">
            <text:p>60400</text:p>
          </table:table-cell>
          <table:table-cell table:formula="of:=[.$M404]/([$Parameters.A$4]*[.$A404])" office:value-type="float" office:value="0.00290384615384615" calcext:value-type="float">
            <text:p>0.002903846153846</text:p>
          </table:table-cell>
          <table:table-cell table:formula="of:=SUM(INDIRECT( CELL(&quot;address&quot;;  INDEX([$Parameters.$L$22:$Parameters.$L$74];  FLOOR([.$A404]/12; 1) + 1;0))&amp;&quot;:&quot;&amp;CELL(&quot;address&quot;; [$Parameters.$L$70])))" office:value-type="float" office:value="0.200998" calcext:value-type="float">
            <text:p>0.200998</text:p>
          </table:table-cell>
          <table:table-cell table:formula="of:=[.$I404]/INDEX([$Parameters.$M$22:$Parameters.$M$120];  FLOOR([.$A404]/12; 1) + 1;0)" office:value-type="float" office:value="563.883904518192" calcext:value-type="float">
            <text:p>563.883904518192</text:p>
          </table:table-cell>
          <table:table-cell table:formula="of:=[.$J404]/ INDEX([$Parameters.$M$22:$Parameters.$M$120];  FLOOR([.$A404]/12; 1) + 1;0)" office:value-type="float" office:value="15397.1971541138" calcext:value-type="float">
            <text:p>15397.1971541138</text:p>
          </table:table-cell>
          <table:table-cell table:formula="of:=([.$Q404]-[.$P404])*[$Parameters.$M$70]" office:value-type="float" office:value="241189.673438425" calcext:value-type="float">
            <text:p>241189.673438425</text:p>
          </table:table-cell>
          <table:table-cell table:number-columns-repeated="2"/>
        </table:table-row>
        <table:table-row table:style-name="ro1">
          <table:table-cell office:value-type="float" office:value="401" calcext:value-type="float">
            <text:p>401</text:p>
          </table:table-cell>
          <table:table-cell table:formula="of:=([.$B404]-[.$C404])*POWER(1+[$Parameters.$H$4];1/12)+[$Parameters.$C$4]" office:value-type="float" office:value="16054.554316632" calcext:value-type="float">
            <text:p>16054.554316632</text:p>
          </table:table-cell>
          <table:table-cell table:formula="of:=IF(MOD([.$A405];12)=1; ([.$B393]+[.$B396]+[.$B399]+[.$B402])/4*(1+[$Parameters.$E$4])*[$Parameters.$F$4]; 0)" office:value-type="float" office:value="0" calcext:value-type="float">
            <text:p>0</text:p>
          </table:table-cell>
          <table:table-cell table:formula="of:=([.$D404]-[.$E404])*POWER(1+[$Parameters.$I$4];1/12)+[$Parameters.$D$4]" office:value-type="float" office:value="532627.292160877" calcext:value-type="float">
            <text:p>532627.292160877</text:p>
          </table:table-cell>
          <table:table-cell office:value-type="float" office:value="0" calcext:value-type="float">
            <text:p>0</text:p>
          </table:table-cell>
          <table:table-cell table:formula="of:=[.$D405]-[.$B405]" office:value-type="float" office:value="516572.737844245" calcext:value-type="float">
            <text:p>516572.737844245</text:p>
          </table:table-cell>
          <table:table-cell table:formula="of:=[.$F405]/[.$B405]" office:value-type="float" office:value="32.1760870875806" calcext:value-type="float">
            <text:p>32.1760870875806</text:p>
          </table:table-cell>
          <table:table-cell table:formula="of:=[.$F405]/[.$A405]" office:value-type="float" office:value="1288.21131631981" calcext:value-type="float">
            <text:p>1288.21131631981</text:p>
          </table:table-cell>
          <table:table-cell table:formula="of:=[.$B405]" office:value-type="float" office:value="16054.554316632" calcext:value-type="float">
            <text:p>16054.554316632</text:p>
          </table:table-cell>
          <table:table-cell table:formula="of:=[.$D405]*(1-[.$O405])" office:value-type="float" office:value="425570.271691125" calcext:value-type="float">
            <text:p>425570.271691125</text:p>
          </table:table-cell>
          <table:table-cell table:formula="of:=[.$B405]" office:value-type="float" office:value="16054.554316632" calcext:value-type="float">
            <text:p>16054.554316632</text:p>
          </table:table-cell>
          <table:table-cell table:formula="of:=IF(FLOOR([.$A405]/12; 1) + 1 &gt;= [$Parameters.$K$70] - [$Parameters.$K$22]; [.$D405] ; 0)" office:value-type="float" office:value="0" calcext:value-type="float">
            <text:p>0</text:p>
          </table:table-cell>
          <table:table-cell table:formula="of:=([$Parameters.$D$4]-[$Parameters.$C$4])*[.$A405]" office:value-type="float" office:value="60551" calcext:value-type="float">
            <text:p>60551</text:p>
          </table:table-cell>
          <table:table-cell table:formula="of:=[.$M405]/([$Parameters.A$4]*[.$A405])" office:value-type="float" office:value="0.00290384615384615" calcext:value-type="float">
            <text:p>0.002903846153846</text:p>
          </table:table-cell>
          <table:table-cell table:formula="of:=SUM(INDIRECT( CELL(&quot;address&quot;;  INDEX([$Parameters.$L$22:$Parameters.$L$74];  FLOOR([.$A405]/12; 1) + 1;0))&amp;&quot;:&quot;&amp;CELL(&quot;address&quot;; [$Parameters.$L$70])))" office:value-type="float" office:value="0.200998" calcext:value-type="float">
            <text:p>0.200998</text:p>
          </table:table-cell>
          <table:table-cell table:formula="of:=[.$I405]/INDEX([$Parameters.$M$22:$Parameters.$M$120];  FLOOR([.$A405]/12; 1) + 1;0)" office:value-type="float" office:value="583.801975150256" calcext:value-type="float">
            <text:p>583.801975150256</text:p>
          </table:table-cell>
          <table:table-cell table:formula="of:=[.$J405]/ INDEX([$Parameters.$M$22:$Parameters.$M$120];  FLOOR([.$A405]/12; 1) + 1;0)" office:value-type="float" office:value="15475.28260695" calcext:value-type="float">
            <text:p>15475.28260695</text:p>
          </table:table-cell>
          <table:table-cell table:formula="of:=([.$Q405]-[.$P405])*[$Parameters.$M$70]" office:value-type="float" office:value="242135.475073064" calcext:value-type="float">
            <text:p>242135.475073064</text:p>
          </table:table-cell>
          <table:table-cell table:number-columns-repeated="2"/>
        </table:table-row>
        <table:table-row table:style-name="ro1">
          <table:table-cell office:value-type="float" office:value="402" calcext:value-type="float">
            <text:p>402</text:p>
          </table:table-cell>
          <table:table-cell table:formula="of:=([.$B405]-[.$C405])*POWER(1+[$Parameters.$H$4];1/12)+[$Parameters.$C$4]" office:value-type="float" office:value="16608.3148916003" calcext:value-type="float">
            <text:p>16608.3148916003</text:p>
          </table:table-cell>
          <table:table-cell table:formula="of:=IF(MOD([.$A406];12)=1; ([.$B394]+[.$B397]+[.$B400]+[.$B403])/4*(1+[$Parameters.$E$4])*[$Parameters.$F$4]; 0)" office:value-type="float" office:value="0" calcext:value-type="float">
            <text:p>0</text:p>
          </table:table-cell>
          <table:table-cell table:formula="of:=([.$D405]-[.$E405])*POWER(1+[$Parameters.$I$4];1/12)+[$Parameters.$D$4]" office:value-type="float" office:value="535325.78167969" calcext:value-type="float">
            <text:p>535325.78167969</text:p>
          </table:table-cell>
          <table:table-cell office:value-type="float" office:value="0" calcext:value-type="float">
            <text:p>0</text:p>
          </table:table-cell>
          <table:table-cell table:formula="of:=[.$D406]-[.$B406]" office:value-type="float" office:value="518717.46678809" calcext:value-type="float">
            <text:p>518717.46678809</text:p>
          </table:table-cell>
          <table:table-cell table:formula="of:=[.$F406]/[.$B406]" office:value-type="float" office:value="31.2323959518874" calcext:value-type="float">
            <text:p>31.2323959518874</text:p>
          </table:table-cell>
          <table:table-cell table:formula="of:=[.$F406]/[.$A406]" office:value-type="float" office:value="1290.3419571843" calcext:value-type="float">
            <text:p>1290.3419571843</text:p>
          </table:table-cell>
          <table:table-cell table:formula="of:=[.$B406]" office:value-type="float" office:value="16608.3148916003" calcext:value-type="float">
            <text:p>16608.3148916003</text:p>
          </table:table-cell>
          <table:table-cell table:formula="of:=[.$D406]*(1-[.$O406])" office:value-type="float" office:value="427726.370213636" calcext:value-type="float">
            <text:p>427726.370213636</text:p>
          </table:table-cell>
          <table:table-cell table:formula="of:=[.$B406]" office:value-type="float" office:value="16608.3148916003" calcext:value-type="float">
            <text:p>16608.3148916003</text:p>
          </table:table-cell>
          <table:table-cell table:formula="of:=IF(FLOOR([.$A406]/12; 1) + 1 &gt;= [$Parameters.$K$70] - [$Parameters.$K$22]; [.$D406] ; 0)" office:value-type="float" office:value="0" calcext:value-type="float">
            <text:p>0</text:p>
          </table:table-cell>
          <table:table-cell table:formula="of:=([$Parameters.$D$4]-[$Parameters.$C$4])*[.$A406]" office:value-type="float" office:value="60702" calcext:value-type="float">
            <text:p>60702</text:p>
          </table:table-cell>
          <table:table-cell table:formula="of:=[.$M406]/([$Parameters.A$4]*[.$A406])" office:value-type="float" office:value="0.00290384615384615" calcext:value-type="float">
            <text:p>0.002903846153846</text:p>
          </table:table-cell>
          <table:table-cell table:formula="of:=SUM(INDIRECT( CELL(&quot;address&quot;;  INDEX([$Parameters.$L$22:$Parameters.$L$74];  FLOOR([.$A406]/12; 1) + 1;0))&amp;&quot;:&quot;&amp;CELL(&quot;address&quot;; [$Parameters.$L$70])))" office:value-type="float" office:value="0.200998" calcext:value-type="float">
            <text:p>0.200998</text:p>
          </table:table-cell>
          <table:table-cell table:formula="of:=[.$I406]/INDEX([$Parameters.$M$22:$Parameters.$M$120];  FLOOR([.$A406]/12; 1) + 1;0)" office:value-type="float" office:value="603.938723330922" calcext:value-type="float">
            <text:p>603.938723330922</text:p>
          </table:table-cell>
          <table:table-cell table:formula="of:=[.$J406]/ INDEX([$Parameters.$M$22:$Parameters.$M$120];  FLOOR([.$A406]/12; 1) + 1;0)" office:value-type="float" office:value="15553.6861895868" calcext:value-type="float">
            <text:p>15553.6861895868</text:p>
          </table:table-cell>
          <table:table-cell table:formula="of:=([.$Q406]-[.$P406])*[$Parameters.$M$70]" office:value-type="float" office:value="243082.89380132" calcext:value-type="float">
            <text:p>243082.89380132</text:p>
          </table:table-cell>
          <table:table-cell table:number-columns-repeated="2"/>
        </table:table-row>
        <table:table-row table:style-name="ro1">
          <table:table-cell office:value-type="float" office:value="403" calcext:value-type="float">
            <text:p>403</text:p>
          </table:table-cell>
          <table:table-cell table:formula="of:=([.$B406]-[.$C406])*POWER(1+[$Parameters.$H$4];1/12)+[$Parameters.$C$4]" office:value-type="float" office:value="17168.1551219371" calcext:value-type="float">
            <text:p>17168.1551219371</text:p>
          </table:table-cell>
          <table:table-cell table:formula="of:=IF(MOD([.$A407];12)=1; ([.$B395]+[.$B398]+[.$B401]+[.$B404])/4*(1+[$Parameters.$E$4])*[$Parameters.$F$4]; 0)" office:value-type="float" office:value="0" calcext:value-type="float">
            <text:p>0</text:p>
          </table:table-cell>
          <table:table-cell table:formula="of:=([.$D406]-[.$E406])*POWER(1+[$Parameters.$I$4];1/12)+[$Parameters.$D$4]" office:value-type="float" office:value="538035.265178831" calcext:value-type="float">
            <text:p>538035.265178831</text:p>
          </table:table-cell>
          <table:table-cell office:value-type="float" office:value="0" calcext:value-type="float">
            <text:p>0</text:p>
          </table:table-cell>
          <table:table-cell table:formula="of:=[.$D407]-[.$B407]" office:value-type="float" office:value="520867.110056894" calcext:value-type="float">
            <text:p>520867.110056894</text:p>
          </table:table-cell>
          <table:table-cell table:formula="of:=[.$F407]/[.$B407]" office:value-type="float" office:value="30.3391428116433" calcext:value-type="float">
            <text:p>30.3391428116433</text:p>
          </table:table-cell>
          <table:table-cell table:formula="of:=[.$F407]/[.$A407]" office:value-type="float" office:value="1292.47421850346" calcext:value-type="float">
            <text:p>1292.47421850346</text:p>
          </table:table-cell>
          <table:table-cell table:formula="of:=[.$B407]" office:value-type="float" office:value="17168.1551219371" calcext:value-type="float">
            <text:p>17168.1551219371</text:p>
          </table:table-cell>
          <table:table-cell table:formula="of:=[.$D407]*(1-[.$O407])" office:value-type="float" office:value="429891.252948417" calcext:value-type="float">
            <text:p>429891.252948417</text:p>
          </table:table-cell>
          <table:table-cell table:formula="of:=[.$B407]" office:value-type="float" office:value="17168.1551219371" calcext:value-type="float">
            <text:p>17168.1551219371</text:p>
          </table:table-cell>
          <table:table-cell table:formula="of:=IF(FLOOR([.$A407]/12; 1) + 1 &gt;= [$Parameters.$K$70] - [$Parameters.$K$22]; [.$D407] ; 0)" office:value-type="float" office:value="0" calcext:value-type="float">
            <text:p>0</text:p>
          </table:table-cell>
          <table:table-cell table:formula="of:=([$Parameters.$D$4]-[$Parameters.$C$4])*[.$A407]" office:value-type="float" office:value="60853" calcext:value-type="float">
            <text:p>60853</text:p>
          </table:table-cell>
          <table:table-cell table:formula="of:=[.$M407]/([$Parameters.A$4]*[.$A407])" office:value-type="float" office:value="0.00290384615384615" calcext:value-type="float">
            <text:p>0.002903846153846</text:p>
          </table:table-cell>
          <table:table-cell table:formula="of:=SUM(INDIRECT( CELL(&quot;address&quot;;  INDEX([$Parameters.$L$22:$Parameters.$L$74];  FLOOR([.$A407]/12; 1) + 1;0))&amp;&quot;:&quot;&amp;CELL(&quot;address&quot;; [$Parameters.$L$70])))" office:value-type="float" office:value="0.200998" calcext:value-type="float">
            <text:p>0.200998</text:p>
          </table:table-cell>
          <table:table-cell table:formula="of:=[.$I407]/INDEX([$Parameters.$M$22:$Parameters.$M$120];  FLOOR([.$A407]/12; 1) + 1;0)" office:value-type="float" office:value="624.296549888621" calcext:value-type="float">
            <text:p>624.296549888621</text:p>
          </table:table-cell>
          <table:table-cell table:formula="of:=[.$J407]/ INDEX([$Parameters.$M$22:$Parameters.$M$120];  FLOOR([.$A407]/12; 1) + 1;0)" office:value-type="float" office:value="15632.4091981242" calcext:value-type="float">
            <text:p>15632.4091981242</text:p>
          </table:table-cell>
          <table:table-cell table:formula="of:=([.$Q407]-[.$P407])*[$Parameters.$M$70]" office:value-type="float" office:value="244031.911660311" calcext:value-type="float">
            <text:p>244031.911660311</text:p>
          </table:table-cell>
          <table:table-cell table:number-columns-repeated="2"/>
        </table:table-row>
        <table:table-row table:style-name="ro1">
          <table:table-cell office:value-type="float" office:value="404" calcext:value-type="float">
            <text:p>404</text:p>
          </table:table-cell>
          <table:table-cell table:formula="of:=([.$B407]-[.$C407])*POWER(1+[$Parameters.$H$4];1/12)+[$Parameters.$C$4]" office:value-type="float" office:value="17734.1417552784" calcext:value-type="float">
            <text:p>17734.1417552784</text:p>
          </table:table-cell>
          <table:table-cell table:formula="of:=IF(MOD([.$A408];12)=1; ([.$B396]+[.$B399]+[.$B402]+[.$B405])/4*(1+[$Parameters.$E$4])*[$Parameters.$F$4]; 0)" office:value-type="float" office:value="0" calcext:value-type="float">
            <text:p>0</text:p>
          </table:table-cell>
          <table:table-cell table:formula="of:=([.$D407]-[.$E407])*POWER(1+[$Parameters.$I$4];1/12)+[$Parameters.$D$4]" office:value-type="float" office:value="540755.787449138" calcext:value-type="float">
            <text:p>540755.787449138</text:p>
          </table:table-cell>
          <table:table-cell office:value-type="float" office:value="0" calcext:value-type="float">
            <text:p>0</text:p>
          </table:table-cell>
          <table:table-cell table:formula="of:=[.$D408]-[.$B408]" office:value-type="float" office:value="523021.64569386" calcext:value-type="float">
            <text:p>523021.64569386</text:p>
          </table:table-cell>
          <table:table-cell table:formula="of:=[.$F408]/[.$B408]" office:value-type="float" office:value="29.4923573359949" calcext:value-type="float">
            <text:p>29.4923573359949</text:p>
          </table:table-cell>
          <table:table-cell table:formula="of:=[.$F408]/[.$A408]" office:value-type="float" office:value="1294.60803389569" calcext:value-type="float">
            <text:p>1294.60803389569</text:p>
          </table:table-cell>
          <table:table-cell table:formula="of:=[.$B408]" office:value-type="float" office:value="17734.1417552784" calcext:value-type="float">
            <text:p>17734.1417552784</text:p>
          </table:table-cell>
          <table:table-cell table:formula="of:=[.$D408]*(1-[.$O408])" office:value-type="float" office:value="432064.955683436" calcext:value-type="float">
            <text:p>432064.955683436</text:p>
          </table:table-cell>
          <table:table-cell table:formula="of:=[.$B408]" office:value-type="float" office:value="17734.1417552784" calcext:value-type="float">
            <text:p>17734.1417552784</text:p>
          </table:table-cell>
          <table:table-cell table:formula="of:=IF(FLOOR([.$A408]/12; 1) + 1 &gt;= [$Parameters.$K$70] - [$Parameters.$K$22]; [.$D408] ; 0)" office:value-type="float" office:value="0" calcext:value-type="float">
            <text:p>0</text:p>
          </table:table-cell>
          <table:table-cell table:formula="of:=([$Parameters.$D$4]-[$Parameters.$C$4])*[.$A408]" office:value-type="float" office:value="61004" calcext:value-type="float">
            <text:p>61004</text:p>
          </table:table-cell>
          <table:table-cell table:formula="of:=[.$M408]/([$Parameters.A$4]*[.$A408])" office:value-type="float" office:value="0.00290384615384615" calcext:value-type="float">
            <text:p>0.002903846153846</text:p>
          </table:table-cell>
          <table:table-cell table:formula="of:=SUM(INDIRECT( CELL(&quot;address&quot;;  INDEX([$Parameters.$L$22:$Parameters.$L$74];  FLOOR([.$A408]/12; 1) + 1;0))&amp;&quot;:&quot;&amp;CELL(&quot;address&quot;; [$Parameters.$L$70])))" office:value-type="float" office:value="0.200998" calcext:value-type="float">
            <text:p>0.200998</text:p>
          </table:table-cell>
          <table:table-cell table:formula="of:=[.$I408]/INDEX([$Parameters.$M$22:$Parameters.$M$120];  FLOOR([.$A408]/12; 1) + 1;0)" office:value-type="float" office:value="644.877882010125" calcext:value-type="float">
            <text:p>644.877882010125</text:p>
          </table:table-cell>
          <table:table-cell table:formula="of:=[.$J408]/ INDEX([$Parameters.$M$22:$Parameters.$M$120];  FLOOR([.$A408]/12; 1) + 1;0)" office:value-type="float" office:value="15711.4529339431" calcext:value-type="float">
            <text:p>15711.4529339431</text:p>
          </table:table-cell>
          <table:table-cell table:formula="of:=([.$Q408]-[.$P408])*[$Parameters.$M$70]" office:value-type="float" office:value="244982.510344431" calcext:value-type="float">
            <text:p>244982.510344431</text:p>
          </table:table-cell>
          <table:table-cell table:number-columns-repeated="2"/>
        </table:table-row>
        <table:table-row table:style-name="ro1">
          <table:table-cell office:value-type="float" office:value="405" calcext:value-type="float">
            <text:p>405</text:p>
          </table:table-cell>
          <table:table-cell table:formula="of:=([.$B408]-[.$C408])*POWER(1+[$Parameters.$H$4];1/12)+[$Parameters.$C$4]" office:value-type="float" office:value="18306.342272073" calcext:value-type="float">
            <text:p>18306.342272073</text:p>
          </table:table-cell>
          <table:table-cell table:formula="of:=IF(MOD([.$A409];12)=1; ([.$B397]+[.$B400]+[.$B403]+[.$B406])/4*(1+[$Parameters.$E$4])*[$Parameters.$F$4]; 0)" office:value-type="float" office:value="0" calcext:value-type="float">
            <text:p>0</text:p>
          </table:table-cell>
          <table:table-cell table:formula="of:=([.$D408]-[.$E408])*POWER(1+[$Parameters.$I$4];1/12)+[$Parameters.$D$4]" office:value-type="float" office:value="543487.39346393" calcext:value-type="float">
            <text:p>543487.39346393</text:p>
          </table:table-cell>
          <table:table-cell office:value-type="float" office:value="0" calcext:value-type="float">
            <text:p>0</text:p>
          </table:table-cell>
          <table:table-cell table:formula="of:=[.$D409]-[.$B409]" office:value-type="float" office:value="525181.051191857" calcext:value-type="float">
            <text:p>525181.051191857</text:p>
          </table:table-cell>
          <table:table-cell table:formula="of:=[.$F409]/[.$B409]" office:value-type="float" office:value="28.6884754685833" calcext:value-type="float">
            <text:p>28.6884754685833</text:p>
          </table:table-cell>
          <table:table-cell table:formula="of:=[.$F409]/[.$A409]" office:value-type="float" office:value="1296.74333627619" calcext:value-type="float">
            <text:p>1296.74333627619</text:p>
          </table:table-cell>
          <table:table-cell table:formula="of:=[.$B409]" office:value-type="float" office:value="18306.342272073" calcext:value-type="float">
            <text:p>18306.342272073</text:p>
          </table:table-cell>
          <table:table-cell table:formula="of:=[.$D409]*(1-[.$O409])" office:value-type="float" office:value="434247.514352467" calcext:value-type="float">
            <text:p>434247.514352467</text:p>
          </table:table-cell>
          <table:table-cell table:formula="of:=[.$B409]" office:value-type="float" office:value="18306.342272073" calcext:value-type="float">
            <text:p>18306.342272073</text:p>
          </table:table-cell>
          <table:table-cell table:formula="of:=IF(FLOOR([.$A409]/12; 1) + 1 &gt;= [$Parameters.$K$70] - [$Parameters.$K$22]; [.$D409] ; 0)" office:value-type="float" office:value="0" calcext:value-type="float">
            <text:p>0</text:p>
          </table:table-cell>
          <table:table-cell table:formula="of:=([$Parameters.$D$4]-[$Parameters.$C$4])*[.$A409]" office:value-type="float" office:value="61155" calcext:value-type="float">
            <text:p>61155</text:p>
          </table:table-cell>
          <table:table-cell table:formula="of:=[.$M409]/([$Parameters.A$4]*[.$A409])" office:value-type="float" office:value="0.00290384615384615" calcext:value-type="float">
            <text:p>0.002903846153846</text:p>
          </table:table-cell>
          <table:table-cell table:formula="of:=SUM(INDIRECT( CELL(&quot;address&quot;;  INDEX([$Parameters.$L$22:$Parameters.$L$74];  FLOOR([.$A409]/12; 1) + 1;0))&amp;&quot;:&quot;&amp;CELL(&quot;address&quot;; [$Parameters.$L$70])))" office:value-type="float" office:value="0.200998" calcext:value-type="float">
            <text:p>0.200998</text:p>
          </table:table-cell>
          <table:table-cell table:formula="of:=[.$I409]/INDEX([$Parameters.$M$22:$Parameters.$M$120];  FLOOR([.$A409]/12; 1) + 1;0)" office:value-type="float" office:value="665.685173529929" calcext:value-type="float">
            <text:p>665.685173529929</text:p>
          </table:table-cell>
          <table:table-cell table:formula="of:=[.$J409]/ INDEX([$Parameters.$M$22:$Parameters.$M$120];  FLOOR([.$A409]/12; 1) + 1;0)" office:value-type="float" office:value="15790.8187037261" calcext:value-type="float">
            <text:p>15790.8187037261</text:p>
          </table:table-cell>
          <table:table-cell table:formula="of:=([.$Q409]-[.$P409])*[$Parameters.$M$70]" office:value-type="float" office:value="245934.671200989" calcext:value-type="float">
            <text:p>245934.671200989</text:p>
          </table:table-cell>
          <table:table-cell table:number-columns-repeated="2"/>
        </table:table-row>
        <table:table-row table:style-name="ro1">
          <table:table-cell office:value-type="float" office:value="406" calcext:value-type="float">
            <text:p>406</text:p>
          </table:table-cell>
          <table:table-cell table:formula="of:=([.$B409]-[.$C409])*POWER(1+[$Parameters.$H$4];1/12)+[$Parameters.$C$4]" office:value-type="float" office:value="18884.8248936273" calcext:value-type="float">
            <text:p>18884.8248936273</text:p>
          </table:table-cell>
          <table:table-cell table:formula="of:=IF(MOD([.$A410];12)=1; ([.$B398]+[.$B401]+[.$B404]+[.$B407])/4*(1+[$Parameters.$E$4])*[$Parameters.$F$4]; 0)" office:value-type="float" office:value="0" calcext:value-type="float">
            <text:p>0</text:p>
          </table:table-cell>
          <table:table-cell table:formula="of:=([.$D409]-[.$E409])*POWER(1+[$Parameters.$I$4];1/12)+[$Parameters.$D$4]" office:value-type="float" office:value="546230.128379754" calcext:value-type="float">
            <text:p>546230.128379754</text:p>
          </table:table-cell>
          <table:table-cell office:value-type="float" office:value="0" calcext:value-type="float">
            <text:p>0</text:p>
          </table:table-cell>
          <table:table-cell table:formula="of:=[.$D410]-[.$B410]" office:value-type="float" office:value="527345.303486127" calcext:value-type="float">
            <text:p>527345.303486127</text:p>
          </table:table-cell>
          <table:table-cell table:formula="of:=[.$F410]/[.$B410]" office:value-type="float" office:value="27.9242887586466" calcext:value-type="float">
            <text:p>27.9242887586466</text:p>
          </table:table-cell>
          <table:table-cell table:formula="of:=[.$F410]/[.$A410]" office:value-type="float" office:value="1298.8800578476" calcext:value-type="float">
            <text:p>1298.8800578476</text:p>
          </table:table-cell>
          <table:table-cell table:formula="of:=[.$B410]" office:value-type="float" office:value="18884.8248936273" calcext:value-type="float">
            <text:p>18884.8248936273</text:p>
          </table:table-cell>
          <table:table-cell table:formula="of:=[.$D410]*(1-[.$O410])" office:value-type="float" office:value="436438.965035681" calcext:value-type="float">
            <text:p>436438.965035681</text:p>
          </table:table-cell>
          <table:table-cell table:formula="of:=[.$B410]" office:value-type="float" office:value="18884.8248936273" calcext:value-type="float">
            <text:p>18884.8248936273</text:p>
          </table:table-cell>
          <table:table-cell table:formula="of:=IF(FLOOR([.$A410]/12; 1) + 1 &gt;= [$Parameters.$K$70] - [$Parameters.$K$22]; [.$D410] ; 0)" office:value-type="float" office:value="0" calcext:value-type="float">
            <text:p>0</text:p>
          </table:table-cell>
          <table:table-cell table:formula="of:=([$Parameters.$D$4]-[$Parameters.$C$4])*[.$A410]" office:value-type="float" office:value="61306" calcext:value-type="float">
            <text:p>61306</text:p>
          </table:table-cell>
          <table:table-cell table:formula="of:=[.$M410]/([$Parameters.A$4]*[.$A410])" office:value-type="float" office:value="0.00290384615384615" calcext:value-type="float">
            <text:p>0.002903846153846</text:p>
          </table:table-cell>
          <table:table-cell table:formula="of:=SUM(INDIRECT( CELL(&quot;address&quot;;  INDEX([$Parameters.$L$22:$Parameters.$L$74];  FLOOR([.$A410]/12; 1) + 1;0))&amp;&quot;:&quot;&amp;CELL(&quot;address&quot;; [$Parameters.$L$70])))" office:value-type="float" office:value="0.200998" calcext:value-type="float">
            <text:p>0.200998</text:p>
          </table:table-cell>
          <table:table-cell table:formula="of:=[.$I410]/INDEX([$Parameters.$M$22:$Parameters.$M$120];  FLOOR([.$A410]/12; 1) + 1;0)" office:value-type="float" office:value="686.720905222812" calcext:value-type="float">
            <text:p>686.720905222812</text:p>
          </table:table-cell>
          <table:table-cell table:formula="of:=[.$J410]/ INDEX([$Parameters.$M$22:$Parameters.$M$120];  FLOOR([.$A410]/12; 1) + 1;0)" office:value-type="float" office:value="15870.5078194793" calcext:value-type="float">
            <text:p>15870.5078194793</text:p>
          </table:table-cell>
          <table:table-cell table:formula="of:=([.$Q410]-[.$P410])*[$Parameters.$M$70]" office:value-type="float" office:value="246888.37522581" calcext:value-type="float">
            <text:p>246888.37522581</text:p>
          </table:table-cell>
          <table:table-cell table:number-columns-repeated="2"/>
        </table:table-row>
        <table:table-row table:style-name="ro1">
          <table:table-cell office:value-type="float" office:value="407" calcext:value-type="float">
            <text:p>407</text:p>
          </table:table-cell>
          <table:table-cell table:formula="of:=([.$B410]-[.$C410])*POWER(1+[$Parameters.$H$4];1/12)+[$Parameters.$C$4]" office:value-type="float" office:value="19469.6585902394" calcext:value-type="float">
            <text:p>19469.6585902394</text:p>
          </table:table-cell>
          <table:table-cell table:formula="of:=IF(MOD([.$A411];12)=1; ([.$B399]+[.$B402]+[.$B405]+[.$B408])/4*(1+[$Parameters.$E$4])*[$Parameters.$F$4]; 0)" office:value-type="float" office:value="0" calcext:value-type="float">
            <text:p>0</text:p>
          </table:table-cell>
          <table:table-cell table:formula="of:=([.$D410]-[.$E410])*POWER(1+[$Parameters.$I$4];1/12)+[$Parameters.$D$4]" office:value-type="float" office:value="548984.037537132" calcext:value-type="float">
            <text:p>548984.037537132</text:p>
          </table:table-cell>
          <table:table-cell office:value-type="float" office:value="0" calcext:value-type="float">
            <text:p>0</text:p>
          </table:table-cell>
          <table:table-cell table:formula="of:=[.$D411]-[.$B411]" office:value-type="float" office:value="529514.378946892" calcext:value-type="float">
            <text:p>529514.378946892</text:p>
          </table:table-cell>
          <table:table-cell table:formula="of:=[.$F411]/[.$B411]" office:value-type="float" office:value="27.1969010906206" calcext:value-type="float">
            <text:p>27.1969010906206</text:p>
          </table:table-cell>
          <table:table-cell table:formula="of:=[.$F411]/[.$A411]" office:value-type="float" office:value="1301.01813009064" calcext:value-type="float">
            <text:p>1301.01813009064</text:p>
          </table:table-cell>
          <table:table-cell table:formula="of:=[.$B411]" office:value-type="float" office:value="19469.6585902394" calcext:value-type="float">
            <text:p>19469.6585902394</text:p>
          </table:table-cell>
          <table:table-cell table:formula="of:=[.$D411]*(1-[.$O411])" office:value-type="float" office:value="438639.343960243" calcext:value-type="float">
            <text:p>438639.343960243</text:p>
          </table:table-cell>
          <table:table-cell table:formula="of:=[.$B411]" office:value-type="float" office:value="19469.6585902394" calcext:value-type="float">
            <text:p>19469.6585902394</text:p>
          </table:table-cell>
          <table:table-cell table:formula="of:=IF(FLOOR([.$A411]/12; 1) + 1 &gt;= [$Parameters.$K$70] - [$Parameters.$K$22]; [.$D411] ; 0)" office:value-type="float" office:value="0" calcext:value-type="float">
            <text:p>0</text:p>
          </table:table-cell>
          <table:table-cell table:formula="of:=([$Parameters.$D$4]-[$Parameters.$C$4])*[.$A411]" office:value-type="float" office:value="61457" calcext:value-type="float">
            <text:p>61457</text:p>
          </table:table-cell>
          <table:table-cell table:formula="of:=[.$M411]/([$Parameters.A$4]*[.$A411])" office:value-type="float" office:value="0.00290384615384615" calcext:value-type="float">
            <text:p>0.002903846153846</text:p>
          </table:table-cell>
          <table:table-cell table:formula="of:=SUM(INDIRECT( CELL(&quot;address&quot;;  INDEX([$Parameters.$L$22:$Parameters.$L$74];  FLOOR([.$A411]/12; 1) + 1;0))&amp;&quot;:&quot;&amp;CELL(&quot;address&quot;; [$Parameters.$L$70])))" office:value-type="float" office:value="0.200998" calcext:value-type="float">
            <text:p>0.200998</text:p>
          </table:table-cell>
          <table:table-cell table:formula="of:=[.$I411]/INDEX([$Parameters.$M$22:$Parameters.$M$120];  FLOOR([.$A411]/12; 1) + 1;0)" office:value-type="float" office:value="707.987585099615" calcext:value-type="float">
            <text:p>707.987585099615</text:p>
          </table:table-cell>
          <table:table-cell table:formula="of:=[.$J411]/ INDEX([$Parameters.$M$22:$Parameters.$M$120];  FLOOR([.$A411]/12; 1) + 1;0)" office:value-type="float" office:value="15950.5215985543" calcext:value-type="float">
            <text:p>15950.5215985543</text:p>
          </table:table-cell>
          <table:table-cell table:formula="of:=([.$Q411]-[.$P411])*[$Parameters.$M$70]" office:value-type="float" office:value="247843.603058773" calcext:value-type="float">
            <text:p>247843.603058773</text:p>
          </table:table-cell>
          <table:table-cell table:number-columns-repeated="2"/>
        </table:table-row>
        <table:table-row table:style-name="ro1">
          <table:table-cell office:value-type="float" office:value="408" calcext:value-type="float">
            <text:p>408</text:p>
          </table:table-cell>
          <table:table-cell table:formula="of:=([.$B411]-[.$C411])*POWER(1+[$Parameters.$H$4];1/12)+[$Parameters.$C$4]" office:value-type="float" office:value="20060.9130894221" calcext:value-type="float">
            <text:p>20060.9130894221</text:p>
          </table:table-cell>
          <table:table-cell table:formula="of:=IF(MOD([.$A412];12)=1; ([.$B400]+[.$B403]+[.$B406]+[.$B409])/4*(1+[$Parameters.$E$4])*[$Parameters.$F$4]; 0)" office:value-type="float" office:value="0" calcext:value-type="float">
            <text:p>0</text:p>
          </table:table-cell>
          <table:table-cell table:formula="of:=([.$D411]-[.$E411])*POWER(1+[$Parameters.$I$4];1/12)+[$Parameters.$D$4]" office:value-type="float" office:value="551749.166461305" calcext:value-type="float">
            <text:p>551749.166461305</text:p>
          </table:table-cell>
          <table:table-cell office:value-type="float" office:value="0" calcext:value-type="float">
            <text:p>0</text:p>
          </table:table-cell>
          <table:table-cell table:formula="of:=[.$D412]-[.$B412]" office:value-type="float" office:value="531688.253371883" calcext:value-type="float">
            <text:p>531688.253371883</text:p>
          </table:table-cell>
          <table:table-cell table:formula="of:=[.$F412]/[.$B412]" office:value-type="float" office:value="26.5036915818272" calcext:value-type="float">
            <text:p>26.5036915818272</text:p>
          </table:table-cell>
          <table:table-cell table:formula="of:=[.$F412]/[.$A412]" office:value-type="float" office:value="1303.15748375462" calcext:value-type="float">
            <text:p>1303.15748375462</text:p>
          </table:table-cell>
          <table:table-cell table:formula="of:=[.$B412]" office:value-type="float" office:value="20060.9130894221" calcext:value-type="float">
            <text:p>20060.9130894221</text:p>
          </table:table-cell>
          <table:table-cell table:formula="of:=[.$D412]*(1-[.$O412])" office:value-type="float" office:value="444435.057082914" calcext:value-type="float">
            <text:p>444435.057082914</text:p>
          </table:table-cell>
          <table:table-cell table:formula="of:=[.$B412]" office:value-type="float" office:value="20060.9130894221" calcext:value-type="float">
            <text:p>20060.9130894221</text:p>
          </table:table-cell>
          <table:table-cell table:formula="of:=IF(FLOOR([.$A412]/12; 1) + 1 &gt;= [$Parameters.$K$70] - [$Parameters.$K$22]; [.$D412] ; 0)" office:value-type="float" office:value="0" calcext:value-type="float">
            <text:p>0</text:p>
          </table:table-cell>
          <table:table-cell table:formula="of:=([$Parameters.$D$4]-[$Parameters.$C$4])*[.$A412]" office:value-type="float" office:value="61608" calcext:value-type="float">
            <text:p>61608</text:p>
          </table:table-cell>
          <table:table-cell table:formula="of:=[.$M412]/([$Parameters.A$4]*[.$A412])" office:value-type="float" office:value="0.00290384615384615" calcext:value-type="float">
            <text:p>0.002903846153846</text:p>
          </table:table-cell>
          <table:table-cell table:formula="of:=SUM(INDIRECT( CELL(&quot;address&quot;;  INDEX([$Parameters.$L$22:$Parameters.$L$74];  FLOOR([.$A412]/12; 1) + 1;0))&amp;&quot;:&quot;&amp;CELL(&quot;address&quot;; [$Parameters.$L$70])))" office:value-type="float" office:value="0.194498" calcext:value-type="float">
            <text:p>0.194498</text:p>
          </table:table-cell>
          <table:table-cell table:formula="of:=[.$I412]/INDEX([$Parameters.$M$22:$Parameters.$M$120];  FLOOR([.$A412]/12; 1) + 1;0)" office:value-type="float" office:value="752.190217076193" calcext:value-type="float">
            <text:p>752.190217076193</text:p>
          </table:table-cell>
          <table:table-cell table:formula="of:=[.$J412]/ INDEX([$Parameters.$M$22:$Parameters.$M$120];  FLOOR([.$A412]/12; 1) + 1;0)" office:value-type="float" office:value="16664.2316116578" calcext:value-type="float">
            <text:p>16664.2316116578</text:p>
          </table:table-cell>
          <table:table-cell table:formula="of:=([.$Q412]-[.$P412])*[$Parameters.$M$70]" office:value-type="float" office:value="258729.793075897" calcext:value-type="float">
            <text:p>258729.793075897</text:p>
          </table:table-cell>
          <table:table-cell table:number-columns-repeated="2"/>
        </table:table-row>
        <table:table-row table:style-name="ro1">
          <table:table-cell office:value-type="float" office:value="409" calcext:value-type="float">
            <text:p>409</text:p>
          </table:table-cell>
          <table:table-cell table:formula="of:=([.$B412]-[.$C412])*POWER(1+[$Parameters.$H$4];1/12)+[$Parameters.$C$4]" office:value-type="float" office:value="20658.6588842161" calcext:value-type="float">
            <text:p>20658.6588842161</text:p>
          </table:table-cell>
          <table:table-cell table:formula="of:=IF(MOD([.$A413];12)=1; ([.$B401]+[.$B404]+[.$B407]+[.$B410])/4*(1+[$Parameters.$E$4])*[$Parameters.$F$4]; 0)" office:value-type="float" office:value="6759.64407827694" calcext:value-type="float">
            <text:p>6759.64407827694</text:p>
          </table:table-cell>
          <table:table-cell table:formula="of:=([.$D412]-[.$E412])*POWER(1+[$Parameters.$I$4];1/12)+[$Parameters.$D$4]" office:value-type="float" office:value="554525.560862993" calcext:value-type="float">
            <text:p>554525.560862993</text:p>
          </table:table-cell>
          <table:table-cell office:value-type="float" office:value="0" calcext:value-type="float">
            <text:p>0</text:p>
          </table:table-cell>
          <table:table-cell table:formula="of:=[.$D413]-[.$B413]" office:value-type="float" office:value="533866.901978777" calcext:value-type="float">
            <text:p>533866.901978777</text:p>
          </table:table-cell>
          <table:table-cell table:formula="of:=[.$F413]/[.$B413]" office:value-type="float" office:value="25.8422826462694" calcext:value-type="float">
            <text:p>25.8422826462694</text:p>
          </table:table-cell>
          <table:table-cell table:formula="of:=[.$F413]/[.$A413]" office:value-type="float" office:value="1305.29804884787" calcext:value-type="float">
            <text:p>1305.29804884787</text:p>
          </table:table-cell>
          <table:table-cell table:formula="of:=[.$B413]" office:value-type="float" office:value="20658.6588842161" calcext:value-type="float">
            <text:p>20658.6588842161</text:p>
          </table:table-cell>
          <table:table-cell table:formula="of:=[.$D413]*(1-[.$O413])" office:value-type="float" office:value="446671.448326263" calcext:value-type="float">
            <text:p>446671.448326263</text:p>
          </table:table-cell>
          <table:table-cell table:formula="of:=[.$B413]" office:value-type="float" office:value="20658.6588842161" calcext:value-type="float">
            <text:p>20658.6588842161</text:p>
          </table:table-cell>
          <table:table-cell table:formula="of:=IF(FLOOR([.$A413]/12; 1) + 1 &gt;= [$Parameters.$K$70] - [$Parameters.$K$22]; [.$D413] ; 0)" office:value-type="float" office:value="0" calcext:value-type="float">
            <text:p>0</text:p>
          </table:table-cell>
          <table:table-cell table:formula="of:=([$Parameters.$D$4]-[$Parameters.$C$4])*[.$A413]" office:value-type="float" office:value="61759" calcext:value-type="float">
            <text:p>61759</text:p>
          </table:table-cell>
          <table:table-cell table:formula="of:=[.$M413]/([$Parameters.A$4]*[.$A413])" office:value-type="float" office:value="0.00290384615384615" calcext:value-type="float">
            <text:p>0.002903846153846</text:p>
          </table:table-cell>
          <table:table-cell table:formula="of:=SUM(INDIRECT( CELL(&quot;address&quot;;  INDEX([$Parameters.$L$22:$Parameters.$L$74];  FLOOR([.$A413]/12; 1) + 1;0))&amp;&quot;:&quot;&amp;CELL(&quot;address&quot;; [$Parameters.$L$70])))" office:value-type="float" office:value="0.194498" calcext:value-type="float">
            <text:p>0.194498</text:p>
          </table:table-cell>
          <table:table-cell table:formula="of:=[.$I413]/INDEX([$Parameters.$M$22:$Parameters.$M$120];  FLOOR([.$A413]/12; 1) + 1;0)" office:value-type="float" office:value="774.602882797755" calcext:value-type="float">
            <text:p>774.602882797755</text:p>
          </table:table-cell>
          <table:table-cell table:formula="of:=[.$J413]/ INDEX([$Parameters.$M$22:$Parameters.$M$120];  FLOOR([.$A413]/12; 1) + 1;0)" office:value-type="float" office:value="16748.0858015097" calcext:value-type="float">
            <text:p>16748.0858015097</text:p>
          </table:table-cell>
          <table:table-cell table:formula="of:=([.$Q413]-[.$P413])*[$Parameters.$M$70]" office:value-type="float" office:value="259728.832258256" calcext:value-type="float">
            <text:p>259728.832258256</text:p>
          </table:table-cell>
          <table:table-cell table:number-columns-repeated="2"/>
        </table:table-row>
        <table:table-row table:style-name="ro1">
          <table:table-cell office:value-type="float" office:value="410" calcext:value-type="float">
            <text:p>410</text:p>
          </table:table-cell>
          <table:table-cell table:formula="of:=([.$B413]-[.$C413])*POWER(1+[$Parameters.$H$4];1/12)+[$Parameters.$C$4]" office:value-type="float" office:value="14429.1100317469" calcext:value-type="float">
            <text:p>14429.1100317469</text:p>
          </table:table-cell>
          <table:table-cell table:formula="of:=IF(MOD([.$A414];12)=1; ([.$B402]+[.$B405]+[.$B408]+[.$B411])/4*(1+[$Parameters.$E$4])*[$Parameters.$F$4]; 0)" office:value-type="float" office:value="0" calcext:value-type="float">
            <text:p>0</text:p>
          </table:table-cell>
          <table:table-cell table:formula="of:=([.$D413]-[.$E413])*POWER(1+[$Parameters.$I$4];1/12)+[$Parameters.$D$4]" office:value-type="float" office:value="557313.266639146" calcext:value-type="float">
            <text:p>557313.266639146</text:p>
          </table:table-cell>
          <table:table-cell office:value-type="float" office:value="0" calcext:value-type="float">
            <text:p>0</text:p>
          </table:table-cell>
          <table:table-cell table:formula="of:=[.$D414]-[.$B414]" office:value-type="float" office:value="542884.156607399" calcext:value-type="float">
            <text:p>542884.156607399</text:p>
          </table:table-cell>
          <table:table-cell table:formula="of:=[.$F414]/[.$B414]" office:value-type="float" office:value="37.62423014399" calcext:value-type="float">
            <text:p>37.62423014399</text:p>
          </table:table-cell>
          <table:table-cell table:formula="of:=[.$F414]/[.$A414]" office:value-type="float" office:value="1324.10769904244" calcext:value-type="float">
            <text:p>1324.10769904244</text:p>
          </table:table-cell>
          <table:table-cell table:formula="of:=[.$B414]" office:value-type="float" office:value="14429.1100317469" calcext:value-type="float">
            <text:p>14429.1100317469</text:p>
          </table:table-cell>
          <table:table-cell table:formula="of:=[.$D414]*(1-[.$O414])" office:value-type="float" office:value="448916.950904366" calcext:value-type="float">
            <text:p>448916.950904366</text:p>
          </table:table-cell>
          <table:table-cell table:formula="of:=[.$B414]" office:value-type="float" office:value="14429.1100317469" calcext:value-type="float">
            <text:p>14429.1100317469</text:p>
          </table:table-cell>
          <table:table-cell table:formula="of:=IF(FLOOR([.$A414]/12; 1) + 1 &gt;= [$Parameters.$K$70] - [$Parameters.$K$22]; [.$D414] ; 0)" office:value-type="float" office:value="0" calcext:value-type="float">
            <text:p>0</text:p>
          </table:table-cell>
          <table:table-cell table:formula="of:=([$Parameters.$D$4]-[$Parameters.$C$4])*[.$A414]" office:value-type="float" office:value="61910" calcext:value-type="float">
            <text:p>61910</text:p>
          </table:table-cell>
          <table:table-cell table:formula="of:=[.$M414]/([$Parameters.A$4]*[.$A414])" office:value-type="float" office:value="0.00290384615384615" calcext:value-type="float">
            <text:p>0.002903846153846</text:p>
          </table:table-cell>
          <table:table-cell table:formula="of:=SUM(INDIRECT( CELL(&quot;address&quot;;  INDEX([$Parameters.$L$22:$Parameters.$L$74];  FLOOR([.$A414]/12; 1) + 1;0))&amp;&quot;:&quot;&amp;CELL(&quot;address&quot;; [$Parameters.$L$70])))" office:value-type="float" office:value="0.194498" calcext:value-type="float">
            <text:p>0.194498</text:p>
          </table:table-cell>
          <table:table-cell table:formula="of:=[.$I414]/INDEX([$Parameters.$M$22:$Parameters.$M$120];  FLOOR([.$A414]/12; 1) + 1;0)" office:value-type="float" office:value="541.023998190734" calcext:value-type="float">
            <text:p>541.023998190734</text:p>
          </table:table-cell>
          <table:table-cell table:formula="of:=[.$J414]/ INDEX([$Parameters.$M$22:$Parameters.$M$120];  FLOOR([.$A414]/12; 1) + 1;0)" office:value-type="float" office:value="16832.2816237107" calcext:value-type="float">
            <text:p>16832.2816237107</text:p>
          </table:table-cell>
          <table:table-cell table:formula="of:=([.$Q414]-[.$P414])*[$Parameters.$M$70]" office:value-type="float" office:value="264895.848990955" calcext:value-type="float">
            <text:p>264895.848990955</text:p>
          </table:table-cell>
          <table:table-cell table:number-columns-repeated="2"/>
        </table:table-row>
        <table:table-row table:style-name="ro1">
          <table:table-cell office:value-type="float" office:value="411" calcext:value-type="float">
            <text:p>411</text:p>
          </table:table-cell>
          <table:table-cell table:formula="of:=([.$B414]-[.$C414])*POWER(1+[$Parameters.$H$4];1/12)+[$Parameters.$C$4]" office:value-type="float" office:value="14965.0250945582" calcext:value-type="float">
            <text:p>14965.0250945582</text:p>
          </table:table-cell>
          <table:table-cell table:formula="of:=IF(MOD([.$A415];12)=1; ([.$B403]+[.$B406]+[.$B409]+[.$B412])/4*(1+[$Parameters.$E$4])*[$Parameters.$F$4]; 0)" office:value-type="float" office:value="0" calcext:value-type="float">
            <text:p>0</text:p>
          </table:table-cell>
          <table:table-cell table:formula="of:=([.$D414]-[.$E414])*POWER(1+[$Parameters.$I$4];1/12)+[$Parameters.$D$4]" office:value-type="float" office:value="560112.329873703" calcext:value-type="float">
            <text:p>560112.329873703</text:p>
          </table:table-cell>
          <table:table-cell office:value-type="float" office:value="0" calcext:value-type="float">
            <text:p>0</text:p>
          </table:table-cell>
          <table:table-cell table:formula="of:=[.$D415]-[.$B415]" office:value-type="float" office:value="545147.304779145" calcext:value-type="float">
            <text:p>545147.304779145</text:p>
          </table:table-cell>
          <table:table-cell table:formula="of:=[.$F415]/[.$B415]" office:value-type="float" office:value="36.4280915891935" calcext:value-type="float">
            <text:p>36.4280915891935</text:p>
          </table:table-cell>
          <table:table-cell table:formula="of:=[.$F415]/[.$A415]" office:value-type="float" office:value="1326.39246904902" calcext:value-type="float">
            <text:p>1326.39246904902</text:p>
          </table:table-cell>
          <table:table-cell table:formula="of:=[.$B415]" office:value-type="float" office:value="14965.0250945582" calcext:value-type="float">
            <text:p>14965.0250945582</text:p>
          </table:table-cell>
          <table:table-cell table:formula="of:=[.$D415]*(1-[.$O415])" office:value-type="float" office:value="451171.601937928" calcext:value-type="float">
            <text:p>451171.601937928</text:p>
          </table:table-cell>
          <table:table-cell table:formula="of:=[.$B415]" office:value-type="float" office:value="14965.0250945582" calcext:value-type="float">
            <text:p>14965.0250945582</text:p>
          </table:table-cell>
          <table:table-cell table:formula="of:=IF(FLOOR([.$A415]/12; 1) + 1 &gt;= [$Parameters.$K$70] - [$Parameters.$K$22]; [.$D415] ; 0)" office:value-type="float" office:value="0" calcext:value-type="float">
            <text:p>0</text:p>
          </table:table-cell>
          <table:table-cell table:formula="of:=([$Parameters.$D$4]-[$Parameters.$C$4])*[.$A415]" office:value-type="float" office:value="62061" calcext:value-type="float">
            <text:p>62061</text:p>
          </table:table-cell>
          <table:table-cell table:formula="of:=[.$M415]/([$Parameters.A$4]*[.$A415])" office:value-type="float" office:value="0.00290384615384615" calcext:value-type="float">
            <text:p>0.002903846153846</text:p>
          </table:table-cell>
          <table:table-cell table:formula="of:=SUM(INDIRECT( CELL(&quot;address&quot;;  INDEX([$Parameters.$L$22:$Parameters.$L$74];  FLOOR([.$A415]/12; 1) + 1;0))&amp;&quot;:&quot;&amp;CELL(&quot;address&quot;; [$Parameters.$L$70])))" office:value-type="float" office:value="0.194498" calcext:value-type="float">
            <text:p>0.194498</text:p>
          </table:table-cell>
          <table:table-cell table:formula="of:=[.$I415]/INDEX([$Parameters.$M$22:$Parameters.$M$120];  FLOOR([.$A415]/12; 1) + 1;0)" office:value-type="float" office:value="561.118301258274" calcext:value-type="float">
            <text:p>561.118301258274</text:p>
          </table:table-cell>
          <table:table-cell table:formula="of:=[.$J415]/ INDEX([$Parameters.$M$22:$Parameters.$M$120];  FLOOR([.$A415]/12; 1) + 1;0)" office:value-type="float" office:value="16916.8204701135" calcext:value-type="float">
            <text:p>16916.8204701135</text:p>
          </table:table-cell>
          <table:table-cell table:formula="of:=([.$Q415]-[.$P415])*[$Parameters.$M$70]" office:value-type="float" office:value="265943.717265586" calcext:value-type="float">
            <text:p>265943.717265586</text:p>
          </table:table-cell>
          <table:table-cell table:number-columns-repeated="2"/>
        </table:table-row>
        <table:table-row table:style-name="ro1">
          <table:table-cell office:value-type="float" office:value="412" calcext:value-type="float">
            <text:p>412</text:p>
          </table:table-cell>
          <table:table-cell table:formula="of:=([.$B415]-[.$C415])*POWER(1+[$Parameters.$H$4];1/12)+[$Parameters.$C$4]" office:value-type="float" office:value="15506.823889502" calcext:value-type="float">
            <text:p>15506.823889502</text:p>
          </table:table-cell>
          <table:table-cell table:formula="of:=IF(MOD([.$A416];12)=1; ([.$B404]+[.$B407]+[.$B410]+[.$B413])/4*(1+[$Parameters.$E$4])*[$Parameters.$F$4]; 0)" office:value-type="float" office:value="0" calcext:value-type="float">
            <text:p>0</text:p>
          </table:table-cell>
          <table:table-cell table:formula="of:=([.$D415]-[.$E415])*POWER(1+[$Parameters.$I$4];1/12)+[$Parameters.$D$4]" office:value-type="float" office:value="562922.796838356" calcext:value-type="float">
            <text:p>562922.796838356</text:p>
          </table:table-cell>
          <table:table-cell office:value-type="float" office:value="0" calcext:value-type="float">
            <text:p>0</text:p>
          </table:table-cell>
          <table:table-cell table:formula="of:=[.$D416]-[.$B416]" office:value-type="float" office:value="547415.972948854" calcext:value-type="float">
            <text:p>547415.972948854</text:p>
          </table:table-cell>
          <table:table-cell table:formula="of:=[.$F416]/[.$B416]" office:value-type="float" office:value="35.3016179747454" calcext:value-type="float">
            <text:p>35.3016179747454</text:p>
          </table:table-cell>
          <table:table-cell table:formula="of:=[.$F416]/[.$A416]" office:value-type="float" office:value="1328.67954599237" calcext:value-type="float">
            <text:p>1328.67954599237</text:p>
          </table:table-cell>
          <table:table-cell table:formula="of:=[.$B416]" office:value-type="float" office:value="15506.823889502" calcext:value-type="float">
            <text:p>15506.823889502</text:p>
          </table:table-cell>
          <table:table-cell table:formula="of:=[.$D416]*(1-[.$O416])" office:value-type="float" office:value="453435.43869889" calcext:value-type="float">
            <text:p>453435.43869889</text:p>
          </table:table-cell>
          <table:table-cell table:formula="of:=[.$B416]" office:value-type="float" office:value="15506.823889502" calcext:value-type="float">
            <text:p>15506.823889502</text:p>
          </table:table-cell>
          <table:table-cell table:formula="of:=IF(FLOOR([.$A416]/12; 1) + 1 &gt;= [$Parameters.$K$70] - [$Parameters.$K$22]; [.$D416] ; 0)" office:value-type="float" office:value="0" calcext:value-type="float">
            <text:p>0</text:p>
          </table:table-cell>
          <table:table-cell table:formula="of:=([$Parameters.$D$4]-[$Parameters.$C$4])*[.$A416]" office:value-type="float" office:value="62212" calcext:value-type="float">
            <text:p>62212</text:p>
          </table:table-cell>
          <table:table-cell table:formula="of:=[.$M416]/([$Parameters.A$4]*[.$A416])" office:value-type="float" office:value="0.00290384615384615" calcext:value-type="float">
            <text:p>0.002903846153846</text:p>
          </table:table-cell>
          <table:table-cell table:formula="of:=SUM(INDIRECT( CELL(&quot;address&quot;;  INDEX([$Parameters.$L$22:$Parameters.$L$74];  FLOOR([.$A416]/12; 1) + 1;0))&amp;&quot;:&quot;&amp;CELL(&quot;address&quot;; [$Parameters.$L$70])))" office:value-type="float" office:value="0.194498" calcext:value-type="float">
            <text:p>0.194498</text:p>
          </table:table-cell>
          <table:table-cell table:formula="of:=[.$I416]/INDEX([$Parameters.$M$22:$Parameters.$M$120];  FLOOR([.$A416]/12; 1) + 1;0)" office:value-type="float" office:value="581.433216704236" calcext:value-type="float">
            <text:p>581.433216704236</text:p>
          </table:table-cell>
          <table:table-cell table:formula="of:=[.$J416]/ INDEX([$Parameters.$M$22:$Parameters.$M$120];  FLOOR([.$A416]/12; 1) + 1;0)" office:value-type="float" office:value="17001.7037382411" calcext:value-type="float">
            <text:p>17001.7037382411</text:p>
          </table:table-cell>
          <table:table-cell table:formula="of:=([.$Q416]-[.$P416])*[$Parameters.$M$70]" office:value-type="float" office:value="266993.598680189" calcext:value-type="float">
            <text:p>266993.598680189</text:p>
          </table:table-cell>
          <table:table-cell table:number-columns-repeated="2"/>
        </table:table-row>
        <table:table-row table:style-name="ro1">
          <table:table-cell office:value-type="float" office:value="413" calcext:value-type="float">
            <text:p>413</text:p>
          </table:table-cell>
          <table:table-cell table:formula="of:=([.$B416]-[.$C416])*POWER(1+[$Parameters.$H$4];1/12)+[$Parameters.$C$4]" office:value-type="float" office:value="16054.5710132022" calcext:value-type="float">
            <text:p>16054.5710132022</text:p>
          </table:table-cell>
          <table:table-cell table:formula="of:=IF(MOD([.$A417];12)=1; ([.$B405]+[.$B408]+[.$B411]+[.$B414])/4*(1+[$Parameters.$E$4])*[$Parameters.$F$4]; 0)" office:value-type="float" office:value="0" calcext:value-type="float">
            <text:p>0</text:p>
          </table:table-cell>
          <table:table-cell table:formula="of:=([.$D416]-[.$E416])*POWER(1+[$Parameters.$I$4];1/12)+[$Parameters.$D$4]" office:value-type="float" office:value="565744.713993313" calcext:value-type="float">
            <text:p>565744.713993313</text:p>
          </table:table-cell>
          <table:table-cell office:value-type="float" office:value="0" calcext:value-type="float">
            <text:p>0</text:p>
          </table:table-cell>
          <table:table-cell table:formula="of:=[.$D417]-[.$B417]" office:value-type="float" office:value="549690.142980111" calcext:value-type="float">
            <text:p>549690.142980111</text:p>
          </table:table-cell>
          <table:table-cell table:formula="of:=[.$F417]/[.$B417]" office:value-type="float" office:value="34.2388558702741" calcext:value-type="float">
            <text:p>34.2388558702741</text:p>
          </table:table-cell>
          <table:table-cell table:formula="of:=[.$F417]/[.$A417]" office:value-type="float" office:value="1330.96886920124" calcext:value-type="float">
            <text:p>1330.96886920124</text:p>
          </table:table-cell>
          <table:table-cell table:formula="of:=[.$B417]" office:value-type="float" office:value="16054.5710132022" calcext:value-type="float">
            <text:p>16054.5710132022</text:p>
          </table:table-cell>
          <table:table-cell table:formula="of:=[.$D417]*(1-[.$O417])" office:value-type="float" office:value="455708.498611042" calcext:value-type="float">
            <text:p>455708.498611042</text:p>
          </table:table-cell>
          <table:table-cell table:formula="of:=[.$B417]" office:value-type="float" office:value="16054.5710132022" calcext:value-type="float">
            <text:p>16054.5710132022</text:p>
          </table:table-cell>
          <table:table-cell table:formula="of:=IF(FLOOR([.$A417]/12; 1) + 1 &gt;= [$Parameters.$K$70] - [$Parameters.$K$22]; [.$D417] ; 0)" office:value-type="float" office:value="0" calcext:value-type="float">
            <text:p>0</text:p>
          </table:table-cell>
          <table:table-cell table:formula="of:=([$Parameters.$D$4]-[$Parameters.$C$4])*[.$A417]" office:value-type="float" office:value="62363" calcext:value-type="float">
            <text:p>62363</text:p>
          </table:table-cell>
          <table:table-cell table:formula="of:=[.$M417]/([$Parameters.A$4]*[.$A417])" office:value-type="float" office:value="0.00290384615384615" calcext:value-type="float">
            <text:p>0.002903846153846</text:p>
          </table:table-cell>
          <table:table-cell table:formula="of:=SUM(INDIRECT( CELL(&quot;address&quot;;  INDEX([$Parameters.$L$22:$Parameters.$L$74];  FLOOR([.$A417]/12; 1) + 1;0))&amp;&quot;:&quot;&amp;CELL(&quot;address&quot;; [$Parameters.$L$70])))" office:value-type="float" office:value="0.194498" calcext:value-type="float">
            <text:p>0.194498</text:p>
          </table:table-cell>
          <table:table-cell table:formula="of:=[.$I417]/INDEX([$Parameters.$M$22:$Parameters.$M$120];  FLOOR([.$A417]/12; 1) + 1;0)" office:value-type="float" office:value="601.971166599258" calcext:value-type="float">
            <text:p>601.971166599258</text:p>
          </table:table-cell>
          <table:table-cell table:formula="of:=[.$J417]/ INDEX([$Parameters.$M$22:$Parameters.$M$120];  FLOOR([.$A417]/12; 1) + 1;0)" office:value-type="float" office:value="17086.9328313102" calcext:value-type="float">
            <text:p>17086.9328313102</text:p>
          </table:table-cell>
          <table:table-cell table:formula="of:=([.$Q417]-[.$P417])*[$Parameters.$M$70]" office:value-type="float" office:value="268045.476668199" calcext:value-type="float">
            <text:p>268045.476668199</text:p>
          </table:table-cell>
          <table:table-cell table:number-columns-repeated="2"/>
        </table:table-row>
        <table:table-row table:style-name="ro1">
          <table:table-cell office:value-type="float" office:value="414" calcext:value-type="float">
            <text:p>414</text:p>
          </table:table-cell>
          <table:table-cell table:formula="of:=([.$B417]-[.$C417])*POWER(1+[$Parameters.$H$4];1/12)+[$Parameters.$C$4]" office:value-type="float" office:value="16608.3317714797" calcext:value-type="float">
            <text:p>16608.3317714797</text:p>
          </table:table-cell>
          <table:table-cell table:formula="of:=IF(MOD([.$A418];12)=1; ([.$B406]+[.$B409]+[.$B412]+[.$B415])/4*(1+[$Parameters.$E$4])*[$Parameters.$F$4]; 0)" office:value-type="float" office:value="0" calcext:value-type="float">
            <text:p>0</text:p>
          </table:table-cell>
          <table:table-cell table:formula="of:=([.$D417]-[.$E417])*POWER(1+[$Parameters.$I$4];1/12)+[$Parameters.$D$4]" office:value-type="float" office:value="568578.127988067" calcext:value-type="float">
            <text:p>568578.127988067</text:p>
          </table:table-cell>
          <table:table-cell office:value-type="float" office:value="0" calcext:value-type="float">
            <text:p>0</text:p>
          </table:table-cell>
          <table:table-cell table:formula="of:=[.$D418]-[.$B418]" office:value-type="float" office:value="551969.796216587" calcext:value-type="float">
            <text:p>551969.796216587</text:p>
          </table:table-cell>
          <table:table-cell table:formula="of:=[.$F418]/[.$B418]" office:value-type="float" office:value="33.2345116783159" calcext:value-type="float">
            <text:p>33.2345116783159</text:p>
          </table:table-cell>
          <table:table-cell table:formula="of:=[.$F418]/[.$A418]" office:value-type="float" office:value="1333.26037733475" calcext:value-type="float">
            <text:p>1333.26037733475</text:p>
          </table:table-cell>
          <table:table-cell table:formula="of:=[.$B418]" office:value-type="float" office:value="16608.3317714797" calcext:value-type="float">
            <text:p>16608.3317714797</text:p>
          </table:table-cell>
          <table:table-cell table:formula="of:=[.$D418]*(1-[.$O418])" office:value-type="float" office:value="457990.819250644" calcext:value-type="float">
            <text:p>457990.819250644</text:p>
          </table:table-cell>
          <table:table-cell table:formula="of:=[.$B418]" office:value-type="float" office:value="16608.3317714797" calcext:value-type="float">
            <text:p>16608.3317714797</text:p>
          </table:table-cell>
          <table:table-cell table:formula="of:=IF(FLOOR([.$A418]/12; 1) + 1 &gt;= [$Parameters.$K$70] - [$Parameters.$K$22]; [.$D418] ; 0)" office:value-type="float" office:value="0" calcext:value-type="float">
            <text:p>0</text:p>
          </table:table-cell>
          <table:table-cell table:formula="of:=([$Parameters.$D$4]-[$Parameters.$C$4])*[.$A418]" office:value-type="float" office:value="62514" calcext:value-type="float">
            <text:p>62514</text:p>
          </table:table-cell>
          <table:table-cell table:formula="of:=[.$M418]/([$Parameters.A$4]*[.$A418])" office:value-type="float" office:value="0.00290384615384615" calcext:value-type="float">
            <text:p>0.002903846153846</text:p>
          </table:table-cell>
          <table:table-cell table:formula="of:=SUM(INDIRECT( CELL(&quot;address&quot;;  INDEX([$Parameters.$L$22:$Parameters.$L$74];  FLOOR([.$A418]/12; 1) + 1;0))&amp;&quot;:&quot;&amp;CELL(&quot;address&quot;; [$Parameters.$L$70])))" office:value-type="float" office:value="0.194498" calcext:value-type="float">
            <text:p>0.194498</text:p>
          </table:table-cell>
          <table:table-cell table:formula="of:=[.$I418]/INDEX([$Parameters.$M$22:$Parameters.$M$120];  FLOOR([.$A418]/12; 1) + 1;0)" office:value-type="float" office:value="622.734599605539" calcext:value-type="float">
            <text:p>622.734599605539</text:p>
          </table:table-cell>
          <table:table-cell table:formula="of:=[.$J418]/ INDEX([$Parameters.$M$22:$Parameters.$M$120];  FLOOR([.$A418]/12; 1) + 1;0)" office:value-type="float" office:value="17172.5091582544" calcext:value-type="float">
            <text:p>17172.5091582544</text:p>
          </table:table-cell>
          <table:table-cell table:formula="of:=([.$Q418]-[.$P418])*[$Parameters.$M$70]" office:value-type="float" office:value="269099.33432363" calcext:value-type="float">
            <text:p>269099.33432363</text:p>
          </table:table-cell>
          <table:table-cell table:number-columns-repeated="2"/>
        </table:table-row>
        <table:table-row table:style-name="ro1">
          <table:table-cell office:value-type="float" office:value="415" calcext:value-type="float">
            <text:p>415</text:p>
          </table:table-cell>
          <table:table-cell table:formula="of:=([.$B418]-[.$C418])*POWER(1+[$Parameters.$H$4];1/12)+[$Parameters.$C$4]" office:value-type="float" office:value="17168.1721871382" calcext:value-type="float">
            <text:p>17168.1721871382</text:p>
          </table:table-cell>
          <table:table-cell table:formula="of:=IF(MOD([.$A419];12)=1; ([.$B407]+[.$B410]+[.$B413]+[.$B416])/4*(1+[$Parameters.$E$4])*[$Parameters.$F$4]; 0)" office:value-type="float" office:value="0" calcext:value-type="float">
            <text:p>0</text:p>
          </table:table-cell>
          <table:table-cell table:formula="of:=([.$D418]-[.$E418])*POWER(1+[$Parameters.$I$4];1/12)+[$Parameters.$D$4]" office:value-type="float" office:value="571423.085662165" calcext:value-type="float">
            <text:p>571423.085662165</text:p>
          </table:table-cell>
          <table:table-cell office:value-type="float" office:value="0" calcext:value-type="float">
            <text:p>0</text:p>
          </table:table-cell>
          <table:table-cell table:formula="of:=[.$D419]-[.$B419]" office:value-type="float" office:value="554254.913475027" calcext:value-type="float">
            <text:p>554254.913475027</text:p>
          </table:table-cell>
          <table:table-cell table:formula="of:=[.$F419]/[.$B419]" office:value-type="float" office:value="32.2838626869235" calcext:value-type="float">
            <text:p>32.2838626869235</text:p>
          </table:table-cell>
          <table:table-cell table:formula="of:=[.$F419]/[.$A419]" office:value-type="float" office:value="1335.55400837356" calcext:value-type="float">
            <text:p>1335.55400837356</text:p>
          </table:table-cell>
          <table:table-cell table:formula="of:=[.$B419]" office:value-type="float" office:value="17168.1721871382" calcext:value-type="float">
            <text:p>17168.1721871382</text:p>
          </table:table-cell>
          <table:table-cell table:formula="of:=[.$D419]*(1-[.$O419])" office:value-type="float" office:value="460282.438347046" calcext:value-type="float">
            <text:p>460282.438347046</text:p>
          </table:table-cell>
          <table:table-cell table:formula="of:=[.$B419]" office:value-type="float" office:value="17168.1721871382" calcext:value-type="float">
            <text:p>17168.1721871382</text:p>
          </table:table-cell>
          <table:table-cell table:formula="of:=IF(FLOOR([.$A419]/12; 1) + 1 &gt;= [$Parameters.$K$70] - [$Parameters.$K$22]; [.$D419] ; 0)" office:value-type="float" office:value="0" calcext:value-type="float">
            <text:p>0</text:p>
          </table:table-cell>
          <table:table-cell table:formula="of:=([$Parameters.$D$4]-[$Parameters.$C$4])*[.$A419]" office:value-type="float" office:value="62665" calcext:value-type="float">
            <text:p>62665</text:p>
          </table:table-cell>
          <table:table-cell table:formula="of:=[.$M419]/([$Parameters.A$4]*[.$A419])" office:value-type="float" office:value="0.00290384615384615" calcext:value-type="float">
            <text:p>0.002903846153846</text:p>
          </table:table-cell>
          <table:table-cell table:formula="of:=SUM(INDIRECT( CELL(&quot;address&quot;;  INDEX([$Parameters.$L$22:$Parameters.$L$74];  FLOOR([.$A419]/12; 1) + 1;0))&amp;&quot;:&quot;&amp;CELL(&quot;address&quot;; [$Parameters.$L$70])))" office:value-type="float" office:value="0.194498" calcext:value-type="float">
            <text:p>0.194498</text:p>
          </table:table-cell>
          <table:table-cell table:formula="of:=[.$I419]/INDEX([$Parameters.$M$22:$Parameters.$M$120];  FLOOR([.$A419]/12; 1) + 1;0)" office:value-type="float" office:value="643.725991268772" calcext:value-type="float">
            <text:p>643.725991268772</text:p>
          </table:table-cell>
          <table:table-cell table:formula="of:=[.$J419]/ INDEX([$Parameters.$M$22:$Parameters.$M$120];  FLOOR([.$A419]/12; 1) + 1;0)" office:value-type="float" office:value="17258.4341337475" calcext:value-type="float">
            <text:p>17258.4341337475</text:p>
          </table:table-cell>
          <table:table-cell table:formula="of:=([.$Q419]-[.$P419])*[$Parameters.$M$70]" office:value-type="float" office:value="270155.154396704" calcext:value-type="float">
            <text:p>270155.154396704</text:p>
          </table:table-cell>
          <table:table-cell table:number-columns-repeated="2"/>
        </table:table-row>
        <table:table-row table:style-name="ro1">
          <table:table-cell office:value-type="float" office:value="416" calcext:value-type="float">
            <text:p>416</text:p>
          </table:table-cell>
          <table:table-cell table:formula="of:=([.$B419]-[.$C419])*POWER(1+[$Parameters.$H$4];1/12)+[$Parameters.$C$4]" office:value-type="float" office:value="17734.1590078358" calcext:value-type="float">
            <text:p>17734.1590078358</text:p>
          </table:table-cell>
          <table:table-cell table:formula="of:=IF(MOD([.$A420];12)=1; ([.$B408]+[.$B411]+[.$B414]+[.$B417])/4*(1+[$Parameters.$E$4])*[$Parameters.$F$4]; 0)" office:value-type="float" office:value="0" calcext:value-type="float">
            <text:p>0</text:p>
          </table:table-cell>
          <table:table-cell table:formula="of:=([.$D419]-[.$E419])*POWER(1+[$Parameters.$I$4];1/12)+[$Parameters.$D$4]" office:value-type="float" office:value="574279.634045987" calcext:value-type="float">
            <text:p>574279.634045987</text:p>
          </table:table-cell>
          <table:table-cell office:value-type="float" office:value="0" calcext:value-type="float">
            <text:p>0</text:p>
          </table:table-cell>
          <table:table-cell table:formula="of:=[.$D420]-[.$B420]" office:value-type="float" office:value="556545.475038152" calcext:value-type="float">
            <text:p>556545.475038152</text:p>
          </table:table-cell>
          <table:table-cell table:formula="of:=[.$F420]/[.$B420]" office:value-type="float" office:value="31.3826821329527" calcext:value-type="float">
            <text:p>31.3826821329527</text:p>
          </table:table-cell>
          <table:table-cell table:formula="of:=[.$F420]/[.$A420]" office:value-type="float" office:value="1337.84969961094" calcext:value-type="float">
            <text:p>1337.84969961094</text:p>
          </table:table-cell>
          <table:table-cell table:formula="of:=[.$B420]" office:value-type="float" office:value="17734.1590078358" calcext:value-type="float">
            <text:p>17734.1590078358</text:p>
          </table:table-cell>
          <table:table-cell table:formula="of:=[.$D420]*(1-[.$O420])" office:value-type="float" office:value="462583.393783311" calcext:value-type="float">
            <text:p>462583.393783311</text:p>
          </table:table-cell>
          <table:table-cell table:formula="of:=[.$B420]" office:value-type="float" office:value="17734.1590078358" calcext:value-type="float">
            <text:p>17734.1590078358</text:p>
          </table:table-cell>
          <table:table-cell table:formula="of:=IF(FLOOR([.$A420]/12; 1) + 1 &gt;= [$Parameters.$K$70] - [$Parameters.$K$22]; [.$D420] ; 0)" office:value-type="float" office:value="0" calcext:value-type="float">
            <text:p>0</text:p>
          </table:table-cell>
          <table:table-cell table:formula="of:=([$Parameters.$D$4]-[$Parameters.$C$4])*[.$A420]" office:value-type="float" office:value="62816" calcext:value-type="float">
            <text:p>62816</text:p>
          </table:table-cell>
          <table:table-cell table:formula="of:=[.$M420]/([$Parameters.A$4]*[.$A420])" office:value-type="float" office:value="0.00290384615384615" calcext:value-type="float">
            <text:p>0.002903846153846</text:p>
          </table:table-cell>
          <table:table-cell table:formula="of:=SUM(INDIRECT( CELL(&quot;address&quot;;  INDEX([$Parameters.$L$22:$Parameters.$L$74];  FLOOR([.$A420]/12; 1) + 1;0))&amp;&quot;:&quot;&amp;CELL(&quot;address&quot;; [$Parameters.$L$70])))" office:value-type="float" office:value="0.194498" calcext:value-type="float">
            <text:p>0.194498</text:p>
          </table:table-cell>
          <table:table-cell table:formula="of:=[.$I420]/INDEX([$Parameters.$M$22:$Parameters.$M$120];  FLOOR([.$A420]/12; 1) + 1;0)" office:value-type="float" office:value="664.947844313304" calcext:value-type="float">
            <text:p>664.947844313304</text:p>
          </table:table-cell>
          <table:table-cell table:formula="of:=[.$J420]/ INDEX([$Parameters.$M$22:$Parameters.$M$120];  FLOOR([.$A420]/12; 1) + 1;0)" office:value-type="float" office:value="17344.7091782269" calcext:value-type="float">
            <text:p>17344.7091782269</text:p>
          </table:table-cell>
          <table:table-cell table:formula="of:=([.$Q420]-[.$P420])*[$Parameters.$M$70]" office:value-type="float" office:value="271212.919289435" calcext:value-type="float">
            <text:p>271212.919289435</text:p>
          </table:table-cell>
          <table:table-cell table:number-columns-repeated="2"/>
        </table:table-row>
        <table:table-row table:style-name="ro1">
          <table:table-cell office:value-type="float" office:value="417" calcext:value-type="float">
            <text:p>417</text:p>
          </table:table-cell>
          <table:table-cell table:formula="of:=([.$B420]-[.$C420])*POWER(1+[$Parameters.$H$4];1/12)+[$Parameters.$C$4]" office:value-type="float" office:value="18306.3597140437" calcext:value-type="float">
            <text:p>18306.3597140437</text:p>
          </table:table-cell>
          <table:table-cell table:formula="of:=IF(MOD([.$A421];12)=1; ([.$B409]+[.$B412]+[.$B415]+[.$B418])/4*(1+[$Parameters.$E$4])*[$Parameters.$F$4]; 0)" office:value-type="float" office:value="0" calcext:value-type="float">
            <text:p>0</text:p>
          </table:table-cell>
          <table:table-cell table:formula="of:=([.$D420]-[.$E420])*POWER(1+[$Parameters.$I$4];1/12)+[$Parameters.$D$4]" office:value-type="float" office:value="577147.820361519" calcext:value-type="float">
            <text:p>577147.820361519</text:p>
          </table:table-cell>
          <table:table-cell office:value-type="float" office:value="0" calcext:value-type="float">
            <text:p>0</text:p>
          </table:table-cell>
          <table:table-cell table:formula="of:=[.$D421]-[.$B421]" office:value-type="float" office:value="558841.460647475" calcext:value-type="float">
            <text:p>558841.460647475</text:p>
          </table:table-cell>
          <table:table-cell table:formula="of:=[.$F421]/[.$B421]" office:value-type="float" office:value="30.5271757671604" calcext:value-type="float">
            <text:p>30.5271757671604</text:p>
          </table:table-cell>
          <table:table-cell table:formula="of:=[.$F421]/[.$A421]" office:value-type="float" office:value="1340.14738764383" calcext:value-type="float">
            <text:p>1340.14738764383</text:p>
          </table:table-cell>
          <table:table-cell table:formula="of:=[.$B421]" office:value-type="float" office:value="18306.3597140437" calcext:value-type="float">
            <text:p>18306.3597140437</text:p>
          </table:table-cell>
          <table:table-cell table:formula="of:=[.$D421]*(1-[.$O421])" office:value-type="float" office:value="464893.723596844" calcext:value-type="float">
            <text:p>464893.723596844</text:p>
          </table:table-cell>
          <table:table-cell table:formula="of:=[.$B421]" office:value-type="float" office:value="18306.3597140437" calcext:value-type="float">
            <text:p>18306.3597140437</text:p>
          </table:table-cell>
          <table:table-cell table:formula="of:=IF(FLOOR([.$A421]/12; 1) + 1 &gt;= [$Parameters.$K$70] - [$Parameters.$K$22]; [.$D421] ; 0)" office:value-type="float" office:value="0" calcext:value-type="float">
            <text:p>0</text:p>
          </table:table-cell>
          <table:table-cell table:formula="of:=([$Parameters.$D$4]-[$Parameters.$C$4])*[.$A421]" office:value-type="float" office:value="62967" calcext:value-type="float">
            <text:p>62967</text:p>
          </table:table-cell>
          <table:table-cell table:formula="of:=[.$M421]/([$Parameters.A$4]*[.$A421])" office:value-type="float" office:value="0.00290384615384615" calcext:value-type="float">
            <text:p>0.002903846153846</text:p>
          </table:table-cell>
          <table:table-cell table:formula="of:=SUM(INDIRECT( CELL(&quot;address&quot;;  INDEX([$Parameters.$L$22:$Parameters.$L$74];  FLOOR([.$A421]/12; 1) + 1;0))&amp;&quot;:&quot;&amp;CELL(&quot;address&quot;; [$Parameters.$L$70])))" office:value-type="float" office:value="0.194498" calcext:value-type="float">
            <text:p>0.194498</text:p>
          </table:table-cell>
          <table:table-cell table:formula="of:=[.$I421]/INDEX([$Parameters.$M$22:$Parameters.$M$120];  FLOOR([.$A421]/12; 1) + 1;0)" office:value-type="float" office:value="686.402688940521" calcext:value-type="float">
            <text:p>686.402688940521</text:p>
          </table:table-cell>
          <table:table-cell table:formula="of:=[.$J421]/ INDEX([$Parameters.$M$22:$Parameters.$M$120];  FLOOR([.$A421]/12; 1) + 1;0)" office:value-type="float" office:value="17431.3357179169" calcext:value-type="float">
            <text:p>17431.3357179169</text:p>
          </table:table-cell>
          <table:table-cell table:formula="of:=([.$Q421]-[.$P421])*[$Parameters.$M$70]" office:value-type="float" office:value="272272.611051156" calcext:value-type="float">
            <text:p>272272.611051156</text:p>
          </table:table-cell>
          <table:table-cell table:number-columns-repeated="2"/>
        </table:table-row>
        <table:table-row table:style-name="ro1">
          <table:table-cell office:value-type="float" office:value="418" calcext:value-type="float">
            <text:p>418</text:p>
          </table:table-cell>
          <table:table-cell table:formula="of:=([.$B421]-[.$C421])*POWER(1+[$Parameters.$H$4];1/12)+[$Parameters.$C$4]" office:value-type="float" office:value="18884.8425270908" calcext:value-type="float">
            <text:p>18884.8425270908</text:p>
          </table:table-cell>
          <table:table-cell table:formula="of:=IF(MOD([.$A422];12)=1; ([.$B410]+[.$B413]+[.$B416]+[.$B419])/4*(1+[$Parameters.$E$4])*[$Parameters.$F$4]; 0)" office:value-type="float" office:value="0" calcext:value-type="float">
            <text:p>0</text:p>
          </table:table-cell>
          <table:table-cell table:formula="of:=([.$D421]-[.$E421])*POWER(1+[$Parameters.$I$4];1/12)+[$Parameters.$D$4]" office:value-type="float" office:value="580027.692023135" calcext:value-type="float">
            <text:p>580027.692023135</text:p>
          </table:table-cell>
          <table:table-cell office:value-type="float" office:value="0" calcext:value-type="float">
            <text:p>0</text:p>
          </table:table-cell>
          <table:table-cell table:formula="of:=[.$D422]-[.$B422]" office:value-type="float" office:value="561142.849496044" calcext:value-type="float">
            <text:p>561142.849496044</text:p>
          </table:table-cell>
          <table:table-cell table:formula="of:=[.$F422]/[.$B422]" office:value-type="float" office:value="29.7139279128788" calcext:value-type="float">
            <text:p>29.7139279128788</text:p>
          </table:table-cell>
          <table:table-cell table:formula="of:=[.$F422]/[.$A422]" office:value-type="float" office:value="1342.44700836374" calcext:value-type="float">
            <text:p>1342.44700836374</text:p>
          </table:table-cell>
          <table:table-cell table:formula="of:=[.$B422]" office:value-type="float" office:value="18884.8425270908" calcext:value-type="float">
            <text:p>18884.8425270908</text:p>
          </table:table-cell>
          <table:table-cell table:formula="of:=[.$D422]*(1-[.$O422])" office:value-type="float" office:value="467213.465980019" calcext:value-type="float">
            <text:p>467213.465980019</text:p>
          </table:table-cell>
          <table:table-cell table:formula="of:=[.$B422]" office:value-type="float" office:value="18884.8425270908" calcext:value-type="float">
            <text:p>18884.8425270908</text:p>
          </table:table-cell>
          <table:table-cell table:formula="of:=IF(FLOOR([.$A422]/12; 1) + 1 &gt;= [$Parameters.$K$70] - [$Parameters.$K$22]; [.$D422] ; 0)" office:value-type="float" office:value="0" calcext:value-type="float">
            <text:p>0</text:p>
          </table:table-cell>
          <table:table-cell table:formula="of:=([$Parameters.$D$4]-[$Parameters.$C$4])*[.$A422]" office:value-type="float" office:value="63118" calcext:value-type="float">
            <text:p>63118</text:p>
          </table:table-cell>
          <table:table-cell table:formula="of:=[.$M422]/([$Parameters.A$4]*[.$A422])" office:value-type="float" office:value="0.00290384615384615" calcext:value-type="float">
            <text:p>0.002903846153846</text:p>
          </table:table-cell>
          <table:table-cell table:formula="of:=SUM(INDIRECT( CELL(&quot;address&quot;;  INDEX([$Parameters.$L$22:$Parameters.$L$74];  FLOOR([.$A422]/12; 1) + 1;0))&amp;&quot;:&quot;&amp;CELL(&quot;address&quot;; [$Parameters.$L$70])))" office:value-type="float" office:value="0.194498" calcext:value-type="float">
            <text:p>0.194498</text:p>
          </table:table-cell>
          <table:table-cell table:formula="of:=[.$I422]/INDEX([$Parameters.$M$22:$Parameters.$M$120];  FLOOR([.$A422]/12; 1) + 1;0)" office:value-type="float" office:value="708.093083130514" calcext:value-type="float">
            <text:p>708.093083130514</text:p>
          </table:table-cell>
          <table:table-cell table:formula="of:=[.$J422]/ INDEX([$Parameters.$M$22:$Parameters.$M$120];  FLOOR([.$A422]/12; 1) + 1;0)" office:value-type="float" office:value="17518.3151848526" calcext:value-type="float">
            <text:p>17518.3151848526</text:p>
          </table:table-cell>
          <table:table-cell table:formula="of:=([.$Q422]-[.$P422])*[$Parameters.$M$70]" office:value-type="float" office:value="273334.211374001" calcext:value-type="float">
            <text:p>273334.211374001</text:p>
          </table:table-cell>
          <table:table-cell table:number-columns-repeated="2"/>
        </table:table-row>
        <table:table-row table:style-name="ro1">
          <table:table-cell office:value-type="float" office:value="419" calcext:value-type="float">
            <text:p>419</text:p>
          </table:table-cell>
          <table:table-cell table:formula="of:=([.$B422]-[.$C422])*POWER(1+[$Parameters.$H$4];1/12)+[$Parameters.$C$4]" office:value-type="float" office:value="19469.6764172981" calcext:value-type="float">
            <text:p>19469.6764172981</text:p>
          </table:table-cell>
          <table:table-cell table:formula="of:=IF(MOD([.$A423];12)=1; ([.$B411]+[.$B414]+[.$B417]+[.$B420])/4*(1+[$Parameters.$E$4])*[$Parameters.$F$4]; 0)" office:value-type="float" office:value="0" calcext:value-type="float">
            <text:p>0</text:p>
          </table:table-cell>
          <table:table-cell table:formula="of:=([.$D422]-[.$E422])*POWER(1+[$Parameters.$I$4];1/12)+[$Parameters.$D$4]" office:value-type="float" office:value="582919.296638381" calcext:value-type="float">
            <text:p>582919.296638381</text:p>
          </table:table-cell>
          <table:table-cell office:value-type="float" office:value="0" calcext:value-type="float">
            <text:p>0</text:p>
          </table:table-cell>
          <table:table-cell table:formula="of:=[.$D423]-[.$B423]" office:value-type="float" office:value="563449.620221083" calcext:value-type="float">
            <text:p>563449.620221083</text:p>
          </table:table-cell>
          <table:table-cell table:formula="of:=[.$F423]/[.$B423]" office:value-type="float" office:value="28.9398554010111" calcext:value-type="float">
            <text:p>28.9398554010111</text:p>
          </table:table-cell>
          <table:table-cell table:formula="of:=[.$F423]/[.$A423]" office:value-type="float" office:value="1344.74849694769" calcext:value-type="float">
            <text:p>1344.74849694769</text:p>
          </table:table-cell>
          <table:table-cell table:formula="of:=[.$B423]" office:value-type="float" office:value="19469.6764172981" calcext:value-type="float">
            <text:p>19469.6764172981</text:p>
          </table:table-cell>
          <table:table-cell table:formula="of:=[.$D423]*(1-[.$O423])" office:value-type="float" office:value="469542.659280809" calcext:value-type="float">
            <text:p>469542.659280809</text:p>
          </table:table-cell>
          <table:table-cell table:formula="of:=[.$B423]" office:value-type="float" office:value="19469.6764172981" calcext:value-type="float">
            <text:p>19469.6764172981</text:p>
          </table:table-cell>
          <table:table-cell table:formula="of:=IF(FLOOR([.$A423]/12; 1) + 1 &gt;= [$Parameters.$K$70] - [$Parameters.$K$22]; [.$D423] ; 0)" office:value-type="float" office:value="0" calcext:value-type="float">
            <text:p>0</text:p>
          </table:table-cell>
          <table:table-cell table:formula="of:=([$Parameters.$D$4]-[$Parameters.$C$4])*[.$A423]" office:value-type="float" office:value="63269" calcext:value-type="float">
            <text:p>63269</text:p>
          </table:table-cell>
          <table:table-cell table:formula="of:=[.$M423]/([$Parameters.A$4]*[.$A423])" office:value-type="float" office:value="0.00290384615384615" calcext:value-type="float">
            <text:p>0.002903846153846</text:p>
          </table:table-cell>
          <table:table-cell table:formula="of:=SUM(INDIRECT( CELL(&quot;address&quot;;  INDEX([$Parameters.$L$22:$Parameters.$L$74];  FLOOR([.$A423]/12; 1) + 1;0))&amp;&quot;:&quot;&amp;CELL(&quot;address&quot;; [$Parameters.$L$70])))" office:value-type="float" office:value="0.194498" calcext:value-type="float">
            <text:p>0.194498</text:p>
          </table:table-cell>
          <table:table-cell table:formula="of:=[.$I423]/INDEX([$Parameters.$M$22:$Parameters.$M$120];  FLOOR([.$A423]/12; 1) + 1;0)" office:value-type="float" office:value="730.021612947059" calcext:value-type="float">
            <text:p>730.021612947059</text:p>
          </table:table-cell>
          <table:table-cell table:formula="of:=[.$J423]/ INDEX([$Parameters.$M$22:$Parameters.$M$120];  FLOOR([.$A423]/12; 1) + 1;0)" office:value-type="float" office:value="17605.6490169032" calcext:value-type="float">
            <text:p>17605.6490169032</text:p>
          </table:table-cell>
          <table:table-cell table:formula="of:=([.$Q423]-[.$P423])*[$Parameters.$M$70]" office:value-type="float" office:value="274397.701588327" calcext:value-type="float">
            <text:p>274397.701588327</text:p>
          </table:table-cell>
          <table:table-cell table:number-columns-repeated="2"/>
        </table:table-row>
        <table:table-row table:style-name="ro1">
          <table:table-cell office:value-type="float" office:value="420" calcext:value-type="float">
            <text:p>420</text:p>
          </table:table-cell>
          <table:table-cell table:formula="of:=([.$B423]-[.$C423])*POWER(1+[$Parameters.$H$4];1/12)+[$Parameters.$C$4]" office:value-type="float" office:value="20060.9311122014" calcext:value-type="float">
            <text:p>20060.9311122014</text:p>
          </table:table-cell>
          <table:table-cell table:formula="of:=IF(MOD([.$A424];12)=1; ([.$B412]+[.$B415]+[.$B418]+[.$B421])/4*(1+[$Parameters.$E$4])*[$Parameters.$F$4]; 0)" office:value-type="float" office:value="0" calcext:value-type="float">
            <text:p>0</text:p>
          </table:table-cell>
          <table:table-cell table:formula="of:=([.$D423]-[.$E423])*POWER(1+[$Parameters.$I$4];1/12)+[$Parameters.$D$4]" office:value-type="float" office:value="585822.682008763" calcext:value-type="float">
            <text:p>585822.682008763</text:p>
          </table:table-cell>
          <table:table-cell office:value-type="float" office:value="0" calcext:value-type="float">
            <text:p>0</text:p>
          </table:table-cell>
          <table:table-cell table:formula="of:=[.$D424]-[.$B424]" office:value-type="float" office:value="565761.750896561" calcext:value-type="float">
            <text:p>565761.750896561</text:p>
          </table:table-cell>
          <table:table-cell table:formula="of:=[.$F424]/[.$B424]" office:value-type="float" office:value="28.2021680714738" calcext:value-type="float">
            <text:p>28.2021680714738</text:p>
          </table:table-cell>
          <table:table-cell table:formula="of:=[.$F424]/[.$A424]" office:value-type="float" office:value="1347.05178784896" calcext:value-type="float">
            <text:p>1347.05178784896</text:p>
          </table:table-cell>
          <table:table-cell table:formula="of:=[.$B424]" office:value-type="float" office:value="20060.9311122014" calcext:value-type="float">
            <text:p>20060.9311122014</text:p>
          </table:table-cell>
          <table:table-cell table:formula="of:=[.$D424]*(1-[.$O424])" office:value-type="float" office:value="476029.552414726" calcext:value-type="float">
            <text:p>476029.552414726</text:p>
          </table:table-cell>
          <table:table-cell table:formula="of:=[.$B424]" office:value-type="float" office:value="20060.9311122014" calcext:value-type="float">
            <text:p>20060.9311122014</text:p>
          </table:table-cell>
          <table:table-cell table:formula="of:=IF(FLOOR([.$A424]/12; 1) + 1 &gt;= [$Parameters.$K$70] - [$Parameters.$K$22]; [.$D424] ; 0)" office:value-type="float" office:value="0" calcext:value-type="float">
            <text:p>0</text:p>
          </table:table-cell>
          <table:table-cell table:formula="of:=([$Parameters.$D$4]-[$Parameters.$C$4])*[.$A424]" office:value-type="float" office:value="63420" calcext:value-type="float">
            <text:p>63420</text:p>
          </table:table-cell>
          <table:table-cell table:formula="of:=[.$M424]/([$Parameters.A$4]*[.$A424])" office:value-type="float" office:value="0.00290384615384615" calcext:value-type="float">
            <text:p>0.002903846153846</text:p>
          </table:table-cell>
          <table:table-cell table:formula="of:=SUM(INDIRECT( CELL(&quot;address&quot;;  INDEX([$Parameters.$L$22:$Parameters.$L$74];  FLOOR([.$A424]/12; 1) + 1;0))&amp;&quot;:&quot;&amp;CELL(&quot;address&quot;; [$Parameters.$L$70])))" office:value-type="float" office:value="0.187417" calcext:value-type="float">
            <text:p>0.187417</text:p>
          </table:table-cell>
          <table:table-cell table:formula="of:=[.$I424]/INDEX([$Parameters.$M$22:$Parameters.$M$120];  FLOOR([.$A424]/12; 1) + 1;0)" office:value-type="float" office:value="775.751396450169" calcext:value-type="float">
            <text:p>775.751396450169</text:p>
          </table:table-cell>
          <table:table-cell table:formula="of:=[.$J424]/ INDEX([$Parameters.$M$22:$Parameters.$M$120];  FLOOR([.$A424]/12; 1) + 1;0)" office:value-type="float" office:value="18407.9486625958" calcext:value-type="float">
            <text:p>18407.9486625958</text:p>
          </table:table-cell>
          <table:table-cell table:formula="of:=([.$Q424]-[.$P424])*[$Parameters.$M$70]" office:value-type="float" office:value="286699.527547527" calcext:value-type="float">
            <text:p>286699.527547527</text:p>
          </table:table-cell>
          <table:table-cell table:number-columns-repeated="2"/>
        </table:table-row>
        <table:table-row table:style-name="ro1">
          <table:table-cell office:value-type="float" office:value="421" calcext:value-type="float">
            <text:p>421</text:p>
          </table:table-cell>
          <table:table-cell table:formula="of:=([.$B424]-[.$C424])*POWER(1+[$Parameters.$H$4];1/12)+[$Parameters.$C$4]" office:value-type="float" office:value="20658.6771048648" calcext:value-type="float">
            <text:p>20658.6771048648</text:p>
          </table:table-cell>
          <table:table-cell table:formula="of:=IF(MOD([.$A425];12)=1; ([.$B413]+[.$B416]+[.$B419]+[.$B422])/4*(1+[$Parameters.$E$4])*[$Parameters.$F$4]; 0)" office:value-type="float" office:value="6759.65136487184" calcext:value-type="float">
            <text:p>6759.65136487184</text:p>
          </table:table-cell>
          <table:table-cell table:formula="of:=([.$D424]-[.$E424])*POWER(1+[$Parameters.$I$4];1/12)+[$Parameters.$D$4]" office:value-type="float" office:value="588737.896130535" calcext:value-type="float">
            <text:p>588737.896130535</text:p>
          </table:table-cell>
          <table:table-cell office:value-type="float" office:value="0" calcext:value-type="float">
            <text:p>0</text:p>
          </table:table-cell>
          <table:table-cell table:formula="of:=[.$D425]-[.$B425]" office:value-type="float" office:value="568079.21902567" calcext:value-type="float">
            <text:p>568079.21902567</text:p>
          </table:table-cell>
          <table:table-cell table:formula="of:=[.$F425]/[.$B425]" office:value-type="float" office:value="27.4983347743934" calcext:value-type="float">
            <text:p>27.4983347743934</text:p>
          </table:table-cell>
          <table:table-cell table:formula="of:=[.$F425]/[.$A425]" office:value-type="float" office:value="1349.35681478782" calcext:value-type="float">
            <text:p>1349.35681478782</text:p>
          </table:table-cell>
          <table:table-cell table:formula="of:=[.$B425]" office:value-type="float" office:value="20658.6771048648" calcext:value-type="float">
            <text:p>20658.6771048648</text:p>
          </table:table-cell>
          <table:table-cell table:formula="of:=[.$D425]*(1-[.$O425])" office:value-type="float" office:value="478398.405851439" calcext:value-type="float">
            <text:p>478398.405851439</text:p>
          </table:table-cell>
          <table:table-cell table:formula="of:=[.$B425]" office:value-type="float" office:value="20658.6771048648" calcext:value-type="float">
            <text:p>20658.6771048648</text:p>
          </table:table-cell>
          <table:table-cell table:formula="of:=IF(FLOOR([.$A425]/12; 1) + 1 &gt;= [$Parameters.$K$70] - [$Parameters.$K$22]; [.$D425] ; 0)" office:value-type="float" office:value="0" calcext:value-type="float">
            <text:p>0</text:p>
          </table:table-cell>
          <table:table-cell table:formula="of:=([$Parameters.$D$4]-[$Parameters.$C$4])*[.$A425]" office:value-type="float" office:value="63571" calcext:value-type="float">
            <text:p>63571</text:p>
          </table:table-cell>
          <table:table-cell table:formula="of:=[.$M425]/([$Parameters.A$4]*[.$A425])" office:value-type="float" office:value="0.00290384615384615" calcext:value-type="float">
            <text:p>0.002903846153846</text:p>
          </table:table-cell>
          <table:table-cell table:formula="of:=SUM(INDIRECT( CELL(&quot;address&quot;;  INDEX([$Parameters.$L$22:$Parameters.$L$74];  FLOOR([.$A425]/12; 1) + 1;0))&amp;&quot;:&quot;&amp;CELL(&quot;address&quot;; [$Parameters.$L$70])))" office:value-type="float" office:value="0.187417" calcext:value-type="float">
            <text:p>0.187417</text:p>
          </table:table-cell>
          <table:table-cell table:formula="of:=[.$I425]/INDEX([$Parameters.$M$22:$Parameters.$M$120];  FLOOR([.$A425]/12; 1) + 1;0)" office:value-type="float" office:value="798.866090675362" calcext:value-type="float">
            <text:p>798.866090675362</text:p>
          </table:table-cell>
          <table:table-cell table:formula="of:=[.$J425]/ INDEX([$Parameters.$M$22:$Parameters.$M$120];  FLOOR([.$A425]/12; 1) + 1;0)" office:value-type="float" office:value="18499.5516570549" calcext:value-type="float">
            <text:p>18499.5516570549</text:p>
          </table:table-cell>
          <table:table-cell table:formula="of:=([.$Q425]-[.$P425])*[$Parameters.$M$70]" office:value-type="float" office:value="287813.147309331" calcext:value-type="float">
            <text:p>287813.147309331</text:p>
          </table:table-cell>
          <table:table-cell table:number-columns-repeated="2"/>
        </table:table-row>
        <table:table-row table:style-name="ro1">
          <table:table-cell office:value-type="float" office:value="422" calcext:value-type="float">
            <text:p>422</text:p>
          </table:table-cell>
          <table:table-cell table:formula="of:=([.$B425]-[.$C425])*POWER(1+[$Parameters.$H$4];1/12)+[$Parameters.$C$4]" office:value-type="float" office:value="14429.121085844" calcext:value-type="float">
            <text:p>14429.121085844</text:p>
          </table:table-cell>
          <table:table-cell table:formula="of:=IF(MOD([.$A426];12)=1; ([.$B414]+[.$B417]+[.$B420]+[.$B423])/4*(1+[$Parameters.$E$4])*[$Parameters.$F$4]; 0)" office:value-type="float" office:value="0" calcext:value-type="float">
            <text:p>0</text:p>
          </table:table-cell>
          <table:table-cell table:formula="of:=([.$D425]-[.$E425])*POWER(1+[$Parameters.$I$4];1/12)+[$Parameters.$D$4]" office:value-type="float" office:value="591664.987195496" calcext:value-type="float">
            <text:p>591664.987195496</text:p>
          </table:table-cell>
          <table:table-cell office:value-type="float" office:value="0" calcext:value-type="float">
            <text:p>0</text:p>
          </table:table-cell>
          <table:table-cell table:formula="of:=[.$D426]-[.$B426]" office:value-type="float" office:value="577235.866109652" calcext:value-type="float">
            <text:p>577235.866109652</text:p>
          </table:table-cell>
          <table:table-cell table:formula="of:=[.$F426]/[.$B426]" office:value-type="float" office:value="40.004922176165" calcext:value-type="float">
            <text:p>40.004922176165</text:p>
          </table:table-cell>
          <table:table-cell table:formula="of:=[.$F426]/[.$A426]" office:value-type="float" office:value="1367.85750262951" calcext:value-type="float">
            <text:p>1367.85750262951</text:p>
          </table:table-cell>
          <table:table-cell table:formula="of:=[.$B426]" office:value-type="float" office:value="14429.121085844" calcext:value-type="float">
            <text:p>14429.121085844</text:p>
          </table:table-cell>
          <table:table-cell table:formula="of:=[.$D426]*(1-[.$O426])" office:value-type="float" office:value="480776.910290278" calcext:value-type="float">
            <text:p>480776.910290278</text:p>
          </table:table-cell>
          <table:table-cell table:formula="of:=[.$B426]" office:value-type="float" office:value="14429.121085844" calcext:value-type="float">
            <text:p>14429.121085844</text:p>
          </table:table-cell>
          <table:table-cell table:formula="of:=IF(FLOOR([.$A426]/12; 1) + 1 &gt;= [$Parameters.$K$70] - [$Parameters.$K$22]; [.$D426] ; 0)" office:value-type="float" office:value="0" calcext:value-type="float">
            <text:p>0</text:p>
          </table:table-cell>
          <table:table-cell table:formula="of:=([$Parameters.$D$4]-[$Parameters.$C$4])*[.$A426]" office:value-type="float" office:value="63722" calcext:value-type="float">
            <text:p>63722</text:p>
          </table:table-cell>
          <table:table-cell table:formula="of:=[.$M426]/([$Parameters.A$4]*[.$A426])" office:value-type="float" office:value="0.00290384615384615" calcext:value-type="float">
            <text:p>0.002903846153846</text:p>
          </table:table-cell>
          <table:table-cell table:formula="of:=SUM(INDIRECT( CELL(&quot;address&quot;;  INDEX([$Parameters.$L$22:$Parameters.$L$74];  FLOOR([.$A426]/12; 1) + 1;0))&amp;&quot;:&quot;&amp;CELL(&quot;address&quot;; [$Parameters.$L$70])))" office:value-type="float" office:value="0.187417" calcext:value-type="float">
            <text:p>0.187417</text:p>
          </table:table-cell>
          <table:table-cell table:formula="of:=[.$I426]/INDEX([$Parameters.$M$22:$Parameters.$M$120];  FLOOR([.$A426]/12; 1) + 1;0)" office:value-type="float" office:value="557.970652971541" calcext:value-type="float">
            <text:p>557.970652971541</text:p>
          </table:table-cell>
          <table:table-cell table:formula="of:=[.$J426]/ INDEX([$Parameters.$M$22:$Parameters.$M$120];  FLOOR([.$A426]/12; 1) + 1;0)" office:value-type="float" office:value="18591.5278534523" calcext:value-type="float">
            <text:p>18591.5278534523</text:p>
          </table:table-cell>
          <table:table-cell table:formula="of:=([.$Q426]-[.$P426])*[$Parameters.$M$70]" office:value-type="float" office:value="293225.640079818" calcext:value-type="float">
            <text:p>293225.640079818</text:p>
          </table:table-cell>
          <table:table-cell table:number-columns-repeated="2"/>
        </table:table-row>
        <table:table-row table:style-name="ro1">
          <table:table-cell office:value-type="float" office:value="423" calcext:value-type="float">
            <text:p>423</text:p>
          </table:table-cell>
          <table:table-cell table:formula="of:=([.$B426]-[.$C426])*POWER(1+[$Parameters.$H$4];1/12)+[$Parameters.$C$4]" office:value-type="float" office:value="14965.0362700166" calcext:value-type="float">
            <text:p>14965.0362700166</text:p>
          </table:table-cell>
          <table:table-cell table:formula="of:=IF(MOD([.$A427];12)=1; ([.$B415]+[.$B418]+[.$B421]+[.$B424])/4*(1+[$Parameters.$E$4])*[$Parameters.$F$4]; 0)" office:value-type="float" office:value="0" calcext:value-type="float">
            <text:p>0</text:p>
          </table:table-cell>
          <table:table-cell table:formula="of:=([.$D426]-[.$E426])*POWER(1+[$Parameters.$I$4];1/12)+[$Parameters.$D$4]" office:value-type="float" office:value="594604.003591781" calcext:value-type="float">
            <text:p>594604.003591781</text:p>
          </table:table-cell>
          <table:table-cell office:value-type="float" office:value="0" calcext:value-type="float">
            <text:p>0</text:p>
          </table:table-cell>
          <table:table-cell table:formula="of:=[.$D427]-[.$B427]" office:value-type="float" office:value="579638.967321764" calcext:value-type="float">
            <text:p>579638.967321764</text:p>
          </table:table-cell>
          <table:table-cell table:formula="of:=[.$F427]/[.$B427]" office:value-type="float" office:value="38.7328808873725" calcext:value-type="float">
            <text:p>38.7328808873725</text:p>
          </table:table-cell>
          <table:table-cell table:formula="of:=[.$F427]/[.$A427]" office:value-type="float" office:value="1370.30488728549" calcext:value-type="float">
            <text:p>1370.30488728549</text:p>
          </table:table-cell>
          <table:table-cell table:formula="of:=[.$B427]" office:value-type="float" office:value="14965.0362700166" calcext:value-type="float">
            <text:p>14965.0362700166</text:p>
          </table:table-cell>
          <table:table-cell table:formula="of:=[.$D427]*(1-[.$O427])" office:value-type="float" office:value="483165.10505062" calcext:value-type="float">
            <text:p>483165.10505062</text:p>
          </table:table-cell>
          <table:table-cell table:formula="of:=[.$B427]" office:value-type="float" office:value="14965.0362700166" calcext:value-type="float">
            <text:p>14965.0362700166</text:p>
          </table:table-cell>
          <table:table-cell table:formula="of:=IF(FLOOR([.$A427]/12; 1) + 1 &gt;= [$Parameters.$K$70] - [$Parameters.$K$22]; [.$D427] ; 0)" office:value-type="float" office:value="0" calcext:value-type="float">
            <text:p>0</text:p>
          </table:table-cell>
          <table:table-cell table:formula="of:=([$Parameters.$D$4]-[$Parameters.$C$4])*[.$A427]" office:value-type="float" office:value="63873" calcext:value-type="float">
            <text:p>63873</text:p>
          </table:table-cell>
          <table:table-cell table:formula="of:=[.$M427]/([$Parameters.A$4]*[.$A427])" office:value-type="float" office:value="0.00290384615384615" calcext:value-type="float">
            <text:p>0.002903846153846</text:p>
          </table:table-cell>
          <table:table-cell table:formula="of:=SUM(INDIRECT( CELL(&quot;address&quot;;  INDEX([$Parameters.$L$22:$Parameters.$L$74];  FLOOR([.$A427]/12; 1) + 1;0))&amp;&quot;:&quot;&amp;CELL(&quot;address&quot;; [$Parameters.$L$70])))" office:value-type="float" office:value="0.187417" calcext:value-type="float">
            <text:p>0.187417</text:p>
          </table:table-cell>
          <table:table-cell table:formula="of:=[.$I427]/INDEX([$Parameters.$M$22:$Parameters.$M$120];  FLOOR([.$A427]/12; 1) + 1;0)" office:value-type="float" office:value="578.694364656483" calcext:value-type="float">
            <text:p>578.694364656483</text:p>
          </table:table-cell>
          <table:table-cell table:formula="of:=[.$J427]/ INDEX([$Parameters.$M$22:$Parameters.$M$120];  FLOOR([.$A427]/12; 1) + 1;0)" office:value-type="float" office:value="18683.8787722591" calcext:value-type="float">
            <text:p>18683.8787722591</text:p>
          </table:table-cell>
          <table:table-cell table:formula="of:=([.$Q427]-[.$P427])*[$Parameters.$M$70]" office:value-type="float" office:value="294390.298467618" calcext:value-type="float">
            <text:p>294390.298467618</text:p>
          </table:table-cell>
          <table:table-cell table:number-columns-repeated="2"/>
        </table:table-row>
        <table:table-row table:style-name="ro1">
          <table:table-cell office:value-type="float" office:value="424" calcext:value-type="float">
            <text:p>424</text:p>
          </table:table-cell>
          <table:table-cell table:formula="of:=([.$B427]-[.$C427])*POWER(1+[$Parameters.$H$4];1/12)+[$Parameters.$C$4]" office:value-type="float" office:value="15506.8351876541" calcext:value-type="float">
            <text:p>15506.8351876541</text:p>
          </table:table-cell>
          <table:table-cell table:formula="of:=IF(MOD([.$A428];12)=1; ([.$B416]+[.$B419]+[.$B422]+[.$B425])/4*(1+[$Parameters.$E$4])*[$Parameters.$F$4]; 0)" office:value-type="float" office:value="0" calcext:value-type="float">
            <text:p>0</text:p>
          </table:table-cell>
          <table:table-cell table:formula="of:=([.$D427]-[.$E427])*POWER(1+[$Parameters.$I$4];1/12)+[$Parameters.$D$4]" office:value-type="float" office:value="597554.993904667" calcext:value-type="float">
            <text:p>597554.993904667</text:p>
          </table:table-cell>
          <table:table-cell office:value-type="float" office:value="0" calcext:value-type="float">
            <text:p>0</text:p>
          </table:table-cell>
          <table:table-cell table:formula="of:=[.$D428]-[.$B428]" office:value-type="float" office:value="582048.158717013" calcext:value-type="float">
            <text:p>582048.158717013</text:p>
          </table:table-cell>
          <table:table-cell table:formula="of:=[.$F428]/[.$B428]" office:value-type="float" office:value="37.5349419577512" calcext:value-type="float">
            <text:p>37.5349419577512</text:p>
          </table:table-cell>
          <table:table-cell table:formula="of:=[.$F428]/[.$A428]" office:value-type="float" office:value="1372.75509131371" calcext:value-type="float">
            <text:p>1372.75509131371</text:p>
          </table:table-cell>
          <table:table-cell table:formula="of:=[.$B428]" office:value-type="float" office:value="15506.8351876541" calcext:value-type="float">
            <text:p>15506.8351876541</text:p>
          </table:table-cell>
          <table:table-cell table:formula="of:=[.$D428]*(1-[.$O428])" office:value-type="float" office:value="485563.029612036" calcext:value-type="float">
            <text:p>485563.029612036</text:p>
          </table:table-cell>
          <table:table-cell table:formula="of:=[.$B428]" office:value-type="float" office:value="15506.8351876541" calcext:value-type="float">
            <text:p>15506.8351876541</text:p>
          </table:table-cell>
          <table:table-cell table:formula="of:=IF(FLOOR([.$A428]/12; 1) + 1 &gt;= [$Parameters.$K$70] - [$Parameters.$K$22]; [.$D428] ; 0)" office:value-type="float" office:value="0" calcext:value-type="float">
            <text:p>0</text:p>
          </table:table-cell>
          <table:table-cell table:formula="of:=([$Parameters.$D$4]-[$Parameters.$C$4])*[.$A428]" office:value-type="float" office:value="64024" calcext:value-type="float">
            <text:p>64024</text:p>
          </table:table-cell>
          <table:table-cell table:formula="of:=[.$M428]/([$Parameters.A$4]*[.$A428])" office:value-type="float" office:value="0.00290384615384615" calcext:value-type="float">
            <text:p>0.002903846153846</text:p>
          </table:table-cell>
          <table:table-cell table:formula="of:=SUM(INDIRECT( CELL(&quot;address&quot;;  INDEX([$Parameters.$L$22:$Parameters.$L$74];  FLOOR([.$A428]/12; 1) + 1;0))&amp;&quot;:&quot;&amp;CELL(&quot;address&quot;; [$Parameters.$L$70])))" office:value-type="float" office:value="0.187417" calcext:value-type="float">
            <text:p>0.187417</text:p>
          </table:table-cell>
          <table:table-cell table:formula="of:=[.$I428]/INDEX([$Parameters.$M$22:$Parameters.$M$120];  FLOOR([.$A428]/12; 1) + 1;0)" office:value-type="float" office:value="599.645598903872" calcext:value-type="float">
            <text:p>599.645598903872</text:p>
          </table:table-cell>
          <table:table-cell table:formula="of:=[.$J428]/ INDEX([$Parameters.$M$22:$Parameters.$M$120];  FLOOR([.$A428]/12; 1) + 1;0)" office:value-type="float" office:value="18776.6059401406" calcext:value-type="float">
            <text:p>18776.6059401406</text:p>
          </table:table-cell>
          <table:table-cell table:formula="of:=([.$Q428]-[.$P428])*[$Parameters.$M$70]" office:value-type="float" office:value="295557.375148509" calcext:value-type="float">
            <text:p>295557.375148509</text:p>
          </table:table-cell>
          <table:table-cell table:number-columns-repeated="2"/>
        </table:table-row>
        <table:table-row table:style-name="ro1">
          <table:table-cell office:value-type="float" office:value="425" calcext:value-type="float">
            <text:p>425</text:p>
          </table:table-cell>
          <table:table-cell table:formula="of:=([.$B428]-[.$C428])*POWER(1+[$Parameters.$H$4];1/12)+[$Parameters.$C$4]" office:value-type="float" office:value="16054.5824353951" calcext:value-type="float">
            <text:p>16054.5824353951</text:p>
          </table:table-cell>
          <table:table-cell table:formula="of:=IF(MOD([.$A429];12)=1; ([.$B417]+[.$B420]+[.$B423]+[.$B426])/4*(1+[$Parameters.$E$4])*[$Parameters.$F$4]; 0)" office:value-type="float" office:value="0" calcext:value-type="float">
            <text:p>0</text:p>
          </table:table-cell>
          <table:table-cell table:formula="of:=([.$D428]-[.$E428])*POWER(1+[$Parameters.$I$4];1/12)+[$Parameters.$D$4]" office:value-type="float" office:value="600518.006917372" calcext:value-type="float">
            <text:p>600518.006917372</text:p>
          </table:table-cell>
          <table:table-cell office:value-type="float" office:value="0" calcext:value-type="float">
            <text:p>0</text:p>
          </table:table-cell>
          <table:table-cell table:formula="of:=[.$D429]-[.$B429]" office:value-type="float" office:value="584463.424481976" calcext:value-type="float">
            <text:p>584463.424481976</text:p>
          </table:table-cell>
          <table:table-cell table:formula="of:=[.$F429]/[.$B429]" office:value-type="float" office:value="36.4047727079731" calcext:value-type="float">
            <text:p>36.4047727079731</text:p>
          </table:table-cell>
          <table:table-cell table:formula="of:=[.$F429]/[.$A429]" office:value-type="float" office:value="1375.20805760465" calcext:value-type="float">
            <text:p>1375.20805760465</text:p>
          </table:table-cell>
          <table:table-cell table:formula="of:=[.$B429]" office:value-type="float" office:value="16054.5824353951" calcext:value-type="float">
            <text:p>16054.5824353951</text:p>
          </table:table-cell>
          <table:table-cell table:formula="of:=[.$D429]*(1-[.$O429])" office:value-type="float" office:value="487970.723614939" calcext:value-type="float">
            <text:p>487970.723614939</text:p>
          </table:table-cell>
          <table:table-cell table:formula="of:=[.$B429]" office:value-type="float" office:value="16054.5824353951" calcext:value-type="float">
            <text:p>16054.5824353951</text:p>
          </table:table-cell>
          <table:table-cell table:formula="of:=IF(FLOOR([.$A429]/12; 1) + 1 &gt;= [$Parameters.$K$70] - [$Parameters.$K$22]; [.$D429] ; 0)" office:value-type="float" office:value="0" calcext:value-type="float">
            <text:p>0</text:p>
          </table:table-cell>
          <table:table-cell table:formula="of:=([$Parameters.$D$4]-[$Parameters.$C$4])*[.$A429]" office:value-type="float" office:value="64175" calcext:value-type="float">
            <text:p>64175</text:p>
          </table:table-cell>
          <table:table-cell table:formula="of:=[.$M429]/([$Parameters.A$4]*[.$A429])" office:value-type="float" office:value="0.00290384615384615" calcext:value-type="float">
            <text:p>0.002903846153846</text:p>
          </table:table-cell>
          <table:table-cell table:formula="of:=SUM(INDIRECT( CELL(&quot;address&quot;;  INDEX([$Parameters.$L$22:$Parameters.$L$74];  FLOOR([.$A429]/12; 1) + 1;0))&amp;&quot;:&quot;&amp;CELL(&quot;address&quot;; [$Parameters.$L$70])))" office:value-type="float" office:value="0.187417" calcext:value-type="float">
            <text:p>0.187417</text:p>
          </table:table-cell>
          <table:table-cell table:formula="of:=[.$I429]/INDEX([$Parameters.$M$22:$Parameters.$M$120];  FLOOR([.$A429]/12; 1) + 1;0)" office:value-type="float" office:value="620.826853650237" calcext:value-type="float">
            <text:p>620.826853650237</text:p>
          </table:table-cell>
          <table:table-cell table:formula="of:=[.$J429]/ INDEX([$Parameters.$M$22:$Parameters.$M$120];  FLOOR([.$A429]/12; 1) + 1;0)" office:value-type="float" office:value="18869.7108899822" calcext:value-type="float">
            <text:p>18869.7108899822</text:p>
          </table:table-cell>
          <table:table-cell table:formula="of:=([.$Q429]-[.$P429])*[$Parameters.$M$70]" office:value-type="float" office:value="296726.854430757" calcext:value-type="float">
            <text:p>296726.854430757</text:p>
          </table:table-cell>
          <table:table-cell table:number-columns-repeated="2"/>
        </table:table-row>
        <table:table-row table:style-name="ro1">
          <table:table-cell office:value-type="float" office:value="426" calcext:value-type="float">
            <text:p>426</text:p>
          </table:table-cell>
          <table:table-cell table:formula="of:=([.$B429]-[.$C429])*POWER(1+[$Parameters.$H$4];1/12)+[$Parameters.$C$4]" office:value-type="float" office:value="16608.3433190752" calcext:value-type="float">
            <text:p>16608.3433190752</text:p>
          </table:table-cell>
          <table:table-cell table:formula="of:=IF(MOD([.$A430];12)=1; ([.$B418]+[.$B421]+[.$B424]+[.$B427])/4*(1+[$Parameters.$E$4])*[$Parameters.$F$4]; 0)" office:value-type="float" office:value="0" calcext:value-type="float">
            <text:p>0</text:p>
          </table:table-cell>
          <table:table-cell table:formula="of:=([.$D429]-[.$E429])*POWER(1+[$Parameters.$I$4];1/12)+[$Parameters.$D$4]" office:value-type="float" office:value="603493.091611863" calcext:value-type="float">
            <text:p>603493.091611863</text:p>
          </table:table-cell>
          <table:table-cell office:value-type="float" office:value="0" calcext:value-type="float">
            <text:p>0</text:p>
          </table:table-cell>
          <table:table-cell table:formula="of:=[.$D430]-[.$B430]" office:value-type="float" office:value="586884.748292787" calcext:value-type="float">
            <text:p>586884.748292787</text:p>
          </table:table-cell>
          <table:table-cell table:formula="of:=[.$F430]/[.$B430]" office:value-type="float" office:value="35.3367423238856" calcext:value-type="float">
            <text:p>35.3367423238856</text:p>
          </table:table-cell>
          <table:table-cell table:formula="of:=[.$F430]/[.$A430]" office:value-type="float" office:value="1377.66372838683" calcext:value-type="float">
            <text:p>1377.66372838683</text:p>
          </table:table-cell>
          <table:table-cell table:formula="of:=[.$B430]" office:value-type="float" office:value="16608.3433190752" calcext:value-type="float">
            <text:p>16608.3433190752</text:p>
          </table:table-cell>
          <table:table-cell table:formula="of:=[.$D430]*(1-[.$O430])" office:value-type="float" office:value="490388.226861242" calcext:value-type="float">
            <text:p>490388.226861242</text:p>
          </table:table-cell>
          <table:table-cell table:formula="of:=[.$B430]" office:value-type="float" office:value="16608.3433190752" calcext:value-type="float">
            <text:p>16608.3433190752</text:p>
          </table:table-cell>
          <table:table-cell table:formula="of:=IF(FLOOR([.$A430]/12; 1) + 1 &gt;= [$Parameters.$K$70] - [$Parameters.$K$22]; [.$D430] ; 0)" office:value-type="float" office:value="0" calcext:value-type="float">
            <text:p>0</text:p>
          </table:table-cell>
          <table:table-cell table:formula="of:=([$Parameters.$D$4]-[$Parameters.$C$4])*[.$A430]" office:value-type="float" office:value="64326" calcext:value-type="float">
            <text:p>64326</text:p>
          </table:table-cell>
          <table:table-cell table:formula="of:=[.$M430]/([$Parameters.A$4]*[.$A430])" office:value-type="float" office:value="0.00290384615384615" calcext:value-type="float">
            <text:p>0.002903846153846</text:p>
          </table:table-cell>
          <table:table-cell table:formula="of:=SUM(INDIRECT( CELL(&quot;address&quot;;  INDEX([$Parameters.$L$22:$Parameters.$L$74];  FLOOR([.$A430]/12; 1) + 1;0))&amp;&quot;:&quot;&amp;CELL(&quot;address&quot;; [$Parameters.$L$70])))" office:value-type="float" office:value="0.187417" calcext:value-type="float">
            <text:p>0.187417</text:p>
          </table:table-cell>
          <table:table-cell table:formula="of:=[.$I430]/INDEX([$Parameters.$M$22:$Parameters.$M$120];  FLOOR([.$A430]/12; 1) + 1;0)" office:value-type="float" office:value="642.240654256581" calcext:value-type="float">
            <text:p>642.240654256581</text:p>
          </table:table-cell>
          <table:table-cell table:formula="of:=[.$J430]/ INDEX([$Parameters.$M$22:$Parameters.$M$120];  FLOOR([.$A430]/12; 1) + 1;0)" office:value-type="float" office:value="18963.1951609142" calcext:value-type="float">
            <text:p>18963.1951609142</text:p>
          </table:table-cell>
          <table:table-cell table:formula="of:=([.$Q430]-[.$P430])*[$Parameters.$M$70]" office:value-type="float" office:value="297898.720278254" calcext:value-type="float">
            <text:p>297898.720278254</text:p>
          </table:table-cell>
          <table:table-cell table:number-columns-repeated="2"/>
        </table:table-row>
        <table:table-row table:style-name="ro1">
          <table:table-cell office:value-type="float" office:value="427" calcext:value-type="float">
            <text:p>427</text:p>
          </table:table-cell>
          <table:table-cell table:formula="of:=([.$B430]-[.$C430])*POWER(1+[$Parameters.$H$4];1/12)+[$Parameters.$C$4]" office:value-type="float" office:value="17168.183861513" calcext:value-type="float">
            <text:p>17168.183861513</text:p>
          </table:table-cell>
          <table:table-cell table:formula="of:=IF(MOD([.$A431];12)=1; ([.$B419]+[.$B422]+[.$B425]+[.$B428])/4*(1+[$Parameters.$E$4])*[$Parameters.$F$4]; 0)" office:value-type="float" office:value="0" calcext:value-type="float">
            <text:p>0</text:p>
          </table:table-cell>
          <table:table-cell table:formula="of:=([.$D430]-[.$E430])*POWER(1+[$Parameters.$I$4];1/12)+[$Parameters.$D$4]" office:value-type="float" office:value="606480.297169666" calcext:value-type="float">
            <text:p>606480.297169666</text:p>
          </table:table-cell>
          <table:table-cell office:value-type="float" office:value="0" calcext:value-type="float">
            <text:p>0</text:p>
          </table:table-cell>
          <table:table-cell table:formula="of:=[.$D431]-[.$B431]" office:value-type="float" office:value="589312.113308153" calcext:value-type="float">
            <text:p>589312.113308153</text:p>
          </table:table-cell>
          <table:table-cell table:formula="of:=[.$F431]/[.$B431]" office:value-type="float" office:value="34.3258272431047" calcext:value-type="float">
            <text:p>34.3258272431047</text:p>
          </table:table-cell>
          <table:table-cell table:formula="of:=[.$F431]/[.$A431]" office:value-type="float" office:value="1380.12204521816" calcext:value-type="float">
            <text:p>1380.12204521816</text:p>
          </table:table-cell>
          <table:table-cell table:formula="of:=[.$B431]" office:value-type="float" office:value="17168.183861513" calcext:value-type="float">
            <text:p>17168.183861513</text:p>
          </table:table-cell>
          <table:table-cell table:formula="of:=[.$D431]*(1-[.$O431])" office:value-type="float" office:value="492815.579315019" calcext:value-type="float">
            <text:p>492815.579315019</text:p>
          </table:table-cell>
          <table:table-cell table:formula="of:=[.$B431]" office:value-type="float" office:value="17168.183861513" calcext:value-type="float">
            <text:p>17168.183861513</text:p>
          </table:table-cell>
          <table:table-cell table:formula="of:=IF(FLOOR([.$A431]/12; 1) + 1 &gt;= [$Parameters.$K$70] - [$Parameters.$K$22]; [.$D431] ; 0)" office:value-type="float" office:value="0" calcext:value-type="float">
            <text:p>0</text:p>
          </table:table-cell>
          <table:table-cell table:formula="of:=([$Parameters.$D$4]-[$Parameters.$C$4])*[.$A431]" office:value-type="float" office:value="64477" calcext:value-type="float">
            <text:p>64477</text:p>
          </table:table-cell>
          <table:table-cell table:formula="of:=[.$M431]/([$Parameters.A$4]*[.$A431])" office:value-type="float" office:value="0.00290384615384615" calcext:value-type="float">
            <text:p>0.002903846153846</text:p>
          </table:table-cell>
          <table:table-cell table:formula="of:=SUM(INDIRECT( CELL(&quot;address&quot;;  INDEX([$Parameters.$L$22:$Parameters.$L$74];  FLOOR([.$A431]/12; 1) + 1;0))&amp;&quot;:&quot;&amp;CELL(&quot;address&quot;; [$Parameters.$L$70])))" office:value-type="float" office:value="0.187417" calcext:value-type="float">
            <text:p>0.187417</text:p>
          </table:table-cell>
          <table:table-cell table:formula="of:=[.$I431]/INDEX([$Parameters.$M$22:$Parameters.$M$120];  FLOOR([.$A431]/12; 1) + 1;0)" office:value-type="float" office:value="663.889553809473" calcext:value-type="float">
            <text:p>663.889553809473</text:p>
          </table:table-cell>
          <table:table-cell table:formula="of:=[.$J431]/ INDEX([$Parameters.$M$22:$Parameters.$M$120];  FLOOR([.$A431]/12; 1) + 1;0)" office:value-type="float" office:value="19057.0602983379" calcext:value-type="float">
            <text:p>19057.0602983379</text:p>
          </table:table-cell>
          <table:table-cell table:formula="of:=([.$Q431]-[.$P431])*[$Parameters.$M$70]" office:value-type="float" office:value="299072.956306033" calcext:value-type="float">
            <text:p>299072.956306033</text:p>
          </table:table-cell>
          <table:table-cell table:number-columns-repeated="2"/>
        </table:table-row>
        <table:table-row table:style-name="ro1">
          <table:table-cell office:value-type="float" office:value="428" calcext:value-type="float">
            <text:p>428</text:p>
          </table:table-cell>
          <table:table-cell table:formula="of:=([.$B431]-[.$C431])*POWER(1+[$Parameters.$H$4];1/12)+[$Parameters.$C$4]" office:value-type="float" office:value="17734.1708103819" calcext:value-type="float">
            <text:p>17734.1708103819</text:p>
          </table:table-cell>
          <table:table-cell table:formula="of:=IF(MOD([.$A432];12)=1; ([.$B420]+[.$B423]+[.$B426]+[.$B429])/4*(1+[$Parameters.$E$4])*[$Parameters.$F$4]; 0)" office:value-type="float" office:value="0" calcext:value-type="float">
            <text:p>0</text:p>
          </table:table-cell>
          <table:table-cell table:formula="of:=([.$D431]-[.$E431])*POWER(1+[$Parameters.$I$4];1/12)+[$Parameters.$D$4]" office:value-type="float" office:value="609479.672972679" calcext:value-type="float">
            <text:p>609479.672972679</text:p>
          </table:table-cell>
          <table:table-cell office:value-type="float" office:value="0" calcext:value-type="float">
            <text:p>0</text:p>
          </table:table-cell>
          <table:table-cell table:formula="of:=[.$D432]-[.$B432]" office:value-type="float" office:value="591745.502162297" calcext:value-type="float">
            <text:p>591745.502162297</text:p>
          </table:table-cell>
          <table:table-cell table:formula="of:=[.$F432]/[.$B432]" office:value-type="float" office:value="33.3675314447676" calcext:value-type="float">
            <text:p>33.3675314447676</text:p>
          </table:table-cell>
          <table:table-cell table:formula="of:=[.$F432]/[.$A432]" office:value-type="float" office:value="1382.58294897733" calcext:value-type="float">
            <text:p>1382.58294897733</text:p>
          </table:table-cell>
          <table:table-cell table:formula="of:=[.$B432]" office:value-type="float" office:value="17734.1708103819" calcext:value-type="float">
            <text:p>17734.1708103819</text:p>
          </table:table-cell>
          <table:table-cell table:formula="of:=[.$D432]*(1-[.$O432])" office:value-type="float" office:value="495252.821103159" calcext:value-type="float">
            <text:p>495252.821103159</text:p>
          </table:table-cell>
          <table:table-cell table:formula="of:=[.$B432]" office:value-type="float" office:value="17734.1708103819" calcext:value-type="float">
            <text:p>17734.1708103819</text:p>
          </table:table-cell>
          <table:table-cell table:formula="of:=IF(FLOOR([.$A432]/12; 1) + 1 &gt;= [$Parameters.$K$70] - [$Parameters.$K$22]; [.$D432] ; 0)" office:value-type="float" office:value="0" calcext:value-type="float">
            <text:p>0</text:p>
          </table:table-cell>
          <table:table-cell table:formula="of:=([$Parameters.$D$4]-[$Parameters.$C$4])*[.$A432]" office:value-type="float" office:value="64628" calcext:value-type="float">
            <text:p>64628</text:p>
          </table:table-cell>
          <table:table-cell table:formula="of:=[.$M432]/([$Parameters.A$4]*[.$A432])" office:value-type="float" office:value="0.00290384615384615" calcext:value-type="float">
            <text:p>0.002903846153846</text:p>
          </table:table-cell>
          <table:table-cell table:formula="of:=SUM(INDIRECT( CELL(&quot;address&quot;;  INDEX([$Parameters.$L$22:$Parameters.$L$74];  FLOOR([.$A432]/12; 1) + 1;0))&amp;&quot;:&quot;&amp;CELL(&quot;address&quot;; [$Parameters.$L$70])))" office:value-type="float" office:value="0.187417" calcext:value-type="float">
            <text:p>0.187417</text:p>
          </table:table-cell>
          <table:table-cell table:formula="of:=[.$I432]/INDEX([$Parameters.$M$22:$Parameters.$M$120];  FLOOR([.$A432]/12; 1) + 1;0)" office:value-type="float" office:value="685.77613342544" calcext:value-type="float">
            <text:p>685.77613342544</text:p>
          </table:table-cell>
          <table:table-cell table:formula="of:=[.$J432]/ INDEX([$Parameters.$M$22:$Parameters.$M$120];  FLOOR([.$A432]/12; 1) + 1;0)" office:value-type="float" office:value="19151.3078539505" calcext:value-type="float">
            <text:p>19151.3078539505</text:p>
          </table:table-cell>
          <table:table-cell table:formula="of:=([.$Q432]-[.$P432])*[$Parameters.$M$70]" office:value-type="float" office:value="300249.545775737" calcext:value-type="float">
            <text:p>300249.545775737</text:p>
          </table:table-cell>
          <table:table-cell table:number-columns-repeated="2"/>
        </table:table-row>
        <table:table-row table:style-name="ro1">
          <table:table-cell office:value-type="float" office:value="429" calcext:value-type="float">
            <text:p>429</text:p>
          </table:table-cell>
          <table:table-cell table:formula="of:=([.$B432]-[.$C432])*POWER(1+[$Parameters.$H$4];1/12)+[$Parameters.$C$4]" office:value-type="float" office:value="18306.3716461681" calcext:value-type="float">
            <text:p>18306.3716461681</text:p>
          </table:table-cell>
          <table:table-cell table:formula="of:=IF(MOD([.$A433];12)=1; ([.$B421]+[.$B424]+[.$B427]+[.$B430])/4*(1+[$Parameters.$E$4])*[$Parameters.$F$4]; 0)" office:value-type="float" office:value="0" calcext:value-type="float">
            <text:p>0</text:p>
          </table:table-cell>
          <table:table-cell table:formula="of:=([.$D432]-[.$E432])*POWER(1+[$Parameters.$I$4];1/12)+[$Parameters.$D$4]" office:value-type="float" office:value="612491.268603987" calcext:value-type="float">
            <text:p>612491.268603987</text:p>
          </table:table-cell>
          <table:table-cell office:value-type="float" office:value="0" calcext:value-type="float">
            <text:p>0</text:p>
          </table:table-cell>
          <table:table-cell table:formula="of:=[.$D433]-[.$B433]" office:value-type="float" office:value="594184.896957819" calcext:value-type="float">
            <text:p>594184.896957819</text:p>
          </table:table-cell>
          <table:table-cell table:formula="of:=[.$F433]/[.$B433]" office:value-type="float" office:value="32.4578189737666" calcext:value-type="float">
            <text:p>32.4578189737666</text:p>
          </table:table-cell>
          <table:table-cell table:formula="of:=[.$F433]/[.$A433]" office:value-type="float" office:value="1385.04637985506" calcext:value-type="float">
            <text:p>1385.04637985506</text:p>
          </table:table-cell>
          <table:table-cell table:formula="of:=[.$B433]" office:value-type="float" office:value="18306.3716461681" calcext:value-type="float">
            <text:p>18306.3716461681</text:p>
          </table:table-cell>
          <table:table-cell table:formula="of:=[.$D433]*(1-[.$O433])" office:value-type="float" office:value="497699.992516034" calcext:value-type="float">
            <text:p>497699.992516034</text:p>
          </table:table-cell>
          <table:table-cell table:formula="of:=[.$B433]" office:value-type="float" office:value="18306.3716461681" calcext:value-type="float">
            <text:p>18306.3716461681</text:p>
          </table:table-cell>
          <table:table-cell table:formula="of:=IF(FLOOR([.$A433]/12; 1) + 1 &gt;= [$Parameters.$K$70] - [$Parameters.$K$22]; [.$D433] ; 0)" office:value-type="float" office:value="0" calcext:value-type="float">
            <text:p>0</text:p>
          </table:table-cell>
          <table:table-cell table:formula="of:=([$Parameters.$D$4]-[$Parameters.$C$4])*[.$A433]" office:value-type="float" office:value="64779" calcext:value-type="float">
            <text:p>64779</text:p>
          </table:table-cell>
          <table:table-cell table:formula="of:=[.$M433]/([$Parameters.A$4]*[.$A433])" office:value-type="float" office:value="0.00290384615384615" calcext:value-type="float">
            <text:p>0.002903846153846</text:p>
          </table:table-cell>
          <table:table-cell table:formula="of:=SUM(INDIRECT( CELL(&quot;address&quot;;  INDEX([$Parameters.$L$22:$Parameters.$L$74];  FLOOR([.$A433]/12; 1) + 1;0))&amp;&quot;:&quot;&amp;CELL(&quot;address&quot;; [$Parameters.$L$70])))" office:value-type="float" office:value="0.187417" calcext:value-type="float">
            <text:p>0.187417</text:p>
          </table:table-cell>
          <table:table-cell table:formula="of:=[.$I433]/INDEX([$Parameters.$M$22:$Parameters.$M$120];  FLOOR([.$A433]/12; 1) + 1;0)" office:value-type="float" office:value="707.903002558706" calcext:value-type="float">
            <text:p>707.903002558706</text:p>
          </table:table-cell>
          <table:table-cell table:formula="of:=[.$J433]/ INDEX([$Parameters.$M$22:$Parameters.$M$120];  FLOOR([.$A433]/12; 1) + 1;0)" office:value-type="float" office:value="19245.9393857708" calcext:value-type="float">
            <text:p>19245.9393857708</text:p>
          </table:table-cell>
          <table:table-cell table:formula="of:=([.$Q433]-[.$P433])*[$Parameters.$M$70]" office:value-type="float" office:value="301428.471591029" calcext:value-type="float">
            <text:p>301428.471591029</text:p>
          </table:table-cell>
          <table:table-cell table:number-columns-repeated="2"/>
        </table:table-row>
        <table:table-row table:style-name="ro1">
          <table:table-cell office:value-type="float" office:value="430" calcext:value-type="float">
            <text:p>430</text:p>
          </table:table-cell>
          <table:table-cell table:formula="of:=([.$B433]-[.$C433])*POWER(1+[$Parameters.$H$4];1/12)+[$Parameters.$C$4]" office:value-type="float" office:value="18884.8545902163" calcext:value-type="float">
            <text:p>18884.8545902163</text:p>
          </table:table-cell>
          <table:table-cell table:formula="of:=IF(MOD([.$A434];12)=1; ([.$B422]+[.$B425]+[.$B428]+[.$B431])/4*(1+[$Parameters.$E$4])*[$Parameters.$F$4]; 0)" office:value-type="float" office:value="0" calcext:value-type="float">
            <text:p>0</text:p>
          </table:table-cell>
          <table:table-cell table:formula="of:=([.$D433]-[.$E433])*POWER(1+[$Parameters.$I$4];1/12)+[$Parameters.$D$4]" office:value-type="float" office:value="615515.133848684" calcext:value-type="float">
            <text:p>615515.133848684</text:p>
          </table:table-cell>
          <table:table-cell office:value-type="float" office:value="0" calcext:value-type="float">
            <text:p>0</text:p>
          </table:table-cell>
          <table:table-cell table:formula="of:=[.$D434]-[.$B434]" office:value-type="float" office:value="596630.279258468" calcext:value-type="float">
            <text:p>596630.279258468</text:p>
          </table:table-cell>
          <table:table-cell table:formula="of:=[.$F434]/[.$B434]" office:value-type="float" office:value="31.5930565633037" calcext:value-type="float">
            <text:p>31.5930565633037</text:p>
          </table:table-cell>
          <table:table-cell table:formula="of:=[.$F434]/[.$A434]" office:value-type="float" office:value="1387.51227734527" calcext:value-type="float">
            <text:p>1387.51227734527</text:p>
          </table:table-cell>
          <table:table-cell table:formula="of:=[.$B434]" office:value-type="float" office:value="18884.8545902163" calcext:value-type="float">
            <text:p>18884.8545902163</text:p>
          </table:table-cell>
          <table:table-cell table:formula="of:=[.$D434]*(1-[.$O434])" office:value-type="float" office:value="500157.134008165" calcext:value-type="float">
            <text:p>500157.134008165</text:p>
          </table:table-cell>
          <table:table-cell table:formula="of:=[.$B434]" office:value-type="float" office:value="18884.8545902163" calcext:value-type="float">
            <text:p>18884.8545902163</text:p>
          </table:table-cell>
          <table:table-cell table:formula="of:=IF(FLOOR([.$A434]/12; 1) + 1 &gt;= [$Parameters.$K$70] - [$Parameters.$K$22]; [.$D434] ; 0)" office:value-type="float" office:value="0" calcext:value-type="float">
            <text:p>0</text:p>
          </table:table-cell>
          <table:table-cell table:formula="of:=([$Parameters.$D$4]-[$Parameters.$C$4])*[.$A434]" office:value-type="float" office:value="64930" calcext:value-type="float">
            <text:p>64930</text:p>
          </table:table-cell>
          <table:table-cell table:formula="of:=[.$M434]/([$Parameters.A$4]*[.$A434])" office:value-type="float" office:value="0.00290384615384615" calcext:value-type="float">
            <text:p>0.002903846153846</text:p>
          </table:table-cell>
          <table:table-cell table:formula="of:=SUM(INDIRECT( CELL(&quot;address&quot;;  INDEX([$Parameters.$L$22:$Parameters.$L$74];  FLOOR([.$A434]/12; 1) + 1;0))&amp;&quot;:&quot;&amp;CELL(&quot;address&quot;; [$Parameters.$L$70])))" office:value-type="float" office:value="0.187417" calcext:value-type="float">
            <text:p>0.187417</text:p>
          </table:table-cell>
          <table:table-cell table:formula="of:=[.$I434]/INDEX([$Parameters.$M$22:$Parameters.$M$120];  FLOOR([.$A434]/12; 1) + 1;0)" office:value-type="float" office:value="730.272799312308" calcext:value-type="float">
            <text:p>730.272799312308</text:p>
          </table:table-cell>
          <table:table-cell table:formula="of:=[.$J434]/ INDEX([$Parameters.$M$22:$Parameters.$M$120];  FLOOR([.$A434]/12; 1) + 1;0)" office:value-type="float" office:value="19340.9564581657" calcext:value-type="float">
            <text:p>19340.9564581657</text:p>
          </table:table-cell>
          <table:table-cell table:formula="of:=([.$Q434]-[.$P434])*[$Parameters.$M$70]" office:value-type="float" office:value="302609.716292956" calcext:value-type="float">
            <text:p>302609.716292956</text:p>
          </table:table-cell>
          <table:table-cell table:number-columns-repeated="2"/>
        </table:table-row>
        <table:table-row table:style-name="ro1">
          <table:table-cell office:value-type="float" office:value="431" calcext:value-type="float">
            <text:p>431</text:p>
          </table:table-cell>
          <table:table-cell table:formula="of:=([.$B434]-[.$C434])*POWER(1+[$Parameters.$H$4];1/12)+[$Parameters.$C$4]" office:value-type="float" office:value="19469.6886128628" calcext:value-type="float">
            <text:p>19469.6886128628</text:p>
          </table:table-cell>
          <table:table-cell table:formula="of:=IF(MOD([.$A435];12)=1; ([.$B423]+[.$B426]+[.$B429]+[.$B432])/4*(1+[$Parameters.$E$4])*[$Parameters.$F$4]; 0)" office:value-type="float" office:value="0" calcext:value-type="float">
            <text:p>0</text:p>
          </table:table-cell>
          <table:table-cell table:formula="of:=([.$D434]-[.$E434])*POWER(1+[$Parameters.$I$4];1/12)+[$Parameters.$D$4]" office:value-type="float" office:value="618551.318694692" calcext:value-type="float">
            <text:p>618551.318694692</text:p>
          </table:table-cell>
          <table:table-cell office:value-type="float" office:value="0" calcext:value-type="float">
            <text:p>0</text:p>
          </table:table-cell>
          <table:table-cell table:formula="of:=[.$D435]-[.$B435]" office:value-type="float" office:value="599081.630081829" calcext:value-type="float">
            <text:p>599081.630081829</text:p>
          </table:table-cell>
          <table:table-cell table:formula="of:=[.$F435]/[.$B435]" office:value-type="float" office:value="30.769964635492" calcext:value-type="float">
            <text:p>30.769964635492</text:p>
          </table:table-cell>
          <table:table-cell table:formula="of:=[.$F435]/[.$A435]" office:value-type="float" office:value="1389.98058023626" calcext:value-type="float">
            <text:p>1389.98058023626</text:p>
          </table:table-cell>
          <table:table-cell table:formula="of:=[.$B435]" office:value-type="float" office:value="19469.6886128628" calcext:value-type="float">
            <text:p>19469.6886128628</text:p>
          </table:table-cell>
          <table:table-cell table:formula="of:=[.$D435]*(1-[.$O435])" office:value-type="float" office:value="502624.286198889" calcext:value-type="float">
            <text:p>502624.286198889</text:p>
          </table:table-cell>
          <table:table-cell table:formula="of:=[.$B435]" office:value-type="float" office:value="19469.6886128628" calcext:value-type="float">
            <text:p>19469.6886128628</text:p>
          </table:table-cell>
          <table:table-cell table:formula="of:=IF(FLOOR([.$A435]/12; 1) + 1 &gt;= [$Parameters.$K$70] - [$Parameters.$K$22]; [.$D435] ; 0)" office:value-type="float" office:value="0" calcext:value-type="float">
            <text:p>0</text:p>
          </table:table-cell>
          <table:table-cell table:formula="of:=([$Parameters.$D$4]-[$Parameters.$C$4])*[.$A435]" office:value-type="float" office:value="65081" calcext:value-type="float">
            <text:p>65081</text:p>
          </table:table-cell>
          <table:table-cell table:formula="of:=[.$M435]/([$Parameters.A$4]*[.$A435])" office:value-type="float" office:value="0.00290384615384615" calcext:value-type="float">
            <text:p>0.002903846153846</text:p>
          </table:table-cell>
          <table:table-cell table:formula="of:=SUM(INDIRECT( CELL(&quot;address&quot;;  INDEX([$Parameters.$L$22:$Parameters.$L$74];  FLOOR([.$A435]/12; 1) + 1;0))&amp;&quot;:&quot;&amp;CELL(&quot;address&quot;; [$Parameters.$L$70])))" office:value-type="float" office:value="0.187417" calcext:value-type="float">
            <text:p>0.187417</text:p>
          </table:table-cell>
          <table:table-cell table:formula="of:=[.$I435]/INDEX([$Parameters.$M$22:$Parameters.$M$120];  FLOOR([.$A435]/12; 1) + 1;0)" office:value-type="float" office:value="752.888190752622" calcext:value-type="float">
            <text:p>752.888190752622</text:p>
          </table:table-cell>
          <table:table-cell table:formula="of:=[.$J435]/ INDEX([$Parameters.$M$22:$Parameters.$M$120];  FLOOR([.$A435]/12; 1) + 1;0)" office:value-type="float" office:value="19436.3606418751" calcext:value-type="float">
            <text:p>19436.3606418751</text:p>
          </table:table-cell>
          <table:table-cell table:formula="of:=([.$Q435]-[.$P435])*[$Parameters.$M$70]" office:value-type="float" office:value="303793.262055251" calcext:value-type="float">
            <text:p>303793.262055251</text:p>
          </table:table-cell>
          <table:table-cell table:number-columns-repeated="2"/>
        </table:table-row>
        <table:table-row table:style-name="ro1">
          <table:table-cell office:value-type="float" office:value="432" calcext:value-type="float">
            <text:p>432</text:p>
          </table:table-cell>
          <table:table-cell table:formula="of:=([.$B435]-[.$C435])*POWER(1+[$Parameters.$H$4];1/12)+[$Parameters.$C$4]" office:value-type="float" office:value="20060.9434416594" calcext:value-type="float">
            <text:p>20060.9434416594</text:p>
          </table:table-cell>
          <table:table-cell table:formula="of:=IF(MOD([.$A436];12)=1; ([.$B424]+[.$B427]+[.$B430]+[.$B433])/4*(1+[$Parameters.$E$4])*[$Parameters.$F$4]; 0)" office:value-type="float" office:value="0" calcext:value-type="float">
            <text:p>0</text:p>
          </table:table-cell>
          <table:table-cell table:formula="of:=([.$D435]-[.$E435])*POWER(1+[$Parameters.$I$4];1/12)+[$Parameters.$D$4]" office:value-type="float" office:value="621599.873333593" calcext:value-type="float">
            <text:p>621599.873333593</text:p>
          </table:table-cell>
          <table:table-cell office:value-type="float" office:value="0" calcext:value-type="float">
            <text:p>0</text:p>
          </table:table-cell>
          <table:table-cell table:formula="of:=[.$D436]-[.$B436]" office:value-type="float" office:value="601538.929891934" calcext:value-type="float">
            <text:p>601538.929891934</text:p>
          </table:table-cell>
          <table:table-cell table:formula="of:=[.$F436]/[.$B436]" office:value-type="float" office:value="29.9855752866913" calcext:value-type="float">
            <text:p>29.9855752866913</text:p>
          </table:table-cell>
          <table:table-cell table:formula="of:=[.$F436]/[.$A436]" office:value-type="float" office:value="1392.4512266017" calcext:value-type="float">
            <text:p>1392.4512266017</text:p>
          </table:table-cell>
          <table:table-cell table:formula="of:=[.$B436]" office:value-type="float" office:value="20060.9434416594" calcext:value-type="float">
            <text:p>20060.9434416594</text:p>
          </table:table-cell>
          <table:table-cell table:formula="of:=[.$D436]*(1-[.$O436])" office:value-type="float" office:value="509894.646496307" calcext:value-type="float">
            <text:p>509894.646496307</text:p>
          </table:table-cell>
          <table:table-cell table:formula="of:=[.$B436]" office:value-type="float" office:value="20060.9434416594" calcext:value-type="float">
            <text:p>20060.9434416594</text:p>
          </table:table-cell>
          <table:table-cell table:formula="of:=IF(FLOOR([.$A436]/12; 1) + 1 &gt;= [$Parameters.$K$70] - [$Parameters.$K$22]; [.$D436] ; 0)" office:value-type="float" office:value="0" calcext:value-type="float">
            <text:p>0</text:p>
          </table:table-cell>
          <table:table-cell table:formula="of:=([$Parameters.$D$4]-[$Parameters.$C$4])*[.$A436]" office:value-type="float" office:value="65232" calcext:value-type="float">
            <text:p>65232</text:p>
          </table:table-cell>
          <table:table-cell table:formula="of:=[.$M436]/([$Parameters.A$4]*[.$A436])" office:value-type="float" office:value="0.00290384615384615" calcext:value-type="float">
            <text:p>0.002903846153846</text:p>
          </table:table-cell>
          <table:table-cell table:formula="of:=SUM(INDIRECT( CELL(&quot;address&quot;;  INDEX([$Parameters.$L$22:$Parameters.$L$74];  FLOOR([.$A436]/12; 1) + 1;0))&amp;&quot;:&quot;&amp;CELL(&quot;address&quot;; [$Parameters.$L$70])))" office:value-type="float" office:value="0.179706" calcext:value-type="float">
            <text:p>0.179706</text:p>
          </table:table-cell>
          <table:table-cell table:formula="of:=[.$I436]/INDEX([$Parameters.$M$22:$Parameters.$M$120];  FLOOR([.$A436]/12; 1) + 1;0)" office:value-type="float" office:value="800.516498071006" calcext:value-type="float">
            <text:p>800.516498071006</text:p>
          </table:table-cell>
          <table:table-cell table:formula="of:=[.$J436]/ INDEX([$Parameters.$M$22:$Parameters.$M$120];  FLOOR([.$A436]/12; 1) + 1;0)" office:value-type="float" office:value="20346.9531722389" calcext:value-type="float">
            <text:p>20346.9531722389</text:p>
          </table:table-cell>
          <table:table-cell table:formula="of:=([.$Q436]-[.$P436])*[$Parameters.$M$70]" office:value-type="float" office:value="317825.06032197" calcext:value-type="float">
            <text:p>317825.06032197</text:p>
          </table:table-cell>
          <table:table-cell table:number-columns-repeated="2"/>
        </table:table-row>
        <table:table-row table:style-name="ro1">
          <table:table-cell office:value-type="float" office:value="433" calcext:value-type="float">
            <text:p>433</text:p>
          </table:table-cell>
          <table:table-cell table:formula="of:=([.$B436]-[.$C436])*POWER(1+[$Parameters.$H$4];1/12)+[$Parameters.$C$4]" office:value-type="float" office:value="20658.6895696862" calcext:value-type="float">
            <text:p>20658.6895696862</text:p>
          </table:table-cell>
          <table:table-cell table:formula="of:=IF(MOD([.$A437];12)=1; ([.$B425]+[.$B428]+[.$B431]+[.$B434])/4*(1+[$Parameters.$E$4])*[$Parameters.$F$4]; 0)" office:value-type="float" office:value="6759.65634966164" calcext:value-type="float">
            <text:p>6759.65634966164</text:p>
          </table:table-cell>
          <table:table-cell table:formula="of:=([.$D436]-[.$E436])*POWER(1+[$Parameters.$I$4];1/12)+[$Parameters.$D$4]" office:value-type="float" office:value="624660.848161455" calcext:value-type="float">
            <text:p>624660.848161455</text:p>
          </table:table-cell>
          <table:table-cell office:value-type="float" office:value="0" calcext:value-type="float">
            <text:p>0</text:p>
          </table:table-cell>
          <table:table-cell table:formula="of:=[.$D437]-[.$B437]" office:value-type="float" office:value="604002.158591768" calcext:value-type="float">
            <text:p>604002.158591768</text:p>
          </table:table-cell>
          <table:table-cell table:formula="of:=[.$F437]/[.$B437]" office:value-type="float" office:value="29.237196122936" calcext:value-type="float">
            <text:p>29.237196122936</text:p>
          </table:table-cell>
          <table:table-cell table:formula="of:=[.$F437]/[.$A437]" office:value-type="float" office:value="1394.92415379161" calcext:value-type="float">
            <text:p>1394.92415379161</text:p>
          </table:table-cell>
          <table:table-cell table:formula="of:=[.$B437]" office:value-type="float" office:value="20658.6895696862" calcext:value-type="float">
            <text:p>20658.6895696862</text:p>
          </table:table-cell>
          <table:table-cell table:formula="of:=[.$D437]*(1-[.$O437])" office:value-type="float" office:value="512405.545781752" calcext:value-type="float">
            <text:p>512405.545781752</text:p>
          </table:table-cell>
          <table:table-cell table:formula="of:=[.$B437]" office:value-type="float" office:value="20658.6895696862" calcext:value-type="float">
            <text:p>20658.6895696862</text:p>
          </table:table-cell>
          <table:table-cell table:formula="of:=IF(FLOOR([.$A437]/12; 1) + 1 &gt;= [$Parameters.$K$70] - [$Parameters.$K$22]; [.$D437] ; 0)" office:value-type="float" office:value="0" calcext:value-type="float">
            <text:p>0</text:p>
          </table:table-cell>
          <table:table-cell table:formula="of:=([$Parameters.$D$4]-[$Parameters.$C$4])*[.$A437]" office:value-type="float" office:value="65383" calcext:value-type="float">
            <text:p>65383</text:p>
          </table:table-cell>
          <table:table-cell table:formula="of:=[.$M437]/([$Parameters.A$4]*[.$A437])" office:value-type="float" office:value="0.00290384615384615" calcext:value-type="float">
            <text:p>0.002903846153846</text:p>
          </table:table-cell>
          <table:table-cell table:formula="of:=SUM(INDIRECT( CELL(&quot;address&quot;;  INDEX([$Parameters.$L$22:$Parameters.$L$74];  FLOOR([.$A437]/12; 1) + 1;0))&amp;&quot;:&quot;&amp;CELL(&quot;address&quot;; [$Parameters.$L$70])))" office:value-type="float" office:value="0.179706" calcext:value-type="float">
            <text:p>0.179706</text:p>
          </table:table-cell>
          <table:table-cell table:formula="of:=[.$I437]/INDEX([$Parameters.$M$22:$Parameters.$M$120];  FLOOR([.$A437]/12; 1) + 1;0)" office:value-type="float" office:value="824.369096954757" calcext:value-type="float">
            <text:p>824.369096954757</text:p>
          </table:table-cell>
          <table:table-cell table:formula="of:=[.$J437]/ INDEX([$Parameters.$M$22:$Parameters.$M$120];  FLOOR([.$A437]/12; 1) + 1;0)" office:value-type="float" office:value="20447.1486744514" calcext:value-type="float">
            <text:p>20447.1486744514</text:p>
          </table:table-cell>
          <table:table-cell table:formula="of:=([.$Q437]-[.$P437])*[$Parameters.$M$70]" office:value-type="float" office:value="319066.395930096" calcext:value-type="float">
            <text:p>319066.395930096</text:p>
          </table:table-cell>
          <table:table-cell table:number-columns-repeated="2"/>
        </table:table-row>
        <table:table-row table:style-name="ro1">
          <table:table-cell office:value-type="float" office:value="434" calcext:value-type="float">
            <text:p>434</text:p>
          </table:table-cell>
          <table:table-cell table:formula="of:=([.$B437]-[.$C437])*POWER(1+[$Parameters.$H$4];1/12)+[$Parameters.$C$4]" office:value-type="float" office:value="14429.1286479977" calcext:value-type="float">
            <text:p>14429.1286479977</text:p>
          </table:table-cell>
          <table:table-cell table:formula="of:=IF(MOD([.$A438];12)=1; ([.$B426]+[.$B429]+[.$B432]+[.$B435])/4*(1+[$Parameters.$E$4])*[$Parameters.$F$4]; 0)" office:value-type="float" office:value="0" calcext:value-type="float">
            <text:p>0</text:p>
          </table:table-cell>
          <table:table-cell table:formula="of:=([.$D437]-[.$E437])*POWER(1+[$Parameters.$I$4];1/12)+[$Parameters.$D$4]" office:value-type="float" office:value="627734.293779663" calcext:value-type="float">
            <text:p>627734.293779663</text:p>
          </table:table-cell>
          <table:table-cell office:value-type="float" office:value="0" calcext:value-type="float">
            <text:p>0</text:p>
          </table:table-cell>
          <table:table-cell table:formula="of:=[.$D438]-[.$B438]" office:value-type="float" office:value="613305.165131665" calcext:value-type="float">
            <text:p>613305.165131665</text:p>
          </table:table-cell>
          <table:table-cell table:formula="of:=[.$F438]/[.$B438]" office:value-type="float" office:value="42.5046570789824" calcext:value-type="float">
            <text:p>42.5046570789824</text:p>
          </table:table-cell>
          <table:table-cell table:formula="of:=[.$F438]/[.$A438]" office:value-type="float" office:value="1413.14554177803" calcext:value-type="float">
            <text:p>1413.14554177803</text:p>
          </table:table-cell>
          <table:table-cell table:formula="of:=[.$B438]" office:value-type="float" office:value="14429.1286479977" calcext:value-type="float">
            <text:p>14429.1286479977</text:p>
          </table:table-cell>
          <table:table-cell table:formula="of:=[.$D438]*(1-[.$O438])" office:value-type="float" office:value="514926.674781695" calcext:value-type="float">
            <text:p>514926.674781695</text:p>
          </table:table-cell>
          <table:table-cell table:formula="of:=[.$B438]" office:value-type="float" office:value="14429.1286479977" calcext:value-type="float">
            <text:p>14429.1286479977</text:p>
          </table:table-cell>
          <table:table-cell table:formula="of:=IF(FLOOR([.$A438]/12; 1) + 1 &gt;= [$Parameters.$K$70] - [$Parameters.$K$22]; [.$D438] ; 0)" office:value-type="float" office:value="0" calcext:value-type="float">
            <text:p>0</text:p>
          </table:table-cell>
          <table:table-cell table:formula="of:=([$Parameters.$D$4]-[$Parameters.$C$4])*[.$A438]" office:value-type="float" office:value="65534" calcext:value-type="float">
            <text:p>65534</text:p>
          </table:table-cell>
          <table:table-cell table:formula="of:=[.$M438]/([$Parameters.A$4]*[.$A438])" office:value-type="float" office:value="0.00290384615384615" calcext:value-type="float">
            <text:p>0.002903846153846</text:p>
          </table:table-cell>
          <table:table-cell table:formula="of:=SUM(INDIRECT( CELL(&quot;address&quot;;  INDEX([$Parameters.$L$22:$Parameters.$L$74];  FLOOR([.$A438]/12; 1) + 1;0))&amp;&quot;:&quot;&amp;CELL(&quot;address&quot;; [$Parameters.$L$70])))" office:value-type="float" office:value="0.179706" calcext:value-type="float">
            <text:p>0.179706</text:p>
          </table:table-cell>
          <table:table-cell table:formula="of:=[.$I438]/INDEX([$Parameters.$M$22:$Parameters.$M$120];  FLOOR([.$A438]/12; 1) + 1;0)" office:value-type="float" office:value="575.783266081315" calcext:value-type="float">
            <text:p>575.783266081315</text:p>
          </table:table-cell>
          <table:table-cell table:formula="of:=[.$J438]/ INDEX([$Parameters.$M$22:$Parameters.$M$120];  FLOOR([.$A438]/12; 1) + 1;0)" office:value-type="float" office:value="20547.7523855425" calcext:value-type="float">
            <text:p>20547.7523855425</text:p>
          </table:table-cell>
          <table:table-cell table:formula="of:=([.$Q438]-[.$P438])*[$Parameters.$M$70]" office:value-type="float" office:value="324744.217882439" calcext:value-type="float">
            <text:p>324744.217882439</text:p>
          </table:table-cell>
          <table:table-cell table:number-columns-repeated="2"/>
        </table:table-row>
        <table:table-row table:style-name="ro1">
          <table:table-cell office:value-type="float" office:value="435" calcext:value-type="float">
            <text:p>435</text:p>
          </table:table-cell>
          <table:table-cell table:formula="of:=([.$B438]-[.$C438])*POWER(1+[$Parameters.$H$4];1/12)+[$Parameters.$C$4]" office:value-type="float" office:value="14965.0439151941" calcext:value-type="float">
            <text:p>14965.0439151941</text:p>
          </table:table-cell>
          <table:table-cell table:formula="of:=IF(MOD([.$A439];12)=1; ([.$B427]+[.$B430]+[.$B433]+[.$B436])/4*(1+[$Parameters.$E$4])*[$Parameters.$F$4]; 0)" office:value-type="float" office:value="0" calcext:value-type="float">
            <text:p>0</text:p>
          </table:table-cell>
          <table:table-cell table:formula="of:=([.$D438]-[.$E438])*POWER(1+[$Parameters.$I$4];1/12)+[$Parameters.$D$4]" office:value-type="float" office:value="630820.260995762" calcext:value-type="float">
            <text:p>630820.260995762</text:p>
          </table:table-cell>
          <table:table-cell office:value-type="float" office:value="0" calcext:value-type="float">
            <text:p>0</text:p>
          </table:table-cell>
          <table:table-cell table:formula="of:=[.$D439]-[.$B439]" office:value-type="float" office:value="615855.217080568" calcext:value-type="float">
            <text:p>615855.217080568</text:p>
          </table:table-cell>
          <table:table-cell table:formula="of:=[.$F439]/[.$B439]" office:value-type="float" office:value="41.1529174635623" calcext:value-type="float">
            <text:p>41.1529174635623</text:p>
          </table:table-cell>
          <table:table-cell table:formula="of:=[.$F439]/[.$A439]" office:value-type="float" office:value="1415.75911972544" calcext:value-type="float">
            <text:p>1415.75911972544</text:p>
          </table:table-cell>
          <table:table-cell table:formula="of:=[.$B439]" office:value-type="float" office:value="14965.0439151941" calcext:value-type="float">
            <text:p>14965.0439151941</text:p>
          </table:table-cell>
          <table:table-cell table:formula="of:=[.$D439]*(1-[.$O439])" office:value-type="float" office:value="517458.075173258" calcext:value-type="float">
            <text:p>517458.075173258</text:p>
          </table:table-cell>
          <table:table-cell table:formula="of:=[.$B439]" office:value-type="float" office:value="14965.0439151941" calcext:value-type="float">
            <text:p>14965.0439151941</text:p>
          </table:table-cell>
          <table:table-cell table:formula="of:=IF(FLOOR([.$A439]/12; 1) + 1 &gt;= [$Parameters.$K$70] - [$Parameters.$K$22]; [.$D439] ; 0)" office:value-type="float" office:value="0" calcext:value-type="float">
            <text:p>0</text:p>
          </table:table-cell>
          <table:table-cell table:formula="of:=([$Parameters.$D$4]-[$Parameters.$C$4])*[.$A439]" office:value-type="float" office:value="65685" calcext:value-type="float">
            <text:p>65685</text:p>
          </table:table-cell>
          <table:table-cell table:formula="of:=[.$M439]/([$Parameters.A$4]*[.$A439])" office:value-type="float" office:value="0.00290384615384615" calcext:value-type="float">
            <text:p>0.002903846153846</text:p>
          </table:table-cell>
          <table:table-cell table:formula="of:=SUM(INDIRECT( CELL(&quot;address&quot;;  INDEX([$Parameters.$L$22:$Parameters.$L$74];  FLOOR([.$A439]/12; 1) + 1;0))&amp;&quot;:&quot;&amp;CELL(&quot;address&quot;; [$Parameters.$L$70])))" office:value-type="float" office:value="0.179706" calcext:value-type="float">
            <text:p>0.179706</text:p>
          </table:table-cell>
          <table:table-cell table:formula="of:=[.$I439]/INDEX([$Parameters.$M$22:$Parameters.$M$120];  FLOOR([.$A439]/12; 1) + 1;0)" office:value-type="float" office:value="597.168552082766" calcext:value-type="float">
            <text:p>597.168552082766</text:p>
          </table:table-cell>
          <table:table-cell table:formula="of:=[.$J439]/ INDEX([$Parameters.$M$22:$Parameters.$M$120];  FLOOR([.$A439]/12; 1) + 1;0)" office:value-type="float" office:value="20648.7659686057" calcext:value-type="float">
            <text:p>20648.7659686057</text:p>
          </table:table-cell>
          <table:table-cell table:formula="of:=([.$Q439]-[.$P439])*[$Parameters.$M$70]" office:value-type="float" office:value="326038.973992662" calcext:value-type="float">
            <text:p>326038.973992662</text:p>
          </table:table-cell>
          <table:table-cell table:number-columns-repeated="2"/>
        </table:table-row>
        <table:table-row table:style-name="ro1">
          <table:table-cell office:value-type="float" office:value="436" calcext:value-type="float">
            <text:p>436</text:p>
          </table:table-cell>
          <table:table-cell table:formula="of:=([.$B439]-[.$C439])*POWER(1+[$Parameters.$H$4];1/12)+[$Parameters.$C$4]" office:value-type="float" office:value="15506.8429167669" calcext:value-type="float">
            <text:p>15506.8429167669</text:p>
          </table:table-cell>
          <table:table-cell table:formula="of:=IF(MOD([.$A440];12)=1; ([.$B428]+[.$B431]+[.$B434]+[.$B437])/4*(1+[$Parameters.$E$4])*[$Parameters.$F$4]; 0)" office:value-type="float" office:value="0" calcext:value-type="float">
            <text:p>0</text:p>
          </table:table-cell>
          <table:table-cell table:formula="of:=([.$D439]-[.$E439])*POWER(1+[$Parameters.$I$4];1/12)+[$Parameters.$D$4]" office:value-type="float" office:value="633918.800824292" calcext:value-type="float">
            <text:p>633918.800824292</text:p>
          </table:table-cell>
          <table:table-cell office:value-type="float" office:value="0" calcext:value-type="float">
            <text:p>0</text:p>
          </table:table-cell>
          <table:table-cell table:formula="of:=[.$D440]-[.$B440]" office:value-type="float" office:value="618411.957907526" calcext:value-type="float">
            <text:p>618411.957907526</text:p>
          </table:table-cell>
          <table:table-cell table:formula="of:=[.$F440]/[.$B440]" office:value-type="float" office:value="39.8799395355236" calcext:value-type="float">
            <text:p>39.8799395355236</text:p>
          </table:table-cell>
          <table:table-cell table:formula="of:=[.$F440]/[.$A440]" office:value-type="float" office:value="1418.37605024662" calcext:value-type="float">
            <text:p>1418.37605024662</text:p>
          </table:table-cell>
          <table:table-cell table:formula="of:=[.$B440]" office:value-type="float" office:value="15506.8429167669" calcext:value-type="float">
            <text:p>15506.8429167669</text:p>
          </table:table-cell>
          <table:table-cell table:formula="of:=[.$D440]*(1-[.$O440])" office:value-type="float" office:value="519999.788803362" calcext:value-type="float">
            <text:p>519999.788803362</text:p>
          </table:table-cell>
          <table:table-cell table:formula="of:=[.$B440]" office:value-type="float" office:value="15506.8429167669" calcext:value-type="float">
            <text:p>15506.8429167669</text:p>
          </table:table-cell>
          <table:table-cell table:formula="of:=IF(FLOOR([.$A440]/12; 1) + 1 &gt;= [$Parameters.$K$70] - [$Parameters.$K$22]; [.$D440] ; 0)" office:value-type="float" office:value="0" calcext:value-type="float">
            <text:p>0</text:p>
          </table:table-cell>
          <table:table-cell table:formula="of:=([$Parameters.$D$4]-[$Parameters.$C$4])*[.$A440]" office:value-type="float" office:value="65836" calcext:value-type="float">
            <text:p>65836</text:p>
          </table:table-cell>
          <table:table-cell table:formula="of:=[.$M440]/([$Parameters.A$4]*[.$A440])" office:value-type="float" office:value="0.00290384615384615" calcext:value-type="float">
            <text:p>0.002903846153846</text:p>
          </table:table-cell>
          <table:table-cell table:formula="of:=SUM(INDIRECT( CELL(&quot;address&quot;;  INDEX([$Parameters.$L$22:$Parameters.$L$74];  FLOOR([.$A440]/12; 1) + 1;0))&amp;&quot;:&quot;&amp;CELL(&quot;address&quot;; [$Parameters.$L$70])))" office:value-type="float" office:value="0.179706" calcext:value-type="float">
            <text:p>0.179706</text:p>
          </table:table-cell>
          <table:table-cell table:formula="of:=[.$I440]/INDEX([$Parameters.$M$22:$Parameters.$M$120];  FLOOR([.$A440]/12; 1) + 1;0)" office:value-type="float" office:value="618.78862397314" calcext:value-type="float">
            <text:p>618.78862397314</text:p>
          </table:table-cell>
          <table:table-cell table:formula="of:=[.$J440]/ INDEX([$Parameters.$M$22:$Parameters.$M$120];  FLOOR([.$A440]/12; 1) + 1;0)" office:value-type="float" office:value="20750.1910935101" calcext:value-type="float">
            <text:p>20750.1910935101</text:p>
          </table:table-cell>
          <table:table-cell table:formula="of:=([.$Q440]-[.$P440])*[$Parameters.$M$70]" office:value-type="float" office:value="327336.60415467" calcext:value-type="float">
            <text:p>327336.60415467</text:p>
          </table:table-cell>
          <table:table-cell table:number-columns-repeated="2"/>
        </table:table-row>
        <table:table-row table:style-name="ro1">
          <table:table-cell office:value-type="float" office:value="437" calcext:value-type="float">
            <text:p>437</text:p>
          </table:table-cell>
          <table:table-cell table:formula="of:=([.$B440]-[.$C440])*POWER(1+[$Parameters.$H$4];1/12)+[$Parameters.$C$4]" office:value-type="float" office:value="16054.5902493647" calcext:value-type="float">
            <text:p>16054.5902493647</text:p>
          </table:table-cell>
          <table:table-cell table:formula="of:=IF(MOD([.$A441];12)=1; ([.$B429]+[.$B432]+[.$B435]+[.$B438])/4*(1+[$Parameters.$E$4])*[$Parameters.$F$4]; 0)" office:value-type="float" office:value="0" calcext:value-type="float">
            <text:p>0</text:p>
          </table:table-cell>
          <table:table-cell table:formula="of:=([.$D440]-[.$E440])*POWER(1+[$Parameters.$I$4];1/12)+[$Parameters.$D$4]" office:value-type="float" office:value="637029.964487633" calcext:value-type="float">
            <text:p>637029.964487633</text:p>
          </table:table-cell>
          <table:table-cell office:value-type="float" office:value="0" calcext:value-type="float">
            <text:p>0</text:p>
          </table:table-cell>
          <table:table-cell table:formula="of:=[.$D441]-[.$B441]" office:value-type="float" office:value="620975.374238268" calcext:value-type="float">
            <text:p>620975.374238268</text:p>
          </table:table-cell>
          <table:table-cell table:formula="of:=[.$F441]/[.$B441]" office:value-type="float" office:value="38.6789923998741" calcext:value-type="float">
            <text:p>38.6789923998741</text:p>
          </table:table-cell>
          <table:table-cell table:formula="of:=[.$F441]/[.$A441]" office:value-type="float" office:value="1420.99627972144" calcext:value-type="float">
            <text:p>1420.99627972144</text:p>
          </table:table-cell>
          <table:table-cell table:formula="of:=[.$B441]" office:value-type="float" office:value="16054.5902493647" calcext:value-type="float">
            <text:p>16054.5902493647</text:p>
          </table:table-cell>
          <table:table-cell table:formula="of:=[.$D441]*(1-[.$O441])" office:value-type="float" office:value="522551.857689418" calcext:value-type="float">
            <text:p>522551.857689418</text:p>
          </table:table-cell>
          <table:table-cell table:formula="of:=[.$B441]" office:value-type="float" office:value="16054.5902493647" calcext:value-type="float">
            <text:p>16054.5902493647</text:p>
          </table:table-cell>
          <table:table-cell table:formula="of:=IF(FLOOR([.$A441]/12; 1) + 1 &gt;= [$Parameters.$K$70] - [$Parameters.$K$22]; [.$D441] ; 0)" office:value-type="float" office:value="0" calcext:value-type="float">
            <text:p>0</text:p>
          </table:table-cell>
          <table:table-cell table:formula="of:=([$Parameters.$D$4]-[$Parameters.$C$4])*[.$A441]" office:value-type="float" office:value="65987" calcext:value-type="float">
            <text:p>65987</text:p>
          </table:table-cell>
          <table:table-cell table:formula="of:=[.$M441]/([$Parameters.A$4]*[.$A441])" office:value-type="float" office:value="0.00290384615384615" calcext:value-type="float">
            <text:p>0.002903846153846</text:p>
          </table:table-cell>
          <table:table-cell table:formula="of:=SUM(INDIRECT( CELL(&quot;address&quot;;  INDEX([$Parameters.$L$22:$Parameters.$L$74];  FLOOR([.$A441]/12; 1) + 1;0))&amp;&quot;:&quot;&amp;CELL(&quot;address&quot;; [$Parameters.$L$70])))" office:value-type="float" office:value="0.179706" calcext:value-type="float">
            <text:p>0.179706</text:p>
          </table:table-cell>
          <table:table-cell table:formula="of:=[.$I441]/INDEX([$Parameters.$M$22:$Parameters.$M$120];  FLOOR([.$A441]/12; 1) + 1;0)" office:value-type="float" office:value="640.64605943195" calcext:value-type="float">
            <text:p>640.64605943195</text:p>
          </table:table-cell>
          <table:table-cell table:formula="of:=[.$J441]/ INDEX([$Parameters.$M$22:$Parameters.$M$120];  FLOOR([.$A441]/12; 1) + 1;0)" office:value-type="float" office:value="20852.0294369281" calcext:value-type="float">
            <text:p>20852.0294369281</text:p>
          </table:table-cell>
          <table:table-cell table:formula="of:=([.$Q441]-[.$P441])*[$Parameters.$M$70]" office:value-type="float" office:value="328637.093718087" calcext:value-type="float">
            <text:p>328637.093718087</text:p>
          </table:table-cell>
          <table:table-cell table:number-columns-repeated="2"/>
        </table:table-row>
        <table:table-row table:style-name="ro1">
          <table:table-cell office:value-type="float" office:value="438" calcext:value-type="float">
            <text:p>438</text:p>
          </table:table-cell>
          <table:table-cell table:formula="of:=([.$B441]-[.$C441])*POWER(1+[$Parameters.$H$4];1/12)+[$Parameters.$C$4]" office:value-type="float" office:value="16608.3512188331" calcext:value-type="float">
            <text:p>16608.3512188331</text:p>
          </table:table-cell>
          <table:table-cell table:formula="of:=IF(MOD([.$A442];12)=1; ([.$B430]+[.$B433]+[.$B436]+[.$B439])/4*(1+[$Parameters.$E$4])*[$Parameters.$F$4]; 0)" office:value-type="float" office:value="0" calcext:value-type="float">
            <text:p>0</text:p>
          </table:table-cell>
          <table:table-cell table:formula="of:=([.$D441]-[.$E441])*POWER(1+[$Parameters.$I$4];1/12)+[$Parameters.$D$4]" office:value-type="float" office:value="640153.803416848" calcext:value-type="float">
            <text:p>640153.803416848</text:p>
          </table:table-cell>
          <table:table-cell office:value-type="float" office:value="0" calcext:value-type="float">
            <text:p>0</text:p>
          </table:table-cell>
          <table:table-cell table:formula="of:=[.$D442]-[.$B442]" office:value-type="float" office:value="623545.452198015" calcext:value-type="float">
            <text:p>623545.452198015</text:p>
          </table:table-cell>
          <table:table-cell table:formula="of:=[.$F442]/[.$B442]" office:value-type="float" office:value="37.5440911612552" calcext:value-type="float">
            <text:p>37.5440911612552</text:p>
          </table:table-cell>
          <table:table-cell table:formula="of:=[.$F442]/[.$A442]" office:value-type="float" office:value="1423.61975387675" calcext:value-type="float">
            <text:p>1423.61975387675</text:p>
          </table:table-cell>
          <table:table-cell table:formula="of:=[.$B442]" office:value-type="float" office:value="16608.3512188331" calcext:value-type="float">
            <text:p>16608.3512188331</text:p>
          </table:table-cell>
          <table:table-cell table:formula="of:=[.$D442]*(1-[.$O442])" office:value-type="float" office:value="525114.32402002" calcext:value-type="float">
            <text:p>525114.32402002</text:p>
          </table:table-cell>
          <table:table-cell table:formula="of:=[.$B442]" office:value-type="float" office:value="16608.3512188331" calcext:value-type="float">
            <text:p>16608.3512188331</text:p>
          </table:table-cell>
          <table:table-cell table:formula="of:=IF(FLOOR([.$A442]/12; 1) + 1 &gt;= [$Parameters.$K$70] - [$Parameters.$K$22]; [.$D442] ; 0)" office:value-type="float" office:value="0" calcext:value-type="float">
            <text:p>0</text:p>
          </table:table-cell>
          <table:table-cell table:formula="of:=([$Parameters.$D$4]-[$Parameters.$C$4])*[.$A442]" office:value-type="float" office:value="66138" calcext:value-type="float">
            <text:p>66138</text:p>
          </table:table-cell>
          <table:table-cell table:formula="of:=[.$M442]/([$Parameters.A$4]*[.$A442])" office:value-type="float" office:value="0.00290384615384615" calcext:value-type="float">
            <text:p>0.002903846153846</text:p>
          </table:table-cell>
          <table:table-cell table:formula="of:=SUM(INDIRECT( CELL(&quot;address&quot;;  INDEX([$Parameters.$L$22:$Parameters.$L$74];  FLOOR([.$A442]/12; 1) + 1;0))&amp;&quot;:&quot;&amp;CELL(&quot;address&quot;; [$Parameters.$L$70])))" office:value-type="float" office:value="0.179706" calcext:value-type="float">
            <text:p>0.179706</text:p>
          </table:table-cell>
          <table:table-cell table:formula="of:=[.$I442]/INDEX([$Parameters.$M$22:$Parameters.$M$120];  FLOOR([.$A442]/12; 1) + 1;0)" office:value-type="float" office:value="662.743464438673" calcext:value-type="float">
            <text:p>662.743464438673</text:p>
          </table:table-cell>
          <table:table-cell table:formula="of:=[.$J442]/ INDEX([$Parameters.$M$22:$Parameters.$M$120];  FLOOR([.$A442]/12; 1) + 1;0)" office:value-type="float" office:value="20954.2826823631" calcext:value-type="float">
            <text:p>20954.2826823631</text:p>
          </table:table-cell>
          <table:table-cell table:formula="of:=([.$Q442]-[.$P442])*[$Parameters.$M$70]" office:value-type="float" office:value="329940.427683452" calcext:value-type="float">
            <text:p>329940.427683452</text:p>
          </table:table-cell>
          <table:table-cell table:number-columns-repeated="2"/>
        </table:table-row>
        <table:table-row table:style-name="ro1">
          <table:table-cell office:value-type="float" office:value="439" calcext:value-type="float">
            <text:p>439</text:p>
          </table:table-cell>
          <table:table-cell table:formula="of:=([.$B442]-[.$C442])*POWER(1+[$Parameters.$H$4];1/12)+[$Parameters.$C$4]" office:value-type="float" office:value="17168.1918480012" calcext:value-type="float">
            <text:p>17168.1918480012</text:p>
          </table:table-cell>
          <table:table-cell table:formula="of:=IF(MOD([.$A443];12)=1; ([.$B431]+[.$B434]+[.$B437]+[.$B440])/4*(1+[$Parameters.$E$4])*[$Parameters.$F$4]; 0)" office:value-type="float" office:value="0" calcext:value-type="float">
            <text:p>0</text:p>
          </table:table-cell>
          <table:table-cell table:formula="of:=([.$D442]-[.$E442])*POWER(1+[$Parameters.$I$4];1/12)+[$Parameters.$D$4]" office:value-type="float" office:value="643290.369252542" calcext:value-type="float">
            <text:p>643290.369252542</text:p>
          </table:table-cell>
          <table:table-cell office:value-type="float" office:value="0" calcext:value-type="float">
            <text:p>0</text:p>
          </table:table-cell>
          <table:table-cell table:formula="of:=[.$D443]-[.$B443]" office:value-type="float" office:value="626122.177404541" calcext:value-type="float">
            <text:p>626122.177404541</text:p>
          </table:table-cell>
          <table:table-cell table:formula="of:=[.$F443]/[.$B443]" office:value-type="float" office:value="36.4698963611265" calcext:value-type="float">
            <text:p>36.4698963611265</text:p>
          </table:table-cell>
          <table:table-cell table:formula="of:=[.$F443]/[.$A443]" office:value-type="float" office:value="1426.246417778" calcext:value-type="float">
            <text:p>1426.246417778</text:p>
          </table:table-cell>
          <table:table-cell table:formula="of:=[.$B443]" office:value-type="float" office:value="17168.1918480012" calcext:value-type="float">
            <text:p>17168.1918480012</text:p>
          </table:table-cell>
          <table:table-cell table:formula="of:=[.$D443]*(1-[.$O443])" office:value-type="float" office:value="527687.230155645" calcext:value-type="float">
            <text:p>527687.230155645</text:p>
          </table:table-cell>
          <table:table-cell table:formula="of:=[.$B443]" office:value-type="float" office:value="17168.1918480012" calcext:value-type="float">
            <text:p>17168.1918480012</text:p>
          </table:table-cell>
          <table:table-cell table:formula="of:=IF(FLOOR([.$A443]/12; 1) + 1 &gt;= [$Parameters.$K$70] - [$Parameters.$K$22]; [.$D443] ; 0)" office:value-type="float" office:value="0" calcext:value-type="float">
            <text:p>0</text:p>
          </table:table-cell>
          <table:table-cell table:formula="of:=([$Parameters.$D$4]-[$Parameters.$C$4])*[.$A443]" office:value-type="float" office:value="66289" calcext:value-type="float">
            <text:p>66289</text:p>
          </table:table-cell>
          <table:table-cell table:formula="of:=[.$M443]/([$Parameters.A$4]*[.$A443])" office:value-type="float" office:value="0.00290384615384615" calcext:value-type="float">
            <text:p>0.002903846153846</text:p>
          </table:table-cell>
          <table:table-cell table:formula="of:=SUM(INDIRECT( CELL(&quot;address&quot;;  INDEX([$Parameters.$L$22:$Parameters.$L$74];  FLOOR([.$A443]/12; 1) + 1;0))&amp;&quot;:&quot;&amp;CELL(&quot;address&quot;; [$Parameters.$L$70])))" office:value-type="float" office:value="0.179706" calcext:value-type="float">
            <text:p>0.179706</text:p>
          </table:table-cell>
          <table:table-cell table:formula="of:=[.$I443]/INDEX([$Parameters.$M$22:$Parameters.$M$120];  FLOOR([.$A443]/12; 1) + 1;0)" office:value-type="float" office:value="685.083473583447" calcext:value-type="float">
            <text:p>685.083473583447</text:p>
          </table:table-cell>
          <table:table-cell table:formula="of:=[.$J443]/ INDEX([$Parameters.$M$22:$Parameters.$M$120];  FLOOR([.$A443]/12; 1) + 1;0)" office:value-type="float" office:value="21056.9525201774" calcext:value-type="float">
            <text:p>21056.9525201774</text:p>
          </table:table-cell>
          <table:table-cell table:formula="of:=([.$Q443]-[.$P443])*[$Parameters.$M$70]" office:value-type="float" office:value="331246.590697617" calcext:value-type="float">
            <text:p>331246.590697617</text:p>
          </table:table-cell>
          <table:table-cell table:number-columns-repeated="2"/>
        </table:table-row>
        <table:table-row table:style-name="ro1">
          <table:table-cell office:value-type="float" office:value="440" calcext:value-type="float">
            <text:p>440</text:p>
          </table:table-cell>
          <table:table-cell table:formula="of:=([.$B443]-[.$C443])*POWER(1+[$Parameters.$H$4];1/12)+[$Parameters.$C$4]" office:value-type="float" office:value="17734.1788845526" calcext:value-type="float">
            <text:p>17734.1788845526</text:p>
          </table:table-cell>
          <table:table-cell table:formula="of:=IF(MOD([.$A444];12)=1; ([.$B432]+[.$B435]+[.$B438]+[.$B441])/4*(1+[$Parameters.$E$4])*[$Parameters.$F$4]; 0)" office:value-type="float" office:value="0" calcext:value-type="float">
            <text:p>0</text:p>
          </table:table-cell>
          <table:table-cell table:formula="of:=([.$D443]-[.$E443])*POWER(1+[$Parameters.$I$4];1/12)+[$Parameters.$D$4]" office:value-type="float" office:value="646439.713845705" calcext:value-type="float">
            <text:p>646439.713845705</text:p>
          </table:table-cell>
          <table:table-cell office:value-type="float" office:value="0" calcext:value-type="float">
            <text:p>0</text:p>
          </table:table-cell>
          <table:table-cell table:formula="of:=[.$D444]-[.$B444]" office:value-type="float" office:value="628705.534961153" calcext:value-type="float">
            <text:p>628705.534961153</text:p>
          </table:table-cell>
          <table:table-cell table:formula="of:=[.$F444]/[.$B444]" office:value-type="float" office:value="35.4516292552338" calcext:value-type="float">
            <text:p>35.4516292552338</text:p>
          </table:table-cell>
          <table:table-cell table:formula="of:=[.$F444]/[.$A444]" office:value-type="float" office:value="1428.8762158208" calcext:value-type="float">
            <text:p>1428.8762158208</text:p>
          </table:table-cell>
          <table:table-cell table:formula="of:=[.$B444]" office:value-type="float" office:value="17734.1788845526" calcext:value-type="float">
            <text:p>17734.1788845526</text:p>
          </table:table-cell>
          <table:table-cell table:formula="of:=[.$D444]*(1-[.$O444])" office:value-type="float" office:value="530270.618629349" calcext:value-type="float">
            <text:p>530270.618629349</text:p>
          </table:table-cell>
          <table:table-cell table:formula="of:=[.$B444]" office:value-type="float" office:value="17734.1788845526" calcext:value-type="float">
            <text:p>17734.1788845526</text:p>
          </table:table-cell>
          <table:table-cell table:formula="of:=IF(FLOOR([.$A444]/12; 1) + 1 &gt;= [$Parameters.$K$70] - [$Parameters.$K$22]; [.$D444] ; 0)" office:value-type="float" office:value="0" calcext:value-type="float">
            <text:p>0</text:p>
          </table:table-cell>
          <table:table-cell table:formula="of:=([$Parameters.$D$4]-[$Parameters.$C$4])*[.$A444]" office:value-type="float" office:value="66440" calcext:value-type="float">
            <text:p>66440</text:p>
          </table:table-cell>
          <table:table-cell table:formula="of:=[.$M444]/([$Parameters.A$4]*[.$A444])" office:value-type="float" office:value="0.00290384615384615" calcext:value-type="float">
            <text:p>0.002903846153846</text:p>
          </table:table-cell>
          <table:table-cell table:formula="of:=SUM(INDIRECT( CELL(&quot;address&quot;;  INDEX([$Parameters.$L$22:$Parameters.$L$74];  FLOOR([.$A444]/12; 1) + 1;0))&amp;&quot;:&quot;&amp;CELL(&quot;address&quot;; [$Parameters.$L$70])))" office:value-type="float" office:value="0.179706" calcext:value-type="float">
            <text:p>0.179706</text:p>
          </table:table-cell>
          <table:table-cell table:formula="of:=[.$I444]/INDEX([$Parameters.$M$22:$Parameters.$M$120];  FLOOR([.$A444]/12; 1) + 1;0)" office:value-type="float" office:value="707.668750381188" calcext:value-type="float">
            <text:p>707.668750381188</text:p>
          </table:table-cell>
          <table:table-cell table:formula="of:=[.$J444]/ INDEX([$Parameters.$M$22:$Parameters.$M$120];  FLOOR([.$A444]/12; 1) + 1;0)" office:value-type="float" office:value="21160.0406476197" calcext:value-type="float">
            <text:p>21160.0406476197</text:p>
          </table:table-cell>
          <table:table-cell table:formula="of:=([.$Q444]-[.$P444])*[$Parameters.$M$70]" office:value-type="float" office:value="332555.567049098" calcext:value-type="float">
            <text:p>332555.567049098</text:p>
          </table:table-cell>
          <table:table-cell table:number-columns-repeated="2"/>
        </table:table-row>
        <table:table-row table:style-name="ro1">
          <table:table-cell office:value-type="float" office:value="441" calcext:value-type="float">
            <text:p>441</text:p>
          </table:table-cell>
          <table:table-cell table:formula="of:=([.$B444]-[.$C444])*POWER(1+[$Parameters.$H$4];1/12)+[$Parameters.$C$4]" office:value-type="float" office:value="18306.379808984" calcext:value-type="float">
            <text:p>18306.379808984</text:p>
          </table:table-cell>
          <table:table-cell table:formula="of:=IF(MOD([.$A445];12)=1; ([.$B433]+[.$B436]+[.$B439]+[.$B442])/4*(1+[$Parameters.$E$4])*[$Parameters.$F$4]; 0)" office:value-type="float" office:value="0" calcext:value-type="float">
            <text:p>0</text:p>
          </table:table-cell>
          <table:table-cell table:formula="of:=([.$D444]-[.$E444])*POWER(1+[$Parameters.$I$4];1/12)+[$Parameters.$D$4]" office:value-type="float" office:value="649601.889258579" calcext:value-type="float">
            <text:p>649601.889258579</text:p>
          </table:table-cell>
          <table:table-cell office:value-type="float" office:value="0" calcext:value-type="float">
            <text:p>0</text:p>
          </table:table-cell>
          <table:table-cell table:formula="of:=[.$D445]-[.$B445]" office:value-type="float" office:value="631295.509449595" calcext:value-type="float">
            <text:p>631295.509449595</text:p>
          </table:table-cell>
          <table:table-cell table:formula="of:=[.$F445]/[.$B445]" office:value-type="float" office:value="34.4850000948731" calcext:value-type="float">
            <text:p>34.4850000948731</text:p>
          </table:table-cell>
          <table:table-cell table:formula="of:=[.$F445]/[.$A445]" office:value-type="float" office:value="1431.50909172244" calcext:value-type="float">
            <text:p>1431.50909172244</text:p>
          </table:table-cell>
          <table:table-cell table:formula="of:=[.$B445]" office:value-type="float" office:value="18306.379808984" calcext:value-type="float">
            <text:p>18306.379808984</text:p>
          </table:table-cell>
          <table:table-cell table:formula="of:=[.$D445]*(1-[.$O445])" office:value-type="float" office:value="532864.532147477" calcext:value-type="float">
            <text:p>532864.532147477</text:p>
          </table:table-cell>
          <table:table-cell table:formula="of:=[.$B445]" office:value-type="float" office:value="18306.379808984" calcext:value-type="float">
            <text:p>18306.379808984</text:p>
          </table:table-cell>
          <table:table-cell table:formula="of:=IF(FLOOR([.$A445]/12; 1) + 1 &gt;= [$Parameters.$K$70] - [$Parameters.$K$22]; [.$D445] ; 0)" office:value-type="float" office:value="0" calcext:value-type="float">
            <text:p>0</text:p>
          </table:table-cell>
          <table:table-cell table:formula="of:=([$Parameters.$D$4]-[$Parameters.$C$4])*[.$A445]" office:value-type="float" office:value="66591" calcext:value-type="float">
            <text:p>66591</text:p>
          </table:table-cell>
          <table:table-cell table:formula="of:=[.$M445]/([$Parameters.A$4]*[.$A445])" office:value-type="float" office:value="0.00290384615384615" calcext:value-type="float">
            <text:p>0.002903846153846</text:p>
          </table:table-cell>
          <table:table-cell table:formula="of:=SUM(INDIRECT( CELL(&quot;address&quot;;  INDEX([$Parameters.$L$22:$Parameters.$L$74];  FLOOR([.$A445]/12; 1) + 1;0))&amp;&quot;:&quot;&amp;CELL(&quot;address&quot;; [$Parameters.$L$70])))" office:value-type="float" office:value="0.179706" calcext:value-type="float">
            <text:p>0.179706</text:p>
          </table:table-cell>
          <table:table-cell table:formula="of:=[.$I445]/INDEX([$Parameters.$M$22:$Parameters.$M$120];  FLOOR([.$A445]/12; 1) + 1;0)" office:value-type="float" office:value="730.501987589145" calcext:value-type="float">
            <text:p>730.501987589145</text:p>
          </table:table-cell>
          <table:table-cell table:formula="of:=[.$J445]/ INDEX([$Parameters.$M$22:$Parameters.$M$120];  FLOOR([.$A445]/12; 1) + 1;0)" office:value-type="float" office:value="21263.5487688538" calcext:value-type="float">
            <text:p>21263.5487688538</text:p>
          </table:table-cell>
          <table:table-cell table:formula="of:=([.$Q445]-[.$P445])*[$Parameters.$M$70]" office:value-type="float" office:value="333867.340663364" calcext:value-type="float">
            <text:p>333867.340663364</text:p>
          </table:table-cell>
          <table:table-cell table:number-columns-repeated="2"/>
        </table:table-row>
        <table:table-row table:style-name="ro1">
          <table:table-cell office:value-type="float" office:value="442" calcext:value-type="float">
            <text:p>442</text:p>
          </table:table-cell>
          <table:table-cell table:formula="of:=([.$B445]-[.$C445])*POWER(1+[$Parameters.$H$4];1/12)+[$Parameters.$C$4]" office:value-type="float" office:value="18884.8628426504" calcext:value-type="float">
            <text:p>18884.8628426504</text:p>
          </table:table-cell>
          <table:table-cell table:formula="of:=IF(MOD([.$A446];12)=1; ([.$B434]+[.$B437]+[.$B440]+[.$B443])/4*(1+[$Parameters.$E$4])*[$Parameters.$F$4]; 0)" office:value-type="float" office:value="0" calcext:value-type="float">
            <text:p>0</text:p>
          </table:table-cell>
          <table:table-cell table:formula="of:=([.$D445]-[.$E445])*POWER(1+[$Parameters.$I$4];1/12)+[$Parameters.$D$4]" office:value-type="float" office:value="652776.94776551" calcext:value-type="float">
            <text:p>652776.94776551</text:p>
          </table:table-cell>
          <table:table-cell office:value-type="float" office:value="0" calcext:value-type="float">
            <text:p>0</text:p>
          </table:table-cell>
          <table:table-cell table:formula="of:=[.$D446]-[.$B446]" office:value-type="float" office:value="633892.08492286" calcext:value-type="float">
            <text:p>633892.08492286</text:p>
          </table:table-cell>
          <table:table-cell table:formula="of:=[.$F446]/[.$B446]" office:value-type="float" office:value="33.5661471414687" calcext:value-type="float">
            <text:p>33.5661471414687</text:p>
          </table:table-cell>
          <table:table-cell table:formula="of:=[.$F446]/[.$A446]" office:value-type="float" office:value="1434.14498851326" calcext:value-type="float">
            <text:p>1434.14498851326</text:p>
          </table:table-cell>
          <table:table-cell table:formula="of:=[.$B446]" office:value-type="float" office:value="18884.8628426504" calcext:value-type="float">
            <text:p>18884.8628426504</text:p>
          </table:table-cell>
          <table:table-cell table:formula="of:=[.$D446]*(1-[.$O446])" office:value-type="float" office:value="535469.013590362" calcext:value-type="float">
            <text:p>535469.013590362</text:p>
          </table:table-cell>
          <table:table-cell table:formula="of:=[.$B446]" office:value-type="float" office:value="18884.8628426504" calcext:value-type="float">
            <text:p>18884.8628426504</text:p>
          </table:table-cell>
          <table:table-cell table:formula="of:=IF(FLOOR([.$A446]/12; 1) + 1 &gt;= [$Parameters.$K$70] - [$Parameters.$K$22]; [.$D446] ; 0)" office:value-type="float" office:value="0" calcext:value-type="float">
            <text:p>0</text:p>
          </table:table-cell>
          <table:table-cell table:formula="of:=([$Parameters.$D$4]-[$Parameters.$C$4])*[.$A446]" office:value-type="float" office:value="66742" calcext:value-type="float">
            <text:p>66742</text:p>
          </table:table-cell>
          <table:table-cell table:formula="of:=[.$M446]/([$Parameters.A$4]*[.$A446])" office:value-type="float" office:value="0.00290384615384615" calcext:value-type="float">
            <text:p>0.002903846153846</text:p>
          </table:table-cell>
          <table:table-cell table:formula="of:=SUM(INDIRECT( CELL(&quot;address&quot;;  INDEX([$Parameters.$L$22:$Parameters.$L$74];  FLOOR([.$A446]/12; 1) + 1;0))&amp;&quot;:&quot;&amp;CELL(&quot;address&quot;; [$Parameters.$L$70])))" office:value-type="float" office:value="0.179706" calcext:value-type="float">
            <text:p>0.179706</text:p>
          </table:table-cell>
          <table:table-cell table:formula="of:=[.$I446]/INDEX([$Parameters.$M$22:$Parameters.$M$120];  FLOOR([.$A446]/12; 1) + 1;0)" office:value-type="float" office:value="753.585907527951" calcext:value-type="float">
            <text:p>753.585907527951</text:p>
          </table:table-cell>
          <table:table-cell table:formula="of:=[.$J446]/ INDEX([$Parameters.$M$22:$Parameters.$M$120];  FLOOR([.$A446]/12; 1) + 1;0)" office:value-type="float" office:value="21367.4785949865" calcext:value-type="float">
            <text:p>21367.4785949865</text:p>
          </table:table-cell>
          <table:table-cell table:formula="of:=([.$Q446]-[.$P446])*[$Parameters.$M$70]" office:value-type="float" office:value="335181.895098076" calcext:value-type="float">
            <text:p>335181.895098076</text:p>
          </table:table-cell>
          <table:table-cell table:number-columns-repeated="2"/>
        </table:table-row>
        <table:table-row table:style-name="ro1">
          <table:table-cell office:value-type="float" office:value="443" calcext:value-type="float">
            <text:p>443</text:p>
          </table:table-cell>
          <table:table-cell table:formula="of:=([.$B446]-[.$C446])*POWER(1+[$Parameters.$H$4];1/12)+[$Parameters.$C$4]" office:value-type="float" office:value="19469.6969558992" calcext:value-type="float">
            <text:p>19469.6969558992</text:p>
          </table:table-cell>
          <table:table-cell table:formula="of:=IF(MOD([.$A447];12)=1; ([.$B435]+[.$B438]+[.$B441]+[.$B444])/4*(1+[$Parameters.$E$4])*[$Parameters.$F$4]; 0)" office:value-type="float" office:value="0" calcext:value-type="float">
            <text:p>0</text:p>
          </table:table-cell>
          <table:table-cell table:formula="of:=([.$D446]-[.$E446])*POWER(1+[$Parameters.$I$4];1/12)+[$Parameters.$D$4]" office:value-type="float" office:value="655964.941853819" calcext:value-type="float">
            <text:p>655964.941853819</text:p>
          </table:table-cell>
          <table:table-cell office:value-type="float" office:value="0" calcext:value-type="float">
            <text:p>0</text:p>
          </table:table-cell>
          <table:table-cell table:formula="of:=[.$D447]-[.$B447]" office:value-type="float" office:value="636495.24489792" calcext:value-type="float">
            <text:p>636495.24489792</text:p>
          </table:table-cell>
          <table:table-cell table:formula="of:=[.$F447]/[.$B447]" office:value-type="float" office:value="32.6915845860182" calcext:value-type="float">
            <text:p>32.6915845860182</text:p>
          </table:table-cell>
          <table:table-cell table:formula="of:=[.$F447]/[.$A447]" office:value-type="float" office:value="1436.78384852804" calcext:value-type="float">
            <text:p>1436.78384852804</text:p>
          </table:table-cell>
          <table:table-cell table:formula="of:=[.$B447]" office:value-type="float" office:value="19469.6969558992" calcext:value-type="float">
            <text:p>19469.6969558992</text:p>
          </table:table-cell>
          <table:table-cell table:formula="of:=[.$D447]*(1-[.$O447])" office:value-type="float" office:value="538084.106013037" calcext:value-type="float">
            <text:p>538084.106013037</text:p>
          </table:table-cell>
          <table:table-cell table:formula="of:=[.$B447]" office:value-type="float" office:value="19469.6969558992" calcext:value-type="float">
            <text:p>19469.6969558992</text:p>
          </table:table-cell>
          <table:table-cell table:formula="of:=IF(FLOOR([.$A447]/12; 1) + 1 &gt;= [$Parameters.$K$70] - [$Parameters.$K$22]; [.$D447] ; 0)" office:value-type="float" office:value="0" calcext:value-type="float">
            <text:p>0</text:p>
          </table:table-cell>
          <table:table-cell table:formula="of:=([$Parameters.$D$4]-[$Parameters.$C$4])*[.$A447]" office:value-type="float" office:value="66893" calcext:value-type="float">
            <text:p>66893</text:p>
          </table:table-cell>
          <table:table-cell table:formula="of:=[.$M447]/([$Parameters.A$4]*[.$A447])" office:value-type="float" office:value="0.00290384615384615" calcext:value-type="float">
            <text:p>0.002903846153846</text:p>
          </table:table-cell>
          <table:table-cell table:formula="of:=SUM(INDIRECT( CELL(&quot;address&quot;;  INDEX([$Parameters.$L$22:$Parameters.$L$74];  FLOOR([.$A447]/12; 1) + 1;0))&amp;&quot;:&quot;&amp;CELL(&quot;address&quot;; [$Parameters.$L$70])))" office:value-type="float" office:value="0.179706" calcext:value-type="float">
            <text:p>0.179706</text:p>
          </table:table-cell>
          <table:table-cell table:formula="of:=[.$I447]/INDEX([$Parameters.$M$22:$Parameters.$M$120];  FLOOR([.$A447]/12; 1) + 1;0)" office:value-type="float" office:value="776.923262406195" calcext:value-type="float">
            <text:p>776.923262406195</text:p>
          </table:table-cell>
          <table:table-cell table:formula="of:=[.$J447]/ INDEX([$Parameters.$M$22:$Parameters.$M$120];  FLOOR([.$A447]/12; 1) + 1;0)" office:value-type="float" office:value="21471.8318440956" calcext:value-type="float">
            <text:p>21471.8318440956</text:p>
          </table:table-cell>
          <table:table-cell table:formula="of:=([.$Q447]-[.$P447])*[$Parameters.$M$70]" office:value-type="float" office:value="336499.21353827" calcext:value-type="float">
            <text:p>336499.21353827</text:p>
          </table:table-cell>
          <table:table-cell table:number-columns-repeated="2"/>
        </table:table-row>
        <table:table-row table:style-name="ro1">
          <table:table-cell office:value-type="float" office:value="444" calcext:value-type="float">
            <text:p>444</text:p>
          </table:table-cell>
          <table:table-cell table:formula="of:=([.$B447]-[.$C447])*POWER(1+[$Parameters.$H$4];1/12)+[$Parameters.$C$4]" office:value-type="float" office:value="20060.9518762928" calcext:value-type="float">
            <text:p>20060.9518762928</text:p>
          </table:table-cell>
          <table:table-cell table:formula="of:=IF(MOD([.$A448];12)=1; ([.$B436]+[.$B439]+[.$B442]+[.$B445])/4*(1+[$Parameters.$E$4])*[$Parameters.$F$4]; 0)" office:value-type="float" office:value="0" calcext:value-type="float">
            <text:p>0</text:p>
          </table:table-cell>
          <table:table-cell table:formula="of:=([.$D447]-[.$E447])*POWER(1+[$Parameters.$I$4];1/12)+[$Parameters.$D$4]" office:value-type="float" office:value="659165.924224665" calcext:value-type="float">
            <text:p>659165.924224665</text:p>
          </table:table-cell>
          <table:table-cell office:value-type="float" office:value="0" calcext:value-type="float">
            <text:p>0</text:p>
          </table:table-cell>
          <table:table-cell table:formula="of:=[.$D448]-[.$B448]" office:value-type="float" office:value="639104.972348373" calcext:value-type="float">
            <text:p>639104.972348373</text:p>
          </table:table-cell>
          <table:table-cell table:formula="of:=[.$F448]/[.$B448]" office:value-type="float" office:value="31.8581578924797" calcext:value-type="float">
            <text:p>31.8581578924797</text:p>
          </table:table-cell>
          <table:table-cell table:formula="of:=[.$F448]/[.$A448]" office:value-type="float" office:value="1439.42561339724" calcext:value-type="float">
            <text:p>1439.42561339724</text:p>
          </table:table-cell>
          <table:table-cell table:formula="of:=[.$B448]" office:value-type="float" office:value="20060.9518762928" calcext:value-type="float">
            <text:p>20060.9518762928</text:p>
          </table:table-cell>
          <table:table-cell table:formula="of:=[.$D448]*(1-[.$O448])" office:value-type="float" office:value="546242.89141389" calcext:value-type="float">
            <text:p>546242.89141389</text:p>
          </table:table-cell>
          <table:table-cell table:formula="of:=[.$B448]" office:value-type="float" office:value="20060.9518762928" calcext:value-type="float">
            <text:p>20060.9518762928</text:p>
          </table:table-cell>
          <table:table-cell table:formula="of:=IF(FLOOR([.$A448]/12; 1) + 1 &gt;= [$Parameters.$K$70] - [$Parameters.$K$22]; [.$D448] ; 0)" office:value-type="float" office:value="0" calcext:value-type="float">
            <text:p>0</text:p>
          </table:table-cell>
          <table:table-cell table:formula="of:=([$Parameters.$D$4]-[$Parameters.$C$4])*[.$A448]" office:value-type="float" office:value="67044" calcext:value-type="float">
            <text:p>67044</text:p>
          </table:table-cell>
          <table:table-cell table:formula="of:=[.$M448]/([$Parameters.A$4]*[.$A448])" office:value-type="float" office:value="0.00290384615384615" calcext:value-type="float">
            <text:p>0.002903846153846</text:p>
          </table:table-cell>
          <table:table-cell table:formula="of:=SUM(INDIRECT( CELL(&quot;address&quot;;  INDEX([$Parameters.$L$22:$Parameters.$L$74];  FLOOR([.$A448]/12; 1) + 1;0))&amp;&quot;:&quot;&amp;CELL(&quot;address&quot;; [$Parameters.$L$70])))" office:value-type="float" office:value="0.171312" calcext:value-type="float">
            <text:p>0.171312</text:p>
          </table:table-cell>
          <table:table-cell table:formula="of:=[.$I448]/INDEX([$Parameters.$M$22:$Parameters.$M$120];  FLOOR([.$A448]/12; 1) + 1;0)" office:value-type="float" office:value="826.57403693007" calcext:value-type="float">
            <text:p>826.57403693007</text:p>
          </table:table-cell>
          <table:table-cell table:formula="of:=[.$J448]/ INDEX([$Parameters.$M$22:$Parameters.$M$120];  FLOOR([.$A448]/12; 1) + 1;0)" office:value-type="float" office:value="22506.9176519938" calcext:value-type="float">
            <text:p>22506.9176519938</text:p>
          </table:table-cell>
          <table:table-cell table:formula="of:=([.$Q448]-[.$P448])*[$Parameters.$M$70]" office:value-type="float" office:value="352522.387180936" calcext:value-type="float">
            <text:p>352522.387180936</text:p>
          </table:table-cell>
          <table:table-cell table:number-columns-repeated="2"/>
        </table:table-row>
        <table:table-row table:style-name="ro1">
          <table:table-cell office:value-type="float" office:value="445" calcext:value-type="float">
            <text:p>445</text:p>
          </table:table-cell>
          <table:table-cell table:formula="of:=([.$B448]-[.$C448])*POWER(1+[$Parameters.$H$4];1/12)+[$Parameters.$C$4]" office:value-type="float" office:value="20658.6980969222" calcext:value-type="float">
            <text:p>20658.6980969222</text:p>
          </table:table-cell>
          <table:table-cell table:formula="of:=IF(MOD([.$A449];12)=1; ([.$B437]+[.$B440]+[.$B443]+[.$B446])/4*(1+[$Parameters.$E$4])*[$Parameters.$F$4]; 0)" office:value-type="float" office:value="6759.659759777" calcext:value-type="float">
            <text:p>6759.659759777</text:p>
          </table:table-cell>
          <table:table-cell table:formula="of:=([.$D448]-[.$E448])*POWER(1+[$Parameters.$I$4];1/12)+[$Parameters.$D$4]" office:value-type="float" office:value="662379.94779392" calcext:value-type="float">
            <text:p>662379.94779392</text:p>
          </table:table-cell>
          <table:table-cell office:value-type="float" office:value="0" calcext:value-type="float">
            <text:p>0</text:p>
          </table:table-cell>
          <table:table-cell table:formula="of:=[.$D449]-[.$B449]" office:value-type="float" office:value="641721.249696998" calcext:value-type="float">
            <text:p>641721.249696998</text:p>
          </table:table-cell>
          <table:table-cell table:formula="of:=[.$F449]/[.$B449]" office:value-type="float" office:value="31.0630053591133" calcext:value-type="float">
            <text:p>31.0630053591133</text:p>
          </table:table-cell>
          <table:table-cell table:formula="of:=[.$F449]/[.$A449]" office:value-type="float" office:value="1442.0702240382" calcext:value-type="float">
            <text:p>1442.0702240382</text:p>
          </table:table-cell>
          <table:table-cell table:formula="of:=[.$B449]" office:value-type="float" office:value="20658.6980969222" calcext:value-type="float">
            <text:p>20658.6980969222</text:p>
          </table:table-cell>
          <table:table-cell table:formula="of:=[.$D449]*(1-[.$O449])" office:value-type="float" office:value="548906.314177448" calcext:value-type="float">
            <text:p>548906.314177448</text:p>
          </table:table-cell>
          <table:table-cell table:formula="of:=[.$B449]" office:value-type="float" office:value="20658.6980969222" calcext:value-type="float">
            <text:p>20658.6980969222</text:p>
          </table:table-cell>
          <table:table-cell table:formula="of:=IF(FLOOR([.$A449]/12; 1) + 1 &gt;= [$Parameters.$K$70] - [$Parameters.$K$22]; [.$D449] ; 0)" office:value-type="float" office:value="0" calcext:value-type="float">
            <text:p>0</text:p>
          </table:table-cell>
          <table:table-cell table:formula="of:=([$Parameters.$D$4]-[$Parameters.$C$4])*[.$A449]" office:value-type="float" office:value="67195" calcext:value-type="float">
            <text:p>67195</text:p>
          </table:table-cell>
          <table:table-cell table:formula="of:=[.$M449]/([$Parameters.A$4]*[.$A449])" office:value-type="float" office:value="0.00290384615384615" calcext:value-type="float">
            <text:p>0.002903846153846</text:p>
          </table:table-cell>
          <table:table-cell table:formula="of:=SUM(INDIRECT( CELL(&quot;address&quot;;  INDEX([$Parameters.$L$22:$Parameters.$L$74];  FLOOR([.$A449]/12; 1) + 1;0))&amp;&quot;:&quot;&amp;CELL(&quot;address&quot;; [$Parameters.$L$70])))" office:value-type="float" office:value="0.171312" calcext:value-type="float">
            <text:p>0.171312</text:p>
          </table:table-cell>
          <table:table-cell table:formula="of:=[.$I449]/INDEX([$Parameters.$M$22:$Parameters.$M$120];  FLOOR([.$A449]/12; 1) + 1;0)" office:value-type="float" office:value="851.203053025223" calcext:value-type="float">
            <text:p>851.203053025223</text:p>
          </table:table-cell>
          <table:table-cell table:formula="of:=[.$J449]/ INDEX([$Parameters.$M$22:$Parameters.$M$120];  FLOOR([.$A449]/12; 1) + 1;0)" office:value-type="float" office:value="22616.6590101956" calcext:value-type="float">
            <text:p>22616.6590101956</text:p>
          </table:table-cell>
          <table:table-cell table:formula="of:=([.$Q449]-[.$P449])*[$Parameters.$M$70]" office:value-type="float" office:value="353906.313863591" calcext:value-type="float">
            <text:p>353906.313863591</text:p>
          </table:table-cell>
          <table:table-cell table:number-columns-repeated="2"/>
        </table:table-row>
        <table:table-row table:style-name="ro1">
          <table:table-cell office:value-type="float" office:value="446" calcext:value-type="float">
            <text:p>446</text:p>
          </table:table-cell>
          <table:table-cell table:formula="of:=([.$B449]-[.$C449])*POWER(1+[$Parameters.$H$4];1/12)+[$Parameters.$C$4]" office:value-type="float" office:value="14429.1338212985" calcext:value-type="float">
            <text:p>14429.1338212985</text:p>
          </table:table-cell>
          <table:table-cell table:formula="of:=IF(MOD([.$A450];12)=1; ([.$B438]+[.$B441]+[.$B444]+[.$B447])/4*(1+[$Parameters.$E$4])*[$Parameters.$F$4]; 0)" office:value-type="float" office:value="0" calcext:value-type="float">
            <text:p>0</text:p>
          </table:table-cell>
          <table:table-cell table:formula="of:=([.$D449]-[.$E449])*POWER(1+[$Parameters.$I$4];1/12)+[$Parameters.$D$4]" office:value-type="float" office:value="665607.065693039" calcext:value-type="float">
            <text:p>665607.065693039</text:p>
          </table:table-cell>
          <table:table-cell office:value-type="float" office:value="0" calcext:value-type="float">
            <text:p>0</text:p>
          </table:table-cell>
          <table:table-cell table:formula="of:=[.$D450]-[.$B450]" office:value-type="float" office:value="651177.93187174" calcext:value-type="float">
            <text:p>651177.93187174</text:p>
          </table:table-cell>
          <table:table-cell table:formula="of:=[.$F450]/[.$B450]" office:value-type="float" office:value="45.1293847528501" calcext:value-type="float">
            <text:p>45.1293847528501</text:p>
          </table:table-cell>
          <table:table-cell table:formula="of:=[.$F450]/[.$A450]" office:value-type="float" office:value="1460.04020599045" calcext:value-type="float">
            <text:p>1460.04020599045</text:p>
          </table:table-cell>
          <table:table-cell table:formula="of:=[.$B450]" office:value-type="float" office:value="14429.1338212985" calcext:value-type="float">
            <text:p>14429.1338212985</text:p>
          </table:table-cell>
          <table:table-cell table:formula="of:=[.$D450]*(1-[.$O450])" office:value-type="float" office:value="551580.588055033" calcext:value-type="float">
            <text:p>551580.588055033</text:p>
          </table:table-cell>
          <table:table-cell table:formula="of:=[.$B450]" office:value-type="float" office:value="14429.1338212985" calcext:value-type="float">
            <text:p>14429.1338212985</text:p>
          </table:table-cell>
          <table:table-cell table:formula="of:=IF(FLOOR([.$A450]/12; 1) + 1 &gt;= [$Parameters.$K$70] - [$Parameters.$K$22]; [.$D450] ; 0)" office:value-type="float" office:value="0" calcext:value-type="float">
            <text:p>0</text:p>
          </table:table-cell>
          <table:table-cell table:formula="of:=([$Parameters.$D$4]-[$Parameters.$C$4])*[.$A450]" office:value-type="float" office:value="67346" calcext:value-type="float">
            <text:p>67346</text:p>
          </table:table-cell>
          <table:table-cell table:formula="of:=[.$M450]/([$Parameters.A$4]*[.$A450])" office:value-type="float" office:value="0.00290384615384615" calcext:value-type="float">
            <text:p>0.002903846153846</text:p>
          </table:table-cell>
          <table:table-cell table:formula="of:=SUM(INDIRECT( CELL(&quot;address&quot;;  INDEX([$Parameters.$L$22:$Parameters.$L$74];  FLOOR([.$A450]/12; 1) + 1;0))&amp;&quot;:&quot;&amp;CELL(&quot;address&quot;; [$Parameters.$L$70])))" office:value-type="float" office:value="0.171312" calcext:value-type="float">
            <text:p>0.171312</text:p>
          </table:table-cell>
          <table:table-cell table:formula="of:=[.$I450]/INDEX([$Parameters.$M$22:$Parameters.$M$120];  FLOOR([.$A450]/12; 1) + 1;0)" office:value-type="float" office:value="594.525497375297" calcext:value-type="float">
            <text:p>594.525497375297</text:p>
          </table:table-cell>
          <table:table-cell table:formula="of:=[.$J450]/ INDEX([$Parameters.$M$22:$Parameters.$M$120];  FLOOR([.$A450]/12; 1) + 1;0)" office:value-type="float" office:value="22726.8474682749" calcext:value-type="float">
            <text:p>22726.8474682749</text:p>
          </table:table-cell>
          <table:table-cell table:formula="of:=([.$Q450]-[.$P450])*[$Parameters.$M$70]" office:value-type="float" office:value="359871.555246828" calcext:value-type="float">
            <text:p>359871.555246828</text:p>
          </table:table-cell>
          <table:table-cell table:number-columns-repeated="2"/>
        </table:table-row>
        <table:table-row table:style-name="ro1">
          <table:table-cell office:value-type="float" office:value="447" calcext:value-type="float">
            <text:p>447</text:p>
          </table:table-cell>
          <table:table-cell table:formula="of:=([.$B450]-[.$C450])*POWER(1+[$Parameters.$H$4];1/12)+[$Parameters.$C$4]" office:value-type="float" office:value="14965.0491452917" calcext:value-type="float">
            <text:p>14965.0491452917</text:p>
          </table:table-cell>
          <table:table-cell table:formula="of:=IF(MOD([.$A451];12)=1; ([.$B439]+[.$B442]+[.$B445]+[.$B448])/4*(1+[$Parameters.$E$4])*[$Parameters.$F$4]; 0)" office:value-type="float" office:value="0" calcext:value-type="float">
            <text:p>0</text:p>
          </table:table-cell>
          <table:table-cell table:formula="of:=([.$D450]-[.$E450])*POWER(1+[$Parameters.$I$4];1/12)+[$Parameters.$D$4]" office:value-type="float" office:value="668847.331269943" calcext:value-type="float">
            <text:p>668847.331269943</text:p>
          </table:table-cell>
          <table:table-cell office:value-type="float" office:value="0" calcext:value-type="float">
            <text:p>0</text:p>
          </table:table-cell>
          <table:table-cell table:formula="of:=[.$D451]-[.$B451]" office:value-type="float" office:value="653882.282124651" calcext:value-type="float">
            <text:p>653882.282124651</text:p>
          </table:table-cell>
          <table:table-cell table:formula="of:=[.$F451]/[.$B451]" office:value-type="float" office:value="43.6939615617884" calcext:value-type="float">
            <text:p>43.6939615617884</text:p>
          </table:table-cell>
          <table:table-cell table:formula="of:=[.$F451]/[.$A451]" office:value-type="float" office:value="1462.82389737058" calcext:value-type="float">
            <text:p>1462.82389737058</text:p>
          </table:table-cell>
          <table:table-cell table:formula="of:=[.$B451]" office:value-type="float" office:value="14965.0491452917" calcext:value-type="float">
            <text:p>14965.0491452917</text:p>
          </table:table-cell>
          <table:table-cell table:formula="of:=[.$D451]*(1-[.$O451])" office:value-type="float" office:value="554265.757255426" calcext:value-type="float">
            <text:p>554265.757255426</text:p>
          </table:table-cell>
          <table:table-cell table:formula="of:=[.$B451]" office:value-type="float" office:value="14965.0491452917" calcext:value-type="float">
            <text:p>14965.0491452917</text:p>
          </table:table-cell>
          <table:table-cell table:formula="of:=IF(FLOOR([.$A451]/12; 1) + 1 &gt;= [$Parameters.$K$70] - [$Parameters.$K$22]; [.$D451] ; 0)" office:value-type="float" office:value="0" calcext:value-type="float">
            <text:p>0</text:p>
          </table:table-cell>
          <table:table-cell table:formula="of:=([$Parameters.$D$4]-[$Parameters.$C$4])*[.$A451]" office:value-type="float" office:value="67497" calcext:value-type="float">
            <text:p>67497</text:p>
          </table:table-cell>
          <table:table-cell table:formula="of:=[.$M451]/([$Parameters.A$4]*[.$A451])" office:value-type="float" office:value="0.00290384615384615" calcext:value-type="float">
            <text:p>0.002903846153846</text:p>
          </table:table-cell>
          <table:table-cell table:formula="of:=SUM(INDIRECT( CELL(&quot;address&quot;;  INDEX([$Parameters.$L$22:$Parameters.$L$74];  FLOOR([.$A451]/12; 1) + 1;0))&amp;&quot;:&quot;&amp;CELL(&quot;address&quot;; [$Parameters.$L$70])))" office:value-type="float" office:value="0.171312" calcext:value-type="float">
            <text:p>0.171312</text:p>
          </table:table-cell>
          <table:table-cell table:formula="of:=[.$I451]/INDEX([$Parameters.$M$22:$Parameters.$M$120];  FLOOR([.$A451]/12; 1) + 1;0)" office:value-type="float" office:value="616.606886909425" calcext:value-type="float">
            <text:p>616.606886909425</text:p>
          </table:table-cell>
          <table:table-cell table:formula="of:=[.$J451]/ INDEX([$Parameters.$M$22:$Parameters.$M$120];  FLOOR([.$A451]/12; 1) + 1;0)" office:value-type="float" office:value="22837.484847772" calcext:value-type="float">
            <text:p>22837.484847772</text:p>
          </table:table-cell>
          <table:table-cell table:formula="of:=([.$Q451]-[.$P451])*[$Parameters.$M$70]" office:value-type="float" office:value="361311.475643626" calcext:value-type="float">
            <text:p>361311.475643626</text:p>
          </table:table-cell>
          <table:table-cell table:number-columns-repeated="2"/>
        </table:table-row>
        <table:table-row table:style-name="ro1">
          <table:table-cell office:value-type="float" office:value="448" calcext:value-type="float">
            <text:p>448</text:p>
          </table:table-cell>
          <table:table-cell table:formula="of:=([.$B451]-[.$C451])*POWER(1+[$Parameters.$H$4];1/12)+[$Parameters.$C$4]" office:value-type="float" office:value="15506.848204285" calcext:value-type="float">
            <text:p>15506.848204285</text:p>
          </table:table-cell>
          <table:table-cell table:formula="of:=IF(MOD([.$A452];12)=1; ([.$B440]+[.$B443]+[.$B446]+[.$B449])/4*(1+[$Parameters.$E$4])*[$Parameters.$F$4]; 0)" office:value-type="float" office:value="0" calcext:value-type="float">
            <text:p>0</text:p>
          </table:table-cell>
          <table:table-cell table:formula="of:=([.$D451]-[.$E451])*POWER(1+[$Parameters.$I$4];1/12)+[$Parameters.$D$4]" office:value-type="float" office:value="672100.7980899" calcext:value-type="float">
            <text:p>672100.7980899</text:p>
          </table:table-cell>
          <table:table-cell office:value-type="float" office:value="0" calcext:value-type="float">
            <text:p>0</text:p>
          </table:table-cell>
          <table:table-cell table:formula="of:=[.$D452]-[.$B452]" office:value-type="float" office:value="656593.949885615" calcext:value-type="float">
            <text:p>656593.949885615</text:p>
          </table:table-cell>
          <table:table-cell table:formula="of:=[.$F452]/[.$B452]" office:value-type="float" office:value="42.3421923807947" calcext:value-type="float">
            <text:p>42.3421923807947</text:p>
          </table:table-cell>
          <table:table-cell table:formula="of:=[.$F452]/[.$A452]" office:value-type="float" office:value="1465.61149528039" calcext:value-type="float">
            <text:p>1465.61149528039</text:p>
          </table:table-cell>
          <table:table-cell table:formula="of:=[.$B452]" office:value-type="float" office:value="15506.848204285" calcext:value-type="float">
            <text:p>15506.848204285</text:p>
          </table:table-cell>
          <table:table-cell table:formula="of:=[.$D452]*(1-[.$O452])" office:value-type="float" office:value="556961.866167523" calcext:value-type="float">
            <text:p>556961.866167523</text:p>
          </table:table-cell>
          <table:table-cell table:formula="of:=[.$B452]" office:value-type="float" office:value="15506.848204285" calcext:value-type="float">
            <text:p>15506.848204285</text:p>
          </table:table-cell>
          <table:table-cell table:formula="of:=IF(FLOOR([.$A452]/12; 1) + 1 &gt;= [$Parameters.$K$70] - [$Parameters.$K$22]; [.$D452] ; 0)" office:value-type="float" office:value="0" calcext:value-type="float">
            <text:p>0</text:p>
          </table:table-cell>
          <table:table-cell table:formula="of:=([$Parameters.$D$4]-[$Parameters.$C$4])*[.$A452]" office:value-type="float" office:value="67648" calcext:value-type="float">
            <text:p>67648</text:p>
          </table:table-cell>
          <table:table-cell table:formula="of:=[.$M452]/([$Parameters.A$4]*[.$A452])" office:value-type="float" office:value="0.00290384615384615" calcext:value-type="float">
            <text:p>0.002903846153846</text:p>
          </table:table-cell>
          <table:table-cell table:formula="of:=SUM(INDIRECT( CELL(&quot;address&quot;;  INDEX([$Parameters.$L$22:$Parameters.$L$74];  FLOOR([.$A452]/12; 1) + 1;0))&amp;&quot;:&quot;&amp;CELL(&quot;address&quot;; [$Parameters.$L$70])))" office:value-type="float" office:value="0.171312" calcext:value-type="float">
            <text:p>0.171312</text:p>
          </table:table-cell>
          <table:table-cell table:formula="of:=[.$I452]/INDEX([$Parameters.$M$22:$Parameters.$M$120];  FLOOR([.$A452]/12; 1) + 1;0)" office:value-type="float" office:value="638.930704750102" calcext:value-type="float">
            <text:p>638.930704750102</text:p>
          </table:table-cell>
          <table:table-cell table:formula="of:=[.$J452]/ INDEX([$Parameters.$M$22:$Parameters.$M$120];  FLOOR([.$A452]/12; 1) + 1;0)" office:value-type="float" office:value="22948.5729776482" calcext:value-type="float">
            <text:p>22948.5729776482</text:p>
          </table:table-cell>
          <table:table-cell table:formula="of:=([.$Q452]-[.$P452])*[$Parameters.$M$70]" office:value-type="float" office:value="362754.783357324" calcext:value-type="float">
            <text:p>362754.783357324</text:p>
          </table:table-cell>
          <table:table-cell table:number-columns-repeated="2"/>
        </table:table-row>
        <table:table-row table:style-name="ro1">
          <table:table-cell office:value-type="float" office:value="449" calcext:value-type="float">
            <text:p>449</text:p>
          </table:table-cell>
          <table:table-cell table:formula="of:=([.$B452]-[.$C452])*POWER(1+[$Parameters.$H$4];1/12)+[$Parameters.$C$4]" office:value-type="float" office:value="16054.5955949336" calcext:value-type="float">
            <text:p>16054.5955949336</text:p>
          </table:table-cell>
          <table:table-cell table:formula="of:=IF(MOD([.$A453];12)=1; ([.$B441]+[.$B444]+[.$B447]+[.$B450])/4*(1+[$Parameters.$E$4])*[$Parameters.$F$4]; 0)" office:value-type="float" office:value="0" calcext:value-type="float">
            <text:p>0</text:p>
          </table:table-cell>
          <table:table-cell table:formula="of:=([.$D452]-[.$E452])*POWER(1+[$Parameters.$I$4];1/12)+[$Parameters.$D$4]" office:value-type="float" office:value="675367.519936407" calcext:value-type="float">
            <text:p>675367.519936407</text:p>
          </table:table-cell>
          <table:table-cell office:value-type="float" office:value="0" calcext:value-type="float">
            <text:p>0</text:p>
          </table:table-cell>
          <table:table-cell table:formula="of:=[.$D453]-[.$B453]" office:value-type="float" office:value="659312.924341473" calcext:value-type="float">
            <text:p>659312.924341473</text:p>
          </table:table-cell>
          <table:table-cell table:formula="of:=[.$F453]/[.$B453]" office:value-type="float" office:value="41.0669281853187" calcext:value-type="float">
            <text:p>41.0669281853187</text:p>
          </table:table-cell>
          <table:table-cell table:formula="of:=[.$F453]/[.$A453]" office:value-type="float" office:value="1468.40294953557" calcext:value-type="float">
            <text:p>1468.40294953557</text:p>
          </table:table-cell>
          <table:table-cell table:formula="of:=[.$B453]" office:value-type="float" office:value="16054.5955949336" calcext:value-type="float">
            <text:p>16054.5955949336</text:p>
          </table:table-cell>
          <table:table-cell table:formula="of:=[.$D453]*(1-[.$O453])" office:value-type="float" office:value="559668.959361061" calcext:value-type="float">
            <text:p>559668.959361061</text:p>
          </table:table-cell>
          <table:table-cell table:formula="of:=[.$B453]" office:value-type="float" office:value="16054.5955949336" calcext:value-type="float">
            <text:p>16054.5955949336</text:p>
          </table:table-cell>
          <table:table-cell table:formula="of:=IF(FLOOR([.$A453]/12; 1) + 1 &gt;= [$Parameters.$K$70] - [$Parameters.$K$22]; [.$D453] ; 0)" office:value-type="float" office:value="0" calcext:value-type="float">
            <text:p>0</text:p>
          </table:table-cell>
          <table:table-cell table:formula="of:=([$Parameters.$D$4]-[$Parameters.$C$4])*[.$A453]" office:value-type="float" office:value="67799" calcext:value-type="float">
            <text:p>67799</text:p>
          </table:table-cell>
          <table:table-cell table:formula="of:=[.$M453]/([$Parameters.A$4]*[.$A453])" office:value-type="float" office:value="0.00290384615384615" calcext:value-type="float">
            <text:p>0.002903846153846</text:p>
          </table:table-cell>
          <table:table-cell table:formula="of:=SUM(INDIRECT( CELL(&quot;address&quot;;  INDEX([$Parameters.$L$22:$Parameters.$L$74];  FLOOR([.$A453]/12; 1) + 1;0))&amp;&quot;:&quot;&amp;CELL(&quot;address&quot;; [$Parameters.$L$70])))" office:value-type="float" office:value="0.171312" calcext:value-type="float">
            <text:p>0.171312</text:p>
          </table:table-cell>
          <table:table-cell table:formula="of:=[.$I453]/INDEX([$Parameters.$M$22:$Parameters.$M$120];  FLOOR([.$A453]/12; 1) + 1;0)" office:value-type="float" office:value="661.499612481814" calcext:value-type="float">
            <text:p>661.499612481814</text:p>
          </table:table-cell>
          <table:table-cell table:formula="of:=[.$J453]/ INDEX([$Parameters.$M$22:$Parameters.$M$120];  FLOOR([.$A453]/12; 1) + 1;0)" office:value-type="float" office:value="23060.1136943165" calcext:value-type="float">
            <text:p>23060.1136943165</text:p>
          </table:table-cell>
          <table:table-cell table:formula="of:=([.$Q453]-[.$P453])*[$Parameters.$M$70]" office:value-type="float" office:value="364201.464970632" calcext:value-type="float">
            <text:p>364201.464970632</text:p>
          </table:table-cell>
          <table:table-cell table:number-columns-repeated="2"/>
        </table:table-row>
        <table:table-row table:style-name="ro1">
          <table:table-cell office:value-type="float" office:value="450" calcext:value-type="float">
            <text:p>450</text:p>
          </table:table-cell>
          <table:table-cell table:formula="of:=([.$B453]-[.$C453])*POWER(1+[$Parameters.$H$4];1/12)+[$Parameters.$C$4]" office:value-type="float" office:value="16608.3566230903" calcext:value-type="float">
            <text:p>16608.3566230903</text:p>
          </table:table-cell>
          <table:table-cell table:formula="of:=IF(MOD([.$A454];12)=1; ([.$B442]+[.$B445]+[.$B448]+[.$B451])/4*(1+[$Parameters.$E$4])*[$Parameters.$F$4]; 0)" office:value-type="float" office:value="0" calcext:value-type="float">
            <text:p>0</text:p>
          </table:table-cell>
          <table:table-cell table:formula="of:=([.$D453]-[.$E453])*POWER(1+[$Parameters.$I$4];1/12)+[$Parameters.$D$4]" office:value-type="float" office:value="678647.550812083" calcext:value-type="float">
            <text:p>678647.550812083</text:p>
          </table:table-cell>
          <table:table-cell office:value-type="float" office:value="0" calcext:value-type="float">
            <text:p>0</text:p>
          </table:table-cell>
          <table:table-cell table:formula="of:=[.$D454]-[.$B454]" office:value-type="float" office:value="662039.194188993" calcext:value-type="float">
            <text:p>662039.194188993</text:p>
          </table:table-cell>
          <table:table-cell table:formula="of:=[.$F454]/[.$B454]" office:value-type="float" office:value="39.8618122920465" calcext:value-type="float">
            <text:p>39.8618122920465</text:p>
          </table:table-cell>
          <table:table-cell table:formula="of:=[.$F454]/[.$A454]" office:value-type="float" office:value="1471.19820930887" calcext:value-type="float">
            <text:p>1471.19820930887</text:p>
          </table:table-cell>
          <table:table-cell table:formula="of:=[.$B454]" office:value-type="float" office:value="16608.3566230903" calcext:value-type="float">
            <text:p>16608.3566230903</text:p>
          </table:table-cell>
          <table:table-cell table:formula="of:=[.$D454]*(1-[.$O454])" office:value-type="float" office:value="562387.081587364" calcext:value-type="float">
            <text:p>562387.081587364</text:p>
          </table:table-cell>
          <table:table-cell table:formula="of:=[.$B454]" office:value-type="float" office:value="16608.3566230903" calcext:value-type="float">
            <text:p>16608.3566230903</text:p>
          </table:table-cell>
          <table:table-cell table:formula="of:=IF(FLOOR([.$A454]/12; 1) + 1 &gt;= [$Parameters.$K$70] - [$Parameters.$K$22]; [.$D454] ; 0)" office:value-type="float" office:value="0" calcext:value-type="float">
            <text:p>0</text:p>
          </table:table-cell>
          <table:table-cell table:formula="of:=([$Parameters.$D$4]-[$Parameters.$C$4])*[.$A454]" office:value-type="float" office:value="67950" calcext:value-type="float">
            <text:p>67950</text:p>
          </table:table-cell>
          <table:table-cell table:formula="of:=[.$M454]/([$Parameters.A$4]*[.$A454])" office:value-type="float" office:value="0.00290384615384615" calcext:value-type="float">
            <text:p>0.002903846153846</text:p>
          </table:table-cell>
          <table:table-cell table:formula="of:=SUM(INDIRECT( CELL(&quot;address&quot;;  INDEX([$Parameters.$L$22:$Parameters.$L$74];  FLOOR([.$A454]/12; 1) + 1;0))&amp;&quot;:&quot;&amp;CELL(&quot;address&quot;; [$Parameters.$L$70])))" office:value-type="float" office:value="0.171312" calcext:value-type="float">
            <text:p>0.171312</text:p>
          </table:table-cell>
          <table:table-cell table:formula="of:=[.$I454]/INDEX([$Parameters.$M$22:$Parameters.$M$120];  FLOOR([.$A454]/12; 1) + 1;0)" office:value-type="float" office:value="684.31630091019" calcext:value-type="float">
            <text:p>684.31630091019</text:p>
          </table:table-cell>
          <table:table-cell table:formula="of:=[.$J454]/ INDEX([$Parameters.$M$22:$Parameters.$M$120];  FLOOR([.$A454]/12; 1) + 1;0)" office:value-type="float" office:value="23172.1088416713" calcext:value-type="float">
            <text:p>23172.1088416713</text:p>
          </table:table-cell>
          <table:table-cell table:formula="of:=([.$Q454]-[.$P454])*[$Parameters.$M$70]" office:value-type="float" office:value="365651.506712777" calcext:value-type="float">
            <text:p>365651.506712777</text:p>
          </table:table-cell>
          <table:table-cell table:number-columns-repeated="2"/>
        </table:table-row>
        <table:table-row table:style-name="ro1">
          <table:table-cell office:value-type="float" office:value="451" calcext:value-type="float">
            <text:p>451</text:p>
          </table:table-cell>
          <table:table-cell table:formula="of:=([.$B454]-[.$C454])*POWER(1+[$Parameters.$H$4];1/12)+[$Parameters.$C$4]" office:value-type="float" office:value="17168.1973115909" calcext:value-type="float">
            <text:p>17168.1973115909</text:p>
          </table:table-cell>
          <table:table-cell table:formula="of:=IF(MOD([.$A455];12)=1; ([.$B443]+[.$B446]+[.$B449]+[.$B452])/4*(1+[$Parameters.$E$4])*[$Parameters.$F$4]; 0)" office:value-type="float" office:value="0" calcext:value-type="float">
            <text:p>0</text:p>
          </table:table-cell>
          <table:table-cell table:formula="of:=([.$D454]-[.$E454])*POWER(1+[$Parameters.$I$4];1/12)+[$Parameters.$D$4]" office:value-type="float" office:value="681940.944939561" calcext:value-type="float">
            <text:p>681940.944939561</text:p>
          </table:table-cell>
          <table:table-cell office:value-type="float" office:value="0" calcext:value-type="float">
            <text:p>0</text:p>
          </table:table-cell>
          <table:table-cell table:formula="of:=[.$D455]-[.$B455]" office:value-type="float" office:value="664772.747627971" calcext:value-type="float">
            <text:p>664772.747627971</text:p>
          </table:table-cell>
          <table:table-cell table:formula="of:=[.$F455]/[.$B455]" office:value-type="float" office:value="38.7211735491389" calcext:value-type="float">
            <text:p>38.7211735491389</text:p>
          </table:table-cell>
          <table:table-cell table:formula="of:=[.$F455]/[.$A455]" office:value-type="float" office:value="1473.99722312189" calcext:value-type="float">
            <text:p>1473.99722312189</text:p>
          </table:table-cell>
          <table:table-cell table:formula="of:=[.$B455]" office:value-type="float" office:value="17168.1973115909" calcext:value-type="float">
            <text:p>17168.1973115909</text:p>
          </table:table-cell>
          <table:table-cell table:formula="of:=[.$D455]*(1-[.$O455])" office:value-type="float" office:value="565116.277780075" calcext:value-type="float">
            <text:p>565116.277780075</text:p>
          </table:table-cell>
          <table:table-cell table:formula="of:=[.$B455]" office:value-type="float" office:value="17168.1973115909" calcext:value-type="float">
            <text:p>17168.1973115909</text:p>
          </table:table-cell>
          <table:table-cell table:formula="of:=IF(FLOOR([.$A455]/12; 1) + 1 &gt;= [$Parameters.$K$70] - [$Parameters.$K$22]; [.$D455] ; 0)" office:value-type="float" office:value="0" calcext:value-type="float">
            <text:p>0</text:p>
          </table:table-cell>
          <table:table-cell table:formula="of:=([$Parameters.$D$4]-[$Parameters.$C$4])*[.$A455]" office:value-type="float" office:value="68101" calcext:value-type="float">
            <text:p>68101</text:p>
          </table:table-cell>
          <table:table-cell table:formula="of:=[.$M455]/([$Parameters.A$4]*[.$A455])" office:value-type="float" office:value="0.00290384615384615" calcext:value-type="float">
            <text:p>0.002903846153846</text:p>
          </table:table-cell>
          <table:table-cell table:formula="of:=SUM(INDIRECT( CELL(&quot;address&quot;;  INDEX([$Parameters.$L$22:$Parameters.$L$74];  FLOOR([.$A455]/12; 1) + 1;0))&amp;&quot;:&quot;&amp;CELL(&quot;address&quot;; [$Parameters.$L$70])))" office:value-type="float" office:value="0.171312" calcext:value-type="float">
            <text:p>0.171312</text:p>
          </table:table-cell>
          <table:table-cell table:formula="of:=[.$I455]/INDEX([$Parameters.$M$22:$Parameters.$M$120];  FLOOR([.$A455]/12; 1) + 1;0)" office:value-type="float" office:value="707.383490382814" calcext:value-type="float">
            <text:p>707.383490382814</text:p>
          </table:table-cell>
          <table:table-cell table:formula="of:=[.$J455]/ INDEX([$Parameters.$M$22:$Parameters.$M$120];  FLOOR([.$A455]/12; 1) + 1;0)" office:value-type="float" office:value="23284.5602711197" calcext:value-type="float">
            <text:p>23284.5602711197</text:p>
          </table:table-cell>
          <table:table-cell table:formula="of:=([.$Q455]-[.$P455])*[$Parameters.$M$70]" office:value-type="float" office:value="367104.894454782" calcext:value-type="float">
            <text:p>367104.894454782</text:p>
          </table:table-cell>
          <table:table-cell table:number-columns-repeated="2"/>
        </table:table-row>
        <table:table-row table:style-name="ro1">
          <table:table-cell office:value-type="float" office:value="452" calcext:value-type="float">
            <text:p>452</text:p>
          </table:table-cell>
          <table:table-cell table:formula="of:=([.$B455]-[.$C455])*POWER(1+[$Parameters.$H$4];1/12)+[$Parameters.$C$4]" office:value-type="float" office:value="17734.1844081262" calcext:value-type="float">
            <text:p>17734.1844081262</text:p>
          </table:table-cell>
          <table:table-cell table:formula="of:=IF(MOD([.$A456];12)=1; ([.$B444]+[.$B447]+[.$B450]+[.$B453])/4*(1+[$Parameters.$E$4])*[$Parameters.$F$4]; 0)" office:value-type="float" office:value="0" calcext:value-type="float">
            <text:p>0</text:p>
          </table:table-cell>
          <table:table-cell table:formula="of:=([.$D455]-[.$E455])*POWER(1+[$Parameters.$I$4];1/12)+[$Parameters.$D$4]" office:value-type="float" office:value="685247.756762383" calcext:value-type="float">
            <text:p>685247.756762383</text:p>
          </table:table-cell>
          <table:table-cell office:value-type="float" office:value="0" calcext:value-type="float">
            <text:p>0</text:p>
          </table:table-cell>
          <table:table-cell table:formula="of:=[.$D456]-[.$B456]" office:value-type="float" office:value="667513.572354257" calcext:value-type="float">
            <text:p>667513.572354257</text:p>
          </table:table-cell>
          <table:table-cell table:formula="of:=[.$F456]/[.$B456]" office:value-type="float" office:value="37.6399363507457" calcext:value-type="float">
            <text:p>37.6399363507457</text:p>
          </table:table-cell>
          <table:table-cell table:formula="of:=[.$F456]/[.$A456]" office:value-type="float" office:value="1476.79993883685" calcext:value-type="float">
            <text:p>1476.79993883685</text:p>
          </table:table-cell>
          <table:table-cell table:formula="of:=[.$B456]" office:value-type="float" office:value="17734.1844081262" calcext:value-type="float">
            <text:p>17734.1844081262</text:p>
          </table:table-cell>
          <table:table-cell table:formula="of:=[.$D456]*(1-[.$O456])" office:value-type="float" office:value="567856.593055906" calcext:value-type="float">
            <text:p>567856.593055906</text:p>
          </table:table-cell>
          <table:table-cell table:formula="of:=[.$B456]" office:value-type="float" office:value="17734.1844081262" calcext:value-type="float">
            <text:p>17734.1844081262</text:p>
          </table:table-cell>
          <table:table-cell table:formula="of:=IF(FLOOR([.$A456]/12; 1) + 1 &gt;= [$Parameters.$K$70] - [$Parameters.$K$22]; [.$D456] ; 0)" office:value-type="float" office:value="0" calcext:value-type="float">
            <text:p>0</text:p>
          </table:table-cell>
          <table:table-cell table:formula="of:=([$Parameters.$D$4]-[$Parameters.$C$4])*[.$A456]" office:value-type="float" office:value="68252" calcext:value-type="float">
            <text:p>68252</text:p>
          </table:table-cell>
          <table:table-cell table:formula="of:=[.$M456]/([$Parameters.A$4]*[.$A456])" office:value-type="float" office:value="0.00290384615384615" calcext:value-type="float">
            <text:p>0.002903846153846</text:p>
          </table:table-cell>
          <table:table-cell table:formula="of:=SUM(INDIRECT( CELL(&quot;address&quot;;  INDEX([$Parameters.$L$22:$Parameters.$L$74];  FLOOR([.$A456]/12; 1) + 1;0))&amp;&quot;:&quot;&amp;CELL(&quot;address&quot;; [$Parameters.$L$70])))" office:value-type="float" office:value="0.171312" calcext:value-type="float">
            <text:p>0.171312</text:p>
          </table:table-cell>
          <table:table-cell table:formula="of:=[.$I456]/INDEX([$Parameters.$M$22:$Parameters.$M$120];  FLOOR([.$A456]/12; 1) + 1;0)" office:value-type="float" office:value="730.703931113565" calcext:value-type="float">
            <text:p>730.703931113565</text:p>
          </table:table-cell>
          <table:table-cell table:formula="of:=[.$J456]/ INDEX([$Parameters.$M$22:$Parameters.$M$120];  FLOOR([.$A456]/12; 1) + 1;0)" office:value-type="float" office:value="23397.4698416113" calcext:value-type="float">
            <text:p>23397.4698416113</text:p>
          </table:table-cell>
          <table:table-cell table:formula="of:=([.$Q456]-[.$P456])*[$Parameters.$M$70]" office:value-type="float" office:value="368561.613704693" calcext:value-type="float">
            <text:p>368561.613704693</text:p>
          </table:table-cell>
          <table:table-cell table:number-columns-repeated="2"/>
        </table:table-row>
        <table:table-row table:style-name="ro1">
          <table:table-cell office:value-type="float" office:value="453" calcext:value-type="float">
            <text:p>453</text:p>
          </table:table-cell>
          <table:table-cell table:formula="of:=([.$B456]-[.$C456])*POWER(1+[$Parameters.$H$4];1/12)+[$Parameters.$C$4]" office:value-type="float" office:value="18306.3853932001" calcext:value-type="float">
            <text:p>18306.3853932001</text:p>
          </table:table-cell>
          <table:table-cell table:formula="of:=IF(MOD([.$A457];12)=1; ([.$B445]+[.$B448]+[.$B451]+[.$B454])/4*(1+[$Parameters.$E$4])*[$Parameters.$F$4]; 0)" office:value-type="float" office:value="0" calcext:value-type="float">
            <text:p>0</text:p>
          </table:table-cell>
          <table:table-cell table:formula="of:=([.$D456]-[.$E456])*POWER(1+[$Parameters.$I$4];1/12)+[$Parameters.$D$4]" office:value-type="float" office:value="688568.040945901" calcext:value-type="float">
            <text:p>688568.040945901</text:p>
          </table:table-cell>
          <table:table-cell office:value-type="float" office:value="0" calcext:value-type="float">
            <text:p>0</text:p>
          </table:table-cell>
          <table:table-cell table:formula="of:=[.$D457]-[.$B457]" office:value-type="float" office:value="670261.655552701" calcext:value-type="float">
            <text:p>670261.655552701</text:p>
          </table:table-cell>
          <table:table-cell table:formula="of:=[.$F457]/[.$B457]" office:value-type="float" office:value="36.6135444631068" calcext:value-type="float">
            <text:p>36.6135444631068</text:p>
          </table:table-cell>
          <table:table-cell table:formula="of:=[.$F457]/[.$A457]" office:value-type="float" office:value="1479.60630364835" calcext:value-type="float">
            <text:p>1479.60630364835</text:p>
          </table:table-cell>
          <table:table-cell table:formula="of:=[.$B457]" office:value-type="float" office:value="18306.3853932001" calcext:value-type="float">
            <text:p>18306.3853932001</text:p>
          </table:table-cell>
          <table:table-cell table:formula="of:=[.$D457]*(1-[.$O457])" office:value-type="float" office:value="570608.072715377" calcext:value-type="float">
            <text:p>570608.072715377</text:p>
          </table:table-cell>
          <table:table-cell table:formula="of:=[.$B457]" office:value-type="float" office:value="18306.3853932001" calcext:value-type="float">
            <text:p>18306.3853932001</text:p>
          </table:table-cell>
          <table:table-cell table:formula="of:=IF(FLOOR([.$A457]/12; 1) + 1 &gt;= [$Parameters.$K$70] - [$Parameters.$K$22]; [.$D457] ; 0)" office:value-type="float" office:value="0" calcext:value-type="float">
            <text:p>0</text:p>
          </table:table-cell>
          <table:table-cell table:formula="of:=([$Parameters.$D$4]-[$Parameters.$C$4])*[.$A457]" office:value-type="float" office:value="68403" calcext:value-type="float">
            <text:p>68403</text:p>
          </table:table-cell>
          <table:table-cell table:formula="of:=[.$M457]/([$Parameters.A$4]*[.$A457])" office:value-type="float" office:value="0.00290384615384615" calcext:value-type="float">
            <text:p>0.002903846153846</text:p>
          </table:table-cell>
          <table:table-cell table:formula="of:=SUM(INDIRECT( CELL(&quot;address&quot;;  INDEX([$Parameters.$L$22:$Parameters.$L$74];  FLOOR([.$A457]/12; 1) + 1;0))&amp;&quot;:&quot;&amp;CELL(&quot;address&quot;; [$Parameters.$L$70])))" office:value-type="float" office:value="0.171312" calcext:value-type="float">
            <text:p>0.171312</text:p>
          </table:table-cell>
          <table:table-cell table:formula="of:=[.$I457]/INDEX([$Parameters.$M$22:$Parameters.$M$120];  FLOOR([.$A457]/12; 1) + 1;0)" office:value-type="float" office:value="754.280403510511" calcext:value-type="float">
            <text:p>754.280403510511</text:p>
          </table:table-cell>
          <table:table-cell table:formula="of:=[.$J457]/ INDEX([$Parameters.$M$22:$Parameters.$M$120];  FLOOR([.$A457]/12; 1) + 1;0)" office:value-type="float" office:value="23510.8394196694" calcext:value-type="float">
            <text:p>23510.8394196694</text:p>
          </table:table-cell>
          <table:table-cell table:formula="of:=([.$Q457]-[.$P457])*[$Parameters.$M$70]" office:value-type="float" office:value="370021.649602744" calcext:value-type="float">
            <text:p>370021.649602744</text:p>
          </table:table-cell>
          <table:table-cell table:number-columns-repeated="2"/>
        </table:table-row>
        <table:table-row table:style-name="ro1">
          <table:table-cell office:value-type="float" office:value="454" calcext:value-type="float">
            <text:p>454</text:p>
          </table:table-cell>
          <table:table-cell table:formula="of:=([.$B457]-[.$C457])*POWER(1+[$Parameters.$H$4];1/12)+[$Parameters.$C$4]" office:value-type="float" office:value="18884.8684881749" calcext:value-type="float">
            <text:p>18884.8684881749</text:p>
          </table:table-cell>
          <table:table-cell table:formula="of:=IF(MOD([.$A458];12)=1; ([.$B446]+[.$B449]+[.$B452]+[.$B455])/4*(1+[$Parameters.$E$4])*[$Parameters.$F$4]; 0)" office:value-type="float" office:value="0" calcext:value-type="float">
            <text:p>0</text:p>
          </table:table-cell>
          <table:table-cell table:formula="of:=([.$D457]-[.$E457])*POWER(1+[$Parameters.$I$4];1/12)+[$Parameters.$D$4]" office:value-type="float" office:value="691901.852378179" calcext:value-type="float">
            <text:p>691901.852378179</text:p>
          </table:table-cell>
          <table:table-cell office:value-type="float" office:value="0" calcext:value-type="float">
            <text:p>0</text:p>
          </table:table-cell>
          <table:table-cell table:formula="of:=[.$D458]-[.$B458]" office:value-type="float" office:value="673016.983890004" calcext:value-type="float">
            <text:p>673016.983890004</text:p>
          </table:table-cell>
          <table:table-cell table:formula="of:=[.$F458]/[.$B458]" office:value-type="float" office:value="35.6378962507166" calcext:value-type="float">
            <text:p>35.6378962507166</text:p>
          </table:table-cell>
          <table:table-cell table:formula="of:=[.$F458]/[.$A458]" office:value-type="float" office:value="1482.4162640749" calcext:value-type="float">
            <text:p>1482.4162640749</text:p>
          </table:table-cell>
          <table:table-cell table:formula="of:=[.$B458]" office:value-type="float" office:value="18884.8684881749" calcext:value-type="float">
            <text:p>18884.8684881749</text:p>
          </table:table-cell>
          <table:table-cell table:formula="of:=[.$D458]*(1-[.$O458])" office:value-type="float" office:value="573370.762243568" calcext:value-type="float">
            <text:p>573370.762243568</text:p>
          </table:table-cell>
          <table:table-cell table:formula="of:=[.$B458]" office:value-type="float" office:value="18884.8684881749" calcext:value-type="float">
            <text:p>18884.8684881749</text:p>
          </table:table-cell>
          <table:table-cell table:formula="of:=IF(FLOOR([.$A458]/12; 1) + 1 &gt;= [$Parameters.$K$70] - [$Parameters.$K$22]; [.$D458] ; 0)" office:value-type="float" office:value="0" calcext:value-type="float">
            <text:p>0</text:p>
          </table:table-cell>
          <table:table-cell table:formula="of:=([$Parameters.$D$4]-[$Parameters.$C$4])*[.$A458]" office:value-type="float" office:value="68554" calcext:value-type="float">
            <text:p>68554</text:p>
          </table:table-cell>
          <table:table-cell table:formula="of:=[.$M458]/([$Parameters.A$4]*[.$A458])" office:value-type="float" office:value="0.00290384615384615" calcext:value-type="float">
            <text:p>0.002903846153846</text:p>
          </table:table-cell>
          <table:table-cell table:formula="of:=SUM(INDIRECT( CELL(&quot;address&quot;;  INDEX([$Parameters.$L$22:$Parameters.$L$74];  FLOOR([.$A458]/12; 1) + 1;0))&amp;&quot;:&quot;&amp;CELL(&quot;address&quot;; [$Parameters.$L$70])))" office:value-type="float" office:value="0.171312" calcext:value-type="float">
            <text:p>0.171312</text:p>
          </table:table-cell>
          <table:table-cell table:formula="of:=[.$I458]/INDEX([$Parameters.$M$22:$Parameters.$M$120];  FLOOR([.$A458]/12; 1) + 1;0)" office:value-type="float" office:value="778.115718507411" calcext:value-type="float">
            <text:p>778.115718507411</text:p>
          </table:table-cell>
          <table:table-cell table:formula="of:=[.$J458]/ INDEX([$Parameters.$M$22:$Parameters.$M$120];  FLOOR([.$A458]/12; 1) + 1;0)" office:value-type="float" office:value="23624.6708794218" calcext:value-type="float">
            <text:p>23624.6708794218</text:p>
          </table:table-cell>
          <table:table-cell table:formula="of:=([.$Q458]-[.$P458])*[$Parameters.$M$70]" office:value-type="float" office:value="371484.986916469" calcext:value-type="float">
            <text:p>371484.986916469</text:p>
          </table:table-cell>
          <table:table-cell table:number-columns-repeated="2"/>
        </table:table-row>
        <table:table-row table:style-name="ro1">
          <table:table-cell office:value-type="float" office:value="455" calcext:value-type="float">
            <text:p>455</text:p>
          </table:table-cell>
          <table:table-cell table:formula="of:=([.$B458]-[.$C458])*POWER(1+[$Parameters.$H$4];1/12)+[$Parameters.$C$4]" office:value-type="float" office:value="19469.702663405" calcext:value-type="float">
            <text:p>19469.702663405</text:p>
          </table:table-cell>
          <table:table-cell table:formula="of:=IF(MOD([.$A459];12)=1; ([.$B447]+[.$B450]+[.$B453]+[.$B456])/4*(1+[$Parameters.$E$4])*[$Parameters.$F$4]; 0)" office:value-type="float" office:value="0" calcext:value-type="float">
            <text:p>0</text:p>
          </table:table-cell>
          <table:table-cell table:formula="of:=([.$D458]-[.$E458])*POWER(1+[$Parameters.$I$4];1/12)+[$Parameters.$D$4]" office:value-type="float" office:value="695249.246170903" calcext:value-type="float">
            <text:p>695249.246170903</text:p>
          </table:table-cell>
          <table:table-cell office:value-type="float" office:value="0" calcext:value-type="float">
            <text:p>0</text:p>
          </table:table-cell>
          <table:table-cell table:formula="of:=[.$D459]-[.$B459]" office:value-type="float" office:value="675779.543507498" calcext:value-type="float">
            <text:p>675779.543507498</text:p>
          </table:table-cell>
          <table:table-cell table:formula="of:=[.$F459]/[.$B459]" office:value-type="float" office:value="34.7092893605244" calcext:value-type="float">
            <text:p>34.7092893605244</text:p>
          </table:table-cell>
          <table:table-cell table:formula="of:=[.$F459]/[.$A459]" office:value-type="float" office:value="1485.22976595054" calcext:value-type="float">
            <text:p>1485.22976595054</text:p>
          </table:table-cell>
          <table:table-cell table:formula="of:=[.$B459]" office:value-type="float" office:value="19469.702663405" calcext:value-type="float">
            <text:p>19469.702663405</text:p>
          </table:table-cell>
          <table:table-cell table:formula="of:=[.$D459]*(1-[.$O459])" office:value-type="float" office:value="576144.707310873" calcext:value-type="float">
            <text:p>576144.707310873</text:p>
          </table:table-cell>
          <table:table-cell table:formula="of:=[.$B459]" office:value-type="float" office:value="19469.702663405" calcext:value-type="float">
            <text:p>19469.702663405</text:p>
          </table:table-cell>
          <table:table-cell table:formula="of:=IF(FLOOR([.$A459]/12; 1) + 1 &gt;= [$Parameters.$K$70] - [$Parameters.$K$22]; [.$D459] ; 0)" office:value-type="float" office:value="0" calcext:value-type="float">
            <text:p>0</text:p>
          </table:table-cell>
          <table:table-cell table:formula="of:=([$Parameters.$D$4]-[$Parameters.$C$4])*[.$A459]" office:value-type="float" office:value="68705" calcext:value-type="float">
            <text:p>68705</text:p>
          </table:table-cell>
          <table:table-cell table:formula="of:=[.$M459]/([$Parameters.A$4]*[.$A459])" office:value-type="float" office:value="0.00290384615384615" calcext:value-type="float">
            <text:p>0.002903846153846</text:p>
          </table:table-cell>
          <table:table-cell table:formula="of:=SUM(INDIRECT( CELL(&quot;address&quot;;  INDEX([$Parameters.$L$22:$Parameters.$L$74];  FLOOR([.$A459]/12; 1) + 1;0))&amp;&quot;:&quot;&amp;CELL(&quot;address&quot;; [$Parameters.$L$70])))" office:value-type="float" office:value="0.171312" calcext:value-type="float">
            <text:p>0.171312</text:p>
          </table:table-cell>
          <table:table-cell table:formula="of:=[.$I459]/INDEX([$Parameters.$M$22:$Parameters.$M$120];  FLOOR([.$A459]/12; 1) + 1;0)" office:value-type="float" office:value="802.212717898848" calcext:value-type="float">
            <text:p>802.212717898848</text:p>
          </table:table-cell>
          <table:table-cell table:formula="of:=[.$J459]/ INDEX([$Parameters.$M$22:$Parameters.$M$120];  FLOOR([.$A459]/12; 1) + 1;0)" office:value-type="float" office:value="23738.9661026318" calcext:value-type="float">
            <text:p>23738.9661026318</text:p>
          </table:table-cell>
          <table:table-cell table:formula="of:=([.$Q459]-[.$P459])*[$Parameters.$M$70]" office:value-type="float" office:value="372951.610035757" calcext:value-type="float">
            <text:p>372951.610035757</text:p>
          </table:table-cell>
          <table:table-cell table:number-columns-repeated="2"/>
        </table:table-row>
        <table:table-row table:style-name="ro1">
          <table:table-cell office:value-type="float" office:value="456" calcext:value-type="float">
            <text:p>456</text:p>
          </table:table-cell>
          <table:table-cell table:formula="of:=([.$B459]-[.$C459])*POWER(1+[$Parameters.$H$4];1/12)+[$Parameters.$C$4]" office:value-type="float" office:value="20060.9576464605" calcext:value-type="float">
            <text:p>20060.9576464605</text:p>
          </table:table-cell>
          <table:table-cell table:formula="of:=IF(MOD([.$A460];12)=1; ([.$B448]+[.$B451]+[.$B454]+[.$B457])/4*(1+[$Parameters.$E$4])*[$Parameters.$F$4]; 0)" office:value-type="float" office:value="0" calcext:value-type="float">
            <text:p>0</text:p>
          </table:table-cell>
          <table:table-cell table:formula="of:=([.$D459]-[.$E459])*POWER(1+[$Parameters.$I$4];1/12)+[$Parameters.$D$4]" office:value-type="float" office:value="698610.277660291" calcext:value-type="float">
            <text:p>698610.277660291</text:p>
          </table:table-cell>
          <table:table-cell office:value-type="float" office:value="0" calcext:value-type="float">
            <text:p>0</text:p>
          </table:table-cell>
          <table:table-cell table:formula="of:=[.$D460]-[.$B460]" office:value-type="float" office:value="678549.320013831" calcext:value-type="float">
            <text:p>678549.320013831</text:p>
          </table:table-cell>
          <table:table-cell table:formula="of:=[.$F460]/[.$B460]" office:value-type="float" office:value="33.8243732912498" calcext:value-type="float">
            <text:p>33.8243732912498</text:p>
          </table:table-cell>
          <table:table-cell table:formula="of:=[.$F460]/[.$A460]" office:value-type="float" office:value="1488.0467544163" calcext:value-type="float">
            <text:p>1488.0467544163</text:p>
          </table:table-cell>
          <table:table-cell table:formula="of:=[.$B460]" office:value-type="float" office:value="20060.9576464605" calcext:value-type="float">
            <text:p>20060.9576464605</text:p>
          </table:table-cell>
          <table:table-cell table:formula="of:=[.$D460]*(1-[.$O460])" office:value-type="float" office:value="585293.594792959" calcext:value-type="float">
            <text:p>585293.594792959</text:p>
          </table:table-cell>
          <table:table-cell table:formula="of:=[.$B460]" office:value-type="float" office:value="20060.9576464605" calcext:value-type="float">
            <text:p>20060.9576464605</text:p>
          </table:table-cell>
          <table:table-cell table:formula="of:=IF(FLOOR([.$A460]/12; 1) + 1 &gt;= [$Parameters.$K$70] - [$Parameters.$K$22]; [.$D460] ; 0)" office:value-type="float" office:value="0" calcext:value-type="float">
            <text:p>0</text:p>
          </table:table-cell>
          <table:table-cell table:formula="of:=([$Parameters.$D$4]-[$Parameters.$C$4])*[.$A460]" office:value-type="float" office:value="68856" calcext:value-type="float">
            <text:p>68856</text:p>
          </table:table-cell>
          <table:table-cell table:formula="of:=[.$M460]/([$Parameters.A$4]*[.$A460])" office:value-type="float" office:value="0.00290384615384615" calcext:value-type="float">
            <text:p>0.002903846153846</text:p>
          </table:table-cell>
          <table:table-cell table:formula="of:=SUM(INDIRECT( CELL(&quot;address&quot;;  INDEX([$Parameters.$L$22:$Parameters.$L$74];  FLOOR([.$A460]/12; 1) + 1;0))&amp;&quot;:&quot;&amp;CELL(&quot;address&quot;; [$Parameters.$L$70])))" office:value-type="float" office:value="0.162203" calcext:value-type="float">
            <text:p>0.162203</text:p>
          </table:table-cell>
          <table:table-cell table:formula="of:=[.$I460]/INDEX([$Parameters.$M$22:$Parameters.$M$120];  FLOOR([.$A460]/12; 1) + 1;0)" office:value-type="float" office:value="854.384908281962" calcext:value-type="float">
            <text:p>854.384908281962</text:p>
          </table:table-cell>
          <table:table-cell table:formula="of:=[.$J460]/ INDEX([$Parameters.$M$22:$Parameters.$M$120];  FLOOR([.$A460]/12; 1) + 1;0)" office:value-type="float" office:value="24927.32516154" calcext:value-type="float">
            <text:p>24927.32516154</text:p>
          </table:table-cell>
          <table:table-cell table:formula="of:=([.$Q460]-[.$P460])*[$Parameters.$M$70]" office:value-type="float" office:value="391426.008517976" calcext:value-type="float">
            <text:p>391426.008517976</text:p>
          </table:table-cell>
          <table:table-cell table:number-columns-repeated="2"/>
        </table:table-row>
        <table:table-row table:style-name="ro1">
          <table:table-cell office:value-type="float" office:value="457" calcext:value-type="float">
            <text:p>457</text:p>
          </table:table-cell>
          <table:table-cell table:formula="of:=([.$B460]-[.$C460])*POWER(1+[$Parameters.$H$4];1/12)+[$Parameters.$C$4]" office:value-type="float" office:value="20658.7039304396" calcext:value-type="float">
            <text:p>20658.7039304396</text:p>
          </table:table-cell>
          <table:table-cell table:formula="of:=IF(MOD([.$A461];12)=1; ([.$B449]+[.$B452]+[.$B455]+[.$B458])/4*(1+[$Parameters.$E$4])*[$Parameters.$F$4]; 0)" office:value-type="float" office:value="6759.66209265107" calcext:value-type="float">
            <text:p>6759.66209265107</text:p>
          </table:table-cell>
          <table:table-cell table:formula="of:=([.$D460]-[.$E460])*POWER(1+[$Parameters.$I$4];1/12)+[$Parameters.$D$4]" office:value-type="float" office:value="701985.002408008" calcext:value-type="float">
            <text:p>701985.002408008</text:p>
          </table:table-cell>
          <table:table-cell office:value-type="float" office:value="0" calcext:value-type="float">
            <text:p>0</text:p>
          </table:table-cell>
          <table:table-cell table:formula="of:=[.$D461]-[.$B461]" office:value-type="float" office:value="681326.298477568" calcext:value-type="float">
            <text:p>681326.298477568</text:p>
          </table:table-cell>
          <table:table-cell table:formula="of:=[.$F461]/[.$B461]" office:value-type="float" office:value="32.9801085669109" calcext:value-type="float">
            <text:p>32.9801085669109</text:p>
          </table:table-cell>
          <table:table-cell table:formula="of:=[.$F461]/[.$A461]" office:value-type="float" office:value="1490.86717391153" calcext:value-type="float">
            <text:p>1490.86717391153</text:p>
          </table:table-cell>
          <table:table-cell table:formula="of:=[.$B461]" office:value-type="float" office:value="20658.7039304396" calcext:value-type="float">
            <text:p>20658.7039304396</text:p>
          </table:table-cell>
          <table:table-cell table:formula="of:=[.$D461]*(1-[.$O461])" office:value-type="float" office:value="588120.929062422" calcext:value-type="float">
            <text:p>588120.929062422</text:p>
          </table:table-cell>
          <table:table-cell table:formula="of:=[.$B461]" office:value-type="float" office:value="20658.7039304396" calcext:value-type="float">
            <text:p>20658.7039304396</text:p>
          </table:table-cell>
          <table:table-cell table:formula="of:=IF(FLOOR([.$A461]/12; 1) + 1 &gt;= [$Parameters.$K$70] - [$Parameters.$K$22]; [.$D461] ; 0)" office:value-type="float" office:value="0" calcext:value-type="float">
            <text:p>0</text:p>
          </table:table-cell>
          <table:table-cell table:formula="of:=([$Parameters.$D$4]-[$Parameters.$C$4])*[.$A461]" office:value-type="float" office:value="69007" calcext:value-type="float">
            <text:p>69007</text:p>
          </table:table-cell>
          <table:table-cell table:formula="of:=[.$M461]/([$Parameters.A$4]*[.$A461])" office:value-type="float" office:value="0.00290384615384615" calcext:value-type="float">
            <text:p>0.002903846153846</text:p>
          </table:table-cell>
          <table:table-cell table:formula="of:=SUM(INDIRECT( CELL(&quot;address&quot;;  INDEX([$Parameters.$L$22:$Parameters.$L$74];  FLOOR([.$A461]/12; 1) + 1;0))&amp;&quot;:&quot;&amp;CELL(&quot;address&quot;; [$Parameters.$L$70])))" office:value-type="float" office:value="0.162203" calcext:value-type="float">
            <text:p>0.162203</text:p>
          </table:table-cell>
          <table:table-cell table:formula="of:=[.$I461]/INDEX([$Parameters.$M$22:$Parameters.$M$120];  FLOOR([.$A461]/12; 1) + 1;0)" office:value-type="float" office:value="879.842586475283" calcext:value-type="float">
            <text:p>879.842586475283</text:p>
          </table:table-cell>
          <table:table-cell table:formula="of:=[.$J461]/ INDEX([$Parameters.$M$22:$Parameters.$M$120];  FLOOR([.$A461]/12; 1) + 1;0)" office:value-type="float" office:value="25047.739738604" calcext:value-type="float">
            <text:p>25047.739738604</text:p>
          </table:table-cell>
          <table:table-cell table:formula="of:=([.$Q461]-[.$P461])*[$Parameters.$M$70]" office:value-type="float" office:value="392970.007693613" calcext:value-type="float">
            <text:p>392970.007693613</text:p>
          </table:table-cell>
          <table:table-cell table:number-columns-repeated="2"/>
        </table:table-row>
        <table:table-row table:style-name="ro1">
          <table:table-cell office:value-type="float" office:value="458" calcext:value-type="float">
            <text:p>458</text:p>
          </table:table-cell>
          <table:table-cell table:formula="of:=([.$B461]-[.$C461])*POWER(1+[$Parameters.$H$4];1/12)+[$Parameters.$C$4]" office:value-type="float" office:value="14429.1373603749" calcext:value-type="float">
            <text:p>14429.1373603749</text:p>
          </table:table-cell>
          <table:table-cell table:formula="of:=IF(MOD([.$A462];12)=1; ([.$B450]+[.$B453]+[.$B456]+[.$B459])/4*(1+[$Parameters.$E$4])*[$Parameters.$F$4]; 0)" office:value-type="float" office:value="0" calcext:value-type="float">
            <text:p>0</text:p>
          </table:table-cell>
          <table:table-cell table:formula="of:=([.$D461]-[.$E461])*POWER(1+[$Parameters.$I$4];1/12)+[$Parameters.$D$4]" office:value-type="float" office:value="705373.476202083" calcext:value-type="float">
            <text:p>705373.476202083</text:p>
          </table:table-cell>
          <table:table-cell office:value-type="float" office:value="0" calcext:value-type="float">
            <text:p>0</text:p>
          </table:table-cell>
          <table:table-cell table:formula="of:=[.$D462]-[.$B462]" office:value-type="float" office:value="690944.338841708" calcext:value-type="float">
            <text:p>690944.338841708</text:p>
          </table:table-cell>
          <table:table-cell table:formula="of:=[.$F462]/[.$B462]" office:value-type="float" office:value="47.8853531978404" calcext:value-type="float">
            <text:p>47.8853531978404</text:p>
          </table:table-cell>
          <table:table-cell table:formula="of:=[.$F462]/[.$A462]" office:value-type="float" office:value="1508.61209354085" calcext:value-type="float">
            <text:p>1508.61209354085</text:p>
          </table:table-cell>
          <table:table-cell table:formula="of:=[.$B462]" office:value-type="float" office:value="14429.1373603749" calcext:value-type="float">
            <text:p>14429.1373603749</text:p>
          </table:table-cell>
          <table:table-cell table:formula="of:=[.$D462]*(1-[.$O462])" office:value-type="float" office:value="590959.782241677" calcext:value-type="float">
            <text:p>590959.782241677</text:p>
          </table:table-cell>
          <table:table-cell table:formula="of:=[.$B462]" office:value-type="float" office:value="14429.1373603749" calcext:value-type="float">
            <text:p>14429.1373603749</text:p>
          </table:table-cell>
          <table:table-cell table:formula="of:=IF(FLOOR([.$A462]/12; 1) + 1 &gt;= [$Parameters.$K$70] - [$Parameters.$K$22]; [.$D462] ; 0)" office:value-type="float" office:value="0" calcext:value-type="float">
            <text:p>0</text:p>
          </table:table-cell>
          <table:table-cell table:formula="of:=([$Parameters.$D$4]-[$Parameters.$C$4])*[.$A462]" office:value-type="float" office:value="69158" calcext:value-type="float">
            <text:p>69158</text:p>
          </table:table-cell>
          <table:table-cell table:formula="of:=[.$M462]/([$Parameters.A$4]*[.$A462])" office:value-type="float" office:value="0.00290384615384615" calcext:value-type="float">
            <text:p>0.002903846153846</text:p>
          </table:table-cell>
          <table:table-cell table:formula="of:=SUM(INDIRECT( CELL(&quot;address&quot;;  INDEX([$Parameters.$L$22:$Parameters.$L$74];  FLOOR([.$A462]/12; 1) + 1;0))&amp;&quot;:&quot;&amp;CELL(&quot;address&quot;; [$Parameters.$L$70])))" office:value-type="float" office:value="0.162203" calcext:value-type="float">
            <text:p>0.162203</text:p>
          </table:table-cell>
          <table:table-cell table:formula="of:=[.$I462]/INDEX([$Parameters.$M$22:$Parameters.$M$120];  FLOOR([.$A462]/12; 1) + 1;0)" office:value-type="float" office:value="614.528848397569" calcext:value-type="float">
            <text:p>614.528848397569</text:p>
          </table:table-cell>
          <table:table-cell table:formula="of:=[.$J462]/ INDEX([$Parameters.$M$22:$Parameters.$M$120];  FLOOR([.$A462]/12; 1) + 1;0)" office:value-type="float" office:value="25168.6448995603" calcext:value-type="float">
            <text:p>25168.6448995603</text:p>
          </table:table-cell>
          <table:table-cell table:formula="of:=([.$Q462]-[.$P462])*[$Parameters.$M$70]" office:value-type="float" office:value="399249.926991907" calcext:value-type="float">
            <text:p>399249.926991907</text:p>
          </table:table-cell>
          <table:table-cell table:number-columns-repeated="2"/>
        </table:table-row>
        <table:table-row table:style-name="ro1">
          <table:table-cell office:value-type="float" office:value="459" calcext:value-type="float">
            <text:p>459</text:p>
          </table:table-cell>
          <table:table-cell table:formula="of:=([.$B462]-[.$C462])*POWER(1+[$Parameters.$H$4];1/12)+[$Parameters.$C$4]" office:value-type="float" office:value="14965.0527232232" calcext:value-type="float">
            <text:p>14965.0527232232</text:p>
          </table:table-cell>
          <table:table-cell table:formula="of:=IF(MOD([.$A463];12)=1; ([.$B451]+[.$B454]+[.$B457]+[.$B460])/4*(1+[$Parameters.$E$4])*[$Parameters.$F$4]; 0)" office:value-type="float" office:value="0" calcext:value-type="float">
            <text:p>0</text:p>
          </table:table-cell>
          <table:table-cell table:formula="of:=([.$D462]-[.$E462])*POWER(1+[$Parameters.$I$4];1/12)+[$Parameters.$D$4]" office:value-type="float" office:value="708775.755057833" calcext:value-type="float">
            <text:p>708775.755057833</text:p>
          </table:table-cell>
          <table:table-cell office:value-type="float" office:value="0" calcext:value-type="float">
            <text:p>0</text:p>
          </table:table-cell>
          <table:table-cell table:formula="of:=[.$D463]-[.$B463]" office:value-type="float" office:value="693810.702334609" calcext:value-type="float">
            <text:p>693810.702334609</text:p>
          </table:table-cell>
          <table:table-cell table:formula="of:=[.$F463]/[.$B463]" office:value-type="float" office:value="46.3620620098407" calcext:value-type="float">
            <text:p>46.3620620098407</text:p>
          </table:table-cell>
          <table:table-cell table:formula="of:=[.$F463]/[.$A463]" office:value-type="float" office:value="1511.57015759174" calcext:value-type="float">
            <text:p>1511.57015759174</text:p>
          </table:table-cell>
          <table:table-cell table:formula="of:=[.$B463]" office:value-type="float" office:value="14965.0527232232" calcext:value-type="float">
            <text:p>14965.0527232232</text:p>
          </table:table-cell>
          <table:table-cell table:formula="of:=[.$D463]*(1-[.$O463])" office:value-type="float" office:value="593810.201260187" calcext:value-type="float">
            <text:p>593810.201260187</text:p>
          </table:table-cell>
          <table:table-cell table:formula="of:=[.$B463]" office:value-type="float" office:value="14965.0527232232" calcext:value-type="float">
            <text:p>14965.0527232232</text:p>
          </table:table-cell>
          <table:table-cell table:formula="of:=IF(FLOOR([.$A463]/12; 1) + 1 &gt;= [$Parameters.$K$70] - [$Parameters.$K$22]; [.$D463] ; 0)" office:value-type="float" office:value="0" calcext:value-type="float">
            <text:p>0</text:p>
          </table:table-cell>
          <table:table-cell table:formula="of:=([$Parameters.$D$4]-[$Parameters.$C$4])*[.$A463]" office:value-type="float" office:value="69309" calcext:value-type="float">
            <text:p>69309</text:p>
          </table:table-cell>
          <table:table-cell table:formula="of:=[.$M463]/([$Parameters.A$4]*[.$A463])" office:value-type="float" office:value="0.00290384615384615" calcext:value-type="float">
            <text:p>0.002903846153846</text:p>
          </table:table-cell>
          <table:table-cell table:formula="of:=SUM(INDIRECT( CELL(&quot;address&quot;;  INDEX([$Parameters.$L$22:$Parameters.$L$74];  FLOOR([.$A463]/12; 1) + 1;0))&amp;&quot;:&quot;&amp;CELL(&quot;address&quot;; [$Parameters.$L$70])))" office:value-type="float" office:value="0.162203" calcext:value-type="float">
            <text:p>0.162203</text:p>
          </table:table-cell>
          <table:table-cell table:formula="of:=[.$I463]/INDEX([$Parameters.$M$22:$Parameters.$M$120];  FLOOR([.$A463]/12; 1) + 1;0)" office:value-type="float" office:value="637.353182420068" calcext:value-type="float">
            <text:p>637.353182420068</text:p>
          </table:table-cell>
          <table:table-cell table:formula="of:=[.$J463]/ INDEX([$Parameters.$M$22:$Parameters.$M$120];  FLOOR([.$A463]/12; 1) + 1;0)" office:value-type="float" office:value="25290.0426431085" calcext:value-type="float">
            <text:p>25290.0426431085</text:p>
          </table:table-cell>
          <table:table-cell table:formula="of:=([.$Q463]-[.$P463])*[$Parameters.$M$70]" office:value-type="float" office:value="400852.730630794" calcext:value-type="float">
            <text:p>400852.730630794</text:p>
          </table:table-cell>
          <table:table-cell table:number-columns-repeated="2"/>
        </table:table-row>
        <table:table-row table:style-name="ro1">
          <table:table-cell office:value-type="float" office:value="460" calcext:value-type="float">
            <text:p>460</text:p>
          </table:table-cell>
          <table:table-cell table:formula="of:=([.$B463]-[.$C463])*POWER(1+[$Parameters.$H$4];1/12)+[$Parameters.$C$4]" office:value-type="float" office:value="15506.851821498" calcext:value-type="float">
            <text:p>15506.851821498</text:p>
          </table:table-cell>
          <table:table-cell table:formula="of:=IF(MOD([.$A464];12)=1; ([.$B452]+[.$B455]+[.$B458]+[.$B461])/4*(1+[$Parameters.$E$4])*[$Parameters.$F$4]; 0)" office:value-type="float" office:value="0" calcext:value-type="float">
            <text:p>0</text:p>
          </table:table-cell>
          <table:table-cell table:formula="of:=([.$D463]-[.$E463])*POWER(1+[$Parameters.$I$4];1/12)+[$Parameters.$D$4]" office:value-type="float" office:value="712191.895218787" calcext:value-type="float">
            <text:p>712191.895218787</text:p>
          </table:table-cell>
          <table:table-cell office:value-type="float" office:value="0" calcext:value-type="float">
            <text:p>0</text:p>
          </table:table-cell>
          <table:table-cell table:formula="of:=[.$D464]-[.$B464]" office:value-type="float" office:value="696685.043397289" calcext:value-type="float">
            <text:p>696685.043397289</text:p>
          </table:table-cell>
          <table:table-cell table:formula="of:=[.$F464]/[.$B464]" office:value-type="float" office:value="44.9275617911971" calcext:value-type="float">
            <text:p>44.9275617911971</text:p>
          </table:table-cell>
          <table:table-cell table:formula="of:=[.$F464]/[.$A464]" office:value-type="float" office:value="1514.53270303759" calcext:value-type="float">
            <text:p>1514.53270303759</text:p>
          </table:table-cell>
          <table:table-cell table:formula="of:=[.$B464]" office:value-type="float" office:value="15506.851821498" calcext:value-type="float">
            <text:p>15506.851821498</text:p>
          </table:table-cell>
          <table:table-cell table:formula="of:=[.$D464]*(1-[.$O464])" office:value-type="float" office:value="596672.233238614" calcext:value-type="float">
            <text:p>596672.233238614</text:p>
          </table:table-cell>
          <table:table-cell table:formula="of:=[.$B464]" office:value-type="float" office:value="15506.851821498" calcext:value-type="float">
            <text:p>15506.851821498</text:p>
          </table:table-cell>
          <table:table-cell table:formula="of:=IF(FLOOR([.$A464]/12; 1) + 1 &gt;= [$Parameters.$K$70] - [$Parameters.$K$22]; [.$D464] ; 0)" office:value-type="float" office:value="0" calcext:value-type="float">
            <text:p>0</text:p>
          </table:table-cell>
          <table:table-cell table:formula="of:=([$Parameters.$D$4]-[$Parameters.$C$4])*[.$A464]" office:value-type="float" office:value="69460" calcext:value-type="float">
            <text:p>69460</text:p>
          </table:table-cell>
          <table:table-cell table:formula="of:=[.$M464]/([$Parameters.A$4]*[.$A464])" office:value-type="float" office:value="0.00290384615384615" calcext:value-type="float">
            <text:p>0.002903846153846</text:p>
          </table:table-cell>
          <table:table-cell table:formula="of:=SUM(INDIRECT( CELL(&quot;address&quot;;  INDEX([$Parameters.$L$22:$Parameters.$L$74];  FLOOR([.$A464]/12; 1) + 1;0))&amp;&quot;:&quot;&amp;CELL(&quot;address&quot;; [$Parameters.$L$70])))" office:value-type="float" office:value="0.162203" calcext:value-type="float">
            <text:p>0.162203</text:p>
          </table:table-cell>
          <table:table-cell table:formula="of:=[.$I464]/INDEX([$Parameters.$M$22:$Parameters.$M$120];  FLOOR([.$A464]/12; 1) + 1;0)" office:value-type="float" office:value="660.428101426662" calcext:value-type="float">
            <text:p>660.428101426662</text:p>
          </table:table-cell>
          <table:table-cell table:formula="of:=[.$J464]/ INDEX([$Parameters.$M$22:$Parameters.$M$120];  FLOOR([.$A464]/12; 1) + 1;0)" office:value-type="float" office:value="25411.9349760909" calcext:value-type="float">
            <text:p>25411.9349760909</text:p>
          </table:table-cell>
          <table:table-cell table:formula="of:=([.$Q464]-[.$P464])*[$Parameters.$M$70]" office:value-type="float" office:value="402459.50178204" calcext:value-type="float">
            <text:p>402459.50178204</text:p>
          </table:table-cell>
          <table:table-cell table:number-columns-repeated="2"/>
        </table:table-row>
        <table:table-row table:style-name="ro1">
          <table:table-cell office:value-type="float" office:value="461" calcext:value-type="float">
            <text:p>461</text:p>
          </table:table-cell>
          <table:table-cell table:formula="of:=([.$B464]-[.$C464])*POWER(1+[$Parameters.$H$4];1/12)+[$Parameters.$C$4]" office:value-type="float" office:value="16054.5992518595" calcext:value-type="float">
            <text:p>16054.5992518595</text:p>
          </table:table-cell>
          <table:table-cell table:formula="of:=IF(MOD([.$A465];12)=1; ([.$B453]+[.$B456]+[.$B459]+[.$B462])/4*(1+[$Parameters.$E$4])*[$Parameters.$F$4]; 0)" office:value-type="float" office:value="0" calcext:value-type="float">
            <text:p>0</text:p>
          </table:table-cell>
          <table:table-cell table:formula="of:=([.$D464]-[.$E464])*POWER(1+[$Parameters.$I$4];1/12)+[$Parameters.$D$4]" office:value-type="float" office:value="715621.95315762" calcext:value-type="float">
            <text:p>715621.95315762</text:p>
          </table:table-cell>
          <table:table-cell office:value-type="float" office:value="0" calcext:value-type="float">
            <text:p>0</text:p>
          </table:table-cell>
          <table:table-cell table:formula="of:=[.$D465]-[.$B465]" office:value-type="float" office:value="699567.35390576" calcext:value-type="float">
            <text:p>699567.35390576</text:p>
          </table:table-cell>
          <table:table-cell table:formula="of:=[.$F465]/[.$B465]" office:value-type="float" office:value="43.5742644790547" calcext:value-type="float">
            <text:p>43.5742644790547</text:p>
          </table:table-cell>
          <table:table-cell table:formula="of:=[.$F465]/[.$A465]" office:value-type="float" office:value="1517.49968309276" calcext:value-type="float">
            <text:p>1517.49968309276</text:p>
          </table:table-cell>
          <table:table-cell table:formula="of:=[.$B465]" office:value-type="float" office:value="16054.5992518595" calcext:value-type="float">
            <text:p>16054.5992518595</text:p>
          </table:table-cell>
          <table:table-cell table:formula="of:=[.$D465]*(1-[.$O465])" office:value-type="float" office:value="599545.925489594" calcext:value-type="float">
            <text:p>599545.925489594</text:p>
          </table:table-cell>
          <table:table-cell table:formula="of:=[.$B465]" office:value-type="float" office:value="16054.5992518595" calcext:value-type="float">
            <text:p>16054.5992518595</text:p>
          </table:table-cell>
          <table:table-cell table:formula="of:=IF(FLOOR([.$A465]/12; 1) + 1 &gt;= [$Parameters.$K$70] - [$Parameters.$K$22]; [.$D465] ; 0)" office:value-type="float" office:value="0" calcext:value-type="float">
            <text:p>0</text:p>
          </table:table-cell>
          <table:table-cell table:formula="of:=([$Parameters.$D$4]-[$Parameters.$C$4])*[.$A465]" office:value-type="float" office:value="69611" calcext:value-type="float">
            <text:p>69611</text:p>
          </table:table-cell>
          <table:table-cell table:formula="of:=[.$M465]/([$Parameters.A$4]*[.$A465])" office:value-type="float" office:value="0.00290384615384615" calcext:value-type="float">
            <text:p>0.002903846153846</text:p>
          </table:table-cell>
          <table:table-cell table:formula="of:=SUM(INDIRECT( CELL(&quot;address&quot;;  INDEX([$Parameters.$L$22:$Parameters.$L$74];  FLOOR([.$A465]/12; 1) + 1;0))&amp;&quot;:&quot;&amp;CELL(&quot;address&quot;; [$Parameters.$L$70])))" office:value-type="float" office:value="0.162203" calcext:value-type="float">
            <text:p>0.162203</text:p>
          </table:table-cell>
          <table:table-cell table:formula="of:=[.$I465]/INDEX([$Parameters.$M$22:$Parameters.$M$120];  FLOOR([.$A465]/12; 1) + 1;0)" office:value-type="float" office:value="683.75635655279" calcext:value-type="float">
            <text:p>683.75635655279</text:p>
          </table:table-cell>
          <table:table-cell table:formula="of:=[.$J465]/ INDEX([$Parameters.$M$22:$Parameters.$M$120];  FLOOR([.$A465]/12; 1) + 1;0)" office:value-type="float" office:value="25534.3239135262" calcext:value-type="float">
            <text:p>25534.3239135262</text:p>
          </table:table-cell>
          <table:table-cell table:formula="of:=([.$Q465]-[.$P465])*[$Parameters.$M$70]" office:value-type="float" office:value="404070.228476387" calcext:value-type="float">
            <text:p>404070.228476387</text:p>
          </table:table-cell>
          <table:table-cell table:number-columns-repeated="2"/>
        </table:table-row>
        <table:table-row table:style-name="ro1">
          <table:table-cell office:value-type="float" office:value="462" calcext:value-type="float">
            <text:p>462</text:p>
          </table:table-cell>
          <table:table-cell table:formula="of:=([.$B465]-[.$C465])*POWER(1+[$Parameters.$H$4];1/12)+[$Parameters.$C$4]" office:value-type="float" office:value="16608.360320165" calcext:value-type="float">
            <text:p>16608.360320165</text:p>
          </table:table-cell>
          <table:table-cell table:formula="of:=IF(MOD([.$A466];12)=1; ([.$B454]+[.$B457]+[.$B460]+[.$B463])/4*(1+[$Parameters.$E$4])*[$Parameters.$F$4]; 0)" office:value-type="float" office:value="0" calcext:value-type="float">
            <text:p>0</text:p>
          </table:table-cell>
          <table:table-cell table:formula="of:=([.$D465]-[.$E465])*POWER(1+[$Parameters.$I$4];1/12)+[$Parameters.$D$4]" office:value-type="float" office:value="719065.98557708" calcext:value-type="float">
            <text:p>719065.98557708</text:p>
          </table:table-cell>
          <table:table-cell office:value-type="float" office:value="0" calcext:value-type="float">
            <text:p>0</text:p>
          </table:table-cell>
          <table:table-cell table:formula="of:=[.$D466]-[.$B466]" office:value-type="float" office:value="702457.625256915" calcext:value-type="float">
            <text:p>702457.625256915</text:p>
          </table:table-cell>
          <table:table-cell table:formula="of:=[.$F466]/[.$B466]" office:value-type="float" office:value="42.2954230107849" calcext:value-type="float">
            <text:p>42.2954230107849</text:p>
          </table:table-cell>
          <table:table-cell table:formula="of:=[.$F466]/[.$A466]" office:value-type="float" office:value="1520.47105033964" calcext:value-type="float">
            <text:p>1520.47105033964</text:p>
          </table:table-cell>
          <table:table-cell table:formula="of:=[.$B466]" office:value-type="float" office:value="16608.360320165" calcext:value-type="float">
            <text:p>16608.360320165</text:p>
          </table:table-cell>
          <table:table-cell table:formula="of:=[.$D466]*(1-[.$O466])" office:value-type="float" office:value="602431.325518521" calcext:value-type="float">
            <text:p>602431.325518521</text:p>
          </table:table-cell>
          <table:table-cell table:formula="of:=[.$B466]" office:value-type="float" office:value="16608.360320165" calcext:value-type="float">
            <text:p>16608.360320165</text:p>
          </table:table-cell>
          <table:table-cell table:formula="of:=IF(FLOOR([.$A466]/12; 1) + 1 &gt;= [$Parameters.$K$70] - [$Parameters.$K$22]; [.$D466] ; 0)" office:value-type="float" office:value="0" calcext:value-type="float">
            <text:p>0</text:p>
          </table:table-cell>
          <table:table-cell table:formula="of:=([$Parameters.$D$4]-[$Parameters.$C$4])*[.$A466]" office:value-type="float" office:value="69762" calcext:value-type="float">
            <text:p>69762</text:p>
          </table:table-cell>
          <table:table-cell table:formula="of:=[.$M466]/([$Parameters.A$4]*[.$A466])" office:value-type="float" office:value="0.00290384615384615" calcext:value-type="float">
            <text:p>0.002903846153846</text:p>
          </table:table-cell>
          <table:table-cell table:formula="of:=SUM(INDIRECT( CELL(&quot;address&quot;;  INDEX([$Parameters.$L$22:$Parameters.$L$74];  FLOOR([.$A466]/12; 1) + 1;0))&amp;&quot;:&quot;&amp;CELL(&quot;address&quot;; [$Parameters.$L$70])))" office:value-type="float" office:value="0.162203" calcext:value-type="float">
            <text:p>0.162203</text:p>
          </table:table-cell>
          <table:table-cell table:formula="of:=[.$I466]/INDEX([$Parameters.$M$22:$Parameters.$M$120];  FLOOR([.$A466]/12; 1) + 1;0)" office:value-type="float" office:value="707.340729138205" calcext:value-type="float">
            <text:p>707.340729138205</text:p>
          </table:table-cell>
          <table:table-cell table:formula="of:=[.$J466]/ INDEX([$Parameters.$M$22:$Parameters.$M$120];  FLOOR([.$A466]/12; 1) + 1;0)" office:value-type="float" office:value="25657.2114786423" calcext:value-type="float">
            <text:p>25657.2114786423</text:p>
          </table:table-cell>
          <table:table-cell table:formula="of:=([.$Q466]-[.$P466])*[$Parameters.$M$70]" office:value-type="float" office:value="405684.898386936" calcext:value-type="float">
            <text:p>405684.898386936</text:p>
          </table:table-cell>
          <table:table-cell table:number-columns-repeated="2"/>
        </table:table-row>
        <table:table-row table:style-name="ro1">
          <table:table-cell office:value-type="float" office:value="463" calcext:value-type="float">
            <text:p>463</text:p>
          </table:table-cell>
          <table:table-cell table:formula="of:=([.$B466]-[.$C466])*POWER(1+[$Parameters.$H$4];1/12)+[$Parameters.$C$4]" office:value-type="float" office:value="17168.2010492553" calcext:value-type="float">
            <text:p>17168.2010492553</text:p>
          </table:table-cell>
          <table:table-cell table:formula="of:=IF(MOD([.$A467];12)=1; ([.$B455]+[.$B458]+[.$B461]+[.$B464])/4*(1+[$Parameters.$E$4])*[$Parameters.$F$4]; 0)" office:value-type="float" office:value="0" calcext:value-type="float">
            <text:p>0</text:p>
          </table:table-cell>
          <table:table-cell table:formula="of:=([.$D466]-[.$E466])*POWER(1+[$Parameters.$I$4];1/12)+[$Parameters.$D$4]" office:value-type="float" office:value="722524.049410932" calcext:value-type="float">
            <text:p>722524.049410932</text:p>
          </table:table-cell>
          <table:table-cell office:value-type="float" office:value="0" calcext:value-type="float">
            <text:p>0</text:p>
          </table:table-cell>
          <table:table-cell table:formula="of:=[.$D467]-[.$B467]" office:value-type="float" office:value="705355.848361677" calcext:value-type="float">
            <text:p>705355.848361677</text:p>
          </table:table-cell>
          <table:table-cell table:formula="of:=[.$F467]/[.$B467]" office:value-type="float" office:value="41.085017954882" calcext:value-type="float">
            <text:p>41.085017954882</text:p>
          </table:table-cell>
          <table:table-cell table:formula="of:=[.$F467]/[.$A467]" office:value-type="float" office:value="1523.44675672068" calcext:value-type="float">
            <text:p>1523.44675672068</text:p>
          </table:table-cell>
          <table:table-cell table:formula="of:=[.$B467]" office:value-type="float" office:value="17168.2010492553" calcext:value-type="float">
            <text:p>17168.2010492553</text:p>
          </table:table-cell>
          <table:table-cell table:formula="of:=[.$D467]*(1-[.$O467])" office:value-type="float" office:value="605328.481024331" calcext:value-type="float">
            <text:p>605328.481024331</text:p>
          </table:table-cell>
          <table:table-cell table:formula="of:=[.$B467]" office:value-type="float" office:value="17168.2010492553" calcext:value-type="float">
            <text:p>17168.2010492553</text:p>
          </table:table-cell>
          <table:table-cell table:formula="of:=IF(FLOOR([.$A467]/12; 1) + 1 &gt;= [$Parameters.$K$70] - [$Parameters.$K$22]; [.$D467] ; 0)" office:value-type="float" office:value="0" calcext:value-type="float">
            <text:p>0</text:p>
          </table:table-cell>
          <table:table-cell table:formula="of:=([$Parameters.$D$4]-[$Parameters.$C$4])*[.$A467]" office:value-type="float" office:value="69913" calcext:value-type="float">
            <text:p>69913</text:p>
          </table:table-cell>
          <table:table-cell table:formula="of:=[.$M467]/([$Parameters.A$4]*[.$A467])" office:value-type="float" office:value="0.00290384615384615" calcext:value-type="float">
            <text:p>0.002903846153846</text:p>
          </table:table-cell>
          <table:table-cell table:formula="of:=SUM(INDIRECT( CELL(&quot;address&quot;;  INDEX([$Parameters.$L$22:$Parameters.$L$74];  FLOOR([.$A467]/12; 1) + 1;0))&amp;&quot;:&quot;&amp;CELL(&quot;address&quot;; [$Parameters.$L$70])))" office:value-type="float" office:value="0.162203" calcext:value-type="float">
            <text:p>0.162203</text:p>
          </table:table-cell>
          <table:table-cell table:formula="of:=[.$I467]/INDEX([$Parameters.$M$22:$Parameters.$M$120];  FLOOR([.$A467]/12; 1) + 1;0)" office:value-type="float" office:value="731.184031058572" calcext:value-type="float">
            <text:p>731.184031058572</text:p>
          </table:table-cell>
          <table:table-cell table:formula="of:=[.$J467]/ INDEX([$Parameters.$M$22:$Parameters.$M$120];  FLOOR([.$A467]/12; 1) + 1;0)" office:value-type="float" office:value="25780.5997029102" calcext:value-type="float">
            <text:p>25780.5997029102</text:p>
          </table:table-cell>
          <table:table-cell table:formula="of:=([.$Q467]-[.$P467])*[$Parameters.$M$70]" office:value-type="float" office:value="407303.498824307" calcext:value-type="float">
            <text:p>407303.498824307</text:p>
          </table:table-cell>
          <table:table-cell table:number-columns-repeated="2"/>
        </table:table-row>
        <table:table-row table:style-name="ro1">
          <table:table-cell office:value-type="float" office:value="464" calcext:value-type="float">
            <text:p>464</text:p>
          </table:table-cell>
          <table:table-cell table:formula="of:=([.$B467]-[.$C467])*POWER(1+[$Parameters.$H$4];1/12)+[$Parameters.$C$4]" office:value-type="float" office:value="17734.1881868259" calcext:value-type="float">
            <text:p>17734.1881868259</text:p>
          </table:table-cell>
          <table:table-cell table:formula="of:=IF(MOD([.$A468];12)=1; ([.$B456]+[.$B459]+[.$B462]+[.$B465])/4*(1+[$Parameters.$E$4])*[$Parameters.$F$4]; 0)" office:value-type="float" office:value="0" calcext:value-type="float">
            <text:p>0</text:p>
          </table:table-cell>
          <table:table-cell table:formula="of:=([.$D467]-[.$E467])*POWER(1+[$Parameters.$I$4];1/12)+[$Parameters.$D$4]" office:value-type="float" office:value="725996.201824895" calcext:value-type="float">
            <text:p>725996.201824895</text:p>
          </table:table-cell>
          <table:table-cell office:value-type="float" office:value="0" calcext:value-type="float">
            <text:p>0</text:p>
          </table:table-cell>
          <table:table-cell table:formula="of:=[.$D468]-[.$B468]" office:value-type="float" office:value="708262.013638069" calcext:value-type="float">
            <text:p>708262.013638069</text:p>
          </table:table-cell>
          <table:table-cell table:formula="of:=[.$F468]/[.$B468]" office:value-type="float" office:value="39.937661999336" calcext:value-type="float">
            <text:p>39.937661999336</text:p>
          </table:table-cell>
          <table:table-cell table:formula="of:=[.$F468]/[.$A468]" office:value-type="float" office:value="1526.42675353032" calcext:value-type="float">
            <text:p>1526.42675353032</text:p>
          </table:table-cell>
          <table:table-cell table:formula="of:=[.$B468]" office:value-type="float" office:value="17734.1881868259" calcext:value-type="float">
            <text:p>17734.1881868259</text:p>
          </table:table-cell>
          <table:table-cell table:formula="of:=[.$D468]*(1-[.$O468])" office:value-type="float" office:value="608237.439900292" calcext:value-type="float">
            <text:p>608237.439900292</text:p>
          </table:table-cell>
          <table:table-cell table:formula="of:=[.$B468]" office:value-type="float" office:value="17734.1881868259" calcext:value-type="float">
            <text:p>17734.1881868259</text:p>
          </table:table-cell>
          <table:table-cell table:formula="of:=IF(FLOOR([.$A468]/12; 1) + 1 &gt;= [$Parameters.$K$70] - [$Parameters.$K$22]; [.$D468] ; 0)" office:value-type="float" office:value="0" calcext:value-type="float">
            <text:p>0</text:p>
          </table:table-cell>
          <table:table-cell table:formula="of:=([$Parameters.$D$4]-[$Parameters.$C$4])*[.$A468]" office:value-type="float" office:value="70064" calcext:value-type="float">
            <text:p>70064</text:p>
          </table:table-cell>
          <table:table-cell table:formula="of:=[.$M468]/([$Parameters.A$4]*[.$A468])" office:value-type="float" office:value="0.00290384615384615" calcext:value-type="float">
            <text:p>0.002903846153846</text:p>
          </table:table-cell>
          <table:table-cell table:formula="of:=SUM(INDIRECT( CELL(&quot;address&quot;;  INDEX([$Parameters.$L$22:$Parameters.$L$74];  FLOOR([.$A468]/12; 1) + 1;0))&amp;&quot;:&quot;&amp;CELL(&quot;address&quot;; [$Parameters.$L$70])))" office:value-type="float" office:value="0.162203" calcext:value-type="float">
            <text:p>0.162203</text:p>
          </table:table-cell>
          <table:table-cell table:formula="of:=[.$I468]/INDEX([$Parameters.$M$22:$Parameters.$M$120];  FLOOR([.$A468]/12; 1) + 1;0)" office:value-type="float" office:value="755.289105060727" calcext:value-type="float">
            <text:p>755.289105060727</text:p>
          </table:table-cell>
          <table:table-cell table:formula="of:=[.$J468]/ INDEX([$Parameters.$M$22:$Parameters.$M$120];  FLOOR([.$A468]/12; 1) + 1;0)" office:value-type="float" office:value="25904.4906260772" calcext:value-type="float">
            <text:p>25904.4906260772</text:p>
          </table:table-cell>
          <table:table-cell table:formula="of:=([.$Q468]-[.$P468])*[$Parameters.$M$70]" office:value-type="float" office:value="408926.016731727" calcext:value-type="float">
            <text:p>408926.016731727</text:p>
          </table:table-cell>
          <table:table-cell table:number-columns-repeated="2"/>
        </table:table-row>
        <table:table-row table:style-name="ro1">
          <table:table-cell office:value-type="float" office:value="465" calcext:value-type="float">
            <text:p>465</text:p>
          </table:table-cell>
          <table:table-cell table:formula="of:=([.$B468]-[.$C468])*POWER(1+[$Parameters.$H$4];1/12)+[$Parameters.$C$4]" office:value-type="float" office:value="18306.3892133855" calcext:value-type="float">
            <text:p>18306.3892133855</text:p>
          </table:table-cell>
          <table:table-cell table:formula="of:=IF(MOD([.$A469];12)=1; ([.$B457]+[.$B460]+[.$B463]+[.$B466])/4*(1+[$Parameters.$E$4])*[$Parameters.$F$4]; 0)" office:value-type="float" office:value="0" calcext:value-type="float">
            <text:p>0</text:p>
          </table:table-cell>
          <table:table-cell table:formula="of:=([.$D468]-[.$E468])*POWER(1+[$Parameters.$I$4];1/12)+[$Parameters.$D$4]" office:value-type="float" office:value="729482.500217588" calcext:value-type="float">
            <text:p>729482.500217588</text:p>
          </table:table-cell>
          <table:table-cell office:value-type="float" office:value="0" calcext:value-type="float">
            <text:p>0</text:p>
          </table:table-cell>
          <table:table-cell table:formula="of:=[.$D469]-[.$B469]" office:value-type="float" office:value="711176.111004203" calcext:value-type="float">
            <text:p>711176.111004203</text:p>
          </table:table-cell>
          <table:table-cell table:formula="of:=[.$F469]/[.$B469]" office:value-type="float" office:value="38.8485190997793" calcext:value-type="float">
            <text:p>38.8485190997793</text:p>
          </table:table-cell>
          <table:table-cell table:formula="of:=[.$F469]/[.$A469]" office:value-type="float" office:value="1529.41099140689" calcext:value-type="float">
            <text:p>1529.41099140689</text:p>
          </table:table-cell>
          <table:table-cell table:formula="of:=[.$B469]" office:value-type="float" office:value="18306.3892133855" calcext:value-type="float">
            <text:p>18306.3892133855</text:p>
          </table:table-cell>
          <table:table-cell table:formula="of:=[.$D469]*(1-[.$O469])" office:value-type="float" office:value="611158.250234795" calcext:value-type="float">
            <text:p>611158.250234795</text:p>
          </table:table-cell>
          <table:table-cell table:formula="of:=[.$B469]" office:value-type="float" office:value="18306.3892133855" calcext:value-type="float">
            <text:p>18306.3892133855</text:p>
          </table:table-cell>
          <table:table-cell table:formula="of:=IF(FLOOR([.$A469]/12; 1) + 1 &gt;= [$Parameters.$K$70] - [$Parameters.$K$22]; [.$D469] ; 0)" office:value-type="float" office:value="0" calcext:value-type="float">
            <text:p>0</text:p>
          </table:table-cell>
          <table:table-cell table:formula="of:=([$Parameters.$D$4]-[$Parameters.$C$4])*[.$A469]" office:value-type="float" office:value="70215" calcext:value-type="float">
            <text:p>70215</text:p>
          </table:table-cell>
          <table:table-cell table:formula="of:=[.$M469]/([$Parameters.A$4]*[.$A469])" office:value-type="float" office:value="0.00290384615384615" calcext:value-type="float">
            <text:p>0.002903846153846</text:p>
          </table:table-cell>
          <table:table-cell table:formula="of:=SUM(INDIRECT( CELL(&quot;address&quot;;  INDEX([$Parameters.$L$22:$Parameters.$L$74];  FLOOR([.$A469]/12; 1) + 1;0))&amp;&quot;:&quot;&amp;CELL(&quot;address&quot;; [$Parameters.$L$70])))" office:value-type="float" office:value="0.162203" calcext:value-type="float">
            <text:p>0.162203</text:p>
          </table:table-cell>
          <table:table-cell table:formula="of:=[.$I469]/INDEX([$Parameters.$M$22:$Parameters.$M$120];  FLOOR([.$A469]/12; 1) + 1;0)" office:value-type="float" office:value="779.658825101599" calcext:value-type="float">
            <text:p>779.658825101599</text:p>
          </table:table-cell>
          <table:table-cell table:formula="of:=[.$J469]/ INDEX([$Parameters.$M$22:$Parameters.$M$120];  FLOOR([.$A469]/12; 1) + 1;0)" office:value-type="float" office:value="26028.8862962008" calcext:value-type="float">
            <text:p>26028.8862962008</text:p>
          </table:table-cell>
          <table:table-cell table:formula="of:=([.$Q469]-[.$P469])*[$Parameters.$M$70]" office:value-type="float" office:value="410552.438680073" calcext:value-type="float">
            <text:p>410552.438680073</text:p>
          </table:table-cell>
          <table:table-cell table:number-columns-repeated="2"/>
        </table:table-row>
        <table:table-row table:style-name="ro1">
          <table:table-cell office:value-type="float" office:value="466" calcext:value-type="float">
            <text:p>466</text:p>
          </table:table-cell>
          <table:table-cell table:formula="of:=([.$B469]-[.$C469])*POWER(1+[$Parameters.$H$4];1/12)+[$Parameters.$C$4]" office:value-type="float" office:value="18884.8723503016" calcext:value-type="float">
            <text:p>18884.8723503016</text:p>
          </table:table-cell>
          <table:table-cell table:formula="of:=IF(MOD([.$A470];12)=1; ([.$B458]+[.$B461]+[.$B464]+[.$B467])/4*(1+[$Parameters.$E$4])*[$Parameters.$F$4]; 0)" office:value-type="float" office:value="0" calcext:value-type="float">
            <text:p>0</text:p>
          </table:table-cell>
          <table:table-cell table:formula="of:=([.$D469]-[.$E469])*POWER(1+[$Parameters.$I$4];1/12)+[$Parameters.$D$4]" office:value-type="float" office:value="732983.00222148" calcext:value-type="float">
            <text:p>732983.00222148</text:p>
          </table:table-cell>
          <table:table-cell office:value-type="float" office:value="0" calcext:value-type="float">
            <text:p>0</text:p>
          </table:table-cell>
          <table:table-cell table:formula="of:=[.$D470]-[.$B470]" office:value-type="float" office:value="714098.129871178" calcext:value-type="float">
            <text:p>714098.129871178</text:p>
          </table:table-cell>
          <table:table-cell table:formula="of:=[.$F470]/[.$B470]" office:value-type="float" office:value="37.8132357277901" calcext:value-type="float">
            <text:p>37.8132357277901</text:p>
          </table:table-cell>
          <table:table-cell table:formula="of:=[.$F470]/[.$A470]" office:value-type="float" office:value="1532.39942032442" calcext:value-type="float">
            <text:p>1532.39942032442</text:p>
          </table:table-cell>
          <table:table-cell table:formula="of:=[.$B470]" office:value-type="float" office:value="18884.8723503016" calcext:value-type="float">
            <text:p>18884.8723503016</text:p>
          </table:table-cell>
          <table:table-cell table:formula="of:=[.$D470]*(1-[.$O470])" office:value-type="float" office:value="614090.960312149" calcext:value-type="float">
            <text:p>614090.960312149</text:p>
          </table:table-cell>
          <table:table-cell table:formula="of:=[.$B470]" office:value-type="float" office:value="18884.8723503016" calcext:value-type="float">
            <text:p>18884.8723503016</text:p>
          </table:table-cell>
          <table:table-cell table:formula="of:=IF(FLOOR([.$A470]/12; 1) + 1 &gt;= [$Parameters.$K$70] - [$Parameters.$K$22]; [.$D470] ; 0)" office:value-type="float" office:value="0" calcext:value-type="float">
            <text:p>0</text:p>
          </table:table-cell>
          <table:table-cell table:formula="of:=([$Parameters.$D$4]-[$Parameters.$C$4])*[.$A470]" office:value-type="float" office:value="70366" calcext:value-type="float">
            <text:p>70366</text:p>
          </table:table-cell>
          <table:table-cell table:formula="of:=[.$M470]/([$Parameters.A$4]*[.$A470])" office:value-type="float" office:value="0.00290384615384615" calcext:value-type="float">
            <text:p>0.002903846153846</text:p>
          </table:table-cell>
          <table:table-cell table:formula="of:=SUM(INDIRECT( CELL(&quot;address&quot;;  INDEX([$Parameters.$L$22:$Parameters.$L$74];  FLOOR([.$A470]/12; 1) + 1;0))&amp;&quot;:&quot;&amp;CELL(&quot;address&quot;; [$Parameters.$L$70])))" office:value-type="float" office:value="0.162203" calcext:value-type="float">
            <text:p>0.162203</text:p>
          </table:table-cell>
          <table:table-cell table:formula="of:=[.$I470]/INDEX([$Parameters.$M$22:$Parameters.$M$120];  FLOOR([.$A470]/12; 1) + 1;0)" office:value-type="float" office:value="804.296096690867" calcext:value-type="float">
            <text:p>804.296096690867</text:p>
          </table:table-cell>
          <table:table-cell table:formula="of:=[.$J470]/ INDEX([$Parameters.$M$22:$Parameters.$M$120];  FLOOR([.$A470]/12; 1) + 1;0)" office:value-type="float" office:value="26153.7887696827" calcext:value-type="float">
            <text:p>26153.7887696827</text:p>
          </table:table-cell>
          <table:table-cell table:formula="of:=([.$Q470]-[.$P470])*[$Parameters.$M$70]" office:value-type="float" office:value="412182.750862847" calcext:value-type="float">
            <text:p>412182.750862847</text:p>
          </table:table-cell>
          <table:table-cell table:number-columns-repeated="2"/>
        </table:table-row>
        <table:table-row table:style-name="ro1">
          <table:table-cell office:value-type="float" office:value="467" calcext:value-type="float">
            <text:p>467</text:p>
          </table:table-cell>
          <table:table-cell table:formula="of:=([.$B470]-[.$C470])*POWER(1+[$Parameters.$H$4];1/12)+[$Parameters.$C$4]" office:value-type="float" office:value="19469.7065679334" calcext:value-type="float">
            <text:p>19469.7065679334</text:p>
          </table:table-cell>
          <table:table-cell table:formula="of:=IF(MOD([.$A471];12)=1; ([.$B459]+[.$B462]+[.$B465]+[.$B468])/4*(1+[$Parameters.$E$4])*[$Parameters.$F$4]; 0)" office:value-type="float" office:value="0" calcext:value-type="float">
            <text:p>0</text:p>
          </table:table-cell>
          <table:table-cell table:formula="of:=([.$D470]-[.$E470])*POWER(1+[$Parameters.$I$4];1/12)+[$Parameters.$D$4]" office:value-type="float" office:value="736497.765703841" calcext:value-type="float">
            <text:p>736497.765703841</text:p>
          </table:table-cell>
          <table:table-cell office:value-type="float" office:value="0" calcext:value-type="float">
            <text:p>0</text:p>
          </table:table-cell>
          <table:table-cell table:formula="of:=[.$D471]-[.$B471]" office:value-type="float" office:value="717028.059135907" calcext:value-type="float">
            <text:p>717028.059135907</text:p>
          </table:table-cell>
          <table:table-cell table:formula="of:=[.$F471]/[.$B471]" office:value-type="float" office:value="36.8278821580625" calcext:value-type="float">
            <text:p>36.8278821580625</text:p>
          </table:table-cell>
          <table:table-cell table:formula="of:=[.$F471]/[.$A471]" office:value-type="float" office:value="1535.39198958438" calcext:value-type="float">
            <text:p>1535.39198958438</text:p>
          </table:table-cell>
          <table:table-cell table:formula="of:=[.$B471]" office:value-type="float" office:value="19469.7065679334" calcext:value-type="float">
            <text:p>19469.7065679334</text:p>
          </table:table-cell>
          <table:table-cell table:formula="of:=[.$D471]*(1-[.$O471])" office:value-type="float" office:value="617035.61861338" calcext:value-type="float">
            <text:p>617035.61861338</text:p>
          </table:table-cell>
          <table:table-cell table:formula="of:=[.$B471]" office:value-type="float" office:value="19469.7065679334" calcext:value-type="float">
            <text:p>19469.7065679334</text:p>
          </table:table-cell>
          <table:table-cell table:formula="of:=IF(FLOOR([.$A471]/12; 1) + 1 &gt;= [$Parameters.$K$70] - [$Parameters.$K$22]; [.$D471] ; 0)" office:value-type="float" office:value="0" calcext:value-type="float">
            <text:p>0</text:p>
          </table:table-cell>
          <table:table-cell table:formula="of:=([$Parameters.$D$4]-[$Parameters.$C$4])*[.$A471]" office:value-type="float" office:value="70517" calcext:value-type="float">
            <text:p>70517</text:p>
          </table:table-cell>
          <table:table-cell table:formula="of:=[.$M471]/([$Parameters.A$4]*[.$A471])" office:value-type="float" office:value="0.00290384615384615" calcext:value-type="float">
            <text:p>0.002903846153846</text:p>
          </table:table-cell>
          <table:table-cell table:formula="of:=SUM(INDIRECT( CELL(&quot;address&quot;;  INDEX([$Parameters.$L$22:$Parameters.$L$74];  FLOOR([.$A471]/12; 1) + 1;0))&amp;&quot;:&quot;&amp;CELL(&quot;address&quot;; [$Parameters.$L$70])))" office:value-type="float" office:value="0.162203" calcext:value-type="float">
            <text:p>0.162203</text:p>
          </table:table-cell>
          <table:table-cell table:formula="of:=[.$I471]/INDEX([$Parameters.$M$22:$Parameters.$M$120];  FLOOR([.$A471]/12; 1) + 1;0)" office:value-type="float" office:value="829.20385723737" calcext:value-type="float">
            <text:p>829.20385723737</text:p>
          </table:table-cell>
          <table:table-cell table:formula="of:=[.$J471]/ INDEX([$Parameters.$M$22:$Parameters.$M$120];  FLOOR([.$A471]/12; 1) + 1;0)" office:value-type="float" office:value="26279.2001113024" calcext:value-type="float">
            <text:p>26279.2001113024</text:p>
          </table:table-cell>
          <table:table-cell table:formula="of:=([.$Q471]-[.$P471])*[$Parameters.$M$70]" office:value-type="float" office:value="413816.939091098" calcext:value-type="float">
            <text:p>413816.939091098</text:p>
          </table:table-cell>
          <table:table-cell table:number-columns-repeated="2"/>
        </table:table-row>
        <table:table-row table:style-name="ro1">
          <table:table-cell office:value-type="float" office:value="468" calcext:value-type="float">
            <text:p>468</text:p>
          </table:table-cell>
          <table:table-cell table:formula="of:=([.$B471]-[.$C471])*POWER(1+[$Parameters.$H$4];1/12)+[$Parameters.$C$4]" office:value-type="float" office:value="20060.9615938561" calcext:value-type="float">
            <text:p>20060.9615938561</text:p>
          </table:table-cell>
          <table:table-cell table:formula="of:=IF(MOD([.$A472];12)=1; ([.$B460]+[.$B463]+[.$B466]+[.$B469])/4*(1+[$Parameters.$E$4])*[$Parameters.$F$4]; 0)" office:value-type="float" office:value="0" calcext:value-type="float">
            <text:p>0</text:p>
          </table:table-cell>
          <table:table-cell table:formula="of:=([.$D471]-[.$E471])*POWER(1+[$Parameters.$I$4];1/12)+[$Parameters.$D$4]" office:value-type="float" office:value="740026.848767698" calcext:value-type="float">
            <text:p>740026.848767698</text:p>
          </table:table-cell>
          <table:table-cell office:value-type="float" office:value="0" calcext:value-type="float">
            <text:p>0</text:p>
          </table:table-cell>
          <table:table-cell table:formula="of:=[.$D472]-[.$B472]" office:value-type="float" office:value="719965.887173842" calcext:value-type="float">
            <text:p>719965.887173842</text:p>
          </table:table-cell>
          <table:table-cell table:formula="of:=[.$F472]/[.$B472]" office:value-type="float" office:value="35.8889021249281" calcext:value-type="float">
            <text:p>35.8889021249281</text:p>
          </table:table-cell>
          <table:table-cell table:formula="of:=[.$F472]/[.$A472]" office:value-type="float" office:value="1538.38864780736" calcext:value-type="float">
            <text:p>1538.38864780736</text:p>
          </table:table-cell>
          <table:table-cell table:formula="of:=[.$B472]" office:value-type="float" office:value="20060.9615938561" calcext:value-type="float">
            <text:p>20060.9615938561</text:p>
          </table:table-cell>
          <table:table-cell table:formula="of:=[.$D472]*(1-[.$O472])" office:value-type="float" office:value="627304.479109705" calcext:value-type="float">
            <text:p>627304.479109705</text:p>
          </table:table-cell>
          <table:table-cell table:formula="of:=[.$B472]" office:value-type="float" office:value="20060.9615938561" calcext:value-type="float">
            <text:p>20060.9615938561</text:p>
          </table:table-cell>
          <table:table-cell table:formula="of:=IF(FLOOR([.$A472]/12; 1) + 1 &gt;= [$Parameters.$K$70] - [$Parameters.$K$22]; [.$D472] ; 0)" office:value-type="float" office:value="0" calcext:value-type="float">
            <text:p>0</text:p>
          </table:table-cell>
          <table:table-cell table:formula="of:=([$Parameters.$D$4]-[$Parameters.$C$4])*[.$A472]" office:value-type="float" office:value="70668" calcext:value-type="float">
            <text:p>70668</text:p>
          </table:table-cell>
          <table:table-cell table:formula="of:=[.$M472]/([$Parameters.A$4]*[.$A472])" office:value-type="float" office:value="0.00290384615384615" calcext:value-type="float">
            <text:p>0.002903846153846</text:p>
          </table:table-cell>
          <table:table-cell table:formula="of:=SUM(INDIRECT( CELL(&quot;address&quot;;  INDEX([$Parameters.$L$22:$Parameters.$L$74];  FLOOR([.$A472]/12; 1) + 1;0))&amp;&quot;:&quot;&amp;CELL(&quot;address&quot;; [$Parameters.$L$70])))" office:value-type="float" office:value="0.152322" calcext:value-type="float">
            <text:p>0.152322</text:p>
          </table:table-cell>
          <table:table-cell table:formula="of:=[.$I472]/INDEX([$Parameters.$M$22:$Parameters.$M$120];  FLOOR([.$A472]/12; 1) + 1;0)" office:value-type="float" office:value="883.35365891044" calcext:value-type="float">
            <text:p>883.35365891044</text:p>
          </table:table-cell>
          <table:table-cell table:formula="of:=[.$J472]/ INDEX([$Parameters.$M$22:$Parameters.$M$120];  FLOOR([.$A472]/12; 1) + 1;0)" office:value-type="float" office:value="27622.390097301" calcext:value-type="float">
            <text:p>27622.390097301</text:p>
          </table:table-cell>
          <table:table-cell table:formula="of:=([.$Q472]-[.$P472])*[$Parameters.$M$70]" office:value-type="float" office:value="434776.73248823" calcext:value-type="float">
            <text:p>434776.73248823</text:p>
          </table:table-cell>
          <table:table-cell table:number-columns-repeated="2"/>
        </table:table-row>
        <table:table-row table:style-name="ro1">
          <table:table-cell office:value-type="float" office:value="469" calcext:value-type="float">
            <text:p>469</text:p>
          </table:table-cell>
          <table:table-cell table:formula="of:=([.$B472]-[.$C472])*POWER(1+[$Parameters.$H$4];1/12)+[$Parameters.$C$4]" office:value-type="float" office:value="20658.7079211732" calcext:value-type="float">
            <text:p>20658.7079211732</text:p>
          </table:table-cell>
          <table:table-cell table:formula="of:=IF(MOD([.$A473];12)=1; ([.$B461]+[.$B464]+[.$B467]+[.$B470])/4*(1+[$Parameters.$E$4])*[$Parameters.$F$4]; 0)" office:value-type="float" office:value="6759.66368857989" calcext:value-type="float">
            <text:p>6759.66368857989</text:p>
          </table:table-cell>
          <table:table-cell table:formula="of:=([.$D472]-[.$E472])*POWER(1+[$Parameters.$I$4];1/12)+[$Parameters.$D$4]" office:value-type="float" office:value="743570.309752801" calcext:value-type="float">
            <text:p>743570.309752801</text:p>
          </table:table-cell>
          <table:table-cell office:value-type="float" office:value="0" calcext:value-type="float">
            <text:p>0</text:p>
          </table:table-cell>
          <table:table-cell table:formula="of:=[.$D473]-[.$B473]" office:value-type="float" office:value="722911.601831628" calcext:value-type="float">
            <text:p>722911.601831628</text:p>
          </table:table-cell>
          <table:table-cell table:formula="of:=[.$F473]/[.$B473]" office:value-type="float" office:value="34.9930694886641" calcext:value-type="float">
            <text:p>34.9930694886641</text:p>
          </table:table-cell>
          <table:table-cell table:formula="of:=[.$F473]/[.$A473]" office:value-type="float" office:value="1541.38934292458" calcext:value-type="float">
            <text:p>1541.38934292458</text:p>
          </table:table-cell>
          <table:table-cell table:formula="of:=[.$B473]" office:value-type="float" office:value="20658.7079211732" calcext:value-type="float">
            <text:p>20658.7079211732</text:p>
          </table:table-cell>
          <table:table-cell table:formula="of:=[.$D473]*(1-[.$O473])" office:value-type="float" office:value="630308.193030635" calcext:value-type="float">
            <text:p>630308.193030635</text:p>
          </table:table-cell>
          <table:table-cell table:formula="of:=[.$B473]" office:value-type="float" office:value="20658.7079211732" calcext:value-type="float">
            <text:p>20658.7079211732</text:p>
          </table:table-cell>
          <table:table-cell table:formula="of:=IF(FLOOR([.$A473]/12; 1) + 1 &gt;= [$Parameters.$K$70] - [$Parameters.$K$22]; [.$D473] ; 0)" office:value-type="float" office:value="0" calcext:value-type="float">
            <text:p>0</text:p>
          </table:table-cell>
          <table:table-cell table:formula="of:=([$Parameters.$D$4]-[$Parameters.$C$4])*[.$A473]" office:value-type="float" office:value="70819" calcext:value-type="float">
            <text:p>70819</text:p>
          </table:table-cell>
          <table:table-cell table:formula="of:=[.$M473]/([$Parameters.A$4]*[.$A473])" office:value-type="float" office:value="0.00290384615384615" calcext:value-type="float">
            <text:p>0.002903846153846</text:p>
          </table:table-cell>
          <table:table-cell table:formula="of:=SUM(INDIRECT( CELL(&quot;address&quot;;  INDEX([$Parameters.$L$22:$Parameters.$L$74];  FLOOR([.$A473]/12; 1) + 1;0))&amp;&quot;:&quot;&amp;CELL(&quot;address&quot;; [$Parameters.$L$70])))" office:value-type="float" office:value="0.152322" calcext:value-type="float">
            <text:p>0.152322</text:p>
          </table:table-cell>
          <table:table-cell table:formula="of:=[.$I473]/INDEX([$Parameters.$M$22:$Parameters.$M$120];  FLOOR([.$A473]/12; 1) + 1;0)" office:value-type="float" office:value="909.674501152495" calcext:value-type="float">
            <text:p>909.674501152495</text:p>
          </table:table-cell>
          <table:table-cell table:formula="of:=[.$J473]/ INDEX([$Parameters.$M$22:$Parameters.$M$120];  FLOOR([.$A473]/12; 1) + 1;0)" office:value-type="float" office:value="27754.6540304111" calcext:value-type="float">
            <text:p>27754.6540304111</text:p>
          </table:table-cell>
          <table:table-cell table:formula="of:=([.$Q473]-[.$P473])*[$Parameters.$M$70]" office:value-type="float" office:value="436499.367145744" calcext:value-type="float">
            <text:p>436499.367145744</text:p>
          </table:table-cell>
          <table:table-cell table:number-columns-repeated="2"/>
        </table:table-row>
        <table:table-row table:style-name="ro1">
          <table:table-cell office:value-type="float" office:value="470" calcext:value-type="float">
            <text:p>470</text:p>
          </table:table-cell>
          <table:table-cell table:formula="of:=([.$B473]-[.$C473])*POWER(1+[$Parameters.$H$4];1/12)+[$Parameters.$C$4]" office:value-type="float" office:value="14429.1397814718" calcext:value-type="float">
            <text:p>14429.1397814718</text:p>
          </table:table-cell>
          <table:table-cell table:formula="of:=IF(MOD([.$A474];12)=1; ([.$B462]+[.$B465]+[.$B468]+[.$B471])/4*(1+[$Parameters.$E$4])*[$Parameters.$F$4]; 0)" office:value-type="float" office:value="0" calcext:value-type="float">
            <text:p>0</text:p>
          </table:table-cell>
          <table:table-cell table:formula="of:=([.$D473]-[.$E473])*POWER(1+[$Parameters.$I$4];1/12)+[$Parameters.$D$4]" office:value-type="float" office:value="747128.20723658" calcext:value-type="float">
            <text:p>747128.20723658</text:p>
          </table:table-cell>
          <table:table-cell office:value-type="float" office:value="0" calcext:value-type="float">
            <text:p>0</text:p>
          </table:table-cell>
          <table:table-cell table:formula="of:=[.$D474]-[.$B474]" office:value-type="float" office:value="732699.067455108" calcext:value-type="float">
            <text:p>732699.067455108</text:p>
          </table:table-cell>
          <table:table-cell table:formula="of:=[.$F474]/[.$B474]" office:value-type="float" office:value="50.7791232569493" calcext:value-type="float">
            <text:p>50.7791232569493</text:p>
          </table:table-cell>
          <table:table-cell table:formula="of:=[.$F474]/[.$A474]" office:value-type="float" office:value="1558.9341860747" calcext:value-type="float">
            <text:p>1558.9341860747</text:p>
          </table:table-cell>
          <table:table-cell table:formula="of:=[.$B474]" office:value-type="float" office:value="14429.1397814718" calcext:value-type="float">
            <text:p>14429.1397814718</text:p>
          </table:table-cell>
          <table:table-cell table:formula="of:=[.$D474]*(1-[.$O474])" office:value-type="float" office:value="633324.14445389" calcext:value-type="float">
            <text:p>633324.14445389</text:p>
          </table:table-cell>
          <table:table-cell table:formula="of:=[.$B474]" office:value-type="float" office:value="14429.1397814718" calcext:value-type="float">
            <text:p>14429.1397814718</text:p>
          </table:table-cell>
          <table:table-cell table:formula="of:=IF(FLOOR([.$A474]/12; 1) + 1 &gt;= [$Parameters.$K$70] - [$Parameters.$K$22]; [.$D474] ; 0)" office:value-type="float" office:value="0" calcext:value-type="float">
            <text:p>0</text:p>
          </table:table-cell>
          <table:table-cell table:formula="of:=([$Parameters.$D$4]-[$Parameters.$C$4])*[.$A474]" office:value-type="float" office:value="70970" calcext:value-type="float">
            <text:p>70970</text:p>
          </table:table-cell>
          <table:table-cell table:formula="of:=[.$M474]/([$Parameters.A$4]*[.$A474])" office:value-type="float" office:value="0.00290384615384615" calcext:value-type="float">
            <text:p>0.002903846153846</text:p>
          </table:table-cell>
          <table:table-cell table:formula="of:=SUM(INDIRECT( CELL(&quot;address&quot;;  INDEX([$Parameters.$L$22:$Parameters.$L$74];  FLOOR([.$A474]/12; 1) + 1;0))&amp;&quot;:&quot;&amp;CELL(&quot;address&quot;; [$Parameters.$L$70])))" office:value-type="float" office:value="0.152322" calcext:value-type="float">
            <text:p>0.152322</text:p>
          </table:table-cell>
          <table:table-cell table:formula="of:=[.$I474]/INDEX([$Parameters.$M$22:$Parameters.$M$120];  FLOOR([.$A474]/12; 1) + 1;0)" office:value-type="float" office:value="635.365027805893" calcext:value-type="float">
            <text:p>635.365027805893</text:p>
          </table:table-cell>
          <table:table-cell table:formula="of:=[.$J474]/ INDEX([$Parameters.$M$22:$Parameters.$M$120];  FLOOR([.$A474]/12; 1) + 1;0)" office:value-type="float" office:value="27887.4568231567" calcext:value-type="float">
            <text:p>27887.4568231567</text:p>
          </table:table-cell>
          <table:table-cell table:formula="of:=([.$Q474]-[.$P474])*[$Parameters.$M$70]" office:value-type="float" office:value="443119.012592405" calcext:value-type="float">
            <text:p>443119.012592405</text:p>
          </table:table-cell>
          <table:table-cell table:number-columns-repeated="2"/>
        </table:table-row>
        <table:table-row table:style-name="ro1">
          <table:table-cell office:value-type="float" office:value="471" calcext:value-type="float">
            <text:p>471</text:p>
          </table:table-cell>
          <table:table-cell table:formula="of:=([.$B474]-[.$C474])*POWER(1+[$Parameters.$H$4];1/12)+[$Parameters.$C$4]" office:value-type="float" office:value="14965.055170901" calcext:value-type="float">
            <text:p>14965.055170901</text:p>
          </table:table-cell>
          <table:table-cell table:formula="of:=IF(MOD([.$A475];12)=1; ([.$B463]+[.$B466]+[.$B469]+[.$B472])/4*(1+[$Parameters.$E$4])*[$Parameters.$F$4]; 0)" office:value-type="float" office:value="0" calcext:value-type="float">
            <text:p>0</text:p>
          </table:table-cell>
          <table:table-cell table:formula="of:=([.$D474]-[.$E474])*POWER(1+[$Parameters.$I$4];1/12)+[$Parameters.$D$4]" office:value-type="float" office:value="750700.600035117" calcext:value-type="float">
            <text:p>750700.600035117</text:p>
          </table:table-cell>
          <table:table-cell office:value-type="float" office:value="0" calcext:value-type="float">
            <text:p>0</text:p>
          </table:table-cell>
          <table:table-cell table:formula="of:=[.$D475]-[.$B475]" office:value-type="float" office:value="735735.544864216" calcext:value-type="float">
            <text:p>735735.544864216</text:p>
          </table:table-cell>
          <table:table-cell table:formula="of:=[.$F475]/[.$B475]" office:value-type="float" office:value="49.1635704955387" calcext:value-type="float">
            <text:p>49.1635704955387</text:p>
          </table:table-cell>
          <table:table-cell table:formula="of:=[.$F475]/[.$A475]" office:value-type="float" office:value="1562.07122051851" calcext:value-type="float">
            <text:p>1562.07122051851</text:p>
          </table:table-cell>
          <table:table-cell table:formula="of:=[.$B475]" office:value-type="float" office:value="14965.055170901" calcext:value-type="float">
            <text:p>14965.055170901</text:p>
          </table:table-cell>
          <table:table-cell table:formula="of:=[.$D475]*(1-[.$O475])" office:value-type="float" office:value="636352.383236568" calcext:value-type="float">
            <text:p>636352.383236568</text:p>
          </table:table-cell>
          <table:table-cell table:formula="of:=[.$B475]" office:value-type="float" office:value="14965.055170901" calcext:value-type="float">
            <text:p>14965.055170901</text:p>
          </table:table-cell>
          <table:table-cell table:formula="of:=IF(FLOOR([.$A475]/12; 1) + 1 &gt;= [$Parameters.$K$70] - [$Parameters.$K$22]; [.$D475] ; 0)" office:value-type="float" office:value="0" calcext:value-type="float">
            <text:p>0</text:p>
          </table:table-cell>
          <table:table-cell table:formula="of:=([$Parameters.$D$4]-[$Parameters.$C$4])*[.$A475]" office:value-type="float" office:value="71121" calcext:value-type="float">
            <text:p>71121</text:p>
          </table:table-cell>
          <table:table-cell table:formula="of:=[.$M475]/([$Parameters.A$4]*[.$A475])" office:value-type="float" office:value="0.00290384615384615" calcext:value-type="float">
            <text:p>0.002903846153846</text:p>
          </table:table-cell>
          <table:table-cell table:formula="of:=SUM(INDIRECT( CELL(&quot;address&quot;;  INDEX([$Parameters.$L$22:$Parameters.$L$74];  FLOOR([.$A475]/12; 1) + 1;0))&amp;&quot;:&quot;&amp;CELL(&quot;address&quot;; [$Parameters.$L$70])))" office:value-type="float" office:value="0.152322" calcext:value-type="float">
            <text:p>0.152322</text:p>
          </table:table-cell>
          <table:table-cell table:formula="of:=[.$I475]/INDEX([$Parameters.$M$22:$Parameters.$M$120];  FLOOR([.$A475]/12; 1) + 1;0)" office:value-type="float" office:value="658.963239581725" calcext:value-type="float">
            <text:p>658.963239581725</text:p>
          </table:table-cell>
          <table:table-cell table:formula="of:=[.$J475]/ INDEX([$Parameters.$M$22:$Parameters.$M$120];  FLOOR([.$A475]/12; 1) + 1;0)" office:value-type="float" office:value="28020.8006709189" calcext:value-type="float">
            <text:p>28020.8006709189</text:p>
          </table:table-cell>
          <table:table-cell table:formula="of:=([.$Q475]-[.$P475])*[$Parameters.$M$70]" office:value-type="float" office:value="444903.476633542" calcext:value-type="float">
            <text:p>444903.476633542</text:p>
          </table:table-cell>
          <table:table-cell table:number-columns-repeated="2"/>
        </table:table-row>
        <table:table-row table:style-name="ro1">
          <table:table-cell office:value-type="float" office:value="472" calcext:value-type="float">
            <text:p>472</text:p>
          </table:table-cell>
          <table:table-cell table:formula="of:=([.$B475]-[.$C475])*POWER(1+[$Parameters.$H$4];1/12)+[$Parameters.$C$4]" office:value-type="float" office:value="15506.8542960485" calcext:value-type="float">
            <text:p>15506.8542960485</text:p>
          </table:table-cell>
          <table:table-cell table:formula="of:=IF(MOD([.$A476];12)=1; ([.$B464]+[.$B467]+[.$B470]+[.$B473])/4*(1+[$Parameters.$E$4])*[$Parameters.$F$4]; 0)" office:value-type="float" office:value="0" calcext:value-type="float">
            <text:p>0</text:p>
          </table:table-cell>
          <table:table-cell table:formula="of:=([.$D475]-[.$E475])*POWER(1+[$Parameters.$I$4];1/12)+[$Parameters.$D$4]" office:value-type="float" office:value="754287.547204119" calcext:value-type="float">
            <text:p>754287.547204119</text:p>
          </table:table-cell>
          <table:table-cell office:value-type="float" office:value="0" calcext:value-type="float">
            <text:p>0</text:p>
          </table:table-cell>
          <table:table-cell table:formula="of:=[.$D476]-[.$B476]" office:value-type="float" office:value="738780.692908071" calcext:value-type="float">
            <text:p>738780.692908071</text:p>
          </table:table-cell>
          <table:table-cell table:formula="of:=[.$F476]/[.$B476]" office:value-type="float" office:value="47.642202525649" calcext:value-type="float">
            <text:p>47.642202525649</text:p>
          </table:table-cell>
          <table:table-cell table:formula="of:=[.$F476]/[.$A476]" office:value-type="float" office:value="1565.21333243235" calcext:value-type="float">
            <text:p>1565.21333243235</text:p>
          </table:table-cell>
          <table:table-cell table:formula="of:=[.$B476]" office:value-type="float" office:value="15506.8542960485" calcext:value-type="float">
            <text:p>15506.8542960485</text:p>
          </table:table-cell>
          <table:table-cell table:formula="of:=[.$D476]*(1-[.$O476])" office:value-type="float" office:value="639392.959438893" calcext:value-type="float">
            <text:p>639392.959438893</text:p>
          </table:table-cell>
          <table:table-cell table:formula="of:=[.$B476]" office:value-type="float" office:value="15506.8542960485" calcext:value-type="float">
            <text:p>15506.8542960485</text:p>
          </table:table-cell>
          <table:table-cell table:formula="of:=IF(FLOOR([.$A476]/12; 1) + 1 &gt;= [$Parameters.$K$70] - [$Parameters.$K$22]; [.$D476] ; 0)" office:value-type="float" office:value="0" calcext:value-type="float">
            <text:p>0</text:p>
          </table:table-cell>
          <table:table-cell table:formula="of:=([$Parameters.$D$4]-[$Parameters.$C$4])*[.$A476]" office:value-type="float" office:value="71272" calcext:value-type="float">
            <text:p>71272</text:p>
          </table:table-cell>
          <table:table-cell table:formula="of:=[.$M476]/([$Parameters.A$4]*[.$A476])" office:value-type="float" office:value="0.00290384615384615" calcext:value-type="float">
            <text:p>0.002903846153846</text:p>
          </table:table-cell>
          <table:table-cell table:formula="of:=SUM(INDIRECT( CELL(&quot;address&quot;;  INDEX([$Parameters.$L$22:$Parameters.$L$74];  FLOOR([.$A476]/12; 1) + 1;0))&amp;&quot;:&quot;&amp;CELL(&quot;address&quot;; [$Parameters.$L$70])))" office:value-type="float" office:value="0.152322" calcext:value-type="float">
            <text:p>0.152322</text:p>
          </table:table-cell>
          <table:table-cell table:formula="of:=[.$I476]/INDEX([$Parameters.$M$22:$Parameters.$M$120];  FLOOR([.$A476]/12; 1) + 1;0)" office:value-type="float" office:value="682.820532630932" calcext:value-type="float">
            <text:p>682.820532630932</text:p>
          </table:table-cell>
          <table:table-cell table:formula="of:=[.$J476]/ INDEX([$Parameters.$M$22:$Parameters.$M$120];  FLOOR([.$A476]/12; 1) + 1;0)" office:value-type="float" office:value="28154.6877780226" calcext:value-type="float">
            <text:p>28154.6877780226</text:p>
          </table:table-cell>
          <table:table-cell table:formula="of:=([.$Q476]-[.$P476])*[$Parameters.$M$70]" office:value-type="float" office:value="446692.561410069" calcext:value-type="float">
            <text:p>446692.561410069</text:p>
          </table:table-cell>
          <table:table-cell table:number-columns-repeated="2"/>
        </table:table-row>
        <table:table-row table:style-name="ro1">
          <table:table-cell office:value-type="float" office:value="473" calcext:value-type="float">
            <text:p>473</text:p>
          </table:table-cell>
          <table:table-cell table:formula="of:=([.$B476]-[.$C476])*POWER(1+[$Parameters.$H$4];1/12)+[$Parameters.$C$4]" office:value-type="float" office:value="16054.6017535777" calcext:value-type="float">
            <text:p>16054.6017535777</text:p>
          </table:table-cell>
          <table:table-cell table:formula="of:=IF(MOD([.$A477];12)=1; ([.$B465]+[.$B468]+[.$B471]+[.$B474])/4*(1+[$Parameters.$E$4])*[$Parameters.$F$4]; 0)" office:value-type="float" office:value="0" calcext:value-type="float">
            <text:p>0</text:p>
          </table:table-cell>
          <table:table-cell table:formula="of:=([.$D476]-[.$E476])*POWER(1+[$Parameters.$I$4];1/12)+[$Parameters.$D$4]" office:value-type="float" office:value="757889.108039893" calcext:value-type="float">
            <text:p>757889.108039893</text:p>
          </table:table-cell>
          <table:table-cell office:value-type="float" office:value="0" calcext:value-type="float">
            <text:p>0</text:p>
          </table:table-cell>
          <table:table-cell table:formula="of:=[.$D477]-[.$B477]" office:value-type="float" office:value="741834.506286316" calcext:value-type="float">
            <text:p>741834.506286316</text:p>
          </table:table-cell>
          <table:table-cell table:formula="of:=[.$F477]/[.$B477]" office:value-type="float" office:value="46.2069702925519" calcext:value-type="float">
            <text:p>46.2069702925519</text:p>
          </table:table-cell>
          <table:table-cell table:formula="of:=[.$F477]/[.$A477]" office:value-type="float" office:value="1568.36047840659" calcext:value-type="float">
            <text:p>1568.36047840659</text:p>
          </table:table-cell>
          <table:table-cell table:formula="of:=[.$B477]" office:value-type="float" office:value="16054.6017535777" calcext:value-type="float">
            <text:p>16054.6017535777</text:p>
          </table:table-cell>
          <table:table-cell table:formula="of:=[.$D477]*(1-[.$O477])" office:value-type="float" office:value="642445.923325041" calcext:value-type="float">
            <text:p>642445.923325041</text:p>
          </table:table-cell>
          <table:table-cell table:formula="of:=[.$B477]" office:value-type="float" office:value="16054.6017535777" calcext:value-type="float">
            <text:p>16054.6017535777</text:p>
          </table:table-cell>
          <table:table-cell table:formula="of:=IF(FLOOR([.$A477]/12; 1) + 1 &gt;= [$Parameters.$K$70] - [$Parameters.$K$22]; [.$D477] ; 0)" office:value-type="float" office:value="0" calcext:value-type="float">
            <text:p>0</text:p>
          </table:table-cell>
          <table:table-cell table:formula="of:=([$Parameters.$D$4]-[$Parameters.$C$4])*[.$A477]" office:value-type="float" office:value="71423" calcext:value-type="float">
            <text:p>71423</text:p>
          </table:table-cell>
          <table:table-cell table:formula="of:=[.$M477]/([$Parameters.A$4]*[.$A477])" office:value-type="float" office:value="0.00290384615384615" calcext:value-type="float">
            <text:p>0.002903846153846</text:p>
          </table:table-cell>
          <table:table-cell table:formula="of:=SUM(INDIRECT( CELL(&quot;address&quot;;  INDEX([$Parameters.$L$22:$Parameters.$L$74];  FLOOR([.$A477]/12; 1) + 1;0))&amp;&quot;:&quot;&amp;CELL(&quot;address&quot;; [$Parameters.$L$70])))" office:value-type="float" office:value="0.152322" calcext:value-type="float">
            <text:p>0.152322</text:p>
          </table:table-cell>
          <table:table-cell table:formula="of:=[.$I477]/INDEX([$Parameters.$M$22:$Parameters.$M$120];  FLOOR([.$A477]/12; 1) + 1;0)" office:value-type="float" office:value="706.939751368458" calcext:value-type="float">
            <text:p>706.939751368458</text:p>
          </table:table-cell>
          <table:table-cell table:formula="of:=[.$J477]/ INDEX([$Parameters.$M$22:$Parameters.$M$120];  FLOOR([.$A477]/12; 1) + 1;0)" office:value-type="float" office:value="28289.1203577737" calcext:value-type="float">
            <text:p>28289.1203577737</text:p>
          </table:table-cell>
          <table:table-cell table:formula="of:=([.$Q477]-[.$P477])*[$Parameters.$M$70]" office:value-type="float" office:value="448486.256660149" calcext:value-type="float">
            <text:p>448486.256660149</text:p>
          </table:table-cell>
          <table:table-cell table:number-columns-repeated="2"/>
        </table:table-row>
        <table:table-row table:style-name="ro1">
          <table:table-cell office:value-type="float" office:value="474" calcext:value-type="float">
            <text:p>474</text:p>
          </table:table-cell>
          <table:table-cell table:formula="of:=([.$B477]-[.$C477])*POWER(1+[$Parameters.$H$4];1/12)+[$Parameters.$C$4]" office:value-type="float" office:value="16608.3628493492" calcext:value-type="float">
            <text:p>16608.3628493492</text:p>
          </table:table-cell>
          <table:table-cell table:formula="of:=IF(MOD([.$A478];12)=1; ([.$B466]+[.$B469]+[.$B472]+[.$B475])/4*(1+[$Parameters.$E$4])*[$Parameters.$F$4]; 0)" office:value-type="float" office:value="0" calcext:value-type="float">
            <text:p>0</text:p>
          </table:table-cell>
          <table:table-cell table:formula="of:=([.$D477]-[.$E477])*POWER(1+[$Parameters.$I$4];1/12)+[$Parameters.$D$4]" office:value-type="float" office:value="761505.342080327" calcext:value-type="float">
            <text:p>761505.342080327</text:p>
          </table:table-cell>
          <table:table-cell office:value-type="float" office:value="0" calcext:value-type="float">
            <text:p>0</text:p>
          </table:table-cell>
          <table:table-cell table:formula="of:=[.$D478]-[.$B478]" office:value-type="float" office:value="744896.979230977" calcext:value-type="float">
            <text:p>744896.979230977</text:p>
          </table:table-cell>
          <table:table-cell table:formula="of:=[.$F478]/[.$B478]" office:value-type="float" office:value="44.8507168339091" calcext:value-type="float">
            <text:p>44.8507168339091</text:p>
          </table:table-cell>
          <table:table-cell table:formula="of:=[.$F478]/[.$A478]" office:value-type="float" office:value="1571.51261441134" calcext:value-type="float">
            <text:p>1571.51261441134</text:p>
          </table:table-cell>
          <table:table-cell table:formula="of:=[.$B478]" office:value-type="float" office:value="16608.3628493492" calcext:value-type="float">
            <text:p>16608.3628493492</text:p>
          </table:table-cell>
          <table:table-cell table:formula="of:=[.$D478]*(1-[.$O478])" office:value-type="float" office:value="645511.325363967" calcext:value-type="float">
            <text:p>645511.325363967</text:p>
          </table:table-cell>
          <table:table-cell table:formula="of:=[.$B478]" office:value-type="float" office:value="16608.3628493492" calcext:value-type="float">
            <text:p>16608.3628493492</text:p>
          </table:table-cell>
          <table:table-cell table:formula="of:=IF(FLOOR([.$A478]/12; 1) + 1 &gt;= [$Parameters.$K$70] - [$Parameters.$K$22]; [.$D478] ; 0)" office:value-type="float" office:value="0" calcext:value-type="float">
            <text:p>0</text:p>
          </table:table-cell>
          <table:table-cell table:formula="of:=([$Parameters.$D$4]-[$Parameters.$C$4])*[.$A478]" office:value-type="float" office:value="71574" calcext:value-type="float">
            <text:p>71574</text:p>
          </table:table-cell>
          <table:table-cell table:formula="of:=[.$M478]/([$Parameters.A$4]*[.$A478])" office:value-type="float" office:value="0.00290384615384615" calcext:value-type="float">
            <text:p>0.002903846153846</text:p>
          </table:table-cell>
          <table:table-cell table:formula="of:=SUM(INDIRECT( CELL(&quot;address&quot;;  INDEX([$Parameters.$L$22:$Parameters.$L$74];  FLOOR([.$A478]/12; 1) + 1;0))&amp;&quot;:&quot;&amp;CELL(&quot;address&quot;; [$Parameters.$L$70])))" office:value-type="float" office:value="0.152322" calcext:value-type="float">
            <text:p>0.152322</text:p>
          </table:table-cell>
          <table:table-cell table:formula="of:=[.$I478]/INDEX([$Parameters.$M$22:$Parameters.$M$120];  FLOOR([.$A478]/12; 1) + 1;0)" office:value-type="float" office:value="731.323771437658" calcext:value-type="float">
            <text:p>731.323771437658</text:p>
          </table:table-cell>
          <table:table-cell table:formula="of:=[.$J478]/ INDEX([$Parameters.$M$22:$Parameters.$M$120];  FLOOR([.$A478]/12; 1) + 1;0)" office:value-type="float" office:value="28424.1006324952" calcext:value-type="float">
            <text:p>28424.1006324952</text:p>
          </table:table-cell>
          <table:table-cell table:formula="of:=([.$Q478]-[.$P478])*[$Parameters.$M$70]" office:value-type="float" office:value="450284.551760796" calcext:value-type="float">
            <text:p>450284.551760796</text:p>
          </table:table-cell>
          <table:table-cell table:number-columns-repeated="2"/>
        </table:table-row>
        <table:table-row table:style-name="ro1">
          <table:table-cell office:value-type="float" office:value="475" calcext:value-type="float">
            <text:p>475</text:p>
          </table:table-cell>
          <table:table-cell table:formula="of:=([.$B478]-[.$C478])*POWER(1+[$Parameters.$H$4];1/12)+[$Parameters.$C$4]" office:value-type="float" office:value="17168.203606207" calcext:value-type="float">
            <text:p>17168.203606207</text:p>
          </table:table-cell>
          <table:table-cell table:formula="of:=IF(MOD([.$A479];12)=1; ([.$B467]+[.$B470]+[.$B473]+[.$B476])/4*(1+[$Parameters.$E$4])*[$Parameters.$F$4]; 0)" office:value-type="float" office:value="0" calcext:value-type="float">
            <text:p>0</text:p>
          </table:table-cell>
          <table:table-cell table:formula="of:=([.$D478]-[.$E478])*POWER(1+[$Parameters.$I$4];1/12)+[$Parameters.$D$4]" office:value-type="float" office:value="765136.309105871" calcext:value-type="float">
            <text:p>765136.309105871</text:p>
          </table:table-cell>
          <table:table-cell office:value-type="float" office:value="0" calcext:value-type="float">
            <text:p>0</text:p>
          </table:table-cell>
          <table:table-cell table:formula="of:=[.$D479]-[.$B479]" office:value-type="float" office:value="747968.105499664" calcext:value-type="float">
            <text:p>747968.105499664</text:p>
          </table:table-cell>
          <table:table-cell table:formula="of:=[.$F479]/[.$B479]" office:value-type="float" office:value="43.5670570233245" calcext:value-type="float">
            <text:p>43.5670570233245</text:p>
          </table:table-cell>
          <table:table-cell table:formula="of:=[.$F479]/[.$A479]" office:value-type="float" office:value="1574.66969578877" calcext:value-type="float">
            <text:p>1574.66969578877</text:p>
          </table:table-cell>
          <table:table-cell table:formula="of:=[.$B479]" office:value-type="float" office:value="17168.203606207" calcext:value-type="float">
            <text:p>17168.203606207</text:p>
          </table:table-cell>
          <table:table-cell table:formula="of:=[.$D479]*(1-[.$O479])" office:value-type="float" office:value="648589.216230247" calcext:value-type="float">
            <text:p>648589.216230247</text:p>
          </table:table-cell>
          <table:table-cell table:formula="of:=[.$B479]" office:value-type="float" office:value="17168.203606207" calcext:value-type="float">
            <text:p>17168.203606207</text:p>
          </table:table-cell>
          <table:table-cell table:formula="of:=IF(FLOOR([.$A479]/12; 1) + 1 &gt;= [$Parameters.$K$70] - [$Parameters.$K$22]; [.$D479] ; 0)" office:value-type="float" office:value="0" calcext:value-type="float">
            <text:p>0</text:p>
          </table:table-cell>
          <table:table-cell table:formula="of:=([$Parameters.$D$4]-[$Parameters.$C$4])*[.$A479]" office:value-type="float" office:value="71725" calcext:value-type="float">
            <text:p>71725</text:p>
          </table:table-cell>
          <table:table-cell table:formula="of:=[.$M479]/([$Parameters.A$4]*[.$A479])" office:value-type="float" office:value="0.00290384615384615" calcext:value-type="float">
            <text:p>0.002903846153846</text:p>
          </table:table-cell>
          <table:table-cell table:formula="of:=SUM(INDIRECT( CELL(&quot;address&quot;;  INDEX([$Parameters.$L$22:$Parameters.$L$74];  FLOOR([.$A479]/12; 1) + 1;0))&amp;&quot;:&quot;&amp;CELL(&quot;address&quot;; [$Parameters.$L$70])))" office:value-type="float" office:value="0.152322" calcext:value-type="float">
            <text:p>0.152322</text:p>
          </table:table-cell>
          <table:table-cell table:formula="of:=[.$I479]/INDEX([$Parameters.$M$22:$Parameters.$M$120];  FLOOR([.$A479]/12; 1) + 1;0)" office:value-type="float" office:value="755.975500053148" calcext:value-type="float">
            <text:p>755.975500053148</text:p>
          </table:table-cell>
          <table:table-cell table:formula="of:=[.$J479]/ INDEX([$Parameters.$M$22:$Parameters.$M$120];  FLOOR([.$A479]/12; 1) + 1;0)" office:value-type="float" office:value="28559.6308335644" calcext:value-type="float">
            <text:p>28559.6308335644</text:p>
          </table:table-cell>
          <table:table-cell table:formula="of:=([.$Q479]-[.$P479])*[$Parameters.$M$70]" office:value-type="float" office:value="452087.435722892" calcext:value-type="float">
            <text:p>452087.435722892</text:p>
          </table:table-cell>
          <table:table-cell table:number-columns-repeated="2"/>
        </table:table-row>
        <table:table-row table:style-name="ro1">
          <table:table-cell office:value-type="float" office:value="476" calcext:value-type="float">
            <text:p>476</text:p>
          </table:table-cell>
          <table:table-cell table:formula="of:=([.$B479]-[.$C479])*POWER(1+[$Parameters.$H$4];1/12)+[$Parameters.$C$4]" office:value-type="float" office:value="17734.19077185" calcext:value-type="float">
            <text:p>17734.19077185</text:p>
          </table:table-cell>
          <table:table-cell table:formula="of:=IF(MOD([.$A480];12)=1; ([.$B468]+[.$B471]+[.$B474]+[.$B477])/4*(1+[$Parameters.$E$4])*[$Parameters.$F$4]; 0)" office:value-type="float" office:value="0" calcext:value-type="float">
            <text:p>0</text:p>
          </table:table-cell>
          <table:table-cell table:formula="of:=([.$D479]-[.$E479])*POWER(1+[$Parameters.$I$4];1/12)+[$Parameters.$D$4]" office:value-type="float" office:value="768782.069140532" calcext:value-type="float">
            <text:p>768782.069140532</text:p>
          </table:table-cell>
          <table:table-cell office:value-type="float" office:value="0" calcext:value-type="float">
            <text:p>0</text:p>
          </table:table-cell>
          <table:table-cell table:formula="of:=[.$D480]-[.$B480]" office:value-type="float" office:value="751047.878368683" calcext:value-type="float">
            <text:p>751047.878368683</text:p>
          </table:table-cell>
          <table:table-cell table:formula="of:=[.$F480]/[.$B480]" office:value-type="float" office:value="42.3502762562386" calcext:value-type="float">
            <text:p>42.3502762562386</text:p>
          </table:table-cell>
          <table:table-cell table:formula="of:=[.$F480]/[.$A480]" office:value-type="float" office:value="1577.83167724513" calcext:value-type="float">
            <text:p>1577.83167724513</text:p>
          </table:table-cell>
          <table:table-cell table:formula="of:=[.$B480]" office:value-type="float" office:value="17734.19077185" calcext:value-type="float">
            <text:p>17734.19077185</text:p>
          </table:table-cell>
          <table:table-cell table:formula="of:=[.$D480]*(1-[.$O480])" office:value-type="float" office:value="651679.646804908" calcext:value-type="float">
            <text:p>651679.646804908</text:p>
          </table:table-cell>
          <table:table-cell table:formula="of:=[.$B480]" office:value-type="float" office:value="17734.19077185" calcext:value-type="float">
            <text:p>17734.19077185</text:p>
          </table:table-cell>
          <table:table-cell table:formula="of:=IF(FLOOR([.$A480]/12; 1) + 1 &gt;= [$Parameters.$K$70] - [$Parameters.$K$22]; [.$D480] ; 0)" office:value-type="float" office:value="0" calcext:value-type="float">
            <text:p>0</text:p>
          </table:table-cell>
          <table:table-cell table:formula="of:=([$Parameters.$D$4]-[$Parameters.$C$4])*[.$A480]" office:value-type="float" office:value="71876" calcext:value-type="float">
            <text:p>71876</text:p>
          </table:table-cell>
          <table:table-cell table:formula="of:=[.$M480]/([$Parameters.A$4]*[.$A480])" office:value-type="float" office:value="0.00290384615384615" calcext:value-type="float">
            <text:p>0.002903846153846</text:p>
          </table:table-cell>
          <table:table-cell table:formula="of:=SUM(INDIRECT( CELL(&quot;address&quot;;  INDEX([$Parameters.$L$22:$Parameters.$L$74];  FLOOR([.$A480]/12; 1) + 1;0))&amp;&quot;:&quot;&amp;CELL(&quot;address&quot;; [$Parameters.$L$70])))" office:value-type="float" office:value="0.152322" calcext:value-type="float">
            <text:p>0.152322</text:p>
          </table:table-cell>
          <table:table-cell table:formula="of:=[.$I480]/INDEX([$Parameters.$M$22:$Parameters.$M$120];  FLOOR([.$A480]/12; 1) + 1;0)" office:value-type="float" office:value="780.897876347422" calcext:value-type="float">
            <text:p>780.897876347422</text:p>
          </table:table-cell>
          <table:table-cell table:formula="of:=[.$J480]/ INDEX([$Parameters.$M$22:$Parameters.$M$120];  FLOOR([.$A480]/12; 1) + 1;0)" office:value-type="float" office:value="28695.7132014491" calcext:value-type="float">
            <text:p>28695.7132014491</text:p>
          </table:table-cell>
          <table:table-cell table:formula="of:=([.$Q480]-[.$P480])*[$Parameters.$M$70]" office:value-type="float" office:value="453894.897186153" calcext:value-type="float">
            <text:p>453894.897186153</text:p>
          </table:table-cell>
          <table:table-cell table:number-columns-repeated="2"/>
        </table:table-row>
        <table:table-row table:style-name="ro1">
          <table:table-cell office:value-type="float" office:value="477" calcext:value-type="float">
            <text:p>477</text:p>
          </table:table-cell>
          <table:table-cell table:formula="of:=([.$B480]-[.$C480])*POWER(1+[$Parameters.$H$4];1/12)+[$Parameters.$C$4]" office:value-type="float" office:value="18306.3918267902" calcext:value-type="float">
            <text:p>18306.3918267902</text:p>
          </table:table-cell>
          <table:table-cell table:formula="of:=IF(MOD([.$A481];12)=1; ([.$B469]+[.$B472]+[.$B475]+[.$B478])/4*(1+[$Parameters.$E$4])*[$Parameters.$F$4]; 0)" office:value-type="float" office:value="0" calcext:value-type="float">
            <text:p>0</text:p>
          </table:table-cell>
          <table:table-cell table:formula="of:=([.$D480]-[.$E480])*POWER(1+[$Parameters.$I$4];1/12)+[$Parameters.$D$4]" office:value-type="float" office:value="772442.68245286" calcext:value-type="float">
            <text:p>772442.68245286</text:p>
          </table:table-cell>
          <table:table-cell office:value-type="float" office:value="0" calcext:value-type="float">
            <text:p>0</text:p>
          </table:table-cell>
          <table:table-cell table:formula="of:=[.$D481]-[.$B481]" office:value-type="float" office:value="754136.29062607" calcext:value-type="float">
            <text:p>754136.29062607</text:p>
          </table:table-cell>
          <table:table-cell table:formula="of:=[.$F481]/[.$B481]" office:value-type="float" office:value="41.1952446861997" calcext:value-type="float">
            <text:p>41.1952446861997</text:p>
          </table:table-cell>
          <table:table-cell table:formula="of:=[.$F481]/[.$A481]" office:value-type="float" office:value="1580.99851284291" calcext:value-type="float">
            <text:p>1580.99851284291</text:p>
          </table:table-cell>
          <table:table-cell table:formula="of:=[.$B481]" office:value-type="float" office:value="18306.3918267902" calcext:value-type="float">
            <text:p>18306.3918267902</text:p>
          </table:table-cell>
          <table:table-cell table:formula="of:=[.$D481]*(1-[.$O481])" office:value-type="float" office:value="654782.668176276" calcext:value-type="float">
            <text:p>654782.668176276</text:p>
          </table:table-cell>
          <table:table-cell table:formula="of:=[.$B481]" office:value-type="float" office:value="18306.3918267902" calcext:value-type="float">
            <text:p>18306.3918267902</text:p>
          </table:table-cell>
          <table:table-cell table:formula="of:=IF(FLOOR([.$A481]/12; 1) + 1 &gt;= [$Parameters.$K$70] - [$Parameters.$K$22]; [.$D481] ; 0)" office:value-type="float" office:value="0" calcext:value-type="float">
            <text:p>0</text:p>
          </table:table-cell>
          <table:table-cell table:formula="of:=([$Parameters.$D$4]-[$Parameters.$C$4])*[.$A481]" office:value-type="float" office:value="72027" calcext:value-type="float">
            <text:p>72027</text:p>
          </table:table-cell>
          <table:table-cell table:formula="of:=[.$M481]/([$Parameters.A$4]*[.$A481])" office:value-type="float" office:value="0.00290384615384615" calcext:value-type="float">
            <text:p>0.002903846153846</text:p>
          </table:table-cell>
          <table:table-cell table:formula="of:=SUM(INDIRECT( CELL(&quot;address&quot;;  INDEX([$Parameters.$L$22:$Parameters.$L$74];  FLOOR([.$A481]/12; 1) + 1;0))&amp;&quot;:&quot;&amp;CELL(&quot;address&quot;; [$Parameters.$L$70])))" office:value-type="float" office:value="0.152322" calcext:value-type="float">
            <text:p>0.152322</text:p>
          </table:table-cell>
          <table:table-cell table:formula="of:=[.$I481]/INDEX([$Parameters.$M$22:$Parameters.$M$120];  FLOOR([.$A481]/12; 1) + 1;0)" office:value-type="float" office:value="806.093871721279" calcext:value-type="float">
            <text:p>806.093871721279</text:p>
          </table:table-cell>
          <table:table-cell table:formula="of:=[.$J481]/ INDEX([$Parameters.$M$22:$Parameters.$M$120];  FLOOR([.$A481]/12; 1) + 1;0)" office:value-type="float" office:value="28832.3499857453" calcext:value-type="float">
            <text:p>28832.3499857453</text:p>
          </table:table-cell>
          <table:table-cell table:formula="of:=([.$Q481]-[.$P481])*[$Parameters.$M$70]" office:value-type="float" office:value="455706.924414031" calcext:value-type="float">
            <text:p>455706.924414031</text:p>
          </table:table-cell>
          <table:table-cell table:number-columns-repeated="2"/>
        </table:table-row>
        <table:table-row table:style-name="ro1">
          <table:table-cell office:value-type="float" office:value="478" calcext:value-type="float">
            <text:p>478</text:p>
          </table:table-cell>
          <table:table-cell table:formula="of:=([.$B481]-[.$C481])*POWER(1+[$Parameters.$H$4];1/12)+[$Parameters.$C$4]" office:value-type="float" office:value="18884.8749923984" calcext:value-type="float">
            <text:p>18884.8749923984</text:p>
          </table:table-cell>
          <table:table-cell table:formula="of:=IF(MOD([.$A482];12)=1; ([.$B470]+[.$B473]+[.$B476]+[.$B479])/4*(1+[$Parameters.$E$4])*[$Parameters.$F$4]; 0)" office:value-type="float" office:value="0" calcext:value-type="float">
            <text:p>0</text:p>
          </table:table-cell>
          <table:table-cell table:formula="of:=([.$D481]-[.$E481])*POWER(1+[$Parameters.$I$4];1/12)+[$Parameters.$D$4]" office:value-type="float" office:value="776118.209556947" calcext:value-type="float">
            <text:p>776118.209556947</text:p>
          </table:table-cell>
          <table:table-cell office:value-type="float" office:value="0" calcext:value-type="float">
            <text:p>0</text:p>
          </table:table-cell>
          <table:table-cell table:formula="of:=[.$D482]-[.$B482]" office:value-type="float" office:value="757233.334564548" calcext:value-type="float">
            <text:p>757233.334564548</text:p>
          </table:table-cell>
          <table:table-cell table:formula="of:=[.$F482]/[.$B482]" office:value-type="float" office:value="40.0973442963933" calcext:value-type="float">
            <text:p>40.0973442963933</text:p>
          </table:table-cell>
          <table:table-cell table:formula="of:=[.$F482]/[.$A482]" office:value-type="float" office:value="1584.17015599278" calcext:value-type="float">
            <text:p>1584.17015599278</text:p>
          </table:table-cell>
          <table:table-cell table:formula="of:=[.$B482]" office:value-type="float" office:value="18884.8749923984" calcext:value-type="float">
            <text:p>18884.8749923984</text:p>
          </table:table-cell>
          <table:table-cell table:formula="of:=[.$D482]*(1-[.$O482])" office:value-type="float" office:value="657898.331640813" calcext:value-type="float">
            <text:p>657898.331640813</text:p>
          </table:table-cell>
          <table:table-cell table:formula="of:=[.$B482]" office:value-type="float" office:value="18884.8749923984" calcext:value-type="float">
            <text:p>18884.8749923984</text:p>
          </table:table-cell>
          <table:table-cell table:formula="of:=IF(FLOOR([.$A482]/12; 1) + 1 &gt;= [$Parameters.$K$70] - [$Parameters.$K$22]; [.$D482] ; 0)" office:value-type="float" office:value="0" calcext:value-type="float">
            <text:p>0</text:p>
          </table:table-cell>
          <table:table-cell table:formula="of:=([$Parameters.$D$4]-[$Parameters.$C$4])*[.$A482]" office:value-type="float" office:value="72178" calcext:value-type="float">
            <text:p>72178</text:p>
          </table:table-cell>
          <table:table-cell table:formula="of:=[.$M482]/([$Parameters.A$4]*[.$A482])" office:value-type="float" office:value="0.00290384615384615" calcext:value-type="float">
            <text:p>0.002903846153846</text:p>
          </table:table-cell>
          <table:table-cell table:formula="of:=SUM(INDIRECT( CELL(&quot;address&quot;;  INDEX([$Parameters.$L$22:$Parameters.$L$74];  FLOOR([.$A482]/12; 1) + 1;0))&amp;&quot;:&quot;&amp;CELL(&quot;address&quot;; [$Parameters.$L$70])))" office:value-type="float" office:value="0.152322" calcext:value-type="float">
            <text:p>0.152322</text:p>
          </table:table-cell>
          <table:table-cell table:formula="of:=[.$I482]/INDEX([$Parameters.$M$22:$Parameters.$M$120];  FLOOR([.$A482]/12; 1) + 1;0)" office:value-type="float" office:value="831.566490198081" calcext:value-type="float">
            <text:p>831.566490198081</text:p>
          </table:table-cell>
          <table:table-cell table:formula="of:=[.$J482]/ INDEX([$Parameters.$M$22:$Parameters.$M$120];  FLOOR([.$A482]/12; 1) + 1;0)" office:value-type="float" office:value="28969.5434452141" calcext:value-type="float">
            <text:p>28969.5434452141</text:p>
          </table:table-cell>
          <table:table-cell table:formula="of:=([.$Q482]-[.$P482])*[$Parameters.$M$70]" office:value-type="float" office:value="457523.505288561" calcext:value-type="float">
            <text:p>457523.505288561</text:p>
          </table:table-cell>
          <table:table-cell table:number-columns-repeated="2"/>
        </table:table-row>
        <table:table-row table:style-name="ro1">
          <table:table-cell office:value-type="float" office:value="479" calcext:value-type="float">
            <text:p>479</text:p>
          </table:table-cell>
          <table:table-cell table:formula="of:=([.$B482]-[.$C482])*POWER(1+[$Parameters.$H$4];1/12)+[$Parameters.$C$4]" office:value-type="float" office:value="19469.7092390375" calcext:value-type="float">
            <text:p>19469.7092390375</text:p>
          </table:table-cell>
          <table:table-cell table:formula="of:=IF(MOD([.$A483];12)=1; ([.$B471]+[.$B474]+[.$B477]+[.$B480])/4*(1+[$Parameters.$E$4])*[$Parameters.$F$4]; 0)" office:value-type="float" office:value="0" calcext:value-type="float">
            <text:p>0</text:p>
          </table:table-cell>
          <table:table-cell table:formula="of:=([.$D482]-[.$E482])*POWER(1+[$Parameters.$I$4];1/12)+[$Parameters.$D$4]" office:value-type="float" office:value="779808.711213425" calcext:value-type="float">
            <text:p>779808.711213425</text:p>
          </table:table-cell>
          <table:table-cell office:value-type="float" office:value="0" calcext:value-type="float">
            <text:p>0</text:p>
          </table:table-cell>
          <table:table-cell table:formula="of:=[.$D483]-[.$B483]" office:value-type="float" office:value="760339.001974388" calcext:value-type="float">
            <text:p>760339.001974388</text:p>
          </table:table-cell>
          <table:table-cell table:formula="of:=[.$F483]/[.$B483]" office:value-type="float" office:value="39.0524066199139" calcext:value-type="float">
            <text:p>39.0524066199139</text:p>
          </table:table-cell>
          <table:table-cell table:formula="of:=[.$F483]/[.$A483]" office:value-type="float" office:value="1587.34655944549" calcext:value-type="float">
            <text:p>1587.34655944549</text:p>
          </table:table-cell>
          <table:table-cell table:formula="of:=[.$B483]" office:value-type="float" office:value="19469.7092390375" calcext:value-type="float">
            <text:p>19469.7092390375</text:p>
          </table:table-cell>
          <table:table-cell table:formula="of:=[.$D483]*(1-[.$O483])" office:value-type="float" office:value="661026.688703974" calcext:value-type="float">
            <text:p>661026.688703974</text:p>
          </table:table-cell>
          <table:table-cell table:formula="of:=[.$B483]" office:value-type="float" office:value="19469.7092390375" calcext:value-type="float">
            <text:p>19469.7092390375</text:p>
          </table:table-cell>
          <table:table-cell table:formula="of:=IF(FLOOR([.$A483]/12; 1) + 1 &gt;= [$Parameters.$K$70] - [$Parameters.$K$22]; [.$D483] ; 0)" office:value-type="float" office:value="0" calcext:value-type="float">
            <text:p>0</text:p>
          </table:table-cell>
          <table:table-cell table:formula="of:=([$Parameters.$D$4]-[$Parameters.$C$4])*[.$A483]" office:value-type="float" office:value="72329" calcext:value-type="float">
            <text:p>72329</text:p>
          </table:table-cell>
          <table:table-cell table:formula="of:=[.$M483]/([$Parameters.A$4]*[.$A483])" office:value-type="float" office:value="0.00290384615384615" calcext:value-type="float">
            <text:p>0.002903846153846</text:p>
          </table:table-cell>
          <table:table-cell table:formula="of:=SUM(INDIRECT( CELL(&quot;address&quot;;  INDEX([$Parameters.$L$22:$Parameters.$L$74];  FLOOR([.$A483]/12; 1) + 1;0))&amp;&quot;:&quot;&amp;CELL(&quot;address&quot;; [$Parameters.$L$70])))" office:value-type="float" office:value="0.152322" calcext:value-type="float">
            <text:p>0.152322</text:p>
          </table:table-cell>
          <table:table-cell table:formula="of:=[.$I483]/INDEX([$Parameters.$M$22:$Parameters.$M$120];  FLOOR([.$A483]/12; 1) + 1;0)" office:value-type="float" office:value="857.318768781924" calcext:value-type="float">
            <text:p>857.318768781924</text:p>
          </table:table-cell>
          <table:table-cell table:formula="of:=[.$J483]/ INDEX([$Parameters.$M$22:$Parameters.$M$120];  FLOOR([.$A483]/12; 1) + 1;0)" office:value-type="float" office:value="29107.2958478192" calcext:value-type="float">
            <text:p>29107.2958478192</text:p>
          </table:table-cell>
          <table:table-cell table:formula="of:=([.$Q483]-[.$P483])*[$Parameters.$M$70]" office:value-type="float" office:value="459344.627305146" calcext:value-type="float">
            <text:p>459344.627305146</text:p>
          </table:table-cell>
          <table:table-cell table:number-columns-repeated="2"/>
        </table:table-row>
        <table:table-row table:style-name="ro1">
          <table:table-cell office:value-type="float" office:value="480" calcext:value-type="float">
            <text:p>480</text:p>
          </table:table-cell>
          <table:table-cell table:formula="of:=([.$B483]-[.$C483])*POWER(1+[$Parameters.$H$4];1/12)+[$Parameters.$C$4]" office:value-type="float" office:value="20060.9642942858" calcext:value-type="float">
            <text:p>20060.9642942858</text:p>
          </table:table-cell>
          <table:table-cell table:formula="of:=IF(MOD([.$A484];12)=1; ([.$B472]+[.$B475]+[.$B478]+[.$B481])/4*(1+[$Parameters.$E$4])*[$Parameters.$F$4]; 0)" office:value-type="float" office:value="0" calcext:value-type="float">
            <text:p>0</text:p>
          </table:table-cell>
          <table:table-cell table:formula="of:=([.$D483]-[.$E483])*POWER(1+[$Parameters.$I$4];1/12)+[$Parameters.$D$4]" office:value-type="float" office:value="783514.248430476" calcext:value-type="float">
            <text:p>783514.248430476</text:p>
          </table:table-cell>
          <table:table-cell office:value-type="float" office:value="0" calcext:value-type="float">
            <text:p>0</text:p>
          </table:table-cell>
          <table:table-cell table:formula="of:=[.$D484]-[.$B484]" office:value-type="float" office:value="763453.28413619" calcext:value-type="float">
            <text:p>763453.28413619</text:p>
          </table:table-cell>
          <table:table-cell table:formula="of:=[.$F484]/[.$B484]" office:value-type="float" office:value="38.0566593378391" calcext:value-type="float">
            <text:p>38.0566593378391</text:p>
          </table:table-cell>
          <table:table-cell table:formula="of:=[.$F484]/[.$A484]" office:value-type="float" office:value="1590.52767528373" calcext:value-type="float">
            <text:p>1590.52767528373</text:p>
          </table:table-cell>
          <table:table-cell table:formula="of:=[.$B484]" office:value-type="float" office:value="20060.9642942858" calcext:value-type="float">
            <text:p>20060.9642942858</text:p>
          </table:table-cell>
          <table:table-cell table:formula="of:=[.$D484]*(1-[.$O484])" office:value-type="float" office:value="672541.207854026" calcext:value-type="float">
            <text:p>672541.207854026</text:p>
          </table:table-cell>
          <table:table-cell table:formula="of:=[.$B484]" office:value-type="float" office:value="20060.9642942858" calcext:value-type="float">
            <text:p>20060.9642942858</text:p>
          </table:table-cell>
          <table:table-cell table:formula="of:=IF(FLOOR([.$A484]/12; 1) + 1 &gt;= [$Parameters.$K$70] - [$Parameters.$K$22]; [.$D484] ; 0)" office:value-type="float" office:value="0" calcext:value-type="float">
            <text:p>0</text:p>
          </table:table-cell>
          <table:table-cell table:formula="of:=([$Parameters.$D$4]-[$Parameters.$C$4])*[.$A484]" office:value-type="float" office:value="72480" calcext:value-type="float">
            <text:p>72480</text:p>
          </table:table-cell>
          <table:table-cell table:formula="of:=[.$M484]/([$Parameters.A$4]*[.$A484])" office:value-type="float" office:value="0.00290384615384615" calcext:value-type="float">
            <text:p>0.002903846153846</text:p>
          </table:table-cell>
          <table:table-cell table:formula="of:=SUM(INDIRECT( CELL(&quot;address&quot;;  INDEX([$Parameters.$L$22:$Parameters.$L$74];  FLOOR([.$A484]/12; 1) + 1;0))&amp;&quot;:&quot;&amp;CELL(&quot;address&quot;; [$Parameters.$L$70])))" office:value-type="float" office:value="0.141635" calcext:value-type="float">
            <text:p>0.141635</text:p>
          </table:table-cell>
          <table:table-cell table:formula="of:=[.$I484]/INDEX([$Parameters.$M$22:$Parameters.$M$120];  FLOOR([.$A484]/12; 1) + 1;0)" office:value-type="float" office:value="913.939147803454" calcext:value-type="float">
            <text:p>913.939147803454</text:p>
          </table:table-cell>
          <table:table-cell table:formula="of:=[.$J484]/ INDEX([$Parameters.$M$22:$Parameters.$M$120];  FLOOR([.$A484]/12; 1) + 1;0)" office:value-type="float" office:value="30639.6905628258" calcext:value-type="float">
            <text:p>30639.6905628258</text:p>
          </table:table-cell>
          <table:table-cell table:formula="of:=([.$Q484]-[.$P484])*[$Parameters.$M$70]" office:value-type="float" office:value="483340.718008263" calcext:value-type="float">
            <text:p>483340.718008263</text:p>
          </table:table-cell>
          <table:table-cell table:number-columns-repeated="2"/>
        </table:table-row>
        <table:table-row table:style-name="ro1">
          <table:table-cell office:value-type="float" office:value="481" calcext:value-type="float">
            <text:p>481</text:p>
          </table:table-cell>
          <table:table-cell table:formula="of:=([.$B484]-[.$C484])*POWER(1+[$Parameters.$H$4];1/12)+[$Parameters.$C$4]" office:value-type="float" office:value="20658.7106512505" calcext:value-type="float">
            <text:p>20658.7106512505</text:p>
          </table:table-cell>
          <table:table-cell table:formula="of:=IF(MOD([.$A485];12)=1; ([.$B473]+[.$B476]+[.$B479]+[.$B482])/4*(1+[$Parameters.$E$4])*[$Parameters.$F$4]; 0)" office:value-type="float" office:value="6759.66478036141" calcext:value-type="float">
            <text:p>6759.66478036141</text:p>
          </table:table-cell>
          <table:table-cell table:formula="of:=([.$D484]-[.$E484])*POWER(1+[$Parameters.$I$4];1/12)+[$Parameters.$D$4]" office:value-type="float" office:value="787234.882464834" calcext:value-type="float">
            <text:p>787234.882464834</text:p>
          </table:table-cell>
          <table:table-cell office:value-type="float" office:value="0" calcext:value-type="float">
            <text:p>0</text:p>
          </table:table-cell>
          <table:table-cell table:formula="of:=[.$D485]-[.$B485]" office:value-type="float" office:value="766576.171813584" calcext:value-type="float">
            <text:p>766576.171813584</text:p>
          </table:table-cell>
          <table:table-cell table:formula="of:=[.$F485]/[.$B485]" office:value-type="float" office:value="37.106680312945" calcext:value-type="float">
            <text:p>37.106680312945</text:p>
          </table:table-cell>
          <table:table-cell table:formula="of:=[.$F485]/[.$A485]" office:value-type="float" office:value="1593.7134549139" calcext:value-type="float">
            <text:p>1593.7134549139</text:p>
          </table:table-cell>
          <table:table-cell table:formula="of:=[.$B485]" office:value-type="float" office:value="20658.7106512505" calcext:value-type="float">
            <text:p>20658.7106512505</text:p>
          </table:table-cell>
          <table:table-cell table:formula="of:=[.$D485]*(1-[.$O485])" office:value-type="float" office:value="675734.869886927" calcext:value-type="float">
            <text:p>675734.869886927</text:p>
          </table:table-cell>
          <table:table-cell table:formula="of:=[.$B485]" office:value-type="float" office:value="20658.7106512505" calcext:value-type="float">
            <text:p>20658.7106512505</text:p>
          </table:table-cell>
          <table:table-cell table:formula="of:=IF(FLOOR([.$A485]/12; 1) + 1 &gt;= [$Parameters.$K$70] - [$Parameters.$K$22]; [.$D485] ; 0)" office:value-type="float" office:value="0" calcext:value-type="float">
            <text:p>0</text:p>
          </table:table-cell>
          <table:table-cell table:formula="of:=([$Parameters.$D$4]-[$Parameters.$C$4])*[.$A485]" office:value-type="float" office:value="72631" calcext:value-type="float">
            <text:p>72631</text:p>
          </table:table-cell>
          <table:table-cell table:formula="of:=[.$M485]/([$Parameters.A$4]*[.$A485])" office:value-type="float" office:value="0.00290384615384615" calcext:value-type="float">
            <text:p>0.002903846153846</text:p>
          </table:table-cell>
          <table:table-cell table:formula="of:=SUM(INDIRECT( CELL(&quot;address&quot;;  INDEX([$Parameters.$L$22:$Parameters.$L$74];  FLOOR([.$A485]/12; 1) + 1;0))&amp;&quot;:&quot;&amp;CELL(&quot;address&quot;; [$Parameters.$L$70])))" office:value-type="float" office:value="0.141635" calcext:value-type="float">
            <text:p>0.141635</text:p>
          </table:table-cell>
          <table:table-cell table:formula="of:=[.$I485]/INDEX([$Parameters.$M$22:$Parameters.$M$120];  FLOOR([.$A485]/12; 1) + 1;0)" office:value-type="float" office:value="941.171328075193" calcext:value-type="float">
            <text:p>941.171328075193</text:p>
          </table:table-cell>
          <table:table-cell table:formula="of:=[.$J485]/ INDEX([$Parameters.$M$22:$Parameters.$M$120];  FLOOR([.$A485]/12; 1) + 1;0)" office:value-type="float" office:value="30785.1876941652" calcext:value-type="float">
            <text:p>30785.1876941652</text:p>
          </table:table-cell>
          <table:table-cell table:formula="of:=([.$Q485]-[.$P485])*[$Parameters.$M$70]" office:value-type="float" office:value="485263.706112624" calcext:value-type="float">
            <text:p>485263.706112624</text:p>
          </table:table-cell>
          <table:table-cell table:number-columns-repeated="2"/>
        </table:table-row>
        <table:table-row table:style-name="ro1">
          <table:table-cell office:value-type="float" office:value="482" calcext:value-type="float">
            <text:p>482</text:p>
          </table:table-cell>
          <table:table-cell table:formula="of:=([.$B485]-[.$C485])*POWER(1+[$Parameters.$H$4];1/12)+[$Parameters.$C$4]" office:value-type="float" office:value="14429.1414377542" calcext:value-type="float">
            <text:p>14429.1414377542</text:p>
          </table:table-cell>
          <table:table-cell table:formula="of:=IF(MOD([.$A486];12)=1; ([.$B474]+[.$B477]+[.$B480]+[.$B483])/4*(1+[$Parameters.$E$4])*[$Parameters.$F$4]; 0)" office:value-type="float" office:value="0" calcext:value-type="float">
            <text:p>0</text:p>
          </table:table-cell>
          <table:table-cell table:formula="of:=([.$D485]-[.$E485])*POWER(1+[$Parameters.$I$4];1/12)+[$Parameters.$D$4]" office:value-type="float" office:value="790970.674822801" calcext:value-type="float">
            <text:p>790970.674822801</text:p>
          </table:table-cell>
          <table:table-cell office:value-type="float" office:value="0" calcext:value-type="float">
            <text:p>0</text:p>
          </table:table-cell>
          <table:table-cell table:formula="of:=[.$D486]-[.$B486]" office:value-type="float" office:value="776541.533385047" calcext:value-type="float">
            <text:p>776541.533385047</text:p>
          </table:table-cell>
          <table:table-cell table:formula="of:=[.$F486]/[.$B486]" office:value-type="float" office:value="53.8175841393588" calcext:value-type="float">
            <text:p>53.8175841393588</text:p>
          </table:table-cell>
          <table:table-cell table:formula="of:=[.$F486]/[.$A486]" office:value-type="float" office:value="1611.08201947105" calcext:value-type="float">
            <text:p>1611.08201947105</text:p>
          </table:table-cell>
          <table:table-cell table:formula="of:=[.$B486]" office:value-type="float" office:value="14429.1414377542" calcext:value-type="float">
            <text:p>14429.1414377542</text:p>
          </table:table-cell>
          <table:table-cell table:formula="of:=[.$D486]*(1-[.$O486])" office:value-type="float" office:value="678941.543294274" calcext:value-type="float">
            <text:p>678941.543294274</text:p>
          </table:table-cell>
          <table:table-cell table:formula="of:=[.$B486]" office:value-type="float" office:value="14429.1414377542" calcext:value-type="float">
            <text:p>14429.1414377542</text:p>
          </table:table-cell>
          <table:table-cell table:formula="of:=IF(FLOOR([.$A486]/12; 1) + 1 &gt;= [$Parameters.$K$70] - [$Parameters.$K$22]; [.$D486] ; 0)" office:value-type="float" office:value="0" calcext:value-type="float">
            <text:p>0</text:p>
          </table:table-cell>
          <table:table-cell table:formula="of:=([$Parameters.$D$4]-[$Parameters.$C$4])*[.$A486]" office:value-type="float" office:value="72782" calcext:value-type="float">
            <text:p>72782</text:p>
          </table:table-cell>
          <table:table-cell table:formula="of:=[.$M486]/([$Parameters.A$4]*[.$A486])" office:value-type="float" office:value="0.00290384615384615" calcext:value-type="float">
            <text:p>0.002903846153846</text:p>
          </table:table-cell>
          <table:table-cell table:formula="of:=SUM(INDIRECT( CELL(&quot;address&quot;;  INDEX([$Parameters.$L$22:$Parameters.$L$74];  FLOOR([.$A486]/12; 1) + 1;0))&amp;&quot;:&quot;&amp;CELL(&quot;address&quot;; [$Parameters.$L$70])))" office:value-type="float" office:value="0.141635" calcext:value-type="float">
            <text:p>0.141635</text:p>
          </table:table-cell>
          <table:table-cell table:formula="of:=[.$I486]/INDEX([$Parameters.$M$22:$Parameters.$M$120];  FLOOR([.$A486]/12; 1) + 1;0)" office:value-type="float" office:value="657.36407461295" calcext:value-type="float">
            <text:p>657.36407461295</text:p>
          </table:table-cell>
          <table:table-cell table:formula="of:=[.$J486]/ INDEX([$Parameters.$M$22:$Parameters.$M$120];  FLOOR([.$A486]/12; 1) + 1;0)" office:value-type="float" office:value="30931.277598828" calcext:value-type="float">
            <text:p>30931.277598828</text:p>
          </table:table-cell>
          <table:table-cell table:formula="of:=([.$Q486]-[.$P486])*[$Parameters.$M$70]" office:value-type="float" office:value="492253.833903736" calcext:value-type="float">
            <text:p>492253.833903736</text:p>
          </table:table-cell>
          <table:table-cell table:number-columns-repeated="2"/>
        </table:table-row>
        <table:table-row table:style-name="ro1">
          <table:table-cell office:value-type="float" office:value="483" calcext:value-type="float">
            <text:p>483</text:p>
          </table:table-cell>
          <table:table-cell table:formula="of:=([.$B486]-[.$C486])*POWER(1+[$Parameters.$H$4];1/12)+[$Parameters.$C$4]" office:value-type="float" office:value="14965.0568453675" calcext:value-type="float">
            <text:p>14965.0568453675</text:p>
          </table:table-cell>
          <table:table-cell table:formula="of:=IF(MOD([.$A487];12)=1; ([.$B475]+[.$B478]+[.$B481]+[.$B484])/4*(1+[$Parameters.$E$4])*[$Parameters.$F$4]; 0)" office:value-type="float" office:value="0" calcext:value-type="float">
            <text:p>0</text:p>
          </table:table-cell>
          <table:table-cell table:formula="of:=([.$D486]-[.$E486])*POWER(1+[$Parameters.$I$4];1/12)+[$Parameters.$D$4]" office:value-type="float" office:value="794721.687261266" calcext:value-type="float">
            <text:p>794721.687261266</text:p>
          </table:table-cell>
          <table:table-cell office:value-type="float" office:value="0" calcext:value-type="float">
            <text:p>0</text:p>
          </table:table-cell>
          <table:table-cell table:formula="of:=[.$D487]-[.$B487]" office:value-type="float" office:value="779756.630415898" calcext:value-type="float">
            <text:p>779756.630415898</text:p>
          </table:table-cell>
          <table:table-cell table:formula="of:=[.$F487]/[.$B487]" office:value-type="float" office:value="52.1051565973354" calcext:value-type="float">
            <text:p>52.1051565973354</text:p>
          </table:table-cell>
          <table:table-cell table:formula="of:=[.$F487]/[.$A487]" office:value-type="float" office:value="1614.4029615236" calcext:value-type="float">
            <text:p>1614.4029615236</text:p>
          </table:table-cell>
          <table:table-cell table:formula="of:=[.$B487]" office:value-type="float" office:value="14965.0568453675" calcext:value-type="float">
            <text:p>14965.0568453675</text:p>
          </table:table-cell>
          <table:table-cell table:formula="of:=[.$D487]*(1-[.$O487])" office:value-type="float" office:value="682161.281086016" calcext:value-type="float">
            <text:p>682161.281086016</text:p>
          </table:table-cell>
          <table:table-cell table:formula="of:=[.$B487]" office:value-type="float" office:value="14965.0568453675" calcext:value-type="float">
            <text:p>14965.0568453675</text:p>
          </table:table-cell>
          <table:table-cell table:formula="of:=IF(FLOOR([.$A487]/12; 1) + 1 &gt;= [$Parameters.$K$70] - [$Parameters.$K$22]; [.$D487] ; 0)" office:value-type="float" office:value="0" calcext:value-type="float">
            <text:p>0</text:p>
          </table:table-cell>
          <table:table-cell table:formula="of:=([$Parameters.$D$4]-[$Parameters.$C$4])*[.$A487]" office:value-type="float" office:value="72933" calcext:value-type="float">
            <text:p>72933</text:p>
          </table:table-cell>
          <table:table-cell table:formula="of:=[.$M487]/([$Parameters.A$4]*[.$A487])" office:value-type="float" office:value="0.00290384615384615" calcext:value-type="float">
            <text:p>0.002903846153846</text:p>
          </table:table-cell>
          <table:table-cell table:formula="of:=SUM(INDIRECT( CELL(&quot;address&quot;;  INDEX([$Parameters.$L$22:$Parameters.$L$74];  FLOOR([.$A487]/12; 1) + 1;0))&amp;&quot;:&quot;&amp;CELL(&quot;address&quot;; [$Parameters.$L$70])))" office:value-type="float" office:value="0.141635" calcext:value-type="float">
            <text:p>0.141635</text:p>
          </table:table-cell>
          <table:table-cell table:formula="of:=[.$I487]/INDEX([$Parameters.$M$22:$Parameters.$M$120];  FLOOR([.$A487]/12; 1) + 1;0)" office:value-type="float" office:value="681.779355142026" calcext:value-type="float">
            <text:p>681.779355142026</text:p>
          </table:table-cell>
          <table:table-cell table:formula="of:=[.$J487]/ INDEX([$Parameters.$M$22:$Parameters.$M$120];  FLOOR([.$A487]/12; 1) + 1;0)" office:value-type="float" office:value="31077.9626918458" calcext:value-type="float">
            <text:p>31077.9626918458</text:p>
          </table:table-cell>
          <table:table-cell table:formula="of:=([.$Q487]-[.$P487])*[$Parameters.$M$70]" office:value-type="float" office:value="494241.941054804" calcext:value-type="float">
            <text:p>494241.941054804</text:p>
          </table:table-cell>
          <table:table-cell table:number-columns-repeated="2"/>
        </table:table-row>
        <table:table-row table:style-name="ro1">
          <table:table-cell office:value-type="float" office:value="484" calcext:value-type="float">
            <text:p>484</text:p>
          </table:table-cell>
          <table:table-cell table:formula="of:=([.$B487]-[.$C487])*POWER(1+[$Parameters.$H$4];1/12)+[$Parameters.$C$4]" office:value-type="float" office:value="15506.8559888987" calcext:value-type="float">
            <text:p>15506.8559888987</text:p>
          </table:table-cell>
          <table:table-cell table:formula="of:=IF(MOD([.$A488];12)=1; ([.$B476]+[.$B479]+[.$B482]+[.$B485])/4*(1+[$Parameters.$E$4])*[$Parameters.$F$4]; 0)" office:value-type="float" office:value="0" calcext:value-type="float">
            <text:p>0</text:p>
          </table:table-cell>
          <table:table-cell table:formula="of:=([.$D487]-[.$E487])*POWER(1+[$Parameters.$I$4];1/12)+[$Parameters.$D$4]" office:value-type="float" office:value="798487.981788718" calcext:value-type="float">
            <text:p>798487.981788718</text:p>
          </table:table-cell>
          <table:table-cell office:value-type="float" office:value="0" calcext:value-type="float">
            <text:p>0</text:p>
          </table:table-cell>
          <table:table-cell table:formula="of:=[.$D488]-[.$B488]" office:value-type="float" office:value="782981.125799819" calcext:value-type="float">
            <text:p>782981.125799819</text:p>
          </table:table-cell>
          <table:table-cell table:formula="of:=[.$F488]/[.$B488]" office:value-type="float" office:value="50.4925773709612" calcext:value-type="float">
            <text:p>50.4925773709612</text:p>
          </table:table-cell>
          <table:table-cell table:formula="of:=[.$F488]/[.$A488]" office:value-type="float" office:value="1617.72959875996" calcext:value-type="float">
            <text:p>1617.72959875996</text:p>
          </table:table-cell>
          <table:table-cell table:formula="of:=[.$B488]" office:value-type="float" office:value="15506.8559888987" calcext:value-type="float">
            <text:p>15506.8559888987</text:p>
          </table:table-cell>
          <table:table-cell table:formula="of:=[.$D488]*(1-[.$O488])" office:value-type="float" office:value="685394.136488073" calcext:value-type="float">
            <text:p>685394.136488073</text:p>
          </table:table-cell>
          <table:table-cell table:formula="of:=[.$B488]" office:value-type="float" office:value="15506.8559888987" calcext:value-type="float">
            <text:p>15506.8559888987</text:p>
          </table:table-cell>
          <table:table-cell table:formula="of:=IF(FLOOR([.$A488]/12; 1) + 1 &gt;= [$Parameters.$K$70] - [$Parameters.$K$22]; [.$D488] ; 0)" office:value-type="float" office:value="0" calcext:value-type="float">
            <text:p>0</text:p>
          </table:table-cell>
          <table:table-cell table:formula="of:=([$Parameters.$D$4]-[$Parameters.$C$4])*[.$A488]" office:value-type="float" office:value="73084" calcext:value-type="float">
            <text:p>73084</text:p>
          </table:table-cell>
          <table:table-cell table:formula="of:=[.$M488]/([$Parameters.A$4]*[.$A488])" office:value-type="float" office:value="0.00290384615384615" calcext:value-type="float">
            <text:p>0.002903846153846</text:p>
          </table:table-cell>
          <table:table-cell table:formula="of:=SUM(INDIRECT( CELL(&quot;address&quot;;  INDEX([$Parameters.$L$22:$Parameters.$L$74];  FLOOR([.$A488]/12; 1) + 1;0))&amp;&quot;:&quot;&amp;CELL(&quot;address&quot;; [$Parameters.$L$70])))" office:value-type="float" office:value="0.141635" calcext:value-type="float">
            <text:p>0.141635</text:p>
          </table:table-cell>
          <table:table-cell table:formula="of:=[.$I488]/INDEX([$Parameters.$M$22:$Parameters.$M$120];  FLOOR([.$A488]/12; 1) + 1;0)" office:value-type="float" office:value="706.462687421352" calcext:value-type="float">
            <text:p>706.462687421352</text:p>
          </table:table-cell>
          <table:table-cell table:formula="of:=[.$J488]/ INDEX([$Parameters.$M$22:$Parameters.$M$120];  FLOOR([.$A488]/12; 1) + 1;0)" office:value-type="float" office:value="31225.2453980899" calcext:value-type="float">
            <text:p>31225.2453980899</text:p>
          </table:table-cell>
          <table:table-cell table:formula="of:=([.$Q488]-[.$P488])*[$Parameters.$M$70]" office:value-type="float" office:value="496235.40687547" calcext:value-type="float">
            <text:p>496235.40687547</text:p>
          </table:table-cell>
          <table:table-cell table:number-columns-repeated="2"/>
        </table:table-row>
        <table:table-row table:style-name="ro1">
          <table:table-cell office:value-type="float" office:value="485" calcext:value-type="float">
            <text:p>485</text:p>
          </table:table-cell>
          <table:table-cell table:formula="of:=([.$B488]-[.$C488])*POWER(1+[$Parameters.$H$4];1/12)+[$Parameters.$C$4]" office:value-type="float" office:value="16054.6034650135" calcext:value-type="float">
            <text:p>16054.6034650135</text:p>
          </table:table-cell>
          <table:table-cell table:formula="of:=IF(MOD([.$A489];12)=1; ([.$B477]+[.$B480]+[.$B483]+[.$B486])/4*(1+[$Parameters.$E$4])*[$Parameters.$F$4]; 0)" office:value-type="float" office:value="0" calcext:value-type="float">
            <text:p>0</text:p>
          </table:table-cell>
          <table:table-cell table:formula="of:=([.$D488]-[.$E488])*POWER(1+[$Parameters.$I$4];1/12)+[$Parameters.$D$4]" office:value-type="float" office:value="802269.620666281" calcext:value-type="float">
            <text:p>802269.620666281</text:p>
          </table:table-cell>
          <table:table-cell office:value-type="float" office:value="0" calcext:value-type="float">
            <text:p>0</text:p>
          </table:table-cell>
          <table:table-cell table:formula="of:=[.$D489]-[.$B489]" office:value-type="float" office:value="786215.017201267" calcext:value-type="float">
            <text:p>786215.017201267</text:p>
          </table:table-cell>
          <table:table-cell table:formula="of:=[.$F489]/[.$B489]" office:value-type="float" office:value="48.9713133628373" calcext:value-type="float">
            <text:p>48.9713133628373</text:p>
          </table:table-cell>
          <table:table-cell table:formula="of:=[.$F489]/[.$A489]" office:value-type="float" office:value="1621.06189113663" calcext:value-type="float">
            <text:p>1621.06189113663</text:p>
          </table:table-cell>
          <table:table-cell table:formula="of:=[.$B489]" office:value-type="float" office:value="16054.6034650135" calcext:value-type="float">
            <text:p>16054.6034650135</text:p>
          </table:table-cell>
          <table:table-cell table:formula="of:=[.$D489]*(1-[.$O489])" office:value-type="float" office:value="688640.162943212" calcext:value-type="float">
            <text:p>688640.162943212</text:p>
          </table:table-cell>
          <table:table-cell table:formula="of:=[.$B489]" office:value-type="float" office:value="16054.6034650135" calcext:value-type="float">
            <text:p>16054.6034650135</text:p>
          </table:table-cell>
          <table:table-cell table:formula="of:=IF(FLOOR([.$A489]/12; 1) + 1 &gt;= [$Parameters.$K$70] - [$Parameters.$K$22]; [.$D489] ; 0)" office:value-type="float" office:value="0" calcext:value-type="float">
            <text:p>0</text:p>
          </table:table-cell>
          <table:table-cell table:formula="of:=([$Parameters.$D$4]-[$Parameters.$C$4])*[.$A489]" office:value-type="float" office:value="73235" calcext:value-type="float">
            <text:p>73235</text:p>
          </table:table-cell>
          <table:table-cell table:formula="of:=[.$M489]/([$Parameters.A$4]*[.$A489])" office:value-type="float" office:value="0.00290384615384615" calcext:value-type="float">
            <text:p>0.002903846153846</text:p>
          </table:table-cell>
          <table:table-cell table:formula="of:=SUM(INDIRECT( CELL(&quot;address&quot;;  INDEX([$Parameters.$L$22:$Parameters.$L$74];  FLOOR([.$A489]/12; 1) + 1;0))&amp;&quot;:&quot;&amp;CELL(&quot;address&quot;; [$Parameters.$L$70])))" office:value-type="float" office:value="0.141635" calcext:value-type="float">
            <text:p>0.141635</text:p>
          </table:table-cell>
          <table:table-cell table:formula="of:=[.$I489]/INDEX([$Parameters.$M$22:$Parameters.$M$120];  FLOOR([.$A489]/12; 1) + 1;0)" office:value-type="float" office:value="731.417014351411" calcext:value-type="float">
            <text:p>731.417014351411</text:p>
          </table:table-cell>
          <table:table-cell table:formula="of:=[.$J489]/ INDEX([$Parameters.$M$22:$Parameters.$M$120];  FLOOR([.$A489]/12; 1) + 1;0)" office:value-type="float" office:value="31373.1281523103" calcext:value-type="float">
            <text:p>31373.1281523103</text:p>
          </table:table-cell>
          <table:table-cell table:formula="of:=([.$Q489]-[.$P489])*[$Parameters.$M$70]" office:value-type="float" office:value="498234.223103212" calcext:value-type="float">
            <text:p>498234.223103212</text:p>
          </table:table-cell>
          <table:table-cell table:number-columns-repeated="2"/>
        </table:table-row>
        <table:table-row table:style-name="ro1">
          <table:table-cell office:value-type="float" office:value="486" calcext:value-type="float">
            <text:p>486</text:p>
          </table:table-cell>
          <table:table-cell table:formula="of:=([.$B489]-[.$C489])*POWER(1+[$Parameters.$H$4];1/12)+[$Parameters.$C$4]" office:value-type="float" office:value="16608.3645795746" calcext:value-type="float">
            <text:p>16608.3645795746</text:p>
          </table:table-cell>
          <table:table-cell table:formula="of:=IF(MOD([.$A490];12)=1; ([.$B478]+[.$B481]+[.$B484]+[.$B487])/4*(1+[$Parameters.$E$4])*[$Parameters.$F$4]; 0)" office:value-type="float" office:value="0" calcext:value-type="float">
            <text:p>0</text:p>
          </table:table-cell>
          <table:table-cell table:formula="of:=([.$D489]-[.$E489])*POWER(1+[$Parameters.$I$4];1/12)+[$Parameters.$D$4]" office:value-type="float" office:value="806066.666408736" calcext:value-type="float">
            <text:p>806066.666408736</text:p>
          </table:table-cell>
          <table:table-cell office:value-type="float" office:value="0" calcext:value-type="float">
            <text:p>0</text:p>
          </table:table-cell>
          <table:table-cell table:formula="of:=[.$D490]-[.$B490]" office:value-type="float" office:value="789458.301829161" calcext:value-type="float">
            <text:p>789458.301829161</text:p>
          </table:table-cell>
          <table:table-cell table:formula="of:=[.$F490]/[.$B490]" office:value-type="float" office:value="47.5337772148895" calcext:value-type="float">
            <text:p>47.5337772148895</text:p>
          </table:table-cell>
          <table:table-cell table:formula="of:=[.$F490]/[.$A490]" office:value-type="float" office:value="1624.39979800239" calcext:value-type="float">
            <text:p>1624.39979800239</text:p>
          </table:table-cell>
          <table:table-cell table:formula="of:=[.$B490]" office:value-type="float" office:value="16608.3645795746" calcext:value-type="float">
            <text:p>16608.3645795746</text:p>
          </table:table-cell>
          <table:table-cell table:formula="of:=[.$D490]*(1-[.$O490])" office:value-type="float" office:value="691899.414111935" calcext:value-type="float">
            <text:p>691899.414111935</text:p>
          </table:table-cell>
          <table:table-cell table:formula="of:=[.$B490]" office:value-type="float" office:value="16608.3645795746" calcext:value-type="float">
            <text:p>16608.3645795746</text:p>
          </table:table-cell>
          <table:table-cell table:formula="of:=IF(FLOOR([.$A490]/12; 1) + 1 &gt;= [$Parameters.$K$70] - [$Parameters.$K$22]; [.$D490] ; 0)" office:value-type="float" office:value="0" calcext:value-type="float">
            <text:p>0</text:p>
          </table:table-cell>
          <table:table-cell table:formula="of:=([$Parameters.$D$4]-[$Parameters.$C$4])*[.$A490]" office:value-type="float" office:value="73386" calcext:value-type="float">
            <text:p>73386</text:p>
          </table:table-cell>
          <table:table-cell table:formula="of:=[.$M490]/([$Parameters.A$4]*[.$A490])" office:value-type="float" office:value="0.00290384615384615" calcext:value-type="float">
            <text:p>0.002903846153846</text:p>
          </table:table-cell>
          <table:table-cell table:formula="of:=SUM(INDIRECT( CELL(&quot;address&quot;;  INDEX([$Parameters.$L$22:$Parameters.$L$74];  FLOOR([.$A490]/12; 1) + 1;0))&amp;&quot;:&quot;&amp;CELL(&quot;address&quot;; [$Parameters.$L$70])))" office:value-type="float" office:value="0.141635" calcext:value-type="float">
            <text:p>0.141635</text:p>
          </table:table-cell>
          <table:table-cell table:formula="of:=[.$I490]/INDEX([$Parameters.$M$22:$Parameters.$M$120];  FLOOR([.$A490]/12; 1) + 1;0)" office:value-type="float" office:value="756.64531114235" calcext:value-type="float">
            <text:p>756.64531114235</text:p>
          </table:table-cell>
          <table:table-cell table:formula="of:=[.$J490]/ INDEX([$Parameters.$M$22:$Parameters.$M$120];  FLOOR([.$A490]/12; 1) + 1;0)" office:value-type="float" office:value="31521.613399177" calcext:value-type="float">
            <text:p>31521.613399177</text:p>
          </table:table-cell>
          <table:table-cell table:formula="of:=([.$Q490]-[.$P490])*[$Parameters.$M$70]" office:value-type="float" office:value="500238.381111443" calcext:value-type="float">
            <text:p>500238.381111443</text:p>
          </table:table-cell>
          <table:table-cell table:number-columns-repeated="2"/>
        </table:table-row>
        <table:table-row table:style-name="ro1">
          <table:table-cell office:value-type="float" office:value="487" calcext:value-type="float">
            <text:p>487</text:p>
          </table:table-cell>
          <table:table-cell table:formula="of:=([.$B490]-[.$C490])*POWER(1+[$Parameters.$H$4];1/12)+[$Parameters.$C$4]" office:value-type="float" office:value="17168.2053554282" calcext:value-type="float">
            <text:p>17168.2053554282</text:p>
          </table:table-cell>
          <table:table-cell table:formula="of:=IF(MOD([.$A491];12)=1; ([.$B479]+[.$B482]+[.$B485]+[.$B488])/4*(1+[$Parameters.$E$4])*[$Parameters.$F$4]; 0)" office:value-type="float" office:value="0" calcext:value-type="float">
            <text:p>0</text:p>
          </table:table-cell>
          <table:table-cell table:formula="of:=([.$D490]-[.$E490])*POWER(1+[$Parameters.$I$4];1/12)+[$Parameters.$D$4]" office:value-type="float" office:value="809879.181785558" calcext:value-type="float">
            <text:p>809879.181785558</text:p>
          </table:table-cell>
          <table:table-cell office:value-type="float" office:value="0" calcext:value-type="float">
            <text:p>0</text:p>
          </table:table-cell>
          <table:table-cell table:formula="of:=[.$D491]-[.$B491]" office:value-type="float" office:value="792710.976430129" calcext:value-type="float">
            <text:p>792710.976430129</text:p>
          </table:table-cell>
          <table:table-cell table:formula="of:=[.$F491]/[.$B491]" office:value-type="float" office:value="46.1731998201833" calcext:value-type="float">
            <text:p>46.1731998201833</text:p>
          </table:table-cell>
          <table:table-cell table:formula="of:=[.$F491]/[.$A491]" office:value-type="float" office:value="1627.74327809061" calcext:value-type="float">
            <text:p>1627.74327809061</text:p>
          </table:table-cell>
          <table:table-cell table:formula="of:=[.$B491]" office:value-type="float" office:value="17168.2053554282" calcext:value-type="float">
            <text:p>17168.2053554282</text:p>
          </table:table-cell>
          <table:table-cell table:formula="of:=[.$D491]*(1-[.$O491])" office:value-type="float" office:value="695171.94387336" calcext:value-type="float">
            <text:p>695171.94387336</text:p>
          </table:table-cell>
          <table:table-cell table:formula="of:=[.$B491]" office:value-type="float" office:value="17168.2053554282" calcext:value-type="float">
            <text:p>17168.2053554282</text:p>
          </table:table-cell>
          <table:table-cell table:formula="of:=IF(FLOOR([.$A491]/12; 1) + 1 &gt;= [$Parameters.$K$70] - [$Parameters.$K$22]; [.$D491] ; 0)" office:value-type="float" office:value="0" calcext:value-type="float">
            <text:p>0</text:p>
          </table:table-cell>
          <table:table-cell table:formula="of:=([$Parameters.$D$4]-[$Parameters.$C$4])*[.$A491]" office:value-type="float" office:value="73537" calcext:value-type="float">
            <text:p>73537</text:p>
          </table:table-cell>
          <table:table-cell table:formula="of:=[.$M491]/([$Parameters.A$4]*[.$A491])" office:value-type="float" office:value="0.00290384615384615" calcext:value-type="float">
            <text:p>0.002903846153846</text:p>
          </table:table-cell>
          <table:table-cell table:formula="of:=SUM(INDIRECT( CELL(&quot;address&quot;;  INDEX([$Parameters.$L$22:$Parameters.$L$74];  FLOOR([.$A491]/12; 1) + 1;0))&amp;&quot;:&quot;&amp;CELL(&quot;address&quot;; [$Parameters.$L$70])))" office:value-type="float" office:value="0.141635" calcext:value-type="float">
            <text:p>0.141635</text:p>
          </table:table-cell>
          <table:table-cell table:formula="of:=[.$I491]/INDEX([$Parameters.$M$22:$Parameters.$M$120];  FLOOR([.$A491]/12; 1) + 1;0)" office:value-type="float" office:value="782.150585668713" calcext:value-type="float">
            <text:p>782.150585668713</text:p>
          </table:table-cell>
          <table:table-cell table:formula="of:=[.$J491]/ INDEX([$Parameters.$M$22:$Parameters.$M$120];  FLOOR([.$A491]/12; 1) + 1;0)" office:value-type="float" office:value="31670.7035933194" calcext:value-type="float">
            <text:p>31670.7035933194</text:p>
          </table:table-cell>
          <table:table-cell table:formula="of:=([.$Q491]-[.$P491])*[$Parameters.$M$70]" office:value-type="float" office:value="502247.8719044" calcext:value-type="float">
            <text:p>502247.8719044</text:p>
          </table:table-cell>
          <table:table-cell table:number-columns-repeated="2"/>
        </table:table-row>
        <table:table-row table:style-name="ro1">
          <table:table-cell office:value-type="float" office:value="488" calcext:value-type="float">
            <text:p>488</text:p>
          </table:table-cell>
          <table:table-cell table:formula="of:=([.$B491]-[.$C491])*POWER(1+[$Parameters.$H$4];1/12)+[$Parameters.$C$4]" office:value-type="float" office:value="17734.1925402757" calcext:value-type="float">
            <text:p>17734.1925402757</text:p>
          </table:table-cell>
          <table:table-cell table:formula="of:=IF(MOD([.$A492];12)=1; ([.$B480]+[.$B483]+[.$B486]+[.$B489])/4*(1+[$Parameters.$E$4])*[$Parameters.$F$4]; 0)" office:value-type="float" office:value="0" calcext:value-type="float">
            <text:p>0</text:p>
          </table:table-cell>
          <table:table-cell table:formula="of:=([.$D491]-[.$E491])*POWER(1+[$Parameters.$I$4];1/12)+[$Parameters.$D$4]" office:value-type="float" office:value="813707.229821952" calcext:value-type="float">
            <text:p>813707.229821952</text:p>
          </table:table-cell>
          <table:table-cell office:value-type="float" office:value="0" calcext:value-type="float">
            <text:p>0</text:p>
          </table:table-cell>
          <table:table-cell table:formula="of:=[.$D492]-[.$B492]" office:value-type="float" office:value="795973.037281676" calcext:value-type="float">
            <text:p>795973.037281676</text:p>
          </table:table-cell>
          <table:table-cell table:formula="of:=[.$F492]/[.$B492]" office:value-type="float" office:value="44.8835229161949" calcext:value-type="float">
            <text:p>44.8835229161949</text:p>
          </table:table-cell>
          <table:table-cell table:formula="of:=[.$F492]/[.$A492]" office:value-type="float" office:value="1631.09228951163" calcext:value-type="float">
            <text:p>1631.09228951163</text:p>
          </table:table-cell>
          <table:table-cell table:formula="of:=[.$B492]" office:value-type="float" office:value="17734.1925402757" calcext:value-type="float">
            <text:p>17734.1925402757</text:p>
          </table:table-cell>
          <table:table-cell table:formula="of:=[.$D492]*(1-[.$O492])" office:value-type="float" office:value="698457.80632612" calcext:value-type="float">
            <text:p>698457.80632612</text:p>
          </table:table-cell>
          <table:table-cell table:formula="of:=[.$B492]" office:value-type="float" office:value="17734.1925402757" calcext:value-type="float">
            <text:p>17734.1925402757</text:p>
          </table:table-cell>
          <table:table-cell table:formula="of:=IF(FLOOR([.$A492]/12; 1) + 1 &gt;= [$Parameters.$K$70] - [$Parameters.$K$22]; [.$D492] ; 0)" office:value-type="float" office:value="0" calcext:value-type="float">
            <text:p>0</text:p>
          </table:table-cell>
          <table:table-cell table:formula="of:=([$Parameters.$D$4]-[$Parameters.$C$4])*[.$A492]" office:value-type="float" office:value="73688" calcext:value-type="float">
            <text:p>73688</text:p>
          </table:table-cell>
          <table:table-cell table:formula="of:=[.$M492]/([$Parameters.A$4]*[.$A492])" office:value-type="float" office:value="0.00290384615384615" calcext:value-type="float">
            <text:p>0.002903846153846</text:p>
          </table:table-cell>
          <table:table-cell table:formula="of:=SUM(INDIRECT( CELL(&quot;address&quot;;  INDEX([$Parameters.$L$22:$Parameters.$L$74];  FLOOR([.$A492]/12; 1) + 1;0))&amp;&quot;:&quot;&amp;CELL(&quot;address&quot;; [$Parameters.$L$70])))" office:value-type="float" office:value="0.141635" calcext:value-type="float">
            <text:p>0.141635</text:p>
          </table:table-cell>
          <table:table-cell table:formula="of:=[.$I492]/INDEX([$Parameters.$M$22:$Parameters.$M$120];  FLOOR([.$A492]/12; 1) + 1;0)" office:value-type="float" office:value="807.935878828049" calcext:value-type="float">
            <text:p>807.935878828049</text:p>
          </table:table-cell>
          <table:table-cell table:formula="of:=[.$J492]/ INDEX([$Parameters.$M$22:$Parameters.$M$120];  FLOOR([.$A492]/12; 1) + 1;0)" office:value-type="float" office:value="31820.4011993676" calcext:value-type="float">
            <text:p>31820.4011993676</text:p>
          </table:table-cell>
          <table:table-cell table:formula="of:=([.$Q492]-[.$P492])*[$Parameters.$M$70]" office:value-type="float" office:value="504262.686111974" calcext:value-type="float">
            <text:p>504262.686111974</text:p>
          </table:table-cell>
          <table:table-cell table:number-columns-repeated="2"/>
        </table:table-row>
        <table:table-row table:style-name="ro1">
          <table:table-cell office:value-type="float" office:value="489" calcext:value-type="float">
            <text:p>489</text:p>
          </table:table-cell>
          <table:table-cell table:formula="of:=([.$B492]-[.$C492])*POWER(1+[$Parameters.$H$4];1/12)+[$Parameters.$C$4]" office:value-type="float" office:value="18306.3936146312" calcext:value-type="float">
            <text:p>18306.3936146312</text:p>
          </table:table-cell>
          <table:table-cell table:formula="of:=IF(MOD([.$A493];12)=1; ([.$B481]+[.$B484]+[.$B487]+[.$B490])/4*(1+[$Parameters.$E$4])*[$Parameters.$F$4]; 0)" office:value-type="float" office:value="0" calcext:value-type="float">
            <text:p>0</text:p>
          </table:table-cell>
          <table:table-cell table:formula="of:=([.$D492]-[.$E492])*POWER(1+[$Parameters.$I$4];1/12)+[$Parameters.$D$4]" office:value-type="float" office:value="817550.873799896" calcext:value-type="float">
            <text:p>817550.873799896</text:p>
          </table:table-cell>
          <table:table-cell office:value-type="float" office:value="0" calcext:value-type="float">
            <text:p>0</text:p>
          </table:table-cell>
          <table:table-cell table:formula="of:=[.$D493]-[.$B493]" office:value-type="float" office:value="799244.480185265" calcext:value-type="float">
            <text:p>799244.480185265</text:p>
          </table:table-cell>
          <table:table-cell table:formula="of:=[.$F493]/[.$B493]" office:value-type="float" office:value="43.6593081635957" calcext:value-type="float">
            <text:p>43.6593081635957</text:p>
          </table:table-cell>
          <table:table-cell table:formula="of:=[.$F493]/[.$A493]" office:value-type="float" office:value="1634.44678974492" calcext:value-type="float">
            <text:p>1634.44678974492</text:p>
          </table:table-cell>
          <table:table-cell table:formula="of:=[.$B493]" office:value-type="float" office:value="18306.3936146312" calcext:value-type="float">
            <text:p>18306.3936146312</text:p>
          </table:table-cell>
          <table:table-cell table:formula="of:=[.$D493]*(1-[.$O493])" office:value-type="float" office:value="701757.055789248" calcext:value-type="float">
            <text:p>701757.055789248</text:p>
          </table:table-cell>
          <table:table-cell table:formula="of:=[.$B493]" office:value-type="float" office:value="18306.3936146312" calcext:value-type="float">
            <text:p>18306.3936146312</text:p>
          </table:table-cell>
          <table:table-cell table:formula="of:=IF(FLOOR([.$A493]/12; 1) + 1 &gt;= [$Parameters.$K$70] - [$Parameters.$K$22]; [.$D493] ; 0)" office:value-type="float" office:value="0" calcext:value-type="float">
            <text:p>0</text:p>
          </table:table-cell>
          <table:table-cell table:formula="of:=([$Parameters.$D$4]-[$Parameters.$C$4])*[.$A493]" office:value-type="float" office:value="73839" calcext:value-type="float">
            <text:p>73839</text:p>
          </table:table-cell>
          <table:table-cell table:formula="of:=[.$M493]/([$Parameters.A$4]*[.$A493])" office:value-type="float" office:value="0.00290384615384615" calcext:value-type="float">
            <text:p>0.002903846153846</text:p>
          </table:table-cell>
          <table:table-cell table:formula="of:=SUM(INDIRECT( CELL(&quot;address&quot;;  INDEX([$Parameters.$L$22:$Parameters.$L$74];  FLOOR([.$A493]/12; 1) + 1;0))&amp;&quot;:&quot;&amp;CELL(&quot;address&quot;; [$Parameters.$L$70])))" office:value-type="float" office:value="0.141635" calcext:value-type="float">
            <text:p>0.141635</text:p>
          </table:table-cell>
          <table:table-cell table:formula="of:=[.$I493]/INDEX([$Parameters.$M$22:$Parameters.$M$120];  FLOOR([.$A493]/12; 1) + 1;0)" office:value-type="float" office:value="834.004264903473" calcext:value-type="float">
            <text:p>834.004264903473</text:p>
          </table:table-cell>
          <table:table-cell table:formula="of:=[.$J493]/ INDEX([$Parameters.$M$22:$Parameters.$M$120];  FLOOR([.$A493]/12; 1) + 1;0)" office:value-type="float" office:value="31970.7086919931" calcext:value-type="float">
            <text:p>31970.7086919931</text:p>
          </table:table-cell>
          <table:table-cell table:formula="of:=([.$Q493]-[.$P493])*[$Parameters.$M$70]" office:value-type="float" office:value="506282.813984477" calcext:value-type="float">
            <text:p>506282.813984477</text:p>
          </table:table-cell>
          <table:table-cell table:number-columns-repeated="2"/>
        </table:table-row>
        <table:table-row table:style-name="ro1">
          <table:table-cell office:value-type="float" office:value="490" calcext:value-type="float">
            <text:p>490</text:p>
          </table:table-cell>
          <table:table-cell table:formula="of:=([.$B493]-[.$C493])*POWER(1+[$Parameters.$H$4];1/12)+[$Parameters.$C$4]" office:value-type="float" office:value="18884.8767998679" calcext:value-type="float">
            <text:p>18884.8767998679</text:p>
          </table:table-cell>
          <table:table-cell table:formula="of:=IF(MOD([.$A494];12)=1; ([.$B482]+[.$B485]+[.$B488]+[.$B491])/4*(1+[$Parameters.$E$4])*[$Parameters.$F$4]; 0)" office:value-type="float" office:value="0" calcext:value-type="float">
            <text:p>0</text:p>
          </table:table-cell>
          <table:table-cell table:formula="of:=([.$D493]-[.$E493])*POWER(1+[$Parameters.$I$4];1/12)+[$Parameters.$D$4]" office:value-type="float" office:value="821410.177259187" calcext:value-type="float">
            <text:p>821410.177259187</text:p>
          </table:table-cell>
          <table:table-cell office:value-type="float" office:value="0" calcext:value-type="float">
            <text:p>0</text:p>
          </table:table-cell>
          <table:table-cell table:formula="of:=[.$D494]-[.$B494]" office:value-type="float" office:value="802525.300459319" calcext:value-type="float">
            <text:p>802525.300459319</text:p>
          </table:table-cell>
          <table:table-cell table:formula="of:=[.$F494]/[.$B494]" office:value-type="float" office:value="42.4956598321539" calcext:value-type="float">
            <text:p>42.4956598321539</text:p>
          </table:table-cell>
          <table:table-cell table:formula="of:=[.$F494]/[.$A494]" office:value-type="float" office:value="1637.80673563126" calcext:value-type="float">
            <text:p>1637.80673563126</text:p>
          </table:table-cell>
          <table:table-cell table:formula="of:=[.$B494]" office:value-type="float" office:value="18884.8767998679" calcext:value-type="float">
            <text:p>18884.8767998679</text:p>
          </table:table-cell>
          <table:table-cell table:formula="of:=[.$D494]*(1-[.$O494])" office:value-type="float" office:value="705069.746803082" calcext:value-type="float">
            <text:p>705069.746803082</text:p>
          </table:table-cell>
          <table:table-cell table:formula="of:=[.$B494]" office:value-type="float" office:value="18884.8767998679" calcext:value-type="float">
            <text:p>18884.8767998679</text:p>
          </table:table-cell>
          <table:table-cell table:formula="of:=IF(FLOOR([.$A494]/12; 1) + 1 &gt;= [$Parameters.$K$70] - [$Parameters.$K$22]; [.$D494] ; 0)" office:value-type="float" office:value="0" calcext:value-type="float">
            <text:p>0</text:p>
          </table:table-cell>
          <table:table-cell table:formula="of:=([$Parameters.$D$4]-[$Parameters.$C$4])*[.$A494]" office:value-type="float" office:value="73990" calcext:value-type="float">
            <text:p>73990</text:p>
          </table:table-cell>
          <table:table-cell table:formula="of:=[.$M494]/([$Parameters.A$4]*[.$A494])" office:value-type="float" office:value="0.00290384615384615" calcext:value-type="float">
            <text:p>0.002903846153846</text:p>
          </table:table-cell>
          <table:table-cell table:formula="of:=SUM(INDIRECT( CELL(&quot;address&quot;;  INDEX([$Parameters.$L$22:$Parameters.$L$74];  FLOOR([.$A494]/12; 1) + 1;0))&amp;&quot;:&quot;&amp;CELL(&quot;address&quot;; [$Parameters.$L$70])))" office:value-type="float" office:value="0.141635" calcext:value-type="float">
            <text:p>0.141635</text:p>
          </table:table-cell>
          <table:table-cell table:formula="of:=[.$I494]/INDEX([$Parameters.$M$22:$Parameters.$M$120];  FLOOR([.$A494]/12; 1) + 1;0)" office:value-type="float" office:value="860.358851930199" calcext:value-type="float">
            <text:p>860.358851930199</text:p>
          </table:table-cell>
          <table:table-cell table:formula="of:=[.$J494]/ INDEX([$Parameters.$M$22:$Parameters.$M$120];  FLOOR([.$A494]/12; 1) + 1;0)" office:value-type="float" office:value="32121.6285559491" calcext:value-type="float">
            <text:p>32121.6285559491</text:p>
          </table:table-cell>
          <table:table-cell table:formula="of:=([.$Q494]-[.$P494])*[$Parameters.$M$70]" office:value-type="float" office:value="508308.245387347" calcext:value-type="float">
            <text:p>508308.245387347</text:p>
          </table:table-cell>
          <table:table-cell table:number-columns-repeated="2"/>
        </table:table-row>
        <table:table-row table:style-name="ro1">
          <table:table-cell office:value-type="float" office:value="491" calcext:value-type="float">
            <text:p>491</text:p>
          </table:table-cell>
          <table:table-cell table:formula="of:=([.$B494]-[.$C494])*POWER(1+[$Parameters.$H$4];1/12)+[$Parameters.$C$4]" office:value-type="float" office:value="19469.7110663509" calcext:value-type="float">
            <text:p>19469.7110663509</text:p>
          </table:table-cell>
          <table:table-cell table:formula="of:=IF(MOD([.$A495];12)=1; ([.$B483]+[.$B486]+[.$B489]+[.$B492])/4*(1+[$Parameters.$E$4])*[$Parameters.$F$4]; 0)" office:value-type="float" office:value="0" calcext:value-type="float">
            <text:p>0</text:p>
          </table:table-cell>
          <table:table-cell table:formula="of:=([.$D494]-[.$E494])*POWER(1+[$Parameters.$I$4];1/12)+[$Parameters.$D$4]" office:value-type="float" office:value="825285.203998489" calcext:value-type="float">
            <text:p>825285.203998489</text:p>
          </table:table-cell>
          <table:table-cell office:value-type="float" office:value="0" calcext:value-type="float">
            <text:p>0</text:p>
          </table:table-cell>
          <table:table-cell table:formula="of:=[.$D495]-[.$B495]" office:value-type="float" office:value="805815.492932138" calcext:value-type="float">
            <text:p>805815.492932138</text:p>
          </table:table-cell>
          <table:table-cell table:formula="of:=[.$F495]/[.$B495]" office:value-type="float" office:value="41.3881587757516" calcext:value-type="float">
            <text:p>41.3881587757516</text:p>
          </table:table-cell>
          <table:table-cell table:formula="of:=[.$F495]/[.$A495]" office:value-type="float" office:value="1641.17208336484" calcext:value-type="float">
            <text:p>1641.17208336484</text:p>
          </table:table-cell>
          <table:table-cell table:formula="of:=[.$B495]" office:value-type="float" office:value="19469.7110663509" calcext:value-type="float">
            <text:p>19469.7110663509</text:p>
          </table:table-cell>
          <table:table-cell table:formula="of:=[.$D495]*(1-[.$O495])" office:value-type="float" office:value="708395.934130163" calcext:value-type="float">
            <text:p>708395.934130163</text:p>
          </table:table-cell>
          <table:table-cell table:formula="of:=[.$B495]" office:value-type="float" office:value="19469.7110663509" calcext:value-type="float">
            <text:p>19469.7110663509</text:p>
          </table:table-cell>
          <table:table-cell table:formula="of:=IF(FLOOR([.$A495]/12; 1) + 1 &gt;= [$Parameters.$K$70] - [$Parameters.$K$22]; [.$D495] ; 0)" office:value-type="float" office:value="0" calcext:value-type="float">
            <text:p>0</text:p>
          </table:table-cell>
          <table:table-cell table:formula="of:=([$Parameters.$D$4]-[$Parameters.$C$4])*[.$A495]" office:value-type="float" office:value="74141" calcext:value-type="float">
            <text:p>74141</text:p>
          </table:table-cell>
          <table:table-cell table:formula="of:=[.$M495]/([$Parameters.A$4]*[.$A495])" office:value-type="float" office:value="0.00290384615384615" calcext:value-type="float">
            <text:p>0.002903846153846</text:p>
          </table:table-cell>
          <table:table-cell table:formula="of:=SUM(INDIRECT( CELL(&quot;address&quot;;  INDEX([$Parameters.$L$22:$Parameters.$L$74];  FLOOR([.$A495]/12; 1) + 1;0))&amp;&quot;:&quot;&amp;CELL(&quot;address&quot;; [$Parameters.$L$70])))" office:value-type="float" office:value="0.141635" calcext:value-type="float">
            <text:p>0.141635</text:p>
          </table:table-cell>
          <table:table-cell table:formula="of:=[.$I495]/INDEX([$Parameters.$M$22:$Parameters.$M$120];  FLOOR([.$A495]/12; 1) + 1;0)" office:value-type="float" office:value="887.002782066099" calcext:value-type="float">
            <text:p>887.002782066099</text:p>
          </table:table-cell>
          <table:table-cell table:formula="of:=[.$J495]/ INDEX([$Parameters.$M$22:$Parameters.$M$120];  FLOOR([.$A495]/12; 1) + 1;0)" office:value-type="float" office:value="32273.1632861122" calcext:value-type="float">
            <text:p>32273.1632861122</text:p>
          </table:table-cell>
          <table:table-cell table:formula="of:=([.$Q495]-[.$P495])*[$Parameters.$M$70]" office:value-type="float" office:value="510338.96979579" calcext:value-type="float">
            <text:p>510338.96979579</text:p>
          </table:table-cell>
          <table:table-cell table:number-columns-repeated="2"/>
        </table:table-row>
        <table:table-row table:style-name="ro1">
          <table:table-cell office:value-type="float" office:value="492" calcext:value-type="float">
            <text:p>492</text:p>
          </table:table-cell>
          <table:table-cell table:formula="of:=([.$B495]-[.$C495])*POWER(1+[$Parameters.$H$4];1/12)+[$Parameters.$C$4]" office:value-type="float" office:value="20060.966141661" calcext:value-type="float">
            <text:p>20060.966141661</text:p>
          </table:table-cell>
          <table:table-cell table:formula="of:=IF(MOD([.$A496];12)=1; ([.$B484]+[.$B487]+[.$B490]+[.$B493])/4*(1+[$Parameters.$E$4])*[$Parameters.$F$4]; 0)" office:value-type="float" office:value="0" calcext:value-type="float">
            <text:p>0</text:p>
          </table:table-cell>
          <table:table-cell table:formula="of:=([.$D495]-[.$E495])*POWER(1+[$Parameters.$I$4];1/12)+[$Parameters.$D$4]" office:value-type="float" office:value="829176.018076393" calcext:value-type="float">
            <text:p>829176.018076393</text:p>
          </table:table-cell>
          <table:table-cell office:value-type="float" office:value="0" calcext:value-type="float">
            <text:p>0</text:p>
          </table:table-cell>
          <table:table-cell table:formula="of:=[.$D496]-[.$B496]" office:value-type="float" office:value="809115.051934731" calcext:value-type="float">
            <text:p>809115.051934731</text:p>
          </table:table-cell>
          <table:table-cell table:formula="of:=[.$F496]/[.$B496]" office:value-type="float" office:value="40.332805819079" calcext:value-type="float">
            <text:p>40.332805819079</text:p>
          </table:table-cell>
          <table:table-cell table:formula="of:=[.$F496]/[.$A496]" office:value-type="float" office:value="1644.54278848523" calcext:value-type="float">
            <text:p>1644.54278848523</text:p>
          </table:table-cell>
          <table:table-cell table:formula="of:=[.$B496]" office:value-type="float" office:value="20060.966141661" calcext:value-type="float">
            <text:p>20060.966141661</text:p>
          </table:table-cell>
          <table:table-cell table:formula="of:=[.$D496]*(1-[.$O496])" office:value-type="float" office:value="721325.922581214" calcext:value-type="float">
            <text:p>721325.922581214</text:p>
          </table:table-cell>
          <table:table-cell table:formula="of:=[.$B496]" office:value-type="float" office:value="20060.966141661" calcext:value-type="float">
            <text:p>20060.966141661</text:p>
          </table:table-cell>
          <table:table-cell table:formula="of:=IF(FLOOR([.$A496]/12; 1) + 1 &gt;= [$Parameters.$K$70] - [$Parameters.$K$22]; [.$D496] ; 0)" office:value-type="float" office:value="0" calcext:value-type="float">
            <text:p>0</text:p>
          </table:table-cell>
          <table:table-cell table:formula="of:=([$Parameters.$D$4]-[$Parameters.$C$4])*[.$A496]" office:value-type="float" office:value="74292" calcext:value-type="float">
            <text:p>74292</text:p>
          </table:table-cell>
          <table:table-cell table:formula="of:=[.$M496]/([$Parameters.A$4]*[.$A496])" office:value-type="float" office:value="0.00290384615384615" calcext:value-type="float">
            <text:p>0.002903846153846</text:p>
          </table:table-cell>
          <table:table-cell table:formula="of:=SUM(INDIRECT( CELL(&quot;address&quot;;  INDEX([$Parameters.$L$22:$Parameters.$L$74];  FLOOR([.$A496]/12; 1) + 1;0))&amp;&quot;:&quot;&amp;CELL(&quot;address&quot;; [$Parameters.$L$70])))" office:value-type="float" office:value="0.130069" calcext:value-type="float">
            <text:p>0.130069</text:p>
          </table:table-cell>
          <table:table-cell table:formula="of:=[.$I496]/INDEX([$Parameters.$M$22:$Parameters.$M$120];  FLOOR([.$A496]/12; 1) + 1;0)" office:value-type="float" office:value="945.825843548373" calcext:value-type="float">
            <text:p>945.825843548373</text:p>
          </table:table-cell>
          <table:table-cell table:formula="of:=[.$J496]/ INDEX([$Parameters.$M$22:$Parameters.$M$120];  FLOOR([.$A496]/12; 1) + 1;0)" office:value-type="float" office:value="34008.7657982656" calcext:value-type="float">
            <text:p>34008.7657982656</text:p>
          </table:table-cell>
          <table:table-cell table:formula="of:=([.$Q496]-[.$P496])*[$Parameters.$M$70]" office:value-type="float" office:value="537603.403663703" calcext:value-type="float">
            <text:p>537603.403663703</text:p>
          </table:table-cell>
          <table:table-cell table:number-columns-repeated="2"/>
        </table:table-row>
        <table:table-row table:style-name="ro1">
          <table:table-cell office:value-type="float" office:value="493" calcext:value-type="float">
            <text:p>493</text:p>
          </table:table-cell>
          <table:table-cell table:formula="of:=([.$B496]-[.$C496])*POWER(1+[$Parameters.$H$4];1/12)+[$Parameters.$C$4]" office:value-type="float" office:value="20658.7125189077" calcext:value-type="float">
            <text:p>20658.7125189077</text:p>
          </table:table-cell>
          <table:table-cell table:formula="of:=IF(MOD([.$A497];12)=1; ([.$B485]+[.$B488]+[.$B491]+[.$B494])/4*(1+[$Parameters.$E$4])*[$Parameters.$F$4]; 0)" office:value-type="float" office:value="6759.66552725368" calcext:value-type="float">
            <text:p>6759.66552725368</text:p>
          </table:table-cell>
          <table:table-cell table:formula="of:=([.$D496]-[.$E496])*POWER(1+[$Parameters.$I$4];1/12)+[$Parameters.$D$4]" office:value-type="float" office:value="833082.683812468" calcext:value-type="float">
            <text:p>833082.683812468</text:p>
          </table:table-cell>
          <table:table-cell office:value-type="float" office:value="0" calcext:value-type="float">
            <text:p>0</text:p>
          </table:table-cell>
          <table:table-cell table:formula="of:=[.$D497]-[.$B497]" office:value-type="float" office:value="812423.971293561" calcext:value-type="float">
            <text:p>812423.971293561</text:p>
          </table:table-cell>
          <table:table-cell table:formula="of:=[.$F497]/[.$B497]" office:value-type="float" office:value="39.3259730271185" calcext:value-type="float">
            <text:p>39.3259730271185</text:p>
          </table:table-cell>
          <table:table-cell table:formula="of:=[.$F497]/[.$A497]" office:value-type="float" office:value="1647.91880586929" calcext:value-type="float">
            <text:p>1647.91880586929</text:p>
          </table:table-cell>
          <table:table-cell table:formula="of:=[.$B497]" office:value-type="float" office:value="20658.7125189077" calcext:value-type="float">
            <text:p>20658.7125189077</text:p>
          </table:table-cell>
          <table:table-cell table:formula="of:=[.$D497]*(1-[.$O497])" office:value-type="float" office:value="724724.452211664" calcext:value-type="float">
            <text:p>724724.452211664</text:p>
          </table:table-cell>
          <table:table-cell table:formula="of:=[.$B497]" office:value-type="float" office:value="20658.7125189077" calcext:value-type="float">
            <text:p>20658.7125189077</text:p>
          </table:table-cell>
          <table:table-cell table:formula="of:=IF(FLOOR([.$A497]/12; 1) + 1 &gt;= [$Parameters.$K$70] - [$Parameters.$K$22]; [.$D497] ; 0)" office:value-type="float" office:value="0" calcext:value-type="float">
            <text:p>0</text:p>
          </table:table-cell>
          <table:table-cell table:formula="of:=([$Parameters.$D$4]-[$Parameters.$C$4])*[.$A497]" office:value-type="float" office:value="74443" calcext:value-type="float">
            <text:p>74443</text:p>
          </table:table-cell>
          <table:table-cell table:formula="of:=[.$M497]/([$Parameters.A$4]*[.$A497])" office:value-type="float" office:value="0.00290384615384615" calcext:value-type="float">
            <text:p>0.002903846153846</text:p>
          </table:table-cell>
          <table:table-cell table:formula="of:=SUM(INDIRECT( CELL(&quot;address&quot;;  INDEX([$Parameters.$L$22:$Parameters.$L$74];  FLOOR([.$A497]/12; 1) + 1;0))&amp;&quot;:&quot;&amp;CELL(&quot;address&quot;; [$Parameters.$L$70])))" office:value-type="float" office:value="0.130069" calcext:value-type="float">
            <text:p>0.130069</text:p>
          </table:table-cell>
          <table:table-cell table:formula="of:=[.$I497]/INDEX([$Parameters.$M$22:$Parameters.$M$120];  FLOOR([.$A497]/12; 1) + 1;0)" office:value-type="float" office:value="974.008133847607" calcext:value-type="float">
            <text:p>974.008133847607</text:p>
          </table:table-cell>
          <table:table-cell table:formula="of:=[.$J497]/ INDEX([$Parameters.$M$22:$Parameters.$M$120];  FLOOR([.$A497]/12; 1) + 1;0)" office:value-type="float" office:value="34168.9982183717" calcext:value-type="float">
            <text:p>34168.9982183717</text:p>
          </table:table-cell>
          <table:table-cell table:formula="of:=([.$Q497]-[.$P497])*[$Parameters.$M$70]" office:value-type="float" office:value="539750.538774362" calcext:value-type="float">
            <text:p>539750.538774362</text:p>
          </table:table-cell>
          <table:table-cell table:number-columns-repeated="2"/>
        </table:table-row>
        <table:table-row table:style-name="ro1">
          <table:table-cell office:value-type="float" office:value="494" calcext:value-type="float">
            <text:p>494</text:p>
          </table:table-cell>
          <table:table-cell table:formula="of:=([.$B497]-[.$C497])*POWER(1+[$Parameters.$H$4];1/12)+[$Parameters.$C$4]" office:value-type="float" office:value="14429.1425708239" calcext:value-type="float">
            <text:p>14429.1425708239</text:p>
          </table:table-cell>
          <table:table-cell table:formula="of:=IF(MOD([.$A498];12)=1; ([.$B486]+[.$B489]+[.$B492]+[.$B495])/4*(1+[$Parameters.$E$4])*[$Parameters.$F$4]; 0)" office:value-type="float" office:value="0" calcext:value-type="float">
            <text:p>0</text:p>
          </table:table-cell>
          <table:table-cell table:formula="of:=([.$D497]-[.$E497])*POWER(1+[$Parameters.$I$4];1/12)+[$Parameters.$D$4]" office:value-type="float" office:value="837005.265788334" calcext:value-type="float">
            <text:p>837005.265788334</text:p>
          </table:table-cell>
          <table:table-cell office:value-type="float" office:value="0" calcext:value-type="float">
            <text:p>0</text:p>
          </table:table-cell>
          <table:table-cell table:formula="of:=[.$D498]-[.$B498]" office:value-type="float" office:value="822576.12321751" calcext:value-type="float">
            <text:p>822576.12321751</text:p>
          </table:table-cell>
          <table:table-cell table:formula="of:=[.$F498]/[.$B498]" office:value-type="float" office:value="57.007969751493" calcext:value-type="float">
            <text:p>57.007969751493</text:p>
          </table:table-cell>
          <table:table-cell table:formula="of:=[.$F498]/[.$A498]" office:value-type="float" office:value="1665.13385266703" calcext:value-type="float">
            <text:p>1665.13385266703</text:p>
          </table:table-cell>
          <table:table-cell table:formula="of:=[.$B498]" office:value-type="float" office:value="14429.1425708239" calcext:value-type="float">
            <text:p>14429.1425708239</text:p>
          </table:table-cell>
          <table:table-cell table:formula="of:=[.$D498]*(1-[.$O498])" office:value-type="float" office:value="728136.827872511" calcext:value-type="float">
            <text:p>728136.827872511</text:p>
          </table:table-cell>
          <table:table-cell table:formula="of:=[.$B498]" office:value-type="float" office:value="14429.1425708239" calcext:value-type="float">
            <text:p>14429.1425708239</text:p>
          </table:table-cell>
          <table:table-cell table:formula="of:=IF(FLOOR([.$A498]/12; 1) + 1 &gt;= [$Parameters.$K$70] - [$Parameters.$K$22]; [.$D498] ; 0)" office:value-type="float" office:value="0" calcext:value-type="float">
            <text:p>0</text:p>
          </table:table-cell>
          <table:table-cell table:formula="of:=([$Parameters.$D$4]-[$Parameters.$C$4])*[.$A498]" office:value-type="float" office:value="74594" calcext:value-type="float">
            <text:p>74594</text:p>
          </table:table-cell>
          <table:table-cell table:formula="of:=[.$M498]/([$Parameters.A$4]*[.$A498])" office:value-type="float" office:value="0.00290384615384615" calcext:value-type="float">
            <text:p>0.002903846153846</text:p>
          </table:table-cell>
          <table:table-cell table:formula="of:=SUM(INDIRECT( CELL(&quot;address&quot;;  INDEX([$Parameters.$L$22:$Parameters.$L$74];  FLOOR([.$A498]/12; 1) + 1;0))&amp;&quot;:&quot;&amp;CELL(&quot;address&quot;; [$Parameters.$L$70])))" office:value-type="float" office:value="0.130069" calcext:value-type="float">
            <text:p>0.130069</text:p>
          </table:table-cell>
          <table:table-cell table:formula="of:=[.$I498]/INDEX([$Parameters.$M$22:$Parameters.$M$120];  FLOOR([.$A498]/12; 1) + 1;0)" office:value-type="float" office:value="680.299036813952" calcext:value-type="float">
            <text:p>680.299036813952</text:p>
          </table:table-cell>
          <table:table-cell table:formula="of:=[.$J498]/ INDEX([$Parameters.$M$22:$Parameters.$M$120];  FLOOR([.$A498]/12; 1) + 1;0)" office:value-type="float" office:value="34329.8834451915" calcext:value-type="float">
            <text:p>34329.8834451915</text:p>
          </table:table-cell>
          <table:table-cell table:formula="of:=([.$Q498]-[.$P498])*[$Parameters.$M$70]" office:value-type="float" office:value="547142.242480219" calcext:value-type="float">
            <text:p>547142.242480219</text:p>
          </table:table-cell>
          <table:table-cell table:number-columns-repeated="2"/>
        </table:table-row>
        <table:table-row table:style-name="ro1">
          <table:table-cell office:value-type="float" office:value="495" calcext:value-type="float">
            <text:p>495</text:p>
          </table:table-cell>
          <table:table-cell table:formula="of:=([.$B498]-[.$C498])*POWER(1+[$Parameters.$H$4];1/12)+[$Parameters.$C$4]" office:value-type="float" office:value="14965.057990877" calcext:value-type="float">
            <text:p>14965.057990877</text:p>
          </table:table-cell>
          <table:table-cell table:formula="of:=IF(MOD([.$A499];12)=1; ([.$B487]+[.$B490]+[.$B493]+[.$B496])/4*(1+[$Parameters.$E$4])*[$Parameters.$F$4]; 0)" office:value-type="float" office:value="0" calcext:value-type="float">
            <text:p>0</text:p>
          </table:table-cell>
          <table:table-cell table:formula="of:=([.$D498]-[.$E498])*POWER(1+[$Parameters.$I$4];1/12)+[$Parameters.$D$4]" office:value-type="float" office:value="840943.828848721" calcext:value-type="float">
            <text:p>840943.828848721</text:p>
          </table:table-cell>
          <table:table-cell office:value-type="float" office:value="0" calcext:value-type="float">
            <text:p>0</text:p>
          </table:table-cell>
          <table:table-cell table:formula="of:=[.$D499]-[.$B499]" office:value-type="float" office:value="825978.770857845" calcext:value-type="float">
            <text:p>825978.770857845</text:p>
          </table:table-cell>
          <table:table-cell table:formula="of:=[.$F499]/[.$B499]" office:value-type="float" office:value="55.1938235963656" calcext:value-type="float">
            <text:p>55.1938235963656</text:p>
          </table:table-cell>
          <table:table-cell table:formula="of:=[.$F499]/[.$A499]" office:value-type="float" office:value="1668.643981531" calcext:value-type="float">
            <text:p>1668.643981531</text:p>
          </table:table-cell>
          <table:table-cell table:formula="of:=[.$B499]" office:value-type="float" office:value="14965.057990877" calcext:value-type="float">
            <text:p>14965.057990877</text:p>
          </table:table-cell>
          <table:table-cell table:formula="of:=[.$D499]*(1-[.$O499])" office:value-type="float" office:value="731563.105974197" calcext:value-type="float">
            <text:p>731563.105974197</text:p>
          </table:table-cell>
          <table:table-cell table:formula="of:=[.$B499]" office:value-type="float" office:value="14965.057990877" calcext:value-type="float">
            <text:p>14965.057990877</text:p>
          </table:table-cell>
          <table:table-cell table:formula="of:=IF(FLOOR([.$A499]/12; 1) + 1 &gt;= [$Parameters.$K$70] - [$Parameters.$K$22]; [.$D499] ; 0)" office:value-type="float" office:value="0" calcext:value-type="float">
            <text:p>0</text:p>
          </table:table-cell>
          <table:table-cell table:formula="of:=([$Parameters.$D$4]-[$Parameters.$C$4])*[.$A499]" office:value-type="float" office:value="74745" calcext:value-type="float">
            <text:p>74745</text:p>
          </table:table-cell>
          <table:table-cell table:formula="of:=[.$M499]/([$Parameters.A$4]*[.$A499])" office:value-type="float" office:value="0.00290384615384615" calcext:value-type="float">
            <text:p>0.002903846153846</text:p>
          </table:table-cell>
          <table:table-cell table:formula="of:=SUM(INDIRECT( CELL(&quot;address&quot;;  INDEX([$Parameters.$L$22:$Parameters.$L$74];  FLOOR([.$A499]/12; 1) + 1;0))&amp;&quot;:&quot;&amp;CELL(&quot;address&quot;; [$Parameters.$L$70])))" office:value-type="float" office:value="0.130069" calcext:value-type="float">
            <text:p>0.130069</text:p>
          </table:table-cell>
          <table:table-cell table:formula="of:=[.$I499]/INDEX([$Parameters.$M$22:$Parameters.$M$120];  FLOOR([.$A499]/12; 1) + 1;0)" office:value-type="float" office:value="705.566147613246" calcext:value-type="float">
            <text:p>705.566147613246</text:p>
          </table:table-cell>
          <table:table-cell table:formula="of:=[.$J499]/ INDEX([$Parameters.$M$22:$Parameters.$M$120];  FLOOR([.$A499]/12; 1) + 1;0)" office:value-type="float" office:value="34491.4241383403" calcext:value-type="float">
            <text:p>34491.4241383403</text:p>
          </table:table-cell>
          <table:table-cell table:formula="of:=([.$Q499]-[.$P499])*[$Parameters.$M$70]" office:value-type="float" office:value="549358.050929221" calcext:value-type="float">
            <text:p>549358.050929221</text:p>
          </table:table-cell>
          <table:table-cell table:number-columns-repeated="2"/>
        </table:table-row>
        <table:table-row table:style-name="ro1">
          <table:table-cell office:value-type="float" office:value="496" calcext:value-type="float">
            <text:p>496</text:p>
          </table:table-cell>
          <table:table-cell table:formula="of:=([.$B499]-[.$C499])*POWER(1+[$Parameters.$H$4];1/12)+[$Parameters.$C$4]" office:value-type="float" office:value="15506.8571469845" calcext:value-type="float">
            <text:p>15506.8571469845</text:p>
          </table:table-cell>
          <table:table-cell table:formula="of:=IF(MOD([.$A500];12)=1; ([.$B488]+[.$B491]+[.$B494]+[.$B497])/4*(1+[$Parameters.$E$4])*[$Parameters.$F$4]; 0)" office:value-type="float" office:value="0" calcext:value-type="float">
            <text:p>0</text:p>
          </table:table-cell>
          <table:table-cell table:formula="of:=([.$D499]-[.$E499])*POWER(1+[$Parameters.$I$4];1/12)+[$Parameters.$D$4]" office:value-type="float" office:value="844898.438102546" calcext:value-type="float">
            <text:p>844898.438102546</text:p>
          </table:table-cell>
          <table:table-cell office:value-type="float" office:value="0" calcext:value-type="float">
            <text:p>0</text:p>
          </table:table-cell>
          <table:table-cell table:formula="of:=[.$D500]-[.$B500]" office:value-type="float" office:value="829391.580955562" calcext:value-type="float">
            <text:p>829391.580955562</text:p>
          </table:table-cell>
          <table:table-cell table:formula="of:=[.$F500]/[.$B500]" office:value-type="float" office:value="53.4854724651181" calcext:value-type="float">
            <text:p>53.4854724651181</text:p>
          </table:table-cell>
          <table:table-cell table:formula="of:=[.$F500]/[.$A500]" office:value-type="float" office:value="1672.16044547492" calcext:value-type="float">
            <text:p>1672.16044547492</text:p>
          </table:table-cell>
          <table:table-cell table:formula="of:=[.$B500]" office:value-type="float" office:value="15506.8571469845" calcext:value-type="float">
            <text:p>15506.8571469845</text:p>
          </table:table-cell>
          <table:table-cell table:formula="of:=[.$D500]*(1-[.$O500])" office:value-type="float" office:value="735003.343156986" calcext:value-type="float">
            <text:p>735003.343156986</text:p>
          </table:table-cell>
          <table:table-cell table:formula="of:=[.$B500]" office:value-type="float" office:value="15506.8571469845" calcext:value-type="float">
            <text:p>15506.8571469845</text:p>
          </table:table-cell>
          <table:table-cell table:formula="of:=IF(FLOOR([.$A500]/12; 1) + 1 &gt;= [$Parameters.$K$70] - [$Parameters.$K$22]; [.$D500] ; 0)" office:value-type="float" office:value="0" calcext:value-type="float">
            <text:p>0</text:p>
          </table:table-cell>
          <table:table-cell table:formula="of:=([$Parameters.$D$4]-[$Parameters.$C$4])*[.$A500]" office:value-type="float" office:value="74896" calcext:value-type="float">
            <text:p>74896</text:p>
          </table:table-cell>
          <table:table-cell table:formula="of:=[.$M500]/([$Parameters.A$4]*[.$A500])" office:value-type="float" office:value="0.00290384615384615" calcext:value-type="float">
            <text:p>0.002903846153846</text:p>
          </table:table-cell>
          <table:table-cell table:formula="of:=SUM(INDIRECT( CELL(&quot;address&quot;;  INDEX([$Parameters.$L$22:$Parameters.$L$74];  FLOOR([.$A500]/12; 1) + 1;0))&amp;&quot;:&quot;&amp;CELL(&quot;address&quot;; [$Parameters.$L$70])))" office:value-type="float" office:value="0.130069" calcext:value-type="float">
            <text:p>0.130069</text:p>
          </table:table-cell>
          <table:table-cell table:formula="of:=[.$I500]/INDEX([$Parameters.$M$22:$Parameters.$M$120];  FLOOR([.$A500]/12; 1) + 1;0)" office:value-type="float" office:value="731.110662281214" calcext:value-type="float">
            <text:p>731.110662281214</text:p>
          </table:table-cell>
          <table:table-cell table:formula="of:=[.$J500]/ INDEX([$Parameters.$M$22:$Parameters.$M$120];  FLOOR([.$A500]/12; 1) + 1;0)" office:value-type="float" office:value="34653.622968269" calcext:value-type="float">
            <text:p>34653.622968269</text:p>
          </table:table-cell>
          <table:table-cell table:formula="of:=([.$Q500]-[.$P500])*[$Parameters.$M$70]" office:value-type="float" office:value="551580.050095362" calcext:value-type="float">
            <text:p>551580.050095362</text:p>
          </table:table-cell>
          <table:table-cell table:number-columns-repeated="2"/>
        </table:table-row>
        <table:table-row table:style-name="ro1">
          <table:table-cell office:value-type="float" office:value="497" calcext:value-type="float">
            <text:p>497</text:p>
          </table:table-cell>
          <table:table-cell table:formula="of:=([.$B500]-[.$C500])*POWER(1+[$Parameters.$H$4];1/12)+[$Parameters.$C$4]" office:value-type="float" office:value="16054.6046358138" calcext:value-type="float">
            <text:p>16054.6046358138</text:p>
          </table:table-cell>
          <table:table-cell table:formula="of:=IF(MOD([.$A501];12)=1; ([.$B489]+[.$B492]+[.$B495]+[.$B498])/4*(1+[$Parameters.$E$4])*[$Parameters.$F$4]; 0)" office:value-type="float" office:value="0" calcext:value-type="float">
            <text:p>0</text:p>
          </table:table-cell>
          <table:table-cell table:formula="of:=([.$D500]-[.$E500])*POWER(1+[$Parameters.$I$4];1/12)+[$Parameters.$D$4]" office:value-type="float" office:value="848869.158923987" calcext:value-type="float">
            <text:p>848869.158923987</text:p>
          </table:table-cell>
          <table:table-cell office:value-type="float" office:value="0" calcext:value-type="float">
            <text:p>0</text:p>
          </table:table-cell>
          <table:table-cell table:formula="of:=[.$D501]-[.$B501]" office:value-type="float" office:value="832814.554288174" calcext:value-type="float">
            <text:p>832814.554288174</text:p>
          </table:table-cell>
          <table:table-cell table:formula="of:=[.$F501]/[.$B501]" office:value-type="float" office:value="51.8738750146717" calcext:value-type="float">
            <text:p>51.8738750146717</text:p>
          </table:table-cell>
          <table:table-cell table:formula="of:=[.$F501]/[.$A501]" office:value-type="float" office:value="1675.68320782329" calcext:value-type="float">
            <text:p>1675.68320782329</text:p>
          </table:table-cell>
          <table:table-cell table:formula="of:=[.$B501]" office:value-type="float" office:value="16054.6046358138" calcext:value-type="float">
            <text:p>16054.6046358138</text:p>
          </table:table-cell>
          <table:table-cell table:formula="of:=[.$D501]*(1-[.$O501])" office:value-type="float" office:value="738457.596291903" calcext:value-type="float">
            <text:p>738457.596291903</text:p>
          </table:table-cell>
          <table:table-cell table:formula="of:=[.$B501]" office:value-type="float" office:value="16054.6046358138" calcext:value-type="float">
            <text:p>16054.6046358138</text:p>
          </table:table-cell>
          <table:table-cell table:formula="of:=IF(FLOOR([.$A501]/12; 1) + 1 &gt;= [$Parameters.$K$70] - [$Parameters.$K$22]; [.$D501] ; 0)" office:value-type="float" office:value="0" calcext:value-type="float">
            <text:p>0</text:p>
          </table:table-cell>
          <table:table-cell table:formula="of:=([$Parameters.$D$4]-[$Parameters.$C$4])*[.$A501]" office:value-type="float" office:value="75047" calcext:value-type="float">
            <text:p>75047</text:p>
          </table:table-cell>
          <table:table-cell table:formula="of:=[.$M501]/([$Parameters.A$4]*[.$A501])" office:value-type="float" office:value="0.00290384615384615" calcext:value-type="float">
            <text:p>0.002903846153846</text:p>
          </table:table-cell>
          <table:table-cell table:formula="of:=SUM(INDIRECT( CELL(&quot;address&quot;;  INDEX([$Parameters.$L$22:$Parameters.$L$74];  FLOOR([.$A501]/12; 1) + 1;0))&amp;&quot;:&quot;&amp;CELL(&quot;address&quot;; [$Parameters.$L$70])))" office:value-type="float" office:value="0.130069" calcext:value-type="float">
            <text:p>0.130069</text:p>
          </table:table-cell>
          <table:table-cell table:formula="of:=[.$I501]/INDEX([$Parameters.$M$22:$Parameters.$M$120];  FLOOR([.$A501]/12; 1) + 1;0)" office:value-type="float" office:value="756.935626393861" calcext:value-type="float">
            <text:p>756.935626393861</text:p>
          </table:table-cell>
          <table:table-cell table:formula="of:=[.$J501]/ INDEX([$Parameters.$M$22:$Parameters.$M$120];  FLOOR([.$A501]/12; 1) + 1;0)" office:value-type="float" office:value="34816.4826163085" calcext:value-type="float">
            <text:p>34816.4826163085</text:p>
          </table:table-cell>
          <table:table-cell table:formula="of:=([.$Q501]-[.$P501])*[$Parameters.$M$70]" office:value-type="float" office:value="553808.234056012" calcext:value-type="float">
            <text:p>553808.234056012</text:p>
          </table:table-cell>
          <table:table-cell table:number-columns-repeated="2"/>
        </table:table-row>
        <table:table-row table:style-name="ro1">
          <table:table-cell office:value-type="float" office:value="498" calcext:value-type="float">
            <text:p>498</text:p>
          </table:table-cell>
          <table:table-cell table:formula="of:=([.$B501]-[.$C501])*POWER(1+[$Parameters.$H$4];1/12)+[$Parameters.$C$4]" office:value-type="float" office:value="16608.3657632289" calcext:value-type="float">
            <text:p>16608.3657632289</text:p>
          </table:table-cell>
          <table:table-cell table:formula="of:=IF(MOD([.$A502];12)=1; ([.$B490]+[.$B493]+[.$B496]+[.$B499])/4*(1+[$Parameters.$E$4])*[$Parameters.$F$4]; 0)" office:value-type="float" office:value="0" calcext:value-type="float">
            <text:p>0</text:p>
          </table:table-cell>
          <table:table-cell table:formula="of:=([.$D501]-[.$E501])*POWER(1+[$Parameters.$I$4];1/12)+[$Parameters.$D$4]" office:value-type="float" office:value="852856.056953565" calcext:value-type="float">
            <text:p>852856.056953565</text:p>
          </table:table-cell>
          <table:table-cell office:value-type="float" office:value="0" calcext:value-type="float">
            <text:p>0</text:p>
          </table:table-cell>
          <table:table-cell table:formula="of:=[.$D502]-[.$B502]" office:value-type="float" office:value="836247.691190336" calcext:value-type="float">
            <text:p>836247.691190336</text:p>
          </table:table-cell>
          <table:table-cell table:formula="of:=[.$F502]/[.$B502]" office:value-type="float" office:value="50.3509919706727" calcext:value-type="float">
            <text:p>50.3509919706727</text:p>
          </table:table-cell>
          <table:table-cell table:formula="of:=[.$F502]/[.$A502]" office:value-type="float" office:value="1679.2122313059" calcext:value-type="float">
            <text:p>1679.2122313059</text:p>
          </table:table-cell>
          <table:table-cell table:formula="of:=[.$B502]" office:value-type="float" office:value="16608.3657632289" calcext:value-type="float">
            <text:p>16608.3657632289</text:p>
          </table:table-cell>
          <table:table-cell table:formula="of:=[.$D502]*(1-[.$O502])" office:value-type="float" office:value="741925.922481672" calcext:value-type="float">
            <text:p>741925.922481672</text:p>
          </table:table-cell>
          <table:table-cell table:formula="of:=[.$B502]" office:value-type="float" office:value="16608.3657632289" calcext:value-type="float">
            <text:p>16608.3657632289</text:p>
          </table:table-cell>
          <table:table-cell table:formula="of:=IF(FLOOR([.$A502]/12; 1) + 1 &gt;= [$Parameters.$K$70] - [$Parameters.$K$22]; [.$D502] ; 0)" office:value-type="float" office:value="0" calcext:value-type="float">
            <text:p>0</text:p>
          </table:table-cell>
          <table:table-cell table:formula="of:=([$Parameters.$D$4]-[$Parameters.$C$4])*[.$A502]" office:value-type="float" office:value="75198" calcext:value-type="float">
            <text:p>75198</text:p>
          </table:table-cell>
          <table:table-cell table:formula="of:=[.$M502]/([$Parameters.A$4]*[.$A502])" office:value-type="float" office:value="0.00290384615384615" calcext:value-type="float">
            <text:p>0.002903846153846</text:p>
          </table:table-cell>
          <table:table-cell table:formula="of:=SUM(INDIRECT( CELL(&quot;address&quot;;  INDEX([$Parameters.$L$22:$Parameters.$L$74];  FLOOR([.$A502]/12; 1) + 1;0))&amp;&quot;:&quot;&amp;CELL(&quot;address&quot;; [$Parameters.$L$70])))" office:value-type="float" office:value="0.130069" calcext:value-type="float">
            <text:p>0.130069</text:p>
          </table:table-cell>
          <table:table-cell table:formula="of:=[.$I502]/INDEX([$Parameters.$M$22:$Parameters.$M$120];  FLOOR([.$A502]/12; 1) + 1;0)" office:value-type="float" office:value="783.044118964118" calcext:value-type="float">
            <text:p>783.044118964118</text:p>
          </table:table-cell>
          <table:table-cell table:formula="of:=[.$J502]/ INDEX([$Parameters.$M$22:$Parameters.$M$120];  FLOOR([.$A502]/12; 1) + 1;0)" office:value-type="float" office:value="34980.0057747134" calcext:value-type="float">
            <text:p>34980.0057747134</text:p>
          </table:table-cell>
          <table:table-cell table:formula="of:=([.$Q502]-[.$P502])*[$Parameters.$M$70]" office:value-type="float" office:value="556042.596522484" calcext:value-type="float">
            <text:p>556042.596522484</text:p>
          </table:table-cell>
          <table:table-cell table:number-columns-repeated="2"/>
        </table:table-row>
        <table:table-row table:style-name="ro1">
          <table:table-cell office:value-type="float" office:value="499" calcext:value-type="float">
            <text:p>499</text:p>
          </table:table-cell>
          <table:table-cell table:formula="of:=([.$B502]-[.$C502])*POWER(1+[$Parameters.$H$4];1/12)+[$Parameters.$C$4]" office:value-type="float" office:value="17168.2065520778" calcext:value-type="float">
            <text:p>17168.2065520778</text:p>
          </table:table-cell>
          <table:table-cell table:formula="of:=IF(MOD([.$A503];12)=1; ([.$B491]+[.$B494]+[.$B497]+[.$B500])/4*(1+[$Parameters.$E$4])*[$Parameters.$F$4]; 0)" office:value-type="float" office:value="0" calcext:value-type="float">
            <text:p>0</text:p>
          </table:table-cell>
          <table:table-cell table:formula="of:=([.$D502]-[.$E502])*POWER(1+[$Parameters.$I$4];1/12)+[$Parameters.$D$4]" office:value-type="float" office:value="856859.198099228" calcext:value-type="float">
            <text:p>856859.198099228</text:p>
          </table:table-cell>
          <table:table-cell office:value-type="float" office:value="0" calcext:value-type="float">
            <text:p>0</text:p>
          </table:table-cell>
          <table:table-cell table:formula="of:=[.$D503]-[.$B503]" office:value-type="float" office:value="839690.99154715" calcext:value-type="float">
            <text:p>839690.99154715</text:p>
          </table:table-cell>
          <table:table-cell table:formula="of:=[.$F503]/[.$B503]" office:value-type="float" office:value="48.9096510459637" calcext:value-type="float">
            <text:p>48.9096510459637</text:p>
          </table:table-cell>
          <table:table-cell table:formula="of:=[.$F503]/[.$A503]" office:value-type="float" office:value="1682.7474780504" calcext:value-type="float">
            <text:p>1682.7474780504</text:p>
          </table:table-cell>
          <table:table-cell table:formula="of:=[.$B503]" office:value-type="float" office:value="17168.2065520778" calcext:value-type="float">
            <text:p>17168.2065520778</text:p>
          </table:table-cell>
          <table:table-cell table:formula="of:=[.$D503]*(1-[.$O503])" office:value-type="float" office:value="745408.37906166" calcext:value-type="float">
            <text:p>745408.37906166</text:p>
          </table:table-cell>
          <table:table-cell table:formula="of:=[.$B503]" office:value-type="float" office:value="17168.2065520778" calcext:value-type="float">
            <text:p>17168.2065520778</text:p>
          </table:table-cell>
          <table:table-cell table:formula="of:=IF(FLOOR([.$A503]/12; 1) + 1 &gt;= [$Parameters.$K$70] - [$Parameters.$K$22]; [.$D503] ; 0)" office:value-type="float" office:value="0" calcext:value-type="float">
            <text:p>0</text:p>
          </table:table-cell>
          <table:table-cell table:formula="of:=([$Parameters.$D$4]-[$Parameters.$C$4])*[.$A503]" office:value-type="float" office:value="75349" calcext:value-type="float">
            <text:p>75349</text:p>
          </table:table-cell>
          <table:table-cell table:formula="of:=[.$M503]/([$Parameters.A$4]*[.$A503])" office:value-type="float" office:value="0.00290384615384615" calcext:value-type="float">
            <text:p>0.002903846153846</text:p>
          </table:table-cell>
          <table:table-cell table:formula="of:=SUM(INDIRECT( CELL(&quot;address&quot;;  INDEX([$Parameters.$L$22:$Parameters.$L$74];  FLOOR([.$A503]/12; 1) + 1;0))&amp;&quot;:&quot;&amp;CELL(&quot;address&quot;; [$Parameters.$L$70])))" office:value-type="float" office:value="0.130069" calcext:value-type="float">
            <text:p>0.130069</text:p>
          </table:table-cell>
          <table:table-cell table:formula="of:=[.$I503]/INDEX([$Parameters.$M$22:$Parameters.$M$120];  FLOOR([.$A503]/12; 1) + 1;0)" office:value-type="float" office:value="809.439252808947" calcext:value-type="float">
            <text:p>809.439252808947</text:p>
          </table:table-cell>
          <table:table-cell table:formula="of:=[.$J503]/ INDEX([$Parameters.$M$22:$Parameters.$M$120];  FLOOR([.$A503]/12; 1) + 1;0)" office:value-type="float" office:value="35144.1951467072" calcext:value-type="float">
            <text:p>35144.1951467072</text:p>
          </table:table-cell>
          <table:table-cell table:formula="of:=([.$Q503]-[.$P503])*[$Parameters.$M$70]" office:value-type="float" office:value="558283.130834786" calcext:value-type="float">
            <text:p>558283.130834786</text:p>
          </table:table-cell>
          <table:table-cell table:number-columns-repeated="2"/>
        </table:table-row>
        <table:table-row table:style-name="ro1">
          <table:table-cell office:value-type="float" office:value="500" calcext:value-type="float">
            <text:p>500</text:p>
          </table:table-cell>
          <table:table-cell table:formula="of:=([.$B503]-[.$C503])*POWER(1+[$Parameters.$H$4];1/12)+[$Parameters.$C$4]" office:value-type="float" office:value="17734.193750063" calcext:value-type="float">
            <text:p>17734.193750063</text:p>
          </table:table-cell>
          <table:table-cell table:formula="of:=IF(MOD([.$A504];12)=1; ([.$B492]+[.$B495]+[.$B498]+[.$B501])/4*(1+[$Parameters.$E$4])*[$Parameters.$F$4]; 0)" office:value-type="float" office:value="0" calcext:value-type="float">
            <text:p>0</text:p>
          </table:table-cell>
          <table:table-cell table:formula="of:=([.$D503]-[.$E503])*POWER(1+[$Parameters.$I$4];1/12)+[$Parameters.$D$4]" office:value-type="float" office:value="860878.648537442" calcext:value-type="float">
            <text:p>860878.648537442</text:p>
          </table:table-cell>
          <table:table-cell office:value-type="float" office:value="0" calcext:value-type="float">
            <text:p>0</text:p>
          </table:table-cell>
          <table:table-cell table:formula="of:=[.$D504]-[.$B504]" office:value-type="float" office:value="843144.454787379" calcext:value-type="float">
            <text:p>843144.454787379</text:p>
          </table:table-cell>
          <table:table-cell table:formula="of:=[.$F504]/[.$B504]" office:value-type="float" office:value="47.5434331365858" calcext:value-type="float">
            <text:p>47.5434331365858</text:p>
          </table:table-cell>
          <table:table-cell table:formula="of:=[.$F504]/[.$A504]" office:value-type="float" office:value="1686.28890957476" calcext:value-type="float">
            <text:p>1686.28890957476</text:p>
          </table:table-cell>
          <table:table-cell table:formula="of:=[.$B504]" office:value-type="float" office:value="17734.193750063" calcext:value-type="float">
            <text:p>17734.193750063</text:p>
          </table:table-cell>
          <table:table-cell table:formula="of:=[.$D504]*(1-[.$O504])" office:value-type="float" office:value="748905.023600826" calcext:value-type="float">
            <text:p>748905.023600826</text:p>
          </table:table-cell>
          <table:table-cell table:formula="of:=[.$B504]" office:value-type="float" office:value="17734.193750063" calcext:value-type="float">
            <text:p>17734.193750063</text:p>
          </table:table-cell>
          <table:table-cell table:formula="of:=IF(FLOOR([.$A504]/12; 1) + 1 &gt;= [$Parameters.$K$70] - [$Parameters.$K$22]; [.$D504] ; 0)" office:value-type="float" office:value="0" calcext:value-type="float">
            <text:p>0</text:p>
          </table:table-cell>
          <table:table-cell table:formula="of:=([$Parameters.$D$4]-[$Parameters.$C$4])*[.$A504]" office:value-type="float" office:value="75500" calcext:value-type="float">
            <text:p>75500</text:p>
          </table:table-cell>
          <table:table-cell table:formula="of:=[.$M504]/([$Parameters.A$4]*[.$A504])" office:value-type="float" office:value="0.00290384615384615" calcext:value-type="float">
            <text:p>0.002903846153846</text:p>
          </table:table-cell>
          <table:table-cell table:formula="of:=SUM(INDIRECT( CELL(&quot;address&quot;;  INDEX([$Parameters.$L$22:$Parameters.$L$74];  FLOOR([.$A504]/12; 1) + 1;0))&amp;&quot;:&quot;&amp;CELL(&quot;address&quot;; [$Parameters.$L$70])))" office:value-type="float" office:value="0.130069" calcext:value-type="float">
            <text:p>0.130069</text:p>
          </table:table-cell>
          <table:table-cell table:formula="of:=[.$I504]/INDEX([$Parameters.$M$22:$Parameters.$M$120];  FLOOR([.$A504]/12; 1) + 1;0)" office:value-type="float" office:value="836.124174920463" calcext:value-type="float">
            <text:p>836.124174920463</text:p>
          </table:table-cell>
          <table:table-cell table:formula="of:=[.$J504]/ INDEX([$Parameters.$M$22:$Parameters.$M$120];  FLOOR([.$A504]/12; 1) + 1;0)" office:value-type="float" office:value="35309.0534465264" calcext:value-type="float">
            <text:p>35309.0534465264</text:p>
          </table:table-cell>
          <table:table-cell table:formula="of:=([.$Q504]-[.$P504])*[$Parameters.$M$70]" office:value-type="float" office:value="560529.829956313" calcext:value-type="float">
            <text:p>560529.829956313</text:p>
          </table:table-cell>
          <table:table-cell table:number-columns-repeated="2"/>
        </table:table-row>
        <table:table-row table:style-name="ro1">
          <table:table-cell office:value-type="float" office:value="501" calcext:value-type="float">
            <text:p>501</text:p>
          </table:table-cell>
          <table:table-cell table:formula="of:=([.$B504]-[.$C504])*POWER(1+[$Parameters.$H$4];1/12)+[$Parameters.$C$4]" office:value-type="float" office:value="18306.3948377007" calcext:value-type="float">
            <text:p>18306.3948377007</text:p>
          </table:table-cell>
          <table:table-cell table:formula="of:=IF(MOD([.$A505];12)=1; ([.$B493]+[.$B496]+[.$B499]+[.$B502])/4*(1+[$Parameters.$E$4])*[$Parameters.$F$4]; 0)" office:value-type="float" office:value="0" calcext:value-type="float">
            <text:p>0</text:p>
          </table:table-cell>
          <table:table-cell table:formula="of:=([.$D504]-[.$E504])*POWER(1+[$Parameters.$I$4];1/12)+[$Parameters.$D$4]" office:value-type="float" office:value="864914.474714283" calcext:value-type="float">
            <text:p>864914.474714283</text:p>
          </table:table-cell>
          <table:table-cell office:value-type="float" office:value="0" calcext:value-type="float">
            <text:p>0</text:p>
          </table:table-cell>
          <table:table-cell table:formula="of:=[.$D505]-[.$B505]" office:value-type="float" office:value="846608.079876583" calcext:value-type="float">
            <text:p>846608.079876583</text:p>
          </table:table-cell>
          <table:table-cell table:formula="of:=[.$F505]/[.$B505]" office:value-type="float" office:value="46.2465759851883" calcext:value-type="float">
            <text:p>46.2465759851883</text:p>
          </table:table-cell>
          <table:table-cell table:formula="of:=[.$F505]/[.$A505]" office:value-type="float" office:value="1689.83648677961" calcext:value-type="float">
            <text:p>1689.83648677961</text:p>
          </table:table-cell>
          <table:table-cell table:formula="of:=[.$B505]" office:value-type="float" office:value="18306.3948377007" calcext:value-type="float">
            <text:p>18306.3948377007</text:p>
          </table:table-cell>
          <table:table-cell table:formula="of:=[.$D505]*(1-[.$O505])" office:value-type="float" office:value="752415.913902671" calcext:value-type="float">
            <text:p>752415.913902671</text:p>
          </table:table-cell>
          <table:table-cell table:formula="of:=[.$B505]" office:value-type="float" office:value="18306.3948377007" calcext:value-type="float">
            <text:p>18306.3948377007</text:p>
          </table:table-cell>
          <table:table-cell table:formula="of:=IF(FLOOR([.$A505]/12; 1) + 1 &gt;= [$Parameters.$K$70] - [$Parameters.$K$22]; [.$D505] ; 0)" office:value-type="float" office:value="0" calcext:value-type="float">
            <text:p>0</text:p>
          </table:table-cell>
          <table:table-cell table:formula="of:=([$Parameters.$D$4]-[$Parameters.$C$4])*[.$A505]" office:value-type="float" office:value="75651" calcext:value-type="float">
            <text:p>75651</text:p>
          </table:table-cell>
          <table:table-cell table:formula="of:=[.$M505]/([$Parameters.A$4]*[.$A505])" office:value-type="float" office:value="0.00290384615384615" calcext:value-type="float">
            <text:p>0.002903846153846</text:p>
          </table:table-cell>
          <table:table-cell table:formula="of:=SUM(INDIRECT( CELL(&quot;address&quot;;  INDEX([$Parameters.$L$22:$Parameters.$L$74];  FLOOR([.$A505]/12; 1) + 1;0))&amp;&quot;:&quot;&amp;CELL(&quot;address&quot;; [$Parameters.$L$70])))" office:value-type="float" office:value="0.130069" calcext:value-type="float">
            <text:p>0.130069</text:p>
          </table:table-cell>
          <table:table-cell table:formula="of:=[.$I505]/INDEX([$Parameters.$M$22:$Parameters.$M$120];  FLOOR([.$A505]/12; 1) + 1;0)" office:value-type="float" office:value="863.102066841144" calcext:value-type="float">
            <text:p>863.102066841144</text:p>
          </table:table-cell>
          <table:table-cell table:formula="of:=[.$J505]/ INDEX([$Parameters.$M$22:$Parameters.$M$120];  FLOOR([.$A505]/12; 1) + 1;0)" office:value-type="float" office:value="35474.5833994659" calcext:value-type="float">
            <text:p>35474.5833994659</text:p>
          </table:table-cell>
          <table:table-cell table:formula="of:=([.$Q505]-[.$P505])*[$Parameters.$M$70]" office:value-type="float" office:value="562782.686468478" calcext:value-type="float">
            <text:p>562782.686468478</text:p>
          </table:table-cell>
          <table:table-cell table:number-columns-repeated="2"/>
        </table:table-row>
        <table:table-row table:style-name="ro1">
          <table:table-cell office:value-type="float" office:value="502" calcext:value-type="float">
            <text:p>502</text:p>
          </table:table-cell>
          <table:table-cell table:formula="of:=([.$B505]-[.$C505])*POWER(1+[$Parameters.$H$4];1/12)+[$Parameters.$C$4]" office:value-type="float" office:value="18884.8780363652" calcext:value-type="float">
            <text:p>18884.8780363652</text:p>
          </table:table-cell>
          <table:table-cell table:formula="of:=IF(MOD([.$A506];12)=1; ([.$B494]+[.$B497]+[.$B500]+[.$B503])/4*(1+[$Parameters.$E$4])*[$Parameters.$F$4]; 0)" office:value-type="float" office:value="0" calcext:value-type="float">
            <text:p>0</text:p>
          </table:table-cell>
          <table:table-cell table:formula="of:=([.$D505]-[.$E505])*POWER(1+[$Parameters.$I$4];1/12)+[$Parameters.$D$4]" office:value-type="float" office:value="868966.743346539" calcext:value-type="float">
            <text:p>868966.743346539</text:p>
          </table:table-cell>
          <table:table-cell office:value-type="float" office:value="0" calcext:value-type="float">
            <text:p>0</text:p>
          </table:table-cell>
          <table:table-cell table:formula="of:=[.$D506]-[.$B506]" office:value-type="float" office:value="850081.865310174" calcext:value-type="float">
            <text:p>850081.865310174</text:p>
          </table:table-cell>
          <table:table-cell table:formula="of:=[.$F506]/[.$B506]" office:value-type="float" office:value="45.0138922620117" calcext:value-type="float">
            <text:p>45.0138922620117</text:p>
          </table:table-cell>
          <table:table-cell table:formula="of:=[.$F506]/[.$A506]" office:value-type="float" office:value="1693.39016994058" calcext:value-type="float">
            <text:p>1693.39016994058</text:p>
          </table:table-cell>
          <table:table-cell table:formula="of:=[.$B506]" office:value-type="float" office:value="18884.8780363652" calcext:value-type="float">
            <text:p>18884.8780363652</text:p>
          </table:table-cell>
          <table:table-cell table:formula="of:=[.$D506]*(1-[.$O506])" office:value-type="float" office:value="755941.108006198" calcext:value-type="float">
            <text:p>755941.108006198</text:p>
          </table:table-cell>
          <table:table-cell table:formula="of:=[.$B506]" office:value-type="float" office:value="18884.8780363652" calcext:value-type="float">
            <text:p>18884.8780363652</text:p>
          </table:table-cell>
          <table:table-cell table:formula="of:=IF(FLOOR([.$A506]/12; 1) + 1 &gt;= [$Parameters.$K$70] - [$Parameters.$K$22]; [.$D506] ; 0)" office:value-type="float" office:value="0" calcext:value-type="float">
            <text:p>0</text:p>
          </table:table-cell>
          <table:table-cell table:formula="of:=([$Parameters.$D$4]-[$Parameters.$C$4])*[.$A506]" office:value-type="float" office:value="75802" calcext:value-type="float">
            <text:p>75802</text:p>
          </table:table-cell>
          <table:table-cell table:formula="of:=[.$M506]/([$Parameters.A$4]*[.$A506])" office:value-type="float" office:value="0.00290384615384615" calcext:value-type="float">
            <text:p>0.002903846153846</text:p>
          </table:table-cell>
          <table:table-cell table:formula="of:=SUM(INDIRECT( CELL(&quot;address&quot;;  INDEX([$Parameters.$L$22:$Parameters.$L$74];  FLOOR([.$A506]/12; 1) + 1;0))&amp;&quot;:&quot;&amp;CELL(&quot;address&quot;; [$Parameters.$L$70])))" office:value-type="float" office:value="0.130069" calcext:value-type="float">
            <text:p>0.130069</text:p>
          </table:table-cell>
          <table:table-cell table:formula="of:=[.$I506]/INDEX([$Parameters.$M$22:$Parameters.$M$120];  FLOOR([.$A506]/12; 1) + 1;0)" office:value-type="float" office:value="890.376145043149" calcext:value-type="float">
            <text:p>890.376145043149</text:p>
          </table:table-cell>
          <table:table-cell table:formula="of:=[.$J506]/ INDEX([$Parameters.$M$22:$Parameters.$M$120];  FLOOR([.$A506]/12; 1) + 1;0)" office:value-type="float" office:value="35640.7877419235" calcext:value-type="float">
            <text:p>35640.7877419235</text:p>
          </table:table-cell>
          <table:table-cell table:formula="of:=([.$Q506]-[.$P506])*[$Parameters.$M$70]" office:value-type="float" office:value="565041.692565275" calcext:value-type="float">
            <text:p>565041.692565275</text:p>
          </table:table-cell>
          <table:table-cell table:number-columns-repeated="2"/>
        </table:table-row>
        <table:table-row table:style-name="ro1">
          <table:table-cell office:value-type="float" office:value="503" calcext:value-type="float">
            <text:p>503</text:p>
          </table:table-cell>
          <table:table-cell table:formula="of:=([.$B506]-[.$C506])*POWER(1+[$Parameters.$H$4];1/12)+[$Parameters.$C$4]" office:value-type="float" office:value="19469.7123164235" calcext:value-type="float">
            <text:p>19469.7123164235</text:p>
          </table:table-cell>
          <table:table-cell table:formula="of:=IF(MOD([.$A507];12)=1; ([.$B495]+[.$B498]+[.$B501]+[.$B504])/4*(1+[$Parameters.$E$4])*[$Parameters.$F$4]; 0)" office:value-type="float" office:value="0" calcext:value-type="float">
            <text:p>0</text:p>
          </table:table-cell>
          <table:table-cell table:formula="of:=([.$D506]-[.$E506])*POWER(1+[$Parameters.$I$4];1/12)+[$Parameters.$D$4]" office:value-type="float" office:value="873035.521422806" calcext:value-type="float">
            <text:p>873035.521422806</text:p>
          </table:table-cell>
          <table:table-cell office:value-type="float" office:value="0" calcext:value-type="float">
            <text:p>0</text:p>
          </table:table-cell>
          <table:table-cell table:formula="of:=[.$D507]-[.$B507]" office:value-type="float" office:value="853565.809106383" calcext:value-type="float">
            <text:p>853565.809106383</text:p>
          </table:table-cell>
          <table:table-cell table:formula="of:=[.$F507]/[.$B507]" office:value-type="float" office:value="43.8406996073775" calcext:value-type="float">
            <text:p>43.8406996073775</text:p>
          </table:table-cell>
          <table:table-cell table:formula="of:=[.$F507]/[.$A507]" office:value-type="float" office:value="1696.94991870056" calcext:value-type="float">
            <text:p>1696.94991870056</text:p>
          </table:table-cell>
          <table:table-cell table:formula="of:=[.$B507]" office:value-type="float" office:value="19469.7123164235" calcext:value-type="float">
            <text:p>19469.7123164235</text:p>
          </table:table-cell>
          <table:table-cell table:formula="of:=[.$D507]*(1-[.$O507])" office:value-type="float" office:value="759480.664186863" calcext:value-type="float">
            <text:p>759480.664186863</text:p>
          </table:table-cell>
          <table:table-cell table:formula="of:=[.$B507]" office:value-type="float" office:value="19469.7123164235" calcext:value-type="float">
            <text:p>19469.7123164235</text:p>
          </table:table-cell>
          <table:table-cell table:formula="of:=IF(FLOOR([.$A507]/12; 1) + 1 &gt;= [$Parameters.$K$70] - [$Parameters.$K$22]; [.$D507] ; 0)" office:value-type="float" office:value="0" calcext:value-type="float">
            <text:p>0</text:p>
          </table:table-cell>
          <table:table-cell table:formula="of:=([$Parameters.$D$4]-[$Parameters.$C$4])*[.$A507]" office:value-type="float" office:value="75953" calcext:value-type="float">
            <text:p>75953</text:p>
          </table:table-cell>
          <table:table-cell table:formula="of:=[.$M507]/([$Parameters.A$4]*[.$A507])" office:value-type="float" office:value="0.00290384615384615" calcext:value-type="float">
            <text:p>0.002903846153846</text:p>
          </table:table-cell>
          <table:table-cell table:formula="of:=SUM(INDIRECT( CELL(&quot;address&quot;;  INDEX([$Parameters.$L$22:$Parameters.$L$74];  FLOOR([.$A507]/12; 1) + 1;0))&amp;&quot;:&quot;&amp;CELL(&quot;address&quot;; [$Parameters.$L$70])))" office:value-type="float" office:value="0.130069" calcext:value-type="float">
            <text:p>0.130069</text:p>
          </table:table-cell>
          <table:table-cell table:formula="of:=[.$I507]/INDEX([$Parameters.$M$22:$Parameters.$M$120];  FLOOR([.$A507]/12; 1) + 1;0)" office:value-type="float" office:value="917.949661311812" calcext:value-type="float">
            <text:p>917.949661311812</text:p>
          </table:table-cell>
          <table:table-cell table:formula="of:=[.$J507]/ INDEX([$Parameters.$M$22:$Parameters.$M$120];  FLOOR([.$A507]/12; 1) + 1;0)" office:value-type="float" office:value="35807.6692214457" calcext:value-type="float">
            <text:p>35807.6692214457</text:p>
          </table:table-cell>
          <table:table-cell table:formula="of:=([.$Q507]-[.$P507])*[$Parameters.$M$70]" office:value-type="float" office:value="567306.840047777" calcext:value-type="float">
            <text:p>567306.840047777</text:p>
          </table:table-cell>
          <table:table-cell table:number-columns-repeated="2"/>
        </table:table-row>
        <table:table-row table:style-name="ro1">
          <table:table-cell office:value-type="float" office:value="504" calcext:value-type="float">
            <text:p>504</text:p>
          </table:table-cell>
          <table:table-cell table:formula="of:=([.$B507]-[.$C507])*POWER(1+[$Parameters.$H$4];1/12)+[$Parameters.$C$4]" office:value-type="float" office:value="20060.967405458" calcext:value-type="float">
            <text:p>20060.967405458</text:p>
          </table:table-cell>
          <table:table-cell table:formula="of:=IF(MOD([.$A508];12)=1; ([.$B496]+[.$B499]+[.$B502]+[.$B505])/4*(1+[$Parameters.$E$4])*[$Parameters.$F$4]; 0)" office:value-type="float" office:value="0" calcext:value-type="float">
            <text:p>0</text:p>
          </table:table-cell>
          <table:table-cell table:formula="of:=([.$D507]-[.$E507])*POWER(1+[$Parameters.$I$4];1/12)+[$Parameters.$D$4]" office:value-type="float" office:value="877120.876204605" calcext:value-type="float">
            <text:p>877120.876204605</text:p>
          </table:table-cell>
          <table:table-cell office:value-type="float" office:value="0" calcext:value-type="float">
            <text:p>0</text:p>
          </table:table-cell>
          <table:table-cell table:formula="of:=[.$D508]-[.$B508]" office:value-type="float" office:value="857059.908799147" calcext:value-type="float">
            <text:p>857059.908799147</text:p>
          </table:table-cell>
          <table:table-cell table:formula="of:=[.$F508]/[.$B508]" office:value-type="float" office:value="42.7227606464265" calcext:value-type="float">
            <text:p>42.7227606464265</text:p>
          </table:table-cell>
          <table:table-cell table:formula="of:=[.$F508]/[.$A508]" office:value-type="float" office:value="1700.5156920618" calcext:value-type="float">
            <text:p>1700.5156920618</text:p>
          </table:table-cell>
          <table:table-cell table:formula="of:=[.$B508]" office:value-type="float" office:value="20060.967405458" calcext:value-type="float">
            <text:p>20060.967405458</text:p>
          </table:table-cell>
          <table:table-cell table:formula="of:=[.$D508]*(1-[.$O508])" office:value-type="float" office:value="773996.020547477" calcext:value-type="float">
            <text:p>773996.020547477</text:p>
          </table:table-cell>
          <table:table-cell table:formula="of:=[.$B508]" office:value-type="float" office:value="20060.967405458" calcext:value-type="float">
            <text:p>20060.967405458</text:p>
          </table:table-cell>
          <table:table-cell table:formula="of:=IF(FLOOR([.$A508]/12; 1) + 1 &gt;= [$Parameters.$K$70] - [$Parameters.$K$22]; [.$D508] ; 0)" office:value-type="float" office:value="0" calcext:value-type="float">
            <text:p>0</text:p>
          </table:table-cell>
          <table:table-cell table:formula="of:=([$Parameters.$D$4]-[$Parameters.$C$4])*[.$A508]" office:value-type="float" office:value="76104" calcext:value-type="float">
            <text:p>76104</text:p>
          </table:table-cell>
          <table:table-cell table:formula="of:=[.$M508]/([$Parameters.A$4]*[.$A508])" office:value-type="float" office:value="0.00290384615384615" calcext:value-type="float">
            <text:p>0.002903846153846</text:p>
          </table:table-cell>
          <table:table-cell table:formula="of:=SUM(INDIRECT( CELL(&quot;address&quot;;  INDEX([$Parameters.$L$22:$Parameters.$L$74];  FLOOR([.$A508]/12; 1) + 1;0))&amp;&quot;:&quot;&amp;CELL(&quot;address&quot;; [$Parameters.$L$70])))" office:value-type="float" office:value="0.117572" calcext:value-type="float">
            <text:p>0.117572</text:p>
          </table:table-cell>
          <table:table-cell table:formula="of:=[.$I508]/INDEX([$Parameters.$M$22:$Parameters.$M$120];  FLOOR([.$A508]/12; 1) + 1;0)" office:value-type="float" office:value="980.017948483538" calcext:value-type="float">
            <text:p>980.017948483538</text:p>
          </table:table-cell>
          <table:table-cell table:formula="of:=[.$J508]/ INDEX([$Parameters.$M$22:$Parameters.$M$120];  FLOOR([.$A508]/12; 1) + 1;0)" office:value-type="float" office:value="37811.2369588411" calcext:value-type="float">
            <text:p>37811.2369588411</text:p>
          </table:table-cell>
          <table:table-cell table:formula="of:=([.$Q508]-[.$P508])*[$Parameters.$M$70]" office:value-type="float" office:value="598875.621108414" calcext:value-type="float">
            <text:p>598875.621108414</text:p>
          </table:table-cell>
          <table:table-cell table:number-columns-repeated="2"/>
        </table:table-row>
        <table:table-row table:style-name="ro1">
          <table:table-cell office:value-type="float" office:value="505" calcext:value-type="float">
            <text:p>505</text:p>
          </table:table-cell>
          <table:table-cell table:formula="of:=([.$B508]-[.$C508])*POWER(1+[$Parameters.$H$4];1/12)+[$Parameters.$C$4]" office:value-type="float" office:value="20658.7137965798" calcext:value-type="float">
            <text:p>20658.7137965798</text:p>
          </table:table-cell>
          <table:table-cell table:formula="of:=IF(MOD([.$A509];12)=1; ([.$B497]+[.$B500]+[.$B503]+[.$B506])/4*(1+[$Parameters.$E$4])*[$Parameters.$F$4]; 0)" office:value-type="float" office:value="6759.66603820578" calcext:value-type="float">
            <text:p>6759.66603820578</text:p>
          </table:table-cell>
          <table:table-cell table:formula="of:=([.$D508]-[.$E508])*POWER(1+[$Parameters.$I$4];1/12)+[$Parameters.$D$4]" office:value-type="float" office:value="881222.875227484" calcext:value-type="float">
            <text:p>881222.875227484</text:p>
          </table:table-cell>
          <table:table-cell office:value-type="float" office:value="0" calcext:value-type="float">
            <text:p>0</text:p>
          </table:table-cell>
          <table:table-cell table:formula="of:=[.$D509]-[.$B509]" office:value-type="float" office:value="860564.161430905" calcext:value-type="float">
            <text:p>860564.161430905</text:p>
          </table:table-cell>
          <table:table-cell table:formula="of:=[.$F509]/[.$B509]" office:value-type="float" office:value="41.6562313561543" calcext:value-type="float">
            <text:p>41.6562313561543</text:p>
          </table:table-cell>
          <table:table-cell table:formula="of:=[.$F509]/[.$A509]" office:value-type="float" office:value="1704.08744837803" calcext:value-type="float">
            <text:p>1704.08744837803</text:p>
          </table:table-cell>
          <table:table-cell table:formula="of:=[.$B509]" office:value-type="float" office:value="20658.7137965798" calcext:value-type="float">
            <text:p>20658.7137965798</text:p>
          </table:table-cell>
          <table:table-cell table:formula="of:=[.$D509]*(1-[.$O509])" office:value-type="float" office:value="777615.739341239" calcext:value-type="float">
            <text:p>777615.739341239</text:p>
          </table:table-cell>
          <table:table-cell table:formula="of:=[.$B509]" office:value-type="float" office:value="20658.7137965798" calcext:value-type="float">
            <text:p>20658.7137965798</text:p>
          </table:table-cell>
          <table:table-cell table:formula="of:=IF(FLOOR([.$A509]/12; 1) + 1 &gt;= [$Parameters.$K$70] - [$Parameters.$K$22]; [.$D509] ; 0)" office:value-type="float" office:value="0" calcext:value-type="float">
            <text:p>0</text:p>
          </table:table-cell>
          <table:table-cell table:formula="of:=([$Parameters.$D$4]-[$Parameters.$C$4])*[.$A509]" office:value-type="float" office:value="76255" calcext:value-type="float">
            <text:p>76255</text:p>
          </table:table-cell>
          <table:table-cell table:formula="of:=[.$M509]/([$Parameters.A$4]*[.$A509])" office:value-type="float" office:value="0.00290384615384615" calcext:value-type="float">
            <text:p>0.002903846153846</text:p>
          </table:table-cell>
          <table:table-cell table:formula="of:=SUM(INDIRECT( CELL(&quot;address&quot;;  INDEX([$Parameters.$L$22:$Parameters.$L$74];  FLOOR([.$A509]/12; 1) + 1;0))&amp;&quot;:&quot;&amp;CELL(&quot;address&quot;; [$Parameters.$L$70])))" office:value-type="float" office:value="0.117572" calcext:value-type="float">
            <text:p>0.117572</text:p>
          </table:table-cell>
          <table:table-cell table:formula="of:=[.$I509]/INDEX([$Parameters.$M$22:$Parameters.$M$120];  FLOOR([.$A509]/12; 1) + 1;0)" office:value-type="float" office:value="1009.21904233414" calcext:value-type="float">
            <text:p>1009.21904233414</text:p>
          </table:table-cell>
          <table:table-cell table:formula="of:=[.$J509]/ INDEX([$Parameters.$M$22:$Parameters.$M$120];  FLOOR([.$A509]/12; 1) + 1;0)" office:value-type="float" office:value="37988.0673835485" calcext:value-type="float">
            <text:p>37988.0673835485</text:p>
          </table:table-cell>
          <table:table-cell table:formula="of:=([.$Q509]-[.$P509])*[$Parameters.$M$70]" office:value-type="float" office:value="601276.074028146" calcext:value-type="float">
            <text:p>601276.074028146</text:p>
          </table:table-cell>
          <table:table-cell table:number-columns-repeated="2"/>
        </table:table-row>
        <table:table-row table:style-name="ro1">
          <table:table-cell office:value-type="float" office:value="506" calcext:value-type="float">
            <text:p>506</text:p>
          </table:table-cell>
          <table:table-cell table:formula="of:=([.$B509]-[.$C509])*POWER(1+[$Parameters.$H$4];1/12)+[$Parameters.$C$4]" office:value-type="float" office:value="14429.1433459616" calcext:value-type="float">
            <text:p>14429.1433459616</text:p>
          </table:table-cell>
          <table:table-cell table:formula="of:=IF(MOD([.$A510];12)=1; ([.$B498]+[.$B501]+[.$B504]+[.$B507])/4*(1+[$Parameters.$E$4])*[$Parameters.$F$4]; 0)" office:value-type="float" office:value="0" calcext:value-type="float">
            <text:p>0</text:p>
          </table:table-cell>
          <table:table-cell table:formula="of:=([.$D509]-[.$E509])*POWER(1+[$Parameters.$I$4];1/12)+[$Parameters.$D$4]" office:value-type="float" office:value="885341.586302144" calcext:value-type="float">
            <text:p>885341.586302144</text:p>
          </table:table-cell>
          <table:table-cell office:value-type="float" office:value="0" calcext:value-type="float">
            <text:p>0</text:p>
          </table:table-cell>
          <table:table-cell table:formula="of:=[.$D510]-[.$B510]" office:value-type="float" office:value="870912.442956182" calcext:value-type="float">
            <text:p>870912.442956182</text:p>
          </table:table-cell>
          <table:table-cell table:formula="of:=[.$F510]/[.$B510]" office:value-type="float" office:value="60.3578758679345" calcext:value-type="float">
            <text:p>60.3578758679345</text:p>
          </table:table-cell>
          <table:table-cell table:formula="of:=[.$F510]/[.$A510]" office:value-type="float" office:value="1721.17083588178" calcext:value-type="float">
            <text:p>1721.17083588178</text:p>
          </table:table-cell>
          <table:table-cell table:formula="of:=[.$B510]" office:value-type="float" office:value="14429.1433459616" calcext:value-type="float">
            <text:p>14429.1433459616</text:p>
          </table:table-cell>
          <table:table-cell table:formula="of:=[.$D510]*(1-[.$O510])" office:value-type="float" office:value="781250.205317428" calcext:value-type="float">
            <text:p>781250.205317428</text:p>
          </table:table-cell>
          <table:table-cell table:formula="of:=[.$B510]" office:value-type="float" office:value="14429.1433459616" calcext:value-type="float">
            <text:p>14429.1433459616</text:p>
          </table:table-cell>
          <table:table-cell table:formula="of:=IF(FLOOR([.$A510]/12; 1) + 1 &gt;= [$Parameters.$K$70] - [$Parameters.$K$22]; [.$D510] ; 0)" office:value-type="float" office:value="0" calcext:value-type="float">
            <text:p>0</text:p>
          </table:table-cell>
          <table:table-cell table:formula="of:=([$Parameters.$D$4]-[$Parameters.$C$4])*[.$A510]" office:value-type="float" office:value="76406" calcext:value-type="float">
            <text:p>76406</text:p>
          </table:table-cell>
          <table:table-cell table:formula="of:=[.$M510]/([$Parameters.A$4]*[.$A510])" office:value-type="float" office:value="0.00290384615384615" calcext:value-type="float">
            <text:p>0.002903846153846</text:p>
          </table:table-cell>
          <table:table-cell table:formula="of:=SUM(INDIRECT( CELL(&quot;address&quot;;  INDEX([$Parameters.$L$22:$Parameters.$L$74];  FLOOR([.$A510]/12; 1) + 1;0))&amp;&quot;:&quot;&amp;CELL(&quot;address&quot;; [$Parameters.$L$70])))" office:value-type="float" office:value="0.117572" calcext:value-type="float">
            <text:p>0.117572</text:p>
          </table:table-cell>
          <table:table-cell table:formula="of:=[.$I510]/INDEX([$Parameters.$M$22:$Parameters.$M$120];  FLOOR([.$A510]/12; 1) + 1;0)" office:value-type="float" office:value="704.892200584348" calcext:value-type="float">
            <text:p>704.892200584348</text:p>
          </table:table-cell>
          <table:table-cell table:formula="of:=[.$J510]/ INDEX([$Parameters.$M$22:$Parameters.$M$120];  FLOOR([.$A510]/12; 1) + 1;0)" office:value-type="float" office:value="38165.618237295" calcext:value-type="float">
            <text:p>38165.618237295</text:p>
          </table:table-cell>
          <table:table-cell table:formula="of:=([.$Q510]-[.$P510])*[$Parameters.$M$70]" office:value-type="float" office:value="609111.405356915" calcext:value-type="float">
            <text:p>609111.405356915</text:p>
          </table:table-cell>
          <table:table-cell table:number-columns-repeated="2"/>
        </table:table-row>
        <table:table-row table:style-name="ro1">
          <table:table-cell office:value-type="float" office:value="507" calcext:value-type="float">
            <text:p>507</text:p>
          </table:table-cell>
          <table:table-cell table:formula="of:=([.$B510]-[.$C510])*POWER(1+[$Parameters.$H$4];1/12)+[$Parameters.$C$4]" office:value-type="float" office:value="14965.0587745247" calcext:value-type="float">
            <text:p>14965.0587745247</text:p>
          </table:table-cell>
          <table:table-cell table:formula="of:=IF(MOD([.$A511];12)=1; ([.$B499]+[.$B502]+[.$B505]+[.$B508])/4*(1+[$Parameters.$E$4])*[$Parameters.$F$4]; 0)" office:value-type="float" office:value="0" calcext:value-type="float">
            <text:p>0</text:p>
          </table:table-cell>
          <table:table-cell table:formula="of:=([.$D510]-[.$E510])*POWER(1+[$Parameters.$I$4];1/12)+[$Parameters.$D$4]" office:value-type="float" office:value="889477.07751555" calcext:value-type="float">
            <text:p>889477.07751555</text:p>
          </table:table-cell>
          <table:table-cell office:value-type="float" office:value="0" calcext:value-type="float">
            <text:p>0</text:p>
          </table:table-cell>
          <table:table-cell table:formula="of:=[.$D511]-[.$B511]" office:value-type="float" office:value="874512.018741025" calcext:value-type="float">
            <text:p>874512.018741025</text:p>
          </table:table-cell>
          <table:table-cell table:formula="of:=[.$F511]/[.$B511]" office:value-type="float" office:value="58.4369251011377" calcext:value-type="float">
            <text:p>58.4369251011377</text:p>
          </table:table-cell>
          <table:table-cell table:formula="of:=[.$F511]/[.$A511]" office:value-type="float" office:value="1724.87577660952" calcext:value-type="float">
            <text:p>1724.87577660952</text:p>
          </table:table-cell>
          <table:table-cell table:formula="of:=[.$B511]" office:value-type="float" office:value="14965.0587745247" calcext:value-type="float">
            <text:p>14965.0587745247</text:p>
          </table:table-cell>
          <table:table-cell table:formula="of:=[.$D511]*(1-[.$O511])" office:value-type="float" office:value="784899.478557892" calcext:value-type="float">
            <text:p>784899.478557892</text:p>
          </table:table-cell>
          <table:table-cell table:formula="of:=[.$B511]" office:value-type="float" office:value="14965.0587745247" calcext:value-type="float">
            <text:p>14965.0587745247</text:p>
          </table:table-cell>
          <table:table-cell table:formula="of:=IF(FLOOR([.$A511]/12; 1) + 1 &gt;= [$Parameters.$K$70] - [$Parameters.$K$22]; [.$D511] ; 0)" office:value-type="float" office:value="0" calcext:value-type="float">
            <text:p>0</text:p>
          </table:table-cell>
          <table:table-cell table:formula="of:=([$Parameters.$D$4]-[$Parameters.$C$4])*[.$A511]" office:value-type="float" office:value="76557" calcext:value-type="float">
            <text:p>76557</text:p>
          </table:table-cell>
          <table:table-cell table:formula="of:=[.$M511]/([$Parameters.A$4]*[.$A511])" office:value-type="float" office:value="0.00290384615384615" calcext:value-type="float">
            <text:p>0.002903846153846</text:p>
          </table:table-cell>
          <table:table-cell table:formula="of:=SUM(INDIRECT( CELL(&quot;address&quot;;  INDEX([$Parameters.$L$22:$Parameters.$L$74];  FLOOR([.$A511]/12; 1) + 1;0))&amp;&quot;:&quot;&amp;CELL(&quot;address&quot;; [$Parameters.$L$70])))" office:value-type="float" office:value="0.117572" calcext:value-type="float">
            <text:p>0.117572</text:p>
          </table:table-cell>
          <table:table-cell table:formula="of:=[.$I511]/INDEX([$Parameters.$M$22:$Parameters.$M$120];  FLOOR([.$A511]/12; 1) + 1;0)" office:value-type="float" office:value="731.072729581081" calcext:value-type="float">
            <text:p>731.072729581081</text:p>
          </table:table-cell>
          <table:table-cell table:formula="of:=[.$J511]/ INDEX([$Parameters.$M$22:$Parameters.$M$120];  FLOOR([.$A511]/12; 1) + 1;0)" office:value-type="float" office:value="38343.8924551975" calcext:value-type="float">
            <text:p>38343.8924551975</text:p>
          </table:table-cell>
          <table:table-cell table:formula="of:=([.$Q511]-[.$P511])*[$Parameters.$M$70]" office:value-type="float" office:value="611584.448738522" calcext:value-type="float">
            <text:p>611584.448738522</text:p>
          </table:table-cell>
          <table:table-cell table:number-columns-repeated="2"/>
        </table:table-row>
        <table:table-row table:style-name="ro1">
          <table:table-cell office:value-type="float" office:value="508" calcext:value-type="float">
            <text:p>508</text:p>
          </table:table-cell>
          <table:table-cell table:formula="of:=([.$B511]-[.$C511])*POWER(1+[$Parameters.$H$4];1/12)+[$Parameters.$C$4]" office:value-type="float" office:value="15506.8579392359" calcext:value-type="float">
            <text:p>15506.8579392359</text:p>
          </table:table-cell>
          <table:table-cell table:formula="of:=IF(MOD([.$A512];12)=1; ([.$B500]+[.$B503]+[.$B506]+[.$B509])/4*(1+[$Parameters.$E$4])*[$Parameters.$F$4]; 0)" office:value-type="float" office:value="0" calcext:value-type="float">
            <text:p>0</text:p>
          </table:table-cell>
          <table:table-cell table:formula="of:=([.$D511]-[.$E511])*POWER(1+[$Parameters.$I$4];1/12)+[$Parameters.$D$4]" office:value-type="float" office:value="893629.417232066" calcext:value-type="float">
            <text:p>893629.417232066</text:p>
          </table:table-cell>
          <table:table-cell office:value-type="float" office:value="0" calcext:value-type="float">
            <text:p>0</text:p>
          </table:table-cell>
          <table:table-cell table:formula="of:=[.$D512]-[.$B512]" office:value-type="float" office:value="878122.559292831" calcext:value-type="float">
            <text:p>878122.559292831</text:p>
          </table:table-cell>
          <table:table-cell table:formula="of:=[.$F512]/[.$B512]" office:value-type="float" office:value="56.6280134076021" calcext:value-type="float">
            <text:p>56.6280134076021</text:p>
          </table:table-cell>
          <table:table-cell table:formula="of:=[.$F512]/[.$A512]" office:value-type="float" office:value="1728.58771514337" calcext:value-type="float">
            <text:p>1728.58771514337</text:p>
          </table:table-cell>
          <table:table-cell table:formula="of:=[.$B512]" office:value-type="float" office:value="15506.8579392359" calcext:value-type="float">
            <text:p>15506.8579392359</text:p>
          </table:table-cell>
          <table:table-cell table:formula="of:=[.$D512]*(1-[.$O512])" office:value-type="float" office:value="788563.619389258" calcext:value-type="float">
            <text:p>788563.619389258</text:p>
          </table:table-cell>
          <table:table-cell table:formula="of:=[.$B512]" office:value-type="float" office:value="15506.8579392359" calcext:value-type="float">
            <text:p>15506.8579392359</text:p>
          </table:table-cell>
          <table:table-cell table:formula="of:=IF(FLOOR([.$A512]/12; 1) + 1 &gt;= [$Parameters.$K$70] - [$Parameters.$K$22]; [.$D512] ; 0)" office:value-type="float" office:value="0" calcext:value-type="float">
            <text:p>0</text:p>
          </table:table-cell>
          <table:table-cell table:formula="of:=([$Parameters.$D$4]-[$Parameters.$C$4])*[.$A512]" office:value-type="float" office:value="76708" calcext:value-type="float">
            <text:p>76708</text:p>
          </table:table-cell>
          <table:table-cell table:formula="of:=[.$M512]/([$Parameters.A$4]*[.$A512])" office:value-type="float" office:value="0.00290384615384615" calcext:value-type="float">
            <text:p>0.002903846153846</text:p>
          </table:table-cell>
          <table:table-cell table:formula="of:=SUM(INDIRECT( CELL(&quot;address&quot;;  INDEX([$Parameters.$L$22:$Parameters.$L$74];  FLOOR([.$A512]/12; 1) + 1;0))&amp;&quot;:&quot;&amp;CELL(&quot;address&quot;; [$Parameters.$L$70])))" office:value-type="float" office:value="0.117572" calcext:value-type="float">
            <text:p>0.117572</text:p>
          </table:table-cell>
          <table:table-cell table:formula="of:=[.$I512]/INDEX([$Parameters.$M$22:$Parameters.$M$120];  FLOOR([.$A512]/12; 1) + 1;0)" office:value-type="float" office:value="757.540690729648" calcext:value-type="float">
            <text:p>757.540690729648</text:p>
          </table:table-cell>
          <table:table-cell table:formula="of:=[.$J512]/ INDEX([$Parameters.$M$22:$Parameters.$M$120];  FLOOR([.$A512]/12; 1) + 1;0)" office:value-type="float" office:value="38522.8929843311" calcext:value-type="float">
            <text:p>38522.8929843311</text:p>
          </table:table-cell>
          <table:table-cell table:formula="of:=([.$Q512]-[.$P512])*[$Parameters.$M$70]" office:value-type="float" office:value="614064.62829396" calcext:value-type="float">
            <text:p>614064.62829396</text:p>
          </table:table-cell>
          <table:table-cell table:number-columns-repeated="2"/>
        </table:table-row>
        <table:table-row table:style-name="ro1">
          <table:table-cell office:value-type="float" office:value="509" calcext:value-type="float">
            <text:p>509</text:p>
          </table:table-cell>
          <table:table-cell table:formula="of:=([.$B512]-[.$C512])*POWER(1+[$Parameters.$H$4];1/12)+[$Parameters.$C$4]" office:value-type="float" office:value="16054.6054367631" calcext:value-type="float">
            <text:p>16054.6054367631</text:p>
          </table:table-cell>
          <table:table-cell table:formula="of:=IF(MOD([.$A513];12)=1; ([.$B501]+[.$B504]+[.$B507]+[.$B510])/4*(1+[$Parameters.$E$4])*[$Parameters.$F$4]; 0)" office:value-type="float" office:value="0" calcext:value-type="float">
            <text:p>0</text:p>
          </table:table-cell>
          <table:table-cell table:formula="of:=([.$D512]-[.$E512])*POWER(1+[$Parameters.$I$4];1/12)+[$Parameters.$D$4]" office:value-type="float" office:value="897798.674094579" calcext:value-type="float">
            <text:p>897798.674094579</text:p>
          </table:table-cell>
          <table:table-cell office:value-type="float" office:value="0" calcext:value-type="float">
            <text:p>0</text:p>
          </table:table-cell>
          <table:table-cell table:formula="of:=[.$D513]-[.$B513]" office:value-type="float" office:value="881744.068657816" calcext:value-type="float">
            <text:p>881744.068657816</text:p>
          </table:table-cell>
          <table:table-cell table:formula="of:=[.$F513]/[.$B513]" office:value-type="float" office:value="54.9215657856485" calcext:value-type="float">
            <text:p>54.9215657856485</text:p>
          </table:table-cell>
          <table:table-cell table:formula="of:=[.$F513]/[.$A513]" office:value-type="float" office:value="1732.30661818824" calcext:value-type="float">
            <text:p>1732.30661818824</text:p>
          </table:table-cell>
          <table:table-cell table:formula="of:=[.$B513]" office:value-type="float" office:value="16054.6054367631" calcext:value-type="float">
            <text:p>16054.6054367631</text:p>
          </table:table-cell>
          <table:table-cell table:formula="of:=[.$D513]*(1-[.$O513])" office:value-type="float" office:value="792242.688383931" calcext:value-type="float">
            <text:p>792242.688383931</text:p>
          </table:table-cell>
          <table:table-cell table:formula="of:=[.$B513]" office:value-type="float" office:value="16054.6054367631" calcext:value-type="float">
            <text:p>16054.6054367631</text:p>
          </table:table-cell>
          <table:table-cell table:formula="of:=IF(FLOOR([.$A513]/12; 1) + 1 &gt;= [$Parameters.$K$70] - [$Parameters.$K$22]; [.$D513] ; 0)" office:value-type="float" office:value="0" calcext:value-type="float">
            <text:p>0</text:p>
          </table:table-cell>
          <table:table-cell table:formula="of:=([$Parameters.$D$4]-[$Parameters.$C$4])*[.$A513]" office:value-type="float" office:value="76859" calcext:value-type="float">
            <text:p>76859</text:p>
          </table:table-cell>
          <table:table-cell table:formula="of:=[.$M513]/([$Parameters.A$4]*[.$A513])" office:value-type="float" office:value="0.00290384615384615" calcext:value-type="float">
            <text:p>0.002903846153846</text:p>
          </table:table-cell>
          <table:table-cell table:formula="of:=SUM(INDIRECT( CELL(&quot;address&quot;;  INDEX([$Parameters.$L$22:$Parameters.$L$74];  FLOOR([.$A513]/12; 1) + 1;0))&amp;&quot;:&quot;&amp;CELL(&quot;address&quot;; [$Parameters.$L$70])))" office:value-type="float" office:value="0.117572" calcext:value-type="float">
            <text:p>0.117572</text:p>
          </table:table-cell>
          <table:table-cell table:formula="of:=[.$I513]/INDEX([$Parameters.$M$22:$Parameters.$M$120];  FLOOR([.$A513]/12; 1) + 1;0)" office:value-type="float" office:value="784.299239705087" calcext:value-type="float">
            <text:p>784.299239705087</text:p>
          </table:table-cell>
          <table:table-cell table:formula="of:=[.$J513]/ INDEX([$Parameters.$M$22:$Parameters.$M$120];  FLOOR([.$A513]/12; 1) + 1;0)" office:value-type="float" office:value="38702.6227837778" calcext:value-type="float">
            <text:p>38702.6227837778</text:p>
          </table:table-cell>
          <table:table-cell table:formula="of:=([.$Q513]-[.$P513])*[$Parameters.$M$70]" office:value-type="float" office:value="616551.940826622" calcext:value-type="float">
            <text:p>616551.940826622</text:p>
          </table:table-cell>
          <table:table-cell table:number-columns-repeated="2"/>
        </table:table-row>
        <table:table-row table:style-name="ro1">
          <table:table-cell office:value-type="float" office:value="510" calcext:value-type="float">
            <text:p>510</text:p>
          </table:table-cell>
          <table:table-cell table:formula="of:=([.$B513]-[.$C513])*POWER(1+[$Parameters.$H$4];1/12)+[$Parameters.$C$4]" office:value-type="float" office:value="16608.3665729718" calcext:value-type="float">
            <text:p>16608.3665729718</text:p>
          </table:table-cell>
          <table:table-cell table:formula="of:=IF(MOD([.$A514];12)=1; ([.$B502]+[.$B505]+[.$B508]+[.$B511])/4*(1+[$Parameters.$E$4])*[$Parameters.$F$4]; 0)" office:value-type="float" office:value="0" calcext:value-type="float">
            <text:p>0</text:p>
          </table:table-cell>
          <table:table-cell table:formula="of:=([.$D513]-[.$E513])*POWER(1+[$Parameters.$I$4];1/12)+[$Parameters.$D$4]" office:value-type="float" office:value="901984.917025636" calcext:value-type="float">
            <text:p>901984.917025636</text:p>
          </table:table-cell>
          <table:table-cell office:value-type="float" office:value="0" calcext:value-type="float">
            <text:p>0</text:p>
          </table:table-cell>
          <table:table-cell table:formula="of:=[.$D514]-[.$B514]" office:value-type="float" office:value="885376.550452664" calcext:value-type="float">
            <text:p>885376.550452664</text:p>
          </table:table-cell>
          <table:table-cell table:formula="of:=[.$F514]/[.$B514]" office:value-type="float" office:value="53.3090684482791" calcext:value-type="float">
            <text:p>53.3090684482791</text:p>
          </table:table-cell>
          <table:table-cell table:formula="of:=[.$F514]/[.$A514]" office:value-type="float" office:value="1736.03245186797" calcext:value-type="float">
            <text:p>1736.03245186797</text:p>
          </table:table-cell>
          <table:table-cell table:formula="of:=[.$B514]" office:value-type="float" office:value="16608.3665729718" calcext:value-type="float">
            <text:p>16608.3665729718</text:p>
          </table:table-cell>
          <table:table-cell table:formula="of:=[.$D514]*(1-[.$O514])" office:value-type="float" office:value="795936.746361098" calcext:value-type="float">
            <text:p>795936.746361098</text:p>
          </table:table-cell>
          <table:table-cell table:formula="of:=[.$B514]" office:value-type="float" office:value="16608.3665729718" calcext:value-type="float">
            <text:p>16608.3665729718</text:p>
          </table:table-cell>
          <table:table-cell table:formula="of:=IF(FLOOR([.$A514]/12; 1) + 1 &gt;= [$Parameters.$K$70] - [$Parameters.$K$22]; [.$D514] ; 0)" office:value-type="float" office:value="0" calcext:value-type="float">
            <text:p>0</text:p>
          </table:table-cell>
          <table:table-cell table:formula="of:=([$Parameters.$D$4]-[$Parameters.$C$4])*[.$A514]" office:value-type="float" office:value="77010" calcext:value-type="float">
            <text:p>77010</text:p>
          </table:table-cell>
          <table:table-cell table:formula="of:=[.$M514]/([$Parameters.A$4]*[.$A514])" office:value-type="float" office:value="0.00290384615384615" calcext:value-type="float">
            <text:p>0.002903846153846</text:p>
          </table:table-cell>
          <table:table-cell table:formula="of:=SUM(INDIRECT( CELL(&quot;address&quot;;  INDEX([$Parameters.$L$22:$Parameters.$L$74];  FLOOR([.$A514]/12; 1) + 1;0))&amp;&quot;:&quot;&amp;CELL(&quot;address&quot;; [$Parameters.$L$70])))" office:value-type="float" office:value="0.117572" calcext:value-type="float">
            <text:p>0.117572</text:p>
          </table:table-cell>
          <table:table-cell table:formula="of:=[.$I514]/INDEX([$Parameters.$M$22:$Parameters.$M$120];  FLOOR([.$A514]/12; 1) + 1;0)" office:value-type="float" office:value="811.351566828129" calcext:value-type="float">
            <text:p>811.351566828129</text:p>
          </table:table-cell>
          <table:table-cell table:formula="of:=[.$J514]/ INDEX([$Parameters.$M$22:$Parameters.$M$120];  FLOOR([.$A514]/12; 1) + 1;0)" office:value-type="float" office:value="38883.084824675" calcext:value-type="float">
            <text:p>38883.084824675</text:p>
          </table:table-cell>
          <table:table-cell table:formula="of:=([.$Q514]-[.$P514])*[$Parameters.$M$70]" office:value-type="float" office:value="619046.382772591" calcext:value-type="float">
            <text:p>619046.382772591</text:p>
          </table:table-cell>
          <table:table-cell table:number-columns-repeated="2"/>
        </table:table-row>
        <table:table-row table:style-name="ro1">
          <table:table-cell office:value-type="float" office:value="511" calcext:value-type="float">
            <text:p>511</text:p>
          </table:table-cell>
          <table:table-cell table:formula="of:=([.$B514]-[.$C514])*POWER(1+[$Parameters.$H$4];1/12)+[$Parameters.$C$4]" office:value-type="float" office:value="17168.2073707107" calcext:value-type="float">
            <text:p>17168.2073707107</text:p>
          </table:table-cell>
          <table:table-cell table:formula="of:=IF(MOD([.$A515];12)=1; ([.$B503]+[.$B506]+[.$B509]+[.$B512])/4*(1+[$Parameters.$E$4])*[$Parameters.$F$4]; 0)" office:value-type="float" office:value="0" calcext:value-type="float">
            <text:p>0</text:p>
          </table:table-cell>
          <table:table-cell table:formula="of:=([.$D514]-[.$E514])*POWER(1+[$Parameters.$I$4];1/12)+[$Parameters.$D$4]" office:value-type="float" office:value="906188.215228582" calcext:value-type="float">
            <text:p>906188.215228582</text:p>
          </table:table-cell>
          <table:table-cell office:value-type="float" office:value="0" calcext:value-type="float">
            <text:p>0</text:p>
          </table:table-cell>
          <table:table-cell table:formula="of:=[.$D515]-[.$B515]" office:value-type="float" office:value="889020.007857872" calcext:value-type="float">
            <text:p>889020.007857872</text:p>
          </table:table-cell>
          <table:table-cell table:formula="of:=[.$F515]/[.$B515]" office:value-type="float" office:value="51.782925768625" calcext:value-type="float">
            <text:p>51.782925768625</text:p>
          </table:table-cell>
          <table:table-cell table:formula="of:=[.$F515]/[.$A515]" office:value-type="float" office:value="1739.76518171795" calcext:value-type="float">
            <text:p>1739.76518171795</text:p>
          </table:table-cell>
          <table:table-cell table:formula="of:=[.$B515]" office:value-type="float" office:value="17168.2073707107" calcext:value-type="float">
            <text:p>17168.2073707107</text:p>
          </table:table-cell>
          <table:table-cell table:formula="of:=[.$D515]*(1-[.$O515])" office:value-type="float" office:value="799645.854387727" calcext:value-type="float">
            <text:p>799645.854387727</text:p>
          </table:table-cell>
          <table:table-cell table:formula="of:=[.$B515]" office:value-type="float" office:value="17168.2073707107" calcext:value-type="float">
            <text:p>17168.2073707107</text:p>
          </table:table-cell>
          <table:table-cell table:formula="of:=IF(FLOOR([.$A515]/12; 1) + 1 &gt;= [$Parameters.$K$70] - [$Parameters.$K$22]; [.$D515] ; 0)" office:value-type="float" office:value="0" calcext:value-type="float">
            <text:p>0</text:p>
          </table:table-cell>
          <table:table-cell table:formula="of:=([$Parameters.$D$4]-[$Parameters.$C$4])*[.$A515]" office:value-type="float" office:value="77161" calcext:value-type="float">
            <text:p>77161</text:p>
          </table:table-cell>
          <table:table-cell table:formula="of:=[.$M515]/([$Parameters.A$4]*[.$A515])" office:value-type="float" office:value="0.00290384615384615" calcext:value-type="float">
            <text:p>0.002903846153846</text:p>
          </table:table-cell>
          <table:table-cell table:formula="of:=SUM(INDIRECT( CELL(&quot;address&quot;;  INDEX([$Parameters.$L$22:$Parameters.$L$74];  FLOOR([.$A515]/12; 1) + 1;0))&amp;&quot;:&quot;&amp;CELL(&quot;address&quot;; [$Parameters.$L$70])))" office:value-type="float" office:value="0.117572" calcext:value-type="float">
            <text:p>0.117572</text:p>
          </table:table-cell>
          <table:table-cell table:formula="of:=[.$I515]/INDEX([$Parameters.$M$22:$Parameters.$M$120];  FLOOR([.$A515]/12; 1) + 1;0)" office:value-type="float" office:value="838.700897445563" calcext:value-type="float">
            <text:p>838.700897445563</text:p>
          </table:table-cell>
          <table:table-cell table:formula="of:=[.$J515]/ INDEX([$Parameters.$M$22:$Parameters.$M$120];  FLOOR([.$A515]/12; 1) + 1;0)" office:value-type="float" office:value="39064.2820902651" calcext:value-type="float">
            <text:p>39064.2820902651</text:p>
          </table:table-cell>
          <table:table-cell table:formula="of:=([.$Q515]-[.$P515])*[$Parameters.$M$70]" office:value-type="float" office:value="621547.950195246" calcext:value-type="float">
            <text:p>621547.950195246</text:p>
          </table:table-cell>
          <table:table-cell table:number-columns-repeated="2"/>
        </table:table-row>
        <table:table-row table:style-name="ro1">
          <table:table-cell office:value-type="float" office:value="512" calcext:value-type="float">
            <text:p>512</text:p>
          </table:table-cell>
          <table:table-cell table:formula="of:=([.$B515]-[.$C515])*POWER(1+[$Parameters.$H$4];1/12)+[$Parameters.$C$4]" office:value-type="float" office:value="17734.1945776836" calcext:value-type="float">
            <text:p>17734.1945776836</text:p>
          </table:table-cell>
          <table:table-cell table:formula="of:=IF(MOD([.$A516];12)=1; ([.$B504]+[.$B507]+[.$B510]+[.$B513])/4*(1+[$Parameters.$E$4])*[$Parameters.$F$4]; 0)" office:value-type="float" office:value="0" calcext:value-type="float">
            <text:p>0</text:p>
          </table:table-cell>
          <table:table-cell table:formula="of:=([.$D515]-[.$E515])*POWER(1+[$Parameters.$I$4];1/12)+[$Parameters.$D$4]" office:value-type="float" office:value="910408.638188707" calcext:value-type="float">
            <text:p>910408.638188707</text:p>
          </table:table-cell>
          <table:table-cell office:value-type="float" office:value="0" calcext:value-type="float">
            <text:p>0</text:p>
          </table:table-cell>
          <table:table-cell table:formula="of:=[.$D516]-[.$B516]" office:value-type="float" office:value="892674.443611023" calcext:value-type="float">
            <text:p>892674.443611023</text:p>
          </table:table-cell>
          <table:table-cell table:formula="of:=[.$F516]/[.$B516]" office:value-type="float" office:value="50.3363397588042" calcext:value-type="float">
            <text:p>50.3363397588042</text:p>
          </table:table-cell>
          <table:table-cell table:formula="of:=[.$F516]/[.$A516]" office:value-type="float" office:value="1743.50477267778" calcext:value-type="float">
            <text:p>1743.50477267778</text:p>
          </table:table-cell>
          <table:table-cell table:formula="of:=[.$B516]" office:value-type="float" office:value="17734.1945776836" calcext:value-type="float">
            <text:p>17734.1945776836</text:p>
          </table:table-cell>
          <table:table-cell table:formula="of:=[.$D516]*(1-[.$O516])" office:value-type="float" office:value="803370.073779584" calcext:value-type="float">
            <text:p>803370.073779584</text:p>
          </table:table-cell>
          <table:table-cell table:formula="of:=[.$B516]" office:value-type="float" office:value="17734.1945776836" calcext:value-type="float">
            <text:p>17734.1945776836</text:p>
          </table:table-cell>
          <table:table-cell table:formula="of:=IF(FLOOR([.$A516]/12; 1) + 1 &gt;= [$Parameters.$K$70] - [$Parameters.$K$22]; [.$D516] ; 0)" office:value-type="float" office:value="0" calcext:value-type="float">
            <text:p>0</text:p>
          </table:table-cell>
          <table:table-cell table:formula="of:=([$Parameters.$D$4]-[$Parameters.$C$4])*[.$A516]" office:value-type="float" office:value="77312" calcext:value-type="float">
            <text:p>77312</text:p>
          </table:table-cell>
          <table:table-cell table:formula="of:=[.$M516]/([$Parameters.A$4]*[.$A516])" office:value-type="float" office:value="0.00290384615384615" calcext:value-type="float">
            <text:p>0.002903846153846</text:p>
          </table:table-cell>
          <table:table-cell table:formula="of:=SUM(INDIRECT( CELL(&quot;address&quot;;  INDEX([$Parameters.$L$22:$Parameters.$L$74];  FLOOR([.$A516]/12; 1) + 1;0))&amp;&quot;:&quot;&amp;CELL(&quot;address&quot;; [$Parameters.$L$70])))" office:value-type="float" office:value="0.117572" calcext:value-type="float">
            <text:p>0.117572</text:p>
          </table:table-cell>
          <table:table-cell table:formula="of:=[.$I516]/INDEX([$Parameters.$M$22:$Parameters.$M$120];  FLOOR([.$A516]/12; 1) + 1;0)" office:value-type="float" office:value="866.350492314782" calcext:value-type="float">
            <text:p>866.350492314782</text:p>
          </table:table-cell>
          <table:table-cell table:formula="of:=[.$J516]/ INDEX([$Parameters.$M$22:$Parameters.$M$120];  FLOOR([.$A516]/12; 1) + 1;0)" office:value-type="float" office:value="39246.2175759445" calcext:value-type="float">
            <text:p>39246.2175759445</text:p>
          </table:table-cell>
          <table:table-cell table:formula="of:=([.$Q516]-[.$P516])*[$Parameters.$M$70]" office:value-type="float" office:value="624056.63877982" calcext:value-type="float">
            <text:p>624056.63877982</text:p>
          </table:table-cell>
          <table:table-cell table:number-columns-repeated="2"/>
        </table:table-row>
        <table:table-row table:style-name="ro1">
          <table:table-cell office:value-type="float" office:value="513" calcext:value-type="float">
            <text:p>513</text:p>
          </table:table-cell>
          <table:table-cell table:formula="of:=([.$B516]-[.$C516])*POWER(1+[$Parameters.$H$4];1/12)+[$Parameters.$C$4]" office:value-type="float" office:value="18306.3956744075" calcext:value-type="float">
            <text:p>18306.3956744075</text:p>
          </table:table-cell>
          <table:table-cell table:formula="of:=IF(MOD([.$A517];12)=1; ([.$B505]+[.$B508]+[.$B511]+[.$B514])/4*(1+[$Parameters.$E$4])*[$Parameters.$F$4]; 0)" office:value-type="float" office:value="0" calcext:value-type="float">
            <text:p>0</text:p>
          </table:table-cell>
          <table:table-cell table:formula="of:=([.$D516]-[.$E516])*POWER(1+[$Parameters.$I$4];1/12)+[$Parameters.$D$4]" office:value-type="float" office:value="914646.25567439" calcext:value-type="float">
            <text:p>914646.25567439</text:p>
          </table:table-cell>
          <table:table-cell office:value-type="float" office:value="0" calcext:value-type="float">
            <text:p>0</text:p>
          </table:table-cell>
          <table:table-cell table:formula="of:=[.$D517]-[.$B517]" office:value-type="float" office:value="896339.859999983" calcext:value-type="float">
            <text:p>896339.859999983</text:p>
          </table:table-cell>
          <table:table-cell table:formula="of:=[.$F517]/[.$B517]" office:value-type="float" office:value="48.9632080471784" calcext:value-type="float">
            <text:p>48.9632080471784</text:p>
          </table:table-cell>
          <table:table-cell table:formula="of:=[.$F517]/[.$A517]" office:value-type="float" office:value="1747.25118908379" calcext:value-type="float">
            <text:p>1747.25118908379</text:p>
          </table:table-cell>
          <table:table-cell table:formula="of:=[.$B517]" office:value-type="float" office:value="18306.3956744075" calcext:value-type="float">
            <text:p>18306.3956744075</text:p>
          </table:table-cell>
          <table:table-cell table:formula="of:=[.$D517]*(1-[.$O517])" office:value-type="float" office:value="807109.466102241" calcext:value-type="float">
            <text:p>807109.466102241</text:p>
          </table:table-cell>
          <table:table-cell table:formula="of:=[.$B517]" office:value-type="float" office:value="18306.3956744075" calcext:value-type="float">
            <text:p>18306.3956744075</text:p>
          </table:table-cell>
          <table:table-cell table:formula="of:=IF(FLOOR([.$A517]/12; 1) + 1 &gt;= [$Parameters.$K$70] - [$Parameters.$K$22]; [.$D517] ; 0)" office:value-type="float" office:value="0" calcext:value-type="float">
            <text:p>0</text:p>
          </table:table-cell>
          <table:table-cell table:formula="of:=([$Parameters.$D$4]-[$Parameters.$C$4])*[.$A517]" office:value-type="float" office:value="77463" calcext:value-type="float">
            <text:p>77463</text:p>
          </table:table-cell>
          <table:table-cell table:formula="of:=[.$M517]/([$Parameters.A$4]*[.$A517])" office:value-type="float" office:value="0.00290384615384615" calcext:value-type="float">
            <text:p>0.002903846153846</text:p>
          </table:table-cell>
          <table:table-cell table:formula="of:=SUM(INDIRECT( CELL(&quot;address&quot;;  INDEX([$Parameters.$L$22:$Parameters.$L$74];  FLOOR([.$A517]/12; 1) + 1;0))&amp;&quot;:&quot;&amp;CELL(&quot;address&quot;; [$Parameters.$L$70])))" office:value-type="float" office:value="0.117572" calcext:value-type="float">
            <text:p>0.117572</text:p>
          </table:table-cell>
          <table:table-cell table:formula="of:=[.$I517]/INDEX([$Parameters.$M$22:$Parameters.$M$120];  FLOOR([.$A517]/12; 1) + 1;0)" office:value-type="float" office:value="894.303647992552" calcext:value-type="float">
            <text:p>894.303647992552</text:p>
          </table:table-cell>
          <table:table-cell table:formula="of:=[.$J517]/ INDEX([$Parameters.$M$22:$Parameters.$M$120];  FLOOR([.$A517]/12; 1) + 1;0)" office:value-type="float" office:value="39428.8942893132" calcext:value-type="float">
            <text:p>39428.8942893132</text:p>
          </table:table-cell>
          <table:table-cell table:formula="of:=([.$Q517]-[.$P517])*[$Parameters.$M$70]" office:value-type="float" office:value="626572.443827874" calcext:value-type="float">
            <text:p>626572.443827874</text:p>
          </table:table-cell>
          <table:table-cell table:number-columns-repeated="2"/>
        </table:table-row>
        <table:table-row table:style-name="ro1">
          <table:table-cell office:value-type="float" office:value="514" calcext:value-type="float">
            <text:p>514</text:p>
          </table:table-cell>
          <table:table-cell table:formula="of:=([.$B517]-[.$C517])*POWER(1+[$Parameters.$H$4];1/12)+[$Parameters.$C$4]" office:value-type="float" office:value="18884.8788822582" calcext:value-type="float">
            <text:p>18884.8788822582</text:p>
          </table:table-cell>
          <table:table-cell table:formula="of:=IF(MOD([.$A518];12)=1; ([.$B506]+[.$B509]+[.$B512]+[.$B515])/4*(1+[$Parameters.$E$4])*[$Parameters.$F$4]; 0)" office:value-type="float" office:value="0" calcext:value-type="float">
            <text:p>0</text:p>
          </table:table-cell>
          <table:table-cell table:formula="of:=([.$D517]-[.$E517])*POWER(1+[$Parameters.$I$4];1/12)+[$Parameters.$D$4]" office:value-type="float" office:value="918901.137738258" calcext:value-type="float">
            <text:p>918901.137738258</text:p>
          </table:table-cell>
          <table:table-cell office:value-type="float" office:value="0" calcext:value-type="float">
            <text:p>0</text:p>
          </table:table-cell>
          <table:table-cell table:formula="of:=[.$D518]-[.$B518]" office:value-type="float" office:value="900016.258856" calcext:value-type="float">
            <text:p>900016.258856</text:p>
          </table:table-cell>
          <table:table-cell table:formula="of:=[.$F518]/[.$B518]" office:value-type="float" office:value="47.658037124164" calcext:value-type="float">
            <text:p>47.658037124164</text:p>
          </table:table-cell>
          <table:table-cell table:formula="of:=[.$F518]/[.$A518]" office:value-type="float" office:value="1751.00439466148" calcext:value-type="float">
            <text:p>1751.00439466148</text:p>
          </table:table-cell>
          <table:table-cell table:formula="of:=[.$B518]" office:value-type="float" office:value="18884.8788822582" calcext:value-type="float">
            <text:p>18884.8788822582</text:p>
          </table:table-cell>
          <table:table-cell table:formula="of:=[.$D518]*(1-[.$O518])" office:value-type="float" office:value="810864.093172096" calcext:value-type="float">
            <text:p>810864.093172096</text:p>
          </table:table-cell>
          <table:table-cell table:formula="of:=[.$B518]" office:value-type="float" office:value="18884.8788822582" calcext:value-type="float">
            <text:p>18884.8788822582</text:p>
          </table:table-cell>
          <table:table-cell table:formula="of:=IF(FLOOR([.$A518]/12; 1) + 1 &gt;= [$Parameters.$K$70] - [$Parameters.$K$22]; [.$D518] ; 0)" office:value-type="float" office:value="0" calcext:value-type="float">
            <text:p>0</text:p>
          </table:table-cell>
          <table:table-cell table:formula="of:=([$Parameters.$D$4]-[$Parameters.$C$4])*[.$A518]" office:value-type="float" office:value="77614" calcext:value-type="float">
            <text:p>77614</text:p>
          </table:table-cell>
          <table:table-cell table:formula="of:=[.$M518]/([$Parameters.A$4]*[.$A518])" office:value-type="float" office:value="0.00290384615384615" calcext:value-type="float">
            <text:p>0.002903846153846</text:p>
          </table:table-cell>
          <table:table-cell table:formula="of:=SUM(INDIRECT( CELL(&quot;address&quot;;  INDEX([$Parameters.$L$22:$Parameters.$L$74];  FLOOR([.$A518]/12; 1) + 1;0))&amp;&quot;:&quot;&amp;CELL(&quot;address&quot;; [$Parameters.$L$70])))" office:value-type="float" office:value="0.117572" calcext:value-type="float">
            <text:p>0.117572</text:p>
          </table:table-cell>
          <table:table-cell table:formula="of:=[.$I518]/INDEX([$Parameters.$M$22:$Parameters.$M$120];  FLOOR([.$A518]/12; 1) + 1;0)" office:value-type="float" office:value="922.563697228049" calcext:value-type="float">
            <text:p>922.563697228049</text:p>
          </table:table-cell>
          <table:table-cell table:formula="of:=[.$J518]/ INDEX([$Parameters.$M$22:$Parameters.$M$120];  FLOOR([.$A518]/12; 1) + 1;0)" office:value-type="float" office:value="39612.3152502245" calcext:value-type="float">
            <text:p>39612.3152502245</text:p>
          </table:table-cell>
          <table:table-cell table:formula="of:=([.$Q518]-[.$P518])*[$Parameters.$M$70]" office:value-type="float" office:value="629095.360251723" calcext:value-type="float">
            <text:p>629095.360251723</text:p>
          </table:table-cell>
          <table:table-cell table:number-columns-repeated="2"/>
        </table:table-row>
        <table:table-row table:style-name="ro1">
          <table:table-cell office:value-type="float" office:value="515" calcext:value-type="float">
            <text:p>515</text:p>
          </table:table-cell>
          <table:table-cell table:formula="of:=([.$B518]-[.$C518])*POWER(1+[$Parameters.$H$4];1/12)+[$Parameters.$C$4]" office:value-type="float" office:value="19469.7131716034" calcext:value-type="float">
            <text:p>19469.7131716034</text:p>
          </table:table-cell>
          <table:table-cell table:formula="of:=IF(MOD([.$A519];12)=1; ([.$B507]+[.$B510]+[.$B513]+[.$B516])/4*(1+[$Parameters.$E$4])*[$Parameters.$F$4]; 0)" office:value-type="float" office:value="0" calcext:value-type="float">
            <text:p>0</text:p>
          </table:table-cell>
          <table:table-cell table:formula="of:=([.$D518]-[.$E518])*POWER(1+[$Parameters.$I$4];1/12)+[$Parameters.$D$4]" office:value-type="float" office:value="923173.354718339" calcext:value-type="float">
            <text:p>923173.354718339</text:p>
          </table:table-cell>
          <table:table-cell office:value-type="float" office:value="0" calcext:value-type="float">
            <text:p>0</text:p>
          </table:table-cell>
          <table:table-cell table:formula="of:=[.$D519]-[.$B519]" office:value-type="float" office:value="903703.641546736" calcext:value-type="float">
            <text:p>903703.641546736</text:p>
          </table:table-cell>
          <table:table-cell table:formula="of:=[.$F519]/[.$B519]" office:value-type="float" office:value="46.4158682555626" calcext:value-type="float">
            <text:p>46.4158682555626</text:p>
          </table:table-cell>
          <table:table-cell table:formula="of:=[.$F519]/[.$A519]" office:value-type="float" office:value="1754.76435251793" calcext:value-type="float">
            <text:p>1754.76435251793</text:p>
          </table:table-cell>
          <table:table-cell table:formula="of:=[.$B519]" office:value-type="float" office:value="19469.7131716034" calcext:value-type="float">
            <text:p>19469.7131716034</text:p>
          </table:table-cell>
          <table:table-cell table:formula="of:=[.$D519]*(1-[.$O519])" office:value-type="float" office:value="814634.017057395" calcext:value-type="float">
            <text:p>814634.017057395</text:p>
          </table:table-cell>
          <table:table-cell table:formula="of:=[.$B519]" office:value-type="float" office:value="19469.7131716034" calcext:value-type="float">
            <text:p>19469.7131716034</text:p>
          </table:table-cell>
          <table:table-cell table:formula="of:=IF(FLOOR([.$A519]/12; 1) + 1 &gt;= [$Parameters.$K$70] - [$Parameters.$K$22]; [.$D519] ; 0)" office:value-type="float" office:value="0" calcext:value-type="float">
            <text:p>0</text:p>
          </table:table-cell>
          <table:table-cell table:formula="of:=([$Parameters.$D$4]-[$Parameters.$C$4])*[.$A519]" office:value-type="float" office:value="77765" calcext:value-type="float">
            <text:p>77765</text:p>
          </table:table-cell>
          <table:table-cell table:formula="of:=[.$M519]/([$Parameters.A$4]*[.$A519])" office:value-type="float" office:value="0.00290384615384615" calcext:value-type="float">
            <text:p>0.002903846153846</text:p>
          </table:table-cell>
          <table:table-cell table:formula="of:=SUM(INDIRECT( CELL(&quot;address&quot;;  INDEX([$Parameters.$L$22:$Parameters.$L$74];  FLOOR([.$A519]/12; 1) + 1;0))&amp;&quot;:&quot;&amp;CELL(&quot;address&quot;; [$Parameters.$L$70])))" office:value-type="float" office:value="0.117572" calcext:value-type="float">
            <text:p>0.117572</text:p>
          </table:table-cell>
          <table:table-cell table:formula="of:=[.$I519]/INDEX([$Parameters.$M$22:$Parameters.$M$120];  FLOOR([.$A519]/12; 1) + 1;0)" office:value-type="float" office:value="951.134009360206" calcext:value-type="float">
            <text:p>951.134009360206</text:p>
          </table:table-cell>
          <table:table-cell table:formula="of:=[.$J519]/ INDEX([$Parameters.$M$22:$Parameters.$M$120];  FLOOR([.$A519]/12; 1) + 1;0)" office:value-type="float" office:value="39796.4834908351" calcext:value-type="float">
            <text:p>39796.4834908351</text:p>
          </table:table-cell>
          <table:table-cell table:formula="of:=([.$Q519]-[.$P519])*[$Parameters.$M$70]" office:value-type="float" office:value="631625.382568782" calcext:value-type="float">
            <text:p>631625.382568782</text:p>
          </table:table-cell>
          <table:table-cell table:number-columns-repeated="2"/>
        </table:table-row>
        <table:table-row table:style-name="ro1">
          <table:table-cell office:value-type="float" office:value="516" calcext:value-type="float">
            <text:p>516</text:p>
          </table:table-cell>
          <table:table-cell table:formula="of:=([.$B519]-[.$C519])*POWER(1+[$Parameters.$H$4];1/12)+[$Parameters.$C$4]" office:value-type="float" office:value="20060.9682700268" calcext:value-type="float">
            <text:p>20060.9682700268</text:p>
          </table:table-cell>
          <table:table-cell table:formula="of:=IF(MOD([.$A520];12)=1; ([.$B508]+[.$B511]+[.$B514]+[.$B517])/4*(1+[$Parameters.$E$4])*[$Parameters.$F$4]; 0)" office:value-type="float" office:value="0" calcext:value-type="float">
            <text:p>0</text:p>
          </table:table-cell>
          <table:table-cell table:formula="of:=([.$D519]-[.$E519])*POWER(1+[$Parameters.$I$4];1/12)+[$Parameters.$D$4]" office:value-type="float" office:value="927462.977239228" calcext:value-type="float">
            <text:p>927462.977239228</text:p>
          </table:table-cell>
          <table:table-cell office:value-type="float" office:value="0" calcext:value-type="float">
            <text:p>0</text:p>
          </table:table-cell>
          <table:table-cell table:formula="of:=[.$D520]-[.$B520]" office:value-type="float" office:value="907402.008969201" calcext:value-type="float">
            <text:p>907402.008969201</text:p>
          </table:table-cell>
          <table:table-cell table:formula="of:=[.$F520]/[.$B520]" office:value-type="float" office:value="45.2322139567388" calcext:value-type="float">
            <text:p>45.2322139567388</text:p>
          </table:table-cell>
          <table:table-cell table:formula="of:=[.$F520]/[.$A520]" office:value-type="float" office:value="1758.53102513411" calcext:value-type="float">
            <text:p>1758.53102513411</text:p>
          </table:table-cell>
          <table:table-cell table:formula="of:=[.$B520]" office:value-type="float" office:value="20060.9682700268" calcext:value-type="float">
            <text:p>20060.9682700268</text:p>
          </table:table-cell>
          <table:table-cell table:formula="of:=[.$D520]*(1-[.$O520])" office:value-type="float" office:value="830926.138327328" calcext:value-type="float">
            <text:p>830926.138327328</text:p>
          </table:table-cell>
          <table:table-cell table:formula="of:=[.$B520]" office:value-type="float" office:value="20060.9682700268" calcext:value-type="float">
            <text:p>20060.9682700268</text:p>
          </table:table-cell>
          <table:table-cell table:formula="of:=IF(FLOOR([.$A520]/12; 1) + 1 &gt;= [$Parameters.$K$70] - [$Parameters.$K$22]; [.$D520] ; 0)" office:value-type="float" office:value="0" calcext:value-type="float">
            <text:p>0</text:p>
          </table:table-cell>
          <table:table-cell table:formula="of:=([$Parameters.$D$4]-[$Parameters.$C$4])*[.$A520]" office:value-type="float" office:value="77916" calcext:value-type="float">
            <text:p>77916</text:p>
          </table:table-cell>
          <table:table-cell table:formula="of:=[.$M520]/([$Parameters.A$4]*[.$A520])" office:value-type="float" office:value="0.00290384615384615" calcext:value-type="float">
            <text:p>0.002903846153846</text:p>
          </table:table-cell>
          <table:table-cell table:formula="of:=SUM(INDIRECT( CELL(&quot;address&quot;;  INDEX([$Parameters.$L$22:$Parameters.$L$74];  FLOOR([.$A520]/12; 1) + 1;0))&amp;&quot;:&quot;&amp;CELL(&quot;address&quot;; [$Parameters.$L$70])))" office:value-type="float" office:value="0.104087" calcext:value-type="float">
            <text:p>0.104087</text:p>
          </table:table-cell>
          <table:table-cell table:formula="of:=[.$I520]/INDEX([$Parameters.$M$22:$Parameters.$M$120];  FLOOR([.$A520]/12; 1) + 1;0)" office:value-type="float" office:value="1016.2597907815" calcext:value-type="float">
            <text:p>1016.2597907815</text:p>
          </table:table-cell>
          <table:table-cell table:formula="of:=[.$J520]/ INDEX([$Parameters.$M$22:$Parameters.$M$120];  FLOOR([.$A520]/12; 1) + 1;0)" office:value-type="float" office:value="42093.5227116174" calcext:value-type="float">
            <text:p>42093.5227116174</text:p>
          </table:table-cell>
          <table:table-cell table:formula="of:=([.$Q520]-[.$P520])*[$Parameters.$M$70]" office:value-type="float" office:value="667916.295092792" calcext:value-type="float">
            <text:p>667916.295092792</text:p>
          </table:table-cell>
          <table:table-cell table:number-columns-repeated="2"/>
        </table:table-row>
        <table:table-row table:style-name="ro1">
          <table:table-cell office:value-type="float" office:value="517" calcext:value-type="float">
            <text:p>517</text:p>
          </table:table-cell>
          <table:table-cell table:formula="of:=([.$B520]-[.$C520])*POWER(1+[$Parameters.$H$4];1/12)+[$Parameters.$C$4]" office:value-type="float" office:value="20658.7146706405" calcext:value-type="float">
            <text:p>20658.7146706405</text:p>
          </table:table-cell>
          <table:table-cell table:formula="of:=IF(MOD([.$A521];12)=1; ([.$B509]+[.$B512]+[.$B515]+[.$B518])/4*(1+[$Parameters.$E$4])*[$Parameters.$F$4]; 0)" office:value-type="float" office:value="6759.66638775023" calcext:value-type="float">
            <text:p>6759.66638775023</text:p>
          </table:table-cell>
          <table:table-cell table:formula="of:=([.$D520]-[.$E520])*POWER(1+[$Parameters.$I$4];1/12)+[$Parameters.$D$4]" office:value-type="float" office:value="931770.076213251" calcext:value-type="float">
            <text:p>931770.076213251</text:p>
          </table:table-cell>
          <table:table-cell office:value-type="float" office:value="0" calcext:value-type="float">
            <text:p>0</text:p>
          </table:table-cell>
          <table:table-cell table:formula="of:=[.$D521]-[.$B521]" office:value-type="float" office:value="911111.361542611" calcext:value-type="float">
            <text:p>911111.361542611</text:p>
          </table:table-cell>
          <table:table-cell table:formula="of:=[.$F521]/[.$B521]" office:value-type="float" office:value="44.1030033120817" calcext:value-type="float">
            <text:p>44.1030033120817</text:p>
          </table:table-cell>
          <table:table-cell table:formula="of:=[.$F521]/[.$A521]" office:value-type="float" office:value="1762.30437435708" calcext:value-type="float">
            <text:p>1762.30437435708</text:p>
          </table:table-cell>
          <table:table-cell table:formula="of:=[.$B521]" office:value-type="float" office:value="20658.7146706405" calcext:value-type="float">
            <text:p>20658.7146706405</text:p>
          </table:table-cell>
          <table:table-cell table:formula="of:=[.$D521]*(1-[.$O521])" office:value-type="float" office:value="834784.924290443" calcext:value-type="float">
            <text:p>834784.924290443</text:p>
          </table:table-cell>
          <table:table-cell table:formula="of:=[.$B521]" office:value-type="float" office:value="20658.7146706405" calcext:value-type="float">
            <text:p>20658.7146706405</text:p>
          </table:table-cell>
          <table:table-cell table:formula="of:=IF(FLOOR([.$A521]/12; 1) + 1 &gt;= [$Parameters.$K$70] - [$Parameters.$K$22]; [.$D521] ; 0)" office:value-type="float" office:value="0" calcext:value-type="float">
            <text:p>0</text:p>
          </table:table-cell>
          <table:table-cell table:formula="of:=([$Parameters.$D$4]-[$Parameters.$C$4])*[.$A521]" office:value-type="float" office:value="78067" calcext:value-type="float">
            <text:p>78067</text:p>
          </table:table-cell>
          <table:table-cell table:formula="of:=[.$M521]/([$Parameters.A$4]*[.$A521])" office:value-type="float" office:value="0.00290384615384615" calcext:value-type="float">
            <text:p>0.002903846153846</text:p>
          </table:table-cell>
          <table:table-cell table:formula="of:=SUM(INDIRECT( CELL(&quot;address&quot;;  INDEX([$Parameters.$L$22:$Parameters.$L$74];  FLOOR([.$A521]/12; 1) + 1;0))&amp;&quot;:&quot;&amp;CELL(&quot;address&quot;; [$Parameters.$L$70])))" office:value-type="float" office:value="0.104087" calcext:value-type="float">
            <text:p>0.104087</text:p>
          </table:table-cell>
          <table:table-cell table:formula="of:=[.$I521]/INDEX([$Parameters.$M$22:$Parameters.$M$120];  FLOOR([.$A521]/12; 1) + 1;0)" office:value-type="float" office:value="1046.54076345697" calcext:value-type="float">
            <text:p>1046.54076345697</text:p>
          </table:table-cell>
          <table:table-cell table:formula="of:=[.$J521]/ INDEX([$Parameters.$M$22:$Parameters.$M$120];  FLOOR([.$A521]/12; 1) + 1;0)" office:value-type="float" office:value="42289.0032568613" calcext:value-type="float">
            <text:p>42289.0032568613</text:p>
          </table:table-cell>
          <table:table-cell table:formula="of:=([.$Q521]-[.$P521])*[$Parameters.$M$70]" office:value-type="float" office:value="670602.440142755" calcext:value-type="float">
            <text:p>670602.440142755</text:p>
          </table:table-cell>
          <table:table-cell table:number-columns-repeated="2"/>
        </table:table-row>
        <table:table-row table:style-name="ro1">
          <table:table-cell office:value-type="float" office:value="518" calcext:value-type="float">
            <text:p>518</text:p>
          </table:table-cell>
          <table:table-cell table:formula="of:=([.$B521]-[.$C521])*POWER(1+[$Parameters.$H$4];1/12)+[$Parameters.$C$4]" office:value-type="float" office:value="14429.1438762365" calcext:value-type="float">
            <text:p>14429.1438762365</text:p>
          </table:table-cell>
          <table:table-cell table:formula="of:=IF(MOD([.$A522];12)=1; ([.$B510]+[.$B513]+[.$B516]+[.$B519])/4*(1+[$Parameters.$E$4])*[$Parameters.$F$4]; 0)" office:value-type="float" office:value="0" calcext:value-type="float">
            <text:p>0</text:p>
          </table:table-cell>
          <table:table-cell table:formula="of:=([.$D521]-[.$E521])*POWER(1+[$Parameters.$I$4];1/12)+[$Parameters.$D$4]" office:value-type="float" office:value="936094.722841644" calcext:value-type="float">
            <text:p>936094.722841644</text:p>
          </table:table-cell>
          <table:table-cell office:value-type="float" office:value="0" calcext:value-type="float">
            <text:p>0</text:p>
          </table:table-cell>
          <table:table-cell table:formula="of:=[.$D522]-[.$B522]" office:value-type="float" office:value="921665.578965407" calcext:value-type="float">
            <text:p>921665.578965407</text:p>
          </table:table-cell>
          <table:table-cell table:formula="of:=[.$F522]/[.$B522]" office:value-type="float" office:value="63.8752781780289" calcext:value-type="float">
            <text:p>63.8752781780289</text:p>
          </table:table-cell>
          <table:table-cell table:formula="of:=[.$F522]/[.$A522]" office:value-type="float" office:value="1779.2771794699" calcext:value-type="float">
            <text:p>1779.2771794699</text:p>
          </table:table-cell>
          <table:table-cell table:formula="of:=[.$B522]" office:value-type="float" office:value="14429.1438762365" calcext:value-type="float">
            <text:p>14429.1438762365</text:p>
          </table:table-cell>
          <table:table-cell table:formula="of:=[.$D522]*(1-[.$O522])" office:value-type="float" office:value="838659.431425226" calcext:value-type="float">
            <text:p>838659.431425226</text:p>
          </table:table-cell>
          <table:table-cell table:formula="of:=[.$B522]" office:value-type="float" office:value="14429.1438762365" calcext:value-type="float">
            <text:p>14429.1438762365</text:p>
          </table:table-cell>
          <table:table-cell table:formula="of:=IF(FLOOR([.$A522]/12; 1) + 1 &gt;= [$Parameters.$K$70] - [$Parameters.$K$22]; [.$D522] ; 0)" office:value-type="float" office:value="0" calcext:value-type="float">
            <text:p>0</text:p>
          </table:table-cell>
          <table:table-cell table:formula="of:=([$Parameters.$D$4]-[$Parameters.$C$4])*[.$A522]" office:value-type="float" office:value="78218" calcext:value-type="float">
            <text:p>78218</text:p>
          </table:table-cell>
          <table:table-cell table:formula="of:=[.$M522]/([$Parameters.A$4]*[.$A522])" office:value-type="float" office:value="0.00290384615384615" calcext:value-type="float">
            <text:p>0.002903846153846</text:p>
          </table:table-cell>
          <table:table-cell table:formula="of:=SUM(INDIRECT( CELL(&quot;address&quot;;  INDEX([$Parameters.$L$22:$Parameters.$L$74];  FLOOR([.$A522]/12; 1) + 1;0))&amp;&quot;:&quot;&amp;CELL(&quot;address&quot;; [$Parameters.$L$70])))" office:value-type="float" office:value="0.104087" calcext:value-type="float">
            <text:p>0.104087</text:p>
          </table:table-cell>
          <table:table-cell table:formula="of:=[.$I522]/INDEX([$Parameters.$M$22:$Parameters.$M$120];  FLOOR([.$A522]/12; 1) + 1;0)" office:value-type="float" office:value="730.959669515526" calcext:value-type="float">
            <text:p>730.959669515526</text:p>
          </table:table-cell>
          <table:table-cell table:formula="of:=[.$J522]/ INDEX([$Parameters.$M$22:$Parameters.$M$120];  FLOOR([.$A522]/12; 1) + 1;0)" office:value-type="float" office:value="42485.2802140438" calcext:value-type="float">
            <text:p>42485.2802140438</text:p>
          </table:table-cell>
          <table:table-cell table:formula="of:=([.$Q522]-[.$P522])*[$Parameters.$M$70]" office:value-type="float" office:value="678925.252054031" calcext:value-type="float">
            <text:p>678925.252054031</text:p>
          </table:table-cell>
          <table:table-cell table:number-columns-repeated="2"/>
        </table:table-row>
        <table:table-row table:style-name="ro1">
          <table:table-cell office:value-type="float" office:value="519" calcext:value-type="float">
            <text:p>519</text:p>
          </table:table-cell>
          <table:table-cell table:formula="of:=([.$B522]-[.$C522])*POWER(1+[$Parameters.$H$4];1/12)+[$Parameters.$C$4]" office:value-type="float" office:value="14965.0593106214" calcext:value-type="float">
            <text:p>14965.0593106214</text:p>
          </table:table-cell>
          <table:table-cell table:formula="of:=IF(MOD([.$A523];12)=1; ([.$B511]+[.$B514]+[.$B517]+[.$B520])/4*(1+[$Parameters.$E$4])*[$Parameters.$F$4]; 0)" office:value-type="float" office:value="0" calcext:value-type="float">
            <text:p>0</text:p>
          </table:table-cell>
          <table:table-cell table:formula="of:=([.$D522]-[.$E522])*POWER(1+[$Parameters.$I$4];1/12)+[$Parameters.$D$4]" office:value-type="float" office:value="940436.98861572" calcext:value-type="float">
            <text:p>940436.98861572</text:p>
          </table:table-cell>
          <table:table-cell office:value-type="float" office:value="0" calcext:value-type="float">
            <text:p>0</text:p>
          </table:table-cell>
          <table:table-cell table:formula="of:=[.$D523]-[.$B523]" office:value-type="float" office:value="925471.929305099" calcext:value-type="float">
            <text:p>925471.929305099</text:p>
          </table:table-cell>
          <table:table-cell table:formula="of:=[.$F523]/[.$B523]" office:value-type="float" office:value="61.8421825196674" calcext:value-type="float">
            <text:p>61.8421825196674</text:p>
          </table:table-cell>
          <table:table-cell table:formula="of:=[.$F523]/[.$A523]" office:value-type="float" office:value="1783.18290810231" calcext:value-type="float">
            <text:p>1783.18290810231</text:p>
          </table:table-cell>
          <table:table-cell table:formula="of:=[.$B523]" office:value-type="float" office:value="14965.0593106214" calcext:value-type="float">
            <text:p>14965.0593106214</text:p>
          </table:table-cell>
          <table:table-cell table:formula="of:=[.$D523]*(1-[.$O523])" office:value-type="float" office:value="842549.723781676" calcext:value-type="float">
            <text:p>842549.723781676</text:p>
          </table:table-cell>
          <table:table-cell table:formula="of:=[.$B523]" office:value-type="float" office:value="14965.0593106214" calcext:value-type="float">
            <text:p>14965.0593106214</text:p>
          </table:table-cell>
          <table:table-cell table:formula="of:=IF(FLOOR([.$A523]/12; 1) + 1 &gt;= [$Parameters.$K$70] - [$Parameters.$K$22]; [.$D523] ; 0)" office:value-type="float" office:value="0" calcext:value-type="float">
            <text:p>0</text:p>
          </table:table-cell>
          <table:table-cell table:formula="of:=([$Parameters.$D$4]-[$Parameters.$C$4])*[.$A523]" office:value-type="float" office:value="78369" calcext:value-type="float">
            <text:p>78369</text:p>
          </table:table-cell>
          <table:table-cell table:formula="of:=[.$M523]/([$Parameters.A$4]*[.$A523])" office:value-type="float" office:value="0.00290384615384615" calcext:value-type="float">
            <text:p>0.002903846153846</text:p>
          </table:table-cell>
          <table:table-cell table:formula="of:=SUM(INDIRECT( CELL(&quot;address&quot;;  INDEX([$Parameters.$L$22:$Parameters.$L$74];  FLOOR([.$A523]/12; 1) + 1;0))&amp;&quot;:&quot;&amp;CELL(&quot;address&quot;; [$Parameters.$L$70])))" office:value-type="float" office:value="0.104087" calcext:value-type="float">
            <text:p>0.104087</text:p>
          </table:table-cell>
          <table:table-cell table:formula="of:=[.$I523]/INDEX([$Parameters.$M$22:$Parameters.$M$120];  FLOOR([.$A523]/12; 1) + 1;0)" office:value-type="float" office:value="758.108374398249" calcext:value-type="float">
            <text:p>758.108374398249</text:p>
          </table:table-cell>
          <table:table-cell table:formula="of:=[.$J523]/ INDEX([$Parameters.$M$22:$Parameters.$M$120];  FLOOR([.$A523]/12; 1) + 1;0)" office:value-type="float" office:value="42682.3568278458" calcext:value-type="float">
            <text:p>42682.3568278458</text:p>
          </table:table-cell>
          <table:table-cell table:formula="of:=([.$Q523]-[.$P523])*[$Parameters.$M$70]" office:value-type="float" office:value="681688.279853057" calcext:value-type="float">
            <text:p>681688.279853057</text:p>
          </table:table-cell>
          <table:table-cell table:number-columns-repeated="2"/>
        </table:table-row>
        <table:table-row table:style-name="ro1">
          <table:table-cell office:value-type="float" office:value="520" calcext:value-type="float">
            <text:p>520</text:p>
          </table:table-cell>
          <table:table-cell table:formula="of:=([.$B523]-[.$C523])*POWER(1+[$Parameters.$H$4];1/12)+[$Parameters.$C$4]" office:value-type="float" office:value="15506.8584812183" calcext:value-type="float">
            <text:p>15506.8584812183</text:p>
          </table:table-cell>
          <table:table-cell table:formula="of:=IF(MOD([.$A524];12)=1; ([.$B512]+[.$B515]+[.$B518]+[.$B521])/4*(1+[$Parameters.$E$4])*[$Parameters.$F$4]; 0)" office:value-type="float" office:value="0" calcext:value-type="float">
            <text:p>0</text:p>
          </table:table-cell>
          <table:table-cell table:formula="of:=([.$D523]-[.$E523])*POWER(1+[$Parameters.$I$4];1/12)+[$Parameters.$D$4]" office:value-type="float" office:value="944796.945318062" calcext:value-type="float">
            <text:p>944796.945318062</text:p>
          </table:table-cell>
          <table:table-cell office:value-type="float" office:value="0" calcext:value-type="float">
            <text:p>0</text:p>
          </table:table-cell>
          <table:table-cell table:formula="of:=[.$D524]-[.$B524]" office:value-type="float" office:value="929290.086836844" calcext:value-type="float">
            <text:p>929290.086836844</text:p>
          </table:table-cell>
          <table:table-cell table:formula="of:=[.$F524]/[.$B524]" office:value-type="float" office:value="59.927682190586" calcext:value-type="float">
            <text:p>59.927682190586</text:p>
          </table:table-cell>
          <table:table-cell table:formula="of:=[.$F524]/[.$A524]" office:value-type="float" office:value="1787.09632084008" calcext:value-type="float">
            <text:p>1787.09632084008</text:p>
          </table:table-cell>
          <table:table-cell table:formula="of:=[.$B524]" office:value-type="float" office:value="15506.8584812183" calcext:value-type="float">
            <text:p>15506.8584812183</text:p>
          </table:table-cell>
          <table:table-cell table:formula="of:=[.$D524]*(1-[.$O524])" office:value-type="float" office:value="846455.865670741" calcext:value-type="float">
            <text:p>846455.865670741</text:p>
          </table:table-cell>
          <table:table-cell table:formula="of:=[.$B524]" office:value-type="float" office:value="15506.8584812183" calcext:value-type="float">
            <text:p>15506.8584812183</text:p>
          </table:table-cell>
          <table:table-cell table:formula="of:=IF(FLOOR([.$A524]/12; 1) + 1 &gt;= [$Parameters.$K$70] - [$Parameters.$K$22]; [.$D524] ; 0)" office:value-type="float" office:value="0" calcext:value-type="float">
            <text:p>0</text:p>
          </table:table-cell>
          <table:table-cell table:formula="of:=([$Parameters.$D$4]-[$Parameters.$C$4])*[.$A524]" office:value-type="float" office:value="78520" calcext:value-type="float">
            <text:p>78520</text:p>
          </table:table-cell>
          <table:table-cell table:formula="of:=[.$M524]/([$Parameters.A$4]*[.$A524])" office:value-type="float" office:value="0.00290384615384615" calcext:value-type="float">
            <text:p>0.002903846153846</text:p>
          </table:table-cell>
          <table:table-cell table:formula="of:=SUM(INDIRECT( CELL(&quot;address&quot;;  INDEX([$Parameters.$L$22:$Parameters.$L$74];  FLOOR([.$A524]/12; 1) + 1;0))&amp;&quot;:&quot;&amp;CELL(&quot;address&quot;; [$Parameters.$L$70])))" office:value-type="float" office:value="0.104087" calcext:value-type="float">
            <text:p>0.104087</text:p>
          </table:table-cell>
          <table:table-cell table:formula="of:=[.$I524]/INDEX([$Parameters.$M$22:$Parameters.$M$120];  FLOOR([.$A524]/12; 1) + 1;0)" office:value-type="float" office:value="785.555140892518" calcext:value-type="float">
            <text:p>785.555140892518</text:p>
          </table:table-cell>
          <table:table-cell table:formula="of:=[.$J524]/ INDEX([$Parameters.$M$22:$Parameters.$M$120];  FLOOR([.$A524]/12; 1) + 1;0)" office:value-type="float" office:value="42880.2363561672" calcext:value-type="float">
            <text:p>42880.2363561672</text:p>
          </table:table-cell>
          <table:table-cell table:formula="of:=([.$Q524]-[.$P524])*[$Parameters.$M$70]" office:value-type="float" office:value="684459.516560367" calcext:value-type="float">
            <text:p>684459.516560367</text:p>
          </table:table-cell>
          <table:table-cell table:number-columns-repeated="2"/>
        </table:table-row>
        <table:table-row table:style-name="ro1">
          <table:table-cell office:value-type="float" office:value="521" calcext:value-type="float">
            <text:p>521</text:p>
          </table:table-cell>
          <table:table-cell table:formula="of:=([.$B524]-[.$C524])*POWER(1+[$Parameters.$H$4];1/12)+[$Parameters.$C$4]" office:value-type="float" office:value="16054.6059846959" calcext:value-type="float">
            <text:p>16054.6059846959</text:p>
          </table:table-cell>
          <table:table-cell table:formula="of:=IF(MOD([.$A525];12)=1; ([.$B513]+[.$B516]+[.$B519]+[.$B522])/4*(1+[$Parameters.$E$4])*[$Parameters.$F$4]; 0)" office:value-type="float" office:value="0" calcext:value-type="float">
            <text:p>0</text:p>
          </table:table-cell>
          <table:table-cell table:formula="of:=([.$D524]-[.$E524])*POWER(1+[$Parameters.$I$4];1/12)+[$Parameters.$D$4]" office:value-type="float" office:value="949174.665023701" calcext:value-type="float">
            <text:p>949174.665023701</text:p>
          </table:table-cell>
          <table:table-cell office:value-type="float" office:value="0" calcext:value-type="float">
            <text:p>0</text:p>
          </table:table-cell>
          <table:table-cell table:formula="of:=[.$D525]-[.$B525]" office:value-type="float" office:value="933120.059039005" calcext:value-type="float">
            <text:p>933120.059039005</text:p>
          </table:table-cell>
          <table:table-cell table:formula="of:=[.$F525]/[.$B525]" office:value-type="float" office:value="58.1216418471126" calcext:value-type="float">
            <text:p>58.1216418471126</text:p>
          </table:table-cell>
          <table:table-cell table:formula="of:=[.$F525]/[.$A525]" office:value-type="float" office:value="1791.0173877908" calcext:value-type="float">
            <text:p>1791.0173877908</text:p>
          </table:table-cell>
          <table:table-cell table:formula="of:=[.$B525]" office:value-type="float" office:value="16054.6059846959" calcext:value-type="float">
            <text:p>16054.6059846959</text:p>
          </table:table-cell>
          <table:table-cell table:formula="of:=[.$D525]*(1-[.$O525])" office:value-type="float" office:value="850377.921665379" calcext:value-type="float">
            <text:p>850377.921665379</text:p>
          </table:table-cell>
          <table:table-cell table:formula="of:=[.$B525]" office:value-type="float" office:value="16054.6059846959" calcext:value-type="float">
            <text:p>16054.6059846959</text:p>
          </table:table-cell>
          <table:table-cell table:formula="of:=IF(FLOOR([.$A525]/12; 1) + 1 &gt;= [$Parameters.$K$70] - [$Parameters.$K$22]; [.$D525] ; 0)" office:value-type="float" office:value="0" calcext:value-type="float">
            <text:p>0</text:p>
          </table:table-cell>
          <table:table-cell table:formula="of:=([$Parameters.$D$4]-[$Parameters.$C$4])*[.$A525]" office:value-type="float" office:value="78671" calcext:value-type="float">
            <text:p>78671</text:p>
          </table:table-cell>
          <table:table-cell table:formula="of:=[.$M525]/([$Parameters.A$4]*[.$A525])" office:value-type="float" office:value="0.00290384615384615" calcext:value-type="float">
            <text:p>0.002903846153846</text:p>
          </table:table-cell>
          <table:table-cell table:formula="of:=SUM(INDIRECT( CELL(&quot;address&quot;;  INDEX([$Parameters.$L$22:$Parameters.$L$74];  FLOOR([.$A525]/12; 1) + 1;0))&amp;&quot;:&quot;&amp;CELL(&quot;address&quot;; [$Parameters.$L$70])))" office:value-type="float" office:value="0.104087" calcext:value-type="float">
            <text:p>0.104087</text:p>
          </table:table-cell>
          <table:table-cell table:formula="of:=[.$I525]/INDEX([$Parameters.$M$22:$Parameters.$M$120];  FLOOR([.$A525]/12; 1) + 1;0)" office:value-type="float" office:value="813.303241372639" calcext:value-type="float">
            <text:p>813.303241372639</text:p>
          </table:table-cell>
          <table:table-cell table:formula="of:=[.$J525]/ INDEX([$Parameters.$M$22:$Parameters.$M$120];  FLOOR([.$A525]/12; 1) + 1;0)" office:value-type="float" office:value="43078.9220701813" calcext:value-type="float">
            <text:p>43078.9220701813</text:p>
          </table:table-cell>
          <table:table-cell table:formula="of:=([.$Q525]-[.$P525])*[$Parameters.$M$70]" office:value-type="float" office:value="687238.962156429" calcext:value-type="float">
            <text:p>687238.962156429</text:p>
          </table:table-cell>
          <table:table-cell table:number-columns-repeated="2"/>
        </table:table-row>
        <table:table-row table:style-name="ro1">
          <table:table-cell office:value-type="float" office:value="522" calcext:value-type="float">
            <text:p>522</text:p>
          </table:table-cell>
          <table:table-cell table:formula="of:=([.$B525]-[.$C525])*POWER(1+[$Parameters.$H$4];1/12)+[$Parameters.$C$4]" office:value-type="float" office:value="16608.3671269202" calcext:value-type="float">
            <text:p>16608.3671269202</text:p>
          </table:table-cell>
          <table:table-cell table:formula="of:=IF(MOD([.$A526];12)=1; ([.$B514]+[.$B517]+[.$B520]+[.$B523])/4*(1+[$Parameters.$E$4])*[$Parameters.$F$4]; 0)" office:value-type="float" office:value="0" calcext:value-type="float">
            <text:p>0</text:p>
          </table:table-cell>
          <table:table-cell table:formula="of:=([.$D525]-[.$E525])*POWER(1+[$Parameters.$I$4];1/12)+[$Parameters.$D$4]" office:value-type="float" office:value="953570.22010131" calcext:value-type="float">
            <text:p>953570.22010131</text:p>
          </table:table-cell>
          <table:table-cell office:value-type="float" office:value="0" calcext:value-type="float">
            <text:p>0</text:p>
          </table:table-cell>
          <table:table-cell table:formula="of:=[.$D526]-[.$B526]" office:value-type="float" office:value="936961.85297439" calcext:value-type="float">
            <text:p>936961.85297439</text:p>
          </table:table-cell>
          <table:table-cell table:formula="of:=[.$F526]/[.$B526]" office:value-type="float" office:value="56.4150494635733" calcext:value-type="float">
            <text:p>56.4150494635733</text:p>
          </table:table-cell>
          <table:table-cell table:formula="of:=[.$F526]/[.$A526]" office:value-type="float" office:value="1794.946078495" calcext:value-type="float">
            <text:p>1794.946078495</text:p>
          </table:table-cell>
          <table:table-cell table:formula="of:=[.$B526]" office:value-type="float" office:value="16608.3671269202" calcext:value-type="float">
            <text:p>16608.3671269202</text:p>
          </table:table-cell>
          <table:table-cell table:formula="of:=[.$D526]*(1-[.$O526])" office:value-type="float" office:value="854315.956601625" calcext:value-type="float">
            <text:p>854315.956601625</text:p>
          </table:table-cell>
          <table:table-cell table:formula="of:=[.$B526]" office:value-type="float" office:value="16608.3671269202" calcext:value-type="float">
            <text:p>16608.3671269202</text:p>
          </table:table-cell>
          <table:table-cell table:formula="of:=IF(FLOOR([.$A526]/12; 1) + 1 &gt;= [$Parameters.$K$70] - [$Parameters.$K$22]; [.$D526] ; 0)" office:value-type="float" office:value="0" calcext:value-type="float">
            <text:p>0</text:p>
          </table:table-cell>
          <table:table-cell table:formula="of:=([$Parameters.$D$4]-[$Parameters.$C$4])*[.$A526]" office:value-type="float" office:value="78822" calcext:value-type="float">
            <text:p>78822</text:p>
          </table:table-cell>
          <table:table-cell table:formula="of:=[.$M526]/([$Parameters.A$4]*[.$A526])" office:value-type="float" office:value="0.00290384615384615" calcext:value-type="float">
            <text:p>0.002903846153846</text:p>
          </table:table-cell>
          <table:table-cell table:formula="of:=SUM(INDIRECT( CELL(&quot;address&quot;;  INDEX([$Parameters.$L$22:$Parameters.$L$74];  FLOOR([.$A526]/12; 1) + 1;0))&amp;&quot;:&quot;&amp;CELL(&quot;address&quot;; [$Parameters.$L$70])))" office:value-type="float" office:value="0.104087" calcext:value-type="float">
            <text:p>0.104087</text:p>
          </table:table-cell>
          <table:table-cell table:formula="of:=[.$I526]/INDEX([$Parameters.$M$22:$Parameters.$M$120];  FLOOR([.$A526]/12; 1) + 1;0)" office:value-type="float" office:value="841.35598413983" calcext:value-type="float">
            <text:p>841.35598413983</text:p>
          </table:table-cell>
          <table:table-cell table:formula="of:=[.$J526]/ INDEX([$Parameters.$M$22:$Parameters.$M$120];  FLOOR([.$A526]/12; 1) + 1;0)" office:value-type="float" office:value="43278.4172543883" calcext:value-type="float">
            <text:p>43278.4172543883</text:p>
          </table:table-cell>
          <table:table-cell table:formula="of:=([.$Q526]-[.$P526])*[$Parameters.$M$70]" office:value-type="float" office:value="690026.61625424" calcext:value-type="float">
            <text:p>690026.61625424</text:p>
          </table:table-cell>
          <table:table-cell table:number-columns-repeated="2"/>
        </table:table-row>
        <table:table-row table:style-name="ro1">
          <table:table-cell office:value-type="float" office:value="523" calcext:value-type="float">
            <text:p>523</text:p>
          </table:table-cell>
          <table:table-cell table:formula="of:=([.$B526]-[.$C526])*POWER(1+[$Parameters.$H$4];1/12)+[$Parameters.$C$4]" office:value-type="float" office:value="17168.2079307408" calcext:value-type="float">
            <text:p>17168.2079307408</text:p>
          </table:table-cell>
          <table:table-cell table:formula="of:=IF(MOD([.$A527];12)=1; ([.$B515]+[.$B518]+[.$B521]+[.$B524])/4*(1+[$Parameters.$E$4])*[$Parameters.$F$4]; 0)" office:value-type="float" office:value="0" calcext:value-type="float">
            <text:p>0</text:p>
          </table:table-cell>
          <table:table-cell table:formula="of:=([.$D526]-[.$E526])*POWER(1+[$Parameters.$I$4];1/12)+[$Parameters.$D$4]" office:value-type="float" office:value="957983.683214404" calcext:value-type="float">
            <text:p>957983.683214404</text:p>
          </table:table-cell>
          <table:table-cell office:value-type="float" office:value="0" calcext:value-type="float">
            <text:p>0</text:p>
          </table:table-cell>
          <table:table-cell table:formula="of:=[.$D527]-[.$B527]" office:value-type="float" office:value="940815.475283663" calcext:value-type="float">
            <text:p>940815.475283663</text:p>
          </table:table-cell>
          <table:table-cell table:formula="of:=[.$F527]/[.$B527]" office:value-type="float" office:value="54.7998649060552" calcext:value-type="float">
            <text:p>54.7998649060552</text:p>
          </table:table-cell>
          <table:table-cell table:formula="of:=[.$F527]/[.$A527]" office:value-type="float" office:value="1798.88236191905" calcext:value-type="float">
            <text:p>1798.88236191905</text:p>
          </table:table-cell>
          <table:table-cell table:formula="of:=[.$B527]" office:value-type="float" office:value="17168.2079307408" calcext:value-type="float">
            <text:p>17168.2079307408</text:p>
          </table:table-cell>
          <table:table-cell table:formula="of:=[.$D527]*(1-[.$O527])" office:value-type="float" office:value="858270.035579666" calcext:value-type="float">
            <text:p>858270.035579666</text:p>
          </table:table-cell>
          <table:table-cell table:formula="of:=[.$B527]" office:value-type="float" office:value="17168.2079307408" calcext:value-type="float">
            <text:p>17168.2079307408</text:p>
          </table:table-cell>
          <table:table-cell table:formula="of:=IF(FLOOR([.$A527]/12; 1) + 1 &gt;= [$Parameters.$K$70] - [$Parameters.$K$22]; [.$D527] ; 0)" office:value-type="float" office:value="0" calcext:value-type="float">
            <text:p>0</text:p>
          </table:table-cell>
          <table:table-cell table:formula="of:=([$Parameters.$D$4]-[$Parameters.$C$4])*[.$A527]" office:value-type="float" office:value="78973" calcext:value-type="float">
            <text:p>78973</text:p>
          </table:table-cell>
          <table:table-cell table:formula="of:=[.$M527]/([$Parameters.A$4]*[.$A527])" office:value-type="float" office:value="0.00290384615384615" calcext:value-type="float">
            <text:p>0.002903846153846</text:p>
          </table:table-cell>
          <table:table-cell table:formula="of:=SUM(INDIRECT( CELL(&quot;address&quot;;  INDEX([$Parameters.$L$22:$Parameters.$L$74];  FLOOR([.$A527]/12; 1) + 1;0))&amp;&quot;:&quot;&amp;CELL(&quot;address&quot;; [$Parameters.$L$70])))" office:value-type="float" office:value="0.104087" calcext:value-type="float">
            <text:p>0.104087</text:p>
          </table:table-cell>
          <table:table-cell table:formula="of:=[.$I527]/INDEX([$Parameters.$M$22:$Parameters.$M$120];  FLOOR([.$A527]/12; 1) + 1;0)" office:value-type="float" office:value="869.716713816658" calcext:value-type="float">
            <text:p>869.716713816658</text:p>
          </table:table-cell>
          <table:table-cell table:formula="of:=[.$J527]/ INDEX([$Parameters.$M$22:$Parameters.$M$120];  FLOOR([.$A527]/12; 1) + 1;0)" office:value-type="float" office:value="43478.72520667" calcext:value-type="float">
            <text:p>43478.72520667</text:p>
          </table:table-cell>
          <table:table-cell table:formula="of:=([.$Q527]-[.$P527])*[$Parameters.$M$70]" office:value-type="float" office:value="692822.478093796" calcext:value-type="float">
            <text:p>692822.478093796</text:p>
          </table:table-cell>
          <table:table-cell table:number-columns-repeated="2"/>
        </table:table-row>
        <table:table-row table:style-name="ro1">
          <table:table-cell office:value-type="float" office:value="524" calcext:value-type="float">
            <text:p>524</text:p>
          </table:table-cell>
          <table:table-cell table:formula="of:=([.$B527]-[.$C527])*POWER(1+[$Parameters.$H$4];1/12)+[$Parameters.$C$4]" office:value-type="float" office:value="17734.1951438622" calcext:value-type="float">
            <text:p>17734.1951438622</text:p>
          </table:table-cell>
          <table:table-cell table:formula="of:=IF(MOD([.$A528];12)=1; ([.$B516]+[.$B519]+[.$B522]+[.$B525])/4*(1+[$Parameters.$E$4])*[$Parameters.$F$4]; 0)" office:value-type="float" office:value="0" calcext:value-type="float">
            <text:p>0</text:p>
          </table:table-cell>
          <table:table-cell table:formula="of:=([.$D527]-[.$E527])*POWER(1+[$Parameters.$I$4];1/12)+[$Parameters.$D$4]" office:value-type="float" office:value="962415.127322535" calcext:value-type="float">
            <text:p>962415.127322535</text:p>
          </table:table-cell>
          <table:table-cell office:value-type="float" office:value="0" calcext:value-type="float">
            <text:p>0</text:p>
          </table:table-cell>
          <table:table-cell table:formula="of:=[.$D528]-[.$B528]" office:value-type="float" office:value="944680.932178673" calcext:value-type="float">
            <text:p>944680.932178673</text:p>
          </table:table-cell>
          <table:table-cell table:formula="of:=[.$F528]/[.$B528]" office:value-type="float" office:value="53.2688923582543" calcext:value-type="float">
            <text:p>53.2688923582543</text:p>
          </table:table-cell>
          <table:table-cell table:formula="of:=[.$F528]/[.$A528]" office:value-type="float" office:value="1802.82620644785" calcext:value-type="float">
            <text:p>1802.82620644785</text:p>
          </table:table-cell>
          <table:table-cell table:formula="of:=[.$B528]" office:value-type="float" office:value="17734.1951438622" calcext:value-type="float">
            <text:p>17734.1951438622</text:p>
          </table:table-cell>
          <table:table-cell table:formula="of:=[.$D528]*(1-[.$O528])" office:value-type="float" office:value="862240.223964914" calcext:value-type="float">
            <text:p>862240.223964914</text:p>
          </table:table-cell>
          <table:table-cell table:formula="of:=[.$B528]" office:value-type="float" office:value="17734.1951438622" calcext:value-type="float">
            <text:p>17734.1951438622</text:p>
          </table:table-cell>
          <table:table-cell table:formula="of:=IF(FLOOR([.$A528]/12; 1) + 1 &gt;= [$Parameters.$K$70] - [$Parameters.$K$22]; [.$D528] ; 0)" office:value-type="float" office:value="0" calcext:value-type="float">
            <text:p>0</text:p>
          </table:table-cell>
          <table:table-cell table:formula="of:=([$Parameters.$D$4]-[$Parameters.$C$4])*[.$A528]" office:value-type="float" office:value="79124" calcext:value-type="float">
            <text:p>79124</text:p>
          </table:table-cell>
          <table:table-cell table:formula="of:=[.$M528]/([$Parameters.A$4]*[.$A528])" office:value-type="float" office:value="0.00290384615384615" calcext:value-type="float">
            <text:p>0.002903846153846</text:p>
          </table:table-cell>
          <table:table-cell table:formula="of:=SUM(INDIRECT( CELL(&quot;address&quot;;  INDEX([$Parameters.$L$22:$Parameters.$L$74];  FLOOR([.$A528]/12; 1) + 1;0))&amp;&quot;:&quot;&amp;CELL(&quot;address&quot;; [$Parameters.$L$70])))" office:value-type="float" office:value="0.104087" calcext:value-type="float">
            <text:p>0.104087</text:p>
          </table:table-cell>
          <table:table-cell table:formula="of:=[.$I528]/INDEX([$Parameters.$M$22:$Parameters.$M$120];  FLOOR([.$A528]/12; 1) + 1;0)" office:value-type="float" office:value="898.388811745807" calcext:value-type="float">
            <text:p>898.388811745807</text:p>
          </table:table-cell>
          <table:table-cell table:formula="of:=[.$J528]/ INDEX([$Parameters.$M$22:$Parameters.$M$120];  FLOOR([.$A528]/12; 1) + 1;0)" office:value-type="float" office:value="43679.8492383442" calcext:value-type="float">
            <text:p>43679.8492383442</text:p>
          </table:table-cell>
          <table:table-cell table:formula="of:=([.$Q528]-[.$P528])*[$Parameters.$M$70]" office:value-type="float" office:value="695626.54653649" calcext:value-type="float">
            <text:p>695626.54653649</text:p>
          </table:table-cell>
          <table:table-cell table:number-columns-repeated="2"/>
        </table:table-row>
        <table:table-row table:style-name="ro1">
          <table:table-cell office:value-type="float" office:value="525" calcext:value-type="float">
            <text:p>525</text:p>
          </table:table-cell>
          <table:table-cell table:formula="of:=([.$B528]-[.$C528])*POWER(1+[$Parameters.$H$4];1/12)+[$Parameters.$C$4]" office:value-type="float" office:value="18306.3962468022" calcext:value-type="float">
            <text:p>18306.3962468022</text:p>
          </table:table-cell>
          <table:table-cell table:formula="of:=IF(MOD([.$A529];12)=1; ([.$B517]+[.$B520]+[.$B523]+[.$B526])/4*(1+[$Parameters.$E$4])*[$Parameters.$F$4]; 0)" office:value-type="float" office:value="0" calcext:value-type="float">
            <text:p>0</text:p>
          </table:table-cell>
          <table:table-cell table:formula="of:=([.$D528]-[.$E528])*POWER(1+[$Parameters.$I$4];1/12)+[$Parameters.$D$4]" office:value-type="float" office:value="966864.625682503" calcext:value-type="float">
            <text:p>966864.625682503</text:p>
          </table:table-cell>
          <table:table-cell office:value-type="float" office:value="0" calcext:value-type="float">
            <text:p>0</text:p>
          </table:table-cell>
          <table:table-cell table:formula="of:=[.$D529]-[.$B529]" office:value-type="float" office:value="948558.2294357" calcext:value-type="float">
            <text:p>948558.2294357</text:p>
          </table:table-cell>
          <table:table-cell table:formula="of:=[.$F529]/[.$B529]" office:value-type="float" office:value="51.815672328266" calcext:value-type="float">
            <text:p>51.815672328266</text:p>
          </table:table-cell>
          <table:table-cell table:formula="of:=[.$F529]/[.$A529]" office:value-type="float" office:value="1806.77757987752" calcext:value-type="float">
            <text:p>1806.77757987752</text:p>
          </table:table-cell>
          <table:table-cell table:formula="of:=[.$B529]" office:value-type="float" office:value="18306.3962468022" calcext:value-type="float">
            <text:p>18306.3962468022</text:p>
          </table:table-cell>
          <table:table-cell table:formula="of:=[.$D529]*(1-[.$O529])" office:value-type="float" office:value="866226.587389088" calcext:value-type="float">
            <text:p>866226.587389088</text:p>
          </table:table-cell>
          <table:table-cell table:formula="of:=[.$B529]" office:value-type="float" office:value="18306.3962468022" calcext:value-type="float">
            <text:p>18306.3962468022</text:p>
          </table:table-cell>
          <table:table-cell table:formula="of:=IF(FLOOR([.$A529]/12; 1) + 1 &gt;= [$Parameters.$K$70] - [$Parameters.$K$22]; [.$D529] ; 0)" office:value-type="float" office:value="0" calcext:value-type="float">
            <text:p>0</text:p>
          </table:table-cell>
          <table:table-cell table:formula="of:=([$Parameters.$D$4]-[$Parameters.$C$4])*[.$A529]" office:value-type="float" office:value="79275" calcext:value-type="float">
            <text:p>79275</text:p>
          </table:table-cell>
          <table:table-cell table:formula="of:=[.$M529]/([$Parameters.A$4]*[.$A529])" office:value-type="float" office:value="0.00290384615384615" calcext:value-type="float">
            <text:p>0.002903846153846</text:p>
          </table:table-cell>
          <table:table-cell table:formula="of:=SUM(INDIRECT( CELL(&quot;address&quot;;  INDEX([$Parameters.$L$22:$Parameters.$L$74];  FLOOR([.$A529]/12; 1) + 1;0))&amp;&quot;:&quot;&amp;CELL(&quot;address&quot;; [$Parameters.$L$70])))" office:value-type="float" office:value="0.104087" calcext:value-type="float">
            <text:p>0.104087</text:p>
          </table:table-cell>
          <table:table-cell table:formula="of:=[.$I529]/INDEX([$Parameters.$M$22:$Parameters.$M$120];  FLOOR([.$A529]/12; 1) + 1;0)" office:value-type="float" office:value="927.375696393221" calcext:value-type="float">
            <text:p>927.375696393221</text:p>
          </table:table-cell>
          <table:table-cell table:formula="of:=[.$J529]/ INDEX([$Parameters.$M$22:$Parameters.$M$120];  FLOOR([.$A529]/12; 1) + 1;0)" office:value-type="float" office:value="43881.7926742192" calcext:value-type="float">
            <text:p>43881.7926742192</text:p>
          </table:table-cell>
          <table:table-cell table:formula="of:=([.$Q529]-[.$P529])*[$Parameters.$M$70]" office:value-type="float" office:value="698438.820059451" calcext:value-type="float">
            <text:p>698438.820059451</text:p>
          </table:table-cell>
          <table:table-cell table:number-columns-repeated="2"/>
        </table:table-row>
        <table:table-row table:style-name="ro1">
          <table:table-cell office:value-type="float" office:value="526" calcext:value-type="float">
            <text:p>526</text:p>
          </table:table-cell>
          <table:table-cell table:formula="of:=([.$B529]-[.$C529])*POWER(1+[$Parameters.$H$4];1/12)+[$Parameters.$C$4]" office:value-type="float" office:value="18884.879460937" calcext:value-type="float">
            <text:p>18884.879460937</text:p>
          </table:table-cell>
          <table:table-cell table:formula="of:=IF(MOD([.$A530];12)=1; ([.$B518]+[.$B521]+[.$B524]+[.$B527])/4*(1+[$Parameters.$E$4])*[$Parameters.$F$4]; 0)" office:value-type="float" office:value="0" calcext:value-type="float">
            <text:p>0</text:p>
          </table:table-cell>
          <table:table-cell table:formula="of:=([.$D529]-[.$E529])*POWER(1+[$Parameters.$I$4];1/12)+[$Parameters.$D$4]" office:value-type="float" office:value="971332.251849564" calcext:value-type="float">
            <text:p>971332.251849564</text:p>
          </table:table-cell>
          <table:table-cell office:value-type="float" office:value="0" calcext:value-type="float">
            <text:p>0</text:p>
          </table:table-cell>
          <table:table-cell table:formula="of:=[.$D530]-[.$B530]" office:value-type="float" office:value="952447.372388627" calcext:value-type="float">
            <text:p>952447.372388627</text:p>
          </table:table-cell>
          <table:table-cell table:formula="of:=[.$F530]/[.$B530]" office:value-type="float" office:value="50.4343898174592" calcext:value-type="float">
            <text:p>50.4343898174592</text:p>
          </table:table-cell>
          <table:table-cell table:formula="of:=[.$F530]/[.$A530]" office:value-type="float" office:value="1810.73644940804" calcext:value-type="float">
            <text:p>1810.73644940804</text:p>
          </table:table-cell>
          <table:table-cell table:formula="of:=[.$B530]" office:value-type="float" office:value="18884.879460937" calcext:value-type="float">
            <text:p>18884.879460937</text:p>
          </table:table-cell>
          <table:table-cell table:formula="of:=[.$D530]*(1-[.$O530])" office:value-type="float" office:value="870229.191751298" calcext:value-type="float">
            <text:p>870229.191751298</text:p>
          </table:table-cell>
          <table:table-cell table:formula="of:=[.$B530]" office:value-type="float" office:value="18884.879460937" calcext:value-type="float">
            <text:p>18884.879460937</text:p>
          </table:table-cell>
          <table:table-cell table:formula="of:=IF(FLOOR([.$A530]/12; 1) + 1 &gt;= [$Parameters.$K$70] - [$Parameters.$K$22]; [.$D530] ; 0)" office:value-type="float" office:value="0" calcext:value-type="float">
            <text:p>0</text:p>
          </table:table-cell>
          <table:table-cell table:formula="of:=([$Parameters.$D$4]-[$Parameters.$C$4])*[.$A530]" office:value-type="float" office:value="79426" calcext:value-type="float">
            <text:p>79426</text:p>
          </table:table-cell>
          <table:table-cell table:formula="of:=[.$M530]/([$Parameters.A$4]*[.$A530])" office:value-type="float" office:value="0.00290384615384615" calcext:value-type="float">
            <text:p>0.002903846153846</text:p>
          </table:table-cell>
          <table:table-cell table:formula="of:=SUM(INDIRECT( CELL(&quot;address&quot;;  INDEX([$Parameters.$L$22:$Parameters.$L$74];  FLOOR([.$A530]/12; 1) + 1;0))&amp;&quot;:&quot;&amp;CELL(&quot;address&quot;; [$Parameters.$L$70])))" office:value-type="float" office:value="0.104087" calcext:value-type="float">
            <text:p>0.104087</text:p>
          </table:table-cell>
          <table:table-cell table:formula="of:=[.$I530]/INDEX([$Parameters.$M$22:$Parameters.$M$120];  FLOOR([.$A530]/12; 1) + 1;0)" office:value-type="float" office:value="956.680823755675" calcext:value-type="float">
            <text:p>956.680823755675</text:p>
          </table:table-cell>
          <table:table-cell table:formula="of:=[.$J530]/ INDEX([$Parameters.$M$22:$Parameters.$M$120];  FLOOR([.$A530]/12; 1) + 1;0)" office:value-type="float" office:value="44084.5588526494" calcext:value-type="float">
            <text:p>44084.5588526494</text:p>
          </table:table-cell>
          <table:table-cell table:formula="of:=([.$Q530]-[.$P530])*[$Parameters.$M$70]" office:value-type="float" office:value="701259.296749811" calcext:value-type="float">
            <text:p>701259.296749811</text:p>
          </table:table-cell>
          <table:table-cell table:number-columns-repeated="2"/>
        </table:table-row>
        <table:table-row table:style-name="ro1">
          <table:table-cell office:value-type="float" office:value="527" calcext:value-type="float">
            <text:p>527</text:p>
          </table:table-cell>
          <table:table-cell table:formula="of:=([.$B530]-[.$C530])*POWER(1+[$Parameters.$H$4];1/12)+[$Parameters.$C$4]" office:value-type="float" office:value="19469.7137566355" calcext:value-type="float">
            <text:p>19469.7137566355</text:p>
          </table:table-cell>
          <table:table-cell table:formula="of:=IF(MOD([.$A531];12)=1; ([.$B519]+[.$B522]+[.$B525]+[.$B528])/4*(1+[$Parameters.$E$4])*[$Parameters.$F$4]; 0)" office:value-type="float" office:value="0" calcext:value-type="float">
            <text:p>0</text:p>
          </table:table-cell>
          <table:table-cell table:formula="of:=([.$D530]-[.$E530])*POWER(1+[$Parameters.$I$4];1/12)+[$Parameters.$D$4]" office:value-type="float" office:value="975818.079678649" calcext:value-type="float">
            <text:p>975818.079678649</text:p>
          </table:table-cell>
          <table:table-cell office:value-type="float" office:value="0" calcext:value-type="float">
            <text:p>0</text:p>
          </table:table-cell>
          <table:table-cell table:formula="of:=[.$D531]-[.$B531]" office:value-type="float" office:value="956348.365922013" calcext:value-type="float">
            <text:p>956348.365922013</text:p>
          </table:table-cell>
          <table:table-cell table:formula="of:=[.$F531]/[.$B531]" office:value-type="float" office:value="49.1197958981846" calcext:value-type="float">
            <text:p>49.1197958981846</text:p>
          </table:table-cell>
          <table:table-cell table:formula="of:=[.$F531]/[.$A531]" office:value-type="float" office:value="1814.7027816357" calcext:value-type="float">
            <text:p>1814.7027816357</text:p>
          </table:table-cell>
          <table:table-cell table:formula="of:=[.$B531]" office:value-type="float" office:value="19469.7137566355" calcext:value-type="float">
            <text:p>19469.7137566355</text:p>
          </table:table-cell>
          <table:table-cell table:formula="of:=[.$D531]*(1-[.$O531])" office:value-type="float" office:value="874248.103219137" calcext:value-type="float">
            <text:p>874248.103219137</text:p>
          </table:table-cell>
          <table:table-cell table:formula="of:=[.$B531]" office:value-type="float" office:value="19469.7137566355" calcext:value-type="float">
            <text:p>19469.7137566355</text:p>
          </table:table-cell>
          <table:table-cell table:formula="of:=IF(FLOOR([.$A531]/12; 1) + 1 &gt;= [$Parameters.$K$70] - [$Parameters.$K$22]; [.$D531] ; 0)" office:value-type="float" office:value="0" calcext:value-type="float">
            <text:p>0</text:p>
          </table:table-cell>
          <table:table-cell table:formula="of:=([$Parameters.$D$4]-[$Parameters.$C$4])*[.$A531]" office:value-type="float" office:value="79577" calcext:value-type="float">
            <text:p>79577</text:p>
          </table:table-cell>
          <table:table-cell table:formula="of:=[.$M531]/([$Parameters.A$4]*[.$A531])" office:value-type="float" office:value="0.00290384615384615" calcext:value-type="float">
            <text:p>0.002903846153846</text:p>
          </table:table-cell>
          <table:table-cell table:formula="of:=SUM(INDIRECT( CELL(&quot;address&quot;;  INDEX([$Parameters.$L$22:$Parameters.$L$74];  FLOOR([.$A531]/12; 1) + 1;0))&amp;&quot;:&quot;&amp;CELL(&quot;address&quot;; [$Parameters.$L$70])))" office:value-type="float" office:value="0.104087" calcext:value-type="float">
            <text:p>0.104087</text:p>
          </table:table-cell>
          <table:table-cell table:formula="of:=[.$I531]/INDEX([$Parameters.$M$22:$Parameters.$M$120];  FLOOR([.$A531]/12; 1) + 1;0)" office:value-type="float" office:value="986.307687772823" calcext:value-type="float">
            <text:p>986.307687772823</text:p>
          </table:table-cell>
          <table:table-cell table:formula="of:=[.$J531]/ INDEX([$Parameters.$M$22:$Parameters.$M$120];  FLOOR([.$A531]/12; 1) + 1;0)" office:value-type="float" office:value="44288.1511255895" calcext:value-type="float">
            <text:p>44288.1511255895</text:p>
          </table:table-cell>
          <table:table-cell table:formula="of:=([.$Q531]-[.$P531])*[$Parameters.$M$70]" office:value-type="float" office:value="704087.9742989" calcext:value-type="float">
            <text:p>704087.9742989</text:p>
          </table:table-cell>
          <table:table-cell table:number-columns-repeated="2"/>
        </table:table-row>
        <table:table-row table:style-name="ro1">
          <table:table-cell office:value-type="float" office:value="528" calcext:value-type="float">
            <text:p>528</text:p>
          </table:table-cell>
          <table:table-cell table:formula="of:=([.$B531]-[.$C531])*POWER(1+[$Parameters.$H$4];1/12)+[$Parameters.$C$4]" office:value-type="float" office:value="20060.9688614819" calcext:value-type="float">
            <text:p>20060.9688614819</text:p>
          </table:table-cell>
          <table:table-cell table:formula="of:=IF(MOD([.$A532];12)=1; ([.$B520]+[.$B523]+[.$B526]+[.$B529])/4*(1+[$Parameters.$E$4])*[$Parameters.$F$4]; 0)" office:value-type="float" office:value="0" calcext:value-type="float">
            <text:p>0</text:p>
          </table:table-cell>
          <table:table-cell table:formula="of:=([.$D531]-[.$E531])*POWER(1+[$Parameters.$I$4];1/12)+[$Parameters.$D$4]" office:value-type="float" office:value="980322.183325582" calcext:value-type="float">
            <text:p>980322.183325582</text:p>
          </table:table-cell>
          <table:table-cell office:value-type="float" office:value="0" calcext:value-type="float">
            <text:p>0</text:p>
          </table:table-cell>
          <table:table-cell table:formula="of:=[.$D532]-[.$B532]" office:value-type="float" office:value="960261.2144641" calcext:value-type="float">
            <text:p>960261.2144641</text:p>
          </table:table-cell>
          <table:table-cell table:formula="of:=[.$F532]/[.$B532]" office:value-type="float" office:value="47.8671404703614" calcext:value-type="float">
            <text:p>47.8671404703614</text:p>
          </table:table-cell>
          <table:table-cell table:formula="of:=[.$F532]/[.$A532]" office:value-type="float" office:value="1818.67654254564" calcext:value-type="float">
            <text:p>1818.67654254564</text:p>
          </table:table-cell>
          <table:table-cell table:formula="of:=[.$B532]" office:value-type="float" office:value="20060.9688614819" calcext:value-type="float">
            <text:p>20060.9688614819</text:p>
          </table:table-cell>
          <table:table-cell table:formula="of:=[.$D532]*(1-[.$O532])" office:value-type="float" office:value="892591.190495409" calcext:value-type="float">
            <text:p>892591.190495409</text:p>
          </table:table-cell>
          <table:table-cell table:formula="of:=[.$B532]" office:value-type="float" office:value="20060.9688614819" calcext:value-type="float">
            <text:p>20060.9688614819</text:p>
          </table:table-cell>
          <table:table-cell table:formula="of:=IF(FLOOR([.$A532]/12; 1) + 1 &gt;= [$Parameters.$K$70] - [$Parameters.$K$22]; [.$D532] ; 0)" office:value-type="float" office:value="0" calcext:value-type="float">
            <text:p>0</text:p>
          </table:table-cell>
          <table:table-cell table:formula="of:=([$Parameters.$D$4]-[$Parameters.$C$4])*[.$A532]" office:value-type="float" office:value="79728" calcext:value-type="float">
            <text:p>79728</text:p>
          </table:table-cell>
          <table:table-cell table:formula="of:=[.$M532]/([$Parameters.A$4]*[.$A532])" office:value-type="float" office:value="0.00290384615384615" calcext:value-type="float">
            <text:p>0.002903846153846</text:p>
          </table:table-cell>
          <table:table-cell table:formula="of:=SUM(INDIRECT( CELL(&quot;address&quot;;  INDEX([$Parameters.$L$22:$Parameters.$L$74];  FLOOR([.$A532]/12; 1) + 1;0))&amp;&quot;:&quot;&amp;CELL(&quot;address&quot;; [$Parameters.$L$70])))" office:value-type="float" office:value="0.089492" calcext:value-type="float">
            <text:p>0.089492</text:p>
          </table:table-cell>
          <table:table-cell table:formula="of:=[.$I532]/INDEX([$Parameters.$M$22:$Parameters.$M$120];  FLOOR([.$A532]/12; 1) + 1;0)" office:value-type="float" office:value="1054.17597800746" calcext:value-type="float">
            <text:p>1054.17597800746</text:p>
          </table:table-cell>
          <table:table-cell table:formula="of:=[.$J532]/ INDEX([$Parameters.$M$22:$Parameters.$M$120];  FLOOR([.$A532]/12; 1) + 1;0)" office:value-type="float" office:value="46904.4240932953" calcext:value-type="float">
            <text:p>46904.4240932953</text:p>
          </table:table-cell>
          <table:table-cell table:formula="of:=([.$Q532]-[.$P532])*[$Parameters.$M$70]" office:value-type="float" office:value="745525.03435458" calcext:value-type="float">
            <text:p>745525.03435458</text:p>
          </table:table-cell>
          <table:table-cell table:number-columns-repeated="2"/>
        </table:table-row>
        <table:table-row table:style-name="ro1">
          <table:table-cell office:value-type="float" office:value="529" calcext:value-type="float">
            <text:p>529</text:p>
          </table:table-cell>
          <table:table-cell table:formula="of:=([.$B532]-[.$C532])*POWER(1+[$Parameters.$H$4];1/12)+[$Parameters.$C$4]" office:value-type="float" office:value="20658.7152685891" calcext:value-type="float">
            <text:p>20658.7152685891</text:p>
          </table:table-cell>
          <table:table-cell table:formula="of:=IF(MOD([.$A533];12)=1; ([.$B521]+[.$B524]+[.$B527]+[.$B530])/4*(1+[$Parameters.$E$4])*[$Parameters.$F$4]; 0)" office:value-type="float" office:value="6759.66662687504" calcext:value-type="float">
            <text:p>6759.66662687504</text:p>
          </table:table-cell>
          <table:table-cell table:formula="of:=([.$D532]-[.$E532])*POWER(1+[$Parameters.$I$4];1/12)+[$Parameters.$D$4]" office:value-type="float" office:value="984844.637248307" calcext:value-type="float">
            <text:p>984844.637248307</text:p>
          </table:table-cell>
          <table:table-cell office:value-type="float" office:value="0" calcext:value-type="float">
            <text:p>0</text:p>
          </table:table-cell>
          <table:table-cell table:formula="of:=[.$D533]-[.$B533]" office:value-type="float" office:value="964185.921979718" calcext:value-type="float">
            <text:p>964185.921979718</text:p>
          </table:table-cell>
          <table:table-cell table:formula="of:=[.$F533]/[.$B533]" office:value-type="float" office:value="46.6721143809813" calcext:value-type="float">
            <text:p>46.6721143809813</text:p>
          </table:table-cell>
          <table:table-cell table:formula="of:=[.$F533]/[.$A533]" office:value-type="float" office:value="1822.65769750419" calcext:value-type="float">
            <text:p>1822.65769750419</text:p>
          </table:table-cell>
          <table:table-cell table:formula="of:=[.$B533]" office:value-type="float" office:value="20658.7152685891" calcext:value-type="float">
            <text:p>20658.7152685891</text:p>
          </table:table-cell>
          <table:table-cell table:formula="of:=[.$D533]*(1-[.$O533])" office:value-type="float" office:value="896708.920971681" calcext:value-type="float">
            <text:p>896708.920971681</text:p>
          </table:table-cell>
          <table:table-cell table:formula="of:=[.$B533]" office:value-type="float" office:value="20658.7152685891" calcext:value-type="float">
            <text:p>20658.7152685891</text:p>
          </table:table-cell>
          <table:table-cell table:formula="of:=IF(FLOOR([.$A533]/12; 1) + 1 &gt;= [$Parameters.$K$70] - [$Parameters.$K$22]; [.$D533] ; 0)" office:value-type="float" office:value="0" calcext:value-type="float">
            <text:p>0</text:p>
          </table:table-cell>
          <table:table-cell table:formula="of:=([$Parameters.$D$4]-[$Parameters.$C$4])*[.$A533]" office:value-type="float" office:value="79879" calcext:value-type="float">
            <text:p>79879</text:p>
          </table:table-cell>
          <table:table-cell table:formula="of:=[.$M533]/([$Parameters.A$4]*[.$A533])" office:value-type="float" office:value="0.00290384615384615" calcext:value-type="float">
            <text:p>0.002903846153846</text:p>
          </table:table-cell>
          <table:table-cell table:formula="of:=SUM(INDIRECT( CELL(&quot;address&quot;;  INDEX([$Parameters.$L$22:$Parameters.$L$74];  FLOOR([.$A533]/12; 1) + 1;0))&amp;&quot;:&quot;&amp;CELL(&quot;address&quot;; [$Parameters.$L$70])))" office:value-type="float" office:value="0.089492" calcext:value-type="float">
            <text:p>0.089492</text:p>
          </table:table-cell>
          <table:table-cell table:formula="of:=[.$I533]/INDEX([$Parameters.$M$22:$Parameters.$M$120];  FLOOR([.$A533]/12; 1) + 1;0)" office:value-type="float" office:value="1085.5867193163" calcext:value-type="float">
            <text:p>1085.5867193163</text:p>
          </table:table-cell>
          <table:table-cell table:formula="of:=[.$J533]/ INDEX([$Parameters.$M$22:$Parameters.$M$120];  FLOOR([.$A533]/12; 1) + 1;0)" office:value-type="float" office:value="47120.8050957268" calcext:value-type="float">
            <text:p>47120.8050957268</text:p>
          </table:table-cell>
          <table:table-cell table:formula="of:=([.$Q533]-[.$P533])*[$Parameters.$M$70]" office:value-type="float" office:value="748532.650800435" calcext:value-type="float">
            <text:p>748532.650800435</text:p>
          </table:table-cell>
          <table:table-cell table:number-columns-repeated="2"/>
        </table:table-row>
        <table:table-row table:style-name="ro1">
          <table:table-cell office:value-type="float" office:value="530" calcext:value-type="float">
            <text:p>530</text:p>
          </table:table-cell>
          <table:table-cell table:formula="of:=([.$B533]-[.$C533])*POWER(1+[$Parameters.$H$4];1/12)+[$Parameters.$C$4]" office:value-type="float" office:value="14429.1442389997" calcext:value-type="float">
            <text:p>14429.1442389997</text:p>
          </table:table-cell>
          <table:table-cell table:formula="of:=IF(MOD([.$A534];12)=1; ([.$B522]+[.$B525]+[.$B528]+[.$B531])/4*(1+[$Parameters.$E$4])*[$Parameters.$F$4]; 0)" office:value-type="float" office:value="0" calcext:value-type="float">
            <text:p>0</text:p>
          </table:table-cell>
          <table:table-cell table:formula="of:=([.$D533]-[.$E533])*POWER(1+[$Parameters.$I$4];1/12)+[$Parameters.$D$4]" office:value-type="float" office:value="989385.516208119" calcext:value-type="float">
            <text:p>989385.516208119</text:p>
          </table:table-cell>
          <table:table-cell office:value-type="float" office:value="0" calcext:value-type="float">
            <text:p>0</text:p>
          </table:table-cell>
          <table:table-cell table:formula="of:=[.$D534]-[.$B534]" office:value-type="float" office:value="974956.371969119" calcext:value-type="float">
            <text:p>974956.371969119</text:p>
          </table:table-cell>
          <table:table-cell table:formula="of:=[.$F534]/[.$B534]" office:value-type="float" office:value="67.5685512474096" calcext:value-type="float">
            <text:p>67.5685512474096</text:p>
          </table:table-cell>
          <table:table-cell table:formula="of:=[.$F534]/[.$A534]" office:value-type="float" office:value="1839.54032447004" calcext:value-type="float">
            <text:p>1839.54032447004</text:p>
          </table:table-cell>
          <table:table-cell table:formula="of:=[.$B534]" office:value-type="float" office:value="14429.1442389997" calcext:value-type="float">
            <text:p>14429.1442389997</text:p>
          </table:table-cell>
          <table:table-cell table:formula="of:=[.$D534]*(1-[.$O534])" office:value-type="float" office:value="900843.427591622" calcext:value-type="float">
            <text:p>900843.427591622</text:p>
          </table:table-cell>
          <table:table-cell table:formula="of:=[.$B534]" office:value-type="float" office:value="14429.1442389997" calcext:value-type="float">
            <text:p>14429.1442389997</text:p>
          </table:table-cell>
          <table:table-cell table:formula="of:=IF(FLOOR([.$A534]/12; 1) + 1 &gt;= [$Parameters.$K$70] - [$Parameters.$K$22]; [.$D534] ; 0)" office:value-type="float" office:value="0" calcext:value-type="float">
            <text:p>0</text:p>
          </table:table-cell>
          <table:table-cell table:formula="of:=([$Parameters.$D$4]-[$Parameters.$C$4])*[.$A534]" office:value-type="float" office:value="80030" calcext:value-type="float">
            <text:p>80030</text:p>
          </table:table-cell>
          <table:table-cell table:formula="of:=[.$M534]/([$Parameters.A$4]*[.$A534])" office:value-type="float" office:value="0.00290384615384615" calcext:value-type="float">
            <text:p>0.002903846153846</text:p>
          </table:table-cell>
          <table:table-cell table:formula="of:=SUM(INDIRECT( CELL(&quot;address&quot;;  INDEX([$Parameters.$L$22:$Parameters.$L$74];  FLOOR([.$A534]/12; 1) + 1;0))&amp;&quot;:&quot;&amp;CELL(&quot;address&quot;; [$Parameters.$L$70])))" office:value-type="float" office:value="0.089492" calcext:value-type="float">
            <text:p>0.089492</text:p>
          </table:table-cell>
          <table:table-cell table:formula="of:=[.$I534]/INDEX([$Parameters.$M$22:$Parameters.$M$120];  FLOOR([.$A534]/12; 1) + 1;0)" office:value-type="float" office:value="758.231436626366" calcext:value-type="float">
            <text:p>758.231436626366</text:p>
          </table:table-cell>
          <table:table-cell table:formula="of:=[.$J534]/ INDEX([$Parameters.$M$22:$Parameters.$M$120];  FLOOR([.$A534]/12; 1) + 1;0)" office:value-type="float" office:value="47338.0676611467" calcext:value-type="float">
            <text:p>47338.0676611467</text:p>
          </table:table-cell>
          <table:table-cell table:formula="of:=([.$Q534]-[.$P534])*[$Parameters.$M$70]" office:value-type="float" office:value="757388.137010701" calcext:value-type="float">
            <text:p>757388.137010701</text:p>
          </table:table-cell>
          <table:table-cell table:number-columns-repeated="2"/>
        </table:table-row>
        <table:table-row table:style-name="ro1">
          <table:table-cell office:value-type="float" office:value="531" calcext:value-type="float">
            <text:p>531</text:p>
          </table:table-cell>
          <table:table-cell table:formula="of:=([.$B534]-[.$C534])*POWER(1+[$Parameters.$H$4];1/12)+[$Parameters.$C$4]" office:value-type="float" office:value="14965.0596773674" calcext:value-type="float">
            <text:p>14965.0596773674</text:p>
          </table:table-cell>
          <table:table-cell table:formula="of:=IF(MOD([.$A535];12)=1; ([.$B523]+[.$B526]+[.$B529]+[.$B532])/4*(1+[$Parameters.$E$4])*[$Parameters.$F$4]; 0)" office:value-type="float" office:value="0" calcext:value-type="float">
            <text:p>0</text:p>
          </table:table-cell>
          <table:table-cell table:formula="of:=([.$D534]-[.$E534])*POWER(1+[$Parameters.$I$4];1/12)+[$Parameters.$D$4]" office:value-type="float" office:value="993944.895270899" calcext:value-type="float">
            <text:p>993944.895270899</text:p>
          </table:table-cell>
          <table:table-cell office:value-type="float" office:value="0" calcext:value-type="float">
            <text:p>0</text:p>
          </table:table-cell>
          <table:table-cell table:formula="of:=[.$D535]-[.$B535]" office:value-type="float" office:value="978979.835593532" calcext:value-type="float">
            <text:p>978979.835593532</text:p>
          </table:table-cell>
          <table:table-cell table:formula="of:=[.$F535]/[.$B535]" office:value-type="float" office:value="65.4177034171206" calcext:value-type="float">
            <text:p>65.4177034171206</text:p>
          </table:table-cell>
          <table:table-cell table:formula="of:=[.$F535]/[.$A535]" office:value-type="float" office:value="1843.65317437577" calcext:value-type="float">
            <text:p>1843.65317437577</text:p>
          </table:table-cell>
          <table:table-cell table:formula="of:=[.$B535]" office:value-type="float" office:value="14965.0596773674" calcext:value-type="float">
            <text:p>14965.0596773674</text:p>
          </table:table-cell>
          <table:table-cell table:formula="of:=[.$D535]*(1-[.$O535])" office:value-type="float" office:value="904994.778703316" calcext:value-type="float">
            <text:p>904994.778703316</text:p>
          </table:table-cell>
          <table:table-cell table:formula="of:=[.$B535]" office:value-type="float" office:value="14965.0596773674" calcext:value-type="float">
            <text:p>14965.0596773674</text:p>
          </table:table-cell>
          <table:table-cell table:formula="of:=IF(FLOOR([.$A535]/12; 1) + 1 &gt;= [$Parameters.$K$70] - [$Parameters.$K$22]; [.$D535] ; 0)" office:value-type="float" office:value="0" calcext:value-type="float">
            <text:p>0</text:p>
          </table:table-cell>
          <table:table-cell table:formula="of:=([$Parameters.$D$4]-[$Parameters.$C$4])*[.$A535]" office:value-type="float" office:value="80181" calcext:value-type="float">
            <text:p>80181</text:p>
          </table:table-cell>
          <table:table-cell table:formula="of:=[.$M535]/([$Parameters.A$4]*[.$A535])" office:value-type="float" office:value="0.00290384615384615" calcext:value-type="float">
            <text:p>0.002903846153846</text:p>
          </table:table-cell>
          <table:table-cell table:formula="of:=SUM(INDIRECT( CELL(&quot;address&quot;;  INDEX([$Parameters.$L$22:$Parameters.$L$74];  FLOOR([.$A535]/12; 1) + 1;0))&amp;&quot;:&quot;&amp;CELL(&quot;address&quot;; [$Parameters.$L$70])))" office:value-type="float" office:value="0.089492" calcext:value-type="float">
            <text:p>0.089492</text:p>
          </table:table-cell>
          <table:table-cell table:formula="of:=[.$I535]/INDEX([$Parameters.$M$22:$Parameters.$M$120];  FLOOR([.$A535]/12; 1) + 1;0)" office:value-type="float" office:value="786.393046629922" calcext:value-type="float">
            <text:p>786.393046629922</text:p>
          </table:table-cell>
          <table:table-cell table:formula="of:=[.$J535]/ INDEX([$Parameters.$M$22:$Parameters.$M$120];  FLOOR([.$A535]/12; 1) + 1;0)" office:value-type="float" office:value="47556.2153811516" calcext:value-type="float">
            <text:p>47556.2153811516</text:p>
          </table:table-cell>
          <table:table-cell table:formula="of:=([.$Q535]-[.$P535])*[$Parameters.$M$70]" office:value-type="float" office:value="760477.311159323" calcext:value-type="float">
            <text:p>760477.311159323</text:p>
          </table:table-cell>
          <table:table-cell table:number-columns-repeated="2"/>
        </table:table-row>
        <table:table-row table:style-name="ro1">
          <table:table-cell office:value-type="float" office:value="532" calcext:value-type="float">
            <text:p>532</text:p>
          </table:table-cell>
          <table:table-cell table:formula="of:=([.$B535]-[.$C535])*POWER(1+[$Parameters.$H$4];1/12)+[$Parameters.$C$4]" office:value-type="float" office:value="15506.8588519907" calcext:value-type="float">
            <text:p>15506.8588519907</text:p>
          </table:table-cell>
          <table:table-cell table:formula="of:=IF(MOD([.$A536];12)=1; ([.$B524]+[.$B527]+[.$B530]+[.$B533])/4*(1+[$Parameters.$E$4])*[$Parameters.$F$4]; 0)" office:value-type="float" office:value="0" calcext:value-type="float">
            <text:p>0</text:p>
          </table:table-cell>
          <table:table-cell table:formula="of:=([.$D535]-[.$E535])*POWER(1+[$Parameters.$I$4];1/12)+[$Parameters.$D$4]" office:value-type="float" office:value="998522.849808358" calcext:value-type="float">
            <text:p>998522.849808358</text:p>
          </table:table-cell>
          <table:table-cell office:value-type="float" office:value="0" calcext:value-type="float">
            <text:p>0</text:p>
          </table:table-cell>
          <table:table-cell table:formula="of:=[.$D536]-[.$B536]" office:value-type="float" office:value="983015.990956367" calcext:value-type="float">
            <text:p>983015.990956367</text:p>
          </table:table-cell>
          <table:table-cell table:formula="of:=[.$F536]/[.$B536]" office:value-type="float" office:value="63.3923349879573" calcext:value-type="float">
            <text:p>63.3923349879573</text:p>
          </table:table-cell>
          <table:table-cell table:formula="of:=[.$F536]/[.$A536]" office:value-type="float" office:value="1847.77441909092" calcext:value-type="float">
            <text:p>1847.77441909092</text:p>
          </table:table-cell>
          <table:table-cell table:formula="of:=[.$B536]" office:value-type="float" office:value="15506.8588519907" calcext:value-type="float">
            <text:p>15506.8588519907</text:p>
          </table:table-cell>
          <table:table-cell table:formula="of:=[.$D536]*(1-[.$O536])" office:value-type="float" office:value="909163.042933309" calcext:value-type="float">
            <text:p>909163.042933309</text:p>
          </table:table-cell>
          <table:table-cell table:formula="of:=[.$B536]" office:value-type="float" office:value="15506.8588519907" calcext:value-type="float">
            <text:p>15506.8588519907</text:p>
          </table:table-cell>
          <table:table-cell table:formula="of:=IF(FLOOR([.$A536]/12; 1) + 1 &gt;= [$Parameters.$K$70] - [$Parameters.$K$22]; [.$D536] ; 0)" office:value-type="float" office:value="0" calcext:value-type="float">
            <text:p>0</text:p>
          </table:table-cell>
          <table:table-cell table:formula="of:=([$Parameters.$D$4]-[$Parameters.$C$4])*[.$A536]" office:value-type="float" office:value="80332" calcext:value-type="float">
            <text:p>80332</text:p>
          </table:table-cell>
          <table:table-cell table:formula="of:=[.$M536]/([$Parameters.A$4]*[.$A536])" office:value-type="float" office:value="0.00290384615384615" calcext:value-type="float">
            <text:p>0.002903846153846</text:p>
          </table:table-cell>
          <table:table-cell table:formula="of:=SUM(INDIRECT( CELL(&quot;address&quot;;  INDEX([$Parameters.$L$22:$Parameters.$L$74];  FLOOR([.$A536]/12; 1) + 1;0))&amp;&quot;:&quot;&amp;CELL(&quot;address&quot;; [$Parameters.$L$70])))" office:value-type="float" office:value="0.089492" calcext:value-type="float">
            <text:p>0.089492</text:p>
          </table:table-cell>
          <table:table-cell table:formula="of:=[.$I536]/INDEX([$Parameters.$M$22:$Parameters.$M$120];  FLOOR([.$A536]/12; 1) + 1;0)" office:value-type="float" office:value="814.863838780386" calcext:value-type="float">
            <text:p>814.863838780386</text:p>
          </table:table-cell>
          <table:table-cell table:formula="of:=[.$J536]/ INDEX([$Parameters.$M$22:$Parameters.$M$120];  FLOOR([.$A536]/12; 1) + 1;0)" office:value-type="float" office:value="47775.251861971" calcext:value-type="float">
            <text:p>47775.251861971</text:p>
          </table:table-cell>
          <table:table-cell table:formula="of:=([.$Q536]-[.$P536])*[$Parameters.$M$70]" office:value-type="float" office:value="763575.90925708" calcext:value-type="float">
            <text:p>763575.90925708</text:p>
          </table:table-cell>
          <table:table-cell table:number-columns-repeated="2"/>
        </table:table-row>
        <table:table-row table:style-name="ro1">
          <table:table-cell office:value-type="float" office:value="533" calcext:value-type="float">
            <text:p>533</text:p>
          </table:table-cell>
          <table:table-cell table:formula="of:=([.$B536]-[.$C536])*POWER(1+[$Parameters.$H$4];1/12)+[$Parameters.$C$4]" office:value-type="float" office:value="16054.606359539" calcext:value-type="float">
            <text:p>16054.606359539</text:p>
          </table:table-cell>
          <table:table-cell table:formula="of:=IF(MOD([.$A537];12)=1; ([.$B525]+[.$B528]+[.$B531]+[.$B534])/4*(1+[$Parameters.$E$4])*[$Parameters.$F$4]; 0)" office:value-type="float" office:value="0" calcext:value-type="float">
            <text:p>0</text:p>
          </table:table-cell>
          <table:table-cell table:formula="of:=([.$D536]-[.$E536])*POWER(1+[$Parameters.$I$4];1/12)+[$Parameters.$D$4]" office:value-type="float" office:value="1003119.45549928" calcext:value-type="float">
            <text:p>1003119.45549928</text:p>
          </table:table-cell>
          <table:table-cell office:value-type="float" office:value="0" calcext:value-type="float">
            <text:p>0</text:p>
          </table:table-cell>
          <table:table-cell table:formula="of:=[.$D537]-[.$B537]" office:value-type="float" office:value="987064.84913974" calcext:value-type="float">
            <text:p>987064.84913974</text:p>
          </table:table-cell>
          <table:table-cell table:formula="of:=[.$F537]/[.$B537]" office:value-type="float" office:value="61.4817222568193" calcext:value-type="float">
            <text:p>61.4817222568193</text:p>
          </table:table-cell>
          <table:table-cell table:formula="of:=[.$F537]/[.$A537]" office:value-type="float" office:value="1851.90403215711" calcext:value-type="float">
            <text:p>1851.90403215711</text:p>
          </table:table-cell>
          <table:table-cell table:formula="of:=[.$B537]" office:value-type="float" office:value="16054.606359539" calcext:value-type="float">
            <text:p>16054.606359539</text:p>
          </table:table-cell>
          <table:table-cell table:formula="of:=[.$D537]*(1-[.$O537])" office:value-type="float" office:value="913348.289187737" calcext:value-type="float">
            <text:p>913348.289187737</text:p>
          </table:table-cell>
          <table:table-cell table:formula="of:=[.$B537]" office:value-type="float" office:value="16054.606359539" calcext:value-type="float">
            <text:p>16054.606359539</text:p>
          </table:table-cell>
          <table:table-cell table:formula="of:=IF(FLOOR([.$A537]/12; 1) + 1 &gt;= [$Parameters.$K$70] - [$Parameters.$K$22]; [.$D537] ; 0)" office:value-type="float" office:value="0" calcext:value-type="float">
            <text:p>0</text:p>
          </table:table-cell>
          <table:table-cell table:formula="of:=([$Parameters.$D$4]-[$Parameters.$C$4])*[.$A537]" office:value-type="float" office:value="80483" calcext:value-type="float">
            <text:p>80483</text:p>
          </table:table-cell>
          <table:table-cell table:formula="of:=[.$M537]/([$Parameters.A$4]*[.$A537])" office:value-type="float" office:value="0.00290384615384615" calcext:value-type="float">
            <text:p>0.002903846153846</text:p>
          </table:table-cell>
          <table:table-cell table:formula="of:=SUM(INDIRECT( CELL(&quot;address&quot;;  INDEX([$Parameters.$L$22:$Parameters.$L$74];  FLOOR([.$A537]/12; 1) + 1;0))&amp;&quot;:&quot;&amp;CELL(&quot;address&quot;; [$Parameters.$L$70])))" office:value-type="float" office:value="0.089492" calcext:value-type="float">
            <text:p>0.089492</text:p>
          </table:table-cell>
          <table:table-cell table:formula="of:=[.$I537]/INDEX([$Parameters.$M$22:$Parameters.$M$120];  FLOOR([.$A537]/12; 1) + 1;0)" office:value-type="float" office:value="843.647207542774" calcext:value-type="float">
            <text:p>843.647207542774</text:p>
          </table:table-cell>
          <table:table-cell table:formula="of:=[.$J537]/ INDEX([$Parameters.$M$22:$Parameters.$M$120];  FLOOR([.$A537]/12; 1) + 1;0)" office:value-type="float" office:value="47995.1807245264" calcext:value-type="float">
            <text:p>47995.1807245264</text:p>
          </table:table-cell>
          <table:table-cell table:formula="of:=([.$Q537]-[.$P537])*[$Parameters.$M$70]" office:value-type="float" office:value="766683.934986154" calcext:value-type="float">
            <text:p>766683.934986154</text:p>
          </table:table-cell>
          <table:table-cell table:number-columns-repeated="2"/>
        </table:table-row>
        <table:table-row table:style-name="ro1">
          <table:table-cell office:value-type="float" office:value="534" calcext:value-type="float">
            <text:p>534</text:p>
          </table:table-cell>
          <table:table-cell table:formula="of:=([.$B537]-[.$C537])*POWER(1+[$Parameters.$H$4];1/12)+[$Parameters.$C$4]" office:value-type="float" office:value="16608.3675058787" calcext:value-type="float">
            <text:p>16608.3675058787</text:p>
          </table:table-cell>
          <table:table-cell table:formula="of:=IF(MOD([.$A538];12)=1; ([.$B526]+[.$B529]+[.$B532]+[.$B535])/4*(1+[$Parameters.$E$4])*[$Parameters.$F$4]; 0)" office:value-type="float" office:value="0" calcext:value-type="float">
            <text:p>0</text:p>
          </table:table-cell>
          <table:table-cell table:formula="of:=([.$D537]-[.$E537])*POWER(1+[$Parameters.$I$4];1/12)+[$Parameters.$D$4]" office:value-type="float" office:value="1007734.78833077" calcext:value-type="float">
            <text:p>1007734.78833077</text:p>
          </table:table-cell>
          <table:table-cell office:value-type="float" office:value="0" calcext:value-type="float">
            <text:p>0</text:p>
          </table:table-cell>
          <table:table-cell table:formula="of:=[.$D538]-[.$B538]" office:value-type="float" office:value="991126.42082489" calcext:value-type="float">
            <text:p>991126.42082489</text:p>
          </table:table-cell>
          <table:table-cell table:formula="of:=[.$F538]/[.$B538]" office:value-type="float" office:value="59.6763300471327" calcext:value-type="float">
            <text:p>59.6763300471327</text:p>
          </table:table-cell>
          <table:table-cell table:formula="of:=[.$F538]/[.$A538]" office:value-type="float" office:value="1856.04198656346" calcext:value-type="float">
            <text:p>1856.04198656346</text:p>
          </table:table-cell>
          <table:table-cell table:formula="of:=[.$B538]" office:value-type="float" office:value="16608.3675058787" calcext:value-type="float">
            <text:p>16608.3675058787</text:p>
          </table:table-cell>
          <table:table-cell table:formula="of:=[.$D538]*(1-[.$O538])" office:value-type="float" office:value="917550.586653472" calcext:value-type="float">
            <text:p>917550.586653472</text:p>
          </table:table-cell>
          <table:table-cell table:formula="of:=[.$B538]" office:value-type="float" office:value="16608.3675058787" calcext:value-type="float">
            <text:p>16608.3675058787</text:p>
          </table:table-cell>
          <table:table-cell table:formula="of:=IF(FLOOR([.$A538]/12; 1) + 1 &gt;= [$Parameters.$K$70] - [$Parameters.$K$22]; [.$D538] ; 0)" office:value-type="float" office:value="0" calcext:value-type="float">
            <text:p>0</text:p>
          </table:table-cell>
          <table:table-cell table:formula="of:=([$Parameters.$D$4]-[$Parameters.$C$4])*[.$A538]" office:value-type="float" office:value="80634" calcext:value-type="float">
            <text:p>80634</text:p>
          </table:table-cell>
          <table:table-cell table:formula="of:=[.$M538]/([$Parameters.A$4]*[.$A538])" office:value-type="float" office:value="0.00290384615384615" calcext:value-type="float">
            <text:p>0.002903846153846</text:p>
          </table:table-cell>
          <table:table-cell table:formula="of:=SUM(INDIRECT( CELL(&quot;address&quot;;  INDEX([$Parameters.$L$22:$Parameters.$L$74];  FLOOR([.$A538]/12; 1) + 1;0))&amp;&quot;:&quot;&amp;CELL(&quot;address&quot;; [$Parameters.$L$70])))" office:value-type="float" office:value="0.089492" calcext:value-type="float">
            <text:p>0.089492</text:p>
          </table:table-cell>
          <table:table-cell table:formula="of:=[.$I538]/INDEX([$Parameters.$M$22:$Parameters.$M$120];  FLOOR([.$A538]/12; 1) + 1;0)" office:value-type="float" office:value="872.746584649431" calcext:value-type="float">
            <text:p>872.746584649431</text:p>
          </table:table-cell>
          <table:table-cell table:formula="of:=[.$J538]/ INDEX([$Parameters.$M$22:$Parameters.$M$120];  FLOOR([.$A538]/12; 1) + 1;0)" office:value-type="float" office:value="48216.0056044914" calcext:value-type="float">
            <text:p>48216.0056044914</text:p>
          </table:table-cell>
          <table:table-cell table:formula="of:=([.$Q538]-[.$P538])*[$Parameters.$M$70]" office:value-type="float" office:value="769801.391662631" calcext:value-type="float">
            <text:p>769801.391662631</text:p>
          </table:table-cell>
          <table:table-cell table:number-columns-repeated="2"/>
        </table:table-row>
        <table:table-row table:style-name="ro1">
          <table:table-cell office:value-type="float" office:value="535" calcext:value-type="float">
            <text:p>535</text:p>
          </table:table-cell>
          <table:table-cell table:formula="of:=([.$B538]-[.$C538])*POWER(1+[$Parameters.$H$4];1/12)+[$Parameters.$C$4]" office:value-type="float" office:value="17168.2083138598" calcext:value-type="float">
            <text:p>17168.2083138598</text:p>
          </table:table-cell>
          <table:table-cell table:formula="of:=IF(MOD([.$A539];12)=1; ([.$B527]+[.$B530]+[.$B533]+[.$B536])/4*(1+[$Parameters.$E$4])*[$Parameters.$F$4]; 0)" office:value-type="float" office:value="0" calcext:value-type="float">
            <text:p>0</text:p>
          </table:table-cell>
          <table:table-cell table:formula="of:=([.$D538]-[.$E538])*POWER(1+[$Parameters.$I$4];1/12)+[$Parameters.$D$4]" office:value-type="float" office:value="1012368.92459952" calcext:value-type="float">
            <text:p>1012368.92459952</text:p>
          </table:table-cell>
          <table:table-cell office:value-type="float" office:value="0" calcext:value-type="float">
            <text:p>0</text:p>
          </table:table-cell>
          <table:table-cell table:formula="of:=[.$D539]-[.$B539]" office:value-type="float" office:value="995200.716285657" calcext:value-type="float">
            <text:p>995200.716285657</text:p>
          </table:table-cell>
          <table:table-cell table:formula="of:=[.$F539]/[.$B539]" office:value-type="float" office:value="57.9676514923365" calcext:value-type="float">
            <text:p>57.9676514923365</text:p>
          </table:table-cell>
          <table:table-cell table:formula="of:=[.$F539]/[.$A539]" office:value-type="float" office:value="1860.18825473955" calcext:value-type="float">
            <text:p>1860.18825473955</text:p>
          </table:table-cell>
          <table:table-cell table:formula="of:=[.$B539]" office:value-type="float" office:value="17168.2083138598" calcext:value-type="float">
            <text:p>17168.2083138598</text:p>
          </table:table-cell>
          <table:table-cell table:formula="of:=[.$D539]*(1-[.$O539])" office:value-type="float" office:value="921770.004799257" calcext:value-type="float">
            <text:p>921770.004799257</text:p>
          </table:table-cell>
          <table:table-cell table:formula="of:=[.$B539]" office:value-type="float" office:value="17168.2083138598" calcext:value-type="float">
            <text:p>17168.2083138598</text:p>
          </table:table-cell>
          <table:table-cell table:formula="of:=IF(FLOOR([.$A539]/12; 1) + 1 &gt;= [$Parameters.$K$70] - [$Parameters.$K$22]; [.$D539] ; 0)" office:value-type="float" office:value="0" calcext:value-type="float">
            <text:p>0</text:p>
          </table:table-cell>
          <table:table-cell table:formula="of:=([$Parameters.$D$4]-[$Parameters.$C$4])*[.$A539]" office:value-type="float" office:value="80785" calcext:value-type="float">
            <text:p>80785</text:p>
          </table:table-cell>
          <table:table-cell table:formula="of:=[.$M539]/([$Parameters.A$4]*[.$A539])" office:value-type="float" office:value="0.00290384615384615" calcext:value-type="float">
            <text:p>0.002903846153846</text:p>
          </table:table-cell>
          <table:table-cell table:formula="of:=SUM(INDIRECT( CELL(&quot;address&quot;;  INDEX([$Parameters.$L$22:$Parameters.$L$74];  FLOOR([.$A539]/12; 1) + 1;0))&amp;&quot;:&quot;&amp;CELL(&quot;address&quot;; [$Parameters.$L$70])))" office:value-type="float" office:value="0.089492" calcext:value-type="float">
            <text:p>0.089492</text:p>
          </table:table-cell>
          <table:table-cell table:formula="of:=[.$I539]/INDEX([$Parameters.$M$22:$Parameters.$M$120];  FLOOR([.$A539]/12; 1) + 1;0)" office:value-type="float" office:value="902.165439509185" calcext:value-type="float">
            <text:p>902.165439509185</text:p>
          </table:table-cell>
          <table:table-cell table:formula="of:=[.$J539]/ INDEX([$Parameters.$M$22:$Parameters.$M$120];  FLOOR([.$A539]/12; 1) + 1;0)" office:value-type="float" office:value="48437.7301523519" calcext:value-type="float">
            <text:p>48437.7301523519</text:p>
          </table:table-cell>
          <table:table-cell table:formula="of:=([.$Q539]-[.$P539])*[$Parameters.$M$70]" office:value-type="float" office:value="772928.282230823" calcext:value-type="float">
            <text:p>772928.282230823</text:p>
          </table:table-cell>
          <table:table-cell table:number-columns-repeated="2"/>
        </table:table-row>
        <table:table-row table:style-name="ro1">
          <table:table-cell office:value-type="float" office:value="536" calcext:value-type="float">
            <text:p>536</text:p>
          </table:table-cell>
          <table:table-cell table:formula="of:=([.$B539]-[.$C539])*POWER(1+[$Parameters.$H$4];1/12)+[$Parameters.$C$4]" office:value-type="float" office:value="17734.1955311874" calcext:value-type="float">
            <text:p>17734.1955311874</text:p>
          </table:table-cell>
          <table:table-cell table:formula="of:=IF(MOD([.$A540];12)=1; ([.$B528]+[.$B531]+[.$B534]+[.$B537])/4*(1+[$Parameters.$E$4])*[$Parameters.$F$4]; 0)" office:value-type="float" office:value="0" calcext:value-type="float">
            <text:p>0</text:p>
          </table:table-cell>
          <table:table-cell table:formula="of:=([.$D539]-[.$E539])*POWER(1+[$Parameters.$I$4];1/12)+[$Parameters.$D$4]" office:value-type="float" office:value="1017021.94091305" calcext:value-type="float">
            <text:p>1017021.94091305</text:p>
          </table:table-cell>
          <table:table-cell office:value-type="float" office:value="0" calcext:value-type="float">
            <text:p>0</text:p>
          </table:table-cell>
          <table:table-cell table:formula="of:=[.$D540]-[.$B540]" office:value-type="float" office:value="999287.745381867" calcext:value-type="float">
            <text:p>999287.745381867</text:p>
          </table:table-cell>
          <table:table-cell table:formula="of:=[.$F540]/[.$B540]" office:value-type="float" office:value="56.3480730560638" calcext:value-type="float">
            <text:p>56.3480730560638</text:p>
          </table:table-cell>
          <table:table-cell table:formula="of:=[.$F540]/[.$A540]" office:value-type="float" office:value="1864.34280854826" calcext:value-type="float">
            <text:p>1864.34280854826</text:p>
          </table:table-cell>
          <table:table-cell table:formula="of:=[.$B540]" office:value-type="float" office:value="17734.1955311874" calcext:value-type="float">
            <text:p>17734.1955311874</text:p>
          </table:table-cell>
          <table:table-cell table:formula="of:=[.$D540]*(1-[.$O540])" office:value-type="float" office:value="926006.613376863" calcext:value-type="float">
            <text:p>926006.613376863</text:p>
          </table:table-cell>
          <table:table-cell table:formula="of:=[.$B540]" office:value-type="float" office:value="17734.1955311874" calcext:value-type="float">
            <text:p>17734.1955311874</text:p>
          </table:table-cell>
          <table:table-cell table:formula="of:=IF(FLOOR([.$A540]/12; 1) + 1 &gt;= [$Parameters.$K$70] - [$Parameters.$K$22]; [.$D540] ; 0)" office:value-type="float" office:value="0" calcext:value-type="float">
            <text:p>0</text:p>
          </table:table-cell>
          <table:table-cell table:formula="of:=([$Parameters.$D$4]-[$Parameters.$C$4])*[.$A540]" office:value-type="float" office:value="80936" calcext:value-type="float">
            <text:p>80936</text:p>
          </table:table-cell>
          <table:table-cell table:formula="of:=[.$M540]/([$Parameters.A$4]*[.$A540])" office:value-type="float" office:value="0.00290384615384615" calcext:value-type="float">
            <text:p>0.002903846153846</text:p>
          </table:table-cell>
          <table:table-cell table:formula="of:=SUM(INDIRECT( CELL(&quot;address&quot;;  INDEX([$Parameters.$L$22:$Parameters.$L$74];  FLOOR([.$A540]/12; 1) + 1;0))&amp;&quot;:&quot;&amp;CELL(&quot;address&quot;; [$Parameters.$L$70])))" office:value-type="float" office:value="0.089492" calcext:value-type="float">
            <text:p>0.089492</text:p>
          </table:table-cell>
          <table:table-cell table:formula="of:=[.$I540]/INDEX([$Parameters.$M$22:$Parameters.$M$120];  FLOOR([.$A540]/12; 1) + 1;0)" office:value-type="float" office:value="931.907279620988" calcext:value-type="float">
            <text:p>931.907279620988</text:p>
          </table:table-cell>
          <table:table-cell table:formula="of:=[.$J540]/ INDEX([$Parameters.$M$22:$Parameters.$M$120];  FLOOR([.$A540]/12; 1) + 1;0)" office:value-type="float" office:value="48660.3580334663" calcext:value-type="float">
            <text:p>48660.3580334663</text:p>
          </table:table-cell>
          <table:table-cell table:formula="of:=([.$Q540]-[.$P540])*[$Parameters.$M$70]" office:value-type="float" office:value="776064.609257525" calcext:value-type="float">
            <text:p>776064.609257525</text:p>
          </table:table-cell>
          <table:table-cell table:number-columns-repeated="2"/>
        </table:table-row>
        <table:table-row table:style-name="ro1">
          <table:table-cell office:value-type="float" office:value="537" calcext:value-type="float">
            <text:p>537</text:p>
          </table:table-cell>
          <table:table-cell table:formula="of:=([.$B540]-[.$C540])*POWER(1+[$Parameters.$H$4];1/12)+[$Parameters.$C$4]" office:value-type="float" office:value="18306.3966383797" calcext:value-type="float">
            <text:p>18306.3966383797</text:p>
          </table:table-cell>
          <table:table-cell table:formula="of:=IF(MOD([.$A541];12)=1; ([.$B529]+[.$B532]+[.$B535]+[.$B538])/4*(1+[$Parameters.$E$4])*[$Parameters.$F$4]; 0)" office:value-type="float" office:value="0" calcext:value-type="float">
            <text:p>0</text:p>
          </table:table-cell>
          <table:table-cell table:formula="of:=([.$D540]-[.$E540])*POWER(1+[$Parameters.$I$4];1/12)+[$Parameters.$D$4]" office:value-type="float" office:value="1021693.91419102" calcext:value-type="float">
            <text:p>1021693.91419102</text:p>
          </table:table-cell>
          <table:table-cell office:value-type="float" office:value="0" calcext:value-type="float">
            <text:p>0</text:p>
          </table:table-cell>
          <table:table-cell table:formula="of:=[.$D541]-[.$B541]" office:value-type="float" office:value="1003387.51755264" calcext:value-type="float">
            <text:p>1003387.51755264</text:p>
          </table:table-cell>
          <table:table-cell table:formula="of:=[.$F541]/[.$B541]" office:value-type="float" office:value="54.8107602699386" calcext:value-type="float">
            <text:p>54.8107602699386</text:p>
          </table:table-cell>
          <table:table-cell table:formula="of:=[.$F541]/[.$A541]" office:value-type="float" office:value="1868.50561927866" calcext:value-type="float">
            <text:p>1868.50561927866</text:p>
          </table:table-cell>
          <table:table-cell table:formula="of:=[.$B541]" office:value-type="float" office:value="18306.3966383797" calcext:value-type="float">
            <text:p>18306.3966383797</text:p>
          </table:table-cell>
          <table:table-cell table:formula="of:=[.$D541]*(1-[.$O541])" office:value-type="float" office:value="930260.482422238" calcext:value-type="float">
            <text:p>930260.482422238</text:p>
          </table:table-cell>
          <table:table-cell table:formula="of:=[.$B541]" office:value-type="float" office:value="18306.3966383797" calcext:value-type="float">
            <text:p>18306.3966383797</text:p>
          </table:table-cell>
          <table:table-cell table:formula="of:=IF(FLOOR([.$A541]/12; 1) + 1 &gt;= [$Parameters.$K$70] - [$Parameters.$K$22]; [.$D541] ; 0)" office:value-type="float" office:value="0" calcext:value-type="float">
            <text:p>0</text:p>
          </table:table-cell>
          <table:table-cell table:formula="of:=([$Parameters.$D$4]-[$Parameters.$C$4])*[.$A541]" office:value-type="float" office:value="81087" calcext:value-type="float">
            <text:p>81087</text:p>
          </table:table-cell>
          <table:table-cell table:formula="of:=[.$M541]/([$Parameters.A$4]*[.$A541])" office:value-type="float" office:value="0.00290384615384615" calcext:value-type="float">
            <text:p>0.002903846153846</text:p>
          </table:table-cell>
          <table:table-cell table:formula="of:=SUM(INDIRECT( CELL(&quot;address&quot;;  INDEX([$Parameters.$L$22:$Parameters.$L$74];  FLOOR([.$A541]/12; 1) + 1;0))&amp;&quot;:&quot;&amp;CELL(&quot;address&quot;; [$Parameters.$L$70])))" office:value-type="float" office:value="0.089492" calcext:value-type="float">
            <text:p>0.089492</text:p>
          </table:table-cell>
          <table:table-cell table:formula="of:=[.$I541]/INDEX([$Parameters.$M$22:$Parameters.$M$120];  FLOOR([.$A541]/12; 1) + 1;0)" office:value-type="float" office:value="961.975650992103" calcext:value-type="float">
            <text:p>961.975650992103</text:p>
          </table:table-cell>
          <table:table-cell table:formula="of:=[.$J541]/ INDEX([$Parameters.$M$22:$Parameters.$M$120];  FLOOR([.$A541]/12; 1) + 1;0)" office:value-type="float" office:value="48883.892928126" calcext:value-type="float">
            <text:p>48883.892928126</text:p>
          </table:table-cell>
          <table:table-cell table:formula="of:=([.$Q541]-[.$P541])*[$Parameters.$M$70]" office:value-type="float" office:value="779210.374926197" calcext:value-type="float">
            <text:p>779210.374926197</text:p>
          </table:table-cell>
          <table:table-cell table:number-columns-repeated="2"/>
        </table:table-row>
        <table:table-row table:style-name="ro1">
          <table:table-cell office:value-type="float" office:value="538" calcext:value-type="float">
            <text:p>538</text:p>
          </table:table-cell>
          <table:table-cell table:formula="of:=([.$B541]-[.$C541])*POWER(1+[$Parameters.$H$4];1/12)+[$Parameters.$C$4]" office:value-type="float" office:value="18884.8798568137" calcext:value-type="float">
            <text:p>18884.8798568137</text:p>
          </table:table-cell>
          <table:table-cell table:formula="of:=IF(MOD([.$A542];12)=1; ([.$B530]+[.$B533]+[.$B536]+[.$B539])/4*(1+[$Parameters.$E$4])*[$Parameters.$F$4]; 0)" office:value-type="float" office:value="0" calcext:value-type="float">
            <text:p>0</text:p>
          </table:table-cell>
          <table:table-cell table:formula="of:=([.$D541]-[.$E541])*POWER(1+[$Parameters.$I$4];1/12)+[$Parameters.$D$4]" office:value-type="float" office:value="1026384.92166644" calcext:value-type="float">
            <text:p>1026384.92166644</text:p>
          </table:table-cell>
          <table:table-cell office:value-type="float" office:value="0" calcext:value-type="float">
            <text:p>0</text:p>
          </table:table-cell>
          <table:table-cell table:formula="of:=[.$D542]-[.$B542]" office:value-type="float" office:value="1007500.04180962" calcext:value-type="float">
            <text:p>1007500.04180962</text:p>
          </table:table-cell>
          <table:table-cell table:formula="of:=[.$F542]/[.$B542]" office:value-type="float" office:value="53.349560571661" calcext:value-type="float">
            <text:p>53.349560571661</text:p>
          </table:table-cell>
          <table:table-cell table:formula="of:=[.$F542]/[.$A542]" office:value-type="float" office:value="1872.6766576387" calcext:value-type="float">
            <text:p>1872.6766576387</text:p>
          </table:table-cell>
          <table:table-cell table:formula="of:=[.$B542]" office:value-type="float" office:value="18884.8798568137" calcext:value-type="float">
            <text:p>18884.8798568137</text:p>
          </table:table-cell>
          <table:table-cell table:formula="of:=[.$D542]*(1-[.$O542])" office:value-type="float" office:value="934531.682256662" calcext:value-type="float">
            <text:p>934531.682256662</text:p>
          </table:table-cell>
          <table:table-cell table:formula="of:=[.$B542]" office:value-type="float" office:value="18884.8798568137" calcext:value-type="float">
            <text:p>18884.8798568137</text:p>
          </table:table-cell>
          <table:table-cell table:formula="of:=IF(FLOOR([.$A542]/12; 1) + 1 &gt;= [$Parameters.$K$70] - [$Parameters.$K$22]; [.$D542] ; 0)" office:value-type="float" office:value="0" calcext:value-type="float">
            <text:p>0</text:p>
          </table:table-cell>
          <table:table-cell table:formula="of:=([$Parameters.$D$4]-[$Parameters.$C$4])*[.$A542]" office:value-type="float" office:value="81238" calcext:value-type="float">
            <text:p>81238</text:p>
          </table:table-cell>
          <table:table-cell table:formula="of:=[.$M542]/([$Parameters.A$4]*[.$A542])" office:value-type="float" office:value="0.00290384615384615" calcext:value-type="float">
            <text:p>0.002903846153846</text:p>
          </table:table-cell>
          <table:table-cell table:formula="of:=SUM(INDIRECT( CELL(&quot;address&quot;;  INDEX([$Parameters.$L$22:$Parameters.$L$74];  FLOOR([.$A542]/12; 1) + 1;0))&amp;&quot;:&quot;&amp;CELL(&quot;address&quot;; [$Parameters.$L$70])))" office:value-type="float" office:value="0.089492" calcext:value-type="float">
            <text:p>0.089492</text:p>
          </table:table-cell>
          <table:table-cell table:formula="of:=[.$I542]/INDEX([$Parameters.$M$22:$Parameters.$M$120];  FLOOR([.$A542]/12; 1) + 1;0)" office:value-type="float" office:value="992.374138560886" calcext:value-type="float">
            <text:p>992.374138560886</text:p>
          </table:table-cell>
          <table:table-cell table:formula="of:=[.$J542]/ INDEX([$Parameters.$M$22:$Parameters.$M$120];  FLOOR([.$A542]/12; 1) + 1;0)" office:value-type="float" office:value="49108.3385316165" calcext:value-type="float">
            <text:p>49108.3385316165</text:p>
          </table:table-cell>
          <table:table-cell table:formula="of:=([.$Q542]-[.$P542])*[$Parameters.$M$70]" office:value-type="float" office:value="782365.581031085" calcext:value-type="float">
            <text:p>782365.581031085</text:p>
          </table:table-cell>
          <table:table-cell table:number-columns-repeated="2"/>
        </table:table-row>
        <table:table-row table:style-name="ro1">
          <table:table-cell office:value-type="float" office:value="539" calcext:value-type="float">
            <text:p>539</text:p>
          </table:table-cell>
          <table:table-cell table:formula="of:=([.$B542]-[.$C542])*POWER(1+[$Parameters.$H$4];1/12)+[$Parameters.$C$4]" office:value-type="float" office:value="19469.7141568584" calcext:value-type="float">
            <text:p>19469.7141568584</text:p>
          </table:table-cell>
          <table:table-cell table:formula="of:=IF(MOD([.$A543];12)=1; ([.$B531]+[.$B534]+[.$B537]+[.$B540])/4*(1+[$Parameters.$E$4])*[$Parameters.$F$4]; 0)" office:value-type="float" office:value="0" calcext:value-type="float">
            <text:p>0</text:p>
          </table:table-cell>
          <table:table-cell table:formula="of:=([.$D542]-[.$E542])*POWER(1+[$Parameters.$I$4];1/12)+[$Parameters.$D$4]" office:value-type="float" office:value="1031095.04088697" calcext:value-type="float">
            <text:p>1031095.04088697</text:p>
          </table:table-cell>
          <table:table-cell office:value-type="float" office:value="0" calcext:value-type="float">
            <text:p>0</text:p>
          </table:table-cell>
          <table:table-cell table:formula="of:=[.$D543]-[.$B543]" office:value-type="float" office:value="1011625.32673012" calcext:value-type="float">
            <text:p>1011625.32673012</text:p>
          </table:table-cell>
          <table:table-cell table:formula="of:=[.$F543]/[.$B543]" office:value-type="float" office:value="51.95892033031" calcext:value-type="float">
            <text:p>51.95892033031</text:p>
          </table:table-cell>
          <table:table-cell table:formula="of:=[.$F543]/[.$A543]" office:value-type="float" office:value="1876.8558937479" calcext:value-type="float">
            <text:p>1876.8558937479</text:p>
          </table:table-cell>
          <table:table-cell table:formula="of:=[.$B543]" office:value-type="float" office:value="19469.7141568584" calcext:value-type="float">
            <text:p>19469.7141568584</text:p>
          </table:table-cell>
          <table:table-cell table:formula="of:=[.$D543]*(1-[.$O543])" office:value-type="float" office:value="938820.283487917" calcext:value-type="float">
            <text:p>938820.283487917</text:p>
          </table:table-cell>
          <table:table-cell table:formula="of:=[.$B543]" office:value-type="float" office:value="19469.7141568584" calcext:value-type="float">
            <text:p>19469.7141568584</text:p>
          </table:table-cell>
          <table:table-cell table:formula="of:=IF(FLOOR([.$A543]/12; 1) + 1 &gt;= [$Parameters.$K$70] - [$Parameters.$K$22]; [.$D543] ; 0)" office:value-type="float" office:value="0" calcext:value-type="float">
            <text:p>0</text:p>
          </table:table-cell>
          <table:table-cell table:formula="of:=([$Parameters.$D$4]-[$Parameters.$C$4])*[.$A543]" office:value-type="float" office:value="81389" calcext:value-type="float">
            <text:p>81389</text:p>
          </table:table-cell>
          <table:table-cell table:formula="of:=[.$M543]/([$Parameters.A$4]*[.$A543])" office:value-type="float" office:value="0.00290384615384615" calcext:value-type="float">
            <text:p>0.002903846153846</text:p>
          </table:table-cell>
          <table:table-cell table:formula="of:=SUM(INDIRECT( CELL(&quot;address&quot;;  INDEX([$Parameters.$L$22:$Parameters.$L$74];  FLOOR([.$A543]/12; 1) + 1;0))&amp;&quot;:&quot;&amp;CELL(&quot;address&quot;; [$Parameters.$L$70])))" office:value-type="float" office:value="0.089492" calcext:value-type="float">
            <text:p>0.089492</text:p>
          </table:table-cell>
          <table:table-cell table:formula="of:=[.$I543]/INDEX([$Parameters.$M$22:$Parameters.$M$120];  FLOOR([.$A543]/12; 1) + 1;0)" office:value-type="float" office:value="1023.10636662419" calcext:value-type="float">
            <text:p>1023.10636662419</text:p>
          </table:table-cell>
          <table:table-cell table:formula="of:=[.$J543]/ INDEX([$Parameters.$M$22:$Parameters.$M$120];  FLOOR([.$A543]/12; 1) + 1;0)" office:value-type="float" office:value="49333.6985542784" calcext:value-type="float">
            <text:p>49333.6985542784</text:p>
          </table:table-cell>
          <table:table-cell table:formula="of:=([.$Q543]-[.$P543])*[$Parameters.$M$70]" office:value-type="float" office:value="785530.228971257" calcext:value-type="float">
            <text:p>785530.228971257</text:p>
          </table:table-cell>
          <table:table-cell table:number-columns-repeated="2"/>
        </table:table-row>
        <table:table-row table:style-name="ro1">
          <table:table-cell office:value-type="float" office:value="540" calcext:value-type="float">
            <text:p>540</text:p>
          </table:table-cell>
          <table:table-cell table:formula="of:=([.$B543]-[.$C543])*POWER(1+[$Parameters.$H$4];1/12)+[$Parameters.$C$4]" office:value-type="float" office:value="20060.9692660988" calcext:value-type="float">
            <text:p>20060.9692660988</text:p>
          </table:table-cell>
          <table:table-cell table:formula="of:=IF(MOD([.$A544];12)=1; ([.$B532]+[.$B535]+[.$B538]+[.$B541])/4*(1+[$Parameters.$E$4])*[$Parameters.$F$4]; 0)" office:value-type="float" office:value="0" calcext:value-type="float">
            <text:p>0</text:p>
          </table:table-cell>
          <table:table-cell table:formula="of:=([.$D543]-[.$E543])*POWER(1+[$Parameters.$I$4];1/12)+[$Parameters.$D$4]" office:value-type="float" office:value="1035824.34971625" calcext:value-type="float">
            <text:p>1035824.34971625</text:p>
          </table:table-cell>
          <table:table-cell office:value-type="float" office:value="0" calcext:value-type="float">
            <text:p>0</text:p>
          </table:table-cell>
          <table:table-cell table:formula="of:=[.$D544]-[.$B544]" office:value-type="float" office:value="1015763.38045016" calcext:value-type="float">
            <text:p>1015763.38045016</text:p>
          </table:table-cell>
          <table:table-cell table:formula="of:=[.$F544]/[.$B544]" office:value-type="float" office:value="50.6338136994559" calcext:value-type="float">
            <text:p>50.6338136994559</text:p>
          </table:table-cell>
          <table:table-cell table:formula="of:=[.$F544]/[.$A544]" office:value-type="float" office:value="1881.04329712992" calcext:value-type="float">
            <text:p>1881.04329712992</text:p>
          </table:table-cell>
          <table:table-cell table:formula="of:=[.$B544]" office:value-type="float" office:value="20060.9692660988" calcext:value-type="float">
            <text:p>20060.9692660988</text:p>
          </table:table-cell>
          <table:table-cell table:formula="of:=[.$D544]*(1-[.$O544])" office:value-type="float" office:value="959390.870950691" calcext:value-type="float">
            <text:p>959390.870950691</text:p>
          </table:table-cell>
          <table:table-cell table:formula="of:=[.$B544]" office:value-type="float" office:value="20060.9692660988" calcext:value-type="float">
            <text:p>20060.9692660988</text:p>
          </table:table-cell>
          <table:table-cell table:formula="of:=IF(FLOOR([.$A544]/12; 1) + 1 &gt;= [$Parameters.$K$70] - [$Parameters.$K$22]; [.$D544] ; 0)" office:value-type="float" office:value="0" calcext:value-type="float">
            <text:p>0</text:p>
          </table:table-cell>
          <table:table-cell table:formula="of:=([$Parameters.$D$4]-[$Parameters.$C$4])*[.$A544]" office:value-type="float" office:value="81540" calcext:value-type="float">
            <text:p>81540</text:p>
          </table:table-cell>
          <table:table-cell table:formula="of:=[.$M544]/([$Parameters.A$4]*[.$A544])" office:value-type="float" office:value="0.00290384615384615" calcext:value-type="float">
            <text:p>0.002903846153846</text:p>
          </table:table-cell>
          <table:table-cell table:formula="of:=SUM(INDIRECT( CELL(&quot;address&quot;;  INDEX([$Parameters.$L$22:$Parameters.$L$74];  FLOOR([.$A544]/12; 1) + 1;0))&amp;&quot;:&quot;&amp;CELL(&quot;address&quot;; [$Parameters.$L$70])))" office:value-type="float" office:value="0.07379" calcext:value-type="float">
            <text:p>0.07379</text:p>
          </table:table-cell>
          <table:table-cell table:formula="of:=[.$I544]/INDEX([$Parameters.$M$22:$Parameters.$M$120];  FLOOR([.$A544]/12; 1) + 1;0)" office:value-type="float" office:value="1095.03107347701" calcext:value-type="float">
            <text:p>1095.03107347701</text:p>
          </table:table-cell>
          <table:table-cell table:formula="of:=[.$J544]/ INDEX([$Parameters.$M$22:$Parameters.$M$120];  FLOOR([.$A544]/12; 1) + 1;0)" office:value-type="float" office:value="52368.497322636" calcext:value-type="float">
            <text:p>52368.497322636</text:p>
          </table:table-cell>
          <table:table-cell table:formula="of:=([.$Q544]-[.$P544])*[$Parameters.$M$70]" office:value-type="float" office:value="833706.561211325" calcext:value-type="float">
            <text:p>833706.561211325</text:p>
          </table:table-cell>
          <table:table-cell table:number-columns-repeated="2"/>
        </table:table-row>
        <table:table-row table:style-name="ro1">
          <table:table-cell office:value-type="float" office:value="541" calcext:value-type="float">
            <text:p>541</text:p>
          </table:table-cell>
          <table:table-cell table:formula="of:=([.$B544]-[.$C544])*POWER(1+[$Parameters.$H$4];1/12)+[$Parameters.$C$4]" office:value-type="float" office:value="20658.7156776482" calcext:value-type="float">
            <text:p>20658.7156776482</text:p>
          </table:table-cell>
          <table:table-cell table:formula="of:=IF(MOD([.$A545];12)=1; ([.$B533]+[.$B536]+[.$B539]+[.$B542])/4*(1+[$Parameters.$E$4])*[$Parameters.$F$4]; 0)" office:value-type="float" office:value="6759.66679046131" calcext:value-type="float">
            <text:p>6759.66679046131</text:p>
          </table:table-cell>
          <table:table-cell table:formula="of:=([.$D544]-[.$E544])*POWER(1+[$Parameters.$I$4];1/12)+[$Parameters.$D$4]" office:value-type="float" office:value="1040572.92633511" calcext:value-type="float">
            <text:p>1040572.92633511</text:p>
          </table:table-cell>
          <table:table-cell office:value-type="float" office:value="0" calcext:value-type="float">
            <text:p>0</text:p>
          </table:table-cell>
          <table:table-cell table:formula="of:=[.$D545]-[.$B545]" office:value-type="float" office:value="1019914.21065747" calcext:value-type="float">
            <text:p>1019914.21065747</text:p>
          </table:table-cell>
          <table:table-cell table:formula="of:=[.$F545]/[.$B545]" office:value-type="float" office:value="49.3696813767066" calcext:value-type="float">
            <text:p>49.3696813767066</text:p>
          </table:table-cell>
          <table:table-cell table:formula="of:=[.$F545]/[.$A545]" office:value-type="float" office:value="1885.23883670511" calcext:value-type="float">
            <text:p>1885.23883670511</text:p>
          </table:table-cell>
          <table:table-cell table:formula="of:=[.$B545]" office:value-type="float" office:value="20658.7156776482" calcext:value-type="float">
            <text:p>20658.7156776482</text:p>
          </table:table-cell>
          <table:table-cell table:formula="of:=[.$D545]*(1-[.$O545])" office:value-type="float" office:value="963789.050100847" calcext:value-type="float">
            <text:p>963789.050100847</text:p>
          </table:table-cell>
          <table:table-cell table:formula="of:=[.$B545]" office:value-type="float" office:value="20658.7156776482" calcext:value-type="float">
            <text:p>20658.7156776482</text:p>
          </table:table-cell>
          <table:table-cell table:formula="of:=IF(FLOOR([.$A545]/12; 1) + 1 &gt;= [$Parameters.$K$70] - [$Parameters.$K$22]; [.$D545] ; 0)" office:value-type="float" office:value="0" calcext:value-type="float">
            <text:p>0</text:p>
          </table:table-cell>
          <table:table-cell table:formula="of:=([$Parameters.$D$4]-[$Parameters.$C$4])*[.$A545]" office:value-type="float" office:value="81691" calcext:value-type="float">
            <text:p>81691</text:p>
          </table:table-cell>
          <table:table-cell table:formula="of:=[.$M545]/([$Parameters.A$4]*[.$A545])" office:value-type="float" office:value="0.00290384615384615" calcext:value-type="float">
            <text:p>0.002903846153846</text:p>
          </table:table-cell>
          <table:table-cell table:formula="of:=SUM(INDIRECT( CELL(&quot;address&quot;;  INDEX([$Parameters.$L$22:$Parameters.$L$74];  FLOOR([.$A545]/12; 1) + 1;0))&amp;&quot;:&quot;&amp;CELL(&quot;address&quot;; [$Parameters.$L$70])))" office:value-type="float" office:value="0.07379" calcext:value-type="float">
            <text:p>0.07379</text:p>
          </table:table-cell>
          <table:table-cell table:formula="of:=[.$I545]/INDEX([$Parameters.$M$22:$Parameters.$M$120];  FLOOR([.$A545]/12; 1) + 1;0)" office:value-type="float" office:value="1127.65915271006" calcext:value-type="float">
            <text:p>1127.65915271006</text:p>
          </table:table-cell>
          <table:table-cell table:formula="of:=[.$J545]/ INDEX([$Parameters.$M$22:$Parameters.$M$120];  FLOOR([.$A545]/12; 1) + 1;0)" office:value-type="float" office:value="52608.572603758" calcext:value-type="float">
            <text:p>52608.572603758</text:p>
          </table:table-cell>
          <table:table-cell table:formula="of:=([.$Q545]-[.$P545])*[$Parameters.$M$70]" office:value-type="float" office:value="837079.65271404" calcext:value-type="float">
            <text:p>837079.65271404</text:p>
          </table:table-cell>
          <table:table-cell table:number-columns-repeated="2"/>
        </table:table-row>
        <table:table-row table:style-name="ro1">
          <table:table-cell office:value-type="float" office:value="542" calcext:value-type="float">
            <text:p>542</text:p>
          </table:table-cell>
          <table:table-cell table:formula="of:=([.$B545]-[.$C545])*POWER(1+[$Parameters.$H$4];1/12)+[$Parameters.$C$4]" office:value-type="float" office:value="14429.1444871676" calcext:value-type="float">
            <text:p>14429.1444871676</text:p>
          </table:table-cell>
          <table:table-cell table:formula="of:=IF(MOD([.$A546];12)=1; ([.$B534]+[.$B537]+[.$B540]+[.$B543])/4*(1+[$Parameters.$E$4])*[$Parameters.$F$4]; 0)" office:value-type="float" office:value="0" calcext:value-type="float">
            <text:p>0</text:p>
          </table:table-cell>
          <table:table-cell table:formula="of:=([.$D545]-[.$E545])*POWER(1+[$Parameters.$I$4];1/12)+[$Parameters.$D$4]" office:value-type="float" office:value="1045340.84924292" calcext:value-type="float">
            <text:p>1045340.84924292</text:p>
          </table:table-cell>
          <table:table-cell office:value-type="float" office:value="0" calcext:value-type="float">
            <text:p>0</text:p>
          </table:table-cell>
          <table:table-cell table:formula="of:=[.$D546]-[.$B546]" office:value-type="float" office:value="1030911.70475575" calcext:value-type="float">
            <text:p>1030911.70475575</text:p>
          </table:table-cell>
          <table:table-cell table:formula="of:=[.$F546]/[.$B546]" office:value-type="float" office:value="71.4464884368287" calcext:value-type="float">
            <text:p>71.4464884368287</text:p>
          </table:table-cell>
          <table:table-cell table:formula="of:=[.$F546]/[.$A546]" office:value-type="float" office:value="1902.05111578552" calcext:value-type="float">
            <text:p>1902.05111578552</text:p>
          </table:table-cell>
          <table:table-cell table:formula="of:=[.$B546]" office:value-type="float" office:value="14429.1444871676" calcext:value-type="float">
            <text:p>14429.1444871676</text:p>
          </table:table-cell>
          <table:table-cell table:formula="of:=[.$D546]*(1-[.$O546])" office:value-type="float" office:value="968205.147977282" calcext:value-type="float">
            <text:p>968205.147977282</text:p>
          </table:table-cell>
          <table:table-cell table:formula="of:=[.$B546]" office:value-type="float" office:value="14429.1444871676" calcext:value-type="float">
            <text:p>14429.1444871676</text:p>
          </table:table-cell>
          <table:table-cell table:formula="of:=IF(FLOOR([.$A546]/12; 1) + 1 &gt;= [$Parameters.$K$70] - [$Parameters.$K$22]; [.$D546] ; 0)" office:value-type="float" office:value="0" calcext:value-type="float">
            <text:p>0</text:p>
          </table:table-cell>
          <table:table-cell table:formula="of:=([$Parameters.$D$4]-[$Parameters.$C$4])*[.$A546]" office:value-type="float" office:value="81842" calcext:value-type="float">
            <text:p>81842</text:p>
          </table:table-cell>
          <table:table-cell table:formula="of:=[.$M546]/([$Parameters.A$4]*[.$A546])" office:value-type="float" office:value="0.00290384615384615" calcext:value-type="float">
            <text:p>0.002903846153846</text:p>
          </table:table-cell>
          <table:table-cell table:formula="of:=SUM(INDIRECT( CELL(&quot;address&quot;;  INDEX([$Parameters.$L$22:$Parameters.$L$74];  FLOOR([.$A546]/12; 1) + 1;0))&amp;&quot;:&quot;&amp;CELL(&quot;address&quot;; [$Parameters.$L$70])))" office:value-type="float" office:value="0.07379" calcext:value-type="float">
            <text:p>0.07379</text:p>
          </table:table-cell>
          <table:table-cell table:formula="of:=[.$I546]/INDEX([$Parameters.$M$22:$Parameters.$M$120];  FLOOR([.$A546]/12; 1) + 1;0)" office:value-type="float" office:value="787.617057159803" calcext:value-type="float">
            <text:p>787.617057159803</text:p>
          </table:table-cell>
          <table:table-cell table:formula="of:=[.$J546]/ INDEX([$Parameters.$M$22:$Parameters.$M$120];  FLOOR([.$A546]/12; 1) + 1;0)" office:value-type="float" office:value="52849.6259812927" calcext:value-type="float">
            <text:p>52849.6259812927</text:p>
          </table:table-cell>
          <table:table-cell table:formula="of:=([.$Q546]-[.$P546])*[$Parameters.$M$70]" office:value-type="float" office:value="846528.265106401" calcext:value-type="float">
            <text:p>846528.265106401</text:p>
          </table:table-cell>
          <table:table-cell table:number-columns-repeated="2"/>
        </table:table-row>
        <table:table-row table:style-name="ro1">
          <table:table-cell office:value-type="float" office:value="543" calcext:value-type="float">
            <text:p>543</text:p>
          </table:table-cell>
          <table:table-cell table:formula="of:=([.$B546]-[.$C546])*POWER(1+[$Parameters.$H$4];1/12)+[$Parameters.$C$4]" office:value-type="float" office:value="14965.0599282599" calcext:value-type="float">
            <text:p>14965.0599282599</text:p>
          </table:table-cell>
          <table:table-cell table:formula="of:=IF(MOD([.$A547];12)=1; ([.$B535]+[.$B538]+[.$B541]+[.$B544])/4*(1+[$Parameters.$E$4])*[$Parameters.$F$4]; 0)" office:value-type="float" office:value="0" calcext:value-type="float">
            <text:p>0</text:p>
          </table:table-cell>
          <table:table-cell table:formula="of:=([.$D546]-[.$E546])*POWER(1+[$Parameters.$I$4];1/12)+[$Parameters.$D$4]" office:value-type="float" office:value="1050128.19725884" calcext:value-type="float">
            <text:p>1050128.19725884</text:p>
          </table:table-cell>
          <table:table-cell office:value-type="float" office:value="0" calcext:value-type="float">
            <text:p>0</text:p>
          </table:table-cell>
          <table:table-cell table:formula="of:=[.$D547]-[.$B547]" office:value-type="float" office:value="1035163.13733058" calcext:value-type="float">
            <text:p>1035163.13733058</text:p>
          </table:table-cell>
          <table:table-cell table:formula="of:=[.$F547]/[.$B547]" office:value-type="float" office:value="69.1720008000627" calcext:value-type="float">
            <text:p>69.1720008000627</text:p>
          </table:table-cell>
          <table:table-cell table:formula="of:=[.$F547]/[.$A547]" office:value-type="float" office:value="1906.37778513918" calcext:value-type="float">
            <text:p>1906.37778513918</text:p>
          </table:table-cell>
          <table:table-cell table:formula="of:=[.$B547]" office:value-type="float" office:value="14965.0599282599" calcext:value-type="float">
            <text:p>14965.0599282599</text:p>
          </table:table-cell>
          <table:table-cell table:formula="of:=[.$D547]*(1-[.$O547])" office:value-type="float" office:value="972639.237583107" calcext:value-type="float">
            <text:p>972639.237583107</text:p>
          </table:table-cell>
          <table:table-cell table:formula="of:=[.$B547]" office:value-type="float" office:value="14965.0599282599" calcext:value-type="float">
            <text:p>14965.0599282599</text:p>
          </table:table-cell>
          <table:table-cell table:formula="of:=IF(FLOOR([.$A547]/12; 1) + 1 &gt;= [$Parameters.$K$70] - [$Parameters.$K$22]; [.$D547] ; 0)" office:value-type="float" office:value="0" calcext:value-type="float">
            <text:p>0</text:p>
          </table:table-cell>
          <table:table-cell table:formula="of:=([$Parameters.$D$4]-[$Parameters.$C$4])*[.$A547]" office:value-type="float" office:value="81993" calcext:value-type="float">
            <text:p>81993</text:p>
          </table:table-cell>
          <table:table-cell table:formula="of:=[.$M547]/([$Parameters.A$4]*[.$A547])" office:value-type="float" office:value="0.00290384615384615" calcext:value-type="float">
            <text:p>0.002903846153846</text:p>
          </table:table-cell>
          <table:table-cell table:formula="of:=SUM(INDIRECT( CELL(&quot;address&quot;;  INDEX([$Parameters.$L$22:$Parameters.$L$74];  FLOOR([.$A547]/12; 1) + 1;0))&amp;&quot;:&quot;&amp;CELL(&quot;address&quot;; [$Parameters.$L$70])))" office:value-type="float" office:value="0.07379" calcext:value-type="float">
            <text:p>0.07379</text:p>
          </table:table-cell>
          <table:table-cell table:formula="of:=[.$I547]/INDEX([$Parameters.$M$22:$Parameters.$M$120];  FLOOR([.$A547]/12; 1) + 1;0)" office:value-type="float" office:value="816.870083420298" calcext:value-type="float">
            <text:p>816.870083420298</text:p>
          </table:table-cell>
          <table:table-cell table:formula="of:=[.$J547]/ INDEX([$Parameters.$M$22:$Parameters.$M$120];  FLOOR([.$A547]/12; 1) + 1;0)" office:value-type="float" office:value="53091.661440126" calcext:value-type="float">
            <text:p>53091.661440126</text:p>
          </table:table-cell>
          <table:table-cell table:formula="of:=([.$Q547]-[.$P547])*[$Parameters.$M$70]" office:value-type="float" office:value="849988.107460034" calcext:value-type="float">
            <text:p>849988.107460034</text:p>
          </table:table-cell>
          <table:table-cell table:number-columns-repeated="2"/>
        </table:table-row>
        <table:table-row table:style-name="ro1">
          <table:table-cell office:value-type="float" office:value="544" calcext:value-type="float">
            <text:p>544</text:p>
          </table:table-cell>
          <table:table-cell table:formula="of:=([.$B547]-[.$C547])*POWER(1+[$Parameters.$H$4];1/12)+[$Parameters.$C$4]" office:value-type="float" office:value="15506.8591056377" calcext:value-type="float">
            <text:p>15506.8591056377</text:p>
          </table:table-cell>
          <table:table-cell table:formula="of:=IF(MOD([.$A548];12)=1; ([.$B536]+[.$B539]+[.$B542]+[.$B545])/4*(1+[$Parameters.$E$4])*[$Parameters.$F$4]; 0)" office:value-type="float" office:value="0" calcext:value-type="float">
            <text:p>0</text:p>
          </table:table-cell>
          <table:table-cell table:formula="of:=([.$D547]-[.$E547])*POWER(1+[$Parameters.$I$4];1/12)+[$Parameters.$D$4]" office:value-type="float" office:value="1054935.04952317" calcext:value-type="float">
            <text:p>1054935.04952317</text:p>
          </table:table-cell>
          <table:table-cell office:value-type="float" office:value="0" calcext:value-type="float">
            <text:p>0</text:p>
          </table:table-cell>
          <table:table-cell table:formula="of:=[.$D548]-[.$B548]" office:value-type="float" office:value="1039428.19041753" calcext:value-type="float">
            <text:p>1039428.19041753</text:p>
          </table:table-cell>
          <table:table-cell table:formula="of:=[.$F548]/[.$B548]" office:value-type="float" office:value="67.0302208420553" calcext:value-type="float">
            <text:p>67.0302208420553</text:p>
          </table:table-cell>
          <table:table-cell table:formula="of:=[.$F548]/[.$A548]" office:value-type="float" office:value="1910.71358532634" calcext:value-type="float">
            <text:p>1910.71358532634</text:p>
          </table:table-cell>
          <table:table-cell table:formula="of:=[.$B548]" office:value-type="float" office:value="15506.8591056377" calcext:value-type="float">
            <text:p>15506.8591056377</text:p>
          </table:table-cell>
          <table:table-cell table:formula="of:=[.$D548]*(1-[.$O548])" office:value-type="float" office:value="977091.392218854" calcext:value-type="float">
            <text:p>977091.392218854</text:p>
          </table:table-cell>
          <table:table-cell table:formula="of:=[.$B548]" office:value-type="float" office:value="15506.8591056377" calcext:value-type="float">
            <text:p>15506.8591056377</text:p>
          </table:table-cell>
          <table:table-cell table:formula="of:=IF(FLOOR([.$A548]/12; 1) + 1 &gt;= [$Parameters.$K$70] - [$Parameters.$K$22]; [.$D548] ; 0)" office:value-type="float" office:value="0" calcext:value-type="float">
            <text:p>0</text:p>
          </table:table-cell>
          <table:table-cell table:formula="of:=([$Parameters.$D$4]-[$Parameters.$C$4])*[.$A548]" office:value-type="float" office:value="82144" calcext:value-type="float">
            <text:p>82144</text:p>
          </table:table-cell>
          <table:table-cell table:formula="of:=[.$M548]/([$Parameters.A$4]*[.$A548])" office:value-type="float" office:value="0.00290384615384615" calcext:value-type="float">
            <text:p>0.002903846153846</text:p>
          </table:table-cell>
          <table:table-cell table:formula="of:=SUM(INDIRECT( CELL(&quot;address&quot;;  INDEX([$Parameters.$L$22:$Parameters.$L$74];  FLOOR([.$A548]/12; 1) + 1;0))&amp;&quot;:&quot;&amp;CELL(&quot;address&quot;; [$Parameters.$L$70])))" office:value-type="float" office:value="0.07379" calcext:value-type="float">
            <text:p>0.07379</text:p>
          </table:table-cell>
          <table:table-cell table:formula="of:=[.$I548]/INDEX([$Parameters.$M$22:$Parameters.$M$120];  FLOOR([.$A548]/12; 1) + 1;0)" office:value-type="float" office:value="846.444274325202" calcext:value-type="float">
            <text:p>846.444274325202</text:p>
          </table:table-cell>
          <table:table-cell table:formula="of:=[.$J548]/ INDEX([$Parameters.$M$22:$Parameters.$M$120];  FLOOR([.$A548]/12; 1) + 1;0)" office:value-type="float" office:value="53334.6829813785" calcext:value-type="float">
            <text:p>53334.6829813785</text:p>
          </table:table-cell>
          <table:table-cell table:formula="of:=([.$Q548]-[.$P548])*[$Parameters.$M$70]" office:value-type="float" office:value="853458.761376687" calcext:value-type="float">
            <text:p>853458.761376687</text:p>
          </table:table-cell>
          <table:table-cell table:number-columns-repeated="2"/>
        </table:table-row>
        <table:table-row table:style-name="ro1">
          <table:table-cell office:value-type="float" office:value="545" calcext:value-type="float">
            <text:p>545</text:p>
          </table:table-cell>
          <table:table-cell table:formula="of:=([.$B548]-[.$C548])*POWER(1+[$Parameters.$H$4];1/12)+[$Parameters.$C$4]" office:value-type="float" office:value="16054.6066159707" calcext:value-type="float">
            <text:p>16054.6066159707</text:p>
          </table:table-cell>
          <table:table-cell table:formula="of:=IF(MOD([.$A549];12)=1; ([.$B537]+[.$B540]+[.$B543]+[.$B546])/4*(1+[$Parameters.$E$4])*[$Parameters.$F$4]; 0)" office:value-type="float" office:value="0" calcext:value-type="float">
            <text:p>0</text:p>
          </table:table-cell>
          <table:table-cell table:formula="of:=([.$D548]-[.$E548])*POWER(1+[$Parameters.$I$4];1/12)+[$Parameters.$D$4]" office:value-type="float" office:value="1059761.48549864" calcext:value-type="float">
            <text:p>1059761.48549864</text:p>
          </table:table-cell>
          <table:table-cell office:value-type="float" office:value="0" calcext:value-type="float">
            <text:p>0</text:p>
          </table:table-cell>
          <table:table-cell table:formula="of:=[.$D549]-[.$B549]" office:value-type="float" office:value="1043706.87888266" calcext:value-type="float">
            <text:p>1043706.87888266</text:p>
          </table:table-cell>
          <table:table-cell table:formula="of:=[.$F549]/[.$B549]" office:value-type="float" office:value="65.0098070820629" calcext:value-type="float">
            <text:p>65.0098070820629</text:p>
          </table:table-cell>
          <table:table-cell table:formula="of:=[.$F549]/[.$A549]" office:value-type="float" office:value="1915.05849336269" calcext:value-type="float">
            <text:p>1915.05849336269</text:p>
          </table:table-cell>
          <table:table-cell table:formula="of:=[.$B549]" office:value-type="float" office:value="16054.6066159707" calcext:value-type="float">
            <text:p>16054.6066159707</text:p>
          </table:table-cell>
          <table:table-cell table:formula="of:=[.$D549]*(1-[.$O549])" office:value-type="float" office:value="981561.685483691" calcext:value-type="float">
            <text:p>981561.685483691</text:p>
          </table:table-cell>
          <table:table-cell table:formula="of:=[.$B549]" office:value-type="float" office:value="16054.6066159707" calcext:value-type="float">
            <text:p>16054.6066159707</text:p>
          </table:table-cell>
          <table:table-cell table:formula="of:=IF(FLOOR([.$A549]/12; 1) + 1 &gt;= [$Parameters.$K$70] - [$Parameters.$K$22]; [.$D549] ; 0)" office:value-type="float" office:value="0" calcext:value-type="float">
            <text:p>0</text:p>
          </table:table-cell>
          <table:table-cell table:formula="of:=([$Parameters.$D$4]-[$Parameters.$C$4])*[.$A549]" office:value-type="float" office:value="82295" calcext:value-type="float">
            <text:p>82295</text:p>
          </table:table-cell>
          <table:table-cell table:formula="of:=[.$M549]/([$Parameters.A$4]*[.$A549])" office:value-type="float" office:value="0.00290384615384615" calcext:value-type="float">
            <text:p>0.002903846153846</text:p>
          </table:table-cell>
          <table:table-cell table:formula="of:=SUM(INDIRECT( CELL(&quot;address&quot;;  INDEX([$Parameters.$L$22:$Parameters.$L$74];  FLOOR([.$A549]/12; 1) + 1;0))&amp;&quot;:&quot;&amp;CELL(&quot;address&quot;; [$Parameters.$L$70])))" office:value-type="float" office:value="0.07379" calcext:value-type="float">
            <text:p>0.07379</text:p>
          </table:table-cell>
          <table:table-cell table:formula="of:=[.$I549]/INDEX([$Parameters.$M$22:$Parameters.$M$120];  FLOOR([.$A549]/12; 1) + 1;0)" office:value-type="float" office:value="876.343155893597" calcext:value-type="float">
            <text:p>876.343155893597</text:p>
          </table:table-cell>
          <table:table-cell table:formula="of:=[.$J549]/ INDEX([$Parameters.$M$22:$Parameters.$M$120];  FLOOR([.$A549]/12; 1) + 1;0)" office:value-type="float" office:value="53578.6946224722" calcext:value-type="float">
            <text:p>53578.6946224722</text:p>
          </table:table-cell>
          <table:table-cell table:formula="of:=([.$Q549]-[.$P549])*[$Parameters.$M$70]" office:value-type="float" office:value="856940.234846569" calcext:value-type="float">
            <text:p>856940.234846569</text:p>
          </table:table-cell>
          <table:table-cell table:number-columns-repeated="2"/>
        </table:table-row>
        <table:table-row table:style-name="ro1">
          <table:table-cell office:value-type="float" office:value="546" calcext:value-type="float">
            <text:p>546</text:p>
          </table:table-cell>
          <table:table-cell table:formula="of:=([.$B549]-[.$C549])*POWER(1+[$Parameters.$H$4];1/12)+[$Parameters.$C$4]" office:value-type="float" office:value="16608.3677651257" calcext:value-type="float">
            <text:p>16608.3677651257</text:p>
          </table:table-cell>
          <table:table-cell table:formula="of:=IF(MOD([.$A550];12)=1; ([.$B538]+[.$B541]+[.$B544]+[.$B547])/4*(1+[$Parameters.$E$4])*[$Parameters.$F$4]; 0)" office:value-type="float" office:value="0" calcext:value-type="float">
            <text:p>0</text:p>
          </table:table-cell>
          <table:table-cell table:formula="of:=([.$D549]-[.$E549])*POWER(1+[$Parameters.$I$4];1/12)+[$Parameters.$D$4]" office:value-type="float" office:value="1064607.5849717" calcext:value-type="float">
            <text:p>1064607.5849717</text:p>
          </table:table-cell>
          <table:table-cell office:value-type="float" office:value="0" calcext:value-type="float">
            <text:p>0</text:p>
          </table:table-cell>
          <table:table-cell table:formula="of:=[.$D550]-[.$B550]" office:value-type="float" office:value="1047999.21720657" calcext:value-type="float">
            <text:p>1047999.21720657</text:p>
          </table:table-cell>
          <table:table-cell table:formula="of:=[.$F550]/[.$B550]" office:value-type="float" office:value="63.100675034856" calcext:value-type="float">
            <text:p>63.100675034856</text:p>
          </table:table-cell>
          <table:table-cell table:formula="of:=[.$F550]/[.$A550]" office:value-type="float" office:value="1919.41248572633" calcext:value-type="float">
            <text:p>1919.41248572633</text:p>
          </table:table-cell>
          <table:table-cell table:formula="of:=[.$B550]" office:value-type="float" office:value="16608.3677651257" calcext:value-type="float">
            <text:p>16608.3677651257</text:p>
          </table:table-cell>
          <table:table-cell table:formula="of:=[.$D550]*(1-[.$O550])" office:value-type="float" office:value="986050.191276638" calcext:value-type="float">
            <text:p>986050.191276638</text:p>
          </table:table-cell>
          <table:table-cell table:formula="of:=[.$B550]" office:value-type="float" office:value="16608.3677651257" calcext:value-type="float">
            <text:p>16608.3677651257</text:p>
          </table:table-cell>
          <table:table-cell table:formula="of:=IF(FLOOR([.$A550]/12; 1) + 1 &gt;= [$Parameters.$K$70] - [$Parameters.$K$22]; [.$D550] ; 0)" office:value-type="float" office:value="0" calcext:value-type="float">
            <text:p>0</text:p>
          </table:table-cell>
          <table:table-cell table:formula="of:=([$Parameters.$D$4]-[$Parameters.$C$4])*[.$A550]" office:value-type="float" office:value="82446" calcext:value-type="float">
            <text:p>82446</text:p>
          </table:table-cell>
          <table:table-cell table:formula="of:=[.$M550]/([$Parameters.A$4]*[.$A550])" office:value-type="float" office:value="0.00290384615384615" calcext:value-type="float">
            <text:p>0.002903846153846</text:p>
          </table:table-cell>
          <table:table-cell table:formula="of:=SUM(INDIRECT( CELL(&quot;address&quot;;  INDEX([$Parameters.$L$22:$Parameters.$L$74];  FLOOR([.$A550]/12; 1) + 1;0))&amp;&quot;:&quot;&amp;CELL(&quot;address&quot;; [$Parameters.$L$70])))" office:value-type="float" office:value="0.07379" calcext:value-type="float">
            <text:p>0.07379</text:p>
          </table:table-cell>
          <table:table-cell table:formula="of:=[.$I550]/INDEX([$Parameters.$M$22:$Parameters.$M$120];  FLOOR([.$A550]/12; 1) + 1;0)" office:value-type="float" office:value="906.570292856207" calcext:value-type="float">
            <text:p>906.570292856207</text:p>
          </table:table-cell>
          <table:table-cell table:formula="of:=[.$J550]/ INDEX([$Parameters.$M$22:$Parameters.$M$120];  FLOOR([.$A550]/12; 1) + 1;0)" office:value-type="float" office:value="53823.7003971964" calcext:value-type="float">
            <text:p>53823.7003971964</text:p>
          </table:table-cell>
          <table:table-cell table:formula="of:=([.$Q550]-[.$P550])*[$Parameters.$M$70]" office:value-type="float" office:value="860432.535496572" calcext:value-type="float">
            <text:p>860432.535496572</text:p>
          </table:table-cell>
          <table:table-cell table:number-columns-repeated="2"/>
        </table:table-row>
        <table:table-row table:style-name="ro1">
          <table:table-cell office:value-type="float" office:value="547" calcext:value-type="float">
            <text:p>547</text:p>
          </table:table-cell>
          <table:table-cell table:formula="of:=([.$B550]-[.$C550])*POWER(1+[$Parameters.$H$4];1/12)+[$Parameters.$C$4]" office:value-type="float" office:value="17168.2085759531" calcext:value-type="float">
            <text:p>17168.2085759531</text:p>
          </table:table-cell>
          <table:table-cell table:formula="of:=IF(MOD([.$A551];12)=1; ([.$B539]+[.$B542]+[.$B545]+[.$B548])/4*(1+[$Parameters.$E$4])*[$Parameters.$F$4]; 0)" office:value-type="float" office:value="0" calcext:value-type="float">
            <text:p>0</text:p>
          </table:table-cell>
          <table:table-cell table:formula="of:=([.$D550]-[.$E550])*POWER(1+[$Parameters.$I$4];1/12)+[$Parameters.$D$4]" office:value-type="float" office:value="1069473.42805389" calcext:value-type="float">
            <text:p>1069473.42805389</text:p>
          </table:table-cell>
          <table:table-cell office:value-type="float" office:value="0" calcext:value-type="float">
            <text:p>0</text:p>
          </table:table-cell>
          <table:table-cell table:formula="of:=[.$D551]-[.$B551]" office:value-type="float" office:value="1052305.21947793" calcext:value-type="float">
            <text:p>1052305.21947793</text:p>
          </table:table-cell>
          <table:table-cell table:formula="of:=[.$F551]/[.$B551]" office:value-type="float" office:value="61.29382776441" calcext:value-type="float">
            <text:p>61.29382776441</text:p>
          </table:table-cell>
          <table:table-cell table:formula="of:=[.$F551]/[.$A551]" office:value-type="float" office:value="1923.77553835088" calcext:value-type="float">
            <text:p>1923.77553835088</text:p>
          </table:table-cell>
          <table:table-cell table:formula="of:=[.$B551]" office:value-type="float" office:value="17168.2085759531" calcext:value-type="float">
            <text:p>17168.2085759531</text:p>
          </table:table-cell>
          <table:table-cell table:formula="of:=[.$D551]*(1-[.$O551])" office:value-type="float" office:value="990556.98379779" calcext:value-type="float">
            <text:p>990556.98379779</text:p>
          </table:table-cell>
          <table:table-cell table:formula="of:=[.$B551]" office:value-type="float" office:value="17168.2085759531" calcext:value-type="float">
            <text:p>17168.2085759531</text:p>
          </table:table-cell>
          <table:table-cell table:formula="of:=IF(FLOOR([.$A551]/12; 1) + 1 &gt;= [$Parameters.$K$70] - [$Parameters.$K$22]; [.$D551] ; 0)" office:value-type="float" office:value="0" calcext:value-type="float">
            <text:p>0</text:p>
          </table:table-cell>
          <table:table-cell table:formula="of:=([$Parameters.$D$4]-[$Parameters.$C$4])*[.$A551]" office:value-type="float" office:value="82597" calcext:value-type="float">
            <text:p>82597</text:p>
          </table:table-cell>
          <table:table-cell table:formula="of:=[.$M551]/([$Parameters.A$4]*[.$A551])" office:value-type="float" office:value="0.00290384615384615" calcext:value-type="float">
            <text:p>0.002903846153846</text:p>
          </table:table-cell>
          <table:table-cell table:formula="of:=SUM(INDIRECT( CELL(&quot;address&quot;;  INDEX([$Parameters.$L$22:$Parameters.$L$74];  FLOOR([.$A551]/12; 1) + 1;0))&amp;&quot;:&quot;&amp;CELL(&quot;address&quot;; [$Parameters.$L$70])))" office:value-type="float" office:value="0.07379" calcext:value-type="float">
            <text:p>0.07379</text:p>
          </table:table-cell>
          <table:table-cell table:formula="of:=[.$I551]/INDEX([$Parameters.$M$22:$Parameters.$M$120];  FLOOR([.$A551]/12; 1) + 1;0)" office:value-type="float" office:value="937.129289080407" calcext:value-type="float">
            <text:p>937.129289080407</text:p>
          </table:table-cell>
          <table:table-cell table:formula="of:=[.$J551]/ INDEX([$Parameters.$M$22:$Parameters.$M$120];  FLOOR([.$A551]/12; 1) + 1;0)" office:value-type="float" office:value="54069.7043557745" calcext:value-type="float">
            <text:p>54069.7043557745</text:p>
          </table:table-cell>
          <table:table-cell table:formula="of:=([.$Q551]-[.$P551])*[$Parameters.$M$70]" office:value-type="float" office:value="863935.670584447" calcext:value-type="float">
            <text:p>863935.670584447</text:p>
          </table:table-cell>
          <table:table-cell table:number-columns-repeated="2"/>
        </table:table-row>
        <table:table-row table:style-name="ro1">
          <table:table-cell office:value-type="float" office:value="548" calcext:value-type="float">
            <text:p>548</text:p>
          </table:table-cell>
          <table:table-cell table:formula="of:=([.$B551]-[.$C551])*POWER(1+[$Parameters.$H$4];1/12)+[$Parameters.$C$4]" office:value-type="float" office:value="17734.1957961581" calcext:value-type="float">
            <text:p>17734.1957961581</text:p>
          </table:table-cell>
          <table:table-cell table:formula="of:=IF(MOD([.$A552];12)=1; ([.$B540]+[.$B543]+[.$B546]+[.$B549])/4*(1+[$Parameters.$E$4])*[$Parameters.$F$4]; 0)" office:value-type="float" office:value="0" calcext:value-type="float">
            <text:p>0</text:p>
          </table:table-cell>
          <table:table-cell table:formula="of:=([.$D551]-[.$E551])*POWER(1+[$Parameters.$I$4];1/12)+[$Parameters.$D$4]" office:value-type="float" office:value="1074359.0951831" calcext:value-type="float">
            <text:p>1074359.0951831</text:p>
          </table:table-cell>
          <table:table-cell office:value-type="float" office:value="0" calcext:value-type="float">
            <text:p>0</text:p>
          </table:table-cell>
          <table:table-cell table:formula="of:=[.$D552]-[.$B552]" office:value-type="float" office:value="1056624.89938694" calcext:value-type="float">
            <text:p>1056624.89938694</text:p>
          </table:table-cell>
          <table:table-cell table:formula="of:=[.$F552]/[.$B552]" office:value-type="float" office:value="59.5812131281332" calcext:value-type="float">
            <text:p>59.5812131281332</text:p>
          </table:table-cell>
          <table:table-cell table:formula="of:=[.$F552]/[.$A552]" office:value-type="float" office:value="1928.14762661851" calcext:value-type="float">
            <text:p>1928.14762661851</text:p>
          </table:table-cell>
          <table:table-cell table:formula="of:=[.$B552]" office:value-type="float" office:value="17734.1957961581" calcext:value-type="float">
            <text:p>17734.1957961581</text:p>
          </table:table-cell>
          <table:table-cell table:formula="of:=[.$D552]*(1-[.$O552])" office:value-type="float" office:value="995082.137549539" calcext:value-type="float">
            <text:p>995082.137549539</text:p>
          </table:table-cell>
          <table:table-cell table:formula="of:=[.$B552]" office:value-type="float" office:value="17734.1957961581" calcext:value-type="float">
            <text:p>17734.1957961581</text:p>
          </table:table-cell>
          <table:table-cell table:formula="of:=IF(FLOOR([.$A552]/12; 1) + 1 &gt;= [$Parameters.$K$70] - [$Parameters.$K$22]; [.$D552] ; 0)" office:value-type="float" office:value="0" calcext:value-type="float">
            <text:p>0</text:p>
          </table:table-cell>
          <table:table-cell table:formula="of:=([$Parameters.$D$4]-[$Parameters.$C$4])*[.$A552]" office:value-type="float" office:value="82748" calcext:value-type="float">
            <text:p>82748</text:p>
          </table:table-cell>
          <table:table-cell table:formula="of:=[.$M552]/([$Parameters.A$4]*[.$A552])" office:value-type="float" office:value="0.00290384615384615" calcext:value-type="float">
            <text:p>0.002903846153846</text:p>
          </table:table-cell>
          <table:table-cell table:formula="of:=SUM(INDIRECT( CELL(&quot;address&quot;;  INDEX([$Parameters.$L$22:$Parameters.$L$74];  FLOOR([.$A552]/12; 1) + 1;0))&amp;&quot;:&quot;&amp;CELL(&quot;address&quot;; [$Parameters.$L$70])))" office:value-type="float" office:value="0.07379" calcext:value-type="float">
            <text:p>0.07379</text:p>
          </table:table-cell>
          <table:table-cell table:formula="of:=[.$I552]/INDEX([$Parameters.$M$22:$Parameters.$M$120];  FLOOR([.$A552]/12; 1) + 1;0)" office:value-type="float" office:value="968.023787999899" calcext:value-type="float">
            <text:p>968.023787999899</text:p>
          </table:table-cell>
          <table:table-cell table:formula="of:=[.$J552]/ INDEX([$Parameters.$M$22:$Parameters.$M$120];  FLOOR([.$A552]/12; 1) + 1;0)" office:value-type="float" office:value="54316.7105649312" calcext:value-type="float">
            <text:p>54316.7105649312</text:p>
          </table:table-cell>
          <table:table-cell table:formula="of:=([.$Q552]-[.$P552])*[$Parameters.$M$70]" office:value-type="float" office:value="867449.646992903" calcext:value-type="float">
            <text:p>867449.646992903</text:p>
          </table:table-cell>
          <table:table-cell table:number-columns-repeated="2"/>
        </table:table-row>
        <table:table-row table:style-name="ro1">
          <table:table-cell office:value-type="float" office:value="549" calcext:value-type="float">
            <text:p>549</text:p>
          </table:table-cell>
          <table:table-cell table:formula="of:=([.$B552]-[.$C552])*POWER(1+[$Parameters.$H$4];1/12)+[$Parameters.$C$4]" office:value-type="float" office:value="18306.3969062596" calcext:value-type="float">
            <text:p>18306.3969062596</text:p>
          </table:table-cell>
          <table:table-cell table:formula="of:=IF(MOD([.$A553];12)=1; ([.$B541]+[.$B544]+[.$B547]+[.$B550])/4*(1+[$Parameters.$E$4])*[$Parameters.$F$4]; 0)" office:value-type="float" office:value="0" calcext:value-type="float">
            <text:p>0</text:p>
          </table:table-cell>
          <table:table-cell table:formula="of:=([.$D552]-[.$E552])*POWER(1+[$Parameters.$I$4];1/12)+[$Parameters.$D$4]" office:value-type="float" office:value="1079264.66712496" calcext:value-type="float">
            <text:p>1079264.66712496</text:p>
          </table:table-cell>
          <table:table-cell office:value-type="float" office:value="0" calcext:value-type="float">
            <text:p>0</text:p>
          </table:table-cell>
          <table:table-cell table:formula="of:=[.$D553]-[.$B553]" office:value-type="float" office:value="1060958.27021871" calcext:value-type="float">
            <text:p>1060958.27021871</text:p>
          </table:table-cell>
          <table:table-cell table:formula="of:=[.$F553]/[.$B553]" office:value-type="float" office:value="57.9556029322149" calcext:value-type="float">
            <text:p>57.9556029322149</text:p>
          </table:table-cell>
          <table:table-cell table:formula="of:=[.$F553]/[.$A553]" office:value-type="float" office:value="1932.52872535283" calcext:value-type="float">
            <text:p>1932.52872535283</text:p>
          </table:table-cell>
          <table:table-cell table:formula="of:=[.$B553]" office:value-type="float" office:value="18306.3969062596" calcext:value-type="float">
            <text:p>18306.3969062596</text:p>
          </table:table-cell>
          <table:table-cell table:formula="of:=[.$D553]*(1-[.$O553])" office:value-type="float" office:value="999625.727337813" calcext:value-type="float">
            <text:p>999625.727337813</text:p>
          </table:table-cell>
          <table:table-cell table:formula="of:=[.$B553]" office:value-type="float" office:value="18306.3969062596" calcext:value-type="float">
            <text:p>18306.3969062596</text:p>
          </table:table-cell>
          <table:table-cell table:formula="of:=IF(FLOOR([.$A553]/12; 1) + 1 &gt;= [$Parameters.$K$70] - [$Parameters.$K$22]; [.$D553] ; 0)" office:value-type="float" office:value="0" calcext:value-type="float">
            <text:p>0</text:p>
          </table:table-cell>
          <table:table-cell table:formula="of:=([$Parameters.$D$4]-[$Parameters.$C$4])*[.$A553]" office:value-type="float" office:value="82899" calcext:value-type="float">
            <text:p>82899</text:p>
          </table:table-cell>
          <table:table-cell table:formula="of:=[.$M553]/([$Parameters.A$4]*[.$A553])" office:value-type="float" office:value="0.00290384615384615" calcext:value-type="float">
            <text:p>0.002903846153846</text:p>
          </table:table-cell>
          <table:table-cell table:formula="of:=SUM(INDIRECT( CELL(&quot;address&quot;;  INDEX([$Parameters.$L$22:$Parameters.$L$74];  FLOOR([.$A553]/12; 1) + 1;0))&amp;&quot;:&quot;&amp;CELL(&quot;address&quot;; [$Parameters.$L$70])))" office:value-type="float" office:value="0.07379" calcext:value-type="float">
            <text:p>0.07379</text:p>
          </table:table-cell>
          <table:table-cell table:formula="of:=[.$I553]/INDEX([$Parameters.$M$22:$Parameters.$M$120];  FLOOR([.$A553]/12; 1) + 1;0)" office:value-type="float" office:value="999.257473049102" calcext:value-type="float">
            <text:p>999.257473049102</text:p>
          </table:table-cell>
          <table:table-cell table:formula="of:=[.$J553]/ INDEX([$Parameters.$M$22:$Parameters.$M$120];  FLOOR([.$A553]/12; 1) + 1;0)" office:value-type="float" office:value="54564.7231079593" calcext:value-type="float">
            <text:p>54564.7231079593</text:p>
          </table:table-cell>
          <table:table-cell table:formula="of:=([.$Q553]-[.$P553])*[$Parameters.$M$70]" office:value-type="float" office:value="870974.471223639" calcext:value-type="float">
            <text:p>870974.471223639</text:p>
          </table:table-cell>
          <table:table-cell table:number-columns-repeated="2"/>
        </table:table-row>
        <table:table-row table:style-name="ro1">
          <table:table-cell office:value-type="float" office:value="550" calcext:value-type="float">
            <text:p>550</text:p>
          </table:table-cell>
          <table:table-cell table:formula="of:=([.$B553]-[.$C553])*POWER(1+[$Parameters.$H$4];1/12)+[$Parameters.$C$4]" office:value-type="float" office:value="18884.8801276345" calcext:value-type="float">
            <text:p>18884.8801276345</text:p>
          </table:table-cell>
          <table:table-cell table:formula="of:=IF(MOD([.$A554];12)=1; ([.$B542]+[.$B545]+[.$B548]+[.$B551])/4*(1+[$Parameters.$E$4])*[$Parameters.$F$4]; 0)" office:value-type="float" office:value="0" calcext:value-type="float">
            <text:p>0</text:p>
          </table:table-cell>
          <table:table-cell table:formula="of:=([.$D553]-[.$E553])*POWER(1+[$Parameters.$I$4];1/12)+[$Parameters.$D$4]" office:value-type="float" office:value="1084190.22497415" calcext:value-type="float">
            <text:p>1084190.22497415</text:p>
          </table:table-cell>
          <table:table-cell office:value-type="float" office:value="0" calcext:value-type="float">
            <text:p>0</text:p>
          </table:table-cell>
          <table:table-cell table:formula="of:=[.$D554]-[.$B554]" office:value-type="float" office:value="1065305.34484652" calcext:value-type="float">
            <text:p>1065305.34484652</text:p>
          </table:table-cell>
          <table:table-cell table:formula="of:=[.$F554]/[.$B554]" office:value-type="float" office:value="56.4104901723808" calcext:value-type="float">
            <text:p>56.4104901723808</text:p>
          </table:table-cell>
          <table:table-cell table:formula="of:=[.$F554]/[.$A554]" office:value-type="float" office:value="1936.91880881185" calcext:value-type="float">
            <text:p>1936.91880881185</text:p>
          </table:table-cell>
          <table:table-cell table:formula="of:=[.$B554]" office:value-type="float" office:value="18884.8801276345" calcext:value-type="float">
            <text:p>18884.8801276345</text:p>
          </table:table-cell>
          <table:table-cell table:formula="of:=[.$D554]*(1-[.$O554])" office:value-type="float" office:value="1004187.82827331" calcext:value-type="float">
            <text:p>1004187.82827331</text:p>
          </table:table-cell>
          <table:table-cell table:formula="of:=[.$B554]" office:value-type="float" office:value="18884.8801276345" calcext:value-type="float">
            <text:p>18884.8801276345</text:p>
          </table:table-cell>
          <table:table-cell table:formula="of:=IF(FLOOR([.$A554]/12; 1) + 1 &gt;= [$Parameters.$K$70] - [$Parameters.$K$22]; [.$D554] ; 0)" office:value-type="float" office:value="0" calcext:value-type="float">
            <text:p>0</text:p>
          </table:table-cell>
          <table:table-cell table:formula="of:=([$Parameters.$D$4]-[$Parameters.$C$4])*[.$A554]" office:value-type="float" office:value="83050" calcext:value-type="float">
            <text:p>83050</text:p>
          </table:table-cell>
          <table:table-cell table:formula="of:=[.$M554]/([$Parameters.A$4]*[.$A554])" office:value-type="float" office:value="0.00290384615384615" calcext:value-type="float">
            <text:p>0.002903846153846</text:p>
          </table:table-cell>
          <table:table-cell table:formula="of:=SUM(INDIRECT( CELL(&quot;address&quot;;  INDEX([$Parameters.$L$22:$Parameters.$L$74];  FLOOR([.$A554]/12; 1) + 1;0))&amp;&quot;:&quot;&amp;CELL(&quot;address&quot;; [$Parameters.$L$70])))" office:value-type="float" office:value="0.07379" calcext:value-type="float">
            <text:p>0.07379</text:p>
          </table:table-cell>
          <table:table-cell table:formula="of:=[.$I554]/INDEX([$Parameters.$M$22:$Parameters.$M$120];  FLOOR([.$A554]/12; 1) + 1;0)" office:value-type="float" office:value="1030.83406810232" calcext:value-type="float">
            <text:p>1030.83406810232</text:p>
          </table:table-cell>
          <table:table-cell table:formula="of:=[.$J554]/ INDEX([$Parameters.$M$22:$Parameters.$M$120];  FLOOR([.$A554]/12; 1) + 1;0)" office:value-type="float" office:value="54813.7460847875" calcext:value-type="float">
            <text:p>54813.7460847875</text:p>
          </table:table-cell>
          <table:table-cell table:formula="of:=([.$Q554]-[.$P554])*[$Parameters.$M$70]" office:value-type="float" office:value="874510.149391301" calcext:value-type="float">
            <text:p>874510.149391301</text:p>
          </table:table-cell>
          <table:table-cell table:number-columns-repeated="2"/>
        </table:table-row>
        <table:table-row table:style-name="ro1">
          <table:table-cell office:value-type="float" office:value="551" calcext:value-type="float">
            <text:p>551</text:p>
          </table:table-cell>
          <table:table-cell table:formula="of:=([.$B554]-[.$C554])*POWER(1+[$Parameters.$H$4];1/12)+[$Parameters.$C$4]" office:value-type="float" office:value="19469.7144306526" calcext:value-type="float">
            <text:p>19469.7144306526</text:p>
          </table:table-cell>
          <table:table-cell table:formula="of:=IF(MOD([.$A555];12)=1; ([.$B543]+[.$B546]+[.$B549]+[.$B552])/4*(1+[$Parameters.$E$4])*[$Parameters.$F$4]; 0)" office:value-type="float" office:value="0" calcext:value-type="float">
            <text:p>0</text:p>
          </table:table-cell>
          <table:table-cell table:formula="of:=([.$D554]-[.$E554])*POWER(1+[$Parameters.$I$4];1/12)+[$Parameters.$D$4]" office:value-type="float" office:value="1089135.85015572" calcext:value-type="float">
            <text:p>1089135.85015572</text:p>
          </table:table-cell>
          <table:table-cell office:value-type="float" office:value="0" calcext:value-type="float">
            <text:p>0</text:p>
          </table:table-cell>
          <table:table-cell table:formula="of:=[.$D555]-[.$B555]" office:value-type="float" office:value="1069666.13572506" calcext:value-type="float">
            <text:p>1069666.13572506</text:p>
          </table:table-cell>
          <table:table-cell table:formula="of:=[.$F555]/[.$B555]" office:value-type="float" office:value="54.9400012791668" calcext:value-type="float">
            <text:p>54.9400012791668</text:p>
          </table:table-cell>
          <table:table-cell table:formula="of:=[.$F555]/[.$A555]" office:value-type="float" office:value="1941.3178506807" calcext:value-type="float">
            <text:p>1941.3178506807</text:p>
          </table:table-cell>
          <table:table-cell table:formula="of:=[.$B555]" office:value-type="float" office:value="19469.7144306526" calcext:value-type="float">
            <text:p>19469.7144306526</text:p>
          </table:table-cell>
          <table:table-cell table:formula="of:=[.$D555]*(1-[.$O555])" office:value-type="float" office:value="1008768.51577273" calcext:value-type="float">
            <text:p>1008768.51577273</text:p>
          </table:table-cell>
          <table:table-cell table:formula="of:=[.$B555]" office:value-type="float" office:value="19469.7144306526" calcext:value-type="float">
            <text:p>19469.7144306526</text:p>
          </table:table-cell>
          <table:table-cell table:formula="of:=IF(FLOOR([.$A555]/12; 1) + 1 &gt;= [$Parameters.$K$70] - [$Parameters.$K$22]; [.$D555] ; 0)" office:value-type="float" office:value="0" calcext:value-type="float">
            <text:p>0</text:p>
          </table:table-cell>
          <table:table-cell table:formula="of:=([$Parameters.$D$4]-[$Parameters.$C$4])*[.$A555]" office:value-type="float" office:value="83201" calcext:value-type="float">
            <text:p>83201</text:p>
          </table:table-cell>
          <table:table-cell table:formula="of:=[.$M555]/([$Parameters.A$4]*[.$A555])" office:value-type="float" office:value="0.00290384615384615" calcext:value-type="float">
            <text:p>0.002903846153846</text:p>
          </table:table-cell>
          <table:table-cell table:formula="of:=SUM(INDIRECT( CELL(&quot;address&quot;;  INDEX([$Parameters.$L$22:$Parameters.$L$74];  FLOOR([.$A555]/12; 1) + 1;0))&amp;&quot;:&quot;&amp;CELL(&quot;address&quot;; [$Parameters.$L$70])))" office:value-type="float" office:value="0.07379" calcext:value-type="float">
            <text:p>0.07379</text:p>
          </table:table-cell>
          <table:table-cell table:formula="of:=[.$I555]/INDEX([$Parameters.$M$22:$Parameters.$M$120];  FLOOR([.$A555]/12; 1) + 1;0)" office:value-type="float" office:value="1062.75733791772" calcext:value-type="float">
            <text:p>1062.75733791772</text:p>
          </table:table-cell>
          <table:table-cell table:formula="of:=[.$J555]/ INDEX([$Parameters.$M$22:$Parameters.$M$120];  FLOOR([.$A555]/12; 1) + 1;0)" office:value-type="float" office:value="55063.7836120483" calcext:value-type="float">
            <text:p>55063.7836120483</text:p>
          </table:table-cell>
          <table:table-cell table:formula="of:=([.$Q555]-[.$P555])*[$Parameters.$M$70]" office:value-type="float" office:value="878056.687217364" calcext:value-type="float">
            <text:p>878056.687217364</text:p>
          </table:table-cell>
          <table:table-cell table:number-columns-repeated="2"/>
        </table:table-row>
        <table:table-row table:style-name="ro1">
          <table:table-cell office:value-type="float" office:value="552" calcext:value-type="float">
            <text:p>552</text:p>
          </table:table-cell>
          <table:table-cell table:formula="of:=([.$B555]-[.$C555])*POWER(1+[$Parameters.$H$4];1/12)+[$Parameters.$C$4]" office:value-type="float" office:value="20060.9695428989" calcext:value-type="float">
            <text:p>20060.9695428989</text:p>
          </table:table-cell>
          <table:table-cell table:formula="of:=IF(MOD([.$A556];12)=1; ([.$B544]+[.$B547]+[.$B550]+[.$B553])/4*(1+[$Parameters.$E$4])*[$Parameters.$F$4]; 0)" office:value-type="float" office:value="0" calcext:value-type="float">
            <text:p>0</text:p>
          </table:table-cell>
          <table:table-cell table:formula="of:=([.$D555]-[.$E555])*POWER(1+[$Parameters.$I$4];1/12)+[$Parameters.$D$4]" office:value-type="float" office:value="1094101.62442646" calcext:value-type="float">
            <text:p>1094101.62442646</text:p>
          </table:table-cell>
          <table:table-cell office:value-type="float" office:value="0" calcext:value-type="float">
            <text:p>0</text:p>
          </table:table-cell>
          <table:table-cell table:formula="of:=[.$D556]-[.$B556]" office:value-type="float" office:value="1074040.65488356" calcext:value-type="float">
            <text:p>1074040.65488356</text:p>
          </table:table-cell>
          <table:table-cell table:formula="of:=[.$F556]/[.$B556]" office:value-type="float" office:value="53.5388208723814" calcext:value-type="float">
            <text:p>53.5388208723814</text:p>
          </table:table-cell>
          <table:table-cell table:formula="of:=[.$F556]/[.$A556]" office:value-type="float" office:value="1945.72582406442" calcext:value-type="float">
            <text:p>1945.72582406442</text:p>
          </table:table-cell>
          <table:table-cell table:formula="of:=[.$B556]" office:value-type="float" office:value="20060.9695428989" calcext:value-type="float">
            <text:p>20060.9695428989</text:p>
          </table:table-cell>
          <table:table-cell table:formula="of:=[.$D556]*(1-[.$O556])" office:value-type="float" office:value="1031788.16050887" calcext:value-type="float">
            <text:p>1031788.16050887</text:p>
          </table:table-cell>
          <table:table-cell table:formula="of:=[.$B556]" office:value-type="float" office:value="20060.9695428989" calcext:value-type="float">
            <text:p>20060.9695428989</text:p>
          </table:table-cell>
          <table:table-cell table:formula="of:=IF(FLOOR([.$A556]/12; 1) + 1 &gt;= [$Parameters.$K$70] - [$Parameters.$K$22]; [.$D556] ; 0)" office:value-type="float" office:value="0" calcext:value-type="float">
            <text:p>0</text:p>
          </table:table-cell>
          <table:table-cell table:formula="of:=([$Parameters.$D$4]-[$Parameters.$C$4])*[.$A556]" office:value-type="float" office:value="83352" calcext:value-type="float">
            <text:p>83352</text:p>
          </table:table-cell>
          <table:table-cell table:formula="of:=[.$M556]/([$Parameters.A$4]*[.$A556])" office:value-type="float" office:value="0.00290384615384615" calcext:value-type="float">
            <text:p>0.002903846153846</text:p>
          </table:table-cell>
          <table:table-cell table:formula="of:=SUM(INDIRECT( CELL(&quot;address&quot;;  INDEX([$Parameters.$L$22:$Parameters.$L$74];  FLOOR([.$A556]/12; 1) + 1;0))&amp;&quot;:&quot;&amp;CELL(&quot;address&quot;; [$Parameters.$L$70])))" office:value-type="float" office:value="0.056954" calcext:value-type="float">
            <text:p>0.056954</text:p>
          </table:table-cell>
          <table:table-cell table:formula="of:=[.$I556]/INDEX([$Parameters.$M$22:$Parameters.$M$120];  FLOOR([.$A556]/12; 1) + 1;0)" office:value-type="float" office:value="1137.88823272257" calcext:value-type="float">
            <text:p>1137.88823272257</text:p>
          </table:table-cell>
          <table:table-cell table:formula="of:=[.$J556]/ INDEX([$Parameters.$M$22:$Parameters.$M$120];  FLOOR([.$A556]/12; 1) + 1;0)" office:value-type="float" office:value="58524.5695126985" calcext:value-type="float">
            <text:p>58524.5695126985</text:p>
          </table:table-cell>
          <table:table-cell table:formula="of:=([.$Q556]-[.$P556])*[$Parameters.$M$70]" office:value-type="float" office:value="933107.437612409" calcext:value-type="float">
            <text:p>933107.437612409</text:p>
          </table:table-cell>
          <table:table-cell table:number-columns-repeated="2"/>
        </table:table-row>
        <table:table-row table:style-name="ro1">
          <table:table-cell office:value-type="float" office:value="553" calcext:value-type="float">
            <text:p>553</text:p>
          </table:table-cell>
          <table:table-cell table:formula="of:=([.$B556]-[.$C556])*POWER(1+[$Parameters.$H$4];1/12)+[$Parameters.$C$4]" office:value-type="float" office:value="20658.7159574873" calcext:value-type="float">
            <text:p>20658.7159574873</text:p>
          </table:table-cell>
          <table:table-cell table:formula="of:=IF(MOD([.$A557];12)=1; ([.$B545]+[.$B548]+[.$B551]+[.$B554])/4*(1+[$Parameters.$E$4])*[$Parameters.$F$4]; 0)" office:value-type="float" office:value="6759.66690237136" calcext:value-type="float">
            <text:p>6759.66690237136</text:p>
          </table:table-cell>
          <table:table-cell table:formula="of:=([.$D556]-[.$E556])*POWER(1+[$Parameters.$I$4];1/12)+[$Parameters.$D$4]" office:value-type="float" office:value="1099087.62987626" calcext:value-type="float">
            <text:p>1099087.62987626</text:p>
          </table:table-cell>
          <table:table-cell office:value-type="float" office:value="0" calcext:value-type="float">
            <text:p>0</text:p>
          </table:table-cell>
          <table:table-cell table:formula="of:=[.$D557]-[.$B557]" office:value-type="float" office:value="1078428.91391878" calcext:value-type="float">
            <text:p>1078428.91391878</text:p>
          </table:table-cell>
          <table:table-cell table:formula="of:=[.$F557]/[.$B557]" office:value-type="float" office:value="52.2021269926955" calcext:value-type="float">
            <text:p>52.2021269926955</text:p>
          </table:table-cell>
          <table:table-cell table:formula="of:=[.$F557]/[.$A557]" office:value-type="float" office:value="1950.14270148061" calcext:value-type="float">
            <text:p>1950.14270148061</text:p>
          </table:table-cell>
          <table:table-cell table:formula="of:=[.$B557]" office:value-type="float" office:value="20658.7159574873" calcext:value-type="float">
            <text:p>20658.7159574873</text:p>
          </table:table-cell>
          <table:table-cell table:formula="of:=[.$D557]*(1-[.$O557])" office:value-type="float" office:value="1036490.19300429" calcext:value-type="float">
            <text:p>1036490.19300429</text:p>
          </table:table-cell>
          <table:table-cell table:formula="of:=[.$B557]" office:value-type="float" office:value="20658.7159574873" calcext:value-type="float">
            <text:p>20658.7159574873</text:p>
          </table:table-cell>
          <table:table-cell table:formula="of:=IF(FLOOR([.$A557]/12; 1) + 1 &gt;= [$Parameters.$K$70] - [$Parameters.$K$22]; [.$D557] ; 0)" office:value-type="float" office:value="0" calcext:value-type="float">
            <text:p>0</text:p>
          </table:table-cell>
          <table:table-cell table:formula="of:=([$Parameters.$D$4]-[$Parameters.$C$4])*[.$A557]" office:value-type="float" office:value="83503" calcext:value-type="float">
            <text:p>83503</text:p>
          </table:table-cell>
          <table:table-cell table:formula="of:=[.$M557]/([$Parameters.A$4]*[.$A557])" office:value-type="float" office:value="0.00290384615384615" calcext:value-type="float">
            <text:p>0.002903846153846</text:p>
          </table:table-cell>
          <table:table-cell table:formula="of:=SUM(INDIRECT( CELL(&quot;address&quot;;  INDEX([$Parameters.$L$22:$Parameters.$L$74];  FLOOR([.$A557]/12; 1) + 1;0))&amp;&quot;:&quot;&amp;CELL(&quot;address&quot;; [$Parameters.$L$70])))" office:value-type="float" office:value="0.056954" calcext:value-type="float">
            <text:p>0.056954</text:p>
          </table:table-cell>
          <table:table-cell table:formula="of:=[.$I557]/INDEX([$Parameters.$M$22:$Parameters.$M$120];  FLOOR([.$A557]/12; 1) + 1;0)" office:value-type="float" office:value="1171.79330445192" calcext:value-type="float">
            <text:p>1171.79330445192</text:p>
          </table:table-cell>
          <table:table-cell table:formula="of:=[.$J557]/ INDEX([$Parameters.$M$22:$Parameters.$M$120];  FLOOR([.$A557]/12; 1) + 1;0)" office:value-type="float" office:value="58791.2758368855" calcext:value-type="float">
            <text:p>58791.2758368855</text:p>
          </table:table-cell>
          <table:table-cell table:formula="of:=([.$Q557]-[.$P557])*[$Parameters.$M$70]" office:value-type="float" office:value="936892.78597737" calcext:value-type="float">
            <text:p>936892.78597737</text:p>
          </table:table-cell>
          <table:table-cell table:number-columns-repeated="2"/>
        </table:table-row>
        <table:table-row table:style-name="ro1">
          <table:table-cell office:value-type="float" office:value="554" calcext:value-type="float">
            <text:p>554</text:p>
          </table:table-cell>
          <table:table-cell table:formula="of:=([.$B557]-[.$C557])*POWER(1+[$Parameters.$H$4];1/12)+[$Parameters.$C$4]" office:value-type="float" office:value="14429.1446569402" calcext:value-type="float">
            <text:p>14429.1446569402</text:p>
          </table:table-cell>
          <table:table-cell table:formula="of:=IF(MOD([.$A558];12)=1; ([.$B546]+[.$B549]+[.$B552]+[.$B555])/4*(1+[$Parameters.$E$4])*[$Parameters.$F$4]; 0)" office:value-type="float" office:value="0" calcext:value-type="float">
            <text:p>0</text:p>
          </table:table-cell>
          <table:table-cell table:formula="of:=([.$D557]-[.$E557])*POWER(1+[$Parameters.$I$4];1/12)+[$Parameters.$D$4]" office:value-type="float" office:value="1104093.94892946" calcext:value-type="float">
            <text:p>1104093.94892946</text:p>
          </table:table-cell>
          <table:table-cell office:value-type="float" office:value="0" calcext:value-type="float">
            <text:p>0</text:p>
          </table:table-cell>
          <table:table-cell table:formula="of:=[.$D558]-[.$B558]" office:value-type="float" office:value="1089664.80427252" calcext:value-type="float">
            <text:p>1089664.80427252</text:p>
          </table:table-cell>
          <table:table-cell table:formula="of:=[.$F558]/[.$B558]" office:value-type="float" office:value="75.5183228236887" calcext:value-type="float">
            <text:p>75.5183228236887</text:p>
          </table:table-cell>
          <table:table-cell table:formula="of:=[.$F558]/[.$A558]" office:value-type="float" office:value="1966.90397883126" calcext:value-type="float">
            <text:p>1966.90397883126</text:p>
          </table:table-cell>
          <table:table-cell table:formula="of:=[.$B558]" office:value-type="float" office:value="14429.1446569402" calcext:value-type="float">
            <text:p>14429.1446569402</text:p>
          </table:table-cell>
          <table:table-cell table:formula="of:=[.$D558]*(1-[.$O558])" office:value-type="float" office:value="1041211.38216213" calcext:value-type="float">
            <text:p>1041211.38216213</text:p>
          </table:table-cell>
          <table:table-cell table:formula="of:=[.$B558]" office:value-type="float" office:value="14429.1446569402" calcext:value-type="float">
            <text:p>14429.1446569402</text:p>
          </table:table-cell>
          <table:table-cell table:formula="of:=IF(FLOOR([.$A558]/12; 1) + 1 &gt;= [$Parameters.$K$70] - [$Parameters.$K$22]; [.$D558] ; 0)" office:value-type="float" office:value="0" calcext:value-type="float">
            <text:p>0</text:p>
          </table:table-cell>
          <table:table-cell table:formula="of:=([$Parameters.$D$4]-[$Parameters.$C$4])*[.$A558]" office:value-type="float" office:value="83654" calcext:value-type="float">
            <text:p>83654</text:p>
          </table:table-cell>
          <table:table-cell table:formula="of:=[.$M558]/([$Parameters.A$4]*[.$A558])" office:value-type="float" office:value="0.00290384615384615" calcext:value-type="float">
            <text:p>0.002903846153846</text:p>
          </table:table-cell>
          <table:table-cell table:formula="of:=SUM(INDIRECT( CELL(&quot;address&quot;;  INDEX([$Parameters.$L$22:$Parameters.$L$74];  FLOOR([.$A558]/12; 1) + 1;0))&amp;&quot;:&quot;&amp;CELL(&quot;address&quot;; [$Parameters.$L$70])))" office:value-type="float" office:value="0.056954" calcext:value-type="float">
            <text:p>0.056954</text:p>
          </table:table-cell>
          <table:table-cell table:formula="of:=[.$I558]/INDEX([$Parameters.$M$22:$Parameters.$M$120];  FLOOR([.$A558]/12; 1) + 1;0)" office:value-type="float" office:value="818.442691828714" calcext:value-type="float">
            <text:p>818.442691828714</text:p>
          </table:table-cell>
          <table:table-cell table:formula="of:=[.$J558]/ INDEX([$Parameters.$M$22:$Parameters.$M$120];  FLOOR([.$A558]/12; 1) + 1;0)" office:value-type="float" office:value="59059.0687556511" calcext:value-type="float">
            <text:p>59059.0687556511</text:p>
          </table:table-cell>
          <table:table-cell table:formula="of:=([.$Q558]-[.$P558])*[$Parameters.$M$70]" office:value-type="float" office:value="946992.579797751" calcext:value-type="float">
            <text:p>946992.579797751</text:p>
          </table:table-cell>
          <table:table-cell table:number-columns-repeated="2"/>
        </table:table-row>
        <table:table-row table:style-name="ro1">
          <table:table-cell office:value-type="float" office:value="555" calcext:value-type="float">
            <text:p>555</text:p>
          </table:table-cell>
          <table:table-cell table:formula="of:=([.$B558]-[.$C558])*POWER(1+[$Parameters.$H$4];1/12)+[$Parameters.$C$4]" office:value-type="float" office:value="14965.0600998964" calcext:value-type="float">
            <text:p>14965.0600998964</text:p>
          </table:table-cell>
          <table:table-cell table:formula="of:=IF(MOD([.$A559];12)=1; ([.$B547]+[.$B550]+[.$B553]+[.$B556])/4*(1+[$Parameters.$E$4])*[$Parameters.$F$4]; 0)" office:value-type="float" office:value="0" calcext:value-type="float">
            <text:p>0</text:p>
          </table:table-cell>
          <table:table-cell table:formula="of:=([.$D558]-[.$E558])*POWER(1+[$Parameters.$I$4];1/12)+[$Parameters.$D$4]" office:value-type="float" office:value="1109120.66434617" calcext:value-type="float">
            <text:p>1109120.66434617</text:p>
          </table:table-cell>
          <table:table-cell office:value-type="float" office:value="0" calcext:value-type="float">
            <text:p>0</text:p>
          </table:table-cell>
          <table:table-cell table:formula="of:=[.$D559]-[.$B559]" office:value-type="float" office:value="1094155.60424628" calcext:value-type="float">
            <text:p>1094155.60424628</text:p>
          </table:table-cell>
          <table:table-cell table:formula="of:=[.$F559]/[.$B559]" office:value-type="float" office:value="73.1140133713094" calcext:value-type="float">
            <text:p>73.1140133713094</text:p>
          </table:table-cell>
          <table:table-cell table:formula="of:=[.$F559]/[.$A559]" office:value-type="float" office:value="1971.45153918248" calcext:value-type="float">
            <text:p>1971.45153918248</text:p>
          </table:table-cell>
          <table:table-cell table:formula="of:=[.$B559]" office:value-type="float" office:value="14965.0600998964" calcext:value-type="float">
            <text:p>14965.0600998964</text:p>
          </table:table-cell>
          <table:table-cell table:formula="of:=[.$D559]*(1-[.$O559])" office:value-type="float" office:value="1045951.806029" calcext:value-type="float">
            <text:p>1045951.806029</text:p>
          </table:table-cell>
          <table:table-cell table:formula="of:=[.$B559]" office:value-type="float" office:value="14965.0600998964" calcext:value-type="float">
            <text:p>14965.0600998964</text:p>
          </table:table-cell>
          <table:table-cell table:formula="of:=IF(FLOOR([.$A559]/12; 1) + 1 &gt;= [$Parameters.$K$70] - [$Parameters.$K$22]; [.$D559] ; 0)" office:value-type="float" office:value="0" calcext:value-type="float">
            <text:p>0</text:p>
          </table:table-cell>
          <table:table-cell table:formula="of:=([$Parameters.$D$4]-[$Parameters.$C$4])*[.$A559]" office:value-type="float" office:value="83805" calcext:value-type="float">
            <text:p>83805</text:p>
          </table:table-cell>
          <table:table-cell table:formula="of:=[.$M559]/([$Parameters.A$4]*[.$A559])" office:value-type="float" office:value="0.00290384615384615" calcext:value-type="float">
            <text:p>0.002903846153846</text:p>
          </table:table-cell>
          <table:table-cell table:formula="of:=SUM(INDIRECT( CELL(&quot;address&quot;;  INDEX([$Parameters.$L$22:$Parameters.$L$74];  FLOOR([.$A559]/12; 1) + 1;0))&amp;&quot;:&quot;&amp;CELL(&quot;address&quot;; [$Parameters.$L$70])))" office:value-type="float" office:value="0.056954" calcext:value-type="float">
            <text:p>0.056954</text:p>
          </table:table-cell>
          <table:table-cell table:formula="of:=[.$I559]/INDEX([$Parameters.$M$22:$Parameters.$M$120];  FLOOR([.$A559]/12; 1) + 1;0)" office:value-type="float" office:value="848.840618258447" calcext:value-type="float">
            <text:p>848.840618258447</text:p>
          </table:table-cell>
          <table:table-cell table:formula="of:=[.$J559]/ INDEX([$Parameters.$M$22:$Parameters.$M$120];  FLOOR([.$A559]/12; 1) + 1;0)" office:value-type="float" office:value="59327.952695916" calcext:value-type="float">
            <text:p>59327.952695916</text:p>
          </table:table-cell>
          <table:table-cell table:formula="of:=([.$Q559]-[.$P559])*[$Parameters.$M$70]" office:value-type="float" office:value="950870.362382713" calcext:value-type="float">
            <text:p>950870.362382713</text:p>
          </table:table-cell>
          <table:table-cell table:number-columns-repeated="2"/>
        </table:table-row>
        <table:table-row table:style-name="ro1">
          <table:table-cell office:value-type="float" office:value="556" calcext:value-type="float">
            <text:p>556</text:p>
          </table:table-cell>
          <table:table-cell table:formula="of:=([.$B559]-[.$C559])*POWER(1+[$Parameters.$H$4];1/12)+[$Parameters.$C$4]" office:value-type="float" office:value="15506.8592791586" calcext:value-type="float">
            <text:p>15506.8592791586</text:p>
          </table:table-cell>
          <table:table-cell table:formula="of:=IF(MOD([.$A560];12)=1; ([.$B548]+[.$B551]+[.$B554]+[.$B557])/4*(1+[$Parameters.$E$4])*[$Parameters.$F$4]; 0)" office:value-type="float" office:value="0" calcext:value-type="float">
            <text:p>0</text:p>
          </table:table-cell>
          <table:table-cell table:formula="of:=([.$D559]-[.$E559])*POWER(1+[$Parameters.$I$4];1/12)+[$Parameters.$D$4]" office:value-type="float" office:value="1114167.85922372" calcext:value-type="float">
            <text:p>1114167.85922372</text:p>
          </table:table-cell>
          <table:table-cell office:value-type="float" office:value="0" calcext:value-type="float">
            <text:p>0</text:p>
          </table:table-cell>
          <table:table-cell table:formula="of:=[.$D560]-[.$B560]" office:value-type="float" office:value="1098660.99994456" calcext:value-type="float">
            <text:p>1098660.99994456</text:p>
          </table:table-cell>
          <table:table-cell table:formula="of:=[.$F560]/[.$B560]" office:value-type="float" office:value="70.8500012907948" calcext:value-type="float">
            <text:p>70.8500012907948</text:p>
          </table:table-cell>
          <table:table-cell table:formula="of:=[.$F560]/[.$A560]" office:value-type="float" office:value="1976.00899270605" calcext:value-type="float">
            <text:p>1976.00899270605</text:p>
          </table:table-cell>
          <table:table-cell table:formula="of:=[.$B560]" office:value-type="float" office:value="15506.8592791586" calcext:value-type="float">
            <text:p>15506.8592791586</text:p>
          </table:table-cell>
          <table:table-cell table:formula="of:=[.$D560]*(1-[.$O560])" office:value-type="float" office:value="1050711.54296949" calcext:value-type="float">
            <text:p>1050711.54296949</text:p>
          </table:table-cell>
          <table:table-cell table:formula="of:=[.$B560]" office:value-type="float" office:value="15506.8592791586" calcext:value-type="float">
            <text:p>15506.8592791586</text:p>
          </table:table-cell>
          <table:table-cell table:formula="of:=IF(FLOOR([.$A560]/12; 1) + 1 &gt;= [$Parameters.$K$70] - [$Parameters.$K$22]; [.$D560] ; 0)" office:value-type="float" office:value="0" calcext:value-type="float">
            <text:p>0</text:p>
          </table:table-cell>
          <table:table-cell table:formula="of:=([$Parameters.$D$4]-[$Parameters.$C$4])*[.$A560]" office:value-type="float" office:value="83956" calcext:value-type="float">
            <text:p>83956</text:p>
          </table:table-cell>
          <table:table-cell table:formula="of:=[.$M560]/([$Parameters.A$4]*[.$A560])" office:value-type="float" office:value="0.00290384615384615" calcext:value-type="float">
            <text:p>0.002903846153846</text:p>
          </table:table-cell>
          <table:table-cell table:formula="of:=SUM(INDIRECT( CELL(&quot;address&quot;;  INDEX([$Parameters.$L$22:$Parameters.$L$74];  FLOOR([.$A560]/12; 1) + 1;0))&amp;&quot;:&quot;&amp;CELL(&quot;address&quot;; [$Parameters.$L$70])))" office:value-type="float" office:value="0.056954" calcext:value-type="float">
            <text:p>0.056954</text:p>
          </table:table-cell>
          <table:table-cell table:formula="of:=[.$I560]/INDEX([$Parameters.$M$22:$Parameters.$M$120];  FLOOR([.$A560]/12; 1) + 1;0)" office:value-type="float" office:value="879.572279022044" calcext:value-type="float">
            <text:p>879.572279022044</text:p>
          </table:table-cell>
          <table:table-cell table:formula="of:=[.$J560]/ INDEX([$Parameters.$M$22:$Parameters.$M$120];  FLOOR([.$A560]/12; 1) + 1;0)" office:value-type="float" office:value="59597.9321026371" calcext:value-type="float">
            <text:p>59597.9321026371</text:p>
          </table:table-cell>
          <table:table-cell table:formula="of:=([.$Q560]-[.$P560])*[$Parameters.$M$70]" office:value-type="float" office:value="954760.530731982" calcext:value-type="float">
            <text:p>954760.530731982</text:p>
          </table:table-cell>
          <table:table-cell table:number-columns-repeated="2"/>
        </table:table-row>
        <table:table-row table:style-name="ro1">
          <table:table-cell office:value-type="float" office:value="557" calcext:value-type="float">
            <text:p>557</text:p>
          </table:table-cell>
          <table:table-cell table:formula="of:=([.$B560]-[.$C560])*POWER(1+[$Parameters.$H$4];1/12)+[$Parameters.$C$4]" office:value-type="float" office:value="16054.6067913967" calcext:value-type="float">
            <text:p>16054.6067913967</text:p>
          </table:table-cell>
          <table:table-cell table:formula="of:=IF(MOD([.$A561];12)=1; ([.$B549]+[.$B552]+[.$B555]+[.$B558])/4*(1+[$Parameters.$E$4])*[$Parameters.$F$4]; 0)" office:value-type="float" office:value="0" calcext:value-type="float">
            <text:p>0</text:p>
          </table:table-cell>
          <table:table-cell table:formula="of:=([.$D560]-[.$E560])*POWER(1+[$Parameters.$I$4];1/12)+[$Parameters.$D$4]" office:value-type="float" office:value="1119235.61699796" calcext:value-type="float">
            <text:p>1119235.61699796</text:p>
          </table:table-cell>
          <table:table-cell office:value-type="float" office:value="0" calcext:value-type="float">
            <text:p>0</text:p>
          </table:table-cell>
          <table:table-cell table:formula="of:=[.$D561]-[.$B561]" office:value-type="float" office:value="1103181.01020656" calcext:value-type="float">
            <text:p>1103181.01020656</text:p>
          </table:table-cell>
          <table:table-cell table:formula="of:=[.$F561]/[.$B561]" office:value-type="float" office:value="68.714296434699" calcext:value-type="float">
            <text:p>68.714296434699</text:p>
          </table:table-cell>
          <table:table-cell table:formula="of:=[.$F561]/[.$A561]" office:value-type="float" office:value="1980.57631993997" calcext:value-type="float">
            <text:p>1980.57631993997</text:p>
          </table:table-cell>
          <table:table-cell table:formula="of:=[.$B561]" office:value-type="float" office:value="16054.6067913967" calcext:value-type="float">
            <text:p>16054.6067913967</text:p>
          </table:table-cell>
          <table:table-cell table:formula="of:=[.$D561]*(1-[.$O561])" office:value-type="float" office:value="1055490.67166746" calcext:value-type="float">
            <text:p>1055490.67166746</text:p>
          </table:table-cell>
          <table:table-cell table:formula="of:=[.$B561]" office:value-type="float" office:value="16054.6067913967" calcext:value-type="float">
            <text:p>16054.6067913967</text:p>
          </table:table-cell>
          <table:table-cell table:formula="of:=IF(FLOOR([.$A561]/12; 1) + 1 &gt;= [$Parameters.$K$70] - [$Parameters.$K$22]; [.$D561] ; 0)" office:value-type="float" office:value="0" calcext:value-type="float">
            <text:p>0</text:p>
          </table:table-cell>
          <table:table-cell table:formula="of:=([$Parameters.$D$4]-[$Parameters.$C$4])*[.$A561]" office:value-type="float" office:value="84107" calcext:value-type="float">
            <text:p>84107</text:p>
          </table:table-cell>
          <table:table-cell table:formula="of:=[.$M561]/([$Parameters.A$4]*[.$A561])" office:value-type="float" office:value="0.00290384615384615" calcext:value-type="float">
            <text:p>0.002903846153846</text:p>
          </table:table-cell>
          <table:table-cell table:formula="of:=SUM(INDIRECT( CELL(&quot;address&quot;;  INDEX([$Parameters.$L$22:$Parameters.$L$74];  FLOOR([.$A561]/12; 1) + 1;0))&amp;&quot;:&quot;&amp;CELL(&quot;address&quot;; [$Parameters.$L$70])))" office:value-type="float" office:value="0.056954" calcext:value-type="float">
            <text:p>0.056954</text:p>
          </table:table-cell>
          <table:table-cell table:formula="of:=[.$I561]/INDEX([$Parameters.$M$22:$Parameters.$M$120];  FLOOR([.$A561]/12; 1) + 1;0)" office:value-type="float" office:value="910.641338139347" calcext:value-type="float">
            <text:p>910.641338139347</text:p>
          </table:table-cell>
          <table:table-cell table:formula="of:=[.$J561]/ INDEX([$Parameters.$M$22:$Parameters.$M$120];  FLOOR([.$A561]/12; 1) + 1;0)" office:value-type="float" office:value="59869.0114388802" calcext:value-type="float">
            <text:p>59869.0114388802</text:p>
          </table:table-cell>
          <table:table-cell table:formula="of:=([.$Q561]-[.$P561])*[$Parameters.$M$70]" office:value-type="float" office:value="958663.097838047" calcext:value-type="float">
            <text:p>958663.097838047</text:p>
          </table:table-cell>
          <table:table-cell table:number-columns-repeated="2"/>
        </table:table-row>
        <table:table-row table:style-name="ro1">
          <table:table-cell office:value-type="float" office:value="558" calcext:value-type="float">
            <text:p>558</text:p>
          </table:table-cell>
          <table:table-cell table:formula="of:=([.$B561]-[.$C561])*POWER(1+[$Parameters.$H$4];1/12)+[$Parameters.$C$4]" office:value-type="float" office:value="16608.3679424777" calcext:value-type="float">
            <text:p>16608.3679424777</text:p>
          </table:table-cell>
          <table:table-cell table:formula="of:=IF(MOD([.$A562];12)=1; ([.$B550]+[.$B553]+[.$B556]+[.$B559])/4*(1+[$Parameters.$E$4])*[$Parameters.$F$4]; 0)" office:value-type="float" office:value="0" calcext:value-type="float">
            <text:p>0</text:p>
          </table:table-cell>
          <table:table-cell table:formula="of:=([.$D561]-[.$E561])*POWER(1+[$Parameters.$I$4];1/12)+[$Parameters.$D$4]" office:value-type="float" office:value="1124324.02144468" calcext:value-type="float">
            <text:p>1124324.02144468</text:p>
          </table:table-cell>
          <table:table-cell office:value-type="float" office:value="0" calcext:value-type="float">
            <text:p>0</text:p>
          </table:table-cell>
          <table:table-cell table:formula="of:=[.$D562]-[.$B562]" office:value-type="float" office:value="1107715.6535022" calcext:value-type="float">
            <text:p>1107715.6535022</text:p>
          </table:table-cell>
          <table:table-cell table:formula="of:=[.$F562]/[.$B562]" office:value-type="float" office:value="66.6962375435517" calcext:value-type="float">
            <text:p>66.6962375435517</text:p>
          </table:table-cell>
          <table:table-cell table:formula="of:=[.$F562]/[.$A562]" office:value-type="float" office:value="1985.1535009" calcext:value-type="float">
            <text:p>1985.1535009</text:p>
          </table:table-cell>
          <table:table-cell table:formula="of:=[.$B562]" office:value-type="float" office:value="16608.3679424777" calcext:value-type="float">
            <text:p>16608.3679424777</text:p>
          </table:table-cell>
          <table:table-cell table:formula="of:=[.$D562]*(1-[.$O562])" office:value-type="float" office:value="1060289.27112732" calcext:value-type="float">
            <text:p>1060289.27112732</text:p>
          </table:table-cell>
          <table:table-cell table:formula="of:=[.$B562]" office:value-type="float" office:value="16608.3679424777" calcext:value-type="float">
            <text:p>16608.3679424777</text:p>
          </table:table-cell>
          <table:table-cell table:formula="of:=IF(FLOOR([.$A562]/12; 1) + 1 &gt;= [$Parameters.$K$70] - [$Parameters.$K$22]; [.$D562] ; 0)" office:value-type="float" office:value="0" calcext:value-type="float">
            <text:p>0</text:p>
          </table:table-cell>
          <table:table-cell table:formula="of:=([$Parameters.$D$4]-[$Parameters.$C$4])*[.$A562]" office:value-type="float" office:value="84258" calcext:value-type="float">
            <text:p>84258</text:p>
          </table:table-cell>
          <table:table-cell table:formula="of:=[.$M562]/([$Parameters.A$4]*[.$A562])" office:value-type="float" office:value="0.00290384615384615" calcext:value-type="float">
            <text:p>0.002903846153846</text:p>
          </table:table-cell>
          <table:table-cell table:formula="of:=SUM(INDIRECT( CELL(&quot;address&quot;;  INDEX([$Parameters.$L$22:$Parameters.$L$74];  FLOOR([.$A562]/12; 1) + 1;0))&amp;&quot;:&quot;&amp;CELL(&quot;address&quot;; [$Parameters.$L$70])))" office:value-type="float" office:value="0.056954" calcext:value-type="float">
            <text:p>0.056954</text:p>
          </table:table-cell>
          <table:table-cell table:formula="of:=[.$I562]/INDEX([$Parameters.$M$22:$Parameters.$M$120];  FLOOR([.$A562]/12; 1) + 1;0)" office:value-type="float" office:value="942.05149985693" calcext:value-type="float">
            <text:p>942.05149985693</text:p>
          </table:table-cell>
          <table:table-cell table:formula="of:=[.$J562]/ INDEX([$Parameters.$M$22:$Parameters.$M$120];  FLOOR([.$A562]/12; 1) + 1;0)" office:value-type="float" office:value="60141.1951858944" calcext:value-type="float">
            <text:p>60141.1951858944</text:p>
          </table:table-cell>
          <table:table-cell table:formula="of:=([.$Q562]-[.$P562])*[$Parameters.$M$70]" office:value-type="float" office:value="962578.076334969" calcext:value-type="float">
            <text:p>962578.076334969</text:p>
          </table:table-cell>
          <table:table-cell table:number-columns-repeated="2"/>
        </table:table-row>
        <table:table-row table:style-name="ro1">
          <table:table-cell office:value-type="float" office:value="559" calcext:value-type="float">
            <text:p>559</text:p>
          </table:table-cell>
          <table:table-cell table:formula="of:=([.$B562]-[.$C562])*POWER(1+[$Parameters.$H$4];1/12)+[$Parameters.$C$4]" office:value-type="float" office:value="17168.2087552521" calcext:value-type="float">
            <text:p>17168.2087552521</text:p>
          </table:table-cell>
          <table:table-cell table:formula="of:=IF(MOD([.$A563];12)=1; ([.$B551]+[.$B554]+[.$B557]+[.$B560])/4*(1+[$Parameters.$E$4])*[$Parameters.$F$4]; 0)" office:value-type="float" office:value="0" calcext:value-type="float">
            <text:p>0</text:p>
          </table:table-cell>
          <table:table-cell table:formula="of:=([.$D562]-[.$E562])*POWER(1+[$Parameters.$I$4];1/12)+[$Parameters.$D$4]" office:value-type="float" office:value="1129433.15668097" calcext:value-type="float">
            <text:p>1129433.15668097</text:p>
          </table:table-cell>
          <table:table-cell office:value-type="float" office:value="0" calcext:value-type="float">
            <text:p>0</text:p>
          </table:table-cell>
          <table:table-cell table:formula="of:=[.$D563]-[.$B563]" office:value-type="float" office:value="1112264.94792572" calcext:value-type="float">
            <text:p>1112264.94792572</text:p>
          </table:table-cell>
          <table:table-cell table:formula="of:=[.$F563]/[.$B563]" office:value-type="float" office:value="64.7863131082591" calcext:value-type="float">
            <text:p>64.7863131082591</text:p>
          </table:table-cell>
          <table:table-cell table:formula="of:=[.$F563]/[.$A563]" office:value-type="float" office:value="1989.74051507285" calcext:value-type="float">
            <text:p>1989.74051507285</text:p>
          </table:table-cell>
          <table:table-cell table:formula="of:=[.$B563]" office:value-type="float" office:value="17168.2087552521" calcext:value-type="float">
            <text:p>17168.2087552521</text:p>
          </table:table-cell>
          <table:table-cell table:formula="of:=[.$D563]*(1-[.$O563])" office:value-type="float" office:value="1065107.42067537" calcext:value-type="float">
            <text:p>1065107.42067537</text:p>
          </table:table-cell>
          <table:table-cell table:formula="of:=[.$B563]" office:value-type="float" office:value="17168.2087552521" calcext:value-type="float">
            <text:p>17168.2087552521</text:p>
          </table:table-cell>
          <table:table-cell table:formula="of:=IF(FLOOR([.$A563]/12; 1) + 1 &gt;= [$Parameters.$K$70] - [$Parameters.$K$22]; [.$D563] ; 0)" office:value-type="float" office:value="0" calcext:value-type="float">
            <text:p>0</text:p>
          </table:table-cell>
          <table:table-cell table:formula="of:=([$Parameters.$D$4]-[$Parameters.$C$4])*[.$A563]" office:value-type="float" office:value="84409" calcext:value-type="float">
            <text:p>84409</text:p>
          </table:table-cell>
          <table:table-cell table:formula="of:=[.$M563]/([$Parameters.A$4]*[.$A563])" office:value-type="float" office:value="0.00290384615384615" calcext:value-type="float">
            <text:p>0.002903846153846</text:p>
          </table:table-cell>
          <table:table-cell table:formula="of:=SUM(INDIRECT( CELL(&quot;address&quot;;  INDEX([$Parameters.$L$22:$Parameters.$L$74];  FLOOR([.$A563]/12; 1) + 1;0))&amp;&quot;:&quot;&amp;CELL(&quot;address&quot;; [$Parameters.$L$70])))" office:value-type="float" office:value="0.056954" calcext:value-type="float">
            <text:p>0.056954</text:p>
          </table:table-cell>
          <table:table-cell table:formula="of:=[.$I563]/INDEX([$Parameters.$M$22:$Parameters.$M$120];  FLOOR([.$A563]/12; 1) + 1;0)" office:value-type="float" office:value="973.806509089742" calcext:value-type="float">
            <text:p>973.806509089742</text:p>
          </table:table-cell>
          <table:table-cell table:formula="of:=[.$J563]/ INDEX([$Parameters.$M$22:$Parameters.$M$120];  FLOOR([.$A563]/12; 1) + 1;0)" office:value-type="float" office:value="60414.4878431858" calcext:value-type="float">
            <text:p>60414.4878431858</text:p>
          </table:table-cell>
          <table:table-cell table:formula="of:=([.$Q563]-[.$P563])*[$Parameters.$M$70]" office:value-type="float" office:value="966505.478492401" calcext:value-type="float">
            <text:p>966505.478492401</text:p>
          </table:table-cell>
          <table:table-cell table:number-columns-repeated="2"/>
        </table:table-row>
        <table:table-row table:style-name="ro1">
          <table:table-cell office:value-type="float" office:value="560" calcext:value-type="float">
            <text:p>560</text:p>
          </table:table-cell>
          <table:table-cell table:formula="of:=([.$B563]-[.$C563])*POWER(1+[$Parameters.$H$4];1/12)+[$Parameters.$C$4]" office:value-type="float" office:value="17734.1959774257" calcext:value-type="float">
            <text:p>17734.1959774257</text:p>
          </table:table-cell>
          <table:table-cell table:formula="of:=IF(MOD([.$A564];12)=1; ([.$B552]+[.$B555]+[.$B558]+[.$B561])/4*(1+[$Parameters.$E$4])*[$Parameters.$F$4]; 0)" office:value-type="float" office:value="0" calcext:value-type="float">
            <text:p>0</text:p>
          </table:table-cell>
          <table:table-cell table:formula="of:=([.$D563]-[.$E563])*POWER(1+[$Parameters.$I$4];1/12)+[$Parameters.$D$4]" office:value-type="float" office:value="1134563.10716665" calcext:value-type="float">
            <text:p>1134563.10716665</text:p>
          </table:table-cell>
          <table:table-cell office:value-type="float" office:value="0" calcext:value-type="float">
            <text:p>0</text:p>
          </table:table-cell>
          <table:table-cell table:formula="of:=[.$D564]-[.$B564]" office:value-type="float" office:value="1116828.91118922" calcext:value-type="float">
            <text:p>1116828.91118922</text:p>
          </table:table-cell>
          <table:table-cell table:formula="of:=[.$F564]/[.$B564]" office:value-type="float" office:value="62.9760104495777" calcext:value-type="float">
            <text:p>62.9760104495777</text:p>
          </table:table-cell>
          <table:table-cell table:formula="of:=[.$F564]/[.$A564]" office:value-type="float" office:value="1994.33734140933" calcext:value-type="float">
            <text:p>1994.33734140933</text:p>
          </table:table-cell>
          <table:table-cell table:formula="of:=[.$B564]" office:value-type="float" office:value="17734.1959774257" calcext:value-type="float">
            <text:p>17734.1959774257</text:p>
          </table:table-cell>
          <table:table-cell table:formula="of:=[.$D564]*(1-[.$O564])" office:value-type="float" office:value="1069945.19996108" calcext:value-type="float">
            <text:p>1069945.19996108</text:p>
          </table:table-cell>
          <table:table-cell table:formula="of:=[.$B564]" office:value-type="float" office:value="17734.1959774257" calcext:value-type="float">
            <text:p>17734.1959774257</text:p>
          </table:table-cell>
          <table:table-cell table:formula="of:=IF(FLOOR([.$A564]/12; 1) + 1 &gt;= [$Parameters.$K$70] - [$Parameters.$K$22]; [.$D564] ; 0)" office:value-type="float" office:value="0" calcext:value-type="float">
            <text:p>0</text:p>
          </table:table-cell>
          <table:table-cell table:formula="of:=([$Parameters.$D$4]-[$Parameters.$C$4])*[.$A564]" office:value-type="float" office:value="84560" calcext:value-type="float">
            <text:p>84560</text:p>
          </table:table-cell>
          <table:table-cell table:formula="of:=[.$M564]/([$Parameters.A$4]*[.$A564])" office:value-type="float" office:value="0.00290384615384615" calcext:value-type="float">
            <text:p>0.002903846153846</text:p>
          </table:table-cell>
          <table:table-cell table:formula="of:=SUM(INDIRECT( CELL(&quot;address&quot;;  INDEX([$Parameters.$L$22:$Parameters.$L$74];  FLOOR([.$A564]/12; 1) + 1;0))&amp;&quot;:&quot;&amp;CELL(&quot;address&quot;; [$Parameters.$L$70])))" office:value-type="float" office:value="0.056954" calcext:value-type="float">
            <text:p>0.056954</text:p>
          </table:table-cell>
          <table:table-cell table:formula="of:=[.$I564]/INDEX([$Parameters.$M$22:$Parameters.$M$120];  FLOOR([.$A564]/12; 1) + 1;0)" office:value-type="float" office:value="1005.9101518676" calcext:value-type="float">
            <text:p>1005.9101518676</text:p>
          </table:table-cell>
          <table:table-cell table:formula="of:=[.$J564]/ INDEX([$Parameters.$M$22:$Parameters.$M$120];  FLOOR([.$A564]/12; 1) + 1;0)" office:value-type="float" office:value="60688.8939285921" calcext:value-type="float">
            <text:p>60688.8939285921</text:p>
          </table:table-cell>
          <table:table-cell table:formula="of:=([.$Q564]-[.$P564])*[$Parameters.$M$70]" office:value-type="float" office:value="970445.316209541" calcext:value-type="float">
            <text:p>970445.316209541</text:p>
          </table:table-cell>
          <table:table-cell table:number-columns-repeated="2"/>
        </table:table-row>
        <table:table-row table:style-name="ro1">
          <table:table-cell office:value-type="float" office:value="561" calcext:value-type="float">
            <text:p>561</text:p>
          </table:table-cell>
          <table:table-cell table:formula="of:=([.$B564]-[.$C564])*POWER(1+[$Parameters.$H$4];1/12)+[$Parameters.$C$4]" office:value-type="float" office:value="18306.3970895173" calcext:value-type="float">
            <text:p>18306.3970895173</text:p>
          </table:table-cell>
          <table:table-cell table:formula="of:=IF(MOD([.$A565];12)=1; ([.$B553]+[.$B556]+[.$B559]+[.$B562])/4*(1+[$Parameters.$E$4])*[$Parameters.$F$4]; 0)" office:value-type="float" office:value="0" calcext:value-type="float">
            <text:p>0</text:p>
          </table:table-cell>
          <table:table-cell table:formula="of:=([.$D564]-[.$E564])*POWER(1+[$Parameters.$I$4];1/12)+[$Parameters.$D$4]" office:value-type="float" office:value="1139713.95770561" calcext:value-type="float">
            <text:p>1139713.95770561</text:p>
          </table:table-cell>
          <table:table-cell office:value-type="float" office:value="0" calcext:value-type="float">
            <text:p>0</text:p>
          </table:table-cell>
          <table:table-cell table:formula="of:=[.$D565]-[.$B565]" office:value-type="float" office:value="1121407.56061609" calcext:value-type="float">
            <text:p>1121407.56061609</text:p>
          </table:table-cell>
          <table:table-cell table:formula="of:=[.$F565]/[.$B565]" office:value-type="float" office:value="61.2576879618894" calcext:value-type="float">
            <text:p>61.2576879618894</text:p>
          </table:table-cell>
          <table:table-cell table:formula="of:=[.$F565]/[.$A565]" office:value-type="float" office:value="1998.94395831745" calcext:value-type="float">
            <text:p>1998.94395831745</text:p>
          </table:table-cell>
          <table:table-cell table:formula="of:=[.$B565]" office:value-type="float" office:value="18306.3970895173" calcext:value-type="float">
            <text:p>18306.3970895173</text:p>
          </table:table-cell>
          <table:table-cell table:formula="of:=[.$D565]*(1-[.$O565])" office:value-type="float" office:value="1074802.68895844" calcext:value-type="float">
            <text:p>1074802.68895844</text:p>
          </table:table-cell>
          <table:table-cell table:formula="of:=[.$B565]" office:value-type="float" office:value="18306.3970895173" calcext:value-type="float">
            <text:p>18306.3970895173</text:p>
          </table:table-cell>
          <table:table-cell table:formula="of:=IF(FLOOR([.$A565]/12; 1) + 1 &gt;= [$Parameters.$K$70] - [$Parameters.$K$22]; [.$D565] ; 0)" office:value-type="float" office:value="0" calcext:value-type="float">
            <text:p>0</text:p>
          </table:table-cell>
          <table:table-cell table:formula="of:=([$Parameters.$D$4]-[$Parameters.$C$4])*[.$A565]" office:value-type="float" office:value="84711" calcext:value-type="float">
            <text:p>84711</text:p>
          </table:table-cell>
          <table:table-cell table:formula="of:=[.$M565]/([$Parameters.A$4]*[.$A565])" office:value-type="float" office:value="0.00290384615384615" calcext:value-type="float">
            <text:p>0.002903846153846</text:p>
          </table:table-cell>
          <table:table-cell table:formula="of:=SUM(INDIRECT( CELL(&quot;address&quot;;  INDEX([$Parameters.$L$22:$Parameters.$L$74];  FLOOR([.$A565]/12; 1) + 1;0))&amp;&quot;:&quot;&amp;CELL(&quot;address&quot;; [$Parameters.$L$70])))" office:value-type="float" office:value="0.056954" calcext:value-type="float">
            <text:p>0.056954</text:p>
          </table:table-cell>
          <table:table-cell table:formula="of:=[.$I565]/INDEX([$Parameters.$M$22:$Parameters.$M$120];  FLOOR([.$A565]/12; 1) + 1;0)" office:value-type="float" office:value="1038.36625578657" calcext:value-type="float">
            <text:p>1038.36625578657</text:p>
          </table:table-cell>
          <table:table-cell table:formula="of:=[.$J565]/ INDEX([$Parameters.$M$22:$Parameters.$M$120];  FLOOR([.$A565]/12; 1) + 1;0)" office:value-type="float" office:value="60964.4179783574" calcext:value-type="float">
            <text:p>60964.4179783574</text:p>
          </table:table-cell>
          <table:table-cell table:formula="of:=([.$Q565]-[.$P565])*[$Parameters.$M$70]" office:value-type="float" office:value="974397.601009001" calcext:value-type="float">
            <text:p>974397.601009001</text:p>
          </table:table-cell>
          <table:table-cell table:number-columns-repeated="2"/>
        </table:table-row>
        <table:table-row table:style-name="ro1">
          <table:table-cell office:value-type="float" office:value="562" calcext:value-type="float">
            <text:p>562</text:p>
          </table:table-cell>
          <table:table-cell table:formula="of:=([.$B565]-[.$C565])*POWER(1+[$Parameters.$H$4];1/12)+[$Parameters.$C$4]" office:value-type="float" office:value="18884.8803129041" calcext:value-type="float">
            <text:p>18884.8803129041</text:p>
          </table:table-cell>
          <table:table-cell table:formula="of:=IF(MOD([.$A566];12)=1; ([.$B554]+[.$B557]+[.$B560]+[.$B563])/4*(1+[$Parameters.$E$4])*[$Parameters.$F$4]; 0)" office:value-type="float" office:value="0" calcext:value-type="float">
            <text:p>0</text:p>
          </table:table-cell>
          <table:table-cell table:formula="of:=([.$D565]-[.$E565])*POWER(1+[$Parameters.$I$4];1/12)+[$Parameters.$D$4]" office:value-type="float" office:value="1144885.79344725" calcext:value-type="float">
            <text:p>1144885.79344725</text:p>
          </table:table-cell>
          <table:table-cell office:value-type="float" office:value="0" calcext:value-type="float">
            <text:p>0</text:p>
          </table:table-cell>
          <table:table-cell table:formula="of:=[.$D566]-[.$B566]" office:value-type="float" office:value="1126000.91313435" calcext:value-type="float">
            <text:p>1126000.91313435</text:p>
          </table:table-cell>
          <table:table-cell table:formula="of:=[.$F566]/[.$B566]" office:value-type="float" office:value="59.6244664767583" calcext:value-type="float">
            <text:p>59.6244664767583</text:p>
          </table:table-cell>
          <table:table-cell table:formula="of:=[.$F566]/[.$A566]" office:value-type="float" office:value="2003.56034365542" calcext:value-type="float">
            <text:p>2003.56034365542</text:p>
          </table:table-cell>
          <table:table-cell table:formula="of:=[.$B566]" office:value-type="float" office:value="18884.8803129041" calcext:value-type="float">
            <text:p>18884.8803129041</text:p>
          </table:table-cell>
          <table:table-cell table:formula="of:=[.$D566]*(1-[.$O566])" office:value-type="float" office:value="1079679.96796726" calcext:value-type="float">
            <text:p>1079679.96796726</text:p>
          </table:table-cell>
          <table:table-cell table:formula="of:=[.$B566]" office:value-type="float" office:value="18884.8803129041" calcext:value-type="float">
            <text:p>18884.8803129041</text:p>
          </table:table-cell>
          <table:table-cell table:formula="of:=IF(FLOOR([.$A566]/12; 1) + 1 &gt;= [$Parameters.$K$70] - [$Parameters.$K$22]; [.$D566] ; 0)" office:value-type="float" office:value="0" calcext:value-type="float">
            <text:p>0</text:p>
          </table:table-cell>
          <table:table-cell table:formula="of:=([$Parameters.$D$4]-[$Parameters.$C$4])*[.$A566]" office:value-type="float" office:value="84862" calcext:value-type="float">
            <text:p>84862</text:p>
          </table:table-cell>
          <table:table-cell table:formula="of:=[.$M566]/([$Parameters.A$4]*[.$A566])" office:value-type="float" office:value="0.00290384615384615" calcext:value-type="float">
            <text:p>0.002903846153846</text:p>
          </table:table-cell>
          <table:table-cell table:formula="of:=SUM(INDIRECT( CELL(&quot;address&quot;;  INDEX([$Parameters.$L$22:$Parameters.$L$74];  FLOOR([.$A566]/12; 1) + 1;0))&amp;&quot;:&quot;&amp;CELL(&quot;address&quot;; [$Parameters.$L$70])))" office:value-type="float" office:value="0.056954" calcext:value-type="float">
            <text:p>0.056954</text:p>
          </table:table-cell>
          <table:table-cell table:formula="of:=[.$I566]/INDEX([$Parameters.$M$22:$Parameters.$M$120];  FLOOR([.$A566]/12; 1) + 1;0)" office:value-type="float" office:value="1071.17869046535" calcext:value-type="float">
            <text:p>1071.17869046535</text:p>
          </table:table-cell>
          <table:table-cell table:formula="of:=[.$J566]/ INDEX([$Parameters.$M$22:$Parameters.$M$120];  FLOOR([.$A566]/12; 1) + 1;0)" office:value-type="float" office:value="61241.0645472068" calcext:value-type="float">
            <text:p>61241.0645472068</text:p>
          </table:table-cell>
          <table:table-cell table:formula="of:=([.$Q566]-[.$P566])*[$Parameters.$M$70]" office:value-type="float" office:value="978362.344030616" calcext:value-type="float">
            <text:p>978362.344030616</text:p>
          </table:table-cell>
          <table:table-cell table:number-columns-repeated="2"/>
        </table:table-row>
        <table:table-row table:style-name="ro1">
          <table:table-cell office:value-type="float" office:value="563" calcext:value-type="float">
            <text:p>563</text:p>
          </table:table-cell>
          <table:table-cell table:formula="of:=([.$B566]-[.$C566])*POWER(1+[$Parameters.$H$4];1/12)+[$Parameters.$C$4]" office:value-type="float" office:value="19469.7146179563" calcext:value-type="float">
            <text:p>19469.7146179563</text:p>
          </table:table-cell>
          <table:table-cell table:formula="of:=IF(MOD([.$A567];12)=1; ([.$B555]+[.$B558]+[.$B561]+[.$B564])/4*(1+[$Parameters.$E$4])*[$Parameters.$F$4]; 0)" office:value-type="float" office:value="0" calcext:value-type="float">
            <text:p>0</text:p>
          </table:table-cell>
          <table:table-cell table:formula="of:=([.$D566]-[.$E566])*POWER(1+[$Parameters.$I$4];1/12)+[$Parameters.$D$4]" office:value-type="float" office:value="1150078.69988789" calcext:value-type="float">
            <text:p>1150078.69988789</text:p>
          </table:table-cell>
          <table:table-cell office:value-type="float" office:value="0" calcext:value-type="float">
            <text:p>0</text:p>
          </table:table-cell>
          <table:table-cell table:formula="of:=[.$D567]-[.$B567]" office:value-type="float" office:value="1130608.98526994" calcext:value-type="float">
            <text:p>1130608.98526994</text:p>
          </table:table-cell>
          <table:table-cell table:formula="of:=[.$F567]/[.$B567]" office:value-type="float" office:value="58.0701364891715" calcext:value-type="float">
            <text:p>58.0701364891715</text:p>
          </table:table-cell>
          <table:table-cell table:formula="of:=[.$F567]/[.$A567]" office:value-type="float" office:value="2008.18647472458" calcext:value-type="float">
            <text:p>2008.18647472458</text:p>
          </table:table-cell>
          <table:table-cell table:formula="of:=[.$B567]" office:value-type="float" office:value="19469.7146179563" calcext:value-type="float">
            <text:p>19469.7146179563</text:p>
          </table:table-cell>
          <table:table-cell table:formula="of:=[.$D567]*(1-[.$O567])" office:value-type="float" office:value="1084577.11761448" calcext:value-type="float">
            <text:p>1084577.11761448</text:p>
          </table:table-cell>
          <table:table-cell table:formula="of:=[.$B567]" office:value-type="float" office:value="19469.7146179563" calcext:value-type="float">
            <text:p>19469.7146179563</text:p>
          </table:table-cell>
          <table:table-cell table:formula="of:=IF(FLOOR([.$A567]/12; 1) + 1 &gt;= [$Parameters.$K$70] - [$Parameters.$K$22]; [.$D567] ; 0)" office:value-type="float" office:value="0" calcext:value-type="float">
            <text:p>0</text:p>
          </table:table-cell>
          <table:table-cell table:formula="of:=([$Parameters.$D$4]-[$Parameters.$C$4])*[.$A567]" office:value-type="float" office:value="85013" calcext:value-type="float">
            <text:p>85013</text:p>
          </table:table-cell>
          <table:table-cell table:formula="of:=[.$M567]/([$Parameters.A$4]*[.$A567])" office:value-type="float" office:value="0.00290384615384615" calcext:value-type="float">
            <text:p>0.002903846153846</text:p>
          </table:table-cell>
          <table:table-cell table:formula="of:=SUM(INDIRECT( CELL(&quot;address&quot;;  INDEX([$Parameters.$L$22:$Parameters.$L$74];  FLOOR([.$A567]/12; 1) + 1;0))&amp;&quot;:&quot;&amp;CELL(&quot;address&quot;; [$Parameters.$L$70])))" office:value-type="float" office:value="0.056954" calcext:value-type="float">
            <text:p>0.056954</text:p>
          </table:table-cell>
          <table:table-cell table:formula="of:=[.$I567]/INDEX([$Parameters.$M$22:$Parameters.$M$120];  FLOOR([.$A567]/12; 1) + 1;0)" office:value-type="float" office:value="1104.3513680066" calcext:value-type="float">
            <text:p>1104.3513680066</text:p>
          </table:table-cell>
          <table:table-cell table:formula="of:=[.$J567]/ INDEX([$Parameters.$M$22:$Parameters.$M$120];  FLOOR([.$A567]/12; 1) + 1;0)" office:value-type="float" office:value="61518.838208422" calcext:value-type="float">
            <text:p>61518.838208422</text:p>
          </table:table-cell>
          <table:table-cell table:formula="of:=([.$Q567]-[.$P567])*[$Parameters.$M$70]" office:value-type="float" office:value="982339.556025154" calcext:value-type="float">
            <text:p>982339.556025154</text:p>
          </table:table-cell>
          <table:table-cell table:number-columns-repeated="2"/>
        </table:table-row>
        <table:table-row table:style-name="ro1">
          <table:table-cell office:value-type="float" office:value="564" calcext:value-type="float">
            <text:p>564</text:p>
          </table:table-cell>
          <table:table-cell table:formula="of:=([.$B567]-[.$C567])*POWER(1+[$Parameters.$H$4];1/12)+[$Parameters.$C$4]" office:value-type="float" office:value="20060.9697322589" calcext:value-type="float">
            <text:p>20060.9697322589</text:p>
          </table:table-cell>
          <table:table-cell table:formula="of:=IF(MOD([.$A568];12)=1; ([.$B556]+[.$B559]+[.$B562]+[.$B565])/4*(1+[$Parameters.$E$4])*[$Parameters.$F$4]; 0)" office:value-type="float" office:value="0" calcext:value-type="float">
            <text:p>0</text:p>
          </table:table-cell>
          <table:table-cell table:formula="of:=([.$D567]-[.$E567])*POWER(1+[$Parameters.$I$4];1/12)+[$Parameters.$D$4]" office:value-type="float" office:value="1155292.76287218" calcext:value-type="float">
            <text:p>1155292.76287218</text:p>
          </table:table-cell>
          <table:table-cell office:value-type="float" office:value="0" calcext:value-type="float">
            <text:p>0</text:p>
          </table:table-cell>
          <table:table-cell table:formula="of:=[.$D568]-[.$B568]" office:value-type="float" office:value="1135231.79313992" calcext:value-type="float">
            <text:p>1135231.79313992</text:p>
          </table:table-cell>
          <table:table-cell table:formula="of:=[.$F568]/[.$B568]" office:value-type="float" office:value="56.5890786084191" calcext:value-type="float">
            <text:p>56.5890786084191</text:p>
          </table:table-cell>
          <table:table-cell table:formula="of:=[.$F568]/[.$A568]" office:value-type="float" office:value="2012.82232826226" calcext:value-type="float">
            <text:p>2012.82232826226</text:p>
          </table:table-cell>
          <table:table-cell table:formula="of:=[.$B568]" office:value-type="float" office:value="20060.9697322589" calcext:value-type="float">
            <text:p>20060.9697322589</text:p>
          </table:table-cell>
          <table:table-cell table:formula="of:=[.$D568]*(1-[.$O568])" office:value-type="float" office:value="1110183.20165307" calcext:value-type="float">
            <text:p>1110183.20165307</text:p>
          </table:table-cell>
          <table:table-cell table:formula="of:=[.$B568]" office:value-type="float" office:value="20060.9697322589" calcext:value-type="float">
            <text:p>20060.9697322589</text:p>
          </table:table-cell>
          <table:table-cell table:formula="of:=IF(FLOOR([.$A568]/12; 1) + 1 &gt;= [$Parameters.$K$70] - [$Parameters.$K$22]; [.$D568] ; 0)" office:value-type="float" office:value="1155292.76287218" calcext:value-type="float">
            <text:p>1155292.76287218</text:p>
          </table:table-cell>
          <table:table-cell table:formula="of:=([$Parameters.$D$4]-[$Parameters.$C$4])*[.$A568]" office:value-type="float" office:value="85164" calcext:value-type="float">
            <text:p>85164</text:p>
          </table:table-cell>
          <table:table-cell table:formula="of:=[.$M568]/([$Parameters.A$4]*[.$A568])" office:value-type="float" office:value="0.00290384615384615" calcext:value-type="float">
            <text:p>0.002903846153846</text:p>
          </table:table-cell>
          <table:table-cell table:formula="of:=SUM(INDIRECT( CELL(&quot;address&quot;;  INDEX([$Parameters.$L$22:$Parameters.$L$74];  FLOOR([.$A568]/12; 1) + 1;0))&amp;&quot;:&quot;&amp;CELL(&quot;address&quot;; [$Parameters.$L$70])))" office:value-type="float" office:value="0.039046" calcext:value-type="float">
            <text:p>0.039046</text:p>
          </table:table-cell>
          <table:table-cell table:formula="of:=[.$I568]/INDEX([$Parameters.$M$22:$Parameters.$M$120];  FLOOR([.$A568]/12; 1) + 1;0)" office:value-type="float" office:value="1184.23670202237" calcext:value-type="float">
            <text:p>1184.23670202237</text:p>
          </table:table-cell>
          <table:table-cell table:formula="of:=[.$J568]/ INDEX([$Parameters.$M$22:$Parameters.$M$120];  FLOOR([.$A568]/12; 1) + 1;0)" office:value-type="float" office:value="65536.1984446912" calcext:value-type="float">
            <text:p>65536.1984446912</text:p>
          </table:table-cell>
          <table:table-cell table:formula="of:=([.$Q568]-[.$P568])*[$Parameters.$M$70]" office:value-type="float" office:value="1046362.89793579" calcext:value-type="float">
            <text:p>1046362.89793579</text:p>
          </table:table-cell>
          <table:table-cell table:number-columns-repeated="2"/>
        </table:table-row>
        <table:table-row table:style-name="ro1">
          <table:table-cell office:value-type="float" office:value="565" calcext:value-type="float">
            <text:p>565</text:p>
          </table:table-cell>
          <table:table-cell table:formula="of:=([.$B568]-[.$C568])*POWER(1+[$Parameters.$H$4];1/12)+[$Parameters.$C$4]" office:value-type="float" office:value="20658.7161489263" calcext:value-type="float">
            <text:p>20658.7161489263</text:p>
          </table:table-cell>
          <table:table-cell table:formula="of:=IF(MOD([.$A569];12)=1; ([.$B557]+[.$B560]+[.$B563]+[.$B566])/4*(1+[$Parameters.$E$4])*[$Parameters.$F$4]; 0)" office:value-type="float" office:value="6759.66697892949" calcext:value-type="float">
            <text:p>6759.66697892949</text:p>
          </table:table-cell>
          <table:table-cell table:formula="of:=([.$D568]-[.$E568])*POWER(1+[$Parameters.$I$4];1/12)+[$Parameters.$D$4]" office:value-type="float" office:value="1160528.06859447" calcext:value-type="float">
            <text:p>1160528.06859447</text:p>
          </table:table-cell>
          <table:table-cell office:value-type="float" office:value="0" calcext:value-type="float">
            <text:p>0</text:p>
          </table:table-cell>
          <table:table-cell table:formula="of:=[.$D569]-[.$B569]" office:value-type="float" office:value="1139869.35244554" calcext:value-type="float">
            <text:p>1139869.35244554</text:p>
          </table:table-cell>
          <table:table-cell table:formula="of:=[.$F569]/[.$B569]" office:value-type="float" office:value="55.1761950853265" calcext:value-type="float">
            <text:p>55.1761950853265</text:p>
          </table:table-cell>
          <table:table-cell table:formula="of:=[.$F569]/[.$A569]" office:value-type="float" office:value="2017.46788043459" calcext:value-type="float">
            <text:p>2017.46788043459</text:p>
          </table:table-cell>
          <table:table-cell table:formula="of:=[.$B569]" office:value-type="float" office:value="20658.7161489263" calcext:value-type="float">
            <text:p>20658.7161489263</text:p>
          </table:table-cell>
          <table:table-cell table:formula="of:=[.$D569]*(1-[.$O569])" office:value-type="float" office:value="1115214.08962813" calcext:value-type="float">
            <text:p>1115214.08962813</text:p>
          </table:table-cell>
          <table:table-cell table:formula="of:=[.$B569]" office:value-type="float" office:value="20658.7161489263" calcext:value-type="float">
            <text:p>20658.7161489263</text:p>
          </table:table-cell>
          <table:table-cell table:formula="of:=IF(FLOOR([.$A569]/12; 1) + 1 &gt;= [$Parameters.$K$70] - [$Parameters.$K$22]; [.$D569] ; 0)" office:value-type="float" office:value="1160528.06859447" calcext:value-type="float">
            <text:p>1160528.06859447</text:p>
          </table:table-cell>
          <table:table-cell table:formula="of:=([$Parameters.$D$4]-[$Parameters.$C$4])*[.$A569]" office:value-type="float" office:value="85315" calcext:value-type="float">
            <text:p>85315</text:p>
          </table:table-cell>
          <table:table-cell table:formula="of:=[.$M569]/([$Parameters.A$4]*[.$A569])" office:value-type="float" office:value="0.00290384615384615" calcext:value-type="float">
            <text:p>0.002903846153846</text:p>
          </table:table-cell>
          <table:table-cell table:formula="of:=SUM(INDIRECT( CELL(&quot;address&quot;;  INDEX([$Parameters.$L$22:$Parameters.$L$74];  FLOOR([.$A569]/12; 1) + 1;0))&amp;&quot;:&quot;&amp;CELL(&quot;address&quot;; [$Parameters.$L$70])))" office:value-type="float" office:value="0.039046" calcext:value-type="float">
            <text:p>0.039046</text:p>
          </table:table-cell>
          <table:table-cell table:formula="of:=[.$I569]/INDEX([$Parameters.$M$22:$Parameters.$M$120];  FLOOR([.$A569]/12; 1) + 1;0)" office:value-type="float" office:value="1219.522795096" calcext:value-type="float">
            <text:p>1219.522795096</text:p>
          </table:table-cell>
          <table:table-cell table:formula="of:=[.$J569]/ INDEX([$Parameters.$M$22:$Parameters.$M$120];  FLOOR([.$A569]/12; 1) + 1;0)" office:value-type="float" office:value="65833.1812059109" calcext:value-type="float">
            <text:p>65833.1812059109</text:p>
          </table:table-cell>
          <table:table-cell table:formula="of:=([.$Q569]-[.$P569])*[$Parameters.$M$70]" office:value-type="float" office:value="1050618.08575985" calcext:value-type="float">
            <text:p>1050618.08575985</text:p>
          </table:table-cell>
          <table:table-cell table:number-columns-repeated="2"/>
        </table:table-row>
        <table:table-row table:style-name="ro1">
          <table:table-cell office:value-type="float" office:value="566" calcext:value-type="float">
            <text:p>566</text:p>
          </table:table-cell>
          <table:table-cell table:formula="of:=([.$B569]-[.$C569])*POWER(1+[$Parameters.$H$4];1/12)+[$Parameters.$C$4]" office:value-type="float" office:value="14429.1447730824" calcext:value-type="float">
            <text:p>14429.1447730824</text:p>
          </table:table-cell>
          <table:table-cell table:formula="of:=IF(MOD([.$A570];12)=1; ([.$B558]+[.$B561]+[.$B564]+[.$B567])/4*(1+[$Parameters.$E$4])*[$Parameters.$F$4]; 0)" office:value-type="float" office:value="0" calcext:value-type="float">
            <text:p>0</text:p>
          </table:table-cell>
          <table:table-cell table:formula="of:=([.$D569]-[.$E569])*POWER(1+[$Parameters.$I$4];1/12)+[$Parameters.$D$4]" office:value-type="float" office:value="1165784.70360032" calcext:value-type="float">
            <text:p>1165784.70360032</text:p>
          </table:table-cell>
          <table:table-cell office:value-type="float" office:value="0" calcext:value-type="float">
            <text:p>0</text:p>
          </table:table-cell>
          <table:table-cell table:formula="of:=[.$D570]-[.$B570]" office:value-type="float" office:value="1151355.55882724" calcext:value-type="float">
            <text:p>1151355.55882724</text:p>
          </table:table-cell>
          <table:table-cell table:formula="of:=[.$F570]/[.$B570]" office:value-type="float" office:value="79.7937491745938" calcext:value-type="float">
            <text:p>79.7937491745938</text:p>
          </table:table-cell>
          <table:table-cell table:formula="of:=[.$F570]/[.$A570]" office:value-type="float" office:value="2034.19710040148" calcext:value-type="float">
            <text:p>2034.19710040148</text:p>
          </table:table-cell>
          <table:table-cell table:formula="of:=[.$B570]" office:value-type="float" office:value="14429.1447730824" calcext:value-type="float">
            <text:p>14429.1447730824</text:p>
          </table:table-cell>
          <table:table-cell table:formula="of:=[.$D570]*(1-[.$O570])" office:value-type="float" office:value="1120265.47406354" calcext:value-type="float">
            <text:p>1120265.47406354</text:p>
          </table:table-cell>
          <table:table-cell table:formula="of:=[.$B570]" office:value-type="float" office:value="14429.1447730824" calcext:value-type="float">
            <text:p>14429.1447730824</text:p>
          </table:table-cell>
          <table:table-cell table:formula="of:=IF(FLOOR([.$A570]/12; 1) + 1 &gt;= [$Parameters.$K$70] - [$Parameters.$K$22]; [.$D570] ; 0)" office:value-type="float" office:value="1165784.70360032" calcext:value-type="float">
            <text:p>1165784.70360032</text:p>
          </table:table-cell>
          <table:table-cell table:formula="of:=([$Parameters.$D$4]-[$Parameters.$C$4])*[.$A570]" office:value-type="float" office:value="85466" calcext:value-type="float">
            <text:p>85466</text:p>
          </table:table-cell>
          <table:table-cell table:formula="of:=[.$M570]/([$Parameters.A$4]*[.$A570])" office:value-type="float" office:value="0.00290384615384615" calcext:value-type="float">
            <text:p>0.002903846153846</text:p>
          </table:table-cell>
          <table:table-cell table:formula="of:=SUM(INDIRECT( CELL(&quot;address&quot;;  INDEX([$Parameters.$L$22:$Parameters.$L$74];  FLOOR([.$A570]/12; 1) + 1;0))&amp;&quot;:&quot;&amp;CELL(&quot;address&quot;; [$Parameters.$L$70])))" office:value-type="float" office:value="0.039046" calcext:value-type="float">
            <text:p>0.039046</text:p>
          </table:table-cell>
          <table:table-cell table:formula="of:=[.$I570]/INDEX([$Parameters.$M$22:$Parameters.$M$120];  FLOOR([.$A570]/12; 1) + 1;0)" office:value-type="float" office:value="851.779502543235" calcext:value-type="float">
            <text:p>851.779502543235</text:p>
          </table:table-cell>
          <table:table-cell table:formula="of:=[.$J570]/ INDEX([$Parameters.$M$22:$Parameters.$M$120];  FLOOR([.$A570]/12; 1) + 1;0)" office:value-type="float" office:value="66131.3739116614" calcext:value-type="float">
            <text:p>66131.3739116614</text:p>
          </table:table-cell>
          <table:table-cell table:formula="of:=([.$Q570]-[.$P570])*[$Parameters.$M$70]" office:value-type="float" office:value="1061446.20509226" calcext:value-type="float">
            <text:p>1061446.20509226</text:p>
          </table:table-cell>
          <table:table-cell table:number-columns-repeated="2"/>
        </table:table-row>
        <table:table-row table:style-name="ro1">
          <table:table-cell office:value-type="float" office:value="567" calcext:value-type="float">
            <text:p>567</text:p>
          </table:table-cell>
          <table:table-cell table:formula="of:=([.$B570]-[.$C570])*POWER(1+[$Parameters.$H$4];1/12)+[$Parameters.$C$4]" office:value-type="float" office:value="14965.0602173137" calcext:value-type="float">
            <text:p>14965.0602173137</text:p>
          </table:table-cell>
          <table:table-cell table:formula="of:=IF(MOD([.$A571];12)=1; ([.$B559]+[.$B562]+[.$B565]+[.$B568])/4*(1+[$Parameters.$E$4])*[$Parameters.$F$4]; 0)" office:value-type="float" office:value="0" calcext:value-type="float">
            <text:p>0</text:p>
          </table:table-cell>
          <table:table-cell table:formula="of:=([.$D570]-[.$E570])*POWER(1+[$Parameters.$I$4];1/12)+[$Parameters.$D$4]" office:value-type="float" office:value="1171062.75478787" calcext:value-type="float">
            <text:p>1171062.75478787</text:p>
          </table:table-cell>
          <table:table-cell office:value-type="float" office:value="0" calcext:value-type="float">
            <text:p>0</text:p>
          </table:table-cell>
          <table:table-cell table:formula="of:=[.$D571]-[.$B571]" office:value-type="float" office:value="1156097.69457056" calcext:value-type="float">
            <text:p>1156097.69457056</text:p>
          </table:table-cell>
          <table:table-cell table:formula="of:=[.$F571]/[.$B571]" office:value-type="float" office:value="77.253126802191" calcext:value-type="float">
            <text:p>77.253126802191</text:p>
          </table:table-cell>
          <table:table-cell table:formula="of:=[.$F571]/[.$A571]" office:value-type="float" office:value="2038.97300629728" calcext:value-type="float">
            <text:p>2038.97300629728</text:p>
          </table:table-cell>
          <table:table-cell table:formula="of:=[.$B571]" office:value-type="float" office:value="14965.0602173137" calcext:value-type="float">
            <text:p>14965.0602173137</text:p>
          </table:table-cell>
          <table:table-cell table:formula="of:=[.$D571]*(1-[.$O571])" office:value-type="float" office:value="1125337.43846443" calcext:value-type="float">
            <text:p>1125337.43846443</text:p>
          </table:table-cell>
          <table:table-cell table:formula="of:=[.$B571]" office:value-type="float" office:value="14965.0602173137" calcext:value-type="float">
            <text:p>14965.0602173137</text:p>
          </table:table-cell>
          <table:table-cell table:formula="of:=IF(FLOOR([.$A571]/12; 1) + 1 &gt;= [$Parameters.$K$70] - [$Parameters.$K$22]; [.$D571] ; 0)" office:value-type="float" office:value="1171062.75478787" calcext:value-type="float">
            <text:p>1171062.75478787</text:p>
          </table:table-cell>
          <table:table-cell table:formula="of:=([$Parameters.$D$4]-[$Parameters.$C$4])*[.$A571]" office:value-type="float" office:value="85617" calcext:value-type="float">
            <text:p>85617</text:p>
          </table:table-cell>
          <table:table-cell table:formula="of:=[.$M571]/([$Parameters.A$4]*[.$A571])" office:value-type="float" office:value="0.00290384615384615" calcext:value-type="float">
            <text:p>0.002903846153846</text:p>
          </table:table-cell>
          <table:table-cell table:formula="of:=SUM(INDIRECT( CELL(&quot;address&quot;;  INDEX([$Parameters.$L$22:$Parameters.$L$74];  FLOOR([.$A571]/12; 1) + 1;0))&amp;&quot;:&quot;&amp;CELL(&quot;address&quot;; [$Parameters.$L$70])))" office:value-type="float" office:value="0.039046" calcext:value-type="float">
            <text:p>0.039046</text:p>
          </table:table-cell>
          <table:table-cell table:formula="of:=[.$I571]/INDEX([$Parameters.$M$22:$Parameters.$M$120];  FLOOR([.$A571]/12; 1) + 1;0)" office:value-type="float" office:value="883.41559724402" calcext:value-type="float">
            <text:p>883.41559724402</text:p>
          </table:table-cell>
          <table:table-cell table:formula="of:=[.$J571]/ INDEX([$Parameters.$M$22:$Parameters.$M$120];  FLOOR([.$A571]/12; 1) + 1;0)" office:value-type="float" office:value="66430.7814914065" calcext:value-type="float">
            <text:p>66430.7814914065</text:p>
          </table:table-cell>
          <table:table-cell table:formula="of:=([.$Q571]-[.$P571])*[$Parameters.$M$70]" office:value-type="float" office:value="1065800.16943908" calcext:value-type="float">
            <text:p>1065800.16943908</text:p>
          </table:table-cell>
          <table:table-cell table:number-columns-repeated="2"/>
        </table:table-row>
        <table:table-row table:style-name="ro1">
          <table:table-cell office:value-type="float" office:value="568" calcext:value-type="float">
            <text:p>568</text:p>
          </table:table-cell>
          <table:table-cell table:formula="of:=([.$B571]-[.$C571])*POWER(1+[$Parameters.$H$4];1/12)+[$Parameters.$C$4]" office:value-type="float" office:value="15506.859397865" calcext:value-type="float">
            <text:p>15506.859397865</text:p>
          </table:table-cell>
          <table:table-cell table:formula="of:=IF(MOD([.$A572];12)=1; ([.$B560]+[.$B563]+[.$B566]+[.$B569])/4*(1+[$Parameters.$E$4])*[$Parameters.$F$4]; 0)" office:value-type="float" office:value="0" calcext:value-type="float">
            <text:p>0</text:p>
          </table:table-cell>
          <table:table-cell table:formula="of:=([.$D571]-[.$E571])*POWER(1+[$Parameters.$I$4];1/12)+[$Parameters.$D$4]" office:value-type="float" office:value="1176362.3094093" calcext:value-type="float">
            <text:p>1176362.3094093</text:p>
          </table:table-cell>
          <table:table-cell office:value-type="float" office:value="0" calcext:value-type="float">
            <text:p>0</text:p>
          </table:table-cell>
          <table:table-cell table:formula="of:=[.$D572]-[.$B572]" office:value-type="float" office:value="1160855.45001143" calcext:value-type="float">
            <text:p>1160855.45001143</text:p>
          </table:table-cell>
          <table:table-cell table:formula="of:=[.$F572]/[.$B572]" office:value-type="float" office:value="74.8607709805675" calcext:value-type="float">
            <text:p>74.8607709805675</text:p>
          </table:table-cell>
          <table:table-cell table:formula="of:=[.$F572]/[.$A572]" office:value-type="float" office:value="2043.75959509055" calcext:value-type="float">
            <text:p>2043.75959509055</text:p>
          </table:table-cell>
          <table:table-cell table:formula="of:=[.$B572]" office:value-type="float" office:value="15506.859397865" calcext:value-type="float">
            <text:p>15506.859397865</text:p>
          </table:table-cell>
          <table:table-cell table:formula="of:=[.$D572]*(1-[.$O572])" office:value-type="float" office:value="1130430.0666761" calcext:value-type="float">
            <text:p>1130430.0666761</text:p>
          </table:table-cell>
          <table:table-cell table:formula="of:=[.$B572]" office:value-type="float" office:value="15506.859397865" calcext:value-type="float">
            <text:p>15506.859397865</text:p>
          </table:table-cell>
          <table:table-cell table:formula="of:=IF(FLOOR([.$A572]/12; 1) + 1 &gt;= [$Parameters.$K$70] - [$Parameters.$K$22]; [.$D572] ; 0)" office:value-type="float" office:value="1176362.3094093" calcext:value-type="float">
            <text:p>1176362.3094093</text:p>
          </table:table-cell>
          <table:table-cell table:formula="of:=([$Parameters.$D$4]-[$Parameters.$C$4])*[.$A572]" office:value-type="float" office:value="85768" calcext:value-type="float">
            <text:p>85768</text:p>
          </table:table-cell>
          <table:table-cell table:formula="of:=[.$M572]/([$Parameters.A$4]*[.$A572])" office:value-type="float" office:value="0.00290384615384615" calcext:value-type="float">
            <text:p>0.002903846153846</text:p>
          </table:table-cell>
          <table:table-cell table:formula="of:=SUM(INDIRECT( CELL(&quot;address&quot;;  INDEX([$Parameters.$L$22:$Parameters.$L$74];  FLOOR([.$A572]/12; 1) + 1;0))&amp;&quot;:&quot;&amp;CELL(&quot;address&quot;; [$Parameters.$L$70])))" office:value-type="float" office:value="0.039046" calcext:value-type="float">
            <text:p>0.039046</text:p>
          </table:table-cell>
          <table:table-cell table:formula="of:=[.$I572]/INDEX([$Parameters.$M$22:$Parameters.$M$120];  FLOOR([.$A572]/12; 1) + 1;0)" office:value-type="float" office:value="915.399019944806" calcext:value-type="float">
            <text:p>915.399019944806</text:p>
          </table:table-cell>
          <table:table-cell table:formula="of:=[.$J572]/ INDEX([$Parameters.$M$22:$Parameters.$M$120];  FLOOR([.$A572]/12; 1) + 1;0)" office:value-type="float" office:value="66731.4088946933" calcext:value-type="float">
            <text:p>66731.4088946933</text:p>
          </table:table-cell>
          <table:table-cell table:formula="of:=([.$Q572]-[.$P572])*[$Parameters.$M$70]" office:value-type="float" office:value="1070168.32056341" calcext:value-type="float">
            <text:p>1070168.32056341</text:p>
          </table:table-cell>
          <table:table-cell table:number-columns-repeated="2"/>
        </table:table-row>
        <table:table-row table:style-name="ro1">
          <table:table-cell office:value-type="float" office:value="569" calcext:value-type="float">
            <text:p>569</text:p>
          </table:table-cell>
          <table:table-cell table:formula="of:=([.$B572]-[.$C572])*POWER(1+[$Parameters.$H$4];1/12)+[$Parameters.$C$4]" office:value-type="float" office:value="16054.6069114063" calcext:value-type="float">
            <text:p>16054.6069114063</text:p>
          </table:table-cell>
          <table:table-cell table:formula="of:=IF(MOD([.$A573];12)=1; ([.$B561]+[.$B564]+[.$B567]+[.$B570])/4*(1+[$Parameters.$E$4])*[$Parameters.$F$4]; 0)" office:value-type="float" office:value="0" calcext:value-type="float">
            <text:p>0</text:p>
          </table:table-cell>
          <table:table-cell table:formula="of:=([.$D572]-[.$E572])*POWER(1+[$Parameters.$I$4];1/12)+[$Parameters.$D$4]" office:value-type="float" office:value="1181683.45507225" calcext:value-type="float">
            <text:p>1181683.45507225</text:p>
          </table:table-cell>
          <table:table-cell office:value-type="float" office:value="0" calcext:value-type="float">
            <text:p>0</text:p>
          </table:table-cell>
          <table:table-cell table:formula="of:=[.$D573]-[.$B573]" office:value-type="float" office:value="1165628.84816085" calcext:value-type="float">
            <text:p>1165628.84816085</text:p>
          </table:table-cell>
          <table:table-cell table:formula="of:=[.$F573]/[.$B573]" office:value-type="float" office:value="72.6040104621123" calcext:value-type="float">
            <text:p>72.6040104621123</text:p>
          </table:table-cell>
          <table:table-cell table:formula="of:=[.$F573]/[.$A573]" office:value-type="float" office:value="2048.55685089779" calcext:value-type="float">
            <text:p>2048.55685089779</text:p>
          </table:table-cell>
          <table:table-cell table:formula="of:=[.$B573]" office:value-type="float" office:value="16054.6069114063" calcext:value-type="float">
            <text:p>16054.6069114063</text:p>
          </table:table-cell>
          <table:table-cell table:formula="of:=[.$D573]*(1-[.$O573])" office:value-type="float" office:value="1135543.4428855" calcext:value-type="float">
            <text:p>1135543.4428855</text:p>
          </table:table-cell>
          <table:table-cell table:formula="of:=[.$B573]" office:value-type="float" office:value="16054.6069114063" calcext:value-type="float">
            <text:p>16054.6069114063</text:p>
          </table:table-cell>
          <table:table-cell table:formula="of:=IF(FLOOR([.$A573]/12; 1) + 1 &gt;= [$Parameters.$K$70] - [$Parameters.$K$22]; [.$D573] ; 0)" office:value-type="float" office:value="1181683.45507225" calcext:value-type="float">
            <text:p>1181683.45507225</text:p>
          </table:table-cell>
          <table:table-cell table:formula="of:=([$Parameters.$D$4]-[$Parameters.$C$4])*[.$A573]" office:value-type="float" office:value="85919" calcext:value-type="float">
            <text:p>85919</text:p>
          </table:table-cell>
          <table:table-cell table:formula="of:=[.$M573]/([$Parameters.A$4]*[.$A573])" office:value-type="float" office:value="0.00290384615384615" calcext:value-type="float">
            <text:p>0.002903846153846</text:p>
          </table:table-cell>
          <table:table-cell table:formula="of:=SUM(INDIRECT( CELL(&quot;address&quot;;  INDEX([$Parameters.$L$22:$Parameters.$L$74];  FLOOR([.$A573]/12; 1) + 1;0))&amp;&quot;:&quot;&amp;CELL(&quot;address&quot;; [$Parameters.$L$70])))" office:value-type="float" office:value="0.039046" calcext:value-type="float">
            <text:p>0.039046</text:p>
          </table:table-cell>
          <table:table-cell table:formula="of:=[.$I573]/INDEX([$Parameters.$M$22:$Parameters.$M$120];  FLOOR([.$A573]/12; 1) + 1;0)" office:value-type="float" office:value="947.733583908284" calcext:value-type="float">
            <text:p>947.733583908284</text:p>
          </table:table-cell>
          <table:table-cell table:formula="of:=[.$J573]/ INDEX([$Parameters.$M$22:$Parameters.$M$120];  FLOOR([.$A573]/12; 1) + 1;0)" office:value-type="float" office:value="67033.2610912338" calcext:value-type="float">
            <text:p>67033.2610912338</text:p>
          </table:table-cell>
          <table:table-cell table:formula="of:=([.$Q573]-[.$P573])*[$Parameters.$M$70]" office:value-type="float" office:value="1074550.67726911" calcext:value-type="float">
            <text:p>1074550.67726911</text:p>
          </table:table-cell>
          <table:table-cell table:number-columns-repeated="2"/>
        </table:table-row>
        <table:table-row table:style-name="ro1">
          <table:table-cell office:value-type="float" office:value="570" calcext:value-type="float">
            <text:p>570</text:p>
          </table:table-cell>
          <table:table-cell table:formula="of:=([.$B573]-[.$C573])*POWER(1+[$Parameters.$H$4];1/12)+[$Parameters.$C$4]" office:value-type="float" office:value="16608.3680638049" calcext:value-type="float">
            <text:p>16608.3680638049</text:p>
          </table:table-cell>
          <table:table-cell table:formula="of:=IF(MOD([.$A574];12)=1; ([.$B562]+[.$B565]+[.$B568]+[.$B571])/4*(1+[$Parameters.$E$4])*[$Parameters.$F$4]; 0)" office:value-type="float" office:value="0" calcext:value-type="float">
            <text:p>0</text:p>
          </table:table-cell>
          <table:table-cell table:formula="of:=([.$D573]-[.$E573])*POWER(1+[$Parameters.$I$4];1/12)+[$Parameters.$D$4]" office:value-type="float" office:value="1187026.27974131" calcext:value-type="float">
            <text:p>1187026.27974131</text:p>
          </table:table-cell>
          <table:table-cell office:value-type="float" office:value="0" calcext:value-type="float">
            <text:p>0</text:p>
          </table:table-cell>
          <table:table-cell table:formula="of:=[.$D574]-[.$B574]" office:value-type="float" office:value="1170417.9116775" calcext:value-type="float">
            <text:p>1170417.9116775</text:p>
          </table:table-cell>
          <table:table-cell table:formula="of:=[.$F574]/[.$B574]" office:value-type="float" office:value="70.4715783742911" calcext:value-type="float">
            <text:p>70.4715783742911</text:p>
          </table:table-cell>
          <table:table-cell table:formula="of:=[.$F574]/[.$A574]" office:value-type="float" office:value="2053.36475732895" calcext:value-type="float">
            <text:p>2053.36475732895</text:p>
          </table:table-cell>
          <table:table-cell table:formula="of:=[.$B574]" office:value-type="float" office:value="16608.3680638049" calcext:value-type="float">
            <text:p>16608.3680638049</text:p>
          </table:table-cell>
          <table:table-cell table:formula="of:=[.$D574]*(1-[.$O574])" office:value-type="float" office:value="1140677.65162253" calcext:value-type="float">
            <text:p>1140677.65162253</text:p>
          </table:table-cell>
          <table:table-cell table:formula="of:=[.$B574]" office:value-type="float" office:value="16608.3680638049" calcext:value-type="float">
            <text:p>16608.3680638049</text:p>
          </table:table-cell>
          <table:table-cell table:formula="of:=IF(FLOOR([.$A574]/12; 1) + 1 &gt;= [$Parameters.$K$70] - [$Parameters.$K$22]; [.$D574] ; 0)" office:value-type="float" office:value="1187026.27974131" calcext:value-type="float">
            <text:p>1187026.27974131</text:p>
          </table:table-cell>
          <table:table-cell table:formula="of:=([$Parameters.$D$4]-[$Parameters.$C$4])*[.$A574]" office:value-type="float" office:value="86070" calcext:value-type="float">
            <text:p>86070</text:p>
          </table:table-cell>
          <table:table-cell table:formula="of:=[.$M574]/([$Parameters.A$4]*[.$A574])" office:value-type="float" office:value="0.00290384615384615" calcext:value-type="float">
            <text:p>0.002903846153846</text:p>
          </table:table-cell>
          <table:table-cell table:formula="of:=SUM(INDIRECT( CELL(&quot;address&quot;;  INDEX([$Parameters.$L$22:$Parameters.$L$74];  FLOOR([.$A574]/12; 1) + 1;0))&amp;&quot;:&quot;&amp;CELL(&quot;address&quot;; [$Parameters.$L$70])))" office:value-type="float" office:value="0.039046" calcext:value-type="float">
            <text:p>0.039046</text:p>
          </table:table-cell>
          <table:table-cell table:formula="of:=[.$I574]/INDEX([$Parameters.$M$22:$Parameters.$M$120];  FLOOR([.$A574]/12; 1) + 1;0)" office:value-type="float" office:value="980.42314426239" calcext:value-type="float">
            <text:p>980.42314426239</text:p>
          </table:table-cell>
          <table:table-cell table:formula="of:=[.$J574]/ INDEX([$Parameters.$M$22:$Parameters.$M$120];  FLOOR([.$A574]/12; 1) + 1;0)" office:value-type="float" office:value="67336.3430709874" calcext:value-type="float">
            <text:p>67336.3430709874</text:p>
          </table:table-cell>
          <table:table-cell table:formula="of:=([.$Q574]-[.$P574])*[$Parameters.$M$70]" office:value-type="float" office:value="1078947.25800855" calcext:value-type="float">
            <text:p>1078947.25800855</text:p>
          </table:table-cell>
          <table:table-cell table:number-columns-repeated="2"/>
        </table:table-row>
        <table:table-row table:style-name="ro1">
          <table:table-cell office:value-type="float" office:value="571" calcext:value-type="float">
            <text:p>571</text:p>
          </table:table-cell>
          <table:table-cell table:formula="of:=([.$B574]-[.$C574])*POWER(1+[$Parameters.$H$4];1/12)+[$Parameters.$C$4]" office:value-type="float" office:value="17168.2088779114" calcext:value-type="float">
            <text:p>17168.2088779114</text:p>
          </table:table-cell>
          <table:table-cell table:formula="of:=IF(MOD([.$A575];12)=1; ([.$B563]+[.$B566]+[.$B569]+[.$B572])/4*(1+[$Parameters.$E$4])*[$Parameters.$F$4]; 0)" office:value-type="float" office:value="0" calcext:value-type="float">
            <text:p>0</text:p>
          </table:table-cell>
          <table:table-cell table:formula="of:=([.$D574]-[.$E574])*POWER(1+[$Parameters.$I$4];1/12)+[$Parameters.$D$4]" office:value-type="float" office:value="1192390.87173941" calcext:value-type="float">
            <text:p>1192390.87173941</text:p>
          </table:table-cell>
          <table:table-cell office:value-type="float" office:value="0" calcext:value-type="float">
            <text:p>0</text:p>
          </table:table-cell>
          <table:table-cell table:formula="of:=[.$D575]-[.$B575]" office:value-type="float" office:value="1175222.6628615" calcext:value-type="float">
            <text:p>1175222.6628615</text:p>
          </table:table-cell>
          <table:table-cell table:formula="of:=[.$F575]/[.$B575]" office:value-type="float" office:value="68.4534229061917" calcext:value-type="float">
            <text:p>68.4534229061917</text:p>
          </table:table-cell>
          <table:table-cell table:formula="of:=[.$F575]/[.$A575]" office:value-type="float" office:value="2058.18329748074" calcext:value-type="float">
            <text:p>2058.18329748074</text:p>
          </table:table-cell>
          <table:table-cell table:formula="of:=[.$B575]" office:value-type="float" office:value="17168.2088779114" calcext:value-type="float">
            <text:p>17168.2088779114</text:p>
          </table:table-cell>
          <table:table-cell table:formula="of:=[.$D575]*(1-[.$O575])" office:value-type="float" office:value="1145832.77776148" calcext:value-type="float">
            <text:p>1145832.77776148</text:p>
          </table:table-cell>
          <table:table-cell table:formula="of:=[.$B575]" office:value-type="float" office:value="17168.2088779114" calcext:value-type="float">
            <text:p>17168.2088779114</text:p>
          </table:table-cell>
          <table:table-cell table:formula="of:=IF(FLOOR([.$A575]/12; 1) + 1 &gt;= [$Parameters.$K$70] - [$Parameters.$K$22]; [.$D575] ; 0)" office:value-type="float" office:value="1192390.87173941" calcext:value-type="float">
            <text:p>1192390.87173941</text:p>
          </table:table-cell>
          <table:table-cell table:formula="of:=([$Parameters.$D$4]-[$Parameters.$C$4])*[.$A575]" office:value-type="float" office:value="86221" calcext:value-type="float">
            <text:p>86221</text:p>
          </table:table-cell>
          <table:table-cell table:formula="of:=[.$M575]/([$Parameters.A$4]*[.$A575])" office:value-type="float" office:value="0.00290384615384615" calcext:value-type="float">
            <text:p>0.002903846153846</text:p>
          </table:table-cell>
          <table:table-cell table:formula="of:=SUM(INDIRECT( CELL(&quot;address&quot;;  INDEX([$Parameters.$L$22:$Parameters.$L$74];  FLOOR([.$A575]/12; 1) + 1;0))&amp;&quot;:&quot;&amp;CELL(&quot;address&quot;; [$Parameters.$L$70])))" office:value-type="float" office:value="0.039046" calcext:value-type="float">
            <text:p>0.039046</text:p>
          </table:table-cell>
          <table:table-cell table:formula="of:=[.$I575]/INDEX([$Parameters.$M$22:$Parameters.$M$120];  FLOOR([.$A575]/12; 1) + 1;0)" office:value-type="float" office:value="1013.47159845994" calcext:value-type="float">
            <text:p>1013.47159845994</text:p>
          </table:table-cell>
          <table:table-cell table:formula="of:=[.$J575]/ INDEX([$Parameters.$M$22:$Parameters.$M$120];  FLOOR([.$A575]/12; 1) + 1;0)" office:value-type="float" office:value="67640.659844243" calcext:value-type="float">
            <text:p>67640.659844243</text:p>
          </table:table-cell>
          <table:table-cell table:formula="of:=([.$Q575]-[.$P575])*[$Parameters.$M$70]" office:value-type="float" office:value="1083358.08087643" calcext:value-type="float">
            <text:p>1083358.08087643</text:p>
          </table:table-cell>
          <table:table-cell table:number-columns-repeated="2"/>
        </table:table-row>
        <table:table-row table:style-name="ro1">
          <table:table-cell office:value-type="float" office:value="572" calcext:value-type="float">
            <text:p>572</text:p>
          </table:table-cell>
          <table:table-cell table:formula="of:=([.$B575]-[.$C575])*POWER(1+[$Parameters.$H$4];1/12)+[$Parameters.$C$4]" office:value-type="float" office:value="17734.1961014316" calcext:value-type="float">
            <text:p>17734.1961014316</text:p>
          </table:table-cell>
          <table:table-cell table:formula="of:=IF(MOD([.$A576];12)=1; ([.$B564]+[.$B567]+[.$B570]+[.$B573])/4*(1+[$Parameters.$E$4])*[$Parameters.$F$4]; 0)" office:value-type="float" office:value="0" calcext:value-type="float">
            <text:p>0</text:p>
          </table:table-cell>
          <table:table-cell table:formula="of:=([.$D575]-[.$E575])*POWER(1+[$Parameters.$I$4];1/12)+[$Parameters.$D$4]" office:value-type="float" office:value="1197777.31974937" calcext:value-type="float">
            <text:p>1197777.31974937</text:p>
          </table:table-cell>
          <table:table-cell office:value-type="float" office:value="0" calcext:value-type="float">
            <text:p>0</text:p>
          </table:table-cell>
          <table:table-cell table:formula="of:=[.$D576]-[.$B576]" office:value-type="float" office:value="1180043.12364794" calcext:value-type="float">
            <text:p>1180043.12364794</text:p>
          </table:table-cell>
          <table:table-cell table:formula="of:=[.$F576]/[.$B576]" office:value-type="float" office:value="66.5405478150024" calcext:value-type="float">
            <text:p>66.5405478150024</text:p>
          </table:table-cell>
          <table:table-cell table:formula="of:=[.$F576]/[.$A576]" office:value-type="float" office:value="2063.01245392997" calcext:value-type="float">
            <text:p>2063.01245392997</text:p>
          </table:table-cell>
          <table:table-cell table:formula="of:=[.$B576]" office:value-type="float" office:value="17734.1961014316" calcext:value-type="float">
            <text:p>17734.1961014316</text:p>
          </table:table-cell>
          <table:table-cell table:formula="of:=[.$D576]*(1-[.$O576])" office:value-type="float" office:value="1151008.90652244" calcext:value-type="float">
            <text:p>1151008.90652244</text:p>
          </table:table-cell>
          <table:table-cell table:formula="of:=[.$B576]" office:value-type="float" office:value="17734.1961014316" calcext:value-type="float">
            <text:p>17734.1961014316</text:p>
          </table:table-cell>
          <table:table-cell table:formula="of:=IF(FLOOR([.$A576]/12; 1) + 1 &gt;= [$Parameters.$K$70] - [$Parameters.$K$22]; [.$D576] ; 0)" office:value-type="float" office:value="1197777.31974937" calcext:value-type="float">
            <text:p>1197777.31974937</text:p>
          </table:table-cell>
          <table:table-cell table:formula="of:=([$Parameters.$D$4]-[$Parameters.$C$4])*[.$A576]" office:value-type="float" office:value="86372" calcext:value-type="float">
            <text:p>86372</text:p>
          </table:table-cell>
          <table:table-cell table:formula="of:=[.$M576]/([$Parameters.A$4]*[.$A576])" office:value-type="float" office:value="0.00290384615384615" calcext:value-type="float">
            <text:p>0.002903846153846</text:p>
          </table:table-cell>
          <table:table-cell table:formula="of:=SUM(INDIRECT( CELL(&quot;address&quot;;  INDEX([$Parameters.$L$22:$Parameters.$L$74];  FLOOR([.$A576]/12; 1) + 1;0))&amp;&quot;:&quot;&amp;CELL(&quot;address&quot;; [$Parameters.$L$70])))" office:value-type="float" office:value="0.039046" calcext:value-type="float">
            <text:p>0.039046</text:p>
          </table:table-cell>
          <table:table-cell table:formula="of:=[.$I576]/INDEX([$Parameters.$M$22:$Parameters.$M$120];  FLOOR([.$A576]/12; 1) + 1;0)" office:value-type="float" office:value="1046.88288674331" calcext:value-type="float">
            <text:p>1046.88288674331</text:p>
          </table:table-cell>
          <table:table-cell table:formula="of:=[.$J576]/ INDEX([$Parameters.$M$22:$Parameters.$M$120];  FLOOR([.$A576]/12; 1) + 1;0)" office:value-type="float" office:value="67946.2164417024" calcext:value-type="float">
            <text:p>67946.2164417024</text:p>
          </table:table-cell>
          <table:table-cell table:formula="of:=([.$Q576]-[.$P576])*[$Parameters.$M$70]" office:value-type="float" office:value="1087783.16360364" calcext:value-type="float">
            <text:p>1087783.16360364</text:p>
          </table:table-cell>
          <table:table-cell table:number-columns-repeated="2"/>
        </table:table-row>
        <table:table-row table:style-name="ro1">
          <table:table-cell office:value-type="float" office:value="573" calcext:value-type="float">
            <text:p>573</text:p>
          </table:table-cell>
          <table:table-cell table:formula="of:=([.$B576]-[.$C576])*POWER(1+[$Parameters.$H$4];1/12)+[$Parameters.$C$4]" office:value-type="float" office:value="18306.3972148846" calcext:value-type="float">
            <text:p>18306.3972148846</text:p>
          </table:table-cell>
          <table:table-cell table:formula="of:=IF(MOD([.$A577];12)=1; ([.$B565]+[.$B568]+[.$B571]+[.$B574])/4*(1+[$Parameters.$E$4])*[$Parameters.$F$4]; 0)" office:value-type="float" office:value="0" calcext:value-type="float">
            <text:p>0</text:p>
          </table:table-cell>
          <table:table-cell table:formula="of:=([.$D576]-[.$E576])*POWER(1+[$Parameters.$I$4];1/12)+[$Parameters.$D$4]" office:value-type="float" office:value="1203185.71281528" calcext:value-type="float">
            <text:p>1203185.71281528</text:p>
          </table:table-cell>
          <table:table-cell office:value-type="float" office:value="0" calcext:value-type="float">
            <text:p>0</text:p>
          </table:table-cell>
          <table:table-cell table:formula="of:=[.$D577]-[.$B577]" office:value-type="float" office:value="1184879.31560039" calcext:value-type="float">
            <text:p>1184879.31560039</text:p>
          </table:table-cell>
          <table:table-cell table:formula="of:=[.$F577]/[.$B577]" office:value-type="float" office:value="64.7248774126342" calcext:value-type="float">
            <text:p>64.7248774126342</text:p>
          </table:table-cell>
          <table:table-cell table:formula="of:=[.$F577]/[.$A577]" office:value-type="float" office:value="2067.85220872669" calcext:value-type="float">
            <text:p>2067.85220872669</text:p>
          </table:table-cell>
          <table:table-cell table:formula="of:=[.$B577]" office:value-type="float" office:value="18306.3972148846" calcext:value-type="float">
            <text:p>18306.3972148846</text:p>
          </table:table-cell>
          <table:table-cell table:formula="of:=[.$D577]*(1-[.$O577])" office:value-type="float" office:value="1156206.12347269" calcext:value-type="float">
            <text:p>1156206.12347269</text:p>
          </table:table-cell>
          <table:table-cell table:formula="of:=[.$B577]" office:value-type="float" office:value="18306.3972148846" calcext:value-type="float">
            <text:p>18306.3972148846</text:p>
          </table:table-cell>
          <table:table-cell table:formula="of:=IF(FLOOR([.$A577]/12; 1) + 1 &gt;= [$Parameters.$K$70] - [$Parameters.$K$22]; [.$D577] ; 0)" office:value-type="float" office:value="1203185.71281528" calcext:value-type="float">
            <text:p>1203185.71281528</text:p>
          </table:table-cell>
          <table:table-cell table:formula="of:=([$Parameters.$D$4]-[$Parameters.$C$4])*[.$A577]" office:value-type="float" office:value="86523" calcext:value-type="float">
            <text:p>86523</text:p>
          </table:table-cell>
          <table:table-cell table:formula="of:=[.$M577]/([$Parameters.A$4]*[.$A577])" office:value-type="float" office:value="0.00290384615384615" calcext:value-type="float">
            <text:p>0.002903846153846</text:p>
          </table:table-cell>
          <table:table-cell table:formula="of:=SUM(INDIRECT( CELL(&quot;address&quot;;  INDEX([$Parameters.$L$22:$Parameters.$L$74];  FLOOR([.$A577]/12; 1) + 1;0))&amp;&quot;:&quot;&amp;CELL(&quot;address&quot;; [$Parameters.$L$70])))" office:value-type="float" office:value="0.039046" calcext:value-type="float">
            <text:p>0.039046</text:p>
          </table:table-cell>
          <table:table-cell table:formula="of:=[.$I577]/INDEX([$Parameters.$M$22:$Parameters.$M$120];  FLOOR([.$A577]/12; 1) + 1;0)" office:value-type="float" office:value="1080.6609926142" calcext:value-type="float">
            <text:p>1080.6609926142</text:p>
          </table:table-cell>
          <table:table-cell table:formula="of:=[.$J577]/ INDEX([$Parameters.$M$22:$Parameters.$M$120];  FLOOR([.$A577]/12; 1) + 1;0)" office:value-type="float" office:value="68253.0179145628" calcext:value-type="float">
            <text:p>68253.0179145628</text:p>
          </table:table-cell>
          <table:table-cell table:formula="of:=([.$Q577]-[.$P577])*[$Parameters.$M$70]" office:value-type="float" office:value="1092222.52355088" calcext:value-type="float">
            <text:p>1092222.52355088</text:p>
          </table:table-cell>
          <table:table-cell table:number-columns-repeated="2"/>
        </table:table-row>
        <table:table-row table:style-name="ro1">
          <table:table-cell office:value-type="float" office:value="574" calcext:value-type="float">
            <text:p>574</text:p>
          </table:table-cell>
          <table:table-cell table:formula="of:=([.$B577]-[.$C577])*POWER(1+[$Parameters.$H$4];1/12)+[$Parameters.$C$4]" office:value-type="float" office:value="18884.8804396479" calcext:value-type="float">
            <text:p>18884.8804396479</text:p>
          </table:table-cell>
          <table:table-cell table:formula="of:=IF(MOD([.$A578];12)=1; ([.$B566]+[.$B569]+[.$B572]+[.$B575])/4*(1+[$Parameters.$E$4])*[$Parameters.$F$4]; 0)" office:value-type="float" office:value="0" calcext:value-type="float">
            <text:p>0</text:p>
          </table:table-cell>
          <table:table-cell table:formula="of:=([.$D577]-[.$E577])*POWER(1+[$Parameters.$I$4];1/12)+[$Parameters.$D$4]" office:value-type="float" office:value="1208616.14034401" calcext:value-type="float">
            <text:p>1208616.14034401</text:p>
          </table:table-cell>
          <table:table-cell office:value-type="float" office:value="0" calcext:value-type="float">
            <text:p>0</text:p>
          </table:table-cell>
          <table:table-cell table:formula="of:=[.$D578]-[.$B578]" office:value-type="float" office:value="1189731.25990436" calcext:value-type="float">
            <text:p>1189731.25990436</text:p>
          </table:table-cell>
          <table:table-cell table:formula="of:=[.$F578]/[.$B578]" office:value-type="float" office:value="62.9991417582171" calcext:value-type="float">
            <text:p>62.9991417582171</text:p>
          </table:table-cell>
          <table:table-cell table:formula="of:=[.$F578]/[.$A578]" office:value-type="float" office:value="2072.70254338738" calcext:value-type="float">
            <text:p>2072.70254338738</text:p>
          </table:table-cell>
          <table:table-cell table:formula="of:=[.$B578]" office:value-type="float" office:value="18884.8804396479" calcext:value-type="float">
            <text:p>18884.8804396479</text:p>
          </table:table-cell>
          <table:table-cell table:formula="of:=[.$D578]*(1-[.$O578])" office:value-type="float" office:value="1161424.51452813" calcext:value-type="float">
            <text:p>1161424.51452813</text:p>
          </table:table-cell>
          <table:table-cell table:formula="of:=[.$B578]" office:value-type="float" office:value="18884.8804396479" calcext:value-type="float">
            <text:p>18884.8804396479</text:p>
          </table:table-cell>
          <table:table-cell table:formula="of:=IF(FLOOR([.$A578]/12; 1) + 1 &gt;= [$Parameters.$K$70] - [$Parameters.$K$22]; [.$D578] ; 0)" office:value-type="float" office:value="1208616.14034401" calcext:value-type="float">
            <text:p>1208616.14034401</text:p>
          </table:table-cell>
          <table:table-cell table:formula="of:=([$Parameters.$D$4]-[$Parameters.$C$4])*[.$A578]" office:value-type="float" office:value="86674" calcext:value-type="float">
            <text:p>86674</text:p>
          </table:table-cell>
          <table:table-cell table:formula="of:=[.$M578]/([$Parameters.A$4]*[.$A578])" office:value-type="float" office:value="0.00290384615384615" calcext:value-type="float">
            <text:p>0.002903846153846</text:p>
          </table:table-cell>
          <table:table-cell table:formula="of:=SUM(INDIRECT( CELL(&quot;address&quot;;  INDEX([$Parameters.$L$22:$Parameters.$L$74];  FLOOR([.$A578]/12; 1) + 1;0))&amp;&quot;:&quot;&amp;CELL(&quot;address&quot;; [$Parameters.$L$70])))" office:value-type="float" office:value="0.039046" calcext:value-type="float">
            <text:p>0.039046</text:p>
          </table:table-cell>
          <table:table-cell table:formula="of:=[.$I578]/INDEX([$Parameters.$M$22:$Parameters.$M$120];  FLOOR([.$A578]/12; 1) + 1;0)" office:value-type="float" office:value="1114.80994330861" calcext:value-type="float">
            <text:p>1114.80994330861</text:p>
          </table:table-cell>
          <table:table-cell table:formula="of:=[.$J578]/ INDEX([$Parameters.$M$22:$Parameters.$M$120];  FLOOR([.$A578]/12; 1) + 1;0)" office:value-type="float" office:value="68561.0693346005" calcext:value-type="float">
            <text:p>68561.0693346005</text:p>
          </table:table-cell>
          <table:table-cell table:formula="of:=([.$Q578]-[.$P578])*[$Parameters.$M$70]" office:value-type="float" office:value="1096676.17770241" calcext:value-type="float">
            <text:p>1096676.17770241</text:p>
          </table:table-cell>
          <table:table-cell table:number-columns-repeated="2"/>
        </table:table-row>
        <table:table-row table:style-name="ro1">
          <table:table-cell office:value-type="float" office:value="575" calcext:value-type="float">
            <text:p>575</text:p>
          </table:table-cell>
          <table:table-cell table:formula="of:=([.$B578]-[.$C578])*POWER(1+[$Parameters.$H$4];1/12)+[$Parameters.$C$4]" office:value-type="float" office:value="19469.7147460915" calcext:value-type="float">
            <text:p>19469.7147460915</text:p>
          </table:table-cell>
          <table:table-cell table:formula="of:=IF(MOD([.$A579];12)=1; ([.$B567]+[.$B570]+[.$B573]+[.$B576])/4*(1+[$Parameters.$E$4])*[$Parameters.$F$4]; 0)" office:value-type="float" office:value="0" calcext:value-type="float">
            <text:p>0</text:p>
          </table:table-cell>
          <table:table-cell table:formula="of:=([.$D578]-[.$E578])*POWER(1+[$Parameters.$I$4];1/12)+[$Parameters.$D$4]" office:value-type="float" office:value="1214068.69210668" calcext:value-type="float">
            <text:p>1214068.69210668</text:p>
          </table:table-cell>
          <table:table-cell office:value-type="float" office:value="0" calcext:value-type="float">
            <text:p>0</text:p>
          </table:table-cell>
          <table:table-cell table:formula="of:=[.$D579]-[.$B579]" office:value-type="float" office:value="1194598.97736059" calcext:value-type="float">
            <text:p>1194598.97736059</text:p>
          </table:table-cell>
          <table:table-cell table:formula="of:=[.$F579]/[.$B579]" office:value-type="float" office:value="61.3567786143556" calcext:value-type="float">
            <text:p>61.3567786143556</text:p>
          </table:table-cell>
          <table:table-cell table:formula="of:=[.$F579]/[.$A579]" office:value-type="float" office:value="2077.56343888798" calcext:value-type="float">
            <text:p>2077.56343888798</text:p>
          </table:table-cell>
          <table:table-cell table:formula="of:=[.$B579]" office:value-type="float" office:value="19469.7147460915" calcext:value-type="float">
            <text:p>19469.7147460915</text:p>
          </table:table-cell>
          <table:table-cell table:formula="of:=[.$D579]*(1-[.$O579])" office:value-type="float" office:value="1166664.16595468" calcext:value-type="float">
            <text:p>1166664.16595468</text:p>
          </table:table-cell>
          <table:table-cell table:formula="of:=[.$B579]" office:value-type="float" office:value="19469.7147460915" calcext:value-type="float">
            <text:p>19469.7147460915</text:p>
          </table:table-cell>
          <table:table-cell table:formula="of:=IF(FLOOR([.$A579]/12; 1) + 1 &gt;= [$Parameters.$K$70] - [$Parameters.$K$22]; [.$D579] ; 0)" office:value-type="float" office:value="1214068.69210668" calcext:value-type="float">
            <text:p>1214068.69210668</text:p>
          </table:table-cell>
          <table:table-cell table:formula="of:=([$Parameters.$D$4]-[$Parameters.$C$4])*[.$A579]" office:value-type="float" office:value="86825" calcext:value-type="float">
            <text:p>86825</text:p>
          </table:table-cell>
          <table:table-cell table:formula="of:=[.$M579]/([$Parameters.A$4]*[.$A579])" office:value-type="float" office:value="0.00290384615384615" calcext:value-type="float">
            <text:p>0.002903846153846</text:p>
          </table:table-cell>
          <table:table-cell table:formula="of:=SUM(INDIRECT( CELL(&quot;address&quot;;  INDEX([$Parameters.$L$22:$Parameters.$L$74];  FLOOR([.$A579]/12; 1) + 1;0))&amp;&quot;:&quot;&amp;CELL(&quot;address&quot;; [$Parameters.$L$70])))" office:value-type="float" office:value="0.039046" calcext:value-type="float">
            <text:p>0.039046</text:p>
          </table:table-cell>
          <table:table-cell table:formula="of:=[.$I579]/INDEX([$Parameters.$M$22:$Parameters.$M$120];  FLOOR([.$A579]/12; 1) + 1;0)" office:value-type="float" office:value="1149.33381027695" calcext:value-type="float">
            <text:p>1149.33381027695</text:p>
          </table:table-cell>
          <table:table-cell table:formula="of:=[.$J579]/ INDEX([$Parameters.$M$22:$Parameters.$M$120];  FLOOR([.$A579]/12; 1) + 1;0)" office:value-type="float" office:value="68870.3757942553" calcext:value-type="float">
            <text:p>68870.3757942553</text:p>
          </table:table-cell>
          <table:table-cell table:formula="of:=([.$Q579]-[.$P579])*[$Parameters.$M$70]" office:value-type="float" office:value="1101144.14265949" calcext:value-type="float">
            <text:p>1101144.14265949</text:p>
          </table:table-cell>
          <table:table-cell table:number-columns-repeated="2"/>
        </table:table-row>
        <table:table-row table:style-name="ro1">
          <table:table-cell office:value-type="float" office:value="576" calcext:value-type="float">
            <text:p>576</text:p>
          </table:table-cell>
          <table:table-cell table:formula="of:=([.$B579]-[.$C579])*POWER(1+[$Parameters.$H$4];1/12)+[$Parameters.$C$4]" office:value-type="float" office:value="20060.9698618009" calcext:value-type="float">
            <text:p>20060.9698618009</text:p>
          </table:table-cell>
          <table:table-cell table:formula="of:=IF(MOD([.$A580];12)=1; ([.$B568]+[.$B571]+[.$B574]+[.$B577])/4*(1+[$Parameters.$E$4])*[$Parameters.$F$4]; 0)" office:value-type="float" office:value="0" calcext:value-type="float">
            <text:p>0</text:p>
          </table:table-cell>
          <table:table-cell table:formula="of:=([.$D579]-[.$E579])*POWER(1+[$Parameters.$I$4];1/12)+[$Parameters.$D$4]" office:value-type="float" office:value="1219543.45824018" calcext:value-type="float">
            <text:p>1219543.45824018</text:p>
          </table:table-cell>
          <table:table-cell office:value-type="float" office:value="0" calcext:value-type="float">
            <text:p>0</text:p>
          </table:table-cell>
          <table:table-cell table:formula="of:=[.$D580]-[.$B580]" office:value-type="float" office:value="1199482.48837838" calcext:value-type="float">
            <text:p>1199482.48837838</text:p>
          </table:table-cell>
          <table:table-cell table:formula="of:=[.$F580]/[.$B580]" office:value-type="float" office:value="59.791849379245" calcext:value-type="float">
            <text:p>59.791849379245</text:p>
          </table:table-cell>
          <table:table-cell table:formula="of:=[.$F580]/[.$A580]" office:value-type="float" office:value="2082.4348756569" calcext:value-type="float">
            <text:p>2082.4348756569</text:p>
          </table:table-cell>
          <table:table-cell table:formula="of:=[.$B580]" office:value-type="float" office:value="20060.9698618009" calcext:value-type="float">
            <text:p>20060.9698618009</text:p>
          </table:table-cell>
          <table:table-cell table:formula="of:=[.$D580]*(1-[.$O580])" office:value-type="float" office:value="1195026.97609917" calcext:value-type="float">
            <text:p>1195026.97609917</text:p>
          </table:table-cell>
          <table:table-cell table:formula="of:=[.$B580]" office:value-type="float" office:value="20060.9698618009" calcext:value-type="float">
            <text:p>20060.9698618009</text:p>
          </table:table-cell>
          <table:table-cell table:formula="of:=IF(FLOOR([.$A580]/12; 1) + 1 &gt;= [$Parameters.$K$70] - [$Parameters.$K$22]; [.$D580] ; 0)" office:value-type="float" office:value="1219543.45824018" calcext:value-type="float">
            <text:p>1219543.45824018</text:p>
          </table:table-cell>
          <table:table-cell table:formula="of:=([$Parameters.$D$4]-[$Parameters.$C$4])*[.$A580]" office:value-type="float" office:value="86976" calcext:value-type="float">
            <text:p>86976</text:p>
          </table:table-cell>
          <table:table-cell table:formula="of:=[.$M580]/([$Parameters.A$4]*[.$A580])" office:value-type="float" office:value="0.00290384615384615" calcext:value-type="float">
            <text:p>0.002903846153846</text:p>
          </table:table-cell>
          <table:table-cell table:formula="of:=SUM(INDIRECT( CELL(&quot;address&quot;;  INDEX([$Parameters.$L$22:$Parameters.$L$74];  FLOOR([.$A580]/12; 1) + 1;0))&amp;&quot;:&quot;&amp;CELL(&quot;address&quot;; [$Parameters.$L$70])))" office:value-type="float" office:value="0.020103" calcext:value-type="float">
            <text:p>0.020103</text:p>
          </table:table-cell>
          <table:table-cell table:formula="of:=[.$I580]/INDEX([$Parameters.$M$22:$Parameters.$M$120];  FLOOR([.$A580]/12; 1) + 1;0)" office:value-type="float" office:value="1233.7619841206" calcext:value-type="float">
            <text:p>1233.7619841206</text:p>
          </table:table-cell>
          <table:table-cell table:formula="of:=[.$J580]/ INDEX([$Parameters.$M$22:$Parameters.$M$120];  FLOOR([.$A580]/12; 1) + 1;0)" office:value-type="float" office:value="73494.893979039" calcext:value-type="float">
            <text:p>73494.893979039</text:p>
          </table:table-cell>
          <table:table-cell table:formula="of:=([.$Q580]-[.$P580])*[$Parameters.$M$70]" office:value-type="float" office:value="1174966.00623737" calcext:value-type="float">
            <text:p>1174966.00623737</text:p>
          </table:table-cell>
          <table:table-cell table:number-columns-repeated="2"/>
        </table:table-row>
        <table:table-row table:style-name="ro1">
          <table:table-cell office:value-type="float" office:value="577" calcext:value-type="float">
            <text:p>577</text:p>
          </table:table-cell>
          <table:table-cell table:formula="of:=([.$B580]-[.$C580])*POWER(1+[$Parameters.$H$4];1/12)+[$Parameters.$C$4]" office:value-type="float" office:value="20658.7162798905" calcext:value-type="float">
            <text:p>20658.7162798905</text:p>
          </table:table-cell>
          <table:table-cell table:formula="of:=IF(MOD([.$A581];12)=1; ([.$B569]+[.$B572]+[.$B575]+[.$B578])/4*(1+[$Parameters.$E$4])*[$Parameters.$F$4]; 0)" office:value-type="float" office:value="6759.66703130322" calcext:value-type="float">
            <text:p>6759.66703130322</text:p>
          </table:table-cell>
          <table:table-cell table:formula="of:=([.$D580]-[.$E580])*POWER(1+[$Parameters.$I$4];1/12)+[$Parameters.$D$4]" office:value-type="float" office:value="1225040.52924859" calcext:value-type="float">
            <text:p>1225040.52924859</text:p>
          </table:table-cell>
          <table:table-cell office:value-type="float" office:value="0" calcext:value-type="float">
            <text:p>0</text:p>
          </table:table-cell>
          <table:table-cell table:formula="of:=[.$D581]-[.$B581]" office:value-type="float" office:value="1204381.8129687" calcext:value-type="float">
            <text:p>1204381.8129687</text:p>
          </table:table-cell>
          <table:table-cell table:formula="of:=[.$F581]/[.$B581]" office:value-type="float" office:value="58.2989667243291" calcext:value-type="float">
            <text:p>58.2989667243291</text:p>
          </table:table-cell>
          <table:table-cell table:formula="of:=[.$F581]/[.$A581]" office:value-type="float" office:value="2087.31683356793" calcext:value-type="float">
            <text:p>2087.31683356793</text:p>
          </table:table-cell>
          <table:table-cell table:formula="of:=[.$B581]" office:value-type="float" office:value="20658.7162798905" calcext:value-type="float">
            <text:p>20658.7162798905</text:p>
          </table:table-cell>
          <table:table-cell table:formula="of:=[.$D581]*(1-[.$O581])" office:value-type="float" office:value="1200413.5394891" calcext:value-type="float">
            <text:p>1200413.5394891</text:p>
          </table:table-cell>
          <table:table-cell table:formula="of:=[.$B581]" office:value-type="float" office:value="20658.7162798905" calcext:value-type="float">
            <text:p>20658.7162798905</text:p>
          </table:table-cell>
          <table:table-cell table:formula="of:=IF(FLOOR([.$A581]/12; 1) + 1 &gt;= [$Parameters.$K$70] - [$Parameters.$K$22]; [.$D581] ; 0)" office:value-type="float" office:value="1225040.52924859" calcext:value-type="float">
            <text:p>1225040.52924859</text:p>
          </table:table-cell>
          <table:table-cell table:formula="of:=([$Parameters.$D$4]-[$Parameters.$C$4])*[.$A581]" office:value-type="float" office:value="87127" calcext:value-type="float">
            <text:p>87127</text:p>
          </table:table-cell>
          <table:table-cell table:formula="of:=[.$M581]/([$Parameters.A$4]*[.$A581])" office:value-type="float" office:value="0.00290384615384615" calcext:value-type="float">
            <text:p>0.002903846153846</text:p>
          </table:table-cell>
          <table:table-cell table:formula="of:=SUM(INDIRECT( CELL(&quot;address&quot;;  INDEX([$Parameters.$L$22:$Parameters.$L$74];  FLOOR([.$A581]/12; 1) + 1;0))&amp;&quot;:&quot;&amp;CELL(&quot;address&quot;; [$Parameters.$L$70])))" office:value-type="float" office:value="0.020103" calcext:value-type="float">
            <text:p>0.020103</text:p>
          </table:table-cell>
          <table:table-cell table:formula="of:=[.$I581]/INDEX([$Parameters.$M$22:$Parameters.$M$120];  FLOOR([.$A581]/12; 1) + 1;0)" office:value-type="float" office:value="1270.52375645083" calcext:value-type="float">
            <text:p>1270.52375645083</text:p>
          </table:table-cell>
          <table:table-cell table:formula="of:=[.$J581]/ INDEX([$Parameters.$M$22:$Parameters.$M$120];  FLOOR([.$A581]/12; 1) + 1;0)" office:value-type="float" office:value="73826.1709402891" calcext:value-type="float">
            <text:p>73826.1709402891</text:p>
          </table:table-cell>
          <table:table-cell table:formula="of:=([.$Q581]-[.$P581])*[$Parameters.$M$70]" office:value-type="float" office:value="1179754.82320921" calcext:value-type="float">
            <text:p>1179754.82320921</text:p>
          </table:table-cell>
          <table:table-cell table:number-columns-repeated="2"/>
        </table:table-row>
        <table:table-row table:style-name="ro1">
          <table:table-cell office:value-type="float" office:value="578" calcext:value-type="float">
            <text:p>578</text:p>
          </table:table-cell>
          <table:table-cell table:formula="of:=([.$B581]-[.$C581])*POWER(1+[$Parameters.$H$4];1/12)+[$Parameters.$C$4]" office:value-type="float" office:value="14429.1448525357" calcext:value-type="float">
            <text:p>14429.1448525357</text:p>
          </table:table-cell>
          <table:table-cell table:formula="of:=IF(MOD([.$A582];12)=1; ([.$B570]+[.$B573]+[.$B576]+[.$B579])/4*(1+[$Parameters.$E$4])*[$Parameters.$F$4]; 0)" office:value-type="float" office:value="0" calcext:value-type="float">
            <text:p>0</text:p>
          </table:table-cell>
          <table:table-cell table:formula="of:=([.$D581]-[.$E581])*POWER(1+[$Parameters.$I$4];1/12)+[$Parameters.$D$4]" office:value-type="float" office:value="1230559.99600473" calcext:value-type="float">
            <text:p>1230559.99600473</text:p>
          </table:table-cell>
          <table:table-cell office:value-type="float" office:value="0" calcext:value-type="float">
            <text:p>0</text:p>
          </table:table-cell>
          <table:table-cell table:formula="of:=[.$D582]-[.$B582]" office:value-type="float" office:value="1216130.85115219" calcext:value-type="float">
            <text:p>1216130.85115219</text:p>
          </table:table-cell>
          <table:table-cell table:formula="of:=[.$F582]/[.$B582]" office:value-type="float" office:value="84.2829470201399" calcext:value-type="float">
            <text:p>84.2829470201399</text:p>
          </table:table-cell>
          <table:table-cell table:formula="of:=[.$F582]/[.$A582]" office:value-type="float" office:value="2104.03261445016" calcext:value-type="float">
            <text:p>2104.03261445016</text:p>
          </table:table-cell>
          <table:table-cell table:formula="of:=[.$B582]" office:value-type="float" office:value="14429.1448525357" calcext:value-type="float">
            <text:p>14429.1448525357</text:p>
          </table:table-cell>
          <table:table-cell table:formula="of:=[.$D582]*(1-[.$O582])" office:value-type="float" office:value="1205822.04840505" calcext:value-type="float">
            <text:p>1205822.04840505</text:p>
          </table:table-cell>
          <table:table-cell table:formula="of:=[.$B582]" office:value-type="float" office:value="14429.1448525357" calcext:value-type="float">
            <text:p>14429.1448525357</text:p>
          </table:table-cell>
          <table:table-cell table:formula="of:=IF(FLOOR([.$A582]/12; 1) + 1 &gt;= [$Parameters.$K$70] - [$Parameters.$K$22]; [.$D582] ; 0)" office:value-type="float" office:value="1230559.99600473" calcext:value-type="float">
            <text:p>1230559.99600473</text:p>
          </table:table-cell>
          <table:table-cell table:formula="of:=([$Parameters.$D$4]-[$Parameters.$C$4])*[.$A582]" office:value-type="float" office:value="87278" calcext:value-type="float">
            <text:p>87278</text:p>
          </table:table-cell>
          <table:table-cell table:formula="of:=[.$M582]/([$Parameters.A$4]*[.$A582])" office:value-type="float" office:value="0.00290384615384615" calcext:value-type="float">
            <text:p>0.002903846153846</text:p>
          </table:table-cell>
          <table:table-cell table:formula="of:=SUM(INDIRECT( CELL(&quot;address&quot;;  INDEX([$Parameters.$L$22:$Parameters.$L$74];  FLOOR([.$A582]/12; 1) + 1;0))&amp;&quot;:&quot;&amp;CELL(&quot;address&quot;; [$Parameters.$L$70])))" office:value-type="float" office:value="0.020103" calcext:value-type="float">
            <text:p>0.020103</text:p>
          </table:table-cell>
          <table:table-cell table:formula="of:=[.$I582]/INDEX([$Parameters.$M$22:$Parameters.$M$120];  FLOOR([.$A582]/12; 1) + 1;0)" office:value-type="float" office:value="887.401282443773" calcext:value-type="float">
            <text:p>887.401282443773</text:p>
          </table:table-cell>
          <table:table-cell table:formula="of:=[.$J582]/ INDEX([$Parameters.$M$22:$Parameters.$M$120];  FLOOR([.$A582]/12; 1) + 1;0)" office:value-type="float" office:value="74158.7975648861" calcext:value-type="float">
            <text:p>74158.7975648861</text:p>
          </table:table-cell>
          <table:table-cell table:formula="of:=([.$Q582]-[.$P582])*[$Parameters.$M$70]" office:value-type="float" office:value="1191392.90355251" calcext:value-type="float">
            <text:p>1191392.90355251</text:p>
          </table:table-cell>
          <table:table-cell table:number-columns-repeated="2"/>
        </table:table-row>
        <table:table-row table:style-name="ro1">
          <table:table-cell office:value-type="float" office:value="579" calcext:value-type="float">
            <text:p>579</text:p>
          </table:table-cell>
          <table:table-cell table:formula="of:=([.$B582]-[.$C582])*POWER(1+[$Parameters.$H$4];1/12)+[$Parameters.$C$4]" office:value-type="float" office:value="14965.0602976393" calcext:value-type="float">
            <text:p>14965.0602976393</text:p>
          </table:table-cell>
          <table:table-cell table:formula="of:=IF(MOD([.$A583];12)=1; ([.$B571]+[.$B574]+[.$B577]+[.$B580])/4*(1+[$Parameters.$E$4])*[$Parameters.$F$4]; 0)" office:value-type="float" office:value="0" calcext:value-type="float">
            <text:p>0</text:p>
          </table:table-cell>
          <table:table-cell table:formula="of:=([.$D582]-[.$E582])*POWER(1+[$Parameters.$I$4];1/12)+[$Parameters.$D$4]" office:value-type="float" office:value="1236101.94975166" calcext:value-type="float">
            <text:p>1236101.94975166</text:p>
          </table:table-cell>
          <table:table-cell office:value-type="float" office:value="0" calcext:value-type="float">
            <text:p>0</text:p>
          </table:table-cell>
          <table:table-cell table:formula="of:=[.$D583]-[.$B583]" office:value-type="float" office:value="1221136.88945402" calcext:value-type="float">
            <text:p>1221136.88945402</text:p>
          </table:table-cell>
          <table:table-cell table:formula="of:=[.$F583]/[.$B583]" office:value-type="float" office:value="81.5991960718426" calcext:value-type="float">
            <text:p>81.5991960718426</text:p>
          </table:table-cell>
          <table:table-cell table:formula="of:=[.$F583]/[.$A583]" office:value-type="float" office:value="2109.04471408294" calcext:value-type="float">
            <text:p>2109.04471408294</text:p>
          </table:table-cell>
          <table:table-cell table:formula="of:=[.$B583]" office:value-type="float" office:value="14965.0602976393" calcext:value-type="float">
            <text:p>14965.0602976393</text:p>
          </table:table-cell>
          <table:table-cell table:formula="of:=[.$D583]*(1-[.$O583])" office:value-type="float" office:value="1211252.5922558" calcext:value-type="float">
            <text:p>1211252.5922558</text:p>
          </table:table-cell>
          <table:table-cell table:formula="of:=[.$B583]" office:value-type="float" office:value="14965.0602976393" calcext:value-type="float">
            <text:p>14965.0602976393</text:p>
          </table:table-cell>
          <table:table-cell table:formula="of:=IF(FLOOR([.$A583]/12; 1) + 1 &gt;= [$Parameters.$K$70] - [$Parameters.$K$22]; [.$D583] ; 0)" office:value-type="float" office:value="1236101.94975166" calcext:value-type="float">
            <text:p>1236101.94975166</text:p>
          </table:table-cell>
          <table:table-cell table:formula="of:=([$Parameters.$D$4]-[$Parameters.$C$4])*[.$A583]" office:value-type="float" office:value="87429" calcext:value-type="float">
            <text:p>87429</text:p>
          </table:table-cell>
          <table:table-cell table:formula="of:=[.$M583]/([$Parameters.A$4]*[.$A583])" office:value-type="float" office:value="0.00290384615384615" calcext:value-type="float">
            <text:p>0.002903846153846</text:p>
          </table:table-cell>
          <table:table-cell table:formula="of:=SUM(INDIRECT( CELL(&quot;address&quot;;  INDEX([$Parameters.$L$22:$Parameters.$L$74];  FLOOR([.$A583]/12; 1) + 1;0))&amp;&quot;:&quot;&amp;CELL(&quot;address&quot;; [$Parameters.$L$70])))" office:value-type="float" office:value="0.020103" calcext:value-type="float">
            <text:p>0.020103</text:p>
          </table:table-cell>
          <table:table-cell table:formula="of:=[.$I583]/INDEX([$Parameters.$M$22:$Parameters.$M$120];  FLOOR([.$A583]/12; 1) + 1;0)" office:value-type="float" office:value="920.360411908938" calcext:value-type="float">
            <text:p>920.360411908938</text:p>
          </table:table-cell>
          <table:table-cell table:formula="of:=[.$J583]/ INDEX([$Parameters.$M$22:$Parameters.$M$120];  FLOOR([.$A583]/12; 1) + 1;0)" office:value-type="float" office:value="74492.7793515253" calcext:value-type="float">
            <text:p>74492.7793515253</text:p>
          </table:table-cell>
          <table:table-cell table:formula="of:=([.$Q583]-[.$P583])*[$Parameters.$M$70]" office:value-type="float" office:value="1196287.53195816" calcext:value-type="float">
            <text:p>1196287.53195816</text:p>
          </table:table-cell>
          <table:table-cell table:number-columns-repeated="2"/>
        </table:table-row>
        <table:table-row table:style-name="ro1">
          <table:table-cell office:value-type="float" office:value="580" calcext:value-type="float">
            <text:p>580</text:p>
          </table:table-cell>
          <table:table-cell table:formula="of:=([.$B583]-[.$C583])*POWER(1+[$Parameters.$H$4];1/12)+[$Parameters.$C$4]" office:value-type="float" office:value="15506.8594790725" calcext:value-type="float">
            <text:p>15506.8594790725</text:p>
          </table:table-cell>
          <table:table-cell table:formula="of:=IF(MOD([.$A584];12)=1; ([.$B572]+[.$B575]+[.$B578]+[.$B581])/4*(1+[$Parameters.$E$4])*[$Parameters.$F$4]; 0)" office:value-type="float" office:value="0" calcext:value-type="float">
            <text:p>0</text:p>
          </table:table-cell>
          <table:table-cell table:formula="of:=([.$D583]-[.$E583])*POWER(1+[$Parameters.$I$4];1/12)+[$Parameters.$D$4]" office:value-type="float" office:value="1241666.48210416" calcext:value-type="float">
            <text:p>1241666.48210416</text:p>
          </table:table-cell>
          <table:table-cell office:value-type="float" office:value="0" calcext:value-type="float">
            <text:p>0</text:p>
          </table:table-cell>
          <table:table-cell table:formula="of:=[.$D584]-[.$B584]" office:value-type="float" office:value="1226159.62262508" calcext:value-type="float">
            <text:p>1226159.62262508</text:p>
          </table:table-cell>
          <table:table-cell table:formula="of:=[.$F584]/[.$B584]" office:value-type="float" office:value="79.0720793130203" calcext:value-type="float">
            <text:p>79.0720793130203</text:p>
          </table:table-cell>
          <table:table-cell table:formula="of:=[.$F584]/[.$A584]" office:value-type="float" office:value="2114.06831487084" calcext:value-type="float">
            <text:p>2114.06831487084</text:p>
          </table:table-cell>
          <table:table-cell table:formula="of:=[.$B584]" office:value-type="float" office:value="15506.8594790725" calcext:value-type="float">
            <text:p>15506.8594790725</text:p>
          </table:table-cell>
          <table:table-cell table:formula="of:=[.$D584]*(1-[.$O584])" office:value-type="float" office:value="1216705.26081442" calcext:value-type="float">
            <text:p>1216705.26081442</text:p>
          </table:table-cell>
          <table:table-cell table:formula="of:=[.$B584]" office:value-type="float" office:value="15506.8594790725" calcext:value-type="float">
            <text:p>15506.8594790725</text:p>
          </table:table-cell>
          <table:table-cell table:formula="of:=IF(FLOOR([.$A584]/12; 1) + 1 &gt;= [$Parameters.$K$70] - [$Parameters.$K$22]; [.$D584] ; 0)" office:value-type="float" office:value="1241666.48210416" calcext:value-type="float">
            <text:p>1241666.48210416</text:p>
          </table:table-cell>
          <table:table-cell table:formula="of:=([$Parameters.$D$4]-[$Parameters.$C$4])*[.$A584]" office:value-type="float" office:value="87580" calcext:value-type="float">
            <text:p>87580</text:p>
          </table:table-cell>
          <table:table-cell table:formula="of:=[.$M584]/([$Parameters.A$4]*[.$A584])" office:value-type="float" office:value="0.00290384615384615" calcext:value-type="float">
            <text:p>0.002903846153846</text:p>
          </table:table-cell>
          <table:table-cell table:formula="of:=SUM(INDIRECT( CELL(&quot;address&quot;;  INDEX([$Parameters.$L$22:$Parameters.$L$74];  FLOOR([.$A584]/12; 1) + 1;0))&amp;&quot;:&quot;&amp;CELL(&quot;address&quot;; [$Parameters.$L$70])))" office:value-type="float" office:value="0.020103" calcext:value-type="float">
            <text:p>0.020103</text:p>
          </table:table-cell>
          <table:table-cell table:formula="of:=[.$I584]/INDEX([$Parameters.$M$22:$Parameters.$M$120];  FLOOR([.$A584]/12; 1) + 1;0)" office:value-type="float" office:value="953.681394776909" calcext:value-type="float">
            <text:p>953.681394776909</text:p>
          </table:table-cell>
          <table:table-cell table:formula="of:=[.$J584]/ INDEX([$Parameters.$M$22:$Parameters.$M$120];  FLOOR([.$A584]/12; 1) + 1;0)" office:value-type="float" office:value="74828.1218213049" calcext:value-type="float">
            <text:p>74828.1218213049</text:p>
          </table:table-cell>
          <table:table-cell table:formula="of:=([.$Q584]-[.$P584])*[$Parameters.$M$70]" office:value-type="float" office:value="1201198.40133534" calcext:value-type="float">
            <text:p>1201198.40133534</text:p>
          </table:table-cell>
          <table:table-cell table:number-columns-repeated="2"/>
        </table:table-row>
        <table:table-row table:style-name="ro1">
          <table:table-cell office:value-type="float" office:value="581" calcext:value-type="float">
            <text:p>581</text:p>
          </table:table-cell>
          <table:table-cell table:formula="of:=([.$B584]-[.$C584])*POWER(1+[$Parameters.$H$4];1/12)+[$Parameters.$C$4]" office:value-type="float" office:value="16054.6069935054" calcext:value-type="float">
            <text:p>16054.6069935054</text:p>
          </table:table-cell>
          <table:table-cell table:formula="of:=IF(MOD([.$A585];12)=1; ([.$B573]+[.$B576]+[.$B579]+[.$B582])/4*(1+[$Parameters.$E$4])*[$Parameters.$F$4]; 0)" office:value-type="float" office:value="0" calcext:value-type="float">
            <text:p>0</text:p>
          </table:table-cell>
          <table:table-cell table:formula="of:=([.$D584]-[.$E584])*POWER(1+[$Parameters.$I$4];1/12)+[$Parameters.$D$4]" office:value-type="float" office:value="1247253.68505026" calcext:value-type="float">
            <text:p>1247253.68505026</text:p>
          </table:table-cell>
          <table:table-cell office:value-type="float" office:value="0" calcext:value-type="float">
            <text:p>0</text:p>
          </table:table-cell>
          <table:table-cell table:formula="of:=[.$D585]-[.$B585]" office:value-type="float" office:value="1231199.07805675" calcext:value-type="float">
            <text:p>1231199.07805675</text:p>
          </table:table-cell>
          <table:table-cell table:formula="of:=[.$F585]/[.$B585]" office:value-type="float" office:value="76.6882103407955" calcext:value-type="float">
            <text:p>76.6882103407955</text:p>
          </table:table-cell>
          <table:table-cell table:formula="of:=[.$F585]/[.$A585]" office:value-type="float" office:value="2119.10340457272" calcext:value-type="float">
            <text:p>2119.10340457272</text:p>
          </table:table-cell>
          <table:table-cell table:formula="of:=[.$B585]" office:value-type="float" office:value="16054.6069935054" calcext:value-type="float">
            <text:p>16054.6069935054</text:p>
          </table:table-cell>
          <table:table-cell table:formula="of:=[.$D585]*(1-[.$O585])" office:value-type="float" office:value="1222180.14421969" calcext:value-type="float">
            <text:p>1222180.14421969</text:p>
          </table:table-cell>
          <table:table-cell table:formula="of:=[.$B585]" office:value-type="float" office:value="16054.6069935054" calcext:value-type="float">
            <text:p>16054.6069935054</text:p>
          </table:table-cell>
          <table:table-cell table:formula="of:=IF(FLOOR([.$A585]/12; 1) + 1 &gt;= [$Parameters.$K$70] - [$Parameters.$K$22]; [.$D585] ; 0)" office:value-type="float" office:value="1247253.68505026" calcext:value-type="float">
            <text:p>1247253.68505026</text:p>
          </table:table-cell>
          <table:table-cell table:formula="of:=([$Parameters.$D$4]-[$Parameters.$C$4])*[.$A585]" office:value-type="float" office:value="87731" calcext:value-type="float">
            <text:p>87731</text:p>
          </table:table-cell>
          <table:table-cell table:formula="of:=[.$M585]/([$Parameters.A$4]*[.$A585])" office:value-type="float" office:value="0.00290384615384615" calcext:value-type="float">
            <text:p>0.002903846153846</text:p>
          </table:table-cell>
          <table:table-cell table:formula="of:=SUM(INDIRECT( CELL(&quot;address&quot;;  INDEX([$Parameters.$L$22:$Parameters.$L$74];  FLOOR([.$A585]/12; 1) + 1;0))&amp;&quot;:&quot;&amp;CELL(&quot;address&quot;; [$Parameters.$L$70])))" office:value-type="float" office:value="0.020103" calcext:value-type="float">
            <text:p>0.020103</text:p>
          </table:table-cell>
          <table:table-cell table:formula="of:=[.$I585]/INDEX([$Parameters.$M$22:$Parameters.$M$120];  FLOOR([.$A585]/12; 1) + 1;0)" office:value-type="float" office:value="987.368203782621" calcext:value-type="float">
            <text:p>987.368203782621</text:p>
          </table:table-cell>
          <table:table-cell table:formula="of:=[.$J585]/ INDEX([$Parameters.$M$22:$Parameters.$M$120];  FLOOR([.$A585]/12; 1) + 1;0)" office:value-type="float" office:value="75164.8305178162" calcext:value-type="float">
            <text:p>75164.8305178162</text:p>
          </table:table-cell>
          <table:table-cell table:formula="of:=([.$Q585]-[.$P585])*[$Parameters.$M$70]" office:value-type="float" office:value="1206125.53722619" calcext:value-type="float">
            <text:p>1206125.53722619</text:p>
          </table:table-cell>
          <table:table-cell table:number-columns-repeated="2"/>
        </table:table-row>
        <table:table-row table:style-name="ro1">
          <table:table-cell office:value-type="float" office:value="582" calcext:value-type="float">
            <text:p>582</text:p>
          </table:table-cell>
          <table:table-cell table:formula="of:=([.$B585]-[.$C585])*POWER(1+[$Parameters.$H$4];1/12)+[$Parameters.$C$4]" office:value-type="float" office:value="16608.3681468053" calcext:value-type="float">
            <text:p>16608.3681468053</text:p>
          </table:table-cell>
          <table:table-cell table:formula="of:=IF(MOD([.$A586];12)=1; ([.$B574]+[.$B577]+[.$B580]+[.$B583])/4*(1+[$Parameters.$E$4])*[$Parameters.$F$4]; 0)" office:value-type="float" office:value="0" calcext:value-type="float">
            <text:p>0</text:p>
          </table:table-cell>
          <table:table-cell table:formula="of:=([.$D585]-[.$E585])*POWER(1+[$Parameters.$I$4];1/12)+[$Parameters.$D$4]" office:value-type="float" office:value="1252863.65095276" calcext:value-type="float">
            <text:p>1252863.65095276</text:p>
          </table:table-cell>
          <table:table-cell office:value-type="float" office:value="0" calcext:value-type="float">
            <text:p>0</text:p>
          </table:table-cell>
          <table:table-cell table:formula="of:=[.$D586]-[.$B586]" office:value-type="float" office:value="1236255.28280596" calcext:value-type="float">
            <text:p>1236255.28280596</text:p>
          </table:table-cell>
          <table:table-cell table:formula="of:=[.$F586]/[.$B586]" office:value-type="float" office:value="74.4356863888373" calcext:value-type="float">
            <text:p>74.4356863888373</text:p>
          </table:table-cell>
          <table:table-cell table:formula="of:=[.$F586]/[.$A586]" office:value-type="float" office:value="2124.14997045697" calcext:value-type="float">
            <text:p>2124.14997045697</text:p>
          </table:table-cell>
          <table:table-cell table:formula="of:=[.$B586]" office:value-type="float" office:value="16608.3681468053" calcext:value-type="float">
            <text:p>16608.3681468053</text:p>
          </table:table-cell>
          <table:table-cell table:formula="of:=[.$D586]*(1-[.$O586])" office:value-type="float" office:value="1227677.33297766" calcext:value-type="float">
            <text:p>1227677.33297766</text:p>
          </table:table-cell>
          <table:table-cell table:formula="of:=[.$B586]" office:value-type="float" office:value="16608.3681468053" calcext:value-type="float">
            <text:p>16608.3681468053</text:p>
          </table:table-cell>
          <table:table-cell table:formula="of:=IF(FLOOR([.$A586]/12; 1) + 1 &gt;= [$Parameters.$K$70] - [$Parameters.$K$22]; [.$D586] ; 0)" office:value-type="float" office:value="1252863.65095276" calcext:value-type="float">
            <text:p>1252863.65095276</text:p>
          </table:table-cell>
          <table:table-cell table:formula="of:=([$Parameters.$D$4]-[$Parameters.$C$4])*[.$A586]" office:value-type="float" office:value="87882" calcext:value-type="float">
            <text:p>87882</text:p>
          </table:table-cell>
          <table:table-cell table:formula="of:=[.$M586]/([$Parameters.A$4]*[.$A586])" office:value-type="float" office:value="0.00290384615384615" calcext:value-type="float">
            <text:p>0.002903846153846</text:p>
          </table:table-cell>
          <table:table-cell table:formula="of:=SUM(INDIRECT( CELL(&quot;address&quot;;  INDEX([$Parameters.$L$22:$Parameters.$L$74];  FLOOR([.$A586]/12; 1) + 1;0))&amp;&quot;:&quot;&amp;CELL(&quot;address&quot;; [$Parameters.$L$70])))" office:value-type="float" office:value="0.020103" calcext:value-type="float">
            <text:p>0.020103</text:p>
          </table:table-cell>
          <table:table-cell table:formula="of:=[.$I586]/INDEX([$Parameters.$M$22:$Parameters.$M$120];  FLOOR([.$A586]/12; 1) + 1;0)" office:value-type="float" office:value="1021.42485527708" calcext:value-type="float">
            <text:p>1021.42485527708</text:p>
          </table:table-cell>
          <table:table-cell table:formula="of:=[.$J586]/ INDEX([$Parameters.$M$22:$Parameters.$M$120];  FLOOR([.$A586]/12; 1) + 1;0)" office:value-type="float" office:value="75502.9110072361" calcext:value-type="float">
            <text:p>75502.9110072361</text:p>
          </table:table-cell>
          <table:table-cell table:formula="of:=([.$Q586]-[.$P586])*[$Parameters.$M$70]" office:value-type="float" office:value="1211068.96483085" calcext:value-type="float">
            <text:p>1211068.96483085</text:p>
          </table:table-cell>
          <table:table-cell table:number-columns-repeated="2"/>
        </table:table-row>
        <table:table-row table:style-name="ro1">
          <table:table-cell office:value-type="float" office:value="583" calcext:value-type="float">
            <text:p>583</text:p>
          </table:table-cell>
          <table:table-cell table:formula="of:=([.$B586]-[.$C586])*POWER(1+[$Parameters.$H$4];1/12)+[$Parameters.$C$4]" office:value-type="float" office:value="17168.2089618231" calcext:value-type="float">
            <text:p>17168.2089618231</text:p>
          </table:table-cell>
          <table:table-cell table:formula="of:=IF(MOD([.$A587];12)=1; ([.$B575]+[.$B578]+[.$B581]+[.$B584])/4*(1+[$Parameters.$E$4])*[$Parameters.$F$4]; 0)" office:value-type="float" office:value="0" calcext:value-type="float">
            <text:p>0</text:p>
          </table:table-cell>
          <table:table-cell table:formula="of:=([.$D586]-[.$E586])*POWER(1+[$Parameters.$I$4];1/12)+[$Parameters.$D$4]" office:value-type="float" office:value="1258496.47255078" calcext:value-type="float">
            <text:p>1258496.47255078</text:p>
          </table:table-cell>
          <table:table-cell office:value-type="float" office:value="0" calcext:value-type="float">
            <text:p>0</text:p>
          </table:table-cell>
          <table:table-cell table:formula="of:=[.$D587]-[.$B587]" office:value-type="float" office:value="1241328.26358896" calcext:value-type="float">
            <text:p>1241328.26358896</text:p>
          </table:table-cell>
          <table:table-cell table:formula="of:=[.$F587]/[.$B587]" office:value-type="float" office:value="72.303888329254" calcext:value-type="float">
            <text:p>72.303888329254</text:p>
          </table:table-cell>
          <table:table-cell table:formula="of:=[.$F587]/[.$A587]" office:value-type="float" office:value="2129.20799929495" calcext:value-type="float">
            <text:p>2129.20799929495</text:p>
          </table:table-cell>
          <table:table-cell table:formula="of:=[.$B587]" office:value-type="float" office:value="17168.2089618231" calcext:value-type="float">
            <text:p>17168.2089618231</text:p>
          </table:table-cell>
          <table:table-cell table:formula="of:=[.$D587]*(1-[.$O587])" office:value-type="float" office:value="1233196.91796309" calcext:value-type="float">
            <text:p>1233196.91796309</text:p>
          </table:table-cell>
          <table:table-cell table:formula="of:=[.$B587]" office:value-type="float" office:value="17168.2089618231" calcext:value-type="float">
            <text:p>17168.2089618231</text:p>
          </table:table-cell>
          <table:table-cell table:formula="of:=IF(FLOOR([.$A587]/12; 1) + 1 &gt;= [$Parameters.$K$70] - [$Parameters.$K$22]; [.$D587] ; 0)" office:value-type="float" office:value="1258496.47255078" calcext:value-type="float">
            <text:p>1258496.47255078</text:p>
          </table:table-cell>
          <table:table-cell table:formula="of:=([$Parameters.$D$4]-[$Parameters.$C$4])*[.$A587]" office:value-type="float" office:value="88033" calcext:value-type="float">
            <text:p>88033</text:p>
          </table:table-cell>
          <table:table-cell table:formula="of:=[.$M587]/([$Parameters.A$4]*[.$A587])" office:value-type="float" office:value="0.00290384615384615" calcext:value-type="float">
            <text:p>0.002903846153846</text:p>
          </table:table-cell>
          <table:table-cell table:formula="of:=SUM(INDIRECT( CELL(&quot;address&quot;;  INDEX([$Parameters.$L$22:$Parameters.$L$74];  FLOOR([.$A587]/12; 1) + 1;0))&amp;&quot;:&quot;&amp;CELL(&quot;address&quot;; [$Parameters.$L$70])))" office:value-type="float" office:value="0.020103" calcext:value-type="float">
            <text:p>0.020103</text:p>
          </table:table-cell>
          <table:table-cell table:formula="of:=[.$I587]/INDEX([$Parameters.$M$22:$Parameters.$M$120];  FLOOR([.$A587]/12; 1) + 1;0)" office:value-type="float" office:value="1055.85540970622" calcext:value-type="float">
            <text:p>1055.85540970622</text:p>
          </table:table-cell>
          <table:table-cell table:formula="of:=[.$J587]/ INDEX([$Parameters.$M$22:$Parameters.$M$120];  FLOOR([.$A587]/12; 1) + 1;0)" office:value-type="float" office:value="75842.3688784188" calcext:value-type="float">
            <text:p>75842.3688784188</text:p>
          </table:table-cell>
          <table:table-cell table:formula="of:=([.$Q587]-[.$P587])*[$Parameters.$M$70]" office:value-type="float" office:value="1216028.70900127" calcext:value-type="float">
            <text:p>1216028.70900127</text:p>
          </table:table-cell>
          <table:table-cell table:number-columns-repeated="2"/>
        </table:table-row>
        <table:table-row table:style-name="ro1">
          <table:table-cell office:value-type="float" office:value="584" calcext:value-type="float">
            <text:p>584</text:p>
          </table:table-cell>
          <table:table-cell table:formula="of:=([.$B587]-[.$C587])*POWER(1+[$Parameters.$H$4];1/12)+[$Parameters.$C$4]" office:value-type="float" office:value="17734.1961862646" calcext:value-type="float">
            <text:p>17734.1961862646</text:p>
          </table:table-cell>
          <table:table-cell table:formula="of:=IF(MOD([.$A588];12)=1; ([.$B576]+[.$B579]+[.$B582]+[.$B585])/4*(1+[$Parameters.$E$4])*[$Parameters.$F$4]; 0)" office:value-type="float" office:value="0" calcext:value-type="float">
            <text:p>0</text:p>
          </table:table-cell>
          <table:table-cell table:formula="of:=([.$D587]-[.$E587])*POWER(1+[$Parameters.$I$4];1/12)+[$Parameters.$D$4]" office:value-type="float" office:value="1264152.24296123" calcext:value-type="float">
            <text:p>1264152.24296123</text:p>
          </table:table-cell>
          <table:table-cell office:value-type="float" office:value="0" calcext:value-type="float">
            <text:p>0</text:p>
          </table:table-cell>
          <table:table-cell table:formula="of:=[.$D588]-[.$B588]" office:value-type="float" office:value="1246418.04677497" calcext:value-type="float">
            <text:p>1246418.04677497</text:p>
          </table:table-cell>
          <table:table-cell table:formula="of:=[.$F588]/[.$B588]" office:value-type="float" office:value="70.2833121774271" calcext:value-type="float">
            <text:p>70.2833121774271</text:p>
          </table:table-cell>
          <table:table-cell table:formula="of:=[.$F588]/[.$A588]" office:value-type="float" office:value="2134.2774773544" calcext:value-type="float">
            <text:p>2134.2774773544</text:p>
          </table:table-cell>
          <table:table-cell table:formula="of:=[.$B588]" office:value-type="float" office:value="17734.1961862646" calcext:value-type="float">
            <text:p>17734.1961862646</text:p>
          </table:table-cell>
          <table:table-cell table:formula="of:=[.$D588]*(1-[.$O588])" office:value-type="float" office:value="1238738.99042099" calcext:value-type="float">
            <text:p>1238738.99042099</text:p>
          </table:table-cell>
          <table:table-cell table:formula="of:=[.$B588]" office:value-type="float" office:value="17734.1961862646" calcext:value-type="float">
            <text:p>17734.1961862646</text:p>
          </table:table-cell>
          <table:table-cell table:formula="of:=IF(FLOOR([.$A588]/12; 1) + 1 &gt;= [$Parameters.$K$70] - [$Parameters.$K$22]; [.$D588] ; 0)" office:value-type="float" office:value="1264152.24296123" calcext:value-type="float">
            <text:p>1264152.24296123</text:p>
          </table:table-cell>
          <table:table-cell table:formula="of:=([$Parameters.$D$4]-[$Parameters.$C$4])*[.$A588]" office:value-type="float" office:value="88184" calcext:value-type="float">
            <text:p>88184</text:p>
          </table:table-cell>
          <table:table-cell table:formula="of:=[.$M588]/([$Parameters.A$4]*[.$A588])" office:value-type="float" office:value="0.00290384615384615" calcext:value-type="float">
            <text:p>0.002903846153846</text:p>
          </table:table-cell>
          <table:table-cell table:formula="of:=SUM(INDIRECT( CELL(&quot;address&quot;;  INDEX([$Parameters.$L$22:$Parameters.$L$74];  FLOOR([.$A588]/12; 1) + 1;0))&amp;&quot;:&quot;&amp;CELL(&quot;address&quot;; [$Parameters.$L$70])))" office:value-type="float" office:value="0.020103" calcext:value-type="float">
            <text:p>0.020103</text:p>
          </table:table-cell>
          <table:table-cell table:formula="of:=[.$I588]/INDEX([$Parameters.$M$22:$Parameters.$M$120];  FLOOR([.$A588]/12; 1) + 1;0)" office:value-type="float" office:value="1090.66397209499" calcext:value-type="float">
            <text:p>1090.66397209499</text:p>
          </table:table-cell>
          <table:table-cell table:formula="of:=[.$J588]/ INDEX([$Parameters.$M$22:$Parameters.$M$120];  FLOOR([.$A588]/12; 1) + 1;0)" office:value-type="float" office:value="76183.209742988" calcext:value-type="float">
            <text:p>76183.209742988</text:p>
          </table:table-cell>
          <table:table-cell table:formula="of:=([.$Q588]-[.$P588])*[$Parameters.$M$70]" office:value-type="float" office:value="1221004.79423472" calcext:value-type="float">
            <text:p>1221004.79423472</text:p>
          </table:table-cell>
          <table:table-cell table:number-columns-repeated="2"/>
        </table:table-row>
        <table:table-row table:style-name="ro1">
          <table:table-cell office:value-type="float" office:value="585" calcext:value-type="float">
            <text:p>585</text:p>
          </table:table-cell>
          <table:table-cell table:formula="of:=([.$B588]-[.$C588])*POWER(1+[$Parameters.$H$4];1/12)+[$Parameters.$C$4]" office:value-type="float" office:value="18306.3973006489" calcext:value-type="float">
            <text:p>18306.3973006489</text:p>
          </table:table-cell>
          <table:table-cell table:formula="of:=IF(MOD([.$A589];12)=1; ([.$B577]+[.$B580]+[.$B583]+[.$B586])/4*(1+[$Parameters.$E$4])*[$Parameters.$F$4]; 0)" office:value-type="float" office:value="0" calcext:value-type="float">
            <text:p>0</text:p>
          </table:table-cell>
          <table:table-cell table:formula="of:=([.$D588]-[.$E588])*POWER(1+[$Parameters.$I$4];1/12)+[$Parameters.$D$4]" office:value-type="float" office:value="1269831.05568044" calcext:value-type="float">
            <text:p>1269831.05568044</text:p>
          </table:table-cell>
          <table:table-cell office:value-type="float" office:value="0" calcext:value-type="float">
            <text:p>0</text:p>
          </table:table-cell>
          <table:table-cell table:formula="of:=[.$D589]-[.$B589]" office:value-type="float" office:value="1251524.65837979" calcext:value-type="float">
            <text:p>1251524.65837979</text:p>
          </table:table-cell>
          <table:table-cell table:formula="of:=[.$F589]/[.$B589]" office:value-type="float" office:value="68.3654264586196" calcext:value-type="float">
            <text:p>68.3654264586196</text:p>
          </table:table-cell>
          <table:table-cell table:formula="of:=[.$F589]/[.$A589]" office:value-type="float" office:value="2139.3583903928" calcext:value-type="float">
            <text:p>2139.3583903928</text:p>
          </table:table-cell>
          <table:table-cell table:formula="of:=[.$B589]" office:value-type="float" office:value="18306.3973006489" calcext:value-type="float">
            <text:p>18306.3973006489</text:p>
          </table:table-cell>
          <table:table-cell table:formula="of:=[.$D589]*(1-[.$O589])" office:value-type="float" office:value="1244303.64196809" calcext:value-type="float">
            <text:p>1244303.64196809</text:p>
          </table:table-cell>
          <table:table-cell table:formula="of:=[.$B589]" office:value-type="float" office:value="18306.3973006489" calcext:value-type="float">
            <text:p>18306.3973006489</text:p>
          </table:table-cell>
          <table:table-cell table:formula="of:=IF(FLOOR([.$A589]/12; 1) + 1 &gt;= [$Parameters.$K$70] - [$Parameters.$K$22]; [.$D589] ; 0)" office:value-type="float" office:value="1269831.05568044" calcext:value-type="float">
            <text:p>1269831.05568044</text:p>
          </table:table-cell>
          <table:table-cell table:formula="of:=([$Parameters.$D$4]-[$Parameters.$C$4])*[.$A589]" office:value-type="float" office:value="88335" calcext:value-type="float">
            <text:p>88335</text:p>
          </table:table-cell>
          <table:table-cell table:formula="of:=[.$M589]/([$Parameters.A$4]*[.$A589])" office:value-type="float" office:value="0.00290384615384615" calcext:value-type="float">
            <text:p>0.002903846153846</text:p>
          </table:table-cell>
          <table:table-cell table:formula="of:=SUM(INDIRECT( CELL(&quot;address&quot;;  INDEX([$Parameters.$L$22:$Parameters.$L$74];  FLOOR([.$A589]/12; 1) + 1;0))&amp;&quot;:&quot;&amp;CELL(&quot;address&quot;; [$Parameters.$L$70])))" office:value-type="float" office:value="0.020103" calcext:value-type="float">
            <text:p>0.020103</text:p>
          </table:table-cell>
          <table:table-cell table:formula="of:=[.$I589]/INDEX([$Parameters.$M$22:$Parameters.$M$120];  FLOOR([.$A589]/12; 1) + 1;0)" office:value-type="float" office:value="1125.85469253683" calcext:value-type="float">
            <text:p>1125.85469253683</text:p>
          </table:table-cell>
          <table:table-cell table:formula="of:=[.$J589]/ INDEX([$Parameters.$M$22:$Parameters.$M$120];  FLOOR([.$A589]/12; 1) + 1;0)" office:value-type="float" office:value="76525.43923543" calcext:value-type="float">
            <text:p>76525.43923543</text:p>
          </table:table-cell>
          <table:table-cell table:formula="of:=([.$Q589]-[.$P589])*[$Parameters.$M$70]" office:value-type="float" office:value="1225997.24466744" calcext:value-type="float">
            <text:p>1225997.24466744</text:p>
          </table:table-cell>
          <table:table-cell table:number-columns-repeated="2"/>
        </table:table-row>
        <table:table-row table:style-name="ro1">
          <table:table-cell office:value-type="float" office:value="586" calcext:value-type="float">
            <text:p>586</text:p>
          </table:table-cell>
          <table:table-cell table:formula="of:=([.$B589]-[.$C589])*POWER(1+[$Parameters.$H$4];1/12)+[$Parameters.$C$4]" office:value-type="float" office:value="18884.8805263538" calcext:value-type="float">
            <text:p>18884.8805263538</text:p>
          </table:table-cell>
          <table:table-cell table:formula="of:=IF(MOD([.$A590];12)=1; ([.$B578]+[.$B581]+[.$B584]+[.$B587])/4*(1+[$Parameters.$E$4])*[$Parameters.$F$4]; 0)" office:value-type="float" office:value="0" calcext:value-type="float">
            <text:p>0</text:p>
          </table:table-cell>
          <table:table-cell table:formula="of:=([.$D589]-[.$E589])*POWER(1+[$Parameters.$I$4];1/12)+[$Parameters.$D$4]" office:value-type="float" office:value="1275533.0045856" calcext:value-type="float">
            <text:p>1275533.0045856</text:p>
          </table:table-cell>
          <table:table-cell office:value-type="float" office:value="0" calcext:value-type="float">
            <text:p>0</text:p>
          </table:table-cell>
          <table:table-cell table:formula="of:=[.$D590]-[.$B590]" office:value-type="float" office:value="1256648.12405924" calcext:value-type="float">
            <text:p>1256648.12405924</text:p>
          </table:table-cell>
          <table:table-cell table:formula="of:=[.$F590]/[.$B590]" office:value-type="float" office:value="66.5425509208594" calcext:value-type="float">
            <text:p>66.5425509208594</text:p>
          </table:table-cell>
          <table:table-cell table:formula="of:=[.$F590]/[.$A590]" office:value-type="float" office:value="2144.45072365059" calcext:value-type="float">
            <text:p>2144.45072365059</text:p>
          </table:table-cell>
          <table:table-cell table:formula="of:=[.$B590]" office:value-type="float" office:value="18884.8805263538" calcext:value-type="float">
            <text:p>18884.8805263538</text:p>
          </table:table-cell>
          <table:table-cell table:formula="of:=[.$D590]*(1-[.$O590])" office:value-type="float" office:value="1249890.96459441" calcext:value-type="float">
            <text:p>1249890.96459441</text:p>
          </table:table-cell>
          <table:table-cell table:formula="of:=[.$B590]" office:value-type="float" office:value="18884.8805263538" calcext:value-type="float">
            <text:p>18884.8805263538</text:p>
          </table:table-cell>
          <table:table-cell table:formula="of:=IF(FLOOR([.$A590]/12; 1) + 1 &gt;= [$Parameters.$K$70] - [$Parameters.$K$22]; [.$D590] ; 0)" office:value-type="float" office:value="1275533.0045856" calcext:value-type="float">
            <text:p>1275533.0045856</text:p>
          </table:table-cell>
          <table:table-cell table:formula="of:=([$Parameters.$D$4]-[$Parameters.$C$4])*[.$A590]" office:value-type="float" office:value="88486" calcext:value-type="float">
            <text:p>88486</text:p>
          </table:table-cell>
          <table:table-cell table:formula="of:=[.$M590]/([$Parameters.A$4]*[.$A590])" office:value-type="float" office:value="0.00290384615384615" calcext:value-type="float">
            <text:p>0.002903846153846</text:p>
          </table:table-cell>
          <table:table-cell table:formula="of:=SUM(INDIRECT( CELL(&quot;address&quot;;  INDEX([$Parameters.$L$22:$Parameters.$L$74];  FLOOR([.$A590]/12; 1) + 1;0))&amp;&quot;:&quot;&amp;CELL(&quot;address&quot;; [$Parameters.$L$70])))" office:value-type="float" office:value="0.020103" calcext:value-type="float">
            <text:p>0.020103</text:p>
          </table:table-cell>
          <table:table-cell table:formula="of:=[.$I590]/INDEX([$Parameters.$M$22:$Parameters.$M$120];  FLOOR([.$A590]/12; 1) + 1;0)" office:value-type="float" office:value="1161.43176668843" calcext:value-type="float">
            <text:p>1161.43176668843</text:p>
          </table:table-cell>
          <table:table-cell table:formula="of:=[.$J590]/ INDEX([$Parameters.$M$22:$Parameters.$M$120];  FLOOR([.$A590]/12; 1) + 1;0)" office:value-type="float" office:value="76869.0630131866" calcext:value-type="float">
            <text:p>76869.0630131866</text:p>
          </table:table-cell>
          <table:table-cell table:formula="of:=([.$Q590]-[.$P590])*[$Parameters.$M$70]" office:value-type="float" office:value="1231006.08406806" calcext:value-type="float">
            <text:p>1231006.08406806</text:p>
          </table:table-cell>
          <table:table-cell table:number-columns-repeated="2"/>
        </table:table-row>
        <table:table-row table:style-name="ro1">
          <table:table-cell office:value-type="float" office:value="587" calcext:value-type="float">
            <text:p>587</text:p>
          </table:table-cell>
          <table:table-cell table:formula="of:=([.$B590]-[.$C590])*POWER(1+[$Parameters.$H$4];1/12)+[$Parameters.$C$4]" office:value-type="float" office:value="19469.7148337494" calcext:value-type="float">
            <text:p>19469.7148337494</text:p>
          </table:table-cell>
          <table:table-cell table:formula="of:=IF(MOD([.$A591];12)=1; ([.$B579]+[.$B582]+[.$B585]+[.$B588])/4*(1+[$Parameters.$E$4])*[$Parameters.$F$4]; 0)" office:value-type="float" office:value="0" calcext:value-type="float">
            <text:p>0</text:p>
          </table:table-cell>
          <table:table-cell table:formula="of:=([.$D590]-[.$E590])*POWER(1+[$Parameters.$I$4];1/12)+[$Parameters.$D$4]" office:value-type="float" office:value="1281258.18393641" calcext:value-type="float">
            <text:p>1281258.18393641</text:p>
          </table:table-cell>
          <table:table-cell office:value-type="float" office:value="0" calcext:value-type="float">
            <text:p>0</text:p>
          </table:table-cell>
          <table:table-cell table:formula="of:=[.$D591]-[.$B591]" office:value-type="float" office:value="1261788.46910266" calcext:value-type="float">
            <text:p>1261788.46910266</text:p>
          </table:table-cell>
          <table:table-cell table:formula="of:=[.$F591]/[.$B591]" office:value-type="float" office:value="64.8077529577084" calcext:value-type="float">
            <text:p>64.8077529577084</text:p>
          </table:table-cell>
          <table:table-cell table:formula="of:=[.$F591]/[.$A591]" office:value-type="float" office:value="2149.55446184439" calcext:value-type="float">
            <text:p>2149.55446184439</text:p>
          </table:table-cell>
          <table:table-cell table:formula="of:=[.$B591]" office:value-type="float" office:value="19469.7148337494" calcext:value-type="float">
            <text:p>19469.7148337494</text:p>
          </table:table-cell>
          <table:table-cell table:formula="of:=[.$D591]*(1-[.$O591])" office:value-type="float" office:value="1255501.05066474" calcext:value-type="float">
            <text:p>1255501.05066474</text:p>
          </table:table-cell>
          <table:table-cell table:formula="of:=[.$B591]" office:value-type="float" office:value="19469.7148337494" calcext:value-type="float">
            <text:p>19469.7148337494</text:p>
          </table:table-cell>
          <table:table-cell table:formula="of:=IF(FLOOR([.$A591]/12; 1) + 1 &gt;= [$Parameters.$K$70] - [$Parameters.$K$22]; [.$D591] ; 0)" office:value-type="float" office:value="1281258.18393641" calcext:value-type="float">
            <text:p>1281258.18393641</text:p>
          </table:table-cell>
          <table:table-cell table:formula="of:=([$Parameters.$D$4]-[$Parameters.$C$4])*[.$A591]" office:value-type="float" office:value="88637" calcext:value-type="float">
            <text:p>88637</text:p>
          </table:table-cell>
          <table:table-cell table:formula="of:=[.$M591]/([$Parameters.A$4]*[.$A591])" office:value-type="float" office:value="0.00290384615384615" calcext:value-type="float">
            <text:p>0.002903846153846</text:p>
          </table:table-cell>
          <table:table-cell table:formula="of:=SUM(INDIRECT( CELL(&quot;address&quot;;  INDEX([$Parameters.$L$22:$Parameters.$L$74];  FLOOR([.$A591]/12; 1) + 1;0))&amp;&quot;:&quot;&amp;CELL(&quot;address&quot;; [$Parameters.$L$70])))" office:value-type="float" office:value="0.020103" calcext:value-type="float">
            <text:p>0.020103</text:p>
          </table:table-cell>
          <table:table-cell table:formula="of:=[.$I591]/INDEX([$Parameters.$M$22:$Parameters.$M$120];  FLOOR([.$A591]/12; 1) + 1;0)" office:value-type="float" office:value="1197.39943626995" calcext:value-type="float">
            <text:p>1197.39943626995</text:p>
          </table:table-cell>
          <table:table-cell table:formula="of:=[.$J591]/ INDEX([$Parameters.$M$22:$Parameters.$M$120];  FLOOR([.$A591]/12; 1) + 1;0)" office:value-type="float" office:value="77214.0867567488" calcext:value-type="float">
            <text:p>77214.0867567488</text:p>
          </table:table-cell>
          <table:table-cell table:formula="of:=([.$Q591]-[.$P591])*[$Parameters.$M$70]" office:value-type="float" office:value="1236031.33583099" calcext:value-type="float">
            <text:p>1236031.33583099</text:p>
          </table:table-cell>
          <table:table-cell table:number-columns-repeated="2"/>
        </table:table-row>
        <table:table-row table:style-name="ro1">
          <table:table-cell office:value-type="float" office:value="588" calcext:value-type="float">
            <text:p>588</text:p>
          </table:table-cell>
          <table:table-cell table:formula="of:=([.$B591]-[.$C591])*POWER(1+[$Parameters.$H$4];1/12)+[$Parameters.$C$4]" office:value-type="float" office:value="20060.9699504212" calcext:value-type="float">
            <text:p>20060.9699504212</text:p>
          </table:table-cell>
          <table:table-cell table:formula="of:=IF(MOD([.$A592];12)=1; ([.$B580]+[.$B583]+[.$B586]+[.$B589])/4*(1+[$Parameters.$E$4])*[$Parameters.$F$4]; 0)" office:value-type="float" office:value="0" calcext:value-type="float">
            <text:p>0</text:p>
          </table:table-cell>
          <table:table-cell table:formula="of:=([.$D591]-[.$E591])*POWER(1+[$Parameters.$I$4];1/12)+[$Parameters.$D$4]" office:value-type="float" office:value="1287006.68837658" calcext:value-type="float">
            <text:p>1287006.68837658</text:p>
          </table:table-cell>
          <table:table-cell office:value-type="float" office:value="0" calcext:value-type="float">
            <text:p>0</text:p>
          </table:table-cell>
          <table:table-cell table:formula="of:=[.$D592]-[.$B592]" office:value-type="float" office:value="1266945.71842616" calcext:value-type="float">
            <text:p>1266945.71842616</text:p>
          </table:table-cell>
          <table:table-cell table:formula="of:=[.$F592]/[.$B592]" office:value-type="float" office:value="63.1547587956762" calcext:value-type="float">
            <text:p>63.1547587956762</text:p>
          </table:table-cell>
          <table:table-cell table:formula="of:=[.$F592]/[.$A592]" office:value-type="float" office:value="2154.66958916013" calcext:value-type="float">
            <text:p>2154.66958916013</text:p>
          </table:table-cell>
          <table:table-cell table:formula="of:=[.$B592]" office:value-type="float" office:value="20060.9699504212" calcext:value-type="float">
            <text:p>20060.9699504212</text:p>
          </table:table-cell>
          <table:table-cell table:formula="of:=[.$D592]*(1-[.$O592])" office:value-type="float" office:value="1233662.83515675" calcext:value-type="float">
            <text:p>1233662.83515675</text:p>
          </table:table-cell>
          <table:table-cell table:formula="of:=[.$B592]" office:value-type="float" office:value="20060.9699504212" calcext:value-type="float">
            <text:p>20060.9699504212</text:p>
          </table:table-cell>
          <table:table-cell table:formula="of:=IF(FLOOR([.$A592]/12; 1) + 1 &gt;= [$Parameters.$K$70] - [$Parameters.$K$22]; [.$D592] ; 0)" office:value-type="float" office:value="1287006.68837658" calcext:value-type="float">
            <text:p>1287006.68837658</text:p>
          </table:table-cell>
          <table:table-cell table:formula="of:=([$Parameters.$D$4]-[$Parameters.$C$4])*[.$A592]" office:value-type="float" office:value="88788" calcext:value-type="float">
            <text:p>88788</text:p>
          </table:table-cell>
          <table:table-cell table:formula="of:=[.$M592]/([$Parameters.A$4]*[.$A592])" office:value-type="float" office:value="0.00290384615384615" calcext:value-type="float">
            <text:p>0.002903846153846</text:p>
          </table:table-cell>
          <table:table-cell table:formula="of:=SUM(INDIRECT( CELL(&quot;address&quot;;  INDEX([$Parameters.$L$22:$Parameters.$L$74];  FLOOR([.$A592]/12; 1) + 1;0))&amp;&quot;:&quot;&amp;CELL(&quot;address&quot;; [$Parameters.$L$70])))" office:value-type="float" office:value="0.041448" calcext:value-type="float">
            <text:p>0.041448</text:p>
          </table:table-cell>
          <table:table-cell table:formula="of:=[.$I592]/INDEX([$Parameters.$M$22:$Parameters.$M$120];  FLOOR([.$A592]/12; 1) + 1;0)" office:value-type="float" office:value="1287.61039476388" calcext:value-type="float">
            <text:p>1287.61039476388</text:p>
          </table:table-cell>
          <table:table-cell table:formula="of:=[.$J592]/ INDEX([$Parameters.$M$22:$Parameters.$M$120];  FLOOR([.$A592]/12; 1) + 1;0)" office:value-type="float" office:value="79182.4669548617" calcext:value-type="float">
            <text:p>79182.4669548617</text:p>
          </table:table-cell>
          <table:table-cell table:formula="of:=([.$Q592]-[.$P592])*[$Parameters.$M$70]" office:value-type="float" office:value="1266570.36766719" calcext:value-type="float">
            <text:p>1266570.36766719</text:p>
          </table:table-cell>
          <table:table-cell table:number-columns-repeated="2"/>
        </table:table-row>
        <table:table-row table:style-name="ro1">
          <table:table-cell office:value-type="float" office:value="589" calcext:value-type="float">
            <text:p>589</text:p>
          </table:table-cell>
          <table:table-cell table:formula="of:=([.$B592]-[.$C592])*POWER(1+[$Parameters.$H$4];1/12)+[$Parameters.$C$4]" office:value-type="float" office:value="20658.7163694837" calcext:value-type="float">
            <text:p>20658.7163694837</text:p>
          </table:table-cell>
          <table:table-cell table:formula="of:=IF(MOD([.$A593];12)=1; ([.$B581]+[.$B584]+[.$B587]+[.$B590])/4*(1+[$Parameters.$E$4])*[$Parameters.$F$4]; 0)" office:value-type="float" office:value="6759.6670671323" calcext:value-type="float">
            <text:p>6759.6670671323</text:p>
          </table:table-cell>
          <table:table-cell table:formula="of:=([.$D592]-[.$E592])*POWER(1+[$Parameters.$I$4];1/12)+[$Parameters.$D$4]" office:value-type="float" office:value="1292778.61293541" calcext:value-type="float">
            <text:p>1292778.61293541</text:p>
          </table:table-cell>
          <table:table-cell office:value-type="float" office:value="0" calcext:value-type="float">
            <text:p>0</text:p>
          </table:table-cell>
          <table:table-cell table:formula="of:=[.$D593]-[.$B593]" office:value-type="float" office:value="1272119.89656592" calcext:value-type="float">
            <text:p>1272119.89656592</text:p>
          </table:table-cell>
          <table:table-cell table:formula="of:=[.$F593]/[.$B593]" office:value-type="float" office:value="61.5778770478233" calcext:value-type="float">
            <text:p>61.5778770478233</text:p>
          </table:table-cell>
          <table:table-cell table:formula="of:=[.$F593]/[.$A593]" office:value-type="float" office:value="2159.79608924605" calcext:value-type="float">
            <text:p>2159.79608924605</text:p>
          </table:table-cell>
          <table:table-cell table:formula="of:=[.$B593]" office:value-type="float" office:value="20658.7163694837" calcext:value-type="float">
            <text:p>20658.7163694837</text:p>
          </table:table-cell>
          <table:table-cell table:formula="of:=[.$D593]*(1-[.$O593])" office:value-type="float" office:value="1239195.52498646" calcext:value-type="float">
            <text:p>1239195.52498646</text:p>
          </table:table-cell>
          <table:table-cell table:formula="of:=[.$B593]" office:value-type="float" office:value="20658.7163694837" calcext:value-type="float">
            <text:p>20658.7163694837</text:p>
          </table:table-cell>
          <table:table-cell table:formula="of:=IF(FLOOR([.$A593]/12; 1) + 1 &gt;= [$Parameters.$K$70] - [$Parameters.$K$22]; [.$D593] ; 0)" office:value-type="float" office:value="1292778.61293541" calcext:value-type="float">
            <text:p>1292778.61293541</text:p>
          </table:table-cell>
          <table:table-cell table:formula="of:=([$Parameters.$D$4]-[$Parameters.$C$4])*[.$A593]" office:value-type="float" office:value="88939" calcext:value-type="float">
            <text:p>88939</text:p>
          </table:table-cell>
          <table:table-cell table:formula="of:=[.$M593]/([$Parameters.A$4]*[.$A593])" office:value-type="float" office:value="0.00290384615384615" calcext:value-type="float">
            <text:p>0.002903846153846</text:p>
          </table:table-cell>
          <table:table-cell table:formula="of:=SUM(INDIRECT( CELL(&quot;address&quot;;  INDEX([$Parameters.$L$22:$Parameters.$L$74];  FLOOR([.$A593]/12; 1) + 1;0))&amp;&quot;:&quot;&amp;CELL(&quot;address&quot;; [$Parameters.$L$70])))" office:value-type="float" office:value="0.041448" calcext:value-type="float">
            <text:p>0.041448</text:p>
          </table:table-cell>
          <table:table-cell table:formula="of:=[.$I593]/INDEX([$Parameters.$M$22:$Parameters.$M$120];  FLOOR([.$A593]/12; 1) + 1;0)" office:value-type="float" office:value="1325.97666042899" calcext:value-type="float">
            <text:p>1325.97666042899</text:p>
          </table:table-cell>
          <table:table-cell table:formula="of:=[.$J593]/ INDEX([$Parameters.$M$22:$Parameters.$M$120];  FLOOR([.$A593]/12; 1) + 1;0)" office:value-type="float" office:value="79537.5818348178" calcext:value-type="float">
            <text:p>79537.5818348178</text:p>
          </table:table-cell>
          <table:table-cell table:formula="of:=([.$Q593]-[.$P593])*[$Parameters.$M$70]" office:value-type="float" office:value="1271720.70013556" calcext:value-type="float">
            <text:p>1271720.70013556</text:p>
          </table:table-cell>
          <table:table-cell table:number-columns-repeated="2"/>
        </table:table-row>
        <table:table-row table:style-name="ro1">
          <table:table-cell office:value-type="float" office:value="590" calcext:value-type="float">
            <text:p>590</text:p>
          </table:table-cell>
          <table:table-cell table:formula="of:=([.$B593]-[.$C593])*POWER(1+[$Parameters.$H$4];1/12)+[$Parameters.$C$4]" office:value-type="float" office:value="14429.1449068901" calcext:value-type="float">
            <text:p>14429.1449068901</text:p>
          </table:table-cell>
          <table:table-cell table:formula="of:=IF(MOD([.$A594];12)=1; ([.$B582]+[.$B585]+[.$B588]+[.$B591])/4*(1+[$Parameters.$E$4])*[$Parameters.$F$4]; 0)" office:value-type="float" office:value="0" calcext:value-type="float">
            <text:p>0</text:p>
          </table:table-cell>
          <table:table-cell table:formula="of:=([.$D593]-[.$E593])*POWER(1+[$Parameters.$I$4];1/12)+[$Parameters.$D$4]" office:value-type="float" office:value="1298574.05302936" calcext:value-type="float">
            <text:p>1298574.05302936</text:p>
          </table:table-cell>
          <table:table-cell office:value-type="float" office:value="0" calcext:value-type="float">
            <text:p>0</text:p>
          </table:table-cell>
          <table:table-cell table:formula="of:=[.$D594]-[.$B594]" office:value-type="float" office:value="1284144.90812247" calcext:value-type="float">
            <text:p>1284144.90812247</text:p>
          </table:table-cell>
          <table:table-cell table:formula="of:=[.$F594]/[.$B594]" office:value-type="float" office:value="88.9966048860784" calcext:value-type="float">
            <text:p>88.9966048860784</text:p>
          </table:table-cell>
          <table:table-cell table:formula="of:=[.$F594]/[.$A594]" office:value-type="float" office:value="2176.51679342792" calcext:value-type="float">
            <text:p>2176.51679342792</text:p>
          </table:table-cell>
          <table:table-cell table:formula="of:=[.$B594]" office:value-type="float" office:value="14429.1449068901" calcext:value-type="float">
            <text:p>14429.1449068901</text:p>
          </table:table-cell>
          <table:table-cell table:formula="of:=[.$D594]*(1-[.$O594])" office:value-type="float" office:value="1244750.7556794" calcext:value-type="float">
            <text:p>1244750.7556794</text:p>
          </table:table-cell>
          <table:table-cell table:formula="of:=[.$B594]" office:value-type="float" office:value="14429.1449068901" calcext:value-type="float">
            <text:p>14429.1449068901</text:p>
          </table:table-cell>
          <table:table-cell table:formula="of:=IF(FLOOR([.$A594]/12; 1) + 1 &gt;= [$Parameters.$K$70] - [$Parameters.$K$22]; [.$D594] ; 0)" office:value-type="float" office:value="1298574.05302936" calcext:value-type="float">
            <text:p>1298574.05302936</text:p>
          </table:table-cell>
          <table:table-cell table:formula="of:=([$Parameters.$D$4]-[$Parameters.$C$4])*[.$A594]" office:value-type="float" office:value="89090" calcext:value-type="float">
            <text:p>89090</text:p>
          </table:table-cell>
          <table:table-cell table:formula="of:=[.$M594]/([$Parameters.A$4]*[.$A594])" office:value-type="float" office:value="0.00290384615384615" calcext:value-type="float">
            <text:p>0.002903846153846</text:p>
          </table:table-cell>
          <table:table-cell table:formula="of:=SUM(INDIRECT( CELL(&quot;address&quot;;  INDEX([$Parameters.$L$22:$Parameters.$L$74];  FLOOR([.$A594]/12; 1) + 1;0))&amp;&quot;:&quot;&amp;CELL(&quot;address&quot;; [$Parameters.$L$70])))" office:value-type="float" office:value="0.041448" calcext:value-type="float">
            <text:p>0.041448</text:p>
          </table:table-cell>
          <table:table-cell table:formula="of:=[.$I594]/INDEX([$Parameters.$M$22:$Parameters.$M$120];  FLOOR([.$A594]/12; 1) + 1;0)" office:value-type="float" office:value="926.132535743909" calcext:value-type="float">
            <text:p>926.132535743909</text:p>
          </table:table-cell>
          <table:table-cell table:formula="of:=[.$J594]/ INDEX([$Parameters.$M$22:$Parameters.$M$120];  FLOOR([.$A594]/12; 1) + 1;0)" office:value-type="float" office:value="79894.1434967522" calcext:value-type="float">
            <text:p>79894.1434967522</text:p>
          </table:table-cell>
          <table:table-cell table:formula="of:=([.$Q594]-[.$P594])*[$Parameters.$M$70]" office:value-type="float" office:value="1284019.85822599" calcext:value-type="float">
            <text:p>1284019.85822599</text:p>
          </table:table-cell>
          <table:table-cell table:number-columns-repeated="2"/>
        </table:table-row>
        <table:table-row table:style-name="ro1">
          <table:table-cell office:value-type="float" office:value="591" calcext:value-type="float">
            <text:p>591</text:p>
          </table:table-cell>
          <table:table-cell table:formula="of:=([.$B594]-[.$C594])*POWER(1+[$Parameters.$H$4];1/12)+[$Parameters.$C$4]" office:value-type="float" office:value="14965.0603525905" calcext:value-type="float">
            <text:p>14965.0603525905</text:p>
          </table:table-cell>
          <table:table-cell table:formula="of:=IF(MOD([.$A595];12)=1; ([.$B583]+[.$B586]+[.$B589]+[.$B592])/4*(1+[$Parameters.$E$4])*[$Parameters.$F$4]; 0)" office:value-type="float" office:value="0" calcext:value-type="float">
            <text:p>0</text:p>
          </table:table-cell>
          <table:table-cell table:formula="of:=([.$D594]-[.$E594])*POWER(1+[$Parameters.$I$4];1/12)+[$Parameters.$D$4]" office:value-type="float" office:value="1304393.10446364" calcext:value-type="float">
            <text:p>1304393.10446364</text:p>
          </table:table-cell>
          <table:table-cell office:value-type="float" office:value="0" calcext:value-type="float">
            <text:p>0</text:p>
          </table:table-cell>
          <table:table-cell table:formula="of:=[.$D595]-[.$B595]" office:value-type="float" office:value="1289428.04411105" calcext:value-type="float">
            <text:p>1289428.04411105</text:p>
          </table:table-cell>
          <table:table-cell table:formula="of:=[.$F595]/[.$B595]" office:value-type="float" office:value="86.1625689259479" calcext:value-type="float">
            <text:p>86.1625689259479</text:p>
          </table:table-cell>
          <table:table-cell table:formula="of:=[.$F595]/[.$A595]" office:value-type="float" office:value="2181.77334028942" calcext:value-type="float">
            <text:p>2181.77334028942</text:p>
          </table:table-cell>
          <table:table-cell table:formula="of:=[.$B595]" office:value-type="float" office:value="14965.0603525905" calcext:value-type="float">
            <text:p>14965.0603525905</text:p>
          </table:table-cell>
          <table:table-cell table:formula="of:=[.$D595]*(1-[.$O595])" office:value-type="float" office:value="1250328.61906983" calcext:value-type="float">
            <text:p>1250328.61906983</text:p>
          </table:table-cell>
          <table:table-cell table:formula="of:=[.$B595]" office:value-type="float" office:value="14965.0603525905" calcext:value-type="float">
            <text:p>14965.0603525905</text:p>
          </table:table-cell>
          <table:table-cell table:formula="of:=IF(FLOOR([.$A595]/12; 1) + 1 &gt;= [$Parameters.$K$70] - [$Parameters.$K$22]; [.$D595] ; 0)" office:value-type="float" office:value="1304393.10446364" calcext:value-type="float">
            <text:p>1304393.10446364</text:p>
          </table:table-cell>
          <table:table-cell table:formula="of:=([$Parameters.$D$4]-[$Parameters.$C$4])*[.$A595]" office:value-type="float" office:value="89241" calcext:value-type="float">
            <text:p>89241</text:p>
          </table:table-cell>
          <table:table-cell table:formula="of:=[.$M595]/([$Parameters.A$4]*[.$A595])" office:value-type="float" office:value="0.00290384615384615" calcext:value-type="float">
            <text:p>0.002903846153846</text:p>
          </table:table-cell>
          <table:table-cell table:formula="of:=SUM(INDIRECT( CELL(&quot;address&quot;;  INDEX([$Parameters.$L$22:$Parameters.$L$74];  FLOOR([.$A595]/12; 1) + 1;0))&amp;&quot;:&quot;&amp;CELL(&quot;address&quot;; [$Parameters.$L$70])))" office:value-type="float" office:value="0.041448" calcext:value-type="float">
            <text:p>0.041448</text:p>
          </table:table-cell>
          <table:table-cell table:formula="of:=[.$I595]/INDEX([$Parameters.$M$22:$Parameters.$M$120];  FLOOR([.$A595]/12; 1) + 1;0)" office:value-type="float" office:value="960.530189511583" calcext:value-type="float">
            <text:p>960.530189511583</text:p>
          </table:table-cell>
          <table:table-cell table:formula="of:=[.$J595]/ INDEX([$Parameters.$M$22:$Parameters.$M$120];  FLOOR([.$A595]/12; 1) + 1;0)" office:value-type="float" office:value="80252.1578350338" calcext:value-type="float">
            <text:p>80252.1578350338</text:p>
          </table:table-cell>
          <table:table-cell table:formula="of:=([.$Q595]-[.$P595])*[$Parameters.$M$70]" office:value-type="float" office:value="1289281.86551619" calcext:value-type="float">
            <text:p>1289281.86551619</text:p>
          </table:table-cell>
          <table:table-cell table:number-columns-repeated="2"/>
        </table:table-row>
        <table:table-row table:style-name="ro1">
          <table:table-cell office:value-type="float" office:value="592" calcext:value-type="float">
            <text:p>592</text:p>
          </table:table-cell>
          <table:table-cell table:formula="of:=([.$B595]-[.$C595])*POWER(1+[$Parameters.$H$4];1/12)+[$Parameters.$C$4]" office:value-type="float" office:value="15506.859534627" calcext:value-type="float">
            <text:p>15506.859534627</text:p>
          </table:table-cell>
          <table:table-cell table:formula="of:=IF(MOD([.$A596];12)=1; ([.$B584]+[.$B587]+[.$B590]+[.$B593])/4*(1+[$Parameters.$E$4])*[$Parameters.$F$4]; 0)" office:value-type="float" office:value="0" calcext:value-type="float">
            <text:p>0</text:p>
          </table:table-cell>
          <table:table-cell table:formula="of:=([.$D595]-[.$E595])*POWER(1+[$Parameters.$I$4];1/12)+[$Parameters.$D$4]" office:value-type="float" office:value="1310235.86343376" calcext:value-type="float">
            <text:p>1310235.86343376</text:p>
          </table:table-cell>
          <table:table-cell office:value-type="float" office:value="0" calcext:value-type="float">
            <text:p>0</text:p>
          </table:table-cell>
          <table:table-cell table:formula="of:=[.$D596]-[.$B596]" office:value-type="float" office:value="1294729.00389913" calcext:value-type="float">
            <text:p>1294729.00389913</text:p>
          </table:table-cell>
          <table:table-cell table:formula="of:=[.$F596]/[.$B596]" office:value-type="float" office:value="83.4939531765274" calcext:value-type="float">
            <text:p>83.4939531765274</text:p>
          </table:table-cell>
          <table:table-cell table:formula="of:=[.$F596]/[.$A596]" office:value-type="float" office:value="2187.0422363161" calcext:value-type="float">
            <text:p>2187.0422363161</text:p>
          </table:table-cell>
          <table:table-cell table:formula="of:=[.$B596]" office:value-type="float" office:value="15506.859534627" calcext:value-type="float">
            <text:p>15506.859534627</text:p>
          </table:table-cell>
          <table:table-cell table:formula="of:=[.$D596]*(1-[.$O596])" office:value-type="float" office:value="1255929.20736616" calcext:value-type="float">
            <text:p>1255929.20736616</text:p>
          </table:table-cell>
          <table:table-cell table:formula="of:=[.$B596]" office:value-type="float" office:value="15506.859534627" calcext:value-type="float">
            <text:p>15506.859534627</text:p>
          </table:table-cell>
          <table:table-cell table:formula="of:=IF(FLOOR([.$A596]/12; 1) + 1 &gt;= [$Parameters.$K$70] - [$Parameters.$K$22]; [.$D596] ; 0)" office:value-type="float" office:value="1310235.86343376" calcext:value-type="float">
            <text:p>1310235.86343376</text:p>
          </table:table-cell>
          <table:table-cell table:formula="of:=([$Parameters.$D$4]-[$Parameters.$C$4])*[.$A596]" office:value-type="float" office:value="89392" calcext:value-type="float">
            <text:p>89392</text:p>
          </table:table-cell>
          <table:table-cell table:formula="of:=[.$M596]/([$Parameters.A$4]*[.$A596])" office:value-type="float" office:value="0.00290384615384615" calcext:value-type="float">
            <text:p>0.002903846153846</text:p>
          </table:table-cell>
          <table:table-cell table:formula="of:=SUM(INDIRECT( CELL(&quot;address&quot;;  INDEX([$Parameters.$L$22:$Parameters.$L$74];  FLOOR([.$A596]/12; 1) + 1;0))&amp;&quot;:&quot;&amp;CELL(&quot;address&quot;; [$Parameters.$L$70])))" office:value-type="float" office:value="0.041448" calcext:value-type="float">
            <text:p>0.041448</text:p>
          </table:table-cell>
          <table:table-cell table:formula="of:=[.$I596]/INDEX([$Parameters.$M$22:$Parameters.$M$120];  FLOOR([.$A596]/12; 1) + 1;0)" office:value-type="float" office:value="995.305490027404" calcext:value-type="float">
            <text:p>995.305490027404</text:p>
          </table:table-cell>
          <table:table-cell table:formula="of:=[.$J596]/ INDEX([$Parameters.$M$22:$Parameters.$M$120];  FLOOR([.$A596]/12; 1) + 1;0)" office:value-type="float" office:value="80611.6307680459" calcext:value-type="float">
            <text:p>80611.6307680459</text:p>
          </table:table-cell>
          <table:table-cell table:formula="of:=([.$Q596]-[.$P596])*[$Parameters.$M$70]" office:value-type="float" office:value="1294561.44902058" calcext:value-type="float">
            <text:p>1294561.44902058</text:p>
          </table:table-cell>
          <table:table-cell table:number-columns-repeated="2"/>
        </table:table-row>
        <table:table-row table:style-name="ro1">
          <table:table-cell office:value-type="float" office:value="593" calcext:value-type="float">
            <text:p>593</text:p>
          </table:table-cell>
          <table:table-cell table:formula="of:=([.$B596]-[.$C596])*POWER(1+[$Parameters.$H$4];1/12)+[$Parameters.$C$4]" office:value-type="float" office:value="16054.6070496698" calcext:value-type="float">
            <text:p>16054.6070496698</text:p>
          </table:table-cell>
          <table:table-cell table:formula="of:=IF(MOD([.$A597];12)=1; ([.$B585]+[.$B588]+[.$B591]+[.$B594])/4*(1+[$Parameters.$E$4])*[$Parameters.$F$4]; 0)" office:value-type="float" office:value="0" calcext:value-type="float">
            <text:p>0</text:p>
          </table:table-cell>
          <table:table-cell table:formula="of:=([.$D596]-[.$E596])*POWER(1+[$Parameters.$I$4];1/12)+[$Parameters.$D$4]" office:value-type="float" office:value="1316102.42652716" calcext:value-type="float">
            <text:p>1316102.42652716</text:p>
          </table:table-cell>
          <table:table-cell office:value-type="float" office:value="0" calcext:value-type="float">
            <text:p>0</text:p>
          </table:table-cell>
          <table:table-cell table:formula="of:=[.$D597]-[.$B597]" office:value-type="float" office:value="1300047.81947749" calcext:value-type="float">
            <text:p>1300047.81947749</text:p>
          </table:table-cell>
          <table:table-cell table:formula="of:=[.$F597]/[.$B597]" office:value-type="float" office:value="80.976620321843" calcext:value-type="float">
            <text:p>80.976620321843</text:p>
          </table:table-cell>
          <table:table-cell table:formula="of:=[.$F597]/[.$A597]" office:value-type="float" office:value="2192.32347298059" calcext:value-type="float">
            <text:p>2192.32347298059</text:p>
          </table:table-cell>
          <table:table-cell table:formula="of:=[.$B597]" office:value-type="float" office:value="16054.6070496698" calcext:value-type="float">
            <text:p>16054.6070496698</text:p>
          </table:table-cell>
          <table:table-cell table:formula="of:=[.$D597]*(1-[.$O597])" office:value-type="float" office:value="1261552.61315246" calcext:value-type="float">
            <text:p>1261552.61315246</text:p>
          </table:table-cell>
          <table:table-cell table:formula="of:=[.$B597]" office:value-type="float" office:value="16054.6070496698" calcext:value-type="float">
            <text:p>16054.6070496698</text:p>
          </table:table-cell>
          <table:table-cell table:formula="of:=IF(FLOOR([.$A597]/12; 1) + 1 &gt;= [$Parameters.$K$70] - [$Parameters.$K$22]; [.$D597] ; 0)" office:value-type="float" office:value="1316102.42652716" calcext:value-type="float">
            <text:p>1316102.42652716</text:p>
          </table:table-cell>
          <table:table-cell table:formula="of:=([$Parameters.$D$4]-[$Parameters.$C$4])*[.$A597]" office:value-type="float" office:value="89543" calcext:value-type="float">
            <text:p>89543</text:p>
          </table:table-cell>
          <table:table-cell table:formula="of:=[.$M597]/([$Parameters.A$4]*[.$A597])" office:value-type="float" office:value="0.00290384615384615" calcext:value-type="float">
            <text:p>0.002903846153846</text:p>
          </table:table-cell>
          <table:table-cell table:formula="of:=SUM(INDIRECT( CELL(&quot;address&quot;;  INDEX([$Parameters.$L$22:$Parameters.$L$74];  FLOOR([.$A597]/12; 1) + 1;0))&amp;&quot;:&quot;&amp;CELL(&quot;address&quot;; [$Parameters.$L$70])))" office:value-type="float" office:value="0.041448" calcext:value-type="float">
            <text:p>0.041448</text:p>
          </table:table-cell>
          <table:table-cell table:formula="of:=[.$I597]/INDEX([$Parameters.$M$22:$Parameters.$M$120];  FLOOR([.$A597]/12; 1) + 1;0)" office:value-type="float" office:value="1030.46258341911" calcext:value-type="float">
            <text:p>1030.46258341911</text:p>
          </table:table-cell>
          <table:table-cell table:formula="of:=[.$J597]/ INDEX([$Parameters.$M$22:$Parameters.$M$120];  FLOOR([.$A597]/12; 1) + 1;0)" office:value-type="float" office:value="80972.568238284" calcext:value-type="float">
            <text:p>80972.568238284</text:p>
          </table:table-cell>
          <table:table-cell table:formula="of:=([.$Q597]-[.$P597])*[$Parameters.$M$70]" office:value-type="float" office:value="1299858.6379481" calcext:value-type="float">
            <text:p>1299858.6379481</text:p>
          </table:table-cell>
          <table:table-cell table:number-columns-repeated="2"/>
        </table:table-row>
        <table:table-row table:style-name="ro1">
          <table:table-cell office:value-type="float" office:value="594" calcext:value-type="float">
            <text:p>594</text:p>
          </table:table-cell>
          <table:table-cell table:formula="of:=([.$B597]-[.$C597])*POWER(1+[$Parameters.$H$4];1/12)+[$Parameters.$C$4]" office:value-type="float" office:value="16608.3682035863" calcext:value-type="float">
            <text:p>16608.3682035863</text:p>
          </table:table-cell>
          <table:table-cell table:formula="of:=IF(MOD([.$A598];12)=1; ([.$B586]+[.$B589]+[.$B592]+[.$B595])/4*(1+[$Parameters.$E$4])*[$Parameters.$F$4]; 0)" office:value-type="float" office:value="0" calcext:value-type="float">
            <text:p>0</text:p>
          </table:table-cell>
          <table:table-cell table:formula="of:=([.$D597]-[.$E597])*POWER(1+[$Parameters.$I$4];1/12)+[$Parameters.$D$4]" office:value-type="float" office:value="1321992.89072479" calcext:value-type="float">
            <text:p>1321992.89072479</text:p>
          </table:table-cell>
          <table:table-cell office:value-type="float" office:value="0" calcext:value-type="float">
            <text:p>0</text:p>
          </table:table-cell>
          <table:table-cell table:formula="of:=[.$D598]-[.$B598]" office:value-type="float" office:value="1305384.52252121" calcext:value-type="float">
            <text:p>1305384.52252121</text:p>
          </table:table-cell>
          <table:table-cell table:formula="of:=[.$F598]/[.$B598]" office:value-type="float" office:value="78.5979999070187" calcext:value-type="float">
            <text:p>78.5979999070187</text:p>
          </table:table-cell>
          <table:table-cell table:formula="of:=[.$F598]/[.$A598]" office:value-type="float" office:value="2197.61704128149" calcext:value-type="float">
            <text:p>2197.61704128149</text:p>
          </table:table-cell>
          <table:table-cell table:formula="of:=[.$B598]" office:value-type="float" office:value="16608.3682035863" calcext:value-type="float">
            <text:p>16608.3682035863</text:p>
          </table:table-cell>
          <table:table-cell table:formula="of:=[.$D598]*(1-[.$O598])" office:value-type="float" office:value="1267198.92939003" calcext:value-type="float">
            <text:p>1267198.92939003</text:p>
          </table:table-cell>
          <table:table-cell table:formula="of:=[.$B598]" office:value-type="float" office:value="16608.3682035863" calcext:value-type="float">
            <text:p>16608.3682035863</text:p>
          </table:table-cell>
          <table:table-cell table:formula="of:=IF(FLOOR([.$A598]/12; 1) + 1 &gt;= [$Parameters.$K$70] - [$Parameters.$K$22]; [.$D598] ; 0)" office:value-type="float" office:value="1321992.89072479" calcext:value-type="float">
            <text:p>1321992.89072479</text:p>
          </table:table-cell>
          <table:table-cell table:formula="of:=([$Parameters.$D$4]-[$Parameters.$C$4])*[.$A598]" office:value-type="float" office:value="89694" calcext:value-type="float">
            <text:p>89694</text:p>
          </table:table-cell>
          <table:table-cell table:formula="of:=[.$M598]/([$Parameters.A$4]*[.$A598])" office:value-type="float" office:value="0.00290384615384615" calcext:value-type="float">
            <text:p>0.002903846153846</text:p>
          </table:table-cell>
          <table:table-cell table:formula="of:=SUM(INDIRECT( CELL(&quot;address&quot;;  INDEX([$Parameters.$L$22:$Parameters.$L$74];  FLOOR([.$A598]/12; 1) + 1;0))&amp;&quot;:&quot;&amp;CELL(&quot;address&quot;; [$Parameters.$L$70])))" office:value-type="float" office:value="0.041448" calcext:value-type="float">
            <text:p>0.041448</text:p>
          </table:table-cell>
          <table:table-cell table:formula="of:=[.$I598]/INDEX([$Parameters.$M$22:$Parameters.$M$120];  FLOOR([.$A598]/12; 1) + 1;0)" office:value-type="float" office:value="1066.00566133417" calcext:value-type="float">
            <text:p>1066.00566133417</text:p>
          </table:table-cell>
          <table:table-cell table:formula="of:=[.$J598]/ INDEX([$Parameters.$M$22:$Parameters.$M$120];  FLOOR([.$A598]/12; 1) + 1;0)" office:value-type="float" office:value="81334.976212454" calcext:value-type="float">
            <text:p>81334.976212454</text:p>
          </table:table-cell>
          <table:table-cell table:formula="of:=([.$Q598]-[.$P598])*[$Parameters.$M$70]" office:value-type="float" office:value="1305173.46116121" calcext:value-type="float">
            <text:p>1305173.46116121</text:p>
          </table:table-cell>
          <table:table-cell table:number-columns-repeated="2"/>
        </table:table-row>
        <table:table-row table:style-name="ro1">
          <table:table-cell office:value-type="float" office:value="595" calcext:value-type="float">
            <text:p>595</text:p>
          </table:table-cell>
          <table:table-cell table:formula="of:=([.$B598]-[.$C598])*POWER(1+[$Parameters.$H$4];1/12)+[$Parameters.$C$4]" office:value-type="float" office:value="17168.2090192274" calcext:value-type="float">
            <text:p>17168.2090192274</text:p>
          </table:table-cell>
          <table:table-cell table:formula="of:=IF(MOD([.$A599];12)=1; ([.$B587]+[.$B590]+[.$B593]+[.$B596])/4*(1+[$Parameters.$E$4])*[$Parameters.$F$4]; 0)" office:value-type="float" office:value="0" calcext:value-type="float">
            <text:p>0</text:p>
          </table:table-cell>
          <table:table-cell table:formula="of:=([.$D598]-[.$E598])*POWER(1+[$Parameters.$I$4];1/12)+[$Parameters.$D$4]" office:value-type="float" office:value="1327907.35340271" calcext:value-type="float">
            <text:p>1327907.35340271</text:p>
          </table:table-cell>
          <table:table-cell office:value-type="float" office:value="0" calcext:value-type="float">
            <text:p>0</text:p>
          </table:table-cell>
          <table:table-cell table:formula="of:=[.$D599]-[.$B599]" office:value-type="float" office:value="1310739.14438348" calcext:value-type="float">
            <text:p>1310739.14438348</text:p>
          </table:table-cell>
          <table:table-cell table:formula="of:=[.$F599]/[.$B599]" office:value-type="float" office:value="76.3468771212843" calcext:value-type="float">
            <text:p>76.3468771212843</text:p>
          </table:table-cell>
          <table:table-cell table:formula="of:=[.$F599]/[.$A599]" office:value-type="float" office:value="2202.92293173695" calcext:value-type="float">
            <text:p>2202.92293173695</text:p>
          </table:table-cell>
          <table:table-cell table:formula="of:=[.$B599]" office:value-type="float" office:value="17168.2090192274" calcext:value-type="float">
            <text:p>17168.2090192274</text:p>
          </table:table-cell>
          <table:table-cell table:formula="of:=[.$D599]*(1-[.$O599])" office:value-type="float" office:value="1272868.24941887" calcext:value-type="float">
            <text:p>1272868.24941887</text:p>
          </table:table-cell>
          <table:table-cell table:formula="of:=[.$B599]" office:value-type="float" office:value="17168.2090192274" calcext:value-type="float">
            <text:p>17168.2090192274</text:p>
          </table:table-cell>
          <table:table-cell table:formula="of:=IF(FLOOR([.$A599]/12; 1) + 1 &gt;= [$Parameters.$K$70] - [$Parameters.$K$22]; [.$D599] ; 0)" office:value-type="float" office:value="1327907.35340271" calcext:value-type="float">
            <text:p>1327907.35340271</text:p>
          </table:table-cell>
          <table:table-cell table:formula="of:=([$Parameters.$D$4]-[$Parameters.$C$4])*[.$A599]" office:value-type="float" office:value="89845" calcext:value-type="float">
            <text:p>89845</text:p>
          </table:table-cell>
          <table:table-cell table:formula="of:=[.$M599]/([$Parameters.A$4]*[.$A599])" office:value-type="float" office:value="0.00290384615384615" calcext:value-type="float">
            <text:p>0.002903846153846</text:p>
          </table:table-cell>
          <table:table-cell table:formula="of:=SUM(INDIRECT( CELL(&quot;address&quot;;  INDEX([$Parameters.$L$22:$Parameters.$L$74];  FLOOR([.$A599]/12; 1) + 1;0))&amp;&quot;:&quot;&amp;CELL(&quot;address&quot;; [$Parameters.$L$70])))" office:value-type="float" office:value="0.041448" calcext:value-type="float">
            <text:p>0.041448</text:p>
          </table:table-cell>
          <table:table-cell table:formula="of:=[.$I599]/INDEX([$Parameters.$M$22:$Parameters.$M$120];  FLOOR([.$A599]/12; 1) + 1;0)" office:value-type="float" office:value="1101.9389614395" calcext:value-type="float">
            <text:p>1101.9389614395</text:p>
          </table:table-cell>
          <table:table-cell table:formula="of:=[.$J599]/ INDEX([$Parameters.$M$22:$Parameters.$M$120];  FLOOR([.$A599]/12; 1) + 1;0)" office:value-type="float" office:value="81698.8606815709" calcext:value-type="float">
            <text:p>81698.8606815709</text:p>
          </table:table-cell>
          <table:table-cell table:formula="of:=([.$Q599]-[.$P599])*[$Parameters.$M$70]" office:value-type="float" office:value="1310505.94716934" calcext:value-type="float">
            <text:p>1310505.94716934</text:p>
          </table:table-cell>
          <table:table-cell table:number-columns-repeated="2"/>
        </table:table-row>
        <table:table-row table:style-name="ro1">
          <table:table-cell office:value-type="float" office:value="596" calcext:value-type="float">
            <text:p>596</text:p>
          </table:table-cell>
          <table:table-cell table:formula="of:=([.$B599]-[.$C599])*POWER(1+[$Parameters.$H$4];1/12)+[$Parameters.$C$4]" office:value-type="float" office:value="17734.1962442992" calcext:value-type="float">
            <text:p>17734.1962442992</text:p>
          </table:table-cell>
          <table:table-cell table:formula="of:=IF(MOD([.$A600];12)=1; ([.$B588]+[.$B591]+[.$B594]+[.$B597])/4*(1+[$Parameters.$E$4])*[$Parameters.$F$4]; 0)" office:value-type="float" office:value="0" calcext:value-type="float">
            <text:p>0</text:p>
          </table:table-cell>
          <table:table-cell table:formula="of:=([.$D599]-[.$E599])*POWER(1+[$Parameters.$I$4];1/12)+[$Parameters.$D$4]" office:value-type="float" office:value="1333845.91233369" calcext:value-type="float">
            <text:p>1333845.91233369</text:p>
          </table:table-cell>
          <table:table-cell office:value-type="float" office:value="0" calcext:value-type="float">
            <text:p>0</text:p>
          </table:table-cell>
          <table:table-cell table:formula="of:=[.$D600]-[.$B600]" office:value-type="float" office:value="1316111.71608939" calcext:value-type="float">
            <text:p>1316111.71608939</text:p>
          </table:table-cell>
          <table:table-cell table:formula="of:=[.$F600]/[.$B600]" office:value-type="float" office:value="74.21321485108" calcext:value-type="float">
            <text:p>74.21321485108</text:p>
          </table:table-cell>
          <table:table-cell table:formula="of:=[.$F600]/[.$A600]" office:value-type="float" office:value="2208.24113437817" calcext:value-type="float">
            <text:p>2208.24113437817</text:p>
          </table:table-cell>
          <table:table-cell table:formula="of:=[.$B600]" office:value-type="float" office:value="17734.1962442992" calcext:value-type="float">
            <text:p>17734.1962442992</text:p>
          </table:table-cell>
          <table:table-cell table:formula="of:=[.$D600]*(1-[.$O600])" office:value-type="float" office:value="1278560.66695928" calcext:value-type="float">
            <text:p>1278560.66695928</text:p>
          </table:table-cell>
          <table:table-cell table:formula="of:=[.$B600]" office:value-type="float" office:value="17734.1962442992" calcext:value-type="float">
            <text:p>17734.1962442992</text:p>
          </table:table-cell>
          <table:table-cell table:formula="of:=IF(FLOOR([.$A600]/12; 1) + 1 &gt;= [$Parameters.$K$70] - [$Parameters.$K$22]; [.$D600] ; 0)" office:value-type="float" office:value="1333845.91233369" calcext:value-type="float">
            <text:p>1333845.91233369</text:p>
          </table:table-cell>
          <table:table-cell table:formula="of:=([$Parameters.$D$4]-[$Parameters.$C$4])*[.$A600]" office:value-type="float" office:value="89996" calcext:value-type="float">
            <text:p>89996</text:p>
          </table:table-cell>
          <table:table-cell table:formula="of:=[.$M600]/([$Parameters.A$4]*[.$A600])" office:value-type="float" office:value="0.00290384615384615" calcext:value-type="float">
            <text:p>0.002903846153846</text:p>
          </table:table-cell>
          <table:table-cell table:formula="of:=SUM(INDIRECT( CELL(&quot;address&quot;;  INDEX([$Parameters.$L$22:$Parameters.$L$74];  FLOOR([.$A600]/12; 1) + 1;0))&amp;&quot;:&quot;&amp;CELL(&quot;address&quot;; [$Parameters.$L$70])))" office:value-type="float" office:value="0.041448" calcext:value-type="float">
            <text:p>0.041448</text:p>
          </table:table-cell>
          <table:table-cell table:formula="of:=[.$I600]/INDEX([$Parameters.$M$22:$Parameters.$M$120];  FLOOR([.$A600]/12; 1) + 1;0)" office:value-type="float" office:value="1138.26676792678" calcext:value-type="float">
            <text:p>1138.26676792678</text:p>
          </table:table-cell>
          <table:table-cell table:formula="of:=[.$J600]/ INDEX([$Parameters.$M$22:$Parameters.$M$120];  FLOOR([.$A600]/12; 1) + 1;0)" office:value-type="float" office:value="82064.2276610579" calcext:value-type="float">
            <text:p>82064.2276610579</text:p>
          </table:table-cell>
          <table:table-cell table:formula="of:=([.$Q600]-[.$P600])*[$Parameters.$M$70]" office:value-type="float" office:value="1315856.12412231" calcext:value-type="float">
            <text:p>1315856.12412231</text:p>
          </table:table-cell>
          <table:table-cell table:number-columns-repeated="2"/>
        </table:table-row>
        <table:table-row table:style-name="ro1">
          <table:table-cell office:value-type="float" office:value="597" calcext:value-type="float">
            <text:p>597</text:p>
          </table:table-cell>
          <table:table-cell table:formula="of:=([.$B600]-[.$C600])*POWER(1+[$Parameters.$H$4];1/12)+[$Parameters.$C$4]" office:value-type="float" office:value="18306.3973593207" calcext:value-type="float">
            <text:p>18306.3973593207</text:p>
          </table:table-cell>
          <table:table-cell table:formula="of:=IF(MOD([.$A601];12)=1; ([.$B589]+[.$B592]+[.$B595]+[.$B598])/4*(1+[$Parameters.$E$4])*[$Parameters.$F$4]; 0)" office:value-type="float" office:value="0" calcext:value-type="float">
            <text:p>0</text:p>
          </table:table-cell>
          <table:table-cell table:formula="of:=([.$D600]-[.$E600])*POWER(1+[$Parameters.$I$4];1/12)+[$Parameters.$D$4]" office:value-type="float" office:value="1339808.66568885" calcext:value-type="float">
            <text:p>1339808.66568885</text:p>
          </table:table-cell>
          <table:table-cell office:value-type="float" office:value="0" calcext:value-type="float">
            <text:p>0</text:p>
          </table:table-cell>
          <table:table-cell table:formula="of:=[.$D601]-[.$B601]" office:value-type="float" office:value="1321502.26832953" calcext:value-type="float">
            <text:p>1321502.26832953</text:p>
          </table:table-cell>
          <table:table-cell table:formula="of:=[.$F601]/[.$B601]" office:value-type="float" office:value="72.1880030456506" calcext:value-type="float">
            <text:p>72.1880030456506</text:p>
          </table:table-cell>
          <table:table-cell table:formula="of:=[.$F601]/[.$A601]" office:value-type="float" office:value="2213.57163874293" calcext:value-type="float">
            <text:p>2213.57163874293</text:p>
          </table:table-cell>
          <table:table-cell table:formula="of:=[.$B601]" office:value-type="float" office:value="18306.3973593207" calcext:value-type="float">
            <text:p>18306.3973593207</text:p>
          </table:table-cell>
          <table:table-cell table:formula="of:=[.$D601]*(1-[.$O601])" office:value-type="float" office:value="1284276.27611338" calcext:value-type="float">
            <text:p>1284276.27611338</text:p>
          </table:table-cell>
          <table:table-cell table:formula="of:=[.$B601]" office:value-type="float" office:value="18306.3973593207" calcext:value-type="float">
            <text:p>18306.3973593207</text:p>
          </table:table-cell>
          <table:table-cell table:formula="of:=IF(FLOOR([.$A601]/12; 1) + 1 &gt;= [$Parameters.$K$70] - [$Parameters.$K$22]; [.$D601] ; 0)" office:value-type="float" office:value="1339808.66568885" calcext:value-type="float">
            <text:p>1339808.66568885</text:p>
          </table:table-cell>
          <table:table-cell table:formula="of:=([$Parameters.$D$4]-[$Parameters.$C$4])*[.$A601]" office:value-type="float" office:value="90147" calcext:value-type="float">
            <text:p>90147</text:p>
          </table:table-cell>
          <table:table-cell table:formula="of:=[.$M601]/([$Parameters.A$4]*[.$A601])" office:value-type="float" office:value="0.00290384615384615" calcext:value-type="float">
            <text:p>0.002903846153846</text:p>
          </table:table-cell>
          <table:table-cell table:formula="of:=SUM(INDIRECT( CELL(&quot;address&quot;;  INDEX([$Parameters.$L$22:$Parameters.$L$74];  FLOOR([.$A601]/12; 1) + 1;0))&amp;&quot;:&quot;&amp;CELL(&quot;address&quot;; [$Parameters.$L$70])))" office:value-type="float" office:value="0.041448" calcext:value-type="float">
            <text:p>0.041448</text:p>
          </table:table-cell>
          <table:table-cell table:formula="of:=[.$I601]/INDEX([$Parameters.$M$22:$Parameters.$M$120];  FLOOR([.$A601]/12; 1) + 1;0)" office:value-type="float" office:value="1174.99341202315" calcext:value-type="float">
            <text:p>1174.99341202315</text:p>
          </table:table-cell>
          <table:table-cell table:formula="of:=[.$J601]/ INDEX([$Parameters.$M$22:$Parameters.$M$120];  FLOOR([.$A601]/12; 1) + 1;0)" office:value-type="float" office:value="82431.0831908459" calcext:value-type="float">
            <text:p>82431.0831908459</text:p>
          </table:table-cell>
          <table:table-cell table:formula="of:=([.$Q601]-[.$P601])*[$Parameters.$M$70]" office:value-type="float" office:value="1321224.01980366" calcext:value-type="float">
            <text:p>1321224.01980366</text:p>
          </table:table-cell>
          <table:table-cell table:number-columns-repeated="2"/>
        </table:table-row>
        <table:table-row table:style-name="ro1">
          <table:table-cell office:value-type="float" office:value="598" calcext:value-type="float">
            <text:p>598</text:p>
          </table:table-cell>
          <table:table-cell table:formula="of:=([.$B601]-[.$C601])*POWER(1+[$Parameters.$H$4];1/12)+[$Parameters.$C$4]" office:value-type="float" office:value="18884.8805856697" calcext:value-type="float">
            <text:p>18884.8805856697</text:p>
          </table:table-cell>
          <table:table-cell table:formula="of:=IF(MOD([.$A602];12)=1; ([.$B590]+[.$B593]+[.$B596]+[.$B599])/4*(1+[$Parameters.$E$4])*[$Parameters.$F$4]; 0)" office:value-type="float" office:value="0" calcext:value-type="float">
            <text:p>0</text:p>
          </table:table-cell>
          <table:table-cell table:formula="of:=([.$D601]-[.$E601])*POWER(1+[$Parameters.$I$4];1/12)+[$Parameters.$D$4]" office:value-type="float" office:value="1345795.71203927" calcext:value-type="float">
            <text:p>1345795.71203927</text:p>
          </table:table-cell>
          <table:table-cell office:value-type="float" office:value="0" calcext:value-type="float">
            <text:p>0</text:p>
          </table:table-cell>
          <table:table-cell table:formula="of:=[.$D602]-[.$B602]" office:value-type="float" office:value="1326910.8314536" calcext:value-type="float">
            <text:p>1326910.8314536</text:p>
          </table:table-cell>
          <table:table-cell table:formula="of:=[.$F602]/[.$B602]" office:value-type="float" office:value="70.2631306263326" calcext:value-type="float">
            <text:p>70.2631306263326</text:p>
          </table:table-cell>
          <table:table-cell table:formula="of:=[.$F602]/[.$A602]" office:value-type="float" office:value="2218.9144338689" calcext:value-type="float">
            <text:p>2218.9144338689</text:p>
          </table:table-cell>
          <table:table-cell table:formula="of:=[.$B602]" office:value-type="float" office:value="18884.8805856697" calcext:value-type="float">
            <text:p>18884.8805856697</text:p>
          </table:table-cell>
          <table:table-cell table:formula="of:=[.$D602]*(1-[.$O602])" office:value-type="float" office:value="1290015.17136667" calcext:value-type="float">
            <text:p>1290015.17136667</text:p>
          </table:table-cell>
          <table:table-cell table:formula="of:=[.$B602]" office:value-type="float" office:value="18884.8805856697" calcext:value-type="float">
            <text:p>18884.8805856697</text:p>
          </table:table-cell>
          <table:table-cell table:formula="of:=IF(FLOOR([.$A602]/12; 1) + 1 &gt;= [$Parameters.$K$70] - [$Parameters.$K$22]; [.$D602] ; 0)" office:value-type="float" office:value="1345795.71203927" calcext:value-type="float">
            <text:p>1345795.71203927</text:p>
          </table:table-cell>
          <table:table-cell table:formula="of:=([$Parameters.$D$4]-[$Parameters.$C$4])*[.$A602]" office:value-type="float" office:value="90298" calcext:value-type="float">
            <text:p>90298</text:p>
          </table:table-cell>
          <table:table-cell table:formula="of:=[.$M602]/([$Parameters.A$4]*[.$A602])" office:value-type="float" office:value="0.00290384615384615" calcext:value-type="float">
            <text:p>0.002903846153846</text:p>
          </table:table-cell>
          <table:table-cell table:formula="of:=SUM(INDIRECT( CELL(&quot;address&quot;;  INDEX([$Parameters.$L$22:$Parameters.$L$74];  FLOOR([.$A602]/12; 1) + 1;0))&amp;&quot;:&quot;&amp;CELL(&quot;address&quot;; [$Parameters.$L$70])))" office:value-type="float" office:value="0.041448" calcext:value-type="float">
            <text:p>0.041448</text:p>
          </table:table-cell>
          <table:table-cell table:formula="of:=[.$I602]/INDEX([$Parameters.$M$22:$Parameters.$M$120];  FLOOR([.$A602]/12; 1) + 1;0)" office:value-type="float" office:value="1212.12327250768" calcext:value-type="float">
            <text:p>1212.12327250768</text:p>
          </table:table-cell>
          <table:table-cell table:formula="of:=[.$J602]/ INDEX([$Parameters.$M$22:$Parameters.$M$120];  FLOOR([.$A602]/12; 1) + 1;0)" office:value-type="float" office:value="82799.4333354729" calcext:value-type="float">
            <text:p>82799.4333354729</text:p>
          </table:table-cell>
          <table:table-cell table:formula="of:=([.$Q602]-[.$P602])*[$Parameters.$M$70]" office:value-type="float" office:value="1326609.66162381" calcext:value-type="float">
            <text:p>1326609.66162381</text:p>
          </table:table-cell>
          <table:table-cell table:number-columns-repeated="2"/>
        </table:table-row>
        <table:table-row table:style-name="ro1">
          <table:table-cell office:value-type="float" office:value="599" calcext:value-type="float">
            <text:p>599</text:p>
          </table:table-cell>
          <table:table-cell table:formula="of:=([.$B602]-[.$C602])*POWER(1+[$Parameters.$H$4];1/12)+[$Parameters.$C$4]" office:value-type="float" office:value="19469.7148937165" calcext:value-type="float">
            <text:p>19469.7148937165</text:p>
          </table:table-cell>
          <table:table-cell table:formula="of:=IF(MOD([.$A603];12)=1; ([.$B591]+[.$B594]+[.$B597]+[.$B600])/4*(1+[$Parameters.$E$4])*[$Parameters.$F$4]; 0)" office:value-type="float" office:value="0" calcext:value-type="float">
            <text:p>0</text:p>
          </table:table-cell>
          <table:table-cell table:formula="of:=([.$D602]-[.$E602])*POWER(1+[$Parameters.$I$4];1/12)+[$Parameters.$D$4]" office:value-type="float" office:value="1351807.15035762" calcext:value-type="float">
            <text:p>1351807.15035762</text:p>
          </table:table-cell>
          <table:table-cell office:value-type="float" office:value="0" calcext:value-type="float">
            <text:p>0</text:p>
          </table:table-cell>
          <table:table-cell table:formula="of:=[.$D603]-[.$B603]" office:value-type="float" office:value="1332337.43546391" calcext:value-type="float">
            <text:p>1332337.43546391</text:p>
          </table:table-cell>
          <table:table-cell table:formula="of:=[.$F603]/[.$B603]" office:value-type="float" office:value="68.4312760991635" calcext:value-type="float">
            <text:p>68.4312760991635</text:p>
          </table:table-cell>
          <table:table-cell table:formula="of:=[.$F603]/[.$A603]" office:value-type="float" office:value="2224.26950828699" calcext:value-type="float">
            <text:p>2224.26950828699</text:p>
          </table:table-cell>
          <table:table-cell table:formula="of:=[.$B603]" office:value-type="float" office:value="19469.7148937165" calcext:value-type="float">
            <text:p>19469.7148937165</text:p>
          </table:table-cell>
          <table:table-cell table:formula="of:=[.$D603]*(1-[.$O603])" office:value-type="float" office:value="1295777.4475896" calcext:value-type="float">
            <text:p>1295777.4475896</text:p>
          </table:table-cell>
          <table:table-cell table:formula="of:=[.$B603]" office:value-type="float" office:value="19469.7148937165" calcext:value-type="float">
            <text:p>19469.7148937165</text:p>
          </table:table-cell>
          <table:table-cell table:formula="of:=IF(FLOOR([.$A603]/12; 1) + 1 &gt;= [$Parameters.$K$70] - [$Parameters.$K$22]; [.$D603] ; 0)" office:value-type="float" office:value="1351807.15035762" calcext:value-type="float">
            <text:p>1351807.15035762</text:p>
          </table:table-cell>
          <table:table-cell table:formula="of:=([$Parameters.$D$4]-[$Parameters.$C$4])*[.$A603]" office:value-type="float" office:value="90449" calcext:value-type="float">
            <text:p>90449</text:p>
          </table:table-cell>
          <table:table-cell table:formula="of:=[.$M603]/([$Parameters.A$4]*[.$A603])" office:value-type="float" office:value="0.00290384615384615" calcext:value-type="float">
            <text:p>0.002903846153846</text:p>
          </table:table-cell>
          <table:table-cell table:formula="of:=SUM(INDIRECT( CELL(&quot;address&quot;;  INDEX([$Parameters.$L$22:$Parameters.$L$74];  FLOOR([.$A603]/12; 1) + 1;0))&amp;&quot;:&quot;&amp;CELL(&quot;address&quot;; [$Parameters.$L$70])))" office:value-type="float" office:value="0.041448" calcext:value-type="float">
            <text:p>0.041448</text:p>
          </table:table-cell>
          <table:table-cell table:formula="of:=[.$I603]/INDEX([$Parameters.$M$22:$Parameters.$M$120];  FLOOR([.$A603]/12; 1) + 1;0)" office:value-type="float" office:value="1249.6607762334" calcext:value-type="float">
            <text:p>1249.6607762334</text:p>
          </table:table-cell>
          <table:table-cell table:formula="of:=[.$J603]/ INDEX([$Parameters.$M$22:$Parameters.$M$120];  FLOOR([.$A603]/12; 1) + 1;0)" office:value-type="float" office:value="83169.2841841848" calcext:value-type="float">
            <text:p>83169.2841841848</text:p>
          </table:table-cell>
          <table:table-cell table:formula="of:=([.$Q603]-[.$P603])*[$Parameters.$M$70]" office:value-type="float" office:value="1332013.07661329" calcext:value-type="float">
            <text:p>1332013.07661329</text:p>
          </table:table-cell>
          <table:table-cell table:number-columns-repeated="2"/>
        </table:table-row>
        <table:table-row table:style-name="ro1">
          <table:table-cell office:value-type="float" office:value="600" calcext:value-type="float">
            <text:p>600</text:p>
          </table:table-cell>
          <table:table-cell table:formula="of:=([.$B603]-[.$C603])*POWER(1+[$Parameters.$H$4];1/12)+[$Parameters.$C$4]" office:value-type="float" office:value="20060.9700110466" calcext:value-type="float">
            <text:p>20060.9700110466</text:p>
          </table:table-cell>
          <table:table-cell table:formula="of:=IF(MOD([.$A604];12)=1; ([.$B592]+[.$B595]+[.$B598]+[.$B601])/4*(1+[$Parameters.$E$4])*[$Parameters.$F$4]; 0)" office:value-type="float" office:value="0" calcext:value-type="float">
            <text:p>0</text:p>
          </table:table-cell>
          <table:table-cell table:formula="of:=([.$D603]-[.$E603])*POWER(1+[$Parameters.$I$4];1/12)+[$Parameters.$D$4]" office:value-type="float" office:value="1357843.0800198" calcext:value-type="float">
            <text:p>1357843.0800198</text:p>
          </table:table-cell>
          <table:table-cell office:value-type="float" office:value="0" calcext:value-type="float">
            <text:p>0</text:p>
          </table:table-cell>
          <table:table-cell table:formula="of:=[.$D604]-[.$B604]" office:value-type="float" office:value="1337782.11000875" calcext:value-type="float">
            <text:p>1337782.11000875</text:p>
          </table:table-cell>
          <table:table-cell table:formula="of:=[.$F604]/[.$B604]" office:value-type="float" office:value="66.6858137603565" calcext:value-type="float">
            <text:p>66.6858137603565</text:p>
          </table:table-cell>
          <table:table-cell table:formula="of:=[.$F604]/[.$A604]" office:value-type="float" office:value="2229.63685001459" calcext:value-type="float">
            <text:p>2229.63685001459</text:p>
          </table:table-cell>
          <table:table-cell table:formula="of:=[.$B604]" office:value-type="float" office:value="20060.9700110466" calcext:value-type="float">
            <text:p>20060.9700110466</text:p>
          </table:table-cell>
          <table:table-cell table:formula="of:=[.$D604]*(1-[.$O604])" office:value-type="float" office:value="1270672.26996869" calcext:value-type="float">
            <text:p>1270672.26996869</text:p>
          </table:table-cell>
          <table:table-cell table:formula="of:=[.$B604]" office:value-type="float" office:value="20060.9700110466" calcext:value-type="float">
            <text:p>20060.9700110466</text:p>
          </table:table-cell>
          <table:table-cell table:formula="of:=IF(FLOOR([.$A604]/12; 1) + 1 &gt;= [$Parameters.$K$70] - [$Parameters.$K$22]; [.$D604] ; 0)" office:value-type="float" office:value="1357843.0800198" calcext:value-type="float">
            <text:p>1357843.0800198</text:p>
          </table:table-cell>
          <table:table-cell table:formula="of:=([$Parameters.$D$4]-[$Parameters.$C$4])*[.$A604]" office:value-type="float" office:value="90600" calcext:value-type="float">
            <text:p>90600</text:p>
          </table:table-cell>
          <table:table-cell table:formula="of:=[.$M604]/([$Parameters.A$4]*[.$A604])" office:value-type="float" office:value="0.00290384615384615" calcext:value-type="float">
            <text:p>0.002903846153846</text:p>
          </table:table-cell>
          <table:table-cell table:formula="of:=SUM(INDIRECT( CELL(&quot;address&quot;;  INDEX([$Parameters.$L$22:$Parameters.$L$74];  FLOOR([.$A604]/12; 1) + 1;0))&amp;&quot;:&quot;&amp;CELL(&quot;address&quot;; [$Parameters.$L$70])))" office:value-type="float" office:value="0.064198" calcext:value-type="float">
            <text:p>0.064198</text:p>
          </table:table-cell>
          <table:table-cell table:formula="of:=[.$I604]/INDEX([$Parameters.$M$22:$Parameters.$M$120];  FLOOR([.$A604]/12; 1) + 1;0)" office:value-type="float" office:value="1345.47082569059" calcext:value-type="float">
            <text:p>1345.47082569059</text:p>
          </table:table-cell>
          <table:table-cell table:formula="of:=[.$J604]/ INDEX([$Parameters.$M$22:$Parameters.$M$120];  FLOOR([.$A604]/12; 1) + 1;0)" office:value-type="float" office:value="85222.8215941442" calcext:value-type="float">
            <text:p>85222.8215941442</text:p>
          </table:table-cell>
          <table:table-cell table:formula="of:=([.$Q604]-[.$P604])*[$Parameters.$M$70]" office:value-type="float" office:value="1363845.72349506" calcext:value-type="float">
            <text:p>1363845.72349506</text:p>
          </table:table-cell>
          <table:table-cell table:number-columns-repeated="2"/>
        </table:table-row>
        <table:table-row table:style-name="ro1">
          <table:table-cell office:value-type="float" office:value="601" calcext:value-type="float">
            <text:p>601</text:p>
          </table:table-cell>
          <table:table-cell table:formula="of:=([.$B604]-[.$C604])*POWER(1+[$Parameters.$H$4];1/12)+[$Parameters.$C$4]" office:value-type="float" office:value="20658.7164307748" calcext:value-type="float">
            <text:p>20658.7164307748</text:p>
          </table:table-cell>
          <table:table-cell table:formula="of:=IF(MOD([.$A605];12)=1; ([.$B593]+[.$B596]+[.$B599]+[.$B602])/4*(1+[$Parameters.$E$4])*[$Parameters.$F$4]; 0)" office:value-type="float" office:value="6759.66709164313" calcext:value-type="float">
            <text:p>6759.66709164313</text:p>
          </table:table-cell>
          <table:table-cell table:formula="of:=([.$D604]-[.$E604])*POWER(1+[$Parameters.$I$4];1/12)+[$Parameters.$D$4]" office:value-type="float" office:value="1363903.60080657" calcext:value-type="float">
            <text:p>1363903.60080657</text:p>
          </table:table-cell>
          <table:table-cell office:value-type="float" office:value="0" calcext:value-type="float">
            <text:p>0</text:p>
          </table:table-cell>
          <table:table-cell table:formula="of:=[.$D605]-[.$B605]" office:value-type="float" office:value="1343244.8843758" calcext:value-type="float">
            <text:p>1343244.8843758</text:p>
          </table:table-cell>
          <table:table-cell table:formula="of:=[.$F605]/[.$B605]" office:value-type="float" office:value="65.020732961647" calcext:value-type="float">
            <text:p>65.020732961647</text:p>
          </table:table-cell>
          <table:table-cell table:formula="of:=[.$F605]/[.$A605]" office:value-type="float" office:value="2235.01644654875" calcext:value-type="float">
            <text:p>2235.01644654875</text:p>
          </table:table-cell>
          <table:table-cell table:formula="of:=[.$B605]" office:value-type="float" office:value="20658.7164307748" calcext:value-type="float">
            <text:p>20658.7164307748</text:p>
          </table:table-cell>
          <table:table-cell table:formula="of:=[.$D605]*(1-[.$O605])" office:value-type="float" office:value="1276343.71744199" calcext:value-type="float">
            <text:p>1276343.71744199</text:p>
          </table:table-cell>
          <table:table-cell table:formula="of:=[.$B605]" office:value-type="float" office:value="20658.7164307748" calcext:value-type="float">
            <text:p>20658.7164307748</text:p>
          </table:table-cell>
          <table:table-cell table:formula="of:=IF(FLOOR([.$A605]/12; 1) + 1 &gt;= [$Parameters.$K$70] - [$Parameters.$K$22]; [.$D605] ; 0)" office:value-type="float" office:value="1363903.60080657" calcext:value-type="float">
            <text:p>1363903.60080657</text:p>
          </table:table-cell>
          <table:table-cell table:formula="of:=([$Parameters.$D$4]-[$Parameters.$C$4])*[.$A605]" office:value-type="float" office:value="90751" calcext:value-type="float">
            <text:p>90751</text:p>
          </table:table-cell>
          <table:table-cell table:formula="of:=[.$M605]/([$Parameters.A$4]*[.$A605])" office:value-type="float" office:value="0.00290384615384615" calcext:value-type="float">
            <text:p>0.002903846153846</text:p>
          </table:table-cell>
          <table:table-cell table:formula="of:=SUM(INDIRECT( CELL(&quot;address&quot;;  INDEX([$Parameters.$L$22:$Parameters.$L$74];  FLOOR([.$A605]/12; 1) + 1;0))&amp;&quot;:&quot;&amp;CELL(&quot;address&quot;; [$Parameters.$L$70])))" office:value-type="float" office:value="0.064198" calcext:value-type="float">
            <text:p>0.064198</text:p>
          </table:table-cell>
          <table:table-cell table:formula="of:=[.$I605]/INDEX([$Parameters.$M$22:$Parameters.$M$120];  FLOOR([.$A605]/12; 1) + 1;0)" office:value-type="float" office:value="1385.5611288246" calcext:value-type="float">
            <text:p>1385.5611288246</text:p>
          </table:table-cell>
          <table:table-cell table:formula="of:=[.$J605]/ INDEX([$Parameters.$M$22:$Parameters.$M$120];  FLOOR([.$A605]/12; 1) + 1;0)" office:value-type="float" office:value="85603.2003649893" calcext:value-type="float">
            <text:p>85603.2003649893</text:p>
          </table:table-cell>
          <table:table-cell table:formula="of:=([.$Q605]-[.$P605])*[$Parameters.$M$70]" office:value-type="float" office:value="1369378.81398004" calcext:value-type="float">
            <text:p>1369378.81398004</text:p>
          </table:table-cell>
          <table:table-cell table:number-columns-repeated="2"/>
        </table:table-row>
        <table:table-row table:style-name="ro1">
          <table:table-cell office:value-type="float" office:value="602" calcext:value-type="float">
            <text:p>602</text:p>
          </table:table-cell>
          <table:table-cell table:formula="of:=([.$B605]-[.$C605])*POWER(1+[$Parameters.$H$4];1/12)+[$Parameters.$C$4]" office:value-type="float" office:value="14429.1449440741" calcext:value-type="float">
            <text:p>14429.1449440741</text:p>
          </table:table-cell>
          <table:table-cell table:formula="of:=IF(MOD([.$A606];12)=1; ([.$B594]+[.$B597]+[.$B600]+[.$B603])/4*(1+[$Parameters.$E$4])*[$Parameters.$F$4]; 0)" office:value-type="float" office:value="0" calcext:value-type="float">
            <text:p>0</text:p>
          </table:table-cell>
          <table:table-cell table:formula="of:=([.$D605]-[.$E605])*POWER(1+[$Parameters.$I$4];1/12)+[$Parameters.$D$4]" office:value-type="float" office:value="1369988.81290522" calcext:value-type="float">
            <text:p>1369988.81290522</text:p>
          </table:table-cell>
          <table:table-cell office:value-type="float" office:value="0" calcext:value-type="float">
            <text:p>0</text:p>
          </table:table-cell>
          <table:table-cell table:formula="of:=[.$D606]-[.$B606]" office:value-type="float" office:value="1355559.66796115" calcext:value-type="float">
            <text:p>1355559.66796115</text:p>
          </table:table-cell>
          <table:table-cell table:formula="of:=[.$F606]/[.$B606]" office:value-type="float" office:value="93.9459457379598" calcext:value-type="float">
            <text:p>93.9459457379598</text:p>
          </table:table-cell>
          <table:table-cell table:formula="of:=[.$F606]/[.$A606]" office:value-type="float" office:value="2251.76024578264" calcext:value-type="float">
            <text:p>2251.76024578264</text:p>
          </table:table-cell>
          <table:table-cell table:formula="of:=[.$B606]" office:value-type="float" office:value="14429.1449440741" calcext:value-type="float">
            <text:p>14429.1449440741</text:p>
          </table:table-cell>
          <table:table-cell table:formula="of:=[.$D606]*(1-[.$O606])" office:value-type="float" office:value="1282038.27109433" calcext:value-type="float">
            <text:p>1282038.27109433</text:p>
          </table:table-cell>
          <table:table-cell table:formula="of:=[.$B606]" office:value-type="float" office:value="14429.1449440741" calcext:value-type="float">
            <text:p>14429.1449440741</text:p>
          </table:table-cell>
          <table:table-cell table:formula="of:=IF(FLOOR([.$A606]/12; 1) + 1 &gt;= [$Parameters.$K$70] - [$Parameters.$K$22]; [.$D606] ; 0)" office:value-type="float" office:value="1369988.81290522" calcext:value-type="float">
            <text:p>1369988.81290522</text:p>
          </table:table-cell>
          <table:table-cell table:formula="of:=([$Parameters.$D$4]-[$Parameters.$C$4])*[.$A606]" office:value-type="float" office:value="90902" calcext:value-type="float">
            <text:p>90902</text:p>
          </table:table-cell>
          <table:table-cell table:formula="of:=[.$M606]/([$Parameters.A$4]*[.$A606])" office:value-type="float" office:value="0.00290384615384615" calcext:value-type="float">
            <text:p>0.002903846153846</text:p>
          </table:table-cell>
          <table:table-cell table:formula="of:=SUM(INDIRECT( CELL(&quot;address&quot;;  INDEX([$Parameters.$L$22:$Parameters.$L$74];  FLOOR([.$A606]/12; 1) + 1;0))&amp;&quot;:&quot;&amp;CELL(&quot;address&quot;; [$Parameters.$L$70])))" office:value-type="float" office:value="0.064198" calcext:value-type="float">
            <text:p>0.064198</text:p>
          </table:table-cell>
          <table:table-cell table:formula="of:=[.$I606]/INDEX([$Parameters.$M$22:$Parameters.$M$120];  FLOOR([.$A606]/12; 1) + 1;0)" office:value-type="float" office:value="967.749493230996" calcext:value-type="float">
            <text:p>967.749493230996</text:p>
          </table:table-cell>
          <table:table-cell table:formula="of:=[.$J606]/ INDEX([$Parameters.$M$22:$Parameters.$M$120];  FLOOR([.$A606]/12; 1) + 1;0)" office:value-type="float" office:value="85985.1288460316" calcext:value-type="float">
            <text:p>85985.1288460316</text:p>
          </table:table-cell>
          <table:table-cell table:formula="of:=([.$Q606]-[.$P606])*[$Parameters.$M$70]" office:value-type="float" office:value="1382382.58827654" calcext:value-type="float">
            <text:p>1382382.58827654</text:p>
          </table:table-cell>
          <table:table-cell table:number-columns-repeated="2"/>
        </table:table-row>
        <table:table-row table:style-name="ro1">
          <table:table-cell office:value-type="float" office:value="603" calcext:value-type="float">
            <text:p>603</text:p>
          </table:table-cell>
          <table:table-cell table:formula="of:=([.$B606]-[.$C606])*POWER(1+[$Parameters.$H$4];1/12)+[$Parameters.$C$4]" office:value-type="float" office:value="14965.0603901827" calcext:value-type="float">
            <text:p>14965.0603901827</text:p>
          </table:table-cell>
          <table:table-cell table:formula="of:=IF(MOD([.$A607];12)=1; ([.$B595]+[.$B598]+[.$B601]+[.$B604])/4*(1+[$Parameters.$E$4])*[$Parameters.$F$4]; 0)" office:value-type="float" office:value="0" calcext:value-type="float">
            <text:p>0</text:p>
          </table:table-cell>
          <table:table-cell table:formula="of:=([.$D606]-[.$E606])*POWER(1+[$Parameters.$I$4];1/12)+[$Parameters.$D$4]" office:value-type="float" office:value="1376098.81691121" calcext:value-type="float">
            <text:p>1376098.81691121</text:p>
          </table:table-cell>
          <table:table-cell office:value-type="float" office:value="0" calcext:value-type="float">
            <text:p>0</text:p>
          </table:table-cell>
          <table:table-cell table:formula="of:=[.$D607]-[.$B607]" office:value-type="float" office:value="1361133.75652103" calcext:value-type="float">
            <text:p>1361133.75652103</text:p>
          </table:table-cell>
          <table:table-cell table:formula="of:=[.$F607]/[.$B607]" office:value-type="float" office:value="90.9541105102355" calcext:value-type="float">
            <text:p>90.9541105102355</text:p>
          </table:table-cell>
          <table:table-cell table:formula="of:=[.$F607]/[.$A607]" office:value-type="float" office:value="2257.26991131182" calcext:value-type="float">
            <text:p>2257.26991131182</text:p>
          </table:table-cell>
          <table:table-cell table:formula="of:=[.$B607]" office:value-type="float" office:value="14965.0603901827" calcext:value-type="float">
            <text:p>14965.0603901827</text:p>
          </table:table-cell>
          <table:table-cell table:formula="of:=[.$D607]*(1-[.$O607])" office:value-type="float" office:value="1287756.02506314" calcext:value-type="float">
            <text:p>1287756.02506314</text:p>
          </table:table-cell>
          <table:table-cell table:formula="of:=[.$B607]" office:value-type="float" office:value="14965.0603901827" calcext:value-type="float">
            <text:p>14965.0603901827</text:p>
          </table:table-cell>
          <table:table-cell table:formula="of:=IF(FLOOR([.$A607]/12; 1) + 1 &gt;= [$Parameters.$K$70] - [$Parameters.$K$22]; [.$D607] ; 0)" office:value-type="float" office:value="1376098.81691121" calcext:value-type="float">
            <text:p>1376098.81691121</text:p>
          </table:table-cell>
          <table:table-cell table:formula="of:=([$Parameters.$D$4]-[$Parameters.$C$4])*[.$A607]" office:value-type="float" office:value="91053" calcext:value-type="float">
            <text:p>91053</text:p>
          </table:table-cell>
          <table:table-cell table:formula="of:=[.$M607]/([$Parameters.A$4]*[.$A607])" office:value-type="float" office:value="0.00290384615384615" calcext:value-type="float">
            <text:p>0.002903846153846</text:p>
          </table:table-cell>
          <table:table-cell table:formula="of:=SUM(INDIRECT( CELL(&quot;address&quot;;  INDEX([$Parameters.$L$22:$Parameters.$L$74];  FLOOR([.$A607]/12; 1) + 1;0))&amp;&quot;:&quot;&amp;CELL(&quot;address&quot;; [$Parameters.$L$70])))" office:value-type="float" office:value="0.064198" calcext:value-type="float">
            <text:p>0.064198</text:p>
          </table:table-cell>
          <table:table-cell table:formula="of:=[.$I607]/INDEX([$Parameters.$M$22:$Parameters.$M$120];  FLOOR([.$A607]/12; 1) + 1;0)" office:value-type="float" office:value="1003.69284977751" calcext:value-type="float">
            <text:p>1003.69284977751</text:p>
          </table:table-cell>
          <table:table-cell table:formula="of:=[.$J607]/ INDEX([$Parameters.$M$22:$Parameters.$M$120];  FLOOR([.$A607]/12; 1) + 1;0)" office:value-type="float" office:value="86368.6133509822" calcext:value-type="float">
            <text:p>86368.6133509822</text:p>
          </table:table-cell>
          <table:table-cell table:formula="of:=([.$Q607]-[.$P607])*[$Parameters.$M$70]" office:value-type="float" office:value="1388033.60734959" calcext:value-type="float">
            <text:p>1388033.60734959</text:p>
          </table:table-cell>
          <table:table-cell table:number-columns-repeated="2"/>
        </table:table-row>
        <table:table-row table:style-name="ro1">
          <table:table-cell office:value-type="float" office:value="604" calcext:value-type="float">
            <text:p>604</text:p>
          </table:table-cell>
          <table:table-cell table:formula="of:=([.$B607]-[.$C607])*POWER(1+[$Parameters.$H$4];1/12)+[$Parameters.$C$4]" office:value-type="float" office:value="15506.859572632" calcext:value-type="float">
            <text:p>15506.859572632</text:p>
          </table:table-cell>
          <table:table-cell table:formula="of:=IF(MOD([.$A608];12)=1; ([.$B596]+[.$B599]+[.$B602]+[.$B605])/4*(1+[$Parameters.$E$4])*[$Parameters.$F$4]; 0)" office:value-type="float" office:value="0" calcext:value-type="float">
            <text:p>0</text:p>
          </table:table-cell>
          <table:table-cell table:formula="of:=([.$D607]-[.$E607])*POWER(1+[$Parameters.$I$4];1/12)+[$Parameters.$D$4]" office:value-type="float" office:value="1382233.71382984" calcext:value-type="float">
            <text:p>1382233.71382984</text:p>
          </table:table-cell>
          <table:table-cell office:value-type="float" office:value="0" calcext:value-type="float">
            <text:p>0</text:p>
          </table:table-cell>
          <table:table-cell table:formula="of:=[.$D608]-[.$B608]" office:value-type="float" office:value="1366726.85425721" calcext:value-type="float">
            <text:p>1366726.85425721</text:p>
          </table:table-cell>
          <table:table-cell table:formula="of:=[.$F608]/[.$B608]" office:value-type="float" office:value="88.1369208159557" calcext:value-type="float">
            <text:p>88.1369208159557</text:p>
          </table:table-cell>
          <table:table-cell table:formula="of:=[.$F608]/[.$A608]" office:value-type="float" office:value="2262.7928050616" calcext:value-type="float">
            <text:p>2262.7928050616</text:p>
          </table:table-cell>
          <table:table-cell table:formula="of:=[.$B608]" office:value-type="float" office:value="15506.859572632" calcext:value-type="float">
            <text:p>15506.859572632</text:p>
          </table:table-cell>
          <table:table-cell table:formula="of:=[.$D608]*(1-[.$O608])" office:value-type="float" office:value="1293497.07386939" calcext:value-type="float">
            <text:p>1293497.07386939</text:p>
          </table:table-cell>
          <table:table-cell table:formula="of:=[.$B608]" office:value-type="float" office:value="15506.859572632" calcext:value-type="float">
            <text:p>15506.859572632</text:p>
          </table:table-cell>
          <table:table-cell table:formula="of:=IF(FLOOR([.$A608]/12; 1) + 1 &gt;= [$Parameters.$K$70] - [$Parameters.$K$22]; [.$D608] ; 0)" office:value-type="float" office:value="1382233.71382984" calcext:value-type="float">
            <text:p>1382233.71382984</text:p>
          </table:table-cell>
          <table:table-cell table:formula="of:=([$Parameters.$D$4]-[$Parameters.$C$4])*[.$A608]" office:value-type="float" office:value="91204" calcext:value-type="float">
            <text:p>91204</text:p>
          </table:table-cell>
          <table:table-cell table:formula="of:=[.$M608]/([$Parameters.A$4]*[.$A608])" office:value-type="float" office:value="0.00290384615384615" calcext:value-type="float">
            <text:p>0.002903846153846</text:p>
          </table:table-cell>
          <table:table-cell table:formula="of:=SUM(INDIRECT( CELL(&quot;address&quot;;  INDEX([$Parameters.$L$22:$Parameters.$L$74];  FLOOR([.$A608]/12; 1) + 1;0))&amp;&quot;:&quot;&amp;CELL(&quot;address&quot;; [$Parameters.$L$70])))" office:value-type="float" office:value="0.064198" calcext:value-type="float">
            <text:p>0.064198</text:p>
          </table:table-cell>
          <table:table-cell table:formula="of:=[.$I608]/INDEX([$Parameters.$M$22:$Parameters.$M$120];  FLOOR([.$A608]/12; 1) + 1;0)" office:value-type="float" office:value="1040.03082311415" calcext:value-type="float">
            <text:p>1040.03082311415</text:p>
          </table:table-cell>
          <table:table-cell table:formula="of:=[.$J608]/ INDEX([$Parameters.$M$22:$Parameters.$M$120];  FLOOR([.$A608]/12; 1) + 1;0)" office:value-type="float" office:value="86753.660219275" calcext:value-type="float">
            <text:p>86753.660219275</text:p>
          </table:table-cell>
          <table:table-cell table:formula="of:=([.$Q608]-[.$P608])*[$Parameters.$M$70]" office:value-type="float" office:value="1393703.61398158" calcext:value-type="float">
            <text:p>1393703.61398158</text:p>
          </table:table-cell>
          <table:table-cell table:number-columns-repeated="2"/>
        </table:table-row>
        <table:table-row table:style-name="ro1">
          <table:table-cell office:value-type="float" office:value="605" calcext:value-type="float">
            <text:p>605</text:p>
          </table:table-cell>
          <table:table-cell table:formula="of:=([.$B608]-[.$C608])*POWER(1+[$Parameters.$H$4];1/12)+[$Parameters.$C$4]" office:value-type="float" office:value="16054.607088092" calcext:value-type="float">
            <text:p>16054.607088092</text:p>
          </table:table-cell>
          <table:table-cell table:formula="of:=IF(MOD([.$A609];12)=1; ([.$B597]+[.$B600]+[.$B603]+[.$B606])/4*(1+[$Parameters.$E$4])*[$Parameters.$F$4]; 0)" office:value-type="float" office:value="0" calcext:value-type="float">
            <text:p>0</text:p>
          </table:table-cell>
          <table:table-cell table:formula="of:=([.$D608]-[.$E608])*POWER(1+[$Parameters.$I$4];1/12)+[$Parameters.$D$4]" office:value-type="float" office:value="1388393.60507791" calcext:value-type="float">
            <text:p>1388393.60507791</text:p>
          </table:table-cell>
          <table:table-cell office:value-type="float" office:value="0" calcext:value-type="float">
            <text:p>0</text:p>
          </table:table-cell>
          <table:table-cell table:formula="of:=[.$D609]-[.$B609]" office:value-type="float" office:value="1372338.99798982" calcext:value-type="float">
            <text:p>1372338.99798982</text:p>
          </table:table-cell>
          <table:table-cell table:formula="of:=[.$F609]/[.$B609]" office:value-type="float" office:value="85.4794508803464" calcext:value-type="float">
            <text:p>85.4794508803464</text:p>
          </table:table-cell>
          <table:table-cell table:formula="of:=[.$F609]/[.$A609]" office:value-type="float" office:value="2268.32892229723" calcext:value-type="float">
            <text:p>2268.32892229723</text:p>
          </table:table-cell>
          <table:table-cell table:formula="of:=[.$B609]" office:value-type="float" office:value="16054.607088092" calcext:value-type="float">
            <text:p>16054.607088092</text:p>
          </table:table-cell>
          <table:table-cell table:formula="of:=[.$D609]*(1-[.$O609])" office:value-type="float" office:value="1299261.51241912" calcext:value-type="float">
            <text:p>1299261.51241912</text:p>
          </table:table-cell>
          <table:table-cell table:formula="of:=[.$B609]" office:value-type="float" office:value="16054.607088092" calcext:value-type="float">
            <text:p>16054.607088092</text:p>
          </table:table-cell>
          <table:table-cell table:formula="of:=IF(FLOOR([.$A609]/12; 1) + 1 &gt;= [$Parameters.$K$70] - [$Parameters.$K$22]; [.$D609] ; 0)" office:value-type="float" office:value="1388393.60507791" calcext:value-type="float">
            <text:p>1388393.60507791</text:p>
          </table:table-cell>
          <table:table-cell table:formula="of:=([$Parameters.$D$4]-[$Parameters.$C$4])*[.$A609]" office:value-type="float" office:value="91355" calcext:value-type="float">
            <text:p>91355</text:p>
          </table:table-cell>
          <table:table-cell table:formula="of:=[.$M609]/([$Parameters.A$4]*[.$A609])" office:value-type="float" office:value="0.00290384615384615" calcext:value-type="float">
            <text:p>0.002903846153846</text:p>
          </table:table-cell>
          <table:table-cell table:formula="of:=SUM(INDIRECT( CELL(&quot;address&quot;;  INDEX([$Parameters.$L$22:$Parameters.$L$74];  FLOOR([.$A609]/12; 1) + 1;0))&amp;&quot;:&quot;&amp;CELL(&quot;address&quot;; [$Parameters.$L$70])))" office:value-type="float" office:value="0.064198" calcext:value-type="float">
            <text:p>0.064198</text:p>
          </table:table-cell>
          <table:table-cell table:formula="of:=[.$I609]/INDEX([$Parameters.$M$22:$Parameters.$M$120];  FLOOR([.$A609]/12; 1) + 1;0)" office:value-type="float" office:value="1076.76774568022" calcext:value-type="float">
            <text:p>1076.76774568022</text:p>
          </table:table-cell>
          <table:table-cell table:formula="of:=[.$J609]/ INDEX([$Parameters.$M$22:$Parameters.$M$120];  FLOOR([.$A609]/12; 1) + 1;0)" office:value-type="float" office:value="87140.2758161718" calcext:value-type="float">
            <text:p>87140.2758161718</text:p>
          </table:table-cell>
          <table:table-cell table:formula="of:=([.$Q609]-[.$P609])*[$Parameters.$M$70]" office:value-type="float" office:value="1399392.64122619" calcext:value-type="float">
            <text:p>1399392.64122619</text:p>
          </table:table-cell>
          <table:table-cell table:number-columns-repeated="2"/>
        </table:table-row>
        <table:table-row table:style-name="ro1">
          <table:table-cell office:value-type="float" office:value="606" calcext:value-type="float">
            <text:p>606</text:p>
          </table:table-cell>
          <table:table-cell table:formula="of:=([.$B609]-[.$C609])*POWER(1+[$Parameters.$H$4];1/12)+[$Parameters.$C$4]" office:value-type="float" office:value="16608.3682424304" calcext:value-type="float">
            <text:p>16608.3682424304</text:p>
          </table:table-cell>
          <table:table-cell table:formula="of:=IF(MOD([.$A610];12)=1; ([.$B598]+[.$B601]+[.$B604]+[.$B607])/4*(1+[$Parameters.$E$4])*[$Parameters.$F$4]; 0)" office:value-type="float" office:value="0" calcext:value-type="float">
            <text:p>0</text:p>
          </table:table-cell>
          <table:table-cell table:formula="of:=([.$D609]-[.$E609])*POWER(1+[$Parameters.$I$4];1/12)+[$Parameters.$D$4]" office:value-type="float" office:value="1394578.59248543" calcext:value-type="float">
            <text:p>1394578.59248543</text:p>
          </table:table-cell>
          <table:table-cell office:value-type="float" office:value="0" calcext:value-type="float">
            <text:p>0</text:p>
          </table:table-cell>
          <table:table-cell table:formula="of:=[.$D610]-[.$B610]" office:value-type="float" office:value="1377970.224243" calcext:value-type="float">
            <text:p>1377970.224243</text:p>
          </table:table-cell>
          <table:table-cell table:formula="of:=[.$F610]/[.$B610]" office:value-type="float" office:value="82.9684291755174" calcext:value-type="float">
            <text:p>82.9684291755174</text:p>
          </table:table-cell>
          <table:table-cell table:formula="of:=[.$F610]/[.$A610]" office:value-type="float" office:value="2273.87825782673" calcext:value-type="float">
            <text:p>2273.87825782673</text:p>
          </table:table-cell>
          <table:table-cell table:formula="of:=[.$B610]" office:value-type="float" office:value="16608.3682424304" calcext:value-type="float">
            <text:p>16608.3682424304</text:p>
          </table:table-cell>
          <table:table-cell table:formula="of:=[.$D610]*(1-[.$O610])" office:value-type="float" office:value="1305049.43600505" calcext:value-type="float">
            <text:p>1305049.43600505</text:p>
          </table:table-cell>
          <table:table-cell table:formula="of:=[.$B610]" office:value-type="float" office:value="16608.3682424304" calcext:value-type="float">
            <text:p>16608.3682424304</text:p>
          </table:table-cell>
          <table:table-cell table:formula="of:=IF(FLOOR([.$A610]/12; 1) + 1 &gt;= [$Parameters.$K$70] - [$Parameters.$K$22]; [.$D610] ; 0)" office:value-type="float" office:value="1394578.59248543" calcext:value-type="float">
            <text:p>1394578.59248543</text:p>
          </table:table-cell>
          <table:table-cell table:formula="of:=([$Parameters.$D$4]-[$Parameters.$C$4])*[.$A610]" office:value-type="float" office:value="91506" calcext:value-type="float">
            <text:p>91506</text:p>
          </table:table-cell>
          <table:table-cell table:formula="of:=[.$M610]/([$Parameters.A$4]*[.$A610])" office:value-type="float" office:value="0.00290384615384615" calcext:value-type="float">
            <text:p>0.002903846153846</text:p>
          </table:table-cell>
          <table:table-cell table:formula="of:=SUM(INDIRECT( CELL(&quot;address&quot;;  INDEX([$Parameters.$L$22:$Parameters.$L$74];  FLOOR([.$A610]/12; 1) + 1;0))&amp;&quot;:&quot;&amp;CELL(&quot;address&quot;; [$Parameters.$L$70])))" office:value-type="float" office:value="0.064198" calcext:value-type="float">
            <text:p>0.064198</text:p>
          </table:table-cell>
          <table:table-cell table:formula="of:=[.$I610]/INDEX([$Parameters.$M$22:$Parameters.$M$120];  FLOOR([.$A610]/12; 1) + 1;0)" office:value-type="float" office:value="1113.90799748024" calcext:value-type="float">
            <text:p>1113.90799748024</text:p>
          </table:table-cell>
          <table:table-cell table:formula="of:=[.$J610]/ INDEX([$Parameters.$M$22:$Parameters.$M$120];  FLOOR([.$A610]/12; 1) + 1;0)" office:value-type="float" office:value="87528.466532867" calcext:value-type="float">
            <text:p>87528.466532867</text:p>
          </table:table-cell>
          <table:table-cell table:formula="of:=([.$Q610]-[.$P610])*[$Parameters.$M$70]" office:value-type="float" office:value="1405100.72178539" calcext:value-type="float">
            <text:p>1405100.72178539</text:p>
          </table:table-cell>
          <table:table-cell table:number-columns-repeated="2"/>
        </table:table-row>
        <table:table-row table:style-name="ro1">
          <table:table-cell office:value-type="float" office:value="607" calcext:value-type="float">
            <text:p>607</text:p>
          </table:table-cell>
          <table:table-cell table:formula="of:=([.$B610]-[.$C610])*POWER(1+[$Parameters.$H$4];1/12)+[$Parameters.$C$4]" office:value-type="float" office:value="17168.209058498" calcext:value-type="float">
            <text:p>17168.209058498</text:p>
          </table:table-cell>
          <table:table-cell table:formula="of:=IF(MOD([.$A611];12)=1; ([.$B599]+[.$B602]+[.$B605]+[.$B608])/4*(1+[$Parameters.$E$4])*[$Parameters.$F$4]; 0)" office:value-type="float" office:value="0" calcext:value-type="float">
            <text:p>0</text:p>
          </table:table-cell>
          <table:table-cell table:formula="of:=([.$D610]-[.$E610])*POWER(1+[$Parameters.$I$4];1/12)+[$Parameters.$D$4]" office:value-type="float" office:value="1400788.77829724" calcext:value-type="float">
            <text:p>1400788.77829724</text:p>
          </table:table-cell>
          <table:table-cell office:value-type="float" office:value="0" calcext:value-type="float">
            <text:p>0</text:p>
          </table:table-cell>
          <table:table-cell table:formula="of:=[.$D611]-[.$B611]" office:value-type="float" office:value="1383620.56923874" calcext:value-type="float">
            <text:p>1383620.56923874</text:p>
          </table:table-cell>
          <table:table-cell table:formula="of:=[.$F611]/[.$B611]" office:value-type="float" office:value="80.5920154236397" calcext:value-type="float">
            <text:p>80.5920154236397</text:p>
          </table:table-cell>
          <table:table-cell table:formula="of:=[.$F611]/[.$A611]" office:value-type="float" office:value="2279.44080599463" calcext:value-type="float">
            <text:p>2279.44080599463</text:p>
          </table:table-cell>
          <table:table-cell table:formula="of:=[.$B611]" office:value-type="float" office:value="17168.209058498" calcext:value-type="float">
            <text:p>17168.209058498</text:p>
          </table:table-cell>
          <table:table-cell table:formula="of:=[.$D611]*(1-[.$O611])" office:value-type="float" office:value="1310860.94030811" calcext:value-type="float">
            <text:p>1310860.94030811</text:p>
          </table:table-cell>
          <table:table-cell table:formula="of:=[.$B611]" office:value-type="float" office:value="17168.209058498" calcext:value-type="float">
            <text:p>17168.209058498</text:p>
          </table:table-cell>
          <table:table-cell table:formula="of:=IF(FLOOR([.$A611]/12; 1) + 1 &gt;= [$Parameters.$K$70] - [$Parameters.$K$22]; [.$D611] ; 0)" office:value-type="float" office:value="1400788.77829724" calcext:value-type="float">
            <text:p>1400788.77829724</text:p>
          </table:table-cell>
          <table:table-cell table:formula="of:=([$Parameters.$D$4]-[$Parameters.$C$4])*[.$A611]" office:value-type="float" office:value="91657" calcext:value-type="float">
            <text:p>91657</text:p>
          </table:table-cell>
          <table:table-cell table:formula="of:=[.$M611]/([$Parameters.A$4]*[.$A611])" office:value-type="float" office:value="0.00290384615384615" calcext:value-type="float">
            <text:p>0.002903846153846</text:p>
          </table:table-cell>
          <table:table-cell table:formula="of:=SUM(INDIRECT( CELL(&quot;address&quot;;  INDEX([$Parameters.$L$22:$Parameters.$L$74];  FLOOR([.$A611]/12; 1) + 1;0))&amp;&quot;:&quot;&amp;CELL(&quot;address&quot;; [$Parameters.$L$70])))" office:value-type="float" office:value="0.064198" calcext:value-type="float">
            <text:p>0.064198</text:p>
          </table:table-cell>
          <table:table-cell table:formula="of:=[.$I611]/INDEX([$Parameters.$M$22:$Parameters.$M$120];  FLOOR([.$A611]/12; 1) + 1;0)" office:value-type="float" office:value="1151.45600660617" calcext:value-type="float">
            <text:p>1151.45600660617</text:p>
          </table:table-cell>
          <table:table-cell table:formula="of:=[.$J611]/ INDEX([$Parameters.$M$22:$Parameters.$M$120];  FLOOR([.$A611]/12; 1) + 1;0)" office:value-type="float" office:value="87918.2387865937" calcext:value-type="float">
            <text:p>87918.2387865937</text:p>
          </table:table-cell>
          <table:table-cell table:formula="of:=([.$Q611]-[.$P611])*[$Parameters.$M$70]" office:value-type="float" office:value="1410827.8880026" calcext:value-type="float">
            <text:p>1410827.8880026</text:p>
          </table:table-cell>
          <table:table-cell table:number-columns-repeated="2"/>
        </table:table-row>
        <table:table-row table:style-name="ro1">
          <table:table-cell office:value-type="float" office:value="608" calcext:value-type="float">
            <text:p>608</text:p>
          </table:table-cell>
          <table:table-cell table:formula="of:=([.$B611]-[.$C611])*POWER(1+[$Parameters.$H$4];1/12)+[$Parameters.$C$4]" office:value-type="float" office:value="17734.1962840009" calcext:value-type="float">
            <text:p>17734.1962840009</text:p>
          </table:table-cell>
          <table:table-cell table:formula="of:=IF(MOD([.$A612];12)=1; ([.$B600]+[.$B603]+[.$B606]+[.$B609])/4*(1+[$Parameters.$E$4])*[$Parameters.$F$4]; 0)" office:value-type="float" office:value="0" calcext:value-type="float">
            <text:p>0</text:p>
          </table:table-cell>
          <table:table-cell table:formula="of:=([.$D611]-[.$E611])*POWER(1+[$Parameters.$I$4];1/12)+[$Parameters.$D$4]" office:value-type="float" office:value="1407024.26517477" calcext:value-type="float">
            <text:p>1407024.26517477</text:p>
          </table:table-cell>
          <table:table-cell office:value-type="float" office:value="0" calcext:value-type="float">
            <text:p>0</text:p>
          </table:table-cell>
          <table:table-cell table:formula="of:=[.$D612]-[.$B612]" office:value-type="float" office:value="1389290.06889077" calcext:value-type="float">
            <text:p>1389290.06889077</text:p>
          </table:table-cell>
          <table:table-cell table:formula="of:=[.$F612]/[.$B612]" office:value-type="float" office:value="78.3396127257333" calcext:value-type="float">
            <text:p>78.3396127257333</text:p>
          </table:table-cell>
          <table:table-cell table:formula="of:=[.$F612]/[.$A612]" office:value-type="float" office:value="2285.0165606756" calcext:value-type="float">
            <text:p>2285.0165606756</text:p>
          </table:table-cell>
          <table:table-cell table:formula="of:=[.$B612]" office:value-type="float" office:value="17734.1962840009" calcext:value-type="float">
            <text:p>17734.1962840009</text:p>
          </table:table-cell>
          <table:table-cell table:formula="of:=[.$D612]*(1-[.$O612])" office:value-type="float" office:value="1316696.12139908" calcext:value-type="float">
            <text:p>1316696.12139908</text:p>
          </table:table-cell>
          <table:table-cell table:formula="of:=[.$B612]" office:value-type="float" office:value="17734.1962840009" calcext:value-type="float">
            <text:p>17734.1962840009</text:p>
          </table:table-cell>
          <table:table-cell table:formula="of:=IF(FLOOR([.$A612]/12; 1) + 1 &gt;= [$Parameters.$K$70] - [$Parameters.$K$22]; [.$D612] ; 0)" office:value-type="float" office:value="1407024.26517477" calcext:value-type="float">
            <text:p>1407024.26517477</text:p>
          </table:table-cell>
          <table:table-cell table:formula="of:=([$Parameters.$D$4]-[$Parameters.$C$4])*[.$A612]" office:value-type="float" office:value="91808" calcext:value-type="float">
            <text:p>91808</text:p>
          </table:table-cell>
          <table:table-cell table:formula="of:=[.$M612]/([$Parameters.A$4]*[.$A612])" office:value-type="float" office:value="0.00290384615384615" calcext:value-type="float">
            <text:p>0.002903846153846</text:p>
          </table:table-cell>
          <table:table-cell table:formula="of:=SUM(INDIRECT( CELL(&quot;address&quot;;  INDEX([$Parameters.$L$22:$Parameters.$L$74];  FLOOR([.$A612]/12; 1) + 1;0))&amp;&quot;:&quot;&amp;CELL(&quot;address&quot;; [$Parameters.$L$70])))" office:value-type="float" office:value="0.064198" calcext:value-type="float">
            <text:p>0.064198</text:p>
          </table:table-cell>
          <table:table-cell table:formula="of:=[.$I612]/INDEX([$Parameters.$M$22:$Parameters.$M$120];  FLOOR([.$A612]/12; 1) + 1;0)" office:value-type="float" office:value="1189.41624976532" calcext:value-type="float">
            <text:p>1189.41624976532</text:p>
          </table:table-cell>
          <table:table-cell table:formula="of:=[.$J612]/ INDEX([$Parameters.$M$22:$Parameters.$M$120];  FLOOR([.$A612]/12; 1) + 1;0)" office:value-type="float" office:value="88309.5990207295" calcext:value-type="float">
            <text:p>88309.5990207295</text:p>
          </table:table-cell>
          <table:table-cell table:formula="of:=([.$Q612]-[.$P612])*[$Parameters.$M$70]" office:value-type="float" office:value="1416574.17185588" calcext:value-type="float">
            <text:p>1416574.17185588</text:p>
          </table:table-cell>
          <table:table-cell table:number-columns-repeated="2"/>
        </table:table-row>
        <table:table-row table:style-name="ro1">
          <table:table-cell office:value-type="float" office:value="609" calcext:value-type="float">
            <text:p>609</text:p>
          </table:table-cell>
          <table:table-cell table:formula="of:=([.$B612]-[.$C612])*POWER(1+[$Parameters.$H$4];1/12)+[$Parameters.$C$4]" office:value-type="float" office:value="18306.3973994582" calcext:value-type="float">
            <text:p>18306.3973994582</text:p>
          </table:table-cell>
          <table:table-cell table:formula="of:=IF(MOD([.$A613];12)=1; ([.$B601]+[.$B604]+[.$B607]+[.$B610])/4*(1+[$Parameters.$E$4])*[$Parameters.$F$4]; 0)" office:value-type="float" office:value="0" calcext:value-type="float">
            <text:p>0</text:p>
          </table:table-cell>
          <table:table-cell table:formula="of:=([.$D612]-[.$E612])*POWER(1+[$Parameters.$I$4];1/12)+[$Parameters.$D$4]" office:value-type="float" office:value="1413285.15619769" calcext:value-type="float">
            <text:p>1413285.15619769</text:p>
          </table:table-cell>
          <table:table-cell office:value-type="float" office:value="0" calcext:value-type="float">
            <text:p>0</text:p>
          </table:table-cell>
          <table:table-cell table:formula="of:=[.$D613]-[.$B613]" office:value-type="float" office:value="1394978.75879823" calcext:value-type="float">
            <text:p>1394978.75879823</text:p>
          </table:table-cell>
          <table:table-cell table:formula="of:=[.$F613]/[.$B613]" office:value-type="float" office:value="76.201708526196" calcext:value-type="float">
            <text:p>76.201708526196</text:p>
          </table:table-cell>
          <table:table-cell table:formula="of:=[.$F613]/[.$A613]" office:value-type="float" office:value="2290.60551526803" calcext:value-type="float">
            <text:p>2290.60551526803</text:p>
          </table:table-cell>
          <table:table-cell table:formula="of:=[.$B613]" office:value-type="float" office:value="18306.3973994582" calcext:value-type="float">
            <text:p>18306.3973994582</text:p>
          </table:table-cell>
          <table:table-cell table:formula="of:=[.$D613]*(1-[.$O613])" office:value-type="float" office:value="1322555.07574011" calcext:value-type="float">
            <text:p>1322555.07574011</text:p>
          </table:table-cell>
          <table:table-cell table:formula="of:=[.$B613]" office:value-type="float" office:value="18306.3973994582" calcext:value-type="float">
            <text:p>18306.3973994582</text:p>
          </table:table-cell>
          <table:table-cell table:formula="of:=IF(FLOOR([.$A613]/12; 1) + 1 &gt;= [$Parameters.$K$70] - [$Parameters.$K$22]; [.$D613] ; 0)" office:value-type="float" office:value="1413285.15619769" calcext:value-type="float">
            <text:p>1413285.15619769</text:p>
          </table:table-cell>
          <table:table-cell table:formula="of:=([$Parameters.$D$4]-[$Parameters.$C$4])*[.$A613]" office:value-type="float" office:value="91959" calcext:value-type="float">
            <text:p>91959</text:p>
          </table:table-cell>
          <table:table-cell table:formula="of:=[.$M613]/([$Parameters.A$4]*[.$A613])" office:value-type="float" office:value="0.00290384615384615" calcext:value-type="float">
            <text:p>0.002903846153846</text:p>
          </table:table-cell>
          <table:table-cell table:formula="of:=SUM(INDIRECT( CELL(&quot;address&quot;;  INDEX([$Parameters.$L$22:$Parameters.$L$74];  FLOOR([.$A613]/12; 1) + 1;0))&amp;&quot;:&quot;&amp;CELL(&quot;address&quot;; [$Parameters.$L$70])))" office:value-type="float" office:value="0.064198" calcext:value-type="float">
            <text:p>0.064198</text:p>
          </table:table-cell>
          <table:table-cell table:formula="of:=[.$I613]/INDEX([$Parameters.$M$22:$Parameters.$M$120];  FLOOR([.$A613]/12; 1) + 1;0)" office:value-type="float" office:value="1227.7932528141" calcext:value-type="float">
            <text:p>1227.7932528141</text:p>
          </table:table-cell>
          <table:table-cell table:formula="of:=[.$J613]/ INDEX([$Parameters.$M$22:$Parameters.$M$120];  FLOOR([.$A613]/12; 1) + 1;0)" office:value-type="float" office:value="88702.5537049032" calcext:value-type="float">
            <text:p>88702.5537049032</text:p>
          </table:table-cell>
          <table:table-cell table:formula="of:=([.$Q613]-[.$P613])*[$Parameters.$M$70]" office:value-type="float" office:value="1422339.60495097" calcext:value-type="float">
            <text:p>1422339.60495097</text:p>
          </table:table-cell>
          <table:table-cell table:number-columns-repeated="2"/>
        </table:table-row>
        <table:table-row table:style-name="ro1">
          <table:table-cell office:value-type="float" office:value="610" calcext:value-type="float">
            <text:p>610</text:p>
          </table:table-cell>
          <table:table-cell table:formula="of:=([.$B613]-[.$C613])*POWER(1+[$Parameters.$H$4];1/12)+[$Parameters.$C$4]" office:value-type="float" office:value="18884.8806262479" calcext:value-type="float">
            <text:p>18884.8806262479</text:p>
          </table:table-cell>
          <table:table-cell table:formula="of:=IF(MOD([.$A614];12)=1; ([.$B602]+[.$B605]+[.$B608]+[.$B611])/4*(1+[$Parameters.$E$4])*[$Parameters.$F$4]; 0)" office:value-type="float" office:value="0" calcext:value-type="float">
            <text:p>0</text:p>
          </table:table-cell>
          <table:table-cell table:formula="of:=([.$D613]-[.$E613])*POWER(1+[$Parameters.$I$4];1/12)+[$Parameters.$D$4]" office:value-type="float" office:value="1419571.55486563" calcext:value-type="float">
            <text:p>1419571.55486563</text:p>
          </table:table-cell>
          <table:table-cell office:value-type="float" office:value="0" calcext:value-type="float">
            <text:p>0</text:p>
          </table:table-cell>
          <table:table-cell table:formula="of:=[.$D614]-[.$B614]" office:value-type="float" office:value="1400686.67423938" calcext:value-type="float">
            <text:p>1400686.67423938</text:p>
          </table:table-cell>
          <table:table-cell table:formula="of:=[.$F614]/[.$B614]" office:value-type="float" office:value="74.1697393783141" calcext:value-type="float">
            <text:p>74.1697393783141</text:p>
          </table:table-cell>
          <table:table-cell table:formula="of:=[.$F614]/[.$A614]" office:value-type="float" office:value="2296.20766268751" calcext:value-type="float">
            <text:p>2296.20766268751</text:p>
          </table:table-cell>
          <table:table-cell table:formula="of:=[.$B614]" office:value-type="float" office:value="18884.8806262479" calcext:value-type="float">
            <text:p>18884.8806262479</text:p>
          </table:table-cell>
          <table:table-cell table:formula="of:=[.$D614]*(1-[.$O614])" office:value-type="float" office:value="1328437.90018636" calcext:value-type="float">
            <text:p>1328437.90018636</text:p>
          </table:table-cell>
          <table:table-cell table:formula="of:=[.$B614]" office:value-type="float" office:value="18884.8806262479" calcext:value-type="float">
            <text:p>18884.8806262479</text:p>
          </table:table-cell>
          <table:table-cell table:formula="of:=IF(FLOOR([.$A614]/12; 1) + 1 &gt;= [$Parameters.$K$70] - [$Parameters.$K$22]; [.$D614] ; 0)" office:value-type="float" office:value="1419571.55486563" calcext:value-type="float">
            <text:p>1419571.55486563</text:p>
          </table:table-cell>
          <table:table-cell table:formula="of:=([$Parameters.$D$4]-[$Parameters.$C$4])*[.$A614]" office:value-type="float" office:value="92110" calcext:value-type="float">
            <text:p>92110</text:p>
          </table:table-cell>
          <table:table-cell table:formula="of:=[.$M614]/([$Parameters.A$4]*[.$A614])" office:value-type="float" office:value="0.00290384615384615" calcext:value-type="float">
            <text:p>0.002903846153846</text:p>
          </table:table-cell>
          <table:table-cell table:formula="of:=SUM(INDIRECT( CELL(&quot;address&quot;;  INDEX([$Parameters.$L$22:$Parameters.$L$74];  FLOOR([.$A614]/12; 1) + 1;0))&amp;&quot;:&quot;&amp;CELL(&quot;address&quot;; [$Parameters.$L$70])))" office:value-type="float" office:value="0.064198" calcext:value-type="float">
            <text:p>0.064198</text:p>
          </table:table-cell>
          <table:table-cell table:formula="of:=[.$I614]/INDEX([$Parameters.$M$22:$Parameters.$M$120];  FLOOR([.$A614]/12; 1) + 1;0)" office:value-type="float" office:value="1266.59159129765" calcext:value-type="float">
            <text:p>1266.59159129765</text:p>
          </table:table-cell>
          <table:table-cell table:formula="of:=[.$J614]/ INDEX([$Parameters.$M$22:$Parameters.$M$120];  FLOOR([.$A614]/12; 1) + 1;0)" office:value-type="float" office:value="89097.1093351016" calcext:value-type="float">
            <text:p>89097.1093351016</text:p>
          </table:table-cell>
          <table:table-cell table:formula="of:=([.$Q614]-[.$P614])*[$Parameters.$M$70]" office:value-type="float" office:value="1428124.21851425" calcext:value-type="float">
            <text:p>1428124.21851425</text:p>
          </table:table-cell>
          <table:table-cell table:number-columns-repeated="2"/>
        </table:table-row>
        <table:table-row table:style-name="ro1">
          <table:table-cell office:value-type="float" office:value="611" calcext:value-type="float">
            <text:p>611</text:p>
          </table:table-cell>
          <table:table-cell table:formula="of:=([.$B614]-[.$C614])*POWER(1+[$Parameters.$H$4];1/12)+[$Parameters.$C$4]" office:value-type="float" office:value="19469.7149347402" calcext:value-type="float">
            <text:p>19469.7149347402</text:p>
          </table:table-cell>
          <table:table-cell table:formula="of:=IF(MOD([.$A615];12)=1; ([.$B603]+[.$B606]+[.$B609]+[.$B612])/4*(1+[$Parameters.$E$4])*[$Parameters.$F$4]; 0)" office:value-type="float" office:value="0" calcext:value-type="float">
            <text:p>0</text:p>
          </table:table-cell>
          <table:table-cell table:formula="of:=([.$D614]-[.$E614])*POWER(1+[$Parameters.$I$4];1/12)+[$Parameters.$D$4]" office:value-type="float" office:value="1425883.5650999" calcext:value-type="float">
            <text:p>1425883.5650999</text:p>
          </table:table-cell>
          <table:table-cell office:value-type="float" office:value="0" calcext:value-type="float">
            <text:p>0</text:p>
          </table:table-cell>
          <table:table-cell table:formula="of:=[.$D615]-[.$B615]" office:value-type="float" office:value="1406413.85016516" calcext:value-type="float">
            <text:p>1406413.85016516</text:p>
          </table:table-cell>
          <table:table-cell table:formula="of:=[.$F615]/[.$B615]" office:value-type="float" office:value="72.2359754562028" calcext:value-type="float">
            <text:p>72.2359754562028</text:p>
          </table:table-cell>
          <table:table-cell table:formula="of:=[.$F615]/[.$A615]" office:value-type="float" office:value="2301.82299536032" calcext:value-type="float">
            <text:p>2301.82299536032</text:p>
          </table:table-cell>
          <table:table-cell table:formula="of:=[.$B615]" office:value-type="float" office:value="19469.7149347402" calcext:value-type="float">
            <text:p>19469.7149347402</text:p>
          </table:table-cell>
          <table:table-cell table:formula="of:=[.$D615]*(1-[.$O615])" office:value-type="float" office:value="1334344.69198761" calcext:value-type="float">
            <text:p>1334344.69198761</text:p>
          </table:table-cell>
          <table:table-cell table:formula="of:=[.$B615]" office:value-type="float" office:value="19469.7149347402" calcext:value-type="float">
            <text:p>19469.7149347402</text:p>
          </table:table-cell>
          <table:table-cell table:formula="of:=IF(FLOOR([.$A615]/12; 1) + 1 &gt;= [$Parameters.$K$70] - [$Parameters.$K$22]; [.$D615] ; 0)" office:value-type="float" office:value="1425883.5650999" calcext:value-type="float">
            <text:p>1425883.5650999</text:p>
          </table:table-cell>
          <table:table-cell table:formula="of:=([$Parameters.$D$4]-[$Parameters.$C$4])*[.$A615]" office:value-type="float" office:value="92261" calcext:value-type="float">
            <text:p>92261</text:p>
          </table:table-cell>
          <table:table-cell table:formula="of:=[.$M615]/([$Parameters.A$4]*[.$A615])" office:value-type="float" office:value="0.00290384615384615" calcext:value-type="float">
            <text:p>0.002903846153846</text:p>
          </table:table-cell>
          <table:table-cell table:formula="of:=SUM(INDIRECT( CELL(&quot;address&quot;;  INDEX([$Parameters.$L$22:$Parameters.$L$74];  FLOOR([.$A615]/12; 1) + 1;0))&amp;&quot;:&quot;&amp;CELL(&quot;address&quot;; [$Parameters.$L$70])))" office:value-type="float" office:value="0.064198" calcext:value-type="float">
            <text:p>0.064198</text:p>
          </table:table-cell>
          <table:table-cell table:formula="of:=[.$I615]/INDEX([$Parameters.$M$22:$Parameters.$M$120];  FLOOR([.$A615]/12; 1) + 1;0)" office:value-type="float" office:value="1305.81589099532" calcext:value-type="float">
            <text:p>1305.81589099532</text:p>
          </table:table-cell>
          <table:table-cell table:formula="of:=[.$J615]/ INDEX([$Parameters.$M$22:$Parameters.$M$120];  FLOOR([.$A615]/12; 1) + 1;0)" office:value-type="float" office:value="89493.2724337769" calcext:value-type="float">
            <text:p>89493.2724337769</text:p>
          </table:table-cell>
          <table:table-cell table:formula="of:=([.$Q615]-[.$P615])*[$Parameters.$M$70]" office:value-type="float" office:value="1433928.04338563" calcext:value-type="float">
            <text:p>1433928.04338563</text:p>
          </table:table-cell>
          <table:table-cell table:number-columns-repeated="2"/>
        </table:table-row>
        <table:table-row table:style-name="ro1">
          <table:table-cell office:value-type="float" office:value="612" calcext:value-type="float">
            <text:p>612</text:p>
          </table:table-cell>
          <table:table-cell table:formula="of:=([.$B615]-[.$C615])*POWER(1+[$Parameters.$H$4];1/12)+[$Parameters.$C$4]" office:value-type="float" office:value="20060.9700525208" calcext:value-type="float">
            <text:p>20060.9700525208</text:p>
          </table:table-cell>
          <table:table-cell table:formula="of:=IF(MOD([.$A616];12)=1; ([.$B604]+[.$B607]+[.$B610]+[.$B613])/4*(1+[$Parameters.$E$4])*[$Parameters.$F$4]; 0)" office:value-type="float" office:value="0" calcext:value-type="float">
            <text:p>0</text:p>
          </table:table-cell>
          <table:table-cell table:formula="of:=([.$D615]-[.$E615])*POWER(1+[$Parameters.$I$4];1/12)+[$Parameters.$D$4]" office:value-type="float" office:value="1432221.29124518" calcext:value-type="float">
            <text:p>1432221.29124518</text:p>
          </table:table-cell>
          <table:table-cell office:value-type="float" office:value="0" calcext:value-type="float">
            <text:p>0</text:p>
          </table:table-cell>
          <table:table-cell table:formula="of:=[.$D616]-[.$B616]" office:value-type="float" office:value="1412160.32119266" calcext:value-type="float">
            <text:p>1412160.32119266</text:p>
          </table:table-cell>
          <table:table-cell table:formula="of:=[.$F616]/[.$B616]" office:value-type="float" office:value="70.3934215292454" calcext:value-type="float">
            <text:p>70.3934215292454</text:p>
          </table:table-cell>
          <table:table-cell table:formula="of:=[.$F616]/[.$A616]" office:value-type="float" office:value="2307.45150521677" calcext:value-type="float">
            <text:p>2307.45150521677</text:p>
          </table:table-cell>
          <table:table-cell table:formula="of:=[.$B616]" office:value-type="float" office:value="20060.9700525208" calcext:value-type="float">
            <text:p>20060.9700525208</text:p>
          </table:table-cell>
          <table:table-cell table:formula="of:=[.$D616]*(1-[.$O616])" office:value-type="float" office:value="1305436.76588029" calcext:value-type="float">
            <text:p>1305436.76588029</text:p>
          </table:table-cell>
          <table:table-cell table:formula="of:=[.$B616]" office:value-type="float" office:value="20060.9700525208" calcext:value-type="float">
            <text:p>20060.9700525208</text:p>
          </table:table-cell>
          <table:table-cell table:formula="of:=IF(FLOOR([.$A616]/12; 1) + 1 &gt;= [$Parameters.$K$70] - [$Parameters.$K$22]; [.$D616] ; 0)" office:value-type="float" office:value="1432221.29124518" calcext:value-type="float">
            <text:p>1432221.29124518</text:p>
          </table:table-cell>
          <table:table-cell table:formula="of:=([$Parameters.$D$4]-[$Parameters.$C$4])*[.$A616]" office:value-type="float" office:value="92412" calcext:value-type="float">
            <text:p>92412</text:p>
          </table:table-cell>
          <table:table-cell table:formula="of:=[.$M616]/([$Parameters.A$4]*[.$A616])" office:value-type="float" office:value="0.00290384615384615" calcext:value-type="float">
            <text:p>0.002903846153846</text:p>
          </table:table-cell>
          <table:table-cell table:formula="of:=SUM(INDIRECT( CELL(&quot;address&quot;;  INDEX([$Parameters.$L$22:$Parameters.$L$74];  FLOOR([.$A616]/12; 1) + 1;0))&amp;&quot;:&quot;&amp;CELL(&quot;address&quot;; [$Parameters.$L$70])))" office:value-type="float" office:value="0.088523" calcext:value-type="float">
            <text:p>0.088523</text:p>
          </table:table-cell>
          <table:table-cell table:formula="of:=[.$I616]/INDEX([$Parameters.$M$22:$Parameters.$M$120];  FLOOR([.$A616]/12; 1) + 1;0)" office:value-type="float" office:value="1408.77598683432" calcext:value-type="float">
            <text:p>1408.77598683432</text:p>
          </table:table-cell>
          <table:table-cell table:formula="of:=[.$J616]/ INDEX([$Parameters.$M$22:$Parameters.$M$120];  FLOOR([.$A616]/12; 1) + 1;0)" office:value-type="float" office:value="91673.9301882224" calcext:value-type="float">
            <text:p>91673.9301882224</text:p>
          </table:table-cell>
          <table:table-cell table:formula="of:=([.$Q616]-[.$P616])*[$Parameters.$M$70]" office:value-type="float" office:value="1467711.40731457" calcext:value-type="float">
            <text:p>1467711.40731457</text:p>
          </table:table-cell>
          <table:table-cell table:number-columns-repeated="2"/>
        </table:table-row>
        <table:table-row table:style-name="ro1">
          <table:table-cell office:value-type="float" office:value="613" calcext:value-type="float">
            <text:p>613</text:p>
          </table:table-cell>
          <table:table-cell table:formula="of:=([.$B616]-[.$C616])*POWER(1+[$Parameters.$H$4];1/12)+[$Parameters.$C$4]" office:value-type="float" office:value="20658.7164727043" calcext:value-type="float">
            <text:p>20658.7164727043</text:p>
          </table:table-cell>
          <table:table-cell table:formula="of:=IF(MOD([.$A617];12)=1; ([.$B605]+[.$B608]+[.$B611]+[.$B614])/4*(1+[$Parameters.$E$4])*[$Parameters.$F$4]; 0)" office:value-type="float" office:value="6759.66710841109" calcext:value-type="float">
            <text:p>6759.66710841109</text:p>
          </table:table-cell>
          <table:table-cell table:formula="of:=([.$D616]-[.$E616])*POWER(1+[$Parameters.$I$4];1/12)+[$Parameters.$D$4]" office:value-type="float" office:value="1438584.83807129" calcext:value-type="float">
            <text:p>1438584.83807129</text:p>
          </table:table-cell>
          <table:table-cell office:value-type="float" office:value="0" calcext:value-type="float">
            <text:p>0</text:p>
          </table:table-cell>
          <table:table-cell table:formula="of:=[.$D617]-[.$B617]" office:value-type="float" office:value="1417926.12159859" calcext:value-type="float">
            <text:p>1417926.12159859</text:p>
          </table:table-cell>
          <table:table-cell table:formula="of:=[.$F617]/[.$B617]" office:value-type="float" office:value="68.6357317247686" calcext:value-type="float">
            <text:p>68.6357317247686</text:p>
          </table:table-cell>
          <table:table-cell table:formula="of:=[.$F617]/[.$A617]" office:value-type="float" office:value="2313.09318368448" calcext:value-type="float">
            <text:p>2313.09318368448</text:p>
          </table:table-cell>
          <table:table-cell table:formula="of:=[.$B617]" office:value-type="float" office:value="20658.7164727043" calcext:value-type="float">
            <text:p>20658.7164727043</text:p>
          </table:table-cell>
          <table:table-cell table:formula="of:=[.$D617]*(1-[.$O617])" office:value-type="float" office:value="1311236.99245071" calcext:value-type="float">
            <text:p>1311236.99245071</text:p>
          </table:table-cell>
          <table:table-cell table:formula="of:=[.$B617]" office:value-type="float" office:value="20658.7164727043" calcext:value-type="float">
            <text:p>20658.7164727043</text:p>
          </table:table-cell>
          <table:table-cell table:formula="of:=IF(FLOOR([.$A617]/12; 1) + 1 &gt;= [$Parameters.$K$70] - [$Parameters.$K$22]; [.$D617] ; 0)" office:value-type="float" office:value="1438584.83807129" calcext:value-type="float">
            <text:p>1438584.83807129</text:p>
          </table:table-cell>
          <table:table-cell table:formula="of:=([$Parameters.$D$4]-[$Parameters.$C$4])*[.$A617]" office:value-type="float" office:value="92563" calcext:value-type="float">
            <text:p>92563</text:p>
          </table:table-cell>
          <table:table-cell table:formula="of:=[.$M617]/([$Parameters.A$4]*[.$A617])" office:value-type="float" office:value="0.00290384615384615" calcext:value-type="float">
            <text:p>0.002903846153846</text:p>
          </table:table-cell>
          <table:table-cell table:formula="of:=SUM(INDIRECT( CELL(&quot;address&quot;;  INDEX([$Parameters.$L$22:$Parameters.$L$74];  FLOOR([.$A617]/12; 1) + 1;0))&amp;&quot;:&quot;&amp;CELL(&quot;address&quot;; [$Parameters.$L$70])))" office:value-type="float" office:value="0.088523" calcext:value-type="float">
            <text:p>0.088523</text:p>
          </table:table-cell>
          <table:table-cell table:formula="of:=[.$I617]/INDEX([$Parameters.$M$22:$Parameters.$M$120];  FLOOR([.$A617]/12; 1) + 1;0)" office:value-type="float" office:value="1450.75256128541" calcext:value-type="float">
            <text:p>1450.75256128541</text:p>
          </table:table-cell>
          <table:table-cell table:formula="of:=[.$J617]/ INDEX([$Parameters.$M$22:$Parameters.$M$120];  FLOOR([.$A617]/12; 1) + 1;0)" office:value-type="float" office:value="92081.2494698531" calcext:value-type="float">
            <text:p>92081.2494698531</text:p>
          </table:table-cell>
          <table:table-cell table:formula="of:=([.$Q617]-[.$P617])*[$Parameters.$M$70]" office:value-type="float" office:value="1473651.87973331" calcext:value-type="float">
            <text:p>1473651.87973331</text:p>
          </table:table-cell>
          <table:table-cell table:number-columns-repeated="2"/>
        </table:table-row>
        <table:table-row table:style-name="ro1">
          <table:table-cell office:value-type="float" office:value="614" calcext:value-type="float">
            <text:p>614</text:p>
          </table:table-cell>
          <table:table-cell table:formula="of:=([.$B617]-[.$C617])*POWER(1+[$Parameters.$H$4];1/12)+[$Parameters.$C$4]" office:value-type="float" office:value="14429.1449695119" calcext:value-type="float">
            <text:p>14429.1449695119</text:p>
          </table:table-cell>
          <table:table-cell table:formula="of:=IF(MOD([.$A618];12)=1; ([.$B606]+[.$B609]+[.$B612]+[.$B615])/4*(1+[$Parameters.$E$4])*[$Parameters.$F$4]; 0)" office:value-type="float" office:value="0" calcext:value-type="float">
            <text:p>0</text:p>
          </table:table-cell>
          <table:table-cell table:formula="of:=([.$D617]-[.$E617])*POWER(1+[$Parameters.$I$4];1/12)+[$Parameters.$D$4]" office:value-type="float" office:value="1444974.31077488" calcext:value-type="float">
            <text:p>1444974.31077488</text:p>
          </table:table-cell>
          <table:table-cell office:value-type="float" office:value="0" calcext:value-type="float">
            <text:p>0</text:p>
          </table:table-cell>
          <table:table-cell table:formula="of:=[.$D618]-[.$B618]" office:value-type="float" office:value="1430545.16580536" calcext:value-type="float">
            <text:p>1430545.16580536</text:p>
          </table:table-cell>
          <table:table-cell table:formula="of:=[.$F618]/[.$B618]" office:value-type="float" office:value="99.1427536994075" calcext:value-type="float">
            <text:p>99.1427536994075</text:p>
          </table:table-cell>
          <table:table-cell table:formula="of:=[.$F618]/[.$A618]" office:value-type="float" office:value="2329.87812020417" calcext:value-type="float">
            <text:p>2329.87812020417</text:p>
          </table:table-cell>
          <table:table-cell table:formula="of:=[.$B618]" office:value-type="float" office:value="14429.1449695119" calcext:value-type="float">
            <text:p>14429.1449695119</text:p>
          </table:table-cell>
          <table:table-cell table:formula="of:=[.$D618]*(1-[.$O618])" office:value-type="float" office:value="1317060.84986215" calcext:value-type="float">
            <text:p>1317060.84986215</text:p>
          </table:table-cell>
          <table:table-cell table:formula="of:=[.$B618]" office:value-type="float" office:value="14429.1449695119" calcext:value-type="float">
            <text:p>14429.1449695119</text:p>
          </table:table-cell>
          <table:table-cell table:formula="of:=IF(FLOOR([.$A618]/12; 1) + 1 &gt;= [$Parameters.$K$70] - [$Parameters.$K$22]; [.$D618] ; 0)" office:value-type="float" office:value="1444974.31077488" calcext:value-type="float">
            <text:p>1444974.31077488</text:p>
          </table:table-cell>
          <table:table-cell table:formula="of:=([$Parameters.$D$4]-[$Parameters.$C$4])*[.$A618]" office:value-type="float" office:value="92714" calcext:value-type="float">
            <text:p>92714</text:p>
          </table:table-cell>
          <table:table-cell table:formula="of:=[.$M618]/([$Parameters.A$4]*[.$A618])" office:value-type="float" office:value="0.00290384615384615" calcext:value-type="float">
            <text:p>0.002903846153846</text:p>
          </table:table-cell>
          <table:table-cell table:formula="of:=SUM(INDIRECT( CELL(&quot;address&quot;;  INDEX([$Parameters.$L$22:$Parameters.$L$74];  FLOOR([.$A618]/12; 1) + 1;0))&amp;&quot;:&quot;&amp;CELL(&quot;address&quot;; [$Parameters.$L$70])))" office:value-type="float" office:value="0.088523" calcext:value-type="float">
            <text:p>0.088523</text:p>
          </table:table-cell>
          <table:table-cell table:formula="of:=[.$I618]/INDEX([$Parameters.$M$22:$Parameters.$M$120];  FLOOR([.$A618]/12; 1) + 1;0)" office:value-type="float" office:value="1013.28265235336" calcext:value-type="float">
            <text:p>1013.28265235336</text:p>
          </table:table-cell>
          <table:table-cell table:formula="of:=[.$J618]/ INDEX([$Parameters.$M$22:$Parameters.$M$120];  FLOOR([.$A618]/12; 1) + 1;0)" office:value-type="float" office:value="92490.2282206567" calcext:value-type="float">
            <text:p>92490.2282206567</text:p>
          </table:table-cell>
          <table:table-cell table:formula="of:=([.$Q618]-[.$P618])*[$Parameters.$M$70]" office:value-type="float" office:value="1487415.13494061" calcext:value-type="float">
            <text:p>1487415.13494061</text:p>
          </table:table-cell>
          <table:table-cell table:number-columns-repeated="2"/>
        </table:table-row>
        <table:table-row table:style-name="ro1">
          <table:table-cell office:value-type="float" office:value="615" calcext:value-type="float">
            <text:p>615</text:p>
          </table:table-cell>
          <table:table-cell table:formula="of:=([.$B618]-[.$C618])*POWER(1+[$Parameters.$H$4];1/12)+[$Parameters.$C$4]" office:value-type="float" office:value="14965.0604158998" calcext:value-type="float">
            <text:p>14965.0604158998</text:p>
          </table:table-cell>
          <table:table-cell table:formula="of:=IF(MOD([.$A619];12)=1; ([.$B607]+[.$B610]+[.$B613]+[.$B616])/4*(1+[$Parameters.$E$4])*[$Parameters.$F$4]; 0)" office:value-type="float" office:value="0" calcext:value-type="float">
            <text:p>0</text:p>
          </table:table-cell>
          <table:table-cell table:formula="of:=([.$D618]-[.$E618])*POWER(1+[$Parameters.$I$4];1/12)+[$Parameters.$D$4]" office:value-type="float" office:value="1451389.81498116" calcext:value-type="float">
            <text:p>1451389.81498116</text:p>
          </table:table-cell>
          <table:table-cell office:value-type="float" office:value="0" calcext:value-type="float">
            <text:p>0</text:p>
          </table:table-cell>
          <table:table-cell table:formula="of:=[.$D619]-[.$B619]" office:value-type="float" office:value="1436424.75456526" calcext:value-type="float">
            <text:p>1436424.75456526</text:p>
          </table:table-cell>
          <table:table-cell table:formula="of:=[.$F619]/[.$B619]" office:value-type="float" office:value="95.9852292369713" calcext:value-type="float">
            <text:p>95.9852292369713</text:p>
          </table:table-cell>
          <table:table-cell table:formula="of:=[.$F619]/[.$A619]" office:value-type="float" office:value="2335.65000742319" calcext:value-type="float">
            <text:p>2335.65000742319</text:p>
          </table:table-cell>
          <table:table-cell table:formula="of:=[.$B619]" office:value-type="float" office:value="14965.0604158998" calcext:value-type="float">
            <text:p>14965.0604158998</text:p>
          </table:table-cell>
          <table:table-cell table:formula="of:=[.$D619]*(1-[.$O619])" office:value-type="float" office:value="1322908.43438959" calcext:value-type="float">
            <text:p>1322908.43438959</text:p>
          </table:table-cell>
          <table:table-cell table:formula="of:=[.$B619]" office:value-type="float" office:value="14965.0604158998" calcext:value-type="float">
            <text:p>14965.0604158998</text:p>
          </table:table-cell>
          <table:table-cell table:formula="of:=IF(FLOOR([.$A619]/12; 1) + 1 &gt;= [$Parameters.$K$70] - [$Parameters.$K$22]; [.$D619] ; 0)" office:value-type="float" office:value="1451389.81498116" calcext:value-type="float">
            <text:p>1451389.81498116</text:p>
          </table:table-cell>
          <table:table-cell table:formula="of:=([$Parameters.$D$4]-[$Parameters.$C$4])*[.$A619]" office:value-type="float" office:value="92865" calcext:value-type="float">
            <text:p>92865</text:p>
          </table:table-cell>
          <table:table-cell table:formula="of:=[.$M619]/([$Parameters.A$4]*[.$A619])" office:value-type="float" office:value="0.00290384615384615" calcext:value-type="float">
            <text:p>0.002903846153846</text:p>
          </table:table-cell>
          <table:table-cell table:formula="of:=SUM(INDIRECT( CELL(&quot;address&quot;;  INDEX([$Parameters.$L$22:$Parameters.$L$74];  FLOOR([.$A619]/12; 1) + 1;0))&amp;&quot;:&quot;&amp;CELL(&quot;address&quot;; [$Parameters.$L$70])))" office:value-type="float" office:value="0.088523" calcext:value-type="float">
            <text:p>0.088523</text:p>
          </table:table-cell>
          <table:table-cell table:formula="of:=[.$I619]/INDEX([$Parameters.$M$22:$Parameters.$M$120];  FLOOR([.$A619]/12; 1) + 1;0)" office:value-type="float" office:value="1050.91716403791" calcext:value-type="float">
            <text:p>1050.91716403791</text:p>
          </table:table-cell>
          <table:table-cell table:formula="of:=[.$J619]/ INDEX([$Parameters.$M$22:$Parameters.$M$120];  FLOOR([.$A619]/12; 1) + 1;0)" office:value-type="float" office:value="92900.8732015159" calcext:value-type="float">
            <text:p>92900.8732015159</text:p>
          </table:table-cell>
          <table:table-cell table:formula="of:=([.$Q619]-[.$P619])*[$Parameters.$M$70]" office:value-type="float" office:value="1493480.28516939" calcext:value-type="float">
            <text:p>1493480.28516939</text:p>
          </table:table-cell>
          <table:table-cell table:number-columns-repeated="2"/>
        </table:table-row>
        <table:table-row table:style-name="ro1">
          <table:table-cell office:value-type="float" office:value="616" calcext:value-type="float">
            <text:p>616</text:p>
          </table:table-cell>
          <table:table-cell table:formula="of:=([.$B619]-[.$C619])*POWER(1+[$Parameters.$H$4];1/12)+[$Parameters.$C$4]" office:value-type="float" office:value="15506.8595986313" calcext:value-type="float">
            <text:p>15506.8595986313</text:p>
          </table:table-cell>
          <table:table-cell table:formula="of:=IF(MOD([.$A620];12)=1; ([.$B608]+[.$B611]+[.$B614]+[.$B617])/4*(1+[$Parameters.$E$4])*[$Parameters.$F$4]; 0)" office:value-type="float" office:value="0" calcext:value-type="float">
            <text:p>0</text:p>
          </table:table-cell>
          <table:table-cell table:formula="of:=([.$D619]-[.$E619])*POWER(1+[$Parameters.$I$4];1/12)+[$Parameters.$D$4]" office:value-type="float" office:value="1457831.45674572" calcext:value-type="float">
            <text:p>1457831.45674572</text:p>
          </table:table-cell>
          <table:table-cell office:value-type="float" office:value="0" calcext:value-type="float">
            <text:p>0</text:p>
          </table:table-cell>
          <table:table-cell table:formula="of:=[.$D620]-[.$B620]" office:value-type="float" office:value="1442324.59714709" calcext:value-type="float">
            <text:p>1442324.59714709</text:p>
          </table:table-cell>
          <table:table-cell table:formula="of:=[.$F620]/[.$B620]" office:value-type="float" office:value="93.0120368971675" calcext:value-type="float">
            <text:p>93.0120368971675</text:p>
          </table:table-cell>
          <table:table-cell table:formula="of:=[.$F620]/[.$A620]" office:value-type="float" office:value="2341.4360343297" calcext:value-type="float">
            <text:p>2341.4360343297</text:p>
          </table:table-cell>
          <table:table-cell table:formula="of:=[.$B620]" office:value-type="float" office:value="15506.8595986313" calcext:value-type="float">
            <text:p>15506.8595986313</text:p>
          </table:table-cell>
          <table:table-cell table:formula="of:=[.$D620]*(1-[.$O620])" office:value-type="float" office:value="1328779.84270022" calcext:value-type="float">
            <text:p>1328779.84270022</text:p>
          </table:table-cell>
          <table:table-cell table:formula="of:=[.$B620]" office:value-type="float" office:value="15506.8595986313" calcext:value-type="float">
            <text:p>15506.8595986313</text:p>
          </table:table-cell>
          <table:table-cell table:formula="of:=IF(FLOOR([.$A620]/12; 1) + 1 &gt;= [$Parameters.$K$70] - [$Parameters.$K$22]; [.$D620] ; 0)" office:value-type="float" office:value="1457831.45674572" calcext:value-type="float">
            <text:p>1457831.45674572</text:p>
          </table:table-cell>
          <table:table-cell table:formula="of:=([$Parameters.$D$4]-[$Parameters.$C$4])*[.$A620]" office:value-type="float" office:value="93016" calcext:value-type="float">
            <text:p>93016</text:p>
          </table:table-cell>
          <table:table-cell table:formula="of:=[.$M620]/([$Parameters.A$4]*[.$A620])" office:value-type="float" office:value="0.00290384615384615" calcext:value-type="float">
            <text:p>0.002903846153846</text:p>
          </table:table-cell>
          <table:table-cell table:formula="of:=SUM(INDIRECT( CELL(&quot;address&quot;;  INDEX([$Parameters.$L$22:$Parameters.$L$74];  FLOOR([.$A620]/12; 1) + 1;0))&amp;&quot;:&quot;&amp;CELL(&quot;address&quot;; [$Parameters.$L$70])))" office:value-type="float" office:value="0.088523" calcext:value-type="float">
            <text:p>0.088523</text:p>
          </table:table-cell>
          <table:table-cell table:formula="of:=[.$I620]/INDEX([$Parameters.$M$22:$Parameters.$M$120];  FLOOR([.$A620]/12; 1) + 1;0)" office:value-type="float" office:value="1088.96485945445" calcext:value-type="float">
            <text:p>1088.96485945445</text:p>
          </table:table-cell>
          <table:table-cell table:formula="of:=[.$J620]/ INDEX([$Parameters.$M$22:$Parameters.$M$120];  FLOOR([.$A620]/12; 1) + 1;0)" office:value-type="float" office:value="93313.1912008583" calcext:value-type="float">
            <text:p>93313.1912008583</text:p>
          </table:table-cell>
          <table:table-cell table:formula="of:=([.$Q620]-[.$P620])*[$Parameters.$M$70]" office:value-type="float" office:value="1499565.92031123" calcext:value-type="float">
            <text:p>1499565.92031123</text:p>
          </table:table-cell>
          <table:table-cell table:number-columns-repeated="2"/>
        </table:table-row>
        <table:table-row table:style-name="ro1">
          <table:table-cell office:value-type="float" office:value="617" calcext:value-type="float">
            <text:p>617</text:p>
          </table:table-cell>
          <table:table-cell table:formula="of:=([.$B620]-[.$C620])*POWER(1+[$Parameters.$H$4];1/12)+[$Parameters.$C$4]" office:value-type="float" office:value="16054.6071143768" calcext:value-type="float">
            <text:p>16054.6071143768</text:p>
          </table:table-cell>
          <table:table-cell table:formula="of:=IF(MOD([.$A621];12)=1; ([.$B609]+[.$B612]+[.$B615]+[.$B618])/4*(1+[$Parameters.$E$4])*[$Parameters.$F$4]; 0)" office:value-type="float" office:value="0" calcext:value-type="float">
            <text:p>0</text:p>
          </table:table-cell>
          <table:table-cell table:formula="of:=([.$D620]-[.$E620])*POWER(1+[$Parameters.$I$4];1/12)+[$Parameters.$D$4]" office:value-type="float" office:value="1464299.3425562" calcext:value-type="float">
            <text:p>1464299.3425562</text:p>
          </table:table-cell>
          <table:table-cell office:value-type="float" office:value="0" calcext:value-type="float">
            <text:p>0</text:p>
          </table:table-cell>
          <table:table-cell table:formula="of:=[.$D621]-[.$B621]" office:value-type="float" office:value="1448244.73544183" calcext:value-type="float">
            <text:p>1448244.73544183</text:p>
          </table:table-cell>
          <table:table-cell table:formula="of:=[.$F621]/[.$B621]" office:value-type="float" office:value="90.2074230234466" calcext:value-type="float">
            <text:p>90.2074230234466</text:p>
          </table:table-cell>
          <table:table-cell table:formula="of:=[.$F621]/[.$A621]" office:value-type="float" office:value="2347.23620006779" calcext:value-type="float">
            <text:p>2347.23620006779</text:p>
          </table:table-cell>
          <table:table-cell table:formula="of:=[.$B621]" office:value-type="float" office:value="16054.6071143768" calcext:value-type="float">
            <text:p>16054.6071143768</text:p>
          </table:table-cell>
          <table:table-cell table:formula="of:=[.$D621]*(1-[.$O621])" office:value-type="float" office:value="1334675.1718551" calcext:value-type="float">
            <text:p>1334675.1718551</text:p>
          </table:table-cell>
          <table:table-cell table:formula="of:=[.$B621]" office:value-type="float" office:value="16054.6071143768" calcext:value-type="float">
            <text:p>16054.6071143768</text:p>
          </table:table-cell>
          <table:table-cell table:formula="of:=IF(FLOOR([.$A621]/12; 1) + 1 &gt;= [$Parameters.$K$70] - [$Parameters.$K$22]; [.$D621] ; 0)" office:value-type="float" office:value="1464299.3425562" calcext:value-type="float">
            <text:p>1464299.3425562</text:p>
          </table:table-cell>
          <table:table-cell table:formula="of:=([$Parameters.$D$4]-[$Parameters.$C$4])*[.$A621]" office:value-type="float" office:value="93167" calcext:value-type="float">
            <text:p>93167</text:p>
          </table:table-cell>
          <table:table-cell table:formula="of:=[.$M621]/([$Parameters.A$4]*[.$A621])" office:value-type="float" office:value="0.00290384615384615" calcext:value-type="float">
            <text:p>0.002903846153846</text:p>
          </table:table-cell>
          <table:table-cell table:formula="of:=SUM(INDIRECT( CELL(&quot;address&quot;;  INDEX([$Parameters.$L$22:$Parameters.$L$74];  FLOOR([.$A621]/12; 1) + 1;0))&amp;&quot;:&quot;&amp;CELL(&quot;address&quot;; [$Parameters.$L$70])))" office:value-type="float" office:value="0.088523" calcext:value-type="float">
            <text:p>0.088523</text:p>
          </table:table-cell>
          <table:table-cell table:formula="of:=[.$I621]/INDEX([$Parameters.$M$22:$Parameters.$M$120];  FLOOR([.$A621]/12; 1) + 1;0)" office:value-type="float" office:value="1127.43027488601" calcext:value-type="float">
            <text:p>1127.43027488601</text:p>
          </table:table-cell>
          <table:table-cell table:formula="of:=[.$J621]/ INDEX([$Parameters.$M$22:$Parameters.$M$120];  FLOOR([.$A621]/12; 1) + 1;0)" office:value-type="float" office:value="93727.1890347682" calcext:value-type="float">
            <text:p>93727.1890347682</text:p>
          </table:table-cell>
          <table:table-cell table:formula="of:=([.$Q621]-[.$P621])*[$Parameters.$M$70]" office:value-type="float" office:value="1505672.07743569" calcext:value-type="float">
            <text:p>1505672.07743569</text:p>
          </table:table-cell>
          <table:table-cell table:number-columns-repeated="2"/>
        </table:table-row>
        <table:table-row table:style-name="ro1">
          <table:table-cell office:value-type="float" office:value="618" calcext:value-type="float">
            <text:p>618</text:p>
          </table:table-cell>
          <table:table-cell table:formula="of:=([.$B621]-[.$C621])*POWER(1+[$Parameters.$H$4];1/12)+[$Parameters.$C$4]" office:value-type="float" office:value="16608.3682690038" calcext:value-type="float">
            <text:p>16608.3682690038</text:p>
          </table:table-cell>
          <table:table-cell table:formula="of:=IF(MOD([.$A622];12)=1; ([.$B610]+[.$B613]+[.$B616]+[.$B619])/4*(1+[$Parameters.$E$4])*[$Parameters.$F$4]; 0)" office:value-type="float" office:value="0" calcext:value-type="float">
            <text:p>0</text:p>
          </table:table-cell>
          <table:table-cell table:formula="of:=([.$D621]-[.$E621])*POWER(1+[$Parameters.$I$4];1/12)+[$Parameters.$D$4]" office:value-type="float" office:value="1470793.57933409" calcext:value-type="float">
            <text:p>1470793.57933409</text:p>
          </table:table-cell>
          <table:table-cell office:value-type="float" office:value="0" calcext:value-type="float">
            <text:p>0</text:p>
          </table:table-cell>
          <table:table-cell table:formula="of:=[.$D622]-[.$B622]" office:value-type="float" office:value="1454185.21106509" calcext:value-type="float">
            <text:p>1454185.21106509</text:p>
          </table:table-cell>
          <table:table-cell table:formula="of:=[.$F622]/[.$B622]" office:value-type="float" office:value="87.5573799612233" calcext:value-type="float">
            <text:p>87.5573799612233</text:p>
          </table:table-cell>
          <table:table-cell table:formula="of:=[.$F622]/[.$A622]" office:value-type="float" office:value="2353.05050334157" calcext:value-type="float">
            <text:p>2353.05050334157</text:p>
          </table:table-cell>
          <table:table-cell table:formula="of:=[.$B622]" office:value-type="float" office:value="16608.3682690038" calcext:value-type="float">
            <text:p>16608.3682690038</text:p>
          </table:table-cell>
          <table:table-cell table:formula="of:=[.$D622]*(1-[.$O622])" office:value-type="float" office:value="1340594.5193107" calcext:value-type="float">
            <text:p>1340594.5193107</text:p>
          </table:table-cell>
          <table:table-cell table:formula="of:=[.$B622]" office:value-type="float" office:value="16608.3682690038" calcext:value-type="float">
            <text:p>16608.3682690038</text:p>
          </table:table-cell>
          <table:table-cell table:formula="of:=IF(FLOOR([.$A622]/12; 1) + 1 &gt;= [$Parameters.$K$70] - [$Parameters.$K$22]; [.$D622] ; 0)" office:value-type="float" office:value="1470793.57933409" calcext:value-type="float">
            <text:p>1470793.57933409</text:p>
          </table:table-cell>
          <table:table-cell table:formula="of:=([$Parameters.$D$4]-[$Parameters.$C$4])*[.$A622]" office:value-type="float" office:value="93318" calcext:value-type="float">
            <text:p>93318</text:p>
          </table:table-cell>
          <table:table-cell table:formula="of:=[.$M622]/([$Parameters.A$4]*[.$A622])" office:value-type="float" office:value="0.00290384615384615" calcext:value-type="float">
            <text:p>0.002903846153846</text:p>
          </table:table-cell>
          <table:table-cell table:formula="of:=SUM(INDIRECT( CELL(&quot;address&quot;;  INDEX([$Parameters.$L$22:$Parameters.$L$74];  FLOOR([.$A622]/12; 1) + 1;0))&amp;&quot;:&quot;&amp;CELL(&quot;address&quot;; [$Parameters.$L$70])))" office:value-type="float" office:value="0.088523" calcext:value-type="float">
            <text:p>0.088523</text:p>
          </table:table-cell>
          <table:table-cell table:formula="of:=[.$I622]/INDEX([$Parameters.$M$22:$Parameters.$M$120];  FLOOR([.$A622]/12; 1) + 1;0)" office:value-type="float" office:value="1166.3179964188" calcext:value-type="float">
            <text:p>1166.3179964188</text:p>
          </table:table-cell>
          <table:table-cell table:formula="of:=[.$J622]/ INDEX([$Parameters.$M$22:$Parameters.$M$120];  FLOOR([.$A622]/12; 1) + 1;0)" office:value-type="float" office:value="94142.8735470997" calcext:value-type="float">
            <text:p>94142.8735470997</text:p>
          </table:table-cell>
          <table:table-cell table:formula="of:=([.$Q622]-[.$P622])*[$Parameters.$M$70]" office:value-type="float" office:value="1511798.79325407" calcext:value-type="float">
            <text:p>1511798.79325407</text:p>
          </table:table-cell>
          <table:table-cell table:number-columns-repeated="2"/>
        </table:table-row>
        <table:table-row table:style-name="ro1">
          <table:table-cell office:value-type="float" office:value="619" calcext:value-type="float">
            <text:p>619</text:p>
          </table:table-cell>
          <table:table-cell table:formula="of:=([.$B622]-[.$C622])*POWER(1+[$Parameters.$H$4];1/12)+[$Parameters.$C$4]" office:value-type="float" office:value="17168.2090853631" calcext:value-type="float">
            <text:p>17168.2090853631</text:p>
          </table:table-cell>
          <table:table-cell table:formula="of:=IF(MOD([.$A623];12)=1; ([.$B611]+[.$B614]+[.$B617]+[.$B620])/4*(1+[$Parameters.$E$4])*[$Parameters.$F$4]; 0)" office:value-type="float" office:value="0" calcext:value-type="float">
            <text:p>0</text:p>
          </table:table-cell>
          <table:table-cell table:formula="of:=([.$D622]-[.$E622])*POWER(1+[$Parameters.$I$4];1/12)+[$Parameters.$D$4]" office:value-type="float" office:value="1477314.27443649" calcext:value-type="float">
            <text:p>1477314.27443649</text:p>
          </table:table-cell>
          <table:table-cell office:value-type="float" office:value="0" calcext:value-type="float">
            <text:p>0</text:p>
          </table:table-cell>
          <table:table-cell table:formula="of:=[.$D623]-[.$B623]" office:value-type="float" office:value="1460146.06535113" calcext:value-type="float">
            <text:p>1460146.06535113</text:p>
          </table:table-cell>
          <table:table-cell table:formula="of:=[.$F623]/[.$B623]" office:value-type="float" office:value="85.0494106922304" calcext:value-type="float">
            <text:p>85.0494106922304</text:p>
          </table:table-cell>
          <table:table-cell table:formula="of:=[.$F623]/[.$A623]" office:value-type="float" office:value="2358.87894240893" calcext:value-type="float">
            <text:p>2358.87894240893</text:p>
          </table:table-cell>
          <table:table-cell table:formula="of:=[.$B623]" office:value-type="float" office:value="17168.2090853631" calcext:value-type="float">
            <text:p>17168.2090853631</text:p>
          </table:table-cell>
          <table:table-cell table:formula="of:=[.$D623]*(1-[.$O623])" office:value-type="float" office:value="1346537.98292055" calcext:value-type="float">
            <text:p>1346537.98292055</text:p>
          </table:table-cell>
          <table:table-cell table:formula="of:=[.$B623]" office:value-type="float" office:value="17168.2090853631" calcext:value-type="float">
            <text:p>17168.2090853631</text:p>
          </table:table-cell>
          <table:table-cell table:formula="of:=IF(FLOOR([.$A623]/12; 1) + 1 &gt;= [$Parameters.$K$70] - [$Parameters.$K$22]; [.$D623] ; 0)" office:value-type="float" office:value="1477314.27443649" calcext:value-type="float">
            <text:p>1477314.27443649</text:p>
          </table:table-cell>
          <table:table-cell table:formula="of:=([$Parameters.$D$4]-[$Parameters.$C$4])*[.$A623]" office:value-type="float" office:value="93469" calcext:value-type="float">
            <text:p>93469</text:p>
          </table:table-cell>
          <table:table-cell table:formula="of:=[.$M623]/([$Parameters.A$4]*[.$A623])" office:value-type="float" office:value="0.00290384615384615" calcext:value-type="float">
            <text:p>0.002903846153846</text:p>
          </table:table-cell>
          <table:table-cell table:formula="of:=SUM(INDIRECT( CELL(&quot;address&quot;;  INDEX([$Parameters.$L$22:$Parameters.$L$74];  FLOOR([.$A623]/12; 1) + 1;0))&amp;&quot;:&quot;&amp;CELL(&quot;address&quot;; [$Parameters.$L$70])))" office:value-type="float" office:value="0.088523" calcext:value-type="float">
            <text:p>0.088523</text:p>
          </table:table-cell>
          <table:table-cell table:formula="of:=[.$I623]/INDEX([$Parameters.$M$22:$Parameters.$M$120];  FLOOR([.$A623]/12; 1) + 1;0)" office:value-type="float" office:value="1205.63266048898" calcext:value-type="float">
            <text:p>1205.63266048898</text:p>
          </table:table-cell>
          <table:table-cell table:formula="of:=[.$J623]/ INDEX([$Parameters.$M$22:$Parameters.$M$120];  FLOOR([.$A623]/12; 1) + 1;0)" office:value-type="float" office:value="94560.2516095893" calcext:value-type="float">
            <text:p>94560.2516095893</text:p>
          </table:table-cell>
          <table:table-cell table:formula="of:=([.$Q623]-[.$P623])*[$Parameters.$M$70]" office:value-type="float" office:value="1517946.10411237" calcext:value-type="float">
            <text:p>1517946.10411237</text:p>
          </table:table-cell>
          <table:table-cell table:number-columns-repeated="2"/>
        </table:table-row>
        <table:table-row table:style-name="ro1">
          <table:table-cell office:value-type="float" office:value="620" calcext:value-type="float">
            <text:p>620</text:p>
          </table:table-cell>
          <table:table-cell table:formula="of:=([.$B623]-[.$C623])*POWER(1+[$Parameters.$H$4];1/12)+[$Parameters.$C$4]" office:value-type="float" office:value="17734.196311161" calcext:value-type="float">
            <text:p>17734.196311161</text:p>
          </table:table-cell>
          <table:table-cell table:formula="of:=IF(MOD([.$A624];12)=1; ([.$B612]+[.$B615]+[.$B618]+[.$B621])/4*(1+[$Parameters.$E$4])*[$Parameters.$F$4]; 0)" office:value-type="float" office:value="0" calcext:value-type="float">
            <text:p>0</text:p>
          </table:table-cell>
          <table:table-cell table:formula="of:=([.$D623]-[.$E623])*POWER(1+[$Parameters.$I$4];1/12)+[$Parameters.$D$4]" office:value-type="float" office:value="1483861.5356579" calcext:value-type="float">
            <text:p>1483861.5356579</text:p>
          </table:table-cell>
          <table:table-cell office:value-type="float" office:value="0" calcext:value-type="float">
            <text:p>0</text:p>
          </table:table-cell>
          <table:table-cell table:formula="of:=[.$D624]-[.$B624]" office:value-type="float" office:value="1466127.33934674" calcext:value-type="float">
            <text:p>1466127.33934674</text:p>
          </table:table-cell>
          <table:table-cell table:formula="of:=[.$F624]/[.$B624]" office:value-type="float" office:value="82.6723305427738" calcext:value-type="float">
            <text:p>82.6723305427738</text:p>
          </table:table-cell>
          <table:table-cell table:formula="of:=[.$F624]/[.$A624]" office:value-type="float" office:value="2364.72151507538" calcext:value-type="float">
            <text:p>2364.72151507538</text:p>
          </table:table-cell>
          <table:table-cell table:formula="of:=[.$B624]" office:value-type="float" office:value="17734.196311161" calcext:value-type="float">
            <text:p>17734.196311161</text:p>
          </table:table-cell>
          <table:table-cell table:formula="of:=[.$D624]*(1-[.$O624])" office:value-type="float" office:value="1352505.66093685" calcext:value-type="float">
            <text:p>1352505.66093685</text:p>
          </table:table-cell>
          <table:table-cell table:formula="of:=[.$B624]" office:value-type="float" office:value="17734.196311161" calcext:value-type="float">
            <text:p>17734.196311161</text:p>
          </table:table-cell>
          <table:table-cell table:formula="of:=IF(FLOOR([.$A624]/12; 1) + 1 &gt;= [$Parameters.$K$70] - [$Parameters.$K$22]; [.$D624] ; 0)" office:value-type="float" office:value="1483861.5356579" calcext:value-type="float">
            <text:p>1483861.5356579</text:p>
          </table:table-cell>
          <table:table-cell table:formula="of:=([$Parameters.$D$4]-[$Parameters.$C$4])*[.$A624]" office:value-type="float" office:value="93620" calcext:value-type="float">
            <text:p>93620</text:p>
          </table:table-cell>
          <table:table-cell table:formula="of:=[.$M624]/([$Parameters.A$4]*[.$A624])" office:value-type="float" office:value="0.00290384615384615" calcext:value-type="float">
            <text:p>0.002903846153846</text:p>
          </table:table-cell>
          <table:table-cell table:formula="of:=SUM(INDIRECT( CELL(&quot;address&quot;;  INDEX([$Parameters.$L$22:$Parameters.$L$74];  FLOOR([.$A624]/12; 1) + 1;0))&amp;&quot;:&quot;&amp;CELL(&quot;address&quot;; [$Parameters.$L$70])))" office:value-type="float" office:value="0.088523" calcext:value-type="float">
            <text:p>0.088523</text:p>
          </table:table-cell>
          <table:table-cell table:formula="of:=[.$I624]/INDEX([$Parameters.$M$22:$Parameters.$M$120];  FLOOR([.$A624]/12; 1) + 1;0)" office:value-type="float" office:value="1245.37895443546" calcext:value-type="float">
            <text:p>1245.37895443546</text:p>
          </table:table-cell>
          <table:table-cell table:formula="of:=[.$J624]/ INDEX([$Parameters.$M$22:$Parameters.$M$120];  FLOOR([.$A624]/12; 1) + 1;0)" office:value-type="float" office:value="94979.3301219701" calcext:value-type="float">
            <text:p>94979.3301219701</text:p>
          </table:table-cell>
          <table:table-cell table:formula="of:=([.$Q624]-[.$P624])*[$Parameters.$M$70]" office:value-type="float" office:value="1524114.04598411" calcext:value-type="float">
            <text:p>1524114.04598411</text:p>
          </table:table-cell>
          <table:table-cell table:number-columns-repeated="2"/>
        </table:table-row>
        <table:table-row table:style-name="ro1">
          <table:table-cell office:value-type="float" office:value="621" calcext:value-type="float">
            <text:p>621</text:p>
          </table:table-cell>
          <table:table-cell table:formula="of:=([.$B624]-[.$C624])*POWER(1+[$Parameters.$H$4];1/12)+[$Parameters.$C$4]" office:value-type="float" office:value="18306.3974269165" calcext:value-type="float">
            <text:p>18306.3974269165</text:p>
          </table:table-cell>
          <table:table-cell table:formula="of:=IF(MOD([.$A625];12)=1; ([.$B613]+[.$B616]+[.$B619]+[.$B622])/4*(1+[$Parameters.$E$4])*[$Parameters.$F$4]; 0)" office:value-type="float" office:value="0" calcext:value-type="float">
            <text:p>0</text:p>
          </table:table-cell>
          <table:table-cell table:formula="of:=([.$D624]-[.$E624])*POWER(1+[$Parameters.$I$4];1/12)+[$Parameters.$D$4]" office:value-type="float" office:value="1490435.47123196" calcext:value-type="float">
            <text:p>1490435.47123196</text:p>
          </table:table-cell>
          <table:table-cell office:value-type="float" office:value="0" calcext:value-type="float">
            <text:p>0</text:p>
          </table:table-cell>
          <table:table-cell table:formula="of:=[.$D625]-[.$B625]" office:value-type="float" office:value="1472129.07380505" calcext:value-type="float">
            <text:p>1472129.07380505</text:p>
          </table:table-cell>
          <table:table-cell table:formula="of:=[.$F625]/[.$B625]" office:value-type="float" office:value="80.4160993271416" calcext:value-type="float">
            <text:p>80.4160993271416</text:p>
          </table:table-cell>
          <table:table-cell table:formula="of:=[.$F625]/[.$A625]" office:value-type="float" office:value="2370.57821868768" calcext:value-type="float">
            <text:p>2370.57821868768</text:p>
          </table:table-cell>
          <table:table-cell table:formula="of:=[.$B625]" office:value-type="float" office:value="18306.3974269165" calcext:value-type="float">
            <text:p>18306.3974269165</text:p>
          </table:table-cell>
          <table:table-cell table:formula="of:=[.$D625]*(1-[.$O625])" office:value-type="float" office:value="1358497.6520121" calcext:value-type="float">
            <text:p>1358497.6520121</text:p>
          </table:table-cell>
          <table:table-cell table:formula="of:=[.$B625]" office:value-type="float" office:value="18306.3974269165" calcext:value-type="float">
            <text:p>18306.3974269165</text:p>
          </table:table-cell>
          <table:table-cell table:formula="of:=IF(FLOOR([.$A625]/12; 1) + 1 &gt;= [$Parameters.$K$70] - [$Parameters.$K$22]; [.$D625] ; 0)" office:value-type="float" office:value="1490435.47123196" calcext:value-type="float">
            <text:p>1490435.47123196</text:p>
          </table:table-cell>
          <table:table-cell table:formula="of:=([$Parameters.$D$4]-[$Parameters.$C$4])*[.$A625]" office:value-type="float" office:value="93771" calcext:value-type="float">
            <text:p>93771</text:p>
          </table:table-cell>
          <table:table-cell table:formula="of:=[.$M625]/([$Parameters.A$4]*[.$A625])" office:value-type="float" office:value="0.00290384615384615" calcext:value-type="float">
            <text:p>0.002903846153846</text:p>
          </table:table-cell>
          <table:table-cell table:formula="of:=SUM(INDIRECT( CELL(&quot;address&quot;;  INDEX([$Parameters.$L$22:$Parameters.$L$74];  FLOOR([.$A625]/12; 1) + 1;0))&amp;&quot;:&quot;&amp;CELL(&quot;address&quot;; [$Parameters.$L$70])))" office:value-type="float" office:value="0.088523" calcext:value-type="float">
            <text:p>0.088523</text:p>
          </table:table-cell>
          <table:table-cell table:formula="of:=[.$I625]/INDEX([$Parameters.$M$22:$Parameters.$M$120];  FLOOR([.$A625]/12; 1) + 1;0)" office:value-type="float" office:value="1285.56161705874" calcext:value-type="float">
            <text:p>1285.56161705874</text:p>
          </table:table-cell>
          <table:table-cell table:formula="of:=[.$J625]/ INDEX([$Parameters.$M$22:$Parameters.$M$120];  FLOOR([.$A625]/12; 1) + 1;0)" office:value-type="float" office:value="95400.1160120854" calcext:value-type="float">
            <text:p>95400.1160120854</text:p>
          </table:table-cell>
          <table:table-cell table:formula="of:=([.$Q625]-[.$P625])*[$Parameters.$M$70]" office:value-type="float" office:value="1530302.65446313" calcext:value-type="float">
            <text:p>1530302.65446313</text:p>
          </table:table-cell>
          <table:table-cell table:number-columns-repeated="2"/>
        </table:table-row>
        <table:table-row table:style-name="ro1">
          <table:table-cell office:value-type="float" office:value="622" calcext:value-type="float">
            <text:p>622</text:p>
          </table:table-cell>
          <table:table-cell table:formula="of:=([.$B625]-[.$C625])*POWER(1+[$Parameters.$H$4];1/12)+[$Parameters.$C$4]" office:value-type="float" office:value="18884.8806540077" calcext:value-type="float">
            <text:p>18884.8806540077</text:p>
          </table:table-cell>
          <table:table-cell table:formula="of:=IF(MOD([.$A626];12)=1; ([.$B614]+[.$B617]+[.$B620]+[.$B623])/4*(1+[$Parameters.$E$4])*[$Parameters.$F$4]; 0)" office:value-type="float" office:value="0" calcext:value-type="float">
            <text:p>0</text:p>
          </table:table-cell>
          <table:table-cell table:formula="of:=([.$D625]-[.$E625])*POWER(1+[$Parameters.$I$4];1/12)+[$Parameters.$D$4]" office:value-type="float" office:value="1497036.1898333" calcext:value-type="float">
            <text:p>1497036.1898333</text:p>
          </table:table-cell>
          <table:table-cell office:value-type="float" office:value="0" calcext:value-type="float">
            <text:p>0</text:p>
          </table:table-cell>
          <table:table-cell table:formula="of:=[.$D626]-[.$B626]" office:value-type="float" office:value="1478151.30917929" calcext:value-type="float">
            <text:p>1478151.30917929</text:p>
          </table:table-cell>
          <table:table-cell table:formula="of:=[.$F626]/[.$B626]" office:value-type="float" office:value="78.2716786121499" calcext:value-type="float">
            <text:p>78.2716786121499</text:p>
          </table:table-cell>
          <table:table-cell table:formula="of:=[.$F626]/[.$A626]" office:value-type="float" office:value="2376.44905012748" calcext:value-type="float">
            <text:p>2376.44905012748</text:p>
          </table:table-cell>
          <table:table-cell table:formula="of:=[.$B626]" office:value-type="float" office:value="18884.8806540077" calcext:value-type="float">
            <text:p>18884.8806540077</text:p>
          </table:table-cell>
          <table:table-cell table:formula="of:=[.$D626]*(1-[.$O626])" office:value-type="float" office:value="1364514.05520069" calcext:value-type="float">
            <text:p>1364514.05520069</text:p>
          </table:table-cell>
          <table:table-cell table:formula="of:=[.$B626]" office:value-type="float" office:value="18884.8806540077" calcext:value-type="float">
            <text:p>18884.8806540077</text:p>
          </table:table-cell>
          <table:table-cell table:formula="of:=IF(FLOOR([.$A626]/12; 1) + 1 &gt;= [$Parameters.$K$70] - [$Parameters.$K$22]; [.$D626] ; 0)" office:value-type="float" office:value="1497036.1898333" calcext:value-type="float">
            <text:p>1497036.1898333</text:p>
          </table:table-cell>
          <table:table-cell table:formula="of:=([$Parameters.$D$4]-[$Parameters.$C$4])*[.$A626]" office:value-type="float" office:value="93922" calcext:value-type="float">
            <text:p>93922</text:p>
          </table:table-cell>
          <table:table-cell table:formula="of:=[.$M626]/([$Parameters.A$4]*[.$A626])" office:value-type="float" office:value="0.00290384615384615" calcext:value-type="float">
            <text:p>0.002903846153846</text:p>
          </table:table-cell>
          <table:table-cell table:formula="of:=SUM(INDIRECT( CELL(&quot;address&quot;;  INDEX([$Parameters.$L$22:$Parameters.$L$74];  FLOOR([.$A626]/12; 1) + 1;0))&amp;&quot;:&quot;&amp;CELL(&quot;address&quot;; [$Parameters.$L$70])))" office:value-type="float" office:value="0.088523" calcext:value-type="float">
            <text:p>0.088523</text:p>
          </table:table-cell>
          <table:table-cell table:formula="of:=[.$I626]/INDEX([$Parameters.$M$22:$Parameters.$M$120];  FLOOR([.$A626]/12; 1) + 1;0)" office:value-type="float" office:value="1326.18543918593" calcext:value-type="float">
            <text:p>1326.18543918593</text:p>
          </table:table-cell>
          <table:table-cell table:formula="of:=[.$J626]/ INDEX([$Parameters.$M$22:$Parameters.$M$120];  FLOOR([.$A626]/12; 1) + 1;0)" office:value-type="float" office:value="95822.6162360034" calcext:value-type="float">
            <text:p>95822.6162360034</text:p>
          </table:table-cell>
          <table:table-cell table:formula="of:=([.$Q626]-[.$P626])*[$Parameters.$M$70]" office:value-type="float" office:value="1536511.96475625" calcext:value-type="float">
            <text:p>1536511.96475625</text:p>
          </table:table-cell>
          <table:table-cell table:number-columns-repeated="2"/>
        </table:table-row>
        <table:table-row table:style-name="ro1">
          <table:table-cell office:value-type="float" office:value="623" calcext:value-type="float">
            <text:p>623</text:p>
          </table:table-cell>
          <table:table-cell table:formula="of:=([.$B626]-[.$C626])*POWER(1+[$Parameters.$H$4];1/12)+[$Parameters.$C$4]" office:value-type="float" office:value="19469.7149628047" calcext:value-type="float">
            <text:p>19469.7149628047</text:p>
          </table:table-cell>
          <table:table-cell table:formula="of:=IF(MOD([.$A627];12)=1; ([.$B615]+[.$B618]+[.$B621]+[.$B624])/4*(1+[$Parameters.$E$4])*[$Parameters.$F$4]; 0)" office:value-type="float" office:value="0" calcext:value-type="float">
            <text:p>0</text:p>
          </table:table-cell>
          <table:table-cell table:formula="of:=([.$D626]-[.$E626])*POWER(1+[$Parameters.$I$4];1/12)+[$Parameters.$D$4]" office:value-type="float" office:value="1503663.80057928" calcext:value-type="float">
            <text:p>1503663.80057928</text:p>
          </table:table-cell>
          <table:table-cell office:value-type="float" office:value="0" calcext:value-type="float">
            <text:p>0</text:p>
          </table:table-cell>
          <table:table-cell table:formula="of:=[.$D627]-[.$B627]" office:value-type="float" office:value="1484194.08561648" calcext:value-type="float">
            <text:p>1484194.08561648</text:p>
          </table:table-cell>
          <table:table-cell table:formula="of:=[.$F627]/[.$B627]" office:value-type="float" office:value="76.2309098233801" calcext:value-type="float">
            <text:p>76.2309098233801</text:p>
          </table:table-cell>
          <table:table-cell table:formula="of:=[.$F627]/[.$A627]" office:value-type="float" office:value="2382.33400580494" calcext:value-type="float">
            <text:p>2382.33400580494</text:p>
          </table:table-cell>
          <table:table-cell table:formula="of:=[.$B627]" office:value-type="float" office:value="19469.7149628047" calcext:value-type="float">
            <text:p>19469.7149628047</text:p>
          </table:table-cell>
          <table:table-cell table:formula="of:=[.$D627]*(1-[.$O627])" office:value-type="float" office:value="1370554.9699606" calcext:value-type="float">
            <text:p>1370554.9699606</text:p>
          </table:table-cell>
          <table:table-cell table:formula="of:=[.$B627]" office:value-type="float" office:value="19469.7149628047" calcext:value-type="float">
            <text:p>19469.7149628047</text:p>
          </table:table-cell>
          <table:table-cell table:formula="of:=IF(FLOOR([.$A627]/12; 1) + 1 &gt;= [$Parameters.$K$70] - [$Parameters.$K$22]; [.$D627] ; 0)" office:value-type="float" office:value="1503663.80057928" calcext:value-type="float">
            <text:p>1503663.80057928</text:p>
          </table:table-cell>
          <table:table-cell table:formula="of:=([$Parameters.$D$4]-[$Parameters.$C$4])*[.$A627]" office:value-type="float" office:value="94073" calcext:value-type="float">
            <text:p>94073</text:p>
          </table:table-cell>
          <table:table-cell table:formula="of:=[.$M627]/([$Parameters.A$4]*[.$A627])" office:value-type="float" office:value="0.00290384615384615" calcext:value-type="float">
            <text:p>0.002903846153846</text:p>
          </table:table-cell>
          <table:table-cell table:formula="of:=SUM(INDIRECT( CELL(&quot;address&quot;;  INDEX([$Parameters.$L$22:$Parameters.$L$74];  FLOOR([.$A627]/12; 1) + 1;0))&amp;&quot;:&quot;&amp;CELL(&quot;address&quot;; [$Parameters.$L$70])))" office:value-type="float" office:value="0.088523" calcext:value-type="float">
            <text:p>0.088523</text:p>
          </table:table-cell>
          <table:table-cell table:formula="of:=[.$I627]/INDEX([$Parameters.$M$22:$Parameters.$M$120];  FLOOR([.$A627]/12; 1) + 1;0)" office:value-type="float" office:value="1367.2552642419" calcext:value-type="float">
            <text:p>1367.2552642419</text:p>
          </table:table-cell>
          <table:table-cell table:formula="of:=[.$J627]/ INDEX([$Parameters.$M$22:$Parameters.$M$120];  FLOOR([.$A627]/12; 1) + 1;0)" office:value-type="float" office:value="96246.8377781324" calcext:value-type="float">
            <text:p>96246.8377781324</text:p>
          </table:table-cell>
          <table:table-cell table:formula="of:=([.$Q627]-[.$P627])*[$Parameters.$M$70]" office:value-type="float" office:value="1542742.01167586" calcext:value-type="float">
            <text:p>1542742.01167586</text:p>
          </table:table-cell>
          <table:table-cell table:number-columns-repeated="2"/>
        </table:table-row>
        <table:table-row table:style-name="ro1">
          <table:table-cell office:value-type="float" office:value="624" calcext:value-type="float">
            <text:p>624</text:p>
          </table:table-cell>
          <table:table-cell table:formula="of:=([.$B627]-[.$C627])*POWER(1+[$Parameters.$H$4];1/12)+[$Parameters.$C$4]" office:value-type="float" office:value="20060.9700808934" calcext:value-type="float">
            <text:p>20060.9700808934</text:p>
          </table:table-cell>
          <table:table-cell table:formula="of:=IF(MOD([.$A628];12)=1; ([.$B616]+[.$B619]+[.$B622]+[.$B625])/4*(1+[$Parameters.$E$4])*[$Parameters.$F$4]; 0)" office:value-type="float" office:value="0" calcext:value-type="float">
            <text:p>0</text:p>
          </table:table-cell>
          <table:table-cell table:formula="of:=([.$D627]-[.$E627])*POWER(1+[$Parameters.$I$4];1/12)+[$Parameters.$D$4]" office:value-type="float" office:value="1510318.41303184" calcext:value-type="float">
            <text:p>1510318.41303184</text:p>
          </table:table-cell>
          <table:table-cell office:value-type="float" office:value="0" calcext:value-type="float">
            <text:p>0</text:p>
          </table:table-cell>
          <table:table-cell table:formula="of:=[.$D628]-[.$B628]" office:value-type="float" office:value="1490257.44295094" calcext:value-type="float">
            <text:p>1490257.44295094</text:p>
          </table:table-cell>
          <table:table-cell table:formula="of:=[.$F628]/[.$B628]" office:value-type="float" office:value="74.2864097270302" calcext:value-type="float">
            <text:p>74.2864097270302</text:p>
          </table:table-cell>
          <table:table-cell table:formula="of:=[.$F628]/[.$A628]" office:value-type="float" office:value="2388.23308165215" calcext:value-type="float">
            <text:p>2388.23308165215</text:p>
          </table:table-cell>
          <table:table-cell table:formula="of:=[.$B628]" office:value-type="float" office:value="20060.9700808934" calcext:value-type="float">
            <text:p>20060.9700808934</text:p>
          </table:table-cell>
          <table:table-cell table:formula="of:=[.$D628]*(1-[.$O628])" office:value-type="float" office:value="1337145.30379361" calcext:value-type="float">
            <text:p>1337145.30379361</text:p>
          </table:table-cell>
          <table:table-cell table:formula="of:=[.$B628]" office:value-type="float" office:value="20060.9700808934" calcext:value-type="float">
            <text:p>20060.9700808934</text:p>
          </table:table-cell>
          <table:table-cell table:formula="of:=IF(FLOOR([.$A628]/12; 1) + 1 &gt;= [$Parameters.$K$70] - [$Parameters.$K$22]; [.$D628] ; 0)" office:value-type="float" office:value="1510318.41303184" calcext:value-type="float">
            <text:p>1510318.41303184</text:p>
          </table:table-cell>
          <table:table-cell table:formula="of:=([$Parameters.$D$4]-[$Parameters.$C$4])*[.$A628]" office:value-type="float" office:value="94224" calcext:value-type="float">
            <text:p>94224</text:p>
          </table:table-cell>
          <table:table-cell table:formula="of:=[.$M628]/([$Parameters.A$4]*[.$A628])" office:value-type="float" office:value="0.00290384615384615" calcext:value-type="float">
            <text:p>0.002903846153846</text:p>
          </table:table-cell>
          <table:table-cell table:formula="of:=SUM(INDIRECT( CELL(&quot;address&quot;;  INDEX([$Parameters.$L$22:$Parameters.$L$74];  FLOOR([.$A628]/12; 1) + 1;0))&amp;&quot;:&quot;&amp;CELL(&quot;address&quot;; [$Parameters.$L$70])))" office:value-type="float" office:value="0.11466" calcext:value-type="float">
            <text:p>0.11466</text:p>
          </table:table-cell>
          <table:table-cell table:formula="of:=[.$I628]/INDEX([$Parameters.$M$22:$Parameters.$M$120];  FLOOR([.$A628]/12; 1) + 1;0)" office:value-type="float" office:value="1476.15673884425" calcext:value-type="float">
            <text:p>1476.15673884425</text:p>
          </table:table-cell>
          <table:table-cell table:formula="of:=[.$J628]/ INDEX([$Parameters.$M$22:$Parameters.$M$120];  FLOOR([.$A628]/12; 1) + 1;0)" office:value-type="float" office:value="98391.8545837826" calcext:value-type="float">
            <text:p>98391.8545837826</text:p>
          </table:table-cell>
          <table:table-cell table:formula="of:=([.$Q628]-[.$P628])*[$Parameters.$M$70]" office:value-type="float" office:value="1575849.2469587" calcext:value-type="float">
            <text:p>1575849.2469587</text:p>
          </table:table-cell>
          <table:table-cell table:number-columns-repeated="2"/>
        </table:table-row>
        <table:table-row table:style-name="ro1">
          <table:table-cell office:value-type="float" office:value="625" calcext:value-type="float">
            <text:p>625</text:p>
          </table:table-cell>
          <table:table-cell table:formula="of:=([.$B628]-[.$C628])*POWER(1+[$Parameters.$H$4];1/12)+[$Parameters.$C$4]" office:value-type="float" office:value="20658.7165013884" calcext:value-type="float">
            <text:p>20658.7165013884</text:p>
          </table:table-cell>
          <table:table-cell table:formula="of:=IF(MOD([.$A629];12)=1; ([.$B617]+[.$B620]+[.$B623]+[.$B626])/4*(1+[$Parameters.$E$4])*[$Parameters.$F$4]; 0)" office:value-type="float" office:value="6759.66711988212" calcext:value-type="float">
            <text:p>6759.66711988212</text:p>
          </table:table-cell>
          <table:table-cell table:formula="of:=([.$D628]-[.$E628])*POWER(1+[$Parameters.$I$4];1/12)+[$Parameters.$D$4]" office:value-type="float" office:value="1517000.13719925" calcext:value-type="float">
            <text:p>1517000.13719925</text:p>
          </table:table-cell>
          <table:table-cell office:value-type="float" office:value="0" calcext:value-type="float">
            <text:p>0</text:p>
          </table:table-cell>
          <table:table-cell table:formula="of:=[.$D629]-[.$B629]" office:value-type="float" office:value="1496341.42069786" calcext:value-type="float">
            <text:p>1496341.42069786</text:p>
          </table:table-cell>
          <table:table-cell table:formula="of:=[.$F629]/[.$B629]" office:value-type="float" office:value="72.4314804647858" calcext:value-type="float">
            <text:p>72.4314804647858</text:p>
          </table:table-cell>
          <table:table-cell table:formula="of:=[.$F629]/[.$A629]" office:value-type="float" office:value="2394.14627311658" calcext:value-type="float">
            <text:p>2394.14627311658</text:p>
          </table:table-cell>
          <table:table-cell table:formula="of:=[.$B629]" office:value-type="float" office:value="20658.7165013884" calcext:value-type="float">
            <text:p>20658.7165013884</text:p>
          </table:table-cell>
          <table:table-cell table:formula="of:=[.$D629]*(1-[.$O629])" office:value-type="float" office:value="1343060.90146798" calcext:value-type="float">
            <text:p>1343060.90146798</text:p>
          </table:table-cell>
          <table:table-cell table:formula="of:=[.$B629]" office:value-type="float" office:value="20658.7165013884" calcext:value-type="float">
            <text:p>20658.7165013884</text:p>
          </table:table-cell>
          <table:table-cell table:formula="of:=IF(FLOOR([.$A629]/12; 1) + 1 &gt;= [$Parameters.$K$70] - [$Parameters.$K$22]; [.$D629] ; 0)" office:value-type="float" office:value="1517000.13719925" calcext:value-type="float">
            <text:p>1517000.13719925</text:p>
          </table:table-cell>
          <table:table-cell table:formula="of:=([$Parameters.$D$4]-[$Parameters.$C$4])*[.$A629]" office:value-type="float" office:value="94375" calcext:value-type="float">
            <text:p>94375</text:p>
          </table:table-cell>
          <table:table-cell table:formula="of:=[.$M629]/([$Parameters.A$4]*[.$A629])" office:value-type="float" office:value="0.00290384615384615" calcext:value-type="float">
            <text:p>0.002903846153846</text:p>
          </table:table-cell>
          <table:table-cell table:formula="of:=SUM(INDIRECT( CELL(&quot;address&quot;;  INDEX([$Parameters.$L$22:$Parameters.$L$74];  FLOOR([.$A629]/12; 1) + 1;0))&amp;&quot;:&quot;&amp;CELL(&quot;address&quot;; [$Parameters.$L$70])))" office:value-type="float" office:value="0.11466" calcext:value-type="float">
            <text:p>0.11466</text:p>
          </table:table-cell>
          <table:table-cell table:formula="of:=[.$I629]/INDEX([$Parameters.$M$22:$Parameters.$M$120];  FLOOR([.$A629]/12; 1) + 1;0)" office:value-type="float" office:value="1520.14102291305" calcext:value-type="float">
            <text:p>1520.14102291305</text:p>
          </table:table-cell>
          <table:table-cell table:formula="of:=[.$J629]/ INDEX([$Parameters.$M$22:$Parameters.$M$120];  FLOOR([.$A629]/12; 1) + 1;0)" office:value-type="float" office:value="98827.1450675486" calcext:value-type="float">
            <text:p>98827.1450675486</text:p>
          </table:table-cell>
          <table:table-cell table:formula="of:=([.$Q629]-[.$P629])*[$Parameters.$M$70]" office:value-type="float" office:value="1582211.88576577" calcext:value-type="float">
            <text:p>1582211.88576577</text:p>
          </table:table-cell>
          <table:table-cell table:number-columns-repeated="2"/>
        </table:table-row>
        <table:table-row table:style-name="ro1">
          <table:table-cell office:value-type="float" office:value="626" calcext:value-type="float">
            <text:p>626</text:p>
          </table:table-cell>
          <table:table-cell table:formula="of:=([.$B629]-[.$C629])*POWER(1+[$Parameters.$H$4];1/12)+[$Parameters.$C$4]" office:value-type="float" office:value="14429.144986914" calcext:value-type="float">
            <text:p>14429.144986914</text:p>
          </table:table-cell>
          <table:table-cell table:formula="of:=IF(MOD([.$A630];12)=1; ([.$B618]+[.$B621]+[.$B624]+[.$B627])/4*(1+[$Parameters.$E$4])*[$Parameters.$F$4]; 0)" office:value-type="float" office:value="0" calcext:value-type="float">
            <text:p>0</text:p>
          </table:table-cell>
          <table:table-cell table:formula="of:=([.$D629]-[.$E629])*POWER(1+[$Parameters.$I$4];1/12)+[$Parameters.$D$4]" office:value-type="float" office:value="1523709.08353801" calcext:value-type="float">
            <text:p>1523709.08353801</text:p>
          </table:table-cell>
          <table:table-cell office:value-type="float" office:value="0" calcext:value-type="float">
            <text:p>0</text:p>
          </table:table-cell>
          <table:table-cell table:formula="of:=[.$D630]-[.$B630]" office:value-type="float" office:value="1509279.9385511" calcext:value-type="float">
            <text:p>1509279.9385511</text:p>
          </table:table-cell>
          <table:table-cell table:formula="of:=[.$F630]/[.$B630]" office:value-type="float" office:value="104.599402107324" calcext:value-type="float">
            <text:p>104.599402107324</text:p>
          </table:table-cell>
          <table:table-cell table:formula="of:=[.$F630]/[.$A630]" office:value-type="float" office:value="2410.99031717428" calcext:value-type="float">
            <text:p>2410.99031717428</text:p>
          </table:table-cell>
          <table:table-cell table:formula="of:=[.$B630]" office:value-type="float" office:value="14429.144986914" calcext:value-type="float">
            <text:p>14429.144986914</text:p>
          </table:table-cell>
          <table:table-cell table:formula="of:=[.$D630]*(1-[.$O630])" office:value-type="float" office:value="1349000.60001954" calcext:value-type="float">
            <text:p>1349000.60001954</text:p>
          </table:table-cell>
          <table:table-cell table:formula="of:=[.$B630]" office:value-type="float" office:value="14429.144986914" calcext:value-type="float">
            <text:p>14429.144986914</text:p>
          </table:table-cell>
          <table:table-cell table:formula="of:=IF(FLOOR([.$A630]/12; 1) + 1 &gt;= [$Parameters.$K$70] - [$Parameters.$K$22]; [.$D630] ; 0)" office:value-type="float" office:value="1523709.08353801" calcext:value-type="float">
            <text:p>1523709.08353801</text:p>
          </table:table-cell>
          <table:table-cell table:formula="of:=([$Parameters.$D$4]-[$Parameters.$C$4])*[.$A630]" office:value-type="float" office:value="94526" calcext:value-type="float">
            <text:p>94526</text:p>
          </table:table-cell>
          <table:table-cell table:formula="of:=[.$M630]/([$Parameters.A$4]*[.$A630])" office:value-type="float" office:value="0.00290384615384615" calcext:value-type="float">
            <text:p>0.002903846153846</text:p>
          </table:table-cell>
          <table:table-cell table:formula="of:=SUM(INDIRECT( CELL(&quot;address&quot;;  INDEX([$Parameters.$L$22:$Parameters.$L$74];  FLOOR([.$A630]/12; 1) + 1;0))&amp;&quot;:&quot;&amp;CELL(&quot;address&quot;; [$Parameters.$L$70])))" office:value-type="float" office:value="0.11466" calcext:value-type="float">
            <text:p>0.11466</text:p>
          </table:table-cell>
          <table:table-cell table:formula="of:=[.$I630]/INDEX([$Parameters.$M$22:$Parameters.$M$120];  FLOOR([.$A630]/12; 1) + 1;0)" office:value-type="float" office:value="1061.74723965519" calcext:value-type="float">
            <text:p>1061.74723965519</text:p>
          </table:table-cell>
          <table:table-cell table:formula="of:=[.$J630]/ INDEX([$Parameters.$M$22:$Parameters.$M$120];  FLOOR([.$A630]/12; 1) + 1;0)" office:value-type="float" office:value="99264.2089786272" calcext:value-type="float">
            <text:p>99264.2089786272</text:p>
          </table:table-cell>
          <table:table-cell table:formula="of:=([.$Q630]-[.$P630])*[$Parameters.$M$70]" office:value-type="float" office:value="1596772.02787569" calcext:value-type="float">
            <text:p>1596772.02787569</text:p>
          </table:table-cell>
          <table:table-cell table:number-columns-repeated="2"/>
        </table:table-row>
        <table:table-row table:style-name="ro1">
          <table:table-cell office:value-type="float" office:value="627" calcext:value-type="float">
            <text:p>627</text:p>
          </table:table-cell>
          <table:table-cell table:formula="of:=([.$B630]-[.$C630])*POWER(1+[$Parameters.$H$4];1/12)+[$Parameters.$C$4]" office:value-type="float" office:value="14965.0604334929" calcext:value-type="float">
            <text:p>14965.0604334929</text:p>
          </table:table-cell>
          <table:table-cell table:formula="of:=IF(MOD([.$A631];12)=1; ([.$B619]+[.$B622]+[.$B625]+[.$B628])/4*(1+[$Parameters.$E$4])*[$Parameters.$F$4]; 0)" office:value-type="float" office:value="0" calcext:value-type="float">
            <text:p>0</text:p>
          </table:table-cell>
          <table:table-cell table:formula="of:=([.$D630]-[.$E630])*POWER(1+[$Parameters.$I$4];1/12)+[$Parameters.$D$4]" office:value-type="float" office:value="1530445.36295462" calcext:value-type="float">
            <text:p>1530445.36295462</text:p>
          </table:table-cell>
          <table:table-cell office:value-type="float" office:value="0" calcext:value-type="float">
            <text:p>0</text:p>
          </table:table-cell>
          <table:table-cell table:formula="of:=[.$D631]-[.$B631]" office:value-type="float" office:value="1515480.30252112" calcext:value-type="float">
            <text:p>1515480.30252112</text:p>
          </table:table-cell>
          <table:table-cell table:formula="of:=[.$F631]/[.$B631]" office:value-type="float" office:value="101.267903945738" calcext:value-type="float">
            <text:p>101.267903945738</text:p>
          </table:table-cell>
          <table:table-cell table:formula="of:=[.$F631]/[.$A631]" office:value-type="float" office:value="2417.03397531279" calcext:value-type="float">
            <text:p>2417.03397531279</text:p>
          </table:table-cell>
          <table:table-cell table:formula="of:=[.$B631]" office:value-type="float" office:value="14965.0604334929" calcext:value-type="float">
            <text:p>14965.0604334929</text:p>
          </table:table-cell>
          <table:table-cell table:formula="of:=[.$D631]*(1-[.$O631])" office:value-type="float" office:value="1354964.49763824" calcext:value-type="float">
            <text:p>1354964.49763824</text:p>
          </table:table-cell>
          <table:table-cell table:formula="of:=[.$B631]" office:value-type="float" office:value="14965.0604334929" calcext:value-type="float">
            <text:p>14965.0604334929</text:p>
          </table:table-cell>
          <table:table-cell table:formula="of:=IF(FLOOR([.$A631]/12; 1) + 1 &gt;= [$Parameters.$K$70] - [$Parameters.$K$22]; [.$D631] ; 0)" office:value-type="float" office:value="1530445.36295462" calcext:value-type="float">
            <text:p>1530445.36295462</text:p>
          </table:table-cell>
          <table:table-cell table:formula="of:=([$Parameters.$D$4]-[$Parameters.$C$4])*[.$A631]" office:value-type="float" office:value="94677" calcext:value-type="float">
            <text:p>94677</text:p>
          </table:table-cell>
          <table:table-cell table:formula="of:=[.$M631]/([$Parameters.A$4]*[.$A631])" office:value-type="float" office:value="0.00290384615384615" calcext:value-type="float">
            <text:p>0.002903846153846</text:p>
          </table:table-cell>
          <table:table-cell table:formula="of:=SUM(INDIRECT( CELL(&quot;address&quot;;  INDEX([$Parameters.$L$22:$Parameters.$L$74];  FLOOR([.$A631]/12; 1) + 1;0))&amp;&quot;:&quot;&amp;CELL(&quot;address&quot;; [$Parameters.$L$70])))" office:value-type="float" office:value="0.11466" calcext:value-type="float">
            <text:p>0.11466</text:p>
          </table:table-cell>
          <table:table-cell table:formula="of:=[.$I631]/INDEX([$Parameters.$M$22:$Parameters.$M$120];  FLOOR([.$A631]/12; 1) + 1;0)" office:value-type="float" office:value="1101.18178318564" calcext:value-type="float">
            <text:p>1101.18178318564</text:p>
          </table:table-cell>
          <table:table-cell table:formula="of:=[.$J631]/ INDEX([$Parameters.$M$22:$Parameters.$M$120];  FLOOR([.$A631]/12; 1) + 1;0)" office:value-type="float" office:value="99703.053542181" calcext:value-type="float">
            <text:p>99703.053542181</text:p>
          </table:table-cell>
          <table:table-cell table:formula="of:=([.$Q631]-[.$P631])*[$Parameters.$M$70]" office:value-type="float" office:value="1603266.43480126" calcext:value-type="float">
            <text:p>1603266.43480126</text:p>
          </table:table-cell>
          <table:table-cell table:number-columns-repeated="2"/>
        </table:table-row>
        <table:table-row table:style-name="ro1">
          <table:table-cell office:value-type="float" office:value="628" calcext:value-type="float">
            <text:p>628</text:p>
          </table:table-cell>
          <table:table-cell table:formula="of:=([.$B631]-[.$C631])*POWER(1+[$Parameters.$H$4];1/12)+[$Parameters.$C$4]" office:value-type="float" office:value="15506.8596164176" calcext:value-type="float">
            <text:p>15506.8596164176</text:p>
          </table:table-cell>
          <table:table-cell table:formula="of:=IF(MOD([.$A632];12)=1; ([.$B620]+[.$B623]+[.$B626]+[.$B629])/4*(1+[$Parameters.$E$4])*[$Parameters.$F$4]; 0)" office:value-type="float" office:value="0" calcext:value-type="float">
            <text:p>0</text:p>
          </table:table-cell>
          <table:table-cell table:formula="of:=([.$D631]-[.$E631])*POWER(1+[$Parameters.$I$4];1/12)+[$Parameters.$D$4]" office:value-type="float" office:value="1537209.0868074" calcext:value-type="float">
            <text:p>1537209.0868074</text:p>
          </table:table-cell>
          <table:table-cell office:value-type="float" office:value="0" calcext:value-type="float">
            <text:p>0</text:p>
          </table:table-cell>
          <table:table-cell table:formula="of:=[.$D632]-[.$B632]" office:value-type="float" office:value="1521702.22719099" calcext:value-type="float">
            <text:p>1521702.22719099</text:p>
          </table:table-cell>
          <table:table-cell table:formula="of:=[.$F632]/[.$B632]" office:value-type="float" office:value="98.1309088256599" calcext:value-type="float">
            <text:p>98.1309088256599</text:p>
          </table:table-cell>
          <table:table-cell table:formula="of:=[.$F632]/[.$A632]" office:value-type="float" office:value="2423.09271845698" calcext:value-type="float">
            <text:p>2423.09271845698</text:p>
          </table:table-cell>
          <table:table-cell table:formula="of:=[.$B632]" office:value-type="float" office:value="15506.8596164176" calcext:value-type="float">
            <text:p>15506.8596164176</text:p>
          </table:table-cell>
          <table:table-cell table:formula="of:=[.$D632]*(1-[.$O632])" office:value-type="float" office:value="1360952.69291407" calcext:value-type="float">
            <text:p>1360952.69291407</text:p>
          </table:table-cell>
          <table:table-cell table:formula="of:=[.$B632]" office:value-type="float" office:value="15506.8596164176" calcext:value-type="float">
            <text:p>15506.8596164176</text:p>
          </table:table-cell>
          <table:table-cell table:formula="of:=IF(FLOOR([.$A632]/12; 1) + 1 &gt;= [$Parameters.$K$70] - [$Parameters.$K$22]; [.$D632] ; 0)" office:value-type="float" office:value="1537209.0868074" calcext:value-type="float">
            <text:p>1537209.0868074</text:p>
          </table:table-cell>
          <table:table-cell table:formula="of:=([$Parameters.$D$4]-[$Parameters.$C$4])*[.$A632]" office:value-type="float" office:value="94828" calcext:value-type="float">
            <text:p>94828</text:p>
          </table:table-cell>
          <table:table-cell table:formula="of:=[.$M632]/([$Parameters.A$4]*[.$A632])" office:value-type="float" office:value="0.00290384615384615" calcext:value-type="float">
            <text:p>0.002903846153846</text:p>
          </table:table-cell>
          <table:table-cell table:formula="of:=SUM(INDIRECT( CELL(&quot;address&quot;;  INDEX([$Parameters.$L$22:$Parameters.$L$74];  FLOOR([.$A632]/12; 1) + 1;0))&amp;&quot;:&quot;&amp;CELL(&quot;address&quot;; [$Parameters.$L$70])))" office:value-type="float" office:value="0.11466" calcext:value-type="float">
            <text:p>0.11466</text:p>
          </table:table-cell>
          <table:table-cell table:formula="of:=[.$I632]/INDEX([$Parameters.$M$22:$Parameters.$M$120];  FLOOR([.$A632]/12; 1) + 1;0)" office:value-type="float" office:value="1141.04927273125" calcext:value-type="float">
            <text:p>1141.04927273125</text:p>
          </table:table-cell>
          <table:table-cell table:formula="of:=[.$J632]/ INDEX([$Parameters.$M$22:$Parameters.$M$120];  FLOOR([.$A632]/12; 1) + 1;0)" office:value-type="float" office:value="100143.686012808" calcext:value-type="float">
            <text:p>100143.686012808</text:p>
          </table:table-cell>
          <table:table-cell table:formula="of:=([.$Q632]-[.$P632])*[$Parameters.$M$70]" office:value-type="float" office:value="1609782.87339365" calcext:value-type="float">
            <text:p>1609782.87339365</text:p>
          </table:table-cell>
          <table:table-cell table:number-columns-repeated="2"/>
        </table:table-row>
        <table:table-row table:style-name="ro1">
          <table:table-cell office:value-type="float" office:value="629" calcext:value-type="float">
            <text:p>629</text:p>
          </table:table-cell>
          <table:table-cell table:formula="of:=([.$B632]-[.$C632])*POWER(1+[$Parameters.$H$4];1/12)+[$Parameters.$C$4]" office:value-type="float" office:value="16054.6071323584" calcext:value-type="float">
            <text:p>16054.6071323584</text:p>
          </table:table-cell>
          <table:table-cell table:formula="of:=IF(MOD([.$A633];12)=1; ([.$B621]+[.$B624]+[.$B627]+[.$B630])/4*(1+[$Parameters.$E$4])*[$Parameters.$F$4]; 0)" office:value-type="float" office:value="0" calcext:value-type="float">
            <text:p>0</text:p>
          </table:table-cell>
          <table:table-cell table:formula="of:=([.$D632]-[.$E632])*POWER(1+[$Parameters.$I$4];1/12)+[$Parameters.$D$4]" office:value-type="float" office:value="1544000.36690841" calcext:value-type="float">
            <text:p>1544000.36690841</text:p>
          </table:table-cell>
          <table:table-cell office:value-type="float" office:value="0" calcext:value-type="float">
            <text:p>0</text:p>
          </table:table-cell>
          <table:table-cell table:formula="of:=[.$D633]-[.$B633]" office:value-type="float" office:value="1527945.75977605" calcext:value-type="float">
            <text:p>1527945.75977605</text:p>
          </table:table-cell>
          <table:table-cell table:formula="of:=[.$F633]/[.$B633]" office:value-type="float" office:value="95.1717938146516" calcext:value-type="float">
            <text:p>95.1717938146516</text:p>
          </table:table-cell>
          <table:table-cell table:formula="of:=[.$F633]/[.$A633]" office:value-type="float" office:value="2429.16654972345" calcext:value-type="float">
            <text:p>2429.16654972345</text:p>
          </table:table-cell>
          <table:table-cell table:formula="of:=[.$B633]" office:value-type="float" office:value="16054.6071323584" calcext:value-type="float">
            <text:p>16054.6071323584</text:p>
          </table:table-cell>
          <table:table-cell table:formula="of:=[.$D633]*(1-[.$O633])" office:value-type="float" office:value="1366965.28483869" calcext:value-type="float">
            <text:p>1366965.28483869</text:p>
          </table:table-cell>
          <table:table-cell table:formula="of:=[.$B633]" office:value-type="float" office:value="16054.6071323584" calcext:value-type="float">
            <text:p>16054.6071323584</text:p>
          </table:table-cell>
          <table:table-cell table:formula="of:=IF(FLOOR([.$A633]/12; 1) + 1 &gt;= [$Parameters.$K$70] - [$Parameters.$K$22]; [.$D633] ; 0)" office:value-type="float" office:value="1544000.36690841" calcext:value-type="float">
            <text:p>1544000.36690841</text:p>
          </table:table-cell>
          <table:table-cell table:formula="of:=([$Parameters.$D$4]-[$Parameters.$C$4])*[.$A633]" office:value-type="float" office:value="94979" calcext:value-type="float">
            <text:p>94979</text:p>
          </table:table-cell>
          <table:table-cell table:formula="of:=[.$M633]/([$Parameters.A$4]*[.$A633])" office:value-type="float" office:value="0.00290384615384615" calcext:value-type="float">
            <text:p>0.002903846153846</text:p>
          </table:table-cell>
          <table:table-cell table:formula="of:=SUM(INDIRECT( CELL(&quot;address&quot;;  INDEX([$Parameters.$L$22:$Parameters.$L$74];  FLOOR([.$A633]/12; 1) + 1;0))&amp;&quot;:&quot;&amp;CELL(&quot;address&quot;; [$Parameters.$L$70])))" office:value-type="float" office:value="0.11466" calcext:value-type="float">
            <text:p>0.11466</text:p>
          </table:table-cell>
          <table:table-cell table:formula="of:=[.$I633]/INDEX([$Parameters.$M$22:$Parameters.$M$120];  FLOOR([.$A633]/12; 1) + 1;0)" office:value-type="float" office:value="1181.35446154219" calcext:value-type="float">
            <text:p>1181.35446154219</text:p>
          </table:table-cell>
          <table:table-cell table:formula="of:=[.$J633]/ INDEX([$Parameters.$M$22:$Parameters.$M$120];  FLOOR([.$A633]/12; 1) + 1;0)" office:value-type="float" office:value="100586.113674664" calcext:value-type="float">
            <text:p>100586.113674664</text:p>
          </table:table-cell>
          <table:table-cell table:formula="of:=([.$Q633]-[.$P633])*[$Parameters.$M$70]" office:value-type="float" office:value="1616321.38480537" calcext:value-type="float">
            <text:p>1616321.38480537</text:p>
          </table:table-cell>
          <table:table-cell table:number-columns-repeated="2"/>
        </table:table-row>
        <table:table-row table:style-name="ro1">
          <table:table-cell office:value-type="float" office:value="630" calcext:value-type="float">
            <text:p>630</text:p>
          </table:table-cell>
          <table:table-cell table:formula="of:=([.$B633]-[.$C633])*POWER(1+[$Parameters.$H$4];1/12)+[$Parameters.$C$4]" office:value-type="float" office:value="16608.3682871828" calcext:value-type="float">
            <text:p>16608.3682871828</text:p>
          </table:table-cell>
          <table:table-cell table:formula="of:=IF(MOD([.$A634];12)=1; ([.$B622]+[.$B625]+[.$B628]+[.$B631])/4*(1+[$Parameters.$E$4])*[$Parameters.$F$4]; 0)" office:value-type="float" office:value="0" calcext:value-type="float">
            <text:p>0</text:p>
          </table:table-cell>
          <table:table-cell table:formula="of:=([.$D633]-[.$E633])*POWER(1+[$Parameters.$I$4];1/12)+[$Parameters.$D$4]" office:value-type="float" office:value="1550819.31552519" calcext:value-type="float">
            <text:p>1550819.31552519</text:p>
          </table:table-cell>
          <table:table-cell office:value-type="float" office:value="0" calcext:value-type="float">
            <text:p>0</text:p>
          </table:table-cell>
          <table:table-cell table:formula="of:=[.$D634]-[.$B634]" office:value-type="float" office:value="1534210.94723801" calcext:value-type="float">
            <text:p>1534210.94723801</text:p>
          </table:table-cell>
          <table:table-cell table:formula="of:=[.$F634]/[.$B634]" office:value-type="float" office:value="92.3757783250754" calcext:value-type="float">
            <text:p>92.3757783250754</text:p>
          </table:table-cell>
          <table:table-cell table:formula="of:=[.$F634]/[.$A634]" office:value-type="float" office:value="2435.25547180636" calcext:value-type="float">
            <text:p>2435.25547180636</text:p>
          </table:table-cell>
          <table:table-cell table:formula="of:=[.$B634]" office:value-type="float" office:value="16608.3682871828" calcext:value-type="float">
            <text:p>16608.3682871828</text:p>
          </table:table-cell>
          <table:table-cell table:formula="of:=[.$D634]*(1-[.$O634])" office:value-type="float" office:value="1373002.37280707" calcext:value-type="float">
            <text:p>1373002.37280707</text:p>
          </table:table-cell>
          <table:table-cell table:formula="of:=[.$B634]" office:value-type="float" office:value="16608.3682871828" calcext:value-type="float">
            <text:p>16608.3682871828</text:p>
          </table:table-cell>
          <table:table-cell table:formula="of:=IF(FLOOR([.$A634]/12; 1) + 1 &gt;= [$Parameters.$K$70] - [$Parameters.$K$22]; [.$D634] ; 0)" office:value-type="float" office:value="1550819.31552519" calcext:value-type="float">
            <text:p>1550819.31552519</text:p>
          </table:table-cell>
          <table:table-cell table:formula="of:=([$Parameters.$D$4]-[$Parameters.$C$4])*[.$A634]" office:value-type="float" office:value="95130" calcext:value-type="float">
            <text:p>95130</text:p>
          </table:table-cell>
          <table:table-cell table:formula="of:=[.$M634]/([$Parameters.A$4]*[.$A634])" office:value-type="float" office:value="0.00290384615384615" calcext:value-type="float">
            <text:p>0.002903846153846</text:p>
          </table:table-cell>
          <table:table-cell table:formula="of:=SUM(INDIRECT( CELL(&quot;address&quot;;  INDEX([$Parameters.$L$22:$Parameters.$L$74];  FLOOR([.$A634]/12; 1) + 1;0))&amp;&quot;:&quot;&amp;CELL(&quot;address&quot;; [$Parameters.$L$70])))" office:value-type="float" office:value="0.11466" calcext:value-type="float">
            <text:p>0.11466</text:p>
          </table:table-cell>
          <table:table-cell table:formula="of:=[.$I634]/INDEX([$Parameters.$M$22:$Parameters.$M$120];  FLOOR([.$A634]/12; 1) + 1;0)" office:value-type="float" office:value="1222.10215505392" calcext:value-type="float">
            <text:p>1222.10215505392</text:p>
          </table:table-cell>
          <table:table-cell table:formula="of:=[.$J634]/ INDEX([$Parameters.$M$22:$Parameters.$M$120];  FLOOR([.$A634]/12; 1) + 1;0)" office:value-type="float" office:value="101030.34384158" calcext:value-type="float">
            <text:p>101030.34384158</text:p>
          </table:table-cell>
          <table:table-cell table:formula="of:=([.$Q634]-[.$P634])*[$Parameters.$M$70]" office:value-type="float" office:value="1622882.00982291" calcext:value-type="float">
            <text:p>1622882.00982291</text:p>
          </table:table-cell>
          <table:table-cell table:number-columns-repeated="2"/>
        </table:table-row>
        <table:table-row table:style-name="ro1">
          <table:table-cell office:value-type="float" office:value="631" calcext:value-type="float">
            <text:p>631</text:p>
          </table:table-cell>
          <table:table-cell table:formula="of:=([.$B634]-[.$C634])*POWER(1+[$Parameters.$H$4];1/12)+[$Parameters.$C$4]" office:value-type="float" office:value="17168.2091037417" calcext:value-type="float">
            <text:p>17168.2091037417</text:p>
          </table:table-cell>
          <table:table-cell table:formula="of:=IF(MOD([.$A635];12)=1; ([.$B623]+[.$B626]+[.$B629]+[.$B632])/4*(1+[$Parameters.$E$4])*[$Parameters.$F$4]; 0)" office:value-type="float" office:value="0" calcext:value-type="float">
            <text:p>0</text:p>
          </table:table-cell>
          <table:table-cell table:formula="of:=([.$D634]-[.$E634])*POWER(1+[$Parameters.$I$4];1/12)+[$Parameters.$D$4]" office:value-type="float" office:value="1557666.04538271" calcext:value-type="float">
            <text:p>1557666.04538271</text:p>
          </table:table-cell>
          <table:table-cell office:value-type="float" office:value="0" calcext:value-type="float">
            <text:p>0</text:p>
          </table:table-cell>
          <table:table-cell table:formula="of:=[.$D635]-[.$B635]" office:value-type="float" office:value="1540497.83627897" calcext:value-type="float">
            <text:p>1540497.83627897</text:p>
          </table:table-cell>
          <table:table-cell table:formula="of:=[.$F635]/[.$B635]" office:value-type="float" office:value="89.7296757611852" calcext:value-type="float">
            <text:p>89.7296757611852</text:p>
          </table:table-cell>
          <table:table-cell table:formula="of:=[.$F635]/[.$A635]" office:value-type="float" office:value="2441.35948697143" calcext:value-type="float">
            <text:p>2441.35948697143</text:p>
          </table:table-cell>
          <table:table-cell table:formula="of:=[.$B635]" office:value-type="float" office:value="17168.2091037417" calcext:value-type="float">
            <text:p>17168.2091037417</text:p>
          </table:table-cell>
          <table:table-cell table:formula="of:=[.$D635]*(1-[.$O635])" office:value-type="float" office:value="1379064.05661913" calcext:value-type="float">
            <text:p>1379064.05661913</text:p>
          </table:table-cell>
          <table:table-cell table:formula="of:=[.$B635]" office:value-type="float" office:value="17168.2091037417" calcext:value-type="float">
            <text:p>17168.2091037417</text:p>
          </table:table-cell>
          <table:table-cell table:formula="of:=IF(FLOOR([.$A635]/12; 1) + 1 &gt;= [$Parameters.$K$70] - [$Parameters.$K$22]; [.$D635] ; 0)" office:value-type="float" office:value="1557666.04538271" calcext:value-type="float">
            <text:p>1557666.04538271</text:p>
          </table:table-cell>
          <table:table-cell table:formula="of:=([$Parameters.$D$4]-[$Parameters.$C$4])*[.$A635]" office:value-type="float" office:value="95281" calcext:value-type="float">
            <text:p>95281</text:p>
          </table:table-cell>
          <table:table-cell table:formula="of:=[.$M635]/([$Parameters.A$4]*[.$A635])" office:value-type="float" office:value="0.00290384615384615" calcext:value-type="float">
            <text:p>0.002903846153846</text:p>
          </table:table-cell>
          <table:table-cell table:formula="of:=SUM(INDIRECT( CELL(&quot;address&quot;;  INDEX([$Parameters.$L$22:$Parameters.$L$74];  FLOOR([.$A635]/12; 1) + 1;0))&amp;&quot;:&quot;&amp;CELL(&quot;address&quot;; [$Parameters.$L$70])))" office:value-type="float" office:value="0.11466" calcext:value-type="float">
            <text:p>0.11466</text:p>
          </table:table-cell>
          <table:table-cell table:formula="of:=[.$I635]/INDEX([$Parameters.$M$22:$Parameters.$M$120];  FLOOR([.$A635]/12; 1) + 1;0)" office:value-type="float" office:value="1263.29721146002" calcext:value-type="float">
            <text:p>1263.29721146002</text:p>
          </table:table-cell>
          <table:table-cell table:formula="of:=[.$J635]/ INDEX([$Parameters.$M$22:$Parameters.$M$120];  FLOOR([.$A635]/12; 1) + 1;0)" office:value-type="float" office:value="101476.383857184" calcext:value-type="float">
            <text:p>101476.383857184</text:p>
          </table:table-cell>
          <table:table-cell table:formula="of:=([.$Q635]-[.$P635])*[$Parameters.$M$70]" office:value-type="float" office:value="1629464.78885947" calcext:value-type="float">
            <text:p>1629464.78885947</text:p>
          </table:table-cell>
          <table:table-cell table:number-columns-repeated="2"/>
        </table:table-row>
        <table:table-row table:style-name="ro1">
          <table:table-cell office:value-type="float" office:value="632" calcext:value-type="float">
            <text:p>632</text:p>
          </table:table-cell>
          <table:table-cell table:formula="of:=([.$B635]-[.$C635])*POWER(1+[$Parameters.$H$4];1/12)+[$Parameters.$C$4]" office:value-type="float" office:value="17734.1963297413" calcext:value-type="float">
            <text:p>17734.1963297413</text:p>
          </table:table-cell>
          <table:table-cell table:formula="of:=IF(MOD([.$A636];12)=1; ([.$B624]+[.$B627]+[.$B630]+[.$B633])/4*(1+[$Parameters.$E$4])*[$Parameters.$F$4]; 0)" office:value-type="float" office:value="0" calcext:value-type="float">
            <text:p>0</text:p>
          </table:table-cell>
          <table:table-cell table:formula="of:=([.$D635]-[.$E635])*POWER(1+[$Parameters.$I$4];1/12)+[$Parameters.$D$4]" office:value-type="float" office:value="1564540.66966519" calcext:value-type="float">
            <text:p>1564540.66966519</text:p>
          </table:table-cell>
          <table:table-cell office:value-type="float" office:value="0" calcext:value-type="float">
            <text:p>0</text:p>
          </table:table-cell>
          <table:table-cell table:formula="of:=[.$D636]-[.$B636]" office:value-type="float" office:value="1546806.47333545" calcext:value-type="float">
            <text:p>1546806.47333545</text:p>
          </table:table-cell>
          <table:table-cell table:formula="of:=[.$F636]/[.$B636]" office:value-type="float" office:value="87.2216842858201" calcext:value-type="float">
            <text:p>87.2216842858201</text:p>
          </table:table-cell>
          <table:table-cell table:formula="of:=[.$F636]/[.$A636]" office:value-type="float" office:value="2447.47859704976" calcext:value-type="float">
            <text:p>2447.47859704976</text:p>
          </table:table-cell>
          <table:table-cell table:formula="of:=[.$B636]" office:value-type="float" office:value="17734.1963297413" calcext:value-type="float">
            <text:p>17734.1963297413</text:p>
          </table:table-cell>
          <table:table-cell table:formula="of:=[.$D636]*(1-[.$O636])" office:value-type="float" office:value="1385150.43648138" calcext:value-type="float">
            <text:p>1385150.43648138</text:p>
          </table:table-cell>
          <table:table-cell table:formula="of:=[.$B636]" office:value-type="float" office:value="17734.1963297413" calcext:value-type="float">
            <text:p>17734.1963297413</text:p>
          </table:table-cell>
          <table:table-cell table:formula="of:=IF(FLOOR([.$A636]/12; 1) + 1 &gt;= [$Parameters.$K$70] - [$Parameters.$K$22]; [.$D636] ; 0)" office:value-type="float" office:value="1564540.66966519" calcext:value-type="float">
            <text:p>1564540.66966519</text:p>
          </table:table-cell>
          <table:table-cell table:formula="of:=([$Parameters.$D$4]-[$Parameters.$C$4])*[.$A636]" office:value-type="float" office:value="95432" calcext:value-type="float">
            <text:p>95432</text:p>
          </table:table-cell>
          <table:table-cell table:formula="of:=[.$M636]/([$Parameters.A$4]*[.$A636])" office:value-type="float" office:value="0.00290384615384615" calcext:value-type="float">
            <text:p>0.002903846153846</text:p>
          </table:table-cell>
          <table:table-cell table:formula="of:=SUM(INDIRECT( CELL(&quot;address&quot;;  INDEX([$Parameters.$L$22:$Parameters.$L$74];  FLOOR([.$A636]/12; 1) + 1;0))&amp;&quot;:&quot;&amp;CELL(&quot;address&quot;; [$Parameters.$L$70])))" office:value-type="float" office:value="0.11466" calcext:value-type="float">
            <text:p>0.11466</text:p>
          </table:table-cell>
          <table:table-cell table:formula="of:=[.$I636]/INDEX([$Parameters.$M$22:$Parameters.$M$120];  FLOOR([.$A636]/12; 1) + 1;0)" office:value-type="float" office:value="1304.94454229149" calcext:value-type="float">
            <text:p>1304.94454229149</text:p>
          </table:table-cell>
          <table:table-cell table:formula="of:=[.$J636]/ INDEX([$Parameters.$M$22:$Parameters.$M$120];  FLOOR([.$A636]/12; 1) + 1;0)" office:value-type="float" office:value="101924.241095024" calcext:value-type="float">
            <text:p>101924.241095024</text:p>
          </table:table-cell>
          <table:table-cell table:formula="of:=([.$Q636]-[.$P636])*[$Parameters.$M$70]" office:value-type="float" office:value="1636069.76194743" calcext:value-type="float">
            <text:p>1636069.76194743</text:p>
          </table:table-cell>
          <table:table-cell table:number-columns-repeated="2"/>
        </table:table-row>
        <table:table-row table:style-name="ro1">
          <table:table-cell office:value-type="float" office:value="633" calcext:value-type="float">
            <text:p>633</text:p>
          </table:table-cell>
          <table:table-cell table:formula="of:=([.$B636]-[.$C636])*POWER(1+[$Parameters.$H$4];1/12)+[$Parameters.$C$4]" office:value-type="float" office:value="18306.3974457008" calcext:value-type="float">
            <text:p>18306.3974457008</text:p>
          </table:table-cell>
          <table:table-cell table:formula="of:=IF(MOD([.$A637];12)=1; ([.$B625]+[.$B628]+[.$B631]+[.$B634])/4*(1+[$Parameters.$E$4])*[$Parameters.$F$4]; 0)" office:value-type="float" office:value="0" calcext:value-type="float">
            <text:p>0</text:p>
          </table:table-cell>
          <table:table-cell table:formula="of:=([.$D636]-[.$E636])*POWER(1+[$Parameters.$I$4];1/12)+[$Parameters.$D$4]" office:value-type="float" office:value="1571443.30201795" calcext:value-type="float">
            <text:p>1571443.30201795</text:p>
          </table:table-cell>
          <table:table-cell office:value-type="float" office:value="0" calcext:value-type="float">
            <text:p>0</text:p>
          </table:table-cell>
          <table:table-cell table:formula="of:=[.$D637]-[.$B637]" office:value-type="float" office:value="1553136.90457225" calcext:value-type="float">
            <text:p>1553136.90457225</text:p>
          </table:table-cell>
          <table:table-cell table:formula="of:=[.$F637]/[.$B637]" office:value-type="float" office:value="84.841209701639" calcext:value-type="float">
            <text:p>84.841209701639</text:p>
          </table:table-cell>
          <table:table-cell table:formula="of:=[.$F637]/[.$A637]" office:value-type="float" office:value="2453.61280343168" calcext:value-type="float">
            <text:p>2453.61280343168</text:p>
          </table:table-cell>
          <table:table-cell table:formula="of:=[.$B637]" office:value-type="float" office:value="18306.3974457008" calcext:value-type="float">
            <text:p>18306.3974457008</text:p>
          </table:table-cell>
          <table:table-cell table:formula="of:=[.$D637]*(1-[.$O637])" office:value-type="float" office:value="1391261.61300858" calcext:value-type="float">
            <text:p>1391261.61300858</text:p>
          </table:table-cell>
          <table:table-cell table:formula="of:=[.$B637]" office:value-type="float" office:value="18306.3974457008" calcext:value-type="float">
            <text:p>18306.3974457008</text:p>
          </table:table-cell>
          <table:table-cell table:formula="of:=IF(FLOOR([.$A637]/12; 1) + 1 &gt;= [$Parameters.$K$70] - [$Parameters.$K$22]; [.$D637] ; 0)" office:value-type="float" office:value="1571443.30201795" calcext:value-type="float">
            <text:p>1571443.30201795</text:p>
          </table:table-cell>
          <table:table-cell table:formula="of:=([$Parameters.$D$4]-[$Parameters.$C$4])*[.$A637]" office:value-type="float" office:value="95583" calcext:value-type="float">
            <text:p>95583</text:p>
          </table:table-cell>
          <table:table-cell table:formula="of:=[.$M637]/([$Parameters.A$4]*[.$A637])" office:value-type="float" office:value="0.00290384615384615" calcext:value-type="float">
            <text:p>0.002903846153846</text:p>
          </table:table-cell>
          <table:table-cell table:formula="of:=SUM(INDIRECT( CELL(&quot;address&quot;;  INDEX([$Parameters.$L$22:$Parameters.$L$74];  FLOOR([.$A637]/12; 1) + 1;0))&amp;&quot;:&quot;&amp;CELL(&quot;address&quot;; [$Parameters.$L$70])))" office:value-type="float" office:value="0.11466" calcext:value-type="float">
            <text:p>0.11466</text:p>
          </table:table-cell>
          <table:table-cell table:formula="of:=[.$I637]/INDEX([$Parameters.$M$22:$Parameters.$M$120];  FLOOR([.$A637]/12; 1) + 1;0)" office:value-type="float" office:value="1347.04911300227" calcext:value-type="float">
            <text:p>1347.04911300227</text:p>
          </table:table-cell>
          <table:table-cell table:formula="of:=[.$J637]/ INDEX([$Parameters.$M$22:$Parameters.$M$120];  FLOOR([.$A637]/12; 1) + 1;0)" office:value-type="float" office:value="102373.922958688" calcext:value-type="float">
            <text:p>102373.922958688</text:p>
          </table:table-cell>
          <table:table-cell table:formula="of:=([.$Q637]-[.$P637])*[$Parameters.$M$70]" office:value-type="float" office:value="1642696.96873086" calcext:value-type="float">
            <text:p>1642696.96873086</text:p>
          </table:table-cell>
          <table:table-cell table:number-columns-repeated="2"/>
        </table:table-row>
        <table:table-row table:style-name="ro1">
          <table:table-cell office:value-type="float" office:value="634" calcext:value-type="float">
            <text:p>634</text:p>
          </table:table-cell>
          <table:table-cell table:formula="of:=([.$B637]-[.$C637])*POWER(1+[$Parameters.$H$4];1/12)+[$Parameters.$C$4]" office:value-type="float" office:value="18884.8806729982" calcext:value-type="float">
            <text:p>18884.8806729982</text:p>
          </table:table-cell>
          <table:table-cell table:formula="of:=IF(MOD([.$A638];12)=1; ([.$B626]+[.$B629]+[.$B632]+[.$B635])/4*(1+[$Parameters.$E$4])*[$Parameters.$F$4]; 0)" office:value-type="float" office:value="0" calcext:value-type="float">
            <text:p>0</text:p>
          </table:table-cell>
          <table:table-cell table:formula="of:=([.$D637]-[.$E637])*POWER(1+[$Parameters.$I$4];1/12)+[$Parameters.$D$4]" office:value-type="float" office:value="1578374.05654936" calcext:value-type="float">
            <text:p>1578374.05654936</text:p>
          </table:table-cell>
          <table:table-cell office:value-type="float" office:value="0" calcext:value-type="float">
            <text:p>0</text:p>
          </table:table-cell>
          <table:table-cell table:formula="of:=[.$D638]-[.$B638]" office:value-type="float" office:value="1559489.17587636" calcext:value-type="float">
            <text:p>1559489.17587636</text:p>
          </table:table-cell>
          <table:table-cell table:formula="of:=[.$F638]/[.$B638]" office:value-type="float" office:value="82.5787148396513" calcext:value-type="float">
            <text:p>82.5787148396513</text:p>
          </table:table-cell>
          <table:table-cell table:formula="of:=[.$F638]/[.$A638]" office:value-type="float" office:value="2459.76210706051" calcext:value-type="float">
            <text:p>2459.76210706051</text:p>
          </table:table-cell>
          <table:table-cell table:formula="of:=[.$B638]" office:value-type="float" office:value="18884.8806729982" calcext:value-type="float">
            <text:p>18884.8806729982</text:p>
          </table:table-cell>
          <table:table-cell table:formula="of:=[.$D638]*(1-[.$O638])" office:value-type="float" office:value="1397397.68722541" calcext:value-type="float">
            <text:p>1397397.68722541</text:p>
          </table:table-cell>
          <table:table-cell table:formula="of:=[.$B638]" office:value-type="float" office:value="18884.8806729982" calcext:value-type="float">
            <text:p>18884.8806729982</text:p>
          </table:table-cell>
          <table:table-cell table:formula="of:=IF(FLOOR([.$A638]/12; 1) + 1 &gt;= [$Parameters.$K$70] - [$Parameters.$K$22]; [.$D638] ; 0)" office:value-type="float" office:value="1578374.05654936" calcext:value-type="float">
            <text:p>1578374.05654936</text:p>
          </table:table-cell>
          <table:table-cell table:formula="of:=([$Parameters.$D$4]-[$Parameters.$C$4])*[.$A638]" office:value-type="float" office:value="95734" calcext:value-type="float">
            <text:p>95734</text:p>
          </table:table-cell>
          <table:table-cell table:formula="of:=[.$M638]/([$Parameters.A$4]*[.$A638])" office:value-type="float" office:value="0.00290384615384615" calcext:value-type="float">
            <text:p>0.002903846153846</text:p>
          </table:table-cell>
          <table:table-cell table:formula="of:=SUM(INDIRECT( CELL(&quot;address&quot;;  INDEX([$Parameters.$L$22:$Parameters.$L$74];  FLOOR([.$A638]/12; 1) + 1;0))&amp;&quot;:&quot;&amp;CELL(&quot;address&quot;; [$Parameters.$L$70])))" office:value-type="float" office:value="0.11466" calcext:value-type="float">
            <text:p>0.11466</text:p>
          </table:table-cell>
          <table:table-cell table:formula="of:=[.$I638]/INDEX([$Parameters.$M$22:$Parameters.$M$120];  FLOOR([.$A638]/12; 1) + 1;0)" office:value-type="float" office:value="1389.61594356131" calcext:value-type="float">
            <text:p>1389.61594356131</text:p>
          </table:table-cell>
          <table:table-cell table:formula="of:=[.$J638]/ INDEX([$Parameters.$M$22:$Parameters.$M$120];  FLOOR([.$A638]/12; 1) + 1;0)" office:value-type="float" office:value="102825.436881929" calcext:value-type="float">
            <text:p>102825.436881929</text:p>
          </table:table-cell>
          <table:table-cell table:formula="of:=([.$Q638]-[.$P638])*[$Parameters.$M$70]" office:value-type="float" office:value="1649346.44845785" calcext:value-type="float">
            <text:p>1649346.44845785</text:p>
          </table:table-cell>
          <table:table-cell table:number-columns-repeated="2"/>
        </table:table-row>
        <table:table-row table:style-name="ro1">
          <table:table-cell office:value-type="float" office:value="635" calcext:value-type="float">
            <text:p>635</text:p>
          </table:table-cell>
          <table:table-cell table:formula="of:=([.$B638]-[.$C638])*POWER(1+[$Parameters.$H$4];1/12)+[$Parameters.$C$4]" office:value-type="float" office:value="19469.7149820038" calcext:value-type="float">
            <text:p>19469.7149820038</text:p>
          </table:table-cell>
          <table:table-cell table:formula="of:=IF(MOD([.$A639];12)=1; ([.$B627]+[.$B630]+[.$B633]+[.$B636])/4*(1+[$Parameters.$E$4])*[$Parameters.$F$4]; 0)" office:value-type="float" office:value="0" calcext:value-type="float">
            <text:p>0</text:p>
          </table:table-cell>
          <table:table-cell table:formula="of:=([.$D638]-[.$E638])*POWER(1+[$Parameters.$I$4];1/12)+[$Parameters.$D$4]" office:value-type="float" office:value="1585333.04783264" calcext:value-type="float">
            <text:p>1585333.04783264</text:p>
          </table:table-cell>
          <table:table-cell office:value-type="float" office:value="0" calcext:value-type="float">
            <text:p>0</text:p>
          </table:table-cell>
          <table:table-cell table:formula="of:=[.$D639]-[.$B639]" office:value-type="float" office:value="1565863.33285064" calcext:value-type="float">
            <text:p>1565863.33285064</text:p>
          </table:table-cell>
          <table:table-cell table:formula="of:=[.$F639]/[.$B639]" office:value-type="float" office:value="80.4255909394666" calcext:value-type="float">
            <text:p>80.4255909394666</text:p>
          </table:table-cell>
          <table:table-cell table:formula="of:=[.$F639]/[.$A639]" office:value-type="float" office:value="2465.9265084262" calcext:value-type="float">
            <text:p>2465.9265084262</text:p>
          </table:table-cell>
          <table:table-cell table:formula="of:=[.$B639]" office:value-type="float" office:value="19469.7149820038" calcext:value-type="float">
            <text:p>19469.7149820038</text:p>
          </table:table-cell>
          <table:table-cell table:formula="of:=[.$D639]*(1-[.$O639])" office:value-type="float" office:value="1403558.76056815" calcext:value-type="float">
            <text:p>1403558.76056815</text:p>
          </table:table-cell>
          <table:table-cell table:formula="of:=[.$B639]" office:value-type="float" office:value="19469.7149820038" calcext:value-type="float">
            <text:p>19469.7149820038</text:p>
          </table:table-cell>
          <table:table-cell table:formula="of:=IF(FLOOR([.$A639]/12; 1) + 1 &gt;= [$Parameters.$K$70] - [$Parameters.$K$22]; [.$D639] ; 0)" office:value-type="float" office:value="1585333.04783264" calcext:value-type="float">
            <text:p>1585333.04783264</text:p>
          </table:table-cell>
          <table:table-cell table:formula="of:=([$Parameters.$D$4]-[$Parameters.$C$4])*[.$A639]" office:value-type="float" office:value="95885" calcext:value-type="float">
            <text:p>95885</text:p>
          </table:table-cell>
          <table:table-cell table:formula="of:=[.$M639]/([$Parameters.A$4]*[.$A639])" office:value-type="float" office:value="0.00290384615384615" calcext:value-type="float">
            <text:p>0.002903846153846</text:p>
          </table:table-cell>
          <table:table-cell table:formula="of:=SUM(INDIRECT( CELL(&quot;address&quot;;  INDEX([$Parameters.$L$22:$Parameters.$L$74];  FLOOR([.$A639]/12; 1) + 1;0))&amp;&quot;:&quot;&amp;CELL(&quot;address&quot;; [$Parameters.$L$70])))" office:value-type="float" office:value="0.11466" calcext:value-type="float">
            <text:p>0.11466</text:p>
          </table:table-cell>
          <table:table-cell table:formula="of:=[.$I639]/INDEX([$Parameters.$M$22:$Parameters.$M$120];  FLOOR([.$A639]/12; 1) + 1;0)" office:value-type="float" office:value="1432.65010905105" calcext:value-type="float">
            <text:p>1432.65010905105</text:p>
          </table:table-cell>
          <table:table-cell table:formula="of:=[.$J639]/ INDEX([$Parameters.$M$22:$Parameters.$M$120];  FLOOR([.$A639]/12; 1) + 1;0)" office:value-type="float" office:value="103278.790328782" calcext:value-type="float">
            <text:p>103278.790328782</text:p>
          </table:table-cell>
          <table:table-cell table:formula="of:=([.$Q639]-[.$P639])*[$Parameters.$M$70]" office:value-type="float" office:value="1656018.23997283" calcext:value-type="float">
            <text:p>1656018.23997283</text:p>
          </table:table-cell>
          <table:table-cell table:number-columns-repeated="2"/>
        </table:table-row>
        <table:table-row table:style-name="ro1">
          <table:table-cell table:number-columns-repeated="20"/>
        </table:table-row>
        <table:table-row table:style-name="ro1">
          <table:table-cell table:number-columns-repeated="11"/>
          <table:table-cell table:style-name="ce7" table:number-columns-repeated="3"/>
          <table:table-cell table:number-columns-repeated="6"/>
        </table:table-row>
        <table:table-row table:style-name="ro1" table:number-rows-repeated="141">
          <table:table-cell table:number-columns-repeated="20"/>
        </table:table-row>
        <table:table-row table:style-name="ro1">
          <table:table-cell table:number-columns-repeated="20"/>
        </table:table-row>
      </table:table>
      <table:table table:name="Parameters" table:style-name="ta1">
        <table:table-column table:style-name="co1" table:number-columns-repeated="10" table:default-cell-style-name="Default"/>
        <table:table-column table:style-name="co1" table:default-cell-style-name="ce18"/>
        <table:table-column table:style-name="co1" table:number-columns-repeated="2" table:default-cell-style-name="ce17"/>
        <table:table-column table:style-name="co1" table:number-columns-repeated="1010" table:default-cell-style-name="Default"/>
        <table:table-row table:style-name="ro1">
          <table:table-cell office:value-type="string" calcext:value-type="string">
            <text:p>Parameters</text:p>
          </table:table-cell>
          <table:table-cell table:number-columns-repeated="9"/>
          <table:table-cell table:style-name="Default" table:number-columns-repeated="3"/>
          <table:table-cell table:number-columns-repeated="1010"/>
        </table:table-row>
        <table:table-row table:style-name="ro1">
          <table:table-cell table:number-columns-repeated="10"/>
          <table:table-cell table:style-name="Default" table:number-columns-repeated="3"/>
          <table:table-cell table:number-columns-repeated="1010"/>
        </table:table-row>
        <table:table-row table:style-name="ro3">
          <table:table-cell table:style-name="ce16" office:value-type="string" calcext:value-type="string">
            <text:p>Monthly gross income</text:p>
          </table:table-cell>
          <table:table-cell table:style-name="ce16" office:value-type="string" calcext:value-type="string">
            <text:p>Income tax threshold</text:p>
          </table:table-cell>
          <table:table-cell table:style-name="ce16" office:value-type="string" calcext:value-type="string">
            <text:p>Monthly savings ISK</text:p>
          </table:table-cell>
          <table:table-cell table:style-name="ce16" office:value-type="string" calcext:value-type="string">
            <text:p>Monthly savings LV</text:p>
          </table:table-cell>
          <table:table-cell table:style-name="ce10" office:value-type="string" calcext:value-type="string">
            <text:p>Statslåneränta</text:p>
          </table:table-cell>
          <table:table-cell table:style-name="ce10" office:value-type="string" calcext:value-type="string">
            <text:p>Income tax</text:p>
          </table:table-cell>
          <table:table-cell table:style-name="ce10" office:value-type="string" calcext:value-type="string">
            <text:p>Extra tax past threshold</text:p>
          </table:table-cell>
          <table:table-cell table:style-name="ce10" office:value-type="string" calcext:value-type="string">
            <text:p>Yearly interest rate ISK</text:p>
          </table:table-cell>
          <table:table-cell table:style-name="ce10" office:value-type="string" calcext:value-type="string">
            <text:p>Yearly interest rate LV</text:p>
          </table:table-cell>
          <table:table-cell table:style-name="ce16"/>
          <table:table-cell table:style-name="ce16" office:value-type="string" calcext:value-type="string">
            <text:p>Death probability by age (years)</text:p>
          </table:table-cell>
          <table:table-cell table:style-name="ce16" office:value-type="string" calcext:value-type="string">
            <text:p>Death probability</text:p>
          </table:table-cell>
          <table:table-cell table:style-name="ce16" office:value-type="string" calcext:value-type="string">
            <text:p>Life expectancy (years left)</text:p>
          </table:table-cell>
          <table:table-cell table:style-name="ce16" table:number-columns-repeated="1010"/>
        </table:table-row>
        <table:table-row table:style-name="ro4">
          <table:table-cell office:value-type="float" office:value="52000" calcext:value-type="float">
            <text:p>52000</text:p>
          </table:table-cell>
          <table:table-cell table:style-name="ce17" office:value-type="float" office:value="51245" calcext:value-type="float">
            <text:p>51245</text:p>
          </table:table-cell>
          <table:table-cell table:formula="of:=([.$A$4]-[.$B$4])*(1- ([.$F$4]+[.$G$4]))" office:value-type="float" office:value="377.5" calcext:value-type="float">
            <text:p>377.5</text:p>
          </table:table-cell>
          <table:table-cell table:formula="of:=([.$A$4]-[.$B$4])*(1- [.$F$4])" office:value-type="float" office:value="528.5" calcext:value-type="float">
            <text:p>528.5</text:p>
          </table:table-cell>
          <table:table-cell office:value-type="float" office:value="0.248" calcext:value-type="float">
            <text:p>0.248</text:p>
          </table:table-cell>
          <table:table-cell office:value-type="float" office:value="0.3" calcext:value-type="float">
            <text:p>0.3</text:p>
          </table:table-cell>
          <table:table-cell office:value-type="float" office:value="0.2" calcext:value-type="float">
            <text:p>0.2</text:p>
          </table:table-cell>
          <table:table-cell office:value-type="float" office:value="0.14" calcext:value-type="float">
            <text:p>0.14</text:p>
          </table:table-cell>
          <table:table-cell office:value-type="float" office:value="0.05" calcext:value-type="float">
            <text:p>0.05</text:p>
          </table:table-cell>
          <table:table-cell/>
          <table:table-cell office:value-type="float" office:value="0" calcext:value-type="float">
            <text:p>0</text:p>
          </table:table-cell>
          <table:table-cell office:value-type="float" office:value="0.005837" calcext:value-type="float">
            <text:p>0.005837</text:p>
          </table:table-cell>
          <table:table-cell office:value-type="float" office:value="74.12" calcext:value-type="float">
            <text:p>74.12</text:p>
          </table:table-cell>
          <table:table-cell table:number-columns-repeated="1010"/>
        </table:table-row>
        <table:table-row table:style-name="ro4">
          <table:table-cell table:number-columns-repeated="10"/>
          <table:table-cell office:value-type="float" office:value="1" calcext:value-type="float">
            <text:p>1</text:p>
          </table:table-cell>
          <table:table-cell office:value-type="float" office:value="0.00041" calcext:value-type="float">
            <text:p>0.00041</text:p>
          </table:table-cell>
          <table:table-cell office:value-type="float" office:value="73.55" calcext:value-type="float">
            <text:p>73.55</text:p>
          </table:table-cell>
          <table:table-cell table:number-columns-repeated="1010"/>
        </table:table-row>
        <table:table-row table:style-name="ro4">
          <table:table-cell table:number-columns-repeated="10"/>
          <table:table-cell office:value-type="float" office:value="2" calcext:value-type="float">
            <text:p>2</text:p>
          </table:table-cell>
          <table:table-cell office:value-type="float" office:value="0.000254" calcext:value-type="float">
            <text:p>0.000254</text:p>
          </table:table-cell>
          <table:table-cell office:value-type="float" office:value="72.58" calcext:value-type="float">
            <text:p>72.58</text:p>
          </table:table-cell>
          <table:table-cell table:number-columns-repeated="1010"/>
        </table:table-row>
        <table:table-row table:style-name="ro4">
          <table:table-cell table:number-columns-repeated="10"/>
          <table:table-cell office:value-type="float" office:value="3" calcext:value-type="float">
            <text:p>3</text:p>
          </table:table-cell>
          <table:table-cell office:value-type="float" office:value="0.000207" calcext:value-type="float">
            <text:p>0.000207</text:p>
          </table:table-cell>
          <table:table-cell office:value-type="float" office:value="71.6" calcext:value-type="float">
            <text:p>71.6</text:p>
          </table:table-cell>
          <table:table-cell table:number-columns-repeated="1010"/>
        </table:table-row>
        <table:table-row table:style-name="ro4">
          <table:table-cell table:number-columns-repeated="10"/>
          <table:table-cell office:value-type="float" office:value="4" calcext:value-type="float">
            <text:p>4</text:p>
          </table:table-cell>
          <table:table-cell office:value-type="float" office:value="0.000167" calcext:value-type="float">
            <text:p>0.000167</text:p>
          </table:table-cell>
          <table:table-cell office:value-type="float" office:value="70.62" calcext:value-type="float">
            <text:p>70.62</text:p>
          </table:table-cell>
          <table:table-cell table:number-columns-repeated="1010"/>
        </table:table-row>
        <table:table-row table:style-name="ro4">
          <table:table-cell table:number-columns-repeated="10"/>
          <table:table-cell office:value-type="float" office:value="5" calcext:value-type="float">
            <text:p>5</text:p>
          </table:table-cell>
          <table:table-cell office:value-type="float" office:value="0.000141" calcext:value-type="float">
            <text:p>0.000141</text:p>
          </table:table-cell>
          <table:table-cell office:value-type="float" office:value="69.63" calcext:value-type="float">
            <text:p>69.63</text:p>
          </table:table-cell>
          <table:table-cell table:number-columns-repeated="1010"/>
        </table:table-row>
        <table:table-row table:style-name="ro4">
          <table:table-cell table:number-columns-repeated="10"/>
          <table:table-cell office:value-type="float" office:value="6" calcext:value-type="float">
            <text:p>6</text:p>
          </table:table-cell>
          <table:table-cell office:value-type="float" office:value="0.000123" calcext:value-type="float">
            <text:p>0.000123</text:p>
          </table:table-cell>
          <table:table-cell office:value-type="float" office:value="68.64" calcext:value-type="float">
            <text:p>68.64</text:p>
          </table:table-cell>
          <table:table-cell table:number-columns-repeated="1010"/>
        </table:table-row>
        <table:table-row table:style-name="ro4">
          <table:table-cell table:number-columns-repeated="10"/>
          <table:table-cell office:value-type="float" office:value="7" calcext:value-type="float">
            <text:p>7</text:p>
          </table:table-cell>
          <table:table-cell office:value-type="float" office:value="0.000113" calcext:value-type="float">
            <text:p>0.000113</text:p>
          </table:table-cell>
          <table:table-cell office:value-type="float" office:value="67.65" calcext:value-type="float">
            <text:p>67.65</text:p>
          </table:table-cell>
          <table:table-cell table:number-columns-repeated="1010"/>
        </table:table-row>
        <table:table-row table:style-name="ro4">
          <table:table-cell table:number-columns-repeated="10"/>
          <table:table-cell office:value-type="float" office:value="8" calcext:value-type="float">
            <text:p>8</text:p>
          </table:table-cell>
          <table:table-cell office:value-type="float" office:value="0.000108" calcext:value-type="float">
            <text:p>0.000108</text:p>
          </table:table-cell>
          <table:table-cell office:value-type="float" office:value="66.65" calcext:value-type="float">
            <text:p>66.65</text:p>
          </table:table-cell>
          <table:table-cell table:number-columns-repeated="1010"/>
        </table:table-row>
        <table:table-row table:style-name="ro4">
          <table:table-cell table:number-columns-repeated="10"/>
          <table:table-cell office:value-type="float" office:value="9" calcext:value-type="float">
            <text:p>9</text:p>
          </table:table-cell>
          <table:table-cell office:value-type="float" office:value="0.000114" calcext:value-type="float">
            <text:p>0.000114</text:p>
          </table:table-cell>
          <table:table-cell office:value-type="float" office:value="65.66" calcext:value-type="float">
            <text:p>65.66</text:p>
          </table:table-cell>
          <table:table-cell table:number-columns-repeated="1010"/>
        </table:table-row>
        <table:table-row table:style-name="ro4">
          <table:table-cell table:number-columns-repeated="10"/>
          <table:table-cell office:value-type="float" office:value="10" calcext:value-type="float">
            <text:p>10</text:p>
          </table:table-cell>
          <table:table-cell office:value-type="float" office:value="0.000127" calcext:value-type="float">
            <text:p>0.000127</text:p>
          </table:table-cell>
          <table:table-cell office:value-type="float" office:value="64.67" calcext:value-type="float">
            <text:p>64.67</text:p>
          </table:table-cell>
          <table:table-cell table:number-columns-repeated="1010"/>
        </table:table-row>
        <table:table-row table:style-name="ro4">
          <table:table-cell table:number-columns-repeated="10"/>
          <table:table-cell office:value-type="float" office:value="11" calcext:value-type="float">
            <text:p>11</text:p>
          </table:table-cell>
          <table:table-cell office:value-type="float" office:value="0.000146" calcext:value-type="float">
            <text:p>0.000146</text:p>
          </table:table-cell>
          <table:table-cell office:value-type="float" office:value="63.68" calcext:value-type="float">
            <text:p>63.68</text:p>
          </table:table-cell>
          <table:table-cell table:number-columns-repeated="1010"/>
        </table:table-row>
        <table:table-row table:style-name="ro4">
          <table:table-cell table:number-columns-repeated="10"/>
          <table:table-cell office:value-type="float" office:value="12" calcext:value-type="float">
            <text:p>12</text:p>
          </table:table-cell>
          <table:table-cell office:value-type="float" office:value="0.000174" calcext:value-type="float">
            <text:p>0.000174</text:p>
          </table:table-cell>
          <table:table-cell office:value-type="float" office:value="62.69" calcext:value-type="float">
            <text:p>62.69</text:p>
          </table:table-cell>
          <table:table-cell table:number-columns-repeated="1010"/>
        </table:table-row>
        <table:table-row table:style-name="ro4">
          <table:table-cell table:number-columns-repeated="10"/>
          <table:table-cell office:value-type="float" office:value="13" calcext:value-type="float">
            <text:p>13</text:p>
          </table:table-cell>
          <table:table-cell office:value-type="float" office:value="0.000228" calcext:value-type="float">
            <text:p>0.000228</text:p>
          </table:table-cell>
          <table:table-cell office:value-type="float" office:value="61.7" calcext:value-type="float">
            <text:p>61.7</text:p>
          </table:table-cell>
          <table:table-cell table:number-columns-repeated="1010"/>
        </table:table-row>
        <table:table-row table:style-name="ro4">
          <table:table-cell table:number-columns-repeated="10"/>
          <table:table-cell office:value-type="float" office:value="14" calcext:value-type="float">
            <text:p>14</text:p>
          </table:table-cell>
          <table:table-cell office:value-type="float" office:value="0.000312" calcext:value-type="float">
            <text:p>0.000312</text:p>
          </table:table-cell>
          <table:table-cell office:value-type="float" office:value="60.71" calcext:value-type="float">
            <text:p>60.71</text:p>
          </table:table-cell>
          <table:table-cell table:number-columns-repeated="1010"/>
        </table:table-row>
        <table:table-row table:style-name="ro4">
          <table:table-cell table:number-columns-repeated="10"/>
          <table:table-cell office:value-type="float" office:value="15" calcext:value-type="float">
            <text:p>15</text:p>
          </table:table-cell>
          <table:table-cell office:value-type="float" office:value="0.000435" calcext:value-type="float">
            <text:p>0.000435</text:p>
          </table:table-cell>
          <table:table-cell office:value-type="float" office:value="59.73" calcext:value-type="float">
            <text:p>59.73</text:p>
          </table:table-cell>
          <table:table-cell table:number-columns-repeated="1010"/>
        </table:table-row>
        <table:table-row table:style-name="ro4">
          <table:table-cell table:number-columns-repeated="10"/>
          <table:table-cell office:value-type="float" office:value="16" calcext:value-type="float">
            <text:p>16</text:p>
          </table:table-cell>
          <table:table-cell office:value-type="float" office:value="0.000604" calcext:value-type="float">
            <text:p>0.000604</text:p>
          </table:table-cell>
          <table:table-cell office:value-type="float" office:value="58.76" calcext:value-type="float">
            <text:p>58.76</text:p>
          </table:table-cell>
          <table:table-cell table:number-columns-repeated="1010"/>
        </table:table-row>
        <table:table-row table:style-name="ro4">
          <table:table-cell table:number-columns-repeated="10"/>
          <table:table-cell office:value-type="float" office:value="17" calcext:value-type="float">
            <text:p>17</text:p>
          </table:table-cell>
          <table:table-cell office:value-type="float" office:value="0.000814" calcext:value-type="float">
            <text:p>0.000814</text:p>
          </table:table-cell>
          <table:table-cell office:value-type="float" office:value="57.79" calcext:value-type="float">
            <text:p>57.79</text:p>
          </table:table-cell>
          <table:table-cell table:number-columns-repeated="1010"/>
        </table:table-row>
        <table:table-row table:style-name="ro4">
          <table:table-cell table:number-columns-repeated="10"/>
          <table:table-cell office:value-type="float" office:value="18" calcext:value-type="float">
            <text:p>18</text:p>
          </table:table-cell>
          <table:table-cell office:value-type="float" office:value="0.001051" calcext:value-type="float">
            <text:p>0.001051</text:p>
          </table:table-cell>
          <table:table-cell office:value-type="float" office:value="56.84" calcext:value-type="float">
            <text:p>56.84</text:p>
          </table:table-cell>
          <table:table-cell table:number-columns-repeated="1010"/>
        </table:table-row>
        <table:table-row table:style-name="ro4">
          <table:table-cell table:number-columns-repeated="10"/>
          <table:table-cell office:value-type="float" office:value="19" calcext:value-type="float">
            <text:p>19</text:p>
          </table:table-cell>
          <table:table-cell office:value-type="float" office:value="0.00125" calcext:value-type="float">
            <text:p>0.00125</text:p>
          </table:table-cell>
          <table:table-cell office:value-type="float" office:value="55.9" calcext:value-type="float">
            <text:p>55.9</text:p>
          </table:table-cell>
          <table:table-cell table:number-columns-repeated="1010"/>
        </table:table-row>
        <table:table-row table:style-name="ro4">
          <table:table-cell table:number-columns-repeated="10"/>
          <table:table-cell office:value-type="float" office:value="20" calcext:value-type="float">
            <text:p>20</text:p>
          </table:table-cell>
          <table:table-cell office:value-type="float" office:value="0.001398" calcext:value-type="float">
            <text:p>0.001398</text:p>
          </table:table-cell>
          <table:table-cell office:value-type="float" office:value="54.97" calcext:value-type="float">
            <text:p>54.97</text:p>
          </table:table-cell>
          <table:table-cell table:number-columns-repeated="1010"/>
        </table:table-row>
        <table:table-row table:style-name="ro4">
          <table:table-cell table:number-columns-repeated="10"/>
          <table:table-cell office:value-type="float" office:value="21" calcext:value-type="float">
            <text:p>21</text:p>
          </table:table-cell>
          <table:table-cell office:value-type="float" office:value="0.001524" calcext:value-type="float">
            <text:p>0.001524</text:p>
          </table:table-cell>
          <table:table-cell office:value-type="float" office:value="54.04" calcext:value-type="float">
            <text:p>54.04</text:p>
          </table:table-cell>
          <table:table-cell table:number-columns-repeated="1010"/>
        </table:table-row>
        <table:table-row table:style-name="ro4">
          <table:table-cell table:number-columns-repeated="10"/>
          <table:table-cell office:value-type="float" office:value="22" calcext:value-type="float">
            <text:p>22</text:p>
          </table:table-cell>
          <table:table-cell office:value-type="float" office:value="0.001612" calcext:value-type="float">
            <text:p>0.001612</text:p>
          </table:table-cell>
          <table:table-cell office:value-type="float" office:value="53.12" calcext:value-type="float">
            <text:p>53.12</text:p>
          </table:table-cell>
          <table:table-cell table:number-columns-repeated="1010"/>
        </table:table-row>
        <table:table-row table:style-name="ro4">
          <table:table-cell table:number-columns-repeated="10"/>
          <table:table-cell office:value-type="float" office:value="23" calcext:value-type="float">
            <text:p>23</text:p>
          </table:table-cell>
          <table:table-cell office:value-type="float" office:value="0.001682" calcext:value-type="float">
            <text:p>0.001682</text:p>
          </table:table-cell>
          <table:table-cell office:value-type="float" office:value="52.21" calcext:value-type="float">
            <text:p>52.21</text:p>
          </table:table-cell>
          <table:table-cell table:number-columns-repeated="1010"/>
        </table:table-row>
        <table:table-row table:style-name="ro4">
          <table:table-cell table:number-columns-repeated="10"/>
          <table:table-cell office:value-type="float" office:value="24" calcext:value-type="float">
            <text:p>24</text:p>
          </table:table-cell>
          <table:table-cell office:value-type="float" office:value="0.001747" calcext:value-type="float">
            <text:p>0.001747</text:p>
          </table:table-cell>
          <table:table-cell office:value-type="float" office:value="51.3" calcext:value-type="float">
            <text:p>51.3</text:p>
          </table:table-cell>
          <table:table-cell table:number-columns-repeated="1010"/>
        </table:table-row>
        <table:table-row table:style-name="ro4">
          <table:table-cell table:number-columns-repeated="10"/>
          <table:table-cell office:value-type="float" office:value="25" calcext:value-type="float">
            <text:p>25</text:p>
          </table:table-cell>
          <table:table-cell office:value-type="float" office:value="0.001812" calcext:value-type="float">
            <text:p>0.001812</text:p>
          </table:table-cell>
          <table:table-cell office:value-type="float" office:value="50.39" calcext:value-type="float">
            <text:p>50.39</text:p>
          </table:table-cell>
          <table:table-cell table:number-columns-repeated="1010"/>
        </table:table-row>
        <table:table-row table:style-name="ro4">
          <table:table-cell table:number-columns-repeated="10"/>
          <table:table-cell office:value-type="float" office:value="26" calcext:value-type="float">
            <text:p>26</text:p>
          </table:table-cell>
          <table:table-cell office:value-type="float" office:value="0.001884" calcext:value-type="float">
            <text:p>0.001884</text:p>
          </table:table-cell>
          <table:table-cell office:value-type="float" office:value="49.48" calcext:value-type="float">
            <text:p>49.48</text:p>
          </table:table-cell>
          <table:table-cell table:number-columns-repeated="1010"/>
        </table:table-row>
        <table:table-row table:style-name="ro4">
          <table:table-cell table:number-columns-repeated="10"/>
          <table:table-cell office:value-type="float" office:value="27" calcext:value-type="float">
            <text:p>27</text:p>
          </table:table-cell>
          <table:table-cell office:value-type="float" office:value="0.001974" calcext:value-type="float">
            <text:p>0.001974</text:p>
          </table:table-cell>
          <table:table-cell office:value-type="float" office:value="48.57" calcext:value-type="float">
            <text:p>48.57</text:p>
          </table:table-cell>
          <table:table-cell table:number-columns-repeated="1010"/>
        </table:table-row>
        <table:table-row table:style-name="ro4">
          <table:table-cell table:number-columns-repeated="10"/>
          <table:table-cell office:value-type="float" office:value="28" calcext:value-type="float">
            <text:p>28</text:p>
          </table:table-cell>
          <table:table-cell office:value-type="float" office:value="0.00207" calcext:value-type="float">
            <text:p>0.00207</text:p>
          </table:table-cell>
          <table:table-cell office:value-type="float" office:value="47.66" calcext:value-type="float">
            <text:p>47.66</text:p>
          </table:table-cell>
          <table:table-cell table:number-columns-repeated="1010"/>
        </table:table-row>
        <table:table-row table:style-name="ro4">
          <table:table-cell table:number-columns-repeated="10"/>
          <table:table-cell office:value-type="float" office:value="29" calcext:value-type="float">
            <text:p>29</text:p>
          </table:table-cell>
          <table:table-cell office:value-type="float" office:value="0.002172" calcext:value-type="float">
            <text:p>0.002172</text:p>
          </table:table-cell>
          <table:table-cell office:value-type="float" office:value="46.76" calcext:value-type="float">
            <text:p>46.76</text:p>
          </table:table-cell>
          <table:table-cell table:number-columns-repeated="1010"/>
        </table:table-row>
        <table:table-row table:style-name="ro4">
          <table:table-cell table:number-columns-repeated="10"/>
          <table:table-cell office:value-type="float" office:value="30" calcext:value-type="float">
            <text:p>30</text:p>
          </table:table-cell>
          <table:table-cell office:value-type="float" office:value="0.002275" calcext:value-type="float">
            <text:p>0.002275</text:p>
          </table:table-cell>
          <table:table-cell office:value-type="float" office:value="45.86" calcext:value-type="float">
            <text:p>45.86</text:p>
          </table:table-cell>
          <table:table-cell table:number-columns-repeated="1010"/>
        </table:table-row>
        <table:table-row table:style-name="ro4">
          <table:table-cell table:number-columns-repeated="10"/>
          <table:table-cell office:value-type="float" office:value="31" calcext:value-type="float">
            <text:p>31</text:p>
          </table:table-cell>
          <table:table-cell office:value-type="float" office:value="0.002368" calcext:value-type="float">
            <text:p>0.002368</text:p>
          </table:table-cell>
          <table:table-cell office:value-type="float" office:value="44.97" calcext:value-type="float">
            <text:p>44.97</text:p>
          </table:table-cell>
          <table:table-cell table:number-columns-repeated="1010"/>
        </table:table-row>
        <table:table-row table:style-name="ro4">
          <table:table-cell table:number-columns-repeated="10"/>
          <table:table-cell office:value-type="float" office:value="32" calcext:value-type="float">
            <text:p>32</text:p>
          </table:table-cell>
          <table:table-cell office:value-type="float" office:value="0.002441" calcext:value-type="float">
            <text:p>0.002441</text:p>
          </table:table-cell>
          <table:table-cell office:value-type="float" office:value="44.07" calcext:value-type="float">
            <text:p>44.07</text:p>
          </table:table-cell>
          <table:table-cell table:number-columns-repeated="1010"/>
        </table:table-row>
        <table:table-row table:style-name="ro4">
          <table:table-cell table:number-columns-repeated="10"/>
          <table:table-cell office:value-type="float" office:value="33" calcext:value-type="float">
            <text:p>33</text:p>
          </table:table-cell>
          <table:table-cell office:value-type="float" office:value="0.002517" calcext:value-type="float">
            <text:p>0.002517</text:p>
          </table:table-cell>
          <table:table-cell office:value-type="float" office:value="43.18" calcext:value-type="float">
            <text:p>43.18</text:p>
          </table:table-cell>
          <table:table-cell table:number-columns-repeated="1010"/>
        </table:table-row>
        <table:table-row table:style-name="ro4">
          <table:table-cell table:number-columns-repeated="10"/>
          <table:table-cell office:value-type="float" office:value="34" calcext:value-type="float">
            <text:p>34</text:p>
          </table:table-cell>
          <table:table-cell office:value-type="float" office:value="0.00259" calcext:value-type="float">
            <text:p>0.00259</text:p>
          </table:table-cell>
          <table:table-cell office:value-type="float" office:value="42.29" calcext:value-type="float">
            <text:p>42.29</text:p>
          </table:table-cell>
          <table:table-cell table:number-columns-repeated="1010"/>
        </table:table-row>
        <table:table-row table:style-name="ro4">
          <table:table-cell table:number-columns-repeated="10"/>
          <table:table-cell office:value-type="float" office:value="35" calcext:value-type="float">
            <text:p>35</text:p>
          </table:table-cell>
          <table:table-cell office:value-type="float" office:value="0.002673" calcext:value-type="float">
            <text:p>0.002673</text:p>
          </table:table-cell>
          <table:table-cell office:value-type="float" office:value="41.39" calcext:value-type="float">
            <text:p>41.39</text:p>
          </table:table-cell>
          <table:table-cell table:number-columns-repeated="1010"/>
        </table:table-row>
        <table:table-row table:style-name="ro4">
          <table:table-cell table:number-columns-repeated="10"/>
          <table:table-cell office:value-type="float" office:value="36" calcext:value-type="float">
            <text:p>36</text:p>
          </table:table-cell>
          <table:table-cell office:value-type="float" office:value="0.002791" calcext:value-type="float">
            <text:p>0.002791</text:p>
          </table:table-cell>
          <table:table-cell office:value-type="float" office:value="40.5" calcext:value-type="float">
            <text:p>40.5</text:p>
          </table:table-cell>
          <table:table-cell table:number-columns-repeated="1010"/>
        </table:table-row>
        <table:table-row table:style-name="ro4">
          <table:table-cell table:number-columns-repeated="10"/>
          <table:table-cell office:value-type="float" office:value="37" calcext:value-type="float">
            <text:p>37</text:p>
          </table:table-cell>
          <table:table-cell office:value-type="float" office:value="0.002923" calcext:value-type="float">
            <text:p>0.002923</text:p>
          </table:table-cell>
          <table:table-cell office:value-type="float" office:value="39.62" calcext:value-type="float">
            <text:p>39.62</text:p>
          </table:table-cell>
          <table:table-cell table:number-columns-repeated="1010"/>
        </table:table-row>
        <table:table-row table:style-name="ro4">
          <table:table-cell table:number-columns-repeated="10"/>
          <table:table-cell office:value-type="float" office:value="38" calcext:value-type="float">
            <text:p>38</text:p>
          </table:table-cell>
          <table:table-cell office:value-type="float" office:value="0.003054" calcext:value-type="float">
            <text:p>0.003054</text:p>
          </table:table-cell>
          <table:table-cell office:value-type="float" office:value="38.73" calcext:value-type="float">
            <text:p>38.73</text:p>
          </table:table-cell>
          <table:table-cell table:number-columns-repeated="1010"/>
        </table:table-row>
        <table:table-row table:style-name="ro4">
          <table:table-cell table:number-columns-repeated="10"/>
          <table:table-cell office:value-type="float" office:value="39" calcext:value-type="float">
            <text:p>39</text:p>
          </table:table-cell>
          <table:table-cell office:value-type="float" office:value="0.003207" calcext:value-type="float">
            <text:p>0.003207</text:p>
          </table:table-cell>
          <table:table-cell office:value-type="float" office:value="37.85" calcext:value-type="float">
            <text:p>37.85</text:p>
          </table:table-cell>
          <table:table-cell table:number-columns-repeated="1010"/>
        </table:table-row>
        <table:table-row table:style-name="ro4">
          <table:table-cell table:number-columns-repeated="10"/>
          <table:table-cell office:value-type="float" office:value="40" calcext:value-type="float">
            <text:p>40</text:p>
          </table:table-cell>
          <table:table-cell office:value-type="float" office:value="0.003333" calcext:value-type="float">
            <text:p>0.003333</text:p>
          </table:table-cell>
          <table:table-cell office:value-type="float" office:value="36.97" calcext:value-type="float">
            <text:p>36.97</text:p>
          </table:table-cell>
          <table:table-cell table:number-columns-repeated="1010"/>
        </table:table-row>
        <table:table-row table:style-name="ro4">
          <table:table-cell table:number-columns-repeated="10"/>
          <table:table-cell office:value-type="float" office:value="41" calcext:value-type="float">
            <text:p>41</text:p>
          </table:table-cell>
          <table:table-cell office:value-type="float" office:value="0.003464" calcext:value-type="float">
            <text:p>0.003464</text:p>
          </table:table-cell>
          <table:table-cell office:value-type="float" office:value="36.09" calcext:value-type="float">
            <text:p>36.09</text:p>
          </table:table-cell>
          <table:table-cell table:number-columns-repeated="1010"/>
        </table:table-row>
        <table:table-row table:style-name="ro4">
          <table:table-cell table:number-columns-repeated="10"/>
          <table:table-cell office:value-type="float" office:value="42" calcext:value-type="float">
            <text:p>42</text:p>
          </table:table-cell>
          <table:table-cell office:value-type="float" office:value="0.003587" calcext:value-type="float">
            <text:p>0.003587</text:p>
          </table:table-cell>
          <table:table-cell office:value-type="float" office:value="35.21" calcext:value-type="float">
            <text:p>35.21</text:p>
          </table:table-cell>
          <table:table-cell table:number-columns-repeated="1010"/>
        </table:table-row>
        <table:table-row table:style-name="ro4">
          <table:table-cell table:number-columns-repeated="10"/>
          <table:table-cell office:value-type="float" office:value="43" calcext:value-type="float">
            <text:p>43</text:p>
          </table:table-cell>
          <table:table-cell office:value-type="float" office:value="0.003735" calcext:value-type="float">
            <text:p>0.003735</text:p>
          </table:table-cell>
          <table:table-cell office:value-type="float" office:value="34.34" calcext:value-type="float">
            <text:p>34.34</text:p>
          </table:table-cell>
          <table:table-cell table:number-columns-repeated="1010"/>
        </table:table-row>
        <table:table-row table:style-name="ro4">
          <table:table-cell table:number-columns-repeated="10"/>
          <table:table-cell office:value-type="float" office:value="44" calcext:value-type="float">
            <text:p>44</text:p>
          </table:table-cell>
          <table:table-cell office:value-type="float" office:value="0.003911" calcext:value-type="float">
            <text:p>0.003911</text:p>
          </table:table-cell>
          <table:table-cell office:value-type="float" office:value="33.46" calcext:value-type="float">
            <text:p>33.46</text:p>
          </table:table-cell>
          <table:table-cell table:number-columns-repeated="1010"/>
        </table:table-row>
        <table:table-row table:style-name="ro4">
          <table:table-cell table:number-columns-repeated="10"/>
          <table:table-cell office:value-type="float" office:value="45" calcext:value-type="float">
            <text:p>45</text:p>
          </table:table-cell>
          <table:table-cell office:value-type="float" office:value="0.004137" calcext:value-type="float">
            <text:p>0.004137</text:p>
          </table:table-cell>
          <table:table-cell office:value-type="float" office:value="32.59" calcext:value-type="float">
            <text:p>32.59</text:p>
          </table:table-cell>
          <table:table-cell table:number-columns-repeated="1010"/>
        </table:table-row>
        <table:table-row table:style-name="ro4">
          <table:table-cell table:number-columns-repeated="10"/>
          <table:table-cell office:value-type="float" office:value="46" calcext:value-type="float">
            <text:p>46</text:p>
          </table:table-cell>
          <table:table-cell office:value-type="float" office:value="0.004452" calcext:value-type="float">
            <text:p>0.004452</text:p>
          </table:table-cell>
          <table:table-cell office:value-type="float" office:value="31.73" calcext:value-type="float">
            <text:p>31.73</text:p>
          </table:table-cell>
          <table:table-cell table:number-columns-repeated="1010"/>
        </table:table-row>
        <table:table-row table:style-name="ro4">
          <table:table-cell table:number-columns-repeated="10"/>
          <table:table-cell office:value-type="float" office:value="47" calcext:value-type="float">
            <text:p>47</text:p>
          </table:table-cell>
          <table:table-cell office:value-type="float" office:value="0.004823" calcext:value-type="float">
            <text:p>0.004823</text:p>
          </table:table-cell>
          <table:table-cell office:value-type="float" office:value="30.87" calcext:value-type="float">
            <text:p>30.87</text:p>
          </table:table-cell>
          <table:table-cell table:number-columns-repeated="1010"/>
        </table:table-row>
        <table:table-row table:style-name="ro4">
          <table:table-cell table:number-columns-repeated="10"/>
          <table:table-cell office:value-type="float" office:value="48" calcext:value-type="float">
            <text:p>48</text:p>
          </table:table-cell>
          <table:table-cell office:value-type="float" office:value="0.005214" calcext:value-type="float">
            <text:p>0.005214</text:p>
          </table:table-cell>
          <table:table-cell office:value-type="float" office:value="30.01" calcext:value-type="float">
            <text:p>30.01</text:p>
          </table:table-cell>
          <table:table-cell table:number-columns-repeated="1010"/>
        </table:table-row>
        <table:table-row table:style-name="ro4">
          <table:table-cell table:number-columns-repeated="10"/>
          <table:table-cell office:value-type="float" office:value="49" calcext:value-type="float">
            <text:p>49</text:p>
          </table:table-cell>
          <table:table-cell office:value-type="float" office:value="0.005594" calcext:value-type="float">
            <text:p>0.005594</text:p>
          </table:table-cell>
          <table:table-cell office:value-type="float" office:value="29.17" calcext:value-type="float">
            <text:p>29.17</text:p>
          </table:table-cell>
          <table:table-cell table:number-columns-repeated="1010"/>
        </table:table-row>
        <table:table-row table:style-name="ro4">
          <table:table-cell table:number-columns-repeated="10"/>
          <table:table-cell office:value-type="float" office:value="50" calcext:value-type="float">
            <text:p>50</text:p>
          </table:table-cell>
          <table:table-cell office:value-type="float" office:value="0.005998" calcext:value-type="float">
            <text:p>0.005998</text:p>
          </table:table-cell>
          <table:table-cell office:value-type="float" office:value="28.33" calcext:value-type="float">
            <text:p>28.33</text:p>
          </table:table-cell>
          <table:table-cell table:number-columns-repeated="1010"/>
        </table:table-row>
        <table:table-row table:style-name="ro4">
          <table:table-cell table:number-columns-repeated="10"/>
          <table:table-cell office:value-type="float" office:value="51" calcext:value-type="float">
            <text:p>51</text:p>
          </table:table-cell>
          <table:table-cell office:value-type="float" office:value="0.0065" calcext:value-type="float">
            <text:p>0.0065</text:p>
          </table:table-cell>
          <table:table-cell office:value-type="float" office:value="27.5" calcext:value-type="float">
            <text:p>27.5</text:p>
          </table:table-cell>
          <table:table-cell table:number-columns-repeated="1010"/>
        </table:table-row>
        <table:table-row table:style-name="ro4">
          <table:table-cell table:number-columns-repeated="10"/>
          <table:table-cell office:value-type="float" office:value="52" calcext:value-type="float">
            <text:p>52</text:p>
          </table:table-cell>
          <table:table-cell office:value-type="float" office:value="0.007081" calcext:value-type="float">
            <text:p>0.007081</text:p>
          </table:table-cell>
          <table:table-cell office:value-type="float" office:value="26.67" calcext:value-type="float">
            <text:p>26.67</text:p>
          </table:table-cell>
          <table:table-cell table:number-columns-repeated="1010"/>
        </table:table-row>
        <table:table-row table:style-name="ro4">
          <table:table-cell table:number-columns-repeated="10"/>
          <table:table-cell office:value-type="float" office:value="53" calcext:value-type="float">
            <text:p>53</text:p>
          </table:table-cell>
          <table:table-cell office:value-type="float" office:value="0.007711" calcext:value-type="float">
            <text:p>0.007711</text:p>
          </table:table-cell>
          <table:table-cell office:value-type="float" office:value="25.86" calcext:value-type="float">
            <text:p>25.86</text:p>
          </table:table-cell>
          <table:table-cell table:number-columns-repeated="1010"/>
        </table:table-row>
        <table:table-row table:style-name="ro4">
          <table:table-cell table:number-columns-repeated="10"/>
          <table:table-cell office:value-type="float" office:value="54" calcext:value-type="float">
            <text:p>54</text:p>
          </table:table-cell>
          <table:table-cell office:value-type="float" office:value="0.008394" calcext:value-type="float">
            <text:p>0.008394</text:p>
          </table:table-cell>
          <table:table-cell office:value-type="float" office:value="25.06" calcext:value-type="float">
            <text:p>25.06</text:p>
          </table:table-cell>
          <table:table-cell table:number-columns-repeated="1010"/>
        </table:table-row>
        <table:table-row table:style-name="ro4">
          <table:table-cell table:number-columns-repeated="10"/>
          <table:table-cell office:value-type="float" office:value="55" calcext:value-type="float">
            <text:p>55</text:p>
          </table:table-cell>
          <table:table-cell office:value-type="float" office:value="0.009109" calcext:value-type="float">
            <text:p>0.009109</text:p>
          </table:table-cell>
          <table:table-cell office:value-type="float" office:value="24.27" calcext:value-type="float">
            <text:p>24.27</text:p>
          </table:table-cell>
          <table:table-cell table:number-columns-repeated="1010"/>
        </table:table-row>
        <table:table-row table:style-name="ro4">
          <table:table-cell table:number-columns-repeated="10"/>
          <table:table-cell office:value-type="float" office:value="56" calcext:value-type="float">
            <text:p>56</text:p>
          </table:table-cell>
          <table:table-cell office:value-type="float" office:value="0.009881" calcext:value-type="float">
            <text:p>0.009881</text:p>
          </table:table-cell>
          <table:table-cell office:value-type="float" office:value="23.48" calcext:value-type="float">
            <text:p>23.48</text:p>
          </table:table-cell>
          <table:table-cell table:number-columns-repeated="1010"/>
        </table:table-row>
        <table:table-row table:style-name="ro4">
          <table:table-cell table:number-columns-repeated="10"/>
          <table:table-cell office:value-type="float" office:value="57" calcext:value-type="float">
            <text:p>57</text:p>
          </table:table-cell>
          <table:table-cell office:value-type="float" office:value="0.010687" calcext:value-type="float">
            <text:p>0.010687</text:p>
          </table:table-cell>
          <table:table-cell office:value-type="float" office:value="22.71" calcext:value-type="float">
            <text:p>22.71</text:p>
          </table:table-cell>
          <table:table-cell table:number-columns-repeated="1010"/>
        </table:table-row>
        <table:table-row table:style-name="ro4">
          <table:table-cell table:number-columns-repeated="10"/>
          <table:table-cell office:value-type="float" office:value="58" calcext:value-type="float">
            <text:p>58</text:p>
          </table:table-cell>
          <table:table-cell office:value-type="float" office:value="0.011566" calcext:value-type="float">
            <text:p>0.011566</text:p>
          </table:table-cell>
          <table:table-cell office:value-type="float" office:value="21.95" calcext:value-type="float">
            <text:p>21.95</text:p>
          </table:table-cell>
          <table:table-cell table:number-columns-repeated="1010"/>
        </table:table-row>
        <table:table-row table:style-name="ro4">
          <table:table-cell table:number-columns-repeated="10"/>
          <table:table-cell office:value-type="float" office:value="59" calcext:value-type="float">
            <text:p>59</text:p>
          </table:table-cell>
          <table:table-cell office:value-type="float" office:value="0.012497" calcext:value-type="float">
            <text:p>0.012497</text:p>
          </table:table-cell>
          <table:table-cell office:value-type="float" office:value="21.21" calcext:value-type="float">
            <text:p>21.21</text:p>
          </table:table-cell>
          <table:table-cell table:number-columns-repeated="1010"/>
        </table:table-row>
        <table:table-row table:style-name="ro4">
          <table:table-cell table:number-columns-repeated="10"/>
          <table:table-cell office:value-type="float" office:value="60" calcext:value-type="float">
            <text:p>60</text:p>
          </table:table-cell>
          <table:table-cell office:value-type="float" office:value="0.013485" calcext:value-type="float">
            <text:p>0.013485</text:p>
          </table:table-cell>
          <table:table-cell office:value-type="float" office:value="20.47" calcext:value-type="float">
            <text:p>20.47</text:p>
          </table:table-cell>
          <table:table-cell table:number-columns-repeated="1010"/>
        </table:table-row>
        <table:table-row table:style-name="ro4">
          <table:table-cell table:number-columns-repeated="10"/>
          <table:table-cell office:value-type="float" office:value="61" calcext:value-type="float">
            <text:p>61</text:p>
          </table:table-cell>
          <table:table-cell office:value-type="float" office:value="0.014595" calcext:value-type="float">
            <text:p>0.014595</text:p>
          </table:table-cell>
          <table:table-cell office:value-type="float" office:value="19.74" calcext:value-type="float">
            <text:p>19.74</text:p>
          </table:table-cell>
          <table:table-cell table:number-columns-repeated="1010"/>
        </table:table-row>
        <table:table-row table:style-name="ro4">
          <table:table-cell table:number-columns-repeated="10"/>
          <table:table-cell office:value-type="float" office:value="62" calcext:value-type="float">
            <text:p>62</text:p>
          </table:table-cell>
          <table:table-cell office:value-type="float" office:value="0.015702" calcext:value-type="float">
            <text:p>0.015702</text:p>
          </table:table-cell>
          <table:table-cell office:value-type="float" office:value="19.03" calcext:value-type="float">
            <text:p>19.03</text:p>
          </table:table-cell>
          <table:table-cell table:number-columns-repeated="1010"/>
        </table:table-row>
        <table:table-row table:style-name="ro4">
          <table:table-cell table:number-columns-repeated="10"/>
          <table:table-cell office:value-type="float" office:value="63" calcext:value-type="float">
            <text:p>63</text:p>
          </table:table-cell>
          <table:table-cell office:value-type="float" office:value="0.016836" calcext:value-type="float">
            <text:p>0.016836</text:p>
          </table:table-cell>
          <table:table-cell office:value-type="float" office:value="18.32" calcext:value-type="float">
            <text:p>18.32</text:p>
          </table:table-cell>
          <table:table-cell table:number-columns-repeated="1010"/>
        </table:table-row>
        <table:table-row table:style-name="ro4">
          <table:table-cell table:number-columns-repeated="10"/>
          <table:table-cell office:value-type="float" office:value="64" calcext:value-type="float">
            <text:p>64</text:p>
          </table:table-cell>
          <table:table-cell office:value-type="float" office:value="0.017908" calcext:value-type="float">
            <text:p>0.017908</text:p>
          </table:table-cell>
          <table:table-cell office:value-type="float" office:value="17.63" calcext:value-type="float">
            <text:p>17.63</text:p>
          </table:table-cell>
          <table:table-cell table:number-columns-repeated="1010"/>
        </table:table-row>
        <table:table-row table:style-name="ro4">
          <table:table-cell table:number-columns-repeated="10"/>
          <table:table-cell office:value-type="float" office:value="65" calcext:value-type="float">
            <text:p>65</text:p>
          </table:table-cell>
          <table:table-cell office:value-type="float" office:value="0.018943" calcext:value-type="float">
            <text:p>0.018943</text:p>
          </table:table-cell>
          <table:table-cell office:value-type="float" office:value="16.94" calcext:value-type="float">
            <text:p>16.94</text:p>
          </table:table-cell>
          <table:table-cell table:number-columns-repeated="1010"/>
        </table:table-row>
        <table:table-row table:style-name="ro4">
          <table:table-cell table:number-columns-repeated="10"/>
          <table:table-cell office:value-type="float" office:value="66" calcext:value-type="float">
            <text:p>66</text:p>
          </table:table-cell>
          <table:table-cell office:value-type="float" office:value="0.020103" calcext:value-type="float">
            <text:p>0.020103</text:p>
          </table:table-cell>
          <table:table-cell office:value-type="float" office:value="16.26" calcext:value-type="float">
            <text:p>16.26</text:p>
          </table:table-cell>
          <table:table-cell table:number-columns-repeated="1010"/>
        </table:table-row>
        <table:table-row table:style-name="ro4">
          <table:table-cell table:number-columns-repeated="10"/>
          <table:table-cell office:value-type="float" office:value="67" calcext:value-type="float">
            <text:p>67</text:p>
          </table:table-cell>
          <table:table-cell office:value-type="float" office:value="0.021345" calcext:value-type="float">
            <text:p>0.021345</text:p>
          </table:table-cell>
          <table:table-cell office:value-type="float" office:value="15.58" calcext:value-type="float">
            <text:p>15.58</text:p>
          </table:table-cell>
          <table:table-cell table:number-columns-repeated="1010"/>
        </table:table-row>
        <table:table-row table:style-name="ro4">
          <table:table-cell table:number-columns-repeated="10"/>
          <table:table-cell office:value-type="float" office:value="68" calcext:value-type="float">
            <text:p>68</text:p>
          </table:table-cell>
          <table:table-cell office:value-type="float" office:value="0.02275" calcext:value-type="float">
            <text:p>0.02275</text:p>
          </table:table-cell>
          <table:table-cell office:value-type="float" office:value="14.91" calcext:value-type="float">
            <text:p>14.91</text:p>
          </table:table-cell>
          <table:table-cell table:number-columns-repeated="1010"/>
        </table:table-row>
        <table:table-row table:style-name="ro4">
          <table:table-cell table:number-columns-repeated="10"/>
          <table:table-cell office:value-type="float" office:value="69" calcext:value-type="float">
            <text:p>69</text:p>
          </table:table-cell>
          <table:table-cell office:value-type="float" office:value="0.024325" calcext:value-type="float">
            <text:p>0.024325</text:p>
          </table:table-cell>
          <table:table-cell office:value-type="float" office:value="14.24" calcext:value-type="float">
            <text:p>14.24</text:p>
          </table:table-cell>
          <table:table-cell table:number-columns-repeated="1010"/>
        </table:table-row>
        <table:table-row table:style-name="ro4">
          <table:table-cell table:number-columns-repeated="10"/>
          <table:table-cell office:value-type="float" office:value="70" calcext:value-type="float">
            <text:p>70</text:p>
          </table:table-cell>
          <table:table-cell office:value-type="float" office:value="0.026137" calcext:value-type="float">
            <text:p>0.026137</text:p>
          </table:table-cell>
          <table:table-cell office:value-type="float" office:value="13.59" calcext:value-type="float">
            <text:p>13.59</text:p>
          </table:table-cell>
          <table:table-cell table:number-columns-repeated="1010"/>
        </table:table-row>
        <table:table-row table:style-name="ro4">
          <table:table-cell table:number-columns-repeated="10"/>
          <table:table-cell office:value-type="float" office:value="71" calcext:value-type="float">
            <text:p>71</text:p>
          </table:table-cell>
          <table:table-cell office:value-type="float" office:value="0.028125" calcext:value-type="float">
            <text:p>0.028125</text:p>
          </table:table-cell>
          <table:table-cell office:value-type="float" office:value="12.94" calcext:value-type="float">
            <text:p>12.94</text:p>
          </table:table-cell>
          <table:table-cell table:number-columns-repeated="1010"/>
        </table:table-row>
        <table:table-row table:style-name="ro4">
          <table:table-cell table:number-columns-repeated="10"/>
          <table:table-cell office:value-type="float" office:value="72" calcext:value-type="float">
            <text:p>72</text:p>
          </table:table-cell>
          <table:table-cell office:value-type="float" office:value="0.030438" calcext:value-type="float">
            <text:p>0.030438</text:p>
          </table:table-cell>
          <table:table-cell office:value-type="float" office:value="12.3" calcext:value-type="float">
            <text:p>12.3</text:p>
          </table:table-cell>
          <table:table-cell table:number-columns-repeated="1010"/>
        </table:table-row>
        <table:table-row table:style-name="ro4">
          <table:table-cell table:number-columns-repeated="10"/>
          <table:table-cell office:value-type="float" office:value="73" calcext:value-type="float">
            <text:p>73</text:p>
          </table:table-cell>
          <table:table-cell office:value-type="float" office:value="0.033249" calcext:value-type="float">
            <text:p>0.033249</text:p>
          </table:table-cell>
          <table:table-cell office:value-type="float" office:value="11.67" calcext:value-type="float">
            <text:p>11.67</text:p>
          </table:table-cell>
          <table:table-cell table:number-columns-repeated="1010"/>
        </table:table-row>
        <table:table-row table:style-name="ro4">
          <table:table-cell table:number-columns-repeated="10"/>
          <table:table-cell office:value-type="float" office:value="74" calcext:value-type="float">
            <text:p>74</text:p>
          </table:table-cell>
          <table:table-cell office:value-type="float" office:value="0.036975" calcext:value-type="float">
            <text:p>0.036975</text:p>
          </table:table-cell>
          <table:table-cell office:value-type="float" office:value="11.05" calcext:value-type="float">
            <text:p>11.05</text:p>
          </table:table-cell>
          <table:table-cell table:number-columns-repeated="1010"/>
        </table:table-row>
        <table:table-row table:style-name="ro4">
          <table:table-cell table:number-columns-repeated="10"/>
          <table:table-cell office:value-type="float" office:value="75" calcext:value-type="float">
            <text:p>75</text:p>
          </table:table-cell>
          <table:table-cell office:value-type="float" office:value="0.040633" calcext:value-type="float">
            <text:p>0.040633</text:p>
          </table:table-cell>
          <table:table-cell office:value-type="float" office:value="10.46" calcext:value-type="float">
            <text:p>10.46</text:p>
          </table:table-cell>
          <table:table-cell table:number-columns-repeated="1010"/>
        </table:table-row>
        <table:table-row table:style-name="ro4">
          <table:table-cell table:number-columns-repeated="10"/>
          <table:table-cell office:value-type="float" office:value="76" calcext:value-type="float">
            <text:p>76</text:p>
          </table:table-cell>
          <table:table-cell office:value-type="float" office:value="0.04471" calcext:value-type="float">
            <text:p>0.04471</text:p>
          </table:table-cell>
          <table:table-cell office:value-type="float" office:value="9.88" calcext:value-type="float">
            <text:p>9.88</text:p>
          </table:table-cell>
          <table:table-cell table:number-columns-repeated="1010"/>
        </table:table-row>
        <table:table-row table:style-name="ro4">
          <table:table-cell table:number-columns-repeated="10"/>
          <table:table-cell office:value-type="float" office:value="77" calcext:value-type="float">
            <text:p>77</text:p>
          </table:table-cell>
          <table:table-cell office:value-type="float" office:value="0.049152" calcext:value-type="float">
            <text:p>0.049152</text:p>
          </table:table-cell>
          <table:table-cell office:value-type="float" office:value="9.32" calcext:value-type="float">
            <text:p>9.32</text:p>
          </table:table-cell>
          <table:table-cell table:number-columns-repeated="1010"/>
        </table:table-row>
        <table:table-row table:style-name="ro4">
          <table:table-cell table:number-columns-repeated="10"/>
          <table:table-cell office:value-type="float" office:value="78" calcext:value-type="float">
            <text:p>78</text:p>
          </table:table-cell>
          <table:table-cell office:value-type="float" office:value="0.054265" calcext:value-type="float">
            <text:p>0.054265</text:p>
          </table:table-cell>
          <table:table-cell office:value-type="float" office:value="8.77" calcext:value-type="float">
            <text:p>8.77</text:p>
          </table:table-cell>
          <table:table-cell table:number-columns-repeated="1010"/>
        </table:table-row>
        <table:table-row table:style-name="ro4">
          <table:table-cell table:number-columns-repeated="10"/>
          <table:table-cell office:value-type="float" office:value="79" calcext:value-type="float">
            <text:p>79</text:p>
          </table:table-cell>
          <table:table-cell office:value-type="float" office:value="0.059658" calcext:value-type="float">
            <text:p>0.059658</text:p>
          </table:table-cell>
          <table:table-cell office:value-type="float" office:value="8.25" calcext:value-type="float">
            <text:p>8.25</text:p>
          </table:table-cell>
          <table:table-cell table:number-columns-repeated="1010"/>
        </table:table-row>
        <table:table-row table:style-name="ro4">
          <table:table-cell table:number-columns-repeated="10"/>
          <table:table-cell office:value-type="float" office:value="80" calcext:value-type="float">
            <text:p>80</text:p>
          </table:table-cell>
          <table:table-cell office:value-type="float" office:value="0.065568" calcext:value-type="float">
            <text:p>0.065568</text:p>
          </table:table-cell>
          <table:table-cell office:value-type="float" office:value="7.74" calcext:value-type="float">
            <text:p>7.74</text:p>
          </table:table-cell>
          <table:table-cell table:number-columns-repeated="1010"/>
        </table:table-row>
        <table:table-row table:style-name="ro4">
          <table:table-cell table:number-columns-repeated="10"/>
          <table:table-cell office:value-type="float" office:value="81" calcext:value-type="float">
            <text:p>81</text:p>
          </table:table-cell>
          <table:table-cell office:value-type="float" office:value="0.07213" calcext:value-type="float">
            <text:p>0.07213</text:p>
          </table:table-cell>
          <table:table-cell office:value-type="float" office:value="7.25" calcext:value-type="float">
            <text:p>7.25</text:p>
          </table:table-cell>
          <table:table-cell table:number-columns-repeated="1010"/>
        </table:table-row>
        <table:table-row table:style-name="ro4">
          <table:table-cell table:number-columns-repeated="10"/>
          <table:table-cell office:value-type="float" office:value="82" calcext:value-type="float">
            <text:p>82</text:p>
          </table:table-cell>
          <table:table-cell office:value-type="float" office:value="0.079691" calcext:value-type="float">
            <text:p>0.079691</text:p>
          </table:table-cell>
          <table:table-cell office:value-type="float" office:value="6.77" calcext:value-type="float">
            <text:p>6.77</text:p>
          </table:table-cell>
          <table:table-cell table:number-columns-repeated="1010"/>
        </table:table-row>
        <table:table-row table:style-name="ro4">
          <table:table-cell table:number-columns-repeated="10"/>
          <table:table-cell office:value-type="float" office:value="83" calcext:value-type="float">
            <text:p>83</text:p>
          </table:table-cell>
          <table:table-cell office:value-type="float" office:value="0.088578" calcext:value-type="float">
            <text:p>0.088578</text:p>
          </table:table-cell>
          <table:table-cell office:value-type="float" office:value="6.31" calcext:value-type="float">
            <text:p>6.31</text:p>
          </table:table-cell>
          <table:table-cell table:number-columns-repeated="1010"/>
        </table:table-row>
        <table:table-row table:style-name="ro4">
          <table:table-cell table:number-columns-repeated="10"/>
          <table:table-cell office:value-type="float" office:value="84" calcext:value-type="float">
            <text:p>84</text:p>
          </table:table-cell>
          <table:table-cell office:value-type="float" office:value="0.098388" calcext:value-type="float">
            <text:p>0.098388</text:p>
          </table:table-cell>
          <table:table-cell office:value-type="float" office:value="5.88" calcext:value-type="float">
            <text:p>5.88</text:p>
          </table:table-cell>
          <table:table-cell table:number-columns-repeated="1010"/>
        </table:table-row>
        <table:table-row table:style-name="ro4">
          <table:table-cell table:number-columns-repeated="10"/>
          <table:table-cell office:value-type="float" office:value="85" calcext:value-type="float">
            <text:p>85</text:p>
          </table:table-cell>
          <table:table-cell office:value-type="float" office:value="0.109139" calcext:value-type="float">
            <text:p>0.109139</text:p>
          </table:table-cell>
          <table:table-cell office:value-type="float" office:value="5.47" calcext:value-type="float">
            <text:p>5.47</text:p>
          </table:table-cell>
          <table:table-cell table:number-columns-repeated="1010"/>
        </table:table-row>
        <table:table-row table:style-name="ro4">
          <table:table-cell table:number-columns-repeated="10"/>
          <table:table-cell office:value-type="float" office:value="86" calcext:value-type="float">
            <text:p>86</text:p>
          </table:table-cell>
          <table:table-cell office:value-type="float" office:value="0.120765" calcext:value-type="float">
            <text:p>0.120765</text:p>
          </table:table-cell>
          <table:table-cell office:value-type="float" office:value="5.07" calcext:value-type="float">
            <text:p>5.07</text:p>
          </table:table-cell>
          <table:table-cell table:number-columns-repeated="1010"/>
        </table:table-row>
        <table:table-row table:style-name="ro4">
          <table:table-cell table:number-columns-repeated="10"/>
          <table:table-cell office:value-type="float" office:value="87" calcext:value-type="float">
            <text:p>87</text:p>
          </table:table-cell>
          <table:table-cell office:value-type="float" office:value="0.133763" calcext:value-type="float">
            <text:p>0.133763</text:p>
          </table:table-cell>
          <table:table-cell office:value-type="float" office:value="4.7" calcext:value-type="float">
            <text:p>4.7</text:p>
          </table:table-cell>
          <table:table-cell table:number-columns-repeated="1010"/>
        </table:table-row>
        <table:table-row table:style-name="ro4">
          <table:table-cell table:number-columns-repeated="10"/>
          <table:table-cell office:value-type="float" office:value="88" calcext:value-type="float">
            <text:p>88</text:p>
          </table:table-cell>
          <table:table-cell office:value-type="float" office:value="0.14837" calcext:value-type="float">
            <text:p>0.14837</text:p>
          </table:table-cell>
          <table:table-cell office:value-type="float" office:value="4.35" calcext:value-type="float">
            <text:p>4.35</text:p>
          </table:table-cell>
          <table:table-cell table:number-columns-repeated="1010"/>
        </table:table-row>
        <table:table-row table:style-name="ro4">
          <table:table-cell table:number-columns-repeated="10"/>
          <table:table-cell office:value-type="float" office:value="89" calcext:value-type="float">
            <text:p>89</text:p>
          </table:table-cell>
          <table:table-cell office:value-type="float" office:value="0.164535" calcext:value-type="float">
            <text:p>0.164535</text:p>
          </table:table-cell>
          <table:table-cell office:value-type="float" office:value="4.02" calcext:value-type="float">
            <text:p>4.02</text:p>
          </table:table-cell>
          <table:table-cell table:number-columns-repeated="1010"/>
        </table:table-row>
        <table:table-row table:style-name="ro4">
          <table:table-cell table:number-columns-repeated="10"/>
          <table:table-cell office:value-type="float" office:value="90" calcext:value-type="float">
            <text:p>90</text:p>
          </table:table-cell>
          <table:table-cell office:value-type="float" office:value="0.182632" calcext:value-type="float">
            <text:p>0.182632</text:p>
          </table:table-cell>
          <table:table-cell office:value-type="float" office:value="3.72" calcext:value-type="float">
            <text:p>3.72</text:p>
          </table:table-cell>
          <table:table-cell table:number-columns-repeated="1010"/>
        </table:table-row>
      </table:table>
      <table:table table:name="Notes" table:style-name="ta1">
        <table:table-column table:style-name="co1" table:default-cell-style-name="ce16"/>
        <table:table-column table:style-name="co2" table:default-cell-style-name="ce16"/>
        <table:table-column table:style-name="co3" table:default-cell-style-name="ce16"/>
        <table:table-column table:style-name="co1" table:number-columns-repeated="2" table:default-cell-style-name="ce16"/>
        <table:table-row table:style-name="ro4">
          <table:table-cell office:value-type="string" calcext:value-type="string">
            <text:p>Notes</text:p>
          </table:table-cell>
          <table:table-cell table:number-columns-repeated="4"/>
        </table:table-row>
        <table:table-row table:style-name="ro1">
          <table:table-cell table:number-columns-repeated="5"/>
        </table:table-row>
        <table:table-row table:style-name="ro4">
          <table:table-cell office:value-type="string" calcext:value-type="string">
            <text:p>Definitions</text:p>
          </table:table-cell>
          <table:table-cell office:value-type="string" calcext:value-type="string">
            <text:p>Description</text:p>
          </table:table-cell>
          <table:table-cell office:value-type="string" calcext:value-type="string">
            <text:p>Interpretation</text:p>
          </table:table-cell>
          <table:table-cell table:number-columns-repeated="2"/>
        </table:table-row>
        <table:table-row table:style-name="ro5">
          <table:table-cell office:value-type="string" calcext:value-type="string">
            <text:p>Benefit</text:p>
          </table:table-cell>
          <table:table-cell office:value-type="string" calcext:value-type="string">
            <text:p>A benefit is any form of compensation offered by an employer to cover expenses for a private life. These benefit are either taxable or not.</text:p>
          </table:table-cell>
          <table:table-cell office:value-type="string" calcext:value-type="string">
            <text:p>Löneväxling (LV) is a taxable benefit so an individual is allowed to make the decision if it is financially beneficial based on the taxes and risk in illiquid assets.</text:p>
          </table:table-cell>
          <table:table-cell table:number-columns-repeated="2"/>
        </table:table-row>
        <table:table-row table:style-name="ro5">
          <table:table-cell office:value-type="string" calcext:value-type="string">
            <text:p>Savings</text:p>
          </table:table-cell>
          <table:table-cell office:value-type="string" calcext:value-type="string">
            <text:p>Leftover capital reserves after all expenses have been covered.</text:p>
          </table:table-cell>
          <table:table-cell office:value-type="string" calcext:value-type="string">
            <text:p>Each month an individual earns an income and covers necessary fees (including benefit costs, taxes), anything leftover is considered savings.</text:p>
          </table:table-cell>
          <table:table-cell table:number-columns-repeated="2"/>
        </table:table-row>
        <table:table-row table:style-name="ro6">
          <table:table-cell office:value-type="string" calcext:value-type="string">
            <text:p>Tax</text:p>
          </table:table-cell>
          <table:table-cell office:value-type="string" calcext:value-type="string">
            <text:p>Taxes are payed depending on income amount, savings type, etc.</text:p>
          </table:table-cell>
          <table:table-cell office:value-type="string" calcext:value-type="string">
            <text:p>Each month income tax is paid by referring to a table. The tax is calculated based on the income bracket and only a portion of the income is taxed if it covers another bracket, e.g. (100-200) and (200-300) implies that earning 250 will be taxed in proportion to 200 in the former and 50 in the latter. High income earners make use of this by dedicating a portion of their salary to have a lower tax, so instead of being taxed 31% on the 50 in the previous example it is instead tax at 30% during retirement. <text:s/>ISK is based on a tax unit statslåneränta (slr) and fixed tax rate (s), etc. For LV, the income tax is lowered because the money is locked in an account and taxes are paid once the pension starts paying out.</text:p>
          </table:table-cell>
          <table:table-cell table:number-columns-repeated="2"/>
        </table:table-row>
        <table:table-row table:style-name="ro3">
          <table:table-cell office:value-type="string" calcext:value-type="string">
            <text:p>Interest</text:p>
          </table:table-cell>
          <table:table-cell office:value-type="string" calcext:value-type="string">
            <text:p>Interest rates provide returns based on a percentage of capital.</text:p>
          </table:table-cell>
          <table:table-cell office:value-type="string" calcext:value-type="string">
            <text:p>Interests rates are usually averaged over the year and divided into different periods, usually months.</text:p>
          </table:table-cell>
          <table:table-cell table:number-columns-repeated="2"/>
        </table:table-row>
        <table:table-row table:style-name="ro1" table:number-rows-repeated="1048568">
          <table:table-cell table:number-columns-repeated="5"/>
        </table:table-row>
        <table:table-row table:style-name="ro1">
          <table:table-cell table:number-columns-repeated="5"/>
        </table:table-row>
      </table:table>
      <table:table table:name="Sources" table:style-name="ta1">
        <table:table-column table:style-name="co1" table:default-cell-style-name="ce16"/>
        <table:table-column table:style-name="co4" table:default-cell-style-name="ce16"/>
        <table:table-row table:style-name="ro4">
          <table:table-cell office:value-type="string" calcext:value-type="string">
            <text:p>Sources</text:p>
          </table:table-cell>
          <table:table-cell/>
        </table:table-row>
        <table:table-row table:style-name="ro7">
          <table:table-cell office:value-type="string" calcext:value-type="string">
            <text:p>Benefit definition</text:p>
          </table:table-cell>
          <table:table-cell office:value-type="string" calcext:value-type="string">
            <text:p>https://www.saldoredo.se/artiklar/formansbeskattning-vad-ar-det-och-hur-fungerar-det</text:p>
          </table:table-cell>
        </table:table-row>
        <table:table-row table:style-name="ro7">
          <table:table-cell office:value-type="string" calcext:value-type="string">
            <text:p>Worker pensions</text:p>
          </table:table-cell>
          <table:table-cell office:value-type="string" calcext:value-type="string">
            <text:p>https://www.nordea.se/privat/liv/pension/forsta-pension/skatt-pa-pension.html</text:p>
          </table:table-cell>
        </table:table-row>
        <table:table-row table:style-name="ro5">
          <table:table-cell office:value-type="string" calcext:value-type="string">
            <text:p>Pension savings tax for capital pensions</text:p>
          </table:table-cell>
          <table:table-cell office:value-type="string" calcext:value-type="string">
            <text:p>https://www.konsumenternas.se/konsumentstod/fragor--svar/pension/tjanstepension/avkastningsskatt/avkastningsskatt-pa-pensionsforsakring--vad-ar-det/</text:p>
          </table:table-cell>
        </table:table-row>
        <table:table-row table:style-name="ro8">
          <table:table-cell office:value-type="string" calcext:value-type="string">
            <text:p>Death statistics</text:p>
          </table:table-cell>
          <table:table-cell office:value-type="string" calcext:value-type="string">
            <text:p>https://www.ssa.gov/oact/STATS/table4c6.html</text:p>
          </table:table-cell>
        </table:table-row>
        <table:table-row table:style-name="ro8">
          <table:table-cell office:value-type="string" calcext:value-type="string">
            <text:p>Löneväxling</text:p>
          </table:table-cell>
          <table:table-cell office:value-type="string" calcext:value-type="string">
            <text:p>https://www.unionen.se/rad-och-stod/tank-pa-det-har-om-du-vill-lonevaxla</text:p>
          </table:table-cell>
        </table:table-row>
        <table:table-row table:style-name="ro3">
          <table:table-cell office:value-type="string" calcext:value-type="string">
            <text:p>Units in taxes</text:p>
          </table:table-cell>
          <table:table-cell office:value-type="string" calcext:value-type="string">
            <text:p>https://www.skatteverket.se/privat/skatter/beloppochprocent/2022.4.339cd9fe17d1714c0774742.html</text:p>
          </table:table-cell>
        </table:table-row>
        <table:table-row table:style-name="ro1" table:number-rows-repeated="104856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US" style:font-name-asian="MS PGothic" style:language-asian="ja" style:country-asian="JP" style:font-name-complex="Arial1"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style:font-name="Times New Roman" fo:font-size="12pt" fo:language="en" fo:country="US" style:letter-kerning="true" style:font-family-asian="'MS Mincho'"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16:36:06.4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4T07:16:19.635000000</meta:creation-date>
    <dc:date>2024-05-04T16:37:11.139000000</dc:date>
    <meta:editing-duration>PT1H57M51S</meta:editing-duration>
    <meta:editing-cycles>21</meta:editing-cycles>
    <meta:generator>Neat_Office/6.2.8.2$Windows_x86 LibreOffice_project/</meta:generator>
    <meta:document-statistic meta:table-count="4" meta:cell-count="11791" meta:object-count="1"/>
    <meta:user-defined meta:name="ProgId">Excel.Shee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973cm" svg:height="9cm" xlink:href=".." xlink:type="simple" chart:class="chart:line" chart:style-name="ch1">
        <chart:title svg:x="5.85cm" svg:y="0.315cm" chart:style-name="ch2">
          <text:p>Yearly allowance based on leftover time</text:p>
        </chart:title>
        <chart:legend chart:legend-position="end" svg:x="12.658cm" svg:y="3.52cm" style:legend-expansion="high" chart:style-name="ch3"/>
        <chart:plot-area chart:style-name="ch4" table:cell-range-address="Calculations.P3:Calculations.R244" chart:data-source-has-labels="row" svg:x="1.402cm" svg:y="1.284cm" svg:width="10.857cm" svg:height="6.563cm">
          <chartooo:coordinate-region svg:x="2.235cm" svg:y="1.387cm" svg:width="9.388cm" svg:height="5.431cm"/>
          <chart:axis chart:dimension="x" chart:name="primary-x" chart:style-name="ch5">
            <chart:title svg:x="5.573cm" svg:y="8.027cm" chart:style-name="ch6">
              <text:p>Months of saving</text:p>
            </chart:title>
          </chart:axis>
          <chart:axis chart:dimension="y" chart:name="primary-y" chart:style-name="ch7">
            <chart:title svg:x="0.451cm" svg:y="5.972cm" chart:style-name="ch8">
              <text:p>Allowance per year</text:p>
            </chart:title>
            <chart:grid chart:style-name="ch9" chart:class="major"/>
          </chart:axis>
          <chart:series chart:style-name="ch10" chart:values-cell-range-address="Calculations.P4:Calculations.P244" chart:label-cell-address="Calculations.P3:Calculations.P3" chart:class="chart:line">
            <chart:data-point chart:repeated="241"/>
          </chart:series>
          <chart:series chart:style-name="ch11" chart:values-cell-range-address="Calculations.Q4:Calculations.Q244" chart:label-cell-address="Calculations.Q3:Calculations.Q3" chart:class="chart:line">
            <chart:data-point chart:repeated="241"/>
          </chart:series>
          <chart:series chart:style-name="ch12" chart:values-cell-range-address="Calculations.R4:Calculations.R244" chart:label-cell-address="Calculations.R3:Calculations.R3" chart:class="chart:line">
            <chart:data-point chart:repeated="24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urrent capital per life expectancy ISK</text:p>
                <draw:g>
                  <svg:desc>Calculations.P3:Calculations.P3</svg:desc>
                </draw:g>
              </table:table-cell>
              <table:table-cell office:value-type="string">
                <text:p>Current capital per life expectancy LV</text:p>
                <draw:g>
                  <svg:desc>Calculations.Q3:Calculations.Q3</svg:desc>
                </draw:g>
              </table:table-cell>
              <table:table-cell office:value-type="string">
                <text:p>Total difference with respect to life expectancy after pension</text:p>
                <draw:g>
                  <svg:desc>Calculations.R3:Calculations.R3</svg:desc>
                </draw:g>
              </table:table-cell>
            </table:table-row>
          </table:table-header-rows>
          <table:table-rows>
            <table:table-row>
              <table:table-cell office:value-type="string">
                <text:p>1</text:p>
              </table:table-cell>
              <table:table-cell office:value-type="float" office:value="0">
                <text:p>0</text:p>
                <draw:g>
                  <svg:desc>Calculations.P4:Calculations.P244</svg:desc>
                </draw:g>
              </table:table-cell>
              <table:table-cell office:value-type="float" office:value="0">
                <text:p>0</text:p>
                <draw:g>
                  <svg:desc>Calculations.Q4:Calculations.Q244</svg:desc>
                </draw:g>
              </table:table-cell>
              <table:table-cell office:value-type="float" office:value="0">
                <text:p>0</text:p>
                <draw:g>
                  <svg:desc>Calculations.R4:Calculations.R244</svg:desc>
                </draw:g>
              </table:table-cell>
            </table:table-row>
            <table:table-row>
              <table:table-cell office:value-type="string">
                <text:p>2</text:p>
              </table:table-cell>
              <table:table-cell office:value-type="float" office:value="6.6414496833216">
                <text:p>6.6414496833216</text:p>
              </table:table-cell>
              <table:table-cell office:value-type="float" office:value="6.54338602216749">
                <text:p>6.54338602216749</text:p>
              </table:table-cell>
              <table:table-cell office:value-type="float" office:value="-1.59451513036593">
                <text:p>-1.59451513036593</text:p>
              </table:table-cell>
            </table:table-row>
            <table:table-row>
              <table:table-cell office:value-type="string">
                <text:p>3</text:p>
              </table:table-cell>
              <table:table-cell office:value-type="float" office:value="12.7273502789652">
                <text:p>12.7273502789652</text:p>
              </table:table-cell>
              <table:table-cell office:value-type="float" office:value="13.1134306089535">
                <text:p>13.1134306089535</text:p>
              </table:table-cell>
              <table:table-cell office:value-type="float" office:value="6.27766616560915">
                <text:p>6.27766616560915</text:p>
              </table:table-cell>
            </table:table-row>
            <table:table-row>
              <table:table-cell office:value-type="string">
                <text:p>4</text:p>
              </table:table-cell>
              <table:table-cell office:value-type="float" office:value="19.5085316567176">
                <text:p>19.5085316567176</text:p>
              </table:table-cell>
              <table:table-cell office:value-type="float" office:value="19.7102423706501">
                <text:p>19.7102423706501</text:p>
              </table:table-cell>
              <table:table-cell office:value-type="float" office:value="3.27981620854319">
                <text:p>3.27981620854319</text:p>
              </table:table-cell>
            </table:table-row>
            <table:table-row>
              <table:table-cell office:value-type="string">
                <text:p>5</text:p>
              </table:table-cell>
              <table:table-cell office:value-type="float" office:value="26.3641626208636">
                <text:p>26.3641626208636</text:p>
              </table:table-cell>
              <table:table-cell office:value-type="float" office:value="26.3339303600414">
                <text:p>26.3339303600414</text:p>
              </table:table-cell>
              <table:table-cell office:value-type="float" office:value="-0.491576560969017">
                <text:p>-0.491576560969017</text:p>
              </table:table-cell>
            </table:table-row>
            <table:table-row>
              <table:table-cell office:value-type="string">
                <text:p>6</text:p>
              </table:table-cell>
              <table:table-cell office:value-type="float" office:value="33.2950605423899">
                <text:p>33.2950605423899</text:p>
              </table:table-cell>
              <table:table-cell office:value-type="float" office:value="32.9846040742056">
                <text:p>32.9846040742056</text:p>
              </table:table-cell>
              <table:table-cell office:value-type="float" office:value="-5.0480221726767">
                <text:p>-5.0480221726767</text:p>
              </table:table-cell>
            </table:table-row>
            <table:table-row>
              <table:table-cell office:value-type="string">
                <text:p>7</text:p>
              </table:table-cell>
              <table:table-cell office:value-type="float" office:value="40.3020517660785">
                <text:p>40.3020517660785</text:p>
              </table:table-cell>
              <table:table-cell office:value-type="float" office:value="39.6623734563261">
                <text:p>39.6623734563261</text:p>
              </table:table-cell>
              <table:table-cell office:value-type="float" office:value="-10.4011693165743">
                <text:p>-10.4011693165743</text:p>
              </table:table-cell>
            </table:table-row>
            <table:table-row>
              <table:table-cell office:value-type="string">
                <text:p>8</text:p>
              </table:table-cell>
              <table:table-cell office:value-type="float" office:value="47.3859717090281">
                <text:p>47.3859717090281</text:p>
              </table:table-cell>
              <table:table-cell office:value-type="float" office:value="46.3673488975079">
                <text:p>46.3673488975079</text:p>
              </table:table-cell>
              <table:table-cell office:value-type="float" office:value="-16.562806915318">
                <text:p>-16.562806915318</text:p>
              </table:table-cell>
            </table:table-row>
            <table:table-row>
              <table:table-cell office:value-type="string">
                <text:p>9</text:p>
              </table:table-cell>
              <table:table-cell office:value-type="float" office:value="54.5476649602582">
                <text:p>54.5476649602582</text:p>
              </table:table-cell>
              <table:table-cell office:value-type="float" office:value="53.0996412386035">
                <text:p>53.0996412386035</text:p>
              </table:table-cell>
              <table:table-cell office:value-type="float" office:value="-23.5448657141063">
                <text:p>-23.5448657141063</text:p>
              </table:table-cell>
            </table:table-row>
            <table:table-row>
              <table:table-cell office:value-type="string">
                <text:p>10</text:p>
              </table:table-cell>
              <table:table-cell office:value-type="float" office:value="61.7879853814062">
                <text:p>61.7879853814062</text:p>
              </table:table-cell>
              <table:table-cell office:value-type="float" office:value="59.8593617720444">
                <text:p>59.8593617720444</text:p>
              </table:table-cell>
              <table:table-cell office:value-type="float" office:value="-31.3594198882231">
                <text:p>-31.3594198882231</text:p>
              </table:table-cell>
            </table:table-row>
            <table:table-row>
              <table:table-cell office:value-type="string">
                <text:p>11</text:p>
              </table:table-cell>
              <table:table-cell office:value-type="float" office:value="69.1077962085297">
                <text:p>69.1077962085297</text:p>
              </table:table-cell>
              <table:table-cell office:value-type="float" office:value="66.6466222436813">
                <text:p>66.6466222436813</text:p>
              </table:table-cell>
              <table:table-cell office:value-type="float" office:value="-40.0186886684343">
                <text:p>-40.0186886684343</text:p>
              </table:table-cell>
            </table:table-row>
            <table:table-row>
              <table:table-cell office:value-type="string">
                <text:p>12</text:p>
              </table:table-cell>
              <table:table-cell office:value-type="float" office:value="76.5079701550275">
                <text:p>76.5079701550275</text:p>
              </table:table-cell>
              <table:table-cell office:value-type="float" office:value="73.4615348546316">
                <text:p>73.4615348546316</text:p>
              </table:table-cell>
              <table:table-cell office:value-type="float" office:value="-49.5350379844371">
                <text:p>-49.5350379844371</text:p>
              </table:table-cell>
            </table:table-row>
            <table:table-row>
              <table:table-cell office:value-type="string">
                <text:p>13</text:p>
              </table:table-cell>
              <table:table-cell office:value-type="float" office:value="85.4017334538782">
                <text:p>85.4017334538782</text:p>
              </table:table-cell>
              <table:table-cell office:value-type="float" office:value="81.7765343681459">
                <text:p>81.7765343681459</text:p>
              </table:table-cell>
              <table:table-cell office:value-type="float" office:value="-58.9457371340068">
                <text:p>-58.9457371340068</text:p>
              </table:table-cell>
            </table:table-row>
            <table:table-row>
              <table:table-cell office:value-type="string">
                <text:p>14</text:p>
              </table:table-cell>
              <table:table-cell office:value-type="float" office:value="93.0924770320964">
                <text:p>93.0924770320964</text:p>
              </table:table-cell>
              <table:table-cell office:value-type="float" office:value="88.7730565640314">
                <text:p>88.7730565640314</text:p>
              </table:table-cell>
              <table:table-cell office:value-type="float" office:value="-70.2337768107361">
                <text:p>-70.2337768107361</text:p>
              </table:table-cell>
            </table:table-row>
            <table:table-row>
              <table:table-cell office:value-type="string">
                <text:p>15</text:p>
              </table:table-cell>
              <table:table-cell office:value-type="float" office:value="86.4829970719319">
                <text:p>86.4829970719319</text:p>
              </table:table-cell>
              <table:table-cell office:value-type="float" office:value="95.798083457398">
                <text:p>95.798083457398</text:p>
              </table:table-cell>
              <table:table-cell office:value-type="float" office:value="151.463304627679">
                <text:p>151.463304627679</text:p>
              </table:table-cell>
            </table:table-row>
            <table:table-row>
              <table:table-cell office:value-type="string">
                <text:p>16</text:p>
              </table:table-cell>
              <table:table-cell office:value-type="float" office:value="94.1856116833318">
                <text:p>94.1856116833318</text:p>
              </table:table-cell>
              <table:table-cell office:value-type="float" office:value="102.851731179912">
                <text:p>102.851731179912</text:p>
              </table:table-cell>
              <table:table-cell office:value-type="float" office:value="140.911103014388">
                <text:p>140.911103014388</text:p>
              </table:table-cell>
            </table:table-row>
            <table:table-row>
              <table:table-cell office:value-type="string">
                <text:p>17</text:p>
              </table:table-cell>
              <table:table-cell office:value-type="float" office:value="101.97279216018">
                <text:p>101.97279216018</text:p>
              </table:table-cell>
              <table:table-cell office:value-type="float" office:value="109.934116336373">
                <text:p>109.934116336373</text:p>
              </table:table-cell>
              <table:table-cell office:value-type="float" office:value="129.451131104906">
                <text:p>129.451131104906</text:p>
              </table:table-cell>
            </table:table-row>
            <table:table-row>
              <table:table-cell office:value-type="string">
                <text:p>18</text:p>
              </table:table-cell>
              <table:table-cell office:value-type="float" office:value="109.845466938592">
                <text:p>109.845466938592</text:p>
              </table:table-cell>
              <table:table-cell office:value-type="float" office:value="117.045356006645">
                <text:p>117.045356006645</text:p>
              </table:table-cell>
              <table:table-cell office:value-type="float" office:value="117.070196246549">
                <text:p>117.070196246549</text:p>
              </table:table-cell>
            </table:table-row>
            <table:table-row>
              <table:table-cell office:value-type="string">
                <text:p>19</text:p>
              </table:table-cell>
              <table:table-cell office:value-type="float" office:value="117.804574647848">
                <text:p>117.804574647848</text:p>
              </table:table-cell>
              <table:table-cell office:value-type="float" office:value="124.185567747589">
                <text:p>124.185567747589</text:p>
              </table:table-cell>
              <table:table-cell office:value-type="float" office:value="103.754947801793">
                <text:p>103.754947801793</text:p>
              </table:table-cell>
            </table:table-row>
            <table:table-row>
              <table:table-cell office:value-type="string">
                <text:p>20</text:p>
              </table:table-cell>
              <table:table-cell office:value-type="float" office:value="125.8510642223">
                <text:p>125.8510642223</text:p>
              </table:table-cell>
              <table:table-cell office:value-type="float" office:value="131.354869595008">
                <text:p>131.354869595008</text:p>
              </table:table-cell>
              <table:table-cell office:value-type="float" office:value="89.4918753602277">
                <text:p>89.4918753602277</text:p>
              </table:table-cell>
            </table:table-row>
            <table:table-row>
              <table:table-cell office:value-type="string">
                <text:p>21</text:p>
              </table:table-cell>
              <table:table-cell office:value-type="float" office:value="133.985895014508">
                <text:p>133.985895014508</text:p>
              </table:table-cell>
              <table:table-cell office:value-type="float" office:value="138.553380065595">
                <text:p>138.553380065595</text:p>
              </table:table-cell>
              <table:table-cell office:value-type="float" office:value="74.267306930665">
                <text:p>74.267306930665</text:p>
              </table:table-cell>
            </table:table-row>
            <table:table-row>
              <table:table-cell office:value-type="string">
                <text:p>22</text:p>
              </table:table-cell>
              <table:table-cell office:value-type="float" office:value="142.210036909624">
                <text:p>142.210036909624</text:p>
              </table:table-cell>
              <table:table-cell office:value-type="float" office:value="145.781218158897">
                <text:p>145.781218158897</text:p>
              </table:table-cell>
              <table:table-cell office:value-type="float" office:value="58.0674071131748">
                <text:p>58.0674071131748</text:p>
              </table:table-cell>
            </table:table-row>
            <table:table-row>
              <table:table-cell office:value-type="string">
                <text:p>23</text:p>
              </table:table-cell>
              <table:table-cell office:value-type="float" office:value="150.524470441023">
                <text:p>150.524470441023</text:p>
              </table:table-cell>
              <table:table-cell office:value-type="float" office:value="153.038503359279">
                <text:p>153.038503359279</text:p>
              </table:table-cell>
              <table:table-cell office:value-type="float" office:value="40.8781752508374">
                <text:p>40.8781752508374</text:p>
              </table:table-cell>
            </table:table-row>
            <table:table-row>
              <table:table-cell office:value-type="string">
                <text:p>24</text:p>
              </table:table-cell>
              <table:table-cell office:value-type="float" office:value="158.930186907213">
                <text:p>158.930186907213</text:p>
              </table:table-cell>
              <table:table-cell office:value-type="float" office:value="160.325355637901">
                <text:p>160.325355637901</text:p>
              </table:table-cell>
              <table:table-cell office:value-type="float" office:value="22.6854435609776">
                <text:p>22.6854435609776</text:p>
              </table:table-cell>
            </table:table-row>
            <table:table-row>
              <table:table-cell office:value-type="string">
                <text:p>25</text:p>
              </table:table-cell>
              <table:table-cell office:value-type="float" office:value="170.260792006407">
                <text:p>170.260792006407</text:p>
              </table:table-cell>
              <table:table-cell office:value-type="float" office:value="170.78047075778">
                <text:p>170.78047075778</text:p>
              </table:table-cell>
              <table:table-cell office:value-type="float" office:value="8.44997649733457">
                <text:p>8.44997649733457</text:p>
              </table:table-cell>
            </table:table-row>
            <table:table-row>
              <table:table-cell office:value-type="string">
                <text:p>26</text:p>
              </table:table-cell>
              <table:table-cell office:value-type="float" office:value="178.997442243242">
                <text:p>178.997442243242</text:p>
              </table:table-cell>
              <table:table-cell office:value-type="float" office:value="178.26435668374">
                <text:p>178.26435668374</text:p>
              </table:table-cell>
              <table:table-cell office:value-type="float" office:value="-11.9199711974988">
                <text:p>-11.9199711974988</text:p>
              </table:table-cell>
            </table:table-row>
            <table:table-row>
              <table:table-cell office:value-type="string">
                <text:p>27</text:p>
              </table:table-cell>
              <table:table-cell office:value-type="float" office:value="142.46394080227">
                <text:p>142.46394080227</text:p>
              </table:table-cell>
              <table:table-cell office:value-type="float" office:value="185.778732887345">
                <text:p>185.778732887345</text:p>
              </table:table-cell>
              <table:table-cell office:value-type="float" office:value="704.298519303315">
                <text:p>704.298519303315</text:p>
              </table:table-cell>
            </table:table-row>
            <table:table-row>
              <table:table-cell office:value-type="string">
                <text:p>28</text:p>
              </table:table-cell>
              <table:table-cell office:value-type="float" office:value="150.895413525054">
                <text:p>150.895413525054</text:p>
              </table:table-cell>
              <table:table-cell office:value-type="float" office:value="193.32372358976">
                <text:p>193.32372358976</text:p>
              </table:table-cell>
              <table:table-cell office:value-type="float" office:value="689.88432165212">
                <text:p>689.88432165212</text:p>
              </table:table-cell>
            </table:table-row>
            <table:table-row>
              <table:table-cell office:value-type="string">
                <text:p>29</text:p>
              </table:table-cell>
              <table:table-cell office:value-type="float" office:value="159.419454138583">
                <text:p>159.419454138583</text:p>
              </table:table-cell>
              <table:table-cell office:value-type="float" office:value="200.899453518243">
                <text:p>200.899453518243</text:p>
              </table:table-cell>
              <table:table-cell office:value-type="float" office:value="674.464789913273">
                <text:p>674.464789913273</text:p>
              </table:table-cell>
            </table:table-row>
            <table:table-row>
              <table:table-cell office:value-type="string">
                <text:p>30</text:p>
              </table:table-cell>
              <table:table-cell office:value-type="float" office:value="168.037078932025">
                <text:p>168.037078932025</text:p>
              </table:table-cell>
              <table:table-cell office:value-type="float" office:value="208.506047908206">
                <text:p>208.506047908206</text:p>
              </table:table-cell>
              <table:table-cell office:value-type="float" office:value="658.025435552706">
                <text:p>658.025435552706</text:p>
              </table:table-cell>
            </table:table-row>
            <table:table-row>
              <table:table-cell office:value-type="string">
                <text:p>31</text:p>
              </table:table-cell>
              <table:table-cell office:value-type="float" office:value="176.749315352237">
                <text:p>176.749315352237</text:p>
              </table:table-cell>
              <table:table-cell office:value-type="float" office:value="216.143632505286">
                <text:p>216.143632505286</text:p>
              </table:table-cell>
              <table:table-cell office:value-type="float" office:value="640.551596908585">
                <text:p>640.551596908585</text:p>
              </table:table-cell>
            </table:table-row>
            <table:table-row>
              <table:table-cell office:value-type="string">
                <text:p>32</text:p>
              </table:table-cell>
              <table:table-cell office:value-type="float" office:value="185.557202126261">
                <text:p>185.557202126261</text:p>
              </table:table-cell>
              <table:table-cell office:value-type="float" office:value="223.812333567423">
                <text:p>223.812333567423</text:p>
              </table:table-cell>
              <table:table-cell office:value-type="float" office:value="622.028437233295">
                <text:p>622.028437233295</text:p>
              </table:table-cell>
            </table:table-row>
            <table:table-row>
              <table:table-cell office:value-type="string">
                <text:p>33</text:p>
              </table:table-cell>
              <table:table-cell office:value-type="float" office:value="194.461789385171">
                <text:p>194.461789385171</text:p>
              </table:table-cell>
              <table:table-cell office:value-type="float" office:value="231.512277866946">
                <text:p>231.512277866946</text:p>
              </table:table-cell>
              <table:table-cell office:value-type="float" office:value="602.440942713672">
                <text:p>602.440942713672</text:p>
              </table:table-cell>
            </table:table-row>
            <table:table-row>
              <table:table-cell office:value-type="string">
                <text:p>34</text:p>
              </table:table-cell>
              <table:table-cell office:value-type="float" office:value="203.464138789274">
                <text:p>203.464138789274</text:p>
              </table:table-cell>
              <table:table-cell office:value-type="float" office:value="239.243592692673">
                <text:p>239.243592692673</text:p>
              </table:table-cell>
              <table:table-cell office:value-type="float" office:value="581.773920469279">
                <text:p>581.773920469279</text:p>
              </table:table-cell>
            </table:table-row>
            <table:table-row>
              <table:table-cell office:value-type="string">
                <text:p>35</text:p>
              </table:table-cell>
              <table:table-cell office:value-type="float" office:value="212.565323654688">
                <text:p>212.565323654688</text:p>
              </table:table-cell>
              <table:table-cell office:value-type="float" office:value="247.006405852011">
                <text:p>247.006405852011</text:p>
              </table:table-cell>
              <table:table-cell office:value-type="float" office:value="560.011996528468">
                <text:p>560.011996528468</text:p>
              </table:table-cell>
            </table:table-row>
            <table:table-row>
              <table:table-cell office:value-type="string">
                <text:p>36</text:p>
              </table:table-cell>
              <table:table-cell office:value-type="float" office:value="221.766429081311">
                <text:p>221.766429081311</text:p>
              </table:table-cell>
              <table:table-cell office:value-type="float" office:value="254.800845673069">
                <text:p>254.800845673069</text:p>
              </table:table-cell>
              <table:table-cell office:value-type="float" office:value="537.139613781981">
                <text:p>537.139613781981</text:p>
              </table:table-cell>
            </table:table-row>
            <table:table-row>
              <table:table-cell office:value-type="string">
                <text:p>37</text:p>
              </table:table-cell>
              <table:table-cell office:value-type="float" office:value="235.045120428535">
                <text:p>235.045120428535</text:p>
              </table:table-cell>
              <table:table-cell office:value-type="float" office:value="267.675680294446">
                <text:p>267.675680294446</text:p>
              </table:table-cell>
              <table:table-cell office:value-type="float" office:value="530.572903419712">
                <text:p>530.572903419712</text:p>
              </table:table-cell>
            </table:table-row>
            <table:table-row>
              <table:table-cell office:value-type="string">
                <text:p>38</text:p>
              </table:table-cell>
              <table:table-cell office:value-type="float" office:value="244.611212254555">
                <text:p>244.611212254555</text:p>
              </table:table-cell>
              <table:table-cell office:value-type="float" office:value="275.684821170563">
                <text:p>275.684821170563</text:p>
              </table:table-cell>
              <table:table-cell office:value-type="float" office:value="505.256880974296">
                <text:p>505.256880974296</text:p>
              </table:table-cell>
            </table:table-row>
            <table:table-row>
              <table:table-cell office:value-type="string">
                <text:p>39</text:p>
              </table:table-cell>
              <table:table-cell office:value-type="float" office:value="183.385907555193">
                <text:p>183.385907555193</text:p>
              </table:table-cell>
              <table:table-cell office:value-type="float" office:value="283.72659227801">
                <text:p>283.72659227801</text:p>
              </table:table-cell>
              <table:table-cell office:value-type="float" office:value="1631.53953359301">
                <text:p>1631.53953359301</text:p>
              </table:table-cell>
            </table:table-row>
            <table:table-row>
              <table:table-cell office:value-type="string">
                <text:p>40</text:p>
              </table:table-cell>
              <table:table-cell office:value-type="float" office:value="192.384840531214">
                <text:p>192.384840531214</text:p>
              </table:table-cell>
              <table:table-cell office:value-type="float" office:value="291.801126556389">
                <text:p>291.801126556389</text:p>
              </table:table-cell>
              <table:table-cell office:value-type="float" office:value="1616.50881076935">
                <text:p>1616.50881076935</text:p>
              </table:table-cell>
            </table:table-row>
            <table:table-row>
              <table:table-cell office:value-type="string">
                <text:p>41</text:p>
              </table:table-cell>
              <table:table-cell office:value-type="float" office:value="201.482571460088">
                <text:p>201.482571460088</text:p>
              </table:table-cell>
              <table:table-cell office:value-type="float" office:value="299.908557486913">
                <text:p>299.908557486913</text:p>
              </table:table-cell>
              <table:table-cell office:value-type="float" office:value="1600.40653279617">
                <text:p>1600.40653279617</text:p>
              </table:table-cell>
            </table:table-row>
            <table:table-row>
              <table:table-cell office:value-type="string">
                <text:p>42</text:p>
              </table:table-cell>
              <table:table-cell office:value-type="float" office:value="210.680185029913">
                <text:p>210.680185029913</text:p>
              </table:table-cell>
              <table:table-cell office:value-type="float" office:value="308.049019094616">
                <text:p>308.049019094616</text:p>
              </table:table-cell>
              <table:table-cell office:value-type="float" office:value="1583.21724189206">
                <text:p>1583.21724189206</text:p>
              </table:table-cell>
            </table:table-row>
            <table:table-row>
              <table:table-cell office:value-type="string">
                <text:p>43</text:p>
              </table:table-cell>
              <table:table-cell office:value-type="float" office:value="219.978777837416">
                <text:p>219.978777837416</text:p>
              </table:table-cell>
              <table:table-cell office:value-type="float" office:value="316.222645950564">
                <text:p>316.222645950564</text:p>
              </table:table-cell>
              <table:table-cell office:value-type="float" office:value="1564.92529551979">
                <text:p>1564.92529551979</text:p>
              </table:table-cell>
            </table:table-row>
            <table:table-row>
              <table:table-cell office:value-type="string">
                <text:p>44</text:p>
              </table:table-cell>
              <table:table-cell office:value-type="float" office:value="229.379458518697">
                <text:p>229.379458518697</text:p>
              </table:table-cell>
              <table:table-cell office:value-type="float" office:value="324.429573174085">
                <text:p>324.429573174085</text:p>
              </table:table-cell>
              <table:table-cell office:value-type="float" office:value="1545.5148642966">
                <text:p>1545.5148642966</text:p>
              </table:table-cell>
            </table:table-row>
            <table:table-row>
              <table:table-cell office:value-type="string">
                <text:p>45</text:p>
              </table:table-cell>
              <table:table-cell office:value-type="float" office:value="238.883347881409">
                <text:p>238.883347881409</text:p>
              </table:table-cell>
              <table:table-cell office:value-type="float" office:value="332.669936434998">
                <text:p>332.669936434998</text:p>
              </table:table-cell>
              <table:table-cell office:value-type="float" office:value="1524.96992988135">
                <text:p>1524.96992988135</text:p>
              </table:table-cell>
            </table:table-row>
            <table:table-row>
              <table:table-cell office:value-type="string">
                <text:p>46</text:p>
              </table:table-cell>
              <table:table-cell office:value-type="float" office:value="248.491579038385">
                <text:p>248.491579038385</text:p>
              </table:table-cell>
              <table:table-cell office:value-type="float" office:value="340.943871955858">
                <text:p>340.943871955858</text:p>
              </table:table-cell>
              <table:table-cell office:value-type="float" office:value="1503.2742828381">
                <text:p>1503.2742828381</text:p>
              </table:table-cell>
            </table:table-row>
            <table:table-row>
              <table:table-cell office:value-type="string">
                <text:p>47</text:p>
              </table:table-cell>
              <table:table-cell office:value-type="float" office:value="258.205297542737">
                <text:p>258.205297542737</text:p>
              </table:table-cell>
              <table:table-cell office:value-type="float" office:value="349.251516514207">
                <text:p>349.251516514207</text:p>
              </table:table-cell>
              <table:table-cell office:value-type="float" office:value="1480.41152047611">
                <text:p>1480.41152047611</text:p>
              </table:table-cell>
            </table:table-row>
            <table:table-row>
              <table:table-cell office:value-type="string">
                <text:p>48</text:p>
              </table:table-cell>
              <table:table-cell office:value-type="float" office:value="268.025661524433">
                <text:p>268.025661524433</text:p>
              </table:table-cell>
              <table:table-cell office:value-type="float" office:value="357.593007444839">
                <text:p>357.593007444839</text:p>
              </table:table-cell>
              <table:table-cell office:value-type="float" office:value="1456.36504466579">
                <text:p>1456.36504466579</text:p>
              </table:table-cell>
            </table:table-row>
            <table:table-row>
              <table:table-cell office:value-type="string">
                <text:p>49</text:p>
              </table:table-cell>
              <table:table-cell office:value-type="float" office:value="282.767801438361">
                <text:p>282.767801438361</text:p>
              </table:table-cell>
              <table:table-cell office:value-type="float" office:value="373.108835001617">
                <text:p>373.108835001617</text:p>
              </table:table-cell>
              <table:table-cell office:value-type="float" office:value="1468.94520573854">
                <text:p>1468.94520573854</text:p>
              </table:table-cell>
            </table:table-row>
            <table:table-row>
              <table:table-cell office:value-type="string">
                <text:p>50</text:p>
              </table:table-cell>
              <table:table-cell office:value-type="float" office:value="292.978818471448">
                <text:p>292.978818471448</text:p>
              </table:table-cell>
              <table:table-cell office:value-type="float" office:value="381.682511237566">
                <text:p>381.682511237566</text:p>
              </table:table-cell>
              <table:table-cell office:value-type="float" office:value="1442.32204437707">
                <text:p>1442.32204437707</text:p>
              </table:table-cell>
            </table:table-row>
            <table:table-row>
              <table:table-cell office:value-type="string">
                <text:p>51</text:p>
              </table:table-cell>
              <table:table-cell office:value-type="float" office:value="213.419973242074">
                <text:p>213.419973242074</text:p>
              </table:table-cell>
              <table:table-cell office:value-type="float" office:value="390.291117691781">
                <text:p>390.291117691781</text:p>
              </table:table-cell>
              <table:table-cell office:value-type="float" office:value="2875.92480875223">
                <text:p>2875.92480875223</text:p>
              </table:table-cell>
            </table:table-row>
            <table:table-row>
              <table:table-cell office:value-type="string">
                <text:p>52</text:p>
              </table:table-cell>
              <table:table-cell office:value-type="float" office:value="222.869630736328">
                <text:p>222.869630736328</text:p>
              </table:table-cell>
              <table:table-cell office:value-type="float" office:value="398.934796674295">
                <text:p>398.934796674295</text:p>
              </table:table-cell>
              <table:table-cell office:value-type="float" office:value="2862.81959815134">
                <text:p>2862.81959815134</text:p>
              </table:table-cell>
            </table:table-row>
            <table:table-row>
              <table:table-cell office:value-type="string">
                <text:p>53</text:p>
              </table:table-cell>
              <table:table-cell office:value-type="float" office:value="232.423034621192">
                <text:p>232.423034621192</text:p>
              </table:table-cell>
              <table:table-cell office:value-type="float" office:value="407.61369107493">
                <text:p>407.61369107493</text:p>
              </table:table-cell>
              <table:table-cell office:value-type="float" office:value="2848.60007393779">
                <text:p>2848.60007393779</text:p>
              </table:table-cell>
            </table:table-row>
            <table:table-row>
              <table:table-cell office:value-type="string">
                <text:p>54</text:p>
              </table:table-cell>
              <table:table-cell office:value-type="float" office:value="242.081323912927">
                <text:p>242.081323912927</text:p>
              </table:table-cell>
              <table:table-cell office:value-type="float" office:value="416.327944365659">
                <text:p>416.327944365659</text:p>
              </table:table-cell>
              <table:table-cell office:value-type="float" office:value="2833.25004856142">
                <text:p>2833.25004856142</text:p>
              </table:table-cell>
            </table:table-row>
            <table:table-row>
              <table:table-cell office:value-type="string">
                <text:p>55</text:p>
              </table:table-cell>
              <table:table-cell office:value-type="float" office:value="251.845650132888">
                <text:p>251.845650132888</text:p>
              </table:table-cell>
              <table:table-cell office:value-type="float" office:value="425.077700602976">
                <text:p>425.077700602976</text:p>
              </table:table-cell>
              <table:table-cell office:value-type="float" office:value="2816.75314064363">
                <text:p>2816.75314064363</text:p>
              </table:table-cell>
            </table:table-row>
            <table:table-row>
              <table:table-cell office:value-type="string">
                <text:p>56</text:p>
              </table:table-cell>
              <table:table-cell office:value-type="float" office:value="261.717177444812">
                <text:p>261.717177444812</text:p>
              </table:table-cell>
              <table:table-cell office:value-type="float" office:value="433.863104430281">
                <text:p>433.863104430281</text:p>
              </table:table-cell>
              <table:table-cell office:value-type="float" office:value="2799.09277278372">
                <text:p>2799.09277278372</text:p>
              </table:table-cell>
            </table:table-row>
            <table:table-row>
              <table:table-cell office:value-type="string">
                <text:p>57</text:p>
              </table:table-cell>
              <table:table-cell office:value-type="float" office:value="271.697082793615">
                <text:p>271.697082793615</text:p>
              </table:table-cell>
              <table:table-cell office:value-type="float" office:value="442.684301080267">
                <text:p>442.684301080267</text:p>
              </table:table-cell>
              <table:table-cell office:value-type="float" office:value="2780.25216934097">
                <text:p>2780.25216934097</text:p>
              </table:table-cell>
            </table:table-row>
            <table:table-row>
              <table:table-cell office:value-type="string">
                <text:p>58</text:p>
              </table:table-cell>
              <table:table-cell office:value-type="float" office:value="281.786556045719">
                <text:p>281.786556045719</text:p>
              </table:table-cell>
              <table:table-cell office:value-type="float" office:value="451.541436377326">
                <text:p>451.541436377326</text:p>
              </table:table-cell>
              <table:table-cell office:value-type="float" office:value="2760.21435419192">
                <text:p>2760.21435419192</text:p>
              </table:table-cell>
            </table:table-row>
            <table:table-row>
              <table:table-cell office:value-type="string">
                <text:p>59</text:p>
              </table:table-cell>
              <table:table-cell office:value-type="float" office:value="291.986800130914">
                <text:p>291.986800130914</text:p>
              </table:table-cell>
              <table:table-cell office:value-type="float" office:value="460.434656739953">
                <text:p>460.434656739953</text:p>
              </table:table-cell>
              <table:table-cell office:value-type="float" office:value="2738.96214846297">
                <text:p>2738.96214846297</text:p>
              </table:table-cell>
            </table:table-row>
            <table:table-row>
              <table:table-cell office:value-type="string">
                <text:p>60</text:p>
              </table:table-cell>
              <table:table-cell office:value-type="float" office:value="302.299031185775">
                <text:p>302.299031185775</text:p>
              </table:table-cell>
              <table:table-cell office:value-type="float" office:value="469.364109183172">
                <text:p>469.364109183172</text:p>
              </table:table-cell>
              <table:table-cell office:value-type="float" office:value="2716.47816823768">
                <text:p>2716.47816823768</text:p>
              </table:table-cell>
            </table:table-row>
            <table:table-row>
              <table:table-cell office:value-type="string">
                <text:p>61</text:p>
              </table:table-cell>
              <table:table-cell office:value-type="float" office:value="318.1751447706">
                <text:p>318.1751447706</text:p>
              </table:table-cell>
              <table:table-cell office:value-type="float" office:value="487.773603801513">
                <text:p>487.773603801513</text:p>
              </table:table-cell>
              <table:table-cell office:value-type="float" office:value="2757.67094384264">
                <text:p>2757.67094384264</text:p>
              </table:table-cell>
            </table:table-row>
            <table:table-row>
              <table:table-cell office:value-type="string">
                <text:p>62</text:p>
              </table:table-cell>
              <table:table-cell office:value-type="float" office:value="328.898758208451">
                <text:p>328.898758208451</text:p>
              </table:table-cell>
              <table:table-cell office:value-type="float" office:value="496.953697339211">
                <text:p>496.953697339211</text:p>
              </table:table-cell>
              <table:table-cell office:value-type="float" office:value="2732.57331026615">
                <text:p>2732.57331026615</text:p>
              </table:table-cell>
            </table:table-row>
            <table:table-row>
              <table:table-cell office:value-type="string">
                <text:p>63</text:p>
              </table:table-cell>
              <table:table-cell office:value-type="float" office:value="235.847093870448">
                <text:p>235.847093870448</text:p>
              </table:table-cell>
              <table:table-cell office:value-type="float" office:value="506.171191714327">
                <text:p>506.171191714327</text:p>
              </table:table-cell>
              <table:table-cell office:value-type="float" office:value="4395.46983094148">
                <text:p>4395.46983094148</text:p>
              </table:table-cell>
            </table:table-row>
            <table:table-row>
              <table:table-cell office:value-type="string">
                <text:p>64</text:p>
              </table:table-cell>
              <table:table-cell office:value-type="float" office:value="245.66683982612">
                <text:p>245.66683982612</text:p>
              </table:table-cell>
              <table:table-cell office:value-type="float" office:value="515.426239302502">
                <text:p>515.426239302502</text:p>
              </table:table-cell>
              <table:table-cell office:value-type="float" office:value="4386.28783548598">
                <text:p>4386.28783548598</text:p>
              </table:table-cell>
            </table:table-row>
            <table:table-row>
              <table:table-cell office:value-type="string">
                <text:p>65</text:p>
              </table:table-cell>
              <table:table-cell office:value-type="float" office:value="255.594395318827">
                <text:p>255.594395318827</text:p>
              </table:table-cell>
              <table:table-cell office:value-type="float" office:value="524.718993100175">
                <text:p>524.718993100175</text:p>
              </table:table-cell>
              <table:table-cell office:value-type="float" office:value="4375.96595992472">
                <text:p>4375.96595992472</text:p>
              </table:table-cell>
            </table:table-row>
            <table:table-row>
              <table:table-cell office:value-type="string">
                <text:p>66</text:p>
              </table:table-cell>
              <table:table-cell office:value-type="float" office:value="265.630943973517">
                <text:p>265.630943973517</text:p>
              </table:table-cell>
              <table:table-cell office:value-type="float" office:value="534.049606727111">
                <text:p>534.049606727111</text:p>
              </table:table-cell>
              <table:table-cell office:value-type="float" office:value="4364.48745637344">
                <text:p>4364.48745637344</text:p>
              </table:table-cell>
            </table:table-row>
            <table:table-row>
              <table:table-cell office:value-type="string">
                <text:p>67</text:p>
              </table:table-cell>
              <table:table-cell office:value-type="float" office:value="275.777682409977">
                <text:p>275.777682409977</text:p>
              </table:table-cell>
              <table:table-cell office:value-type="float" office:value="543.41823442894">
                <text:p>543.41823442894</text:p>
              </table:table-cell>
              <table:table-cell office:value-type="float" office:value="4351.83537582835">
                <text:p>4351.83537582835</text:p>
              </table:table-cell>
            </table:table-row>
            <table:table-row>
              <table:table-cell office:value-type="string">
                <text:p>68</text:p>
              </table:table-cell>
              <table:table-cell office:value-type="float" office:value="286.035820385507">
                <text:p>286.035820385507</text:p>
              </table:table-cell>
              <table:table-cell office:value-type="float" office:value="552.82503107971">
                <text:p>552.82503107971</text:p>
              </table:table-cell>
              <table:table-cell office:value-type="float" office:value="4337.99256588773">
                <text:p>4337.99256588773</text:p>
              </table:table-cell>
            </table:table-row>
            <table:table-row>
              <table:table-cell office:value-type="string">
                <text:p>69</text:p>
              </table:table-cell>
              <table:table-cell office:value-type="float" office:value="296.406580939156">
                <text:p>296.406580939156</text:p>
              </table:table-cell>
              <table:table-cell office:value-type="float" office:value="562.270152184442">
                <text:p>562.270152184442</text:p>
              </table:table-cell>
              <table:table-cell office:value-type="float" office:value="4322.94166844835">
                <text:p>4322.94166844835</text:p>
              </table:table-cell>
            </table:table-row>
            <table:table-row>
              <table:table-cell office:value-type="string">
                <text:p>70</text:p>
              </table:table-cell>
              <table:table-cell office:value-type="float" office:value="306.891200537534">
                <text:p>306.891200537534</text:p>
              </table:table-cell>
              <table:table-cell office:value-type="float" office:value="571.753753881706">
                <text:p>571.753753881706</text:p>
              </table:table-cell>
              <table:table-cell office:value-type="float" office:value="4306.66511737624">
                <text:p>4306.66511737624</text:p>
              </table:table-cell>
            </table:table-row>
            <table:table-row>
              <table:table-cell office:value-type="string">
                <text:p>71</text:p>
              </table:table-cell>
              <table:table-cell office:value-type="float" office:value="317.490929222236">
                <text:p>317.490929222236</text:p>
              </table:table-cell>
              <table:table-cell office:value-type="float" office:value="581.2759929462">
                <text:p>581.2759929462</text:p>
              </table:table-cell>
              <table:table-cell office:value-type="float" office:value="4289.14513615166">
                <text:p>4289.14513615166</text:p>
              </table:table-cell>
            </table:table-row>
            <table:table-row>
              <table:table-cell office:value-type="string">
                <text:p>72</text:p>
              </table:table-cell>
              <table:table-cell office:value-type="float" office:value="328.20703075888">
                <text:p>328.20703075888</text:p>
              </table:table-cell>
              <table:table-cell office:value-type="float" office:value="590.837026791341">
                <text:p>590.837026791341</text:p>
              </table:table-cell>
              <table:table-cell office:value-type="float" office:value="4270.36373548781">
                <text:p>4270.36373548781</text:p>
              </table:table-cell>
            </table:table-row>
            <table:table-row>
              <table:table-cell office:value-type="string">
                <text:p>73</text:p>
              </table:table-cell>
              <table:table-cell office:value-type="float" office:value="345.054956517541">
                <text:p>345.054956517541</text:p>
              </table:table-cell>
              <table:table-cell office:value-type="float" office:value="612.534547161717">
                <text:p>612.534547161717</text:p>
              </table:table-cell>
              <table:table-cell office:value-type="float" office:value="4349.21814387429">
                <text:p>4349.21814387429</text:p>
              </table:table-cell>
            </table:table-row>
            <table:table-row>
              <table:table-cell office:value-type="string">
                <text:p>74</text:p>
              </table:table-cell>
              <table:table-cell office:value-type="float" office:value="356.201938263759">
                <text:p>356.201938263759</text:p>
              </table:table-cell>
              <table:table-cell office:value-type="float" office:value="622.367852783196">
                <text:p>622.367852783196</text:p>
              </table:table-cell>
              <table:table-cell office:value-type="float" office:value="4327.85777008604">
                <text:p>4327.85777008604</text:p>
              </table:table-cell>
            </table:table-row>
            <table:table-row>
              <table:table-cell office:value-type="string">
                <text:p>75</text:p>
              </table:table-cell>
              <table:table-cell office:value-type="float" office:value="253.057618479514">
                <text:p>253.057618479514</text:p>
              </table:table-cell>
              <table:table-cell office:value-type="float" office:value="632.241220508979">
                <text:p>632.241220508979</text:p>
              </table:table-cell>
              <table:table-cell office:value-type="float" office:value="6165.5253689991">
                <text:p>6165.5253689991</text:p>
              </table:table-cell>
            </table:table-row>
            <table:table-row>
              <table:table-cell office:value-type="string">
                <text:p>76</text:p>
              </table:table-cell>
              <table:table-cell office:value-type="float" office:value="263.194575071601">
                <text:p>263.194575071601</text:p>
              </table:table-cell>
              <table:table-cell office:value-type="float" office:value="642.154813557038">
                <text:p>642.154813557038</text:p>
              </table:table-cell>
              <table:table-cell office:value-type="float" office:value="6161.8934777732">
                <text:p>6161.8934777732</text:p>
              </table:table-cell>
            </table:table-row>
            <table:table-row>
              <table:table-cell office:value-type="string">
                <text:p>77</text:p>
              </table:table-cell>
              <table:table-cell office:value-type="float" office:value="273.442823809339">
                <text:p>273.442823809339</text:p>
              </table:table-cell>
              <table:table-cell office:value-type="float" office:value="652.108795810316">
                <text:p>652.108795810316</text:p>
              </table:table-cell>
              <table:table-cell office:value-type="float" office:value="6157.10870473589">
                <text:p>6157.10870473589</text:p>
              </table:table-cell>
            </table:table-row>
            <table:table-row>
              <table:table-cell office:value-type="string">
                <text:p>78</text:p>
              </table:table-cell>
              <table:table-cell office:value-type="float" office:value="283.803586552716">
                <text:p>283.803586552716</text:p>
              </table:table-cell>
              <table:table-cell office:value-type="float" office:value="662.103331819434">
                <text:p>662.103331819434</text:p>
              </table:table-cell>
              <table:table-cell office:value-type="float" office:value="6151.15385803683">
                <text:p>6151.15385803683</text:p>
              </table:table-cell>
            </table:table-row>
            <table:table-row>
              <table:table-cell office:value-type="string">
                <text:p>79</text:p>
              </table:table-cell>
              <table:table-cell office:value-type="float" office:value="294.278098576345">
                <text:p>294.278098576345</text:p>
              </table:table-cell>
              <table:table-cell office:value-type="float" office:value="672.138586805413">
                <text:p>672.138586805413</text:p>
              </table:table-cell>
              <table:table-cell office:value-type="float" office:value="6144.01153860466">
                <text:p>6144.01153860466</text:p>
              </table:table-cell>
            </table:table-row>
            <table:table-row>
              <table:table-cell office:value-type="string">
                <text:p>80</text:p>
              </table:table-cell>
              <table:table-cell office:value-type="float" office:value="304.86760871673">
                <text:p>304.86760871673</text:p>
              </table:table-cell>
              <table:table-cell office:value-type="float" office:value="682.214726662406">
                <text:p>682.214726662406</text:p>
              </table:table-cell>
              <table:table-cell office:value-type="float" office:value="6135.66413779668">
                <text:p>6135.66413779668</text:p>
              </table:table-cell>
            </table:table-row>
            <table:table-row>
              <table:table-cell office:value-type="string">
                <text:p>81</text:p>
              </table:table-cell>
              <table:table-cell office:value-type="float" office:value="315.573379521172">
                <text:p>315.573379521172</text:p>
              </table:table-cell>
              <table:table-cell office:value-type="float" office:value="692.331917960437">
                <text:p>692.331917960437</text:p>
              </table:table-cell>
              <table:table-cell office:value-type="float" office:value="6126.09383502244">
                <text:p>6126.09383502244</text:p>
              </table:table-cell>
            </table:table-row>
            <table:table-row>
              <table:table-cell office:value-type="string">
                <text:p>82</text:p>
              </table:table-cell>
              <table:table-cell office:value-type="float" office:value="326.396687398289">
                <text:p>326.396687398289</text:p>
              </table:table-cell>
              <table:table-cell office:value-type="float" office:value="702.490327948159">
                <text:p>702.490327948159</text:p>
              </table:table-cell>
              <table:table-cell office:value-type="float" office:value="6115.28259534089">
                <text:p>6115.28259534089</text:p>
              </table:table-cell>
            </table:table-row>
            <table:table-row>
              <table:table-cell office:value-type="string">
                <text:p>83</text:p>
              </table:table-cell>
              <table:table-cell office:value-type="float" office:value="337.338822770199">
                <text:p>337.338822770199</text:p>
              </table:table-cell>
              <table:table-cell office:value-type="float" office:value="712.690124555617">
                <text:p>712.690124555617</text:p>
              </table:table-cell>
              <table:table-cell office:value-type="float" office:value="6103.21216703089">
                <text:p>6103.21216703089</text:p>
              </table:table-cell>
            </table:table-row>
            <table:table-row>
              <table:table-cell office:value-type="string">
                <text:p>84</text:p>
              </table:table-cell>
              <table:table-cell office:value-type="float" office:value="348.401090226377">
                <text:p>348.401090226377</text:p>
              </table:table-cell>
              <table:table-cell office:value-type="float" office:value="722.931476397021">
                <text:p>722.931476397021</text:p>
              </table:table-cell>
              <table:table-cell office:value-type="float" office:value="6089.86407913468">
                <text:p>6089.86407913468</text:p>
              </table:table-cell>
            </table:table-row>
            <table:table-row>
              <table:table-cell office:value-type="string">
                <text:p>85</text:p>
              </table:table-cell>
              <table:table-cell office:value-type="float" office:value="366.078600620012">
                <text:p>366.078600620012</text:p>
              </table:table-cell>
              <table:table-cell office:value-type="float" office:value="748.286660269778">
                <text:p>748.286660269778</text:p>
              </table:table-cell>
              <table:table-cell office:value-type="float" office:value="6214.7030499052">
                <text:p>6214.7030499052</text:p>
              </table:table-cell>
            </table:table-row>
            <table:table-row>
              <table:table-cell office:value-type="string">
                <text:p>86</text:p>
              </table:table-cell>
              <table:table-cell office:value-type="float" office:value="377.589289165208">
                <text:p>377.589289165208</text:p>
              </table:table-cell>
              <table:table-cell office:value-type="float" office:value="758.823873374494">
                <text:p>758.823873374494</text:p>
              </table:table-cell>
              <table:table-cell office:value-type="float" office:value="6198.87433924299">
                <text:p>6198.87433924299</text:p>
              </table:table-cell>
            </table:table-row>
            <table:table-row>
              <table:table-cell office:value-type="string">
                <text:p>87</text:p>
              </table:table-cell>
              <table:table-cell office:value-type="float" office:value="266.700641708763">
                <text:p>266.700641708763</text:p>
              </table:table-cell>
              <table:table-cell office:value-type="float" office:value="769.404016389733">
                <text:p>769.404016389733</text:p>
              </table:table-cell>
              <table:table-cell office:value-type="float" office:value="8173.95687231257">
                <text:p>8173.95687231257</text:p>
              </table:table-cell>
            </table:table-row>
            <table:table-row>
              <table:table-cell office:value-type="string">
                <text:p>88</text:p>
              </table:table-cell>
              <table:table-cell office:value-type="float" office:value="277.120274355962">
                <text:p>277.120274355962</text:p>
              </table:table-cell>
              <table:table-cell office:value-type="float" office:value="780.027264217265">
                <text:p>780.027264217265</text:p>
              </table:table-cell>
              <table:table-cell office:value-type="float" office:value="8177.26765514478">
                <text:p>8177.26765514478</text:p>
              </table:table-cell>
            </table:table-row>
            <table:table-row>
              <table:table-cell office:value-type="string">
                <text:p>89</text:p>
              </table:table-cell>
              <table:table-cell office:value-type="float" office:value="287.65430260737">
                <text:p>287.65430260737</text:p>
              </table:table-cell>
              <table:table-cell office:value-type="float" office:value="790.693792471431">
                <text:p>790.693792471431</text:p>
              </table:table-cell>
              <table:table-cell office:value-type="float" office:value="8179.42210518963">
                <text:p>8179.42210518963</text:p>
              </table:table-cell>
            </table:table-row>
            <table:table-row>
              <table:table-cell office:value-type="string">
                <text:p>90</text:p>
              </table:table-cell>
              <table:table-cell office:value-type="float" office:value="298.30398239539">
                <text:p>298.30398239539</text:p>
              </table:table-cell>
              <table:table-cell office:value-type="float" office:value="801.403777482046">
                <text:p>801.403777482046</text:p>
              </table:table-cell>
              <table:table-cell office:value-type="float" office:value="8180.40266810903">
                <text:p>8180.40266810903</text:p>
              </table:table-cell>
            </table:table-row>
            <table:table-row>
              <table:table-cell office:value-type="string">
                <text:p>91</text:p>
              </table:table-cell>
              <table:table-cell office:value-type="float" office:value="309.070583441118">
                <text:p>309.070583441118</text:p>
              </table:table-cell>
              <table:table-cell office:value-type="float" office:value="812.157396297315">
                <text:p>812.157396297315</text:p>
              </table:table-cell>
              <table:table-cell office:value-type="float" office:value="8180.19157704176">
                <text:p>8180.19157704176</text:p>
              </table:table-cell>
            </table:table-row>
            <table:table-row>
              <table:table-cell office:value-type="string">
                <text:p>92</text:p>
              </table:table-cell>
              <table:table-cell office:value-type="float" office:value="319.955389405734">
                <text:p>319.955389405734</text:p>
              </table:table-cell>
              <table:table-cell office:value-type="float" office:value="822.95482668676">
                <text:p>822.95482668676</text:p>
              </table:table-cell>
              <table:table-cell office:value-type="float" office:value="8178.77085018948">
                <text:p>8178.77085018948</text:p>
              </table:table-cell>
            </table:table-row>
            <table:table-row>
              <table:table-cell office:value-type="string">
                <text:p>93</text:p>
              </table:table-cell>
              <table:table-cell office:value-type="float" office:value="330.959698043543">
                <text:p>330.959698043543</text:p>
              </table:table-cell>
              <table:table-cell office:value-type="float" office:value="833.796247144157">
                <text:p>833.796247144157</text:p>
              </table:table-cell>
              <table:table-cell office:value-type="float" office:value="8176.12228837599">
                <text:p>8176.12228837599</text:p>
              </table:table-cell>
            </table:table-row>
            <table:table-row>
              <table:table-cell office:value-type="string">
                <text:p>94</text:p>
              </table:table-cell>
              <table:table-cell office:value-type="float" office:value="342.084821356699">
                <text:p>342.084821356699</text:p>
              </table:table-cell>
              <table:table-cell office:value-type="float" office:value="844.681836890488">
                <text:p>844.681836890488</text:p>
              </table:table-cell>
              <table:table-cell office:value-type="float" office:value="8172.2274725794">
                <text:p>8172.2274725794</text:p>
              </table:table-cell>
            </table:table-row>
            <table:table-row>
              <table:table-cell office:value-type="string">
                <text:p>95</text:p>
              </table:table-cell>
              <table:table-cell office:value-type="float" office:value="353.332085751638">
                <text:p>353.332085751638</text:p>
              </table:table-cell>
              <table:table-cell office:value-type="float" office:value="855.611775876903">
                <text:p>855.611775876903</text:p>
              </table:table-cell>
              <table:table-cell office:value-type="float" office:value="8167.0677614368">
                <text:p>8167.0677614368</text:p>
              </table:table-cell>
            </table:table-row>
            <table:table-row>
              <table:table-cell office:value-type="string">
                <text:p>96</text:p>
              </table:table-cell>
              <table:table-cell office:value-type="float" office:value="364.702832197214">
                <text:p>364.702832197214</text:p>
              </table:table-cell>
              <table:table-cell office:value-type="float" office:value="866.586244787697">
                <text:p>866.586244787697</text:p>
              </table:table-cell>
              <table:table-cell office:value-type="float" office:value="8160.62428872125">
                <text:p>8160.62428872125</text:p>
              </table:table-cell>
            </table:table-row>
            <table:table-row>
              <table:table-cell office:value-type="string">
                <text:p>97</text:p>
              </table:table-cell>
              <table:table-cell office:value-type="float" office:value="383.1171827328">
                <text:p>383.1171827328</text:p>
              </table:table-cell>
              <table:table-cell office:value-type="float" office:value="896.01385449938">
                <text:p>896.01385449938</text:p>
              </table:table-cell>
              <table:table-cell office:value-type="float" office:value="8339.6998829246">
                <text:p>8339.6998829246</text:p>
              </table:table-cell>
            </table:table-row>
            <table:table-row>
              <table:table-cell office:value-type="string">
                <text:p>98</text:p>
              </table:table-cell>
              <table:table-cell office:value-type="float" office:value="394.952714751566">
                <text:p>394.952714751566</text:p>
              </table:table-cell>
              <table:table-cell office:value-type="float" office:value="907.310005472502">
                <text:p>907.310005472502</text:p>
              </table:table-cell>
              <table:table-cell office:value-type="float" office:value="8330.92954712241">
                <text:p>8330.92954712241</text:p>
              </table:table-cell>
            </table:table-row>
            <table:table-row>
              <table:table-cell office:value-type="string">
                <text:p>99</text:p>
              </table:table-cell>
              <table:table-cell office:value-type="float" office:value="277.926702317092">
                <text:p>277.926702317092</text:p>
              </table:table-cell>
              <table:table-cell office:value-type="float" office:value="918.652178362967">
                <text:p>918.652178362967</text:p>
              </table:table-cell>
              <table:table-cell office:value-type="float" office:value="10418.1962405059">
                <text:p>10418.1962405059</text:p>
              </table:table-cell>
            </table:table-row>
            <table:table-row>
              <table:table-cell office:value-type="string">
                <text:p>100</text:p>
              </table:table-cell>
              <table:table-cell office:value-type="float" office:value="288.607363624807">
                <text:p>288.607363624807</text:p>
              </table:table-cell>
              <table:table-cell office:value-type="float" office:value="930.040560669764">
                <text:p>930.040560669764</text:p>
              </table:table-cell>
              <table:table-cell office:value-type="float" office:value="10429.703783951">
                <text:p>10429.703783951</text:p>
              </table:table-cell>
            </table:table-row>
            <table:table-row>
              <table:table-cell office:value-type="string">
                <text:p>101</text:p>
              </table:table-cell>
              <table:table-cell office:value-type="float" office:value="299.40528633175">
                <text:p>299.40528633175</text:p>
              </table:table-cell>
              <table:table-cell office:value-type="float" office:value="941.475340655773">
                <text:p>941.475340655773</text:p>
              </table:table-cell>
              <table:table-cell office:value-type="float" office:value="10440.0590833086">
                <text:p>10440.0590833086</text:p>
              </table:table-cell>
            </table:table-row>
            <table:table-row>
              <table:table-cell office:value-type="string">
                <text:p>102</text:p>
              </table:table-cell>
              <table:table-cell office:value-type="float" office:value="310.321757833461">
                <text:p>310.321757833461</text:p>
              </table:table-cell>
              <table:table-cell office:value-type="float" office:value="952.956707350885">
                <text:p>952.956707350885</text:p>
              </table:table-cell>
              <table:table-cell office:value-type="float" office:value="10449.2442791533">
                <text:p>10449.2442791533</text:p>
              </table:table-cell>
            </table:table-row>
            <table:table-row>
              <table:table-cell office:value-type="string">
                <text:p>103</text:p>
              </table:table-cell>
              <table:table-cell office:value-type="float" office:value="321.358079659608">
                <text:p>321.358079659608</text:p>
              </table:table-cell>
              <table:table-cell office:value-type="float" office:value="964.484850555118">
                <text:p>964.484850555118</text:p>
              </table:table-cell>
              <table:table-cell office:value-type="float" office:value="10457.241294761">
                <text:p>10457.241294761</text:p>
              </table:table-cell>
            </table:table-row>
            <table:table-row>
              <table:table-cell office:value-type="string">
                <text:p>104</text:p>
              </table:table-cell>
              <table:table-cell office:value-type="float" office:value="332.515567629159">
                <text:p>332.515567629159</text:p>
              </table:table-cell>
              <table:table-cell office:value-type="float" office:value="976.059960841761">
                <text:p>976.059960841761</text:p>
              </table:table-cell>
              <table:table-cell office:value-type="float" office:value="10464.0318336369">
                <text:p>10464.0318336369</text:p>
              </table:table-cell>
            </table:table-row>
            <table:table-row>
              <table:table-cell office:value-type="string">
                <text:p>105</text:p>
              </table:table-cell>
              <table:table-cell office:value-type="float" office:value="343.795552007263">
                <text:p>343.795552007263</text:p>
              </table:table-cell>
              <table:table-cell office:value-type="float" office:value="987.68222956052">
                <text:p>987.68222956052</text:p>
              </table:table-cell>
              <table:table-cell office:value-type="float" office:value="10469.597377016">
                <text:p>10469.597377016</text:p>
              </table:table-cell>
            </table:table-row>
            <table:table-row>
              <table:table-cell office:value-type="string">
                <text:p>106</text:p>
              </table:table-cell>
              <table:table-cell office:value-type="float" office:value="355.199377663854">
                <text:p>355.199377663854</text:p>
              </table:table-cell>
              <table:table-cell office:value-type="float" office:value="999.351848840687">
                <text:p>999.351848840687</text:p>
              </table:table-cell>
              <table:table-cell office:value-type="float" office:value="10473.9191813353">
                <text:p>10473.9191813353</text:p>
              </table:table-cell>
            </table:table-row>
            <table:table-row>
              <table:table-cell office:value-type="string">
                <text:p>107</text:p>
              </table:table-cell>
              <table:table-cell office:value-type="float" office:value="366.728404233995">
                <text:p>366.728404233995</text:p>
              </table:table-cell>
              <table:table-cell office:value-type="float" office:value="1011.06901159431">
                <text:p>1011.06901159431</text:p>
              </table:table-cell>
              <table:table-cell office:value-type="float" office:value="10476.9782756787">
                <text:p>10476.9782756787</text:p>
              </table:table-cell>
            </table:table-row>
            <table:table-row>
              <table:table-cell office:value-type="string">
                <text:p>108</text:p>
              </table:table-cell>
              <table:table-cell office:value-type="float" office:value="378.38400627998">
                <text:p>378.38400627998</text:p>
              </table:table-cell>
              <table:table-cell office:value-type="float" office:value="1022.83391151938">
                <text:p>1022.83391151938</text:p>
              </table:table-cell>
              <table:table-cell office:value-type="float" office:value="10478.7554591927">
                <text:p>10478.7554591927</text:p>
              </table:table-cell>
            </table:table-row>
            <table:table-row>
              <table:table-cell office:value-type="string">
                <text:p>109</text:p>
              </table:table-cell>
              <table:table-cell office:value-type="float" office:value="397.477692702576">
                <text:p>397.477692702576</text:p>
              </table:table-cell>
              <table:table-cell office:value-type="float" office:value="1056.8058988577">
                <text:p>1056.8058988577</text:p>
              </table:table-cell>
              <table:table-cell office:value-type="float" office:value="10720.6766320822">
                <text:p>10720.6766320822</text:p>
              </table:table-cell>
            </table:table-row>
            <table:table-row>
              <table:table-cell office:value-type="string">
                <text:p>110</text:p>
              </table:table-cell>
              <table:table-cell office:value-type="float" office:value="409.613828864473">
                <text:p>409.613828864473</text:p>
              </table:table-cell>
              <table:table-cell office:value-type="float" office:value="1068.92088497782">
                <text:p>1068.92088497782</text:p>
              </table:table-cell>
              <table:table-cell office:value-type="float" office:value="10720.332732403">
                <text:p>10720.332732403</text:p>
              </table:table-cell>
            </table:table-row>
            <table:table-row>
              <table:table-cell office:value-type="string">
                <text:p>111</text:p>
              </table:table-cell>
              <table:table-cell office:value-type="float" office:value="287.539210602939">
                <text:p>287.539210602939</text:p>
              </table:table-cell>
              <table:table-cell office:value-type="float" office:value="1081.08522905103">
                <text:p>1081.08522905103</text:p>
              </table:table-cell>
              <table:table-cell office:value-type="float" office:value="12903.0582599659">
                <text:p>12903.0582599659</text:p>
              </table:table-cell>
            </table:table-row>
            <table:table-row>
              <table:table-cell office:value-type="string">
                <text:p>112</text:p>
              </table:table-cell>
              <table:table-cell office:value-type="float" office:value="298.468348446237">
                <text:p>298.468348446237</text:p>
              </table:table-cell>
              <table:table-cell office:value-type="float" office:value="1093.29913216774">
                <text:p>1093.29913216774</text:p>
              </table:table-cell>
              <table:table-cell office:value-type="float" office:value="12923.9485433116">
                <text:p>12923.9485433116</text:p>
              </table:table-cell>
            </table:table-row>
            <table:table-row>
              <table:table-cell office:value-type="string">
                <text:p>113</text:p>
              </table:table-cell>
              <table:table-cell office:value-type="float" office:value="309.517475675859">
                <text:p>309.517475675859</text:p>
              </table:table-cell>
              <table:table-cell office:value-type="float" office:value="1105.56279623763">
                <text:p>1105.56279623763</text:p>
              </table:table-cell>
              <table:table-cell office:value-type="float" office:value="12943.6969123344">
                <text:p>12943.6969123344</text:p>
              </table:table-cell>
            </table:table-row>
            <table:table-row>
              <table:table-cell office:value-type="string">
                <text:p>114</text:p>
              </table:table-cell>
              <table:table-cell office:value-type="float" office:value="320.687909637514">
                <text:p>320.687909637514</text:p>
              </table:table-cell>
              <table:table-cell office:value-type="float" office:value="1117.87642399298">
                <text:p>1117.87642399298</text:p>
              </table:table-cell>
              <table:table-cell office:value-type="float" office:value="12962.2852434199">
                <text:p>12962.2852434199</text:p>
              </table:table-cell>
            </table:table-row>
            <table:table-row>
              <table:table-cell office:value-type="string">
                <text:p>115</text:p>
              </table:table-cell>
              <table:table-cell office:value-type="float" office:value="331.980982139853">
                <text:p>331.980982139853</text:p>
              </table:table-cell>
              <table:table-cell office:value-type="float" office:value="1130.24021899204">
                <text:p>1130.24021899204</text:p>
              </table:table-cell>
              <table:table-cell office:value-type="float" office:value="12979.6951912165">
                <text:p>12979.6951912165</text:p>
              </table:table-cell>
            </table:table-row>
            <table:table-row>
              <table:table-cell office:value-type="string">
                <text:p>116</text:p>
              </table:table-cell>
              <table:table-cell office:value-type="float" office:value="343.398039613258">
                <text:p>343.398039613258</text:p>
              </table:table-cell>
              <table:table-cell office:value-type="float" office:value="1142.65438562235">
                <text:p>1142.65438562235</text:p>
              </table:table-cell>
              <table:table-cell office:value-type="float" office:value="12995.9081861079">
                <text:p>12995.9081861079</text:p>
              </table:table-cell>
            </table:table-row>
            <table:table-row>
              <table:table-cell office:value-type="string">
                <text:p>117</text:p>
              </table:table-cell>
              <table:table-cell office:value-type="float" office:value="354.94044327037">
                <text:p>354.94044327037</text:p>
              </table:table-cell>
              <table:table-cell office:value-type="float" office:value="1155.11912910419">
                <text:p>1155.11912910419</text:p>
              </table:table-cell>
              <table:table-cell office:value-type="float" office:value="13010.905431658">
                <text:p>13010.905431658</text:p>
              </table:table-cell>
            </table:table-row>
            <table:table-row>
              <table:table-cell office:value-type="string">
                <text:p>118</text:p>
              </table:table-cell>
              <table:table-cell office:value-type="float" office:value="366.609569268383">
                <text:p>366.609569268383</text:p>
              </table:table-cell>
              <table:table-cell office:value-type="float" office:value="1167.63465549391">
                <text:p>1167.63465549391</text:p>
              </table:table-cell>
              <table:table-cell office:value-type="float" office:value="13024.667902027">
                <text:p>13024.667902027</text:p>
              </table:table-cell>
            </table:table-row>
            <table:table-row>
              <table:table-cell office:value-type="string">
                <text:p>119</text:p>
              </table:table-cell>
              <table:table-cell office:value-type="float" office:value="378.406808873115">
                <text:p>378.406808873115</text:p>
              </table:table-cell>
              <table:table-cell office:value-type="float" office:value="1180.20117168735">
                <text:p>1180.20117168735</text:p>
              </table:table-cell>
              <table:table-cell office:value-type="float" office:value="13037.1763393595">
                <text:p>13037.1763393595</text:p>
              </table:table-cell>
            </table:table-row>
            <table:table-row>
              <table:table-cell office:value-type="string">
                <text:p>120</text:p>
              </table:table-cell>
              <table:table-cell office:value-type="float" office:value="390.333568624889">
                <text:p>390.333568624889</text:p>
              </table:table-cell>
              <table:table-cell office:value-type="float" office:value="1192.8188854233">
                <text:p>1192.8188854233</text:p>
              </table:table-cell>
              <table:table-cell office:value-type="float" office:value="13048.4112511421">
                <text:p>13048.4112511421</text:p>
              </table:table-cell>
            </table:table-row>
            <table:table-row>
              <table:table-cell office:value-type="string">
                <text:p>121</text:p>
              </table:table-cell>
              <table:table-cell office:value-type="float" office:value="410.074360228436">
                <text:p>410.074360228436</text:p>
              </table:table-cell>
              <table:table-cell office:value-type="float" office:value="1231.88403638438">
                <text:p>1231.88403638438</text:p>
              </table:table-cell>
              <table:table-cell office:value-type="float" office:value="13362.6253342956">
                <text:p>13362.6253342956</text:p>
              </table:table-cell>
            </table:table-row>
            <table:table-row>
              <table:table-cell office:value-type="string">
                <text:p>122</text:p>
              </table:table-cell>
              <table:table-cell office:value-type="float" office:value="422.497194126087">
                <text:p>422.497194126087</text:p>
              </table:table-cell>
              <table:table-cell office:value-type="float" office:value="1244.88331205845">
                <text:p>1244.88331205845</text:p>
              </table:table-cell>
              <table:table-cell office:value-type="float" office:value="13371.9982775803">
                <text:p>13371.9982775803</text:p>
              </table:table-cell>
            </table:table-row>
            <table:table-row>
              <table:table-cell office:value-type="string">
                <text:p>123</text:p>
              </table:table-cell>
              <table:table-cell office:value-type="float" office:value="296.100602343917">
                <text:p>296.100602343917</text:p>
              </table:table-cell>
              <table:table-cell office:value-type="float" office:value="1257.93554839072">
                <text:p>1257.93554839072</text:p>
              </table:table-cell>
              <table:table-cell office:value-type="float" office:value="15639.436222721">
                <text:p>15639.436222721</text:p>
              </table:table-cell>
            </table:table-row>
            <table:table-row>
              <table:table-cell office:value-type="string">
                <text:p>124</text:p>
              </table:table-cell>
              <table:table-cell office:value-type="float" office:value="307.272135227549">
                <text:p>307.272135227549</text:p>
              </table:table-cell>
              <table:table-cell office:value-type="float" office:value="1271.04096114946">
                <text:p>1271.04096114946</text:p>
              </table:table-cell>
              <table:table-cell office:value-type="float" office:value="15670.8811094903">
                <text:p>15670.8811094903</text:p>
              </table:table-cell>
            </table:table-row>
            <table:table-row>
              <table:table-cell office:value-type="string">
                <text:p>125</text:p>
              </table:table-cell>
              <table:table-cell office:value-type="float" office:value="318.566318716767">
                <text:p>318.566318716767</text:p>
              </table:table-cell>
              <table:table-cell office:value-type="float" office:value="1284.19976698202">
                <text:p>1284.19976698202</text:p>
              </table:table-cell>
              <table:table-cell office:value-type="float" office:value="15701.199868793">
                <text:p>15701.199868793</text:p>
              </table:table-cell>
            </table:table-row>
            <table:table-row>
              <table:table-cell office:value-type="string">
                <text:p>126</text:p>
              </table:table-cell>
              <table:table-cell office:value-type="float" office:value="329.984499374411">
                <text:p>329.984499374411</text:p>
              </table:table-cell>
              <table:table-cell office:value-type="float" office:value="1297.41218341838">
                <text:p>1297.41218341838</text:p>
              </table:table-cell>
              <table:table-cell office:value-type="float" office:value="15730.3741425549">
                <text:p>15730.3741425549</text:p>
              </table:table-cell>
            </table:table-row>
            <table:table-row>
              <table:table-cell office:value-type="string">
                <text:p>127</text:p>
              </table:table-cell>
              <table:table-cell office:value-type="float" office:value="341.528038547036">
                <text:p>341.528038547036</text:p>
              </table:table-cell>
              <table:table-cell office:value-type="float" office:value="1310.67842887478">
                <text:p>1310.67842887478</text:p>
              </table:table-cell>
              <table:table-cell office:value-type="float" office:value="15758.3853467292">
                <text:p>15758.3853467292</text:p>
              </table:table-cell>
            </table:table-row>
            <table:table-row>
              <table:table-cell office:value-type="string">
                <text:p>128</text:p>
              </table:table-cell>
              <table:table-cell office:value-type="float" office:value="353.198312527218">
                <text:p>353.198312527218</text:p>
              </table:table-cell>
              <table:table-cell office:value-type="float" office:value="1323.99872265732">
                <text:p>1323.99872265732</text:p>
              </table:table-cell>
              <table:table-cell office:value-type="float" office:value="15785.2146687155">
                <text:p>15785.2146687155</text:p>
              </table:table-cell>
            </table:table-row>
            <table:table-row>
              <table:table-cell office:value-type="string">
                <text:p>129</text:p>
              </table:table-cell>
              <table:table-cell office:value-type="float" office:value="364.996712717646">
                <text:p>364.996712717646</text:p>
              </table:table-cell>
              <table:table-cell office:value-type="float" office:value="1337.37328496556">
                <text:p>1337.37328496556</text:p>
              </table:table-cell>
              <table:table-cell office:value-type="float" office:value="15810.8430647511">
                <text:p>15810.8430647511</text:p>
              </table:table-cell>
            </table:table-row>
            <table:table-row>
              <table:table-cell office:value-type="string">
                <text:p>130</text:p>
              </table:table-cell>
              <table:table-cell office:value-type="float" office:value="376.924645797014">
                <text:p>376.924645797014</text:p>
              </table:table-cell>
              <table:table-cell office:value-type="float" office:value="1350.8023368962">
                <text:p>1350.8023368962</text:p>
              </table:table-cell>
              <table:table-cell office:value-type="float" office:value="15835.2512572728">
                <text:p>15835.2512572728</text:p>
              </table:table-cell>
            </table:table-row>
            <table:table-row>
              <table:table-cell office:value-type="string">
                <text:p>131</text:p>
              </table:table-cell>
              <table:table-cell office:value-type="float" office:value="388.983533887732">
                <text:p>388.983533887732</text:p>
              </table:table-cell>
              <table:table-cell office:value-type="float" office:value="1364.2861004467">
                <text:p>1364.2861004467</text:p>
              </table:table-cell>
              <table:table-cell office:value-type="float" office:value="15858.4197322489">
                <text:p>15858.4197322489</text:p>
              </table:table-cell>
            </table:table-row>
            <table:table-row>
              <table:table-cell office:value-type="string">
                <text:p>132</text:p>
              </table:table-cell>
              <table:table-cell office:value-type="float" office:value="401.174814725482">
                <text:p>401.174814725482</text:p>
              </table:table-cell>
              <table:table-cell office:value-type="float" office:value="1377.82479851898">
                <text:p>1377.82479851898</text:p>
              </table:table-cell>
              <table:table-cell office:value-type="float" office:value="15880.3287364822">
                <text:p>15880.3287364822</text:p>
              </table:table-cell>
            </table:table-row>
            <table:table-row>
              <table:table-cell office:value-type="string">
                <text:p>133</text:p>
              </table:table-cell>
              <table:table-cell office:value-type="float" office:value="421.458666117364">
                <text:p>421.458666117364</text:p>
              </table:table-cell>
              <table:table-cell office:value-type="float" office:value="1422.27877213576">
                <text:p>1422.27877213576</text:p>
              </table:table-cell>
              <table:table-cell office:value-type="float" office:value="16273.3349238592">
                <text:p>16273.3349238592</text:p>
              </table:table-cell>
            </table:table-row>
            <table:table-row>
              <table:table-cell office:value-type="string">
                <text:p>134</text:p>
              </table:table-cell>
              <table:table-cell office:value-type="float" office:value="434.158937851199">
                <text:p>434.158937851199</text:p>
              </table:table-cell>
              <table:table-cell office:value-type="float" office:value="1436.23073653405">
                <text:p>1436.23073653405</text:p>
              </table:table-cell>
              <table:table-cell office:value-type="float" office:value="16293.6874465832">
                <text:p>16293.6874465832</text:p>
              </table:table-cell>
            </table:table-row>
            <table:table-row>
              <table:table-cell office:value-type="string">
                <text:p>135</text:p>
              </table:table-cell>
              <table:table-cell office:value-type="float" office:value="303.941202575759">
                <text:p>303.941202575759</text:p>
              </table:table-cell>
              <table:table-cell office:value-type="float" office:value="1450.23954296232">
                <text:p>1450.23954296232</text:p>
              </table:table-cell>
              <table:table-cell office:value-type="float" office:value="18638.8110146855">
                <text:p>18638.8110146855</text:p>
              </table:table-cell>
            </table:table-row>
            <table:table-row>
              <table:table-cell office:value-type="string">
                <text:p>136</text:p>
              </table:table-cell>
              <table:table-cell office:value-type="float" office:value="315.35126747581">
                <text:p>315.35126747581</text:p>
              </table:table-cell>
              <table:table-cell office:value-type="float" office:value="1464.30542300204">
                <text:p>1464.30542300204</text:p>
              </table:table-cell>
              <table:table-cell office:value-type="float" office:value="18681.9945688564">
                <text:p>18681.9945688564</text:p>
              </table:table-cell>
            </table:table-row>
            <table:table-row>
              <table:table-cell office:value-type="string">
                <text:p>137</text:p>
              </table:table-cell>
              <table:table-cell office:value-type="float" office:value="326.886601789142">
                <text:p>326.886601789142</text:p>
              </table:table-cell>
              <table:table-cell office:value-type="float" office:value="1478.42860917816">
                <text:p>1478.42860917816</text:p>
              </table:table-cell>
              <table:table-cell office:value-type="float" office:value="18724.0730401455">
                <text:p>18724.0730401455</text:p>
              </table:table-cell>
            </table:table-row>
            <table:table-row>
              <table:table-cell office:value-type="string">
                <text:p>138</text:p>
              </table:table-cell>
              <table:table-cell office:value-type="float" office:value="338.548580830095">
                <text:p>338.548580830095</text:p>
              </table:table-cell>
              <table:table-cell office:value-type="float" office:value="1492.60933496299">
                <text:p>1492.60933496299</text:p>
              </table:table-cell>
              <table:table-cell office:value-type="float" office:value="18765.0278622009">
                <text:p>18765.0278622009</text:p>
              </table:table-cell>
            </table:table-row>
            <table:table-row>
              <table:table-cell office:value-type="string">
                <text:p>139</text:p>
              </table:table-cell>
              <table:table-cell office:value-type="float" office:value="350.338595012385">
                <text:p>350.338595012385</text:p>
              </table:table-cell>
              <table:table-cell office:value-type="float" office:value="1506.84783478001">
                <text:p>1506.84783478001</text:p>
              </table:table-cell>
              <table:table-cell office:value-type="float" office:value="18804.8402386215">
                <text:p>18804.8402386215</text:p>
              </table:table-cell>
            </table:table-row>
            <table:table-row>
              <table:table-cell office:value-type="string">
                <text:p>140</text:p>
              </table:table-cell>
              <table:table-cell office:value-type="float" office:value="362.258050014872">
                <text:p>362.258050014872</text:p>
              </table:table-cell>
              <table:table-cell office:value-type="float" office:value="1521.14434400777">
                <text:p>1521.14434400777</text:p>
              </table:table-cell>
              <table:table-cell office:value-type="float" office:value="18843.4911403245">
                <text:p>18843.4911403245</text:p>
              </table:table-cell>
            </table:table-row>
            <table:table-row>
              <table:table-cell office:value-type="string">
                <text:p>141</text:p>
              </table:table-cell>
              <table:table-cell office:value-type="float" office:value="374.308366949159">
                <text:p>374.308366949159</text:p>
              </table:table-cell>
              <table:table-cell office:value-type="float" office:value="1535.4990989838">
                <text:p>1535.4990989838</text:p>
              </table:table-cell>
              <table:table-cell office:value-type="float" office:value="18880.9613028833">
                <text:p>18880.9613028833</text:p>
              </table:table-cell>
            </table:table-row>
            <table:table-row>
              <table:table-cell office:value-type="string">
                <text:p>142</text:p>
              </table:table-cell>
              <table:table-cell office:value-type="float" office:value="386.49098252902">
                <text:p>386.49098252902</text:p>
              </table:table-cell>
              <table:table-cell office:value-type="float" office:value="1549.91233700849">
                <text:p>1549.91233700849</text:p>
              </table:table-cell>
              <table:table-cell office:value-type="float" office:value="18917.2312238362">
                <text:p>18917.2312238362</text:p>
              </table:table-cell>
            </table:table-row>
            <table:table-row>
              <table:table-cell office:value-type="string">
                <text:p>143</text:p>
              </table:table-cell>
              <table:table-cell office:value-type="float" office:value="398.807349241698">
                <text:p>398.807349241698</text:p>
              </table:table-cell>
              <table:table-cell office:value-type="float" office:value="1564.38429634902">
                <text:p>1564.38429634902</text:p>
              </table:table-cell>
              <table:table-cell office:value-type="float" office:value="18952.281159965">
                <text:p>18952.281159965</text:p>
              </table:table-cell>
            </table:table-row>
            <table:table-row>
              <table:table-cell office:value-type="string">
                <text:p>144</text:p>
              </table:table-cell>
              <table:table-cell office:value-type="float" office:value="411.258935521079">
                <text:p>411.258935521079</text:p>
              </table:table-cell>
              <table:table-cell office:value-type="float" office:value="1578.91521624329">
                <text:p>1578.91521624329</text:p>
              </table:table-cell>
              <table:table-cell office:value-type="float" office:value="18986.0911245431">
                <text:p>18986.0911245431</text:p>
              </table:table-cell>
            </table:table-row>
            <table:table-row>
              <table:table-cell office:value-type="string">
                <text:p>145</text:p>
              </table:table-cell>
              <table:table-cell office:value-type="float" office:value="432.165204626003">
                <text:p>432.165204626003</text:p>
              </table:table-cell>
              <table:table-cell office:value-type="float" office:value="1629.66736843045">
                <text:p>1629.66736843045</text:p>
              </table:table-cell>
              <table:table-cell office:value-type="float" office:value="19471.3851834602">
                <text:p>19471.3851834602</text:p>
              </table:table-cell>
            </table:table-row>
            <table:table-row>
              <table:table-cell office:value-type="string">
                <text:p>146</text:p>
              </table:table-cell>
              <table:table-cell office:value-type="float" office:value="445.141456782347">
                <text:p>445.141456782347</text:p>
              </table:table-cell>
              <table:table-cell office:value-type="float" office:value="1644.64937922624">
                <text:p>1644.64937922624</text:p>
              </table:table-cell>
              <table:table-cell office:value-type="float" office:value="19503.9988189378">
                <text:p>19503.9988189378</text:p>
              </table:table-cell>
            </table:table-row>
            <table:table-row>
              <table:table-cell office:value-type="string">
                <text:p>147</text:p>
              </table:table-cell>
              <table:table-cell office:value-type="float" office:value="311.399782716359">
                <text:p>311.399782716359</text:p>
              </table:table-cell>
              <table:table-cell office:value-type="float" office:value="1659.69242858855">
                <text:p>1659.69242858855</text:p>
              </table:table-cell>
              <table:table-cell office:value-type="float" office:value="21923.2384218819">
                <text:p>21923.2384218819</text:p>
              </table:table-cell>
            </table:table-row>
            <table:table-row>
              <table:table-cell office:value-type="string">
                <text:p>148</text:p>
              </table:table-cell>
              <table:table-cell office:value-type="float" office:value="323.050169184856">
                <text:p>323.050169184856</text:p>
              </table:table-cell>
              <table:table-cell office:value-type="float" office:value="1674.79676519605">
                <text:p>1674.79676519605</text:p>
              </table:table-cell>
              <table:table-cell office:value-type="float" office:value="21979.399651142">
                <text:p>21979.399651142</text:p>
              </table:table-cell>
            </table:table-row>
            <table:table-row>
              <table:table-cell office:value-type="string">
                <text:p>149</text:p>
              </table:table-cell>
              <table:table-cell office:value-type="float" office:value="334.828463521553">
                <text:p>334.828463521553</text:p>
              </table:table-cell>
              <table:table-cell office:value-type="float" office:value="1689.96263874055">
                <text:p>1689.96263874055</text:p>
              </table:table-cell>
              <table:table-cell office:value-type="float" office:value="22034.4816890609">
                <text:p>22034.4816890609</text:p>
              </table:table-cell>
            </table:table-row>
            <table:table-row>
              <table:table-cell office:value-type="string">
                <text:p>150</text:p>
              </table:table-cell>
              <table:table-cell office:value-type="float" office:value="346.736070007998">
                <text:p>346.736070007998</text:p>
              </table:table-cell>
              <table:table-cell office:value-type="float" office:value="1705.19029993116">
                <text:p>1705.19029993116</text:p>
              </table:table-cell>
              <table:table-cell office:value-type="float" office:value="22088.4657785507">
                <text:p>22088.4657785507</text:p>
              </table:table-cell>
            </table:table-row>
            <table:table-row>
              <table:table-cell office:value-type="string">
                <text:p>151</text:p>
              </table:table-cell>
              <table:table-cell office:value-type="float" office:value="358.774408343138">
                <text:p>358.774408343138</text:p>
              </table:table-cell>
              <table:table-cell office:value-type="float" office:value="1720.4800004984">
                <text:p>1720.4800004984</text:p>
              </table:table-cell>
              <table:table-cell office:value-type="float" office:value="22141.3329284446">
                <text:p>22141.3329284446</text:p>
              </table:table-cell>
            </table:table-row>
            <table:table-row>
              <table:table-cell office:value-type="string">
                <text:p>152</text:p>
              </table:table-cell>
              <table:table-cell office:value-type="float" office:value="370.944913812587">
                <text:p>370.944913812587</text:p>
              </table:table-cell>
              <table:table-cell office:value-type="float" office:value="1735.83199319836">
                <text:p>1735.83199319836</text:p>
              </table:table-cell>
              <table:table-cell office:value-type="float" office:value="22193.0639108127">
                <text:p>22193.0639108127</text:p>
              </table:table-cell>
            </table:table-row>
            <table:table-row>
              <table:table-cell office:value-type="string">
                <text:p>153</text:p>
              </table:table-cell>
              <table:table-cell office:value-type="float" office:value="383.249037459743">
                <text:p>383.249037459743</text:p>
              </table:table-cell>
              <table:table-cell office:value-type="float" office:value="1751.24653181691">
                <text:p>1751.24653181691</text:p>
              </table:table-cell>
              <table:table-cell office:value-type="float" office:value="22243.6392582476">
                <text:p>22243.6392582476</text:p>
              </table:table-cell>
            </table:table-row>
            <table:table-row>
              <table:table-cell office:value-type="string">
                <text:p>154</text:p>
              </table:table-cell>
              <table:table-cell office:value-type="float" office:value="395.688246258798">
                <text:p>395.688246258798</text:p>
              </table:table-cell>
              <table:table-cell office:value-type="float" office:value="1766.72387117386">
                <text:p>1766.72387117386</text:p>
              </table:table-cell>
              <table:table-cell office:value-type="float" office:value="22293.0392611189">
                <text:p>22293.0392611189</text:p>
              </table:table-cell>
            </table:table-row>
            <table:table-row>
              <table:table-cell office:value-type="string">
                <text:p>155</text:p>
              </table:table-cell>
              <table:table-cell office:value-type="float" office:value="408.264023289635">
                <text:p>408.264023289635</text:p>
              </table:table-cell>
              <table:table-cell office:value-type="float" office:value="1782.26426712719">
                <text:p>1782.26426712719</text:p>
              </table:table-cell>
              <table:table-cell office:value-type="float" office:value="22341.2439647987">
                <text:p>22341.2439647987</text:p>
              </table:table-cell>
            </table:table-row>
            <table:table-row>
              <table:table-cell office:value-type="string">
                <text:p>156</text:p>
              </table:table-cell>
              <table:table-cell office:value-type="float" office:value="420.977867914652">
                <text:p>420.977867914652</text:p>
              </table:table-cell>
              <table:table-cell office:value-type="float" office:value="1797.86797657728">
                <text:p>1797.86797657728</text:p>
              </table:table-cell>
              <table:table-cell office:value-type="float" office:value="22388.2331668543">
                <text:p>22388.2331668543</text:p>
              </table:table-cell>
            </table:table-row>
            <table:table-row>
              <table:table-cell office:value-type="string">
                <text:p>157</text:p>
              </table:table-cell>
              <table:table-cell office:value-type="float" office:value="442.417238883968">
                <text:p>442.417238883968</text:p>
              </table:table-cell>
              <table:table-cell office:value-type="float" office:value="1855.23895461283">
                <text:p>1855.23895461283</text:p>
              </table:table-cell>
              <table:table-cell office:value-type="float" office:value="22972.4810977513">
                <text:p>22972.4810977513</text:p>
              </table:table-cell>
            </table:table-row>
            <table:table-row>
              <table:table-cell office:value-type="string">
                <text:p>158</text:p>
              </table:table-cell>
              <table:table-cell office:value-type="float" office:value="455.668957462244">
                <text:p>455.668957462244</text:p>
              </table:table-cell>
              <table:table-cell office:value-type="float" office:value="1871.33181546508">
                <text:p>1871.33181546508</text:p>
              </table:table-cell>
              <table:table-cell office:value-type="float" office:value="23018.6780711262">
                <text:p>23018.6780711262</text:p>
              </table:table-cell>
            </table:table-row>
            <table:table-row>
              <table:table-cell office:value-type="string">
                <text:p>159</text:p>
              </table:table-cell>
              <table:table-cell office:value-type="float" office:value="318.604792031019">
                <text:p>318.604792031019</text:p>
              </table:table-cell>
              <table:table-cell office:value-type="float" office:value="1887.49024062448">
                <text:p>1887.49024062448</text:p>
              </table:table-cell>
              <table:table-cell office:value-type="float" office:value="25510.0773941297">
                <text:p>25510.0773941297</text:p>
              </table:table-cell>
            </table:table-row>
            <table:table-row>
              <table:table-cell office:value-type="string">
                <text:p>160</text:p>
              </table:table-cell>
              <table:table-cell office:value-type="float" office:value="330.497192085707">
                <text:p>330.497192085707</text:p>
              </table:table-cell>
              <table:table-cell office:value-type="float" office:value="1903.71449720813">
                <text:p>1903.71449720813</text:p>
              </table:table-cell>
              <table:table-cell office:value-type="float" office:value="25580.5133812905">
                <text:p>25580.5133812905</text:p>
              </table:table-cell>
            </table:table-row>
            <table:table-row>
              <table:table-cell office:value-type="string">
                <text:p>161</text:p>
              </table:table-cell>
              <table:table-cell office:value-type="float" office:value="342.520157039928">
                <text:p>342.520157039928</text:p>
              </table:table-cell>
              <table:table-cell office:value-type="float" office:value="1920.00485342139">
                <text:p>1920.00485342139</text:p>
              </table:table-cell>
              <table:table-cell office:value-type="float" office:value="25649.9011631626">
                <text:p>25649.9011631626</text:p>
              </table:table-cell>
            </table:table-row>
            <table:table-row>
              <table:table-cell office:value-type="string">
                <text:p>162</text:p>
              </table:table-cell>
              <table:table-cell office:value-type="float" office:value="354.675120346383">
                <text:p>354.675120346383</text:p>
              </table:table-cell>
              <table:table-cell office:value-type="float" office:value="1936.36157856235">
                <text:p>1936.36157856235</text:p>
              </table:table-cell>
              <table:table-cell office:value-type="float" office:value="25718.2218105916">
                <text:p>25718.2218105916</text:p>
              </table:table-cell>
            </table:table-row>
            <table:table-row>
              <table:table-cell office:value-type="string">
                <text:p>163</text:p>
              </table:table-cell>
              <table:table-cell office:value-type="float" office:value="366.96353119544">
                <text:p>366.96353119544</text:p>
              </table:table-cell>
              <table:table-cell office:value-type="float" office:value="1952.78494302622">
                <text:p>1952.78494302622</text:p>
              </table:table-cell>
              <table:table-cell office:value-type="float" office:value="25785.4561563686">
                <text:p>25785.4561563686</text:p>
              </table:table-cell>
            </table:table-row>
            <table:table-row>
              <table:table-cell office:value-type="string">
                <text:p>164</text:p>
              </table:table-cell>
              <table:table-cell office:value-type="float" office:value="379.386854687911">
                <text:p>379.386854687911</text:p>
              </table:table-cell>
              <table:table-cell office:value-type="float" office:value="1969.27521830987">
                <text:p>1969.27521830987</text:p>
              </table:table-cell>
              <table:table-cell office:value-type="float" office:value="25851.5847924931">
                <text:p>25851.5847924931</text:p>
              </table:table-cell>
            </table:table-row>
            <table:table-row>
              <table:table-cell office:value-type="string">
                <text:p>165</text:p>
              </table:table-cell>
              <table:table-cell office:value-type="float" office:value="391.946572009736">
                <text:p>391.946572009736</text:p>
              </table:table-cell>
              <table:table-cell office:value-type="float" office:value="1985.83267701625">
                <text:p>1985.83267701625</text:p>
              </table:table-cell>
              <table:table-cell office:value-type="float" office:value="25916.5880674059">
                <text:p>25916.5880674059</text:p>
              </table:table-cell>
            </table:table-row>
            <table:table-row>
              <table:table-cell office:value-type="string">
                <text:p>166</text:p>
              </table:table-cell>
              <table:table-cell office:value-type="float" office:value="404.644180608572">
                <text:p>404.644180608572</text:p>
              </table:table-cell>
              <table:table-cell office:value-type="float" office:value="2002.45759285894">
                <text:p>2002.45759285894</text:p>
              </table:table-cell>
              <table:table-cell office:value-type="float" office:value="25980.446083191">
                <text:p>25980.446083191</text:p>
              </table:table-cell>
            </table:table-row>
            <table:table-row>
              <table:table-cell office:value-type="string">
                <text:p>167</text:p>
              </table:table-cell>
              <table:table-cell office:value-type="float" office:value="417.481194372337">
                <text:p>417.481194372337</text:p>
              </table:table-cell>
              <table:table-cell office:value-type="float" office:value="2019.15024066667">
                <text:p>2019.15024066667</text:p>
              </table:table-cell>
              <table:table-cell office:value-type="float" office:value="26043.1386927458">
                <text:p>26043.1386927458</text:p>
              </table:table-cell>
            </table:table-row>
            <table:table-row>
              <table:table-cell office:value-type="string">
                <text:p>168</text:p>
              </table:table-cell>
              <table:table-cell office:value-type="float" office:value="430.459143809696">
                <text:p>430.459143809696</text:p>
              </table:table-cell>
              <table:table-cell office:value-type="float" office:value="2035.91089638784">
                <text:p>2035.91089638784</text:p>
              </table:table-cell>
              <table:table-cell office:value-type="float" office:value="26104.6454969206">
                <text:p>26104.6454969206</text:p>
              </table:table-cell>
            </table:table-row>
            <table:table-row>
              <table:table-cell office:value-type="string">
                <text:p>169</text:p>
              </table:table-cell>
              <table:table-cell office:value-type="float" office:value="452.638383099105">
                <text:p>452.638383099105</text:p>
              </table:table-cell>
              <table:table-cell office:value-type="float" office:value="2101.4913895995">
                <text:p>2101.4913895995</text:p>
              </table:table-cell>
              <table:table-cell office:value-type="float" office:value="26810.3498856964">
                <text:p>26810.3498856964</text:p>
              </table:table-cell>
            </table:table-row>
            <table:table-row>
              <table:table-cell office:value-type="string">
                <text:p>170</text:p>
              </table:table-cell>
              <table:table-cell office:value-type="float" office:value="466.173750752069">
                <text:p>466.173750752069</text:p>
              </table:table-cell>
              <table:table-cell office:value-type="float" office:value="2118.79020082686">
                <text:p>2118.79020082686</text:p>
              </table:table-cell>
              <table:table-cell office:value-type="float" office:value="26871.5434782161">
                <text:p>26871.5434782161</text:p>
              </table:table-cell>
            </table:table-row>
            <table:table-row>
              <table:table-cell office:value-type="string">
                <text:p>171</text:p>
              </table:table-cell>
              <table:table-cell office:value-type="float" office:value="325.838824291871">
                <text:p>325.838824291871</text:p>
              </table:table-cell>
              <table:table-cell office:value-type="float" office:value="2136.15948955246">
                <text:p>2136.15948955246</text:p>
              </table:table-cell>
              <table:table-cell office:value-type="float" office:value="29435.8140171372">
                <text:p>29435.8140171372</text:p>
              </table:table-cell>
            </table:table-row>
            <table:table-row>
              <table:table-cell office:value-type="string">
                <text:p>172</text:p>
              </table:table-cell>
              <table:table-cell office:value-type="float" office:value="337.982078361343">
                <text:p>337.982078361343</text:p>
              </table:table-cell>
              <table:table-cell office:value-type="float" office:value="2153.59954291037">
                <text:p>2153.59954291037</text:p>
              </table:table-cell>
              <table:table-cell office:value-type="float" office:value="29521.9399735672">
                <text:p>29521.9399735672</text:p>
              </table:table-cell>
            </table:table-row>
            <table:table-row>
              <table:table-cell office:value-type="string">
                <text:p>173</text:p>
              </table:table-cell>
              <table:table-cell office:value-type="float" office:value="350.258651419437">
                <text:p>350.258651419437</text:p>
              </table:table-cell>
              <table:table-cell office:value-type="float" office:value="2171.11064920445">
                <text:p>2171.11064920445</text:p>
              </table:table-cell>
              <table:table-cell office:value-type="float" office:value="29607.0534839844">
                <text:p>29607.0534839844</text:p>
              </table:table-cell>
            </table:table-row>
            <table:table-row>
              <table:table-cell office:value-type="string">
                <text:p>174</text:p>
              </table:table-cell>
              <table:table-cell office:value-type="float" office:value="362.670007155592">
                <text:p>362.670007155592</text:p>
              </table:table-cell>
              <table:table-cell office:value-type="float" office:value="2188.69309791317">
                <text:p>2188.69309791317</text:p>
              </table:table-cell>
              <table:table-cell office:value-type="float" office:value="29691.1354557182">
                <text:p>29691.1354557182</text:p>
              </table:table-cell>
            </table:table-row>
            <table:table-row>
              <table:table-cell office:value-type="string">
                <text:p>175</text:p>
              </table:table-cell>
              <table:table-cell office:value-type="float" office:value="375.217625328875">
                <text:p>375.217625328875</text:p>
              </table:table-cell>
              <table:table-cell office:value-type="float" office:value="2206.34717969434">
                <text:p>2206.34717969434</text:p>
              </table:table-cell>
              <table:table-cell office:value-type="float" office:value="29774.1665539824">
                <text:p>29774.1665539824</text:p>
              </table:table-cell>
            </table:table-row>
            <table:table-row>
              <table:table-cell office:value-type="string">
                <text:p>176</text:p>
              </table:table-cell>
              <table:table-cell office:value-type="float" office:value="387.90300194441">
                <text:p>387.90300194441</text:p>
              </table:table-cell>
              <table:table-cell office:value-type="float" office:value="2224.07318638997">
                <text:p>2224.07318638997</text:p>
              </table:table-cell>
              <table:table-cell office:value-type="float" office:value="29856.1271990848">
                <text:p>29856.1271990848</text:p>
              </table:table-cell>
            </table:table-row>
            <table:table-row>
              <table:table-cell office:value-type="string">
                <text:p>177</text:p>
              </table:table-cell>
              <table:table-cell office:value-type="float" office:value="400.727649431738">
                <text:p>400.727649431738</text:p>
              </table:table-cell>
              <table:table-cell office:value-type="float" office:value="2241.87141103107">
                <text:p>2241.87141103107</text:p>
              </table:table-cell>
              <table:table-cell office:value-type="float" office:value="29936.9975636052">
                <text:p>29936.9975636052</text:p>
              </table:table-cell>
            </table:table-row>
            <table:table-row>
              <table:table-cell office:value-type="string">
                <text:p>178</text:p>
              </table:table-cell>
              <table:table-cell office:value-type="float" office:value="413.693096825144">
                <text:p>413.693096825144</text:p>
              </table:table-cell>
              <table:table-cell office:value-type="float" office:value="2259.74214784249">
                <text:p>2259.74214784249</text:p>
              </table:table-cell>
              <table:table-cell office:value-type="float" office:value="30016.7575695421">
                <text:p>30016.7575695421</text:p>
              </table:table-cell>
            </table:table-row>
            <table:table-row>
              <table:table-cell office:value-type="string">
                <text:p>179</text:p>
              </table:table-cell>
              <table:table-cell office:value-type="float" office:value="426.800889945949">
                <text:p>426.800889945949</text:p>
              </table:table-cell>
              <table:table-cell office:value-type="float" office:value="2277.68569224779">
                <text:p>2277.68569224779</text:p>
              </table:table-cell>
              <table:table-cell office:value-type="float" office:value="30095.3868854279">
                <text:p>30095.3868854279</text:p>
              </table:table-cell>
            </table:table-row>
            <table:table-row>
              <table:table-cell office:value-type="string">
                <text:p>180</text:p>
              </table:table-cell>
              <table:table-cell office:value-type="float" office:value="440.052591586821">
                <text:p>440.052591586821</text:p>
              </table:table-cell>
              <table:table-cell office:value-type="float" office:value="2295.70234087411">
                <text:p>2295.70234087411</text:p>
              </table:table-cell>
              <table:table-cell office:value-type="float" office:value="30172.8649234113">
                <text:p>30172.8649234113</text:p>
              </table:table-cell>
            </table:table-row>
            <table:table-row>
              <table:table-cell office:value-type="string">
                <text:p>181</text:p>
              </table:table-cell>
              <table:table-cell office:value-type="float" office:value="462.796013882239">
                <text:p>462.796013882239</text:p>
              </table:table-cell>
              <table:table-cell office:value-type="float" office:value="2369.39491809768">
                <text:p>2369.39491809768</text:p>
              </table:table-cell>
              <table:table-cell office:value-type="float" office:value="31001.2981825431">
                <text:p>31001.2981825431</text:p>
              </table:table-cell>
            </table:table-row>
            <table:table-row>
              <table:table-cell office:value-type="string">
                <text:p>182</text:p>
              </table:table-cell>
              <table:table-cell office:value-type="float" office:value="476.619456169083">
                <text:p>476.619456169083</text:p>
              </table:table-cell>
              <table:table-cell office:value-type="float" office:value="2387.99516129099">
                <text:p>2387.99516129099</text:p>
              </table:table-cell>
              <table:table-cell office:value-type="float" office:value="31078.9689652822">
                <text:p>31078.9689652822</text:p>
              </table:table-cell>
            </table:table-row>
            <table:table-row>
              <table:table-cell office:value-type="string">
                <text:p>183</text:p>
              </table:table-cell>
              <table:table-cell office:value-type="float" office:value="333.062737745632">
                <text:p>333.062737745632</text:p>
              </table:table-cell>
              <table:table-cell office:value-type="float" office:value="2406.67118417747">
                <text:p>2406.67118417747</text:p>
              </table:table-cell>
              <table:table-cell office:value-type="float" office:value="33716.8733389818">
                <text:p>33716.8733389818</text:p>
              </table:table-cell>
            </table:table-row>
            <table:table-row>
              <table:table-cell office:value-type="string">
                <text:p>184</text:p>
              </table:table-cell>
              <table:table-cell office:value-type="float" office:value="345.46185760076">
                <text:p>345.46185760076</text:p>
              </table:table-cell>
              <table:table-cell office:value-type="float" office:value="2425.42329549298">
                <text:p>2425.42329549298</text:p>
              </table:table-cell>
              <table:table-cell office:value-type="float" office:value="33820.1729801276">
                <text:p>33820.1729801276</text:p>
              </table:table-cell>
            </table:table-row>
            <table:table-row>
              <table:table-cell office:value-type="string">
                <text:p>185</text:p>
              </table:table-cell>
              <table:table-cell office:value-type="float" office:value="357.997105557091">
                <text:p>357.997105557091</text:p>
              </table:table-cell>
              <table:table-cell office:value-type="float" office:value="2444.2518052312">
                <text:p>2444.2518052312</text:p>
              </table:table-cell>
              <table:table-cell office:value-type="float" office:value="33922.501416701">
                <text:p>33922.501416701</text:p>
              </table:table-cell>
            </table:table-row>
            <table:table-row>
              <table:table-cell office:value-type="string">
                <text:p>186</text:p>
              </table:table-cell>
              <table:table-cell office:value-type="float" office:value="370.669976144892">
                <text:p>370.669976144892</text:p>
              </table:table-cell>
              <table:table-cell office:value-type="float" office:value="2463.15702464875">
                <text:p>2463.15702464875</text:p>
              </table:table-cell>
              <table:table-cell office:value-type="float" office:value="34023.8394086727">
                <text:p>34023.8394086727</text:p>
              </table:table-cell>
            </table:table-row>
            <table:table-row>
              <table:table-cell office:value-type="string">
                <text:p>187</text:p>
              </table:table-cell>
              <table:table-cell office:value-type="float" office:value="383.481980302661">
                <text:p>383.481980302661</text:p>
              </table:table-cell>
              <table:table-cell office:value-type="float" office:value="2482.13926627036">
                <text:p>2482.13926627036</text:p>
              </table:table-cell>
              <table:table-cell office:value-type="float" office:value="34124.1674698348">
                <text:p>34124.1674698348</text:p>
              </table:table-cell>
            </table:table-row>
            <table:table-row>
              <table:table-cell office:value-type="string">
                <text:p>188</text:p>
              </table:table-cell>
              <table:table-cell office:value-type="float" office:value="396.434645557263">
                <text:p>396.434645557263</text:p>
              </table:table-cell>
              <table:table-cell office:value-type="float" office:value="2501.19884389403">
                <text:p>2501.19884389403</text:p>
              </table:table-cell>
              <table:table-cell office:value-type="float" office:value="34223.4658649559">
                <text:p>34223.4658649559</text:p>
              </table:table-cell>
            </table:table-row>
            <table:table-row>
              <table:table-cell office:value-type="string">
                <text:p>189</text:p>
              </table:table-cell>
              <table:table-cell office:value-type="float" office:value="409.529516206055">
                <text:p>409.529516206055</text:p>
              </table:table-cell>
              <table:table-cell office:value-type="float" office:value="2520.33607259621">
                <text:p>2520.33607259621</text:p>
              </table:table-cell>
              <table:table-cell office:value-type="float" office:value="34321.7146069039">
                <text:p>34321.7146069039</text:p>
              </table:table-cell>
            </table:table-row>
            <table:table-row>
              <table:table-cell office:value-type="string">
                <text:p>190</text:p>
              </table:table-cell>
              <table:table-cell office:value-type="float" office:value="422.768153501007">
                <text:p>422.768153501007</text:p>
              </table:table-cell>
              <table:table-cell office:value-type="float" office:value="2539.55126873699">
                <text:p>2539.55126873699</text:p>
              </table:table-cell>
              <table:table-cell office:value-type="float" office:value="34418.8934537371">
                <text:p>34418.8934537371</text:p>
              </table:table-cell>
            </table:table-row>
            <table:table-row>
              <table:table-cell office:value-type="string">
                <text:p>191</text:p>
              </table:table-cell>
              <table:table-cell office:value-type="float" office:value="436.152135834843">
                <text:p>436.152135834843</text:p>
              </table:table-cell>
              <table:table-cell office:value-type="float" office:value="2558.84474996538">
                <text:p>2558.84474996538</text:p>
              </table:table-cell>
              <table:table-cell office:value-type="float" office:value="34514.9819057625">
                <text:p>34514.9819057625</text:p>
              </table:table-cell>
            </table:table-row>
            <table:table-row>
              <table:table-cell office:value-type="string">
                <text:p>192</text:p>
              </table:table-cell>
              <table:table-cell office:value-type="float" office:value="449.683058929225">
                <text:p>449.683058929225</text:p>
              </table:table-cell>
              <table:table-cell office:value-type="float" office:value="2578.21683522451">
                <text:p>2578.21683522451</text:p>
              </table:table-cell>
              <table:table-cell office:value-type="float" office:value="34609.9592025613">
                <text:p>34609.9592025613</text:p>
              </table:table-cell>
            </table:table-row>
            <table:table-row>
              <table:table-cell office:value-type="string">
                <text:p>193</text:p>
              </table:table-cell>
              <table:table-cell office:value-type="float" office:value="473.114076745328">
                <text:p>473.114076745328</text:p>
              </table:table-cell>
              <table:table-cell office:value-type="float" office:value="2661.46880339211">
                <text:p>2661.46880339211</text:p>
              </table:table-cell>
              <table:table-cell office:value-type="float" office:value="35582.6478552766">
                <text:p>35582.6478552766</text:p>
              </table:table-cell>
            </table:table-row>
            <table:table-row>
              <table:table-cell office:value-type="string">
                <text:p>194</text:p>
              </table:table-cell>
              <table:table-cell office:value-type="float" office:value="487.234786305523">
                <text:p>487.234786305523</text:p>
              </table:table-cell>
              <table:table-cell office:value-type="float" office:value="2681.47873863041">
                <text:p>2681.47873863041</text:p>
              </table:table-cell>
              <table:table-cell office:value-type="float" office:value="35678.4066648027">
                <text:p>35678.4066648027</text:p>
              </table:table-cell>
            </table:table-row>
            <table:table-row>
              <table:table-cell office:value-type="string">
                <text:p>195</text:p>
              </table:table-cell>
              <table:table-cell office:value-type="float" office:value="340.426881249931">
                <text:p>340.426881249931</text:p>
              </table:table-cell>
              <table:table-cell office:value-type="float" office:value="2701.57019682179">
                <text:p>2701.57019682179</text:p>
              </table:table-cell>
              <table:table-cell office:value-type="float" office:value="38392.1903111984">
                <text:p>38392.1903111984</text:p>
              </table:table-cell>
            </table:table-row>
            <table:table-row>
              <table:table-cell office:value-type="string">
                <text:p>196</text:p>
              </table:table-cell>
              <table:table-cell office:value-type="float" office:value="353.090837735098">
                <text:p>353.090837735098</text:p>
              </table:table-cell>
              <table:table-cell office:value-type="float" office:value="2721.74351010083">
                <text:p>2721.74351010083</text:p>
              </table:table-cell>
              <table:table-cell office:value-type="float" office:value="38514.2924526667">
                <text:p>38514.2924526667</text:p>
              </table:table-cell>
            </table:table-row>
            <table:table-row>
              <table:table-cell office:value-type="string">
                <text:p>197</text:p>
              </table:table-cell>
              <table:table-cell office:value-type="float" office:value="365.89382992362">
                <text:p>365.89382992362</text:p>
              </table:table-cell>
              <table:table-cell office:value-type="float" office:value="2741.99901195529">
                <text:p>2741.99901195529</text:p>
              </table:table-cell>
              <table:table-cell office:value-type="float" office:value="38635.4702598349">
                <text:p>38635.4702598349</text:p>
              </table:table-cell>
            </table:table-row>
            <table:table-row>
              <table:table-cell office:value-type="string">
                <text:p>198</text:p>
              </table:table-cell>
              <table:table-cell office:value-type="float" office:value="378.837384267898">
                <text:p>378.837384267898</text:p>
              </table:table-cell>
              <table:table-cell office:value-type="float" office:value="2762.33703723161">
                <text:p>2762.33703723161</text:p>
              </table:table-cell>
              <table:table-cell office:value-type="float" office:value="38755.7043571899">
                <text:p>38755.7043571899</text:p>
              </table:table-cell>
            </table:table-row>
            <table:table-row>
              <table:table-cell office:value-type="string">
                <text:p>199</text:p>
              </table:table-cell>
              <table:table-cell office:value-type="float" office:value="391.923043979032">
                <text:p>391.923043979032</text:p>
              </table:table-cell>
              <table:table-cell office:value-type="float" office:value="2782.75792214042">
                <text:p>2782.75792214042</text:p>
              </table:table-cell>
              <table:table-cell office:value-type="float" office:value="38874.9751189041">
                <text:p>38874.9751189041</text:p>
              </table:table-cell>
            </table:table-row>
            <table:table-row>
              <table:table-cell office:value-type="string">
                <text:p>200</text:p>
              </table:table-cell>
              <table:table-cell office:value-type="float" office:value="405.152369210804">
                <text:p>405.152369210804</text:p>
              </table:table-cell>
              <table:table-cell office:value-type="float" office:value="2803.26200426212">
                <text:p>2803.26200426212</text:p>
              </table:table-cell>
              <table:table-cell office:value-type="float" office:value="38993.2626659343">
                <text:p>38993.2626659343</text:p>
              </table:table-cell>
            </table:table-row>
            <table:table-row>
              <table:table-cell office:value-type="string">
                <text:p>201</text:p>
              </table:table-cell>
              <table:table-cell office:value-type="float" office:value="418.526937245697">
                <text:p>418.526937245697</text:p>
              </table:table-cell>
              <table:table-cell office:value-type="float" office:value="2823.84962255245">
                <text:p>2823.84962255245</text:p>
              </table:table-cell>
              <table:table-cell office:value-type="float" office:value="39110.5468630878">
                <text:p>39110.5468630878</text:p>
              </table:table-cell>
            </table:table-row>
            <table:table-row>
              <table:table-cell office:value-type="string">
                <text:p>202</text:p>
              </table:table-cell>
              <table:table-cell office:value-type="float" office:value="432.048342682942">
                <text:p>432.048342682942</text:p>
              </table:table-cell>
              <table:table-cell office:value-type="float" office:value="2844.52111734811">
                <text:p>2844.52111734811</text:p>
              </table:table-cell>
              <table:table-cell office:value-type="float" office:value="39226.8073160556">
                <text:p>39226.8073160556</text:p>
              </table:table-cell>
            </table:table-row>
            <table:table-row>
              <table:table-cell office:value-type="string">
                <text:p>203</text:p>
              </table:table-cell>
              <table:table-cell office:value-type="float" office:value="445.718197628641">
                <text:p>445.718197628641</text:p>
              </table:table-cell>
              <table:table-cell office:value-type="float" office:value="2865.27683037235">
                <text:p>2865.27683037235</text:p>
              </table:table-cell>
              <table:table-cell office:value-type="float" office:value="39342.0233684128">
                <text:p>39342.0233684128</text:p>
              </table:table-cell>
            </table:table-row>
            <table:table-row>
              <table:table-cell office:value-type="string">
                <text:p>204</text:p>
              </table:table-cell>
              <table:table-cell office:value-type="float" office:value="459.53813188797">
                <text:p>459.53813188797</text:p>
              </table:table-cell>
              <table:table-cell office:value-type="float" office:value="2886.11710474068">
                <text:p>2886.11710474068</text:p>
              </table:table-cell>
              <table:table-cell office:value-type="float" office:value="39456.1740985851">
                <text:p>39456.1740985851</text:p>
              </table:table-cell>
            </table:table-row>
            <table:table-row>
              <table:table-cell office:value-type="string">
                <text:p>205</text:p>
              </table:table-cell>
              <table:table-cell office:value-type="float" office:value="483.805971314688">
                <text:p>483.805971314688</text:p>
              </table:table-cell>
              <table:table-cell office:value-type="float" office:value="2980.74191005032">
                <text:p>2980.74191005032</text:p>
              </table:table-cell>
              <table:table-cell office:value-type="float" office:value="40600.1783638414">
                <text:p>40600.1783638414</text:p>
              </table:table-cell>
            </table:table-row>
            <table:table-row>
              <table:table-cell office:value-type="string">
                <text:p>206</text:p>
              </table:table-cell>
              <table:table-cell office:value-type="float" office:value="498.238165968227">
                <text:p>498.238165968227</text:p>
              </table:table-cell>
              <table:table-cell office:value-type="float" office:value="3002.28500061188">
                <text:p>3002.28500061188</text:p>
              </table:table-cell>
              <table:table-cell office:value-type="float" office:value="40715.8015313059">
                <text:p>40715.8015313059</text:p>
              </table:table-cell>
            </table:table-row>
            <table:table-row>
              <table:table-cell office:value-type="string">
                <text:p>207</text:p>
              </table:table-cell>
              <table:table-cell office:value-type="float" office:value="348.077240022333">
                <text:p>348.077240022333</text:p>
              </table:table-cell>
              <table:table-cell office:value-type="float" office:value="3023.91586039108">
                <text:p>3023.91586039108</text:p>
              </table:table-cell>
              <table:table-cell office:value-type="float" office:value="43509.1359671958">
                <text:p>43509.1359671958</text:p>
              </table:table-cell>
            </table:table-row>
            <table:table-row>
              <table:table-cell office:value-type="string">
                <text:p>208</text:p>
              </table:table-cell>
              <table:table-cell office:value-type="float" office:value="361.019289029628">
                <text:p>361.019289029628</text:p>
              </table:table-cell>
              <table:table-cell office:value-type="float" office:value="3045.63484697056">
                <text:p>3045.63484697056</text:p>
              </table:table-cell>
              <table:table-cell office:value-type="float" office:value="43651.8489721196">
                <text:p>43651.8489721196</text:p>
              </table:table-cell>
            </table:table-row>
            <table:table-row>
              <table:table-cell office:value-type="string">
                <text:p>209</text:p>
              </table:table-cell>
              <table:table-cell office:value-type="float" office:value="374.103426876906">
                <text:p>374.103426876906</text:p>
              </table:table-cell>
              <table:table-cell office:value-type="float" office:value="3067.44231938982">
                <text:p>3067.44231938982</text:p>
              </table:table-cell>
              <table:table-cell office:value-type="float" office:value="43793.69039226">
                <text:p>43793.69039226</text:p>
              </table:table-cell>
            </table:table-row>
            <table:table-row>
              <table:table-cell office:value-type="string">
                <text:p>210</text:p>
              </table:table-cell>
              <table:table-cell office:value-type="float" office:value="387.331213536506">
                <text:p>387.331213536506</text:p>
              </table:table-cell>
              <table:table-cell office:value-type="float" office:value="3089.33863815113">
                <text:p>3089.33863815113</text:p>
              </table:table-cell>
              <table:table-cell office:value-type="float" office:value="43934.6407242338">
                <text:p>43934.6407242338</text:p>
              </table:table-cell>
            </table:table-row>
            <table:table-row>
              <table:table-cell office:value-type="string">
                <text:p>211</text:p>
              </table:table-cell>
              <table:table-cell office:value-type="float" office:value="400.704226107469">
                <text:p>400.704226107469</text:p>
              </table:table-cell>
              <table:table-cell office:value-type="float" office:value="3111.32416522548">
                <text:p>3111.32416522548</text:p>
              </table:table-cell>
              <table:table-cell office:value-type="float" office:value="44074.6802100588">
                <text:p>44074.6802100588</text:p>
              </table:table-cell>
            </table:table-row>
            <table:table-row>
              <table:table-cell office:value-type="string">
                <text:p>212</text:p>
              </table:table-cell>
              <table:table-cell office:value-type="float" office:value="414.224059003577">
                <text:p>414.224059003577</text:p>
              </table:table-cell>
              <table:table-cell office:value-type="float" office:value="3133.39926405857">
                <text:p>3133.39926405857</text:p>
              </table:table-cell>
              <table:table-cell office:value-type="float" office:value="44213.7888341942">
                <text:p>44213.7888341942</text:p>
              </table:table-cell>
            </table:table-row>
            <table:table-row>
              <table:table-cell office:value-type="string">
                <text:p>213</text:p>
              </table:table-cell>
              <table:table-cell office:value-type="float" office:value="427.892324143443">
                <text:p>427.892324143443</text:p>
              </table:table-cell>
              <table:table-cell office:value-type="float" office:value="3155.56429957685">
                <text:p>3155.56429957685</text:p>
              </table:table-cell>
              <table:table-cell office:value-type="float" office:value="44351.9463205472">
                <text:p>44351.9463205472</text:p>
              </table:table-cell>
            </table:table-row>
            <table:table-row>
              <table:table-cell office:value-type="string">
                <text:p>214</text:p>
              </table:table-cell>
              <table:table-cell office:value-type="float" office:value="441.710651142694">
                <text:p>441.710651142694</text:p>
              </table:table-cell>
              <table:table-cell office:value-type="float" office:value="3177.8196381935">
                <text:p>3177.8196381935</text:p>
              </table:table-cell>
              <table:table-cell office:value-type="float" office:value="44489.1321294461">
                <text:p>44489.1321294461</text:p>
              </table:table-cell>
            </table:table-row>
            <table:table-row>
              <table:table-cell office:value-type="string">
                <text:p>215</text:p>
              </table:table-cell>
              <table:table-cell office:value-type="float" office:value="455.68068750827">
                <text:p>455.68068750827</text:p>
              </table:table-cell>
              <table:table-cell office:value-type="float" office:value="3200.16564781452">
                <text:p>3200.16564781452</text:p>
              </table:table-cell>
              <table:table-cell office:value-type="float" office:value="44625.3254545796">
                <text:p>44625.3254545796</text:p>
              </table:table-cell>
            </table:table-row>
            <table:table-row>
              <table:table-cell office:value-type="string">
                <text:p>216</text:p>
              </table:table-cell>
              <table:table-cell office:value-type="float" office:value="469.804098834842">
                <text:p>469.804098834842</text:p>
              </table:table-cell>
              <table:table-cell office:value-type="float" office:value="3222.60269784481">
                <text:p>3222.60269784481</text:p>
              </table:table-cell>
              <table:table-cell office:value-type="float" office:value="44760.505219902">
                <text:p>44760.505219902</text:p>
              </table:table-cell>
            </table:table-row>
            <table:table-row>
              <table:table-cell office:value-type="string">
                <text:p>217</text:p>
              </table:table-cell>
              <table:table-cell office:value-type="float" office:value="494.720432865449">
                <text:p>494.720432865449</text:p>
              </table:table-cell>
              <table:table-cell office:value-type="float" office:value="3328.48682295354">
                <text:p>3328.48682295354</text:p>
              </table:table-cell>
              <table:table-cell office:value-type="float" office:value="46077.0415028324">
                <text:p>46077.0415028324</text:p>
              </table:table-cell>
            </table:table-row>
            <table:table-row>
              <table:table-cell office:value-type="string">
                <text:p>218</text:p>
              </table:table-cell>
              <table:table-cell office:value-type="float" office:value="509.472882908926">
                <text:p>509.472882908926</text:p>
              </table:table-cell>
              <table:table-cell office:value-type="float" office:value="3351.68810019608">
                <text:p>3351.68810019608</text:p>
              </table:table-cell>
              <table:table-cell office:value-type="float" office:value="46214.4194330891">
                <text:p>46214.4194330891</text:p>
              </table:table-cell>
            </table:table-row>
            <table:table-row>
              <table:table-cell office:value-type="string">
                <text:p>219</text:p>
              </table:table-cell>
              <table:table-cell office:value-type="float" office:value="355.8997213957">
                <text:p>355.8997213957</text:p>
              </table:table-cell>
              <table:table-cell office:value-type="float" office:value="3374.98390231404">
                <text:p>3374.98390231404</text:p>
              </table:table-cell>
              <table:table-cell office:value-type="float" office:value="49090.3087817322">
                <text:p>49090.3087817322</text:p>
              </table:table-cell>
            </table:table-row>
            <table:table-row>
              <table:table-cell office:value-type="string">
                <text:p>220</text:p>
              </table:table-cell>
              <table:table-cell office:value-type="float" office:value="369.128079400332">
                <text:p>369.128079400332</text:p>
              </table:table-cell>
              <table:table-cell office:value-type="float" office:value="3398.37461441347">
                <text:p>3398.37461441347</text:p>
              </table:table-cell>
              <table:table-cell office:value-type="float" office:value="49255.5486593136">
                <text:p>49255.5486593136</text:p>
              </table:table-cell>
            </table:table-row>
            <table:table-row>
              <table:table-cell office:value-type="string">
                <text:p>221</text:p>
              </table:table-cell>
              <table:table-cell office:value-type="float" office:value="382.501669589041">
                <text:p>382.501669589041</text:p>
              </table:table-cell>
              <table:table-cell office:value-type="float" office:value="3421.86062316937">
                <text:p>3421.86062316937</text:p>
              </table:table-cell>
              <table:table-cell office:value-type="float" office:value="49419.9765852162">
                <text:p>49419.9765852162</text:p>
              </table:table-cell>
            </table:table-row>
            <table:table-row>
              <table:table-cell office:value-type="string">
                <text:p>222</text:p>
              </table:table-cell>
              <table:table-cell office:value-type="float" office:value="396.022086444474">
                <text:p>396.022086444474</text:p>
              </table:table-cell>
              <table:table-cell office:value-type="float" office:value="3445.44231683214">
                <text:p>3445.44231683214</text:p>
              </table:table-cell>
              <table:table-cell office:value-type="float" office:value="49583.5729461034">
                <text:p>49583.5729461034</text:p>
              </table:table-cell>
            </table:table-row>
            <table:table-row>
              <table:table-cell office:value-type="string">
                <text:p>223</text:p>
              </table:table-cell>
              <table:table-cell office:value-type="float" office:value="409.690941954868">
                <text:p>409.690941954868</text:p>
              </table:table-cell>
              <table:table-cell office:value-type="float" office:value="3469.12008523391">
                <text:p>3469.12008523391</text:p>
              </table:table-cell>
              <table:table-cell office:value-type="float" office:value="49746.3178697173">
                <text:p>49746.3178697173</text:p>
              </table:table-cell>
            </table:table-row>
            <table:table-row>
              <table:table-cell office:value-type="string">
                <text:p>224</text:p>
              </table:table-cell>
              <table:table-cell office:value-type="float" office:value="423.509865806239">
                <text:p>423.509865806239</text:p>
              </table:table-cell>
              <table:table-cell office:value-type="float" office:value="3492.89431979508">
                <text:p>3492.89431979508</text:p>
              </table:table-cell>
              <table:table-cell office:value-type="float" office:value="49908.1912218585">
                <text:p>49908.1912218585</text:p>
              </table:table-cell>
            </table:table-row>
            <table:table-row>
              <table:table-cell office:value-type="string">
                <text:p>225</text:p>
              </table:table-cell>
              <table:table-cell office:value-type="float" office:value="437.480505576684">
                <text:p>437.480505576684</text:p>
              </table:table-cell>
              <table:table-cell office:value-type="float" office:value="3516.7654135307">
                <text:p>3516.7654135307</text:p>
              </table:table-cell>
              <table:table-cell office:value-type="float" office:value="50069.1726033324">
                <text:p>50069.1726033324</text:p>
              </table:table-cell>
            </table:table-row>
            <table:table-row>
              <table:table-cell office:value-type="string">
                <text:p>226</text:p>
              </table:table-cell>
              <table:table-cell office:value-type="float" office:value="451.604526932819">
                <text:p>451.604526932819</text:p>
              </table:table-cell>
              <table:table-cell office:value-type="float" office:value="3540.73376105706">
                <text:p>3540.73376105706</text:p>
              </table:table-cell>
              <table:table-cell office:value-type="float" office:value="50229.2413468602">
                <text:p>50229.2413468602</text:p>
              </table:table-cell>
            </table:table-row>
            <table:table-row>
              <table:table-cell office:value-type="string">
                <text:p>227</text:p>
              </table:table-cell>
              <table:table-cell office:value-type="float" office:value="465.883613828363">
                <text:p>465.883613828363</text:p>
              </table:table-cell>
              <table:table-cell office:value-type="float" office:value="3564.79975859813">
                <text:p>3564.79975859813</text:p>
              </table:table-cell>
              <table:table-cell office:value-type="float" office:value="50388.3765139564">
                <text:p>50388.3765139564</text:p>
              </table:table-cell>
            </table:table-row>
            <table:table-row>
              <table:table-cell office:value-type="string">
                <text:p>228</text:p>
              </table:table-cell>
              <table:table-cell office:value-type="float" office:value="480.319468704917">
                <text:p>480.319468704917</text:p>
              </table:table-cell>
              <table:table-cell office:value-type="float" office:value="3588.96380399216">
                <text:p>3588.96380399216</text:p>
              </table:table-cell>
              <table:table-cell office:value-type="float" office:value="50546.5568917706">
                <text:p>50546.5568917706</text:p>
              </table:table-cell>
            </table:table-row>
            <table:table-row>
              <table:table-cell office:value-type="string">
                <text:p>229</text:p>
              </table:table-cell>
              <table:table-cell office:value-type="float" office:value="505.906345637176">
                <text:p>505.906345637176</text:p>
              </table:table-cell>
              <table:table-cell office:value-type="float" office:value="3707.43311337992">
                <text:p>3707.43311337992</text:p>
              </table:table-cell>
              <table:table-cell office:value-type="float" office:value="52056.8252434971">
                <text:p>52056.8252434971</text:p>
              </table:table-cell>
            </table:table-row>
            <table:table-row>
              <table:table-cell office:value-type="string">
                <text:p>230</text:p>
              </table:table-cell>
              <table:table-cell office:value-type="float" office:value="520.988632660037">
                <text:p>520.988632660037</text:p>
              </table:table-cell>
              <table:table-cell office:value-type="float" office:value="3732.42962211792">
                <text:p>3732.42962211792</text:p>
              </table:table-cell>
              <table:table-cell office:value-type="float" office:value="52218.0304885851">
                <text:p>52218.0304885851</text:p>
              </table:table-cell>
            </table:table-row>
            <table:table-row>
              <table:table-cell office:value-type="string">
                <text:p>231</text:p>
              </table:table-cell>
              <table:table-cell office:value-type="float" office:value="363.925853765477">
                <text:p>363.925853765477</text:p>
              </table:table-cell>
              <table:table-cell office:value-type="float" office:value="3757.52796972667">
                <text:p>3757.52796972667</text:p>
              </table:table-cell>
              <table:table-cell office:value-type="float" office:value="55179.970405529">
                <text:p>55179.970405529</text:p>
              </table:table-cell>
            </table:table-row>
            <table:table-row>
              <table:table-cell office:value-type="string">
                <text:p>232</text:p>
              </table:table-cell>
              <table:table-cell office:value-type="float" office:value="377.449357988266">
                <text:p>377.449357988266</text:p>
              </table:table-cell>
              <table:table-cell office:value-type="float" office:value="3782.72857111034">
                <text:p>3782.72857111034</text:p>
              </table:table-cell>
              <table:table-cell office:value-type="float" office:value="55369.840005365">
                <text:p>55369.840005365</text:p>
              </table:table-cell>
            </table:table-row>
            <table:table-row>
              <table:table-cell office:value-type="string">
                <text:p>233</text:p>
              </table:table-cell>
              <table:table-cell office:value-type="float" office:value="391.121334761765">
                <text:p>391.121334761765</text:p>
              </table:table-cell>
              <table:table-cell office:value-type="float" office:value="3808.03184286348">
                <text:p>3808.03184286348</text:p>
              </table:table-cell>
              <table:table-cell office:value-type="float" office:value="55558.9648617339">
                <text:p>55558.9648617339</text:p>
              </table:table-cell>
            </table:table-row>
            <table:table-row>
              <table:table-cell office:value-type="string">
                <text:p>234</text:p>
              </table:table-cell>
              <table:table-cell office:value-type="float" office:value="404.943414144127">
                <text:p>404.943414144127</text:p>
              </table:table-cell>
              <table:table-cell office:value-type="float" office:value="3833.43820327787">
                <text:p>3833.43820327787</text:p>
              </table:table-cell>
              <table:table-cell office:value-type="float" office:value="55747.3252713146">
                <text:p>55747.3252713146</text:p>
              </table:table-cell>
            </table:table-row>
            <table:table-row>
              <table:table-cell office:value-type="string">
                <text:p>235</text:p>
              </table:table-cell>
              <table:table-cell office:value-type="float" office:value="418.917244089671">
                <text:p>418.917244089671</text:p>
              </table:table-cell>
              <table:table-cell office:value-type="float" office:value="3858.94807234947">
                <text:p>3858.94807234947</text:p>
              </table:table-cell>
              <table:table-cell office:value-type="float" office:value="55934.9012675044">
                <text:p>55934.9012675044</text:p>
              </table:table-cell>
            </table:table-row>
            <table:table-row>
              <table:table-cell office:value-type="string">
                <text:p>236</text:p>
              </table:table-cell>
              <table:table-cell office:value-type="float" office:value="433.044490645364">
                <text:p>433.044490645364</text:p>
              </table:table-cell>
              <table:table-cell office:value-type="float" office:value="3884.56187178539">
                <text:p>3884.56187178539</text:p>
              </table:table-cell>
              <table:table-cell office:value-type="float" office:value="56121.6726173368">
                <text:p>56121.6726173368</text:p>
              </table:table-cell>
            </table:table-row>
            <table:table-row>
              <table:table-cell office:value-type="string">
                <text:p>237</text:p>
              </table:table-cell>
              <table:table-cell office:value-type="float" office:value="447.326838149455">
                <text:p>447.326838149455</text:p>
              </table:table-cell>
              <table:table-cell office:value-type="float" office:value="3910.28002501077">
                <text:p>3910.28002501077</text:p>
              </table:table-cell>
              <table:table-cell office:value-type="float" office:value="56307.6188183649">
                <text:p>56307.6188183649</text:p>
              </table:table-cell>
            </table:table-row>
            <table:table-row>
              <table:table-cell office:value-type="string">
                <text:p>238</text:p>
              </table:table-cell>
              <table:table-cell office:value-type="float" office:value="461.765989432295">
                <text:p>461.765989432295</text:p>
              </table:table-cell>
              <table:table-cell office:value-type="float" office:value="3936.10295717588">
                <text:p>3936.10295717588</text:p>
              </table:table-cell>
              <table:table-cell office:value-type="float" office:value="56492.7190955106">
                <text:p>56492.7190955106</text:p>
              </table:table-cell>
            </table:table-row>
            <table:table-row>
              <table:table-cell office:value-type="string">
                <text:p>239</text:p>
              </table:table-cell>
              <table:table-cell office:value-type="float" office:value="476.363666019356">
                <text:p>476.363666019356</text:p>
              </table:table-cell>
              <table:table-cell office:value-type="float" office:value="3962.03109516308">
                <text:p>3962.03109516308</text:p>
              </table:table-cell>
              <table:table-cell office:value-type="float" office:value="56676.952397877">
                <text:p>56676.952397877</text:p>
              </table:table-cell>
            </table:table-row>
            <table:table-row>
              <table:table-cell office:value-type="string">
                <text:p>240</text:p>
              </table:table-cell>
              <table:table-cell office:value-type="float" office:value="491.121608336482">
                <text:p>491.121608336482</text:p>
              </table:table-cell>
              <table:table-cell office:value-type="float" office:value="3988.06486759393">
                <text:p>3988.06486759393</text:p>
              </table:table-cell>
              <table:table-cell office:value-type="float" office:value="56860.2973955261">
                <text:p>56860.2973955261</text:p>
              </table:table-cell>
            </table:table-row>
            <table:table-row>
              <table:table-cell office:value-type="string">
                <text:p>241</text:p>
              </table:table-cell>
              <table:table-cell office:value-type="float" office:value="517.67021011741">
                <text:p>517.67021011741</text:p>
              </table:table-cell>
              <table:table-cell office:value-type="float" office:value="4122.63566760791">
                <text:p>4122.63566760791</text:p>
              </table:table-cell>
              <table:table-cell office:value-type="float" office:value="58616.7383387956">
                <text:p>58616.73833879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Neat_Office/6.2.8.2$Windows_x86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